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1E87538340A7591D.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1" svg:font-family="Arial1"/>
    <style:font-face style:name="Times New Roman1" svg:font-family="'Times New Roman'" style:font-family-generic="roman"/>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8mm"/>
    </style:style>
    <style:style style:name="co2" style:family="table-column">
      <style:table-column-properties fo:break-before="auto" style:column-width="12.31mm"/>
    </style:style>
    <style:style style:name="co3" style:family="table-column">
      <style:table-column-properties fo:break-before="auto" style:column-width="33.85mm"/>
    </style:style>
    <style:style style:name="co4" style:family="table-column">
      <style:table-column-properties fo:break-before="auto" style:column-width="26.85mm"/>
    </style:style>
    <style:style style:name="co5" style:family="table-column">
      <style:table-column-properties fo:break-before="auto" style:column-width="12.86mm"/>
    </style:style>
    <style:style style:name="co6" style:family="table-column">
      <style:table-column-properties fo:break-before="auto" style:column-width="9.23mm"/>
    </style:style>
    <style:style style:name="co7" style:family="table-column">
      <style:table-column-properties fo:break-before="auto" style:column-width="17.06mm"/>
    </style:style>
    <style:style style:name="co8" style:family="table-column">
      <style:table-column-properties fo:break-before="auto" style:column-width="19.01mm"/>
    </style:style>
    <style:style style:name="co9" style:family="table-column">
      <style:table-column-properties fo:break-before="auto" style:column-width="17.74mm"/>
    </style:style>
    <style:style style:name="co10" style:family="table-column">
      <style:table-column-properties fo:break-before="auto" style:column-width="7.55mm"/>
    </style:style>
    <style:style style:name="co11" style:family="table-column">
      <style:table-column-properties fo:break-before="auto" style:column-width="40.55mm"/>
    </style:style>
    <style:style style:name="co12" style:family="table-column">
      <style:table-column-properties fo:break-before="auto" style:column-width="19.3mm"/>
    </style:style>
    <style:style style:name="co13" style:family="table-column">
      <style:table-column-properties fo:break-before="auto" style:column-width="7.27mm"/>
    </style:style>
    <style:style style:name="co14" style:family="table-column">
      <style:table-column-properties fo:break-before="auto" style:column-width="30.76mm"/>
    </style:style>
    <style:style style:name="co15" style:family="table-column">
      <style:table-column-properties fo:break-before="auto" style:column-width="24.89mm"/>
    </style:style>
    <style:style style:name="co16" style:family="table-column">
      <style:table-column-properties fo:break-before="auto" style:column-width="20.69mm"/>
    </style:style>
    <style:style style:name="co17" style:family="table-column">
      <style:table-column-properties fo:break-before="auto" style:column-width="18.73mm"/>
    </style:style>
    <style:style style:name="co18" style:family="table-column">
      <style:table-column-properties fo:break-before="auto" style:column-width="30.2mm"/>
    </style:style>
    <style:style style:name="co19" style:family="table-column">
      <style:table-column-properties fo:break-before="auto" style:column-width="14.53mm"/>
    </style:style>
    <style:style style:name="co20" style:family="table-column">
      <style:table-column-properties fo:break-before="auto" style:column-width="81.1mm"/>
    </style:style>
    <style:style style:name="co21" style:family="table-column">
      <style:table-column-properties fo:break-before="auto" style:column-width="22.1mm"/>
    </style:style>
    <style:style style:name="co22" style:family="table-column">
      <style:table-column-properties fo:break-before="auto" style:column-width="34.68mm"/>
    </style:style>
    <style:style style:name="co23" style:family="table-column">
      <style:table-column-properties fo:break-before="auto" style:column-width="24.32mm"/>
    </style:style>
    <style:style style:name="co24" style:family="table-column">
      <style:table-column-properties fo:break-before="auto" style:column-width="4.99mm"/>
    </style:style>
    <style:style style:name="co25" style:family="table-column">
      <style:table-column-properties fo:break-before="auto" style:column-width="22.58mm"/>
    </style:style>
    <style:style style:name="co26" style:family="table-column">
      <style:table-column-properties fo:break-before="auto" style:column-width="20.41mm"/>
    </style:style>
    <style:style style:name="ro1" style:family="table-row">
      <style:table-row-properties style:row-height="9.26mm" fo:break-before="auto" style:use-optimal-row-height="true"/>
    </style:style>
    <style:style style:name="ro2" style:family="table-row">
      <style:table-row-properties style:row-height="5.82mm" fo:break-before="auto" style:use-optimal-row-height="false"/>
    </style:style>
    <style:style style:name="ro3" style:family="table-row">
      <style:table-row-properties style:row-height="3.97mm" fo:break-before="auto" style:use-optimal-row-height="false"/>
    </style:style>
    <style:style style:name="ro4" style:family="table-row">
      <style:table-row-properties style:row-height="12.7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7.41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5.56mm" fo:break-before="auto" style:use-optimal-row-height="false"/>
    </style:style>
    <style:style style:name="ro9" style:family="table-row">
      <style:table-row-properties style:row-height="4.5mm" fo:break-before="auto" style:use-optimal-row-height="true"/>
    </style:style>
    <style:style style:name="ro10" style:family="table-row">
      <style:table-row-properties style:row-height="5.56mm" fo:break-before="page" style:use-optimal-row-height="false"/>
    </style:style>
    <style:style style:name="ro11" style:family="table-row">
      <style:table-row-properties style:row-height="9.53mm" fo:break-before="auto" style:use-optimal-row-height="false"/>
    </style:style>
    <style:style style:name="ro12" style:family="table-row">
      <style:table-row-properties style:row-height="6.35mm" fo:break-before="auto" style:use-optimal-row-height="false"/>
    </style:style>
    <style:style style:name="ro13" style:family="table-row">
      <style:table-row-properties style:row-height="8.47mm" fo:break-before="auto" style:use-optimal-row-height="false"/>
    </style:style>
    <style:style style:name="ro14" style:family="table-row">
      <style:table-row-properties style:row-height="14.82mm" fo:break-before="auto" style:use-optimal-row-height="false"/>
    </style:style>
    <style:style style:name="ro15" style:family="table-row">
      <style:table-row-properties style:row-height="85.2mm" fo:break-before="auto" style:use-optimal-row-height="false"/>
    </style:style>
    <style:style style:name="ro16" style:family="table-row">
      <style:table-row-properties style:row-height="72.23mm" fo:break-before="auto" style:use-optimal-row-height="false"/>
    </style:style>
    <style:style style:name="ro17" style:family="table-row">
      <style:table-row-properties style:row-height="4.52mm" fo:break-before="auto" style:use-optimal-row-height="true"/>
    </style:style>
    <style:style style:name="ro18" style:family="table-row">
      <style:table-row-properties style:row-height="11.64mm" fo:break-before="auto" style:use-optimal-row-height="false"/>
    </style:style>
    <style:style style:name="ro19" style:family="table-row">
      <style:table-row-properties style:row-height="7.67mm" fo:break-before="auto" style:use-optimal-row-height="false"/>
    </style:style>
    <style:style style:name="ro20" style:family="table-row">
      <style:table-row-properties style:row-height="12.44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11.91mm" fo:break-before="auto" style:use-optimal-row-height="false"/>
    </style:style>
    <style:style style:name="ro23" style:family="table-row">
      <style:table-row-properties style:row-height="12.17mm" fo:break-before="auto" style:use-optimal-row-height="false"/>
    </style:style>
    <style:style style:name="ro24" style:family="table-row">
      <style:table-row-properties style:row-height="16.21mm" fo:break-before="auto" style:use-optimal-row-height="true"/>
    </style:style>
    <style:style style:name="ro25" style:family="table-row">
      <style:table-row-properties style:row-height="19.31mm" fo:break-before="auto" style:use-optimal-row-height="false"/>
    </style:style>
    <style:style style:name="ro26" style:family="table-row">
      <style:table-row-properties style:row-height="12.33mm" fo:break-before="auto" style:use-optimal-row-height="true"/>
    </style:style>
    <style:style style:name="ro27" style:family="table-row">
      <style:table-row-properties style:row-height="12.33mm" fo:break-before="page" style:use-optimal-row-height="true"/>
    </style:style>
    <style:style style:name="ro28" style:family="table-row">
      <style:table-row-properties style:row-height="16.14mm" fo:break-before="auto" style:use-optimal-row-height="false"/>
    </style:style>
    <style:style style:name="ro29" style:family="table-row">
      <style:table-row-properties style:row-height="16.4mm" fo:break-before="auto" style:use-optimal-row-height="false"/>
    </style:style>
    <style:style style:name="ro30" style:family="table-row">
      <style:table-row-properties style:row-height="8.8mm" fo:break-before="auto" style:use-optimal-row-height="true"/>
    </style:style>
    <style:style style:name="ro31" style:family="table-row">
      <style:table-row-properties style:row-height="23.55mm" fo:break-before="auto" style:use-optimal-row-height="false"/>
    </style:style>
    <style:style style:name="ro32" style:family="table-row">
      <style:table-row-properties style:row-height="5.57mm" fo:break-before="auto" style:use-optimal-row-height="true"/>
    </style:style>
    <style:style style:name="ro33" style:family="table-row">
      <style:table-row-properties style:row-height="4.99mm" fo:break-before="auto" style:use-optimal-row-height="false"/>
    </style:style>
    <style:style style:name="ro34" style:family="table-row">
      <style:table-row-properties style:row-height="4.52mm" fo:break-before="auto" style:use-optimal-row-height="false"/>
    </style:style>
    <style:style style:name="ro35" style:family="table-row">
      <style:table-row-properties style:row-height="6.3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padding="0.71mm"/>
    </style:style>
    <style:style style:name="ce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3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diagonal-bl-tr="none" style:diagonal-tl-br="none" fo:border="none" fo:padding="0.71mm" style:rotation-align="none"/>
    </style:style>
    <style:style style:name="ce60"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2"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table-cell-properties fo:border-bottom="none" style:diagonal-bl-tr="none" style:diagonal-tl-br="none" fo:border-left="0.74pt solid #313739" fo:padding="0.71mm" fo:border-right="none" style:rotation-align="none" fo:border-top="none"/>
    </style:style>
    <style:style style:name="ce6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data-style-name="N37">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3"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9"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9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9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9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99"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1"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0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0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1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11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11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20"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12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2"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3"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4"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6"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1"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2"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3"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4"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5"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8"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39"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3"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8"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49"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2"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6"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58"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9"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1"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2" style:family="table-cell" style:parent-style-name="Default">
      <style:table-cell-properties fo:padding="0.71mm"/>
      <style:text-properties style:font-name="Arial1"/>
    </style:style>
    <style:style style:name="ce16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1"/>
    </style:style>
    <style:style style:name="ce167"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1"/>
    </style:style>
    <style:style style:name="ce168"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9"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1"/>
    </style:style>
    <style:style style:name="ce170"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4"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1"/>
    </style:style>
    <style:style style:name="ce175"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1"/>
    </style:style>
    <style:style style:name="ce17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8" style:family="table-cell" style:parent-style-name="Default">
      <style:table-cell-properties fo:padding="0.71m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1"/>
    </style:style>
    <style:style style:name="ce18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text-properties style:font-name="Arial1"/>
    </style:style>
    <style:style style:name="ce182"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9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5"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6"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0"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3"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4"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1"/>
    </style:style>
    <style:style style:name="ce21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8"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4"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5"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8" style:family="table-cell" style:parent-style-name="Default" style:data-style-name="N0">
      <style:table-cell-properties style:text-align-source="fix" style:repeat-content="false" style:vertical-align="middle"/>
      <style:paragraph-properties fo:text-align="center" fo:margin-left="0mm"/>
      <style:text-properties style:font-name="Arial1" fo:font-size="8pt" style:font-size-asian="8pt" style:font-size-complex="8pt"/>
    </style:style>
    <style:style style:name="ce229" style:family="table-cell" style:parent-style-name="Default">
      <style:table-cell-properties style:text-align-source="fix" style:repeat-content="false" style:vertical-align="middle"/>
      <style:paragraph-properties fo:text-align="center" fo:margin-left="0mm"/>
      <style:text-properties style:font-name="Arial1" fo:font-size="12pt" style:font-size-asian="12pt" style:font-size-complex="12pt"/>
    </style:style>
    <style:style style:name="ce230"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1" fo:font-size="10pt" style:font-size-asian="10pt" style:font-size-complex="10pt"/>
    </style:style>
    <style:style style:name="ce231" style:family="table-cell" style:parent-style-name="Default">
      <style:table-cell-properties fo:border-bottom="none" fo:border-left="2.01pt double-thin #000000" style:border-line-width-left="0.18mm 0.35mm 0.18mm" fo:border-right="none" fo:border-top="none" style:vertical-align="middle"/>
      <style:text-properties style:font-name="Arial1" fo:font-size="10pt" style:font-size-asian="10pt" style:font-size-complex="10pt"/>
    </style:style>
    <style:style style:name="ce232"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1" fo:font-size="10pt" style:font-size-asian="10pt" style:font-size-complex="10pt"/>
    </style:style>
    <style:style style:name="ce233" style:family="table-cell" style:parent-style-name="Default">
      <style:table-cell-properties style:vertical-align="middle"/>
      <style:text-properties style:font-name="Arial1" fo:font-size="12pt" style:font-size-asian="12pt" style:font-size-complex="12pt"/>
    </style:style>
    <style:style style:name="ce234"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1" fo:font-size="12pt" style:font-size-asian="12pt" style:font-size-complex="12pt"/>
    </style:style>
    <style:style style:name="ce235" style:family="table-cell" style:parent-style-name="Default">
      <style:table-cell-properties fo:border-bottom="none" fo:border-left="2.01pt double-thin #000000" style:border-line-width-left="0.18mm 0.35mm 0.18mm" fo:border-right="none" fo:border-top="none" style:vertical-align="middle"/>
      <style:text-properties style:font-name="Arial1" fo:font-size="12pt" style:font-size-asian="12pt" style:font-size-complex="12pt"/>
    </style:style>
    <style:style style:name="ce236"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1" fo:font-size="12pt" style:font-size-asian="12pt" style:font-size-complex="12pt"/>
    </style:style>
    <style:style style:name="ce237" style:family="table-cell" style:parent-style-name="Default">
      <style:table-cell-properties fo:border-bottom="2.01pt solid #000000" fo:border-left="2.01pt double-thin #000000" style:border-line-width-left="0.18mm 0.35mm 0.18mm" fo:border-right="none" fo:border-top="none" style:vertical-align="middle"/>
      <style:text-properties style:font-name="Arial1" fo:font-size="12pt" style:font-size-asian="12pt" style:font-size-complex="12pt"/>
    </style:style>
    <style:style style:name="ce238" style:family="table-cell" style:parent-style-name="Default">
      <style:table-cell-properties fo:border-bottom="none" fo:border-left="2.01pt double-thin #000000" style:border-line-width-left="0.18mm 0.35mm 0.18mm" fo:border-right="none" fo:border-top="none"/>
      <style:text-properties style:font-name="Arial1"/>
    </style:style>
    <style:style style:name="ce239" style:family="table-cell" style:parent-style-name="Default">
      <style:table-cell-properties fo:border-bottom="2.01pt double-thin #000000" style:border-line-width-bottom="0.18mm 0.35mm 0.18mm" fo:border-left="2.01pt double-thin #000000" style:border-line-width-left="0.18mm 0.35mm 0.18mm" fo:border-right="none" fo:border-top="none"/>
      <style:text-properties style:font-name="Arial1"/>
    </style:style>
    <style:style style:name="ce240" style:family="table-cell" style:parent-style-name="Default">
      <style:text-properties style:font-name="Arial1"/>
    </style:style>
    <style:style style:name="ce241" style:family="table-cell" style:parent-style-name="Default">
      <style:table-cell-properties fo:border-bottom="2.01pt solid #000000" fo:border-left="2.01pt double-thin #000000" style:border-line-width-left="0.18mm 0.35mm 0.18mm" fo:border-right="none" fo:border-top="none"/>
      <style:text-properties style:font-name="Arial1"/>
    </style:style>
    <style:style style:name="ce242" style:family="table-cell" style:parent-style-name="Default">
      <style:table-cell-properties fo:border-bottom="none" fo:border-left="2.01pt double-thin #000000" style:border-line-width-left="0.18mm 0.35mm 0.18mm" fo:border-right="none" fo:border-top="0.99pt solid #000000" style:vertical-align="middle"/>
      <style:text-properties style:font-name="Arial1" fo:font-size="12pt" style:font-size-asian="12pt" style:font-size-complex="12pt"/>
    </style:style>
    <style:style style:name="ce243" style:family="table-cell" style:parent-style-name="Default">
      <style:table-cell-properties fo:border-bottom="none" fo:border-left="none" fo:border-right="none" fo:border-top="2.01pt double-thin #000000" style:border-line-width-top="0.18mm 0.35mm 0.18mm" style:vertical-align="middle"/>
      <style:text-properties style:font-name="Arial1" fo:font-size="10pt" style:font-size-asian="10pt" style:font-size-complex="10pt"/>
    </style:style>
    <style:style style:name="ce244" style:family="table-cell" style:parent-style-name="Default">
      <style:table-cell-properties style:vertical-align="middle"/>
      <style:text-properties style:font-name="Arial1" fo:font-size="10pt" style:font-size-asian="10pt" style:font-size-complex="10pt"/>
    </style:style>
    <style:style style:name="ce245" style:family="table-cell" style:parent-style-name="Default">
      <style:table-cell-properties fo:border-bottom="2.01pt double-thin #000000" style:border-line-width-bottom="0.18mm 0.35mm 0.18mm" fo:border-left="none" fo:border-right="none" fo:border-top="none" style:vertical-align="middle"/>
      <style:text-properties style:font-name="Arial1" fo:font-size="10pt" style:font-size-asian="10pt" style:font-size-complex="10pt"/>
    </style:style>
    <style:style style:name="ce246" style:family="table-cell" style:parent-style-name="Default">
      <style:table-cell-properties fo:border-bottom="none" fo:border-left="none" fo:border-right="none" fo:border-top="2.01pt double-thin #000000" style:border-line-width-top="0.18mm 0.35mm 0.18mm" style:vertical-align="middle"/>
      <style:text-properties style:font-name="Arial1" fo:font-size="12pt" style:font-size-asian="12pt" style:font-size-complex="12pt"/>
    </style:style>
    <style:style style:name="ce247" style:family="table-cell" style:parent-style-name="Default">
      <style:table-cell-properties fo:border="none" style:vertical-align="middle"/>
      <style:text-properties style:font-name="Arial1" fo:font-size="12pt" style:font-size-asian="12pt" style:font-size-complex="12pt"/>
    </style:style>
    <style:style style:name="ce248" style:family="table-cell" style:parent-style-name="Default">
      <style:table-cell-properties fo:border-bottom="2.01pt double-thin #000000" style:border-line-width-bottom="0.18mm 0.35mm 0.18mm" fo:border-left="none" fo:border-right="none" fo:border-top="none" style:vertical-align="middle"/>
      <style:text-properties style:font-name="Arial1" fo:font-size="12pt" style:font-size-asian="12pt" style:font-size-complex="12pt"/>
    </style:style>
    <style:style style:name="ce249"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0"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1"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2"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3"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54" style:family="table-cell" style:parent-style-name="Default">
      <style:table-cell-properties fo:border="none" style:vertical-align="middle"/>
      <style:text-properties style:font-name="Arial1" fo:font-size="10pt" fo:font-weight="bold" style:font-size-asian="10pt" style:font-weight-asian="bold" style:font-size-complex="10pt" style:font-weight-complex="bold"/>
    </style:style>
    <style:style style:name="ce255" style:family="table-cell" style:parent-style-name="Default">
      <style:table-cell-properties style:text-align-source="fix" style:repeat-content="false" fo:border="none" style:vertical-align="middle"/>
      <style:paragraph-properties fo:text-align="start" fo:margin-left="0mm"/>
      <style:text-properties style:font-name="Arial1" fo:font-size="12pt" style:font-size-asian="12pt" style:font-size-complex="12pt"/>
    </style:style>
    <style:style style:name="ce256" style:family="table-cell" style:parent-style-name="Default">
      <style:table-cell-properties style:text-align-source="fix" style:repeat-content="false" style:vertical-align="middle"/>
      <style:paragraph-properties fo:text-align="end" fo:margin-left="0mm"/>
      <style:text-properties style:font-name="Arial1" fo:font-size="10pt" style:font-size-asian="10pt" style:font-size-complex="10pt"/>
    </style:style>
    <style:style style:name="ce257" style:family="table-cell" style:parent-style-name="Default">
      <style:table-cell-properties fo:border-bottom="none" fo:border-left="none" fo:border-right="none" fo:border-top="2.01pt double-thin #000000" style:border-line-width-top="0.18mm 0.35mm 0.18mm" style:vertical-align="middle"/>
      <style:text-properties style:font-name="Arial1" fo:font-size="10pt" fo:font-weight="bold" style:font-size-asian="10pt" style:font-weight-asian="bold" style:font-size-complex="10pt" style:font-weight-complex="bold"/>
    </style:style>
    <style:style style:name="ce258" style:family="table-cell" style:parent-style-name="Default">
      <style:table-cell-properties style:vertical-align="middle"/>
      <style:text-properties style:font-name="Arial1"/>
    </style:style>
    <style:style style:name="ce259"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style:font-name="Arial1" fo:font-size="10pt" style:font-size-asian="10pt" style:font-size-complex="10pt"/>
    </style:style>
    <style:style style:name="ce260"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style:font-name="Arial1" fo:font-size="10pt" style:font-size-asian="10pt" style:font-size-complex="10pt"/>
    </style:style>
    <style:style style:name="ce261" style:family="table-cell" style:parent-style-name="Default">
      <style:table-cell-properties fo:border-bottom="0.99pt dotted #000000" fo:border-left="none" fo:border-right="none" fo:border-top="0.99pt dotted #000000"/>
      <style:text-properties fo:color="#313739" style:font-name="Arial1"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62"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style:font-name="Arial1" fo:font-size="10pt" style:font-size-asian="10pt" style:font-size-complex="10pt"/>
    </style:style>
    <style:style style:name="ce263" style:family="table-cell" style:parent-style-name="Default">
      <style:table-cell-properties fo:border-bottom="none" fo:border-left="none" fo:border-right="none" fo:border-top="2.01pt double-thin #000000" style:border-line-width-top="0.18mm 0.35mm 0.18mm" style:vertical-align="middle"/>
      <style:text-properties style:font-name="Arial1" fo:font-size="12pt" fo:font-weight="bold" style:font-size-asian="12pt" style:font-weight-asian="bold" style:font-size-complex="12pt" style:font-weight-complex="bold"/>
    </style:style>
    <style:style style:name="ce264" style:family="table-cell" style:parent-style-name="Default">
      <style:table-cell-properties fo:border="none" style:vertical-align="middle"/>
      <style:text-properties style:font-name="Arial1" fo:font-size="12pt" fo:font-weight="bold" style:font-size-asian="12pt" style:font-weight-asian="bold" style:font-size-complex="12pt" style:font-weight-complex="bold"/>
    </style:style>
    <style:style style:name="ce265" style:family="table-cell" style:parent-style-name="Default">
      <style:table-cell-properties fo:border-bottom="2.01pt solid #000000" fo:border-left="none" fo:border-right="none" fo:border-top="none" style:vertical-align="middle"/>
      <style:text-properties style:font-name="Arial1" fo:font-size="12pt" style:font-size-asian="12pt" style:font-size-complex="12pt"/>
    </style:style>
    <style:style style:name="ce266" style:family="table-cell" style:parent-style-name="Default">
      <style:table-cell-properties style:text-align-source="fix" style:repeat-content="false" fo:border="none" style:vertical-align="middle"/>
      <style:paragraph-properties fo:text-align="center" fo:margin-left="0mm"/>
      <style:text-properties style:font-name="Arial1" fo:font-size="12pt" style:font-size-asian="12pt" style:font-size-complex="12pt"/>
    </style:style>
    <style:style style:name="ce26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1" fo:font-size="12pt" style:font-size-asian="12pt" style:font-size-complex="12pt"/>
    </style:style>
    <style:style style:name="ce268" style:family="table-cell" style:parent-style-name="Default">
      <style:table-cell-properties style:text-align-source="fix" style:repeat-content="false" style:vertical-align="middle"/>
      <style:paragraph-properties fo:text-align="end" fo:margin-left="0mm"/>
      <style:text-properties style:font-name="Arial1" fo:font-size="12pt" style:font-size-asian="12pt" style:font-size-complex="12pt"/>
    </style:style>
    <style:style style:name="ce269" style:family="table-cell" style:parent-style-name="Default">
      <style:table-cell-properties style:text-align-source="fix" style:repeat-content="false" style:vertical-align="middle"/>
      <style:paragraph-properties fo:text-align="end" fo:margin-left="0mm"/>
      <style:text-properties style:font-name="Arial1" fo:font-size="12pt" fo:font-weight="normal" style:font-size-asian="12pt" style:font-weight-asian="normal" style:font-size-complex="12pt" style:font-weight-complex="normal"/>
    </style:style>
    <style:style style:name="ce270" style:family="table-cell" style:parent-style-name="Default">
      <style:table-cell-properties style:text-align-source="fix" style:repeat-content="false" style:vertical-align="middle"/>
      <style:paragraph-properties fo:text-align="end" fo:margin-left="0mm"/>
      <style:text-properties style:font-name="Arial1" fo:font-size="10pt" fo:font-weight="bold" style:font-size-asian="10pt" style:font-weight-asian="bold" style:font-size-complex="10pt" style:font-weight-complex="bold"/>
    </style:style>
    <style:style style:name="ce271" style:family="table-cell" style:parent-style-name="Default">
      <style:table-cell-properties fo:border-bottom="2.01pt double-thin #000000" style:border-line-width-bottom="0.18mm 0.35mm 0.18mm" fo:border-left="none" fo:border-right="none" fo:border-top="none"/>
      <style:text-properties style:font-name="Arial1"/>
    </style:style>
    <style:style style:name="ce272" style:family="table-cell" style:parent-style-name="Default">
      <style:table-cell-properties style:vertical-align="middle"/>
      <style:text-properties style:font-name="Arial1" fo:font-size="12pt" fo:font-weight="bold" style:font-size-asian="12pt" style:font-weight-asian="bold" style:font-size-complex="12pt" style:font-weight-complex="bold"/>
    </style:style>
    <style:style style:name="ce273" style:family="table-cell" style:parent-style-name="Default">
      <style:table-cell-properties fo:border-bottom="2.01pt solid #000000" fo:border-left="none" fo:border-right="none" fo:border-top="none"/>
      <style:text-properties style:font-name="Arial1"/>
    </style:style>
    <style:style style:name="ce274" style:family="table-cell" style:parent-style-name="Default">
      <style:text-properties style:font-name="Arial1" fo:font-size="12pt" fo:font-weight="bold" style:font-size-asian="12pt" style:font-weight-asian="bold" style:font-size-complex="12pt" style:font-weight-complex="bold"/>
    </style:style>
    <style:style style:name="ce275" style:family="table-cell" style:parent-style-name="Default">
      <style:table-cell-properties fo:border-bottom="none" fo:border-left="none" fo:border-right="none" fo:border-top="0.99pt solid #000000" style:vertical-align="middle"/>
      <style:text-properties style:font-name="Arial1" fo:font-size="12pt" fo:font-weight="bold" style:font-size-asian="12pt" style:font-weight-asian="bold" style:font-size-complex="12pt" style:font-weight-complex="bold"/>
    </style:style>
    <style:style style:name="ce276"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style:font-name="Arial1" fo:font-size="12pt" style:font-size-asian="12pt" style:font-size-complex="12pt"/>
    </style:style>
    <style:style style:name="ce277" style:family="table-cell" style:parent-style-name="Default">
      <style:table-cell-properties style:text-align-source="fix" style:repeat-content="false" fo:border="none" style:vertical-align="middle"/>
      <style:paragraph-properties fo:text-align="end" fo:margin-left="0mm"/>
      <style:text-properties style:font-name="Arial1" fo:font-size="12pt" style:font-size-asian="12pt" style:font-size-complex="12pt"/>
    </style:style>
    <style:style style:name="ce278"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style:font-name="Arial1" fo:font-size="12pt" style:font-size-asian="12pt" style:font-size-complex="12pt"/>
    </style:style>
    <style:style style:name="ce279"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style:font-name="Arial1" fo:font-size="12pt" style:font-size-asian="12pt" style:font-size-complex="12pt"/>
    </style:style>
    <style:style style:name="ce280" style:family="table-cell" style:parent-style-name="Default">
      <style:table-cell-properties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281"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3"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4"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5"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6"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7"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8"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8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0"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1"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style:font-name="Arial1" fo:font-size="10pt" style:font-size-asian="10pt" style:font-size-complex="10pt"/>
    </style:style>
    <style:style style:name="ce292"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Arial1" fo:font-size="10pt" style:font-size-asian="10pt" style:font-size-complex="10pt"/>
    </style:style>
    <style:style style:name="ce293" style:family="table-cell" style:parent-style-name="Default">
      <style:table-cell-properties fo:border-bottom="0.99pt dotted #000000" fo:border-left="none" fo:border-right="none" fo:border-top="none" style:vertical-align="middle"/>
      <style:text-properties style:font-name="Arial1" fo:font-size="10pt" style:font-size-asian="10pt" style:font-size-complex="10pt"/>
    </style:style>
    <style:style style:name="ce294" style:family="table-cell" style:parent-style-name="Default">
      <style:table-cell-properties fo:border-bottom="0.99pt dotted #000000" fo:border-left="none" fo:border-right="none" fo:border-top="0.99pt dotted #000000" style:vertical-align="middle"/>
      <style:text-properties style:font-name="Arial1" fo:font-size="10pt" style:font-size-asian="10pt" style:font-size-complex="10pt"/>
    </style:style>
    <style:style style:name="ce295" style:family="table-cell" style:parent-style-name="Default">
      <style:table-cell-properties fo:border-bottom="0.99pt dotted #000000" fo:border-left="none" fo:border-right="none" fo:border-top="0.99pt dotted #000000"/>
      <style:text-properties style:font-name="Arial1"/>
    </style:style>
    <style:style style:name="ce29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7"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8"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9" style:family="table-cell" style:parent-style-name="Default">
      <style:table-cell-properties style:text-align-source="fix" style:repeat-content="false" fo:border="2.01pt solid #000000" style:vertical-align="middle"/>
      <style:paragraph-properties fo:text-align="center"/>
      <style:text-properties style:font-name="Arial1" fo:font-size="12pt" style:font-size-asian="12pt" style:font-size-complex="12pt"/>
    </style:style>
    <style:style style:name="ce300"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style:font-name="Arial1" fo:font-size="12pt" style:font-size-asian="12pt" style:font-size-complex="12pt"/>
    </style:style>
    <style:style style:name="ce301" style:family="table-cell" style:parent-style-name="Default">
      <style:table-cell-properties fo:border-bottom="none" fo:border-left="2.01pt solid #000000" fo:border-right="none" fo:border-top="none" style:vertical-align="middle"/>
      <style:text-properties style:font-name="Arial1" fo:font-size="12pt" style:font-size-asian="12pt" style:font-size-complex="12pt"/>
    </style:style>
    <style:style style:name="ce302"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303"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304"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style:font-name="Arial1" fo:font-size="12pt"/>
    </style:style>
    <style:style style:name="ce305"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1" fo:font-size="12pt" style:font-size-asian="10pt" style:font-size-complex="10pt"/>
    </style:style>
    <style:style style:name="ce306"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307"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1" fo:font-size="12pt" style:font-size-asian="10pt" style:font-size-complex="10pt"/>
    </style:style>
    <style:style style:name="ce308" style:family="table-cell" style:parent-style-name="Default">
      <style:table-cell-properties fo:border="none" style:vertical-align="middle"/>
      <style:text-properties style:font-name="Arial1" fo:font-size="10pt" style:font-size-asian="10pt" style:font-size-complex="10pt"/>
    </style:style>
    <style:style style:name="ce309" style:family="table-cell" style:parent-style-name="Default">
      <style:table-cell-properties fo:border-bottom="0.06pt solid #000000" fo:border-left="none" fo:border-right="none" fo:border-top="none" style:vertical-align="middle"/>
      <style:text-properties style:font-name="Arial1" fo:font-size="12pt" style:font-size-asian="12pt" style:font-size-complex="12pt"/>
    </style:style>
    <style:style style:name="ce310"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311"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312"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313"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style:font-name="Arial1" fo:font-size="10pt" fo:font-weight="bold" style:font-size-asian="10pt" style:font-weight-asian="bold" style:font-size-complex="10pt" style:font-weight-complex="bold"/>
    </style:style>
    <style:style style:name="ce314" style:family="table-cell" style:parent-style-name="Default">
      <style:table-cell-properties style:text-align-source="fix" style:repeat-content="false" style:vertical-align="middle"/>
      <style:paragraph-properties fo:text-align="center"/>
      <style:text-properties style:font-name="Arial1" fo:font-size="12pt" fo:font-weight="bold" style:font-size-asian="12pt" style:font-weight-asian="bold" style:font-size-complex="12pt" style:font-weight-complex="bold"/>
    </style:style>
    <style:style style:name="ce315" style:family="table-cell" style:parent-style-name="Default">
      <style:table-cell-properties fo:border-bottom="none" fo:border-left="none" fo:border-right="none" fo:border-top="0.99pt solid #000000" style:vertical-align="middle"/>
      <style:text-properties style:font-name="Arial1" fo:font-size="12pt" style:font-size-asian="12pt" style:font-size-complex="12pt"/>
    </style:style>
    <style:style style:name="ce316"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style:font-name="Arial1" fo:font-size="12pt" style:font-size-asian="12pt" style:font-size-complex="12pt"/>
    </style:style>
    <style:style style:name="ce317"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style:font-name="Arial1" fo:font-size="12pt" style:font-size-asian="12pt" style:font-size-complex="12pt"/>
    </style:style>
    <style:style style:name="ce318" style:family="table-cell" style:parent-style-name="Default" style:data-style-name="N2">
      <style:table-cell-properties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319"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style:font-name="Arial1" fo:font-size="12pt" style:font-size-asian="12pt" style:font-size-complex="12pt"/>
    </style:style>
    <style:style style:name="ce320" style:family="table-cell" style:parent-style-name="Default" style:data-style-name="N11">
      <style:table-cell-properties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321" style:family="table-cell" style:parent-style-name="Default">
      <style:table-cell-properties style:text-align-source="fix" style:repeat-content="false" fo:border="2.01pt solid #000000" style:vertical-align="middle"/>
      <style:paragraph-properties fo:text-align="center" fo:margin-left="0mm"/>
      <style:text-properties style:font-name="Arial1" fo:font-size="12pt" style:font-size-asian="12pt" style:font-size-complex="12pt"/>
    </style:style>
    <style:style style:name="ce322"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323"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324"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325"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326"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7"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8"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2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0"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1"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2" style:family="table-cell" style:parent-style-name="Default">
      <style:table-cell-properties style:text-align-source="fix" style:repeat-content="false" style:vertical-align="middle"/>
      <style:paragraph-properties fo:text-align="start" fo:margin-left="0mm"/>
      <style:text-properties style:font-name="Arial1" fo:font-size="12pt" style:font-size-asian="12pt" style:font-size-complex="12pt"/>
    </style:style>
    <style:style style:name="ce33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Arial1" fo:font-size="12pt" style:font-size-asian="12pt" style:font-size-complex="12pt"/>
    </style:style>
    <style:style style:name="ce33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font-name="Arial1" fo:font-size="12pt" style:font-size-asian="12pt" style:font-size-complex="12pt"/>
    </style:style>
    <style:style style:name="ce335"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style:font-name="Arial1" fo:font-size="12pt" style:font-size-asian="12pt" style:font-size-complex="12pt"/>
    </style:style>
    <style:style style:name="ce336"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style:font-name="Arial1" fo:font-size="12pt" style:font-size-asian="12pt" style:font-size-complex="12pt"/>
    </style:style>
    <style:style style:name="ce33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1" fo:font-size="10pt" style:font-size-asian="10pt" style:font-size-complex="10pt"/>
    </style:style>
    <style:style style:name="ce338" style:family="table-cell" style:parent-style-name="Default">
      <style:table-cell-properties fo:border-bottom="none" fo:border-left="none" fo:border-right="none" fo:border-top="2.01pt solid #000000" style:vertical-align="middle"/>
      <style:text-properties style:font-name="Arial1" fo:font-size="12pt" style:font-size-asian="12pt" style:font-size-complex="12pt"/>
    </style:style>
    <style:style style:name="ce339"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style:font-name="Arial1" fo:font-size="12pt" style:font-size-asian="12pt" style:font-size-complex="12pt"/>
    </style:style>
    <style:style style:name="ce340"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1" fo:font-size="12pt" style:font-size-asian="12pt" style:font-size-complex="12pt"/>
    </style:style>
    <style:style style:name="ce341"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style:font-name="Arial1" fo:font-size="12pt" style:font-size-asian="12pt" style:font-size-complex="12pt"/>
    </style:style>
    <style:style style:name="ce342"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343"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344"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345" style:family="table-cell" style:parent-style-name="Default" style:data-style-name="N126">
      <style:table-cell-properties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346"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style:font-name="Arial1" fo:font-size="12pt" style:font-size-asian="12pt" style:font-size-complex="12pt"/>
    </style:style>
    <style:style style:name="ce347"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style:font-name="Arial1" fo:font-size="12pt" style:font-size-asian="12pt" style:font-size-complex="12pt"/>
    </style:style>
    <style:style style:name="ce348"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style:font-name="Arial1" fo:font-size="12pt" style:font-size-asian="12pt" style:font-size-complex="12pt"/>
    </style:style>
    <style:style style:name="ce349"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350"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351"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352"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style:font-name="Arial1" fo:font-size="12pt" fo:font-weight="bold" style:font-size-asian="12pt" style:font-weight-asian="bold" style:font-size-complex="12pt" style:font-weight-complex="bold"/>
    </style:style>
    <style:style style:name="ce353"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style:font-name="Arial1" fo:font-size="12pt" style:font-size-asian="12pt" style:font-size-complex="12pt"/>
    </style:style>
    <style:style style:name="ce354"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style:font-name="Arial1" fo:font-size="12pt" fo:font-weight="bold" style:font-size-asian="12pt" style:font-weight-asian="bold" style:font-size-complex="12pt" style:font-weight-complex="bold"/>
    </style:style>
    <style:style style:name="ce355" style:family="table-cell" style:parent-style-name="Default" style:data-style-name="N149">
      <style:table-cell-properties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356"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style:font-name="Arial1" fo:font-size="12pt" style:font-size-asian="12pt" style:font-size-complex="12pt"/>
    </style:style>
    <style:style style:name="ce357" style:family="table-cell" style:parent-style-name="Default">
      <style:table-cell-properties fo:border-bottom="2.01pt double-thin #000000" style:border-line-width-bottom="0.18mm 0.35mm 0.18mm" fo:border-left="none" fo:border-right="none" fo:border-top="none" style:vertical-align="middle"/>
      <style:text-properties style:font-name="Arial1"/>
    </style:style>
    <style:style style:name="ce35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1" fo:font-size="12pt" style:font-size-asian="12pt" style:font-size-complex="12pt"/>
    </style:style>
    <style:style style:name="ce359"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1" fo:font-size="12pt" style:font-size-asian="12pt" style:font-size-complex="12pt"/>
    </style:style>
    <style:style style:name="ce360"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1" fo:font-size="12pt" style:font-size-asian="12pt" style:font-size-complex="12pt"/>
    </style:style>
    <style:style style:name="ce361"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1" fo:font-size="12pt" style:font-size-asian="12pt" style:font-size-complex="12pt"/>
    </style:style>
    <style:style style:name="ce36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4"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7"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8" style:family="table-cell" style:parent-style-name="Default">
      <style:table-cell-properties fo:border-bottom="0.99pt solid #000000" fo:border-left="none" fo:border-right="none" fo:border-top="none" style:vertical-align="middle"/>
      <style:text-properties style:font-name="Arial1" fo:font-size="10pt" style:font-size-asian="10pt" style:font-size-complex="10pt"/>
    </style:style>
    <style:style style:name="ce369" style:family="table-cell" style:parent-style-name="Default">
      <style:table-cell-properties fo:border-bottom="0.99pt solid #000000" fo:border-left="none" fo:border-right="none" fo:border-top="0.99pt solid #000000" style:vertical-align="middle"/>
      <style:text-properties style:font-name="Arial1" fo:font-size="10pt" style:font-size-asian="10pt" style:font-size-complex="10pt"/>
    </style:style>
    <style:style style:name="ce370" style:family="table-cell" style:parent-style-name="Default" style:data-style-name="N1">
      <style:table-cell-properties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371" style:family="table-cell" style:parent-style-name="Default">
      <style:table-cell-properties fo:border="none" style:vertical-align="middle"/>
      <style:text-properties style:font-name="Arial1" fo:font-size="8pt" style:font-size-asian="8pt" style:font-size-complex="8pt"/>
    </style:style>
    <style:style style:name="ce372" style:family="table-cell" style:parent-style-name="Default">
      <style:table-cell-properties fo:border-bottom="2.01pt solid #000000" fo:border-left="none" fo:border-right="none" fo:border-top="none" style:vertical-align="middle"/>
      <style:text-properties style:font-name="Arial1" fo:font-size="8pt" style:font-size-asian="8pt" style:font-size-complex="8pt"/>
    </style:style>
    <style:style style:name="ce373" style:family="table-cell" style:parent-style-name="Default">
      <style:table-cell-properties fo:border-bottom="none" fo:border-left="none" fo:border-right="none" fo:border-top="2.01pt solid #000000"/>
      <style:text-properties style:font-name="Arial1"/>
    </style:style>
    <style:style style:name="ce37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1" fo:font-size="12pt" style:font-size-asian="12pt" style:font-size-complex="12pt"/>
    </style:style>
    <style:style style:name="ce375" style:family="table-cell" style:parent-style-name="Default" style:data-style-name="N0">
      <style:table-cell-properties style:vertical-align="middle"/>
      <style:text-properties style:font-name="Arial1" fo:font-size="12pt" style:font-size-asian="12pt" style:font-size-complex="12pt"/>
    </style:style>
    <style:style style:name="ce376" style:family="table-cell" style:parent-style-name="Default" style:data-style-name="N124">
      <style:table-cell-properties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377" style:family="table-cell" style:parent-style-name="Default" style:data-style-name="N11">
      <style:table-cell-properties style:text-align-source="fix" style:repeat-content="false" fo:border="2.01pt solid #000000" style:vertical-align="middle"/>
      <style:paragraph-properties fo:text-align="center" fo:margin-left="0mm"/>
      <style:text-properties style:font-name="Arial1" fo:font-size="12pt" style:font-size-asian="12pt" style:font-size-complex="12pt"/>
    </style:style>
    <style:style style:name="ce378" style:family="table-cell" style:parent-style-name="Default">
      <style:table-cell-properties style:text-align-source="fix" style:repeat-content="false" style:vertical-align="middle"/>
      <style:paragraph-properties fo:text-align="center" fo:margin-left="0mm"/>
      <style:text-properties style:font-name="Arial1" fo:font-size="14pt" fo:font-weight="bold" style:font-size-asian="10pt" style:font-weight-asian="bold" style:font-size-complex="10pt" style:font-weight-complex="bold"/>
    </style:style>
    <style:style style:name="ce379" style:family="table-cell" style:parent-style-name="Default">
      <style:table-cell-properties style:text-align-source="fix" style:repeat-content="false" style:vertical-align="middle"/>
      <style:paragraph-properties fo:text-align="center" fo:margin-left="0mm"/>
      <style:text-properties style:font-name="Arial1"/>
    </style:style>
    <style:style style:name="ce380"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2"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3"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4" style:family="table-cell" style:parent-style-name="Default" style:data-style-name="N99">
      <style:table-cell-properties style:text-align-source="fix" style:repeat-content="false" fo:border="2.01pt solid #000000" style:vertical-align="middle"/>
      <style:paragraph-properties fo:text-align="center" fo:margin-left="0mm"/>
      <style:text-properties style:font-name="Arial1" fo:font-size="12pt" style:font-size-asian="12pt" style:font-size-complex="12pt"/>
    </style:style>
    <style:style style:name="ce385" style:family="table-cell" style:parent-style-name="Default">
      <style:table-cell-properties style:text-align-source="fix" style:repeat-content="false" style:vertical-align="middle"/>
      <style:paragraph-properties fo:text-align="center" fo:margin-left="0mm"/>
      <style:text-properties style:font-name="Arial1" fo:font-size="16pt" fo:font-style="italic" fo:font-weight="bold" style:font-size-asian="10pt" style:font-weight-asian="bold" style:font-size-complex="10pt" style:font-weight-complex="bold"/>
    </style:style>
    <style:style style:name="ce386" style:family="table-cell" style:parent-style-name="Default">
      <style:table-cell-properties style:text-align-source="fix" style:repeat-content="false" style:vertical-align="middle"/>
      <style:paragraph-properties fo:text-align="center" fo:margin-left="0mm"/>
      <style:text-properties style:font-name="Arial1" fo:font-size="16pt" fo:font-style="italic" fo:font-weight="bold" style:font-size-asian="16pt" style:font-weight-asian="bold" style:font-size-complex="16pt" style:font-weight-complex="bold"/>
    </style:style>
    <style:style style:name="ce387" style:family="table-cell" style:parent-style-name="Default">
      <style:table-cell-properties style:text-align-source="fix" style:repeat-content="false" style:vertical-align="middle"/>
      <style:paragraph-properties fo:text-align="center" fo:margin-left="0mm"/>
      <style:text-properties style:font-name="Arial1" fo:font-size="14pt" fo:font-weight="bold" style:font-size-asian="14pt" style:font-weight-asian="bold" style:font-size-complex="14pt" style:font-weight-complex="bold"/>
    </style:style>
    <style:style style:name="ce388" style:family="table-cell" style:parent-style-name="Default">
      <style:table-cell-properties style:text-align-source="fix" style:repeat-content="false" style:vertical-align="middle"/>
      <style:paragraph-properties fo:text-align="center" fo:margin-left="0mm"/>
      <style:text-properties style:font-name="Arial1" fo:font-size="12pt" fo:font-weight="bold" style:font-size-asian="12pt" style:font-weight-asian="bold" style:font-size-complex="12pt" style:font-weight-complex="bold"/>
    </style:style>
    <style:style style:name="ce389"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1" fo:font-size="12pt" fo:font-weight="bold" style:font-size-asian="12pt" style:font-weight-asian="bold" style:font-size-complex="12pt" style:font-weight-complex="bold"/>
    </style:style>
    <style:style style:name="ce390"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style:font-name="Arial1" fo:font-size="12pt" style:font-size-asian="12pt" style:font-size-complex="12pt"/>
    </style:style>
    <style:style style:name="ce391"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style:font-name="Arial1" fo:font-size="12pt" style:font-size-asian="12pt" style:font-size-complex="12pt"/>
    </style:style>
    <style:style style:name="ce39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3"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style:font-name="Arial1" fo:font-size="12pt" style:font-size-asian="12pt" style:font-size-complex="12pt"/>
    </style:style>
    <style:style style:name="ce394"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style:font-name="Arial1" fo:font-size="12pt" style:font-size-asian="12pt" style:font-size-complex="12pt"/>
    </style:style>
    <style:style style:name="ce395"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style:font-name="Arial1" fo:font-size="12pt" style:font-size-asian="12pt" style:font-size-complex="12pt"/>
    </style:style>
    <style:style style:name="ce396"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style:font-name="Arial1" fo:font-size="12pt" style:font-size-asian="12pt" style:font-size-complex="12pt"/>
    </style:style>
    <style:style style:name="ce397"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style:font-name="Arial1" fo:font-size="12pt" style:font-size-asian="12pt" style:font-size-complex="12pt"/>
    </style:style>
    <style:style style:name="ce398" style:family="table-cell" style:parent-style-name="Default" style:data-style-name="N1">
      <style:table-cell-properties style:text-align-source="fix" style:repeat-content="false" fo:border="2.01pt solid #000000" style:vertical-align="middle"/>
      <style:paragraph-properties fo:text-align="center" fo:margin-left="0mm"/>
      <style:text-properties style:font-name="Arial1" fo:font-size="12pt" style:font-size-asian="12pt" style:font-size-complex="12pt"/>
    </style:style>
    <style:style style:name="ce399"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400"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401"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02"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1" fo:font-size="12pt" style:font-size-asian="12pt" style:font-size-complex="12pt"/>
    </style:style>
    <style:style style:name="ce403"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4"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5" style:family="table-cell" style:parent-style-name="Default">
      <style:table-cell-properties fo:border-bottom="none" fo:border-left="none" fo:border-right="2.01pt solid #000000" fo:border-top="2.01pt solid #000000"/>
      <style:text-properties style:font-name="Arial1"/>
    </style:style>
    <style:style style:name="ce406"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style:font-name="Arial1" fo:font-size="12pt" style:font-size-asian="12pt" style:font-size-complex="12pt"/>
    </style:style>
    <style:style style:name="ce407"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1" fo:font-size="12pt" style:font-size-asian="12pt" style:font-size-complex="12pt"/>
    </style:style>
    <style:style style:name="ce408"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1" fo:font-size="12pt" style:font-size-asian="12pt" style:font-size-complex="12pt"/>
    </style:style>
    <style:style style:name="ce409"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style:font-name="Arial1" fo:font-size="12pt" style:font-size-asian="12pt" style:font-size-complex="12pt"/>
    </style:style>
    <style:style style:name="ce410"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style:font-name="Arial1" fo:font-size="12pt" style:font-size-asian="12pt" style:font-size-complex="12pt"/>
    </style:style>
    <style:style style:name="ce411"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style:font-name="Arial1" fo:font-size="12pt" style:font-size-asian="12pt" style:font-size-complex="12pt"/>
    </style:style>
    <style:style style:name="ce412" style:family="table-cell" style:parent-style-name="Default">
      <style:table-cell-properties fo:border-bottom="none" fo:border-left="none" fo:border-right="2.01pt solid #000000" fo:border-top="none"/>
      <style:text-properties style:font-name="Arial1"/>
    </style:style>
    <style:style style:name="ce413"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1" fo:font-size="12pt" style:font-size-asian="12pt" style:font-size-complex="12pt"/>
    </style:style>
    <style:style style:name="ce414" style:family="table-cell" style:parent-style-name="Default">
      <style:table-cell-properties fo:border-bottom="0.99pt solid #000000" fo:border-left="0.99pt solid #000000" fo:border-right="2.01pt solid #000000" fo:border-top="2.01pt solid #000000" style:vertical-align="middle"/>
      <style:text-properties style:font-name="Arial1" fo:font-size="12pt" style:font-size-asian="12pt" style:font-size-complex="12pt"/>
    </style:style>
    <style:style style:name="ce415"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1" fo:font-size="12pt" style:font-size-asian="12pt" style:font-size-complex="12pt"/>
    </style:style>
    <style:style style:name="ce416" style:family="table-cell" style:parent-style-name="Default">
      <style:table-cell-properties fo:border-bottom="0.99pt solid #000000" fo:background-color="#e6e6e6" fo:border-left="0.99pt solid #000000" fo:border-right="2.01pt solid #000000" fo:border-top="0.99pt solid #000000" style:vertical-align="middle"/>
      <style:text-properties style:font-name="Arial1" fo:font-size="12pt" style:font-size-asian="12pt" style:font-size-complex="12pt"/>
    </style:style>
    <style:style style:name="ce417"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1" fo:font-size="12pt" style:font-size-asian="12pt" style:font-size-complex="12pt"/>
    </style:style>
    <style:style style:name="ce418"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1" fo:font-size="12pt" style:font-size-asian="12pt" style:font-size-complex="12pt"/>
    </style:style>
    <style:style style:name="ce419"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1" fo:font-size="12pt" style:font-size-asian="12pt" style:font-size-complex="12pt"/>
    </style:style>
    <style:style style:name="ce420"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1" fo:font-size="12pt" style:font-size-asian="12pt" style:font-size-complex="12pt"/>
    </style:style>
    <style:style style:name="ce421"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1" fo:font-size="12pt" style:font-size-asian="12pt" style:font-size-complex="12pt"/>
    </style:style>
    <style:style style:name="ce422" style:family="table-cell" style:parent-style-name="Default">
      <style:table-cell-properties fo:border-bottom="none" fo:border-left="none" fo:border-right="2.01pt solid #000000" fo:border-top="none" style:vertical-align="middle"/>
      <style:text-properties style:font-name="Arial1" fo:font-size="12pt" style:font-size-asian="12pt" style:font-size-complex="12pt"/>
    </style:style>
    <style:style style:name="ce423" style:family="table-cell" style:parent-style-name="Default">
      <style:table-cell-properties fo:border-bottom="none" fo:border-left="none" fo:border-right="2.01pt double-thin #000000" style:border-line-width-right="0.18mm 0.35mm 0.18mm" fo:border-top="2.01pt solid #000000"/>
      <style:text-properties style:font-name="Arial1"/>
    </style:style>
    <style:style style:name="ce424" style:family="table-cell" style:parent-style-name="Default">
      <style:table-cell-properties fo:border-bottom="none" fo:border-left="none" fo:border-right="2.01pt double-thin #000000" style:border-line-width-right="0.18mm 0.35mm 0.18mm" fo:border-top="none" style:vertical-align="middle"/>
      <style:text-properties style:font-name="Arial1" fo:font-size="12pt" style:font-size-asian="12pt" style:font-size-complex="12pt"/>
    </style:style>
    <style:style style:name="ce425"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1" fo:font-size="12pt" style:font-size-asian="12pt" style:font-size-complex="12pt"/>
    </style:style>
    <style:style style:name="ce426"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style:font-name="Arial1" fo:font-size="12pt" style:font-size-asian="12pt" style:font-size-complex="12pt"/>
    </style:style>
    <style:style style:name="ce427"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1" fo:font-size="12pt" style:font-size-asian="12pt" style:font-size-complex="12pt"/>
    </style:style>
    <style:style style:name="ce428"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1" fo:font-size="12pt" style:font-size-asian="12pt" style:font-size-complex="12pt"/>
    </style:style>
    <style:style style:name="ce429"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1" fo:font-size="12pt" style:font-size-asian="12pt" style:font-size-complex="12pt"/>
    </style:style>
    <style:style style:name="ce430"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1" fo:font-size="12pt" style:font-size-asian="12pt" style:font-size-complex="12pt"/>
    </style:style>
    <style:style style:name="ce431"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1" fo:font-size="12pt" style:font-size-asian="12pt" style:font-size-complex="12pt"/>
    </style:style>
    <style:style style:name="ce432" style:family="table-cell" style:parent-style-name="Default" style:data-style-name="N11">
      <style:table-cell-properties style:vertical-align="middle"/>
      <style:text-properties style:font-name="Arial1" fo:font-size="12pt" style:font-size-asian="12pt" style:font-size-complex="12pt"/>
    </style:style>
    <style:style style:name="ce433" style:family="table-cell" style:parent-style-name="Default" style:data-style-name="N99">
      <style:table-cell-properties style:vertical-align="middle"/>
      <style:text-properties style:font-name="Arial1" fo:font-size="12pt" style:font-size-asian="12pt" style:font-size-complex="12pt"/>
    </style:style>
    <style:style style:name="ce434" style:family="table-cell" style:parent-style-name="Default">
      <style:table-cell-properties style:text-align-source="fix" style:repeat-content="false" style:vertical-align="middle"/>
      <style:paragraph-properties fo:text-align="start" fo:margin-left="0mm"/>
      <style:text-properties style:font-name="Arial1" fo:font-size="12pt" fo:font-weight="bold" style:font-size-asian="12pt" style:font-weight-asian="bold" style:font-size-complex="12pt" style:font-weight-complex="bold"/>
    </style:style>
    <style:style style:name="ce435"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6"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7"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1" fo:font-size="12pt" style:font-size-asian="12pt" style:font-size-complex="12pt"/>
    </style:style>
    <style:style style:name="ce438"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style:font-name="Arial1" fo:font-size="12pt" style:font-size-asian="12pt" style:font-size-complex="12pt"/>
    </style:style>
    <style:style style:name="ce439" style:family="table-cell" style:parent-style-name="Default" style:data-style-name="N11">
      <style:table-cell-properties style:vertical-align="middle"/>
      <style:text-properties style:font-name="Arial1" fo:font-size="12pt" style:font-name-asian="Microsoft YaHei" style:font-size-asian="12pt" style:font-name-complex="Arial" style:font-size-complex="12pt"/>
    </style:style>
    <style:style style:name="ce440" style:family="table-cell" style:parent-style-name="Default">
      <style:table-cell-properties style:text-align-source="fix" style:repeat-content="false" fo:border="0.06pt solid #000000" style:vertical-align="middle"/>
      <style:paragraph-properties fo:text-align="center" fo:margin-left="0mm"/>
      <style:text-properties style:font-name="Arial1" fo:font-size="12pt" style:font-size-asian="12pt" style:font-size-complex="12pt"/>
    </style:style>
    <style:style style:name="ce441" style:family="table-cell" style:parent-style-name="Default">
      <style:table-cell-properties style:text-align-source="fix" style:repeat-content="false" fo:border="none" style:vertical-align="middle"/>
      <style:paragraph-properties fo:text-align="center"/>
      <style:text-properties style:font-name="Arial1" fo:font-size="12pt" fo:font-weight="bold" style:font-size-asian="12pt" style:font-weight-asian="bold" style:font-size-complex="12pt" style:font-weight-complex="bold"/>
    </style:style>
    <style:style style:name="ce442"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style:font-name="Arial1" fo:font-size="12pt" style:font-size-asian="12pt" style:font-size-complex="12pt"/>
    </style:style>
    <style:style style:name="ce443"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style:font-name="Arial1" fo:font-size="12pt" style:font-size-asian="12pt" style:font-size-complex="12pt"/>
    </style:style>
    <style:style style:name="ce444"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style:font-name="Arial1" fo:font-size="12pt" style:font-size-asian="12pt" style:font-size-complex="12pt"/>
    </style:style>
    <style:style style:name="ce445" style:family="table-cell" style:parent-style-name="Default">
      <style:table-cell-properties style:text-align-source="fix" style:repeat-content="false" fo:border="none" style:vertical-align="middle"/>
      <style:paragraph-properties fo:text-align="end" fo:margin-left="0mm"/>
      <style:text-properties style:font-name="Arial1" fo:font-size="12pt" fo:font-weight="bold" style:font-size-asian="12pt" style:font-weight-asian="bold" style:font-size-complex="12pt" style:font-weight-complex="bold"/>
    </style:style>
    <style:style style:name="ce446"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style:font-name="Arial1" fo:font-size="12pt" style:font-size-asian="12pt" style:font-size-complex="12pt"/>
    </style:style>
    <style:style style:name="ce447"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style:font-name="Arial1" fo:font-size="10pt" fo:font-weight="bold" style:font-size-asian="10pt" style:font-weight-asian="bold" style:font-size-complex="10pt" style:font-weight-complex="bold"/>
    </style:style>
    <style:style style:name="ce448" style:family="table-cell" style:parent-style-name="Default">
      <style:table-cell-properties style:text-align-source="fix" style:repeat-content="false" style:vertical-align="middle"/>
      <style:paragraph-properties fo:text-align="center" fo:margin-left="0mm"/>
      <style:text-properties style:font-name="Arial1" fo:font-size="12pt" style:text-underline-style="solid" style:text-underline-width="auto" style:text-underline-color="font-color" style:font-size-asian="12pt" style:font-size-complex="12pt"/>
    </style:style>
    <style:style style:name="ce449" style:family="table-cell" style:parent-style-name="Default">
      <style:table-cell-properties style:text-align-source="fix" style:repeat-content="false" fo:border="none" style:vertical-align="middle"/>
      <style:paragraph-properties fo:text-align="center" fo:margin-left="0mm"/>
      <style:text-properties style:font-name="Arial1" fo:font-size="12pt" style:text-underline-style="solid" style:text-underline-width="auto" style:text-underline-color="font-color" style:font-size-asian="12pt" style:font-size-complex="12pt"/>
    </style:style>
    <style:style style:name="ce450"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1" fo:font-size="12pt" style:font-size-asian="12pt" style:font-size-complex="12pt"/>
    </style:style>
    <style:style style:name="ce451" style:family="table-cell" style:parent-style-name="Default">
      <style:table-cell-properties style:text-align-source="fix" style:repeat-content="false" fo:border="0.99pt solid #000000" style:vertical-align="middle"/>
      <style:paragraph-properties fo:text-align="center"/>
      <style:text-properties style:font-name="Arial1" fo:font-size="12pt" style:font-size-asian="12pt" style:font-size-complex="12pt"/>
    </style:style>
    <style:style style:name="ce452"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style:font-name="Arial1" fo:font-size="12pt" style:font-size-asian="12pt" style:font-size-complex="12pt"/>
    </style:style>
    <style:style style:name="ce453"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style:font-name="Arial1" fo:font-size="12pt" style:font-size-asian="12pt" style:font-size-complex="12pt"/>
    </style:style>
    <style:style style:name="ce454"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1" fo:font-size="12pt" style:font-size-asian="12pt" style:font-size-complex="12pt"/>
    </style:style>
    <style:style style:name="ce455"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style:font-name="Arial1" fo:font-size="12pt" style:font-size-asian="12pt" style:font-size-complex="12pt"/>
    </style:style>
    <style:style style:name="ce456"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style:font-name="Arial1" fo:font-size="12pt" style:font-size-asian="12pt" style:font-size-complex="12pt"/>
    </style:style>
    <style:style style:name="ce457"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style:font-name="Arial1" fo:font-size="12pt" style:font-size-asian="12pt" style:font-size-complex="12pt"/>
    </style:style>
    <style:style style:name="ce458"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1" fo:font-size="12pt" style:font-size-asian="12pt" style:font-size-complex="12pt"/>
    </style:style>
    <style:style style:name="ce459"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1" fo:font-size="12pt" fo:font-weight="bold" style:font-size-asian="12pt" style:font-weight-asian="bold" style:font-size-complex="12pt" style:font-weight-complex="bold"/>
    </style:style>
    <style:style style:name="ce460" style:family="table-cell" style:parent-style-name="Default">
      <style:table-cell-properties fo:border-bottom="0.99pt solid #000000" fo:border-left="none" fo:border-right="none" fo:border-top="none"/>
      <style:text-properties style:font-name="Arial1"/>
    </style:style>
    <style:style style:name="ce461"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1" fo:font-size="10pt" style:font-size-asian="10pt" style:font-size-complex="10pt"/>
    </style:style>
    <style:style style:name="ce462" style:family="table-cell" style:parent-style-name="Default">
      <style:table-cell-properties fo:border-bottom="none" fo:border-left="none" fo:border-right="2.01pt double-thin #000000" style:border-line-width-right="0.18mm 0.35mm 0.18mm" fo:border-top="none" style:vertical-align="middle"/>
      <style:text-properties style:font-name="Arial1" fo:font-size="10pt" style:font-size-asian="10pt" style:font-size-complex="10pt"/>
    </style:style>
    <style:style style:name="ce463"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1" fo:font-size="10pt" style:font-size-asian="10pt" style:font-size-complex="10pt"/>
    </style:style>
    <style:style style:name="ce464"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1" fo:font-size="12pt" style:font-size-asian="12pt" style:font-size-complex="12pt"/>
    </style:style>
    <style:style style:name="ce465"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1" fo:font-size="12pt" style:font-size-asian="12pt" style:font-size-complex="12pt"/>
    </style:style>
    <style:style style:name="ce466"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1" fo:font-size="12pt" style:text-underline-style="solid" style:text-underline-width="auto" style:text-underline-color="font-color" style:font-size-asian="12pt" style:font-size-complex="12pt"/>
    </style:style>
    <style:style style:name="ce467" style:family="table-cell" style:parent-style-name="Default">
      <style:table-cell-properties fo:border-bottom="none" fo:border-left="none" fo:border-right="2.01pt double-thin #000000" style:border-line-width-right="0.18mm 0.35mm 0.18mm" fo:border-top="none"/>
      <style:text-properties style:font-name="Arial1"/>
    </style:style>
    <style:style style:name="ce468"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1" fo:font-size="10pt" style:font-size-asian="10pt" style:font-size-complex="10pt"/>
    </style:style>
    <style:style style:name="ce46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1" fo:font-size="10pt" style:font-size-asian="10pt" style:font-size-complex="10pt"/>
    </style:style>
    <style:style style:name="ce470" style:family="table-cell" style:parent-style-name="Default">
      <style:table-cell-properties style:text-align-source="fix" style:repeat-content="false" style:vertical-align="middle"/>
      <style:paragraph-properties fo:text-align="end" fo:margin-left="0mm"/>
      <style:text-properties style:font-name="Arial1" fo:font-size="12pt" fo:font-style="italic" fo:font-weight="bold" style:font-size-asian="10pt" style:font-weight-asian="bold" style:font-size-complex="10pt" style:font-weight-complex="bold"/>
    </style:style>
    <style:style style:name="ce471" style:family="table-cell" style:parent-style-name="Default">
      <style:table-cell-properties fo:border-bottom="2.01pt solid #000000" fo:border-left="none" fo:border-right="2.01pt double-thin #000000" style:border-line-width-right="0.18mm 0.35mm 0.18mm" fo:border-top="none" style:vertical-align="middle"/>
      <style:text-properties style:font-name="Arial1" fo:font-size="12pt" style:font-size-asian="12pt" style:font-size-complex="12pt"/>
    </style:style>
    <style:style style:name="ce472" style:family="table-cell" style:parent-style-name="Default">
      <style:table-cell-properties fo:border-bottom="0.99pt solid #000000" fo:border-left="none" fo:border-right="2.01pt double-thin #000000" style:border-line-width-right="0.18mm 0.35mm 0.18mm" fo:border-top="none" style:vertical-align="middle"/>
      <style:text-properties style:font-name="Arial1" fo:font-size="10pt" style:font-size-asian="10pt" style:font-size-complex="10pt"/>
    </style:style>
    <style:style style:name="ce473"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style:font-name="Arial1" fo:font-size="10pt" style:font-size-asian="10pt" style:font-size-complex="10pt"/>
    </style:style>
    <style:style style:name="ce474" style:family="table-cell" style:parent-style-name="Default">
      <style:table-cell-properties fo:border-bottom="2.01pt double-thin #000000" style:border-line-width-bottom="0.18mm 0.35mm 0.18mm" fo:border-left="none" fo:border-right="2.01pt double-thin #000000" style:border-line-width-right="0.18mm 0.35mm 0.18mm" fo:border-top="none"/>
      <style:text-properties style:font-name="Arial1"/>
    </style:style>
    <style:style style:name="ce475" style:family="table-cell" style:parent-style-name="Default">
      <style:table-cell-properties fo:border-bottom="2.01pt solid #000000" fo:border-left="none" fo:border-right="2.01pt double-thin #000000" style:border-line-width-right="0.18mm 0.35mm 0.18mm" fo:border-top="none"/>
      <style:text-properties style:font-name="Arial1"/>
    </style:style>
    <style:style style:name="ce476" style:family="table-cell" style:parent-style-name="Default">
      <style:table-cell-properties fo:border-bottom="none" fo:border-left="none" fo:border-right="2.01pt double-thin #000000" style:border-line-width-right="0.18mm 0.35mm 0.18mm" fo:border-top="0.99pt solid #000000" style:vertical-align="middle"/>
      <style:text-properties style:font-name="Arial1" fo:font-size="12pt" style:font-size-asian="12pt" style:font-size-complex="12pt"/>
    </style:style>
    <style:style style:name="ce477"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1" fo:font-size="12pt" style:font-size-asian="12pt" style:font-size-complex="12pt"/>
    </style:style>
    <style:style style:name="ce478"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1" fo:font-size="12pt" style:font-size-asian="12pt" style:font-size-complex="12pt"/>
    </style:style>
    <style:style style:name="ce479"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1" fo:font-size="12pt" style:font-size-asian="12pt" style:font-size-complex="12pt"/>
    </style:style>
    <style:style style:name="ce480"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style:font-name="Arial1" fo:font-size="12pt" style:font-size-asian="12pt" style:font-size-complex="12pt"/>
    </style:style>
    <style:style style:name="ce481"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1" fo:font-size="12pt" style:font-size-asian="12pt" style:font-size-complex="12pt"/>
    </style:style>
    <style:style style:name="ce482" style:family="table-cell" style:parent-style-name="Default">
      <style:table-cell-properties fo:border-bottom="2.01pt solid #000000" fo:border-left="2.01pt solid #000000" fo:border-right="none" fo:border-top="none" style:vertical-align="middle"/>
      <style:text-properties style:font-name="Arial1" fo:font-size="12pt" style:font-size-asian="12pt" style:font-size-complex="12pt"/>
    </style:style>
    <style:style style:name="ce483" style:family="table-cell" style:parent-style-name="Default">
      <style:table-cell-properties fo:border-bottom="none" fo:border-left="2.01pt solid #000000" fo:border-right="none" fo:border-top="2.01pt solid #000000" style:vertical-align="middle"/>
      <style:text-properties style:font-name="Arial1" fo:font-size="12pt" style:font-size-asian="12pt" style:font-size-complex="12pt"/>
    </style:style>
    <style:style style:name="ce484"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style:font-name="Arial1" fo:font-size="12pt" style:font-size-asian="12pt" style:font-size-complex="12pt"/>
    </style:style>
    <style:style style:name="ce485"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style:font-name="Arial1" fo:font-size="12pt" style:font-size-asian="12pt" style:font-size-complex="12pt"/>
    </style:style>
    <style:style style:name="ce486"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1" fo:font-size="12pt" fo:font-weight="bold" style:font-size-asian="12pt" style:font-weight-asian="bold" style:font-size-complex="12pt" style:font-weight-complex="bold"/>
    </style:style>
    <style:style style:name="ce487"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style:font-name="Arial1" fo:font-size="12pt" style:font-size-asian="12pt" style:font-size-complex="12pt"/>
    </style:style>
    <style:style style:name="ce488"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9" style:family="table-cell" style:parent-style-name="Default">
      <style:table-cell-properties fo:border-bottom="none" fo:border-left="2.01pt solid #000000" fo:border-right="none" fo:border-top="2.01pt solid #000000" style:vertical-align="middle"/>
      <style:text-properties style:font-name="Arial1" fo:font-size="12pt" fo:font-weight="bold" style:font-size-asian="12pt" style:font-weight-asian="bold" style:font-size-complex="12pt" style:font-weight-complex="bold"/>
    </style:style>
    <style:style style:name="ce490" style:family="table-cell" style:parent-style-name="Default">
      <style:table-cell-properties fo:border-bottom="none" fo:border-left="2.01pt solid #000000" fo:border-right="none" fo:border-top="none" style:vertical-align="middle"/>
      <style:text-properties style:font-name="Arial1" fo:font-size="12pt" fo:font-weight="bold" style:font-size-asian="12pt" style:font-weight-asian="bold" style:font-size-complex="12pt" style:font-weight-complex="bold"/>
    </style:style>
    <style:style style:name="ce491"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style:font-name="Arial1" fo:font-size="12pt" style:font-size-asian="12pt" style:font-size-complex="12pt"/>
    </style:style>
    <style:style style:name="ce492" style:family="table-cell" style:parent-style-name="Default">
      <style:table-cell-properties fo:border-bottom="none" fo:border-left="2.01pt solid #000000" fo:border-right="none" fo:border-top="none"/>
      <style:text-properties style:font-name="Arial1"/>
    </style:style>
    <style:style style:name="ce493" style:family="table-cell" style:parent-style-name="Default">
      <style:table-cell-properties fo:border-bottom="none" fo:border-left="2.01pt solid #000000" fo:border-right="none" fo:border-top="none" style:vertical-align="middle"/>
      <style:text-properties style:font-name="Arial1"/>
    </style:style>
    <style:style style:name="ce494" style:family="table-cell" style:parent-style-name="Default">
      <style:table-cell-properties fo:border-bottom="none" fo:border-left="2.01pt solid #000000" fo:border-right="none" fo:border-top="none"/>
      <style:text-properties style:font-name="Arial1" fo:font-size="12pt" style:font-size-asian="12pt" style:font-size-complex="12pt"/>
    </style:style>
    <style:style style:name="ce495" style:family="table-cell" style:parent-style-name="Default">
      <style:table-cell-properties fo:border-bottom="2.01pt solid #000000" fo:border-left="2.01pt solid #000000" fo:border-right="none" fo:border-top="none"/>
      <style:text-properties style:font-name="Arial1"/>
    </style:style>
    <style:style style:name="ce496" style:family="table-cell" style:parent-style-name="Default">
      <style:table-cell-properties fo:border-bottom="none" fo:border-left="2.01pt solid #000000" fo:border-right="none" fo:border-top="none" style:vertical-align="middl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ce497" style:family="table-cell" style:parent-style-name="Default">
      <style:table-cell-properties fo:border-bottom="none" fo:border-left="2.01pt solid #000000" fo:border-right="none" fo:border-top="2.01pt solid #000000" style:vertical-align="middle"/>
      <style:text-properties style:font-name="Arial1"/>
    </style:style>
    <style:style style:name="ce498" style:family="table-cell" style:parent-style-name="Default">
      <style:table-cell-properties fo:border-bottom="2.01pt solid #000000" fo:border-left="2.01pt solid #000000" fo:border-right="none" fo:border-top="none" style:vertical-align="middle"/>
      <style:text-properties style:font-name="Arial1"/>
    </style:style>
    <style:style style:name="ce499" style:family="table-cell" style:parent-style-name="Default" style:data-style-name="N151">
      <style:table-cell-properties fo:background-color="#23b8dc" fo:border="0.51pt solid #000000" style:vertical-align="middle"/>
      <style:text-properties style:font-name="Arial1" fo:font-size="12pt" style:font-size-asian="12pt" style:font-size-complex="12pt"/>
    </style:style>
    <style:style style:name="ce500" style:family="table-cell" style:parent-style-name="Default" style:data-style-name="N151">
      <style:table-cell-properties fo:border-bottom="0.06pt solid #000000" fo:background-color="#e6e6e6" fo:border-left="none" fo:border-right="0.06pt solid #000000" fo:border-top="none" style:vertical-align="middle"/>
      <style:text-properties style:font-name="Arial1" fo:font-size="12pt" style:font-size-asian="12pt" style:font-size-complex="12pt"/>
    </style:style>
    <style:style style:name="ce501" style:family="table-cell" style:parent-style-name="Default">
      <style:table-cell-properties fo:border-bottom="none" fo:border-left="none" fo:border-right="none" fo:border-top="2.01pt solid #000000" style:vertical-align="middle"/>
      <style:text-properties style:font-name="Arial1" fo:font-size="12pt" fo:font-weight="bold" style:font-size-asian="12pt" style:font-weight-asian="bold" style:font-size-complex="12pt" style:font-weight-complex="bold"/>
    </style:style>
    <style:style style:name="ce50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4"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7"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8" style:family="table-cell" style:parent-style-name="Default">
      <style:table-cell-properties style:text-align-source="fix" style:repeat-content="false" style:vertical-align="middle"/>
      <style:paragraph-properties fo:text-align="end" fo:margin-left="0mm"/>
      <style:text-properties fo:color="#ff6633" style:font-name="Arial1" fo:font-size="10pt" style:font-size-asian="10pt" style:font-size-complex="10pt"/>
    </style:style>
    <style:style style:name="ce509"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0"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1" fo:font-size="12pt" style:font-size-asian="12pt" style:font-size-complex="12pt"/>
    </style:style>
    <style:style style:name="ce511"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style:font-name="Arial1" fo:font-size="12pt" style:font-size-asian="12pt" style:font-size-complex="12pt"/>
    </style:style>
    <style:style style:name="ce512"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1" fo:font-size="12pt" style:font-size-asian="12pt" style:font-size-complex="12pt"/>
    </style:style>
    <style:style style:name="ce513"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1" fo:font-size="12pt" style:font-size-asian="12pt" style:font-size-complex="12pt"/>
    </style:style>
    <style:style style:name="ce514" style:family="table-cell" style:parent-style-name="Default">
      <style:table-cell-properties fo:border-bottom="none" fo:border-left="2.01pt solid #000000" fo:border-right="0.99pt solid #000000" fo:border-top="none" style:vertical-align="middle"/>
      <style:text-properties style:font-name="Arial1" fo:font-size="12pt" style:font-size-asian="12pt" style:font-size-complex="12pt"/>
    </style:style>
    <style:style style:name="ce515"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516"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style:font-name="Arial1" fo:font-size="12pt" style:font-size-asian="12pt" style:font-size-complex="12pt"/>
    </style:style>
    <style:style style:name="ce517"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style:font-name="Arial1" fo:font-size="12pt" style:font-size-asian="12pt" style:font-size-complex="12pt"/>
    </style:style>
    <style:style style:name="ce518"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519"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1" fo:font-size="12pt" style:font-size-asian="12pt" style:font-size-complex="12pt"/>
    </style:style>
    <style:style style:name="ce520"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1" fo:font-size="12pt" style:font-size-asian="12pt" style:font-size-complex="12pt"/>
    </style:style>
    <style:style style:name="ce521" style:family="table-cell" style:parent-style-name="Default">
      <style:table-cell-properties style:text-align-source="fix" style:repeat-content="false" style:vertical-align="middle"/>
      <style:paragraph-properties fo:text-align="center"/>
      <style:text-properties style:font-name="Arial1" fo:font-size="12pt" style:font-size-asian="12pt" style:font-size-complex="12pt"/>
    </style:style>
    <style:style style:name="ce522" style:family="table-cell" style:parent-style-name="Default">
      <style:text-properties style:font-name="Arial1" fo:font-size="12pt" style:font-size-asian="12pt" style:font-size-complex="12pt"/>
    </style:style>
    <style:style style:name="ce523" style:family="table-cell" style:parent-style-name="Default">
      <style:table-cell-properties style:text-align-source="fix" style:repeat-content="false" fo:border="none" style:vertical-align="middle"/>
      <style:paragraph-properties fo:text-align="end" fo:margin-left="0mm"/>
      <style:text-properties style:font-name="Arial1" fo:font-size="10pt" fo:font-weight="bold" style:font-size-asian="10pt" style:font-weight-asian="bold" style:font-size-complex="10pt" style:font-weight-complex="bold"/>
    </style:style>
    <style:style style:name="ce524"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1" fo:font-size="12pt" style:font-size-asian="12pt" style:font-size-complex="12pt"/>
    </style:style>
    <style:style style:name="ce525" style:family="table-cell" style:parent-style-name="Default">
      <style:table-cell-properties style:text-align-source="fix" style:repeat-content="false" fo:border="none" style:vertical-align="middle"/>
      <style:paragraph-properties fo:text-align="end" fo:margin-left="0mm"/>
      <style:text-properties style:font-name="Arial1" fo:font-size="10pt" style:font-size-asian="10pt" style:font-size-complex="10pt"/>
    </style:style>
    <style:style style:name="ce526" style:family="table-cell" style:parent-style-name="Default">
      <style:table-cell-properties fo:border-bottom="2.01pt solid #000000" fo:border-left="none" fo:border-right="none" fo:border-top="none" style:vertical-align="middle"/>
      <style:text-properties style:font-name="Arial1"/>
    </style:style>
    <style:style style:name="ce527" style:family="table-cell" style:parent-style-name="Default">
      <style:table-cell-properties fo:border-bottom="none" fo:border-left="none" fo:border-right="none" fo:border-top="2.01pt solid #000000" style:vertical-align="middle"/>
      <style:text-properties style:font-name="Arial1"/>
    </style:style>
    <style:style style:name="ce528"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start" fo:margin-left="0mm"/>
      <style:text-properties style:font-name="Arial1" fo:font-size="12pt" style:font-size-asian="12pt" style:font-size-complex="12pt"/>
    </style:style>
    <style:style style:name="ce529"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0"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1"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2"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3"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4"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style:font-name="Arial1" fo:font-size="12pt" fo:font-weight="bold" style:font-size-asian="12pt" style:font-weight-asian="bold" style:font-size-complex="12pt" style:font-weight-complex="bold"/>
    </style:style>
    <style:style style:name="ce536"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style:font-name="Arial1" fo:font-size="12pt" style:font-size-asian="12pt" style:font-size-complex="12pt"/>
    </style:style>
    <style:style style:name="ce537"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1" fo:font-size="12pt" style:font-size-asian="12pt" style:font-size-complex="12pt"/>
    </style:style>
    <style:style style:name="ce538"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1" fo:font-size="12pt" style:font-size-asian="12pt" style:font-size-complex="12pt"/>
    </style:style>
    <style:style style:name="ce539" style:family="table-cell" style:parent-style-name="Default">
      <style:table-cell-properties fo:border-bottom="none" fo:border-left="none" fo:border-right="none" fo:border-top="2.01pt solid #000000" style:vertical-align="middle"/>
      <style:text-properties style:font-name="Arial1" fo:font-size="10pt" style:font-size-asian="10pt" style:font-size-complex="10pt"/>
    </style:style>
    <style:style style:name="ce540" style:family="table-cell" style:parent-style-name="Default">
      <style:table-cell-properties style:text-align-source="fix" style:repeat-content="false" style:vertical-align="middle"/>
      <style:paragraph-properties fo:text-align="end" fo:margin-left="0mm"/>
      <style:text-properties fo:color="#ff6633" style:font-name="Arial1" fo:font-size="8pt" style:font-size-asian="8pt" style:font-size-complex="8pt"/>
    </style:style>
    <style:style style:name="ce541" style:family="table-cell" style:parent-style-name="Default" style:data-style-name="N151">
      <style:table-cell-properties fo:border-bottom="none" fo:background-color="transparent" fo:border-left="none" fo:border-right="none" fo:border-top="0.51pt solid #000000" style:vertical-align="middle"/>
      <style:text-properties style:font-name="Arial1" fo:font-size="12pt" style:font-size-asian="12pt" style:font-size-complex="12pt"/>
    </style:style>
    <style:style style:name="ce542" style:family="table-cell" style:parent-style-name="Default" style:data-style-name="N151">
      <style:table-cell-properties fo:border-bottom="0.51pt solid #000000" fo:background-color="transparent" fo:border-left="none" fo:border-right="none" fo:border-top="none" style:vertical-align="middle"/>
      <style:text-properties style:font-name="Arial1" fo:font-size="12pt" style:font-size-asian="12pt" style:font-size-complex="12pt"/>
    </style:style>
    <style:style style:name="ce54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4"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5"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7"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8"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9" style:family="table-cell" style:parent-style-name="Default">
      <style:table-cell-properties fo:background-color="#ffff99"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550"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1" fo:font-size="12pt" style:font-size-asian="12pt" style:font-size-complex="12pt"/>
    </style:style>
    <style:style style:name="ce551"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552"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style:font-name="Arial1" fo:font-size="12pt" style:font-size-asian="12pt" style:font-size-complex="12pt"/>
    </style:style>
    <style:style style:name="ce55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1" fo:font-size="12pt" style:font-size-asian="12pt" style:font-size-complex="12pt"/>
    </style:style>
    <style:style style:name="ce554"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style:font-name="Arial1" fo:font-size="12pt" style:font-size-asian="12pt" style:font-size-complex="12pt"/>
    </style:style>
    <style:style style:name="ce555"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style:font-name="Arial1" fo:font-size="12pt" style:font-size-asian="12pt" style:font-size-complex="12pt"/>
    </style:style>
    <style:style style:name="ce556"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style:font-name="Arial1" fo:font-size="12pt" style:font-size-asian="12pt" style:font-size-complex="12pt"/>
    </style:style>
    <style:style style:name="ce557"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style:font-name="Arial1" fo:font-size="12pt" style:font-size-asian="12pt" style:font-size-complex="12pt"/>
    </style:style>
    <style:style style:name="ce558" style:family="table-cell" style:parent-style-name="Default">
      <style:table-cell-properties fo:border-bottom="none" fo:border-left="0.99pt solid #000000" fo:border-right="0.99pt solid #000000" fo:border-top="none" style:vertical-align="middle"/>
      <style:text-properties style:font-name="Arial1" fo:font-size="12pt" style:font-size-asian="12pt" style:font-size-complex="12pt"/>
    </style:style>
    <style:style style:name="ce559"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560"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style:font-name="Arial1" fo:font-size="12pt" style:font-size-asian="12pt" style:font-size-complex="12pt"/>
    </style:style>
    <style:style style:name="ce561"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style:font-name="Arial1" fo:font-size="12pt" style:font-size-asian="12pt" style:font-size-complex="12pt"/>
    </style:style>
    <style:style style:name="ce562"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563"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564"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1" fo:font-size="12pt" style:font-size-asian="12pt" style:font-size-complex="12pt"/>
    </style:style>
    <style:style style:name="ce565"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1" fo:font-size="12pt" style:font-size-asian="12pt" style:font-size-complex="12pt"/>
    </style:style>
    <style:style style:name="ce566" style:family="table-cell" style:parent-style-name="Default">
      <style:table-cell-properties fo:border-bottom="2.01pt solid #000000" fo:border-left="none" fo:border-right="none" fo:border-top="none" style:vertical-align="middle"/>
      <style:text-properties style:font-name="Arial1" fo:font-size="10pt" style:font-size-asian="10pt" style:font-size-complex="10pt"/>
    </style:style>
    <style:style style:name="ce567" style:family="table-cell" style:parent-style-name="Default">
      <style:table-cell-properties style:text-align-source="value-type" style:repeat-content="false" style:vertical-align="middle"/>
      <style:paragraph-properties fo:margin-left="0mm"/>
      <style:text-properties style:font-name="Arial1" fo:font-size="12pt" style:font-size-asian="12pt" style:font-size-complex="12pt"/>
    </style:style>
    <style:style style:name="ce568" style:family="table-cell" style:parent-style-name="Default">
      <style:table-cell-properties fo:background-color="#e6e6e6"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569"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570"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571"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572"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573"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574"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575"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style:font-name="Arial1" fo:font-size="12pt" style:font-size-asian="12pt" style:font-size-complex="12pt"/>
    </style:style>
    <style:style style:name="ce576"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style:font-name="Arial1" fo:font-size="12pt" style:font-size-asian="12pt" style:font-size-complex="12pt"/>
    </style:style>
    <style:style style:name="ce577" style:family="table-cell" style:parent-style-name="Default">
      <style:table-cell-properties fo:background-color="#ffff99" style:text-align-source="fix" style:repeat-content="false" fo:border="0.99pt solid #000000" style:vertical-align="middle"/>
      <style:paragraph-properties fo:text-align="center"/>
      <style:text-properties style:font-name="Arial1" fo:font-size="12pt" style:font-size-asian="12pt" style:font-size-complex="12pt"/>
    </style:style>
    <style:style style:name="ce578"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style:font-name="Arial1" fo:font-size="12pt" style:font-size-asian="12pt" style:font-size-complex="12pt"/>
    </style:style>
    <style:style style:name="ce579"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style:font-name="Arial1" fo:font-size="12pt" style:font-size-asian="12pt" style:font-size-complex="12pt"/>
    </style:style>
    <style:style style:name="ce580"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1"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2"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3"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4"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5"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6"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7"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8" style:family="table-cell" style:parent-style-name="Default" style:data-style-name="N152">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1" fo:font-size="12pt" style:font-size-asian="12pt" style:font-size-complex="12pt"/>
    </style:style>
    <style:style style:name="ce589" style:family="table-cell" style:parent-style-name="Default">
      <style:table-cell-properties style:text-align-source="fix" style:repeat-content="false" fo:background-color="transparent" fo:border="0.99pt solid #000000" style:vertical-align="middle"/>
      <style:paragraph-properties fo:text-align="center"/>
      <style:text-properties style:font-name="Arial1" fo:font-size="12pt" style:font-size-asian="12pt" style:font-size-complex="12pt"/>
    </style:style>
    <style:style style:name="ce590"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style:font-name="Arial1" fo:font-size="12pt" style:font-size-asian="12pt" style:font-size-complex="12pt"/>
    </style:style>
    <style:style style:name="ce591"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1" fo:font-size="12pt" style:font-size-asian="12pt" style:font-size-complex="12pt"/>
    </style:style>
    <style:style style:name="ce592"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1" fo:font-size="12pt" style:font-size-asian="12pt" style:font-size-complex="12pt"/>
    </style:style>
    <style:style style:name="ce593"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style:font-name="Arial1" fo:font-size="10pt" style:font-size-asian="10pt" style:font-size-complex="10pt"/>
    </style:style>
    <style:style style:name="ce594" style:family="table-cell" style:parent-style-name="Default">
      <style:table-cell-properties fo:border-bottom="0.06pt solid #000000" fo:background-color="#e6e6e6" fo:border-left="none" fo:border-right="0.06pt solid #000000" fo:border-top="none" style:vertical-align="middle"/>
      <style:text-properties style:font-name="Arial1" fo:font-size="12pt" style:font-size-asian="12pt" style:font-size-complex="12pt"/>
    </style:style>
    <style:style style:name="ce595" style:family="table-cell" style:parent-style-name="Default" style:data-style-name="N0">
      <style:table-cell-properties fo:border-bottom="0.06pt solid #000000" fo:background-color="#e6e6e6" fo:border-left="none" fo:border-right="0.06pt solid #000000" fo:border-top="none" style:vertical-align="middle"/>
      <style:text-properties style:font-name="Arial1" fo:font-size="12pt" style:font-size-asian="12pt" style:font-size-complex="12pt"/>
    </style:style>
    <style:style style:name="ce596" style:family="table-cell" style:parent-style-name="Default" style:data-style-name="N153">
      <style:table-cell-properties fo:border-bottom="0.06pt solid #000000" fo:background-color="#e6e6e6" fo:border-left="none" fo:border-right="0.06pt solid #000000" fo:border-top="none" style:vertical-align="middle"/>
      <style:text-properties style:font-name="Arial1" fo:font-size="12pt" style:font-size-asian="12pt" style:font-size-complex="12pt"/>
    </style:style>
    <style:style style:name="ce59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8"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9"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1"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2"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3" style:family="table-cell" style:parent-style-name="Default">
      <style:table-cell-properties fo:border-bottom="0.99pt solid #000000" fo:border-left="none" fo:border-right="none" fo:border-top="none" style:vertical-align="middle"/>
      <style:text-properties style:font-name="Arial1" fo:font-size="12pt" style:font-size-asian="12pt" style:font-size-complex="12pt"/>
    </style:style>
    <style:style style:name="ce604" style:family="table-cell" style:parent-style-name="Default">
      <style:table-cell-properties fo:border-bottom="0.99pt solid #000000" fo:border-left="none" fo:border-right="none" fo:border-top="0.99pt solid #000000" style:vertical-align="middle"/>
      <style:text-properties style:font-name="Arial1" fo:font-size="12pt" style:font-size-asian="12pt" style:font-size-complex="12pt"/>
    </style:style>
    <style:style style:name="ce605"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style:font-name="Arial1" fo:font-size="12pt" style:font-size-asian="12pt" style:font-size-complex="12pt"/>
    </style:style>
    <style:style style:name="ce606"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607"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style:font-name="Arial1" fo:font-size="12pt" style:font-size-asian="12pt" style:font-size-complex="12pt"/>
    </style:style>
    <style:style style:name="ce608"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1" fo:font-size="12pt" style:font-size-asian="12pt" style:font-size-complex="12pt"/>
    </style:style>
    <style:style style:name="ce609" style:family="table-cell" style:parent-style-name="Default">
      <style:table-cell-properties fo:background-color="#e6e6e6" style:text-align-source="fix" style:repeat-content="false" fo:border="0.99pt solid #000000" style:vertical-align="middle"/>
      <style:paragraph-properties fo:text-align="center"/>
      <style:text-properties style:font-name="Arial1" fo:font-size="12pt" style:font-size-asian="12pt" style:font-size-complex="12pt"/>
    </style:style>
    <style:style style:name="ce610"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1" fo:font-size="12pt" style:font-size-asian="12pt" style:font-size-complex="12pt"/>
    </style:style>
    <style:style style:name="ce611" style:family="table-cell" style:parent-style-name="Default">
      <style:table-cell-properties fo:border-bottom="0.99pt solid #000000" fo:border-left="none" fo:border-right="2.01pt solid #000000" fo:border-top="none" style:vertical-align="middle"/>
      <style:text-properties style:font-name="Arial1" fo:font-size="10pt" style:font-size-asian="10pt" style:font-size-complex="10pt"/>
    </style:style>
    <style:style style:name="ce612" style:family="table-cell" style:parent-style-name="Default" style:data-style-name="N0">
      <style:table-cell-properties fo:border-bottom="0.99pt solid #000000" fo:border-left="none" fo:border-right="2.01pt solid #000000" fo:border-top="0.99pt solid #000000" style:vertical-align="middle"/>
      <style:text-properties fo:color="#ff6633" style:font-name="Arial1" fo:font-size="10pt" style:font-size-asian="10pt" style:font-size-complex="10pt"/>
    </style:style>
    <style:style style:name="ce613" style:family="table-cell" style:parent-style-name="Default">
      <style:table-cell-properties fo:background-color="#23b8dc" style:text-align-source="fix" style:repeat-content="false" fo:border="0.51pt solid #000000" style:vertical-align="middle"/>
      <style:paragraph-properties fo:text-align="start" fo:margin-left="0mm"/>
      <style:text-properties style:font-name="Arial1" fo:font-size="12pt" fo:font-weight="bold" style:font-size-asian="12pt" style:font-weight-asian="bold" style:font-size-complex="12pt" style:font-weight-complex="bold"/>
    </style:style>
    <style:style style:name="ce614" style:family="table-cell" style:parent-style-name="Default">
      <style:table-cell-properties fo:background-color="#23b8dc" fo:border="0.51pt solid #000000" style:vertical-align="middle"/>
      <style:text-properties style:font-name="Arial1" fo:font-size="12pt" style:font-size-asian="12pt" style:font-size-complex="12pt"/>
    </style:style>
    <style:style style:name="ce615" style:family="table-cell" style:parent-style-name="Default" style:data-style-name="N0">
      <style:table-cell-properties fo:background-color="#23b8dc" fo:border="0.51pt solid #000000" style:vertical-align="middle"/>
      <style:text-properties style:font-name="Arial1" fo:font-size="12pt" style:font-size-asian="12pt" style:font-size-complex="12pt"/>
    </style:style>
    <style:style style:name="ce616" style:family="table-cell" style:parent-style-name="Default" style:data-style-name="N153">
      <style:table-cell-properties fo:background-color="#23b8dc" fo:border="0.51pt solid #000000" style:vertical-align="middle"/>
      <style:text-properties style:font-name="Arial1" fo:font-size="12pt" style:font-size-asian="12pt" style:font-size-complex="12pt"/>
    </style:style>
    <style:style style:name="ce617"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8"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619"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620"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1" fo:font-size="12pt" style:font-size-asian="12pt" style:font-size-complex="12pt"/>
    </style:style>
    <style:style style:name="ce621"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1" fo:font-size="12pt" style:font-size-asian="12pt" style:font-size-complex="12pt"/>
    </style:style>
    <style:style style:name="ce622"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style:font-name="Arial1" fo:font-size="12pt" style:font-size-asian="12pt" style:font-size-complex="12pt"/>
    </style:style>
    <style:style style:name="ce623"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style:font-name="Arial1" fo:font-size="10pt" style:font-size-asian="10pt" style:font-size-complex="10pt"/>
    </style:style>
    <style:style style:name="ce624"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style:font-name="Arial1" fo:font-size="10pt" style:font-size-asian="10pt" style:font-size-complex="10pt"/>
    </style:style>
    <style:style style:name="ce625" style:family="table-cell" style:parent-style-name="Default">
      <style:table-cell-properties style:text-align-source="fix" style:repeat-content="false" style:vertical-align="middle"/>
      <style:paragraph-properties fo:text-align="center" fo:margin-left="0mm"/>
      <style:text-properties style:font-name="Arial1" fo:font-size="12pt" fo:font-style="italic" fo:font-weight="bold" style:font-size-asian="12pt" style:font-weight-asian="bold" style:font-size-complex="12pt" style:font-weight-complex="bold"/>
    </style:style>
    <style:style style:name="ce626"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627"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628"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629"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630"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631"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632" style:family="table-cell" style:parent-style-name="Default" style:data-style-name="N124">
      <style:table-cell-properties style:text-align-source="fix" style:repeat-content="false" fo:border="0.99pt solid #000000" style:vertical-align="middle"/>
      <style:paragraph-properties fo:text-align="center"/>
      <style:text-properties style:font-name="Arial1" fo:font-size="12pt" style:font-size-asian="12pt" style:font-size-complex="12pt"/>
    </style:style>
    <style:style style:name="ce633"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style:font-name="Arial1" fo:font-size="12pt" style:font-size-asian="12pt" style:font-size-complex="12pt"/>
    </style:style>
    <style:style style:name="ce634"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style:font-name="Arial1" fo:font-size="12pt" style:font-size-asian="12pt" style:font-size-complex="12pt"/>
    </style:style>
    <style:style style:name="ce635"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1" fo:font-size="12pt" style:font-size-asian="12pt" style:font-size-complex="12pt"/>
    </style:style>
    <style:style style:name="ce636" style:family="table-cell" style:parent-style-name="Default" style:data-style-name="N2">
      <style:table-cell-properties style:text-align-source="fix" style:repeat-content="false" fo:border="0.06pt solid #000000" style:vertical-align="middle"/>
      <style:paragraph-properties fo:text-align="center" fo:margin-left="0mm"/>
      <style:text-properties style:font-name="Arial1" fo:font-size="12pt" style:font-size-asian="12pt" style:font-size-complex="12pt"/>
    </style:style>
    <style:style style:name="ce637" style:family="table-cell" style:parent-style-name="Default" style:data-style-name="N11">
      <style:table-cell-properties style:text-align-source="fix" style:repeat-content="false" fo:border="0.06pt solid #000000" style:vertical-align="middle"/>
      <style:paragraph-properties fo:text-align="center" fo:margin-left="0mm"/>
      <style:text-properties style:font-name="Arial1" fo:font-size="12pt" style:font-size-asian="12pt" style:font-size-complex="12pt"/>
    </style:style>
    <style:style style:name="ce638"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style:font-name="Arial1" fo:font-size="12pt" style:font-size-asian="12pt" style:font-size-complex="12pt"/>
    </style:style>
    <style:style style:name="ce639"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0"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style:font-name="Arial1" fo:font-size="12pt" style:font-size-asian="12pt" style:font-size-complex="12pt"/>
    </style:style>
    <style:style style:name="ce641" style:family="table-cell" style:parent-style-name="Default">
      <style:table-cell-properties fo:border-bottom="none" fo:border-left="0.99pt solid #000000" fo:border-right="2.01pt solid #000000" fo:border-top="none" style:vertical-align="middle"/>
      <style:text-properties style:font-name="Arial1" fo:font-size="12pt" style:font-size-asian="12pt" style:font-size-complex="12pt"/>
    </style:style>
    <style:style style:name="ce642"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style:font-name="Arial1" fo:font-size="12pt" style:font-size-asian="12pt" style:font-size-complex="12pt"/>
    </style:style>
    <style:style style:name="ce643"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1" fo:font-size="12pt" style:font-size-asian="12pt" style:font-size-complex="12pt"/>
    </style:style>
    <style:style style:name="ce644"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1" fo:font-size="12pt" style:font-size-asian="12pt" style:font-size-complex="12pt"/>
    </style:style>
    <style:style style:name="ce645" style:family="table-cell" style:parent-style-name="Default">
      <style:table-cell-properties fo:border-bottom="none" fo:border-left="0.99pt solid #000000" fo:border-right="2.01pt solid #000000" fo:border-top="none"/>
      <style:text-properties style:font-name="Arial1"/>
    </style:style>
    <style:style style:name="ce646"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style:font-name="Arial1" fo:font-size="12pt" style:font-size-asian="12pt" style:font-size-complex="12pt"/>
    </style:style>
    <style:style style:name="ce647"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style:font-name="Arial1" fo:font-size="12pt" style:font-size-asian="12pt" style:font-size-complex="12pt"/>
    </style:style>
    <style:style style:name="ce648"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style:font-name="Arial1" fo:font-size="12pt" style:font-size-asian="12pt" style:font-size-complex="12pt"/>
    </style:style>
    <style:style style:name="ce649" style:family="table-cell" style:parent-style-name="Default">
      <style:table-cell-properties style:text-align-source="fix" style:repeat-content="false" fo:background-color="transparent" style:vertical-align="middle"/>
      <style:paragraph-properties fo:text-align="end" fo:margin-left="0mm"/>
      <style:text-properties style:font-name="Arial1" fo:font-size="12pt" style:font-size-asian="12pt" style:font-size-complex="12pt"/>
    </style:style>
    <style:style style:name="ce650"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style:font-name="Arial1" fo:font-size="12pt" style:font-size-asian="12pt" style:font-size-complex="12pt"/>
    </style:style>
    <style:style style:name="ce651"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1" fo:font-size="12pt" style:font-size-asian="12pt" style:font-size-complex="12pt"/>
    </style:style>
    <style:style style:name="ce652"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style:font-name="Arial1" fo:font-size="12pt" style:font-size-asian="12pt" style:font-size-complex="12pt"/>
    </style:style>
    <style:style style:name="ce653" style:family="table-cell" style:parent-style-name="Default" style:data-style-name="N126">
      <style:table-cell-properties style:text-align-source="fix" style:repeat-content="false" fo:border="2.01pt solid #000000" style:vertical-align="middle"/>
      <style:paragraph-properties fo:text-align="center" fo:margin-left="0mm"/>
      <style:text-properties style:font-name="Arial1" fo:font-size="12pt" style:font-size-asian="12pt" style:font-size-complex="12pt"/>
    </style:style>
    <style:style style:name="ce654" style:family="table-cell" style:parent-style-name="Default" style:data-style-name="N2">
      <style:table-cell-properties style:text-align-source="fix" style:repeat-content="false" fo:border="0.99pt solid #000000" style:vertical-align="middle"/>
      <style:paragraph-properties fo:text-align="center"/>
      <style:text-properties style:font-name="Arial1" fo:font-size="12pt" style:font-size-asian="12pt" style:font-size-complex="12pt"/>
    </style:style>
    <style:style style:name="ce655"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1" fo:font-size="12pt" style:font-size-asian="12pt" style:font-size-complex="12pt"/>
    </style:style>
    <style:style style:name="ce656" style:family="table-cell" style:parent-style-name="Default" style:data-style-name="N126">
      <style:table-cell-properties style:text-align-source="fix" style:repeat-content="false" fo:border="0.06pt solid #000000" style:vertical-align="middle"/>
      <style:paragraph-properties fo:text-align="center" fo:margin-left="0mm"/>
      <style:text-properties style:font-name="Arial1" fo:font-size="12pt" style:font-size-asian="12pt" style:font-size-complex="12pt"/>
    </style:style>
    <style:style style:name="ce657" style:family="table-cell" style:parent-style-name="Default" style:data-style-name="N126">
      <style:table-cell-properties fo:background-color="#e6e6e6"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658"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style:font-name="Arial1" fo:font-size="8pt" style:font-size-asian="10pt" style:font-size-complex="10pt"/>
    </style:style>
    <style:style style:name="ce659" style:family="table-cell" style:parent-style-name="Default">
      <style:table-cell-properties fo:background-color="transparent" style:vertical-align="middle"/>
      <style:text-properties style:font-name="Arial1" fo:font-size="12pt" style:font-size-asian="12pt" style:font-size-complex="12pt"/>
    </style:style>
    <style:style style:name="ce660"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style:font-name="Arial1" fo:font-size="12pt" style:font-size-asian="12pt" style:font-size-complex="12pt"/>
    </style:style>
    <style:style style:name="ce661"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2"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3"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4"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5"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6" style:family="table-cell" style:parent-style-name="Default">
      <style:table-cell-properties fo:border-bottom="2.01pt solid #000000" fo:background-color="transparent" fo:border-left="none" fo:border-right="none" fo:border-top="none" style:vertical-align="middle"/>
      <style:text-properties style:font-name="Arial1" fo:font-size="12pt" style:font-size-asian="12pt" style:font-size-complex="12pt"/>
    </style:style>
    <style:style style:name="ce667"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style:font-name="Arial1" fo:font-size="12pt" style:font-size-asian="12pt" style:font-size-complex="12pt"/>
    </style:style>
    <style:style style:name="ce668"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1" fo:font-size="12pt" style:font-size-asian="12pt" style:font-size-complex="12pt"/>
    </style:style>
    <style:style style:name="ce669" style:family="table-cell" style:parent-style-name="Default" style:data-style-name="N124">
      <style:table-cell-properties style:text-align-source="fix" style:repeat-content="false" fo:border="0.06pt solid #000000" style:vertical-align="middle"/>
      <style:paragraph-properties fo:text-align="center" fo:margin-left="0mm"/>
      <style:text-properties style:font-name="Arial1" fo:font-size="12pt" style:font-size-asian="12pt" style:font-size-complex="12pt"/>
    </style:style>
    <style:style style:name="ce670" style:family="table-cell" style:parent-style-name="Default">
      <style:table-cell-properties fo:background-color="#e6e6e6" style:text-align-source="fix" style:repeat-content="false" fo:border="0.06pt solid #000000" style:vertical-align="middle"/>
      <style:paragraph-properties fo:text-align="center" fo:margin-left="0mm"/>
      <style:text-properties style:font-name="Arial1" fo:font-size="12pt" style:font-size-asian="12pt" style:font-size-complex="12pt"/>
    </style:style>
    <style:style style:name="ce671"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2"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3"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4"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style:font-name="Arial1" fo:font-size="12pt" style:font-size-asian="12pt" style:font-size-complex="12pt"/>
    </style:style>
    <style:style style:name="ce675" style:family="table-cell" style:parent-style-name="Default">
      <style:table-cell-properties style:text-align-source="fix" style:repeat-content="false"/>
      <style:paragraph-properties fo:text-align="center" fo:margin-left="0mm"/>
      <style:text-properties style:font-name="Arial1" fo:font-size="12pt" style:font-size-asian="12pt" style:font-size-complex="12pt"/>
    </style:style>
    <style:style style:name="ce676"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1" fo:font-size="12pt" style:font-size-asian="12pt" style:font-size-complex="12pt"/>
    </style:style>
    <style:style style:name="ce677"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1" fo:font-size="12pt" style:font-size-asian="12pt" style:font-size-complex="12pt"/>
    </style:style>
    <style:style style:name="ce678"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9"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1" fo:font-size="12pt" style:font-size-asian="12pt" style:font-size-complex="12pt"/>
    </style:style>
    <style:style style:name="ce680"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1" fo:font-size="12pt" style:font-size-asian="12pt" style:font-size-complex="12pt"/>
    </style:style>
    <style:style style:name="ce681"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1" fo:font-size="12pt" style:font-size-asian="12pt" style:font-size-complex="12pt"/>
    </style:style>
    <style:style style:name="ce682" style:family="table-cell" style:parent-style-name="Default" style:data-style-name="N2">
      <style:table-cell-properties style:text-align-source="fix" style:repeat-content="false" fo:border="none" style:vertical-align="middle"/>
      <style:paragraph-properties fo:text-align="center" fo:margin-left="0mm"/>
      <style:text-properties style:font-name="Arial1" fo:font-size="12pt" style:font-size-asian="12pt" style:font-size-complex="12pt"/>
    </style:style>
    <style:style style:name="ce683"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4"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5"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6"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7"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8"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9" style:family="table-cell" style:parent-style-name="Default">
      <style:table-cell-properties fo:border-bottom="none" fo:border-left="none" fo:border-right="2.01pt solid #000000" fo:border-top="2.01pt solid #000000" style:vertical-align="middle"/>
      <style:text-properties style:font-name="Arial1" fo:font-size="12pt" style:font-size-asian="12pt" style:font-size-complex="12pt"/>
    </style:style>
    <style:style style:name="ce690" style:family="table-cell" style:parent-style-name="Default">
      <style:table-cell-properties fo:border-bottom="2.01pt solid #000000" fo:border-left="none" fo:border-right="2.01pt solid #000000" fo:border-top="none" style:vertical-align="middle"/>
      <style:text-properties style:font-name="Arial1" fo:font-size="12pt" style:font-size-asian="12pt" style:font-size-complex="12pt"/>
    </style:style>
    <style:style style:name="ce691" style:family="table-cell" style:parent-style-name="Default">
      <style:table-cell-properties fo:border-bottom="2.01pt solid #000000" fo:background-color="transparent" fo:border-left="none" fo:border-right="none" fo:border-top="0.51pt solid #000000" style:vertical-align="middle"/>
      <style:text-properties style:font-name="Arial1" fo:font-size="12pt" style:font-size-asian="12pt" style:font-size-complex="12pt"/>
    </style:style>
    <style:style style:name="ce692" style:family="table-cell" style:parent-style-name="Default">
      <style:table-cell-properties fo:border-bottom="2.01pt solid #000000" fo:border-left="none" fo:border-right="2.01pt solid #000000" fo:border-top="none"/>
      <style:text-properties style:font-name="Arial1"/>
    </style:style>
    <style:style style:name="ce693" style:family="table-cell" style:parent-style-name="Default">
      <style:table-cell-properties fo:border-bottom="none" fo:border-left="none" fo:border-right="2.01pt solid #000000" fo:border-top="none" style:vertical-align="middle"/>
      <style:text-properties style:font-name="Arial1"/>
    </style:style>
    <style:style style:name="ce694" style:family="table-cell" style:parent-style-name="Default">
      <style:table-cell-properties fo:border-bottom="none" fo:border-left="none" fo:border-right="2.01pt solid #000000" fo:border-top="2.01pt solid #000000" style:vertical-align="middle"/>
      <style:text-properties style:font-name="Arial1"/>
    </style:style>
    <style:style style:name="ce695" style:family="table-cell" style:parent-style-name="Default">
      <style:table-cell-properties fo:border-bottom="2.01pt solid #000000" fo:border-left="none" fo:border-right="2.01pt solid #000000" fo:border-top="none" style:vertical-align="middle"/>
      <style:text-properties style:font-name="Arial1"/>
    </style:style>
    <style:style style:name="ce696" style:family="table-cell" style:parent-style-name="Default">
      <style:table-cell-properties style:text-align-source="fix" style:repeat-content="false" style:vertical-align="middle"/>
      <style:paragraph-properties fo:text-align="center" fo:margin-left="0mm"/>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ce697"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style:font-name="Arial1" fo:font-size="12pt" style:font-size-asian="12pt" style:font-size-complex="12pt"/>
    </style:style>
    <style:style style:name="ce698"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style:font-name="Arial1" fo:font-size="12pt" style:font-size-asian="12pt" style:font-size-complex="12pt"/>
    </style:style>
    <style:style style:name="ce699" style:family="table-cell" style:parent-style-name="Default">
      <style:table-cell-properties style:text-align-source="fix" style:repeat-content="false" style:vertical-align="middle"/>
      <style:paragraph-properties fo:text-align="end" fo:margin-left="0mm"/>
      <style:text-properties style:font-name="Arial1" fo:font-size="12pt" fo:font-weight="bold" style:font-size-asian="12pt" style:font-weight-asian="bold" style:font-size-complex="12pt" style:font-weight-complex="bold"/>
    </style:style>
    <style:style style:name="ce700" style:family="table-cell" style:parent-style-name="Default" style:data-style-name="N124">
      <style:table-cell-properties style:vertical-align="middle"/>
      <style:text-properties style:font-name="Arial1" fo:font-size="12pt" style:font-size-asian="12pt" style:font-size-complex="12pt"/>
    </style:style>
    <style:style style:name="ce701"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1" fo:font-size="12pt" style:font-size-asian="12pt" style:font-size-complex="12pt"/>
    </style:style>
    <style:style style:name="ce702" style:family="table-cell" style:parent-style-name="Default" style:data-style-name="N151">
      <style:table-cell-properties fo:border-bottom="0.06pt solid #000000" fo:background-color="#e6e6e6" fo:border-left="none" fo:border-right="none" fo:border-top="none" style:vertical-align="middle"/>
      <style:text-properties style:font-name="Arial1" fo:font-size="12pt" style:font-size-asian="12pt" style:font-size-complex="12pt"/>
    </style:style>
    <style:style style:name="ce703" style:family="table-cell" style:parent-style-name="Default" style:data-style-name="N0">
      <style:table-cell-properties fo:border-bottom="0.06pt solid #000000" fo:background-color="#e6e6e6" fo:border-left="none" fo:border-right="none" fo:border-top="none" style:vertical-align="middle"/>
      <style:text-properties style:font-name="Arial1" fo:font-size="12pt" style:font-size-asian="12pt" style:font-size-complex="12pt"/>
    </style:style>
    <style:style style:name="ce704" style:family="table-cell" style:parent-style-name="Default" style:data-style-name="N60">
      <style:table-cell-properties fo:border-bottom="0.06pt solid #000000" fo:background-color="#e6e6e6" fo:border-left="none" fo:border-right="none" fo:border-top="none" style:vertical-align="middle"/>
      <style:text-properties style:font-name="Arial1" fo:font-size="12pt" style:font-size-asian="12pt" style:font-size-complex="12pt"/>
    </style:style>
    <style:style style:name="ce705" style:family="table-cell" style:parent-style-name="Default" style:data-style-name="N153">
      <style:table-cell-properties fo:border-bottom="0.06pt solid #000000" fo:background-color="#e6e6e6" fo:border-left="none" fo:border-right="none" fo:border-top="none" style:vertical-align="middle"/>
      <style:text-properties style:font-name="Arial1" fo:font-size="12pt" style:font-size-asian="12pt" style:font-size-complex="12pt"/>
    </style:style>
    <style:style style:name="ce706"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1" fo:font-size="10pt" style:font-size-asian="10pt" style:font-size-complex="10pt"/>
    </style:style>
    <style:style style:name="ce707" style:family="table-cell" style:parent-style-name="Default">
      <style:table-cell-properties style:text-align-source="fix" style:repeat-content="false" style:vertical-align="middle"/>
      <style:paragraph-properties fo:text-align="start" fo:margin-left="0mm"/>
      <style:text-properties style:font-name="Arial1"/>
    </style:style>
    <style:style style:name="ce708" style:family="table-cell" style:parent-style-name="Default" style:data-style-name="N2">
      <style:table-cell-properties style:text-align-source="fix" style:repeat-content="false" style:vertical-align="middle"/>
      <style:paragraph-properties fo:text-align="center"/>
      <style:text-properties style:font-name="Arial1" fo:font-size="12pt" style:font-size-asian="12pt" style:font-size-complex="12pt"/>
    </style:style>
    <style:style style:name="ce709" style:family="table-cell" style:parent-style-name="Default">
      <style:table-cell-properties style:vertical-align="middle"/>
      <style:text-properties fo:color="#ff0000" style:font-name="Arial1" fo:font-size="12pt" style:font-size-asian="12pt" style:font-size-complex="12pt"/>
    </style:style>
    <style:style style:name="ce710" style:family="table-cell" style:parent-style-name="Default">
      <style:table-cell-properties style:vertical-align="middle"/>
      <style:text-properties fo:color="#ff0000" style:font-name="Arial1" fo:font-size="10pt" style:font-size-asian="10pt" style:font-size-complex="10pt"/>
    </style:style>
    <style:style style:name="ce711"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1" fo:font-size="12pt" style:font-size-asian="12pt" style:font-size-complex="12pt"/>
    </style:style>
    <style:style style:name="ce712" style:family="table-cell" style:parent-style-name="Default" style:data-style-name="N151">
      <style:table-cell-properties fo:border-bottom="0.51pt solid #000000" fo:background-color="#23b8dc" fo:border-left="none" fo:border-right="none" fo:border-top="none" style:vertical-align="middle"/>
      <style:text-properties style:font-name="Arial1" fo:font-size="12pt" style:font-size-asian="12pt" style:font-size-complex="12pt"/>
    </style:style>
    <style:style style:name="ce713" style:family="table-cell" style:parent-style-name="Default">
      <style:table-cell-properties fo:border-bottom="0.51pt solid #000000" fo:background-color="#23b8dc" fo:border-left="none" fo:border-right="none" fo:border-top="none" style:vertical-align="middle"/>
      <style:text-properties style:font-name="Arial1" fo:font-size="12pt" style:font-size-asian="12pt" style:font-size-complex="12pt"/>
    </style:style>
    <style:style style:name="ce714" style:family="table-cell" style:parent-style-name="Default" style:data-style-name="N153">
      <style:table-cell-properties fo:border-bottom="0.51pt solid #000000" fo:background-color="#23b8dc" fo:border-left="none" fo:border-right="none" fo:border-top="none" style:vertical-align="middle"/>
      <style:text-properties style:font-name="Arial1" fo:font-size="12pt" style:font-size-asian="12pt" style:font-size-complex="12pt"/>
    </style:style>
    <style:style style:name="ce715" style:family="table-cell" style:parent-style-name="Default" style:data-style-name="N2">
      <style:table-cell-properties fo:border-bottom="0.51pt solid #000000" fo:background-color="#23b8dc" fo:border-left="none" fo:border-right="none" fo:border-top="none" style:vertical-align="middle"/>
      <style:text-properties style:font-name="Arial1" fo:font-size="12pt" style:font-size-asian="12pt" style:font-size-complex="12pt"/>
    </style:style>
    <style:style style:name="ce716" style:family="table-cell" style:parent-style-name="Default" style:data-style-name="N124">
      <style:table-cell-properties fo:border-bottom="0.51pt solid #000000" fo:background-color="#23b8dc" fo:border-left="none" fo:border-right="none" fo:border-top="none" style:vertical-align="middle"/>
      <style:text-properties style:font-name="Arial1" fo:font-size="12pt" style:font-size-asian="12pt" style:font-size-complex="12pt"/>
    </style:style>
    <style:style style:name="ce717" style:family="table-cell" style:parent-style-name="Default" style:data-style-name="N126">
      <style:table-cell-properties fo:border-bottom="0.51pt solid #000000" fo:background-color="#23b8dc" fo:border-left="none" fo:border-right="none" fo:border-top="none" style:vertical-align="middle"/>
      <style:text-properties style:font-name="Arial1" fo:font-size="12pt" style:font-size-asian="12pt" style:font-size-complex="12pt"/>
    </style:style>
    <style:style style:name="ce718"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1" fo:font-size="10pt" style:font-size-asian="10pt" style:font-size-complex="10pt"/>
    </style:style>
    <style:style style:name="ce719" style:family="table-cell" style:parent-style-name="Default">
      <style:table-cell-properties style:text-align-source="fix" style:repeat-content="false" style:vertical-align="middle"/>
      <style:paragraph-properties fo:text-align="start" fo:margin-left="0mm"/>
      <style:text-properties style:font-name="Arial1" fo:font-size="10pt" style:font-size-asian="10pt" style:font-size-complex="10pt"/>
    </style:style>
    <style:style style:name="ce720"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721"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722"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723"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724"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725" style:family="table-cell" style:parent-style-name="Default">
      <style:table-cell-properties fo:background-color="#cfe7f5"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726"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727" style:family="table-cell" style:parent-style-name="Default">
      <style:table-cell-properties fo:background-color="#cccccc"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728" style:family="table-cell" style:parent-style-name="Default">
      <style:table-cell-properties fo:background-color="#99ffff"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729"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730"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1" fo:font-size="12pt" style:font-size-asian="12pt" style:font-size-complex="12pt"/>
    </style:style>
    <style:style style:name="ce731"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732"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style:font-name="Arial1" fo:font-size="12pt" style:font-size-asian="12pt" style:font-size-complex="12pt"/>
    </style:style>
    <style:style style:name="ce733"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734"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735"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736"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style:font-name="Arial1" fo:font-size="12pt" style:font-size-asian="12pt" style:font-size-complex="12pt"/>
    </style:style>
    <style:style style:name="ce737"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1" fo:font-size="12pt" style:font-size-asian="12pt" style:font-size-complex="12pt"/>
    </style:style>
    <style:style style:name="ce738"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1" fo:font-size="12pt" style:font-size-asian="12pt" style:font-size-complex="12pt"/>
    </style:style>
    <style:style style:name="ce739"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style:font-name="Arial1" fo:font-size="12pt" style:font-size-asian="12pt" style:font-size-complex="12pt"/>
    </style:style>
    <style:style style:name="ce740"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1" fo:font-size="12pt" style:font-size-asian="12pt" style:font-size-complex="12pt"/>
    </style:style>
    <style:style style:name="ce741"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style:font-name="Arial1" fo:font-size="12pt" style:font-size-asian="12pt" style:font-size-complex="12pt"/>
    </style:style>
    <style:style style:name="ce742"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1" fo:font-size="12pt" style:font-size-asian="12pt" style:font-size-complex="12pt"/>
    </style:style>
    <style:style style:name="ce743"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1" fo:font-size="12pt" style:font-size-asian="12pt" style:font-size-complex="12pt"/>
    </style:style>
    <style:style style:name="ce744" style:family="table-cell" style:parent-style-name="Default">
      <style:table-cell-properties style:vertical-align="automatic"/>
      <style:text-properties style:font-name="Arial1" fo:font-weight="bold" style:font-weight-asian="bold" style:font-weight-complex="bold"/>
    </style:style>
    <style:style style:name="ce745" style:family="table-cell" style:parent-style-name="Default">
      <style:table-cell-properties fo:border-bottom="0.99pt solid #000000" fo:border-left="2.01pt solid #000000" fo:border-right="0.99pt solid #000000" fo:border-top="2.01pt solid #000000" style:vertical-align="automatic"/>
      <style:text-properties style:font-name="Arial1"/>
    </style:style>
    <style:style style:name="ce746"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1"/>
    </style:style>
    <style:style style:name="ce747"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1"/>
    </style:style>
    <style:style style:name="ce748" style:family="table-cell" style:parent-style-name="Default">
      <style:table-cell-properties style:vertical-align="automatic"/>
      <style:text-properties style:font-name="Arial1"/>
    </style:style>
    <style:style style:name="ce749" style:family="table-cell" style:parent-style-name="Default">
      <style:table-cell-properties style:text-align-source="fix" style:repeat-content="false" fo:border="none" style:vertical-align="automatic"/>
      <style:paragraph-properties fo:text-align="center" fo:margin-left="0mm"/>
      <style:text-properties style:font-name="Arial1"/>
    </style:style>
    <style:style style:name="ce750" style:family="table-cell" style:parent-style-name="Default">
      <style:table-cell-properties style:text-align-source="fix" style:repeat-content="false" style:vertical-align="automatic"/>
      <style:paragraph-properties fo:text-align="center" fo:margin-left="0mm"/>
      <style:text-properties style:font-name="Arial1" fo:font-weight="bold" style:font-weight-asian="bold" style:font-weight-complex="bold"/>
    </style:style>
    <style:style style:name="ce751" style:family="table-cell" style:parent-style-name="Default">
      <style:table-cell-properties style:text-align-source="fix" style:repeat-content="false" style:vertical-align="automatic"/>
      <style:paragraph-properties fo:text-align="center" fo:margin-left="0mm"/>
      <style:text-properties style:font-name="Arial1"/>
    </style:style>
    <style:style style:name="ce75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5"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6" style:family="table-cell" style:parent-style-name="Default" style:data-style-name="N126">
      <style:table-cell-properties style:text-align-source="fix" style:repeat-content="false" style:vertical-align="automatic"/>
      <style:paragraph-properties fo:text-align="center" fo:margin-left="0mm"/>
      <style:text-properties style:font-name="Arial1"/>
    </style:style>
    <style:style style:name="ce757"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text-properties style:font-name="Arial1"/>
    </style:style>
    <style:style style:name="ce758" style:family="table-cell" style:parent-style-name="Default">
      <style:table-cell-properties style:text-align-source="fix" style:repeat-content="false" fo:border="0.99pt solid #000000" style:vertical-align="automatic"/>
      <style:paragraph-properties fo:text-align="center" fo:margin-left="0mm"/>
      <style:text-properties style:font-name="Arial1"/>
    </style:style>
    <style:style style:name="ce759"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text-properties style:font-name="Arial1"/>
    </style:style>
    <style:style style:name="ce760"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text-properties style:font-name="Arial1"/>
    </style:style>
    <style:style style:name="ce76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1"/>
    </style:style>
    <style:style style:name="ce762" style:family="table-cell" style:parent-style-name="Default">
      <style:table-cell-properties style:text-align-source="fix" style:repeat-content="false" style:vertical-align="automatic"/>
      <style:paragraph-properties fo:text-align="end" fo:margin-left="0mm"/>
      <style:text-properties style:font-name="Arial1"/>
    </style:style>
    <style:style style:name="ce763" style:family="table-cell" style:parent-style-name="Default">
      <style:table-cell-properties style:text-align-source="fix" style:repeat-content="false"/>
      <style:paragraph-properties fo:text-align="end" fo:margin-left="0mm"/>
      <style:text-properties style:font-name="Arial1"/>
    </style:style>
    <style:style style:name="ce76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5"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6"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7" style:family="table-cell" style:parent-style-name="Default">
      <style:table-cell-properties style:vertical-align="automatic"/>
      <style:text-properties style:font-name="Arial1" fo:font-size="10pt" style:font-size-asian="10pt" style:font-size-complex="10pt"/>
    </style:style>
    <style:style style:name="ce768" style:family="table-cell" style:parent-style-name="Default">
      <style:table-cell-properties style:text-align-source="fix" style:repeat-content="false"/>
      <style:paragraph-properties fo:text-align="center" fo:margin-left="0mm"/>
      <style:text-properties style:font-name="Arial1"/>
    </style:style>
    <style:style style:name="ce769" style:family="table-cell" style:parent-style-name="Default">
      <style:table-cell-properties fo:border-bottom="0.99pt solid #000000" fo:border-left="0.99pt solid #000000" fo:border-right="0.99pt solid #000000" fo:border-top="2.01pt solid #000000" style:vertical-align="automatic"/>
      <style:text-properties style:font-name="Arial1"/>
    </style:style>
    <style:style style:name="ce770" style:family="table-cell" style:parent-style-name="Default" style:data-style-name="N2">
      <style:table-cell-properties style:text-align-source="fix" style:repeat-content="false" style:vertical-align="automatic"/>
      <style:paragraph-properties fo:text-align="center" fo:margin-left="0mm"/>
      <style:text-properties style:font-name="Arial1"/>
    </style:style>
    <style:style style:name="ce771" style:family="table-cell" style:parent-style-name="Default" style:data-style-name="N2">
      <style:table-cell-properties style:text-align-source="fix" style:repeat-content="false" style:vertical-align="middle"/>
      <style:paragraph-properties fo:text-align="center" fo:margin-left="0mm"/>
      <style:text-properties style:font-name="Arial1"/>
    </style:style>
    <style:style style:name="ce772"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4"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5" style:family="table-cell" style:parent-style-name="Default">
      <style:table-cell-properties style:text-align-source="fix" style:repeat-content="false" fo:border="0.06pt solid #000000" fo:padding="0.71mm"/>
      <style:paragraph-properties fo:text-align="center" fo:margin-left="0mm"/>
      <style:text-properties style:font-name="Arial1"/>
    </style:style>
    <style:style style:name="ce776" style:family="table-cell" style:parent-style-name="Default">
      <style:table-cell-properties style:text-align-source="fix" style:repeat-content="false" fo:border="0.06pt solid #000000"/>
      <style:paragraph-properties fo:text-align="center" fo:margin-left="0mm"/>
      <style:text-properties style:font-name="Arial1"/>
    </style:style>
    <style:style style:name="ce777" style:family="table-cell" style:parent-style-name="Default">
      <style:table-cell-properties style:text-align-source="fix" style:repeat-content="false" fo:border="0.06pt solid #000000"/>
      <style:paragraph-properties fo:text-align="end" fo:margin-left="0mm"/>
      <style:text-properties style:font-name="Arial1"/>
    </style:style>
    <style:style style:name="ce778" style:family="table-cell" style:parent-style-name="Default" style:data-style-name="N124">
      <style:table-cell-properties style:text-align-source="fix" style:repeat-content="false" style:vertical-align="automatic"/>
      <style:paragraph-properties fo:text-align="center" fo:margin-left="0mm"/>
      <style:text-properties style:font-name="Arial1"/>
    </style:style>
    <style:style style:name="ce779" style:family="table-cell" style:parent-style-name="Default">
      <style:table-cell-properties fo:border="0.06pt solid #000000" fo:padding="0.71mm"/>
      <style:text-properties style:font-name="Arial1"/>
    </style:style>
    <style:style style:name="ce780"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1" style:family="table-cell" style:parent-style-name="Default" style:data-style-name="N0">
      <style:table-cell-properties style:text-align-source="fix" style:repeat-content="false" style:vertical-align="automatic"/>
      <style:paragraph-properties fo:text-align="center" fo:margin-left="0mm"/>
      <style:text-properties style:font-name="Arial1" style:font-name-asian="Microsoft YaHei" style:font-name-complex="Arial"/>
    </style:style>
    <style:style style:name="ce782" style:family="table-cell" style:parent-style-name="Default">
      <style:table-cell-properties style:text-align-source="fix" style:repeat-content="false" style:vertical-align="middle"/>
      <style:paragraph-properties fo:text-align="center"/>
      <style:text-properties style:font-name="Arial1"/>
    </style:style>
    <style:style style:name="ce783" style:family="table-cell" style:parent-style-name="Default" style:data-style-name="N2">
      <style:table-cell-properties style:text-align-source="fix" style:repeat-content="false"/>
      <style:paragraph-properties fo:text-align="center" fo:margin-left="0mm"/>
      <style:text-properties style:font-name="Arial1"/>
    </style:style>
    <style:style style:name="ce784" style:family="table-cell" style:parent-style-name="Default">
      <style:table-cell-properties fo:border-bottom="0.99pt solid #000000" fo:border-left="0.99pt solid #000000" fo:border-right="2.01pt solid #000000" fo:border-top="2.01pt solid #000000" style:vertical-align="automatic"/>
      <style:text-properties style:font-name="Arial1"/>
    </style:style>
    <style:style style:name="ce785"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1"/>
    </style:style>
    <style:style style:name="ce786"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1"/>
    </style:style>
    <style:style style:name="ce78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78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789" style:family="table-cell" style:parent-style-name="Default">
      <style:table-cell-properties style:text-align-source="fix" style:repeat-content="false" fo:border="0.99pt solid #000000" style:vertical-align="middle"/>
      <style:paragraph-properties fo:text-align="center" fo:margin-left="0mm"/>
      <style:text-properties style:font-name="Arial1"/>
    </style:style>
    <style:style style:name="ce790" style:family="table-cell" style:parent-style-name="Default">
      <style:table-cell-properties style:text-align-source="fix" style:repeat-content="false" fo:border="none" style:vertical-align="middle"/>
      <style:paragraph-properties fo:text-align="center" fo:margin-left="0mm"/>
      <style:text-properties style:font-name="Arial1"/>
    </style:style>
    <style:style style:name="ce791" style:family="table-cell" style:parent-style-name="Default">
      <style:table-cell-properties style:text-align-source="fix" style:repeat-content="false" fo:border="0.06pt solid #000000" style:vertical-align="automatic"/>
      <style:paragraph-properties fo:text-align="center" fo:margin-left="0mm"/>
      <style:text-properties style:font-name="Arial1"/>
    </style:style>
    <style:style style:name="ce792" style:family="table-cell" style:parent-style-name="Default">
      <style:table-cell-properties style:text-align-source="fix" style:repeat-content="false" fo:border="0.06pt solid #000000" style:vertical-align="middle"/>
      <style:paragraph-properties fo:text-align="center"/>
      <style:text-properties style:font-name="Arial1"/>
    </style:style>
    <style:style style:name="ce793" style:family="table-cell" style:parent-style-name="Default" style:data-style-name="N2">
      <style:table-cell-properties style:text-align-source="fix" style:repeat-content="false" fo:border="0.06pt solid #000000" style:vertical-align="automatic"/>
      <style:paragraph-properties fo:text-align="center" fo:margin-left="0mm"/>
      <style:text-properties style:font-name="Arial1" fo:font-size="10pt"/>
    </style:style>
    <style:style style:name="ce794" style:family="table-cell" style:parent-style-name="Default" style:data-style-name="N2">
      <style:table-cell-properties style:text-align-source="fix" style:repeat-content="false" fo:border="0.99pt solid #000000" style:vertical-align="automatic"/>
      <style:paragraph-properties fo:text-align="center" fo:margin-left="0mm"/>
      <style:text-properties style:font-name="Arial1" fo:font-size="10pt"/>
    </style:style>
    <style:style style:name="ce795"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6"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7"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8"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9"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0"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1"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2"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3"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7"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9"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0"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1"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2"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Arial1"/>
    </style:style>
    <style:style style:name="ce814" style:family="table-cell" style:parent-style-name="Default">
      <style:table-cell-properties fo:background-color="#99ccff" style:cell-protect="none" style:print-content="true" fo:padding="0.71mm"/>
      <style:text-properties style:font-name="Arial1"/>
    </style:style>
    <style:style style:name="ce815" style:family="table-cell" style:parent-style-name="Default" style:data-style-name="N2">
      <style:table-cell-properties fo:background-color="#ccffcc" style:cell-protect="protected formula-hidden" style:print-content="true" fo:padding="0.71mm"/>
      <style:text-properties style:font-name="Arial1"/>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16" style:family="table-cell" style:parent-style-name="Default" style:data-style-name="N2">
      <style:table-cell-properties fo:background-color="#ccffcc" style:cell-protect="protected formula-hidden" style:print-content="true" fo:padding="0.71mm"/>
      <style:text-properties style:font-name="Arial1"/>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817"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9"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1"/>
    </style:style>
    <style:style style:name="ce820" style:family="table-cell" style:parent-style-name="Default" style:data-style-name="N126">
      <style:table-cell-properties style:text-align-source="fix" style:repeat-content="false" fo:padding="0.71mm"/>
      <style:paragraph-properties fo:text-align="start" fo:margin-left="0mm"/>
      <style:text-properties style:font-name="Arial1"/>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10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10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10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10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10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10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10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10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10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10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visual-effect="flat" form:current-state="checked"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1E87538340A7591D.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number-columns-spanned="6" table:number-rows-spanned="1"/>
          <table:covered-table-cell table:number-columns-repeated="4" table:style-name="ce19"/>
          <table:covered-table-cell table:style-name="ce43"/>
          <table:table-cell table:style-name="ce49"/>
          <table:table-cell table:style-name="ce41" office:value-type="string" calcext:value-type="string">
            <text:p>Report Date</text:p>
          </table:table-cell>
          <table:table-cell table:style-name="ce58" table:number-columns-spanned="4" table:number-rows-spanned="1"/>
          <table:covered-table-cell table:number-columns-repeated="2" table:style-name="ce62"/>
          <table:covered-table-cell table:style-name="ce73"/>
          <table:table-cell table:number-columns-repeated="1010"/>
        </table:table-row>
        <table:table-row table:style-name="ro2">
          <table:table-cell table:style-name="ce3" office:value-type="string" calcext:value-type="string">
            <text:p>Address</text:p>
          </table:table-cell>
          <table:table-cell table:style-name="ce3"/>
          <table:table-cell table:style-name="ce14" table:number-columns-spanned="6" table:number-rows-spanned="1"/>
          <table:covered-table-cell table:number-columns-repeated="4" table:style-name="ce19"/>
          <table:covered-table-cell table:style-name="ce43"/>
          <table:table-cell table:style-name="ce49"/>
          <table:table-cell table:style-name="ce41" office:value-type="string" calcext:value-type="string">
            <text:p>Survey Date</text:p>
          </table:table-cell>
          <table:table-cell table:style-name="ce58" table:formula="of:=[Sheet1.P7]" office:value-type="date" office:date-value="1899-12-30" calcext:value-type="date" table:number-columns-spanned="4" table:number-rows-spanned="1">
            <text:p>30-Dec-1899</text:p>
          </table:table-cell>
          <table:covered-table-cell table:number-columns-repeated="2" table:style-name="ce62"/>
          <table:covered-table-cell table:style-name="ce73"/>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9"/>
          <table:covered-table-cell table:style-name="ce44"/>
          <table:table-cell table:style-name="ce49"/>
          <table:table-cell table:style-name="ce41" office:value-type="string" calcext:value-type="string">
            <text:p>Signature</text:p>
          </table:table-cell>
          <table:table-cell table:style-name="ce20" table:number-columns-spanned="4" table:number-rows-spanned="1"/>
          <table:covered-table-cell table:number-columns-repeated="2" table:style-name="ce29"/>
          <table:covered-table-cell table:style-name="ce44"/>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20" office:value-type="string" calcext:value-type="string" table:number-columns-spanned="5" table:number-rows-spanned="1">
            <text:p>Lorad/Hologic</text:p>
          </table:table-cell>
          <table:covered-table-cell table:number-columns-repeated="3" table:style-name="ce29"/>
          <table:covered-table-cell table:style-name="ce44"/>
          <table:table-cell table:style-name="ce49"/>
          <table:table-cell table:style-name="ce41" office:value-type="string" calcext:value-type="string">
            <text:p>Model</text:p>
          </table:table-cell>
          <table:table-cell table:style-name="ce20" table:formula="of:=[Sheet1.R18]" table:number-columns-spanned="4" table:number-rows-spanned="1">
            <text:p/>
          </table:table-cell>
          <table:covered-table-cell table:number-columns-repeated="2" table:style-name="ce29"/>
          <table:covered-table-cell table:style-name="ce44"/>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1" table:formula="of:=[Sheet1.V12]" table:number-columns-spanned="5" table:number-rows-spanned="1">
            <text:p/>
          </table:table-cell>
          <table:covered-table-cell table:number-columns-repeated="3" table:style-name="ce30"/>
          <table:covered-table-cell table:style-name="ce45"/>
          <table:table-cell table:style-name="ce49"/>
          <table:table-cell table:style-name="ce41" office:value-type="string" calcext:value-type="string">
            <text:p>Room ID</text:p>
          </table:table-cell>
          <table:table-cell table:style-name="ce20" table:formula="of:=[Sheet1.R14]" table:number-columns-spanned="4" table:number-rows-spanned="1">
            <text:p/>
          </table:table-cell>
          <table:covered-table-cell table:number-columns-repeated="2" table:style-name="ce29"/>
          <table:covered-table-cell table:style-name="ce44"/>
          <table:table-cell table:number-columns-repeated="1010"/>
        </table:table-row>
        <table:table-row table:style-name="ro3">
          <table:table-cell table:style-name="ce4"/>
          <table:table-cell table:number-columns-repeated="9"/>
          <table:table-cell table:style-name="ce59"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2" office:value-type="string" calcext:value-type="string" table:number-columns-spanned="5" table:number-rows-spanned="1">
            <text:p>MAN-00093 (2007)</text:p>
          </table:table-cell>
          <table:covered-table-cell table:number-columns-repeated="3" table:style-name="ce31"/>
          <table:covered-table-cell table:style-name="ce46"/>
          <table:table-cell table:style-name="ce50"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40" table:number-columns-repeated="8"/>
          <table:table-cell table:style-name="ce59"/>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3" office:value-type="string" calcext:value-type="string" table:number-columns-spanned="3" table:number-rows-spanned="1">
            <text:p>Manufacturer</text:p>
          </table:table-cell>
          <table:covered-table-cell table:number-columns-repeated="2" table:style-name="ce23"/>
          <table:table-cell table:style-name="ce23" office:value-type="string" calcext:value-type="string" table:number-columns-spanned="2" table:number-rows-spanned="1">
            <text:p>Model</text:p>
          </table:table-cell>
          <table:covered-table-cell table:style-name="ce23"/>
          <table:table-cell table:style-name="ce23" office:value-type="string" calcext:value-type="string" table:number-columns-spanned="2" table:number-rows-spanned="1">
            <text:p>Location</text:p>
          </table:table-cell>
          <table:covered-table-cell table:style-name="ce23"/>
          <table:table-cell table:style-name="ce23" office:value-type="string" calcext:value-type="string" table:number-columns-spanned="4" table:number-rows-spanned="1">
            <text:p>QC Manual Version #</text:p>
          </table:table-cell>
          <table:covered-table-cell table:number-columns-repeated="3" table:style-name="ce23"/>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4" table:number-columns-spanned="3" table:number-rows-spanned="1"/>
          <table:covered-table-cell table:style-name="ce32"/>
          <table:covered-table-cell table:style-name="ce35"/>
          <table:table-cell table:style-name="ce24" table:number-columns-spanned="2" table:number-rows-spanned="1"/>
          <table:covered-table-cell table:style-name="ce35"/>
          <table:table-cell table:style-name="ce51" table:number-columns-spanned="2" table:number-rows-spanned="1"/>
          <table:covered-table-cell table:style-name="ce55"/>
          <table:table-cell table:style-name="ce24" table:number-columns-spanned="4" table:number-rows-spanned="1"/>
          <table:covered-table-cell table:number-columns-repeated="2" table:style-name="ce32"/>
          <table:covered-table-cell table:style-name="ce35"/>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5" table:number-columns-spanned="3" table:number-rows-spanned="1"/>
          <table:covered-table-cell table:style-name="ce33"/>
          <table:covered-table-cell table:style-name="ce36"/>
          <table:table-cell table:style-name="ce25" table:number-columns-spanned="2" table:number-rows-spanned="1"/>
          <table:covered-table-cell table:style-name="ce36"/>
          <table:table-cell table:style-name="ce52" table:number-columns-spanned="2" table:number-rows-spanned="1"/>
          <table:covered-table-cell table:style-name="ce56"/>
          <table:table-cell table:style-name="ce25" table:number-columns-spanned="4" table:number-rows-spanned="1"/>
          <table:covered-table-cell table:number-columns-repeated="2" table:style-name="ce33"/>
          <table:covered-table-cell table:style-name="ce36"/>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8"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Lorad'.D17" table:end-x="2.26mm" table:end-y="0.27mm" draw:z-index="0" draw:name="Check Box 21" draw:style-name="gr2" draw:text-style-name="P2" svg:width="8.49mm" svg:height="5.62mm" svg:x="27.62mm" svg:y="0.49mm" draw:control="control1"/>
          </table:table-cell>
          <table:table-cell table:style-name="ce26" office:value-type="string" calcext:value-type="string">
            <text:p>Mammo Eqpt Evaluation of new unit (include MQSA Rqmts for Mammo Eqpt checklist)</text:p>
          </table:table-cell>
          <table:table-cell table:style-name="ce16" table:number-columns-repeated="2"/>
          <table:table-cell table:style-name="ce41"/>
          <table:table-cell table:style-name="ce47"/>
          <table:table-cell table:style-name="ce53"/>
          <table:table-cell table:style-name="ce41"/>
          <table:table-cell table:style-name="ce16"/>
          <table:table-cell table:style-name="ce16">
            <draw:control table:end-cell-address="'QC Test Summary-Lorad'.M17" table:end-x="3.93mm" table:end-y="0.27mm" draw:z-index="1" draw:name="Check Box 82" draw:style-name="gr2" draw:text-style-name="P2" svg:width="8.48mm" svg:height="5.62mm" svg:x="12.51mm" svg:y="0.49mm" draw:control="control2"/>
          </table:table-cell>
          <table:table-cell table:style-name="ce48"/>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7"/>
          <table:table-cell table:style-name="ce17" table:number-columns-repeated="2"/>
          <table:table-cell table:style-name="ce27"/>
          <table:table-cell table:style-name="ce48"/>
          <table:table-cell table:style-name="ce54"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65" office:value-type="string" calcext:value-type="string" table:number-columns-spanned="2" table:number-rows-spanned="1">
            <text:p>PASS/FAIL</text:p>
          </table:table-cell>
          <table:covered-table-cell table:style-name="ce65"/>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7" table:number-columns-repeated="2"/>
          <table:table-cell table:style-name="ce3" table:number-columns-repeated="2"/>
          <table:table-cell table:style-name="ce49" table:number-columns-repeated="3"/>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7" table:number-columns-repeated="2"/>
          <table:table-cell table:style-name="ce3" table:number-columns-repeated="5"/>
          <table:table-cell table:style-name="ce66" table:content-validation-name="val3" table:number-columns-spanned="2" table:number-rows-spanned="1"/>
          <table:covered-table-cell table:style-name="ce74"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7" table:number-columns-repeated="2"/>
          <table:table-cell table:style-name="ce3" table:number-columns-repeated="5"/>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7" table:number-columns-repeated="2"/>
          <table:table-cell table:style-name="ce3" table:number-columns-repeated="5"/>
          <table:table-cell table:style-name="ce68" table:content-validation-name="val5" table:number-columns-spanned="2" table:number-rows-spanned="1"/>
          <table:covered-table-cell table:style-name="ce76"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8" table:number-columns-repeated="2"/>
          <table:table-cell table:number-columns-repeated="3"/>
          <table:table-cell table:style-name="ce60" table:formula="of:=[Sheet1.X266]">
            <text:p/>
          </table:table-cell>
          <table:table-cell table:style-name="ce63" office:value-type="string" calcext:value-type="string">
            <text:p>mGy</text:p>
          </table:table-cell>
          <table:table-cell table:style-name="ce69"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7" table:number-columns-repeated="2"/>
          <table:table-cell table:style-name="ce3" table:number-columns-repeated="5"/>
          <table:table-cell table:style-name="ce68" table:content-validation-name="val5" table:number-columns-spanned="2" table:number-rows-spanned="1"/>
          <table:covered-table-cell table:style-name="ce76"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11"/>
          <table:table-cell table:style-name="ce70" table:content-validation-name="val5" table:number-columns-spanned="2" table:number-rows-spanned="1"/>
          <table:covered-table-cell table:style-name="ce76" table:content-validation-name="val6"/>
          <table:table-cell table:number-columns-repeated="1010"/>
        </table:table-row>
        <table:table-row table:style-name="ro8">
          <table:table-cell table:number-columns-repeated="2"/>
          <table:table-cell table:style-name="ce18" office:value-type="string" calcext:value-type="string">
            <text:p>Phantom image scores:</text:p>
          </table:table-cell>
          <table:table-cell table:style-name="ce16" table:number-columns-repeated="2"/>
          <table:table-cell table:style-name="ce39" office:value-type="string" calcext:value-type="string">
            <text:p>Fibers</text:p>
          </table:table-cell>
          <table:table-cell table:style-name="ce42" table:content-validation-name="val1" table:formula="of:=[Sheet1.P429]" office:value-type="float" office:value="0" calcext:value-type="float">
            <office:annotation draw:style-name="gr3"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39" office:value-type="string" calcext:value-type="string">
            <text:p>Specks</text:p>
          </table:table-cell>
          <table:table-cell table:style-name="ce42" table:content-validation-name="val2" table:formula="of:=[Sheet1.P430]" office:value-type="float" office:value="0" calcext:value-type="float">
            <text:p>0.0</text:p>
          </table:table-cell>
          <table:table-cell table:style-name="ce39" office:value-type="string" calcext:value-type="string">
            <text:p>Masses</text:p>
          </table:table-cell>
          <table:table-cell table:style-name="ce42" table:content-validation-name="val2" table:formula="of:=[Sheet1.P431]" office:value-type="float" office:value="0" calcext:value-type="float">
            <text:p>0.0</text:p>
          </table:table-cell>
          <table:table-cell table:style-name="ce64"/>
          <table:table-cell table:style-name="ce71"/>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7" table:number-columns-repeated="2"/>
          <table:table-cell table:style-name="ce3" table:number-columns-repeated="4"/>
          <table:table-cell table:style-name="ce49"/>
          <table:table-cell table:style-name="ce40"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28" table:formula="of:=[Sheet1.T441]">
            <text:p/>
          </table:table-cell>
          <table:table-cell table:style-name="ce3"/>
          <table:table-cell table:style-name="ce37" table:number-columns-repeated="2"/>
          <table:table-cell table:style-name="ce3" table:number-columns-repeated="2"/>
          <table:table-cell table:style-name="ce39"/>
          <table:table-cell table:style-name="ce61" table:number-columns-repeated="2"/>
          <table:table-cell table:style-name="ce68" table:content-validation-name="val5" table:number-columns-spanned="2" table:number-rows-spanned="1"/>
          <table:covered-table-cell table:style-name="ce76"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28" table:formula="of:=[Sheet1.T442]">
            <text:p/>
          </table:table-cell>
          <table:table-cell table:style-name="ce34" office:value-type="string" calcext:value-type="string">
            <text:p>(Required for both new unit Mammography Equipment Evaluations and Annual Surveys)</text:p>
          </table:table-cell>
          <table:table-cell table:style-name="ce37" table:number-columns-repeated="2"/>
          <table:table-cell table:style-name="ce3" table:number-columns-repeated="2"/>
          <table:table-cell table:style-name="ce57"/>
          <table:table-cell table:style-name="ce61"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7" table:number-columns-repeated="2"/>
          <table:table-cell table:style-name="ce3" table:number-columns-repeated="2"/>
          <table:table-cell table:style-name="ce39"/>
          <table:table-cell table:style-name="ce61" table:number-columns-repeated="2"/>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72" table:content-validation-name="val4" table:number-columns-spanned="2" table:number-rows-spanned="1"/>
          <table:covered-table-cell table:style-name="ce77"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67" table:content-validation-name="val4" table:number-columns-spanned="2" table:number-rows-spanned="1"/>
          <table:covered-table-cell table:style-name="ce75" table:content-validation-name="val4"/>
          <table:table-cell table:number-columns-repeated="1010"/>
        </table:table-row>
        <table:table-row table:style-name="ro8" table:number-rows-repeated="13">
          <table:table-cell table:style-name="ce3" table:number-columns-repeated="12"/>
          <table:table-cell table:style-name="ce61"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1E87538340A7591D.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Hologic</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20" table:formula="of:=['QC Test Summary-Lorad'.C4]" office:value-type="float" office:value="0" calcext:value-type="float" table:number-columns-spanned="6" table:number-rows-spanned="1">
            <text:p>0</text:p>
          </table:table-cell>
          <table:covered-table-cell table:number-columns-repeated="4" table:style-name="ce29"/>
          <table:covered-table-cell table:style-name="ce44"/>
          <table:table-cell table:style-name="ce49"/>
          <table:table-cell table:style-name="ce41" office:value-type="string" calcext:value-type="string">
            <text:p>Report Date</text:p>
          </table:table-cell>
          <table:table-cell table:style-name="ce58" table:formula="of:=['QC Test Summary-Lorad'.K4]" office:value-type="date" office:date-value="1899-12-30" calcext:value-type="date" table:number-columns-spanned="4" table:number-rows-spanned="1">
            <text:p>30-Dec-1899</text:p>
          </table:table-cell>
          <table:covered-table-cell table:number-columns-repeated="2" table:style-name="ce62"/>
          <table:covered-table-cell table:style-name="ce73"/>
          <table:table-cell table:number-columns-repeated="1010"/>
        </table:table-row>
        <table:table-row table:style-name="ro2">
          <table:table-cell table:style-name="ce3" office:value-type="string" calcext:value-type="string">
            <text:p>Address</text:p>
          </table:table-cell>
          <table:table-cell table:style-name="ce3"/>
          <table:table-cell table:style-name="ce20" table:formula="of:=['QC Test Summary-Lorad'.C5]" office:value-type="float" office:value="0" calcext:value-type="float" table:number-columns-spanned="6" table:number-rows-spanned="1">
            <text:p>0</text:p>
          </table:table-cell>
          <table:covered-table-cell table:number-columns-repeated="4" table:style-name="ce29"/>
          <table:covered-table-cell table:style-name="ce44"/>
          <table:table-cell table:style-name="ce49"/>
          <table:table-cell table:style-name="ce41" office:value-type="string" calcext:value-type="string">
            <text:p>Survey Date</text:p>
          </table:table-cell>
          <table:table-cell table:style-name="ce58" table:formula="of:=[Sheet1.P7]" office:value-type="date" office:date-value="1899-12-30" calcext:value-type="date" table:number-columns-spanned="4" table:number-rows-spanned="1">
            <text:p>30-Dec-1899</text:p>
          </table:table-cell>
          <table:covered-table-cell table:number-columns-repeated="2" table:style-name="ce62"/>
          <table:covered-table-cell table:style-name="ce73"/>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9"/>
          <table:covered-table-cell table:style-name="ce44"/>
          <table:table-cell table:style-name="ce49"/>
          <table:table-cell table:style-name="ce41" office:value-type="string" calcext:value-type="string">
            <text:p>Signature</text:p>
          </table:table-cell>
          <table:table-cell table:style-name="ce20" table:number-columns-spanned="4" table:number-rows-spanned="1"/>
          <table:covered-table-cell table:number-columns-repeated="2" table:style-name="ce29"/>
          <table:covered-table-cell table:style-name="ce44"/>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20" office:value-type="string" calcext:value-type="string" table:number-columns-spanned="5" table:number-rows-spanned="1">
            <text:p>Lorad/Hologic</text:p>
          </table:table-cell>
          <table:covered-table-cell table:number-columns-repeated="3" table:style-name="ce29"/>
          <table:covered-table-cell table:style-name="ce44"/>
          <table:table-cell table:style-name="ce49"/>
          <table:table-cell table:style-name="ce41" office:value-type="string" calcext:value-type="string">
            <text:p>Model</text:p>
          </table:table-cell>
          <table:table-cell table:style-name="ce20" table:formula="of:=[Sheet1.R18]" table:number-columns-spanned="4" table:number-rows-spanned="1">
            <text:p/>
          </table:table-cell>
          <table:covered-table-cell table:number-columns-repeated="2" table:style-name="ce29"/>
          <table:covered-table-cell table:style-name="ce44"/>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1" table:formula="of:=[Sheet1.V12]" table:number-columns-spanned="5" table:number-rows-spanned="1">
            <text:p/>
          </table:table-cell>
          <table:covered-table-cell table:number-columns-repeated="3" table:style-name="ce30"/>
          <table:covered-table-cell table:style-name="ce45"/>
          <table:table-cell table:style-name="ce49"/>
          <table:table-cell table:style-name="ce41" office:value-type="string" calcext:value-type="string">
            <text:p>Room ID</text:p>
          </table:table-cell>
          <table:table-cell table:style-name="ce20" table:formula="of:=[Sheet1.R14]" table:number-columns-spanned="4" table:number-rows-spanned="1">
            <text:p/>
          </table:table-cell>
          <table:covered-table-cell table:number-columns-repeated="2" table:style-name="ce29"/>
          <table:covered-table-cell table:style-name="ce44"/>
          <table:table-cell table:number-columns-repeated="1010"/>
        </table:table-row>
        <table:table-row table:style-name="ro3">
          <table:table-cell table:style-name="ce4"/>
          <table:table-cell table:number-columns-repeated="9"/>
          <table:table-cell table:style-name="ce59"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79" table:formula="of:=['QC Test Summary-Lorad'.D10]" office:value-type="string" office:string-value="MAN-00093 (2007)" calcext:value-type="string" table:number-columns-spanned="5" table:number-rows-spanned="1">
            <text:p>MAN-00093 (2007)</text:p>
          </table:table-cell>
          <table:covered-table-cell table:number-columns-repeated="3" table:style-name="ce31"/>
          <table:covered-table-cell table:style-name="ce46"/>
          <table:table-cell table:style-name="ce50"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40" table:number-columns-repeated="8"/>
          <table:table-cell table:style-name="ce59"/>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3" office:value-type="string" calcext:value-type="string" table:number-columns-spanned="3" table:number-rows-spanned="1">
            <text:p>Manufacturer</text:p>
          </table:table-cell>
          <table:covered-table-cell table:number-columns-repeated="2" table:style-name="ce23"/>
          <table:table-cell table:style-name="ce23" office:value-type="string" calcext:value-type="string" table:number-columns-spanned="2" table:number-rows-spanned="1">
            <text:p>Model</text:p>
          </table:table-cell>
          <table:covered-table-cell table:style-name="ce23"/>
          <table:table-cell table:style-name="ce23" office:value-type="string" calcext:value-type="string" table:number-columns-spanned="2" table:number-rows-spanned="1">
            <text:p>Location</text:p>
          </table:table-cell>
          <table:covered-table-cell table:style-name="ce23"/>
          <table:table-cell table:style-name="ce23" office:value-type="string" calcext:value-type="string" table:number-columns-spanned="4" table:number-rows-spanned="1">
            <text:p>QC Manual Version #</text:p>
          </table:table-cell>
          <table:covered-table-cell table:number-columns-repeated="3" table:style-name="ce23"/>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80" table:formula="of:=['QC Test Summary-Lorad'.D13]" office:value-type="float" office:value="0" calcext:value-type="float" table:number-columns-spanned="3" table:number-rows-spanned="1">
            <text:p>0</text:p>
          </table:table-cell>
          <table:covered-table-cell table:style-name="ce81"/>
          <table:covered-table-cell table:style-name="ce83"/>
          <table:table-cell table:style-name="ce80" table:formula="of:=['QC Test Summary-Lorad'.G13]" office:value-type="float" office:value="0" calcext:value-type="float" table:number-columns-spanned="2" table:number-rows-spanned="1">
            <text:p>0</text:p>
          </table:table-cell>
          <table:covered-table-cell table:style-name="ce83"/>
          <table:table-cell table:style-name="ce51" table:number-columns-spanned="2" table:number-rows-spanned="1"/>
          <table:covered-table-cell table:style-name="ce55"/>
          <table:table-cell table:style-name="ce80" table:formula="of:=['QC Test Summary-Lorad'.K13]" office:value-type="float" office:value="0" calcext:value-type="float" table:number-columns-spanned="4" table:number-rows-spanned="1">
            <text:p>0</text:p>
          </table:table-cell>
          <table:covered-table-cell table:number-columns-repeated="2" table:style-name="ce81"/>
          <table:covered-table-cell table:style-name="ce83"/>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52" table:formula="of:=['QC Test Summary-Lorad'.D14]" office:value-type="float" office:value="0" calcext:value-type="float" table:number-columns-spanned="3" table:number-rows-spanned="1">
            <text:p>0</text:p>
          </table:table-cell>
          <table:covered-table-cell table:style-name="ce82"/>
          <table:covered-table-cell table:style-name="ce56"/>
          <table:table-cell table:style-name="ce52" table:formula="of:=['QC Test Summary-Lorad'.G14]" office:value-type="float" office:value="0" calcext:value-type="float" table:number-columns-spanned="2" table:number-rows-spanned="1">
            <text:p>0</text:p>
          </table:table-cell>
          <table:covered-table-cell table:style-name="ce56"/>
          <table:table-cell table:style-name="ce52" table:number-columns-spanned="2" table:number-rows-spanned="1"/>
          <table:covered-table-cell table:style-name="ce56"/>
          <table:table-cell table:style-name="ce52" table:formula="of:=['QC Test Summary-Lorad'.K14]" office:value-type="float" office:value="0" calcext:value-type="float" table:number-columns-spanned="4" table:number-rows-spanned="1">
            <text:p>0</text:p>
          </table:table-cell>
          <table:covered-table-cell table:number-columns-repeated="2" table:style-name="ce82"/>
          <table:covered-table-cell table:style-name="ce56"/>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8"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Tomo'.D17" table:end-x="2.26mm" table:end-y="0.27mm" draw:z-index="0" draw:name="Check Box 21" draw:style-name="gr2" draw:text-style-name="P2" svg:width="8.49mm" svg:height="5.62mm" svg:x="27.62mm" svg:y="0.49mm" draw:control="control3"/>
          </table:table-cell>
          <table:table-cell table:style-name="ce26" office:value-type="string" calcext:value-type="string">
            <text:p>Mammo Eqpt Evaluation of new unit (include MQSA Rqmts for Mammo Eqpt checklist)</text:p>
          </table:table-cell>
          <table:table-cell table:style-name="ce16" table:number-columns-repeated="2"/>
          <table:table-cell table:style-name="ce41"/>
          <table:table-cell table:style-name="ce47"/>
          <table:table-cell table:style-name="ce53"/>
          <table:table-cell table:style-name="ce41"/>
          <table:table-cell table:style-name="ce16"/>
          <table:table-cell table:style-name="ce16">
            <draw:control table:end-cell-address="'QC Test Summary-Tomo'.M17" table:end-x="3.93mm" table:end-y="0.27mm" draw:z-index="1" draw:name="Check Box 82" draw:style-name="gr2" draw:text-style-name="P2" svg:width="8.48mm" svg:height="5.62mm" svg:x="12.51mm" svg:y="0.49mm" draw:control="control4"/>
          </table:table-cell>
          <table:table-cell table:style-name="ce48"/>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7"/>
          <table:table-cell table:style-name="ce17" table:number-columns-repeated="2"/>
          <table:table-cell table:style-name="ce27"/>
          <table:table-cell table:style-name="ce48"/>
          <table:table-cell table:style-name="ce54"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65" office:value-type="string" calcext:value-type="string" table:number-columns-spanned="2" table:number-rows-spanned="1">
            <text:p>PASS/FAIL</text:p>
          </table:table-cell>
          <table:covered-table-cell table:style-name="ce65"/>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7" table:number-columns-repeated="2"/>
          <table:table-cell table:style-name="ce3" table:number-columns-repeated="5"/>
          <table:table-cell table:style-name="ce86" table:content-validation-name="val3" table:number-columns-spanned="2" table:number-rows-spanned="1">
            <office:annotation draw:style-name="gr4"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105" table:content-validation-name="val3"/>
          <table:table-cell table:number-columns-repeated="1010"/>
        </table:table-row>
        <table:table-row table:style-name="ro8">
          <table:table-cell table:style-name="ce3"/>
          <table:table-cell table:style-name="ce16" office:value-type="string" calcext:value-type="string">
            <text:p>Autodecompression can be overridden to maintain compression (and status displayed)</text:p>
          </table:table-cell>
          <table:table-cell table:style-name="ce3" table:number-columns-repeated="3"/>
          <table:table-cell table:style-name="ce37" table:number-columns-repeated="2"/>
          <table:table-cell table:style-name="ce3" table:number-columns-repeated="5"/>
          <table:table-cell table:style-name="ce87"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table:table-cell table:style-name="ce16" office:value-type="string" calcext:value-type="string">
            <text:p>Manual emergency compression release can be activated in the event of a power failure</text:p>
          </table:table-cell>
          <table:table-cell table:style-name="ce3" table:number-columns-repeated="3"/>
          <table:table-cell table:style-name="ce37" table:number-columns-repeated="2"/>
          <table:table-cell table:style-name="ce3" table:number-columns-repeated="5"/>
          <table:table-cell table:style-name="ce87"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7" table:number-columns-repeated="2"/>
          <table:table-cell table:style-name="ce3" table:number-columns-repeated="5"/>
          <table:table-cell table:style-name="ce88"/>
          <table:table-cell table:style-name="ce106" table:content-validation-name="val8"/>
          <table:table-cell table:number-columns-repeated="1010"/>
        </table:table-row>
        <table:table-row table:style-name="ro8">
          <table:table-cell table:style-name="ce3"/>
          <table:table-cell table:style-name="ce16" office:value-type="string" calcext:value-type="string">
            <text:p>Deviation between x-ray field and light field is less than 2% SID</text:p>
          </table:table-cell>
          <table:table-cell table:style-name="ce3" table:number-columns-repeated="3"/>
          <table:table-cell table:style-name="ce37" table:number-columns-repeated="2"/>
          <table:table-cell table:style-name="ce3" table:number-columns-repeated="5"/>
          <table:table-cell table:style-name="ce87"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table:table-cell table:style-name="ce16" office:value-type="string" calcext:value-type="string">
            <text:p>X-ray field dose not extend beyond any side of the image receptor by more than 2% SID</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7" table:number-columns-repeated="2"/>
          <table:table-cell table:style-name="ce3" table:number-columns-repeated="2"/>
          <table:table-cell table:style-name="ce49" table:number-columns-repeated="3"/>
          <table:table-cell table:style-name="ce89"/>
          <table:table-cell table:style-name="ce107" table:content-validation-name="val8"/>
          <table:table-cell table:number-columns-repeated="1010"/>
        </table:table-row>
        <table:table-row table:style-name="ro8">
          <table:table-cell table:style-name="ce3"/>
          <table:table-cell table:style-name="ce16" office:value-type="string" calcext:value-type="string">
            <text:p>Artifacts were not apparent or not significant</text:p>
          </table:table-cell>
          <table:table-cell table:style-name="ce3" table:number-columns-repeated="3"/>
          <table:table-cell table:style-name="ce37" table:number-columns-repeated="2"/>
          <table:table-cell table:style-name="ce3" table:number-columns-repeated="2"/>
          <table:table-cell table:style-name="ce49" table:number-columns-repeated="3"/>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7" table:number-columns-repeated="2"/>
          <table:table-cell table:style-name="ce3" table:number-columns-repeated="5"/>
          <table:table-cell table:style-name="ce90"/>
          <table:table-cell table:style-name="ce108" table:content-validation-name="val8"/>
          <table:table-cell table:number-columns-repeated="1010"/>
        </table:table-row>
        <table:table-row table:style-name="ro8">
          <table:table-cell table:style-name="ce3"/>
          <table:table-cell table:style-name="ce16" office:value-type="string" calcext:value-type="string">
            <text:p>Measured average kVp within +/-5% of indicated kV</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table:table-cell table:style-name="ce16" office:value-type="string" calcext:value-type="string">
            <text:p>kVp coefficient of variation &lt;= 0.02</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7" table:number-columns-repeated="2"/>
          <table:table-cell table:style-name="ce3" table:number-columns-repeated="5"/>
          <table:table-cell table:style-name="ce91"/>
          <table:table-cell table:style-name="ce109" table:content-validation-name="val8"/>
          <table:table-cell table:number-columns-repeated="1010"/>
        </table:table-row>
        <table:table-row table:style-name="ro8">
          <table:table-cell table:style-name="ce3"/>
          <table:table-cell table:style-name="ce16" office:value-type="string" calcext:value-type="string">
            <text:p>Half value layer is within acceptable lower limit at all kVp values tested</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7" table:number-columns-repeated="2"/>
          <table:table-cell table:style-name="ce3" table:number-columns-repeated="5"/>
          <table:table-cell table:style-name="ce92"/>
          <table:table-cell table:style-name="ce110" table:content-validation-name="val8"/>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7" table:number-columns-repeated="2"/>
          <table:table-cell table:style-name="ce3" table:number-columns-repeated="5"/>
          <table:table-cell table:style-name="ce86" table:content-validation-name="val3" table:number-columns-spanned="2" table:number-rows-spanned="1"/>
          <table:covered-table-cell table:style-name="ce105"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7" table:number-columns-repeated="2"/>
          <table:table-cell table:style-name="ce3" table:number-columns-repeated="5"/>
          <table:table-cell table:style-name="ce93"/>
          <table:table-cell table:style-name="ce111" table:content-validation-name="val8"/>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7" table:number-columns-repeated="2"/>
          <table:table-cell table:style-name="ce3" table:number-columns-repeated="5"/>
          <table:table-cell table:style-name="ce94" table:content-validation-name="val4" table:number-columns-spanned="2" table:number-rows-spanned="1"/>
          <table:covered-table-cell table:style-name="ce112"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7" table:number-columns-repeated="2"/>
          <table:table-cell table:style-name="ce3" table:number-columns-repeated="5"/>
          <table:table-cell table:style-name="ce95" table:content-validation-name="val5" table:number-columns-spanned="2" table:number-rows-spanned="1"/>
          <table:covered-table-cell table:style-name="ce113"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8" table:number-columns-repeated="2"/>
          <table:table-cell table:number-columns-repeated="3"/>
          <table:table-cell table:style-name="ce85"/>
          <table:table-cell table:style-name="ce63"/>
          <table:table-cell table:style-name="ce69" table:number-columns-repeated="2"/>
          <table:table-cell table:number-columns-repeated="1010"/>
        </table:table-row>
        <table:table-row table:style-name="ro8">
          <table:table-cell table:style-name="ce3" table:number-columns-repeated="2"/>
          <table:table-cell table:style-name="ce18" office:value-type="string" calcext:value-type="string">
            <text:p>Average glandular dose to a 4.2 cm thick breast</text:p>
          </table:table-cell>
          <table:table-cell table:number-columns-repeated="2"/>
          <table:table-cell table:style-name="ce38" table:number-columns-repeated="2"/>
          <table:table-cell table:number-columns-repeated="2"/>
          <table:table-cell table:style-name="ce84" office:value-type="string" calcext:value-type="string">
            <text:p>Conventional</text:p>
          </table:table-cell>
          <table:table-cell table:style-name="ce60" table:formula="of:=[Sheet1.X266]">
            <text:p/>
          </table:table-cell>
          <table:table-cell table:style-name="ce63" office:value-type="string" calcext:value-type="string">
            <text:p>mGy</text:p>
          </table:table-cell>
          <table:table-cell table:style-name="ce96" table:number-columns-repeated="2"/>
          <table:table-cell table:number-columns-repeated="1010"/>
        </table:table-row>
        <table:table-row table:style-name="ro8">
          <table:table-cell table:style-name="ce3" table:number-columns-repeated="2"/>
          <table:table-cell table:style-name="ce18"/>
          <table:table-cell table:number-columns-repeated="2"/>
          <table:table-cell table:style-name="ce38" table:number-columns-repeated="2"/>
          <table:table-cell table:number-columns-repeated="2"/>
          <table:table-cell table:style-name="ce84" office:value-type="string" calcext:value-type="string">
            <text:p>Tomosynthesis</text:p>
          </table:table-cell>
          <table:table-cell table:style-name="ce60" table:formula="of:=[Sheet1.X281]">
            <text:p/>
          </table:table-cell>
          <table:table-cell table:style-name="ce63" office:value-type="string" calcext:value-type="string">
            <text:p>mGy</text:p>
          </table:table-cell>
          <table:table-cell table:style-name="ce96" table:number-columns-repeated="2"/>
          <table:table-cell table:number-columns-repeated="1010"/>
        </table:table-row>
        <table:table-row table:style-name="ro8">
          <table:table-cell table:style-name="Default" table:number-columns-repeated="9"/>
          <table:table-cell table:style-name="ce84" office:value-type="string" calcext:value-type="string">
            <text:p>Combo</text:p>
          </table:table-cell>
          <table:table-cell table:style-name="ce60" table:formula="of:=[Sheet1.X318]">
            <text:p/>
          </table:table-cell>
          <table:table-cell table:style-name="ce63" office:value-type="string" calcext:value-type="string">
            <text:p>mGy</text:p>
          </table:table-cell>
          <table:table-cell table:style-name="Default"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7" table:number-columns-repeated="2"/>
          <table:table-cell table:style-name="ce3" table:number-columns-repeated="5"/>
          <table:table-cell table:style-name="ce97" table:content-validation-name="val8" table:number-columns-repeated="2"/>
          <table:table-cell table:number-columns-repeated="1010"/>
        </table:table-row>
        <table:table-row table:style-name="ro8">
          <table:table-cell table:style-name="ce3"/>
          <table:table-cell table:style-name="ce16" office:value-type="string" calcext:value-type="string">
            <text:p>Radiation output rate &gt;= 2 mGy/s</text:p>
          </table:table-cell>
          <table:table-cell table:style-name="ce3" table:number-columns-repeated="3"/>
          <table:table-cell table:style-name="ce37" table:number-columns-repeated="2"/>
          <table:table-cell table:style-name="ce3" table:number-columns-repeated="3"/>
          <table:table-cell table:style-name="ce60" table:formula="of:=[Sheet1.X362]">
            <text:p/>
          </table:table-cell>
          <table:table-cell table:style-name="ce16" office:value-type="string" calcext:value-type="string">
            <text:p>mGy/s</text:p>
          </table:table-cell>
          <table:table-cell table:style-name="ce98" table:content-validation-name="val5" table:number-columns-spanned="2" table:number-rows-spanned="1"/>
          <table:covered-table-cell table:style-name="ce114"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6"/>
          <table:table-cell table:style-name="ce39" office:value-type="string" calcext:value-type="string">
            <text:p>Fibers</text:p>
          </table:table-cell>
          <table:table-cell table:style-name="ce3"/>
          <table:table-cell table:style-name="ce39" office:value-type="string" calcext:value-type="string">
            <text:p>Specks</text:p>
          </table:table-cell>
          <table:table-cell table:style-name="Default"/>
          <table:table-cell table:style-name="ce39" office:value-type="string" calcext:value-type="string">
            <text:p>Masses</text:p>
          </table:table-cell>
          <table:table-cell table:style-name="ce98" table:content-validation-name="val5" table:number-columns-spanned="2" table:number-rows-spanned="1"/>
          <table:covered-table-cell table:style-name="ce114" table:content-validation-name="val6"/>
          <table:table-cell table:number-columns-repeated="1010"/>
        </table:table-row>
        <table:table-row table:style-name="ro8">
          <table:table-cell table:number-columns-repeated="2"/>
          <table:table-cell table:style-name="ce18" office:value-type="string" calcext:value-type="string">
            <text:p>Phantom image scores (Conventional):</text:p>
          </table:table-cell>
          <table:table-cell table:style-name="ce16" table:number-columns-repeated="2"/>
          <table:table-cell table:style-name="Default" table:number-columns-repeated="2"/>
          <table:table-cell table:style-name="ce42" table:content-validation-name="val7" table:formula="of:=[Sheet1.P429]" office:value-type="float" office:value="0" calcext:value-type="float">
            <office:annotation draw:style-name="gr3"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2" table:content-validation-name="val7" table:formula="of:=[Sheet1.P430]" office:value-type="float" office:value="0" calcext:value-type="float">
            <text:p>0.0</text:p>
          </table:table-cell>
          <table:table-cell table:style-name="Default"/>
          <table:table-cell table:style-name="ce42" table:content-validation-name="val7" table:formula="of:=[Sheet1.P431]" office:value-type="float" office:value="0" calcext:value-type="float">
            <text:p>0.0</text:p>
          </table:table-cell>
          <table:table-cell table:style-name="ce99"/>
          <table:table-cell table:style-name="ce101"/>
          <table:table-cell table:number-columns-repeated="1010"/>
        </table:table-row>
        <table:table-row table:style-name="ro8">
          <table:table-cell table:number-columns-repeated="2"/>
          <table:table-cell table:style-name="ce18" office:value-type="string" calcext:value-type="string">
            <text:p>Phantom image scores (Tomosynthesis):</text:p>
          </table:table-cell>
          <table:table-cell table:style-name="ce16" table:number-columns-repeated="2"/>
          <table:table-cell table:style-name="Default"/>
          <table:table-cell table:style-name="ce39"/>
          <table:table-cell table:style-name="ce42" table:content-validation-name="val7" table:formula="of:=[Sheet1.T429]" office:value-type="float" office:value="0" calcext:value-type="float">
            <text:p>0.0</text:p>
          </table:table-cell>
          <table:table-cell table:style-name="ce39"/>
          <table:table-cell table:style-name="ce42" table:content-validation-name="val7" table:formula="of:=[Sheet1.T430]" office:value-type="float" office:value="0" calcext:value-type="float">
            <text:p>0.0</text:p>
          </table:table-cell>
          <table:table-cell table:style-name="ce39"/>
          <table:table-cell table:style-name="ce42" table:content-validation-name="val7" table:formula="of:=[Sheet1.T431]" office:value-type="float" office:value="0" calcext:value-type="float">
            <text:p>0.0</text:p>
          </table:table-cell>
          <table:table-cell table:style-name="ce71"/>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7" table:number-columns-repeated="2"/>
          <table:table-cell table:style-name="ce3" table:number-columns-repeated="4"/>
          <table:table-cell table:style-name="ce49"/>
          <table:table-cell table:style-name="ce40"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42" table:formula="of:=[Sheet1.T441]">
            <text:p/>
          </table:table-cell>
          <table:table-cell table:style-name="ce16" office:value-type="string" calcext:value-type="string">
            <text:p>SNR &gt;= 40</text:p>
          </table:table-cell>
          <table:table-cell table:style-name="ce37" table:number-columns-repeated="2"/>
          <table:table-cell table:style-name="ce3" table:number-columns-repeated="2"/>
          <table:table-cell table:style-name="ce39"/>
          <table:table-cell table:style-name="ce61" table:number-columns-repeated="2"/>
          <table:table-cell table:style-name="ce100" table:content-validation-name="val5" table:number-columns-spanned="2" table:number-rows-spanned="1"/>
          <table:covered-table-cell table:style-name="ce115"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42" table:formula="of:=[Sheet1.T442]">
            <text:p/>
          </table:table-cell>
          <table:table-cell table:style-name="ce34" office:value-type="string" calcext:value-type="string">
            <text:p>(Required for both new unit Mammography Equipment Evaluations and Annual Surveys)</text:p>
          </table:table-cell>
          <table:table-cell table:style-name="ce37" table:number-columns-repeated="2"/>
          <table:table-cell table:style-name="ce3" table:number-columns-repeated="2"/>
          <table:table-cell table:style-name="ce57"/>
          <table:table-cell table:style-name="ce61" table:number-columns-repeated="2"/>
          <table:table-cell table:style-name="ce101"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7" table:number-columns-repeated="2"/>
          <table:table-cell table:style-name="ce3" table:number-columns-repeated="2"/>
          <table:table-cell table:style-name="ce39"/>
          <table:table-cell table:style-name="ce61" table:number-columns-repeated="2"/>
          <table:table-cell table:style-name="ce100" table:content-validation-name="val4" table:number-columns-spanned="2" table:number-rows-spanned="1"/>
          <table:covered-table-cell table:style-name="ce115"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102"/>
          <table:table-cell table:style-name="ce116" table:content-validation-name="val8"/>
          <table:table-cell table:number-columns-repeated="1010"/>
        </table:table-row>
        <table:table-row table:style-name="ro8">
          <table:table-cell table:style-name="ce3"/>
          <table:table-cell table:style-name="ce16" office:value-type="string" calcext:value-type="string">
            <text:p>White level performance</text:p>
          </table:table-cell>
          <table:table-cell table:style-name="ce3" table:number-columns-repeated="10"/>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table:table-cell table:style-name="ce16" office:value-type="string" calcext:value-type="string">
            <text:p>Black level performance (CRT displays only)</text:p>
          </table:table-cell>
          <table:table-cell table:style-name="ce3" table:number-columns-repeated="10"/>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table:table-cell table:style-name="ce16" office:value-type="string" calcext:value-type="string">
            <text:p>Quality level performance (GSDF compliance)</text:p>
          </table:table-cell>
          <table:table-cell table:style-name="ce3" table:number-columns-repeated="10"/>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10">
          <table:table-cell table:style-name="ce3"/>
          <table:table-cell table:style-name="ce16" office:value-type="string" calcext:value-type="string">
            <text:p>Uniformity performance (CRT displays only)</text:p>
          </table:table-cell>
          <table:table-cell table:style-name="ce3" table:number-columns-repeated="10"/>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104" table:content-validation-name="val4" table:number-columns-spanned="2" table:number-rows-spanned="1"/>
          <table:covered-table-cell table:style-name="ce118"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103" table:content-validation-name="val4" table:number-columns-spanned="2" table:number-rows-spanned="1"/>
          <table:covered-table-cell table:style-name="ce117" table:content-validation-name="val4"/>
          <table:table-cell table:number-columns-repeated="1010"/>
        </table:table-row>
        <table:table-row table:style-name="ro8" table:number-rows-repeated="12">
          <table:table-cell table:style-name="ce3" table:number-columns-repeated="12"/>
          <table:table-cell table:style-name="ce97" table:content-validation-name="val4"/>
          <table:table-cell table:style-name="ce97" table:content-validation-name="val8"/>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office:forms form:automatic-focus="false" form:apply-design-mode="false"/>
        <table:table-column table:style-name="co10" table:default-cell-style-name="ce5"/>
        <table:table-column table:style-name="co11" table:default-cell-style-name="ce5"/>
        <table:table-column table:style-name="co12" table:number-columns-repeated="2" table:default-cell-style-name="ce5"/>
        <table:table-column table:style-name="co5"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9" table:default-cell-style-name="Default"/>
        <table:table-column table:style-name="co6" table:default-cell-style-name="ce5"/>
        <table:table-column table:style-name="co9" table:number-columns-repeated="1012" table:default-cell-style-name="Default"/>
        <table:table-row table:style-name="ro11">
          <table:table-cell table:style-name="ce119" office:value-type="string" calcext:value-type="string" table:number-columns-spanned="12" table:number-rows-spanned="1">
            <text:p>MEDICAL PHYSICIST'S MAMMOGRAPHY QC TEST SUMMARY</text:p>
          </table:table-cell>
          <table:covered-table-cell table:number-columns-repeated="11" table:style-name="ce119"/>
          <table:table-cell table:number-columns-repeated="1012"/>
        </table:table-row>
        <table:table-row table:style-name="ro12">
          <table:table-cell table:style-name="ce120" office:value-type="string" calcext:value-type="string" table:number-columns-spanned="12" table:number-rows-spanned="1">
            <text:p>(Lorad, continued)</text:p>
          </table:table-cell>
          <table:covered-table-cell table:number-columns-repeated="11" table:style-name="ce130"/>
          <table:table-cell table:number-columns-repeated="1012"/>
        </table:table-row>
        <table:table-row table:style-name="ro8">
          <table:table-cell table:number-columns-repeated="1024"/>
        </table:table-row>
        <table:table-row table:style-name="ro13">
          <table:table-cell table:style-name="ce121" office:value-type="string" calcext:value-type="string" table:number-columns-spanned="12" table:number-rows-spanned="1">
            <text:p>Evaluation of Technologist QC Program</text:p>
          </table:table-cell>
          <table:covered-table-cell table:number-columns-repeated="11" table:style-name="ce121"/>
          <table:table-cell table:number-columns-repeated="1012"/>
        </table:table-row>
        <table:table-row table:style-name="ro14">
          <table:table-cell table:style-name="ce122"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122"/>
          <table:table-cell table:number-columns-repeated="1012"/>
        </table:table-row>
        <table:table-row table:style-name="ro7">
          <table:table-cell table:style-name="ce123"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31" table:number-columns-repeated="7"/>
          <table:table-cell table:style-name="ce143"/>
          <table:table-cell table:style-name="ce144" table:number-columns-repeated="2"/>
          <table:table-cell table:style-name="ce153"/>
          <table:table-cell table:number-columns-repeated="1012"/>
        </table:table-row>
        <table:table-row table:style-name="ro7">
          <table:table-cell table:style-name="ce124"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32" table:number-columns-repeated="10"/>
          <table:table-cell table:style-name="ce154"/>
          <table:table-cell table:number-columns-repeated="1012"/>
        </table:table-row>
        <table:table-row table:style-name="ro7">
          <table:table-cell table:number-columns-repeated="9"/>
          <table:table-cell table:style-name="ce145" table:number-columns-spanned="3" table:number-rows-spanned="1"/>
          <table:covered-table-cell table:number-columns-repeated="2" table:style-name="ce150"/>
          <table:table-cell table:number-columns-repeated="1012"/>
        </table:table-row>
        <table:table-row table:style-name="ro7">
          <table:table-cell table:style-name="ce59"/>
          <table:table-cell table:number-columns-repeated="3"/>
          <table:table-cell table:style-name="ce59"/>
          <table:table-cell table:number-columns-repeated="2"/>
          <table:table-cell table:style-name="ce140" office:value-type="string" calcext:value-type="string">
            <text:p>FREQUENCY</text:p>
          </table:table-cell>
          <table:table-cell table:style-name="ce17"/>
          <table:table-cell table:style-name="ce146" office:value-type="string" calcext:value-type="string" table:number-columns-spanned="3" table:number-rows-spanned="1">
            <text:p>PASS/FAIL</text:p>
          </table:table-cell>
          <table:covered-table-cell table:number-columns-repeated="2" table:style-name="ce140"/>
          <table:table-cell table:number-columns-repeated="1012"/>
        </table:table-row>
        <table:table-row table:style-name="ro8">
          <table:table-cell table:style-name="ce125" office:value-type="string" calcext:value-type="string">
            <text:p>1.</text:p>
          </table:table-cell>
          <table:table-cell table:style-name="ce133" office:value-type="string" calcext:value-type="string">
            <text:p>DICOM Printer Quality Control</text:p>
          </table:table-cell>
          <table:table-cell table:number-columns-repeated="5"/>
          <table:table-cell table:style-name="ce141" office:value-type="string" calcext:value-type="string">
            <text:p>Weekly</text:p>
          </table:table-cell>
          <table:table-cell/>
          <table:table-cell table:style-name="ce147"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51" table:content-validation-name="val9"/>
          <table:covered-table-cell table:style-name="ce155" table:content-validation-name="val9"/>
          <table:table-cell table:number-columns-repeated="1012"/>
        </table:table-row>
        <table:table-row table:style-name="ro8">
          <table:table-cell table:style-name="ce126" office:value-type="string" calcext:value-type="string">
            <text:p>2.</text:p>
          </table:table-cell>
          <table:table-cell table:style-name="ce133" office:value-type="string" calcext:value-type="string">
            <text:p>Viewboxes and Viewing Conditions</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3.</text:p>
          </table:table-cell>
          <table:table-cell table:style-name="ce133" office:value-type="string" calcext:value-type="string">
            <text:p>Artifact Evaluation</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4.</text:p>
          </table:table-cell>
          <table:table-cell table:style-name="ce133" office:value-type="string" calcext:value-type="string">
            <text:p>Signal-To-Noise and Contrast-To-Noise Measurements</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5.</text:p>
          </table:table-cell>
          <table:table-cell table:style-name="ce133" office:value-type="string" calcext:value-type="string">
            <text:p>Phantom Image Quality Evaluation</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6.</text:p>
          </table:table-cell>
          <table:table-cell table:style-name="ce133" office:value-type="string" calcext:value-type="string">
            <text:p>Detector Flat-Field Calibration</text:p>
          </table:table-cell>
          <table:table-cell table:number-columns-repeated="5"/>
          <table:table-cell table:style-name="ce141" office:value-type="string" calcext:value-type="string">
            <text:p>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7.</text:p>
          </table:table-cell>
          <table:table-cell table:style-name="ce134" office:value-type="string" calcext:value-type="string">
            <text:p>Compression Thickness Indicator</text:p>
          </table:table-cell>
          <table:table-cell table:number-columns-repeated="5"/>
          <table:table-cell table:style-name="ce141" office:value-type="string" calcext:value-type="string">
            <text:p>Bi-week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6" office:value-type="string" calcext:value-type="string">
            <text:p>8.</text:p>
          </table:table-cell>
          <table:table-cell table:style-name="ce134" office:value-type="string" calcext:value-type="string">
            <text:p>Visual Checklist</text:p>
          </table:table-cell>
          <table:table-cell table:number-columns-repeated="5"/>
          <table:table-cell table:style-name="ce141" office:value-type="string" calcext:value-type="string">
            <text:p>Monthly</text:p>
          </table:table-cell>
          <table:table-cell/>
          <table:table-cell table:style-name="ce148" table:content-validation-name="val10" table:number-columns-spanned="3" table:number-rows-spanned="1"/>
          <table:covered-table-cell table:style-name="ce152" table:content-validation-name="val10"/>
          <table:covered-table-cell table:style-name="ce156" table:content-validation-name="val10"/>
          <table:table-cell table:number-columns-repeated="1012"/>
        </table:table-row>
        <table:table-row table:style-name="ro8">
          <table:table-cell table:style-name="ce125" office:value-type="string" calcext:value-type="string">
            <text:p>9.</text:p>
          </table:table-cell>
          <table:table-cell table:style-name="ce133" office:value-type="string" calcext:value-type="string">
            <text:p>Repeat/Reject Analysis</text:p>
          </table:table-cell>
          <table:table-cell table:number-columns-repeated="5"/>
          <table:table-cell table:style-name="ce141" office:value-type="string" calcext:value-type="string">
            <text:p>Quarterly</text:p>
          </table:table-cell>
          <table:table-cell/>
          <table:table-cell table:style-name="ce147" table:content-validation-name="val9" table:number-columns-spanned="3" table:number-rows-spanned="1"/>
          <table:covered-table-cell table:style-name="ce151" table:content-validation-name="val9"/>
          <table:covered-table-cell table:style-name="ce155" table:content-validation-name="val9"/>
          <table:table-cell table:number-columns-repeated="1012"/>
        </table:table-row>
        <table:table-row table:style-name="ro8">
          <table:table-cell table:style-name="ce125" office:value-type="string" calcext:value-type="string">
            <text:p>10.</text:p>
          </table:table-cell>
          <table:table-cell table:style-name="ce133" office:value-type="string" calcext:value-type="string">
            <text:p>Compression</text:p>
          </table:table-cell>
          <table:table-cell table:number-columns-repeated="5"/>
          <table:table-cell table:style-name="ce142" office:value-type="string" calcext:value-type="string">
            <text:p>Semi-annually</text:p>
          </table:table-cell>
          <table:table-cell/>
          <table:table-cell table:style-name="ce147" table:content-validation-name="val9" table:number-columns-spanned="3" table:number-rows-spanned="1"/>
          <table:covered-table-cell table:style-name="ce151" table:content-validation-name="val9"/>
          <table:covered-table-cell table:style-name="ce155" table:content-validation-name="val9"/>
          <table:table-cell table:number-columns-repeated="1012"/>
        </table:table-row>
        <table:table-row table:style-name="ro8">
          <table:table-cell table:style-name="ce126" office:value-type="string" calcext:value-type="string">
            <text:p>11.</text:p>
          </table:table-cell>
          <table:table-cell table:style-name="ce133" office:value-type="string" calcext:value-type="string">
            <text:p>Geometry Calibration (Tomosynthesis Option)</text:p>
          </table:table-cell>
          <table:table-cell table:number-columns-repeated="5"/>
          <table:table-cell table:style-name="ce142" office:value-type="string" calcext:value-type="string">
            <text:p>Semi-annually</text:p>
          </table:table-cell>
          <table:table-cell/>
          <table:table-cell table:style-name="ce149" table:content-validation-name="val9" table:number-columns-spanned="3" table:number-rows-spanned="1"/>
          <table:covered-table-cell table:style-name="ce151" table:content-validation-name="val9"/>
          <table:covered-table-cell table:style-name="ce155" table:content-validation-name="val9"/>
          <table:table-cell table:number-columns-repeated="1012"/>
        </table:table-row>
        <table:table-row table:style-name="ro8">
          <table:table-cell table:style-name="ce125" office:value-type="string" calcext:value-type="string">
            <text:p>12.</text:p>
          </table:table-cell>
          <table:table-cell table:style-name="ce135" office:value-type="string" calcext:value-type="string">
            <text:p>Diagnostic Review Workstation QC <text:span text:style-name="T7">(NA if only hardcopy read)  </text:span></text:p>
          </table:table-cell>
          <table:table-cell table:number-columns-repeated="5"/>
          <table:table-cell table:style-name="ce142" office:value-type="string" calcext:value-type="string">
            <text:p>See Lorad QC Manual</text:p>
          </table:table-cell>
          <table:table-cell table:style-name="ce97" table:content-validation-name="val9"/>
          <table:table-cell table:style-name="ce147" table:content-validation-name="val9" table:number-columns-spanned="3" table:number-rows-spanned="1"/>
          <table:covered-table-cell table:style-name="ce151" table:content-validation-name="val9"/>
          <table:covered-table-cell table:style-name="ce155" table:content-validation-name="val9"/>
          <table:table-cell table:number-columns-repeated="1012"/>
        </table:table-row>
        <table:table-row table:style-name="ro8">
          <table:table-cell/>
          <table:table-cell table:style-name="ce136" office:value-type="string" calcext:value-type="string">
            <text:p><text:s/></text:p>
          </table:table-cell>
          <table:table-cell table:number-columns-repeated="1022"/>
        </table:table-row>
        <table:table-row table:style-name="ro13">
          <table:table-cell table:style-name="ce127" office:value-type="string" calcext:value-type="string" table:number-columns-spanned="12" table:number-rows-spanned="1">
            <text:p>Medical Physicist's Recommendations for Quality Improvement</text:p>
          </table:table-cell>
          <table:covered-table-cell table:number-columns-repeated="11" table:style-name="ce137"/>
          <table:table-cell table:number-columns-repeated="1012"/>
        </table:table-row>
        <table:table-row table:style-name="ro7">
          <table:table-cell table:number-columns-repeated="1024"/>
        </table:table-row>
        <table:table-row table:style-name="ro15">
          <table:table-cell table:style-name="ce128" table:number-columns-spanned="12" table:number-rows-spanned="1"/>
          <table:covered-table-cell table:number-columns-repeated="10" table:style-name="ce138"/>
          <table:covered-table-cell table:style-name="ce157"/>
          <table:table-cell table:number-columns-repeated="1012"/>
        </table:table-row>
        <table:table-row table:style-name="ro7">
          <table:table-cell table:number-columns-repeated="1024"/>
        </table:table-row>
        <table:table-row table:style-name="ro16">
          <table:table-cell table:style-name="ce129"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39"/>
          <table:covered-table-cell table:style-name="ce158"/>
          <table:table-cell table:number-columns-repeated="1012"/>
        </table:table-row>
        <table:table-row table:style-name="ro9" table:number-rows-repeated="4">
          <table:table-cell table:number-columns-repeated="1024"/>
        </table:table-row>
        <table:table-row table:style-name="ro12">
          <table:table-cell/>
          <table:table-cell table:style-name="ce3" table:number-columns-repeated="11"/>
          <table:table-cell table:number-columns-repeated="1012"/>
        </table:table-row>
        <table:table-row table:style-name="ro9" table:number-rows-repeated="1048543">
          <table:table-cell table:number-columns-repeated="1024"/>
        </table:table-row>
        <table:table-row table:style-name="ro17">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1E87538340A7591D.tif" xlink:type="simple" xlink:show="embed" xlink:actuate="onLoad">
              <text:p/>
            </draw:image>
          </draw:frame>
        </table:shapes>
        <table:table-column table:style-name="co18" table:default-cell-style-name="ce162"/>
        <table:table-column table:style-name="co19" table:default-cell-style-name="ce162"/>
        <table:table-column table:style-name="co20" table:default-cell-style-name="ce162"/>
        <table:table-column table:style-name="co21" table:default-cell-style-name="ce162"/>
        <table:table-column table:style-name="co22" table:default-cell-style-name="ce162"/>
        <table:table-column table:style-name="co9" table:number-columns-repeated="2" table:default-cell-style-name="Default"/>
        <table:table-column table:style-name="co23" table:default-cell-style-name="ce5"/>
        <table:table-column table:style-name="co9" table:number-columns-repeated="1016" table:default-cell-style-name="Default"/>
        <table:table-row table:style-name="ro18">
          <table:table-cell table:style-name="ce159"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79"/>
          <table:table-cell table:number-columns-repeated="1019"/>
        </table:table-row>
        <table:table-row table:style-name="ro12">
          <table:table-cell table:style-name="ce160" table:number-columns-repeated="5"/>
          <table:table-cell table:number-columns-repeated="1019"/>
        </table:table-row>
        <table:table-row table:style-name="ro2">
          <table:table-cell table:style-name="ce161" office:value-type="string" calcext:value-type="string">
            <text:p>Facility Name:</text:p>
          </table:table-cell>
          <table:table-cell table:style-name="ce180" table:formula="of:=['QC Test Summary-Lorad'.C4]" office:value-type="float" office:value="0" calcext:value-type="float" table:number-columns-spanned="4" table:number-rows-spanned="1">
            <text:p>0</text:p>
          </table:table-cell>
          <table:covered-table-cell table:number-columns-repeated="3" table:style-name="ce180"/>
          <table:table-cell table:number-columns-repeated="1019"/>
        </table:table-row>
        <table:table-row table:style-name="ro2">
          <table:table-cell table:style-name="ce161" office:value-type="string" calcext:value-type="string">
            <text:p>Unit Manufacturer:</text:p>
          </table:table-cell>
          <table:table-cell table:style-name="ce181" table:formula="of:=[Sheet1.R17]" table:number-columns-spanned="2" table:number-rows-spanned="1">
            <text:p/>
          </table:table-cell>
          <table:covered-table-cell table:style-name="ce181"/>
          <table:table-cell table:style-name="ce209" office:value-type="string" calcext:value-type="string">
            <text:p>Model:</text:p>
          </table:table-cell>
          <table:table-cell table:style-name="ce181" table:formula="of:=[Sheet1.R18]">
            <text:p/>
          </table:table-cell>
          <table:table-cell table:number-columns-repeated="1019"/>
        </table:table-row>
        <table:table-row table:style-name="ro2">
          <table:table-cell table:style-name="ce161" office:value-type="string" calcext:value-type="string">
            <text:p>Serial number:</text:p>
          </table:table-cell>
          <table:table-cell table:style-name="ce181" table:formula="of:=[Sheet1.V18]">
            <text:p/>
          </table:table-cell>
          <table:table-cell table:style-name="ce181"/>
          <table:table-cell table:style-name="ce209" office:value-type="string" calcext:value-type="string">
            <text:p>Year Mfr:</text:p>
          </table:table-cell>
          <table:table-cell table:style-name="ce180" table:formula="of:=YEAR([Sheet1.V17])" office:value-type="string" office:string-value="" calcext:value-type="error">
            <text:p>#VALUE!</text:p>
          </table:table-cell>
          <table:table-cell table:number-columns-repeated="1019"/>
        </table:table-row>
        <table:table-row table:style-name="ro2">
          <table:table-cell table:style-name="ce161" office:value-type="string" calcext:value-type="string">
            <text:p>Medical Physicist:</text:p>
          </table:table-cell>
          <table:table-cell table:style-name="ce181" table:formula="of:=[Sheet1.X7]" office:value-type="string" office:string-value="Eugene Mah" calcext:value-type="string" table:number-columns-spanned="2" table:number-rows-spanned="1">
            <text:p>Eugene Mah</text:p>
          </table:table-cell>
          <table:covered-table-cell table:style-name="ce181"/>
          <table:table-cell table:style-name="ce209" office:value-type="string" calcext:value-type="string">
            <text:p>Room ID:</text:p>
          </table:table-cell>
          <table:table-cell table:style-name="ce180" table:formula="of:=[Sheet1.R14]">
            <text:p/>
          </table:table-cell>
          <table:table-cell table:number-columns-repeated="1019"/>
        </table:table-row>
        <table:table-row table:style-name="ro2">
          <table:table-cell table:style-name="ce161" office:value-type="string" calcext:value-type="string">
            <text:p>Signature:</text:p>
          </table:table-cell>
          <table:table-cell table:style-name="ce181" table:number-columns-spanned="2" table:number-rows-spanned="1"/>
          <table:covered-table-cell table:style-name="ce181"/>
          <table:table-cell table:style-name="ce209" office:value-type="string" calcext:value-type="string">
            <text:p>Survey Date:</text:p>
          </table:table-cell>
          <table:table-cell table:style-name="ce216" table:formula="of:=[Sheet1.P7]" office:value-type="date" office:date-value="1899-12-30" calcext:value-type="date">
            <text:p>30-Dec-1899</text:p>
          </table:table-cell>
          <table:table-cell table:number-columns-repeated="1019"/>
        </table:table-row>
        <table:table-row table:style-name="ro19">
          <table:table-cell table:number-columns-repeated="1024"/>
        </table:table-row>
        <table:table-row table:style-name="ro20">
          <table:table-cell table:style-name="ce163" office:value-type="string" calcext:value-type="string">
            <text:p>Feature</text:p>
          </table:table-cell>
          <table:table-cell table:style-name="ce182" office:value-type="string" calcext:value-type="string">
            <text:p>FDA Rule</text:p>
            <text:p>Section</text:p>
          </table:table-cell>
          <table:table-cell table:style-name="ce198" office:value-type="string" calcext:value-type="string">
            <text:p>Requirement</text:p>
          </table:table-cell>
          <table:table-cell table:style-name="ce182" office:value-type="string" calcext:value-type="string">
            <text:p>Applies</text:p>
            <text:p>to</text:p>
          </table:table-cell>
          <table:table-cell table:style-name="ce217" office:value-type="string" calcext:value-type="string">
            <text:p>Meets FDA Requirements? <text:span text:style-name="T23">(if NA, please explain)</text:span></text:p>
          </table:table-cell>
          <table:table-cell table:number-columns-repeated="1019"/>
        </table:table-row>
        <table:table-row table:style-name="ro18">
          <table:table-cell table:style-name="ce164" office:value-type="string" calcext:value-type="string" table:number-columns-spanned="1" table:number-rows-spanned="2">
            <text:p>Motion of tube-image</text:p>
            <text:p>receptor assembly</text:p>
          </table:table-cell>
          <table:table-cell table:style-name="ce183" office:value-type="string" calcext:value-type="string">
            <text:p>3(i)</text:p>
          </table:table-cell>
          <table:table-cell table:style-name="ce199" office:value-type="string" calcext:value-type="string">
            <text:p>The assembly shall be capable of being fixed in any position</text:p>
            <text:p>where it is designed to operate. Once fixed in any such position, it shall not undergo unintended motion.</text:p>
          </table:table-cell>
          <table:table-cell table:style-name="ce210" office:value-type="string" calcext:value-type="string">
            <text:p>S-F &amp;</text:p>
            <text:p>FFDM</text:p>
          </table:table-cell>
          <table:table-cell table:style-name="ce218" table:content-validation-name="val8"/>
          <table:table-cell table:number-columns-repeated="1019"/>
        </table:table-row>
        <table:table-row table:style-name="ro21">
          <table:covered-table-cell table:style-name="ce164"/>
          <table:table-cell table:style-name="ce184" office:value-type="string" calcext:value-type="string">
            <text:p>3(ii)</text:p>
          </table:table-cell>
          <table:table-cell table:style-name="ce200" office:value-type="string" calcext:value-type="string">
            <text:p>This mechanism shall not fail in the event of power interruption.</text:p>
          </table:table-cell>
          <table:table-cell table:style-name="ce211" office:value-type="string" calcext:value-type="string">
            <text:p>S-F &amp;</text:p>
            <text:p>FFDM</text:p>
          </table:table-cell>
          <table:table-cell table:style-name="ce219"/>
          <table:table-cell table:number-columns-repeated="1019"/>
        </table:table-row>
        <table:table-row table:style-name="ro22">
          <table:table-cell table:style-name="ce165" office:value-type="string" calcext:value-type="string" table:number-columns-spanned="1" table:number-rows-spanned="3">
            <text:p>Image receptor sizes</text:p>
          </table:table-cell>
          <table:table-cell table:style-name="ce185" office:value-type="string" calcext:value-type="string">
            <text:p>4(i)</text:p>
          </table:table-cell>
          <table:table-cell table:style-name="ce201" office:value-type="string" calcext:value-type="string">
            <text:p>Systems using screen-film image receptors shall provide, at a minimum, for operation with image receptors of 18 x 24 cm and 24 x 30 cm.</text:p>
          </table:table-cell>
          <table:table-cell table:style-name="ce212" office:value-type="string" calcext:value-type="string">
            <text:p>S-F</text:p>
          </table:table-cell>
          <table:table-cell table:style-name="ce220"/>
          <table:table-cell table:number-columns-repeated="1019"/>
        </table:table-row>
        <table:table-row table:style-name="ro22">
          <table:covered-table-cell table:style-name="ce166"/>
          <table:table-cell table:style-name="ce186" office:value-type="string" calcext:value-type="string">
            <text:p>4(ii)</text:p>
          </table:table-cell>
          <table:table-cell table:style-name="ce202" office:value-type="string" calcext:value-type="string">
            <text:p>Systems using screen-film image receptors shall be equipped</text:p>
            <text:p>with moving grids matched to all image receptor sizes provided.</text:p>
          </table:table-cell>
          <table:table-cell table:style-name="ce213" office:value-type="string" calcext:value-type="string">
            <text:p>S-F</text:p>
          </table:table-cell>
          <table:table-cell table:style-name="ce221"/>
          <table:table-cell table:number-columns-repeated="1019"/>
        </table:table-row>
        <table:table-row table:style-name="ro23">
          <table:covered-table-cell table:style-name="ce167"/>
          <table:table-cell table:style-name="ce187" office:value-type="string" calcext:value-type="string">
            <text:p>4(iii)</text:p>
          </table:table-cell>
          <table:table-cell table:style-name="ce203" office:value-type="string" calcext:value-type="string">
            <text:p>Systems used for magnification procedures shall be capable of operation with the grid removed from between the source and image receptor.</text:p>
          </table:table-cell>
          <table:table-cell table:style-name="ce211" office:value-type="string" calcext:value-type="string">
            <text:p>S-F &amp;</text:p>
            <text:p>FFDM</text:p>
          </table:table-cell>
          <table:table-cell table:style-name="ce222"/>
          <table:table-cell table:number-columns-repeated="1019"/>
        </table:table-row>
        <table:table-row table:style-name="ro24">
          <table:table-cell table:style-name="ce168" office:value-type="string" calcext:value-type="string" table:number-columns-spanned="1" table:number-rows-spanned="2">
            <text:p>Beam limitation and</text:p>
            <text:p>light fields</text:p>
          </table:table-cell>
          <table:table-cell table:style-name="ce188" office:value-type="string" calcext:value-type="string">
            <text:p>5(i)</text:p>
          </table:table-cell>
          <table:table-cell table:style-name="ce204" office:value-type="string" calcext:value-type="string">
            <text:p>All systems shall have beam limiting devices that allow the</text:p>
            <text:p>useful beam to extend to or beyond the chest wall edge of the </text:p>
            <text:p>image receptor.</text:p>
          </table:table-cell>
          <table:table-cell table:style-name="ce212" office:value-type="string" calcext:value-type="string">
            <text:p>S-F &amp;</text:p>
            <text:p>FFDM</text:p>
          </table:table-cell>
          <table:table-cell table:style-name="ce223"/>
          <table:table-cell table:number-columns-repeated="1019"/>
        </table:table-row>
        <table:table-row table:style-name="ro25">
          <table:covered-table-cell table:style-name="ce169"/>
          <table:table-cell table:style-name="ce184" office:value-type="string" calcext:value-type="string">
            <text:p>5(ii)</text:p>
          </table:table-cell>
          <table:table-cell table:style-name="ce205"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11" office:value-type="string" calcext:value-type="string">
            <text:p>S-F &amp;</text:p>
            <text:p>FFDM (except Fischer)</text:p>
          </table:table-cell>
          <table:table-cell table:style-name="ce224"/>
          <table:table-cell table:number-columns-repeated="1019"/>
        </table:table-row>
        <table:table-row table:style-name="ro22">
          <table:table-cell table:style-name="ce170" office:value-type="string" calcext:value-type="string" table:number-columns-spanned="1" table:number-rows-spanned="2">
            <text:p>Magnification</text:p>
          </table:table-cell>
          <table:table-cell table:style-name="ce189" office:value-type="string" calcext:value-type="string">
            <text:p>6(i)</text:p>
          </table:table-cell>
          <table:table-cell table:style-name="ce201" office:value-type="string" calcext:value-type="string">
            <text:p>Systems used to perform noninterventional problem-solving</text:p>
            <text:p>procedures shall have radiographic magnification capability</text:p>
            <text:p>available for use by the operator.</text:p>
          </table:table-cell>
          <table:table-cell table:style-name="ce212" office:value-type="string" calcext:value-type="string">
            <text:p>S-F &amp;</text:p>
            <text:p>FFDM</text:p>
          </table:table-cell>
          <table:table-cell table:style-name="ce225"/>
          <table:table-cell table:number-columns-repeated="1019"/>
        </table:table-row>
        <table:table-row table:style-name="ro22">
          <table:covered-table-cell table:style-name="ce164"/>
          <table:table-cell table:style-name="ce190" office:value-type="string" calcext:value-type="string">
            <text:p>6(ii)</text:p>
          </table:table-cell>
          <table:table-cell table:style-name="ce206" office:value-type="string" calcext:value-type="string">
            <text:p>Systems used for magnification procedures shall provide, at a minimum, at least one magnification value within the range of 1.4 to 2.0. </text:p>
          </table:table-cell>
          <table:table-cell table:style-name="ce211" office:value-type="string" calcext:value-type="string">
            <text:p>S-F &amp;</text:p>
            <text:p>FFDM</text:p>
          </table:table-cell>
          <table:table-cell table:style-name="ce219"/>
          <table:table-cell table:number-columns-repeated="1019"/>
        </table:table-row>
        <table:table-row table:style-name="ro26">
          <table:table-cell table:style-name="ce171" office:value-type="string" calcext:value-type="string" table:number-columns-spanned="1" table:number-rows-spanned="3">
            <text:p>Focal spot selection</text:p>
          </table:table-cell>
          <table:table-cell table:style-name="ce189" office:value-type="string" calcext:value-type="string">
            <text:p>7(i)</text:p>
          </table:table-cell>
          <table:table-cell table:style-name="ce201" office:value-type="string" calcext:value-type="string">
            <text:p>When more than one focal spot is provided, the system shall indicate, prior to exposure, which focal spot is selected.</text:p>
          </table:table-cell>
          <table:table-cell table:style-name="ce212" office:value-type="string" calcext:value-type="string">
            <text:p>S-F &amp;</text:p>
            <text:p>FFDM</text:p>
          </table:table-cell>
          <table:table-cell table:style-name="ce225"/>
          <table:table-cell table:number-columns-repeated="1019"/>
        </table:table-row>
        <table:table-row table:style-name="ro22">
          <table:covered-table-cell table:style-name="ce172"/>
          <table:table-cell table:style-name="ce191" office:value-type="string" calcext:value-type="string">
            <text:p>7(ii)</text:p>
          </table:table-cell>
          <table:table-cell table:style-name="ce207" office:value-type="string" calcext:value-type="string">
            <text:p>When more than one target material is provided, the system shall indicate, prior to exposure, the preselected target material.</text:p>
          </table:table-cell>
          <table:table-cell table:style-name="ce210" office:value-type="string" calcext:value-type="string">
            <text:p>S-F &amp;</text:p>
            <text:p>FFDM</text:p>
          </table:table-cell>
          <table:table-cell table:style-name="ce226"/>
          <table:table-cell table:number-columns-repeated="1019"/>
        </table:table-row>
        <table:table-row table:style-name="ro25">
          <table:covered-table-cell table:style-name="ce173"/>
          <table:table-cell table:style-name="ce190" office:value-type="string" calcext:value-type="string">
            <text:p>7(iii)</text:p>
          </table:table-cell>
          <table:table-cell table:style-name="ce206"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11" office:value-type="string" calcext:value-type="string">
            <text:p>S-F &amp;</text:p>
            <text:p>FFDM</text:p>
          </table:table-cell>
          <table:table-cell table:style-name="ce219"/>
          <table:table-cell table:number-columns-repeated="1019"/>
        </table:table-row>
        <table:table-row table:style-name="ro22">
          <table:table-cell table:style-name="ce170" office:value-type="string" calcext:value-type="string" table:number-columns-spanned="1" table:number-rows-spanned="2">
            <text:p>Application of compression</text:p>
          </table:table-cell>
          <table:table-cell table:style-name="ce189" office:value-type="string" calcext:value-type="string">
            <text:p>8(i)(A)</text:p>
          </table:table-cell>
          <table:table-cell table:style-name="ce201" office:value-type="string" calcext:value-type="string">
            <text:p>Each system shall provide an initial power-driven compression activated by hands-free controls operable from both sides of the patient.</text:p>
          </table:table-cell>
          <table:table-cell table:style-name="ce212" office:value-type="string" calcext:value-type="string">
            <text:p>S-F &amp;</text:p>
            <text:p>FFDM</text:p>
          </table:table-cell>
          <table:table-cell table:style-name="ce225"/>
          <table:table-cell table:number-columns-repeated="1019"/>
        </table:table-row>
        <table:table-row table:style-name="ro21">
          <table:covered-table-cell table:style-name="ce164"/>
          <table:table-cell table:style-name="ce184" office:value-type="string" calcext:value-type="string">
            <text:p>8(i)(B)</text:p>
          </table:table-cell>
          <table:table-cell table:style-name="ce203" office:value-type="string" calcext:value-type="string">
            <text:p>Each system shall provide fine adjustment compression controls operable from both sides of the patient.</text:p>
          </table:table-cell>
          <table:table-cell table:style-name="ce211" office:value-type="string" calcext:value-type="string">
            <text:p>S-F &amp;</text:p>
            <text:p>FFDM</text:p>
          </table:table-cell>
          <table:table-cell table:style-name="ce224"/>
          <table:table-cell table:number-columns-repeated="1019"/>
        </table:table-row>
        <table:table-row table:style-name="ro27">
          <table:table-cell table:style-name="ce171" office:value-type="string" calcext:value-type="string" table:number-columns-spanned="1" table:number-rows-spanned="5">
            <text:p>Compression paddle</text:p>
          </table:table-cell>
          <table:table-cell table:style-name="ce189" office:value-type="string" calcext:value-type="string">
            <text:p>8(ii)(A)</text:p>
          </table:table-cell>
          <table:table-cell table:style-name="ce201" office:value-type="string" calcext:value-type="string">
            <text:p>Systems shall be equipped with different sized compression paddles that match the sizes of all full-field image receptors provided for the system.</text:p>
          </table:table-cell>
          <table:table-cell table:style-name="ce212" office:value-type="string" calcext:value-type="string">
            <text:p>S-F &amp;</text:p>
            <text:p>FFDM</text:p>
          </table:table-cell>
          <table:table-cell table:style-name="ce225"/>
          <table:table-cell table:number-columns-repeated="1019"/>
        </table:table-row>
        <table:table-row table:style-name="ro28">
          <table:covered-table-cell table:style-name="ce172"/>
          <table:table-cell table:style-name="ce191" office:value-type="string" calcext:value-type="string">
            <text:p>8(ii)(B)</text:p>
          </table:table-cell>
          <table:table-cell table:style-name="ce202"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10" office:value-type="string" calcext:value-type="string">
            <text:p>S-F &amp;</text:p>
            <text:p>FFDM (except Fischer)</text:p>
          </table:table-cell>
          <table:table-cell table:style-name="ce226"/>
          <table:table-cell table:number-columns-repeated="1019"/>
        </table:table-row>
        <table:table-row table:style-name="ro29">
          <table:covered-table-cell table:style-name="ce172"/>
          <table:table-cell table:style-name="ce192" office:value-type="string" calcext:value-type="string">
            <text:p>8(ii)(C)</text:p>
          </table:table-cell>
          <table:table-cell table:style-name="ce202"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10" office:value-type="string" calcext:value-type="string">
            <text:p>S-F &amp;</text:p>
            <text:p>FFDM</text:p>
          </table:table-cell>
          <table:table-cell table:style-name="ce226"/>
          <table:table-cell table:number-columns-repeated="1019"/>
        </table:table-row>
        <table:table-row table:style-name="ro30">
          <table:covered-table-cell table:style-name="ce172"/>
          <table:table-cell table:style-name="ce192" office:value-type="string" calcext:value-type="string">
            <text:p>8(ii)(D)</text:p>
          </table:table-cell>
          <table:table-cell table:style-name="ce202" office:value-type="string" calcext:value-type="string">
            <text:p>The chest wall edge of the compression paddle shall be straight and parallel to the edge of the image receptor.</text:p>
          </table:table-cell>
          <table:table-cell table:style-name="ce210" office:value-type="string" calcext:value-type="string">
            <text:p>S-F &amp;</text:p>
            <text:p>FFDM</text:p>
          </table:table-cell>
          <table:table-cell table:style-name="ce226"/>
          <table:table-cell table:number-columns-repeated="1019"/>
        </table:table-row>
        <table:table-row table:style-name="ro30">
          <table:covered-table-cell table:style-name="ce173"/>
          <table:table-cell table:style-name="ce193" office:value-type="string" calcext:value-type="string">
            <text:p>8(ii)(E)</text:p>
          </table:table-cell>
          <table:table-cell table:style-name="ce203" office:value-type="string" calcext:value-type="string">
            <text:p>The chest wall edge may be bent upward to allow for patient comfort but shall not appear on the image.</text:p>
          </table:table-cell>
          <table:table-cell table:style-name="ce211" office:value-type="string" calcext:value-type="string">
            <text:p>S-F &amp;</text:p>
            <text:p>FFDM</text:p>
          </table:table-cell>
          <table:table-cell table:style-name="ce224"/>
          <table:table-cell table:number-columns-repeated="1019"/>
        </table:table-row>
        <table:table-row table:style-name="ro30">
          <table:table-cell table:style-name="ce170" office:value-type="string" calcext:value-type="string" table:number-columns-spanned="1" table:number-rows-spanned="3">
            <text:p>Technique factor selection and display</text:p>
          </table:table-cell>
          <table:table-cell table:style-name="ce194" office:value-type="string" calcext:value-type="string">
            <text:p>9(i)</text:p>
          </table:table-cell>
          <table:table-cell table:style-name="ce201" office:value-type="string" calcext:value-type="string">
            <text:p>Manual selection of mAs or at least one of its component parts (mA and/or time) shall be available.</text:p>
          </table:table-cell>
          <table:table-cell table:style-name="ce212" office:value-type="string" calcext:value-type="string">
            <text:p>S-F &amp;</text:p>
            <text:p>FFDM</text:p>
          </table:table-cell>
          <table:table-cell table:style-name="ce225"/>
          <table:table-cell table:number-columns-repeated="1019"/>
        </table:table-row>
        <table:table-row table:style-name="ro25">
          <table:covered-table-cell table:style-name="ce174"/>
          <table:table-cell table:style-name="ce192" office:value-type="string" calcext:value-type="string">
            <text:p>9(ii)</text:p>
          </table:table-cell>
          <table:table-cell table:style-name="ce202"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10" office:value-type="string" calcext:value-type="string">
            <text:p>S-F &amp;</text:p>
            <text:p>FFDM</text:p>
          </table:table-cell>
          <table:table-cell table:style-name="ce226"/>
          <table:table-cell table:number-columns-repeated="1019"/>
        </table:table-row>
        <table:table-row table:style-name="ro26">
          <table:covered-table-cell table:style-name="ce175"/>
          <table:table-cell table:style-name="ce193" office:value-type="string" calcext:value-type="string">
            <text:p>9(iii)</text:p>
          </table:table-cell>
          <table:table-cell table:style-name="ce203" office:value-type="string" calcext:value-type="string">
            <text:p>Following AEC mode use, the system shall indicate the actual kVp and mAs (or mA and time) used during the exposure.</text:p>
          </table:table-cell>
          <table:table-cell table:style-name="ce211" office:value-type="string" calcext:value-type="string">
            <text:p>S-F &amp;</text:p>
            <text:p>FFDM</text:p>
          </table:table-cell>
          <table:table-cell table:style-name="ce224"/>
          <table:table-cell table:number-columns-repeated="1019"/>
        </table:table-row>
        <table:table-row table:style-name="ro29">
          <table:table-cell table:style-name="ce170" office:value-type="string" calcext:value-type="string" table:number-columns-spanned="1" table:number-rows-spanned="3">
            <text:p>Automatic exposure control</text:p>
          </table:table-cell>
          <table:table-cell table:style-name="ce194" office:value-type="string" calcext:value-type="string">
            <text:p>10(i)</text:p>
          </table:table-cell>
          <table:table-cell table:style-name="ce201"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12" office:value-type="string" calcext:value-type="string">
            <text:p>S-F</text:p>
          </table:table-cell>
          <table:table-cell table:style-name="ce225"/>
          <table:table-cell table:number-columns-repeated="1019"/>
        </table:table-row>
        <table:table-row table:style-name="ro31">
          <table:covered-table-cell table:style-name="ce174"/>
          <table:table-cell table:style-name="ce192" office:value-type="string" calcext:value-type="string">
            <text:p>10(ii)</text:p>
          </table:table-cell>
          <table:table-cell table:style-name="ce202"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213" office:value-type="string" calcext:value-type="string">
            <text:p>S-F</text:p>
          </table:table-cell>
          <table:table-cell table:style-name="ce226"/>
          <table:table-cell table:number-columns-repeated="1019"/>
        </table:table-row>
        <table:table-row table:style-name="ro30">
          <table:covered-table-cell table:style-name="ce175"/>
          <table:table-cell table:style-name="ce193" office:value-type="string" calcext:value-type="string">
            <text:p>10(iii)</text:p>
          </table:table-cell>
          <table:table-cell table:style-name="ce203" office:value-type="string" calcext:value-type="string">
            <text:p>The system shall provide means for the operator to vary the selected optical density from the normal (zero) setting.</text:p>
          </table:table-cell>
          <table:table-cell table:style-name="ce214" office:value-type="string" calcext:value-type="string">
            <text:p>S-F</text:p>
          </table:table-cell>
          <table:table-cell table:style-name="ce224"/>
          <table:table-cell table:number-columns-repeated="1019"/>
        </table:table-row>
        <table:table-row table:style-name="ro22">
          <table:table-cell table:style-name="ce168" office:value-type="string" calcext:value-type="string">
            <text:p>X-ray film<text:span text:style-name="T20">*</text:span></text:p>
          </table:table-cell>
          <table:table-cell table:style-name="ce195" office:value-type="float" office:value="11" calcext:value-type="float">
            <text:p>11</text:p>
          </table:table-cell>
          <table:table-cell table:style-name="ce208" office:value-type="string" calcext:value-type="string">
            <text:p>The facility shall use X-ray film for mammography that has been designated by the film manufacturer as appropriate for mammography.</text:p>
          </table:table-cell>
          <table:table-cell table:style-name="ce215" office:value-type="string" calcext:value-type="string">
            <text:p>S-F</text:p>
          </table:table-cell>
          <table:table-cell table:style-name="ce227"/>
          <table:table-cell table:number-columns-repeated="1019"/>
        </table:table-row>
        <table:table-row table:style-name="ro25">
          <table:table-cell table:style-name="ce168" office:value-type="string" calcext:value-type="string">
            <text:p>Intensifying screens<text:span text:style-name="T20">*</text:span></text:p>
          </table:table-cell>
          <table:table-cell table:style-name="ce195" office:value-type="float" office:value="12" calcext:value-type="float">
            <text:p>12</text:p>
          </table:table-cell>
          <table:table-cell table:style-name="ce208"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15" office:value-type="string" calcext:value-type="string">
            <text:p>S-F</text:p>
          </table:table-cell>
          <table:table-cell table:style-name="ce227"/>
          <table:table-cell table:number-columns-repeated="1019"/>
        </table:table-row>
        <table:table-row table:style-name="ro24">
          <table:table-cell table:style-name="ce168" office:value-type="string" calcext:value-type="string">
            <text:p>Film processing solutions<text:span text:style-name="T20">*</text:span></text:p>
          </table:table-cell>
          <table:table-cell table:style-name="ce195" office:value-type="float" office:value="13" calcext:value-type="float">
            <text:p>13</text:p>
          </table:table-cell>
          <table:table-cell table:style-name="ce208"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15" office:value-type="string" calcext:value-type="string">
            <text:p>S-F</text:p>
          </table:table-cell>
          <table:table-cell table:style-name="ce227"/>
          <table:table-cell table:number-columns-repeated="1019"/>
        </table:table-row>
        <table:table-row table:style-name="ro29">
          <table:table-cell table:style-name="ce168" office:value-type="string" calcext:value-type="string">
            <text:p>Lighting<text:span text:style-name="T20">*</text:span></text:p>
          </table:table-cell>
          <table:table-cell table:style-name="ce195" office:value-type="float" office:value="14" calcext:value-type="float">
            <text:p>14</text:p>
          </table:table-cell>
          <table:table-cell table:style-name="ce208"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15" office:value-type="string" calcext:value-type="string">
            <text:p>S-F &amp;</text:p>
            <text:p>FFDM (for hardcopy comparison)</text:p>
          </table:table-cell>
          <table:table-cell table:style-name="ce227"/>
          <table:table-cell table:number-columns-repeated="1019"/>
        </table:table-row>
        <table:table-row table:style-name="ro29">
          <table:table-cell table:style-name="ce176" office:value-type="string" calcext:value-type="string">
            <text:p>Film masking devices<text:span text:style-name="T20">*</text:span></text:p>
          </table:table-cell>
          <table:table-cell table:style-name="ce196" office:value-type="float" office:value="15" calcext:value-type="float">
            <text:p>15</text:p>
          </table:table-cell>
          <table:table-cell table:style-name="ce206"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11" office:value-type="string" calcext:value-type="string">
            <text:p>S-F &amp;</text:p>
            <text:p>FFDM (for hardcopy comparison)</text:p>
          </table:table-cell>
          <table:table-cell table:style-name="ce219"/>
          <table:table-cell table:number-columns-repeated="1019"/>
        </table:table-row>
        <table:table-row table:style-name="ro32">
          <table:table-cell table:style-name="ce177"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197"/>
          <table:table-cell table:number-columns-repeated="1019"/>
        </table:table-row>
        <table:table-row table:style-name="ro32" table:number-rows-repeated="99">
          <table:table-cell table:style-name="ce178" table:number-columns-repeated="5"/>
          <table:table-cell table:number-columns-repeated="1019"/>
        </table:table-row>
        <table:table-row table:style-name="ro32" table:number-rows-repeated="1048436">
          <table:table-cell table:number-columns-repeated="1024"/>
        </table:table-row>
        <table:table-row table:style-name="ro32">
          <table:table-cell table:number-columns-repeated="1024"/>
        </table:table-row>
      </table:table>
      <table:table table:name="Sheet1" table:style-name="ta1" table:print-ranges="Sheet1.B1:Sheet1.M408">
        <office:forms form:automatic-focus="false" form:apply-design-mode="false"/>
        <table:table-column table:style-name="co24" table:default-cell-style-name="ce229"/>
        <table:table-column table:style-name="co24" table:default-cell-style-name="ce233"/>
        <table:table-column table:style-name="co25" table:number-columns-repeated="11" table:default-cell-style-name="ce233"/>
        <table:table-column table:style-name="co24" table:default-cell-style-name="ce233"/>
        <table:table-column table:style-name="co25" table:number-columns-repeated="1008" table:default-cell-style-name="ce233"/>
        <table:table-column table:style-name="co25" table:number-columns-repeated="2" table:default-cell-style-name="ce258"/>
        <table:table-row table:style-name="ro33">
          <table:table-cell table:style-name="ce228" office:value-type="float" office:value="1" calcext:value-type="float">
            <text:p>1</text:p>
          </table:table-cell>
          <table:table-cell table:style-name="ce230"/>
          <table:table-cell table:style-name="ce243" table:number-columns-repeated="10"/>
          <table:table-cell table:style-name="ce461"/>
          <table:table-cell/>
          <table:table-cell table:style-name="ce481" office:value-type="string" calcext:value-type="string">
            <text:p>Revision 2.0-20160302</text:p>
          </table:table-cell>
          <table:table-cell table:style-name="ce338" table:number-columns-repeated="9"/>
          <table:table-cell table:style-name="ce689"/>
          <table:table-cell/>
          <table:table-cell table:style-name="ce696" office:value-type="string" calcext:value-type="string">
            <text:p>Print Area</text:p>
          </table:table-cell>
          <table:table-cell table:number-columns-repeated="997"/>
        </table:table-row>
        <table:table-row table:style-name="ro33">
          <table:table-cell table:style-name="ce228" office:value-type="float" office:value="2" calcext:value-type="float">
            <text:p>2</text:p>
          </table:table-cell>
          <table:table-cell table:style-name="ce231"/>
          <table:table-cell table:style-name="ce244" table:number-columns-repeated="5"/>
          <table:table-cell table:style-name="ce385" office:value-type="string" calcext:value-type="string">
            <text:p>Medical University of South Carolina</text:p>
          </table:table-cell>
          <table:table-cell table:style-name="ce244" table:number-columns-repeated="4"/>
          <table:table-cell table:style-name="ce462"/>
          <table:table-cell/>
          <table:table-cell table:style-name="ce301"/>
          <table:table-cell table:number-columns-repeated="4"/>
          <table:table-cell table:style-name="ce625" office:value-type="string" calcext:value-type="string">
            <text:p>Medical University of South Carolina</text:p>
          </table:table-cell>
          <table:table-cell table:number-columns-repeated="4"/>
          <table:table-cell table:style-name="ce422"/>
          <table:table-cell/>
          <table:table-cell table:style-name="ce697" office:value-type="string" calcext:value-type="string">
            <text:p>Page1,HVLPage,ExpChart,ImgQuality,Compg1,GraphAcryl,LeedsTO10</text:p>
          </table:table-cell>
          <table:table-cell table:number-columns-repeated="997"/>
        </table:table-row>
        <table:table-row table:style-name="ro33">
          <table:table-cell table:style-name="ce228" office:value-type="float" office:value="3" calcext:value-type="float">
            <text:p>3</text:p>
          </table:table-cell>
          <table:table-cell table:style-name="ce231"/>
          <table:table-cell table:style-name="ce244" table:number-columns-repeated="5"/>
          <table:table-cell table:style-name="ce385" office:value-type="string" calcext:value-type="string">
            <text:p>Charleston, South Carolina</text:p>
          </table:table-cell>
          <table:table-cell table:style-name="ce244" table:number-columns-repeated="4"/>
          <table:table-cell table:style-name="ce462"/>
          <table:table-cell/>
          <table:table-cell table:style-name="ce301"/>
          <table:table-cell table:number-columns-repeated="4"/>
          <table:table-cell table:style-name="ce625" office:value-type="string" calcext:value-type="string">
            <text:p>Charleston, South Carolina</text:p>
          </table:table-cell>
          <table:table-cell table:number-columns-repeated="4"/>
          <table:table-cell table:style-name="ce422"/>
          <table:table-cell/>
          <table:table-cell table:style-name="ce698" table:formula="of:=IF([Sheet1.AB7]=&quot;&quot;;&quot;&quot;;[Sheet1.AB7])">
            <text:p/>
          </table:table-cell>
          <table:table-cell table:number-columns-repeated="997"/>
        </table:table-row>
        <table:table-row table:style-name="ro33">
          <table:table-cell table:style-name="ce228" office:value-type="float" office:value="4" calcext:value-type="float">
            <text:p>4</text:p>
          </table:table-cell>
          <table:table-cell table:style-name="ce231"/>
          <table:table-cell table:style-name="ce244" table:number-columns-repeated="10"/>
          <table:table-cell table:style-name="ce462"/>
          <table:table-cell/>
          <table:table-cell table:style-name="ce301"/>
          <table:table-cell table:number-columns-repeated="4"/>
          <table:table-cell table:style-name="ce229"/>
          <table:table-cell table:number-columns-repeated="4"/>
          <table:table-cell table:style-name="ce422"/>
          <table:table-cell/>
          <table:table-cell table:style-name="ce268" office:value-type="string" calcext:value-type="string">
            <text:p>All:</text:p>
          </table:table-cell>
          <table:table-cell table:style-name="ce332" office:value-type="string" calcext:value-type="string">
            <text:p>Page1,HVLPage,ExpChart,ImgQuality,Compg1,Compg2,OutputGraphFl,OutputGraphDig,LeedsTO10</text:p>
          </table:table-cell>
          <table:table-cell table:number-columns-repeated="996"/>
        </table:table-row>
        <table:table-row table:style-name="ro33">
          <table:table-cell table:style-name="ce228" office:value-type="float" office:value="5" calcext:value-type="float">
            <text:p>5</text:p>
          </table:table-cell>
          <table:table-cell table:style-name="ce231"/>
          <table:table-cell table:style-name="ce244" table:number-columns-repeated="5"/>
          <table:table-cell table:style-name="ce386" office:value-type="string" calcext:value-type="string">
            <text:p>Mammography System Compliance Inspection</text:p>
          </table:table-cell>
          <table:table-cell table:style-name="ce244" table:number-columns-repeated="4"/>
          <table:table-cell table:style-name="ce462"/>
          <table:table-cell/>
          <table:table-cell table:style-name="ce301"/>
          <table:table-cell table:number-columns-repeated="4"/>
          <table:table-cell table:style-name="ce625" office:value-type="string" calcext:value-type="string">
            <text:p>Mammography System Compliance Inspection</text:p>
          </table:table-cell>
          <table:table-cell table:number-columns-repeated="4"/>
          <table:table-cell table:style-name="ce422"/>
          <table:table-cell table:number-columns-repeated="999"/>
        </table:table-row>
        <table:table-row table:style-name="ro33">
          <table:table-cell table:style-name="ce228" office:value-type="float" office:value="6" calcext:value-type="float">
            <text:p>6</text:p>
          </table:table-cell>
          <table:table-cell table:style-name="ce232"/>
          <table:table-cell table:style-name="ce245" table:number-columns-repeated="10"/>
          <table:table-cell table:style-name="ce463"/>
          <table:table-cell/>
          <table:table-cell table:style-name="ce482"/>
          <table:table-cell table:style-name="ce265" table:number-columns-repeated="9"/>
          <table:table-cell table:style-name="ce690"/>
          <table:table-cell/>
          <table:table-cell table:style-name="ce699"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3">
          <table:table-cell table:style-name="ce228" office:value-type="float" office:value="7" calcext:value-type="float">
            <text:p>7</text:p>
          </table:table-cell>
          <table:table-cell table:number-columns-repeated="13"/>
          <table:table-cell office:value-type="string" calcext:value-type="string">
            <text:p>Date:</text:p>
          </table:table-cell>
          <table:table-cell table:style-name="ce499"/>
          <table:table-cell table:style-name="ce541"/>
          <table:table-cell table:number-columns-repeated="5"/>
          <table:table-cell office:value-type="string" calcext:value-type="string">
            <text:p>Inspector:</text:p>
          </table:table-cell>
          <table:table-cell table:style-name="ce594" table:formula="of:=IF([Sheet1.Y7]&lt;&gt;&quot;&quot;;[Sheet1.Y7];IF([Sheet1.AB9]=&quot;&quot;;&quot;&quot;;[Sheet1.AB9]))" office:value-type="string" office:string-value="Eugene Mah" calcext:value-type="string">
            <text:p>Eugene Mah</text:p>
          </table:table-cell>
          <table:table-cell table:style-name="ce614" office:value-type="string" calcext:value-type="string">
            <text:p>Eugene Mah</text:p>
          </table:table-cell>
          <table:table-cell/>
          <table:table-cell table:style-name="ce268" office:value-type="string" calcext:value-type="string">
            <text:p>Print Area</text:p>
          </table:table-cell>
          <table:table-cell table:style-name="ce701"/>
          <table:table-cell table:style-name="ce709" table:formula="of:=IF([Sheet1.AB7]&lt;&gt;[Sheet1.AD7];&quot;Change&quot;;&quot;&quot;)" office:value-type="string" office:string-value="Change" calcext:value-type="string">
            <text:p>Change</text:p>
          </table:table-cell>
          <table:table-cell table:style-name="ce711"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3">
          <table:table-cell table:style-name="ce228" office:value-type="float" office:value="8" calcext:value-type="float">
            <text:p>8</text:p>
          </table:table-cell>
          <table:table-cell table:number-columns-repeated="5"/>
          <table:table-cell table:style-name="ce378"/>
          <table:table-cell table:style-name="ce387" office:value-type="string" calcext:value-type="string">
            <text:p>System Information</text:p>
          </table:table-cell>
          <table:table-cell table:number-columns-repeated="6"/>
          <table:table-cell office:value-type="string" calcext:value-type="string">
            <text:p>Previous Date:</text:p>
          </table:table-cell>
          <table:table-cell table:style-name="ce500" table:formula="of:=IF([.AB8]=&quot;&quot;;&quot;&quot;;[.AB8])">
            <text:p/>
          </table:table-cell>
          <table:table-cell table:style-name="ce542"/>
          <table:table-cell table:number-columns-repeated="2"/>
          <table:table-cell table:style-name="ce388" office:value-type="string" calcext:value-type="string">
            <text:p>System Information</text:p>
          </table:table-cell>
          <table:table-cell table:number-columns-repeated="2"/>
          <table:table-cell table:style-name="ce666" table:number-columns-repeated="2"/>
          <table:table-cell table:style-name="ce691"/>
          <table:table-cell/>
          <table:table-cell table:style-name="ce268" office:value-type="string" calcext:value-type="string">
            <text:p>Date</text:p>
          </table:table-cell>
          <table:table-cell table:style-name="ce702"/>
          <table:table-cell table:style-name="ce709" table:formula="of:=IF([Sheet1.AB8]&lt;&gt;[Sheet1.AD8];&quot;Change&quot;;&quot;&quot;)">
            <text:p/>
          </table:table-cell>
          <table:table-cell table:style-name="ce712" table:formula="of:=IF([Sheet1.P7]=&quot;&quot;;&quot;&quot;;[Sheet1.P7])">
            <text:p/>
          </table:table-cell>
          <table:table-cell table:number-columns-repeated="994"/>
        </table:table-row>
        <table:table-row table:style-name="ro33">
          <table:table-cell table:style-name="ce228" office:value-type="float" office:value="9" calcext:value-type="float">
            <text:p>9</text:p>
          </table:table-cell>
          <table:table-cell table:style-name="ce234"/>
          <table:table-cell table:style-name="ce246"/>
          <table:table-cell table:style-name="ce263" office:value-type="string" calcext:value-type="string">
            <text:p>Location</text:p>
          </table:table-cell>
          <table:table-cell table:style-name="ce246" table:number-columns-repeated="8"/>
          <table:table-cell table:style-name="ce464"/>
          <table:table-cell/>
          <table:table-cell table:style-name="ce483"/>
          <table:table-cell table:style-name="ce501" office:value-type="string" calcext:value-type="string">
            <text:p>Location</text:p>
          </table:table-cell>
          <table:table-cell table:style-name="ce338" table:number-columns-repeated="2"/>
          <table:table-cell table:style-name="ce613" office:value-type="string" calcext:value-type="string">
            <text:p>Input Changes Only</text:p>
          </table:table-cell>
          <table:table-cell table:style-name="ce338" table:number-columns-repeated="3"/>
          <table:table-cell table:style-name="ce613" office:value-type="string" calcext:value-type="string">
            <text:p>Input Changes Only</text:p>
          </table:table-cell>
          <table:table-cell table:style-name="ce338"/>
          <table:table-cell table:style-name="ce689"/>
          <table:table-cell/>
          <table:table-cell table:style-name="ce268" office:value-type="string" calcext:value-type="string">
            <text:p>Inspector</text:p>
          </table:table-cell>
          <table:table-cell table:style-name="ce703"/>
          <table:table-cell table:style-name="ce709" table:formula="of:=IF([Sheet1.AB9]&lt;&gt;[Sheet1.AD9];&quot;Change&quot;;&quot;&quot;)" office:value-type="string" office:string-value="Change" calcext:value-type="string">
            <text:p>Change</text:p>
          </table:table-cell>
          <table:table-cell table:style-name="ce713" table:formula="of:=IF([Sheet1.X7]=&quot;&quot;;&quot;&quot;;[Sheet1.X7])" office:value-type="string" office:string-value="Eugene Mah" calcext:value-type="string">
            <text:p>Eugene Mah</text:p>
          </table:table-cell>
          <table:table-cell table:number-columns-repeated="3"/>
          <table:table-cell table:style-name="ce229" office:value-type="string" calcext:value-type="string">
            <text:p>kV Set</text:p>
          </table:table-cell>
          <table:table-cell table:style-name="ce229" office:value-type="string" calcext:value-type="string">
            <text:p>mAs Set</text:p>
          </table:table-cell>
          <table:table-cell table:style-name="ce229" office:value-type="string" calcext:value-type="string">
            <text:p>Add Filt</text:p>
          </table:table-cell>
          <table:table-cell table:style-name="ce229" office:value-type="string" calcext:value-type="string">
            <text:p>Target</text:p>
          </table:table-cell>
          <table:table-cell table:style-name="ce229" office:value-type="string" calcext:value-type="string">
            <text:p>Filter</text:p>
          </table:table-cell>
          <table:table-cell table:style-name="ce229" office:value-type="string" calcext:value-type="string">
            <text:p>kVp</text:p>
          </table:table-cell>
          <table:table-cell table:style-name="ce229" office:value-type="string" calcext:value-type="string">
            <text:p>ms</text:p>
          </table:table-cell>
          <table:table-cell table:style-name="ce229" office:value-type="string" calcext:value-type="string">
            <text:p>Dose (mGy)</text:p>
          </table:table-cell>
          <table:table-cell table:style-name="ce229" office:value-type="string" calcext:value-type="string">
            <text:p>Dose rate (mGy/s)</text:p>
          </table:table-cell>
          <table:table-cell table:style-name="ce229" office:value-type="string" calcext:value-type="string">
            <text:p>Corr kV</text:p>
          </table:table-cell>
          <table:table-cell table:number-columns-repeated="981"/>
        </table:table-row>
        <table:table-row table:style-name="ro33">
          <table:table-cell table:style-name="ce228" office:value-type="float" office:value="10" calcext:value-type="float">
            <text:p>10</text:p>
          </table:table-cell>
          <table:table-cell table:style-name="ce235"/>
          <table:table-cell table:style-name="ce247"/>
          <table:table-cell/>
          <table:table-cell table:style-name="ce268" office:value-type="string" calcext:value-type="string">
            <text:p>Facility:</text:p>
          </table:table-cell>
          <table:table-cell table:style-name="ce358" table:formula="of:=IF([Sheet1.R10]=&quot;&quot;;&quot;&quot;;[Sheet1.R10])" table:number-columns-spanned="2" table:number-rows-spanned="1">
            <text:p/>
          </table:table-cell>
          <table:covered-table-cell table:style-name="ce358"/>
          <table:table-cell table:number-columns-repeated="2"/>
          <table:table-cell table:style-name="ce268" office:value-type="string" calcext:value-type="string">
            <text:p>Site Number:</text:p>
          </table:table-cell>
          <table:table-cell table:style-name="ce361" table:formula="of:=IF([Sheet1.V10]=&quot;&quot;;&quot;&quot;;[Sheet1.V10])"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Facility:</text:p>
          </table:table-cell>
          <table:table-cell table:style-name="ce594" table:formula="of:=IF([.S10]&lt;&gt;&quot;&quot;;[.S10];IF([.AB10]=&quot;&quot;;&quot;&quot;;[.AB10]))">
            <text:p/>
          </table:table-cell>
          <table:table-cell table:style-name="ce614"/>
          <table:table-cell/>
          <table:table-cell table:style-name="ce268" office:value-type="string" calcext:value-type="string">
            <text:p>Site Number:</text:p>
          </table:table-cell>
          <table:table-cell table:style-name="ce594" table:formula="of:=IF([.W10]&lt;&gt;&quot;&quot;;[.W10];IF([.AB15]=&quot;&quot;;&quot;&quot;;[.AB15]))">
            <text:p/>
          </table:table-cell>
          <table:table-cell table:style-name="ce614"/>
          <table:table-cell/>
          <table:table-cell table:style-name="ce422"/>
          <table:table-cell/>
          <table:table-cell table:style-name="ce268" office:value-type="string" calcext:value-type="string">
            <text:p>Facility:</text:p>
          </table:table-cell>
          <table:table-cell table:style-name="ce703"/>
          <table:table-cell table:style-name="ce709" table:formula="of:=IF([Sheet1.AB10]&lt;&gt;[Sheet1.AD10];&quot;Change&quot;;&quot;&quot;)">
            <text:p/>
          </table:table-cell>
          <table:table-cell table:style-name="ce713" table:formula="of:=IF([Sheet1.R10]=&quot;&quot;;&quot;&quot;;[Sheet1.R10])">
            <text:p/>
          </table:table-cell>
          <table:table-cell table:number-columns-repeated="3"/>
          <table:table-cell table:style-name="ce310" office:value-type="float" office:value="24" calcext:value-type="float">
            <text:p>24</text:p>
          </table:table-cell>
          <table:table-cell table:style-name="ce343" office:value-type="float" office:value="50" calcext:value-type="float">
            <text:p>50</text:p>
          </table:table-cell>
          <table:table-cell table:style-name="ce730" office:value-type="float" office:value="0" calcext:value-type="float">
            <text:p>0.0</text:p>
          </table:table-cell>
          <table:table-cell table:style-name="ce343" table:formula="of:=IF([Sheet1.$V$21]=&quot;&quot;;&quot;&quot;;[Sheet1.$V$21])">
            <text:p/>
          </table:table-cell>
          <table:table-cell table:style-name="ce343" table:formula="of:=IF([Sheet1.$V$24]=&quot;&quot;;&quot;&quot;;[Sheet1.$V$24])">
            <text:p/>
          </table:table-cell>
          <table:table-cell table:style-name="ce343" table:number-columns-repeated="4"/>
          <table:table-cell table:style-name="ce419"/>
          <table:table-cell table:number-columns-repeated="981"/>
        </table:table-row>
        <table:table-row table:style-name="ro33">
          <table:table-cell table:style-name="ce228" office:value-type="float" office:value="11" calcext:value-type="float">
            <text:p>11</text:p>
          </table:table-cell>
          <table:table-cell table:style-name="ce235"/>
          <table:table-cell table:style-name="ce247"/>
          <table:table-cell/>
          <table:table-cell table:style-name="ce268" office:value-type="string" calcext:value-type="string">
            <text:p>Department:</text:p>
          </table:table-cell>
          <table:table-cell table:style-name="ce359" table:formula="of:=IF([Sheet1.R11]=&quot;&quot;;&quot;&quot;;[Sheet1.R11])" table:number-columns-spanned="2" table:number-rows-spanned="1">
            <text:p/>
          </table:table-cell>
          <table:covered-table-cell table:style-name="ce359"/>
          <table:table-cell table:number-columns-repeated="2"/>
          <table:table-cell table:style-name="ce268" office:value-type="string" calcext:value-type="string">
            <text:p>Authorized Use:</text:p>
          </table:table-cell>
          <table:table-cell table:style-name="ce361" table:formula="of:=IF([Sheet1.V11]=&quot;&quot;;&quot;&quot;;[Sheet1.V11])" table:number-columns-spanned="2" table:number-rows-spanned="1">
            <text:p/>
          </table:table-cell>
          <table:covered-table-cell table:style-name="ce359"/>
          <table:table-cell table:style-name="ce424"/>
          <table:table-cell/>
          <table:table-cell table:style-name="ce301"/>
          <table:table-cell/>
          <table:table-cell table:style-name="ce268" office:value-type="string" calcext:value-type="string">
            <text:p>Department:</text:p>
          </table:table-cell>
          <table:table-cell table:style-name="ce594" table:formula="of:=IF([.S11]&lt;&gt;&quot;&quot;;[.S11];IF([.AB11]=&quot;&quot;;&quot;&quot;;[.AB11]))">
            <text:p/>
          </table:table-cell>
          <table:table-cell table:style-name="ce614"/>
          <table:table-cell/>
          <table:table-cell table:style-name="ce268" office:value-type="string" calcext:value-type="string">
            <text:p>Authorized Use:</text:p>
          </table:table-cell>
          <table:table-cell table:style-name="ce594" table:formula="of:=IF([.W11]&lt;&gt;&quot;&quot;;[.W11];IF([.AB16]=&quot;&quot;;&quot;&quot;;[.AB16]))">
            <text:p/>
          </table:table-cell>
          <table:table-cell table:style-name="ce614"/>
          <table:table-cell/>
          <table:table-cell table:style-name="ce422"/>
          <table:table-cell/>
          <table:table-cell table:style-name="ce268" office:value-type="string" calcext:value-type="string">
            <text:p>Department:</text:p>
          </table:table-cell>
          <table:table-cell table:style-name="ce703"/>
          <table:table-cell table:style-name="ce709" table:formula="of:=IF([Sheet1.AB11]&lt;&gt;[Sheet1.AD11];&quot;Change&quot;;&quot;&quot;)">
            <text:p/>
          </table:table-cell>
          <table:table-cell table:style-name="ce713" table:formula="of:=IF([Sheet1.R11]=&quot;&quot;;&quot;&quot;;[Sheet1.R11])">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12" calcext:value-type="float">
            <text:p>12</text:p>
          </table:table-cell>
          <table:table-cell table:style-name="ce235"/>
          <table:table-cell table:style-name="ce247"/>
          <table:table-cell/>
          <table:table-cell table:style-name="ce268" office:value-type="string" calcext:value-type="string">
            <text:p>Area/Division:</text:p>
          </table:table-cell>
          <table:table-cell table:style-name="ce359" table:formula="of:=IF([Sheet1.R12]=&quot;&quot;;&quot;&quot;;[Sheet1.R12])" table:number-columns-spanned="2" table:number-rows-spanned="1">
            <text:p/>
          </table:table-cell>
          <table:covered-table-cell table:style-name="ce359"/>
          <table:table-cell table:number-columns-repeated="2"/>
          <table:table-cell table:style-name="ce268" office:value-type="string" calcext:value-type="string">
            <text:p>Date of Installation:</text:p>
          </table:table-cell>
          <table:table-cell table:style-name="ce360" table:formula="of:=IF([Sheet1.V12]=&quot;&quot;;&quot;&quot;;[Sheet1.V12])" table:number-columns-spanned="2" table:number-rows-spanned="1">
            <text:p/>
          </table:table-cell>
          <table:covered-table-cell table:style-name="ce359"/>
          <table:table-cell table:style-name="ce424"/>
          <table:table-cell/>
          <table:table-cell table:style-name="ce301"/>
          <table:table-cell/>
          <table:table-cell table:style-name="ce268" office:value-type="string" calcext:value-type="string">
            <text:p>Area/Division:</text:p>
          </table:table-cell>
          <table:table-cell table:style-name="ce594" table:formula="of:=IF([.S12]&lt;&gt;&quot;&quot;;[.S12];IF([.AB12]=&quot;&quot;;&quot;&quot;;[.AB12]))">
            <text:p/>
          </table:table-cell>
          <table:table-cell table:style-name="ce614"/>
          <table:table-cell/>
          <table:table-cell table:style-name="ce268" office:value-type="string" calcext:value-type="string">
            <text:p>Date of Installation:</text:p>
          </table:table-cell>
          <table:table-cell table:style-name="ce596" table:formula="of:=IF([.W12]&lt;&gt;&quot;&quot;;[.W12];IF([.AB17]=&quot;&quot;;&quot;&quot;;[.AB17]))">
            <text:p/>
          </table:table-cell>
          <table:table-cell table:style-name="ce616"/>
          <table:table-cell/>
          <table:table-cell table:style-name="ce422"/>
          <table:table-cell/>
          <table:table-cell table:style-name="ce268" office:value-type="string" calcext:value-type="string">
            <text:p>Area/Division:</text:p>
          </table:table-cell>
          <table:table-cell table:style-name="ce703"/>
          <table:table-cell table:style-name="ce709" table:formula="of:=IF([Sheet1.AB12]&lt;&gt;[Sheet1.AD12];&quot;Change&quot;;&quot;&quot;)">
            <text:p/>
          </table:table-cell>
          <table:table-cell table:style-name="ce713" table:formula="of:=IF([Sheet1.R12]=&quot;&quot;;&quot;&quot;;[Sheet1.R12])">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2" calcext:value-type="float">
            <text:p>0.2</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13" calcext:value-type="float">
            <text:p>13</text:p>
          </table:table-cell>
          <table:table-cell table:style-name="ce235"/>
          <table:table-cell table:style-name="ce247"/>
          <table:table-cell/>
          <table:table-cell table:style-name="ce268" office:value-type="string" calcext:value-type="string">
            <text:p>Survey ID:</text:p>
          </table:table-cell>
          <table:table-cell table:style-name="ce359" table:formula="of:=IF([Sheet1.R13]=&quot;&quot;;&quot;&quot;;[Sheet1.R13])" table:number-columns-spanned="2" table:number-rows-spanned="1">
            <text:p/>
          </table:table-cell>
          <table:covered-table-cell table:style-name="ce359"/>
          <table:table-cell table:number-columns-repeated="2"/>
          <table:table-cell table:style-name="ce268" office:value-type="string" calcext:value-type="string">
            <text:p>Number of X-ray Tubes:</text:p>
          </table:table-cell>
          <table:table-cell table:style-name="ce361" table:formula="of:=IF([Sheet1.V13]=&quot;&quot;;&quot;&quot;;[Sheet1.V13])" table:number-columns-spanned="2" table:number-rows-spanned="1">
            <text:p/>
          </table:table-cell>
          <table:covered-table-cell table:style-name="ce359"/>
          <table:table-cell table:style-name="ce424"/>
          <table:table-cell/>
          <table:table-cell table:style-name="ce301"/>
          <table:table-cell/>
          <table:table-cell table:style-name="ce268" office:value-type="string" calcext:value-type="string">
            <text:p>Survey ID:</text:p>
          </table:table-cell>
          <table:table-cell table:style-name="ce595" table:formula="of:=IF([.S13]&lt;&gt;&quot;&quot;;[.S13];IF([.AB13]=&quot;&quot;;&quot;&quot;;[.AB13]))">
            <text:p/>
          </table:table-cell>
          <table:table-cell table:style-name="ce615"/>
          <table:table-cell/>
          <table:table-cell table:style-name="ce268" office:value-type="string" calcext:value-type="string">
            <text:p>Number of X-ray Tubes:</text:p>
          </table:table-cell>
          <table:table-cell table:style-name="ce595" table:formula="of:=IF([.W13]&lt;&gt;&quot;&quot;;[.W13];IF([.AB18]=&quot;&quot;;&quot;&quot;;[.AB18]))">
            <text:p/>
          </table:table-cell>
          <table:table-cell table:style-name="ce614"/>
          <table:table-cell/>
          <table:table-cell table:style-name="ce422"/>
          <table:table-cell/>
          <table:table-cell table:style-name="ce268" office:value-type="string" calcext:value-type="string">
            <text:p>Survey ID:</text:p>
          </table:table-cell>
          <table:table-cell table:style-name="ce703"/>
          <table:table-cell table:style-name="ce709" table:formula="of:=IF([Sheet1.AB13]&lt;&gt;[Sheet1.AD13];&quot;Change&quot;;&quot;&quot;)">
            <text:p/>
          </table:table-cell>
          <table:table-cell table:style-name="ce713" table:formula="of:=IF([Sheet1.R13]=&quot;&quot;;&quot;&quot;;[Sheet1.R13])">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2" calcext:value-type="float">
            <text:p>0.2</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14" calcext:value-type="float">
            <text:p>14</text:p>
          </table:table-cell>
          <table:table-cell table:style-name="ce235"/>
          <table:table-cell table:style-name="ce247"/>
          <table:table-cell table:number-columns-repeated="9"/>
          <table:table-cell table:style-name="ce424"/>
          <table:table-cell/>
          <table:table-cell table:style-name="ce301"/>
          <table:table-cell/>
          <table:table-cell table:style-name="ce268" office:value-type="string" calcext:value-type="string">
            <text:p>Room Number:</text:p>
          </table:table-cell>
          <table:table-cell table:style-name="ce594" table:formula="of:=IF([.S14]&lt;&gt;&quot;&quot;;[.S14];IF([.AB14]=&quot;&quot;;&quot;&quot;;[.AB14]))">
            <text:p/>
          </table:table-cell>
          <table:table-cell table:style-name="ce614"/>
          <table:table-cell/>
          <table:table-cell table:style-name="ce268" office:value-type="string" calcext:value-type="string">
            <text:p>Accession Number:</text:p>
          </table:table-cell>
          <table:table-cell table:style-name="ce595" table:formula="of:=IF([.W14]&lt;&gt;&quot;&quot;;[.W14];IF([.AB19]=&quot;&quot;;&quot;&quot;;[.AB19]))">
            <text:p/>
          </table:table-cell>
          <table:table-cell table:style-name="ce614"/>
          <table:table-cell/>
          <table:table-cell table:style-name="ce422"/>
          <table:table-cell/>
          <table:table-cell table:style-name="ce268" office:value-type="string" calcext:value-type="string">
            <text:p>Room Number:</text:p>
          </table:table-cell>
          <table:table-cell table:style-name="ce704"/>
          <table:table-cell table:style-name="ce709" table:formula="of:=IF([Sheet1.AB14]&lt;&gt;[Sheet1.AD14];&quot;Change&quot;;&quot;&quot;)">
            <text:p/>
          </table:table-cell>
          <table:table-cell table:style-name="ce713" table:formula="of:=IF([Sheet1.R14]=&quot;&quot;;&quot;&quot;;[Sheet1.R14])">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15" calcext:value-type="float">
            <text:p>15</text:p>
          </table:table-cell>
          <table:table-cell table:style-name="ce235"/>
          <table:table-cell table:style-name="ce247"/>
          <table:table-cell table:style-name="ce272" office:value-type="string" calcext:value-type="string">
            <text:p>X-Ray Generator</text:p>
          </table:table-cell>
          <table:table-cell table:number-columns-repeated="8"/>
          <table:table-cell table:style-name="ce424"/>
          <table:table-cell/>
          <table:table-cell table:style-name="ce301"/>
          <table:table-cell table:number-columns-repeated="9"/>
          <table:table-cell table:style-name="ce422"/>
          <table:table-cell/>
          <table:table-cell table:style-name="ce268" office:value-type="string" calcext:value-type="string">
            <text:p>Site Number:</text:p>
          </table:table-cell>
          <table:table-cell table:style-name="ce703"/>
          <table:table-cell table:style-name="ce709" table:formula="of:=IF([Sheet1.AB15]&lt;&gt;[Sheet1.AD15];&quot;Change&quot;;&quot;&quot;)">
            <text:p/>
          </table:table-cell>
          <table:table-cell table:style-name="ce713" table:formula="of:=IF([Sheet1.V10]=&quot;&quot;;&quot;&quot;;[Sheet1.V10])">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16" calcext:value-type="float">
            <text:p>16</text:p>
          </table:table-cell>
          <table:table-cell table:style-name="ce235"/>
          <table:table-cell table:style-name="ce247"/>
          <table:table-cell/>
          <table:table-cell table:style-name="ce268" office:value-type="string" calcext:value-type="string">
            <text:p>Manufacturer:</text:p>
          </table:table-cell>
          <table:table-cell table:style-name="ce358" table:formula="of:=IF([Sheet1.R17]=&quot;&quot;;&quot;&quot;;[Sheet1.R17])" table:number-columns-spanned="2" table:number-rows-spanned="1">
            <text:p/>
          </table:table-cell>
          <table:covered-table-cell table:style-name="ce358"/>
          <table:table-cell table:number-columns-repeated="2"/>
          <table:table-cell table:style-name="ce268" office:value-type="string" calcext:value-type="string">
            <text:p>Manufacture Date:</text:p>
          </table:table-cell>
          <table:table-cell table:style-name="ce360" table:formula="of:=IF([Sheet1.V17]=&quot;&quot;;&quot;&quot;;[Sheet1.V17])" table:number-columns-spanned="2" table:number-rows-spanned="1">
            <text:p/>
          </table:table-cell>
          <table:covered-table-cell table:style-name="ce358"/>
          <table:table-cell table:style-name="ce424"/>
          <table:table-cell/>
          <table:table-cell table:style-name="ce301"/>
          <table:table-cell table:style-name="ce272" office:value-type="string" calcext:value-type="string">
            <text:p>X-Ray Generator</text:p>
          </table:table-cell>
          <table:table-cell table:number-columns-repeated="8"/>
          <table:table-cell table:style-name="ce422"/>
          <table:table-cell/>
          <table:table-cell table:style-name="ce268" office:value-type="string" calcext:value-type="string">
            <text:p>Authorized Use:</text:p>
          </table:table-cell>
          <table:table-cell table:style-name="ce703"/>
          <table:table-cell table:style-name="ce709" table:formula="of:=IF([Sheet1.AB16]&lt;&gt;[Sheet1.AD16];&quot;Change&quot;;&quot;&quot;)">
            <text:p/>
          </table:table-cell>
          <table:table-cell table:style-name="ce713" table:formula="of:=IF([Sheet1.V11]=&quot;&quot;;&quot;&quot;;[Sheet1.V11])">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17" calcext:value-type="float">
            <text:p>17</text:p>
          </table:table-cell>
          <table:table-cell table:style-name="ce235"/>
          <table:table-cell table:style-name="ce247"/>
          <table:table-cell/>
          <table:table-cell table:style-name="ce268" office:value-type="string" calcext:value-type="string">
            <text:p>Model:</text:p>
          </table:table-cell>
          <table:table-cell table:style-name="ce358" table:formula="of:=IF([Sheet1.R18]=&quot;&quot;;&quot;&quot;;[Sheet1.R18])" table:number-columns-spanned="2" table:number-rows-spanned="1">
            <text:p/>
          </table:table-cell>
          <table:covered-table-cell table:style-name="ce358"/>
          <table:table-cell table:number-columns-repeated="2"/>
          <table:table-cell table:style-name="ce268" office:value-type="string" calcext:value-type="string">
            <text:p>Serial Number:</text:p>
          </table:table-cell>
          <table:table-cell table:style-name="ce361" table:formula="of:=IF([Sheet1.V18]=&quot;&quot;;&quot;&quot;;[Sheet1.V18])"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anufacturer:</text:p>
          </table:table-cell>
          <table:table-cell table:style-name="ce594" table:formula="of:=IF([.S17]&lt;&gt;&quot;&quot;;[.S17];IF([.AB21]=&quot;&quot;;&quot;&quot;;[.AB21]))">
            <text:p/>
          </table:table-cell>
          <table:table-cell table:style-name="ce614"/>
          <table:table-cell/>
          <table:table-cell table:style-name="ce268" office:value-type="string" calcext:value-type="string">
            <text:p>Manufacture Date:</text:p>
          </table:table-cell>
          <table:table-cell table:style-name="ce596" table:formula="of:=IF([.W17]&lt;&gt;&quot;&quot;;[.W17];IF([.AB24]=&quot;&quot;;&quot;&quot;;[.AB24]))">
            <text:p/>
          </table:table-cell>
          <table:table-cell table:style-name="ce616"/>
          <table:table-cell/>
          <table:table-cell table:style-name="ce422"/>
          <table:table-cell/>
          <table:table-cell table:style-name="ce268" office:value-type="string" calcext:value-type="string">
            <text:p>Date of Installation:</text:p>
          </table:table-cell>
          <table:table-cell table:style-name="ce705"/>
          <table:table-cell table:style-name="ce709" table:formula="of:=IF([Sheet1.AB17]&lt;&gt;[Sheet1.AD17];&quot;Change&quot;;&quot;&quot;)">
            <text:p/>
          </table:table-cell>
          <table:table-cell table:style-name="ce714" table:formula="of:=IF([Sheet1.V12]=&quot;&quot;;&quot;&quot;;[Sheet1.V12])">
            <text:p/>
          </table:table-cell>
          <table:table-cell table:number-columns-repeated="3"/>
          <table:table-cell table:style-name="ce720" office:value-type="float" office:value="24" calcext:value-type="float">
            <text:p>24</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18" calcext:value-type="float">
            <text:p>18</text:p>
          </table:table-cell>
          <table:table-cell table:style-name="ce235"/>
          <table:table-cell table:style-name="ce247"/>
          <table:table-cell/>
          <table:table-cell table:style-name="ce268" office:value-type="string" calcext:value-type="string">
            <text:p>Max kVp:</text:p>
          </table:table-cell>
          <table:table-cell table:style-name="ce358" table:formula="of:=IF([Sheet1.R19]=&quot;&quot;;&quot;&quot;;[Sheet1.R19])" table:number-columns-spanned="2" table:number-rows-spanned="1">
            <text:p/>
          </table:table-cell>
          <table:covered-table-cell table:style-name="ce358"/>
          <table:table-cell table:number-columns-repeated="2"/>
          <table:table-cell table:style-name="ce268" office:value-type="string" calcext:value-type="string">
            <text:p>Max mA:</text:p>
          </table:table-cell>
          <table:table-cell table:style-name="ce361" table:formula="of:=IF([Sheet1.V19]=&quot;&quot;;&quot;&quot;;[Sheet1.V19])"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odel:</text:p>
          </table:table-cell>
          <table:table-cell table:style-name="ce594" table:formula="of:=IF([.S18]&lt;&gt;&quot;&quot;;[.S18];IF([.AB22]=&quot;&quot;;&quot;&quot;;[.AB22]))">
            <text:p/>
          </table:table-cell>
          <table:table-cell table:style-name="ce614"/>
          <table:table-cell/>
          <table:table-cell table:style-name="ce268" office:value-type="string" calcext:value-type="string">
            <text:p>Serial Number:</text:p>
          </table:table-cell>
          <table:table-cell table:style-name="ce595" table:formula="of:=IF([.W18]&lt;&gt;&quot;&quot;;[.W18];IF([.AB25]=&quot;&quot;;&quot;&quot;;[.AB25]))">
            <text:p/>
          </table:table-cell>
          <table:table-cell table:style-name="ce614"/>
          <table:table-cell/>
          <table:table-cell table:style-name="ce422"/>
          <table:table-cell/>
          <table:table-cell table:style-name="ce268" office:value-type="string" calcext:value-type="string">
            <text:p>Number of X-ray Tubes:</text:p>
          </table:table-cell>
          <table:table-cell table:style-name="ce703"/>
          <table:table-cell table:style-name="ce709" table:formula="of:=IF([Sheet1.AB18]&lt;&gt;[Sheet1.AD18];&quot;Change&quot;;&quot;&quot;)">
            <text:p/>
          </table:table-cell>
          <table:table-cell table:style-name="ce713" table:formula="of:=IF([Sheet1.V13]=&quot;&quot;;&quot;&quot;;[Sheet1.V13])">
            <text:p/>
          </table:table-cell>
          <table:table-cell table:number-columns-repeated="3"/>
          <table:table-cell table:style-name="ce311" office:value-type="float" office:value="25" calcext:value-type="float">
            <text:p>25</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19" calcext:value-type="float">
            <text:p>19</text:p>
          </table:table-cell>
          <table:table-cell table:style-name="ce235"/>
          <table:table-cell table:style-name="ce247"/>
          <table:table-cell table:number-columns-repeated="9"/>
          <table:table-cell table:style-name="ce424"/>
          <table:table-cell/>
          <table:table-cell table:style-name="ce301"/>
          <table:table-cell/>
          <table:table-cell table:style-name="ce268" office:value-type="string" calcext:value-type="string">
            <text:p>Max kVp:</text:p>
          </table:table-cell>
          <table:table-cell table:style-name="ce595" table:formula="of:=IF([.S19]&lt;&gt;&quot;&quot;;[.S19];IF([.AB23]=&quot;&quot;;&quot;&quot;;[.AB23]))">
            <text:p/>
          </table:table-cell>
          <table:table-cell table:style-name="ce614"/>
          <table:table-cell/>
          <table:table-cell table:style-name="ce268" office:value-type="string" calcext:value-type="string">
            <text:p>Max mA:</text:p>
          </table:table-cell>
          <table:table-cell table:style-name="ce595" table:formula="of:=IF([.W19]&lt;&gt;&quot;&quot;;[.W19];IF([.AB26]=&quot;&quot;;&quot;&quot;;[.AB26]))">
            <text:p/>
          </table:table-cell>
          <table:table-cell table:style-name="ce614"/>
          <table:table-cell/>
          <table:table-cell table:style-name="ce422"/>
          <table:table-cell/>
          <table:table-cell table:style-name="ce268" office:value-type="string" calcext:value-type="string">
            <text:p>Accesssion Number:</text:p>
          </table:table-cell>
          <table:table-cell table:style-name="ce703"/>
          <table:table-cell table:style-name="ce709" table:formula="of:=IF([Sheet1.AB19]&lt;&gt;[Sheet1.AD19];&quot;Change&quot;;&quot;&quot;)">
            <text:p/>
          </table:table-cell>
          <table:table-cell table:style-name="ce713" table:formula="of:=IF([Sheet1.V14]=&quot;&quot;;&quot;&quot;;[Sheet1.V14])">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20" calcext:value-type="float">
            <text:p>20</text:p>
          </table:table-cell>
          <table:table-cell table:style-name="ce235"/>
          <table:table-cell table:style-name="ce247"/>
          <table:table-cell table:style-name="ce272" office:value-type="string" calcext:value-type="string">
            <text:p>X-Ray Tube 1</text:p>
          </table:table-cell>
          <table:table-cell table:number-columns-repeated="5"/>
          <table:table-cell table:style-name="ce434"/>
          <table:table-cell table:number-columns-repeated="2"/>
          <table:table-cell table:style-name="ce424"/>
          <table:table-cell/>
          <table:table-cell table:style-name="ce301"/>
          <table:table-cell table:number-columns-repeated="9"/>
          <table:table-cell table:style-name="ce422"/>
          <table:table-cell/>
          <table:table-cell table:style-name="ce699" office:value-type="string" calcext:value-type="string">
            <text:p>X-Ray Generator</text:p>
          </table:table-cell>
          <table:table-cell table:number-columns-repeated="6"/>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21" calcext:value-type="float">
            <text:p>21</text:p>
          </table:table-cell>
          <table:table-cell table:style-name="ce235"/>
          <table:table-cell table:style-name="ce247"/>
          <table:table-cell/>
          <table:table-cell table:style-name="ce268" office:value-type="string" calcext:value-type="string">
            <text:p>Tube Designation/Use:</text:p>
          </table:table-cell>
          <table:table-cell table:style-name="ce358" table:formula="of:=IF([Sheet1.R22]=&quot;&quot;;&quot;&quot;;[Sheet1.R22])" table:number-columns-spanned="2" table:number-rows-spanned="1">
            <text:p/>
          </table:table-cell>
          <table:covered-table-cell table:style-name="ce358"/>
          <table:table-cell table:number-columns-repeated="2"/>
          <table:table-cell table:style-name="ce268" office:value-type="string" calcext:value-type="string">
            <text:p>Target:</text:p>
          </table:table-cell>
          <table:table-cell table:style-name="ce358" table:formula="of:=IF([Sheet1.V21]=&quot;&quot;;&quot;&quot;;[Sheet1.V21])" table:number-columns-spanned="2" table:number-rows-spanned="1">
            <text:p/>
          </table:table-cell>
          <table:covered-table-cell table:style-name="ce358"/>
          <table:table-cell table:style-name="ce424"/>
          <table:table-cell/>
          <table:table-cell table:style-name="ce301"/>
          <table:table-cell table:style-name="ce272" office:value-type="string" calcext:value-type="string">
            <text:p>X-Ray Tube 1</text:p>
          </table:table-cell>
          <table:table-cell table:number-columns-repeated="4"/>
          <table:table-cell table:style-name="ce272" office:value-type="string" calcext:value-type="string">
            <text:p>Target:</text:p>
          </table:table-cell>
          <table:table-cell table:style-name="ce595" table:formula="of:=IF([Sheet1.W21]&lt;&gt;&quot;&quot;;[Sheet1.W21];IF([Sheet1.AB38]=&quot;&quot;;&quot;&quot;;[Sheet1.AB38]))">
            <text:p/>
          </table:table-cell>
          <table:table-cell table:style-name="ce614"/>
          <table:table-cell/>
          <table:table-cell table:style-name="ce422"/>
          <table:table-cell/>
          <table:table-cell table:style-name="ce268" office:value-type="string" calcext:value-type="string">
            <text:p>Manufacturer:</text:p>
          </table:table-cell>
          <table:table-cell table:style-name="ce703"/>
          <table:table-cell table:style-name="ce709" table:formula="of:=IF([Sheet1.AB21]&lt;&gt;[Sheet1.AD21];&quot;Change&quot;;&quot;&quot;)">
            <text:p/>
          </table:table-cell>
          <table:table-cell table:style-name="ce713" table:formula="of:=IF([Sheet1.R17]=&quot;&quot;;&quot;&quot;;[Sheet1.R17])">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22" calcext:value-type="float">
            <text:p>22</text:p>
          </table:table-cell>
          <table:table-cell table:style-name="ce235"/>
          <table:table-cell table:style-name="ce247"/>
          <table:table-cell/>
          <table:table-cell table:style-name="ce268" office:value-type="string" calcext:value-type="string">
            <text:p>Manufacture Date:</text:p>
          </table:table-cell>
          <table:table-cell table:style-name="ce360" table:formula="of:=IF([Sheet1.R23]=&quot;&quot;;&quot;&quot;;[Sheet1.R23])" table:number-columns-spanned="2" table:number-rows-spanned="1">
            <text:p/>
          </table:table-cell>
          <table:covered-table-cell table:style-name="ce358"/>
          <table:table-cell table:number-columns-repeated="2"/>
          <table:table-cell table:style-name="ce268"/>
          <table:table-cell table:style-name="ce358" table:formula="of:=IF([Sheet1.V22]=&quot;&quot;;&quot;&quot;;[Sheet1.V22])"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Tube Designation/Use:</text:p>
          </table:table-cell>
          <table:table-cell table:style-name="ce594" table:formula="of:=IF([.S22]&lt;&gt;&quot;&quot;;[.S22];IF([.AB28]=&quot;&quot;;&quot;&quot;;[.AB28]))">
            <text:p/>
          </table:table-cell>
          <table:table-cell table:style-name="ce614"/>
          <table:table-cell table:number-columns-repeated="2"/>
          <table:table-cell table:style-name="ce595" table:formula="of:=IF([Sheet1.W22]&lt;&gt;&quot;&quot;;[Sheet1.W22];IF([Sheet1.AB39]=&quot;&quot;;&quot;&quot;;[Sheet1.AB39]))">
            <text:p/>
          </table:table-cell>
          <table:table-cell table:style-name="ce614"/>
          <table:table-cell/>
          <table:table-cell table:style-name="ce422"/>
          <table:table-cell/>
          <table:table-cell table:style-name="ce268" office:value-type="string" calcext:value-type="string">
            <text:p>Model:</text:p>
          </table:table-cell>
          <table:table-cell table:style-name="ce703"/>
          <table:table-cell table:style-name="ce709" table:formula="of:=IF([Sheet1.AB22]&lt;&gt;[Sheet1.AD22];&quot;Change&quot;;&quot;&quot;)">
            <text:p/>
          </table:table-cell>
          <table:table-cell table:style-name="ce713" table:formula="of:=IF([Sheet1.R18]=&quot;&quot;;&quot;&quot;;[Sheet1.R18])">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23" calcext:value-type="float">
            <text:p>23</text:p>
          </table:table-cell>
          <table:table-cell table:style-name="ce235"/>
          <table:table-cell table:style-name="ce247"/>
          <table:table-cell table:style-name="ce272" office:value-type="string" calcext:value-type="string">
            <text:p>Insert</text:p>
          </table:table-cell>
          <table:table-cell table:number-columns-repeated="5"/>
          <table:table-cell table:style-name="ce268" office:value-type="string" calcext:value-type="string">
            <text:p>Filter:</text:p>
          </table:table-cell>
          <table:table-cell table:style-name="ce358" table:formula="of:=IF([Sheet1.V24]=&quot;&quot;;&quot;&quot;;[Sheet1.V24])"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anufacture Date:</text:p>
          </table:table-cell>
          <table:table-cell table:style-name="ce596" table:formula="of:=IF([.S23]&lt;&gt;&quot;&quot;;[.S23];IF([.AB29]=&quot;&quot;;&quot;&quot;;[.AB29]))">
            <text:p/>
          </table:table-cell>
          <table:table-cell table:style-name="ce616"/>
          <table:table-cell table:number-columns-repeated="2"/>
          <table:table-cell table:style-name="ce258" table:number-columns-repeated="2"/>
          <table:table-cell/>
          <table:table-cell table:style-name="ce422"/>
          <table:table-cell/>
          <table:table-cell table:style-name="ce268" office:value-type="string" calcext:value-type="string">
            <text:p>Max kVp:</text:p>
          </table:table-cell>
          <table:table-cell table:style-name="ce703"/>
          <table:table-cell table:style-name="ce709" table:formula="of:=IF([Sheet1.AB23]&lt;&gt;[Sheet1.AD23];&quot;Change&quot;;&quot;&quot;)">
            <text:p/>
          </table:table-cell>
          <table:table-cell table:style-name="ce713" table:formula="of:=IF([Sheet1.R19]=&quot;&quot;;&quot;&quot;;[Sheet1.R19])">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24" calcext:value-type="float">
            <text:p>24</text:p>
          </table:table-cell>
          <table:table-cell table:style-name="ce235"/>
          <table:table-cell table:style-name="ce247"/>
          <table:table-cell/>
          <table:table-cell table:style-name="ce268" office:value-type="string" calcext:value-type="string">
            <text:p>Manufacturer:</text:p>
          </table:table-cell>
          <table:table-cell table:style-name="ce361" table:formula="of:=IF([Sheet1.R25]=&quot;&quot;;&quot;&quot;;[Sheet1.R25])" table:number-columns-spanned="2" table:number-rows-spanned="1">
            <text:p/>
          </table:table-cell>
          <table:covered-table-cell table:style-name="ce358"/>
          <table:table-cell table:number-columns-repeated="3"/>
          <table:table-cell table:style-name="ce358" table:formula="of:=IF([Sheet1.V25]=&quot;&quot;;&quot;&quot;;[Sheet1.V25])" table:number-columns-spanned="2" table:number-rows-spanned="1">
            <text:p/>
          </table:table-cell>
          <table:covered-table-cell table:style-name="ce229"/>
          <table:table-cell table:style-name="ce424"/>
          <table:table-cell/>
          <table:table-cell table:style-name="ce301"/>
          <table:table-cell table:style-name="ce272" office:value-type="string" calcext:value-type="string">
            <text:p>Insert</text:p>
          </table:table-cell>
          <table:table-cell table:number-columns-repeated="4"/>
          <table:table-cell table:style-name="ce272" office:value-type="string" calcext:value-type="string">
            <text:p>Filter:</text:p>
          </table:table-cell>
          <table:table-cell table:style-name="ce595" table:formula="of:=IF([Sheet1.W24]&lt;&gt;&quot;&quot;;[Sheet1.W24];IF([Sheet1.AB40]=&quot;&quot;;&quot;&quot;;[Sheet1.AB40]))">
            <text:p/>
          </table:table-cell>
          <table:table-cell table:style-name="ce614"/>
          <table:table-cell/>
          <table:table-cell table:style-name="ce422"/>
          <table:table-cell/>
          <table:table-cell table:style-name="ce268" office:value-type="string" calcext:value-type="string">
            <text:p>Manufacture Date:</text:p>
          </table:table-cell>
          <table:table-cell table:style-name="ce705"/>
          <table:table-cell table:style-name="ce709" table:formula="of:=IF([Sheet1.AB24]&lt;&gt;[Sheet1.AD24];&quot;Change&quot;;&quot;&quot;)">
            <text:p/>
          </table:table-cell>
          <table:table-cell table:style-name="ce714" table:formula="of:=IF([Sheet1.V17]=&quot;&quot;;&quot;&quot;;[Sheet1.V17])">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25" calcext:value-type="float">
            <text:p>25</text:p>
          </table:table-cell>
          <table:table-cell table:style-name="ce235"/>
          <table:table-cell table:style-name="ce247"/>
          <table:table-cell/>
          <table:table-cell table:style-name="ce268" office:value-type="string" calcext:value-type="string">
            <text:p>Model:</text:p>
          </table:table-cell>
          <table:table-cell table:style-name="ce361" table:formula="of:=IF([Sheet1.R26]=&quot;&quot;;&quot;&quot;;[Sheet1.R26])" table:number-columns-spanned="2" table:number-rows-spanned="1">
            <text:p/>
          </table:table-cell>
          <table:covered-table-cell table:style-name="ce358"/>
          <table:table-cell table:number-columns-repeated="2"/>
          <table:table-cell table:style-name="ce258" table:number-columns-repeated="3"/>
          <table:table-cell table:style-name="ce424"/>
          <table:table-cell/>
          <table:table-cell table:style-name="ce301"/>
          <table:table-cell/>
          <table:table-cell table:style-name="ce268" office:value-type="string" calcext:value-type="string">
            <text:p>Manufacturer:</text:p>
          </table:table-cell>
          <table:table-cell table:style-name="ce595" table:formula="of:=IF([Sheet1.S25]&lt;&gt;&quot;&quot;;[Sheet1.S25];IF([Sheet1.AB30]=&quot;&quot;;&quot;&quot;;[Sheet1.AB30]))">
            <text:p/>
          </table:table-cell>
          <table:table-cell table:style-name="ce614"/>
          <table:table-cell table:number-columns-repeated="2"/>
          <table:table-cell table:style-name="ce595" table:formula="of:=IF([Sheet1.W25]&lt;&gt;&quot;&quot;;[Sheet1.W25];IF([Sheet1.AB41]=&quot;&quot;;&quot;&quot;;[Sheet1.AB41]))">
            <text:p/>
          </table:table-cell>
          <table:table-cell table:style-name="ce614"/>
          <table:table-cell/>
          <table:table-cell table:style-name="ce422"/>
          <table:table-cell/>
          <table:table-cell table:style-name="ce268" office:value-type="string" calcext:value-type="string">
            <text:p>Serial Number:</text:p>
          </table:table-cell>
          <table:table-cell table:style-name="ce703"/>
          <table:table-cell table:style-name="ce709" table:formula="of:=IF([Sheet1.AB25]&lt;&gt;[Sheet1.AD25];&quot;Change&quot;;&quot;&quot;)">
            <text:p/>
          </table:table-cell>
          <table:table-cell table:style-name="ce713" table:formula="of:=IF([Sheet1.V18]=&quot;&quot;;&quot;&quot;;[Sheet1.V18])">
            <text:p/>
          </table:table-cell>
          <table:table-cell table:number-columns-repeated="3"/>
          <table:table-cell table:style-name="ce720" office:value-type="float" office:value="25" calcext:value-type="float">
            <text:p>25</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26" calcext:value-type="float">
            <text:p>26</text:p>
          </table:table-cell>
          <table:table-cell table:style-name="ce235"/>
          <table:table-cell table:style-name="ce247"/>
          <table:table-cell/>
          <table:table-cell table:style-name="ce268" office:value-type="string" calcext:value-type="string">
            <text:p>Serial Number:</text:p>
          </table:table-cell>
          <table:table-cell table:style-name="ce361" table:formula="of:=IF([Sheet1.R27]=&quot;&quot;;&quot;&quot;;[Sheet1.R27])" table:number-columns-spanned="2" table:number-rows-spanned="1">
            <text:p/>
          </table:table-cell>
          <table:covered-table-cell table:style-name="ce358"/>
          <table:table-cell/>
          <table:table-cell table:style-name="ce272" office:value-type="string" calcext:value-type="string">
            <text:p>Focal Spot Sizes (mm)</text:p>
          </table:table-cell>
          <table:table-cell table:style-name="ce258" table:number-columns-repeated="3"/>
          <table:table-cell table:style-name="ce424"/>
          <table:table-cell/>
          <table:table-cell table:style-name="ce301"/>
          <table:table-cell/>
          <table:table-cell table:style-name="ce268" office:value-type="string" calcext:value-type="string">
            <text:p>Model:</text:p>
          </table:table-cell>
          <table:table-cell table:style-name="ce595" table:formula="of:=IF([Sheet1.S26]&lt;&gt;&quot;&quot;;[Sheet1.S26];IF([Sheet1.AB31]=&quot;&quot;;&quot;&quot;;[Sheet1.AB31]))">
            <text:p/>
          </table:table-cell>
          <table:table-cell table:style-name="ce614"/>
          <table:table-cell table:number-columns-repeated="2"/>
          <table:table-cell table:style-name="ce595" table:formula="of:=IF([Sheet1.W26]&lt;&gt;&quot;&quot;;[Sheet1.W26];IF([Sheet1.AB42]=&quot;&quot;;&quot;&quot;;[Sheet1.AB42]))">
            <text:p/>
          </table:table-cell>
          <table:table-cell table:style-name="ce614"/>
          <table:table-cell/>
          <table:table-cell table:style-name="ce422"/>
          <table:table-cell/>
          <table:table-cell table:style-name="ce268" office:value-type="string" calcext:value-type="string">
            <text:p>Max mA:</text:p>
          </table:table-cell>
          <table:table-cell table:style-name="ce703"/>
          <table:table-cell table:style-name="ce709" table:formula="of:=IF([Sheet1.AB26]&lt;&gt;[Sheet1.AD26];&quot;Change&quot;;&quot;&quot;)">
            <text:p/>
          </table:table-cell>
          <table:table-cell table:style-name="ce713" table:formula="of:=IF([Sheet1.V19]=&quot;&quot;;&quot;&quot;;[Sheet1.V19])">
            <text:p/>
          </table:table-cell>
          <table:table-cell table:number-columns-repeated="3"/>
          <table:table-cell table:style-name="ce311" office:value-type="float" office:value="26" calcext:value-type="float">
            <text:p>26</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27" calcext:value-type="float">
            <text:p>27</text:p>
          </table:table-cell>
          <table:table-cell table:style-name="ce235"/>
          <table:table-cell table:style-name="ce247"/>
          <table:table-cell table:style-name="ce272" office:value-type="string" calcext:value-type="string">
            <text:p>Housing</text:p>
          </table:table-cell>
          <table:table-cell table:number-columns-repeated="5"/>
          <table:table-cell table:style-name="ce268" office:value-type="string" calcext:value-type="string">
            <text:p>Large:</text:p>
          </table:table-cell>
          <table:table-cell table:style-name="ce358" table:formula="of:=IF([Sheet1.V28]=&quot;&quot;;&quot;&quot;;[Sheet1.V28])"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Serial Number:</text:p>
          </table:table-cell>
          <table:table-cell table:style-name="ce595" table:formula="of:=IF([Sheet1.S27]&lt;&gt;&quot;&quot;;[Sheet1.S27];IF([Sheet1.AB32]=&quot;&quot;;&quot;&quot;;[Sheet1.AB32]))">
            <text:p/>
          </table:table-cell>
          <table:table-cell table:style-name="ce614"/>
          <table:table-cell/>
          <table:table-cell table:style-name="ce434" office:value-type="string" calcext:value-type="string">
            <text:p>Focal Spot Sizes (mm)</text:p>
          </table:table-cell>
          <table:table-cell table:number-columns-repeated="3"/>
          <table:table-cell table:style-name="ce422"/>
          <table:table-cell/>
          <table:table-cell table:style-name="ce272" office:value-type="string" calcext:value-type="string">
            <text:p>X-Ray Tube 1</text:p>
          </table:table-cell>
          <table:table-cell table:number-columns-repeated="6"/>
          <table:table-cell table:style-name="ce311" office:value-type="float" office:value="28" calcext:value-type="float">
            <text:p>28</text:p>
          </table:table-cell>
          <table:table-cell table:style-name="ce280" office:value-type="float" office:value="20" calcext:value-type="float">
            <text:p>2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28" calcext:value-type="float">
            <text:p>28</text:p>
          </table:table-cell>
          <table:table-cell table:style-name="ce235"/>
          <table:table-cell table:style-name="ce247"/>
          <table:table-cell/>
          <table:table-cell table:style-name="ce268" office:value-type="string" calcext:value-type="string">
            <text:p>Manufacturer:</text:p>
          </table:table-cell>
          <table:table-cell table:style-name="ce361" table:formula="of:=IF([Sheet1.R29]=&quot;&quot;;&quot;&quot;;[Sheet1.R29])" table:number-columns-spanned="2" table:number-rows-spanned="1">
            <text:p/>
          </table:table-cell>
          <table:covered-table-cell table:style-name="ce358"/>
          <table:table-cell/>
          <table:table-cell table:style-name="ce258"/>
          <table:table-cell table:style-name="ce268" office:value-type="string" calcext:value-type="string">
            <text:p>Small:</text:p>
          </table:table-cell>
          <table:table-cell table:style-name="ce358" table:formula="of:=IF([Sheet1.V29]=&quot;&quot;;&quot;&quot;;[Sheet1.V29])" table:number-columns-spanned="2" table:number-rows-spanned="1">
            <text:p/>
          </table:table-cell>
          <table:covered-table-cell table:style-name="ce358"/>
          <table:table-cell table:style-name="ce424"/>
          <table:table-cell/>
          <table:table-cell table:style-name="ce301"/>
          <table:table-cell table:style-name="ce272" office:value-type="string" calcext:value-type="string">
            <text:p>Housing</text:p>
          </table:table-cell>
          <table:table-cell table:number-columns-repeated="4"/>
          <table:table-cell table:style-name="ce268" office:value-type="string" calcext:value-type="string">
            <text:p>Large:</text:p>
          </table:table-cell>
          <table:table-cell table:style-name="ce594" table:formula="of:=IF([Sheet1.W28]&lt;&gt;&quot;&quot;;[Sheet1.W28];IF([Sheet1.AB36]=&quot;&quot;;&quot;&quot;;[Sheet1.AB36]))">
            <text:p/>
          </table:table-cell>
          <table:table-cell table:style-name="ce614"/>
          <table:table-cell/>
          <table:table-cell table:style-name="ce422"/>
          <table:table-cell/>
          <table:table-cell table:style-name="ce268" office:value-type="string" calcext:value-type="string">
            <text:p>Tube Designation/Use:</text:p>
          </table:table-cell>
          <table:table-cell table:style-name="ce703"/>
          <table:table-cell table:style-name="ce709" table:formula="of:=IF([Sheet1.AB28]&lt;&gt;[Sheet1.AD28];&quot;Change&quot;;&quot;&quot;)">
            <text:p/>
          </table:table-cell>
          <table:table-cell table:style-name="ce713" table:formula="of:=IF([Sheet1.R22]=&quot;&quot;;&quot;&quot;;[Sheet1.R22])">
            <text:p/>
          </table:table-cell>
          <table:table-cell table:number-columns-repeated="3"/>
          <table:table-cell table:style-name="ce311" office:value-type="float" office:value="28" calcext:value-type="float">
            <text:p>28</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29" calcext:value-type="float">
            <text:p>29</text:p>
          </table:table-cell>
          <table:table-cell table:style-name="ce235"/>
          <table:table-cell table:style-name="ce247"/>
          <table:table-cell/>
          <table:table-cell table:style-name="ce268" office:value-type="string" calcext:value-type="string">
            <text:p>Model:</text:p>
          </table:table-cell>
          <table:table-cell table:style-name="ce361" table:formula="of:=IF([Sheet1.R30]=&quot;&quot;;&quot;&quot;;[Sheet1.R30])" table:number-columns-spanned="2" table:number-rows-spanned="1">
            <text:p/>
          </table:table-cell>
          <table:covered-table-cell table:style-name="ce379"/>
          <table:table-cell/>
          <table:table-cell table:style-name="ce272" office:value-type="string" calcext:value-type="string">
            <text:p>Filtration</text:p>
          </table:table-cell>
          <table:table-cell table:style-name="ce268" office:value-type="string" calcext:value-type="string">
            <text:p>Inherent:</text:p>
          </table:table-cell>
          <table:table-cell table:style-name="ce358" table:formula="of:=IF([Sheet1.V32]=&quot;&quot;;&quot;&quot;;[Sheet1.V32])"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anufacturer:</text:p>
          </table:table-cell>
          <table:table-cell table:style-name="ce595" table:formula="of:=IF([Sheet1.S29]&lt;&gt;&quot;&quot;;[Sheet1.S29];IF([Sheet1.AB33]=&quot;&quot;;&quot;&quot;;[Sheet1.AB33]))">
            <text:p/>
          </table:table-cell>
          <table:table-cell table:style-name="ce614"/>
          <table:table-cell/>
          <table:table-cell table:style-name="ce268" office:value-type="string" calcext:value-type="string">
            <text:p>Small:</text:p>
          </table:table-cell>
          <table:table-cell table:style-name="ce594" table:formula="of:=IF([Sheet1.W29]&lt;&gt;&quot;&quot;;[Sheet1.W29];IF([Sheet1.AB37]=&quot;&quot;;&quot;&quot;;[Sheet1.AB37]))">
            <text:p/>
          </table:table-cell>
          <table:table-cell table:style-name="ce614"/>
          <table:table-cell/>
          <table:table-cell table:style-name="ce422"/>
          <table:table-cell/>
          <table:table-cell table:style-name="ce268" office:value-type="string" calcext:value-type="string">
            <text:p>Manufacture Date:</text:p>
          </table:table-cell>
          <table:table-cell table:style-name="ce705"/>
          <table:table-cell table:style-name="ce709" table:formula="of:=IF([Sheet1.AB29]&lt;&gt;[Sheet1.AD29];&quot;Change&quot;;&quot;&quot;)">
            <text:p/>
          </table:table-cell>
          <table:table-cell table:style-name="ce714" table:formula="of:=IF([Sheet1.R23]=&quot;&quot;;&quot;&quot;;[Sheet1.R23])">
            <text:p/>
          </table:table-cell>
          <table:table-cell table:number-columns-repeated="3"/>
          <table:table-cell table:style-name="ce311" office:value-type="float" office:value="28" calcext:value-type="float">
            <text:p>28</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30" calcext:value-type="float">
            <text:p>30</text:p>
          </table:table-cell>
          <table:table-cell table:style-name="ce235"/>
          <table:table-cell table:style-name="ce247"/>
          <table:table-cell/>
          <table:table-cell table:style-name="ce268" office:value-type="string" calcext:value-type="string">
            <text:p>Serial Number:</text:p>
          </table:table-cell>
          <table:table-cell table:style-name="ce361" table:formula="of:=IF([Sheet1.R31]=&quot;&quot;;&quot;&quot;;[Sheet1.R31])" table:number-columns-spanned="2" table:number-rows-spanned="1">
            <text:p/>
          </table:table-cell>
          <table:covered-table-cell table:style-name="ce379"/>
          <table:table-cell table:number-columns-repeated="2"/>
          <table:table-cell table:style-name="ce268" office:value-type="string" calcext:value-type="string">
            <text:p>Added:</text:p>
          </table:table-cell>
          <table:table-cell table:style-name="ce358" table:formula="of:=IF([Sheet1.V33]=&quot;&quot;;&quot;&quot;;[Sheet1.V33])" table:number-columns-spanned="2" table:number-rows-spanned="1">
            <text:p/>
          </table:table-cell>
          <table:covered-table-cell table:style-name="ce358"/>
          <table:table-cell table:style-name="ce424"/>
          <table:table-cell/>
          <table:table-cell table:style-name="ce301"/>
          <table:table-cell/>
          <table:table-cell table:style-name="ce268" office:value-type="string" calcext:value-type="string">
            <text:p>Model:</text:p>
          </table:table-cell>
          <table:table-cell table:style-name="ce595" table:formula="of:=IF([Sheet1.S30]&lt;&gt;&quot;&quot;;[Sheet1.S30];IF([Sheet1.AB34]=&quot;&quot;;&quot;&quot;;[Sheet1.AB34]))">
            <text:p/>
          </table:table-cell>
          <table:table-cell table:style-name="ce614"/>
          <table:table-cell table:number-columns-repeated="5"/>
          <table:table-cell table:style-name="ce422"/>
          <table:table-cell/>
          <table:table-cell table:style-name="ce268" office:value-type="string" calcext:value-type="string">
            <text:p>Manufacturer:</text:p>
          </table:table-cell>
          <table:table-cell table:style-name="ce703"/>
          <table:table-cell table:style-name="ce709" table:formula="of:=IF([Sheet1.AB30]&lt;&gt;[Sheet1.AD30];&quot;Change&quot;;&quot;&quot;)">
            <text:p/>
          </table:table-cell>
          <table:table-cell table:style-name="ce713" table:formula="of:=IF([Sheet1.R25]=&quot;&quot;;&quot;&quot;;[Sheet1.R25])">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31" calcext:value-type="float">
            <text:p>31</text:p>
          </table:table-cell>
          <table:table-cell table:style-name="ce236"/>
          <table:table-cell table:style-name="ce248" table:number-columns-repeated="10"/>
          <table:table-cell table:style-name="ce465"/>
          <table:table-cell/>
          <table:table-cell table:style-name="ce301"/>
          <table:table-cell/>
          <table:table-cell table:style-name="ce268" office:value-type="string" calcext:value-type="string">
            <text:p>Serial Number:</text:p>
          </table:table-cell>
          <table:table-cell table:style-name="ce595" table:formula="of:=IF([Sheet1.S31]&lt;&gt;&quot;&quot;;[Sheet1.S31];IF([Sheet1.AB35]=&quot;&quot;;&quot;&quot;;[Sheet1.AB35]))">
            <text:p/>
          </table:table-cell>
          <table:table-cell table:style-name="ce614"/>
          <table:table-cell/>
          <table:table-cell table:style-name="ce272" office:value-type="string" calcext:value-type="string">
            <text:p>Filtration</text:p>
          </table:table-cell>
          <table:table-cell table:number-columns-repeated="3"/>
          <table:table-cell table:style-name="ce422"/>
          <table:table-cell/>
          <table:table-cell table:style-name="ce268" office:value-type="string" calcext:value-type="string">
            <text:p>Model:</text:p>
          </table:table-cell>
          <table:table-cell table:style-name="ce703"/>
          <table:table-cell table:style-name="ce709" table:formula="of:=IF([Sheet1.AB31]&lt;&gt;[Sheet1.AD31];&quot;Change&quot;;&quot;&quot;)">
            <text:p/>
          </table:table-cell>
          <table:table-cell table:style-name="ce713" table:formula="of:=IF([Sheet1.R26]=&quot;&quot;;&quot;&quot;;[Sheet1.R26])">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32" calcext:value-type="float">
            <text:p>32</text:p>
          </table:table-cell>
          <table:table-cell table:number-columns-repeated="13"/>
          <table:table-cell table:style-name="ce301"/>
          <table:table-cell table:number-columns-repeated="5"/>
          <table:table-cell table:style-name="ce268" office:value-type="string" calcext:value-type="string">
            <text:p>Inherent:</text:p>
          </table:table-cell>
          <table:table-cell table:style-name="ce594" table:formula="of:=IF([Sheet1.W32]&lt;&gt;&quot;&quot;;[Sheet1.W32];IF([Sheet1.AB46]=&quot;&quot;;&quot;&quot;;[Sheet1.AB46]))">
            <text:p/>
          </table:table-cell>
          <table:table-cell table:style-name="ce614"/>
          <table:table-cell/>
          <table:table-cell table:style-name="ce422"/>
          <table:table-cell/>
          <table:table-cell table:style-name="ce268" office:value-type="string" calcext:value-type="string">
            <text:p>Serial Number:</text:p>
          </table:table-cell>
          <table:table-cell table:style-name="ce703"/>
          <table:table-cell table:style-name="ce709" table:formula="of:=IF([Sheet1.AB32]&lt;&gt;[Sheet1.AD32];&quot;Change&quot;;&quot;&quot;)">
            <text:p/>
          </table:table-cell>
          <table:table-cell table:style-name="ce713" table:formula="of:=IF([Sheet1.R27]=&quot;&quot;;&quot;&quot;;[Sheet1.R27])">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33" calcext:value-type="float">
            <text:p>33</text:p>
          </table:table-cell>
          <table:table-cell table:number-columns-repeated="6"/>
          <table:table-cell table:style-name="ce387" office:value-type="string" calcext:value-type="string">
            <text:p>Technique Chart</text:p>
          </table:table-cell>
          <table:table-cell table:number-columns-repeated="6"/>
          <table:table-cell table:style-name="ce301"/>
          <table:table-cell table:number-columns-repeated="5"/>
          <table:table-cell table:style-name="ce268" office:value-type="string" calcext:value-type="string">
            <text:p>Added:</text:p>
          </table:table-cell>
          <table:table-cell table:style-name="ce594" table:formula="of:=IF([Sheet1.W33]&lt;&gt;&quot;&quot;;[Sheet1.W33];IF([Sheet1.AB47]=&quot;&quot;;&quot;&quot;;[Sheet1.AB47]))">
            <text:p/>
          </table:table-cell>
          <table:table-cell table:style-name="ce614"/>
          <table:table-cell/>
          <table:table-cell table:style-name="ce422"/>
          <table:table-cell/>
          <table:table-cell table:style-name="ce268" office:value-type="string" calcext:value-type="string">
            <text:p>Manufacturer:</text:p>
          </table:table-cell>
          <table:table-cell table:style-name="ce703"/>
          <table:table-cell table:style-name="ce709" table:formula="of:=IF([Sheet1.AB33]&lt;&gt;[Sheet1.AD33];&quot;Change&quot;;&quot;&quot;)">
            <text:p/>
          </table:table-cell>
          <table:table-cell table:style-name="ce713" table:formula="of:=IF([Sheet1.R29]=&quot;&quot;;&quot;&quot;;[Sheet1.R29])">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3" calcext:value-type="float">
            <text:p>0.3</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34" calcext:value-type="float">
            <text:p>34</text:p>
          </table:table-cell>
          <table:table-cell table:style-name="ce234"/>
          <table:table-cell table:style-name="ce246" table:number-columns-repeated="10"/>
          <table:table-cell table:style-name="ce464"/>
          <table:table-cell/>
          <table:table-cell table:style-name="ce484"/>
          <table:table-cell office:value-type="string" calcext:value-type="string">
            <text:p>Is this a breast tomosynthesis unit</text:p>
          </table:table-cell>
          <table:table-cell table:number-columns-repeated="4"/>
          <table:table-cell table:style-name="ce258" table:number-columns-repeated="3"/>
          <table:table-cell/>
          <table:table-cell table:style-name="ce422"/>
          <table:table-cell/>
          <table:table-cell table:style-name="ce268" office:value-type="string" calcext:value-type="string">
            <text:p>Model:</text:p>
          </table:table-cell>
          <table:table-cell table:style-name="ce703"/>
          <table:table-cell table:style-name="ce709" table:formula="of:=IF([Sheet1.AB34]&lt;&gt;[Sheet1.AD34];&quot;Change&quot;;&quot;&quot;)">
            <text:p/>
          </table:table-cell>
          <table:table-cell table:style-name="ce713" table:formula="of:=IF([Sheet1.R30]=&quot;&quot;;&quot;&quot;;[Sheet1.R30])">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35" calcext:value-type="float">
            <text:p>35</text:p>
          </table:table-cell>
          <table:table-cell table:style-name="ce235"/>
          <table:table-cell table:style-name="ce249" office:value-type="string" calcext:value-type="string">
            <text:p>Compressed</text:p>
          </table:table-cell>
          <table:table-cell table:style-name="ce285" office:value-type="string" calcext:value-type="string" table:number-columns-spanned="3" table:number-rows-spanned="2">
            <text:p>Fatty Breast</text:p>
          </table:table-cell>
          <table:covered-table-cell table:style-name="ce326"/>
          <table:covered-table-cell table:style-name="ce362"/>
          <table:table-cell table:style-name="ce380" office:value-type="string" calcext:value-type="string" table:number-columns-spanned="3" table:number-rows-spanned="2">
            <text:p>50% Fatty - 50% Dense Breast</text:p>
          </table:table-cell>
          <table:covered-table-cell table:style-name="ce326"/>
          <table:covered-table-cell table:style-name="ce362"/>
          <table:table-cell table:style-name="ce285" office:value-type="string" calcext:value-type="string" table:number-columns-spanned="3" table:number-rows-spanned="2">
            <text:p>Dense Breast</text:p>
          </table:table-cell>
          <table:covered-table-cell table:style-name="ce326"/>
          <table:covered-table-cell table:style-name="ce362"/>
          <table:table-cell table:style-name="ce424"/>
          <table:table-cell/>
          <table:table-cell table:style-name="ce485"/>
          <table:table-cell table:style-name="ce265" office:value-type="string" calcext:value-type="string">
            <text:p>Is this unit used for screening only?</text:p>
          </table:table-cell>
          <table:table-cell table:style-name="ce265" table:number-columns-repeated="8"/>
          <table:table-cell table:style-name="ce690"/>
          <table:table-cell/>
          <table:table-cell table:style-name="ce268" office:value-type="string" calcext:value-type="string">
            <text:p>Serial Number:</text:p>
          </table:table-cell>
          <table:table-cell table:style-name="ce703"/>
          <table:table-cell table:style-name="ce709" table:formula="of:=IF([Sheet1.AB35]&lt;&gt;[Sheet1.AD35];&quot;Change&quot;;&quot;&quot;)">
            <text:p/>
          </table:table-cell>
          <table:table-cell table:style-name="ce713" table:formula="of:=IF([Sheet1.R31]=&quot;&quot;;&quot;&quot;;[Sheet1.R31])">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36" calcext:value-type="float">
            <text:p>36</text:p>
          </table:table-cell>
          <table:table-cell table:style-name="ce235"/>
          <table:table-cell table:style-name="ce250" office:value-type="string" calcext:value-type="string">
            <text:p>Breast</text:p>
          </table:table-cell>
          <table:covered-table-cell table:style-name="ce286"/>
          <table:covered-table-cell table:style-name="ce327"/>
          <table:covered-table-cell table:style-name="ce363"/>
          <table:covered-table-cell table:style-name="ce381"/>
          <table:covered-table-cell table:style-name="ce327"/>
          <table:covered-table-cell table:style-name="ce363"/>
          <table:covered-table-cell table:style-name="ce286"/>
          <table:covered-table-cell table:style-name="ce327"/>
          <table:covered-table-cell table:style-name="ce363"/>
          <table:table-cell table:style-name="ce424"/>
          <table:table-cell table:number-columns-repeated="13"/>
          <table:table-cell table:style-name="ce268" office:value-type="string" calcext:value-type="string">
            <text:p>Large:</text:p>
          </table:table-cell>
          <table:table-cell table:style-name="ce703"/>
          <table:table-cell table:style-name="ce709" table:formula="of:=IF([Sheet1.AB36]&lt;&gt;[Sheet1.AD36];&quot;Change&quot;;&quot;&quot;)">
            <text:p/>
          </table:table-cell>
          <table:table-cell table:style-name="ce713" table:formula="of:=IF([Sheet1.V28]=&quot;&quot;;&quot;&quot;;[Sheet1.V28])">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37" calcext:value-type="float">
            <text:p>37</text:p>
          </table:table-cell>
          <table:table-cell table:style-name="ce235"/>
          <table:table-cell table:style-name="ce250" office:value-type="string" calcext:value-type="string">
            <text:p>Thicknes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424"/>
          <table:table-cell table:number-columns-repeated="6"/>
          <table:table-cell table:style-name="ce388" office:value-type="string" calcext:value-type="string">
            <text:p>Inspection Results</text:p>
          </table:table-cell>
          <table:table-cell table:number-columns-repeated="6"/>
          <table:table-cell table:style-name="ce268" office:value-type="string" calcext:value-type="string">
            <text:p>Small:</text:p>
          </table:table-cell>
          <table:table-cell table:style-name="ce703"/>
          <table:table-cell table:style-name="ce709" table:formula="of:=IF([Sheet1.AB37]&lt;&gt;[Sheet1.AD37];&quot;Change&quot;;&quot;&quot;)">
            <text:p/>
          </table:table-cell>
          <table:table-cell table:style-name="ce713" table:formula="of:=IF([Sheet1.V29]=&quot;&quot;;&quot;&quot;;[Sheet1.V29])">
            <text:p/>
          </table:table-cell>
          <table:table-cell table:number-columns-repeated="3"/>
          <table:table-cell table:style-name="ce720" office:value-type="float" office:value="28" calcext:value-type="float">
            <text:p>28</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38" calcext:value-type="float">
            <text:p>38</text:p>
          </table:table-cell>
          <table:table-cell table:style-name="ce235"/>
          <table:table-cell table:style-name="ce251" office:value-type="string" calcext:value-type="string">
            <text:p>&lt;3 cm</text:p>
          </table:table-cell>
          <table:table-cell table:style-name="ce288" table:formula="of:=[Sheet1.P100]">
            <text:p/>
          </table:table-cell>
          <table:table-cell table:style-name="ce329" table:formula="of:=[Sheet1.Q100]">
            <text:p/>
          </table:table-cell>
          <table:table-cell table:style-name="ce365" table:formula="of:=[Sheet1.R100]">
            <text:p/>
          </table:table-cell>
          <table:table-cell table:style-name="ce288" table:formula="of:=[Sheet1.S100]">
            <text:p/>
          </table:table-cell>
          <table:table-cell table:style-name="ce329" table:formula="of:=[Sheet1.T100]">
            <text:p/>
          </table:table-cell>
          <table:table-cell table:style-name="ce365" table:formula="of:=[Sheet1.U100]">
            <text:p/>
          </table:table-cell>
          <table:table-cell table:style-name="ce288" table:formula="of:=[Sheet1.V100]">
            <text:p/>
          </table:table-cell>
          <table:table-cell table:style-name="ce329" table:formula="of:=[Sheet1.W100]">
            <text:p/>
          </table:table-cell>
          <table:table-cell table:style-name="ce365" table:formula="of:=[Sheet1.X100]">
            <text:p/>
          </table:table-cell>
          <table:table-cell table:style-name="ce424"/>
          <table:table-cell/>
          <table:table-cell table:style-name="ce486" office:value-type="string" calcext:value-type="string">
            <text:p>Enter 1 for YES, 2 for NO, 3 for NA</text:p>
          </table:table-cell>
          <table:table-cell table:style-name="ce338" table:number-columns-repeated="9"/>
          <table:table-cell table:style-name="ce689"/>
          <table:table-cell/>
          <table:table-cell table:style-name="ce268" office:value-type="string" calcext:value-type="string">
            <text:p>Target 1:</text:p>
          </table:table-cell>
          <table:table-cell table:style-name="ce703"/>
          <table:table-cell table:style-name="ce709" table:formula="of:=IF([Sheet1.AB38]&lt;&gt;[Sheet1.AD38];&quot;Change&quot;;&quot;&quot;)">
            <text:p/>
          </table:table-cell>
          <table:table-cell table:style-name="ce713" table:formula="of:=IF([Sheet1.V21]=&quot;&quot;;&quot;&quot;;[Sheet1.V21])">
            <text:p/>
          </table:table-cell>
          <table:table-cell table:number-columns-repeated="3"/>
          <table:table-cell table:style-name="ce311" office:value-type="float" office:value="28" calcext:value-type="float">
            <text:p>28</text:p>
          </table:table-cell>
          <table:table-cell table:style-name="ce280" office:value-type="float" office:value="100" calcext:value-type="float">
            <text:p>10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39" calcext:value-type="float">
            <text:p>39</text:p>
          </table:table-cell>
          <table:table-cell table:style-name="ce235"/>
          <table:table-cell table:style-name="ce252" office:value-type="string" calcext:value-type="string">
            <text:p>3 to 5 cm</text:p>
          </table:table-cell>
          <table:table-cell table:style-name="ce289" table:formula="of:=[Sheet1.P101]">
            <text:p/>
          </table:table-cell>
          <table:table-cell table:style-name="ce330" table:formula="of:=[Sheet1.Q101]">
            <text:p/>
          </table:table-cell>
          <table:table-cell table:style-name="ce366" table:formula="of:=[Sheet1.R101]">
            <text:p/>
          </table:table-cell>
          <table:table-cell table:style-name="ce289" table:formula="of:=[Sheet1.S101]">
            <text:p/>
          </table:table-cell>
          <table:table-cell table:style-name="ce330" table:formula="of:=[Sheet1.T101]">
            <text:p/>
          </table:table-cell>
          <table:table-cell table:style-name="ce366" table:formula="of:=[Sheet1.U101]">
            <text:p/>
          </table:table-cell>
          <table:table-cell table:style-name="ce289" table:formula="of:=[Sheet1.V101]">
            <text:p/>
          </table:table-cell>
          <table:table-cell table:style-name="ce330" table:formula="of:=[Sheet1.W101]">
            <text:p/>
          </table:table-cell>
          <table:table-cell table:style-name="ce366" table:formula="of:=[Sheet1.X101]">
            <text:p/>
          </table:table-cell>
          <table:table-cell table:style-name="ce424"/>
          <table:table-cell/>
          <table:table-cell table:style-name="ce484"/>
          <table:table-cell table:style-name="ce332" office:value-type="string" calcext:value-type="string">
            <text:p>DHEC Registration sticker is present, clearly visible and legible</text:p>
          </table:table-cell>
          <table:table-cell table:number-columns-repeated="8"/>
          <table:table-cell table:style-name="ce422"/>
          <table:table-cell/>
          <table:table-cell table:style-name="ce268" office:value-type="string" calcext:value-type="string">
            <text:p>Target 2:</text:p>
          </table:table-cell>
          <table:table-cell table:style-name="ce703"/>
          <table:table-cell table:style-name="ce709" table:formula="of:=IF([Sheet1.AB39]&lt;&gt;[Sheet1.AD39];&quot;Change&quot;;&quot;&quot;)">
            <text:p/>
          </table:table-cell>
          <table:table-cell table:style-name="ce713" table:formula="of:=IF([Sheet1.V22]=&quot;&quot;;&quot;&quot;;[Sheet1.V22])">
            <text:p/>
          </table:table-cell>
          <table:table-cell table:number-columns-repeated="3"/>
          <table:table-cell table:style-name="ce311" office:value-type="float" office:value="28" calcext:value-type="float">
            <text:p>28</text:p>
          </table:table-cell>
          <table:table-cell table:style-name="ce280" office:value-type="float" office:value="300" calcext:value-type="float">
            <text:p>30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40" calcext:value-type="float">
            <text:p>40</text:p>
          </table:table-cell>
          <table:table-cell table:style-name="ce235"/>
          <table:table-cell table:style-name="ce252" office:value-type="string" calcext:value-type="string">
            <text:p>5 to 7 cm</text:p>
          </table:table-cell>
          <table:table-cell table:style-name="ce289" table:formula="of:=[Sheet1.P102]">
            <text:p/>
          </table:table-cell>
          <table:table-cell table:style-name="ce330" table:formula="of:=[Sheet1.Q102]">
            <text:p/>
          </table:table-cell>
          <table:table-cell table:style-name="ce366" table:formula="of:=[Sheet1.R102]">
            <text:p/>
          </table:table-cell>
          <table:table-cell table:style-name="ce289" table:formula="of:=[Sheet1.S102]">
            <text:p/>
          </table:table-cell>
          <table:table-cell table:style-name="ce330" table:formula="of:=[Sheet1.T102]">
            <text:p/>
          </table:table-cell>
          <table:table-cell table:style-name="ce366" table:formula="of:=[Sheet1.U102]">
            <text:p/>
          </table:table-cell>
          <table:table-cell table:style-name="ce289" table:formula="of:=[Sheet1.V102]">
            <text:p/>
          </table:table-cell>
          <table:table-cell table:style-name="ce330" table:formula="of:=[Sheet1.W102]">
            <text:p/>
          </table:table-cell>
          <table:table-cell table:style-name="ce366" table:formula="of:=[Sheet1.X102]">
            <text:p/>
          </table:table-cell>
          <table:table-cell table:style-name="ce424"/>
          <table:table-cell/>
          <table:table-cell table:style-name="ce484"/>
          <table:table-cell table:style-name="ce332" office:value-type="string" calcext:value-type="string">
            <text:p>DHEC form SC-RAH-20 “Notice to Employees” posted or referenced</text:p>
          </table:table-cell>
          <table:table-cell table:number-columns-repeated="8"/>
          <table:table-cell table:style-name="ce422"/>
          <table:table-cell/>
          <table:table-cell table:style-name="ce268" office:value-type="string" calcext:value-type="string">
            <text:p>Filter 1:</text:p>
          </table:table-cell>
          <table:table-cell table:style-name="ce703"/>
          <table:table-cell table:style-name="ce709" table:formula="of:=IF([Sheet1.AB40]&lt;&gt;[Sheet1.AD40];&quot;Change&quot;;&quot;&quot;)">
            <text:p/>
          </table:table-cell>
          <table:table-cell table:style-name="ce713" table:formula="of:=IF([Sheet1.V24]=&quot;&quot;;&quot;&quot;;[Sheet1.V24])">
            <text:p/>
          </table:table-cell>
          <table:table-cell table:number-columns-repeated="3"/>
          <table:table-cell table:style-name="ce311" office:value-type="float" office:value="30" calcext:value-type="float">
            <text:p>30</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41" calcext:value-type="float">
            <text:p>41</text:p>
          </table:table-cell>
          <table:table-cell table:style-name="ce235"/>
          <table:table-cell table:style-name="ce253" office:value-type="string" calcext:value-type="string">
            <text:p>&gt;7 cm</text:p>
          </table:table-cell>
          <table:table-cell table:style-name="ce290" table:formula="of:=[Sheet1.P103]">
            <text:p/>
          </table:table-cell>
          <table:table-cell table:style-name="ce331" table:formula="of:=[Sheet1.Q103]">
            <text:p/>
          </table:table-cell>
          <table:table-cell table:style-name="ce367" table:formula="of:=[Sheet1.R103]">
            <text:p/>
          </table:table-cell>
          <table:table-cell table:style-name="ce290" table:formula="of:=[Sheet1.S103]">
            <text:p/>
          </table:table-cell>
          <table:table-cell table:style-name="ce331" table:formula="of:=[Sheet1.T103]">
            <text:p/>
          </table:table-cell>
          <table:table-cell table:style-name="ce367" table:formula="of:=[Sheet1.U103]">
            <text:p/>
          </table:table-cell>
          <table:table-cell table:style-name="ce290" table:formula="of:=[Sheet1.V103]">
            <text:p/>
          </table:table-cell>
          <table:table-cell table:style-name="ce331" table:formula="of:=[Sheet1.W103]">
            <text:p/>
          </table:table-cell>
          <table:table-cell table:style-name="ce367" table:formula="of:=[Sheet1.X103]">
            <text:p/>
          </table:table-cell>
          <table:table-cell table:style-name="ce424"/>
          <table:table-cell/>
          <table:table-cell table:style-name="ce484"/>
          <table:table-cell table:style-name="ce332" office:value-type="string" calcext:value-type="string">
            <text:p>Radiation warning label posted on the generator control panel</text:p>
          </table:table-cell>
          <table:table-cell table:number-columns-repeated="8"/>
          <table:table-cell table:style-name="ce422"/>
          <table:table-cell/>
          <table:table-cell table:style-name="ce268" office:value-type="string" calcext:value-type="string">
            <text:p>Filter 2:</text:p>
          </table:table-cell>
          <table:table-cell table:style-name="ce703"/>
          <table:table-cell table:style-name="ce709" table:formula="of:=IF([Sheet1.AB41]&lt;&gt;[Sheet1.AD41];&quot;Change&quot;;&quot;&quot;)">
            <text:p/>
          </table:table-cell>
          <table:table-cell table:style-name="ce713" table:formula="of:=IF([Sheet1.V25]=&quot;&quot;;&quot;&quot;;[Sheet1.V25])">
            <text:p/>
          </table:table-cell>
          <table:table-cell table:number-columns-repeated="3"/>
          <table:table-cell table:style-name="ce571" office:value-type="float" office:value="32" calcext:value-type="float">
            <text:p>32</text:p>
          </table:table-cell>
          <table:table-cell table:style-name="ce335" office:value-type="float" office:value="50" calcext:value-type="float">
            <text:p>50</text:p>
          </table:table-cell>
          <table:table-cell table:style-name="ce732" office:value-type="float" office:value="0" calcext:value-type="float">
            <text:p>0.0</text:p>
          </table:table-cell>
          <table:table-cell table:style-name="ce335" table:formula="of:=IF([Sheet1.$V$21]=&quot;&quot;;&quot;&quot;;[Sheet1.$V$21])">
            <text:p/>
          </table:table-cell>
          <table:table-cell table:style-name="ce335" table:formula="of:=IF([Sheet1.$V$24]=&quot;&quot;;&quot;&quot;;[Sheet1.$V$24])">
            <text:p/>
          </table:table-cell>
          <table:table-cell table:style-name="ce335" table:number-columns-repeated="4"/>
          <table:table-cell table:style-name="ce739"/>
          <table:table-cell table:number-columns-repeated="981"/>
        </table:table-row>
        <table:table-row table:style-name="ro33">
          <table:table-cell table:style-name="ce228" office:value-type="float" office:value="42" calcext:value-type="float">
            <text:p>42</text:p>
          </table:table-cell>
          <table:table-cell table:style-name="ce235"/>
          <table:table-cell table:number-columns-repeated="10"/>
          <table:table-cell table:style-name="ce424"/>
          <table:table-cell/>
          <table:table-cell table:style-name="ce484"/>
          <table:table-cell table:style-name="ce332" office:value-type="string" calcext:value-type="string">
            <text:p>Operator manuals are available.</text:p>
          </table:table-cell>
          <table:table-cell table:number-columns-repeated="8"/>
          <table:table-cell table:style-name="ce422"/>
          <table:table-cell/>
          <table:table-cell table:style-name="ce268" office:value-type="string" calcext:value-type="string">
            <text:p>Filter 3:</text:p>
          </table:table-cell>
          <table:table-cell table:style-name="ce703"/>
          <table:table-cell table:style-name="ce709" table:formula="of:=IF([Sheet1.AB42]&lt;&gt;[Sheet1.AD42];&quot;Change&quot;;&quot;&quot;)">
            <text:p/>
          </table:table-cell>
          <table:table-cell table:style-name="ce713" table:formula="of:=IF([Sheet1.V26]=&quot;&quot;;&quot;&quot;;[Sheet1.V26])">
            <text:p/>
          </table:table-cell>
          <table:table-cell table:number-columns-repeated="3"/>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43" calcext:value-type="float">
            <text:p>43</text:p>
          </table:table-cell>
          <table:table-cell table:style-name="ce235"/>
          <table:table-cell table:number-columns-repeated="5"/>
          <table:table-cell table:style-name="ce387" office:value-type="string" calcext:value-type="string">
            <text:p>Inspection Results</text:p>
          </table:table-cell>
          <table:table-cell table:number-columns-repeated="4"/>
          <table:table-cell table:style-name="ce424"/>
          <table:table-cell/>
          <table:table-cell table:style-name="ce484"/>
          <table:table-cell table:style-name="ce332" office:value-type="string" calcext:value-type="string">
            <text:p>Monthly radiation monitoring reports are posted.</text:p>
          </table:table-cell>
          <table:table-cell table:number-columns-repeated="8"/>
          <table:table-cell table:style-name="ce422"/>
          <table:table-cell/>
          <table:table-cell table:style-name="ce268" office:value-type="string" calcext:value-type="string">
            <text:p>Inherent:</text:p>
          </table:table-cell>
          <table:table-cell table:style-name="ce703"/>
          <table:table-cell table:style-name="ce709" table:formula="of:=IF([Sheet1.AB43]&lt;&gt;[Sheet1.AD43];&quot;Change&quot;;&quot;&quot;)">
            <text:p/>
          </table:table-cell>
          <table:table-cell table:style-name="ce713" table:formula="of:=IF([Sheet1.V32]=&quot;&quot;;&quot;&quot;;[Sheet1.V32])">
            <text:p/>
          </table:table-cell>
          <table:table-cell table:number-columns-repeated="3"/>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44" calcext:value-type="float">
            <text:p>44</text:p>
          </table:table-cell>
          <table:table-cell table:style-name="ce235"/>
          <table:table-cell table:style-name="ce254" office:value-type="string" calcext:value-type="string">
            <text:p>Rule Number</text:p>
          </table:table-cell>
          <table:table-cell table:number-columns-repeated="8"/>
          <table:table-cell table:style-name="ce447" office:value-type="string" calcext:value-type="string" table:number-columns-spanned="2" table:number-rows-spanned="1">
            <text:p>Compliance</text:p>
          </table:table-cell>
          <table:covered-table-cell table:style-name="ce461"/>
          <table:table-cell/>
          <table:table-cell table:style-name="ce301"/>
          <table:table-cell table:number-columns-repeated="9"/>
          <table:table-cell table:style-name="ce422"/>
          <table:table-cell/>
          <table:table-cell table:style-name="ce268" office:value-type="string" calcext:value-type="string">
            <text:p>Added</text:p>
          </table:table-cell>
          <table:table-cell table:style-name="ce703"/>
          <table:table-cell table:style-name="ce709" table:formula="of:=IF([Sheet1.AB44]&lt;&gt;[Sheet1.AD44];&quot;Change&quot;;&quot;&quot;)">
            <text:p/>
          </table:table-cell>
          <table:table-cell table:style-name="ce713" table:formula="of:=IF([Sheet1.V33]=&quot;&quot;;&quot;&quot;;[Sheet1.V33])">
            <text:p/>
          </table:table-cell>
          <table:table-cell table:number-columns-repeated="3"/>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45" calcext:value-type="float">
            <text:p>45</text:p>
          </table:table-cell>
          <table:table-cell table:style-name="ce235"/>
          <table:table-cell table:style-name="ce255" office:value-type="string" calcext:value-type="string">
            <text:p>DHEC RHB 2.5.1.1</text:p>
          </table:table-cell>
          <table:table-cell/>
          <table:table-cell table:style-name="ce332" office:value-type="string" calcext:value-type="string">
            <text:p>DHEC Registration sticker is present, clearly visible and legible</text:p>
          </table:table-cell>
          <table:table-cell table:number-columns-repeated="6"/>
          <table:table-cell table:style-name="ce448" table:formula="of:=IF([Sheet1.O39]=&quot;&quot;;&quot;TBD&quot;;IF([Sheet1.O39]=1;&quot;YES&quot;;IF([Sheet1.O39]=3;&quot;NA&quot;;&quot;&quot;)))" office:value-type="string" office:string-value="TBD" calcext:value-type="string">
            <text:p>TBD</text:p>
          </table:table-cell>
          <table:table-cell table:style-name="ce466" table:formula="of:=IF([Sheet1.O39]=2;&quot;NO&quot;;&quot;&quot;)">
            <text:p/>
          </table:table-cell>
          <table:table-cell/>
          <table:table-cell table:style-name="ce301"/>
          <table:table-cell table:number-columns-repeated="4"/>
          <table:table-cell table:style-name="ce388" office:value-type="string" calcext:value-type="string">
            <text:p>Mammography Unit Assembly Evaluation</text:p>
          </table:table-cell>
          <table:table-cell table:number-columns-repeated="4"/>
          <table:table-cell table:style-name="ce422"/>
          <table:table-cell/>
          <table:table-cell table:style-name="ce272" office:value-type="string" calcext:value-type="string">
            <text:p>Technique Chart</text:p>
          </table:table-cell>
          <table:table-cell table:number-columns-repeated="6"/>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46" calcext:value-type="float">
            <text:p>46</text:p>
          </table:table-cell>
          <table:table-cell table:style-name="ce235"/>
          <table:table-cell table:style-name="ce255" office:value-type="string" calcext:value-type="string">
            <text:p>DHEC RHB 10.2.1</text:p>
          </table:table-cell>
          <table:table-cell/>
          <table:table-cell table:style-name="ce332" office:value-type="string" calcext:value-type="string">
            <text:p>DHEC form SC-RAH-20 “Notice to Employees” posted or referenced</text:p>
          </table:table-cell>
          <table:table-cell table:number-columns-repeated="6"/>
          <table:table-cell table:style-name="ce448" table:formula="of:=IF([Sheet1.O40]=&quot;&quot;;&quot;TBD&quot;;IF([Sheet1.O40]=1;&quot;YES&quot;;IF([Sheet1.O40]=3;&quot;NA&quot;;&quot;&quot;)))" office:value-type="string" office:string-value="TBD" calcext:value-type="string">
            <text:p>TBD</text:p>
          </table:table-cell>
          <table:table-cell table:style-name="ce466" table:formula="of:=IF([Sheet1.O40]=2;&quot;NO&quot;;&quot;&quot;)">
            <text:p/>
          </table:table-cell>
          <table:table-cell/>
          <table:table-cell table:style-name="ce484"/>
          <table:table-cell table:style-name="ce333" office:value-type="string" calcext:value-type="string">
            <text:p>Free-standing unit is mechanically stable</text:p>
          </table:table-cell>
          <table:table-cell table:number-columns-repeated="8"/>
          <table:table-cell table:style-name="ce422"/>
          <table:table-cell/>
          <table:table-cell table:style-name="ce699" office:value-type="string" calcext:value-type="string">
            <text:p>Fatty Breast</text:p>
          </table:table-cell>
          <table:table-cell table:number-columns-repeated="6"/>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47" calcext:value-type="float">
            <text:p>47</text:p>
          </table:table-cell>
          <table:table-cell table:style-name="ce235"/>
          <table:table-cell table:style-name="ce255" office:value-type="string" calcext:value-type="string">
            <text:p>DHEC RHB 4.3.1</text:p>
          </table:table-cell>
          <table:table-cell/>
          <table:table-cell table:style-name="ce332" office:value-type="string" calcext:value-type="string">
            <text:p>Radiation warning label posted on the generator control panel</text:p>
          </table:table-cell>
          <table:table-cell table:number-columns-repeated="6"/>
          <table:table-cell table:style-name="ce448" table:formula="of:=IF([Sheet1.O41]=&quot;&quot;;&quot;TBD&quot;;IF([Sheet1.O41]=1;&quot;YES&quot;;IF([Sheet1.O41]=3;&quot;NA&quot;;&quot;&quot;)))" office:value-type="string" office:string-value="TBD" calcext:value-type="string">
            <text:p>TBD</text:p>
          </table:table-cell>
          <table:table-cell table:style-name="ce466" table:formula="of:=IF([Sheet1.O41]=2;&quot;NO&quot;;&quot;&quot;)">
            <text:p/>
          </table:table-cell>
          <table:table-cell/>
          <table:table-cell table:style-name="ce484"/>
          <table:table-cell table:style-name="ce333" office:value-type="string" calcext:value-type="string">
            <text:p>All moving parts move smoothly, without obstructions to motion</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P100]=&quot;&quot;;&quot;&quot;;[Sheet1.P100])">
            <text:p/>
          </table:table-cell>
          <table:table-cell table:number-columns-repeated="3"/>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6" calcext:value-type="float">
            <text:p>0.6</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48" calcext:value-type="float">
            <text:p>48</text:p>
          </table:table-cell>
          <table:table-cell table:style-name="ce235"/>
          <table:table-cell table:number-columns-repeated="2"/>
          <table:table-cell table:style-name="ce332" office:value-type="string" calcext:value-type="string">
            <text:p>Operator manuals are available.</text:p>
          </table:table-cell>
          <table:table-cell table:number-columns-repeated="6"/>
          <table:table-cell table:style-name="ce448" table:formula="of:=IF([Sheet1.O42]=&quot;&quot;;&quot;TBD&quot;;IF([Sheet1.O42]=1;&quot;YES&quot;;IF([Sheet1.O42]=3;&quot;NA&quot;;&quot;&quot;)))" office:value-type="string" office:string-value="TBD" calcext:value-type="string">
            <text:p>TBD</text:p>
          </table:table-cell>
          <table:table-cell table:style-name="ce466" table:formula="of:=IF([Sheet1.O42]=2;&quot;NO&quot;;&quot;&quot;)">
            <text:p/>
          </table:table-cell>
          <table:table-cell/>
          <table:table-cell table:style-name="ce484"/>
          <table:table-cell table:style-name="ce333" office:value-type="string" calcext:value-type="string">
            <text:p>All locks and detents work properly</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Q100]=&quot;&quot;;&quot;&quot;;[Sheet1.Q100])">
            <text:p/>
          </table:table-cell>
          <table:table-cell table:number-columns-repeated="3"/>
          <table:table-cell table:style-name="ce720" office:value-type="float" office:value="32" calcext:value-type="float">
            <text:p>32</text:p>
          </table:table-cell>
          <table:table-cell table:style-name="ce725" office:value-type="float" office:value="50" calcext:value-type="float">
            <text:p>50</text:p>
          </table:table-cell>
          <table:table-cell table:style-name="ce731" office:value-type="float" office:value="0.6" calcext:value-type="float">
            <text:p>0.6</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49" calcext:value-type="float">
            <text:p>49</text:p>
          </table:table-cell>
          <table:table-cell table:style-name="ce235"/>
          <table:table-cell table:number-columns-repeated="2"/>
          <table:table-cell table:style-name="ce332" office:value-type="string" calcext:value-type="string">
            <text:p>Monthly radiation monitoring reports are posted.</text:p>
          </table:table-cell>
          <table:table-cell table:number-columns-repeated="6"/>
          <table:table-cell table:style-name="ce448" table:formula="of:=IF([Sheet1.O43]=&quot;&quot;;&quot;TBD&quot;;IF([Sheet1.O43]=1;&quot;YES&quot;;IF([Sheet1.O43]=3;&quot;NA&quot;;&quot;&quot;)))" office:value-type="string" office:string-value="TBD" calcext:value-type="string">
            <text:p>TBD</text:p>
          </table:table-cell>
          <table:table-cell table:style-name="ce466" table:formula="of:=IF([Sheet1.O43]=2;&quot;NO&quot;;&quot;&quot;)">
            <text:p/>
          </table:table-cell>
          <table:table-cell/>
          <table:table-cell table:style-name="ce484"/>
          <table:table-cell table:style-name="ce333" office:value-type="string" calcext:value-type="string">
            <text:p>Image receptor holder assembly is free from vibrations</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R100]=&quot;&quot;;&quot;&quot;;[Sheet1.R100])">
            <text:p/>
          </table:table-cell>
          <table:table-cell table:number-columns-repeated="3"/>
          <table:table-cell table:style-name="ce311" office:value-type="float" office:value="34" calcext:value-type="float">
            <text:p>34</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4]=&quot;&quot;;&quot;&quot;;[Sheet1.$V$24])">
            <text:p/>
          </table:table-cell>
          <table:table-cell table:style-name="ce280" table:number-columns-repeated="4"/>
          <table:table-cell table:style-name="ce420"/>
          <table:table-cell table:number-columns-repeated="981"/>
        </table:table-row>
        <table:table-row table:style-name="ro33">
          <table:table-cell table:style-name="ce228" office:value-type="float" office:value="50" calcext:value-type="float">
            <text:p>50</text:p>
          </table:table-cell>
          <table:table-cell table:style-name="ce235"/>
          <table:table-cell table:number-columns-repeated="5"/>
          <table:table-cell table:style-name="ce388" office:value-type="string" calcext:value-type="string">
            <text:p>Mammography Unit Assembly Evaluation</text:p>
          </table:table-cell>
          <table:table-cell table:number-columns-repeated="4"/>
          <table:table-cell table:style-name="ce424"/>
          <table:table-cell/>
          <table:table-cell table:style-name="ce484"/>
          <table:table-cell table:style-name="ce333" office:value-type="string" calcext:value-type="string">
            <text:p>Image receptor slides smoothly into holder assembly</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P101]=&quot;&quot;;&quot;&quot;;[Sheet1.P101])">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 calcext:value-type="float">
            <text:p>0.0</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51" calcext:value-type="float">
            <text:p>51</text:p>
          </table:table-cell>
          <table:table-cell table:style-name="ce235"/>
          <table:table-cell table:number-columns-repeated="2"/>
          <table:table-cell table:style-name="ce333" office:value-type="string" calcext:value-type="string">
            <text:p>Free-standing unit is mechanically stable</text:p>
          </table:table-cell>
          <table:table-cell table:number-columns-repeated="6"/>
          <table:table-cell table:style-name="ce448" table:formula="of:=IF([Sheet1.O46]=&quot;&quot;;&quot;TBD&quot;;IF([Sheet1.O46]=1;&quot;YES&quot;;IF([Sheet1.O46]=3;&quot;NA&quot;;&quot;&quot;)))" office:value-type="string" office:string-value="TBD" calcext:value-type="string">
            <text:p>TBD</text:p>
          </table:table-cell>
          <table:table-cell table:style-name="ce466" table:formula="of:=IF([Sheet1.O46]=2;&quot;NO&quot;;&quot;&quot;)">
            <text:p/>
          </table:table-cell>
          <table:table-cell/>
          <table:table-cell table:style-name="ce484"/>
          <table:table-cell table:style-name="ce333" office:value-type="string" calcext:value-type="string">
            <text:p>Image receptor is held securely by assembly in any orientation</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Q101]=&quot;&quot;;&quot;&quot;;[Sheet1.Q101])">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52" calcext:value-type="float">
            <text:p>52</text:p>
          </table:table-cell>
          <table:table-cell table:style-name="ce235"/>
          <table:table-cell table:number-columns-repeated="2"/>
          <table:table-cell table:style-name="ce333" office:value-type="string" calcext:value-type="string">
            <text:p>All moving parts move smoothly, without obstructions to motion</text:p>
          </table:table-cell>
          <table:table-cell table:number-columns-repeated="6"/>
          <table:table-cell table:style-name="ce448" table:formula="of:=IF([Sheet1.O47]=&quot;&quot;;&quot;TBD&quot;;IF([Sheet1.O47]=1;&quot;YES&quot;;IF([Sheet1.O47]=3;&quot;NA&quot;;&quot;&quot;)))" office:value-type="string" office:string-value="TBD" calcext:value-type="string">
            <text:p>TBD</text:p>
          </table:table-cell>
          <table:table-cell table:style-name="ce466" table:formula="of:=IF([Sheet1.O47]=2;&quot;NO&quot;;&quot;&quot;)">
            <text:p/>
          </table:table-cell>
          <table:table-cell/>
          <table:table-cell table:style-name="ce487" table:formula="of:=IF([Sheet1.S132]=&quot;&quot;;&quot;&quot;;IF([Sheet1.S132]=&quot;Pass&quot;;1;2))">
            <text:p/>
          </table:table-cell>
          <table:table-cell table:style-name="ce333"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R101]=&quot;&quot;;&quot;&quot;;[Sheet1.R101])">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4" calcext:value-type="float">
            <text:p>0.4</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53" calcext:value-type="float">
            <text:p>53</text:p>
          </table:table-cell>
          <table:table-cell table:style-name="ce235"/>
          <table:table-cell table:number-columns-repeated="2"/>
          <table:table-cell table:style-name="ce333" office:value-type="string" calcext:value-type="string">
            <text:p>All locks and detents work properly</text:p>
          </table:table-cell>
          <table:table-cell table:number-columns-repeated="6"/>
          <table:table-cell table:style-name="ce448" table:formula="of:=IF([Sheet1.O48]=&quot;&quot;;&quot;TBD&quot;;IF([Sheet1.O48]=1;&quot;YES&quot;;IF([Sheet1.O48]=3;&quot;NA&quot;;&quot;&quot;)))" office:value-type="string" office:string-value="TBD" calcext:value-type="string">
            <text:p>TBD</text:p>
          </table:table-cell>
          <table:table-cell table:style-name="ce466" table:formula="of:=IF([Sheet1.O48]=2;&quot;NO&quot;;&quot;&quot;)">
            <text:p/>
          </table:table-cell>
          <table:table-cell/>
          <table:table-cell table:style-name="ce484"/>
          <table:table-cell table:style-name="ce333" office:value-type="string" calcext:value-type="string">
            <text:p>Patient or operator is not exposed to sharp or rough edges, or other hazards</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P102]=&quot;&quot;;&quot;&quot;;[Sheet1.P102])">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54" calcext:value-type="float">
            <text:p>54</text:p>
          </table:table-cell>
          <table:table-cell table:style-name="ce235"/>
          <table:table-cell table:number-columns-repeated="2"/>
          <table:table-cell table:style-name="ce333" office:value-type="string" calcext:value-type="string">
            <text:p>Image receptor holder assembly is free from vibrations</text:p>
          </table:table-cell>
          <table:table-cell table:number-columns-repeated="6"/>
          <table:table-cell table:style-name="ce448" table:formula="of:=IF([Sheet1.O49]=&quot;&quot;;&quot;TBD&quot;;IF([Sheet1.O49]=1;&quot;YES&quot;;IF([Sheet1.O49]=3;&quot;NA&quot;;&quot;&quot;)))" office:value-type="string" office:string-value="TBD" calcext:value-type="string">
            <text:p>TBD</text:p>
          </table:table-cell>
          <table:table-cell table:style-name="ce466" table:formula="of:=IF([Sheet1.O49]=2;&quot;NO&quot;;&quot;&quot;)">
            <text:p/>
          </table:table-cell>
          <table:table-cell/>
          <table:table-cell table:style-name="ce484"/>
          <table:table-cell table:style-name="ce333" office:value-type="string" calcext:value-type="string">
            <text:p>Operator technique control charts are posted</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Q102]=&quot;&quot;;&quot;&quot;;[Sheet1.Q102])">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5" calcext:value-type="float">
            <text:p>0.5</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55" calcext:value-type="float">
            <text:p>55</text:p>
          </table:table-cell>
          <table:table-cell table:style-name="ce235"/>
          <table:table-cell table:number-columns-repeated="2"/>
          <table:table-cell table:style-name="ce333" office:value-type="string" calcext:value-type="string">
            <text:p>Image receptor slides smoothly into holder assembly</text:p>
          </table:table-cell>
          <table:table-cell table:number-columns-repeated="6"/>
          <table:table-cell table:style-name="ce448" table:formula="of:=IF([Sheet1.O50]=&quot;&quot;;&quot;TBD&quot;;IF([Sheet1.O50]=1;&quot;YES&quot;;IF([Sheet1.O50]=3;&quot;NA&quot;;&quot;&quot;)))" office:value-type="string" office:string-value="TBD" calcext:value-type="string">
            <text:p>TBD</text:p>
          </table:table-cell>
          <table:table-cell table:style-name="ce466" table:formula="of:=IF([Sheet1.O50]=2;&quot;NO&quot;;&quot;&quot;)">
            <text:p/>
          </table:table-cell>
          <table:table-cell/>
          <table:table-cell table:style-name="ce484"/>
          <table:table-cell table:style-name="ce333" office:value-type="string" calcext:value-type="string">
            <text:p>Operator protected during exposure by adequate radiation shielding</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R102]=&quot;&quot;;&quot;&quot;;[Sheet1.R102])">
            <text:p/>
          </table:table-cell>
          <table:table-cell table:number-columns-repeated="3"/>
          <table:table-cell table:style-name="ce720" office:value-type="float" office:value="34" calcext:value-type="float">
            <text:p>34</text:p>
          </table:table-cell>
          <table:table-cell table:style-name="ce725" office:value-type="float" office:value="50" calcext:value-type="float">
            <text:p>50</text:p>
          </table:table-cell>
          <table:table-cell table:style-name="ce731" office:value-type="float" office:value="0.6" calcext:value-type="float">
            <text:p>0.6</text:p>
          </table:table-cell>
          <table:table-cell table:style-name="ce725" table:formula="of:=IF([Sheet1.$V$21]=&quot;&quot;;&quot;&quot;;[Sheet1.$V$21])">
            <text:p/>
          </table:table-cell>
          <table:table-cell table:style-name="ce725" table:formula="of:=IF([Sheet1.$V$24]=&quot;&quot;;&quot;&quot;;[Sheet1.$V$24])">
            <text:p/>
          </table:table-cell>
          <table:table-cell table:style-name="ce725" table:number-columns-repeated="4"/>
          <table:table-cell table:style-name="ce738"/>
          <table:table-cell table:number-columns-repeated="981"/>
        </table:table-row>
        <table:table-row table:style-name="ro33">
          <table:table-cell table:style-name="ce228" office:value-type="float" office:value="56" calcext:value-type="float">
            <text:p>56</text:p>
          </table:table-cell>
          <table:table-cell table:style-name="ce235"/>
          <table:table-cell table:number-columns-repeated="2"/>
          <table:table-cell table:style-name="ce333" office:value-type="string" calcext:value-type="string">
            <text:p>Image receptor is held securely by assembly in any orientation</text:p>
          </table:table-cell>
          <table:table-cell table:number-columns-repeated="6"/>
          <table:table-cell table:style-name="ce448" table:formula="of:=IF([Sheet1.O51]=&quot;&quot;;&quot;TBD&quot;;IF([Sheet1.O51]=1;&quot;YES&quot;;IF([Sheet1.O51]=3;&quot;NA&quot;;&quot;&quot;)))" office:value-type="string" office:string-value="TBD" calcext:value-type="string">
            <text:p>TBD</text:p>
          </table:table-cell>
          <table:table-cell table:style-name="ce466" table:formula="of:=IF([Sheet1.O51]=2;&quot;NO&quot;;&quot;&quot;)">
            <text:p/>
          </table:table-cell>
          <table:table-cell/>
          <table:table-cell table:style-name="ce484"/>
          <table:table-cell table:style-name="ce333" office:value-type="string" calcext:value-type="string">
            <text:p>All indicator lights working properly</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P103]=&quot;&quot;;&quot;&quot;;[Sheet1.P103])">
            <text:p/>
          </table:table-cell>
          <table:table-cell table:number-columns-repeated="3"/>
          <table:table-cell table:style-name="ce721" office:value-type="float" office:value="34" calcext:value-type="float">
            <text:p>34</text:p>
          </table:table-cell>
          <table:table-cell table:style-name="ce726" office:value-type="float" office:value="50" calcext:value-type="float">
            <text:p>50</text:p>
          </table:table-cell>
          <table:table-cell table:style-name="ce733" office:value-type="float" office:value="0.6" calcext:value-type="float">
            <text:p>0.6</text:p>
          </table:table-cell>
          <table:table-cell table:style-name="ce726" table:formula="of:=IF([Sheet1.$V$21]=&quot;&quot;;&quot;&quot;;[Sheet1.$V$21])">
            <text:p/>
          </table:table-cell>
          <table:table-cell table:style-name="ce726" table:formula="of:=IF([Sheet1.$V$24]=&quot;&quot;;&quot;&quot;;[Sheet1.$V$24])">
            <text:p/>
          </table:table-cell>
          <table:table-cell table:style-name="ce726" table:number-columns-repeated="4"/>
          <table:table-cell table:style-name="ce740"/>
          <table:table-cell table:number-columns-repeated="981"/>
        </table:table-row>
        <table:table-row table:style-name="ro33">
          <table:table-cell table:style-name="ce228" office:value-type="float" office:value="57" calcext:value-type="float">
            <text:p>57</text:p>
          </table:table-cell>
          <table:table-cell table:style-name="ce235"/>
          <table:table-cell table:number-columns-repeated="2"/>
          <table:table-cell table:style-name="ce333"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48" table:formula="of:=IF([Sheet1.O52]=&quot;&quot;;&quot;TBD&quot;;IF([Sheet1.O52]=1;&quot;YES&quot;;IF([Sheet1.O52]=3;&quot;NA&quot;;&quot;&quot;)))" office:value-type="string" office:string-value="TBD" calcext:value-type="string">
            <text:p>TBD</text:p>
          </table:table-cell>
          <table:table-cell table:style-name="ce466" table:formula="of:=IF([Sheet1.O52]=2;&quot;NO&quot;;&quot;&quot;)">
            <text:p/>
          </table:table-cell>
          <table:table-cell/>
          <table:table-cell table:style-name="ce484"/>
          <table:table-cell table:style-name="ce333" office:value-type="string" calcext:value-type="string">
            <text:p>Auto decompression can be overridden to maintain compression (and status displayed)</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Q103]=&quot;&quot;;&quot;&quot;;[Sheet1.Q103])">
            <text:p/>
          </table:table-cell>
          <table:table-cell table:number-columns-repeated="3"/>
          <table:table-cell table:style-name="ce571" office:value-type="float" office:value="28" calcext:value-type="float">
            <text:p>28</text:p>
          </table:table-cell>
          <table:table-cell table:style-name="ce335" office:value-type="float" office:value="50" calcext:value-type="float">
            <text:p>50</text:p>
          </table:table-cell>
          <table:table-cell table:style-name="ce732" office:value-type="float" office:value="0" calcext:value-type="float">
            <text:p>0.0</text:p>
          </table:table-cell>
          <table:table-cell table:style-name="ce335" table:formula="of:=IF([Sheet1.$V$21]=&quot;&quot;;&quot;&quot;;[Sheet1.$V$21])">
            <text:p/>
          </table:table-cell>
          <table:table-cell table:style-name="ce335" table:formula="of:=IF([Sheet1.$V$25]=&quot;&quot;;&quot;&quot;;[Sheet1.$V$25])">
            <text:p/>
          </table:table-cell>
          <table:table-cell table:style-name="ce335" table:number-columns-repeated="4"/>
          <table:table-cell table:style-name="ce739" table:formula="of:=[Tables.X121]">
            <text:p/>
          </table:table-cell>
          <table:table-cell table:number-columns-repeated="981"/>
        </table:table-row>
        <table:table-row table:style-name="ro33">
          <table:table-cell table:style-name="ce228" office:value-type="float" office:value="58" calcext:value-type="float">
            <text:p>58</text:p>
          </table:table-cell>
          <table:table-cell table:style-name="ce235"/>
          <table:table-cell table:number-columns-repeated="2"/>
          <table:table-cell table:style-name="ce333" office:value-type="string" calcext:value-type="string">
            <text:p>Patient or operator is not exposed to sharp or rough edges, or other hazards</text:p>
          </table:table-cell>
          <table:table-cell table:number-columns-repeated="6"/>
          <table:table-cell table:style-name="ce448" table:formula="of:=IF([Sheet1.O53]=&quot;&quot;;&quot;TBD&quot;;IF([Sheet1.O53]=1;&quot;YES&quot;;IF([Sheet1.O53]=3;&quot;NA&quot;;&quot;&quot;)))" office:value-type="string" office:string-value="TBD" calcext:value-type="string">
            <text:p>TBD</text:p>
          </table:table-cell>
          <table:table-cell table:style-name="ce466" table:formula="of:=IF([Sheet1.O53]=2;&quot;NO&quot;;&quot;&quot;)">
            <text:p/>
          </table:table-cell>
          <table:table-cell/>
          <table:table-cell table:style-name="ce484"/>
          <table:table-cell table:style-name="ce334" office:value-type="string" calcext:value-type="string">
            <text:p>Manual emergency compression release can be activated in the event of a power failure</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R103]=&quot;&quot;;&quot;&quot;;[Sheet1.R103])">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 calcext:value-type="float">
            <text:p>0.0</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2]">
            <text:p/>
          </table:table-cell>
          <table:table-cell table:number-columns-repeated="981"/>
        </table:table-row>
        <table:table-row table:style-name="ro33">
          <table:table-cell table:style-name="ce228" office:value-type="float" office:value="59" calcext:value-type="float">
            <text:p>59</text:p>
          </table:table-cell>
          <table:table-cell table:style-name="ce235"/>
          <table:table-cell table:number-columns-repeated="2"/>
          <table:table-cell table:style-name="ce333" office:value-type="string" calcext:value-type="string">
            <text:p>Operator technique control charts are posted</text:p>
          </table:table-cell>
          <table:table-cell table:number-columns-repeated="6"/>
          <table:table-cell table:style-name="ce448" table:formula="of:=IF([Sheet1.O54]=&quot;&quot;;&quot;TBD&quot;;IF([Sheet1.O54]=1;&quot;YES&quot;;IF([Sheet1.O54]=3;&quot;NA&quot;;&quot;&quot;)))" office:value-type="string" office:string-value="TBD" calcext:value-type="string">
            <text:p>TBD</text:p>
          </table:table-cell>
          <table:table-cell table:style-name="ce466" table:formula="of:=IF([Sheet1.O54]=2;&quot;NO&quot;;&quot;&quot;)">
            <text:p/>
          </table:table-cell>
          <table:table-cell/>
          <table:table-cell table:style-name="ce301"/>
          <table:table-cell table:number-columns-repeated="9"/>
          <table:table-cell table:style-name="ce422"/>
          <table:table-cell/>
          <table:table-cell table:style-name="ce699" office:value-type="string" calcext:value-type="string">
            <text:p>50/50 Breast</text:p>
          </table:table-cell>
          <table:table-cell table:number-columns-repeated="6"/>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4" calcext:value-type="float">
            <text:p>0.4</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3]">
            <text:p/>
          </table:table-cell>
          <table:table-cell table:number-columns-repeated="981"/>
        </table:table-row>
        <table:table-row table:style-name="ro33">
          <table:table-cell table:style-name="ce228" office:value-type="float" office:value="60" calcext:value-type="float">
            <text:p>60</text:p>
          </table:table-cell>
          <table:table-cell table:style-name="ce235"/>
          <table:table-cell table:number-columns-repeated="2"/>
          <table:table-cell table:style-name="ce333" office:value-type="string" calcext:value-type="string">
            <text:p>Operator protected during exposure by adequate radiation shielding</text:p>
          </table:table-cell>
          <table:table-cell table:number-columns-repeated="6"/>
          <table:table-cell table:style-name="ce448" table:formula="of:=IF([Sheet1.O55]=&quot;&quot;;&quot;TBD&quot;;IF([Sheet1.O55]=1;&quot;YES&quot;;IF([Sheet1.O55]=3;&quot;NA&quot;;&quot;&quot;)))" office:value-type="string" office:string-value="TBD" calcext:value-type="string">
            <text:p>TBD</text:p>
          </table:table-cell>
          <table:table-cell table:style-name="ce466" table:formula="of:=IF([Sheet1.O55]=2;&quot;NO&quot;;&quot;&quot;)">
            <text:p/>
          </table:table-cell>
          <table:table-cell/>
          <table:table-cell table:style-name="ce301"/>
          <table:table-cell table:number-columns-repeated="4"/>
          <table:table-cell table:style-name="ce388" office:value-type="string" calcext:value-type="string">
            <text:p>MQSA Equipment Standards</text:p>
          </table:table-cell>
          <table:table-cell table:number-columns-repeated="4"/>
          <table:table-cell table:style-name="ce422"/>
          <table:table-cell/>
          <table:table-cell table:style-name="ce268" office:value-type="string" calcext:value-type="string">
            <text:p>Target/Filter:</text:p>
          </table:table-cell>
          <table:table-cell table:style-name="ce703"/>
          <table:table-cell/>
          <table:table-cell table:style-name="ce713" table:formula="of:=IF([Sheet1.S100]=&quot;&quot;;&quot;&quot;;[Sheet1.S100])">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4" calcext:value-type="float">
            <text:p>0.4</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4]">
            <text:p/>
          </table:table-cell>
          <table:table-cell table:number-columns-repeated="981"/>
        </table:table-row>
        <table:table-row table:style-name="ro33">
          <table:table-cell table:style-name="ce228" office:value-type="float" office:value="61" calcext:value-type="float">
            <text:p>61</text:p>
          </table:table-cell>
          <table:table-cell table:style-name="ce235"/>
          <table:table-cell table:number-columns-repeated="2"/>
          <table:table-cell table:style-name="ce333" office:value-type="string" calcext:value-type="string">
            <text:p>All indicator lights working properly</text:p>
          </table:table-cell>
          <table:table-cell table:number-columns-repeated="6"/>
          <table:table-cell table:style-name="ce448" table:formula="of:=IF([Sheet1.O56]=&quot;&quot;;&quot;TBD&quot;;IF([Sheet1.O56]=1;&quot;YES&quot;;IF([Sheet1.O56]=3;&quot;NA&quot;;&quot;&quot;)))" office:value-type="string" office:string-value="TBD" calcext:value-type="string">
            <text:p>TBD</text:p>
          </table:table-cell>
          <table:table-cell table:style-name="ce466" table:formula="of:=IF([Sheet1.O56]=2;&quot;NO&quot;;&quot;&quot;)">
            <text:p/>
          </table:table-cell>
          <table:table-cell/>
          <table:table-cell table:style-name="ce484"/>
          <table:table-cell office:value-type="string" calcext:value-type="string">
            <text:p>Tube-receptor assembly can be fixed into any operating position and does not move once fixed into position</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T100]=&quot;&quot;;&quot;&quot;;[Sheet1.T100])">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5]">
            <text:p/>
          </table:table-cell>
          <table:table-cell table:number-columns-repeated="981"/>
        </table:table-row>
        <table:table-row table:style-name="ro33">
          <table:table-cell table:style-name="ce228" office:value-type="float" office:value="62" calcext:value-type="float">
            <text:p>62</text:p>
          </table:table-cell>
          <table:table-cell table:style-name="ce235"/>
          <table:table-cell table:number-columns-repeated="2"/>
          <table:table-cell table:style-name="ce333" office:value-type="string" calcext:value-type="string">
            <text:p>Autodecompression can be overridden to maintain compression</text:p>
          </table:table-cell>
          <table:table-cell table:number-columns-repeated="6"/>
          <table:table-cell table:style-name="ce448" table:formula="of:=IF([Sheet1.O57]=&quot;&quot;;&quot;TBD&quot;;IF([Sheet1.O57]=1;&quot;YES&quot;;IF([Sheet1.O57]=3;&quot;NA&quot;;&quot;&quot;)))" office:value-type="string" office:string-value="TBD" calcext:value-type="string">
            <text:p>TBD</text:p>
          </table:table-cell>
          <table:table-cell table:style-name="ce466" table:formula="of:=IF([Sheet1.O57]=2;&quot;NO&quot;;&quot;&quot;)">
            <text:p/>
          </table:table-cell>
          <table:table-cell/>
          <table:table-cell table:style-name="ce484"/>
          <table:table-cell office:value-type="string" calcext:value-type="string">
            <text:p>Tube-receptor assembly locking mechanism does not fail during power interruption</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U100]=&quot;&quot;;&quot;&quot;;[Sheet1.U100])">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6]">
            <text:p/>
          </table:table-cell>
          <table:table-cell table:number-columns-repeated="981"/>
        </table:table-row>
        <table:table-row table:style-name="ro33">
          <table:table-cell table:style-name="ce228" office:value-type="float" office:value="63" calcext:value-type="float">
            <text:p>63</text:p>
          </table:table-cell>
          <table:table-cell table:style-name="ce235"/>
          <table:table-cell table:number-columns-repeated="2"/>
          <table:table-cell table:style-name="ce334" office:value-type="string" calcext:value-type="string">
            <text:p>Manual emergency compression release in the event of a power failure</text:p>
          </table:table-cell>
          <table:table-cell table:number-columns-repeated="6"/>
          <table:table-cell table:style-name="ce448" table:formula="of:=IF([Sheet1.O58]=&quot;&quot;;&quot;TBD&quot;;IF([Sheet1.O58]=1;&quot;YES&quot;;IF([Sheet1.O58]=3;&quot;NA&quot;;&quot;&quot;)))" office:value-type="string" office:string-value="TBD" calcext:value-type="string">
            <text:p>TBD</text:p>
          </table:table-cell>
          <table:table-cell table:style-name="ce466" table:formula="of:=IF([Sheet1.O58]=2;&quot;NO&quot;;&quot;&quot;)">
            <text:p/>
          </table:table-cell>
          <table:table-cell/>
          <table:table-cell table:style-name="ce484"/>
          <table:table-cell office:value-type="string" calcext:value-type="string">
            <text:p>Image Receptor Sizes 18 x 24 &amp; 24 x 30 are available</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S101]=&quot;&quot;;&quot;&quot;;[Sheet1.S101])">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7]">
            <text:p/>
          </table:table-cell>
          <table:table-cell table:number-columns-repeated="981"/>
        </table:table-row>
        <table:table-row table:style-name="ro33">
          <table:table-cell table:style-name="ce228" office:value-type="float" office:value="64" calcext:value-type="float">
            <text:p>64</text:p>
          </table:table-cell>
          <table:table-cell table:style-name="ce235"/>
          <table:table-cell table:style-name="ce240" table:number-columns-repeated="10"/>
          <table:table-cell table:style-name="ce467"/>
          <table:table-cell/>
          <table:table-cell table:style-name="ce484"/>
          <table:table-cell office:value-type="string" calcext:value-type="string">
            <text:p>Moving grids are present for all image receptor sizes</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T101]=&quot;&quot;;&quot;&quot;;[Sheet1.T101])">
            <text:p/>
          </table:table-cell>
          <table:table-cell table:number-columns-repeated="3"/>
          <table:table-cell table:style-name="ce722" office:value-type="float" office:value="28" calcext:value-type="float">
            <text:p>28</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28]">
            <text:p/>
          </table:table-cell>
          <table:table-cell table:number-columns-repeated="981"/>
        </table:table-row>
        <table:table-row table:style-name="ro33">
          <table:table-cell table:style-name="ce228" office:value-type="float" office:value="65" calcext:value-type="float">
            <text:p>65</text:p>
          </table:table-cell>
          <table:table-cell table:style-name="ce235"/>
          <table:table-cell table:style-name="ce240" table:number-columns-repeated="10"/>
          <table:table-cell table:style-name="ce467"/>
          <table:table-cell/>
          <table:table-cell table:style-name="ce484"/>
          <table:table-cell office:value-type="string" calcext:value-type="string">
            <text:p>Magnification can be done without grid</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U101]=&quot;&quot;;&quot;&quot;;[Sheet1.U101])">
            <text:p/>
          </table:table-cell>
          <table:table-cell table:number-columns-repeated="3"/>
          <table:table-cell table:style-name="ce311" office:value-type="float" office:value="30" calcext:value-type="float">
            <text:p>30</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5]=&quot;&quot;;&quot;&quot;;[Sheet1.$V$25])">
            <text:p/>
          </table:table-cell>
          <table:table-cell table:style-name="ce280" table:number-columns-repeated="4"/>
          <table:table-cell table:style-name="ce420" table:formula="of:=[Tables.X129]">
            <text:p/>
          </table:table-cell>
          <table:table-cell table:number-columns-repeated="981"/>
        </table:table-row>
        <table:table-row table:style-name="ro33">
          <table:table-cell table:style-name="ce228" office:value-type="float" office:value="66" calcext:value-type="float">
            <text:p>66</text:p>
          </table:table-cell>
          <table:table-cell table:style-name="ce236"/>
          <table:table-cell table:style-name="ce248" table:number-columns-repeated="10"/>
          <table:table-cell table:style-name="ce465"/>
          <table:table-cell/>
          <table:table-cell table:style-name="ce484"/>
          <table:table-cell office:value-type="string" calcext:value-type="string">
            <text:p>Beam limiting device allows useful beam to extend beyond chest wall edge of receptor</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S102]=&quot;&quot;;&quot;&quot;;[Sheet1.S102])">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 calcext:value-type="float">
            <text:p>0.0</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0]">
            <text:p/>
          </table:table-cell>
          <table:table-cell table:number-columns-repeated="981"/>
        </table:table-row>
        <table:table-row table:style-name="ro33">
          <table:table-cell table:style-name="ce228"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487"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T102]=&quot;&quot;;&quot;&quot;;[Sheet1.T102])">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1]">
            <text:p/>
          </table:table-cell>
          <table:table-cell table:number-columns-repeated="981"/>
        </table:table-row>
        <table:table-row table:style-name="ro33">
          <table:table-cell table:style-name="ce228"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484"/>
          <table:table-cell office:value-type="string" calcext:value-type="string">
            <text:p>Magnification mode is available for non-interventional problem solving procedures</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U102]=&quot;&quot;;&quot;&quot;;[Sheet1.U102])">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2]">
            <text:p/>
          </table:table-cell>
          <table:table-cell table:number-columns-repeated="981"/>
        </table:table-row>
        <table:table-row table:style-name="ro33">
          <table:table-cell table:style-name="ce228" office:value-type="float" office:value="1" calcext:value-type="float">
            <text:p>1</text:p>
          </table:table-cell>
          <table:table-cell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484"/>
          <table:table-cell office:value-type="string" calcext:value-type="string">
            <text:p>System provides magnification factor between 1.4 – 2.0</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S103]=&quot;&quot;;&quot;&quot;;[Sheet1.S103])">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3]">
            <text:p/>
          </table:table-cell>
          <table:table-cell table:number-columns-repeated="981"/>
        </table:table-row>
        <table:table-row table:style-name="ro33">
          <table:table-cell table:style-name="ce228" office:value-type="float" office:value="2" calcext:value-type="float">
            <text:p>2</text:p>
          </table:table-cell>
          <table:table-cell table:number-columns-repeated="6"/>
          <table:table-cell table:style-name="ce387" office:value-type="string" calcext:value-type="string">
            <text:p>Inspection Results</text:p>
          </table:table-cell>
          <table:table-cell table:number-columns-repeated="4"/>
          <table:table-cell table:style-name="ce270" table:formula="of:=[Sheet1.$H$5]" office:value-type="string" office:string-value="Mammography System Compliance Inspection" calcext:value-type="string">
            <text:p>Mammography System Compliance Inspection</text:p>
          </table:table-cell>
          <table:table-cell/>
          <table:table-cell table:style-name="ce484"/>
          <table:table-cell office:value-type="string" calcext:value-type="string">
            <text:p>Prior indication of selected focal spot is provided</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T103]=&quot;&quot;;&quot;&quot;;[Sheet1.T103])">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4]">
            <text:p/>
          </table:table-cell>
          <table:table-cell table:number-columns-repeated="981"/>
        </table:table-row>
        <table:table-row table:style-name="ro33">
          <table:table-cell table:style-name="ce228" office:value-type="float" office:value="3" calcext:value-type="float">
            <text:p>3</text:p>
          </table:table-cell>
          <table:table-cell table:style-name="ce234"/>
          <table:table-cell table:style-name="ce257" office:value-type="string" calcext:value-type="string">
            <text:p>Rule Number</text:p>
          </table:table-cell>
          <table:table-cell table:style-name="ce246" table:number-columns-repeated="4"/>
          <table:table-cell table:style-name="ce389" office:value-type="string" calcext:value-type="string">
            <text:p>MQSA Equipment Standards</text:p>
          </table:table-cell>
          <table:table-cell table:style-name="ce246" table:number-columns-repeated="4"/>
          <table:table-cell table:style-name="ce464"/>
          <table:table-cell/>
          <table:table-cell table:style-name="ce484"/>
          <table:table-cell office:value-type="string" calcext:value-type="string">
            <text:p>Prior indication of selected target is provided</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U103]=&quot;&quot;;&quot;&quot;;[Sheet1.U103])">
            <text:p/>
          </table:table-cell>
          <table:table-cell table:number-columns-repeated="3"/>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5]">
            <text:p/>
          </table:table-cell>
          <table:table-cell table:number-columns-repeated="981"/>
        </table:table-row>
        <table:table-row table:style-name="ro33">
          <table:table-cell table:style-name="ce228" office:value-type="float" office:value="4" calcext:value-type="float">
            <text:p>4</text:p>
          </table:table-cell>
          <table:table-cell table:style-name="ce235"/>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48" table:formula="of:=IF([Sheet1.O61]=&quot;&quot;;&quot;TBD&quot;;IF([Sheet1.O61]=1;&quot;YES&quot;;IF([Sheet1.O61]=3;&quot;NA&quot;;&quot;&quot;)))" office:value-type="string" office:string-value="TBD" calcext:value-type="string">
            <text:p>TBD</text:p>
          </table:table-cell>
          <table:table-cell table:style-name="ce466" table:formula="of:=IF([Sheet1.O61]=2;&quot;NO&quot;;&quot;&quot;)">
            <text:p/>
          </table:table-cell>
          <table:table-cell/>
          <table:table-cell table:style-name="ce484"/>
          <table:table-cell office:value-type="string" calcext:value-type="string">
            <text:p>Post exposure display of target/focal spot is provided</text:p>
          </table:table-cell>
          <table:table-cell table:number-columns-repeated="8"/>
          <table:table-cell table:style-name="ce422"/>
          <table:table-cell/>
          <table:table-cell table:style-name="ce699" office:value-type="string" calcext:value-type="string">
            <text:p>Dense Breast</text:p>
          </table:table-cell>
          <table:table-cell table:number-columns-repeated="6"/>
          <table:table-cell table:style-name="ce722" office:value-type="float" office:value="30" calcext:value-type="float">
            <text:p>30</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6]">
            <text:p/>
          </table:table-cell>
          <table:table-cell table:number-columns-repeated="981"/>
        </table:table-row>
        <table:table-row table:style-name="ro33">
          <table:table-cell table:style-name="ce228" office:value-type="float" office:value="5" calcext:value-type="float">
            <text:p>5</text:p>
          </table:table-cell>
          <table:table-cell table:style-name="ce235"/>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48" table:formula="of:=IF([Sheet1.O62]=&quot;&quot;;&quot;TBD&quot;;IF([Sheet1.O62]=1;&quot;YES&quot;;IF([Sheet1.O62]=3;&quot;NA&quot;;&quot;&quot;)))" office:value-type="string" office:string-value="TBD" calcext:value-type="string">
            <text:p>TBD</text:p>
          </table:table-cell>
          <table:table-cell table:style-name="ce466" table:formula="of:=IF([Sheet1.O62]=2;&quot;NO&quot;;&quot;&quot;)">
            <text:p/>
          </table:table-cell>
          <table:table-cell/>
          <table:table-cell table:style-name="ce484"/>
          <table:table-cell office:value-type="string" calcext:value-type="string">
            <text:p>Initial power driven compression can be activated hands-free from both sides</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V100]=&quot;&quot;;&quot;&quot;;[Sheet1.V100])">
            <text:p/>
          </table:table-cell>
          <table:table-cell table:number-columns-repeated="3"/>
          <table:table-cell table:style-name="ce311" office:value-type="float" office:value="32" calcext:value-type="float">
            <text:p>32</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5]=&quot;&quot;;&quot;&quot;;[Sheet1.$V$25])">
            <text:p/>
          </table:table-cell>
          <table:table-cell table:style-name="ce280" table:number-columns-repeated="4"/>
          <table:table-cell table:style-name="ce420" table:formula="of:=[Tables.X137]">
            <text:p/>
          </table:table-cell>
          <table:table-cell table:number-columns-repeated="981"/>
        </table:table-row>
        <table:table-row table:style-name="ro33">
          <table:table-cell table:style-name="ce228" office:value-type="float" office:value="6" calcext:value-type="float">
            <text:p>6</text:p>
          </table:table-cell>
          <table:table-cell table:style-name="ce235"/>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48" table:formula="of:=IF([Sheet1.O63]=&quot;&quot;;&quot;TBD&quot;;IF([Sheet1.O63]=1;&quot;YES&quot;;IF([Sheet1.O63]=3;&quot;NA&quot;;&quot;&quot;)))" office:value-type="string" office:string-value="TBD" calcext:value-type="string">
            <text:p>TBD</text:p>
          </table:table-cell>
          <table:table-cell table:style-name="ce466" table:formula="of:=IF([Sheet1.O63]=2;&quot;NO&quot;;&quot;&quot;)">
            <text:p/>
          </table:table-cell>
          <table:table-cell/>
          <table:table-cell table:style-name="ce484"/>
          <table:table-cell office:value-type="string" calcext:value-type="string">
            <text:p>Fine adjustment of compression can be activated from both sides</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W100]=&quot;&quot;;&quot;&quot;;[Sheet1.W100])">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 calcext:value-type="float">
            <text:p>0.0</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8]">
            <text:p/>
          </table:table-cell>
          <table:table-cell table:number-columns-repeated="981"/>
        </table:table-row>
        <table:table-row table:style-name="ro33">
          <table:table-cell table:style-name="ce228" office:value-type="float" office:value="7" calcext:value-type="float">
            <text:p>7</text:p>
          </table:table-cell>
          <table:table-cell table:style-name="ce235"/>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48" table:formula="of:=IF([Sheet1.O64]=&quot;&quot;;&quot;TBD&quot;;IF([Sheet1.O64]=1;&quot;YES&quot;;IF([Sheet1.O64]=3;&quot;NA&quot;;&quot;&quot;)))" office:value-type="string" office:string-value="TBD" calcext:value-type="string">
            <text:p>TBD</text:p>
          </table:table-cell>
          <table:table-cell table:style-name="ce466" table:formula="of:=IF([Sheet1.O64]=2;&quot;NO&quot;;&quot;&quot;)">
            <text:p/>
          </table:table-cell>
          <table:table-cell/>
          <table:table-cell table:style-name="ce484"/>
          <table:table-cell office:value-type="string" calcext:value-type="string">
            <text:p>Compression paddles match the sizes of all image receptors</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X100]=&quot;&quot;;&quot;&quot;;[Sheet1.X100])">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39]">
            <text:p/>
          </table:table-cell>
          <table:table-cell table:number-columns-repeated="981"/>
        </table:table-row>
        <table:table-row table:style-name="ro33">
          <table:table-cell table:style-name="ce228" office:value-type="float" office:value="8" calcext:value-type="float">
            <text:p>8</text:p>
          </table:table-cell>
          <table:table-cell table:style-name="ce235"/>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48" table:formula="of:=IF([Sheet1.O65]=&quot;&quot;;&quot;TBD&quot;;IF([Sheet1.O65]=1;&quot;YES&quot;;IF([Sheet1.O65]=3;&quot;NA&quot;;&quot;&quot;)))" office:value-type="string" office:string-value="TBD" calcext:value-type="string">
            <text:p>TBD</text:p>
          </table:table-cell>
          <table:table-cell table:style-name="ce466" table:formula="of:=IF([Sheet1.O65]=2;&quot;NO&quot;;&quot;&quot;)">
            <text:p/>
          </table:table-cell>
          <table:table-cell/>
          <table:table-cell table:style-name="ce484"/>
          <table:table-cell office:value-type="string" calcext:value-type="string">
            <text:p>Compression paddles do not flex by more than 1 cm</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V101]=&quot;&quot;;&quot;&quot;;[Sheet1.V101])">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0]">
            <text:p/>
          </table:table-cell>
          <table:table-cell table:number-columns-repeated="981"/>
        </table:table-row>
        <table:table-row table:style-name="ro33">
          <table:table-cell table:style-name="ce228" office:value-type="float" office:value="9" calcext:value-type="float">
            <text:p>9</text:p>
          </table:table-cell>
          <table:table-cell table:style-name="ce235"/>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48" table:formula="of:=IF([Sheet1.O66]=&quot;&quot;;&quot;TBD&quot;;IF([Sheet1.O66]=1;&quot;YES&quot;;IF([Sheet1.O66]=3;&quot;NA&quot;;&quot;&quot;)))" office:value-type="string" office:string-value="TBD" calcext:value-type="string">
            <text:p>TBD</text:p>
          </table:table-cell>
          <table:table-cell table:style-name="ce466" table:formula="of:=IF([Sheet1.O66]=2;&quot;NO&quot;;&quot;&quot;)">
            <text:p/>
          </table:table-cell>
          <table:table-cell/>
          <table:table-cell table:style-name="ce484"/>
          <table:table-cell office:value-type="string" calcext:value-type="string">
            <text:p>Compression paddles are flat and parallel to the breast support table</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W101]=&quot;&quot;;&quot;&quot;;[Sheet1.W101])">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1]">
            <text:p/>
          </table:table-cell>
          <table:table-cell table:number-columns-repeated="981"/>
        </table:table-row>
        <table:table-row table:style-name="ro33">
          <table:table-cell table:style-name="ce228" office:value-type="float" office:value="10" calcext:value-type="float">
            <text:p>10</text:p>
          </table:table-cell>
          <table:table-cell table:style-name="ce235"/>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48" table:formula="of:=IF([Sheet1.O67]=&quot;&quot;;&quot;TBD&quot;;IF([Sheet1.O67]=1;&quot;YES&quot;;IF([Sheet1.O67]=3;&quot;NA&quot;;&quot;&quot;)))" office:value-type="string" office:string-value="YES" calcext:value-type="string">
            <text:p>YES</text:p>
          </table:table-cell>
          <table:table-cell table:style-name="ce466" table:formula="of:=IF([Sheet1.O67]=2;&quot;NO&quot;;&quot;&quot;)">
            <text:p/>
          </table:table-cell>
          <table:table-cell/>
          <table:table-cell table:style-name="ce484"/>
          <table:table-cell office:value-type="string" calcext:value-type="string">
            <text:p>Chest wall edge of the compression paddle is straight and parallel to the edge of the receptor</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X101]=&quot;&quot;;&quot;&quot;;[Sheet1.X101])">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2]">
            <text:p/>
          </table:table-cell>
          <table:table-cell table:number-columns-repeated="981"/>
        </table:table-row>
        <table:table-row table:style-name="ro33">
          <table:table-cell table:style-name="ce228" office:value-type="float" office:value="11" calcext:value-type="float">
            <text:p>11</text:p>
          </table:table-cell>
          <table:table-cell table:style-name="ce235"/>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48" table:formula="of:=IF([Sheet1.O68]=&quot;&quot;;&quot;TBD&quot;;IF([Sheet1.O68]=1;&quot;YES&quot;;IF([Sheet1.O68]=3;&quot;NA&quot;;&quot;&quot;)))" office:value-type="string" office:string-value="TBD" calcext:value-type="string">
            <text:p>TBD</text:p>
          </table:table-cell>
          <table:table-cell table:style-name="ce466" table:formula="of:=IF([Sheet1.O68]=2;&quot;NO&quot;;&quot;&quot;)">
            <text:p/>
          </table:table-cell>
          <table:table-cell/>
          <table:table-cell table:style-name="ce487"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V102]=&quot;&quot;;&quot;&quot;;[Sheet1.V102])">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3]">
            <text:p/>
          </table:table-cell>
          <table:table-cell table:number-columns-repeated="981"/>
        </table:table-row>
        <table:table-row table:style-name="ro33">
          <table:table-cell table:style-name="ce228" office:value-type="float" office:value="12" calcext:value-type="float">
            <text:p>12</text:p>
          </table:table-cell>
          <table:table-cell table:style-name="ce235"/>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48" table:formula="of:=IF([Sheet1.O69]=&quot;&quot;;&quot;TBD&quot;;IF([Sheet1.O69]=1;&quot;YES&quot;;IF([Sheet1.O69]=3;&quot;NA&quot;;&quot;&quot;)))" office:value-type="string" office:string-value="TBD" calcext:value-type="string">
            <text:p>TBD</text:p>
          </table:table-cell>
          <table:table-cell table:style-name="ce466" table:formula="of:=IF([Sheet1.O69]=2;&quot;NO&quot;;&quot;&quot;)">
            <text:p/>
          </table:table-cell>
          <table:table-cell/>
          <table:table-cell table:style-name="ce487"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W102]=&quot;&quot;;&quot;&quot;;[Sheet1.W102])">
            <text:p/>
          </table:table-cell>
          <table:table-cell table:number-columns-repeated="3"/>
          <table:table-cell table:style-name="ce722" office:value-type="float" office:value="32" calcext:value-type="float">
            <text:p>32</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4]">
            <text:p/>
          </table:table-cell>
          <table:table-cell table:number-columns-repeated="981"/>
        </table:table-row>
        <table:table-row table:style-name="ro33">
          <table:table-cell table:style-name="ce228" office:value-type="float" office:value="13" calcext:value-type="float">
            <text:p>13</text:p>
          </table:table-cell>
          <table:table-cell table:style-name="ce235"/>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48" table:formula="of:=IF([Sheet1.O70]=&quot;&quot;;&quot;TBD&quot;;IF([Sheet1.O70]=1;&quot;YES&quot;;IF([Sheet1.O70]=3;&quot;NA&quot;;&quot;&quot;)))" office:value-type="string" office:string-value="TBD" calcext:value-type="string">
            <text:p>TBD</text:p>
          </table:table-cell>
          <table:table-cell table:style-name="ce466" table:formula="of:=IF([Sheet1.O70]=2;&quot;NO&quot;;&quot;&quot;)">
            <text:p/>
          </table:table-cell>
          <table:table-cell/>
          <table:table-cell table:style-name="ce484"/>
          <table:table-cell office:value-type="string" calcext:value-type="string">
            <text:p>Manual selection of mAs or mA and/or time is available</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X102]=&quot;&quot;;&quot;&quot;;[Sheet1.X102])">
            <text:p/>
          </table:table-cell>
          <table:table-cell table:number-columns-repeated="3"/>
          <table:table-cell table:style-name="ce311" office:value-type="float" office:value="34" calcext:value-type="float">
            <text:p>34</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5]=&quot;&quot;;&quot;&quot;;[Sheet1.$V$25])">
            <text:p/>
          </table:table-cell>
          <table:table-cell table:style-name="ce280" table:number-columns-repeated="4"/>
          <table:table-cell table:style-name="ce420" table:formula="of:=[Tables.X145]">
            <text:p/>
          </table:table-cell>
          <table:table-cell table:number-columns-repeated="981"/>
        </table:table-row>
        <table:table-row table:style-name="ro33">
          <table:table-cell table:style-name="ce228" office:value-type="float" office:value="14" calcext:value-type="float">
            <text:p>14</text:p>
          </table:table-cell>
          <table:table-cell table:style-name="ce235"/>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48" table:formula="of:=IF([Sheet1.O71]=&quot;&quot;;&quot;TBD&quot;;IF([Sheet1.O71]=1;&quot;YES&quot;;IF([Sheet1.O71]=3;&quot;NA&quot;;&quot;&quot;)))" office:value-type="string" office:string-value="TBD" calcext:value-type="string">
            <text:p>TBD</text:p>
          </table:table-cell>
          <table:table-cell table:style-name="ce466" table:formula="of:=IF([Sheet1.O71]=2;&quot;NO&quot;;&quot;&quot;)">
            <text:p/>
          </table:table-cell>
          <table:table-cell/>
          <table:table-cell table:style-name="ce484"/>
          <table:table-cell office:value-type="string" calcext:value-type="string">
            <text:p>Prior indication of selected technique factors is provided</text:p>
          </table:table-cell>
          <table:table-cell table:number-columns-repeated="8"/>
          <table:table-cell table:style-name="ce422"/>
          <table:table-cell/>
          <table:table-cell table:style-name="ce268" office:value-type="string" calcext:value-type="string">
            <text:p>Target/Filter:</text:p>
          </table:table-cell>
          <table:table-cell table:style-name="ce703"/>
          <table:table-cell/>
          <table:table-cell table:style-name="ce713" table:formula="of:=IF([Sheet1.V103]=&quot;&quot;;&quot;&quot;;[Sheet1.V103])">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 calcext:value-type="float">
            <text:p>0.0</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6]">
            <text:p/>
          </table:table-cell>
          <table:table-cell table:number-columns-repeated="981"/>
        </table:table-row>
        <table:table-row table:style-name="ro33">
          <table:table-cell table:style-name="ce228" office:value-type="float" office:value="15" calcext:value-type="float">
            <text:p>15</text:p>
          </table:table-cell>
          <table:table-cell table:style-name="ce235"/>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48" table:formula="of:=IF([Sheet1.O72]=&quot;&quot;;&quot;TBD&quot;;IF([Sheet1.O72]=1;&quot;YES&quot;;IF([Sheet1.O72]=3;&quot;NA&quot;;&quot;&quot;)))" office:value-type="string" office:string-value="TBD" calcext:value-type="string">
            <text:p>TBD</text:p>
          </table:table-cell>
          <table:table-cell table:style-name="ce466" table:formula="of:=IF([Sheet1.O72]=2;&quot;NO&quot;;&quot;&quot;)">
            <text:p/>
          </table:table-cell>
          <table:table-cell/>
          <table:table-cell table:style-name="ce484"/>
          <table:table-cell office:value-type="string" calcext:value-type="string">
            <text:p>Post exposure display of technique factors is provided for AEC exposures</text:p>
          </table:table-cell>
          <table:table-cell table:number-columns-repeated="8"/>
          <table:table-cell table:style-name="ce422"/>
          <table:table-cell/>
          <table:table-cell table:style-name="ce268" office:value-type="string" calcext:value-type="string">
            <text:p>kVp:</text:p>
          </table:table-cell>
          <table:table-cell table:style-name="ce703"/>
          <table:table-cell/>
          <table:table-cell table:style-name="ce713" table:formula="of:=IF([Sheet1.W103]=&quot;&quot;;&quot;&quot;;[Sheet1.W103])">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7]">
            <text:p/>
          </table:table-cell>
          <table:table-cell table:number-columns-repeated="981"/>
        </table:table-row>
        <table:table-row table:style-name="ro33">
          <table:table-cell table:style-name="ce228" office:value-type="float" office:value="16" calcext:value-type="float">
            <text:p>16</text:p>
          </table:table-cell>
          <table:table-cell table:style-name="ce235"/>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48" table:formula="of:=IF([Sheet1.O73]=&quot;&quot;;&quot;TBD&quot;;IF([Sheet1.O73]=1;&quot;YES&quot;;IF([Sheet1.O73]=3;&quot;NA&quot;;&quot;&quot;)))" office:value-type="string" office:string-value="TBD" calcext:value-type="string">
            <text:p>TBD</text:p>
          </table:table-cell>
          <table:table-cell table:style-name="ce466" table:formula="of:=IF([Sheet1.O73]=2;&quot;NO&quot;;&quot;&quot;)">
            <text:p/>
          </table:table-cell>
          <table:table-cell/>
          <table:table-cell table:style-name="ce484"/>
          <table:table-cell office:value-type="string" calcext:value-type="string">
            <text:p>AEC mode is operable in all combinations of equipment configuration</text:p>
          </table:table-cell>
          <table:table-cell table:number-columns-repeated="8"/>
          <table:table-cell table:style-name="ce422"/>
          <table:table-cell/>
          <table:table-cell table:style-name="ce268" office:value-type="string" calcext:value-type="string">
            <text:p>Density:</text:p>
          </table:table-cell>
          <table:table-cell table:style-name="ce703"/>
          <table:table-cell/>
          <table:table-cell table:style-name="ce713" table:formula="of:=IF([Sheet1.X103]=&quot;&quot;;&quot;&quot;;[Sheet1.X103])">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5" calcext:value-type="float">
            <text:p>0.5</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8]">
            <text:p/>
          </table:table-cell>
          <table:table-cell table:number-columns-repeated="981"/>
        </table:table-row>
        <table:table-row table:style-name="ro33">
          <table:table-cell table:style-name="ce228" office:value-type="float" office:value="17" calcext:value-type="float">
            <text:p>17</text:p>
          </table:table-cell>
          <table:table-cell table:style-name="ce235"/>
          <table:table-cell table:style-name="ce258"/>
          <table:table-cell/>
          <table:table-cell office:value-type="string" calcext:value-type="string">
            <text:p>Fine adjustment of compression can be activated from both sides</text:p>
          </table:table-cell>
          <table:table-cell table:number-columns-repeated="6"/>
          <table:table-cell table:style-name="ce448" table:formula="of:=IF([Sheet1.O74]=&quot;&quot;;&quot;TBD&quot;;IF([Sheet1.O74]=1;&quot;YES&quot;;IF([Sheet1.O74]=3;&quot;NA&quot;;&quot;&quot;)))" office:value-type="string" office:string-value="TBD" calcext:value-type="string">
            <text:p>TBD</text:p>
          </table:table-cell>
          <table:table-cell table:style-name="ce466" table:formula="of:=IF([Sheet1.O74]=2;&quot;NO&quot;;&quot;&quot;)">
            <text:p/>
          </table:table-cell>
          <table:table-cell/>
          <table:table-cell table:style-name="ce484"/>
          <table:table-cell office:value-type="string" calcext:value-type="string">
            <text:p>AEC sensor positioning is flexible</text:p>
          </table:table-cell>
          <table:table-cell table:number-columns-repeated="8"/>
          <table:table-cell table:style-name="ce422"/>
          <table:table-cell table:number-columns-repeated="8"/>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49]">
            <text:p/>
          </table:table-cell>
          <table:table-cell table:number-columns-repeated="981"/>
        </table:table-row>
        <table:table-row table:style-name="ro33">
          <table:table-cell table:style-name="ce228" office:value-type="float" office:value="18" calcext:value-type="float">
            <text:p>18</text:p>
          </table:table-cell>
          <table:table-cell table:style-name="ce235"/>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48" table:formula="of:=IF([Sheet1.O75]=&quot;&quot;;&quot;TBD&quot;;IF([Sheet1.O75]=1;&quot;YES&quot;;IF([Sheet1.O75]=3;&quot;NA&quot;;&quot;&quot;)))" office:value-type="string" office:string-value="TBD" calcext:value-type="string">
            <text:p>TBD</text:p>
          </table:table-cell>
          <table:table-cell table:style-name="ce466" table:formula="of:=IF([Sheet1.O75]=2;&quot;NO&quot;;&quot;&quot;)">
            <text:p/>
          </table:table-cell>
          <table:table-cell/>
          <table:table-cell table:style-name="ce484"/>
          <table:table-cell office:value-type="string" calcext:value-type="string">
            <text:p>AEC sensor position and size is indicated on the compression paddle</text:p>
          </table:table-cell>
          <table:table-cell table:number-columns-repeated="8"/>
          <table:table-cell table:style-name="ce422"/>
          <table:table-cell/>
          <table:table-cell table:style-name="ce268" office:value-type="string" calcext:value-type="string">
            <text:p>2D MGD:</text:p>
          </table:table-cell>
          <table:table-cell table:style-name="ce703"/>
          <table:table-cell/>
          <table:table-cell table:style-name="ce715" table:formula="of:=IF([Sheet1.X266]=&quot;&quot;;&quot;&quot;;[Sheet1.X266])">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6" calcext:value-type="float">
            <text:p>0.6</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50]">
            <text:p/>
          </table:table-cell>
          <table:table-cell table:number-columns-repeated="981"/>
        </table:table-row>
        <table:table-row table:style-name="ro33">
          <table:table-cell table:style-name="ce228" office:value-type="float" office:value="19" calcext:value-type="float">
            <text:p>19</text:p>
          </table:table-cell>
          <table:table-cell table:style-name="ce235"/>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48" table:formula="of:=IF([Sheet1.O76]=&quot;&quot;;&quot;TBD&quot;;IF([Sheet1.O76]=1;&quot;YES&quot;;IF([Sheet1.O76]=3;&quot;NA&quot;;&quot;&quot;)))" office:value-type="string" office:string-value="TBD" calcext:value-type="string">
            <text:p>TBD</text:p>
          </table:table-cell>
          <table:table-cell table:style-name="ce466" table:formula="of:=IF([Sheet1.O76]=2;&quot;NO&quot;;&quot;&quot;)">
            <text:p/>
          </table:table-cell>
          <table:table-cell/>
          <table:table-cell table:style-name="ce484"/>
          <table:table-cell office:value-type="string" calcext:value-type="string">
            <text:p>Selected position of the AEC sensor is clearly indicated</text:p>
          </table:table-cell>
          <table:table-cell table:number-columns-repeated="8"/>
          <table:table-cell table:style-name="ce422"/>
          <table:table-cell/>
          <table:table-cell table:style-name="ce268" office:value-type="string" calcext:value-type="string">
            <text:p>mGy/mAs:</text:p>
          </table:table-cell>
          <table:table-cell table:style-name="ce703"/>
          <table:table-cell/>
          <table:table-cell table:style-name="ce716" table:formula="of:=IF([Sheet1.W362]=&quot;&quot;;&quot;&quot;;[Sheet1.W362])">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51]">
            <text:p/>
          </table:table-cell>
          <table:table-cell table:number-columns-repeated="981"/>
        </table:table-row>
        <table:table-row table:style-name="ro33">
          <table:table-cell table:style-name="ce228" office:value-type="float" office:value="20" calcext:value-type="float">
            <text:p>20</text:p>
          </table:table-cell>
          <table:table-cell table:style-name="ce235"/>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48" table:formula="of:=IF([Sheet1.O77]=&quot;&quot;;&quot;TBD&quot;;IF([Sheet1.O77]=1;&quot;YES&quot;;IF([Sheet1.O77]=3;&quot;NA&quot;;&quot;&quot;)))" office:value-type="string" office:string-value="TBD" calcext:value-type="string">
            <text:p>TBD</text:p>
          </table:table-cell>
          <table:table-cell table:style-name="ce466" table:formula="of:=IF([Sheet1.O77]=2;&quot;NO&quot;;&quot;&quot;)">
            <text:p/>
          </table:table-cell>
          <table:table-cell/>
          <table:table-cell table:style-name="ce484"/>
          <table:table-cell office:value-type="string" calcext:value-type="string">
            <text:p>AEC density control setting is provided</text:p>
          </table:table-cell>
          <table:table-cell table:number-columns-repeated="8"/>
          <table:table-cell table:style-name="ce422"/>
          <table:table-cell/>
          <table:table-cell table:style-name="ce268" office:value-type="string" calcext:value-type="string">
            <text:p>mGy/s:</text:p>
          </table:table-cell>
          <table:table-cell table:style-name="ce703"/>
          <table:table-cell/>
          <table:table-cell table:style-name="ce715" table:formula="of:=IF([Sheet1.X362]=&quot;&quot;;&quot;&quot;;[Sheet1.X362])">
            <text:p/>
          </table:table-cell>
          <table:table-cell table:number-columns-repeated="3"/>
          <table:table-cell table:style-name="ce722" office:value-type="float" office:value="34" calcext:value-type="float">
            <text:p>34</text:p>
          </table:table-cell>
          <table:table-cell table:style-name="ce727" office:value-type="float" office:value="50" calcext:value-type="float">
            <text:p>50</text:p>
          </table:table-cell>
          <table:table-cell table:style-name="ce734" office:value-type="float" office:value="0.7" calcext:value-type="float">
            <text:p>0.7</text:p>
          </table:table-cell>
          <table:table-cell table:style-name="ce727" table:formula="of:=IF([Sheet1.$V$21]=&quot;&quot;;&quot;&quot;;[Sheet1.$V$21])">
            <text:p/>
          </table:table-cell>
          <table:table-cell table:style-name="ce727" table:formula="of:=IF([Sheet1.$V$25]=&quot;&quot;;&quot;&quot;;[Sheet1.$V$25])">
            <text:p/>
          </table:table-cell>
          <table:table-cell table:style-name="ce727" table:number-columns-repeated="4"/>
          <table:table-cell table:style-name="ce741" table:formula="of:=[Tables.X152]">
            <text:p/>
          </table:table-cell>
          <table:table-cell table:number-columns-repeated="981"/>
        </table:table-row>
        <table:table-row table:style-name="ro33">
          <table:table-cell table:style-name="ce228" office:value-type="float" office:value="21" calcext:value-type="float">
            <text:p>21</text:p>
          </table:table-cell>
          <table:table-cell table:style-name="ce235"/>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48" table:formula="of:=IF([Sheet1.O78]=&quot;&quot;;&quot;TBD&quot;;IF([Sheet1.O78]=1;&quot;YES&quot;;IF([Sheet1.O78]=3;&quot;NA&quot;;&quot;&quot;)))" office:value-type="string" office:string-value="TBD" calcext:value-type="string">
            <text:p>TBD</text:p>
          </table:table-cell>
          <table:table-cell table:style-name="ce466" table:formula="of:=IF([Sheet1.O78]=2;&quot;NO&quot;;&quot;&quot;)">
            <text:p/>
          </table:table-cell>
          <table:table-cell/>
          <table:table-cell table:style-name="ce484"/>
          <table:table-cell office:value-type="string" calcext:value-type="string">
            <text:p>X-ray film used is appropriate for mammography</text:p>
          </table:table-cell>
          <table:table-cell table:number-columns-repeated="8"/>
          <table:table-cell table:style-name="ce422"/>
          <table:table-cell/>
          <table:table-cell table:style-name="ce268" office:value-type="string" calcext:value-type="string">
            <text:p>3D MGD:</text:p>
          </table:table-cell>
          <table:table-cell table:style-name="ce703"/>
          <table:table-cell/>
          <table:table-cell table:style-name="ce715" table:formula="of:=IF([Sheet1.X281]=&quot;&quot;;&quot;&quot;;[Sheet1.X281])">
            <text:p/>
          </table:table-cell>
          <table:table-cell table:number-columns-repeated="3"/>
          <table:table-cell table:style-name="ce311" office:value-type="float" office:value="36" calcext:value-type="float">
            <text:p>36</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5]=&quot;&quot;;&quot;&quot;;[Sheet1.$V$25])">
            <text:p/>
          </table:table-cell>
          <table:table-cell table:style-name="ce280" table:number-columns-repeated="4"/>
          <table:table-cell table:style-name="ce420" table:formula="of:=[Tables.X153]">
            <text:p/>
          </table:table-cell>
          <table:table-cell table:number-columns-repeated="981"/>
        </table:table-row>
        <table:table-row table:style-name="ro33">
          <table:table-cell table:style-name="ce228" office:value-type="float" office:value="22" calcext:value-type="float">
            <text:p>22</text:p>
          </table:table-cell>
          <table:table-cell table:style-name="ce235"/>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48" table:formula="of:=IF([Sheet1.O79]=&quot;&quot;;&quot;TBD&quot;;IF([Sheet1.O79]=1;&quot;YES&quot;;IF([Sheet1.O79]=3;&quot;NA&quot;;&quot;&quot;)))" office:value-type="string" office:string-value="TBD" calcext:value-type="string">
            <text:p>TBD</text:p>
          </table:table-cell>
          <table:table-cell table:style-name="ce466" table:formula="of:=IF([Sheet1.O79]=2;&quot;NO&quot;;&quot;&quot;)">
            <text:p/>
          </table:table-cell>
          <table:table-cell/>
          <table:table-cell table:style-name="ce484"/>
          <table:table-cell office:value-type="string" calcext:value-type="string">
            <text:p>Intensifying screens used are appropriate for mammography and matched to the film used</text:p>
          </table:table-cell>
          <table:table-cell table:number-columns-repeated="8"/>
          <table:table-cell table:style-name="ce422"/>
          <table:table-cell/>
          <table:table-cell table:style-name="ce268" office:value-type="string" calcext:value-type="string">
            <text:p>Combo 2D MGD:</text:p>
          </table:table-cell>
          <table:table-cell table:style-name="ce703"/>
          <table:table-cell table:style-name="ce240"/>
          <table:table-cell table:style-name="ce715" table:formula="of:=IF([.X301]=&quot;&quot;;&quot;&quot;;[.X301])">
            <text:p/>
          </table:table-cell>
          <table:table-cell table:number-columns-repeated="3"/>
          <table:table-cell table:style-name="ce312" office:value-type="float" office:value="38" calcext:value-type="float">
            <text:p>38</text:p>
          </table:table-cell>
          <table:table-cell table:style-name="ce344" office:value-type="float" office:value="50" calcext:value-type="float">
            <text:p>50</text:p>
          </table:table-cell>
          <table:table-cell table:style-name="ce735" office:value-type="float" office:value="0" calcext:value-type="float">
            <text:p>0.0</text:p>
          </table:table-cell>
          <table:table-cell table:style-name="ce344" table:formula="of:=IF([Sheet1.$V$21]=&quot;&quot;;&quot;&quot;;[Sheet1.$V$21])">
            <text:p/>
          </table:table-cell>
          <table:table-cell table:style-name="ce344" table:formula="of:=IF([Sheet1.$V$25]=&quot;&quot;;&quot;&quot;;[Sheet1.$V$25])">
            <text:p/>
          </table:table-cell>
          <table:table-cell table:style-name="ce344" table:number-columns-repeated="4"/>
          <table:table-cell table:style-name="ce421" table:formula="of:=[Tables.X154]">
            <text:p/>
          </table:table-cell>
          <table:table-cell table:number-columns-repeated="981"/>
        </table:table-row>
        <table:table-row table:style-name="ro33">
          <table:table-cell table:style-name="ce228" office:value-type="float" office:value="23" calcext:value-type="float">
            <text:p>23</text:p>
          </table:table-cell>
          <table:table-cell table:style-name="ce235"/>
          <table:table-cell table:style-name="ce240" table:number-columns-repeated="2"/>
          <table:table-cell office:value-type="string" calcext:value-type="string">
            <text:p>X-ray field extends beyond the chest wall edge of the receptor</text:p>
          </table:table-cell>
          <table:table-cell table:style-name="ce240" table:number-columns-repeated="6"/>
          <table:table-cell table:style-name="ce448" table:formula="of:=IF([Sheet1.O80]=&quot;&quot;;&quot;TBD&quot;;IF([Sheet1.O80]=1;&quot;YES&quot;;IF([Sheet1.O80]=3;&quot;NA&quot;;&quot;&quot;)))" office:value-type="string" office:string-value="TBD" calcext:value-type="string">
            <text:p>TBD</text:p>
          </table:table-cell>
          <table:table-cell table:style-name="ce466" table:formula="of:=IF([Sheet1.O80]=2;&quot;NO&quot;;&quot;&quot;)">
            <text:p/>
          </table:table-cell>
          <table:table-cell/>
          <table:table-cell table:style-name="ce484"/>
          <table:table-cell office:value-type="string" calcext:value-type="string">
            <text:p>Film processing chemicals are appropriate for the film being used</text:p>
          </table:table-cell>
          <table:table-cell table:number-columns-repeated="8"/>
          <table:table-cell table:style-name="ce422"/>
          <table:table-cell/>
          <table:table-cell table:style-name="ce268" office:value-type="string" calcext:value-type="string">
            <text:p>Combo 3D MGD:</text:p>
          </table:table-cell>
          <table:table-cell table:style-name="ce703"/>
          <table:table-cell table:style-name="ce240"/>
          <table:table-cell table:style-name="ce715" table:formula="of:=IF([.X313]=&quot;&quot;;&quot;&quot;;[.X313])">
            <text:p/>
          </table:table-cell>
          <table:table-cell table:number-columns-repeated="3"/>
          <table:table-cell table:style-name="ce310" office:value-type="float" office:value="28" calcext:value-type="float">
            <text:p>28</text:p>
          </table:table-cell>
          <table:table-cell table:style-name="ce343" office:value-type="float" office:value="50" calcext:value-type="float">
            <text:p>50</text:p>
          </table:table-cell>
          <table:table-cell table:style-name="ce730" office:value-type="float" office:value="0" calcext:value-type="float">
            <text:p>0.0</text:p>
          </table:table-cell>
          <table:table-cell table:style-name="ce343" table:formula="of:=IF([Sheet1.$V$21]=&quot;&quot;;&quot;&quot;;[Sheet1.$V$21])">
            <text:p/>
          </table:table-cell>
          <table:table-cell table:style-name="ce343" table:formula="of:=IF([Sheet1.$V$26]=&quot;&quot;;&quot;&quot;;[Sheet1.$V$26])">
            <text:p/>
          </table:table-cell>
          <table:table-cell table:style-name="ce343" table:number-columns-repeated="4"/>
          <table:table-cell table:style-name="ce419" table:formula="of:=[Tables.Y155]">
            <text:p/>
          </table:table-cell>
          <table:table-cell table:number-columns-repeated="981"/>
        </table:table-row>
        <table:table-row table:style-name="ro33">
          <table:table-cell table:style-name="ce228" office:value-type="float" office:value="24" calcext:value-type="float">
            <text:p>24</text:p>
          </table:table-cell>
          <table:table-cell table:style-name="ce235"/>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48" table:formula="of:=IF([Sheet1.O81]=&quot;&quot;;&quot;TBD&quot;;IF([Sheet1.O81]=1;&quot;YES&quot;;IF([Sheet1.O81]=3;&quot;NA&quot;;&quot;&quot;)))" office:value-type="string" office:string-value="TBD" calcext:value-type="string">
            <text:p>TBD</text:p>
          </table:table-cell>
          <table:table-cell table:style-name="ce466" table:formula="of:=IF([Sheet1.O81]=2;&quot;NO&quot;;&quot;&quot;)">
            <text:p/>
          </table:table-cell>
          <table:table-cell/>
          <table:table-cell table:style-name="ce484"/>
          <table:table-cell office:value-type="string" calcext:value-type="string">
            <text:p>Lights for film illumination i.e. hot lights are available</text:p>
          </table:table-cell>
          <table:table-cell table:number-columns-repeated="8"/>
          <table:table-cell table:style-name="ce422"/>
          <table:table-cell/>
          <table:table-cell table:style-name="ce268" office:value-type="string" calcext:value-type="string">
            <text:p>Combo 2D+3D MGD:</text:p>
          </table:table-cell>
          <table:table-cell table:style-name="ce703"/>
          <table:table-cell table:style-name="ce240"/>
          <table:table-cell table:style-name="ce715" table:formula="of:=IF([.X318]=&quot;&quot;;&quot;&quot;;[.X318])">
            <text:p/>
          </table:table-cell>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 calcext:value-type="float">
            <text:p>0.0</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56]">
            <text:p/>
          </table:table-cell>
          <table:table-cell table:number-columns-repeated="981"/>
        </table:table-row>
        <table:table-row table:style-name="ro33">
          <table:table-cell table:style-name="ce228" office:value-type="float" office:value="25" calcext:value-type="float">
            <text:p>25</text:p>
          </table:table-cell>
          <table:table-cell table:style-name="ce235"/>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48" table:formula="of:=IF([Sheet1.O82]=&quot;&quot;;&quot;TBD&quot;;IF([Sheet1.O82]=1;&quot;YES&quot;;IF([Sheet1.O82]=3;&quot;NA&quot;;&quot;&quot;)))" office:value-type="string" office:string-value="TBD" calcext:value-type="string">
            <text:p>TBD</text:p>
          </table:table-cell>
          <table:table-cell table:style-name="ce466" table:formula="of:=IF([Sheet1.O82]=2;&quot;NO&quot;;&quot;&quot;)">
            <text:p/>
          </table:table-cell>
          <table:table-cell/>
          <table:table-cell table:style-name="ce485"/>
          <table:table-cell table:style-name="ce265" office:value-type="string" calcext:value-type="string">
            <text:p>Film masking devices are available to all interpreting physicians</text:p>
          </table:table-cell>
          <table:table-cell table:style-name="ce265" table:number-columns-repeated="8"/>
          <table:table-cell table:style-name="ce690"/>
          <table:table-cell/>
          <table:table-cell table:style-name="ce274" office:value-type="string" calcext:value-type="string">
            <text:p>System Resolution</text:p>
          </table:table-cell>
          <table:table-cell table:style-name="ce240" table:number-columns-repeated="3"/>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4" calcext:value-type="float">
            <text:p>0.4</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57]">
            <text:p/>
          </table:table-cell>
          <table:table-cell table:number-columns-repeated="981"/>
        </table:table-row>
        <table:table-row table:style-name="ro33">
          <table:table-cell table:style-name="ce228" office:value-type="float" office:value="26" calcext:value-type="float">
            <text:p>26</text:p>
          </table:table-cell>
          <table:table-cell table:style-name="ce235"/>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48" table:formula="of:=IF([Sheet1.O83]=&quot;&quot;;&quot;TBD&quot;;IF([Sheet1.O83]=1;&quot;YES&quot;;IF([Sheet1.O83]=3;&quot;NA&quot;;&quot;&quot;)))" office:value-type="string" office:string-value="TBD" calcext:value-type="string">
            <text:p>TBD</text:p>
          </table:table-cell>
          <table:table-cell table:style-name="ce466" table:formula="of:=IF([Sheet1.O83]=2;&quot;NO&quot;;&quot;&quot;)">
            <text:p/>
          </table:table-cell>
          <table:table-cell table:number-columns-repeated="13"/>
          <table:table-cell table:style-name="ce522" table:formula="of:=[.Q205]&amp;&quot;/&quot;&amp;[.Q206]" office:value-type="string" office:string-value="/" calcext:value-type="string">
            <text:p>/</text:p>
          </table:table-cell>
          <table:table-cell table:style-name="ce703"/>
          <table:table-cell table:style-name="ce522"/>
          <table:table-cell table:style-name="ce715" table:formula="of:=IF([.Q209]=&quot;&quot;;&quot;&quot;;[.Q209])">
            <text:p/>
          </table:table-cell>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4" calcext:value-type="float">
            <text:p>0.4</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58]">
            <text:p/>
          </table:table-cell>
          <table:table-cell table:number-columns-repeated="981"/>
        </table:table-row>
        <table:table-row table:style-name="ro33">
          <table:table-cell table:style-name="ce228" office:value-type="float" office:value="27" calcext:value-type="float">
            <text:p>27</text:p>
          </table:table-cell>
          <table:table-cell table:style-name="ce235"/>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48" table:formula="of:=IF([Sheet1.O84]=&quot;&quot;;&quot;TBD&quot;;IF([Sheet1.O84]=1;&quot;YES&quot;;IF([Sheet1.O84]=3;&quot;NA&quot;;&quot;&quot;)))" office:value-type="string" office:string-value="TBD" calcext:value-type="string">
            <text:p>TBD</text:p>
          </table:table-cell>
          <table:table-cell table:style-name="ce466" table:formula="of:=IF([Sheet1.O84]=2;&quot;NO&quot;;&quot;&quot;)">
            <text:p/>
          </table:table-cell>
          <table:table-cell table:number-columns-repeated="6"/>
          <table:table-cell table:style-name="ce388" office:value-type="string" calcext:value-type="string">
            <text:p>Mammography Phototimer Technique Chart</text:p>
          </table:table-cell>
          <table:table-cell table:number-columns-repeated="6"/>
          <table:table-cell table:style-name="ce522" table:formula="of:=[.R205]&amp;&quot;/&quot;&amp;[.R206]" office:value-type="string" office:string-value="/" calcext:value-type="string">
            <text:p>/</text:p>
          </table:table-cell>
          <table:table-cell table:style-name="ce703"/>
          <table:table-cell table:style-name="ce522"/>
          <table:table-cell table:style-name="ce715" table:formula="of:=IF([.R209]=&quot;&quot;;&quot;&quot;;[.R209])">
            <text:p/>
          </table:table-cell>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59]">
            <text:p/>
          </table:table-cell>
          <table:table-cell table:number-columns-repeated="981"/>
        </table:table-row>
        <table:table-row table:style-name="ro33">
          <table:table-cell table:style-name="ce228" office:value-type="float" office:value="28" calcext:value-type="float">
            <text:p>28</text:p>
          </table:table-cell>
          <table:table-cell table:style-name="ce235"/>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48" table:formula="of:=IF([Sheet1.O85]=&quot;&quot;;&quot;TBD&quot;;IF([Sheet1.O85]=1;&quot;YES&quot;;IF([Sheet1.O85]=3;&quot;NA&quot;;&quot;&quot;)))" office:value-type="string" office:string-value="TBD" calcext:value-type="string">
            <text:p>TBD</text:p>
          </table:table-cell>
          <table:table-cell table:style-name="ce466" table:formula="of:=IF([Sheet1.O85]=2;&quot;NO&quot;;&quot;&quot;)">
            <text:p/>
          </table:table-cell>
          <table:table-cell/>
          <table:table-cell table:style-name="ce483"/>
          <table:table-cell table:style-name="ce338" table:number-columns-repeated="9"/>
          <table:table-cell table:style-name="ce689"/>
          <table:table-cell/>
          <table:table-cell table:style-name="ce522" table:formula="of:=[.S205]&amp;&quot;/&quot;&amp;[.S206]" office:value-type="string" office:string-value="/" calcext:value-type="string">
            <text:p>/</text:p>
          </table:table-cell>
          <table:table-cell table:style-name="ce703"/>
          <table:table-cell table:style-name="ce522"/>
          <table:table-cell table:style-name="ce715" table:formula="of:=IF([.S209]=&quot;&quot;;&quot;&quot;;[.S209])">
            <text:p/>
          </table:table-cell>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0]">
            <text:p/>
          </table:table-cell>
          <table:table-cell table:number-columns-repeated="981"/>
        </table:table-row>
        <table:table-row table:style-name="ro33">
          <table:table-cell table:style-name="ce228" office:value-type="float" office:value="29" calcext:value-type="float">
            <text:p>29</text:p>
          </table:table-cell>
          <table:table-cell table:style-name="ce235"/>
          <table:table-cell table:style-name="ce258"/>
          <table:table-cell/>
          <table:table-cell office:value-type="string" calcext:value-type="string">
            <text:p>AEC sensor position and size is indicated on the compression paddle</text:p>
          </table:table-cell>
          <table:table-cell table:number-columns-repeated="6"/>
          <table:table-cell table:style-name="ce448" table:formula="of:=IF([Sheet1.O86]=&quot;&quot;;&quot;TBD&quot;;IF([Sheet1.O86]=1;&quot;YES&quot;;IF([Sheet1.O86]=3;&quot;NA&quot;;&quot;&quot;)))" office:value-type="string" office:string-value="TBD" calcext:value-type="string">
            <text:p>TBD</text:p>
          </table:table-cell>
          <table:table-cell table:style-name="ce466" table:formula="of:=IF([Sheet1.O86]=2;&quot;NO&quot;;&quot;&quot;)">
            <text:p/>
          </table:table-cell>
          <table:table-cell/>
          <table:table-cell table:style-name="ce249" office:value-type="string" calcext:value-type="string">
            <text:p>Compressed</text:p>
          </table:table-cell>
          <table:table-cell table:style-name="ce285" office:value-type="string" calcext:value-type="string" table:number-columns-spanned="3" table:number-rows-spanned="2">
            <text:p>Fatty Breast</text:p>
          </table:table-cell>
          <table:covered-table-cell table:style-name="ce326"/>
          <table:covered-table-cell table:style-name="ce362"/>
          <table:table-cell table:style-name="ce380" office:value-type="string" calcext:value-type="string" table:number-columns-spanned="3" table:number-rows-spanned="2">
            <text:p>50% Fatty - 50% Dense Breast</text:p>
          </table:table-cell>
          <table:covered-table-cell table:style-name="ce326"/>
          <table:covered-table-cell table:style-name="ce362"/>
          <table:table-cell table:style-name="ce285" office:value-type="string" calcext:value-type="string" table:number-columns-spanned="3" table:number-rows-spanned="2">
            <text:p>Dense Breast</text:p>
          </table:table-cell>
          <table:covered-table-cell table:style-name="ce326"/>
          <table:covered-table-cell table:style-name="ce362"/>
          <table:table-cell table:style-name="ce422"/>
          <table:table-cell/>
          <table:table-cell table:style-name="ce522" table:number-columns-repeated="4"/>
          <table:table-cell table:number-columns-repeated="3"/>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1]">
            <text:p/>
          </table:table-cell>
          <table:table-cell table:number-columns-repeated="981"/>
        </table:table-row>
        <table:table-row table:style-name="ro33">
          <table:table-cell table:style-name="ce228" office:value-type="float" office:value="30" calcext:value-type="float">
            <text:p>30</text:p>
          </table:table-cell>
          <table:table-cell table:style-name="ce235"/>
          <table:table-cell table:number-columns-repeated="2"/>
          <table:table-cell office:value-type="string" calcext:value-type="string">
            <text:p>Selected position of the AEC sensor is clearly indicated</text:p>
          </table:table-cell>
          <table:table-cell table:number-columns-repeated="6"/>
          <table:table-cell table:style-name="ce448" table:formula="of:=IF([Sheet1.O87]=&quot;&quot;;&quot;TBD&quot;;IF([Sheet1.O87]=1;&quot;YES&quot;;IF([Sheet1.O87]=3;&quot;NA&quot;;&quot;&quot;)))" office:value-type="string" office:string-value="TBD" calcext:value-type="string">
            <text:p>TBD</text:p>
          </table:table-cell>
          <table:table-cell table:style-name="ce466" table:formula="of:=IF([Sheet1.O87]=2;&quot;NO&quot;;&quot;&quot;)">
            <text:p/>
          </table:table-cell>
          <table:table-cell/>
          <table:table-cell table:style-name="ce250" office:value-type="string" calcext:value-type="string">
            <text:p>Breast</text:p>
          </table:table-cell>
          <table:covered-table-cell table:style-name="ce286"/>
          <table:covered-table-cell table:style-name="ce327"/>
          <table:covered-table-cell table:style-name="ce363"/>
          <table:covered-table-cell table:style-name="ce381"/>
          <table:covered-table-cell table:style-name="ce327"/>
          <table:covered-table-cell table:style-name="ce363"/>
          <table:covered-table-cell table:style-name="ce286"/>
          <table:covered-table-cell table:style-name="ce327"/>
          <table:covered-table-cell table:style-name="ce363"/>
          <table:table-cell table:style-name="ce422"/>
          <table:table-cell/>
          <table:table-cell table:style-name="ce272" office:value-type="string" calcext:value-type="string">
            <text:p>Image Quality (Printer)</text:p>
          </table:table-cell>
          <table:table-cell table:number-columns-repeated="6"/>
          <table:table-cell table:style-name="ce723" office:value-type="float" office:value="28" calcext:value-type="float">
            <text:p>28</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2]">
            <text:p/>
          </table:table-cell>
          <table:table-cell table:number-columns-repeated="981"/>
        </table:table-row>
        <table:table-row table:style-name="ro33">
          <table:table-cell table:style-name="ce228" office:value-type="float" office:value="31" calcext:value-type="float">
            <text:p>31</text:p>
          </table:table-cell>
          <table:table-cell table:style-name="ce235"/>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48" table:formula="of:=IF([Sheet1.O88]=&quot;&quot;;&quot;TBD&quot;;IF([Sheet1.O88]=1;&quot;YES&quot;;IF([Sheet1.O88]=3;&quot;NA&quot;;&quot;&quot;)))" office:value-type="string" office:string-value="TBD" calcext:value-type="string">
            <text:p>TBD</text:p>
          </table:table-cell>
          <table:table-cell table:style-name="ce466" table:formula="of:=IF([Sheet1.O88]=2;&quot;NO&quot;;&quot;&quot;)">
            <text:p/>
          </table:table-cell>
          <table:table-cell/>
          <table:table-cell table:style-name="ce250" office:value-type="string" calcext:value-type="string">
            <text:p>Thicknes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422"/>
          <table:table-cell/>
          <table:table-cell table:style-name="ce268" office:value-type="string" calcext:value-type="string">
            <text:p>kV:</text:p>
          </table:table-cell>
          <table:table-cell table:style-name="ce703"/>
          <table:table-cell/>
          <table:table-cell table:style-name="ce713" table:formula="of:=IF([Sheet1.Q410]=&quot;&quot;;&quot;&quot;;[Sheet1.Q410])" office:value-type="float" office:value="0" calcext:value-type="float">
            <text:p>0</text:p>
          </table:table-cell>
          <table:table-cell table:number-columns-repeated="3"/>
          <table:table-cell table:style-name="ce311" office:value-type="float" office:value="30" calcext:value-type="float">
            <text:p>30</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6]=&quot;&quot;;&quot;&quot;;[Sheet1.$V$26])">
            <text:p/>
          </table:table-cell>
          <table:table-cell table:style-name="ce280" table:number-columns-repeated="4"/>
          <table:table-cell table:style-name="ce420" table:formula="of:=[Tables.Y163]">
            <text:p/>
          </table:table-cell>
          <table:table-cell table:number-columns-repeated="981"/>
        </table:table-row>
        <table:table-row table:style-name="ro33">
          <table:table-cell table:style-name="ce228" office:value-type="float" office:value="32" calcext:value-type="float">
            <text:p>32</text:p>
          </table:table-cell>
          <table:table-cell table:style-name="ce235"/>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48" table:formula="of:=IF([Sheet1.O89]=&quot;&quot;;&quot;TBD&quot;;IF([Sheet1.O89]=1;&quot;YES&quot;;IF([Sheet1.O89]=3;&quot;NA&quot;;&quot;&quot;)))" office:value-type="string" office:string-value="TBD" calcext:value-type="string">
            <text:p>TBD</text:p>
          </table:table-cell>
          <table:table-cell table:style-name="ce466" table:formula="of:=IF([Sheet1.O89]=2;&quot;NO&quot;;&quot;&quot;)">
            <text:p/>
          </table:table-cell>
          <table:table-cell/>
          <table:table-cell table:style-name="ce251" office:value-type="string" calcext:value-type="string">
            <text:p>&lt;3 cm</text:p>
          </table:table-cell>
          <table:table-cell table:style-name="ce502" table:formula="of:=IF([Sheet1.P108]&lt;&gt;&quot;&quot;;[Sheet1.P108];IF([Sheet1.AB47]=&quot;&quot;;&quot;&quot;;[Sheet1.AB47]))">
            <text:p/>
          </table:table-cell>
          <table:table-cell table:style-name="ce543" table:formula="of:=IF([Sheet1.Q108]&lt;&gt;&quot;&quot;;[Sheet1.Q108];IF([Sheet1.AB48]=&quot;&quot;;&quot;&quot;;[Sheet1.AB48]))">
            <text:p/>
          </table:table-cell>
          <table:table-cell table:style-name="ce597" table:formula="of:=IF([Sheet1.R108]&lt;&gt;&quot;&quot;;[Sheet1.R108];IF([Sheet1.AB49]=&quot;&quot;;&quot;&quot;;[Sheet1.AB49]))">
            <text:p/>
          </table:table-cell>
          <table:table-cell table:style-name="ce502" table:formula="of:=IF([Sheet1.S108]&lt;&gt;&quot;&quot;;[Sheet1.S108];IF([Sheet1.AB60]=&quot;&quot;;&quot;&quot;;[Sheet1.AB60]))">
            <text:p/>
          </table:table-cell>
          <table:table-cell table:style-name="ce543" table:formula="of:=IF([Sheet1.T108]&lt;&gt;&quot;&quot;;[Sheet1.T108];IF([Sheet1.AB61]=&quot;&quot;;&quot;&quot;;[Sheet1.AB61]))">
            <text:p/>
          </table:table-cell>
          <table:table-cell table:style-name="ce597" table:formula="of:=IF([Sheet1.U108]&lt;&gt;&quot;&quot;;[Sheet1.U108];IF([Sheet1.AB62]=&quot;&quot;;&quot;&quot;;[Sheet1.AB62]))">
            <text:p/>
          </table:table-cell>
          <table:table-cell table:style-name="ce502" table:formula="of:=IF([Sheet1.V108]&lt;&gt;&quot;&quot;;[Sheet1.V108];IF([Sheet1.AB73]=&quot;&quot;;&quot;&quot;;[Sheet1.AB73]))">
            <text:p/>
          </table:table-cell>
          <table:table-cell table:style-name="ce543" table:formula="of:=IF([Sheet1.W108]&lt;&gt;&quot;&quot;;[Sheet1.W108];IF([Sheet1.AB74]=&quot;&quot;;&quot;&quot;;[Sheet1.AB74]))">
            <text:p/>
          </table:table-cell>
          <table:table-cell table:style-name="ce597" table:formula="of:=IF([Sheet1.X108]&lt;&gt;&quot;&quot;;[Sheet1.X108];IF([Sheet1.AB75]=&quot;&quot;;&quot;&quot;;[Sheet1.AB75]))">
            <text:p/>
          </table:table-cell>
          <table:table-cell table:style-name="ce422"/>
          <table:table-cell/>
          <table:table-cell table:style-name="ce268" office:value-type="string" calcext:value-type="string">
            <text:p>mA:</text:p>
          </table:table-cell>
          <table:table-cell table:style-name="ce703"/>
          <table:table-cell/>
          <table:table-cell table:style-name="ce713" table:formula="of:=IF([Sheet1.Q411]=&quot;&quot;;&quot;&quot;;[Sheet1.Q411])" office:value-type="float" office:value="0" calcext:value-type="float">
            <text:p>0</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 calcext:value-type="float">
            <text:p>0.0</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4]">
            <text:p/>
          </table:table-cell>
          <table:table-cell table:number-columns-repeated="981"/>
        </table:table-row>
        <table:table-row table:style-name="ro33">
          <table:table-cell table:style-name="ce228" office:value-type="float" office:value="33" calcext:value-type="float">
            <text:p>33</text:p>
          </table:table-cell>
          <table:table-cell table:style-name="ce235"/>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48" table:formula="of:=IF([Sheet1.O90]=&quot;&quot;;&quot;TBD&quot;;IF([Sheet1.O90]=1;&quot;YES&quot;;IF([Sheet1.O90]=3;&quot;NA&quot;;&quot;&quot;)))" office:value-type="string" office:string-value="TBD" calcext:value-type="string">
            <text:p>TBD</text:p>
          </table:table-cell>
          <table:table-cell table:style-name="ce466" table:formula="of:=IF([Sheet1.O90]=2;&quot;NO&quot;;&quot;&quot;)">
            <text:p/>
          </table:table-cell>
          <table:table-cell/>
          <table:table-cell table:style-name="ce252" office:value-type="string" calcext:value-type="string">
            <text:p>3 to 5 cm</text:p>
          </table:table-cell>
          <table:table-cell table:style-name="ce503" table:formula="of:=IF([Sheet1.P109]&lt;&gt;&quot;&quot;;[Sheet1.P109];IF([Sheet1.AB50]=&quot;&quot;;&quot;&quot;;[Sheet1.AB50]))">
            <text:p/>
          </table:table-cell>
          <table:table-cell table:style-name="ce544" table:formula="of:=IF([Sheet1.Q109]&lt;&gt;&quot;&quot;;[Sheet1.Q109];IF([Sheet1.AB51]=&quot;&quot;;&quot;&quot;;[Sheet1.AB51]))">
            <text:p/>
          </table:table-cell>
          <table:table-cell table:style-name="ce598" table:formula="of:=IF([Sheet1.R109]&lt;&gt;&quot;&quot;;[Sheet1.R109];IF([Sheet1.AB52]=&quot;&quot;;&quot;&quot;;[Sheet1.AB52]))">
            <text:p/>
          </table:table-cell>
          <table:table-cell table:style-name="ce503" table:formula="of:=IF([Sheet1.S109]&lt;&gt;&quot;&quot;;[Sheet1.S109];IF([Sheet1.AB63]=&quot;&quot;;&quot;&quot;;[Sheet1.AB63]))">
            <text:p/>
          </table:table-cell>
          <table:table-cell table:style-name="ce544" table:formula="of:=IF([Sheet1.T109]&lt;&gt;&quot;&quot;;[Sheet1.T109];IF([Sheet1.AB64]=&quot;&quot;;&quot;&quot;;[Sheet1.AB64]))">
            <text:p/>
          </table:table-cell>
          <table:table-cell table:style-name="ce598" table:formula="of:=IF([Sheet1.U109]&lt;&gt;&quot;&quot;;[Sheet1.U109];IF([Sheet1.AB65]=&quot;&quot;;&quot;&quot;;[Sheet1.AB65]))">
            <text:p/>
          </table:table-cell>
          <table:table-cell table:style-name="ce503" table:formula="of:=IF([Sheet1.V109]&lt;&gt;&quot;&quot;;[Sheet1.V109];IF([Sheet1.AB76]=&quot;&quot;;&quot;&quot;;[Sheet1.AB76]))">
            <text:p/>
          </table:table-cell>
          <table:table-cell table:style-name="ce544" table:formula="of:=IF([Sheet1.W109]&lt;&gt;&quot;&quot;;[Sheet1.W109];IF([Sheet1.AB77]=&quot;&quot;;&quot;&quot;;[Sheet1.AB77]))">
            <text:p/>
          </table:table-cell>
          <table:table-cell table:style-name="ce598" table:formula="of:=IF([Sheet1.X109]&lt;&gt;&quot;&quot;;[Sheet1.X109];IF([Sheet1.AB78]=&quot;&quot;;&quot;&quot;;[Sheet1.AB78]))">
            <text:p/>
          </table:table-cell>
          <table:table-cell table:style-name="ce422"/>
          <table:table-cell/>
          <table:table-cell table:style-name="ce268" office:value-type="string" calcext:value-type="string">
            <text:p>Bkg Density:</text:p>
          </table:table-cell>
          <table:table-cell table:style-name="ce703"/>
          <table:table-cell/>
          <table:table-cell table:style-name="ce713" table:formula="of:=IF([Sheet1.Q412]=&quot;&quot;;&quot;&quot;;[Sheet1.Q412])">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4" calcext:value-type="float">
            <text:p>0.4</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5]">
            <text:p/>
          </table:table-cell>
          <table:table-cell table:number-columns-repeated="981"/>
        </table:table-row>
        <table:table-row table:style-name="ro33">
          <table:table-cell table:style-name="ce228" office:value-type="float" office:value="34" calcext:value-type="float">
            <text:p>34</text:p>
          </table:table-cell>
          <table:table-cell table:style-name="ce235"/>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48" table:formula="of:=IF([Sheet1.O91]=&quot;&quot;;&quot;TBD&quot;;IF([Sheet1.O91]=1;&quot;YES&quot;;IF([Sheet1.O91]=3;&quot;NA&quot;;&quot;&quot;)))" office:value-type="string" office:string-value="TBD" calcext:value-type="string">
            <text:p>TBD</text:p>
          </table:table-cell>
          <table:table-cell table:style-name="ce466" table:formula="of:=IF([Sheet1.O91]=2;&quot;NO&quot;;&quot;&quot;)">
            <text:p/>
          </table:table-cell>
          <table:table-cell/>
          <table:table-cell table:style-name="ce252" office:value-type="string" calcext:value-type="string">
            <text:p>5 to 7 cm</text:p>
          </table:table-cell>
          <table:table-cell table:style-name="ce503" table:formula="of:=IF([Sheet1.P110]&lt;&gt;&quot;&quot;;[Sheet1.P110];IF([Sheet1.AB53]=&quot;&quot;;&quot;&quot;;[Sheet1.AB53]))">
            <text:p/>
          </table:table-cell>
          <table:table-cell table:style-name="ce544" table:formula="of:=IF([Sheet1.Q110]&lt;&gt;&quot;&quot;;[Sheet1.Q110];IF([Sheet1.AB54]=&quot;&quot;;&quot;&quot;;[Sheet1.AB54]))">
            <text:p/>
          </table:table-cell>
          <table:table-cell table:style-name="ce598" table:formula="of:=IF([Sheet1.R110]&lt;&gt;&quot;&quot;;[Sheet1.R110];IF([Sheet1.AB55]=&quot;&quot;;&quot;&quot;;[Sheet1.AB55]))">
            <text:p/>
          </table:table-cell>
          <table:table-cell table:style-name="ce503" table:formula="of:=IF([Sheet1.S110]&lt;&gt;&quot;&quot;;[Sheet1.S110];IF([Sheet1.AB66]=&quot;&quot;;&quot;&quot;;[Sheet1.AB66]))">
            <text:p/>
          </table:table-cell>
          <table:table-cell table:style-name="ce544" table:formula="of:=IF([Sheet1.T110]&lt;&gt;&quot;&quot;;[Sheet1.T110];IF([Sheet1.AB67]=&quot;&quot;;&quot;&quot;;[Sheet1.AB67]))">
            <text:p/>
          </table:table-cell>
          <table:table-cell table:style-name="ce598" table:formula="of:=IF([Sheet1.U110]&lt;&gt;&quot;&quot;;[Sheet1.U110];IF([Sheet1.AB68]=&quot;&quot;;&quot;&quot;;[Sheet1.AB68]))">
            <text:p/>
          </table:table-cell>
          <table:table-cell table:style-name="ce503" table:formula="of:=IF([Sheet1.V110]&lt;&gt;&quot;&quot;;[Sheet1.V110];IF([Sheet1.AB79]=&quot;&quot;;&quot;&quot;;[Sheet1.AB79]))">
            <text:p/>
          </table:table-cell>
          <table:table-cell table:style-name="ce544" table:formula="of:=IF([Sheet1.W110]&lt;&gt;&quot;&quot;;[Sheet1.W110];IF([Sheet1.AB80]=&quot;&quot;;&quot;&quot;;[Sheet1.AB80]))">
            <text:p/>
          </table:table-cell>
          <table:table-cell table:style-name="ce598" table:formula="of:=IF([Sheet1.X110]&lt;&gt;&quot;&quot;;[Sheet1.X110];IF([Sheet1.AB81]=&quot;&quot;;&quot;&quot;;[Sheet1.AB81]))">
            <text:p/>
          </table:table-cell>
          <table:table-cell table:style-name="ce422"/>
          <table:table-cell/>
          <table:table-cell table:style-name="ce268" office:value-type="string" calcext:value-type="string">
            <text:p>Inside disk:</text:p>
          </table:table-cell>
          <table:table-cell table:style-name="ce703"/>
          <table:table-cell/>
          <table:table-cell table:style-name="ce713" table:formula="of:=IF([Sheet1.Q413]=&quot;&quot;;&quot;&quot;;[Sheet1.Q413])">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4" calcext:value-type="float">
            <text:p>0.4</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6]">
            <text:p/>
          </table:table-cell>
          <table:table-cell table:number-columns-repeated="981"/>
        </table:table-row>
        <table:table-row table:style-name="ro33">
          <table:table-cell table:style-name="ce228" office:value-type="float" office:value="35" calcext:value-type="float">
            <text:p>35</text:p>
          </table:table-cell>
          <table:table-cell table:style-name="ce235"/>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48" table:formula="of:=IF([Sheet1.O92]=&quot;&quot;;&quot;TBD&quot;;IF([Sheet1.O92]=1;&quot;YES&quot;;IF([Sheet1.O92]=3;&quot;NA&quot;;&quot;&quot;)))" office:value-type="string" office:string-value="TBD" calcext:value-type="string">
            <text:p>TBD</text:p>
          </table:table-cell>
          <table:table-cell table:style-name="ce466" table:formula="of:=IF([Sheet1.O92]=2;&quot;NO&quot;;&quot;&quot;)">
            <text:p/>
          </table:table-cell>
          <table:table-cell/>
          <table:table-cell table:style-name="ce253" office:value-type="string" calcext:value-type="string">
            <text:p>&gt;7 cm</text:p>
          </table:table-cell>
          <table:table-cell table:style-name="ce504" table:formula="of:=IF([Sheet1.P111]&lt;&gt;&quot;&quot;;[Sheet1.P111];IF([Sheet1.AB56]=&quot;&quot;;&quot;&quot;;[Sheet1.AB56]))">
            <text:p/>
          </table:table-cell>
          <table:table-cell table:style-name="ce545" table:formula="of:=IF([Sheet1.Q111]&lt;&gt;&quot;&quot;;[Sheet1.Q111];IF([Sheet1.AB57]=&quot;&quot;;&quot;&quot;;[Sheet1.AB57]))">
            <text:p/>
          </table:table-cell>
          <table:table-cell table:style-name="ce599" table:formula="of:=IF([Sheet1.R111]&lt;&gt;&quot;&quot;;[Sheet1.R111];IF([Sheet1.AB58]=&quot;&quot;;&quot;&quot;;[Sheet1.AB58]))">
            <text:p/>
          </table:table-cell>
          <table:table-cell table:style-name="ce504" table:formula="of:=IF([Sheet1.S111]&lt;&gt;&quot;&quot;;[Sheet1.S111];IF([Sheet1.AB69]=&quot;&quot;;&quot;&quot;;[Sheet1.AB69]))">
            <text:p/>
          </table:table-cell>
          <table:table-cell table:style-name="ce545" table:formula="of:=IF([Sheet1.T111]&lt;&gt;&quot;&quot;;[Sheet1.T111];IF([Sheet1.AB70]=&quot;&quot;;&quot;&quot;;[Sheet1.AB70]))">
            <text:p/>
          </table:table-cell>
          <table:table-cell table:style-name="ce599" table:formula="of:=IF([Sheet1.U111]&lt;&gt;&quot;&quot;;[Sheet1.U111];IF([Sheet1.AB71]=&quot;&quot;;&quot;&quot;;[Sheet1.AB71]))">
            <text:p/>
          </table:table-cell>
          <table:table-cell table:style-name="ce504" table:formula="of:=IF([Sheet1.V111]&lt;&gt;&quot;&quot;;[Sheet1.V111];IF([Sheet1.AB82]=&quot;&quot;;&quot;&quot;;[Sheet1.AB82]))">
            <text:p/>
          </table:table-cell>
          <table:table-cell table:style-name="ce545" table:formula="of:=IF([Sheet1.W111]&lt;&gt;&quot;&quot;;[Sheet1.W111];IF([Sheet1.AB83]=&quot;&quot;;&quot;&quot;;[Sheet1.AB83]))">
            <text:p/>
          </table:table-cell>
          <table:table-cell table:style-name="ce599" table:formula="of:=IF([Sheet1.X111]&lt;&gt;&quot;&quot;;[Sheet1.X111];IF([Sheet1.AB84]=&quot;&quot;;&quot;&quot;;[Sheet1.AB84]))">
            <text:p/>
          </table:table-cell>
          <table:table-cell table:style-name="ce422"/>
          <table:table-cell/>
          <table:table-cell table:style-name="ce268" office:value-type="string" calcext:value-type="string">
            <text:p>Outside disk:</text:p>
          </table:table-cell>
          <table:table-cell table:style-name="ce703"/>
          <table:table-cell/>
          <table:table-cell table:style-name="ce713" table:formula="of:=IF([Sheet1.Q414]=&quot;&quot;;&quot;&quot;;[Sheet1.Q414])">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7]">
            <text:p/>
          </table:table-cell>
          <table:table-cell table:number-columns-repeated="981"/>
        </table:table-row>
        <table:table-row table:style-name="ro33">
          <table:table-cell table:style-name="ce228" office:value-type="float" office:value="36" calcext:value-type="float">
            <text:p>36</text:p>
          </table:table-cell>
          <table:table-cell table:style-name="ce236"/>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48" table:formula="of:=IF([Sheet1.O93]=&quot;&quot;;&quot;TBD&quot;;IF([Sheet1.O93]=1;&quot;YES&quot;;IF([Sheet1.O93]=3;&quot;NA&quot;;&quot;&quot;)))" office:value-type="string" office:string-value="TBD" calcext:value-type="string">
            <text:p>TBD</text:p>
          </table:table-cell>
          <table:table-cell table:style-name="ce466" table:formula="of:=IF([Sheet1.O93]=2;&quot;NO&quot;;&quot;&quot;)">
            <text:p/>
          </table:table-cell>
          <table:table-cell/>
          <table:table-cell table:style-name="ce301"/>
          <table:table-cell table:number-columns-repeated="9"/>
          <table:table-cell table:style-name="ce422"/>
          <table:table-cell/>
          <table:table-cell table:style-name="ce268" office:value-type="string" calcext:value-type="string">
            <text:p>Difference:</text:p>
          </table:table-cell>
          <table:table-cell table:style-name="ce703"/>
          <table:table-cell/>
          <table:table-cell table:style-name="ce713" table:formula="of:=IF([Sheet1.Q415]=&quot;&quot;;&quot;&quot;;[Sheet1.Q415])">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8]">
            <text:p/>
          </table:table-cell>
          <table:table-cell table:number-columns-repeated="981"/>
        </table:table-row>
        <table:table-row table:style-name="ro33">
          <table:table-cell table:style-name="ce228" office:value-type="float" office:value="37" calcext:value-type="float">
            <text:p>37</text:p>
          </table:table-cell>
          <table:table-cell table:style-name="ce235"/>
          <table:table-cell table:number-columns-repeated="5"/>
          <table:table-cell table:style-name="ce388" office:value-type="string" calcext:value-type="string">
            <text:p>Comments</text:p>
          </table:table-cell>
          <table:table-cell table:number-columns-repeated="4"/>
          <table:table-cell table:style-name="ce424"/>
          <table:table-cell/>
          <table:table-cell table:style-name="ce249" office:value-type="string" calcext:value-type="string">
            <text:p>Compressed</text:p>
          </table:table-cell>
          <table:table-cell table:style-name="ce285" office:value-type="string" calcext:value-type="string" table:number-columns-spanned="3" table:number-rows-spanned="2">
            <text:p>Fatty Breast</text:p>
          </table:table-cell>
          <table:covered-table-cell table:style-name="ce326"/>
          <table:covered-table-cell table:style-name="ce362"/>
          <table:table-cell table:style-name="ce380" office:value-type="string" calcext:value-type="string" table:number-columns-spanned="3" table:number-rows-spanned="2">
            <text:p>50% Fatty - 50% Dense Breast</text:p>
          </table:table-cell>
          <table:covered-table-cell table:style-name="ce326"/>
          <table:covered-table-cell table:style-name="ce362"/>
          <table:table-cell table:style-name="ce285" office:value-type="string" calcext:value-type="string" table:number-columns-spanned="3" table:number-rows-spanned="2">
            <text:p>Dense Breast</text:p>
          </table:table-cell>
          <table:covered-table-cell table:style-name="ce326"/>
          <table:covered-table-cell table:style-name="ce362"/>
          <table:table-cell table:style-name="ce422"/>
          <table:table-cell/>
          <table:table-cell table:style-name="ce268" office:value-type="string" calcext:value-type="string">
            <text:p>Fibers:</text:p>
          </table:table-cell>
          <table:table-cell table:style-name="ce703"/>
          <table:table-cell/>
          <table:table-cell table:style-name="ce713" table:formula="of:=IF([Sheet1.U410]=&quot;&quot;;&quot;&quot;;[Sheet1.U410])">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69]">
            <text:p/>
          </table:table-cell>
          <table:table-cell table:number-columns-repeated="981"/>
        </table:table-row>
        <table:table-row table:style-name="ro33">
          <table:table-cell table:style-name="ce228" office:value-type="float" office:value="38" calcext:value-type="float">
            <text:p>38</text:p>
          </table:table-cell>
          <table:table-cell table:style-name="ce235"/>
          <table:table-cell table:style-name="ce259" table:formula="of:=IF([Sheet1.Q447]=&quot;&quot;;&quot;&quot;;IF(LEN([Sheet1.Q447])&lt;=135;[Sheet1.Q447];IF(LEN([Sheet1.Q447])&lt;=260;LEFT([Sheet1.Q447];SEARCH(&quot; &quot;;[Sheet1.Q447];125));LEFT([Sheet1.Q447];SEARCH(&quot; &quot;;[Sheet1.Q447];130)))))">
            <text:p/>
          </table:table-cell>
          <table:table-cell table:style-name="ce293" table:number-columns-repeated="9"/>
          <table:table-cell table:style-name="ce424"/>
          <table:table-cell/>
          <table:table-cell table:style-name="ce250" office:value-type="string" calcext:value-type="string">
            <text:p>Breast</text:p>
          </table:table-cell>
          <table:covered-table-cell table:style-name="ce286"/>
          <table:covered-table-cell table:style-name="ce327"/>
          <table:covered-table-cell table:style-name="ce363"/>
          <table:covered-table-cell table:style-name="ce381"/>
          <table:covered-table-cell table:style-name="ce327"/>
          <table:covered-table-cell table:style-name="ce363"/>
          <table:covered-table-cell table:style-name="ce286"/>
          <table:covered-table-cell table:style-name="ce327"/>
          <table:covered-table-cell table:style-name="ce363"/>
          <table:table-cell table:style-name="ce422"/>
          <table:table-cell/>
          <table:table-cell table:style-name="ce268" office:value-type="string" calcext:value-type="string">
            <text:p>Specks:</text:p>
          </table:table-cell>
          <table:table-cell table:style-name="ce703"/>
          <table:table-cell/>
          <table:table-cell table:style-name="ce713" table:formula="of:=IF([Sheet1.U411]=&quot;&quot;;&quot;&quot;;[Sheet1.U411])">
            <text:p/>
          </table:table-cell>
          <table:table-cell table:number-columns-repeated="3"/>
          <table:table-cell table:style-name="ce723" office:value-type="float" office:value="30" calcext:value-type="float">
            <text:p>30</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0]">
            <text:p/>
          </table:table-cell>
          <table:table-cell table:number-columns-repeated="981"/>
        </table:table-row>
        <table:table-row table:style-name="ro33">
          <table:table-cell table:style-name="ce228" office:value-type="float" office:value="39" calcext:value-type="float">
            <text:p>39</text:p>
          </table:table-cell>
          <table:table-cell table:style-name="ce235"/>
          <table:table-cell table:style-name="ce260" table:formula="of:=IF(LEN([Sheet1.Q447])&lt;=135;&quot;&quot;;IF(LEN([Sheet1.Q447])&lt;=260;RIGHT([Sheet1.Q447];LEN([Sheet1.Q447])-SEARCH(&quot; &quot;;[Sheet1.Q447];125));MID([Sheet1.Q447];SEARCH(&quot; &quot;;[Sheet1.Q447];130);IF(LEN([Sheet1.Q447])&lt;=265;LEN([Sheet1.Q447]);SEARCH(&quot; &quot;;[Sheet1.Q447];255)-SEARCH(&quot; &quot;;[Sheet1.Q447];130)))))">
            <text:p/>
          </table:table-cell>
          <table:table-cell table:style-name="ce294" table:number-columns-repeated="9"/>
          <table:table-cell table:style-name="ce424"/>
          <table:table-cell/>
          <table:table-cell table:style-name="ce250" office:value-type="string" calcext:value-type="string">
            <text:p>Thicknes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287" office:value-type="string" calcext:value-type="string">
            <text:p>Target/Filter</text:p>
          </table:table-cell>
          <table:table-cell table:style-name="ce328" office:value-type="string" calcext:value-type="string">
            <text:p>kVp</text:p>
          </table:table-cell>
          <table:table-cell table:style-name="ce364" office:value-type="string" calcext:value-type="string">
            <text:p>mAs</text:p>
          </table:table-cell>
          <table:table-cell table:style-name="ce422"/>
          <table:table-cell/>
          <table:table-cell table:style-name="ce268" office:value-type="string" calcext:value-type="string">
            <text:p>Masses:</text:p>
          </table:table-cell>
          <table:table-cell table:style-name="ce703"/>
          <table:table-cell/>
          <table:table-cell table:style-name="ce713" table:formula="of:=IF([Sheet1.U412]=&quot;&quot;;&quot;&quot;;[Sheet1.U412])">
            <text:p/>
          </table:table-cell>
          <table:table-cell table:number-columns-repeated="3"/>
          <table:table-cell table:style-name="ce311" office:value-type="float" office:value="32" calcext:value-type="float">
            <text:p>32</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6]=&quot;&quot;;&quot;&quot;;[Sheet1.$V$26])">
            <text:p/>
          </table:table-cell>
          <table:table-cell table:style-name="ce280" table:number-columns-repeated="4"/>
          <table:table-cell table:style-name="ce420" table:formula="of:=[Tables.Y171]">
            <text:p/>
          </table:table-cell>
          <table:table-cell table:number-columns-repeated="981"/>
        </table:table-row>
        <table:table-row table:style-name="ro33">
          <table:table-cell table:style-name="ce228" office:value-type="float" office:value="40" calcext:value-type="float">
            <text:p>40</text:p>
          </table:table-cell>
          <table:table-cell table:style-name="ce235"/>
          <table:table-cell table:style-name="ce260" table:formula="of:=IF(LEN([Sheet1.Q447])&lt;=265;&quot;&quot;;RIGHT([Sheet1.Q447];LEN([Sheet1.Q447])-SEARCH(&quot; &quot;;[Sheet1.Q447];255)))">
            <text:p/>
          </table:table-cell>
          <table:table-cell table:style-name="ce294" table:number-columns-repeated="9"/>
          <table:table-cell table:style-name="ce424"/>
          <table:table-cell/>
          <table:table-cell table:style-name="ce251" office:value-type="string" calcext:value-type="string">
            <text:p>&lt;3 cm</text:p>
          </table:table-cell>
          <table:table-cell table:style-name="ce505"/>
          <table:table-cell table:style-name="ce546"/>
          <table:table-cell table:style-name="ce600"/>
          <table:table-cell table:style-name="ce505"/>
          <table:table-cell table:style-name="ce546"/>
          <table:table-cell table:style-name="ce600"/>
          <table:table-cell table:style-name="ce505"/>
          <table:table-cell table:style-name="ce546"/>
          <table:table-cell table:style-name="ce600"/>
          <table:table-cell table:style-name="ce422"/>
          <table:table-cell/>
          <table:table-cell table:style-name="ce272" office:value-type="string" calcext:value-type="string">
            <text:p>Image Quality (Acq Unit)</text:p>
          </table:table-cell>
          <table:table-cell table:number-columns-repeated="6"/>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 calcext:value-type="float">
            <text:p>0.0</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2]">
            <text:p/>
          </table:table-cell>
          <table:table-cell table:number-columns-repeated="981"/>
        </table:table-row>
        <table:table-row table:style-name="ro33">
          <table:table-cell table:style-name="ce228" office:value-type="float" office:value="41" calcext:value-type="float">
            <text:p>41</text:p>
          </table:table-cell>
          <table:table-cell table:style-name="ce235"/>
          <table:table-cell table:style-name="ce260" table:formula="of:=IF([Sheet1.Q449]=&quot;&quot;;&quot;&quot;;IF(LEN([Sheet1.Q449])&lt;=135;[Sheet1.Q449];IF(LEN([Sheet1.Q449])&lt;=260;LEFT([Sheet1.Q449];SEARCH(&quot; &quot;;[Sheet1.Q449];125));LEFT([Sheet1.Q449];SEARCH(&quot; &quot;;[Sheet1.Q449];130)))))">
            <text:p/>
          </table:table-cell>
          <table:table-cell table:style-name="ce294" table:number-columns-repeated="9"/>
          <table:table-cell table:style-name="ce424"/>
          <table:table-cell/>
          <table:table-cell table:style-name="ce252" office:value-type="string" calcext:value-type="string">
            <text:p>3 to 5 cm</text:p>
          </table:table-cell>
          <table:table-cell table:style-name="ce506"/>
          <table:table-cell table:style-name="ce547"/>
          <table:table-cell table:style-name="ce601"/>
          <table:table-cell table:style-name="ce506"/>
          <table:table-cell table:style-name="ce547"/>
          <table:table-cell table:style-name="ce601"/>
          <table:table-cell table:style-name="ce506"/>
          <table:table-cell table:style-name="ce547"/>
          <table:table-cell table:style-name="ce601"/>
          <table:table-cell table:style-name="ce422"/>
          <table:table-cell/>
          <table:table-cell table:style-name="ce268" office:value-type="string" calcext:value-type="string">
            <text:p>2D kV:</text:p>
          </table:table-cell>
          <table:table-cell table:style-name="ce703"/>
          <table:table-cell/>
          <table:table-cell table:style-name="ce713" table:formula="of:=IF([Sheet1.P426]=&quot;&quot;;&quot;&quot;;[Sheet1.P426])" office:value-type="float" office:value="0" calcext:value-type="float">
            <text:p>0</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3]">
            <text:p/>
          </table:table-cell>
          <table:table-cell table:number-columns-repeated="981"/>
        </table:table-row>
        <table:table-row table:style-name="ro33">
          <table:table-cell table:style-name="ce228" office:value-type="float" office:value="42" calcext:value-type="float">
            <text:p>42</text:p>
          </table:table-cell>
          <table:table-cell table:style-name="ce235"/>
          <table:table-cell table:style-name="ce260" table:formula="of:=IF(LEN([Sheet1.Q449])&lt;=135;&quot;&quot;;IF(LEN([Sheet1.Q449])&lt;=260;RIGHT([Sheet1.Q449];LEN([Sheet1.Q449])-SEARCH(&quot; &quot;;[Sheet1.Q449];125));MID([Sheet1.Q449];SEARCH(&quot; &quot;;[Sheet1.Q449];130);IF(LEN([Sheet1.Q449])&lt;=265;LEN([Sheet1.Q449]);SEARCH(&quot; &quot;;[Sheet1.Q449];255)-SEARCH(&quot; &quot;;[Sheet1.Q449];130)))))">
            <text:p/>
          </table:table-cell>
          <table:table-cell table:style-name="ce294" table:number-columns-repeated="9"/>
          <table:table-cell table:style-name="ce424"/>
          <table:table-cell/>
          <table:table-cell table:style-name="ce252" office:value-type="string" calcext:value-type="string">
            <text:p>5 to 7 cm</text:p>
          </table:table-cell>
          <table:table-cell table:style-name="ce506"/>
          <table:table-cell table:style-name="ce547"/>
          <table:table-cell table:style-name="ce601"/>
          <table:table-cell table:style-name="ce506"/>
          <table:table-cell table:style-name="ce547"/>
          <table:table-cell table:style-name="ce601"/>
          <table:table-cell table:style-name="ce506"/>
          <table:table-cell table:style-name="ce547"/>
          <table:table-cell table:style-name="ce601"/>
          <table:table-cell table:style-name="ce422"/>
          <table:table-cell/>
          <table:table-cell table:style-name="ce268" office:value-type="string" calcext:value-type="string">
            <text:p>mA:</text:p>
          </table:table-cell>
          <table:table-cell table:style-name="ce703"/>
          <table:table-cell/>
          <table:table-cell table:style-name="ce713" table:formula="of:=IF([Sheet1.P427]=&quot;&quot;;&quot;&quot;;[Sheet1.P427])" office:value-type="float" office:value="0" calcext:value-type="float">
            <text:p>0</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4]">
            <text:p/>
          </table:table-cell>
          <table:table-cell table:number-columns-repeated="981"/>
        </table:table-row>
        <table:table-row table:style-name="ro33">
          <table:table-cell table:style-name="ce228" office:value-type="float" office:value="43" calcext:value-type="float">
            <text:p>43</text:p>
          </table:table-cell>
          <table:table-cell table:style-name="ce235"/>
          <table:table-cell table:style-name="ce260" table:formula="of:=IF(LEN([Sheet1.Q449])&lt;=265;&quot;&quot;;RIGHT([Sheet1.Q449];LEN([Sheet1.Q449])-SEARCH(&quot; &quot;;[Sheet1.Q449];255)))">
            <text:p/>
          </table:table-cell>
          <table:table-cell table:style-name="ce294" table:number-columns-repeated="9"/>
          <table:table-cell table:style-name="ce424"/>
          <table:table-cell/>
          <table:table-cell table:style-name="ce488" office:value-type="string" calcext:value-type="string">
            <text:p>&gt;7 cm</text:p>
          </table:table-cell>
          <table:table-cell table:style-name="ce507"/>
          <table:table-cell table:style-name="ce548"/>
          <table:table-cell table:style-name="ce602"/>
          <table:table-cell table:style-name="ce507"/>
          <table:table-cell table:style-name="ce548"/>
          <table:table-cell table:style-name="ce602"/>
          <table:table-cell table:style-name="ce507"/>
          <table:table-cell table:style-name="ce548"/>
          <table:table-cell table:style-name="ce602"/>
          <table:table-cell table:style-name="ce690"/>
          <table:table-cell/>
          <table:table-cell table:style-name="ce268" office:value-type="string" calcext:value-type="string">
            <text:p>Exp Ind:</text:p>
          </table:table-cell>
          <table:table-cell table:style-name="ce703"/>
          <table:table-cell/>
          <table:table-cell table:style-name="ce713" table:formula="of:=IF([Sheet1.P428]=&quot;&quot;;&quot;&quot;;[Sheet1.P428])" office:value-type="float" office:value="0" calcext:value-type="float">
            <text:p>0</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5]">
            <text:p/>
          </table:table-cell>
          <table:table-cell table:number-columns-repeated="981"/>
        </table:table-row>
        <table:table-row table:style-name="ro33">
          <table:table-cell table:style-name="ce228" office:value-type="float" office:value="44" calcext:value-type="float">
            <text:p>44</text:p>
          </table:table-cell>
          <table:table-cell table:style-name="ce235"/>
          <table:table-cell table:style-name="ce260" table:formula="of:=IF([Sheet1.Q451]=&quot;&quot;;&quot;&quot;;IF(LEN([Sheet1.Q451])&lt;=135;[Sheet1.Q451];IF(LEN([Sheet1.Q451])&lt;=260;LEFT([Sheet1.Q451];SEARCH(&quot; &quot;;[Sheet1.Q451];125));LEFT([Sheet1.Q451];SEARCH(&quot; &quot;;[Sheet1.Q451];130)))))">
            <text:p/>
          </table:table-cell>
          <table:table-cell table:style-name="ce294" table:number-columns-repeated="9"/>
          <table:table-cell table:style-name="ce424"/>
          <table:table-cell/>
          <table:table-cell table:style-name="ce258" table:number-columns-repeated="10"/>
          <table:table-cell table:number-columns-repeated="2"/>
          <table:table-cell table:style-name="ce268" office:value-type="string" calcext:value-type="string">
            <text:p>Fibers:</text:p>
          </table:table-cell>
          <table:table-cell table:style-name="ce703"/>
          <table:table-cell/>
          <table:table-cell table:style-name="ce713" table:formula="of:=IF([Sheet1.P429]=&quot;&quot;;&quot;&quot;;[Sheet1.P429])">
            <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6]">
            <text:p/>
          </table:table-cell>
          <table:table-cell table:number-columns-repeated="981"/>
        </table:table-row>
        <table:table-row table:style-name="ro33">
          <table:table-cell table:style-name="ce228" office:value-type="float" office:value="45" calcext:value-type="float">
            <text:p>45</text:p>
          </table:table-cell>
          <table:table-cell table:style-name="ce235"/>
          <table:table-cell table:style-name="ce260" table:formula="of:=IF(LEN([Sheet1.Q451])&lt;=135;&quot;&quot;;IF(LEN([Sheet1.Q451])&lt;=260;RIGHT([Sheet1.Q451];LEN([Sheet1.Q451])-SEARCH(&quot; &quot;;[Sheet1.Q451];125));MID([Sheet1.Q451];SEARCH(&quot; &quot;;[Sheet1.Q451];130);IF(LEN([Sheet1.Q451])&lt;=265;LEN([Sheet1.Q451]);SEARCH(&quot; &quot;;[Sheet1.Q451];255)-SEARCH(&quot; &quot;;[Sheet1.Q451];130)))))">
            <text:p/>
          </table:table-cell>
          <table:table-cell table:style-name="ce294" table:number-columns-repeated="9"/>
          <table:table-cell table:style-name="ce424"/>
          <table:table-cell table:number-columns-repeated="6"/>
          <table:table-cell table:style-name="ce388" office:value-type="string" calcext:value-type="string">
            <text:p>Inspection Results</text:p>
          </table:table-cell>
          <table:table-cell table:number-columns-repeated="6"/>
          <table:table-cell table:style-name="ce268" office:value-type="string" calcext:value-type="string">
            <text:p>Specks:</text:p>
          </table:table-cell>
          <table:table-cell table:style-name="ce703"/>
          <table:table-cell/>
          <table:table-cell table:style-name="ce713" table:formula="of:=IF([Sheet1.P430]=&quot;&quot;;&quot;&quot;;[Sheet1.P430])">
            <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7]">
            <text:p/>
          </table:table-cell>
          <table:table-cell table:number-columns-repeated="981"/>
        </table:table-row>
        <table:table-row table:style-name="ro33">
          <table:table-cell table:style-name="ce228" office:value-type="float" office:value="46" calcext:value-type="float">
            <text:p>46</text:p>
          </table:table-cell>
          <table:table-cell table:style-name="ce235"/>
          <table:table-cell table:style-name="ce260" table:formula="of:=IF(LEN([Sheet1.Q451])&lt;=265;&quot;&quot;;RIGHT([Sheet1.Q451];LEN([Sheet1.Q451])-SEARCH(&quot; &quot;;[Sheet1.Q451];255)))">
            <text:p/>
          </table:table-cell>
          <table:table-cell table:style-name="ce294" table:number-columns-repeated="9"/>
          <table:table-cell table:style-name="ce424"/>
          <table:table-cell/>
          <table:table-cell table:style-name="ce489" office:value-type="string" calcext:value-type="string">
            <text:p>Compression Force Indicator</text:p>
          </table:table-cell>
          <table:table-cell table:style-name="ce338" table:number-columns-repeated="9"/>
          <table:table-cell table:style-name="ce689"/>
          <table:table-cell/>
          <table:table-cell table:style-name="ce268" office:value-type="string" calcext:value-type="string">
            <text:p>Masses:</text:p>
          </table:table-cell>
          <table:table-cell table:style-name="ce703"/>
          <table:table-cell/>
          <table:table-cell table:style-name="ce713" table:formula="of:=IF([Sheet1.P431]=&quot;&quot;;&quot;&quot;;[Sheet1.P431])">
            <text:p/>
          </table:table-cell>
          <table:table-cell table:number-columns-repeated="3"/>
          <table:table-cell table:style-name="ce723" office:value-type="float" office:value="32" calcext:value-type="float">
            <text:p>32</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78]">
            <text:p/>
          </table:table-cell>
          <table:table-cell table:number-columns-repeated="981"/>
        </table:table-row>
        <table:table-row table:style-name="ro33">
          <table:table-cell table:style-name="ce228" office:value-type="float" office:value="47" calcext:value-type="float">
            <text:p>47</text:p>
          </table:table-cell>
          <table:table-cell table:style-name="ce235"/>
          <table:table-cell table:style-name="ce260" table:formula="of:=IF([Sheet1.Q453]=&quot;&quot;;&quot;&quot;;IF(LEN([Sheet1.Q453])&lt;=135;[Sheet1.Q453];IF(LEN([Sheet1.Q453])&lt;=260;LEFT([Sheet1.Q453];SEARCH(&quot; &quot;;[Sheet1.Q453];125));LEFT([Sheet1.Q453];SEARCH(&quot; &quot;;[Sheet1.Q453];130)))))">
            <text:p/>
          </table:table-cell>
          <table:table-cell table:style-name="ce294" table:number-columns-repeated="9"/>
          <table:table-cell table:style-name="ce424"/>
          <table:table-cell/>
          <table:table-cell table:style-name="ce301"/>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422"/>
          <table:table-cell/>
          <table:table-cell table:style-name="ce268" office:value-type="string" calcext:value-type="string">
            <text:p>Mag kV:</text:p>
          </table:table-cell>
          <table:table-cell table:style-name="ce703"/>
          <table:table-cell/>
          <table:table-cell table:style-name="ce713" table:formula="of:=IF([Sheet1.R426]=&quot;&quot;;&quot;&quot;;[Sheet1.R426])">
            <text:p/>
          </table:table-cell>
          <table:table-cell table:number-columns-repeated="3"/>
          <table:table-cell table:style-name="ce311" office:value-type="float" office:value="34" calcext:value-type="float">
            <text:p>34</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6]=&quot;&quot;;&quot;&quot;;[Sheet1.$V$26])">
            <text:p/>
          </table:table-cell>
          <table:table-cell table:style-name="ce280" table:number-columns-repeated="4"/>
          <table:table-cell table:style-name="ce420" table:formula="of:=[Tables.Y179]">
            <text:p/>
          </table:table-cell>
          <table:table-cell table:number-columns-repeated="981"/>
        </table:table-row>
        <table:table-row table:style-name="ro33">
          <table:table-cell table:style-name="ce228" office:value-type="float" office:value="48" calcext:value-type="float">
            <text:p>48</text:p>
          </table:table-cell>
          <table:table-cell table:style-name="ce235"/>
          <table:table-cell table:style-name="ce260" table:formula="of:=IF(LEN([Sheet1.Q453])&lt;=135;&quot;&quot;;IF(LEN([Sheet1.Q453])&lt;=260;RIGHT([Sheet1.Q453];LEN([Sheet1.Q453])-SEARCH(&quot; &quot;;[Sheet1.Q453];125));MID([Sheet1.Q453];SEARCH(&quot; &quot;;[Sheet1.Q453];130);IF(LEN([Sheet1.Q453])&lt;=265;LEN([Sheet1.Q453]);SEARCH(&quot; &quot;;[Sheet1.Q453];255)-SEARCH(&quot; &quot;;[Sheet1.Q453];130)))))">
            <text:p/>
          </table:table-cell>
          <table:table-cell table:style-name="ce294" table:number-columns-repeated="9"/>
          <table:table-cell table:style-name="ce424"/>
          <table:table-cell/>
          <table:table-cell table:style-name="ce301"/>
          <table:table-cell office:value-type="string" calcext:value-type="string">
            <text:p>Power</text:p>
          </table:table-cell>
          <table:table-cell table:style-name="ce549" table:number-columns-repeated="4"/>
          <table:table-cell table:number-columns-repeated="4"/>
          <table:table-cell table:style-name="ce422"/>
          <table:table-cell/>
          <table:table-cell table:style-name="ce268" office:value-type="string" calcext:value-type="string">
            <text:p>mA:</text:p>
          </table:table-cell>
          <table:table-cell table:style-name="ce703"/>
          <table:table-cell/>
          <table:table-cell table:style-name="ce713" table:formula="of:=IF([Sheet1.R427]=&quot;&quot;;&quot;&quot;;[Sheet1.R427])">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 calcext:value-type="float">
            <text:p>0.0</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0]">
            <text:p/>
          </table:table-cell>
          <table:table-cell table:number-columns-repeated="981"/>
        </table:table-row>
        <table:table-row table:style-name="ro33">
          <table:table-cell table:style-name="ce228" office:value-type="float" office:value="49" calcext:value-type="float">
            <text:p>49</text:p>
          </table:table-cell>
          <table:table-cell table:style-name="ce235"/>
          <table:table-cell table:style-name="ce260" table:formula="of:=IF(LEN([Sheet1.Q453])&lt;=265;&quot;&quot;;RIGHT([Sheet1.Q453];LEN([Sheet1.Q453])-SEARCH(&quot; &quot;;[Sheet1.Q453];255)))">
            <text:p/>
          </table:table-cell>
          <table:table-cell table:style-name="ce294" table:number-columns-repeated="9"/>
          <table:table-cell table:style-name="ce424"/>
          <table:table-cell/>
          <table:table-cell table:style-name="ce301"/>
          <table:table-cell office:value-type="string" calcext:value-type="string">
            <text:p>Manual</text:p>
          </table:table-cell>
          <table:table-cell table:style-name="ce549" table:number-columns-repeated="4"/>
          <table:table-cell table:number-columns-repeated="4"/>
          <table:table-cell table:style-name="ce422"/>
          <table:table-cell/>
          <table:table-cell table:style-name="ce268" office:value-type="string" calcext:value-type="string">
            <text:p>Exp Ind:</text:p>
          </table:table-cell>
          <table:table-cell table:style-name="ce703"/>
          <table:table-cell/>
          <table:table-cell table:style-name="ce713" table:formula="of:=IF([Sheet1.R428]=&quot;&quot;;&quot;&quot;;[Sheet1.R428])">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1]">
            <text:p/>
          </table:table-cell>
          <table:table-cell table:number-columns-repeated="981"/>
        </table:table-row>
        <table:table-row table:style-name="ro33">
          <table:table-cell table:style-name="ce228" office:value-type="float" office:value="50" calcext:value-type="float">
            <text:p>50</text:p>
          </table:table-cell>
          <table:table-cell table:style-name="ce235"/>
          <table:table-cell table:style-name="ce260" table:formula="of:=IF([Sheet1.Q455]=&quot;&quot;;&quot;&quot;;IF(LEN([Sheet1.Q455])&lt;=135;[Sheet1.Q455];IF(LEN([Sheet1.Q455])&lt;=260;LEFT([Sheet1.Q455];SEARCH(&quot; &quot;;[Sheet1.Q455];125));LEFT([Sheet1.Q455];SEARCH(&quot; &quot;;[Sheet1.Q455];130)))))">
            <text:p/>
          </table:table-cell>
          <table:table-cell table:style-name="ce294" table:number-columns-repeated="9"/>
          <table:table-cell table:style-name="ce424"/>
          <table:table-cell/>
          <table:table-cell table:style-name="ce301"/>
          <table:table-cell table:style-name="ce244" office:value-type="string" calcext:value-type="string">
            <text:p>Criteria:</text:p>
          </table:table-cell>
          <table:table-cell table:style-name="ce244" office:value-type="string" calcext:value-type="string">
            <text:p>Minimum compression force – 25 lbs</text:p>
          </table:table-cell>
          <table:table-cell table:number-columns-repeated="7"/>
          <table:table-cell table:style-name="ce422"/>
          <table:table-cell/>
          <table:table-cell table:style-name="ce268" office:value-type="string" calcext:value-type="string">
            <text:p>Fibers:</text:p>
          </table:table-cell>
          <table:table-cell table:style-name="ce703"/>
          <table:table-cell/>
          <table:table-cell table:style-name="ce713" table:formula="of:=IF([Sheet1.R429]=&quot;&quot;;&quot;&quot;;[Sheet1.R429])">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5" calcext:value-type="float">
            <text:p>0.5</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2]">
            <text:p/>
          </table:table-cell>
          <table:table-cell table:number-columns-repeated="981"/>
        </table:table-row>
        <table:table-row table:style-name="ro33">
          <table:table-cell table:style-name="ce228" office:value-type="float" office:value="51" calcext:value-type="float">
            <text:p>51</text:p>
          </table:table-cell>
          <table:table-cell table:style-name="ce235"/>
          <table:table-cell table:style-name="ce260" table:formula="of:=IF(LEN([Sheet1.Q455])&lt;=135;&quot;&quot;;IF(LEN([Sheet1.Q455])&lt;=260;RIGHT([Sheet1.Q455];LEN([Sheet1.Q455])-SEARCH(&quot; &quot;;[Sheet1.Q455];125));MID([Sheet1.Q455];SEARCH(&quot; &quot;;[Sheet1.Q455];130);IF(LEN([Sheet1.Q455])&lt;=265;LEN([Sheet1.Q455]);SEARCH(&quot; &quot;;[Sheet1.Q455];255)-SEARCH(&quot; &quot;;[Sheet1.Q455];130)))))">
            <text:p/>
          </table:table-cell>
          <table:table-cell table:style-name="ce294" table:number-columns-repeated="9"/>
          <table:table-cell table:style-name="ce424"/>
          <table:table-cell/>
          <table:table-cell table:style-name="ce301"/>
          <table:table-cell table:style-name="ce244"/>
          <table:table-cell table:style-name="ce244" office:value-type="string" calcext:value-type="string">
            <text:p>Maximum compression force – 45 lbs</text:p>
          </table:table-cell>
          <table:table-cell table:number-columns-repeated="7"/>
          <table:table-cell table:style-name="ce422"/>
          <table:table-cell/>
          <table:table-cell table:style-name="ce268" office:value-type="string" calcext:value-type="string">
            <text:p>Specks:</text:p>
          </table:table-cell>
          <table:table-cell table:style-name="ce703"/>
          <table:table-cell/>
          <table:table-cell table:style-name="ce713" table:formula="of:=IF([Sheet1.R430]=&quot;&quot;;&quot;&quot;;[Sheet1.R430])">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3]">
            <text:p/>
          </table:table-cell>
          <table:table-cell table:number-columns-repeated="981"/>
        </table:table-row>
        <table:table-row table:style-name="ro33">
          <table:table-cell table:style-name="ce228" office:value-type="float" office:value="52" calcext:value-type="float">
            <text:p>52</text:p>
          </table:table-cell>
          <table:table-cell table:style-name="ce235"/>
          <table:table-cell table:style-name="ce260" table:formula="of:=IF(LEN([Sheet1.Q455])&lt;=265;&quot;&quot;;RIGHT([Sheet1.Q455];LEN([Sheet1.Q455])-SEARCH(&quot; &quot;;[Sheet1.Q455];255)))">
            <text:p/>
          </table:table-cell>
          <table:table-cell table:style-name="ce294" table:number-columns-repeated="9"/>
          <table:table-cell table:style-name="ce424"/>
          <table:table-cell/>
          <table:table-cell table:style-name="ce301"/>
          <table:table-cell table:number-columns-repeated="9"/>
          <table:table-cell table:style-name="ce422"/>
          <table:table-cell/>
          <table:table-cell table:style-name="ce268" office:value-type="string" calcext:value-type="string">
            <text:p>Masses:</text:p>
          </table:table-cell>
          <table:table-cell table:style-name="ce703"/>
          <table:table-cell/>
          <table:table-cell table:style-name="ce713" table:formula="of:=IF([Sheet1.R431]=&quot;&quot;;&quot;&quot;;[Sheet1.R431])">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4]">
            <text:p/>
          </table:table-cell>
          <table:table-cell table:number-columns-repeated="981"/>
        </table:table-row>
        <table:table-row table:style-name="ro33">
          <table:table-cell table:style-name="ce228" office:value-type="float" office:value="53" calcext:value-type="float">
            <text:p>53</text:p>
          </table:table-cell>
          <table:table-cell table:style-name="ce235"/>
          <table:table-cell table:style-name="ce260" table:formula="of:=IF([Sheet1.Q457]=&quot;&quot;;&quot;&quot;;IF(LEN([Sheet1.Q457])&lt;=135;[Sheet1.Q457];IF(LEN([Sheet1.Q457])&lt;=260;LEFT([Sheet1.Q457];SEARCH(&quot; &quot;;[Sheet1.Q457];125));LEFT([Sheet1.Q457];SEARCH(&quot; &quot;;[Sheet1.Q457];130)))))">
            <text:p/>
          </table:table-cell>
          <table:table-cell table:style-name="ce294" table:number-columns-repeated="9"/>
          <table:table-cell table:style-name="ce424"/>
          <table:table-cell/>
          <table:table-cell table:style-name="ce490" office:value-type="string" calcext:value-type="string">
            <text:p>Compression Thickness Indicator</text:p>
          </table:table-cell>
          <table:table-cell table:number-columns-repeated="9"/>
          <table:table-cell table:style-name="ce422"/>
          <table:table-cell/>
          <table:table-cell table:style-name="ce268" office:value-type="string" calcext:value-type="string">
            <text:p>3D kV:</text:p>
          </table:table-cell>
          <table:table-cell table:style-name="ce703"/>
          <table:table-cell/>
          <table:table-cell table:style-name="ce713" table:formula="of:=IF([Sheet1.T426]=&quot;&quot;;&quot;&quot;;[Sheet1.T426])">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5]">
            <text:p/>
          </table:table-cell>
          <table:table-cell table:number-columns-repeated="981"/>
        </table:table-row>
        <table:table-row table:style-name="ro33">
          <table:table-cell table:style-name="ce228" office:value-type="float" office:value="54" calcext:value-type="float">
            <text:p>54</text:p>
          </table:table-cell>
          <table:table-cell table:style-name="ce235"/>
          <table:table-cell table:style-name="ce260" table:formula="of:=IF(LEN([Sheet1.Q457])&lt;=135;&quot;&quot;;IF(LEN([Sheet1.Q457])&lt;=260;RIGHT([Sheet1.Q457];LEN([Sheet1.Q457])-SEARCH(&quot; &quot;;[Sheet1.Q457];125));MID([Sheet1.Q457];SEARCH(&quot; &quot;;[Sheet1.Q457];130);IF(LEN([Sheet1.Q457])&lt;=265;LEN([Sheet1.Q457]);SEARCH(&quot; &quot;;[Sheet1.Q457];255)-SEARCH(&quot; &quot;;[Sheet1.Q457];130)))))">
            <text:p/>
          </table:table-cell>
          <table:table-cell table:style-name="ce294" table:number-columns-repeated="9"/>
          <table:table-cell table:style-name="ce424"/>
          <table:table-cell/>
          <table:table-cell table:style-name="ce301"/>
          <table:table-cell office:value-type="string" calcext:value-type="string">
            <text:p>BR-12 (cm)</text:p>
          </table:table-cell>
          <table:table-cell table:style-name="ce229" office:value-type="string" calcext:value-type="string">
            <text:p>Indicated</text:p>
          </table:table-cell>
          <table:table-cell table:style-name="ce229" office:value-type="string" calcext:value-type="string">
            <text:p>Difference</text:p>
          </table:table-cell>
          <table:table-cell table:number-columns-repeated="6"/>
          <table:table-cell table:style-name="ce422"/>
          <table:table-cell/>
          <table:table-cell table:style-name="ce268" office:value-type="string" calcext:value-type="string">
            <text:p>mA:</text:p>
          </table:table-cell>
          <table:table-cell table:style-name="ce703"/>
          <table:table-cell/>
          <table:table-cell table:style-name="ce713" table:formula="of:=IF([Sheet1.T427]=&quot;&quot;;&quot;&quot;;[Sheet1.T427])">
            <text:p/>
          </table:table-cell>
          <table:table-cell table:number-columns-repeated="3"/>
          <table:table-cell table:style-name="ce723" office:value-type="float" office:value="34" calcext:value-type="float">
            <text:p>34</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6]">
            <text:p/>
          </table:table-cell>
          <table:table-cell table:number-columns-repeated="981"/>
        </table:table-row>
        <table:table-row table:style-name="ro33">
          <table:table-cell table:style-name="ce228" office:value-type="float" office:value="55" calcext:value-type="float">
            <text:p>55</text:p>
          </table:table-cell>
          <table:table-cell table:style-name="ce235"/>
          <table:table-cell table:style-name="ce260" table:formula="of:=IF(LEN([Sheet1.Q457])&lt;=265;&quot;&quot;;RIGHT([Sheet1.Q457];LEN([Sheet1.Q457])-SEARCH(&quot; &quot;;[Sheet1.Q457];255)))">
            <text:p/>
          </table:table-cell>
          <table:table-cell table:style-name="ce294" table:number-columns-repeated="9"/>
          <table:table-cell table:style-name="ce424"/>
          <table:table-cell/>
          <table:table-cell table:style-name="ce301"/>
          <table:table-cell table:style-name="ce229" office:value-type="float" office:value="1" calcext:value-type="float">
            <text:p>1</text:p>
          </table:table-cell>
          <table:table-cell table:style-name="ce550"/>
          <table:table-cell table:style-name="ce358" table:formula="of:=IF([.Q123]=&quot;&quot;;&quot;&quot;;ABS([.Q123]-[.P123]))">
            <text:p/>
          </table:table-cell>
          <table:table-cell table:number-columns-repeated="6"/>
          <table:table-cell table:style-name="ce422"/>
          <table:table-cell/>
          <table:table-cell table:style-name="ce268" office:value-type="string" calcext:value-type="string">
            <text:p>Exp Ind:</text:p>
          </table:table-cell>
          <table:table-cell table:style-name="ce703"/>
          <table:table-cell/>
          <table:table-cell table:style-name="ce713" table:formula="of:=IF([Sheet1.T428]=&quot;&quot;;&quot;&quot;;[Sheet1.T428])">
            <text:p/>
          </table:table-cell>
          <table:table-cell table:number-columns-repeated="3"/>
          <table:table-cell table:style-name="ce311" office:value-type="float" office:value="38" calcext:value-type="float">
            <text:p>38</text:p>
          </table:table-cell>
          <table:table-cell table:style-name="ce280" office:value-type="float" office:value="50" calcext:value-type="float">
            <text:p>50</text:p>
          </table:table-cell>
          <table:table-cell table:style-name="ce345" office:value-type="float" office:value="0" calcext:value-type="float">
            <text:p>0.0</text:p>
          </table:table-cell>
          <table:table-cell table:style-name="ce280" table:formula="of:=IF([Sheet1.$V$21]=&quot;&quot;;&quot;&quot;;[Sheet1.$V$21])">
            <text:p/>
          </table:table-cell>
          <table:table-cell table:style-name="ce280" table:formula="of:=IF([Sheet1.$V$26]=&quot;&quot;;&quot;&quot;;[Sheet1.$V$26])">
            <text:p/>
          </table:table-cell>
          <table:table-cell table:style-name="ce280" table:number-columns-repeated="4"/>
          <table:table-cell table:style-name="ce420" table:formula="of:=[Tables.Y187]">
            <text:p/>
          </table:table-cell>
          <table:table-cell table:number-columns-repeated="981"/>
        </table:table-row>
        <table:table-row table:style-name="ro33">
          <table:table-cell table:style-name="ce228" office:value-type="float" office:value="56" calcext:value-type="float">
            <text:p>56</text:p>
          </table:table-cell>
          <table:table-cell table:style-name="ce235"/>
          <table:table-cell table:style-name="ce260" table:formula="of:=IF([Sheet1.Q459]=&quot;&quot;;&quot;&quot;;IF(LEN([Sheet1.Q459])&lt;=135;[Sheet1.Q459];IF(LEN([Sheet1.Q459])&lt;=260;LEFT([Sheet1.Q459];SEARCH(&quot; &quot;;[Sheet1.Q459];125));LEFT([Sheet1.Q459];SEARCH(&quot; &quot;;[Sheet1.Q459];130)))))">
            <text:p/>
          </table:table-cell>
          <table:table-cell table:style-name="ce294" table:number-columns-repeated="9"/>
          <table:table-cell table:style-name="ce424"/>
          <table:table-cell/>
          <table:table-cell table:style-name="ce301"/>
          <table:table-cell table:style-name="ce229" office:value-type="float" office:value="2" calcext:value-type="float">
            <text:p>2</text:p>
          </table:table-cell>
          <table:table-cell table:style-name="ce550"/>
          <table:table-cell table:style-name="ce358" table:formula="of:=IF([.Q124]=&quot;&quot;;&quot;&quot;;ABS([.Q124]-[.P124]))">
            <text:p/>
          </table:table-cell>
          <table:table-cell table:number-columns-repeated="6"/>
          <table:table-cell table:style-name="ce422"/>
          <table:table-cell/>
          <table:table-cell table:style-name="ce268" office:value-type="string" calcext:value-type="string">
            <text:p>Fibers:</text:p>
          </table:table-cell>
          <table:table-cell table:style-name="ce703"/>
          <table:table-cell/>
          <table:table-cell table:style-name="ce713" table:formula="of:=IF([Sheet1.T429]=&quot;&quot;;&quot;&quot;;[Sheet1.T429])">
            <text:p/>
          </table:table-cell>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 calcext:value-type="float">
            <text:p>0.0</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8]">
            <text:p/>
          </table:table-cell>
          <table:table-cell table:number-columns-repeated="981"/>
        </table:table-row>
        <table:table-row table:style-name="ro33">
          <table:table-cell table:style-name="ce228" office:value-type="float" office:value="57" calcext:value-type="float">
            <text:p>57</text:p>
          </table:table-cell>
          <table:table-cell table:style-name="ce235"/>
          <table:table-cell table:style-name="ce260" table:formula="of:=IF(LEN([Sheet1.Q459])&lt;=135;&quot;&quot;;IF(LEN([Sheet1.Q459])&lt;=260;RIGHT([Sheet1.Q459];LEN([Sheet1.Q459])-SEARCH(&quot; &quot;;[Sheet1.Q459];125));MID([Sheet1.Q459];SEARCH(&quot; &quot;;[Sheet1.Q459];130);IF(LEN([Sheet1.Q459])&lt;=265;LEN([Sheet1.Q459]);SEARCH(&quot; &quot;;[Sheet1.Q459];255)-SEARCH(&quot; &quot;;[Sheet1.Q459];130)))))">
            <text:p/>
          </table:table-cell>
          <table:table-cell table:style-name="ce294" table:number-columns-repeated="9"/>
          <table:table-cell table:style-name="ce424"/>
          <table:table-cell/>
          <table:table-cell table:style-name="ce301"/>
          <table:table-cell table:style-name="ce229" office:value-type="float" office:value="4" calcext:value-type="float">
            <text:p>4</text:p>
          </table:table-cell>
          <table:table-cell table:style-name="ce550"/>
          <table:table-cell table:style-name="ce358" table:formula="of:=IF([.Q125]=&quot;&quot;;&quot;&quot;;ABS([.Q125]-[.P125]))">
            <text:p/>
          </table:table-cell>
          <table:table-cell table:style-name="ce268" office:value-type="string" calcext:value-type="string">
            <text:p>Mean:</text:p>
          </table:table-cell>
          <table:table-cell table:style-name="ce390" table:formula="of:=IF(OR([.Q125]=&quot;&quot;;[.Q126]=&quot;&quot;;[.Q127]=&quot;&quot;;[.Q128]=&quot;&quot;);&quot;&quot;;AVERAGE([.Q125:.Q128]))">
            <text:p/>
          </table:table-cell>
          <table:table-cell table:number-columns-repeated="4"/>
          <table:table-cell table:style-name="ce422"/>
          <table:table-cell/>
          <table:table-cell table:style-name="ce268" office:value-type="string" calcext:value-type="string">
            <text:p>Specks:</text:p>
          </table:table-cell>
          <table:table-cell table:style-name="ce703"/>
          <table:table-cell/>
          <table:table-cell table:style-name="ce713" table:formula="of:=IF([Sheet1.T430]=&quot;&quot;;&quot;&quot;;[Sheet1.T430])">
            <text:p/>
          </table:table-cell>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89]">
            <text:p/>
          </table:table-cell>
          <table:table-cell table:number-columns-repeated="981"/>
        </table:table-row>
        <table:table-row table:style-name="ro33">
          <table:table-cell table:style-name="ce228" office:value-type="float" office:value="58" calcext:value-type="float">
            <text:p>58</text:p>
          </table:table-cell>
          <table:table-cell table:style-name="ce235"/>
          <table:table-cell table:style-name="ce260" table:formula="of:=IF(LEN([Sheet1.Q459])&lt;=265;&quot;&quot;;RIGHT([Sheet1.Q459];LEN([Sheet1.Q459])-SEARCH(&quot; &quot;;[Sheet1.Q459];255)))">
            <text:p/>
          </table:table-cell>
          <table:table-cell table:style-name="ce294" table:number-columns-repeated="9"/>
          <table:table-cell table:style-name="ce424"/>
          <table:table-cell/>
          <table:table-cell table:style-name="ce301"/>
          <table:table-cell table:style-name="ce229" office:value-type="float" office:value="4" calcext:value-type="float">
            <text:p>4</text:p>
          </table:table-cell>
          <table:table-cell table:style-name="ce550"/>
          <table:table-cell table:style-name="ce358" table:formula="of:=IF([.Q126]=&quot;&quot;;&quot;&quot;;ABS([.Q126]-[.P126]))">
            <text:p/>
          </table:table-cell>
          <table:table-cell table:style-name="ce268" office:value-type="string" calcext:value-type="string">
            <text:p>StDev:</text:p>
          </table:table-cell>
          <table:table-cell table:style-name="ce391" table:formula="of:=IF(OR([.Q125]=&quot;&quot;;[.Q126]=&quot;&quot;;[.Q127]=&quot;&quot;;[.Q128]=&quot;&quot;);&quot;&quot;;STDEV([.Q125:.Q128]))">
            <text:p/>
          </table:table-cell>
          <table:table-cell table:number-columns-repeated="4"/>
          <table:table-cell table:style-name="ce422"/>
          <table:table-cell/>
          <table:table-cell table:style-name="ce268" office:value-type="string" calcext:value-type="string">
            <text:p>Masses:</text:p>
          </table:table-cell>
          <table:table-cell table:style-name="ce703"/>
          <table:table-cell/>
          <table:table-cell table:style-name="ce713" table:formula="of:=IF([Sheet1.T431]=&quot;&quot;;&quot;&quot;;[Sheet1.T431])">
            <text:p/>
          </table:table-cell>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6" calcext:value-type="float">
            <text:p>0.6</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90]">
            <text:p/>
          </table:table-cell>
          <table:table-cell table:number-columns-repeated="981"/>
        </table:table-row>
        <table:table-row table:style-name="ro33">
          <table:table-cell table:style-name="ce228" office:value-type="float" office:value="59" calcext:value-type="float">
            <text:p>59</text:p>
          </table:table-cell>
          <table:table-cell table:style-name="ce235"/>
          <table:table-cell table:style-name="ce260" table:formula="of:=IF([Sheet1.Q461]=&quot;&quot;;&quot;&quot;;IF(LEN([Sheet1.Q461])&lt;=135;[Sheet1.Q461];IF(LEN([Sheet1.Q461])&lt;=260;LEFT([Sheet1.Q461];SEARCH(&quot; &quot;;[Sheet1.Q461];125));LEFT([Sheet1.Q461];SEARCH(&quot; &quot;;[Sheet1.Q461];130)))))">
            <text:p/>
          </table:table-cell>
          <table:table-cell table:style-name="ce294" table:number-columns-repeated="9"/>
          <table:table-cell table:style-name="ce424"/>
          <table:table-cell/>
          <table:table-cell table:style-name="ce301"/>
          <table:table-cell table:style-name="ce229" office:value-type="float" office:value="4" calcext:value-type="float">
            <text:p>4</text:p>
          </table:table-cell>
          <table:table-cell table:style-name="ce550"/>
          <table:table-cell table:style-name="ce358" table:formula="of:=IF([.Q127]=&quot;&quot;;&quot;&quot;;ABS([.Q127]-[.P127]))">
            <text:p/>
          </table:table-cell>
          <table:table-cell table:number-columns-repeated="6"/>
          <table:table-cell table:style-name="ce422"/>
          <table:table-cell/>
          <table:table-cell table:style-name="ce240" table:number-columns-repeated="4"/>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91]">
            <text:p/>
          </table:table-cell>
          <table:table-cell table:number-columns-repeated="981"/>
        </table:table-row>
        <table:table-row table:style-name="ro33">
          <table:table-cell table:style-name="ce228" office:value-type="float" office:value="60" calcext:value-type="float">
            <text:p>60</text:p>
          </table:table-cell>
          <table:table-cell table:style-name="ce235"/>
          <table:table-cell table:style-name="ce260" table:formula="of:=IF(LEN([Sheet1.Q461])&lt;=135;&quot;&quot;;IF(LEN([Sheet1.Q461])&lt;=260;RIGHT([Sheet1.Q461];LEN([Sheet1.Q461])-SEARCH(&quot; &quot;;[Sheet1.Q461];125));MID([Sheet1.Q461];SEARCH(&quot; &quot;;[Sheet1.Q461];130);IF(LEN([Sheet1.Q461])&lt;=265;LEN([Sheet1.Q461]);SEARCH(&quot; &quot;;[Sheet1.Q461];255)-SEARCH(&quot; &quot;;[Sheet1.Q461];130)))))">
            <text:p/>
          </table:table-cell>
          <table:table-cell table:style-name="ce294" table:number-columns-repeated="9"/>
          <table:table-cell table:style-name="ce424"/>
          <table:table-cell/>
          <table:table-cell table:style-name="ce301"/>
          <table:table-cell table:style-name="ce229" office:value-type="float" office:value="4" calcext:value-type="float">
            <text:p>4</text:p>
          </table:table-cell>
          <table:table-cell table:style-name="ce550"/>
          <table:table-cell table:style-name="ce358" table:formula="of:=IF([.Q128]=&quot;&quot;;&quot;&quot;;ABS([.Q128]-[.P128]))">
            <text:p/>
          </table:table-cell>
          <table:table-cell/>
          <table:table-cell table:style-name="ce256" office:value-type="string" calcext:value-type="string">
            <text:p>Criteria:</text:p>
          </table:table-cell>
          <table:table-cell table:style-name="ce244" office:value-type="string" calcext:value-type="string">
            <text:p>Difference between indicated and actual thickness is <text:span text:style-name="T24">±</text:span> 5mm</text:p>
          </table:table-cell>
          <table:table-cell table:number-columns-repeated="3"/>
          <table:table-cell table:style-name="ce422"/>
          <table:table-cell/>
          <table:table-cell table:style-name="ce268" office:value-type="string" calcext:value-type="string">
            <text:p>SNR:</text:p>
          </table:table-cell>
          <table:table-cell table:style-name="ce703"/>
          <table:table-cell/>
          <table:table-cell table:style-name="ce717" table:formula="of:=IF([Sheet1.T441]=&quot;&quot;;&quot;&quot;;[Sheet1.T441])">
            <text:p/>
          </table:table-cell>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7" calcext:value-type="float">
            <text:p>0.7</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92]">
            <text:p/>
          </table:table-cell>
          <table:table-cell table:number-columns-repeated="981"/>
        </table:table-row>
        <table:table-row table:style-name="ro33">
          <table:table-cell table:style-name="ce228" office:value-type="float" office:value="61" calcext:value-type="float">
            <text:p>61</text:p>
          </table:table-cell>
          <table:table-cell table:style-name="ce235"/>
          <table:table-cell table:style-name="ce260" table:formula="of:=IF(LEN([Sheet1.Q461])&lt;=265;&quot;&quot;;RIGHT([Sheet1.Q461];LEN([Sheet1.Q461])-SEARCH(&quot; &quot;;[Sheet1.Q461];255)))">
            <text:p/>
          </table:table-cell>
          <table:table-cell table:style-name="ce294" table:number-columns-repeated="9"/>
          <table:table-cell table:style-name="ce424"/>
          <table:table-cell/>
          <table:table-cell table:style-name="ce301"/>
          <table:table-cell table:style-name="ce229" office:value-type="float" office:value="6" calcext:value-type="float">
            <text:p>6</text:p>
          </table:table-cell>
          <table:table-cell table:style-name="ce550"/>
          <table:table-cell table:style-name="ce358" table:formula="of:=IF([.Q129]=&quot;&quot;;&quot;&quot;;ABS([.Q129]-[.P129]))">
            <text:p/>
          </table:table-cell>
          <table:table-cell table:number-columns-repeated="6"/>
          <table:table-cell table:style-name="ce422"/>
          <table:table-cell/>
          <table:table-cell table:style-name="ce268" office:value-type="string" calcext:value-type="string">
            <text:p>CNR:</text:p>
          </table:table-cell>
          <table:table-cell table:style-name="ce703"/>
          <table:table-cell/>
          <table:table-cell table:style-name="ce713" table:formula="of:=IF([Sheet1.U442]=&quot;&quot;;&quot;&quot;;[Sheet1.U442])">
            <text:p/>
          </table:table-cell>
          <table:table-cell table:number-columns-repeated="3"/>
          <table:table-cell table:style-name="ce723" office:value-type="float" office:value="38" calcext:value-type="float">
            <text:p>38</text:p>
          </table:table-cell>
          <table:table-cell table:style-name="ce728" office:value-type="float" office:value="50" calcext:value-type="float">
            <text:p>50</text:p>
          </table:table-cell>
          <table:table-cell table:style-name="ce736" office:value-type="float" office:value="0.8" calcext:value-type="float">
            <text:p>0.8</text:p>
          </table:table-cell>
          <table:table-cell table:style-name="ce728" table:formula="of:=IF([Sheet1.$V$21]=&quot;&quot;;&quot;&quot;;[Sheet1.$V$21])">
            <text:p/>
          </table:table-cell>
          <table:table-cell table:style-name="ce728" table:formula="of:=IF([Sheet1.$V$26]=&quot;&quot;;&quot;&quot;;[Sheet1.$V$26])">
            <text:p/>
          </table:table-cell>
          <table:table-cell table:style-name="ce728" table:number-columns-repeated="4"/>
          <table:table-cell table:style-name="ce742" table:formula="of:=[Tables.Y193]">
            <text:p/>
          </table:table-cell>
          <table:table-cell table:number-columns-repeated="981"/>
        </table:table-row>
        <table:table-row table:style-name="ro33">
          <table:table-cell table:style-name="ce228" office:value-type="float" office:value="62" calcext:value-type="float">
            <text:p>62</text:p>
          </table:table-cell>
          <table:table-cell table:style-name="ce235"/>
          <table:table-cell table:style-name="ce260" table:formula="of:=IF([Sheet1.Q463]=&quot;&quot;;&quot;&quot;;IF(LEN([Sheet1.Q463])&lt;=135;[Sheet1.Q463];IF(LEN([Sheet1.Q463])&lt;=260;LEFT([Sheet1.Q463];SEARCH(&quot; &quot;;[Sheet1.Q463];125));LEFT([Sheet1.Q463];SEARCH(&quot; &quot;;[Sheet1.Q463];130)))))">
            <text:p/>
          </table:table-cell>
          <table:table-cell table:style-name="ce294" table:number-columns-repeated="9"/>
          <table:table-cell table:style-name="ce424"/>
          <table:table-cell/>
          <table:table-cell table:style-name="ce301"/>
          <table:table-cell table:style-name="ce229" office:value-type="float" office:value="8" calcext:value-type="float">
            <text:p>8</text:p>
          </table:table-cell>
          <table:table-cell table:style-name="ce550"/>
          <table:table-cell table:style-name="ce358" table:formula="of:=IF([.Q130]=&quot;&quot;;&quot;&quot;;ABS([.Q130]-[.P130]))">
            <text:p/>
          </table:table-cell>
          <table:table-cell table:number-columns-repeated="6"/>
          <table:table-cell table:style-name="ce422"/>
          <table:table-cell table:number-columns-repeated="8"/>
          <table:table-cell table:style-name="ce724" office:value-type="float" office:value="38" calcext:value-type="float">
            <text:p>38</text:p>
          </table:table-cell>
          <table:table-cell table:style-name="ce729" office:value-type="float" office:value="50" calcext:value-type="float">
            <text:p>50</text:p>
          </table:table-cell>
          <table:table-cell table:style-name="ce737" office:value-type="float" office:value="0.8" calcext:value-type="float">
            <text:p>0.8</text:p>
          </table:table-cell>
          <table:table-cell table:style-name="ce729" table:formula="of:=IF([Sheet1.$V$21]=&quot;&quot;;&quot;&quot;;[Sheet1.$V$21])">
            <text:p/>
          </table:table-cell>
          <table:table-cell table:style-name="ce729" table:formula="of:=IF([Sheet1.$V$26]=&quot;&quot;;&quot;&quot;;[Sheet1.$V$26])">
            <text:p/>
          </table:table-cell>
          <table:table-cell table:style-name="ce729" table:number-columns-repeated="4"/>
          <table:table-cell table:style-name="ce743" table:formula="of:=[Tables.Y194]">
            <text:p/>
          </table:table-cell>
          <table:table-cell table:number-columns-repeated="981"/>
        </table:table-row>
        <table:table-row table:style-name="ro33">
          <table:table-cell table:style-name="ce228" office:value-type="float" office:value="63" calcext:value-type="float">
            <text:p>63</text:p>
          </table:table-cell>
          <table:table-cell table:style-name="ce235"/>
          <table:table-cell table:style-name="ce260" table:formula="of:=IF(LEN([Sheet1.Q463])&lt;=135;&quot;&quot;;IF(LEN([Sheet1.Q463])&lt;=260;RIGHT([Sheet1.Q463];LEN([Sheet1.Q463])-SEARCH(&quot; &quot;;[Sheet1.Q463];125));MID([Sheet1.Q463];SEARCH(&quot; &quot;;[Sheet1.Q463];130);IF(LEN([Sheet1.Q463])&lt;=265;LEN([Sheet1.Q463]);SEARCH(&quot; &quot;;[Sheet1.Q463];255)-SEARCH(&quot; &quot;;[Sheet1.Q463];130)))))">
            <text:p/>
          </table:table-cell>
          <table:table-cell table:style-name="ce294" table:number-columns-repeated="9"/>
          <table:table-cell table:style-name="ce424"/>
          <table:table-cell/>
          <table:table-cell table:style-name="ce301"/>
          <table:table-cell table:number-columns-repeated="9"/>
          <table:table-cell table:style-name="ce422"/>
          <table:table-cell/>
          <table:table-cell table:style-name="ce270" office:value-type="string" calcext:value-type="string">
            <text:p>Comment Page 1</text:p>
          </table:table-cell>
          <table:table-cell table:style-name="ce706"/>
          <table:table-cell table:style-name="ce710" table:formula="of:=IF([Sheet1.AB131]&lt;&gt;[Sheet1.AD131];&quot;Change&quot;;&quot;&quot;)">
            <text:p/>
          </table:table-cell>
          <table:table-cell table:style-name="ce718" table:formula="of:=IF([Sheet1.Q447]=&quot;&quot;;&quot;&quot;;[Sheet1.Q447])">
            <text:p/>
          </table:table-cell>
          <table:table-cell table:number-columns-repeated="994"/>
        </table:table-row>
        <table:table-row table:style-name="ro33">
          <table:table-cell table:style-name="ce228" office:value-type="float" office:value="64" calcext:value-type="float">
            <text:p>64</text:p>
          </table:table-cell>
          <table:table-cell table:style-name="ce235"/>
          <table:table-cell table:style-name="ce261" table:formula="of:=IF(LEN([Sheet1.Q463])&lt;=265;&quot;&quot;;RIGHT([Sheet1.Q463];LEN([Sheet1.Q463])-SEARCH(&quot; &quot;;[Sheet1.Q463];255)))">
            <text:p/>
          </table:table-cell>
          <table:table-cell table:style-name="ce295" table:number-columns-repeated="9"/>
          <table:table-cell table:style-name="ce424"/>
          <table:table-cell/>
          <table:table-cell table:style-name="ce484"/>
          <table:table-cell office:value-type="string" calcext:value-type="string">
            <text:p>Paddle flex is less than 1 cm</text:p>
          </table:table-cell>
          <table:table-cell table:number-columns-repeated="2"/>
          <table:table-cell table:style-name="ce267" table:formula="of:=IF([.R123]=&quot;&quot;;&quot;&quot;;IF(OR([.R123]&gt;0.5;[.R124]&gt;0.5;[.R125]&gt;0.5;[.R126]&gt;0.5;[.R127]&gt;0.5;[.R128]&gt;0.5;[.R129]&gt;0.5;[.R130]&gt;0.5);&quot;Fail&quot;;&quot;Pass&quot;))">
            <text:p/>
          </table:table-cell>
          <table:table-cell table:style-name="ce332" office:value-type="string" calcext:value-type="string">
            <text:p>Compression thickness indicator:</text:p>
          </table:table-cell>
          <table:table-cell table:number-columns-repeated="4"/>
          <table:table-cell table:style-name="ce422"/>
          <table:table-cell/>
          <table:table-cell table:style-name="ce256"/>
          <table:table-cell table:style-name="ce707"/>
          <table:table-cell table:style-name="ce258"/>
          <table:table-cell table:style-name="ce707"/>
          <table:table-cell table:number-columns-repeated="994"/>
        </table:table-row>
        <table:table-row table:style-name="ro33">
          <table:table-cell table:style-name="ce228" office:value-type="float" office:value="65" calcext:value-type="float">
            <text:p>65</text:p>
          </table:table-cell>
          <table:table-cell table:style-name="ce235"/>
          <table:table-cell table:style-name="ce240" table:number-columns-repeated="10"/>
          <table:table-cell table:style-name="ce424"/>
          <table:table-cell/>
          <table:table-cell table:style-name="ce484"/>
          <table:table-cell office:value-type="string" calcext:value-type="string">
            <text:p>Overall unit assembly</text:p>
          </table:table-cell>
          <table:table-cell table:number-columns-repeated="8"/>
          <table:table-cell table:style-name="ce422"/>
          <table:table-cell/>
          <table:table-cell table:style-name="ce256"/>
          <table:table-cell table:style-name="ce706"/>
          <table:table-cell table:style-name="ce710" table:formula="of:=IF([Sheet1.AB133]&lt;&gt;[Sheet1.AD133];&quot;Change&quot;;&quot;&quot;)">
            <text:p/>
          </table:table-cell>
          <table:table-cell table:style-name="ce718" table:formula="of:=IF([Sheet1.Q449]=&quot;&quot;;&quot;&quot;;[Sheet1.Q449])">
            <text:p/>
          </table:table-cell>
          <table:table-cell table:number-columns-repeated="994"/>
        </table:table-row>
        <table:table-row table:style-name="ro33">
          <table:table-cell table:style-name="ce228" office:value-type="float" office:value="66" calcext:value-type="float">
            <text:p>66</text:p>
          </table:table-cell>
          <table:table-cell table:style-name="ce236"/>
          <table:table-cell table:style-name="ce262"/>
          <table:table-cell table:style-name="ce245" table:number-columns-repeated="9"/>
          <table:table-cell table:style-name="ce465"/>
          <table:table-cell/>
          <table:table-cell table:style-name="ce301"/>
          <table:table-cell table:number-columns-repeated="9"/>
          <table:table-cell table:style-name="ce422"/>
          <table:table-cell/>
          <table:table-cell table:style-name="ce256"/>
          <table:table-cell table:style-name="ce707"/>
          <table:table-cell table:style-name="ce258"/>
          <table:table-cell table:style-name="ce707"/>
          <table:table-cell table:number-columns-repeated="994"/>
        </table:table-row>
        <table:table-row table:style-name="ro33">
          <table:table-cell table:style-name="ce228"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490" office:value-type="string" calcext:value-type="string">
            <text:p>Artifact Evaluation</text:p>
          </table:table-cell>
          <table:table-cell table:number-columns-repeated="9"/>
          <table:table-cell table:style-name="ce422"/>
          <table:table-cell/>
          <table:table-cell table:style-name="ce256"/>
          <table:table-cell table:style-name="ce706"/>
          <table:table-cell table:style-name="ce710" table:formula="of:=IF([Sheet1.AB135]&lt;&gt;[Sheet1.AD135];&quot;Change&quot;;&quot;&quot;)">
            <text:p/>
          </table:table-cell>
          <table:table-cell table:style-name="ce718" table:formula="of:=IF([Sheet1.Q451]=&quot;&quot;;&quot;&quot;;[Sheet1.Q451])">
            <text:p/>
          </table:table-cell>
          <table:table-cell table:number-columns-repeated="994"/>
        </table:table-row>
        <table:table-row table:style-name="ro33">
          <table:table-cell table:style-name="ce228"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301"/>
          <table:table-cell table:style-name="ce268" office:value-type="string" calcext:value-type="string">
            <text:p>Target:</text:p>
          </table:table-cell>
          <table:table-cell table:style-name="ce549" table:number-columns-repeated="6"/>
          <table:table-cell table:number-columns-repeated="2"/>
          <table:table-cell table:style-name="ce422"/>
          <table:table-cell/>
          <table:table-cell table:style-name="ce256"/>
          <table:table-cell table:style-name="ce707"/>
          <table:table-cell table:style-name="ce244"/>
          <table:table-cell table:style-name="ce707"/>
          <table:table-cell table:number-columns-repeated="994"/>
        </table:table-row>
        <table:table-row table:style-name="ro33">
          <table:table-cell table:style-name="ce228" office:value-type="float" office:value="1" calcext:value-type="float">
            <text:p>1</text:p>
          </table:table-cell>
          <table:table-cell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301"/>
          <table:table-cell table:style-name="ce268" office:value-type="string" calcext:value-type="string">
            <text:p>Filter:</text:p>
          </table:table-cell>
          <table:table-cell table:style-name="ce549" table:number-columns-repeated="6"/>
          <table:table-cell table:number-columns-repeated="2"/>
          <table:table-cell table:style-name="ce422"/>
          <table:table-cell/>
          <table:table-cell table:style-name="ce256"/>
          <table:table-cell table:style-name="ce706"/>
          <table:table-cell table:style-name="ce710" table:formula="of:=IF([Sheet1.AB137]&lt;&gt;[Sheet1.AD137];&quot;Change&quot;;&quot;&quot;)">
            <text:p/>
          </table:table-cell>
          <table:table-cell table:style-name="ce718" table:formula="of:=IF([Sheet1.Q453]=&quot;&quot;;&quot;&quot;;[Sheet1.Q453])">
            <text:p/>
          </table:table-cell>
          <table:table-cell table:number-columns-repeated="994"/>
        </table:table-row>
        <table:table-row table:style-name="ro33">
          <table:table-cell table:style-name="ce228" office:value-type="float" office:value="2" calcext:value-type="float">
            <text:p>2</text:p>
          </table:table-cell>
          <table:table-cell table:number-columns-repeated="6"/>
          <table:table-cell table:style-name="ce387" office:value-type="string" calcext:value-type="string">
            <text:p>Inspection Results</text:p>
          </table:table-cell>
          <table:table-cell table:number-columns-repeated="4"/>
          <table:table-cell table:style-name="ce270" table:formula="of:=[Sheet1.$H$5]" office:value-type="string" office:string-value="Mammography System Compliance Inspection" calcext:value-type="string">
            <text:p>Mammography System Compliance Inspection</text:p>
          </table:table-cell>
          <table:table-cell/>
          <table:table-cell table:style-name="ce301"/>
          <table:table-cell table:style-name="ce268" office:value-type="string" calcext:value-type="string">
            <text:p>Focal spot:</text:p>
          </table:table-cell>
          <table:table-cell table:style-name="ce549" table:number-columns-repeated="6"/>
          <table:table-cell table:number-columns-repeated="2"/>
          <table:table-cell table:style-name="ce422"/>
          <table:table-cell/>
          <table:table-cell table:style-name="ce256"/>
          <table:table-cell table:style-name="ce707"/>
          <table:table-cell table:style-name="ce244"/>
          <table:table-cell table:style-name="ce707"/>
          <table:table-cell table:number-columns-repeated="994"/>
        </table:table-row>
        <table:table-row table:style-name="ro33">
          <table:table-cell table:style-name="ce228" office:value-type="float" office:value="3" calcext:value-type="float">
            <text:p>3</text:p>
          </table:table-cell>
          <table:table-cell table:style-name="ce234"/>
          <table:table-cell table:style-name="ce263" office:value-type="string" calcext:value-type="string">
            <text:p>Compression Force Indicator</text:p>
          </table:table-cell>
          <table:table-cell table:style-name="ce246" table:number-columns-repeated="9"/>
          <table:table-cell table:style-name="ce464"/>
          <table:table-cell/>
          <table:table-cell table:style-name="ce301"/>
          <table:table-cell table:style-name="ce268" office:value-type="string" calcext:value-type="string">
            <text:p>kV:</text:p>
          </table:table-cell>
          <table:table-cell table:style-name="ce551" table:number-columns-repeated="6"/>
          <table:table-cell table:number-columns-repeated="2"/>
          <table:table-cell table:style-name="ce422"/>
          <table:table-cell/>
          <table:table-cell table:style-name="ce256"/>
          <table:table-cell table:style-name="ce706"/>
          <table:table-cell table:style-name="ce710" table:formula="of:=IF([Sheet1.AB139]&lt;&gt;[Sheet1.AD139];&quot;Change&quot;;&quot;&quot;)">
            <text:p/>
          </table:table-cell>
          <table:table-cell table:style-name="ce718" table:formula="of:=IF([Sheet1.Q455]=&quot;&quot;;&quot;&quot;;[Sheet1.Q455])">
            <text:p/>
          </table:table-cell>
          <table:table-cell table:number-columns-repeated="994"/>
        </table:table-row>
        <table:table-row table:style-name="ro33">
          <table:table-cell table:style-name="ce228" office:value-type="float" office:value="4" calcext:value-type="float">
            <text:p>4</text:p>
          </table:table-cell>
          <table:table-cell table:style-name="ce235"/>
          <table:table-cell table:number-columns-repeated="2"/>
          <table:table-cell table:style-name="ce229" office:value-type="string" calcext:value-type="string">
            <text:p>Indicated</text:p>
          </table:table-cell>
          <table:table-cell table:style-name="ce229" office:value-type="string" calcext:value-type="string">
            <text:p>Measured</text:p>
          </table:table-cell>
          <table:table-cell table:style-name="ce229" office:value-type="string" calcext:value-type="string">
            <text:p>After 20s</text:p>
          </table:table-cell>
          <table:table-cell table:style-name="ce229" office:value-type="string" calcext:value-type="string">
            <text:p>Slip</text:p>
          </table:table-cell>
          <table:table-cell table:number-columns-repeated="4"/>
          <table:table-cell table:style-name="ce424"/>
          <table:table-cell/>
          <table:table-cell table:style-name="ce301"/>
          <table:table-cell table:style-name="ce268" office:value-type="string" calcext:value-type="string">
            <text:p>mAs:</text:p>
          </table:table-cell>
          <table:table-cell table:style-name="ce551" table:number-columns-repeated="6"/>
          <table:table-cell table:number-columns-repeated="2"/>
          <table:table-cell table:style-name="ce422"/>
          <table:table-cell/>
          <table:table-cell table:style-name="ce256"/>
          <table:table-cell table:style-name="ce707"/>
          <table:table-cell table:style-name="ce244"/>
          <table:table-cell table:style-name="ce707"/>
          <table:table-cell table:number-columns-repeated="994"/>
        </table:table-row>
        <table:table-row table:style-name="ro33">
          <table:table-cell table:style-name="ce228" office:value-type="float" office:value="5" calcext:value-type="float">
            <text:p>5</text:p>
          </table:table-cell>
          <table:table-cell table:style-name="ce235"/>
          <table:table-cell/>
          <table:table-cell office:value-type="string" calcext:value-type="string">
            <text:p>Power</text:p>
          </table:table-cell>
          <table:table-cell table:style-name="ce335" table:formula="of:=IF([Sheet1.Q116]=&quot;&quot;;&quot;&quot;;[Sheet1.Q116])">
            <text:p/>
          </table:table-cell>
          <table:table-cell table:style-name="ce335" table:formula="of:=IF([Sheet1.R116]=&quot;&quot;;&quot;&quot;;[Sheet1.R116])">
            <text:p/>
          </table:table-cell>
          <table:table-cell table:style-name="ce335" table:formula="of:=IF([Sheet1.S116]=&quot;&quot;;&quot;&quot;;[Sheet1.S116])">
            <text:p/>
          </table:table-cell>
          <table:table-cell table:style-name="ce335" table:formula="of:=IF([Sheet1.T116]=&quot;&quot;;&quot;&quot;;[Sheet1.T116])">
            <text:p/>
          </table:table-cell>
          <table:table-cell table:number-columns-repeated="4"/>
          <table:table-cell table:style-name="ce424"/>
          <table:table-cell/>
          <table:table-cell table:style-name="ce301"/>
          <table:table-cell table:style-name="ce268" office:value-type="string" calcext:value-type="string">
            <text:p>EI:</text:p>
          </table:table-cell>
          <table:table-cell table:style-name="ce551" table:number-columns-repeated="6"/>
          <table:table-cell table:number-columns-repeated="2"/>
          <table:table-cell table:style-name="ce422"/>
          <table:table-cell/>
          <table:table-cell table:style-name="ce256"/>
          <table:table-cell table:style-name="ce706"/>
          <table:table-cell table:style-name="ce710" table:formula="of:=IF([Sheet1.AB141]&lt;&gt;[Sheet1.AD141];&quot;Change&quot;;&quot;&quot;)">
            <text:p/>
          </table:table-cell>
          <table:table-cell table:style-name="ce718" table:formula="of:=IF([Sheet1.Q457]=&quot;&quot;;&quot;&quot;;[Sheet1.Q457])">
            <text:p/>
          </table:table-cell>
          <table:table-cell table:number-columns-repeated="994"/>
        </table:table-row>
        <table:table-row table:style-name="ro33">
          <table:table-cell table:style-name="ce228" office:value-type="float" office:value="6" calcext:value-type="float">
            <text:p>6</text:p>
          </table:table-cell>
          <table:table-cell table:style-name="ce235"/>
          <table:table-cell/>
          <table:table-cell office:value-type="string" calcext:value-type="string">
            <text:p>Manual</text:p>
          </table:table-cell>
          <table:table-cell table:style-name="ce335" table:formula="of:=IF([Sheet1.Q117]=&quot;&quot;;&quot;&quot;;[Sheet1.Q117])">
            <text:p/>
          </table:table-cell>
          <table:table-cell table:style-name="ce335" table:formula="of:=IF([Sheet1.R117]=&quot;&quot;;&quot;&quot;;[Sheet1.R117])">
            <text:p/>
          </table:table-cell>
          <table:table-cell table:style-name="ce335" table:formula="of:=IF([Sheet1.S117]=&quot;&quot;;&quot;&quot;;[Sheet1.S117])">
            <text:p/>
          </table:table-cell>
          <table:table-cell table:style-name="ce335" table:formula="of:=IF([Sheet1.T117]=&quot;&quot;;&quot;&quot;;[Sheet1.T117])">
            <text:p/>
          </table:table-cell>
          <table:table-cell/>
          <table:table-cell table:style-name="ce268" office:value-type="string" calcext:value-type="string">
            <text:p>Acceptable:</text:p>
          </table:table-cell>
          <table:table-cell table:style-name="ce321" table:formula="of:=IF(OR([Sheet1.F141]=&quot;&quot;;[Sheet1.F142]=&quot;&quot;);&quot;&quot;;IF(AND([Sheet1.F141]&gt;=25;[Sheet1.F142]&lt;=45);&quot;Pass&quot;;&quot;Fail&quot;))">
            <text:p/>
          </table:table-cell>
          <table:table-cell/>
          <table:table-cell table:style-name="ce424"/>
          <table:table-cell/>
          <table:table-cell table:style-name="ce301"/>
          <table:table-cell table:style-name="ce268" office:value-type="string" calcext:value-type="string">
            <text:p>Acceptable:</text:p>
          </table:table-cell>
          <table:table-cell table:style-name="ce551" table:number-columns-repeated="6"/>
          <table:table-cell table:number-columns-repeated="2"/>
          <table:table-cell table:style-name="ce422"/>
          <table:table-cell/>
          <table:table-cell table:style-name="ce256"/>
          <table:table-cell table:style-name="ce707"/>
          <table:table-cell table:style-name="ce244"/>
          <table:table-cell table:style-name="ce707"/>
          <table:table-cell table:number-columns-repeated="994"/>
        </table:table-row>
        <table:table-row table:style-name="ro33">
          <table:table-cell table:style-name="ce228" office:value-type="float" office:value="7" calcext:value-type="float">
            <text:p>7</text:p>
          </table:table-cell>
          <table:table-cell table:style-name="ce235"/>
          <table:table-cell/>
          <table:table-cell table:style-name="ce270" office:value-type="string" calcext:value-type="string">
            <text:p>Criteria:</text:p>
          </table:table-cell>
          <table:table-cell table:style-name="ce244" office:value-type="string" calcext:value-type="string">
            <text:p>Minimum compression force – 25 lbs</text:p>
          </table:table-cell>
          <table:table-cell table:number-columns-repeated="7"/>
          <table:table-cell table:style-name="ce424"/>
          <table:table-cell/>
          <table:table-cell table:style-name="ce301"/>
          <table:table-cell table:style-name="ce240" table:number-columns-repeated="7"/>
          <table:table-cell table:number-columns-repeated="2"/>
          <table:table-cell table:style-name="ce422"/>
          <table:table-cell/>
          <table:table-cell table:style-name="ce256"/>
          <table:table-cell table:style-name="ce706"/>
          <table:table-cell table:style-name="ce710" table:formula="of:=IF([Sheet1.AB143]&lt;&gt;[Sheet1.AD143];&quot;Change&quot;;&quot;&quot;)">
            <text:p/>
          </table:table-cell>
          <table:table-cell table:style-name="ce718" table:formula="of:=IF([Sheet1.Q459]=&quot;&quot;;&quot;&quot;;[Sheet1.Q459])">
            <text:p/>
          </table:table-cell>
          <table:table-cell table:number-columns-repeated="994"/>
        </table:table-row>
        <table:table-row table:style-name="ro33">
          <table:table-cell table:style-name="ce228" office:value-type="float" office:value="8" calcext:value-type="float">
            <text:p>8</text:p>
          </table:table-cell>
          <table:table-cell table:style-name="ce235"/>
          <table:table-cell/>
          <table:table-cell table:style-name="ce244"/>
          <table:table-cell table:style-name="ce244" office:value-type="string" calcext:value-type="string">
            <text:p>Maximum compression force – 45 lbs</text:p>
          </table:table-cell>
          <table:table-cell table:number-columns-repeated="7"/>
          <table:table-cell table:style-name="ce424"/>
          <table:table-cell/>
          <table:table-cell table:style-name="ce301"/>
          <table:table-cell table:number-columns-repeated="9"/>
          <table:table-cell table:style-name="ce422"/>
          <table:table-cell/>
          <table:table-cell table:style-name="ce256"/>
          <table:table-cell table:style-name="ce707"/>
          <table:table-cell table:style-name="ce244"/>
          <table:table-cell table:style-name="ce707"/>
          <table:table-cell table:number-columns-repeated="994"/>
        </table:table-row>
        <table:table-row table:style-name="ro33">
          <table:table-cell table:style-name="ce228" office:value-type="float" office:value="9" calcext:value-type="float">
            <text:p>9</text:p>
          </table:table-cell>
          <table:table-cell table:style-name="ce235"/>
          <table:table-cell table:number-columns-repeated="10"/>
          <table:table-cell table:style-name="ce424"/>
          <table:table-cell/>
          <table:table-cell table:style-name="ce301"/>
          <table:table-cell table:style-name="ce256" office:value-type="string" calcext:value-type="string">
            <text:p>Comments:</text:p>
          </table:table-cell>
          <table:table-cell table:style-name="ce552" table:formula="of:=IF([Sheet1.Q147]&lt;&gt;&quot;&quot;;[Sheet1.Q147];IF([Sheet1.AB190]=&quot;&quot;;&quot;&quot;;[Sheet1.AB190]))">
            <text:p/>
          </table:table-cell>
          <table:table-cell table:style-name="ce603" table:number-columns-repeated="7"/>
          <table:table-cell table:style-name="ce422"/>
          <table:table-cell/>
          <table:table-cell table:style-name="ce256"/>
          <table:table-cell table:style-name="ce706"/>
          <table:table-cell table:style-name="ce710" table:formula="of:=IF([Sheet1.AB145]&lt;&gt;[Sheet1.AD145];&quot;Change&quot;;&quot;&quot;)">
            <text:p/>
          </table:table-cell>
          <table:table-cell table:style-name="ce718" table:formula="of:=IF([Sheet1.Q461]=&quot;&quot;;&quot;&quot;;[Sheet1.Q461])">
            <text:p/>
          </table:table-cell>
          <table:table-cell table:number-columns-repeated="994"/>
        </table:table-row>
        <table:table-row table:style-name="ro33">
          <table:table-cell table:style-name="ce228" office:value-type="float" office:value="10" calcext:value-type="float">
            <text:p>10</text:p>
          </table:table-cell>
          <table:table-cell table:style-name="ce235"/>
          <table:table-cell table:style-name="ce264" office:value-type="string" calcext:value-type="string">
            <text:p>Compression Thickness Indicator</text:p>
          </table:table-cell>
          <table:table-cell table:number-columns-repeated="9"/>
          <table:table-cell table:style-name="ce424"/>
          <table:table-cell/>
          <table:table-cell table:style-name="ce301"/>
          <table:table-cell table:style-name="ce508" office:value-type="string" calcext:value-type="string">
            <text:p>Do not exceed 390 chars</text:p>
          </table:table-cell>
          <table:table-cell table:style-name="ce553"/>
          <table:table-cell table:style-name="ce604" table:number-columns-repeated="7"/>
          <table:table-cell table:style-name="ce422"/>
          <table:table-cell/>
          <table:table-cell table:style-name="ce256"/>
          <table:table-cell table:style-name="ce707"/>
          <table:table-cell table:style-name="ce244"/>
          <table:table-cell table:style-name="ce719"/>
          <table:table-cell table:number-columns-repeated="994"/>
        </table:table-row>
        <table:table-row table:style-name="ro33">
          <table:table-cell table:style-name="ce228" office:value-type="float" office:value="11" calcext:value-type="float">
            <text:p>11</text:p>
          </table:table-cell>
          <table:table-cell table:style-name="ce235"/>
          <table:table-cell/>
          <table:table-cell office:value-type="string" calcext:value-type="string">
            <text:p>BR-12 (cm)</text:p>
          </table:table-cell>
          <table:table-cell table:style-name="ce229" office:value-type="string" calcext:value-type="string">
            <text:p>Indicated</text:p>
          </table:table-cell>
          <table:table-cell table:style-name="ce229" office:value-type="string" calcext:value-type="string">
            <text:p>Difference</text:p>
          </table:table-cell>
          <table:table-cell table:number-columns-repeated="2"/>
          <table:table-cell table:style-name="ce258"/>
          <table:table-cell table:style-name="ce268" office:value-type="string" calcext:value-type="string">
            <text:p>Paddle flex is less than 1 cm:</text:p>
          </table:table-cell>
          <table:table-cell table:style-name="ce440" table:formula="of:=IF([Sheet1.O132]=&quot;&quot;;&quot;&quot;;IF([Sheet1.O132]=1;&quot;YES&quot;;IF([Sheet1.O132]=3;&quot;NA&quot;;&quot;&quot;)))">
            <text:p/>
          </table:table-cell>
          <table:table-cell table:style-name="ce449" table:formula="of:=IF([Sheet1.O132]=2;&quot;NO&quot;;&quot;&quot;)">
            <text:p/>
          </table:table-cell>
          <table:table-cell table:style-name="ce424"/>
          <table:table-cell/>
          <table:table-cell table:style-name="ce301"/>
          <table:table-cell table:style-name="ce256" office:value-type="string" calcext:value-type="string">
            <text:p>New:</text:p>
          </table:table-cell>
          <table:table-cell table:style-name="ce554"/>
          <table:table-cell table:style-name="ce604" table:number-columns-repeated="7"/>
          <table:table-cell table:style-name="ce422"/>
          <table:table-cell/>
          <table:table-cell table:style-name="ce256"/>
          <table:table-cell table:style-name="ce706"/>
          <table:table-cell table:style-name="ce710" table:formula="of:=IF([Sheet1.AB147]&lt;&gt;[Sheet1.AD147];&quot;Change&quot;;&quot;&quot;)">
            <text:p/>
          </table:table-cell>
          <table:table-cell table:style-name="ce718" table:formula="of:=IF([Sheet1.Q463]=&quot;&quot;;&quot;&quot;;[Sheet1.Q463])">
            <text:p/>
          </table:table-cell>
          <table:table-cell table:number-columns-repeated="994"/>
        </table:table-row>
        <table:table-row table:style-name="ro33">
          <table:table-cell table:style-name="ce228" office:value-type="float" office:value="12" calcext:value-type="float">
            <text:p>12</text:p>
          </table:table-cell>
          <table:table-cell table:style-name="ce235"/>
          <table:table-cell/>
          <table:table-cell table:style-name="ce229" office:value-type="float" office:value="1" calcext:value-type="float">
            <text:p>1</text:p>
          </table:table-cell>
          <table:table-cell table:style-name="ce336" table:formula="of:=IF([Sheet1.Q123]=&quot;&quot;;&quot;&quot;;[Sheet1.Q123])">
            <text:p/>
          </table:table-cell>
          <table:table-cell table:style-name="ce280" table:formula="of:=IF([Sheet1.R123]=&quot;&quot;;&quot;&quot;;[Sheet1.R123])">
            <text:p/>
          </table:table-cell>
          <table:table-cell table:number-columns-repeated="2"/>
          <table:table-cell table:style-name="ce258"/>
          <table:table-cell table:style-name="ce268" office:value-type="string" calcext:value-type="string">
            <text:p>Overall unit assembly:</text:p>
          </table:table-cell>
          <table:table-cell table:style-name="ce440" table:formula="of:=IF([Sheet1.O133]=&quot;&quot;;&quot;&quot;;IF([Sheet1.O133]=1;&quot;YES&quot;;IF([Sheet1.O133]=3;&quot;NA&quot;;&quot;&quot;)))">
            <text:p/>
          </table:table-cell>
          <table:table-cell table:style-name="ce449" table:formula="of:=IF([Sheet1.O133]=2;&quot;NO&quot;;&quot;&quot;)">
            <text:p/>
          </table:table-cell>
          <table:table-cell table:style-name="ce424"/>
          <table:table-cell/>
          <table:table-cell table:style-name="ce482"/>
          <table:table-cell table:style-name="ce265" table:number-columns-repeated="9"/>
          <table:table-cell table:style-name="ce690"/>
          <table:table-cell table:number-columns-repeated="999"/>
        </table:table-row>
        <table:table-row table:style-name="ro33">
          <table:table-cell table:style-name="ce228" office:value-type="float" office:value="13" calcext:value-type="float">
            <text:p>13</text:p>
          </table:table-cell>
          <table:table-cell table:style-name="ce235"/>
          <table:table-cell/>
          <table:table-cell table:style-name="ce229" office:value-type="float" office:value="2" calcext:value-type="float">
            <text:p>2</text:p>
          </table:table-cell>
          <table:table-cell table:style-name="ce336" table:formula="of:=IF([Sheet1.Q124]=&quot;&quot;;&quot;&quot;;[Sheet1.Q124])">
            <text:p/>
          </table:table-cell>
          <table:table-cell table:style-name="ce280" table:formula="of:=IF([Sheet1.R124]=&quot;&quot;;&quot;&quot;;[Sheet1.R124])">
            <text:p/>
          </table:table-cell>
          <table:table-cell table:number-columns-repeated="3"/>
          <table:table-cell table:style-name="ce268" office:value-type="string" calcext:value-type="string">
            <text:p>Compression thickness indicator:</text:p>
          </table:table-cell>
          <table:table-cell table:style-name="ce440" table:formula="of:=IF([Sheet1.S132]=&quot;&quot;;&quot;&quot;;[Sheet1.S132])">
            <text:p/>
          </table:table-cell>
          <table:table-cell/>
          <table:table-cell table:style-name="ce424"/>
          <table:table-cell/>
          <table:table-cell table:style-name="ce489" office:value-type="string" calcext:value-type="string">
            <text:p>Light Field Brightness</text:p>
          </table:table-cell>
          <table:table-cell table:style-name="ce338" table:number-columns-repeated="2"/>
          <table:table-cell table:style-name="ce605"/>
          <table:table-cell table:style-name="ce501" office:value-type="string" calcext:value-type="string">
            <text:p>Enter 1 for YES, 2 for NO, 3 for NA</text:p>
          </table:table-cell>
          <table:table-cell table:style-name="ce338" table:number-columns-repeated="5"/>
          <table:table-cell table:style-name="ce689"/>
          <table:table-cell table:number-columns-repeated="999"/>
        </table:table-row>
        <table:table-row table:style-name="ro33">
          <table:table-cell table:style-name="ce228" office:value-type="float" office:value="14" calcext:value-type="float">
            <text:p>14</text:p>
          </table:table-cell>
          <table:table-cell table:style-name="ce235"/>
          <table:table-cell/>
          <table:table-cell table:style-name="ce229" office:value-type="float" office:value="4" calcext:value-type="float">
            <text:p>4</text:p>
          </table:table-cell>
          <table:table-cell table:style-name="ce336" table:formula="of:=IF([Sheet1.Q125]=&quot;&quot;;&quot;&quot;;[Sheet1.Q125])">
            <text:p/>
          </table:table-cell>
          <table:table-cell table:style-name="ce280" table:formula="of:=IF([Sheet1.R125]=&quot;&quot;;&quot;&quot;;[Sheet1.R125])">
            <text:p/>
          </table:table-cell>
          <table:table-cell table:style-name="ce268" office:value-type="string" calcext:value-type="string">
            <text:p>Mean:</text:p>
          </table:table-cell>
          <table:table-cell table:style-name="ce390" table:formula="of:=IF([Sheet1.T125]=&quot;&quot;;&quot;&quot;;[Sheet1.T125])">
            <text:p/>
          </table:table-cell>
          <table:table-cell table:number-columns-repeated="4"/>
          <table:table-cell table:style-name="ce424"/>
          <table:table-cell/>
          <table:table-cell table:style-name="ce301"/>
          <table:table-cell table:style-name="ce296" office:value-type="string" calcext:value-type="string" table:number-columns-spanned="4" table:number-rows-spanned="1">
            <text:p>Measurements (lux)</text:p>
          </table:table-cell>
          <table:covered-table-cell table:number-columns-repeated="3" table:style-name="ce296"/>
          <table:table-cell table:style-name="ce392"/>
          <table:table-cell table:style-name="ce296" office:value-type="string" calcext:value-type="string" table:number-columns-spanned="2" table:number-rows-spanned="1">
            <text:p>Average Illumination</text:p>
          </table:table-cell>
          <table:covered-table-cell table:style-name="ce296"/>
          <table:table-cell table:number-columns-repeated="2"/>
          <table:table-cell table:style-name="ce422"/>
          <table:table-cell table:number-columns-repeated="999"/>
        </table:table-row>
        <table:table-row table:style-name="ro33">
          <table:table-cell table:style-name="ce228" office:value-type="float" office:value="15" calcext:value-type="float">
            <text:p>15</text:p>
          </table:table-cell>
          <table:table-cell table:style-name="ce235"/>
          <table:table-cell/>
          <table:table-cell table:style-name="ce229" office:value-type="float" office:value="4" calcext:value-type="float">
            <text:p>4</text:p>
          </table:table-cell>
          <table:table-cell table:style-name="ce336" table:formula="of:=IF([Sheet1.Q126]=&quot;&quot;;&quot;&quot;;[Sheet1.Q126])">
            <text:p/>
          </table:table-cell>
          <table:table-cell table:style-name="ce280" table:formula="of:=IF([Sheet1.R126]=&quot;&quot;;&quot;&quot;;[Sheet1.R126])">
            <text:p/>
          </table:table-cell>
          <table:table-cell table:style-name="ce268" office:value-type="string" calcext:value-type="string">
            <text:p>StDev:</text:p>
          </table:table-cell>
          <table:table-cell table:style-name="ce391" table:formula="of:=IF([Sheet1.T126]=&quot;&quot;;&quot;&quot;;[Sheet1.T126])">
            <text:p/>
          </table:table-cell>
          <table:table-cell table:number-columns-repeated="4"/>
          <table:table-cell table:style-name="ce424"/>
          <table:table-cell/>
          <table:table-cell table:style-name="ce301"/>
          <table:table-cell table:style-name="ce297" office:value-type="string" calcext:value-type="string">
            <text:p>1st quad.</text:p>
          </table:table-cell>
          <table:table-cell table:style-name="ce297" office:value-type="string" calcext:value-type="string">
            <text:p>2nd quad.</text:p>
          </table:table-cell>
          <table:table-cell table:style-name="ce297" office:value-type="string" calcext:value-type="string">
            <text:p>3rd quad.</text:p>
          </table:table-cell>
          <table:table-cell table:style-name="ce382" office:value-type="string" calcext:value-type="string">
            <text:p>4th quad.</text:p>
          </table:table-cell>
          <table:table-cell table:style-name="ce392"/>
          <table:table-cell table:style-name="ce403" office:value-type="string" calcext:value-type="string" table:number-columns-spanned="2" table:number-rows-spanned="1">
            <text:p>(lux)</text:p>
          </table:table-cell>
          <table:covered-table-cell table:style-name="ce435"/>
          <table:table-cell table:number-columns-repeated="2"/>
          <table:table-cell table:style-name="ce422"/>
          <table:table-cell table:number-columns-repeated="999"/>
        </table:table-row>
        <table:table-row table:style-name="ro33">
          <table:table-cell table:style-name="ce228" office:value-type="float" office:value="16" calcext:value-type="float">
            <text:p>16</text:p>
          </table:table-cell>
          <table:table-cell table:style-name="ce235"/>
          <table:table-cell/>
          <table:table-cell table:style-name="ce229" office:value-type="float" office:value="4" calcext:value-type="float">
            <text:p>4</text:p>
          </table:table-cell>
          <table:table-cell table:style-name="ce336" table:formula="of:=IF([Sheet1.Q127]=&quot;&quot;;&quot;&quot;;[Sheet1.Q127])">
            <text:p/>
          </table:table-cell>
          <table:table-cell table:style-name="ce280" table:formula="of:=IF([Sheet1.R127]=&quot;&quot;;&quot;&quot;;[Sheet1.R127])">
            <text:p/>
          </table:table-cell>
          <table:table-cell table:style-name="ce256" office:value-type="string" calcext:value-type="string">
            <text:p>Criteria:</text:p>
          </table:table-cell>
          <table:table-cell table:style-name="ce244" office:value-type="string" calcext:value-type="string">
            <text:p>Difference between indicated and actual thickness is <text:span text:style-name="T24">±</text:span> 5mm</text:p>
          </table:table-cell>
          <table:table-cell table:number-columns-repeated="4"/>
          <table:table-cell table:style-name="ce424"/>
          <table:table-cell/>
          <table:table-cell table:style-name="ce301"/>
          <table:table-cell table:style-name="ce509" table:number-columns-repeated="3"/>
          <table:table-cell table:style-name="ce617"/>
          <table:table-cell table:style-name="ce392"/>
          <table:table-cell table:style-name="ce639" table:formula="of:=IF(OR([.R149]=2;[.R149]=3);&quot;NA&quot;;IF(OR([.P152]=&quot;&quot;;[.Q152]=&quot;&quot;;[.R152]=&quot;&quot;;[.S152]=&quot;&quot;);&quot;&quot;;AVERAGE([.P152:.S152])))" table:number-columns-spanned="2" table:number-rows-spanned="1">
            <text:p/>
          </table:table-cell>
          <table:covered-table-cell table:style-name="ce436"/>
          <table:table-cell table:number-columns-repeated="2"/>
          <table:table-cell table:style-name="ce422"/>
          <table:table-cell table:number-columns-repeated="999"/>
        </table:table-row>
        <table:table-row table:style-name="ro33">
          <table:table-cell table:style-name="ce228" office:value-type="float" office:value="17" calcext:value-type="float">
            <text:p>17</text:p>
          </table:table-cell>
          <table:table-cell table:style-name="ce235"/>
          <table:table-cell/>
          <table:table-cell table:style-name="ce229" office:value-type="float" office:value="4" calcext:value-type="float">
            <text:p>4</text:p>
          </table:table-cell>
          <table:table-cell table:style-name="ce336" table:formula="of:=IF([Sheet1.Q128]=&quot;&quot;;&quot;&quot;;[Sheet1.Q128])">
            <text:p/>
          </table:table-cell>
          <table:table-cell table:style-name="ce280" table:formula="of:=IF([Sheet1.R128]=&quot;&quot;;&quot;&quot;;[Sheet1.R128])">
            <text:p/>
          </table:table-cell>
          <table:table-cell table:number-columns-repeated="6"/>
          <table:table-cell table:style-name="ce424"/>
          <table:table-cell/>
          <table:table-cell table:style-name="ce301"/>
          <table:table-cell table:number-columns-repeated="9"/>
          <table:table-cell table:style-name="ce422"/>
          <table:table-cell table:number-columns-repeated="999"/>
        </table:table-row>
        <table:table-row table:style-name="ro33">
          <table:table-cell table:style-name="ce228" office:value-type="float" office:value="18" calcext:value-type="float">
            <text:p>18</text:p>
          </table:table-cell>
          <table:table-cell table:style-name="ce235"/>
          <table:table-cell/>
          <table:table-cell table:style-name="ce229" office:value-type="float" office:value="6" calcext:value-type="float">
            <text:p>6</text:p>
          </table:table-cell>
          <table:table-cell table:style-name="ce336" table:formula="of:=IF([Sheet1.Q129]=&quot;&quot;;&quot;&quot;;[Sheet1.Q129])">
            <text:p/>
          </table:table-cell>
          <table:table-cell table:style-name="ce280" table:formula="of:=IF([Sheet1.R129]=&quot;&quot;;&quot;&quot;;[Sheet1.R129])">
            <text:p/>
          </table:table-cell>
          <table:table-cell table:number-columns-repeated="6"/>
          <table:table-cell table:style-name="ce424"/>
          <table:table-cell/>
          <table:table-cell table:style-name="ce490" office:value-type="string" calcext:value-type="string">
            <text:p>Light Field/X-ray Field Alignment</text:p>
          </table:table-cell>
          <table:table-cell table:number-columns-repeated="9"/>
          <table:table-cell table:style-name="ce422"/>
          <table:table-cell table:number-columns-repeated="999"/>
        </table:table-row>
        <table:table-row table:style-name="ro33">
          <table:table-cell table:style-name="ce228" office:value-type="float" office:value="19" calcext:value-type="float">
            <text:p>19</text:p>
          </table:table-cell>
          <table:table-cell table:style-name="ce235"/>
          <table:table-cell/>
          <table:table-cell table:style-name="ce229" office:value-type="float" office:value="8" calcext:value-type="float">
            <text:p>8</text:p>
          </table:table-cell>
          <table:table-cell table:style-name="ce336" table:formula="of:=IF([Sheet1.Q130]=&quot;&quot;;&quot;&quot;;[Sheet1.Q130])">
            <text:p/>
          </table:table-cell>
          <table:table-cell table:style-name="ce280" table:formula="of:=IF([Sheet1.R130]=&quot;&quot;;&quot;&quot;;[Sheet1.R130])">
            <text:p/>
          </table:table-cell>
          <table:table-cell table:number-columns-repeated="6"/>
          <table:table-cell table:style-name="ce424"/>
          <table:table-cell/>
          <table:table-cell table:style-name="ce491" office:value-type="string" calcext:value-type="string">
            <text:p>SID (cm):</text:p>
          </table:table-cell>
          <table:table-cell table:style-name="ce510" table:formula="of:=IF([Sheet1.$O$34]=1;70;65)" office:value-type="float" office:value="65" calcext:value-type="float">
            <text:p>65</text:p>
          </table:table-cell>
          <table:table-cell table:number-columns-repeated="4"/>
          <table:table-cell table:style-name="ce240" table:number-columns-repeated="4"/>
          <table:table-cell table:style-name="ce412"/>
          <table:table-cell table:number-columns-repeated="999"/>
        </table:table-row>
        <table:table-row table:style-name="ro33">
          <table:table-cell table:style-name="ce228" office:value-type="float" office:value="20" calcext:value-type="float">
            <text:p>20</text:p>
          </table:table-cell>
          <table:table-cell table:style-name="ce237"/>
          <table:table-cell table:style-name="ce265" table:number-columns-repeated="10"/>
          <table:table-cell table:style-name="ce471"/>
          <table:table-cell/>
          <table:table-cell table:style-name="ce301"/>
          <table:table-cell table:style-name="ce300" office:value-type="string" calcext:value-type="string" table:number-columns-spanned="1" table:number-rows-spanned="2">
            <text:p>24x30</text:p>
          </table:table-cell>
          <table:table-cell table:style-name="ce339" office:value-type="string" calcext:value-type="string" table:number-columns-spanned="3" table:number-rows-spanned="1">
            <text:p>18x24</text:p>
          </table:table-cell>
          <table:covered-table-cell table:number-columns-repeated="2" table:style-name="ce278"/>
          <table:table-cell table:style-name="ce339" office:value-type="string" calcext:value-type="string">
            <text:p>18x24</text:p>
          </table:table-cell>
          <table:table-cell table:style-name="ce640" office:value-type="string" calcext:value-type="string" table:number-columns-spanned="1" table:number-rows-spanned="2">
            <text:p>Small breast</text:p>
          </table:table-cell>
          <table:table-cell table:style-name="ce240" table:number-columns-repeated="3"/>
          <table:table-cell table:style-name="ce412"/>
          <table:table-cell table:number-columns-repeated="999"/>
        </table:table-row>
        <table:table-row table:style-name="ro33">
          <table:table-cell table:style-name="ce228" office:value-type="float" office:value="21" calcext:value-type="float">
            <text:p>21</text:p>
          </table:table-cell>
          <table:table-cell table:style-name="ce235"/>
          <table:table-cell table:style-name="ce264" office:value-type="string" calcext:value-type="string">
            <text:p>Artifact Evaluation</text:p>
          </table:table-cell>
          <table:table-cell table:number-columns-repeated="9"/>
          <table:table-cell table:style-name="ce424"/>
          <table:table-cell/>
          <table:table-cell table:style-name="ce301"/>
          <table:covered-table-cell office:value-type="string" calcext:value-type="string">
            <text:p>24x30</text:p>
          </table:covered-table-cell>
          <table:table-cell table:style-name="ce339"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339" office:value-type="string" calcext:value-type="string">
            <text:p>Tomo</text:p>
          </table:table-cell>
          <table:covered-table-cell table:style-name="ce641" office:value-type="string" calcext:value-type="string">
            <text:p>24x30</text:p>
          </table:covered-table-cell>
          <table:table-cell table:style-name="ce240" table:number-columns-repeated="3"/>
          <table:table-cell table:style-name="ce412"/>
          <table:table-cell table:number-columns-repeated="999"/>
        </table:table-row>
        <table:table-row table:style-name="ro33">
          <table:table-cell table:style-name="ce228" office:value-type="float" office:value="22" calcext:value-type="float">
            <text:p>22</text:p>
          </table:table-cell>
          <table:table-cell table:style-name="ce235"/>
          <table:table-cell/>
          <table:table-cell table:style-name="ce268" office:value-type="string" calcext:value-type="string">
            <text:p>Receptor:</text:p>
          </table:table-cell>
          <table:table-cell table:style-name="ce280" table:formula="of:=IF([Sheet1.Q136]=&quot;&quot;;&quot;&quot;;[Sheet1.Q136])">
            <text:p/>
          </table:table-cell>
          <table:table-cell table:style-name="ce335" table:formula="of:=IF([Sheet1.R136]=&quot;&quot;;&quot;&quot;;[Sheet1.R136])">
            <text:p/>
          </table:table-cell>
          <table:table-cell table:style-name="ce335" table:formula="of:=IF([Sheet1.S136]=&quot;&quot;;&quot;&quot;;[Sheet1.S136])">
            <text:p/>
          </table:table-cell>
          <table:table-cell table:style-name="ce335" table:formula="of:=IF([Sheet1.T136]=&quot;&quot;;&quot;&quot;;[Sheet1.T136])">
            <text:p/>
          </table:table-cell>
          <table:table-cell table:style-name="ce335" table:formula="of:=IF([Sheet1.U136]=&quot;&quot;;&quot;&quot;;[Sheet1.U136])">
            <text:p/>
          </table:table-cell>
          <table:table-cell table:style-name="ce335" table:formula="of:=IF([Sheet1.V136]=&quot;&quot;;&quot;&quot;;[Sheet1.V136])">
            <text:p/>
          </table:table-cell>
          <table:table-cell table:number-columns-repeated="2"/>
          <table:table-cell table:style-name="ce424"/>
          <table:table-cell/>
          <table:table-cell table:style-name="ce491" office:value-type="string" calcext:value-type="string">
            <text:p>Left:</text:p>
          </table:table-cell>
          <table:table-cell table:style-name="ce511"/>
          <table:table-cell table:style-name="ce555" table:number-columns-repeated="2"/>
          <table:table-cell table:style-name="ce618" table:number-columns-repeated="2"/>
          <table:table-cell table:style-name="ce642"/>
          <table:table-cell table:style-name="ce240" table:number-columns-repeated="3"/>
          <table:table-cell table:style-name="ce412"/>
          <table:table-cell table:number-columns-repeated="999"/>
        </table:table-row>
        <table:table-row table:style-name="ro33">
          <table:table-cell table:style-name="ce228" office:value-type="float" office:value="23" calcext:value-type="float">
            <text:p>23</text:p>
          </table:table-cell>
          <table:table-cell table:style-name="ce235"/>
          <table:table-cell/>
          <table:table-cell table:style-name="ce268" office:value-type="string" calcext:value-type="string">
            <text:p>Target:</text:p>
          </table:table-cell>
          <table:table-cell table:style-name="ce335" table:formula="of:=IF([Sheet1.Q136]=&quot;&quot;;&quot;&quot;;[Sheet1.Q136])">
            <text:p/>
          </table:table-cell>
          <table:table-cell table:style-name="ce335" table:formula="of:=IF([Sheet1.R136]=&quot;&quot;;&quot;&quot;;[Sheet1.R136])">
            <text:p/>
          </table:table-cell>
          <table:table-cell table:style-name="ce335" table:formula="of:=IF([Sheet1.S136]=&quot;&quot;;&quot;&quot;;[Sheet1.S136])">
            <text:p/>
          </table:table-cell>
          <table:table-cell table:style-name="ce335" table:formula="of:=IF([Sheet1.T136]=&quot;&quot;;&quot;&quot;;[Sheet1.T136])">
            <text:p/>
          </table:table-cell>
          <table:table-cell table:style-name="ce335" table:formula="of:=IF([Sheet1.U136]=&quot;&quot;;&quot;&quot;;[Sheet1.U136])">
            <text:p/>
          </table:table-cell>
          <table:table-cell table:style-name="ce335" table:formula="of:=IF([Sheet1.V136]=&quot;&quot;;&quot;&quot;;[Sheet1.V136])">
            <text:p/>
          </table:table-cell>
          <table:table-cell table:number-columns-repeated="2"/>
          <table:table-cell table:style-name="ce424"/>
          <table:table-cell/>
          <table:table-cell table:style-name="ce491" office:value-type="string" calcext:value-type="string">
            <text:p>Right:</text:p>
          </table:table-cell>
          <table:table-cell table:style-name="ce512"/>
          <table:table-cell table:style-name="ce556" table:number-columns-repeated="2"/>
          <table:table-cell table:style-name="ce619" table:number-columns-repeated="2"/>
          <table:table-cell table:style-name="ce643"/>
          <table:table-cell table:style-name="ce240" table:number-columns-repeated="3"/>
          <table:table-cell table:style-name="ce412"/>
          <table:table-cell table:number-columns-repeated="999"/>
        </table:table-row>
        <table:table-row table:style-name="ro33">
          <table:table-cell table:style-name="ce228" office:value-type="float" office:value="24" calcext:value-type="float">
            <text:p>24</text:p>
          </table:table-cell>
          <table:table-cell table:style-name="ce235"/>
          <table:table-cell/>
          <table:table-cell table:style-name="ce268" office:value-type="string" calcext:value-type="string">
            <text:p>Filter:</text:p>
          </table:table-cell>
          <table:table-cell table:style-name="ce335" table:formula="of:=IF([Sheet1.Q137]=&quot;&quot;;&quot;&quot;;[Sheet1.Q137])">
            <text:p/>
          </table:table-cell>
          <table:table-cell table:style-name="ce335" table:formula="of:=IF([Sheet1.R137]=&quot;&quot;;&quot;&quot;;[Sheet1.R137])">
            <text:p/>
          </table:table-cell>
          <table:table-cell table:style-name="ce335" table:formula="of:=IF([Sheet1.S137]=&quot;&quot;;&quot;&quot;;[Sheet1.S137])">
            <text:p/>
          </table:table-cell>
          <table:table-cell table:style-name="ce335" table:formula="of:=IF([Sheet1.T137]=&quot;&quot;;&quot;&quot;;[Sheet1.T137])">
            <text:p/>
          </table:table-cell>
          <table:table-cell table:style-name="ce335" table:formula="of:=IF([Sheet1.U137]=&quot;&quot;;&quot;&quot;;[Sheet1.U137])">
            <text:p/>
          </table:table-cell>
          <table:table-cell table:style-name="ce335" table:formula="of:=IF([Sheet1.V137]=&quot;&quot;;&quot;&quot;;[Sheet1.V137])">
            <text:p/>
          </table:table-cell>
          <table:table-cell table:number-columns-repeated="2"/>
          <table:table-cell table:style-name="ce424"/>
          <table:table-cell/>
          <table:table-cell table:style-name="ce491" office:value-type="string" calcext:value-type="string">
            <text:p>Anterior:</text:p>
          </table:table-cell>
          <table:table-cell table:style-name="ce512"/>
          <table:table-cell table:style-name="ce556" table:number-columns-repeated="2"/>
          <table:table-cell table:style-name="ce620" table:number-columns-repeated="2"/>
          <table:table-cell table:style-name="ce643"/>
          <table:table-cell table:style-name="ce240" table:number-columns-repeated="3"/>
          <table:table-cell table:style-name="ce412"/>
          <table:table-cell table:number-columns-repeated="999"/>
        </table:table-row>
        <table:table-row table:style-name="ro33">
          <table:table-cell table:style-name="ce228" office:value-type="float" office:value="25" calcext:value-type="float">
            <text:p>25</text:p>
          </table:table-cell>
          <table:table-cell table:style-name="ce235"/>
          <table:table-cell/>
          <table:table-cell table:style-name="ce268" office:value-type="string" calcext:value-type="string">
            <text:p>Focal spot:</text:p>
          </table:table-cell>
          <table:table-cell table:style-name="ce335" table:formula="of:=IF([Sheet1.Q138]=&quot;&quot;;&quot;&quot;;[Sheet1.Q138])">
            <text:p/>
          </table:table-cell>
          <table:table-cell table:style-name="ce335" table:formula="of:=IF([Sheet1.R138]=&quot;&quot;;&quot;&quot;;[Sheet1.R138])">
            <text:p/>
          </table:table-cell>
          <table:table-cell table:style-name="ce335" table:formula="of:=IF([Sheet1.S138]=&quot;&quot;;&quot;&quot;;[Sheet1.S138])">
            <text:p/>
          </table:table-cell>
          <table:table-cell table:style-name="ce335" table:formula="of:=IF([Sheet1.T138]=&quot;&quot;;&quot;&quot;;[Sheet1.T138])">
            <text:p/>
          </table:table-cell>
          <table:table-cell table:style-name="ce335" table:formula="of:=IF([Sheet1.U138]=&quot;&quot;;&quot;&quot;;[Sheet1.U138])">
            <text:p/>
          </table:table-cell>
          <table:table-cell table:style-name="ce335" table:formula="of:=IF([Sheet1.V138]=&quot;&quot;;&quot;&quot;;[Sheet1.V138])">
            <text:p/>
          </table:table-cell>
          <table:table-cell table:number-columns-repeated="2"/>
          <table:table-cell table:style-name="ce424"/>
          <table:table-cell/>
          <table:table-cell table:style-name="ce491" office:value-type="string" calcext:value-type="string">
            <text:p>Chest Wall:</text:p>
          </table:table-cell>
          <table:table-cell table:style-name="ce513"/>
          <table:table-cell table:style-name="ce557" table:number-columns-repeated="2"/>
          <table:table-cell table:style-name="ce621" table:number-columns-repeated="2"/>
          <table:table-cell table:style-name="ce644"/>
          <table:table-cell table:style-name="ce240" table:number-columns-repeated="3"/>
          <table:table-cell table:style-name="ce412"/>
          <table:table-cell table:number-columns-repeated="999"/>
        </table:table-row>
        <table:table-row table:style-name="ro33">
          <table:table-cell table:style-name="ce228" office:value-type="float" office:value="26" calcext:value-type="float">
            <text:p>26</text:p>
          </table:table-cell>
          <table:table-cell table:style-name="ce235"/>
          <table:table-cell/>
          <table:table-cell table:style-name="ce268" office:value-type="string" calcext:value-type="string">
            <text:p>kV:</text:p>
          </table:table-cell>
          <table:table-cell table:style-name="ce336" table:formula="of:=IF([Sheet1.Q139]=&quot;&quot;;&quot;&quot;;[Sheet1.Q139])">
            <text:p/>
          </table:table-cell>
          <table:table-cell table:style-name="ce336" table:formula="of:=IF([Sheet1.R139]=&quot;&quot;;&quot;&quot;;[Sheet1.R139])">
            <text:p/>
          </table:table-cell>
          <table:table-cell table:style-name="ce336" table:formula="of:=IF([Sheet1.S139]=&quot;&quot;;&quot;&quot;;[Sheet1.S139])">
            <text:p/>
          </table:table-cell>
          <table:table-cell table:style-name="ce336" table:formula="of:=IF([Sheet1.T139]=&quot;&quot;;&quot;&quot;;[Sheet1.T139])">
            <text:p/>
          </table:table-cell>
          <table:table-cell table:style-name="ce336" table:formula="of:=IF([Sheet1.U139]=&quot;&quot;;&quot;&quot;;[Sheet1.U139])">
            <text:p/>
          </table:table-cell>
          <table:table-cell table:style-name="ce336" table:formula="of:=IF([Sheet1.V139]=&quot;&quot;;&quot;&quot;;[Sheet1.V139])">
            <text:p/>
          </table:table-cell>
          <table:table-cell table:number-columns-repeated="2"/>
          <table:table-cell table:style-name="ce424"/>
          <table:table-cell/>
          <table:table-cell table:style-name="ce301"/>
          <table:table-cell/>
          <table:table-cell table:style-name="ce244" office:value-type="string" calcext:value-type="string">
            <text:p>Enter deviation in cm</text:p>
          </table:table-cell>
          <table:table-cell table:number-columns-repeated="2"/>
          <table:table-cell table:style-name="ce240" table:number-columns-repeated="5"/>
          <table:table-cell table:style-name="ce412"/>
          <table:table-cell table:number-columns-repeated="999"/>
        </table:table-row>
        <table:table-row table:style-name="ro33">
          <table:table-cell table:style-name="ce228" office:value-type="float" office:value="27" calcext:value-type="float">
            <text:p>27</text:p>
          </table:table-cell>
          <table:table-cell table:style-name="ce235"/>
          <table:table-cell/>
          <table:table-cell table:style-name="ce268" office:value-type="string" calcext:value-type="string">
            <text:p>mAs:</text:p>
          </table:table-cell>
          <table:table-cell table:style-name="ce336" table:formula="of:=IF([Sheet1.Q140]=&quot;&quot;;&quot;&quot;;[Sheet1.Q140])">
            <text:p/>
          </table:table-cell>
          <table:table-cell table:style-name="ce336" table:formula="of:=IF([Sheet1.R140]=&quot;&quot;;&quot;&quot;;[Sheet1.R140])">
            <text:p/>
          </table:table-cell>
          <table:table-cell table:style-name="ce336" table:formula="of:=IF([Sheet1.S140]=&quot;&quot;;&quot;&quot;;[Sheet1.S140])">
            <text:p/>
          </table:table-cell>
          <table:table-cell table:style-name="ce336" table:formula="of:=IF([Sheet1.T140]=&quot;&quot;;&quot;&quot;;[Sheet1.T140])">
            <text:p/>
          </table:table-cell>
          <table:table-cell table:style-name="ce336" table:formula="of:=IF([Sheet1.U140]=&quot;&quot;;&quot;&quot;;[Sheet1.U140])">
            <text:p/>
          </table:table-cell>
          <table:table-cell table:style-name="ce336" table:formula="of:=IF([Sheet1.V140]=&quot;&quot;;&quot;&quot;;[Sheet1.V140])">
            <text:p/>
          </table:table-cell>
          <table:table-cell table:number-columns-repeated="2"/>
          <table:table-cell table:style-name="ce424"/>
          <table:table-cell/>
          <table:table-cell table:style-name="ce301"/>
          <table:table-cell table:number-columns-repeated="4"/>
          <table:table-cell table:style-name="ce240" table:number-columns-repeated="5"/>
          <table:table-cell table:style-name="ce412"/>
          <table:table-cell table:number-columns-repeated="999"/>
        </table:table-row>
        <table:table-row table:style-name="ro33">
          <table:table-cell table:style-name="ce228" office:value-type="float" office:value="28" calcext:value-type="float">
            <text:p>28</text:p>
          </table:table-cell>
          <table:table-cell table:style-name="ce235"/>
          <table:table-cell/>
          <table:table-cell table:style-name="ce268" office:value-type="string" calcext:value-type="string">
            <text:p>EI:</text:p>
          </table:table-cell>
          <table:table-cell table:style-name="ce336" table:formula="of:=IF([Sheet1.Q141]=&quot;&quot;;&quot;&quot;;[Sheet1.Q141])">
            <text:p/>
          </table:table-cell>
          <table:table-cell table:style-name="ce336" table:formula="of:=IF([Sheet1.R141]=&quot;&quot;;&quot;&quot;;[Sheet1.R141])">
            <text:p/>
          </table:table-cell>
          <table:table-cell table:style-name="ce336" table:formula="of:=IF([Sheet1.S141]=&quot;&quot;;&quot;&quot;;[Sheet1.S141])">
            <text:p/>
          </table:table-cell>
          <table:table-cell table:style-name="ce336" table:formula="of:=IF([Sheet1.T141]=&quot;&quot;;&quot;&quot;;[Sheet1.T141])">
            <text:p/>
          </table:table-cell>
          <table:table-cell table:style-name="ce336" table:formula="of:=IF([Sheet1.U141]=&quot;&quot;;&quot;&quot;;[Sheet1.U141])">
            <text:p/>
          </table:table-cell>
          <table:table-cell table:style-name="ce336" table:formula="of:=IF([Sheet1.V141]=&quot;&quot;;&quot;&quot;;[Sheet1.V141])">
            <text:p/>
          </table:table-cell>
          <table:table-cell table:number-columns-repeated="2"/>
          <table:table-cell table:style-name="ce424"/>
          <table:table-cell/>
          <table:table-cell table:style-name="ce492"/>
          <table:table-cell table:style-name="ce300" office:value-type="string" calcext:value-type="string" table:number-columns-spanned="6" table:number-rows-spanned="1">
            <text:p>% Deviation</text:p>
          </table:table-cell>
          <table:covered-table-cell table:number-columns-repeated="4" table:style-name="ce558"/>
          <table:covered-table-cell table:style-name="ce645"/>
          <table:table-cell table:style-name="ce240" table:number-columns-repeated="3"/>
          <table:table-cell table:style-name="ce412"/>
          <table:table-cell table:number-columns-repeated="999"/>
        </table:table-row>
        <table:table-row table:style-name="ro33">
          <table:table-cell table:style-name="ce228" office:value-type="float" office:value="29" calcext:value-type="float">
            <text:p>29</text:p>
          </table:table-cell>
          <table:table-cell table:style-name="ce235"/>
          <table:table-cell/>
          <table:table-cell table:style-name="ce268" office:value-type="string" calcext:value-type="string">
            <text:p>Acceptable:</text:p>
          </table:table-cell>
          <table:table-cell table:style-name="ce336" table:formula="of:=IF([Sheet1.Q142]=&quot;&quot;;&quot;&quot;;[Sheet1.Q142])">
            <text:p/>
          </table:table-cell>
          <table:table-cell table:style-name="ce336" table:formula="of:=IF([Sheet1.R142]=&quot;&quot;;&quot;&quot;;[Sheet1.R142])">
            <text:p/>
          </table:table-cell>
          <table:table-cell table:style-name="ce336" table:formula="of:=IF([Sheet1.S142]=&quot;&quot;;&quot;&quot;;[Sheet1.S142])">
            <text:p/>
          </table:table-cell>
          <table:table-cell table:style-name="ce336" table:formula="of:=IF([Sheet1.T142]=&quot;&quot;;&quot;&quot;;[Sheet1.T142])">
            <text:p/>
          </table:table-cell>
          <table:table-cell table:style-name="ce336" table:formula="of:=IF([Sheet1.U142]=&quot;&quot;;&quot;&quot;;[Sheet1.U142])">
            <text:p/>
          </table:table-cell>
          <table:table-cell table:style-name="ce336" table:formula="of:=IF([Sheet1.V142]=&quot;&quot;;&quot;&quot;;[Sheet1.V142])">
            <text:p/>
          </table:table-cell>
          <table:table-cell table:number-columns-repeated="2"/>
          <table:table-cell table:style-name="ce424"/>
          <table:table-cell/>
          <table:table-cell table:style-name="ce492"/>
          <table:table-cell table:style-name="ce300" office:value-type="string" calcext:value-type="string" table:number-columns-spanned="1" table:number-rows-spanned="2">
            <text:p>24x30</text:p>
          </table:table-cell>
          <table:table-cell table:style-name="ce278" office:value-type="string" calcext:value-type="string" table:number-columns-spanned="3" table:number-rows-spanned="1">
            <text:p>18x24</text:p>
          </table:table-cell>
          <table:covered-table-cell table:number-columns-repeated="2" table:style-name="ce278"/>
          <table:table-cell table:style-name="ce278" office:value-type="string" calcext:value-type="string">
            <text:p>18x24</text:p>
          </table:table-cell>
          <table:table-cell table:style-name="ce640" office:value-type="string" calcext:value-type="string" table:number-columns-spanned="1" table:number-rows-spanned="2">
            <text:p>Small breast</text:p>
          </table:table-cell>
          <table:table-cell table:style-name="ce240" table:number-columns-repeated="3"/>
          <table:table-cell table:style-name="ce412"/>
          <table:table-cell table:number-columns-repeated="999"/>
        </table:table-row>
        <table:table-row table:style-name="ro33">
          <table:table-cell table:style-name="ce228" office:value-type="float" office:value="30" calcext:value-type="float">
            <text:p>30</text:p>
          </table:table-cell>
          <table:table-cell table:style-name="ce235"/>
          <table:table-cell/>
          <table:table-cell table:style-name="ce270" office:value-type="string" calcext:value-type="string">
            <text:p>Criteria:</text:p>
          </table:table-cell>
          <table:table-cell table:style-name="ce244" office:value-type="string" calcext:value-type="string">
            <text:p>No visible artifacts in the images</text:p>
          </table:table-cell>
          <table:table-cell table:number-columns-repeated="7"/>
          <table:table-cell table:style-name="ce424"/>
          <table:table-cell/>
          <table:table-cell table:style-name="ce492"/>
          <table:covered-table-cell table:style-name="ce514" office:value-type="string" calcext:value-type="string">
            <text:p>24x30</text:p>
          </table:covered-table-cell>
          <table:table-cell table:style-name="ce278"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278" office:value-type="string" calcext:value-type="string">
            <text:p>Tomo</text:p>
          </table:table-cell>
          <table:covered-table-cell table:style-name="ce641" office:value-type="string" calcext:value-type="string">
            <text:p>24x30</text:p>
          </table:covered-table-cell>
          <table:table-cell table:style-name="ce240" table:number-columns-repeated="3"/>
          <table:table-cell table:style-name="ce412"/>
          <table:table-cell table:number-columns-repeated="999"/>
        </table:table-row>
        <table:table-row table:style-name="ro33">
          <table:table-cell table:style-name="ce228" office:value-type="float" office:value="31" calcext:value-type="float">
            <text:p>31</text:p>
          </table:table-cell>
          <table:table-cell table:style-name="ce235"/>
          <table:table-cell/>
          <table:table-cell table:style-name="ce256" table:formula="of:=[Sheet1.P145]" office:value-type="string" office:string-value="Comments:" calcext:value-type="string">
            <text:p>Comments:</text:p>
          </table:table-cell>
          <table:table-cell table:style-name="ce292" table:formula="of:=IF([Sheet1.Q145]=&quot;&quot;;&quot;&quot;;IF(LEN([Sheet1.Q145])&lt;=135;[Sheet1.Q145];IF(LEN([Sheet1.Q145])&lt;=260;LEFT([Sheet1.Q145];SEARCH(&quot; &quot;;[Sheet1.Q145];125));LEFT([Sheet1.Q145];SEARCH(&quot; &quot;;[Sheet1.Q145];130)))))">
            <text:p/>
          </table:table-cell>
          <table:table-cell table:style-name="ce368" table:number-columns-repeated="7"/>
          <table:table-cell table:style-name="ce472"/>
          <table:table-cell/>
          <table:table-cell table:style-name="ce491" office:value-type="string" calcext:value-type="string">
            <text:p>Left:</text:p>
          </table:table-cell>
          <table:table-cell table:style-name="ce515" table:formula="of:=IF(OR([.P158]=&quot;&quot;;[.$P$155]=&quot;&quot;);&quot;&quot;;[.P158]/[.$P$155])">
            <text:p/>
          </table:table-cell>
          <table:table-cell table:style-name="ce559" table:formula="of:=IF(OR([.Q158]=&quot;&quot;;[.$P$155]=&quot;&quot;);&quot;&quot;;[.Q158]/[.$P$155])">
            <text:p/>
          </table:table-cell>
          <table:table-cell table:style-name="ce559" table:formula="of:=IF(OR([.R158]=&quot;&quot;;[.$P$155]=&quot;&quot;);&quot;&quot;;[.R158]/[.$P$155])">
            <text:p/>
          </table:table-cell>
          <table:table-cell table:style-name="ce559" table:formula="of:=IF(OR([.S158]=&quot;&quot;;[.$P$155]=&quot;&quot;);&quot;&quot;;[.S158]/[.$P$155])">
            <text:p/>
          </table:table-cell>
          <table:table-cell table:style-name="ce559" table:formula="of:=IF(OR([.T158]=&quot;&quot;;[.$P$155]=&quot;&quot;);&quot;&quot;;[.T158]/[.$P$155])">
            <text:p/>
          </table:table-cell>
          <table:table-cell table:style-name="ce646" table:formula="of:=IF(OR([.U158]=&quot;&quot;;[.$P$155]=&quot;&quot;);&quot;&quot;;[.U158]/[.$P$155])">
            <text:p/>
          </table:table-cell>
          <table:table-cell table:style-name="ce240" table:number-columns-repeated="3"/>
          <table:table-cell table:style-name="ce412"/>
          <table:table-cell table:number-columns-repeated="999"/>
        </table:table-row>
        <table:table-row table:style-name="ro33">
          <table:table-cell table:style-name="ce228" office:value-type="float" office:value="32" calcext:value-type="float">
            <text:p>32</text:p>
          </table:table-cell>
          <table:table-cell table:style-name="ce235"/>
          <table:table-cell/>
          <table:table-cell table:style-name="ce244"/>
          <table:table-cell table:style-name="ce337"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69" table:number-columns-repeated="7"/>
          <table:table-cell table:style-name="ce473"/>
          <table:table-cell/>
          <table:table-cell table:style-name="ce491" office:value-type="string" calcext:value-type="string">
            <text:p>Right:</text:p>
          </table:table-cell>
          <table:table-cell table:style-name="ce516" table:formula="of:=IF(OR([.P159]=&quot;&quot;;[.$P$155]=&quot;&quot;);&quot;&quot;;[.P159]/[.$P$155])">
            <text:p/>
          </table:table-cell>
          <table:table-cell table:style-name="ce560" table:formula="of:=IF(OR([.Q159]=&quot;&quot;;[.$P$155]=&quot;&quot;);&quot;&quot;;[.Q159]/[.$P$155])">
            <text:p/>
          </table:table-cell>
          <table:table-cell table:style-name="ce560" table:formula="of:=IF(OR([.R159]=&quot;&quot;;[.$P$155]=&quot;&quot;);&quot;&quot;;[.R159]/[.$P$155])">
            <text:p/>
          </table:table-cell>
          <table:table-cell table:style-name="ce560" table:formula="of:=IF(OR([.S159]=&quot;&quot;;[.$P$155]=&quot;&quot;);&quot;&quot;;[.S159]/[.$P$155])">
            <text:p/>
          </table:table-cell>
          <table:table-cell table:style-name="ce560" table:formula="of:=IF(OR([.T159]=&quot;&quot;;[.$P$155]=&quot;&quot;);&quot;&quot;;[.T159]/[.$P$155])">
            <text:p/>
          </table:table-cell>
          <table:table-cell table:style-name="ce647" table:formula="of:=IF(OR([.U159]=&quot;&quot;;[.$P$155]=&quot;&quot;);&quot;&quot;;[.U159]/[.$P$155])">
            <text:p/>
          </table:table-cell>
          <table:table-cell table:style-name="ce240" table:number-columns-repeated="3"/>
          <table:table-cell table:style-name="ce412"/>
          <table:table-cell table:number-columns-repeated="999"/>
        </table:table-row>
        <table:table-row table:style-name="ro33">
          <table:table-cell table:style-name="ce228" office:value-type="float" office:value="33" calcext:value-type="float">
            <text:p>33</text:p>
          </table:table-cell>
          <table:table-cell table:style-name="ce235"/>
          <table:table-cell/>
          <table:table-cell table:style-name="ce244"/>
          <table:table-cell table:style-name="ce337" table:formula="of:=IF(LEN([Sheet1.Q145])&lt;=265;&quot;&quot;;RIGHT([Sheet1.Q145];LEN([Sheet1.Q145])-SEARCH(&quot; &quot;;[Sheet1.Q145];255)))">
            <text:p/>
          </table:table-cell>
          <table:table-cell table:style-name="ce369" table:number-columns-repeated="7"/>
          <table:table-cell table:style-name="ce473"/>
          <table:table-cell/>
          <table:table-cell table:style-name="ce491" office:value-type="string" calcext:value-type="string">
            <text:p>Anterior:</text:p>
          </table:table-cell>
          <table:table-cell table:style-name="ce516" table:formula="of:=IF(OR([.P160]=&quot;&quot;;[.$P$155]=&quot;&quot;);&quot;&quot;;[.P160]/[.$P$155])">
            <text:p/>
          </table:table-cell>
          <table:table-cell table:style-name="ce560" table:formula="of:=IF(OR([.Q160]=&quot;&quot;;[.$P$155]=&quot;&quot;);&quot;&quot;;[.Q160]/[.$P$155])">
            <text:p/>
          </table:table-cell>
          <table:table-cell table:style-name="ce560" table:formula="of:=IF(OR([.R160]=&quot;&quot;;[.$P$155]=&quot;&quot;);&quot;&quot;;[.R160]/[.$P$155])">
            <text:p/>
          </table:table-cell>
          <table:table-cell table:style-name="ce560" table:formula="of:=IF(OR([.S160]=&quot;&quot;;[.$P$155]=&quot;&quot;);&quot;&quot;;[.S160]/[.$P$155])">
            <text:p/>
          </table:table-cell>
          <table:table-cell table:style-name="ce560" table:formula="of:=IF(OR([.T160]=&quot;&quot;;[.$P$155]=&quot;&quot;);&quot;&quot;;[.T160]/[.$P$155])">
            <text:p/>
          </table:table-cell>
          <table:table-cell table:style-name="ce647" table:formula="of:=IF(OR([.U160]=&quot;&quot;;[.$P$155]=&quot;&quot;);&quot;&quot;;[.U160]/[.$P$155])">
            <text:p/>
          </table:table-cell>
          <table:table-cell table:style-name="ce240" table:number-columns-repeated="3"/>
          <table:table-cell table:style-name="ce412"/>
          <table:table-cell table:number-columns-repeated="999"/>
        </table:table-row>
        <table:table-row table:style-name="ro33">
          <table:table-cell table:style-name="ce228" office:value-type="float" office:value="34" calcext:value-type="float">
            <text:p>34</text:p>
          </table:table-cell>
          <table:table-cell table:style-name="ce237"/>
          <table:table-cell table:style-name="ce265" table:number-columns-repeated="10"/>
          <table:table-cell table:style-name="ce471"/>
          <table:table-cell/>
          <table:table-cell table:style-name="ce491" office:value-type="string" calcext:value-type="string">
            <text:p>Chest Wall:</text:p>
          </table:table-cell>
          <table:table-cell table:style-name="ce517" table:formula="of:=IF(OR([.P161]=&quot;&quot;;[.$P$155]=&quot;&quot;);&quot;&quot;;[.P161]/[.$P$155])">
            <text:p/>
          </table:table-cell>
          <table:table-cell table:style-name="ce561" table:formula="of:=IF(OR([.Q161]=&quot;&quot;;[.$P$155]=&quot;&quot;);&quot;&quot;;[.Q161]/[.$P$155])">
            <text:p/>
          </table:table-cell>
          <table:table-cell table:style-name="ce561" table:formula="of:=IF(OR([.R161]=&quot;&quot;;[.$P$155]=&quot;&quot;);&quot;&quot;;[.R161]/[.$P$155])">
            <text:p/>
          </table:table-cell>
          <table:table-cell table:style-name="ce561" table:formula="of:=IF(OR([.S161]=&quot;&quot;;[.$P$155]=&quot;&quot;);&quot;&quot;;[.S161]/[.$P$155])">
            <text:p/>
          </table:table-cell>
          <table:table-cell table:style-name="ce561" table:formula="of:=IF(OR([.T161]=&quot;&quot;;[.$P$155]=&quot;&quot;);&quot;&quot;;[.T161]/[.$P$155])">
            <text:p/>
          </table:table-cell>
          <table:table-cell table:style-name="ce648" table:formula="of:=IF(OR([.U161]=&quot;&quot;;[.$P$155]=&quot;&quot;);&quot;&quot;;[.U161]/[.$P$155])">
            <text:p/>
          </table:table-cell>
          <table:table-cell table:style-name="ce240" table:number-columns-repeated="3"/>
          <table:table-cell table:style-name="ce412"/>
          <table:table-cell table:number-columns-repeated="999"/>
        </table:table-row>
        <table:table-row table:style-name="ro33">
          <table:table-cell table:style-name="ce228" office:value-type="float" office:value="35" calcext:value-type="float">
            <text:p>35</text:p>
          </table:table-cell>
          <table:table-cell table:style-name="ce235"/>
          <table:table-cell table:style-name="ce264" office:value-type="string" calcext:value-type="string">
            <text:p>Light Field Brightness</text:p>
          </table:table-cell>
          <table:table-cell table:number-columns-repeated="9"/>
          <table:table-cell table:style-name="ce424"/>
          <table:table-cell/>
          <table:table-cell table:style-name="ce301" office:value-type="string" calcext:value-type="string">
            <text:p>Left-Right</text:p>
          </table:table-cell>
          <table:table-cell table:style-name="ce303" table:formula="of:=IF(OR([.P167]=&quot;&quot;;[.P168]=&quot;&quot;);&quot;&quot;;ABS([.P167])+ABS([.P168]))">
            <text:p/>
          </table:table-cell>
          <table:table-cell table:style-name="ce562" table:formula="of:=IF(OR([.Q167]=&quot;&quot;;[.Q168]=&quot;&quot;);&quot;&quot;;ABS([.Q167])+ABS([.Q168]))">
            <text:p/>
          </table:table-cell>
          <table:table-cell table:style-name="ce562" table:formula="of:=IF(OR([.R167]=&quot;&quot;;[.R168]=&quot;&quot;);&quot;&quot;;ABS([.R167])+ABS([.R168]))">
            <text:p/>
          </table:table-cell>
          <table:table-cell table:style-name="ce562" table:formula="of:=IF(OR([.S167]=&quot;&quot;;[.S168]=&quot;&quot;);&quot;&quot;;ABS([.S167])+ABS([.S168]))">
            <text:p/>
          </table:table-cell>
          <table:table-cell table:style-name="ce562" table:formula="of:=IF(OR([.T167]=&quot;&quot;;[.T168]=&quot;&quot;);&quot;&quot;;ABS([.T167])+ABS([.T168]))">
            <text:p/>
          </table:table-cell>
          <table:table-cell table:style-name="ce437" table:formula="of:=IF(OR([.U167]=&quot;&quot;;[.U168]=&quot;&quot;);&quot;&quot;;ABS([.U167])+ABS([.U168]))">
            <text:p/>
          </table:table-cell>
          <table:table-cell table:style-name="ce240" table:number-columns-repeated="3"/>
          <table:table-cell table:style-name="ce412"/>
          <table:table-cell table:number-columns-repeated="999"/>
        </table:table-row>
        <table:table-row table:style-name="ro33">
          <table:table-cell table:style-name="ce228" office:value-type="float" office:value="36" calcext:value-type="float">
            <text:p>36</text:p>
          </table:table-cell>
          <table:table-cell table:style-name="ce235"/>
          <table:table-cell/>
          <table:table-cell table:style-name="ce296" office:value-type="string" calcext:value-type="string" table:number-columns-spanned="4" table:number-rows-spanned="1">
            <text:p>Measurements (lux)</text:p>
          </table:table-cell>
          <table:covered-table-cell table:number-columns-repeated="3" table:style-name="ce296"/>
          <table:table-cell table:style-name="ce392"/>
          <table:table-cell table:style-name="ce296" office:value-type="string" calcext:value-type="string" table:number-columns-spanned="2" table:number-rows-spanned="1">
            <text:p>Average Illumination</text:p>
          </table:table-cell>
          <table:covered-table-cell table:style-name="ce296"/>
          <table:table-cell table:number-columns-repeated="2"/>
          <table:table-cell table:style-name="ce424"/>
          <table:table-cell/>
          <table:table-cell table:style-name="ce301" office:value-type="string" calcext:value-type="string">
            <text:p>Ant-Chest</text:p>
          </table:table-cell>
          <table:table-cell table:style-name="ce306" table:formula="of:=IF(OR([.P169]=&quot;&quot;;[.P170]=&quot;&quot;);&quot;&quot;;ABS([.P169])+ABS([.P170]))">
            <text:p/>
          </table:table-cell>
          <table:table-cell table:style-name="ce323" table:formula="of:=IF(OR([.Q169]=&quot;&quot;;[.Q170]=&quot;&quot;);&quot;&quot;;ABS([.Q169])+ABS([.Q170]))">
            <text:p/>
          </table:table-cell>
          <table:table-cell table:style-name="ce323" table:formula="of:=IF(OR([.R169]=&quot;&quot;;[.R170]=&quot;&quot;);&quot;&quot;;ABS([.R169])+ABS([.R170]))">
            <text:p/>
          </table:table-cell>
          <table:table-cell table:style-name="ce323" table:formula="of:=IF(OR([.S169]=&quot;&quot;;[.S170]=&quot;&quot;);&quot;&quot;;ABS([.S169])+ABS([.S170]))">
            <text:p/>
          </table:table-cell>
          <table:table-cell table:style-name="ce323" table:formula="of:=IF(OR([.T169]=&quot;&quot;;[.T170]=&quot;&quot;);&quot;&quot;;ABS([.T169])+ABS([.T170]))">
            <text:p/>
          </table:table-cell>
          <table:table-cell table:style-name="ce413" table:formula="of:=IF(OR([.U169]=&quot;&quot;;[.U170]=&quot;&quot;);&quot;&quot;;ABS([.U169])+ABS([.U170]))">
            <text:p/>
          </table:table-cell>
          <table:table-cell table:style-name="ce240" table:number-columns-repeated="3"/>
          <table:table-cell table:style-name="ce412"/>
          <table:table-cell table:number-columns-repeated="999"/>
        </table:table-row>
        <table:table-row table:style-name="ro33">
          <table:table-cell table:style-name="ce228" office:value-type="float" office:value="37" calcext:value-type="float">
            <text:p>37</text:p>
          </table:table-cell>
          <table:table-cell table:style-name="ce235"/>
          <table:table-cell/>
          <table:table-cell table:style-name="ce297" office:value-type="string" calcext:value-type="string">
            <text:p>1st quad.</text:p>
          </table:table-cell>
          <table:table-cell table:style-name="ce297" office:value-type="string" calcext:value-type="string">
            <text:p>2nd quad.</text:p>
          </table:table-cell>
          <table:table-cell table:style-name="ce297" office:value-type="string" calcext:value-type="string">
            <text:p>3rd quad.</text:p>
          </table:table-cell>
          <table:table-cell table:style-name="ce382" office:value-type="string" calcext:value-type="string">
            <text:p>4th quad.</text:p>
          </table:table-cell>
          <table:table-cell table:style-name="ce392"/>
          <table:table-cell table:style-name="ce403" office:value-type="string" calcext:value-type="string" table:number-columns-spanned="2" table:number-rows-spanned="1">
            <text:p>(lux)</text:p>
          </table:table-cell>
          <table:covered-table-cell table:style-name="ce435"/>
          <table:table-cell table:number-columns-repeated="2"/>
          <table:table-cell table:style-name="ce424"/>
          <table:table-cell/>
          <table:table-cell table:style-name="ce301"/>
          <table:table-cell table:style-name="ce256" office:value-type="string" calcext:value-type="string">
            <text:p>Criteria:</text:p>
          </table:table-cell>
          <table:table-cell table:style-name="ce244" office:value-type="string" calcext:value-type="string">
            <text:p>Sum of left and right edge deviation is less than 2% SID</text:p>
          </table:table-cell>
          <table:table-cell table:number-columns-repeated="7"/>
          <table:table-cell table:style-name="ce422"/>
          <table:table-cell table:number-columns-repeated="999"/>
        </table:table-row>
        <table:table-row table:style-name="ro33">
          <table:table-cell table:style-name="ce228" office:value-type="float" office:value="38" calcext:value-type="float">
            <text:p>38</text:p>
          </table:table-cell>
          <table:table-cell table:style-name="ce235"/>
          <table:table-cell/>
          <table:table-cell table:style-name="ce298" table:formula="of:=IF([Sheet1.P152]=&quot;&quot;;&quot;&quot;;[Sheet1.P152])">
            <text:p/>
          </table:table-cell>
          <table:table-cell table:style-name="ce298" table:formula="of:=IF([Sheet1.Q152]=&quot;&quot;;&quot;&quot;;[Sheet1.Q152])">
            <text:p/>
          </table:table-cell>
          <table:table-cell table:style-name="ce298" table:formula="of:=IF([Sheet1.R152]=&quot;&quot;;&quot;&quot;;[Sheet1.R152])">
            <text:p/>
          </table:table-cell>
          <table:table-cell table:style-name="ce383" table:formula="of:=IF([Sheet1.S152]=&quot;&quot;;&quot;&quot;;[Sheet1.S152])">
            <text:p/>
          </table:table-cell>
          <table:table-cell table:style-name="ce392"/>
          <table:table-cell table:style-name="ce404" table:formula="of:=IF([Sheet1.U152]=&quot;&quot;;&quot;&quot;;[Sheet1.U152])" table:number-columns-spanned="2" table:number-rows-spanned="1">
            <text:p/>
          </table:table-cell>
          <table:covered-table-cell table:style-name="ce436"/>
          <table:table-cell table:number-columns-repeated="2"/>
          <table:table-cell table:style-name="ce424"/>
          <table:table-cell/>
          <table:table-cell table:style-name="ce301"/>
          <table:table-cell table:style-name="ce244"/>
          <table:table-cell table:style-name="ce244" office:value-type="string" calcext:value-type="string">
            <text:p>Sum of anterior and chest wall edge deviation is less than 2% SID</text:p>
          </table:table-cell>
          <table:table-cell table:number-columns-repeated="7"/>
          <table:table-cell table:style-name="ce422"/>
          <table:table-cell table:number-columns-repeated="999"/>
        </table:table-row>
        <table:table-row table:style-name="ro33">
          <table:table-cell table:style-name="ce228" office:value-type="float" office:value="39" calcext:value-type="float">
            <text:p>39</text:p>
          </table:table-cell>
          <table:table-cell table:style-name="ce235"/>
          <table:table-cell/>
          <table:table-cell table:style-name="ce270" office:value-type="string" calcext:value-type="string">
            <text:p>Criteria:</text:p>
          </table:table-cell>
          <table:table-cell table:style-name="ce244" office:value-type="string" calcext:value-type="string">
            <text:p>Average light field illumination &gt;= 160 lux.</text:p>
          </table:table-cell>
          <table:table-cell table:number-columns-repeated="7"/>
          <table:table-cell table:style-name="ce424"/>
          <table:table-cell/>
          <table:table-cell table:style-name="ce301"/>
          <table:table-cell/>
          <table:table-cell table:style-name="ce244" office:value-type="string" calcext:value-type="string">
            <text:p>Enter deviation in cm. Positive deviation indicates x-ray field extends beyond light field</text:p>
          </table:table-cell>
          <table:table-cell table:number-columns-repeated="7"/>
          <table:table-cell table:style-name="ce422"/>
          <table:table-cell table:number-columns-repeated="999"/>
        </table:table-row>
        <table:table-row table:style-name="ro33">
          <table:table-cell table:style-name="ce228" office:value-type="float" office:value="40" calcext:value-type="float">
            <text:p>40</text:p>
          </table:table-cell>
          <table:table-cell table:style-name="ce237"/>
          <table:table-cell table:style-name="ce265" table:number-columns-repeated="10"/>
          <table:table-cell table:style-name="ce471"/>
          <table:table-cell/>
          <table:table-cell table:style-name="ce490" office:value-type="string" calcext:value-type="string">
            <text:p>X-ray Field/Image Receptor Alignment</text:p>
          </table:table-cell>
          <table:table-cell table:number-columns-repeated="9"/>
          <table:table-cell table:style-name="ce422"/>
          <table:table-cell table:number-columns-repeated="999"/>
        </table:table-row>
        <table:table-row table:style-name="ro33">
          <table:table-cell table:style-name="ce228" office:value-type="float" office:value="41" calcext:value-type="float">
            <text:p>41</text:p>
          </table:table-cell>
          <table:table-cell table:style-name="ce235"/>
          <table:table-cell table:style-name="ce264" office:value-type="string" calcext:value-type="string">
            <text:p>Light fField/X-ray Field Alignment</text:p>
          </table:table-cell>
          <table:table-cell table:number-columns-repeated="3"/>
          <table:table-cell table:style-name="ce272" office:value-type="string" calcext:value-type="string">
            <text:p>X-ray Field/Image Receptor Alignment</text:p>
          </table:table-cell>
          <table:table-cell table:number-columns-repeated="5"/>
          <table:table-cell table:style-name="ce424"/>
          <table:table-cell/>
          <table:table-cell table:style-name="ce301"/>
          <table:table-cell table:style-name="ce258"/>
          <table:table-cell table:number-columns-repeated="4"/>
          <table:table-cell table:style-name="ce240" table:number-columns-repeated="4"/>
          <table:table-cell table:style-name="ce412"/>
          <table:table-cell table:number-columns-repeated="999"/>
        </table:table-row>
        <table:table-row table:style-name="ro33">
          <table:table-cell table:style-name="ce228" office:value-type="float" office:value="42" calcext:value-type="float">
            <text:p>42</text:p>
          </table:table-cell>
          <table:table-cell table:style-name="ce235"/>
          <table:table-cell table:style-name="ce266" office:value-type="string" calcext:value-type="string">
            <text:p>SID (cm):</text:p>
          </table:table-cell>
          <table:table-cell table:style-name="ce258"/>
          <table:table-cell table:number-columns-repeated="8"/>
          <table:table-cell table:style-name="ce424"/>
          <table:table-cell/>
          <table:table-cell table:style-name="ce301"/>
          <table:table-cell table:style-name="ce300" office:value-type="string" calcext:value-type="string" table:number-columns-spanned="1" table:number-rows-spanned="2">
            <text:p>24x30</text:p>
          </table:table-cell>
          <table:table-cell table:style-name="ce278" office:value-type="string" calcext:value-type="string" table:number-columns-spanned="3" table:number-rows-spanned="1">
            <text:p>18x24</text:p>
          </table:table-cell>
          <table:covered-table-cell table:number-columns-repeated="2" table:style-name="ce278"/>
          <table:table-cell table:style-name="ce278" office:value-type="string" calcext:value-type="string">
            <text:p>24x30</text:p>
          </table:table-cell>
          <table:table-cell table:style-name="ce640" office:value-type="string" calcext:value-type="string" table:number-columns-spanned="1" table:number-rows-spanned="2">
            <text:p>Small breast</text:p>
          </table:table-cell>
          <table:table-cell table:style-name="ce240" table:number-columns-repeated="3"/>
          <table:table-cell table:style-name="ce412"/>
          <table:table-cell table:number-columns-repeated="999"/>
        </table:table-row>
        <table:table-row table:style-name="ro33">
          <table:table-cell table:style-name="ce228" office:value-type="float" office:value="43" calcext:value-type="float">
            <text:p>43</text:p>
          </table:table-cell>
          <table:table-cell table:style-name="ce235"/>
          <table:table-cell table:style-name="ce267" table:formula="of:=IF([Sheet1.P155]=&quot;&quot;;&quot;&quot;;[Sheet1.P155])" office:value-type="float" office:value="65" calcext:value-type="float">
            <text:p>65</text:p>
          </table:table-cell>
          <table:table-cell table:style-name="ce299" office:value-type="string" calcext:value-type="string" table:number-columns-spanned="6" table:number-rows-spanned="1">
            <text:p>Light Field/X-ray Field % Deviation</text:p>
          </table:table-cell>
          <table:covered-table-cell table:number-columns-repeated="3" table:style-name="ce338"/>
          <table:covered-table-cell table:style-name="ce373"/>
          <table:covered-table-cell table:style-name="ce405"/>
          <table:table-cell table:style-name="ce240" table:number-columns-repeated="3"/>
          <table:table-cell table:style-name="ce424"/>
          <table:table-cell/>
          <table:table-cell table:style-name="ce301"/>
          <table:covered-table-cell table:style-name="ce514" office:value-type="string" calcext:value-type="string">
            <text:p>24x30</text:p>
          </table:covered-table-cell>
          <table:table-cell table:style-name="ce278"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278" office:value-type="string" calcext:value-type="string">
            <text:p>Tomo</text:p>
          </table:table-cell>
          <table:covered-table-cell table:style-name="ce641" office:value-type="string" calcext:value-type="string">
            <text:p>24x30</text:p>
          </table:covered-table-cell>
          <table:table-cell table:style-name="ce240" table:number-columns-repeated="3"/>
          <table:table-cell table:style-name="ce412"/>
          <table:table-cell table:number-columns-repeated="999"/>
        </table:table-row>
        <table:table-row table:style-name="ro33">
          <table:table-cell table:style-name="ce228" office:value-type="float" office:value="44" calcext:value-type="float">
            <text:p>44</text:p>
          </table:table-cell>
          <table:table-cell table:style-name="ce235"/>
          <table:table-cell table:style-name="ce258"/>
          <table:table-cell table:style-name="ce300" office:value-type="string" calcext:value-type="string" table:number-columns-spanned="1" table:number-rows-spanned="2">
            <text:p>24x30</text:p>
          </table:table-cell>
          <table:table-cell table:style-name="ce339" office:value-type="string" calcext:value-type="string" table:number-columns-spanned="3" table:number-rows-spanned="1">
            <text:p>18x24</text:p>
          </table:table-cell>
          <table:covered-table-cell table:number-columns-repeated="2" table:style-name="ce278"/>
          <table:table-cell table:style-name="ce339" office:value-type="string" calcext:value-type="string">
            <text:p>24x30</text:p>
          </table:table-cell>
          <table:table-cell table:style-name="ce406" office:value-type="string" calcext:value-type="string" table:number-columns-spanned="1" table:number-rows-spanned="2">
            <text:p>Small breast</text:p>
          </table:table-cell>
          <table:table-cell table:style-name="ce240" table:number-columns-repeated="3"/>
          <table:table-cell table:style-name="ce424"/>
          <table:table-cell/>
          <table:table-cell table:style-name="ce491" office:value-type="string" calcext:value-type="string">
            <text:p>Left:</text:p>
          </table:table-cell>
          <table:table-cell table:style-name="ce518"/>
          <table:table-cell table:style-name="ce563" table:number-columns-repeated="4"/>
          <table:table-cell table:style-name="ce642"/>
          <table:table-cell table:style-name="ce240" table:number-columns-repeated="3"/>
          <table:table-cell table:style-name="ce412"/>
          <table:table-cell table:number-columns-repeated="999"/>
        </table:table-row>
        <table:table-row table:style-name="ro33">
          <table:table-cell table:style-name="ce228" office:value-type="float" office:value="45" calcext:value-type="float">
            <text:p>45</text:p>
          </table:table-cell>
          <table:table-cell table:style-name="ce235"/>
          <table:table-cell table:style-name="ce258"/>
          <table:covered-table-cell table:style-name="ce301" office:value-type="string" calcext:value-type="string">
            <text:p>24x30</text:p>
          </table:covered-table-cell>
          <table:table-cell table:style-name="ce339"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339" office:value-type="string" calcext:value-type="string">
            <text:p>Tomo</text:p>
          </table:table-cell>
          <table:covered-table-cell table:style-name="ce407" office:value-type="string" calcext:value-type="string">
            <text:p>Tomo</text:p>
          </table:covered-table-cell>
          <table:table-cell table:style-name="ce240" table:number-columns-repeated="3"/>
          <table:table-cell table:style-name="ce424"/>
          <table:table-cell/>
          <table:table-cell table:style-name="ce491" office:value-type="string" calcext:value-type="string">
            <text:p>Right:</text:p>
          </table:table-cell>
          <table:table-cell table:style-name="ce519"/>
          <table:table-cell table:style-name="ce564" table:number-columns-repeated="3"/>
          <table:table-cell table:style-name="ce626"/>
          <table:table-cell table:style-name="ce643"/>
          <table:table-cell table:style-name="ce240" table:number-columns-repeated="3"/>
          <table:table-cell table:style-name="ce412"/>
          <table:table-cell table:number-columns-repeated="999"/>
        </table:table-row>
        <table:table-row table:style-name="ro33">
          <table:table-cell table:style-name="ce228" office:value-type="float" office:value="46" calcext:value-type="float">
            <text:p>46</text:p>
          </table:table-cell>
          <table:table-cell table:style-name="ce235"/>
          <table:table-cell table:style-name="ce268" office:value-type="string" calcext:value-type="string">
            <text:p>Left:</text:p>
          </table:table-cell>
          <table:table-cell table:style-name="ce302" table:formula="of:=IF([Sheet1.P167]=&quot;&quot;;&quot;&quot;;[Sheet1.P167])">
            <text:p/>
          </table:table-cell>
          <table:table-cell table:style-name="ce320" table:formula="of:=IF([Sheet1.Q167]=&quot;&quot;;&quot;&quot;;[Sheet1.Q167])">
            <text:p/>
          </table:table-cell>
          <table:table-cell table:style-name="ce320" table:formula="of:=IF([Sheet1.R167]=&quot;&quot;;&quot;&quot;;[Sheet1.R167])">
            <text:p/>
          </table:table-cell>
          <table:table-cell table:style-name="ce320" table:formula="of:=IF([Sheet1.S167]=&quot;&quot;;&quot;&quot;;[Sheet1.S167])">
            <text:p/>
          </table:table-cell>
          <table:table-cell table:style-name="ce393" table:formula="of:=IF([Sheet1.T167]=&quot;&quot;;&quot;&quot;;[Sheet1.T167])">
            <text:p/>
          </table:table-cell>
          <table:table-cell table:style-name="ce408" table:formula="of:=IF([Sheet1.U167]=&quot;&quot;;&quot;&quot;;[Sheet1.U167])">
            <text:p/>
          </table:table-cell>
          <table:table-cell table:style-name="ce240" table:number-columns-repeated="3"/>
          <table:table-cell table:style-name="ce424"/>
          <table:table-cell/>
          <table:table-cell table:style-name="ce491" office:value-type="string" calcext:value-type="string">
            <text:p>Anterior:</text:p>
          </table:table-cell>
          <table:table-cell table:style-name="ce519"/>
          <table:table-cell table:style-name="ce564" table:number-columns-repeated="4"/>
          <table:table-cell table:style-name="ce643"/>
          <table:table-cell table:style-name="ce240" table:number-columns-repeated="3"/>
          <table:table-cell table:style-name="ce412"/>
          <table:table-cell table:number-columns-repeated="999"/>
        </table:table-row>
        <table:table-row table:style-name="ro33">
          <table:table-cell table:style-name="ce228" office:value-type="float" office:value="47" calcext:value-type="float">
            <text:p>47</text:p>
          </table:table-cell>
          <table:table-cell table:style-name="ce235"/>
          <table:table-cell table:style-name="ce268" office:value-type="string" calcext:value-type="string">
            <text:p>Right:</text:p>
          </table:table-cell>
          <table:table-cell table:style-name="ce302" table:formula="of:=IF([Sheet1.P168]=&quot;&quot;;&quot;&quot;;[Sheet1.P168])">
            <text:p/>
          </table:table-cell>
          <table:table-cell table:style-name="ce320" table:formula="of:=IF([Sheet1.Q168]=&quot;&quot;;&quot;&quot;;[Sheet1.Q168])">
            <text:p/>
          </table:table-cell>
          <table:table-cell table:style-name="ce320" table:formula="of:=IF([Sheet1.R168]=&quot;&quot;;&quot;&quot;;[Sheet1.R168])">
            <text:p/>
          </table:table-cell>
          <table:table-cell table:style-name="ce320" table:formula="of:=IF([Sheet1.S168]=&quot;&quot;;&quot;&quot;;[Sheet1.S168])">
            <text:p/>
          </table:table-cell>
          <table:table-cell table:style-name="ce393" table:formula="of:=IF([Sheet1.T168]=&quot;&quot;;&quot;&quot;;[Sheet1.T168])">
            <text:p/>
          </table:table-cell>
          <table:table-cell table:style-name="ce408" table:formula="of:=IF([Sheet1.U168]=&quot;&quot;;&quot;&quot;;[Sheet1.U168])">
            <text:p/>
          </table:table-cell>
          <table:table-cell table:style-name="ce240" table:number-columns-repeated="3"/>
          <table:table-cell table:style-name="ce424"/>
          <table:table-cell/>
          <table:table-cell table:style-name="ce491" office:value-type="string" calcext:value-type="string">
            <text:p>Chest Wall:</text:p>
          </table:table-cell>
          <table:table-cell table:style-name="ce519"/>
          <table:table-cell table:style-name="ce564" table:number-columns-repeated="4"/>
          <table:table-cell table:style-name="ce643"/>
          <table:table-cell table:style-name="ce240" table:number-columns-repeated="3"/>
          <table:table-cell table:style-name="ce412"/>
          <table:table-cell table:number-columns-repeated="999"/>
        </table:table-row>
        <table:table-row table:style-name="ro33">
          <table:table-cell table:style-name="ce228" office:value-type="float" office:value="48" calcext:value-type="float">
            <text:p>48</text:p>
          </table:table-cell>
          <table:table-cell table:style-name="ce235"/>
          <table:table-cell table:style-name="ce268" office:value-type="string" calcext:value-type="string">
            <text:p>Anterior:</text:p>
          </table:table-cell>
          <table:table-cell table:style-name="ce302" table:formula="of:=IF([Sheet1.P169]=&quot;&quot;;&quot;&quot;;[Sheet1.P169])">
            <text:p/>
          </table:table-cell>
          <table:table-cell table:style-name="ce320" table:formula="of:=IF([Sheet1.Q169]=&quot;&quot;;&quot;&quot;;[Sheet1.Q169])">
            <text:p/>
          </table:table-cell>
          <table:table-cell table:style-name="ce320" table:formula="of:=IF([Sheet1.R169]=&quot;&quot;;&quot;&quot;;[Sheet1.R169])">
            <text:p/>
          </table:table-cell>
          <table:table-cell table:style-name="ce320" table:formula="of:=IF([Sheet1.S169]=&quot;&quot;;&quot;&quot;;[Sheet1.S169])">
            <text:p/>
          </table:table-cell>
          <table:table-cell table:style-name="ce393" table:formula="of:=IF([Sheet1.T169]=&quot;&quot;;&quot;&quot;;[Sheet1.T169])">
            <text:p/>
          </table:table-cell>
          <table:table-cell table:style-name="ce408" table:formula="of:=IF([Sheet1.U169]=&quot;&quot;;&quot;&quot;;[Sheet1.U169])">
            <text:p/>
          </table:table-cell>
          <table:table-cell table:style-name="ce240" table:number-columns-repeated="3"/>
          <table:table-cell table:style-name="ce424"/>
          <table:table-cell/>
          <table:table-cell table:style-name="ce491" office:value-type="string" calcext:value-type="string">
            <text:p>Paddle:</text:p>
          </table:table-cell>
          <table:table-cell table:style-name="ce520"/>
          <table:table-cell table:style-name="ce565" table:number-columns-repeated="4"/>
          <table:table-cell table:style-name="ce644"/>
          <table:table-cell table:style-name="ce240" table:number-columns-repeated="3"/>
          <table:table-cell table:style-name="ce412"/>
          <table:table-cell table:number-columns-repeated="999"/>
        </table:table-row>
        <table:table-row table:style-name="ro33">
          <table:table-cell table:style-name="ce228" office:value-type="float" office:value="49" calcext:value-type="float">
            <text:p>49</text:p>
          </table:table-cell>
          <table:table-cell table:style-name="ce235"/>
          <table:table-cell table:style-name="ce268" office:value-type="string" calcext:value-type="string">
            <text:p>Chest Wall:</text:p>
          </table:table-cell>
          <table:table-cell table:style-name="ce302" table:formula="of:=IF([Sheet1.P170]=&quot;&quot;;&quot;&quot;;[Sheet1.P170])">
            <text:p/>
          </table:table-cell>
          <table:table-cell table:style-name="ce320" table:formula="of:=IF([Sheet1.Q170]=&quot;&quot;;&quot;&quot;;[Sheet1.Q170])">
            <text:p/>
          </table:table-cell>
          <table:table-cell table:style-name="ce320" table:formula="of:=IF([Sheet1.R170]=&quot;&quot;;&quot;&quot;;[Sheet1.R170])">
            <text:p/>
          </table:table-cell>
          <table:table-cell table:style-name="ce320" table:formula="of:=IF([Sheet1.S170]=&quot;&quot;;&quot;&quot;;[Sheet1.S170])">
            <text:p/>
          </table:table-cell>
          <table:table-cell table:style-name="ce393" table:formula="of:=IF([Sheet1.T170]=&quot;&quot;;&quot;&quot;;[Sheet1.T170])">
            <text:p/>
          </table:table-cell>
          <table:table-cell table:style-name="ce408" table:formula="of:=IF([Sheet1.U170]=&quot;&quot;;&quot;&quot;;[Sheet1.U170])">
            <text:p/>
          </table:table-cell>
          <table:table-cell table:style-name="ce240" table:number-columns-repeated="3"/>
          <table:table-cell table:style-name="ce424"/>
          <table:table-cell/>
          <table:table-cell table:style-name="ce301"/>
          <table:table-cell/>
          <table:table-cell table:style-name="ce244" office:value-type="string" calcext:value-type="string">
            <text:p>Enter deviation in cm. Positive deviation indicates x-ray field extends beyond image receptor</text:p>
          </table:table-cell>
          <table:table-cell table:number-columns-repeated="3"/>
          <table:table-cell table:style-name="ce247" table:number-columns-repeated="4"/>
          <table:table-cell table:style-name="ce422"/>
          <table:table-cell table:number-columns-repeated="999"/>
        </table:table-row>
        <table:table-row table:style-name="ro33">
          <table:table-cell table:style-name="ce228" office:value-type="float" office:value="50" calcext:value-type="float">
            <text:p>50</text:p>
          </table:table-cell>
          <table:table-cell table:style-name="ce235"/>
          <table:table-cell table:style-name="ce268" office:value-type="string" calcext:value-type="string">
            <text:p>Left-Right:</text:p>
          </table:table-cell>
          <table:table-cell table:style-name="ce303" table:formula="of:=IF([Sheet1.P171]=&quot;&quot;;&quot;&quot;;[Sheet1.P171])">
            <text:p/>
          </table:table-cell>
          <table:table-cell table:style-name="ce340" table:formula="of:=IF([Sheet1.Q171]=&quot;&quot;;&quot;&quot;;[Sheet1.Q171])">
            <text:p/>
          </table:table-cell>
          <table:table-cell table:style-name="ce340" table:formula="of:=IF([Sheet1.R171]=&quot;&quot;;&quot;&quot;;[Sheet1.R171])">
            <text:p/>
          </table:table-cell>
          <table:table-cell table:style-name="ce340" table:formula="of:=IF([Sheet1.S171]=&quot;&quot;;&quot;&quot;;[Sheet1.S171])">
            <text:p/>
          </table:table-cell>
          <table:table-cell table:style-name="ce394" table:formula="of:=IF([Sheet1.T171]=&quot;&quot;;&quot;&quot;;[Sheet1.T171])">
            <text:p/>
          </table:table-cell>
          <table:table-cell table:style-name="ce409" table:formula="of:=IF([Sheet1.U171]=&quot;&quot;;&quot;&quot;;[Sheet1.U171])">
            <text:p/>
          </table:table-cell>
          <table:table-cell table:style-name="ce240" table:number-columns-repeated="3"/>
          <table:table-cell table:style-name="ce424"/>
          <table:table-cell/>
          <table:table-cell table:style-name="ce492"/>
          <table:table-cell table:style-name="ce240" table:number-columns-repeated="9"/>
          <table:table-cell table:style-name="ce412"/>
          <table:table-cell table:number-columns-repeated="999"/>
        </table:table-row>
        <table:table-row table:style-name="ro33">
          <table:table-cell table:style-name="ce228" office:value-type="float" office:value="51" calcext:value-type="float">
            <text:p>51</text:p>
          </table:table-cell>
          <table:table-cell table:style-name="ce235"/>
          <table:table-cell office:value-type="string" calcext:value-type="string">
            <text:p>Ant-Chest:</text:p>
          </table:table-cell>
          <table:table-cell table:style-name="ce304" table:formula="of:=IF([Sheet1.P172]=&quot;&quot;;&quot;&quot;;[Sheet1.P172])">
            <text:p/>
          </table:table-cell>
          <table:table-cell table:style-name="ce341" table:formula="of:=IF([Sheet1.Q172]=&quot;&quot;;&quot;&quot;;[Sheet1.Q172])">
            <text:p/>
          </table:table-cell>
          <table:table-cell table:style-name="ce341" table:formula="of:=IF([Sheet1.R172]=&quot;&quot;;&quot;&quot;;[Sheet1.R172])">
            <text:p/>
          </table:table-cell>
          <table:table-cell table:style-name="ce341" table:formula="of:=IF([Sheet1.S172]=&quot;&quot;;&quot;&quot;;[Sheet1.S172])">
            <text:p/>
          </table:table-cell>
          <table:table-cell table:style-name="ce395" table:formula="of:=IF([Sheet1.T172]=&quot;&quot;;&quot;&quot;;[Sheet1.T172])">
            <text:p/>
          </table:table-cell>
          <table:table-cell table:style-name="ce410" table:formula="of:=IF([Sheet1.U172]=&quot;&quot;;&quot;&quot;;[Sheet1.U172])">
            <text:p/>
          </table:table-cell>
          <table:table-cell table:number-columns-repeated="3"/>
          <table:table-cell table:style-name="ce424"/>
          <table:table-cell/>
          <table:table-cell table:style-name="ce492"/>
          <table:table-cell table:style-name="ce521" office:value-type="string" calcext:value-type="string" table:number-columns-spanned="6" table:number-rows-spanned="1">
            <text:p>% Deviation</text:p>
          </table:table-cell>
          <table:covered-table-cell table:number-columns-repeated="3"/>
          <table:covered-table-cell table:style-name="ce247"/>
          <table:covered-table-cell table:style-name="ce240"/>
          <table:table-cell table:style-name="ce240" table:number-columns-repeated="3"/>
          <table:table-cell table:style-name="ce412"/>
          <table:table-cell table:number-columns-repeated="999"/>
        </table:table-row>
        <table:table-row table:style-name="ro33">
          <table:table-cell table:style-name="ce228" office:value-type="float" office:value="52" calcext:value-type="float">
            <text:p>52</text:p>
          </table:table-cell>
          <table:table-cell table:style-name="ce235"/>
          <table:table-cell table:style-name="ce269" office:value-type="string" calcext:value-type="string">
            <text:p>Acceptable:</text:p>
          </table:table-cell>
          <table:table-cell table:style-name="ce305" table:formula="of:=IF(OR([.D186]=&quot;&quot;;[.D187]=&quot;&quot;);&quot;&quot;;IF(OR([Sheet1.D186]&gt;0.02;[Sheet1.D187]&gt;0.02);&quot;NO&quot;;&quot;YES&quot;))">
            <text:p/>
          </table:table-cell>
          <table:table-cell table:style-name="ce342" table:formula="of:=IF(OR([.E186]=&quot;&quot;;[.E187]=&quot;&quot;);&quot;&quot;;IF(OR([Sheet1.E186]&gt;0.02;[Sheet1.E187]&gt;0.02);&quot;NO&quot;;&quot;YES&quot;))">
            <text:p/>
          </table:table-cell>
          <table:table-cell table:style-name="ce342" table:formula="of:=IF(OR([.F186]=&quot;&quot;;[.F187]=&quot;&quot;);&quot;&quot;;IF(OR([Sheet1.F186]&gt;0.02;[Sheet1.F187]&gt;0.02);&quot;NO&quot;;&quot;YES&quot;))">
            <text:p/>
          </table:table-cell>
          <table:table-cell table:style-name="ce342" table:formula="of:=IF(OR([.G186]=&quot;&quot;;[.G187]=&quot;&quot;);&quot;&quot;;IF(OR([Sheet1.G186]&gt;0.02;[Sheet1.G187]&gt;0.02);&quot;NO&quot;;&quot;YES&quot;))">
            <text:p/>
          </table:table-cell>
          <table:table-cell table:style-name="ce396" table:formula="of:=IF(OR([.H186]=&quot;&quot;;[.H187]=&quot;&quot;);&quot;&quot;;IF(OR([Sheet1.H186]&gt;0.02;[Sheet1.H187]&gt;0.02);&quot;NO&quot;;&quot;YES&quot;))">
            <text:p/>
          </table:table-cell>
          <table:table-cell table:style-name="ce411" table:formula="of:=IF(OR([.I186]=&quot;&quot;;[.I187]=&quot;&quot;);&quot;&quot;;IF(OR([Sheet1.I186]&gt;0.02;[Sheet1.I187]&gt;0.02);&quot;NO&quot;;&quot;YES&quot;))">
            <text:p/>
          </table:table-cell>
          <table:table-cell table:number-columns-repeated="3"/>
          <table:table-cell table:style-name="ce424"/>
          <table:table-cell/>
          <table:table-cell table:style-name="ce492"/>
          <table:table-cell table:style-name="ce300" office:value-type="string" calcext:value-type="string" table:number-columns-spanned="1" table:number-rows-spanned="2">
            <text:p>24x30</text:p>
          </table:table-cell>
          <table:table-cell table:style-name="ce278" office:value-type="string" calcext:value-type="string" table:number-columns-spanned="3" table:number-rows-spanned="1">
            <text:p>18x24</text:p>
          </table:table-cell>
          <table:covered-table-cell table:number-columns-repeated="2" table:style-name="ce278"/>
          <table:table-cell table:style-name="ce278" office:value-type="string" calcext:value-type="string">
            <text:p>24x30</text:p>
          </table:table-cell>
          <table:table-cell table:style-name="ce640" office:value-type="string" calcext:value-type="string" table:number-columns-spanned="1" table:number-rows-spanned="2">
            <text:p>Small breast</text:p>
          </table:table-cell>
          <table:table-cell table:style-name="ce240" table:number-columns-repeated="3"/>
          <table:table-cell table:style-name="ce412"/>
          <table:table-cell/>
          <table:table-cell table:style-name="ce247"/>
          <table:table-cell/>
          <table:table-cell table:style-name="ce240" table:number-columns-repeated="2"/>
          <table:table-cell table:number-columns-repeated="7"/>
          <table:table-cell table:style-name="ce247"/>
          <table:table-cell table:number-columns-repeated="986"/>
        </table:table-row>
        <table:table-row table:style-name="ro33">
          <table:table-cell table:style-name="ce228" office:value-type="float" office:value="53" calcext:value-type="float">
            <text:p>53</text:p>
          </table:table-cell>
          <table:table-cell table:style-name="ce238"/>
          <table:table-cell table:style-name="ce258"/>
          <table:table-cell table:style-name="ce299" office:value-type="string" calcext:value-type="string" table:number-columns-spanned="6" table:number-rows-spanned="1">
            <text:p>X-ray Field/Image Receptor % Deviation</text:p>
          </table:table-cell>
          <table:covered-table-cell table:number-columns-repeated="2"/>
          <table:covered-table-cell table:style-name="ce247"/>
          <table:covered-table-cell table:style-name="ce240"/>
          <table:covered-table-cell table:style-name="ce412"/>
          <table:table-cell table:style-name="ce240" table:number-columns-repeated="3"/>
          <table:table-cell table:style-name="ce467"/>
          <table:table-cell/>
          <table:table-cell table:style-name="ce492"/>
          <table:covered-table-cell table:style-name="ce514" office:value-type="string" calcext:value-type="string">
            <text:p>24x30</text:p>
          </table:covered-table-cell>
          <table:table-cell table:style-name="ce278" office:value-type="string" calcext:value-type="string">
            <text:p>Left</text:p>
          </table:table-cell>
          <table:table-cell table:style-name="ce278" office:value-type="string" calcext:value-type="string">
            <text:p>Center</text:p>
          </table:table-cell>
          <table:table-cell table:style-name="ce278" office:value-type="string" calcext:value-type="string">
            <text:p>Right</text:p>
          </table:table-cell>
          <table:table-cell table:style-name="ce278" office:value-type="string" calcext:value-type="string">
            <text:p>Tomo</text:p>
          </table:table-cell>
          <table:covered-table-cell table:style-name="ce645"/>
          <table:table-cell table:style-name="ce240" table:number-columns-repeated="3"/>
          <table:table-cell table:style-name="ce412"/>
          <table:table-cell/>
          <table:table-cell table:style-name="ce247"/>
          <table:table-cell/>
          <table:table-cell table:style-name="ce240" table:number-columns-repeated="2"/>
          <table:table-cell table:number-columns-repeated="7"/>
          <table:table-cell table:style-name="ce247"/>
          <table:table-cell table:number-columns-repeated="986"/>
        </table:table-row>
        <table:table-row table:style-name="ro33">
          <table:table-cell table:style-name="ce228" office:value-type="float" office:value="54" calcext:value-type="float">
            <text:p>54</text:p>
          </table:table-cell>
          <table:table-cell table:style-name="ce238"/>
          <table:table-cell table:style-name="ce268" office:value-type="string" calcext:value-type="string">
            <text:p>Left:</text:p>
          </table:table-cell>
          <table:table-cell table:style-name="ce302" table:formula="of:=IF([Sheet1.P190]=&quot;&quot;;&quot;&quot;;[Sheet1.P190])">
            <text:p/>
          </table:table-cell>
          <table:table-cell table:style-name="ce320" table:formula="of:=IF([Sheet1.Q190]=&quot;&quot;;&quot;&quot;;[Sheet1.Q190])">
            <text:p/>
          </table:table-cell>
          <table:table-cell table:style-name="ce320" table:formula="of:=IF([Sheet1.R190]=&quot;&quot;;&quot;&quot;;[Sheet1.R190])">
            <text:p/>
          </table:table-cell>
          <table:table-cell table:style-name="ce320" table:formula="of:=IF([Sheet1.S190]=&quot;&quot;;&quot;&quot;;[Sheet1.S190])">
            <text:p/>
          </table:table-cell>
          <table:table-cell table:style-name="ce393" table:formula="of:=IF([Sheet1.T190]=&quot;&quot;;&quot;&quot;;[Sheet1.T190])">
            <text:p/>
          </table:table-cell>
          <table:table-cell table:style-name="ce408" table:formula="of:=IF([Sheet1.U190]=&quot;&quot;;&quot;&quot;;[Sheet1.U190])">
            <text:p/>
          </table:table-cell>
          <table:table-cell table:style-name="ce240" table:number-columns-repeated="3"/>
          <table:table-cell table:style-name="ce467"/>
          <table:table-cell/>
          <table:table-cell table:style-name="ce491" office:value-type="string" calcext:value-type="string">
            <text:p>Left:</text:p>
          </table:table-cell>
          <table:table-cell table:style-name="ce515" table:formula="of:=IF(OR([.P180]=&quot;&quot;;[.$P$155]=&quot;&quot;);&quot;&quot;;[.P180]/[.$P$155])">
            <text:p/>
          </table:table-cell>
          <table:table-cell table:style-name="ce559" table:formula="of:=IF(OR([.Q180]=&quot;&quot;;[.$P$155]=&quot;&quot;);&quot;&quot;;[.Q180]/[.$P$155])">
            <text:p/>
          </table:table-cell>
          <table:table-cell table:style-name="ce559" table:formula="of:=IF(OR([.R180]=&quot;&quot;;[.$P$155]=&quot;&quot;);&quot;&quot;;[.R180]/[.$P$155])">
            <text:p/>
          </table:table-cell>
          <table:table-cell table:style-name="ce559" table:formula="of:=IF(OR([.S180]=&quot;&quot;;[.$P$155]=&quot;&quot;);&quot;&quot;;[.S180]/[.$P$155])">
            <text:p/>
          </table:table-cell>
          <table:table-cell table:style-name="ce559" table:formula="of:=IF(OR([.T180]=&quot;&quot;;[.$P$155]=&quot;&quot;);&quot;&quot;;[.T180]/[.$P$155])">
            <text:p/>
          </table:table-cell>
          <table:table-cell table:style-name="ce646" table:formula="of:=IF(OR([.U180]=&quot;&quot;;[.$P$155]=&quot;&quot;);&quot;&quot;;[.U180]/[.$P$155])">
            <text:p/>
          </table:table-cell>
          <table:table-cell table:style-name="ce240" table:number-columns-repeated="3"/>
          <table:table-cell table:style-name="ce412"/>
          <table:table-cell/>
          <table:table-cell table:style-name="ce247"/>
          <table:table-cell/>
          <table:table-cell table:style-name="ce240" table:number-columns-repeated="2"/>
          <table:table-cell table:number-columns-repeated="7"/>
          <table:table-cell table:style-name="ce247"/>
          <table:table-cell table:number-columns-repeated="986"/>
        </table:table-row>
        <table:table-row table:style-name="ro33">
          <table:table-cell table:style-name="ce228" office:value-type="float" office:value="55" calcext:value-type="float">
            <text:p>55</text:p>
          </table:table-cell>
          <table:table-cell table:style-name="ce238"/>
          <table:table-cell table:style-name="ce268" office:value-type="string" calcext:value-type="string">
            <text:p>Right:</text:p>
          </table:table-cell>
          <table:table-cell table:style-name="ce302" table:formula="of:=IF([Sheet1.P191]=&quot;&quot;;&quot;&quot;;[Sheet1.P191])">
            <text:p/>
          </table:table-cell>
          <table:table-cell table:style-name="ce320" table:formula="of:=IF([Sheet1.Q191]=&quot;&quot;;&quot;&quot;;[Sheet1.Q191])">
            <text:p/>
          </table:table-cell>
          <table:table-cell table:style-name="ce320" table:formula="of:=IF([Sheet1.R191]=&quot;&quot;;&quot;&quot;;[Sheet1.R191])">
            <text:p/>
          </table:table-cell>
          <table:table-cell table:style-name="ce320" table:formula="of:=IF([Sheet1.S191]=&quot;&quot;;&quot;&quot;;[Sheet1.S191])">
            <text:p/>
          </table:table-cell>
          <table:table-cell table:style-name="ce393" table:formula="of:=IF([Sheet1.T191]=&quot;&quot;;&quot;&quot;;[Sheet1.T191])">
            <text:p/>
          </table:table-cell>
          <table:table-cell table:style-name="ce408" table:formula="of:=IF([Sheet1.U191]=&quot;&quot;;&quot;&quot;;[Sheet1.U191])">
            <text:p/>
          </table:table-cell>
          <table:table-cell table:style-name="ce240" table:number-columns-repeated="3"/>
          <table:table-cell table:style-name="ce467"/>
          <table:table-cell/>
          <table:table-cell table:style-name="ce491" office:value-type="string" calcext:value-type="string">
            <text:p>Right:</text:p>
          </table:table-cell>
          <table:table-cell table:style-name="ce516" table:formula="of:=IF(OR([.P181]=&quot;&quot;;[.$P$155]=&quot;&quot;);&quot;&quot;;[.P181]/[.$P$155])">
            <text:p/>
          </table:table-cell>
          <table:table-cell table:style-name="ce560" table:formula="of:=IF(OR([.Q181]=&quot;&quot;;[.$P$155]=&quot;&quot;);&quot;&quot;;[.Q181]/[.$P$155])">
            <text:p/>
          </table:table-cell>
          <table:table-cell table:style-name="ce560" table:formula="of:=IF(OR([.R181]=&quot;&quot;;[.$P$155]=&quot;&quot;);&quot;&quot;;[.R181]/[.$P$155])">
            <text:p/>
          </table:table-cell>
          <table:table-cell table:style-name="ce560" table:formula="of:=IF(OR([.S181]=&quot;&quot;;[.$P$155]=&quot;&quot;);&quot;&quot;;[.S181]/[.$P$155])">
            <text:p/>
          </table:table-cell>
          <table:table-cell table:style-name="ce560" table:formula="of:=IF(OR([.T181]=&quot;&quot;;[.$P$155]=&quot;&quot;);&quot;&quot;;[.T181]/[.$P$155])">
            <text:p/>
          </table:table-cell>
          <table:table-cell table:style-name="ce647" table:formula="of:=IF(OR([.U181]=&quot;&quot;;[.$P$155]=&quot;&quot;);&quot;&quot;;[.U181]/[.$P$155])">
            <text:p/>
          </table:table-cell>
          <table:table-cell table:style-name="ce240" table:number-columns-repeated="3"/>
          <table:table-cell table:style-name="ce412"/>
          <table:table-cell/>
          <table:table-cell table:style-name="ce247"/>
          <table:table-cell/>
          <table:table-cell table:style-name="ce240" table:number-columns-repeated="2"/>
          <table:table-cell table:number-columns-repeated="7"/>
          <table:table-cell table:style-name="ce247"/>
          <table:table-cell table:number-columns-repeated="986"/>
        </table:table-row>
        <table:table-row table:style-name="ro33">
          <table:table-cell table:style-name="ce228" office:value-type="float" office:value="56" calcext:value-type="float">
            <text:p>56</text:p>
          </table:table-cell>
          <table:table-cell table:style-name="ce238"/>
          <table:table-cell table:style-name="ce268" office:value-type="string" calcext:value-type="string">
            <text:p>Anterior:</text:p>
          </table:table-cell>
          <table:table-cell table:style-name="ce302" table:formula="of:=IF([Sheet1.P192]=&quot;&quot;;&quot;&quot;;[Sheet1.P192])">
            <text:p/>
          </table:table-cell>
          <table:table-cell table:style-name="ce320" table:formula="of:=IF([Sheet1.Q192]=&quot;&quot;;&quot;&quot;;[Sheet1.Q192])">
            <text:p/>
          </table:table-cell>
          <table:table-cell table:style-name="ce320" table:formula="of:=IF([Sheet1.R192]=&quot;&quot;;&quot;&quot;;[Sheet1.R192])">
            <text:p/>
          </table:table-cell>
          <table:table-cell table:style-name="ce320" table:formula="of:=IF([Sheet1.S192]=&quot;&quot;;&quot;&quot;;[Sheet1.S192])">
            <text:p/>
          </table:table-cell>
          <table:table-cell table:style-name="ce393" table:formula="of:=IF([Sheet1.T192]=&quot;&quot;;&quot;&quot;;[Sheet1.T192])">
            <text:p/>
          </table:table-cell>
          <table:table-cell table:style-name="ce408" table:formula="of:=IF([Sheet1.U192]=&quot;&quot;;&quot;&quot;;[Sheet1.U192])">
            <text:p/>
          </table:table-cell>
          <table:table-cell table:style-name="ce240" table:number-columns-repeated="3"/>
          <table:table-cell table:style-name="ce467"/>
          <table:table-cell/>
          <table:table-cell table:style-name="ce491" office:value-type="string" calcext:value-type="string">
            <text:p>Anterior:</text:p>
          </table:table-cell>
          <table:table-cell table:style-name="ce516" table:formula="of:=IF(OR([.P182]=&quot;&quot;;[.$P$155]=&quot;&quot;);&quot;&quot;;[.P182]/[.$P$155])">
            <text:p/>
          </table:table-cell>
          <table:table-cell table:style-name="ce560" table:formula="of:=IF(OR([.Q182]=&quot;&quot;;[.$P$155]=&quot;&quot;);&quot;&quot;;[.Q182]/[.$P$155])">
            <text:p/>
          </table:table-cell>
          <table:table-cell table:style-name="ce560" table:formula="of:=IF(OR([.R182]=&quot;&quot;;[.$P$155]=&quot;&quot;);&quot;&quot;;[.R182]/[.$P$155])">
            <text:p/>
          </table:table-cell>
          <table:table-cell table:style-name="ce560" table:formula="of:=IF(OR([.S182]=&quot;&quot;;[.$P$155]=&quot;&quot;);&quot;&quot;;[.S182]/[.$P$155])">
            <text:p/>
          </table:table-cell>
          <table:table-cell table:style-name="ce560" table:formula="of:=IF(OR([.T182]=&quot;&quot;;[.$P$155]=&quot;&quot;);&quot;&quot;;[.T182]/[.$P$155])">
            <text:p/>
          </table:table-cell>
          <table:table-cell table:style-name="ce647" table:formula="of:=IF(OR([.U182]=&quot;&quot;;[.$P$155]=&quot;&quot;);&quot;&quot;;[.U182]/[.$P$155])">
            <text:p/>
          </table:table-cell>
          <table:table-cell table:style-name="ce240" table:number-columns-repeated="3"/>
          <table:table-cell table:style-name="ce412"/>
          <table:table-cell/>
          <table:table-cell table:style-name="ce247"/>
          <table:table-cell/>
          <table:table-cell table:style-name="ce240" table:number-columns-repeated="2"/>
          <table:table-cell table:number-columns-repeated="7"/>
          <table:table-cell table:style-name="ce247"/>
          <table:table-cell table:number-columns-repeated="986"/>
        </table:table-row>
        <table:table-row table:style-name="ro33">
          <table:table-cell table:style-name="ce228" office:value-type="float" office:value="57" calcext:value-type="float">
            <text:p>57</text:p>
          </table:table-cell>
          <table:table-cell table:style-name="ce238"/>
          <table:table-cell table:style-name="ce268" office:value-type="string" calcext:value-type="string">
            <text:p>Chest Wall:</text:p>
          </table:table-cell>
          <table:table-cell table:style-name="ce302" table:formula="of:=IF([Sheet1.P193]=&quot;&quot;;&quot;&quot;;[Sheet1.P193])">
            <text:p/>
          </table:table-cell>
          <table:table-cell table:style-name="ce320" table:formula="of:=IF([Sheet1.Q193]=&quot;&quot;;&quot;&quot;;[Sheet1.Q193])">
            <text:p/>
          </table:table-cell>
          <table:table-cell table:style-name="ce320" table:formula="of:=IF([Sheet1.R193]=&quot;&quot;;&quot;&quot;;[Sheet1.R193])">
            <text:p/>
          </table:table-cell>
          <table:table-cell table:style-name="ce320" table:formula="of:=IF([Sheet1.S193]=&quot;&quot;;&quot;&quot;;[Sheet1.S193])">
            <text:p/>
          </table:table-cell>
          <table:table-cell table:style-name="ce393" table:formula="of:=IF([Sheet1.T193]=&quot;&quot;;&quot;&quot;;[Sheet1.T193])">
            <text:p/>
          </table:table-cell>
          <table:table-cell table:style-name="ce408" table:formula="of:=IF([Sheet1.U193]=&quot;&quot;;&quot;&quot;;[Sheet1.U193])">
            <text:p/>
          </table:table-cell>
          <table:table-cell table:style-name="ce240" table:number-columns-repeated="3"/>
          <table:table-cell table:style-name="ce467"/>
          <table:table-cell/>
          <table:table-cell table:style-name="ce491" office:value-type="string" calcext:value-type="string">
            <text:p>Chest Wall:</text:p>
          </table:table-cell>
          <table:table-cell table:style-name="ce516" table:formula="of:=IF(OR([.P183]=&quot;&quot;;[.$P$155]=&quot;&quot;);&quot;&quot;;[.P183]/[.$P$155])">
            <text:p/>
          </table:table-cell>
          <table:table-cell table:style-name="ce560" table:formula="of:=IF(OR([.Q183]=&quot;&quot;;[.$P$155]=&quot;&quot;);&quot;&quot;;[.Q183]/[.$P$155])">
            <text:p/>
          </table:table-cell>
          <table:table-cell table:style-name="ce560" table:formula="of:=IF(OR([.R183]=&quot;&quot;;[.$P$155]=&quot;&quot;);&quot;&quot;;[.R183]/[.$P$155])">
            <text:p/>
          </table:table-cell>
          <table:table-cell table:style-name="ce560" table:formula="of:=IF(OR([.S183]=&quot;&quot;;[.$P$155]=&quot;&quot;);&quot;&quot;;[.S183]/[.$P$155])">
            <text:p/>
          </table:table-cell>
          <table:table-cell table:style-name="ce560" table:formula="of:=IF(OR([.T183]=&quot;&quot;;[.$P$155]=&quot;&quot;);&quot;&quot;;[.T183]/[.$P$155])">
            <text:p/>
          </table:table-cell>
          <table:table-cell table:style-name="ce647" table:formula="of:=IF(OR([.U183]=&quot;&quot;;[.$P$155]=&quot;&quot;);&quot;&quot;;[.U183]/[.$P$155])">
            <text:p/>
          </table:table-cell>
          <table:table-cell table:style-name="ce240" table:number-columns-repeated="3"/>
          <table:table-cell table:style-name="ce412"/>
          <table:table-cell/>
          <table:table-cell table:style-name="ce247" table:number-columns-repeated="2"/>
          <table:table-cell table:style-name="ce240" table:number-columns-repeated="2"/>
          <table:table-cell table:style-name="ce247" table:number-columns-repeated="8"/>
          <table:table-cell table:number-columns-repeated="986"/>
        </table:table-row>
        <table:table-row table:style-name="ro33">
          <table:table-cell table:style-name="ce228" office:value-type="float" office:value="58" calcext:value-type="float">
            <text:p>58</text:p>
          </table:table-cell>
          <table:table-cell table:style-name="ce238"/>
          <table:table-cell table:style-name="ce268" office:value-type="string" calcext:value-type="string">
            <text:p>Paddle:</text:p>
          </table:table-cell>
          <table:table-cell table:style-name="ce306" table:formula="of:=IF([Sheet1.P194]=&quot;&quot;;&quot;&quot;;[Sheet1.P194])">
            <text:p/>
          </table:table-cell>
          <table:table-cell table:style-name="ce323" table:formula="of:=IF([Sheet1.Q194]=&quot;&quot;;&quot;&quot;;[Sheet1.Q194])">
            <text:p/>
          </table:table-cell>
          <table:table-cell table:style-name="ce323" table:formula="of:=IF([Sheet1.R194]=&quot;&quot;;&quot;&quot;;[Sheet1.R194])">
            <text:p/>
          </table:table-cell>
          <table:table-cell table:style-name="ce323" table:formula="of:=IF([Sheet1.S194]=&quot;&quot;;&quot;&quot;;[Sheet1.S194])">
            <text:p/>
          </table:table-cell>
          <table:table-cell table:style-name="ce397" table:formula="of:=IF([Sheet1.T194]=&quot;&quot;;&quot;&quot;;[Sheet1.T194])">
            <text:p/>
          </table:table-cell>
          <table:table-cell table:style-name="ce413" table:formula="of:=IF([Sheet1.U194]=&quot;&quot;;&quot;&quot;;[Sheet1.U194])">
            <text:p/>
          </table:table-cell>
          <table:table-cell table:style-name="ce240" table:number-columns-repeated="3"/>
          <table:table-cell table:style-name="ce467"/>
          <table:table-cell/>
          <table:table-cell table:style-name="ce491" office:value-type="string" calcext:value-type="string">
            <text:p>Paddle:</text:p>
          </table:table-cell>
          <table:table-cell table:style-name="ce517" table:formula="of:=IF(OR([.P184]=&quot;&quot;;[.$P$155]=&quot;&quot;);&quot;&quot;;[.P184]/[.$P$155])">
            <text:p/>
          </table:table-cell>
          <table:table-cell table:style-name="ce561" table:formula="of:=IF(OR([.Q184]=&quot;&quot;;[.$P$155]=&quot;&quot;);&quot;&quot;;[.Q184]/[.$P$155])">
            <text:p/>
          </table:table-cell>
          <table:table-cell table:style-name="ce561" table:formula="of:=IF(OR([.R184]=&quot;&quot;;[.$P$155]=&quot;&quot;);&quot;&quot;;[.R184]/[.$P$155])">
            <text:p/>
          </table:table-cell>
          <table:table-cell table:style-name="ce561" table:formula="of:=IF(OR([.S184]=&quot;&quot;;[.$P$155]=&quot;&quot;);&quot;&quot;;[.S184]/[.$P$155])">
            <text:p/>
          </table:table-cell>
          <table:table-cell table:style-name="ce561" table:formula="of:=IF(OR([.T184]=&quot;&quot;;[.$P$155]=&quot;&quot;);&quot;&quot;;[.T184]/[.$P$155])">
            <text:p/>
          </table:table-cell>
          <table:table-cell table:style-name="ce648" table:formula="of:=IF(OR([.U184]=&quot;&quot;;[.$P$155]=&quot;&quot;);&quot;&quot;;[.U184]/[.$P$155])">
            <text:p/>
          </table:table-cell>
          <table:table-cell table:style-name="ce240" table:number-columns-repeated="3"/>
          <table:table-cell table:style-name="ce412"/>
          <table:table-cell/>
          <table:table-cell table:style-name="ce240" table:number-columns-repeated="12"/>
          <table:table-cell table:number-columns-repeated="986"/>
        </table:table-row>
        <table:table-row table:style-name="ro33">
          <table:table-cell table:style-name="ce228" office:value-type="float" office:value="59" calcext:value-type="float">
            <text:p>59</text:p>
          </table:table-cell>
          <table:table-cell table:style-name="ce238"/>
          <table:table-cell table:style-name="ce269" office:value-type="string" calcext:value-type="string">
            <text:p>Acceptable:</text:p>
          </table:table-cell>
          <table:table-cell table:style-name="ce307"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42"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42"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42"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396"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411"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ce240" table:number-columns-repeated="3"/>
          <table:table-cell table:style-name="ce467"/>
          <table:table-cell/>
          <table:table-cell table:style-name="ce484"/>
          <table:table-cell table:style-name="ce522" office:value-type="string" calcext:value-type="string">
            <text:p>X-ray field extends beyond the chest wall edge of the receptor</text:p>
          </table:table-cell>
          <table:table-cell table:style-name="ce240" table:number-columns-repeated="8"/>
          <table:table-cell table:style-name="ce422"/>
          <table:table-cell/>
          <table:table-cell table:style-name="ce240" table:number-columns-repeated="12"/>
          <table:table-cell table:number-columns-repeated="986"/>
        </table:table-row>
        <table:table-row table:style-name="ro33">
          <table:table-cell table:style-name="ce228" office:value-type="float" office:value="60" calcext:value-type="float">
            <text:p>60</text:p>
          </table:table-cell>
          <table:table-cell table:style-name="ce238"/>
          <table:table-cell table:style-name="ce270" office:value-type="string" calcext:value-type="string">
            <text:p>Criteria:</text:p>
          </table:table-cell>
          <table:table-cell table:style-name="ce244" office:value-type="string" calcext:value-type="string">
            <text:p>Sum of left/right and chest wall/anterior deviation is less than 2% SID</text:p>
          </table:table-cell>
          <table:table-cell table:style-name="ce240" table:number-columns-repeated="8"/>
          <table:table-cell table:style-name="ce467"/>
          <table:table-cell/>
          <table:table-cell table:style-name="ce484"/>
          <table:table-cell table:style-name="ce522" office:value-type="string" calcext:value-type="string">
            <text:p>Chest wall edge of the compression paddle is not visible in the image</text:p>
          </table:table-cell>
          <table:table-cell table:style-name="ce240" table:number-columns-repeated="8"/>
          <table:table-cell table:style-name="ce422"/>
          <table:table-cell/>
          <table:table-cell table:style-name="ce240" table:number-columns-repeated="12"/>
          <table:table-cell table:number-columns-repeated="986"/>
        </table:table-row>
        <table:table-row table:style-name="ro33">
          <table:table-cell table:style-name="ce228" office:value-type="float" office:value="61" calcext:value-type="float">
            <text:p>61</text:p>
          </table:table-cell>
          <table:table-cell table:style-name="ce238"/>
          <table:table-cell/>
          <table:table-cell table:style-name="ce244" office:value-type="string" calcext:value-type="string">
            <text:p>X-ray field does not extend beyond image receptor by more than 2% SID</text:p>
          </table:table-cell>
          <table:table-cell table:style-name="ce240" table:number-columns-repeated="8"/>
          <table:table-cell table:style-name="ce467"/>
          <table:table-cell/>
          <table:table-cell table:style-name="ce492"/>
          <table:table-cell table:style-name="ce240" table:number-columns-repeated="9"/>
          <table:table-cell table:style-name="ce422"/>
          <table:table-cell/>
          <table:table-cell table:style-name="ce240" table:number-columns-repeated="12"/>
          <table:table-cell table:number-columns-repeated="986"/>
        </table:table-row>
        <table:table-row table:style-name="ro33">
          <table:table-cell table:style-name="ce228" office:value-type="float" office:value="62" calcext:value-type="float">
            <text:p>62</text:p>
          </table:table-cell>
          <table:table-cell table:style-name="ce238"/>
          <table:table-cell/>
          <table:table-cell table:style-name="ce244" office:value-type="string" calcext:value-type="string">
            <text:p>X-ray field extends beyond the chest wall edge of image receptor.</text:p>
          </table:table-cell>
          <table:table-cell table:style-name="ce240" table:number-columns-repeated="8"/>
          <table:table-cell table:style-name="ce467"/>
          <table:table-cell/>
          <table:table-cell table:style-name="ce301"/>
          <table:table-cell table:style-name="ce256" office:value-type="string" calcext:value-type="string">
            <text:p>Criteria:</text:p>
          </table:table-cell>
          <table:table-cell table:style-name="ce244" office:value-type="string" calcext:value-type="string">
            <text:p>X-ray field does not extend beyond image receptor by more than 2% SID</text:p>
          </table:table-cell>
          <table:table-cell table:number-columns-repeated="3"/>
          <table:table-cell table:style-name="ce247" table:number-columns-repeated="4"/>
          <table:table-cell table:style-name="ce422"/>
          <table:table-cell/>
          <table:table-cell table:style-name="ce240" table:number-columns-repeated="12"/>
          <table:table-cell table:number-columns-repeated="986"/>
        </table:table-row>
        <table:table-row table:style-name="ro33">
          <table:table-cell table:style-name="ce228" office:value-type="float" office:value="63" calcext:value-type="float">
            <text:p>63</text:p>
          </table:table-cell>
          <table:table-cell table:style-name="ce238"/>
          <table:table-cell/>
          <table:table-cell table:style-name="ce244" office:value-type="string" calcext:value-type="string">
            <text:p>X-ray field does not fall within the image receptor by more than 2% SID on the right, left or chest wall side</text:p>
          </table:table-cell>
          <table:table-cell table:style-name="ce240" table:number-columns-repeated="8"/>
          <table:table-cell table:style-name="ce467"/>
          <table:table-cell/>
          <table:table-cell table:style-name="ce301"/>
          <table:table-cell/>
          <table:table-cell table:style-name="ce244" office:value-type="string" calcext:value-type="string">
            <text:p>X-ray field extends beyond the chest wall edge of image receptor.</text:p>
          </table:table-cell>
          <table:table-cell table:number-columns-repeated="7"/>
          <table:table-cell table:style-name="ce422"/>
          <table:table-cell/>
          <table:table-cell table:style-name="ce240" table:number-columns-repeated="12"/>
          <table:table-cell table:number-columns-repeated="986"/>
        </table:table-row>
        <table:table-row table:style-name="ro33">
          <table:table-cell table:style-name="ce228" office:value-type="float" office:value="64" calcext:value-type="float">
            <text:p>64</text:p>
          </table:table-cell>
          <table:table-cell table:style-name="ce238"/>
          <table:table-cell/>
          <table:table-cell table:style-name="ce244" office:value-type="string" calcext:value-type="string">
            <text:p>X-ray field dose not fall within the image receptor by more than 4% SID on the anterior side</text:p>
          </table:table-cell>
          <table:table-cell table:style-name="ce240" table:number-columns-repeated="8"/>
          <table:table-cell table:style-name="ce467"/>
          <table:table-cell/>
          <table:table-cell table:style-name="ce301"/>
          <table:table-cell/>
          <table:table-cell table:style-name="ce244" office:value-type="string" calcext:value-type="string">
            <text:p>X-ray field does not fall within the image receptor by more than 2% SID on the right, left or chest wall side</text:p>
          </table:table-cell>
          <table:table-cell table:number-columns-repeated="7"/>
          <table:table-cell table:style-name="ce422"/>
          <table:table-cell/>
          <table:table-cell table:style-name="ce240" table:number-columns-repeated="12"/>
          <table:table-cell table:number-columns-repeated="986"/>
        </table:table-row>
        <table:table-row table:style-name="ro33">
          <table:table-cell table:style-name="ce228" office:value-type="float" office:value="65" calcext:value-type="float">
            <text:p>65</text:p>
          </table:table-cell>
          <table:table-cell table:style-name="ce238"/>
          <table:table-cell table:style-name="ce247"/>
          <table:table-cell table:style-name="ce308" office:value-type="string" calcext:value-type="string">
            <text:p>Difference between chest wall edge of the receptor and compression paddle is less than 1% SID</text:p>
          </table:table-cell>
          <table:table-cell table:style-name="ce240" table:number-columns-repeated="8"/>
          <table:table-cell table:style-name="ce467"/>
          <table:table-cell/>
          <table:table-cell table:style-name="ce301"/>
          <table:table-cell/>
          <table:table-cell table:style-name="ce244" office:value-type="string" calcext:value-type="string">
            <text:p>X-ray field dose not fall within the image receptor by more than 4% SID on the anterior side</text:p>
          </table:table-cell>
          <table:table-cell table:number-columns-repeated="7"/>
          <table:table-cell table:style-name="ce422"/>
          <table:table-cell/>
          <table:table-cell table:style-name="ce240" table:number-columns-repeated="12"/>
          <table:table-cell table:number-columns-repeated="986"/>
        </table:table-row>
        <table:table-row table:style-name="ro33">
          <table:table-cell table:style-name="ce228" office:value-type="float" office:value="66" calcext:value-type="float">
            <text:p>66</text:p>
          </table:table-cell>
          <table:table-cell table:style-name="ce239"/>
          <table:table-cell table:style-name="ce271" table:number-columns-repeated="10"/>
          <table:table-cell table:style-name="ce474"/>
          <table:table-cell/>
          <table:table-cell table:style-name="ce301"/>
          <table:table-cell/>
          <table:table-cell table:style-name="ce244" office:value-type="string" calcext:value-type="string">
            <text:p>Difference between chest wall edge of the receptor and compression paddle is less than 1% SID</text:p>
          </table:table-cell>
          <table:table-cell table:number-columns-repeated="7"/>
          <table:table-cell table:style-name="ce422"/>
          <table:table-cell/>
          <table:table-cell table:style-name="ce240" table:number-columns-repeated="12"/>
          <table:table-cell table:number-columns-repeated="986"/>
        </table:table-row>
        <table:table-row table:style-name="ro33">
          <table:table-cell table:style-name="ce228"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482"/>
          <table:table-cell table:style-name="ce265"/>
          <table:table-cell table:style-name="ce566"/>
          <table:table-cell table:style-name="ce265" table:number-columns-repeated="7"/>
          <table:table-cell table:style-name="ce690"/>
          <table:table-cell/>
          <table:table-cell table:style-name="ce240" table:number-columns-repeated="12"/>
          <table:table-cell table:number-columns-repeated="986"/>
        </table:table-row>
        <table:table-row table:style-name="ro33">
          <table:table-cell table:style-name="ce228"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490" office:value-type="string" calcext:value-type="string">
            <text:p>System Resolution</text:p>
          </table:table-cell>
          <table:table-cell/>
          <table:table-cell table:style-name="ce567"/>
          <table:table-cell table:number-columns-repeated="7"/>
          <table:table-cell table:style-name="ce422"/>
          <table:table-cell/>
          <table:table-cell table:style-name="ce240" table:number-columns-repeated="12"/>
          <table:table-cell table:number-columns-repeated="986"/>
        </table:table-row>
        <table:table-row table:style-name="ro33">
          <table:table-cell table:style-name="ce228" office:value-type="float" office:value="1" calcext:value-type="float">
            <text:p>1</text:p>
          </table:table-cell>
          <table:table-cell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301"/>
          <table:table-cell table:style-name="ce268" office:value-type="string" calcext:value-type="string">
            <text:p>Mode (2D/3D):</text:p>
          </table:table-cell>
          <table:table-cell table:style-name="ce551" table:number-columns-repeated="3"/>
          <table:table-cell table:style-name="ce240" table:number-columns-repeated="5"/>
          <table:table-cell table:style-name="ce422"/>
          <table:table-cell/>
          <table:table-cell table:style-name="ce240" table:number-columns-repeated="12"/>
          <table:table-cell table:number-columns-repeated="986"/>
        </table:table-row>
        <table:table-row table:style-name="ro33">
          <table:table-cell table:style-name="ce228" office:value-type="float" office:value="2" calcext:value-type="float">
            <text:p>2</text:p>
          </table:table-cell>
          <table:table-cell table:number-columns-repeated="6"/>
          <table:table-cell table:style-name="ce387" office:value-type="string" calcext:value-type="string">
            <text:p>Inspection Results</text:p>
          </table:table-cell>
          <table:table-cell table:number-columns-repeated="4"/>
          <table:table-cell table:style-name="ce270" table:formula="of:=[Sheet1.$H$5]" office:value-type="string" office:string-value="Mammography System Compliance Inspection" calcext:value-type="string">
            <text:p>Mammography System Compliance Inspection</text:p>
          </table:table-cell>
          <table:table-cell/>
          <table:table-cell table:style-name="ce301"/>
          <table:table-cell table:style-name="ce268" office:value-type="string" calcext:value-type="string">
            <text:p>Target:</text:p>
          </table:table-cell>
          <table:table-cell table:style-name="ce551" table:number-columns-repeated="3"/>
          <table:table-cell table:number-columns-repeated="5"/>
          <table:table-cell table:style-name="ce422"/>
          <table:table-cell/>
          <table:table-cell table:style-name="ce240" table:number-columns-repeated="12"/>
          <table:table-cell table:number-columns-repeated="986"/>
        </table:table-row>
        <table:table-row table:style-name="ro33">
          <table:table-cell table:style-name="ce228" office:value-type="float" office:value="3" calcext:value-type="float">
            <text:p>3</text:p>
          </table:table-cell>
          <table:table-cell table:style-name="ce234"/>
          <table:table-cell table:style-name="ce263" table:formula="of:=[Sheet1.O215]" office:value-type="string" office:string-value="AEC Thickness Tracking – 2D" calcext:value-type="string">
            <text:p>AEC Thickness Tracking – 2D</text:p>
          </table:table-cell>
          <table:table-cell table:style-name="ce246" table:number-columns-repeated="9"/>
          <table:table-cell table:style-name="ce464"/>
          <table:table-cell/>
          <table:table-cell table:style-name="ce301"/>
          <table:table-cell table:style-name="ce268" office:value-type="string" calcext:value-type="string">
            <text:p>kV:</text:p>
          </table:table-cell>
          <table:table-cell table:style-name="ce551" table:number-columns-repeated="3"/>
          <table:table-cell table:number-columns-repeated="5"/>
          <table:table-cell table:style-name="ce422"/>
          <table:table-cell/>
          <table:table-cell table:style-name="ce240" table:number-columns-repeated="12"/>
          <table:table-cell table:number-columns-repeated="986"/>
        </table:table-row>
        <table:table-row table:style-name="ro33">
          <table:table-cell table:style-name="ce228" office:value-type="float" office:value="4" calcext:value-type="float">
            <text:p>4</text:p>
          </table:table-cell>
          <table:table-cell table:style-name="ce235"/>
          <table:table-cell table:style-name="ce268" office:value-type="string" calcext:value-type="string">
            <text:p>AEC Mode:</text:p>
          </table:table-cell>
          <table:table-cell table:style-name="ce309" table:formula="of:=IF([Sheet1.P216]=&quot;&quot;;&quot;&quot;;[Sheet1.P216])">
            <text:p/>
          </table:table-cell>
          <table:table-cell/>
          <table:table-cell table:style-name="ce268" office:value-type="string" calcext:value-type="string">
            <text:p>AEC Position:</text:p>
          </table:table-cell>
          <table:table-cell table:style-name="ce309" table:formula="of:=IF([Sheet1.S216]=&quot;&quot;;&quot;&quot;;[Sheet1.S216])">
            <text:p/>
          </table:table-cell>
          <table:table-cell table:number-columns-repeated="5"/>
          <table:table-cell table:style-name="ce424"/>
          <table:table-cell/>
          <table:table-cell table:style-name="ce301"/>
          <table:table-cell table:style-name="ce268" office:value-type="string" calcext:value-type="string">
            <text:p>mAs:</text:p>
          </table:table-cell>
          <table:table-cell table:style-name="ce551" table:number-columns-repeated="3"/>
          <table:table-cell table:number-columns-repeated="5"/>
          <table:table-cell table:style-name="ce422"/>
          <table:table-cell/>
          <table:table-cell table:style-name="ce240" table:number-columns-repeated="12"/>
          <table:table-cell table:number-columns-repeated="986"/>
        </table:table-row>
        <table:table-row table:style-name="ro33">
          <table:table-cell table:style-name="ce228" office:value-type="float" office:value="5" calcext:value-type="float">
            <text:p>5</text:p>
          </table:table-cell>
          <table:table-cell table:style-name="ce235"/>
          <table:table-cell/>
          <table:table-cell table:style-name="ce229" office:value-type="string" calcext:value-type="string">
            <text:p>Thickness</text:p>
          </table:table-cell>
          <table:table-cell table:number-columns-repeated="4"/>
          <table:table-cell table:style-name="ce229" office:value-type="string" calcext:value-type="string">
            <text:p>Reported</text:p>
          </table:table-cell>
          <table:table-cell/>
          <table:table-cell table:style-name="ce258"/>
          <table:table-cell/>
          <table:table-cell table:style-name="ce424"/>
          <table:table-cell/>
          <table:table-cell table:style-name="ce301"/>
          <table:table-cell table:style-name="ce268" office:value-type="string" calcext:value-type="string">
            <text:p>lp/mm:</text:p>
          </table:table-cell>
          <table:table-cell table:style-name="ce551" table:number-columns-repeated="3"/>
          <table:table-cell table:number-columns-repeated="5"/>
          <table:table-cell table:style-name="ce422"/>
          <table:table-cell/>
          <table:table-cell table:style-name="ce240" table:number-columns-repeated="12"/>
          <table:table-cell table:number-columns-repeated="986"/>
        </table:table-row>
        <table:table-row table:style-name="ro33">
          <table:table-cell table:style-name="ce228" office:value-type="float" office:value="6" calcext:value-type="float">
            <text:p>6</text:p>
          </table:table-cell>
          <table:table-cell table:style-name="ce235"/>
          <table:table-cell/>
          <table:table-cell table:style-name="ce229" office:value-type="string" calcext:value-type="string">
            <text:p>(cm)</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Deviation</text:p>
          </table:table-cell>
          <table:table-cell table:style-name="ce258"/>
          <table:table-cell/>
          <table:table-cell table:style-name="ce424"/>
          <table:table-cell/>
          <table:table-cell table:style-name="ce301"/>
          <table:table-cell table:style-name="ce268" office:value-type="string" calcext:value-type="string">
            <text:p>Acceptable:</text:p>
          </table:table-cell>
          <table:table-cell table:style-name="ce280" table:formula="of:=IF([.Q209]=&quot;&quot;;&quot;&quot;;IF(AND([.Q205]=&quot;2D&quot;;[.Q209]&gt;=7);&quot;Pass&quot;;IF(AND([.Q205]=&quot;3D&quot;;[.Q209]&gt;=3);&quot;Pass&quot;;&quot;Fail&quot;)))">
            <text:p/>
          </table:table-cell>
          <table:table-cell table:style-name="ce280" table:formula="of:=IF([.R209]=&quot;&quot;;&quot;&quot;;IF(AND([.R205]=&quot;2D&quot;;[.R209]&gt;=7);&quot;Pass&quot;;IF(AND([.R205]=&quot;3D&quot;;[.R209]&gt;=3);&quot;Pass&quot;;&quot;Fail&quot;)))">
            <text:p/>
          </table:table-cell>
          <table:table-cell table:style-name="ce280" table:formula="of:=IF([.S209]=&quot;&quot;;&quot;&quot;;IF(AND([.S205]=&quot;2D&quot;;[.S209]&gt;=7);&quot;Pass&quot;;IF(AND([.S205]=&quot;3D&quot;;[.S209]&gt;=3);&quot;Pass&quot;;&quot;Fail&quot;)))">
            <text:p/>
          </table:table-cell>
          <table:table-cell table:number-columns-repeated="5"/>
          <table:table-cell table:style-name="ce422"/>
          <table:table-cell/>
          <table:table-cell table:style-name="ce240" table:number-columns-repeated="12"/>
          <table:table-cell table:number-columns-repeated="986"/>
        </table:table-row>
        <table:table-row table:style-name="ro33">
          <table:table-cell table:style-name="ce228" office:value-type="float" office:value="7" calcext:value-type="float">
            <text:p>7</text:p>
          </table:table-cell>
          <table:table-cell table:style-name="ce235"/>
          <table:table-cell/>
          <table:table-cell table:style-name="ce310" table:formula="of:=IF([Sheet1.P219]=&quot;&quot;;&quot;&quot;;[Sheet1.P219])" office:value-type="float" office:value="2" calcext:value-type="float">
            <text:p>2</text:p>
          </table:table-cell>
          <table:table-cell table:style-name="ce343" table:formula="of:=IF([Sheet1.Q219]=&quot;&quot;;&quot;&quot;;[Sheet1.Q219])">
            <text:p/>
          </table:table-cell>
          <table:table-cell table:style-name="ce343" table:formula="of:=IF([Sheet1.R219]=&quot;&quot;;&quot;&quot;;[Sheet1.R219])">
            <text:p/>
          </table:table-cell>
          <table:table-cell table:style-name="ce343" table:formula="of:=IF([Sheet1.S219]=&quot;&quot;;&quot;&quot;;[Sheet1.S219])">
            <text:p/>
          </table:table-cell>
          <table:table-cell table:style-name="ce343" table:formula="of:=IF([Sheet1.T219]=&quot;&quot;;&quot;&quot;;[Sheet1.T219])">
            <text:p/>
          </table:table-cell>
          <table:table-cell table:style-name="ce343" table:formula="of:=IF([Sheet1.V219]=&quot;&quot;;&quot;&quot;;[Sheet1.V219])">
            <text:p/>
          </table:table-cell>
          <table:table-cell table:style-name="ce437" table:formula="of:=IF([Sheet1.W219]=&quot;&quot;;&quot;&quot;;[Sheet1.W219])">
            <text:p/>
          </table:table-cell>
          <table:table-cell table:style-name="ce258"/>
          <table:table-cell/>
          <table:table-cell table:style-name="ce424"/>
          <table:table-cell/>
          <table:table-cell table:style-name="ce301"/>
          <table:table-cell table:style-name="ce268" office:value-type="string" calcext:value-type="string">
            <text:p>Previous:</text:p>
          </table:table-cell>
          <table:table-cell table:style-name="ce568" table:formula="of:=IF([.AB94]=&quot;&quot;;&quot;&quot;;[.AB94])">
            <text:p/>
          </table:table-cell>
          <table:table-cell table:style-name="ce568" table:formula="of:=IF([.AB95]=&quot;&quot;;&quot;&quot;;[.AB95])">
            <text:p/>
          </table:table-cell>
          <table:table-cell table:style-name="ce568" table:formula="of:=IF([.AB96]=&quot;&quot;;&quot;&quot;;[.AB96])">
            <text:p/>
          </table:table-cell>
          <table:table-cell table:style-name="ce240" table:number-columns-repeated="5"/>
          <table:table-cell table:style-name="ce422"/>
          <table:table-cell/>
          <table:table-cell table:style-name="ce240" table:number-columns-repeated="12"/>
          <table:table-cell table:number-columns-repeated="986"/>
        </table:table-row>
        <table:table-row table:style-name="ro33">
          <table:table-cell table:style-name="ce228" office:value-type="float" office:value="8" calcext:value-type="float">
            <text:p>8</text:p>
          </table:table-cell>
          <table:table-cell table:style-name="ce235"/>
          <table:table-cell/>
          <table:table-cell table:style-name="ce311" table:formula="of:=IF([Sheet1.P220]=&quot;&quot;;&quot;&quot;;[Sheet1.P220])" office:value-type="float" office:value="4" calcext:value-type="float">
            <text:p>4</text:p>
          </table:table-cell>
          <table:table-cell table:style-name="ce280" table:formula="of:=IF([Sheet1.Q220]=&quot;&quot;;&quot;&quot;;[Sheet1.Q220])">
            <text:p/>
          </table:table-cell>
          <table:table-cell table:style-name="ce280" table:formula="of:=IF([Sheet1.R220]=&quot;&quot;;&quot;&quot;;[Sheet1.R220])">
            <text:p/>
          </table:table-cell>
          <table:table-cell table:style-name="ce280" table:formula="of:=IF([Sheet1.S220]=&quot;&quot;;&quot;&quot;;[Sheet1.S220])">
            <text:p/>
          </table:table-cell>
          <table:table-cell table:style-name="ce280" table:formula="of:=IF([Sheet1.T220]=&quot;&quot;;&quot;&quot;;[Sheet1.T220])">
            <text:p/>
          </table:table-cell>
          <table:table-cell table:style-name="ce280" table:formula="of:=IF([Sheet1.V220]=&quot;&quot;;&quot;&quot;;[Sheet1.V220])">
            <text:p/>
          </table:table-cell>
          <table:table-cell table:style-name="ce408" table:formula="of:=IF([Sheet1.W220]=&quot;&quot;;&quot;&quot;;[Sheet1.W220])">
            <text:p/>
          </table:table-cell>
          <table:table-cell table:style-name="ce258"/>
          <table:table-cell/>
          <table:table-cell table:style-name="ce424"/>
          <table:table-cell/>
          <table:table-cell table:style-name="ce301"/>
          <table:table-cell table:style-name="ce240" table:number-columns-repeated="9"/>
          <table:table-cell table:style-name="ce422"/>
          <table:table-cell/>
          <table:table-cell table:style-name="ce240" table:number-columns-repeated="12"/>
          <table:table-cell table:number-columns-repeated="986"/>
        </table:table-row>
        <table:table-row table:style-name="ro33">
          <table:table-cell table:style-name="ce228" office:value-type="float" office:value="9" calcext:value-type="float">
            <text:p>9</text:p>
          </table:table-cell>
          <table:table-cell table:style-name="ce235"/>
          <table:table-cell/>
          <table:table-cell table:style-name="ce311" table:formula="of:=IF([Sheet1.P221]=&quot;&quot;;&quot;&quot;;[Sheet1.P221])" office:value-type="float" office:value="4" calcext:value-type="float">
            <text:p>4</text:p>
          </table:table-cell>
          <table:table-cell table:style-name="ce280" table:formula="of:=IF([Sheet1.Q221]=&quot;&quot;;&quot;&quot;;[Sheet1.Q221])" office:value-type="float" office:value="0" calcext:value-type="float">
            <text:p>0</text:p>
          </table:table-cell>
          <table:table-cell table:style-name="ce280" table:formula="of:=IF([Sheet1.R221]=&quot;&quot;;&quot;&quot;;[Sheet1.R221])" office:value-type="float" office:value="0" calcext:value-type="float">
            <text:p>0</text:p>
          </table:table-cell>
          <table:table-cell table:style-name="ce280" table:formula="of:=IF([Sheet1.S221]=&quot;&quot;;&quot;&quot;;[Sheet1.S221])">
            <text:p/>
          </table:table-cell>
          <table:table-cell table:style-name="ce280" table:formula="of:=IF([Sheet1.T221]=&quot;&quot;;&quot;&quot;;[Sheet1.T221])">
            <text:p/>
          </table:table-cell>
          <table:table-cell table:style-name="ce280" table:formula="of:=IF([Sheet1.V221]=&quot;&quot;;&quot;&quot;;[Sheet1.V221])">
            <text:p/>
          </table:table-cell>
          <table:table-cell table:style-name="ce408" table:formula="of:=IF([Sheet1.W221]=&quot;&quot;;&quot;&quot;;[Sheet1.W221])">
            <text:p/>
          </table:table-cell>
          <table:table-cell table:style-name="ce258"/>
          <table:table-cell/>
          <table:table-cell table:style-name="ce424"/>
          <table:table-cell/>
          <table:table-cell table:style-name="ce301"/>
          <table:table-cell table:style-name="ce523" office:value-type="string" calcext:value-type="string">
            <text:p>Criteria:</text:p>
          </table:table-cell>
          <table:table-cell table:style-name="ce308" office:value-type="string" calcext:value-type="string">
            <text:p>Limiting system resolution must be 7 lp/mm or higher in conventional/2D mode</text:p>
          </table:table-cell>
          <table:table-cell table:style-name="ce247" table:number-columns-repeated="7"/>
          <table:table-cell table:style-name="ce422"/>
          <table:table-cell/>
          <table:table-cell table:style-name="ce240" table:number-columns-repeated="12"/>
          <table:table-cell table:number-columns-repeated="986"/>
        </table:table-row>
        <table:table-row table:style-name="ro33">
          <table:table-cell table:style-name="ce228" office:value-type="float" office:value="10" calcext:value-type="float">
            <text:p>10</text:p>
          </table:table-cell>
          <table:table-cell table:style-name="ce235"/>
          <table:table-cell/>
          <table:table-cell table:style-name="ce311" table:formula="of:=IF([Sheet1.P222]=&quot;&quot;;&quot;&quot;;[Sheet1.P222])" office:value-type="float" office:value="4" calcext:value-type="float">
            <text:p>4</text:p>
          </table:table-cell>
          <table:table-cell table:style-name="ce280" table:formula="of:=IF([Sheet1.Q222]=&quot;&quot;;&quot;&quot;;[Sheet1.Q222])" office:value-type="float" office:value="0" calcext:value-type="float">
            <text:p>0</text:p>
          </table:table-cell>
          <table:table-cell table:style-name="ce280" table:formula="of:=IF([Sheet1.R222]=&quot;&quot;;&quot;&quot;;[Sheet1.R222])" office:value-type="float" office:value="0" calcext:value-type="float">
            <text:p>0</text:p>
          </table:table-cell>
          <table:table-cell table:style-name="ce280" table:formula="of:=IF([Sheet1.S222]=&quot;&quot;;&quot;&quot;;[Sheet1.S222])">
            <text:p/>
          </table:table-cell>
          <table:table-cell table:style-name="ce280" table:formula="of:=IF([Sheet1.T222]=&quot;&quot;;&quot;&quot;;[Sheet1.T222])">
            <text:p/>
          </table:table-cell>
          <table:table-cell table:style-name="ce280" table:formula="of:=IF([Sheet1.V222]=&quot;&quot;;&quot;&quot;;[Sheet1.V222])">
            <text:p/>
          </table:table-cell>
          <table:table-cell table:style-name="ce408" table:formula="of:=IF([Sheet1.W222]=&quot;&quot;;&quot;&quot;;[Sheet1.W222])">
            <text:p/>
          </table:table-cell>
          <table:table-cell table:style-name="ce258"/>
          <table:table-cell/>
          <table:table-cell table:style-name="ce424"/>
          <table:table-cell/>
          <table:table-cell table:style-name="ce482"/>
          <table:table-cell table:style-name="ce265"/>
          <table:table-cell table:style-name="ce566" office:value-type="string" calcext:value-type="string">
            <text:p>Limiting system resolution must be 3 lp/mm or higher in 3D mode</text:p>
          </table:table-cell>
          <table:table-cell table:style-name="ce265" table:number-columns-repeated="7"/>
          <table:table-cell table:style-name="ce690"/>
          <table:table-cell/>
          <table:table-cell table:style-name="ce229" table:number-columns-repeated="3"/>
          <table:table-cell table:number-columns-repeated="995"/>
        </table:table-row>
        <table:table-row table:style-name="ro33">
          <table:table-cell table:style-name="ce228" office:value-type="float" office:value="11" calcext:value-type="float">
            <text:p>11</text:p>
          </table:table-cell>
          <table:table-cell table:style-name="ce235"/>
          <table:table-cell/>
          <table:table-cell table:style-name="ce311" table:formula="of:=IF([Sheet1.P223]=&quot;&quot;;&quot;&quot;;[Sheet1.P223])" office:value-type="float" office:value="4" calcext:value-type="float">
            <text:p>4</text:p>
          </table:table-cell>
          <table:table-cell table:style-name="ce280" table:formula="of:=IF([Sheet1.Q223]=&quot;&quot;;&quot;&quot;;[Sheet1.Q223])" office:value-type="float" office:value="0" calcext:value-type="float">
            <text:p>0</text:p>
          </table:table-cell>
          <table:table-cell table:style-name="ce280" table:formula="of:=IF([Sheet1.R223]=&quot;&quot;;&quot;&quot;;[Sheet1.R223])" office:value-type="float" office:value="0" calcext:value-type="float">
            <text:p>0</text:p>
          </table:table-cell>
          <table:table-cell table:style-name="ce280" table:formula="of:=IF([Sheet1.S223]=&quot;&quot;;&quot;&quot;;[Sheet1.S223])">
            <text:p/>
          </table:table-cell>
          <table:table-cell table:style-name="ce280" table:formula="of:=IF([Sheet1.T223]=&quot;&quot;;&quot;&quot;;[Sheet1.T223])">
            <text:p/>
          </table:table-cell>
          <table:table-cell table:style-name="ce280" table:formula="of:=IF([Sheet1.V223]=&quot;&quot;;&quot;&quot;;[Sheet1.V223])">
            <text:p/>
          </table:table-cell>
          <table:table-cell table:style-name="ce408" table:formula="of:=IF([Sheet1.W223]=&quot;&quot;;&quot;&quot;;[Sheet1.W223])">
            <text:p/>
          </table:table-cell>
          <table:table-cell table:style-name="ce258"/>
          <table:table-cell/>
          <table:table-cell table:style-name="ce424"/>
          <table:table-cell/>
          <table:table-cell table:style-name="ce490" office:value-type="string" calcext:value-type="string">
            <text:p>AEC Thickness Tracking – 2D</text:p>
          </table:table-cell>
          <table:table-cell table:number-columns-repeated="9"/>
          <table:table-cell table:style-name="ce422"/>
          <table:table-cell/>
          <table:table-cell table:style-name="ce229" table:number-columns-repeated="3"/>
          <table:table-cell table:number-columns-repeated="995"/>
        </table:table-row>
        <table:table-row table:style-name="ro33">
          <table:table-cell table:style-name="ce228" office:value-type="float" office:value="12" calcext:value-type="float">
            <text:p>12</text:p>
          </table:table-cell>
          <table:table-cell table:style-name="ce235"/>
          <table:table-cell/>
          <table:table-cell table:style-name="ce311" table:formula="of:=IF([Sheet1.P224]=&quot;&quot;;&quot;&quot;;[Sheet1.P224])" office:value-type="float" office:value="6" calcext:value-type="float">
            <text:p>6</text:p>
          </table:table-cell>
          <table:table-cell table:style-name="ce280" table:formula="of:=IF([Sheet1.Q224]=&quot;&quot;;&quot;&quot;;[Sheet1.Q224])">
            <text:p/>
          </table:table-cell>
          <table:table-cell table:style-name="ce280" table:formula="of:=IF([Sheet1.R224]=&quot;&quot;;&quot;&quot;;[Sheet1.R224])">
            <text:p/>
          </table:table-cell>
          <table:table-cell table:style-name="ce280" table:formula="of:=IF([Sheet1.S224]=&quot;&quot;;&quot;&quot;;[Sheet1.S224])">
            <text:p/>
          </table:table-cell>
          <table:table-cell table:style-name="ce280" table:formula="of:=IF([Sheet1.T224]=&quot;&quot;;&quot;&quot;;[Sheet1.T224])">
            <text:p/>
          </table:table-cell>
          <table:table-cell table:style-name="ce280" table:formula="of:=IF([Sheet1.V224]=&quot;&quot;;&quot;&quot;;[Sheet1.V224])">
            <text:p/>
          </table:table-cell>
          <table:table-cell table:style-name="ce408" table:formula="of:=IF([Sheet1.W224]=&quot;&quot;;&quot;&quot;;[Sheet1.W224])">
            <text:p/>
          </table:table-cell>
          <table:table-cell table:style-name="ce258"/>
          <table:table-cell/>
          <table:table-cell table:style-name="ce424"/>
          <table:table-cell/>
          <table:table-cell table:style-name="ce301" office:value-type="string" calcext:value-type="string">
            <text:p>AEC Mode:</text:p>
          </table:table-cell>
          <table:table-cell table:style-name="ce524"/>
          <table:table-cell/>
          <table:table-cell table:style-name="ce268" office:value-type="string" calcext:value-type="string">
            <text:p>AEC Position:</text:p>
          </table:table-cell>
          <table:table-cell table:style-name="ce550"/>
          <table:table-cell/>
          <table:table-cell table:style-name="ce649" office:value-type="string" calcext:value-type="string">
            <text:p>Dose Table:</text:p>
          </table:table-cell>
          <table:table-cell table:style-name="ce550"/>
          <table:table-cell office:value-type="string" calcext:value-type="string">
            <text:p>Enter -1 if not applicable</text:p>
          </table:table-cell>
          <table:table-cell/>
          <table:table-cell table:style-name="ce422"/>
          <table:table-cell/>
          <table:table-cell table:style-name="ce229" table:number-columns-repeated="3"/>
          <table:table-cell table:number-columns-repeated="995"/>
        </table:table-row>
        <table:table-row table:style-name="ro33">
          <table:table-cell table:style-name="ce228" office:value-type="float" office:value="13" calcext:value-type="float">
            <text:p>13</text:p>
          </table:table-cell>
          <table:table-cell table:style-name="ce235"/>
          <table:table-cell/>
          <table:table-cell table:style-name="ce311" table:formula="of:=IF([Sheet1.P225]=&quot;&quot;;&quot;&quot;;[Sheet1.P225])" office:value-type="float" office:value="8" calcext:value-type="float">
            <text:p>8</text:p>
          </table:table-cell>
          <table:table-cell table:style-name="ce280" table:formula="of:=IF([Sheet1.Q225]=&quot;&quot;;&quot;&quot;;[Sheet1.Q225])">
            <text:p/>
          </table:table-cell>
          <table:table-cell table:style-name="ce280" table:formula="of:=IF([Sheet1.R225]=&quot;&quot;;&quot;&quot;;[Sheet1.R225])">
            <text:p/>
          </table:table-cell>
          <table:table-cell table:style-name="ce280" table:formula="of:=IF([Sheet1.S225]=&quot;&quot;;&quot;&quot;;[Sheet1.S225])">
            <text:p/>
          </table:table-cell>
          <table:table-cell table:style-name="ce280" table:formula="of:=IF([Sheet1.T225]=&quot;&quot;;&quot;&quot;;[Sheet1.T225])">
            <text:p/>
          </table:table-cell>
          <table:table-cell table:style-name="ce280" table:formula="of:=IF([Sheet1.V225]=&quot;&quot;;&quot;&quot;;[Sheet1.V225])">
            <text:p/>
          </table:table-cell>
          <table:table-cell table:style-name="ce408" table:formula="of:=IF([Sheet1.W225]=&quot;&quot;;&quot;&quot;;[Sheet1.W225])">
            <text:p/>
          </table:table-cell>
          <table:table-cell table:style-name="ce258"/>
          <table:table-cell/>
          <table:table-cell table:style-name="ce424"/>
          <table:table-cell/>
          <table:table-cell table:style-name="ce301"/>
          <table:table-cell table:style-name="ce229" office:value-type="string" calcext:value-type="string">
            <text:p>Thickness</text:p>
          </table:table-cell>
          <table:table-cell table:number-columns-repeated="4"/>
          <table:table-cell table:style-name="ce229" office:value-type="string" calcext:value-type="string">
            <text:p>Corrected</text:p>
          </table:table-cell>
          <table:table-cell table:style-name="ce229" office:value-type="string" calcext:value-type="string">
            <text:p>Reported</text:p>
          </table:table-cell>
          <table:table-cell table:number-columns-repeated="2"/>
          <table:table-cell table:style-name="ce422"/>
          <table:table-cell table:number-columns-repeated="999"/>
        </table:table-row>
        <table:table-row table:style-name="ro33">
          <table:table-cell table:style-name="ce228" office:value-type="float" office:value="14" calcext:value-type="float">
            <text:p>14</text:p>
          </table:table-cell>
          <table:table-cell table:style-name="ce235"/>
          <table:table-cell/>
          <table:table-cell table:style-name="ce312" table:formula="of:=IF([Sheet1.P226]=&quot;&quot;;&quot;&quot;;[Sheet1.P226])" office:value-type="float" office:value="4" calcext:value-type="float">
            <text:p>4</text:p>
          </table:table-cell>
          <table:table-cell table:style-name="ce344" table:formula="of:=IF([Sheet1.Q226]=&quot;&quot;;&quot;&quot;;[Sheet1.Q226])">
            <text:p/>
          </table:table-cell>
          <table:table-cell table:style-name="ce344" table:formula="of:=IF([Sheet1.R226]=&quot;&quot;;&quot;&quot;;[Sheet1.R226])">
            <text:p/>
          </table:table-cell>
          <table:table-cell table:style-name="ce344" table:formula="of:=IF([Sheet1.S226]=&quot;&quot;;&quot;&quot;;[Sheet1.S226])">
            <text:p/>
          </table:table-cell>
          <table:table-cell table:style-name="ce344" table:formula="of:=IF([Sheet1.T226]=&quot;&quot;;&quot;&quot;;[Sheet1.T226])">
            <text:p/>
          </table:table-cell>
          <table:table-cell table:style-name="ce344" table:formula="of:=IF([Sheet1.V226]=&quot;&quot;;&quot;&quot;;[Sheet1.V226])">
            <text:p/>
          </table:table-cell>
          <table:table-cell table:style-name="ce413" table:formula="of:=IF([Sheet1.W226]=&quot;&quot;;&quot;&quot;;[Sheet1.W226])">
            <text:p/>
          </table:table-cell>
          <table:table-cell table:style-name="ce258"/>
          <table:table-cell/>
          <table:table-cell table:style-name="ce424"/>
          <table:table-cell/>
          <table:table-cell table:style-name="ce301"/>
          <table:table-cell table:style-name="ce229" office:value-type="string" calcext:value-type="string">
            <text:p>(cm)</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number-columns-repeated="2"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Deviation</text:p>
          </table:table-cell>
          <table:table-cell/>
          <table:table-cell table:style-name="ce422"/>
          <table:table-cell table:number-columns-repeated="999"/>
        </table:table-row>
        <table:table-row table:style-name="ro33">
          <table:table-cell table:style-name="ce228" office:value-type="float" office:value="15" calcext:value-type="float">
            <text:p>15</text:p>
          </table:table-cell>
          <table:table-cell table:style-name="ce235"/>
          <table:table-cell table:number-columns-repeated="4"/>
          <table:table-cell table:style-name="ce268" office:value-type="string" calcext:value-type="string">
            <text:p>Average:</text:p>
          </table:table-cell>
          <table:table-cell table:style-name="ce398" table:formula="of:=IF([Sheet1.U227]=&quot;&quot;;&quot;&quot;;[Sheet1.U227])">
            <text:p/>
          </table:table-cell>
          <table:table-cell table:number-columns-repeated="2"/>
          <table:table-cell table:style-name="ce258"/>
          <table:table-cell/>
          <table:table-cell table:style-name="ce424"/>
          <table:table-cell/>
          <table:table-cell table:style-name="ce301"/>
          <table:table-cell table:style-name="ce346" office:value-type="float" office:value="2" calcext:value-type="float">
            <text:p>2</text:p>
          </table:table-cell>
          <table:table-cell table:style-name="ce569"/>
          <table:table-cell table:style-name="ce573" table:number-columns-repeated="3"/>
          <table:table-cell table:style-name="ce650" table:formula="of:=IF([.$V$216]=-1;[.T219];IF([.T219]=&quot;&quot;;&quot;&quot;;[.T219]/VLOOKUP([.P219];[$Tables.$A$130:.$H$134];MATCH([.$V$216];[$Tables.$A$130:.$H$130]))))">
            <text:p/>
          </table:table-cell>
          <table:table-cell table:style-name="ce573"/>
          <table:table-cell table:style-name="ce437" table:formula="of:=IF(OR([.U219]=&quot;&quot;;[.$U$227]=&quot;&quot;);&quot;&quot;;([.U219]-[.$U$227])/[.$U$227])">
            <text:p/>
          </table:table-cell>
          <table:table-cell/>
          <table:table-cell table:style-name="ce422"/>
          <table:table-cell table:number-columns-repeated="999"/>
        </table:table-row>
        <table:table-row table:style-name="ro33">
          <table:table-cell table:style-name="ce228" office:value-type="float" office:value="16" calcext:value-type="float">
            <text:p>16</text:p>
          </table:table-cell>
          <table:table-cell table:style-name="ce235"/>
          <table:table-cell/>
          <table:table-cell table:style-name="ce270" office:value-type="string" calcext:value-type="string">
            <text:p>Criteria:</text:p>
          </table:table-cell>
          <table:table-cell table:style-name="ce244" office:value-type="string" calcext:value-type="string">
            <text:p>Mean pixel value of each image is within 10% of the average pixel value</text:p>
          </table:table-cell>
          <table:table-cell table:number-columns-repeated="7"/>
          <table:table-cell table:style-name="ce424"/>
          <table:table-cell/>
          <table:table-cell table:style-name="ce301"/>
          <table:table-cell table:style-name="ce347" office:value-type="float" office:value="4" calcext:value-type="float">
            <text:p>4</text:p>
          </table:table-cell>
          <table:table-cell table:style-name="ce570"/>
          <table:table-cell table:style-name="ce549" table:number-columns-repeated="3"/>
          <table:table-cell table:style-name="ce651" table:formula="of:=IF([.$V$216]=-1;[.T220];IF([.T220]=&quot;&quot;;&quot;&quot;;[.T220]/VLOOKUP([.P220];[$Tables.$A$130:.$H$134];MATCH([.$V$216];[$Tables.$A$130:.$H$130]))))">
            <text:p/>
          </table:table-cell>
          <table:table-cell table:style-name="ce549"/>
          <table:table-cell table:style-name="ce408" table:formula="of:=IF(OR([.U220]=&quot;&quot;;[.$U$227]=&quot;&quot;);&quot;&quot;;([.U220]-[.$U$227])/[.$U$227])">
            <text:p/>
          </table:table-cell>
          <table:table-cell/>
          <table:table-cell table:style-name="ce422"/>
          <table:table-cell table:number-columns-repeated="999"/>
        </table:table-row>
        <table:table-row table:style-name="ro33">
          <table:table-cell table:style-name="ce228" office:value-type="float" office:value="17" calcext:value-type="float">
            <text:p>17</text:p>
          </table:table-cell>
          <table:table-cell table:style-name="ce235"/>
          <table:table-cell table:number-columns-repeated="10"/>
          <table:table-cell table:style-name="ce424"/>
          <table:table-cell/>
          <table:table-cell table:style-name="ce301"/>
          <table:table-cell table:style-name="ce347" office:value-type="float" office:value="4" calcext:value-type="float">
            <text:p>4</text:p>
          </table:table-cell>
          <table:table-cell table:style-name="ce571" table:formula="of:=[.Q220]" office:value-type="float" office:value="0" calcext:value-type="float">
            <text:p>0</text:p>
          </table:table-cell>
          <table:table-cell table:style-name="ce335" table:formula="of:=[.R220]" office:value-type="float" office:value="0" calcext:value-type="float">
            <text:p>0</text:p>
          </table:table-cell>
          <table:table-cell table:style-name="ce549" table:number-columns-repeated="2"/>
          <table:table-cell table:style-name="ce651" table:formula="of:=IF([.$V$216]=-1;[.T221];IF([.T221]=&quot;&quot;;&quot;&quot;;[.T221]/VLOOKUP([.P221];[$Tables.$A$130:.$H$134];MATCH([.$V$216];[$Tables.$A$130:.$H$130]))))">
            <text:p/>
          </table:table-cell>
          <table:table-cell table:style-name="ce549"/>
          <table:table-cell table:style-name="ce408" table:formula="of:=IF(OR([.U221]=&quot;&quot;;[.$U$227]=&quot;&quot;);&quot;&quot;;([.U221]-[.$U$227])/[.$U$227])">
            <text:p/>
          </table:table-cell>
          <table:table-cell/>
          <table:table-cell table:style-name="ce422"/>
          <table:table-cell table:number-columns-repeated="999"/>
        </table:table-row>
        <table:table-row table:style-name="ro33">
          <table:table-cell table:style-name="ce228" office:value-type="float" office:value="18" calcext:value-type="float">
            <text:p>18</text:p>
          </table:table-cell>
          <table:table-cell table:style-name="ce238"/>
          <table:table-cell table:style-name="ce272" table:formula="of:=[Sheet1.O230]" office:value-type="string" office:string-value="AEC Thickness Tracking – 3D" calcext:value-type="string">
            <text:p>AEC Thickness Tracking – 3D</text:p>
          </table:table-cell>
          <table:table-cell table:style-name="ce240" table:number-columns-repeated="9"/>
          <table:table-cell table:style-name="ce467"/>
          <table:table-cell/>
          <table:table-cell table:style-name="ce301"/>
          <table:table-cell table:style-name="ce347" office:value-type="float" office:value="4" calcext:value-type="float">
            <text:p>4</text:p>
          </table:table-cell>
          <table:table-cell table:style-name="ce571" table:formula="of:=[.Q221]" office:value-type="float" office:value="0" calcext:value-type="float">
            <text:p>0</text:p>
          </table:table-cell>
          <table:table-cell table:style-name="ce335" table:formula="of:=[.R221]" office:value-type="float" office:value="0" calcext:value-type="float">
            <text:p>0</text:p>
          </table:table-cell>
          <table:table-cell table:style-name="ce549" table:number-columns-repeated="2"/>
          <table:table-cell table:style-name="ce651" table:formula="of:=IF([.$V$216]=-1;[.T222];IF([.T222]=&quot;&quot;;&quot;&quot;;[.T222]/VLOOKUP([.P222];[$Tables.$A$130:.$H$134];MATCH([.$V$216];[$Tables.$A$130:.$H$130]))))">
            <text:p/>
          </table:table-cell>
          <table:table-cell table:style-name="ce549"/>
          <table:table-cell table:style-name="ce408" table:formula="of:=IF(OR([.U222]=&quot;&quot;;[.$U$227]=&quot;&quot;);&quot;&quot;;([.U222]-[.$U$227])/[.$U$227])">
            <text:p/>
          </table:table-cell>
          <table:table-cell/>
          <table:table-cell table:style-name="ce422"/>
          <table:table-cell table:number-columns-repeated="999"/>
        </table:table-row>
        <table:table-row table:style-name="ro33">
          <table:table-cell table:style-name="ce228" office:value-type="float" office:value="19" calcext:value-type="float">
            <text:p>19</text:p>
          </table:table-cell>
          <table:table-cell table:style-name="ce238"/>
          <table:table-cell table:style-name="ce268" office:value-type="string" calcext:value-type="string">
            <text:p>AEC Mode:</text:p>
          </table:table-cell>
          <table:table-cell table:style-name="ce309" table:formula="of:=IF([Sheet1.P231]=&quot;&quot;;&quot;&quot;;[Sheet1.P231])">
            <text:p/>
          </table:table-cell>
          <table:table-cell/>
          <table:table-cell table:style-name="ce268" office:value-type="string" calcext:value-type="string">
            <text:p>AEC Position:</text:p>
          </table:table-cell>
          <table:table-cell table:style-name="ce309" table:formula="of:=IF([Sheet1.S231]=&quot;&quot;;&quot;&quot;;[Sheet1.S231])">
            <text:p/>
          </table:table-cell>
          <table:table-cell table:number-columns-repeated="3"/>
          <table:table-cell table:style-name="ce240" table:number-columns-repeated="2"/>
          <table:table-cell table:style-name="ce467"/>
          <table:table-cell/>
          <table:table-cell table:style-name="ce301"/>
          <table:table-cell table:style-name="ce347" office:value-type="float" office:value="4" calcext:value-type="float">
            <text:p>4</text:p>
          </table:table-cell>
          <table:table-cell table:style-name="ce571" table:formula="of:=[.Q222]" office:value-type="float" office:value="0" calcext:value-type="float">
            <text:p>0</text:p>
          </table:table-cell>
          <table:table-cell table:style-name="ce335" table:formula="of:=[.R222]" office:value-type="float" office:value="0" calcext:value-type="float">
            <text:p>0</text:p>
          </table:table-cell>
          <table:table-cell table:style-name="ce549" table:number-columns-repeated="2"/>
          <table:table-cell table:style-name="ce651" table:formula="of:=IF([.$V$216]=-1;[.T223];IF([.T223]=&quot;&quot;;&quot;&quot;;[.T223]/VLOOKUP([.P223];[$Tables.$A$130:.$H$134];MATCH([.$V$216];[$Tables.$A$130:.$H$130]))))">
            <text:p/>
          </table:table-cell>
          <table:table-cell table:style-name="ce549"/>
          <table:table-cell table:style-name="ce408" table:formula="of:=IF(OR([.U223]=&quot;&quot;;[.$U$227]=&quot;&quot;);&quot;&quot;;([.U223]-[.$U$227])/[.$U$227])">
            <text:p/>
          </table:table-cell>
          <table:table-cell/>
          <table:table-cell table:style-name="ce422"/>
          <table:table-cell table:style-name="ce240" table:number-columns-repeated="4"/>
          <table:table-cell table:number-columns-repeated="995"/>
        </table:table-row>
        <table:table-row table:style-name="ro33">
          <table:table-cell table:style-name="ce228" office:value-type="float" office:value="20" calcext:value-type="float">
            <text:p>20</text:p>
          </table:table-cell>
          <table:table-cell table:style-name="ce238"/>
          <table:table-cell/>
          <table:table-cell table:style-name="ce229" office:value-type="string" calcext:value-type="string">
            <text:p>Thickness</text:p>
          </table:table-cell>
          <table:table-cell table:number-columns-repeated="4"/>
          <table:table-cell table:style-name="ce229" office:value-type="string" calcext:value-type="string">
            <text:p>Reported</text:p>
          </table:table-cell>
          <table:table-cell/>
          <table:table-cell table:style-name="ce240" table:number-columns-repeated="2"/>
          <table:table-cell table:style-name="ce467"/>
          <table:table-cell/>
          <table:table-cell table:style-name="ce301"/>
          <table:table-cell table:style-name="ce347" office:value-type="float" office:value="6" calcext:value-type="float">
            <text:p>6</text:p>
          </table:table-cell>
          <table:table-cell table:style-name="ce570"/>
          <table:table-cell table:style-name="ce549" table:number-columns-repeated="2"/>
          <table:table-cell table:style-name="ce627"/>
          <table:table-cell table:style-name="ce651" table:formula="of:=IF([.$V$216]=-1;[.T224];IF([.T224]=&quot;&quot;;&quot;&quot;;[.T224]/VLOOKUP([.P224];[$Tables.$A$130:.$H$134];MATCH([.$V$216];[$Tables.$A$130:.$H$130]))))">
            <text:p/>
          </table:table-cell>
          <table:table-cell table:style-name="ce549"/>
          <table:table-cell table:style-name="ce408" table:formula="of:=IF(OR([.U224]=&quot;&quot;;[.$U$227]=&quot;&quot;);&quot;&quot;;([.U224]-[.$U$227])/[.$U$227])">
            <text:p/>
          </table:table-cell>
          <table:table-cell/>
          <table:table-cell table:style-name="ce422"/>
          <table:table-cell table:style-name="ce240" table:number-columns-repeated="4"/>
          <table:table-cell table:number-columns-repeated="995"/>
        </table:table-row>
        <table:table-row table:style-name="ro33">
          <table:table-cell table:style-name="ce228" office:value-type="float" office:value="21" calcext:value-type="float">
            <text:p>21</text:p>
          </table:table-cell>
          <table:table-cell table:style-name="ce238"/>
          <table:table-cell/>
          <table:table-cell table:style-name="ce229" office:value-type="string" calcext:value-type="string">
            <text:p>(cm)</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Deviation</text:p>
          </table:table-cell>
          <table:table-cell table:style-name="ce240" table:number-columns-repeated="2"/>
          <table:table-cell table:style-name="ce467"/>
          <table:table-cell/>
          <table:table-cell table:style-name="ce301"/>
          <table:table-cell table:style-name="ce347" office:value-type="float" office:value="8" calcext:value-type="float">
            <text:p>8</text:p>
          </table:table-cell>
          <table:table-cell table:style-name="ce570"/>
          <table:table-cell table:style-name="ce549" table:number-columns-repeated="2"/>
          <table:table-cell table:style-name="ce627"/>
          <table:table-cell table:style-name="ce651" table:formula="of:=IF([.$V$216]=-1;[.T225];IF([.T225]=&quot;&quot;;&quot;&quot;;[.T225]/VLOOKUP([.P225];[$Tables.$A$130:.$H$134];MATCH([.$V$216];[$Tables.$A$130:.$H$130]))))">
            <text:p/>
          </table:table-cell>
          <table:table-cell table:style-name="ce549"/>
          <table:table-cell table:style-name="ce408" table:formula="of:=IF(OR([.U225]=&quot;&quot;;[.$U$227]=&quot;&quot;);&quot;&quot;;([.U225]-[.$U$227])/[.$U$227])">
            <text:p/>
          </table:table-cell>
          <table:table-cell/>
          <table:table-cell table:style-name="ce422"/>
          <table:table-cell table:style-name="ce240" table:number-columns-repeated="4"/>
          <table:table-cell table:number-columns-repeated="995"/>
        </table:table-row>
        <table:table-row table:style-name="ro33">
          <table:table-cell table:style-name="ce228" office:value-type="float" office:value="22" calcext:value-type="float">
            <text:p>22</text:p>
          </table:table-cell>
          <table:table-cell table:style-name="ce238"/>
          <table:table-cell/>
          <table:table-cell table:style-name="ce310" table:formula="of:=IF([Sheet1.P234]=&quot;&quot;;&quot;&quot;;[Sheet1.P234])" office:value-type="float" office:value="2" calcext:value-type="float">
            <text:p>2</text:p>
          </table:table-cell>
          <table:table-cell table:style-name="ce343" table:formula="of:=IF([Sheet1.Q234]=&quot;&quot;;&quot;&quot;;[Sheet1.Q234])">
            <text:p/>
          </table:table-cell>
          <table:table-cell table:style-name="ce343" table:formula="of:=IF([Sheet1.R234]=&quot;&quot;;&quot;&quot;;[Sheet1.R234])">
            <text:p/>
          </table:table-cell>
          <table:table-cell table:style-name="ce343" table:formula="of:=IF([Sheet1.S234]=&quot;&quot;;&quot;&quot;;[Sheet1.S234])">
            <text:p/>
          </table:table-cell>
          <table:table-cell table:style-name="ce343" table:formula="of:=IF([Sheet1.T234]=&quot;&quot;;&quot;&quot;;[Sheet1.T234])">
            <text:p/>
          </table:table-cell>
          <table:table-cell table:style-name="ce343" table:formula="of:=IF([Sheet1.V234]=&quot;&quot;;&quot;&quot;;[Sheet1.V234])">
            <text:p/>
          </table:table-cell>
          <table:table-cell table:style-name="ce437" table:formula="of:=IF([Sheet1.W234]=&quot;&quot;;&quot;&quot;;[Sheet1.W234])">
            <text:p/>
          </table:table-cell>
          <table:table-cell table:style-name="ce240" table:number-columns-repeated="2"/>
          <table:table-cell table:style-name="ce467"/>
          <table:table-cell/>
          <table:table-cell table:style-name="ce491" office:value-type="string" calcext:value-type="string">
            <text:p>Mag:</text:p>
          </table:table-cell>
          <table:table-cell table:style-name="ce348" office:value-type="float" office:value="4" calcext:value-type="float">
            <text:p>4</text:p>
          </table:table-cell>
          <table:table-cell table:style-name="ce572"/>
          <table:table-cell table:style-name="ce606" table:number-columns-repeated="2"/>
          <table:table-cell table:style-name="ce628"/>
          <table:table-cell table:style-name="ce652" table:formula="of:=IF([.$V$216]=-1;[.T226];IF([.T226]=&quot;&quot;;&quot;&quot;;[.T226]/VLOOKUP([.P226];[$Tables.$A$130:.$H$134];MATCH([.$V$216];[$Tables.$A$130:.$H$130]))))">
            <text:p/>
          </table:table-cell>
          <table:table-cell table:style-name="ce606"/>
          <table:table-cell table:style-name="ce413" table:formula="of:=IF(OR([.U226]=&quot;&quot;;[.$U$227]=&quot;&quot;);&quot;&quot;;([.U226]-[.$U$227])/[.$U$227])">
            <text:p/>
          </table:table-cell>
          <table:table-cell/>
          <table:table-cell table:style-name="ce422"/>
          <table:table-cell table:style-name="ce240" table:number-columns-repeated="4"/>
          <table:table-cell table:number-columns-repeated="995"/>
        </table:table-row>
        <table:table-row table:style-name="ro33">
          <table:table-cell table:style-name="ce228" office:value-type="float" office:value="23" calcext:value-type="float">
            <text:p>23</text:p>
          </table:table-cell>
          <table:table-cell table:style-name="ce238"/>
          <table:table-cell/>
          <table:table-cell table:style-name="ce311" table:formula="of:=IF([Sheet1.P235]=&quot;&quot;;&quot;&quot;;[Sheet1.P235])" office:value-type="float" office:value="4" calcext:value-type="float">
            <text:p>4</text:p>
          </table:table-cell>
          <table:table-cell table:style-name="ce280" table:formula="of:=IF([Sheet1.Q235]=&quot;&quot;;&quot;&quot;;[Sheet1.Q235])">
            <text:p/>
          </table:table-cell>
          <table:table-cell table:style-name="ce280" table:formula="of:=IF([Sheet1.R235]=&quot;&quot;;&quot;&quot;;[Sheet1.R235])">
            <text:p/>
          </table:table-cell>
          <table:table-cell table:style-name="ce280" table:formula="of:=IF([Sheet1.S235]=&quot;&quot;;&quot;&quot;;[Sheet1.S235])">
            <text:p/>
          </table:table-cell>
          <table:table-cell table:style-name="ce280" table:formula="of:=IF([Sheet1.T235]=&quot;&quot;;&quot;&quot;;[Sheet1.T235])">
            <text:p/>
          </table:table-cell>
          <table:table-cell table:style-name="ce280" table:formula="of:=IF([Sheet1.V235]=&quot;&quot;;&quot;&quot;;[Sheet1.V235])">
            <text:p/>
          </table:table-cell>
          <table:table-cell table:style-name="ce408" table:formula="of:=IF([Sheet1.W235]=&quot;&quot;;&quot;&quot;;[Sheet1.W235])">
            <text:p/>
          </table:table-cell>
          <table:table-cell table:style-name="ce240" table:number-columns-repeated="2"/>
          <table:table-cell table:style-name="ce467"/>
          <table:table-cell/>
          <table:table-cell table:style-name="ce301"/>
          <table:table-cell table:number-columns-repeated="3"/>
          <table:table-cell table:style-name="ce240"/>
          <table:table-cell table:style-name="ce268" office:value-type="string" calcext:value-type="string">
            <text:p>Average:</text:p>
          </table:table-cell>
          <table:table-cell table:style-name="ce653" table:formula="of:=IF([.U219]=&quot;&quot;;&quot;&quot;;IF([.O35]=1;AVERAGE([.U219:.U225]);AVERAGE([.U219:.U226])))">
            <text:p/>
          </table:table-cell>
          <table:table-cell/>
          <table:table-cell table:style-name="ce258"/>
          <table:table-cell/>
          <table:table-cell table:style-name="ce422"/>
          <table:table-cell table:style-name="ce240" table:number-columns-repeated="4"/>
          <table:table-cell table:number-columns-repeated="995"/>
        </table:table-row>
        <table:table-row table:style-name="ro33">
          <table:table-cell table:style-name="ce228" office:value-type="float" office:value="24" calcext:value-type="float">
            <text:p>24</text:p>
          </table:table-cell>
          <table:table-cell table:style-name="ce238"/>
          <table:table-cell/>
          <table:table-cell table:style-name="ce311" table:formula="of:=IF([Sheet1.P236]=&quot;&quot;;&quot;&quot;;[Sheet1.P236])" office:value-type="float" office:value="4" calcext:value-type="float">
            <text:p>4</text:p>
          </table:table-cell>
          <table:table-cell table:style-name="ce280" table:formula="of:=IF([Sheet1.Q236]=&quot;&quot;;&quot;&quot;;[Sheet1.Q236])" office:value-type="float" office:value="0" calcext:value-type="float">
            <text:p>0</text:p>
          </table:table-cell>
          <table:table-cell table:style-name="ce280" table:formula="of:=IF([Sheet1.R236]=&quot;&quot;;&quot;&quot;;[Sheet1.R236])" office:value-type="float" office:value="0" calcext:value-type="float">
            <text:p>0</text:p>
          </table:table-cell>
          <table:table-cell table:style-name="ce280" table:formula="of:=IF([Sheet1.S236]=&quot;&quot;;&quot;&quot;;[Sheet1.S236])">
            <text:p/>
          </table:table-cell>
          <table:table-cell table:style-name="ce280" table:formula="of:=IF([Sheet1.T236]=&quot;&quot;;&quot;&quot;;[Sheet1.T236])">
            <text:p/>
          </table:table-cell>
          <table:table-cell table:style-name="ce280" table:formula="of:=IF([Sheet1.V236]=&quot;&quot;;&quot;&quot;;[Sheet1.V236])">
            <text:p/>
          </table:table-cell>
          <table:table-cell table:style-name="ce408" table:formula="of:=IF([Sheet1.W236]=&quot;&quot;;&quot;&quot;;[Sheet1.W236])">
            <text:p/>
          </table:table-cell>
          <table:table-cell table:style-name="ce240" table:number-columns-repeated="2"/>
          <table:table-cell table:style-name="ce467"/>
          <table:table-cell/>
          <table:table-cell table:style-name="ce301"/>
          <table:table-cell table:style-name="ce256" office:value-type="string" calcext:value-type="string">
            <text:p>Criteria:</text:p>
          </table:table-cell>
          <table:table-cell table:style-name="ce244" office:value-type="string" calcext:value-type="string">
            <text:p>Mean pixel value of each image is within 10% of the average pixel value</text:p>
          </table:table-cell>
          <table:table-cell table:number-columns-repeated="7"/>
          <table:table-cell table:style-name="ce422"/>
          <table:table-cell table:style-name="ce240" table:number-columns-repeated="4"/>
          <table:table-cell table:number-columns-repeated="995"/>
        </table:table-row>
        <table:table-row table:style-name="ro33">
          <table:table-cell table:style-name="ce228" office:value-type="float" office:value="25" calcext:value-type="float">
            <text:p>25</text:p>
          </table:table-cell>
          <table:table-cell table:style-name="ce238"/>
          <table:table-cell/>
          <table:table-cell table:style-name="ce311" table:formula="of:=IF([Sheet1.P237]=&quot;&quot;;&quot;&quot;;[Sheet1.P237])" office:value-type="float" office:value="4" calcext:value-type="float">
            <text:p>4</text:p>
          </table:table-cell>
          <table:table-cell table:style-name="ce280" table:formula="of:=IF([Sheet1.Q237]=&quot;&quot;;&quot;&quot;;[Sheet1.Q237])" office:value-type="float" office:value="0" calcext:value-type="float">
            <text:p>0</text:p>
          </table:table-cell>
          <table:table-cell table:style-name="ce280" table:formula="of:=IF([Sheet1.R237]=&quot;&quot;;&quot;&quot;;[Sheet1.R237])" office:value-type="float" office:value="0" calcext:value-type="float">
            <text:p>0</text:p>
          </table:table-cell>
          <table:table-cell table:style-name="ce280" table:formula="of:=IF([Sheet1.S237]=&quot;&quot;;&quot;&quot;;[Sheet1.S237])">
            <text:p/>
          </table:table-cell>
          <table:table-cell table:style-name="ce280" table:formula="of:=IF([Sheet1.T237]=&quot;&quot;;&quot;&quot;;[Sheet1.T237])">
            <text:p/>
          </table:table-cell>
          <table:table-cell table:style-name="ce280" table:formula="of:=IF([Sheet1.V237]=&quot;&quot;;&quot;&quot;;[Sheet1.V237])">
            <text:p/>
          </table:table-cell>
          <table:table-cell table:style-name="ce408" table:formula="of:=IF([Sheet1.W237]=&quot;&quot;;&quot;&quot;;[Sheet1.W237])">
            <text:p/>
          </table:table-cell>
          <table:table-cell table:style-name="ce240" table:number-columns-repeated="2"/>
          <table:table-cell table:style-name="ce467"/>
          <table:table-cell/>
          <table:table-cell table:style-name="ce301"/>
          <table:table-cell table:number-columns-repeated="9"/>
          <table:table-cell table:style-name="ce422"/>
          <table:table-cell table:style-name="ce240" table:number-columns-repeated="4"/>
          <table:table-cell table:number-columns-repeated="995"/>
        </table:table-row>
        <table:table-row table:style-name="ro33">
          <table:table-cell table:style-name="ce228" office:value-type="float" office:value="26" calcext:value-type="float">
            <text:p>26</text:p>
          </table:table-cell>
          <table:table-cell table:style-name="ce238"/>
          <table:table-cell/>
          <table:table-cell table:style-name="ce311" table:formula="of:=IF([Sheet1.P238]=&quot;&quot;;&quot;&quot;;[Sheet1.P238])" office:value-type="float" office:value="4" calcext:value-type="float">
            <text:p>4</text:p>
          </table:table-cell>
          <table:table-cell table:style-name="ce280" table:formula="of:=IF([Sheet1.Q238]=&quot;&quot;;&quot;&quot;;[Sheet1.Q238])" office:value-type="float" office:value="0" calcext:value-type="float">
            <text:p>0</text:p>
          </table:table-cell>
          <table:table-cell table:style-name="ce280" table:formula="of:=IF([Sheet1.R238]=&quot;&quot;;&quot;&quot;;[Sheet1.R238])" office:value-type="float" office:value="0" calcext:value-type="float">
            <text:p>0</text:p>
          </table:table-cell>
          <table:table-cell table:style-name="ce280" table:formula="of:=IF([Sheet1.S238]=&quot;&quot;;&quot;&quot;;[Sheet1.S238])">
            <text:p/>
          </table:table-cell>
          <table:table-cell table:style-name="ce280" table:formula="of:=IF([Sheet1.T238]=&quot;&quot;;&quot;&quot;;[Sheet1.T238])">
            <text:p/>
          </table:table-cell>
          <table:table-cell table:style-name="ce280" table:formula="of:=IF([Sheet1.V238]=&quot;&quot;;&quot;&quot;;[Sheet1.V238])">
            <text:p/>
          </table:table-cell>
          <table:table-cell table:style-name="ce408" table:formula="of:=IF([Sheet1.W238]=&quot;&quot;;&quot;&quot;;[Sheet1.W238])">
            <text:p/>
          </table:table-cell>
          <table:table-cell table:style-name="ce240" table:number-columns-repeated="2"/>
          <table:table-cell table:style-name="ce467"/>
          <table:table-cell/>
          <table:table-cell table:style-name="ce490" office:value-type="string" calcext:value-type="string">
            <text:p>AEC Thickness Tracking – 3D</text:p>
          </table:table-cell>
          <table:table-cell table:number-columns-repeated="9"/>
          <table:table-cell table:style-name="ce422"/>
          <table:table-cell table:style-name="ce240" table:number-columns-repeated="4"/>
          <table:table-cell table:number-columns-repeated="995"/>
        </table:table-row>
        <table:table-row table:style-name="ro33">
          <table:table-cell table:style-name="ce228" office:value-type="float" office:value="27" calcext:value-type="float">
            <text:p>27</text:p>
          </table:table-cell>
          <table:table-cell table:style-name="ce238"/>
          <table:table-cell/>
          <table:table-cell table:style-name="ce311" table:formula="of:=IF([Sheet1.P239]=&quot;&quot;;&quot;&quot;;[Sheet1.P239])" office:value-type="float" office:value="6" calcext:value-type="float">
            <text:p>6</text:p>
          </table:table-cell>
          <table:table-cell table:style-name="ce280" table:formula="of:=IF([Sheet1.Q239]=&quot;&quot;;&quot;&quot;;[Sheet1.Q239])">
            <text:p/>
          </table:table-cell>
          <table:table-cell table:style-name="ce280" table:formula="of:=IF([Sheet1.R239]=&quot;&quot;;&quot;&quot;;[Sheet1.R239])">
            <text:p/>
          </table:table-cell>
          <table:table-cell table:style-name="ce280" table:formula="of:=IF([Sheet1.S239]=&quot;&quot;;&quot;&quot;;[Sheet1.S239])">
            <text:p/>
          </table:table-cell>
          <table:table-cell table:style-name="ce280" table:formula="of:=IF([Sheet1.T239]=&quot;&quot;;&quot;&quot;;[Sheet1.T239])">
            <text:p/>
          </table:table-cell>
          <table:table-cell table:style-name="ce280" table:formula="of:=IF([Sheet1.V239]=&quot;&quot;;&quot;&quot;;[Sheet1.V239])">
            <text:p/>
          </table:table-cell>
          <table:table-cell table:style-name="ce408" table:formula="of:=IF([Sheet1.W239]=&quot;&quot;;&quot;&quot;;[Sheet1.W239])">
            <text:p/>
          </table:table-cell>
          <table:table-cell table:style-name="ce240" table:number-columns-repeated="2"/>
          <table:table-cell table:style-name="ce467"/>
          <table:table-cell/>
          <table:table-cell table:style-name="ce301" office:value-type="string" calcext:value-type="string">
            <text:p>AEC Mode:</text:p>
          </table:table-cell>
          <table:table-cell table:style-name="ce524"/>
          <table:table-cell/>
          <table:table-cell table:style-name="ce268" office:value-type="string" calcext:value-type="string">
            <text:p>AEC Position:</text:p>
          </table:table-cell>
          <table:table-cell table:style-name="ce550"/>
          <table:table-cell/>
          <table:table-cell table:style-name="ce649" office:value-type="string" calcext:value-type="string">
            <text:p>Dose Table:</text:p>
          </table:table-cell>
          <table:table-cell table:style-name="ce550"/>
          <table:table-cell table:number-columns-repeated="2"/>
          <table:table-cell table:style-name="ce422"/>
          <table:table-cell table:style-name="ce240" table:number-columns-repeated="4"/>
          <table:table-cell table:number-columns-repeated="995"/>
        </table:table-row>
        <table:table-row table:style-name="ro33">
          <table:table-cell table:style-name="ce228" office:value-type="float" office:value="28" calcext:value-type="float">
            <text:p>28</text:p>
          </table:table-cell>
          <table:table-cell table:style-name="ce238"/>
          <table:table-cell/>
          <table:table-cell table:style-name="ce312" table:formula="of:=IF([Sheet1.P240]=&quot;&quot;;&quot;&quot;;[Sheet1.P240])" office:value-type="float" office:value="8" calcext:value-type="float">
            <text:p>8</text:p>
          </table:table-cell>
          <table:table-cell table:style-name="ce344" table:formula="of:=IF([Sheet1.Q240]=&quot;&quot;;&quot;&quot;;[Sheet1.Q240])">
            <text:p/>
          </table:table-cell>
          <table:table-cell table:style-name="ce344" table:formula="of:=IF([Sheet1.R240]=&quot;&quot;;&quot;&quot;;[Sheet1.R240])">
            <text:p/>
          </table:table-cell>
          <table:table-cell table:style-name="ce344" table:formula="of:=IF([Sheet1.S240]=&quot;&quot;;&quot;&quot;;[Sheet1.S240])">
            <text:p/>
          </table:table-cell>
          <table:table-cell table:style-name="ce344" table:formula="of:=IF([Sheet1.T240]=&quot;&quot;;&quot;&quot;;[Sheet1.T240])">
            <text:p/>
          </table:table-cell>
          <table:table-cell table:style-name="ce344" table:formula="of:=IF([Sheet1.V240]=&quot;&quot;;&quot;&quot;;[Sheet1.V240])">
            <text:p/>
          </table:table-cell>
          <table:table-cell table:style-name="ce413" table:formula="of:=IF([Sheet1.W240]=&quot;&quot;;&quot;&quot;;[Sheet1.W240])">
            <text:p/>
          </table:table-cell>
          <table:table-cell table:style-name="ce240" table:number-columns-repeated="2"/>
          <table:table-cell table:style-name="ce467"/>
          <table:table-cell/>
          <table:table-cell table:style-name="ce301"/>
          <table:table-cell table:style-name="ce229" office:value-type="string" calcext:value-type="string">
            <text:p>Thickness</text:p>
          </table:table-cell>
          <table:table-cell table:number-columns-repeated="4"/>
          <table:table-cell table:style-name="ce229" office:value-type="string" calcext:value-type="string">
            <text:p>Corrected</text:p>
          </table:table-cell>
          <table:table-cell table:style-name="ce229" office:value-type="string" calcext:value-type="string">
            <text:p>Reported</text:p>
          </table:table-cell>
          <table:table-cell table:number-columns-repeated="2"/>
          <table:table-cell table:style-name="ce422"/>
          <table:table-cell table:style-name="ce240" table:number-columns-repeated="4"/>
          <table:table-cell table:number-columns-repeated="995"/>
        </table:table-row>
        <table:table-row table:style-name="ro33">
          <table:table-cell table:style-name="ce228" office:value-type="float" office:value="29" calcext:value-type="float">
            <text:p>29</text:p>
          </table:table-cell>
          <table:table-cell table:style-name="ce238"/>
          <table:table-cell table:number-columns-repeated="4"/>
          <table:table-cell table:style-name="ce268" office:value-type="string" calcext:value-type="string">
            <text:p>Average:</text:p>
          </table:table-cell>
          <table:table-cell table:style-name="ce398" table:formula="of:=IF([Sheet1.U241]=&quot;&quot;;&quot;&quot;;[Sheet1.U241])">
            <text:p/>
          </table:table-cell>
          <table:table-cell table:number-columns-repeated="2"/>
          <table:table-cell table:style-name="ce240" table:number-columns-repeated="2"/>
          <table:table-cell table:style-name="ce467"/>
          <table:table-cell/>
          <table:table-cell table:style-name="ce301"/>
          <table:table-cell table:style-name="ce229" office:value-type="string" calcext:value-type="string">
            <text:p>(cm)</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number-columns-repeated="2"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Deviation</text:p>
          </table:table-cell>
          <table:table-cell/>
          <table:table-cell table:style-name="ce422"/>
          <table:table-cell table:style-name="ce240" table:number-columns-repeated="4"/>
          <table:table-cell table:number-columns-repeated="995"/>
        </table:table-row>
        <table:table-row table:style-name="ro33">
          <table:table-cell table:style-name="ce228" office:value-type="float" office:value="30" calcext:value-type="float">
            <text:p>30</text:p>
          </table:table-cell>
          <table:table-cell table:style-name="ce238"/>
          <table:table-cell/>
          <table:table-cell table:style-name="ce270" office:value-type="string" calcext:value-type="string">
            <text:p>Criteria:</text:p>
          </table:table-cell>
          <table:table-cell table:style-name="ce244" office:value-type="string" calcext:value-type="string">
            <text:p>Mean pixel value of each image is within 10% of the average pixel value</text:p>
          </table:table-cell>
          <table:table-cell table:number-columns-repeated="5"/>
          <table:table-cell table:style-name="ce240" table:number-columns-repeated="2"/>
          <table:table-cell table:style-name="ce467"/>
          <table:table-cell/>
          <table:table-cell table:style-name="ce301"/>
          <table:table-cell table:style-name="ce346" office:value-type="float" office:value="2" calcext:value-type="float">
            <text:p>2</text:p>
          </table:table-cell>
          <table:table-cell table:style-name="ce569"/>
          <table:table-cell table:style-name="ce573" table:number-columns-repeated="2"/>
          <table:table-cell table:style-name="ce629"/>
          <table:table-cell table:style-name="ce650" table:formula="of:=IF([.T234]=&quot;&quot;;&quot;&quot;;[.T234]/VLOOKUP([.P234];[$Tables.$A$148:.$C$152];MATCH([.$V$231];[$Tables.$A$148:.$C$148])))">
            <text:p/>
          </table:table-cell>
          <table:table-cell table:style-name="ce573"/>
          <table:table-cell table:style-name="ce437" table:formula="of:=IF(OR([.U234]=&quot;&quot;;[.$U$241]=&quot;&quot;);&quot;&quot;;([.U234]-[.$U$241])/[.$U$241])">
            <text:p/>
          </table:table-cell>
          <table:table-cell/>
          <table:table-cell table:style-name="ce422"/>
          <table:table-cell table:style-name="ce240" table:number-columns-repeated="4"/>
          <table:table-cell table:number-columns-repeated="995"/>
        </table:table-row>
        <table:table-row table:style-name="ro33">
          <table:table-cell table:style-name="ce228" office:value-type="float" office:value="31" calcext:value-type="float">
            <text:p>31</text:p>
          </table:table-cell>
          <table:table-cell table:style-name="ce238"/>
          <table:table-cell/>
          <table:table-cell table:style-name="ce240" table:number-columns-repeated="9"/>
          <table:table-cell table:style-name="ce467"/>
          <table:table-cell/>
          <table:table-cell table:style-name="ce301"/>
          <table:table-cell table:style-name="ce347" office:value-type="float" office:value="4" calcext:value-type="float">
            <text:p>4</text:p>
          </table:table-cell>
          <table:table-cell table:style-name="ce570"/>
          <table:table-cell table:style-name="ce549" table:number-columns-repeated="2"/>
          <table:table-cell table:style-name="ce627"/>
          <table:table-cell table:style-name="ce651" table:formula="of:=IF([.T235]=&quot;&quot;;&quot;&quot;;[.T235]/VLOOKUP([.P235];[$Tables.$A$148:.$C$152];MATCH([.$V$231];[$Tables.$A$148:.$C$148])))">
            <text:p/>
          </table:table-cell>
          <table:table-cell table:style-name="ce549"/>
          <table:table-cell table:style-name="ce408" table:formula="of:=IF(OR([.U235]=&quot;&quot;;[.$U$241]=&quot;&quot;);&quot;&quot;;([.U235]-[.$U$241])/[.$U$241])">
            <text:p/>
          </table:table-cell>
          <table:table-cell/>
          <table:table-cell table:style-name="ce422"/>
          <table:table-cell table:style-name="ce240" table:number-columns-repeated="4"/>
          <table:table-cell table:number-columns-repeated="995"/>
        </table:table-row>
        <table:table-row table:style-name="ro33">
          <table:table-cell table:style-name="ce228" office:value-type="float" office:value="32" calcext:value-type="float">
            <text:p>32</text:p>
          </table:table-cell>
          <table:table-cell table:style-name="ce235"/>
          <table:table-cell table:style-name="ce272" office:value-type="string" calcext:value-type="string">
            <text:p>AEC Density Control</text:p>
          </table:table-cell>
          <table:table-cell table:number-columns-repeated="5"/>
          <table:table-cell table:style-name="ce229"/>
          <table:table-cell table:number-columns-repeated="3"/>
          <table:table-cell table:style-name="ce424"/>
          <table:table-cell/>
          <table:table-cell table:style-name="ce301"/>
          <table:table-cell table:style-name="ce347" office:value-type="float" office:value="4" calcext:value-type="float">
            <text:p>4</text:p>
          </table:table-cell>
          <table:table-cell table:style-name="ce571" table:formula="of:=[.Q235]" office:value-type="float" office:value="0" calcext:value-type="float">
            <text:p>0</text:p>
          </table:table-cell>
          <table:table-cell table:style-name="ce335" table:formula="of:=[.R235]" office:value-type="float" office:value="0" calcext:value-type="float">
            <text:p>0</text:p>
          </table:table-cell>
          <table:table-cell table:style-name="ce549"/>
          <table:table-cell table:style-name="ce627"/>
          <table:table-cell table:style-name="ce651" table:formula="of:=IF([.T236]=&quot;&quot;;&quot;&quot;;[.T236]/VLOOKUP([.P236];[$Tables.$A$148:.$C$152];MATCH([.$V$231];[$Tables.$A$148:.$C$148])))">
            <text:p/>
          </table:table-cell>
          <table:table-cell table:style-name="ce549"/>
          <table:table-cell table:style-name="ce408" table:formula="of:=IF(OR([.U236]=&quot;&quot;;[.$U$241]=&quot;&quot;);&quot;&quot;;([.U236]-[.$U$241])/[.$U$241])">
            <text:p/>
          </table:table-cell>
          <table:table-cell/>
          <table:table-cell table:style-name="ce422"/>
          <table:table-cell/>
          <table:table-cell table:style-name="ce700"/>
          <table:table-cell table:number-columns-repeated="997"/>
        </table:table-row>
        <table:table-row table:style-name="ro33">
          <table:table-cell table:style-name="ce228" office:value-type="float" office:value="33" calcext:value-type="float">
            <text:p>33</text:p>
          </table:table-cell>
          <table:table-cell table:style-name="ce235"/>
          <table:table-cell table:style-name="ce268" office:value-type="string" calcext:value-type="string">
            <text:p>AEC Mode:</text:p>
          </table:table-cell>
          <table:table-cell table:style-name="ce309" table:formula="of:=IF([Sheet1.P246]=&quot;&quot;;&quot;&quot;;[Sheet1.P246])" office:value-type="float" office:value="0" calcext:value-type="float">
            <text:p>0</text:p>
          </table:table-cell>
          <table:table-cell/>
          <table:table-cell table:style-name="ce268" office:value-type="string" calcext:value-type="string">
            <text:p>AEC Position:</text:p>
          </table:table-cell>
          <table:table-cell table:style-name="ce267" table:formula="of:=IF([Sheet1.S246]=&quot;&quot;;&quot;&quot;;[Sheet1.S246])" office:value-type="float" office:value="0" calcext:value-type="float">
            <text:p>0</text:p>
          </table:table-cell>
          <table:table-cell table:style-name="ce229"/>
          <table:table-cell table:style-name="ce268" office:value-type="string" calcext:value-type="string">
            <text:p>kV:</text:p>
          </table:table-cell>
          <table:table-cell table:style-name="ce267" table:formula="of:=IF([Sheet1.Q248]=&quot;&quot;;&quot;&quot;;[Sheet1.Q248])">
            <text:p/>
          </table:table-cell>
          <table:table-cell table:number-columns-repeated="2"/>
          <table:table-cell table:style-name="ce424"/>
          <table:table-cell/>
          <table:table-cell table:style-name="ce301"/>
          <table:table-cell table:style-name="ce347" office:value-type="float" office:value="4" calcext:value-type="float">
            <text:p>4</text:p>
          </table:table-cell>
          <table:table-cell table:style-name="ce571" table:formula="of:=[.Q236]" office:value-type="float" office:value="0" calcext:value-type="float">
            <text:p>0</text:p>
          </table:table-cell>
          <table:table-cell table:style-name="ce335" table:formula="of:=[.R236]" office:value-type="float" office:value="0" calcext:value-type="float">
            <text:p>0</text:p>
          </table:table-cell>
          <table:table-cell table:style-name="ce549"/>
          <table:table-cell table:style-name="ce627"/>
          <table:table-cell table:style-name="ce651" table:formula="of:=IF([.T237]=&quot;&quot;;&quot;&quot;;[.T237]/VLOOKUP([.P237];[$Tables.$A$148:.$C$152];MATCH([.$V$231];[$Tables.$A$148:.$C$148])))">
            <text:p/>
          </table:table-cell>
          <table:table-cell table:style-name="ce549"/>
          <table:table-cell table:style-name="ce408" table:formula="of:=IF(OR([.U237]=&quot;&quot;;[.$U$241]=&quot;&quot;);&quot;&quot;;([.U237]-[.$U$241])/[.$U$241])">
            <text:p/>
          </table:table-cell>
          <table:table-cell/>
          <table:table-cell table:style-name="ce422"/>
          <table:table-cell/>
          <table:table-cell table:style-name="ce700"/>
          <table:table-cell table:number-columns-repeated="997"/>
        </table:table-row>
        <table:table-row table:style-name="ro33">
          <table:table-cell table:style-name="ce228" office:value-type="float" office:value="34" calcext:value-type="float">
            <text:p>34</text:p>
          </table:table-cell>
          <table:table-cell table:style-name="ce235"/>
          <table:table-cell/>
          <table:table-cell table:style-name="ce258" table:number-columns-repeated="3"/>
          <table:table-cell table:style-name="ce229" office:value-type="string" calcext:value-type="string">
            <text:p>Reported</text:p>
          </table:table-cell>
          <table:table-cell table:style-name="ce258"/>
          <table:table-cell/>
          <table:table-cell table:style-name="ce258"/>
          <table:table-cell table:number-columns-repeated="2"/>
          <table:table-cell table:style-name="ce424"/>
          <table:table-cell/>
          <table:table-cell table:style-name="ce301"/>
          <table:table-cell table:style-name="ce347" office:value-type="float" office:value="4" calcext:value-type="float">
            <text:p>4</text:p>
          </table:table-cell>
          <table:table-cell table:style-name="ce571" table:formula="of:=[.Q237]" office:value-type="float" office:value="0" calcext:value-type="float">
            <text:p>0</text:p>
          </table:table-cell>
          <table:table-cell table:style-name="ce335" table:formula="of:=[.R237]" office:value-type="float" office:value="0" calcext:value-type="float">
            <text:p>0</text:p>
          </table:table-cell>
          <table:table-cell table:style-name="ce549"/>
          <table:table-cell table:style-name="ce627"/>
          <table:table-cell table:style-name="ce651" table:formula="of:=IF([.T238]=&quot;&quot;;&quot;&quot;;[.T238]/VLOOKUP([.P238];[$Tables.$A$148:.$C$152];MATCH([.$V$231];[$Tables.$A$148:.$C$148])))">
            <text:p/>
          </table:table-cell>
          <table:table-cell table:style-name="ce549"/>
          <table:table-cell table:style-name="ce408" table:formula="of:=IF(OR([.U238]=&quot;&quot;;[.$U$241]=&quot;&quot;);&quot;&quot;;([.U238]-[.$U$241])/[.$U$241])">
            <text:p/>
          </table:table-cell>
          <table:table-cell/>
          <table:table-cell table:style-name="ce422"/>
          <table:table-cell/>
          <table:table-cell table:style-name="ce700"/>
          <table:table-cell table:number-columns-repeated="997"/>
        </table:table-row>
        <table:table-row table:style-name="ro33">
          <table:table-cell table:style-name="ce228" office:value-type="float" office:value="35" calcext:value-type="float">
            <text:p>35</text:p>
          </table:table-cell>
          <table:table-cell table:style-name="ce235"/>
          <table:table-cell/>
          <table:table-cell table:style-name="ce310" office:value-type="string" calcext:value-type="string">
            <text:p>Density</text:p>
          </table:table-cell>
          <table:table-cell table:style-name="ce343" office:value-type="string" calcext:value-type="string">
            <text:p>mAs</text:p>
          </table:table-cell>
          <table:table-cell table:style-name="ce343" office:value-type="string" calcext:value-type="string">
            <text:p>EI</text:p>
          </table:table-cell>
          <table:table-cell table:style-name="ce343" office:value-type="string" calcext:value-type="string">
            <text:p>MGD (mGy)</text:p>
          </table:table-cell>
          <table:table-cell table:style-name="ce343" office:value-type="string" calcext:value-type="string">
            <text:p>Change</text:p>
          </table:table-cell>
          <table:table-cell table:style-name="ce414" office:value-type="string" calcext:value-type="string">
            <text:p>Acceptable</text:p>
          </table:table-cell>
          <table:table-cell table:style-name="ce258"/>
          <table:table-cell table:number-columns-repeated="2"/>
          <table:table-cell table:style-name="ce424"/>
          <table:table-cell/>
          <table:table-cell table:style-name="ce301"/>
          <table:table-cell table:style-name="ce347" office:value-type="float" office:value="6" calcext:value-type="float">
            <text:p>6</text:p>
          </table:table-cell>
          <table:table-cell table:style-name="ce570"/>
          <table:table-cell table:style-name="ce549" table:number-columns-repeated="2"/>
          <table:table-cell table:style-name="ce627"/>
          <table:table-cell table:style-name="ce651" table:formula="of:=IF([.T239]=&quot;&quot;;&quot;&quot;;[.T239]/VLOOKUP([.P239];[$Tables.$A$148:.$C$152];MATCH([.$V$231];[$Tables.$A$148:.$C$148])))">
            <text:p/>
          </table:table-cell>
          <table:table-cell table:style-name="ce549"/>
          <table:table-cell table:style-name="ce408" table:formula="of:=IF(OR([.U239]=&quot;&quot;;[.$U$241]=&quot;&quot;);&quot;&quot;;([.U239]-[.$U$241])/[.$U$241])">
            <text:p/>
          </table:table-cell>
          <table:table-cell/>
          <table:table-cell table:style-name="ce422"/>
          <table:table-cell/>
          <table:table-cell table:style-name="ce700"/>
          <table:table-cell table:number-columns-repeated="997"/>
        </table:table-row>
        <table:table-row table:style-name="ro33">
          <table:table-cell table:style-name="ce228" office:value-type="float" office:value="36" calcext:value-type="float">
            <text:p>36</text:p>
          </table:table-cell>
          <table:table-cell table:style-name="ce235"/>
          <table:table-cell/>
          <table:table-cell table:style-name="ce311" table:formula="of:=[Sheet1.P248]" office:value-type="float" office:value="-3" calcext:value-type="float">
            <text:p>-3</text:p>
          </table:table-cell>
          <table:table-cell table:style-name="ce280" table:formula="of:=IF([Sheet1.R248]=&quot;&quot;;&quot;&quot;;[Sheet1.R248])">
            <text:p/>
          </table:table-cell>
          <table:table-cell table:style-name="ce280" table:formula="of:=IF([Sheet1.S248]=&quot;&quot;;&quot;&quot;;[Sheet1.S248])">
            <text:p/>
          </table:table-cell>
          <table:table-cell table:style-name="ce318" table:formula="of:=IF([Sheet1.T248]=&quot;&quot;;&quot;&quot;;[Sheet1.T248])">
            <text:p/>
          </table:table-cell>
          <table:table-cell table:style-name="ce318" table:formula="of:=IF([Sheet1.U248]=&quot;&quot;;&quot;&quot;;[Sheet1.U248])">
            <text:p/>
          </table:table-cell>
          <table:table-cell table:style-name="ce415" table:formula="of:=IF([Sheet1.U248]=&quot;&quot;;&quot;&quot;;IF(AND([Sheet1.U248]&gt;=[Sheet1.X248];[Sheet1.U248]&lt;=[Sheet1.Y248]);&quot;Pass&quot;;&quot;Fail&quot;))">
            <text:p/>
          </table:table-cell>
          <table:table-cell table:style-name="ce258"/>
          <table:table-cell table:number-columns-repeated="2"/>
          <table:table-cell table:style-name="ce424"/>
          <table:table-cell/>
          <table:table-cell table:style-name="ce301"/>
          <table:table-cell table:style-name="ce348" office:value-type="float" office:value="8" calcext:value-type="float">
            <text:p>8</text:p>
          </table:table-cell>
          <table:table-cell table:style-name="ce572"/>
          <table:table-cell table:style-name="ce606" table:number-columns-repeated="2"/>
          <table:table-cell table:style-name="ce628"/>
          <table:table-cell table:style-name="ce652" table:formula="of:=IF([.T240]=&quot;&quot;;&quot;&quot;;[.T240]/VLOOKUP([.P240];[$Tables.$A$148:.$C$152];MATCH([.$V$231];[$Tables.$A$148:.$C$148])))">
            <text:p/>
          </table:table-cell>
          <table:table-cell table:style-name="ce606"/>
          <table:table-cell table:style-name="ce413" table:formula="of:=IF(OR([.U240]=&quot;&quot;;[.$U$241]=&quot;&quot;);&quot;&quot;;([.U240]-[.$U$241])/[.$U$241])">
            <text:p/>
          </table:table-cell>
          <table:table-cell/>
          <table:table-cell table:style-name="ce422"/>
          <table:table-cell/>
          <table:table-cell table:style-name="ce700"/>
          <table:table-cell table:number-columns-repeated="997"/>
        </table:table-row>
        <table:table-row table:style-name="ro33">
          <table:table-cell table:style-name="ce228" office:value-type="float" office:value="37" calcext:value-type="float">
            <text:p>37</text:p>
          </table:table-cell>
          <table:table-cell table:style-name="ce235"/>
          <table:table-cell/>
          <table:table-cell table:style-name="ce311" table:formula="of:=[Sheet1.P249]" office:value-type="float" office:value="-2" calcext:value-type="float">
            <text:p>-2</text:p>
          </table:table-cell>
          <table:table-cell table:style-name="ce280" table:formula="of:=IF([Sheet1.R249]=&quot;&quot;;&quot;&quot;;[Sheet1.R249])">
            <text:p/>
          </table:table-cell>
          <table:table-cell table:style-name="ce280" table:formula="of:=IF([Sheet1.S249]=&quot;&quot;;&quot;&quot;;[Sheet1.S249])">
            <text:p/>
          </table:table-cell>
          <table:table-cell table:style-name="ce318" table:formula="of:=IF([Sheet1.T249]=&quot;&quot;;&quot;&quot;;[Sheet1.T249])">
            <text:p/>
          </table:table-cell>
          <table:table-cell table:style-name="ce318" table:formula="of:=IF([Sheet1.U249]=&quot;&quot;;&quot;&quot;;[Sheet1.U249])">
            <text:p/>
          </table:table-cell>
          <table:table-cell table:style-name="ce415" table:formula="of:=IF([Sheet1.U249]=&quot;&quot;;&quot;&quot;;IF(AND([Sheet1.U249]&gt;=[Sheet1.X249];[Sheet1.U249]&lt;=[Sheet1.Y249]);&quot;Pass&quot;;&quot;Fail&quot;))">
            <text:p/>
          </table:table-cell>
          <table:table-cell table:style-name="ce258"/>
          <table:table-cell table:number-columns-repeated="2"/>
          <table:table-cell table:style-name="ce424"/>
          <table:table-cell/>
          <table:table-cell table:style-name="ce301"/>
          <table:table-cell table:number-columns-repeated="3"/>
          <table:table-cell table:style-name="ce240"/>
          <table:table-cell table:style-name="ce268" office:value-type="string" calcext:value-type="string">
            <text:p>Average:</text:p>
          </table:table-cell>
          <table:table-cell table:style-name="ce653" table:formula="of:=IF([.U234]=&quot;&quot;;&quot;&quot;;AVERAGE([.U234:.U240]))">
            <text:p/>
          </table:table-cell>
          <table:table-cell table:style-name="ce659"/>
          <table:table-cell table:style-name="ce258"/>
          <table:table-cell/>
          <table:table-cell table:style-name="ce422"/>
          <table:table-cell table:number-columns-repeated="999"/>
        </table:table-row>
        <table:table-row table:style-name="ro33">
          <table:table-cell table:style-name="ce228" office:value-type="float" office:value="38" calcext:value-type="float">
            <text:p>38</text:p>
          </table:table-cell>
          <table:table-cell table:style-name="ce235"/>
          <table:table-cell/>
          <table:table-cell table:style-name="ce311" table:formula="of:=[Sheet1.P250]" office:value-type="float" office:value="-1" calcext:value-type="float">
            <text:p>-1</text:p>
          </table:table-cell>
          <table:table-cell table:style-name="ce280" table:formula="of:=IF([Sheet1.R250]=&quot;&quot;;&quot;&quot;;[Sheet1.R250])">
            <text:p/>
          </table:table-cell>
          <table:table-cell table:style-name="ce280" table:formula="of:=IF([Sheet1.S250]=&quot;&quot;;&quot;&quot;;[Sheet1.S250])">
            <text:p/>
          </table:table-cell>
          <table:table-cell table:style-name="ce280" table:formula="of:=IF([Sheet1.T250]=&quot;&quot;;&quot;&quot;;[Sheet1.T250])">
            <text:p/>
          </table:table-cell>
          <table:table-cell table:style-name="ce318" table:formula="of:=IF([Sheet1.U250]=&quot;&quot;;&quot;&quot;;[Sheet1.U250])">
            <text:p/>
          </table:table-cell>
          <table:table-cell table:style-name="ce415" table:formula="of:=IF([Sheet1.U250]=&quot;&quot;;&quot;&quot;;IF(AND([Sheet1.U250]&gt;=[Sheet1.X250];[Sheet1.U250]&lt;=[Sheet1.Y250]);&quot;Pass&quot;;&quot;Fail&quot;))">
            <text:p/>
          </table:table-cell>
          <table:table-cell table:style-name="ce258"/>
          <table:table-cell table:number-columns-repeated="2"/>
          <table:table-cell table:style-name="ce424"/>
          <table:table-cell/>
          <table:table-cell table:style-name="ce301"/>
          <table:table-cell table:style-name="ce256" office:value-type="string" calcext:value-type="string">
            <text:p>Criteria:</text:p>
          </table:table-cell>
          <table:table-cell table:style-name="ce244" office:value-type="string" calcext:value-type="string">
            <text:p>Mean pixel value of each image is within 10% of the average pixel value</text:p>
          </table:table-cell>
          <table:table-cell table:number-columns-repeated="5"/>
          <table:table-cell table:style-name="ce258"/>
          <table:table-cell/>
          <table:table-cell table:style-name="ce422"/>
          <table:table-cell table:number-columns-repeated="999"/>
        </table:table-row>
        <table:table-row table:style-name="ro33">
          <table:table-cell table:style-name="ce228" office:value-type="float" office:value="39" calcext:value-type="float">
            <text:p>39</text:p>
          </table:table-cell>
          <table:table-cell table:style-name="ce235"/>
          <table:table-cell/>
          <table:table-cell table:style-name="ce311" table:formula="of:=[Sheet1.P251]" office:value-type="float" office:value="0" calcext:value-type="float">
            <text:p>0</text:p>
          </table:table-cell>
          <table:table-cell table:style-name="ce345" table:formula="of:=IF([Sheet1.R251]=&quot;&quot;;&quot;&quot;;[Sheet1.R251])">
            <text:p/>
          </table:table-cell>
          <table:table-cell table:style-name="ce370" table:formula="of:=IF([Sheet1.S251]=&quot;&quot;;&quot;&quot;;[Sheet1.S251])">
            <text:p/>
          </table:table-cell>
          <table:table-cell table:style-name="ce318" table:formula="of:=IF([Sheet1.T251]=&quot;&quot;;&quot;&quot;;[Sheet1.T251])">
            <text:p/>
          </table:table-cell>
          <table:table-cell table:style-name="ce318" table:formula="of:=IF([Sheet1.U251]=&quot;&quot;;&quot;&quot;;[Sheet1.U251])">
            <text:p/>
          </table:table-cell>
          <table:table-cell table:style-name="ce416"/>
          <table:table-cell table:style-name="ce258"/>
          <table:table-cell table:number-columns-repeated="2"/>
          <table:table-cell table:style-name="ce424"/>
          <table:table-cell/>
          <table:table-cell table:style-name="ce301"/>
          <table:table-cell table:style-name="ce240" table:number-columns-repeated="7"/>
          <table:table-cell table:number-columns-repeated="2"/>
          <table:table-cell table:style-name="ce422"/>
          <table:table-cell/>
          <table:table-cell table:style-name="ce240" table:number-columns-repeated="12"/>
          <table:table-cell table:number-columns-repeated="986"/>
        </table:table-row>
        <table:table-row table:style-name="ro33">
          <table:table-cell table:style-name="ce228" office:value-type="float" office:value="40" calcext:value-type="float">
            <text:p>40</text:p>
          </table:table-cell>
          <table:table-cell table:style-name="ce235"/>
          <table:table-cell/>
          <table:table-cell table:style-name="ce311" table:formula="of:=[Sheet1.P252]" office:value-type="float" office:value="1" calcext:value-type="float">
            <text:p>1</text:p>
          </table:table-cell>
          <table:table-cell table:style-name="ce280" table:formula="of:=IF([Sheet1.R252]=&quot;&quot;;&quot;&quot;;[Sheet1.R252])">
            <text:p/>
          </table:table-cell>
          <table:table-cell table:style-name="ce280" table:formula="of:=IF([Sheet1.S252]=&quot;&quot;;&quot;&quot;;[Sheet1.S252])">
            <text:p/>
          </table:table-cell>
          <table:table-cell table:style-name="ce280" table:formula="of:=IF([Sheet1.T252]=&quot;&quot;;&quot;&quot;;[Sheet1.T252])">
            <text:p/>
          </table:table-cell>
          <table:table-cell table:style-name="ce318" table:formula="of:=IF([Sheet1.U252]=&quot;&quot;;&quot;&quot;;[Sheet1.U252])">
            <text:p/>
          </table:table-cell>
          <table:table-cell table:style-name="ce415" table:formula="of:=IF([Sheet1.U252]=&quot;&quot;;&quot;&quot;;IF(AND([Sheet1.U252]&gt;=[Sheet1.X252];[Sheet1.U252]&lt;=[Sheet1.Y252]);&quot;Pass&quot;;&quot;Fail&quot;))">
            <text:p/>
          </table:table-cell>
          <table:table-cell table:style-name="ce258"/>
          <table:table-cell table:number-columns-repeated="2"/>
          <table:table-cell table:style-name="ce424"/>
          <table:table-cell/>
          <table:table-cell table:style-name="ce301"/>
          <table:table-cell table:style-name="ce240" table:number-columns-repeated="9"/>
          <table:table-cell table:style-name="ce422"/>
          <table:table-cell table:style-name="ce240" table:number-columns-repeated="13"/>
          <table:table-cell table:number-columns-repeated="986"/>
        </table:table-row>
        <table:table-row table:style-name="ro33">
          <table:table-cell table:style-name="ce228" office:value-type="float" office:value="41" calcext:value-type="float">
            <text:p>41</text:p>
          </table:table-cell>
          <table:table-cell table:style-name="ce235"/>
          <table:table-cell/>
          <table:table-cell table:style-name="ce311" table:formula="of:=[Sheet1.P253]" office:value-type="float" office:value="2" calcext:value-type="float">
            <text:p>2</text:p>
          </table:table-cell>
          <table:table-cell table:style-name="ce280" table:formula="of:=IF([Sheet1.R253]=&quot;&quot;;&quot;&quot;;[Sheet1.R253])">
            <text:p/>
          </table:table-cell>
          <table:table-cell table:style-name="ce280" table:formula="of:=IF([Sheet1.S253]=&quot;&quot;;&quot;&quot;;[Sheet1.S253])">
            <text:p/>
          </table:table-cell>
          <table:table-cell table:style-name="ce280" table:formula="of:=IF([Sheet1.T253]=&quot;&quot;;&quot;&quot;;[Sheet1.T253])">
            <text:p/>
          </table:table-cell>
          <table:table-cell table:style-name="ce318" table:formula="of:=IF([Sheet1.U253]=&quot;&quot;;&quot;&quot;;[Sheet1.U253])">
            <text:p/>
          </table:table-cell>
          <table:table-cell table:style-name="ce415" table:formula="of:=IF([Sheet1.U253]=&quot;&quot;;&quot;&quot;;IF(AND([Sheet1.U253]&gt;=[Sheet1.X253];[Sheet1.U253]&lt;=[Sheet1.Y253]);&quot;Pass&quot;;&quot;Fail&quot;))">
            <text:p/>
          </table:table-cell>
          <table:table-cell table:style-name="ce258"/>
          <table:table-cell table:number-columns-repeated="2"/>
          <table:table-cell table:style-name="ce424"/>
          <table:table-cell/>
          <table:table-cell table:style-name="ce490" office:value-type="string" calcext:value-type="string">
            <text:p>AEC Density Control</text:p>
          </table:table-cell>
          <table:table-cell table:number-columns-repeated="9"/>
          <table:table-cell table:style-name="ce422"/>
          <table:table-cell table:style-name="ce240" table:number-columns-repeated="13"/>
          <table:table-cell table:number-columns-repeated="986"/>
        </table:table-row>
        <table:table-row table:style-name="ro33">
          <table:table-cell table:style-name="ce228" office:value-type="float" office:value="42" calcext:value-type="float">
            <text:p>42</text:p>
          </table:table-cell>
          <table:table-cell table:style-name="ce235"/>
          <table:table-cell/>
          <table:table-cell table:style-name="ce311" table:formula="of:=[Sheet1.P254]" office:value-type="float" office:value="3" calcext:value-type="float">
            <text:p>3</text:p>
          </table:table-cell>
          <table:table-cell table:style-name="ce280" table:formula="of:=IF([Sheet1.R254]=&quot;&quot;;&quot;&quot;;[Sheet1.R254])">
            <text:p/>
          </table:table-cell>
          <table:table-cell table:style-name="ce280" table:formula="of:=IF([Sheet1.S254]=&quot;&quot;;&quot;&quot;;[Sheet1.S254])">
            <text:p/>
          </table:table-cell>
          <table:table-cell table:style-name="ce280" table:formula="of:=IF([Sheet1.T254]=&quot;&quot;;&quot;&quot;;[Sheet1.T254])">
            <text:p/>
          </table:table-cell>
          <table:table-cell table:style-name="ce318" table:formula="of:=IF([Sheet1.U254]=&quot;&quot;;&quot;&quot;;[Sheet1.U254])">
            <text:p/>
          </table:table-cell>
          <table:table-cell table:style-name="ce415" table:formula="of:=IF([Sheet1.U254]=&quot;&quot;;&quot;&quot;;IF(AND([Sheet1.U254]&gt;=[Sheet1.X254];[Sheet1.U254]&lt;=[Sheet1.Y254]);&quot;Pass&quot;;&quot;Fail&quot;))">
            <text:p/>
          </table:table-cell>
          <table:table-cell table:style-name="ce258"/>
          <table:table-cell table:number-columns-repeated="2"/>
          <table:table-cell table:style-name="ce424"/>
          <table:table-cell/>
          <table:table-cell table:style-name="ce301" office:value-type="string" calcext:value-type="string">
            <text:p>AEC Mode:</text:p>
          </table:table-cell>
          <table:table-cell table:style-name="ce510" table:formula="of:=[Sheet1.P216]" office:value-type="float" office:value="0" calcext:value-type="float">
            <text:p>0</text:p>
          </table:table-cell>
          <table:table-cell/>
          <table:table-cell table:style-name="ce268" office:value-type="string" calcext:value-type="string">
            <text:p>AEC Position:</text:p>
          </table:table-cell>
          <table:table-cell table:style-name="ce510" table:formula="of:=[Sheet1.S216]" office:value-type="float" office:value="0" calcext:value-type="float">
            <text:p>0</text:p>
          </table:table-cell>
          <table:table-cell table:style-name="ce229" office:value-type="string" calcext:value-type="string">
            <text:p>Reported</text:p>
          </table:table-cell>
          <table:table-cell table:style-name="ce258"/>
          <table:table-cell table:number-columns-repeated="2"/>
          <table:table-cell table:style-name="ce674" table:formula="of:=IF([Sheet1.$O$34]=1;[Sheet1.AB246];[Sheet1.Z246])" office:value-type="string" office:string-value="Selenia" calcext:value-type="string" table:number-columns-spanned="2" table:number-rows-spanned="1">
            <text:p>Selenia</text:p>
          </table:table-cell>
          <table:covered-table-cell table:style-name="ce422"/>
          <table:table-cell table:style-name="ce521" office:value-type="string" calcext:value-type="string" table:number-columns-spanned="2" table:number-rows-spanned="1">
            <text:p>Selenia</text:p>
          </table:table-cell>
          <table:covered-table-cell/>
          <table:table-cell table:style-name="ce521" office:value-type="string" calcext:value-type="string" table:number-columns-spanned="2" table:number-rows-spanned="1">
            <text:p>Selenia Dimensions</text:p>
          </table:table-cell>
          <table:covered-table-cell/>
          <table:table-cell table:style-name="ce240" table:number-columns-repeated="9"/>
          <table:table-cell table:number-columns-repeated="986"/>
        </table:table-row>
        <table:table-row table:style-name="ro33">
          <table:table-cell table:style-name="ce228" office:value-type="float" office:value="43" calcext:value-type="float">
            <text:p>43</text:p>
          </table:table-cell>
          <table:table-cell table:style-name="ce235"/>
          <table:table-cell/>
          <table:table-cell table:style-name="ce312" table:formula="of:=[Sheet1.P255]" office:value-type="float" office:value="4" calcext:value-type="float">
            <text:p>4</text:p>
          </table:table-cell>
          <table:table-cell table:style-name="ce344" table:formula="of:=IF([Sheet1.R255]=&quot;&quot;;&quot;&quot;;[Sheet1.R255])">
            <text:p/>
          </table:table-cell>
          <table:table-cell table:style-name="ce344" table:formula="of:=IF([Sheet1.S255]=&quot;&quot;;&quot;&quot;;[Sheet1.S255])">
            <text:p/>
          </table:table-cell>
          <table:table-cell table:style-name="ce344" table:formula="of:=IF([Sheet1.T255]=&quot;&quot;;&quot;&quot;;[Sheet1.T255])">
            <text:p/>
          </table:table-cell>
          <table:table-cell table:style-name="ce324" table:formula="of:=IF([Sheet1.U255]=&quot;&quot;;&quot;&quot;;[Sheet1.U255])">
            <text:p/>
          </table:table-cell>
          <table:table-cell table:style-name="ce417" table:formula="of:=IF([Sheet1.U255]=&quot;&quot;;&quot;&quot;;IF(AND([Sheet1.U255]&gt;=[Sheet1.X255];[Sheet1.U255]&lt;=[Sheet1.Y255]);&quot;Pass&quot;;&quot;Fail&quot;))">
            <text:p/>
          </table:table-cell>
          <table:table-cell table:style-name="ce258"/>
          <table:table-cell table:number-columns-repeated="2"/>
          <table:table-cell table:style-name="ce424"/>
          <table:table-cell/>
          <table:table-cell table:style-name="ce301"/>
          <table:table-cell table:style-name="ce229" office:value-type="string" calcext:value-type="string">
            <text:p>Density</text:p>
          </table:table-cell>
          <table:table-cell table:style-name="ce229" office:value-type="string" calcext:value-type="string">
            <text:p>kV</text:p>
          </table:table-cell>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Change</text:p>
          </table:table-cell>
          <table:table-cell table:style-name="ce258"/>
          <table:table-cell/>
          <table:table-cell table:style-name="ce675" office:value-type="string" calcext:value-type="string">
            <text:p>Low</text:p>
          </table:table-cell>
          <table:table-cell table:style-name="ce407" office:value-type="string" calcext:value-type="string">
            <text:p>High</text:p>
          </table:table-cell>
          <table:table-cell table:style-name="ce229" office:value-type="string" calcext:value-type="string">
            <text:p>Low</text:p>
          </table:table-cell>
          <table:table-cell table:style-name="ce266" office:value-type="string" calcext:value-type="string">
            <text:p>High</text:p>
          </table:table-cell>
          <table:table-cell table:style-name="ce229" office:value-type="string" calcext:value-type="string">
            <text:p>Low</text:p>
          </table:table-cell>
          <table:table-cell table:style-name="ce407" office:value-type="string" calcext:value-type="string">
            <text:p>High</text:p>
          </table:table-cell>
          <table:table-cell table:style-name="ce240" table:number-columns-repeated="9"/>
          <table:table-cell table:number-columns-repeated="986"/>
        </table:table-row>
        <table:table-row table:style-name="ro33">
          <table:table-cell table:style-name="ce228" office:value-type="float" office:value="44" calcext:value-type="float">
            <text:p>44</text:p>
          </table:table-cell>
          <table:table-cell table:style-name="ce235"/>
          <table:table-cell/>
          <table:table-cell table:style-name="ce270" office:value-type="string" calcext:value-type="string">
            <text:p>Criteria:</text:p>
          </table:table-cell>
          <table:table-cell table:style-name="ce308" office:value-type="string" calcext:value-type="string">
            <text:p>Change in pixel value at each density step is within specified ranges</text:p>
          </table:table-cell>
          <table:table-cell table:number-columns-repeated="7"/>
          <table:table-cell table:style-name="ce424"/>
          <table:table-cell/>
          <table:table-cell table:style-name="ce301"/>
          <table:table-cell table:style-name="ce310" office:value-type="float" office:value="-3" calcext:value-type="float">
            <text:p>-3</text:p>
          </table:table-cell>
          <table:table-cell table:style-name="ce573" table:number-columns-repeated="3"/>
          <table:table-cell table:style-name="ce630"/>
          <table:table-cell table:style-name="ce419" table:formula="of:=IF(OR([.S248]=&quot;&quot;;[.$S$251]=&quot;&quot;);&quot;&quot;;[.S248]/[.$S$251])">
            <text:p/>
          </table:table-cell>
          <table:table-cell table:style-name="ce258"/>
          <table:table-cell/>
          <table:table-cell table:style-name="ce675" table:formula="of:=IF([.$O$34]=1;[.AB248];[.Z248])" office:value-type="float" office:value="0.5" calcext:value-type="float">
            <text:p>0.5</text:p>
          </table:table-cell>
          <table:table-cell table:style-name="ce407" table:formula="of:=IF([.$O$34]=1;[.AC248];[.AA248])" office:value-type="float" office:value="0.61" calcext:value-type="float">
            <text:p>0.61</text:p>
          </table:table-cell>
          <table:table-cell table:style-name="ce229" office:value-type="float" office:value="0.5" calcext:value-type="float">
            <text:p>0.5</text:p>
          </table:table-cell>
          <table:table-cell table:style-name="ce266" office:value-type="float" office:value="0.61" calcext:value-type="float">
            <text:p>0.61</text:p>
          </table:table-cell>
          <table:table-cell table:style-name="ce708" office:value-type="float" office:value="0.56" calcext:value-type="float">
            <text:p>0.56</text:p>
          </table:table-cell>
          <table:table-cell table:style-name="ce708" office:value-type="float" office:value="0.66" calcext:value-type="float">
            <text:p>0.66</text:p>
          </table:table-cell>
          <table:table-cell table:style-name="ce240" table:number-columns-repeated="9"/>
          <table:table-cell table:number-columns-repeated="986"/>
        </table:table-row>
        <table:table-row table:style-name="ro33">
          <table:table-cell table:style-name="ce228" office:value-type="float" office:value="45" calcext:value-type="float">
            <text:p>45</text:p>
          </table:table-cell>
          <table:table-cell table:style-name="ce237"/>
          <table:table-cell table:style-name="ce265" table:number-columns-repeated="10"/>
          <table:table-cell table:style-name="ce471"/>
          <table:table-cell/>
          <table:table-cell table:style-name="ce301"/>
          <table:table-cell table:style-name="ce311" office:value-type="float" office:value="-2" calcext:value-type="float">
            <text:p>-2</text:p>
          </table:table-cell>
          <table:table-cell table:style-name="ce574"/>
          <table:table-cell table:style-name="ce549" table:number-columns-repeated="2"/>
          <table:table-cell table:style-name="ce631"/>
          <table:table-cell table:style-name="ce420" table:formula="of:=IF(OR([.S249]=&quot;&quot;;[.$S$251]=&quot;&quot;);&quot;&quot;;[.S249]/[.$S$251])">
            <text:p/>
          </table:table-cell>
          <table:table-cell table:style-name="ce258"/>
          <table:table-cell/>
          <table:table-cell table:style-name="ce675" table:formula="of:=IF([.$O$34]=1;[.AB249];[.Z249])" office:value-type="float" office:value="0.63" calcext:value-type="float">
            <text:p>0.63</text:p>
          </table:table-cell>
          <table:table-cell table:style-name="ce407" table:formula="of:=IF([.$O$34]=1;[.AC249];[.AA249])" office:value-type="float" office:value="0.77" calcext:value-type="float">
            <text:p>0.77</text:p>
          </table:table-cell>
          <table:table-cell table:style-name="ce229" office:value-type="float" office:value="0.63" calcext:value-type="float">
            <text:p>0.63</text:p>
          </table:table-cell>
          <table:table-cell table:style-name="ce266" office:value-type="float" office:value="0.77" calcext:value-type="float">
            <text:p>0.77</text:p>
          </table:table-cell>
          <table:table-cell table:style-name="ce708" office:value-type="float" office:value="0.66" calcext:value-type="float">
            <text:p>0.66</text:p>
          </table:table-cell>
          <table:table-cell table:style-name="ce708" office:value-type="float" office:value="0.78" calcext:value-type="float">
            <text:p>0.78</text:p>
          </table:table-cell>
          <table:table-cell table:style-name="ce240" table:number-columns-repeated="9"/>
          <table:table-cell table:number-columns-repeated="986"/>
        </table:table-row>
        <table:table-row table:style-name="ro33">
          <table:table-cell table:style-name="ce228" office:value-type="float" office:value="46" calcext:value-type="float">
            <text:p>46</text:p>
          </table:table-cell>
          <table:table-cell table:style-name="ce235"/>
          <table:table-cell table:style-name="ce272" office:value-type="string" calcext:value-type="string">
            <text:p>System Resolution</text:p>
          </table:table-cell>
          <table:table-cell table:number-columns-repeated="9"/>
          <table:table-cell table:style-name="ce424"/>
          <table:table-cell/>
          <table:table-cell table:style-name="ce301"/>
          <table:table-cell table:style-name="ce311" office:value-type="float" office:value="-1" calcext:value-type="float">
            <text:p>-1</text:p>
          </table:table-cell>
          <table:table-cell table:style-name="ce575"/>
          <table:table-cell table:style-name="ce549" table:number-columns-repeated="3"/>
          <table:table-cell table:style-name="ce420" table:formula="of:=IF(OR([.S250]=&quot;&quot;;[.$S$251]=&quot;&quot;);&quot;&quot;;[.S250]/[.$S$251])">
            <text:p/>
          </table:table-cell>
          <table:table-cell table:style-name="ce258"/>
          <table:table-cell/>
          <table:table-cell table:style-name="ce675" table:formula="of:=IF([.$O$34]=1;[.AB250];[.Z250])" office:value-type="float" office:value="0.77" calcext:value-type="float">
            <text:p>0.77</text:p>
          </table:table-cell>
          <table:table-cell table:style-name="ce407" table:formula="of:=IF([.$O$34]=1;[.AC250];[.AA250])" office:value-type="float" office:value="0.94" calcext:value-type="float">
            <text:p>0.94</text:p>
          </table:table-cell>
          <table:table-cell table:style-name="ce229" office:value-type="float" office:value="0.77" calcext:value-type="float">
            <text:p>0.77</text:p>
          </table:table-cell>
          <table:table-cell table:style-name="ce266" office:value-type="float" office:value="0.94" calcext:value-type="float">
            <text:p>0.94</text:p>
          </table:table-cell>
          <table:table-cell table:style-name="ce708" office:value-type="float" office:value="0.78" calcext:value-type="float">
            <text:p>0.78</text:p>
          </table:table-cell>
          <table:table-cell table:style-name="ce708" office:value-type="float" office:value="0.92" calcext:value-type="float">
            <text:p>0.92</text:p>
          </table:table-cell>
          <table:table-cell table:style-name="ce240" table:number-columns-repeated="9"/>
          <table:table-cell table:number-columns-repeated="986"/>
        </table:table-row>
        <table:table-row table:style-name="ro33">
          <table:table-cell table:style-name="ce228" office:value-type="float" office:value="47" calcext:value-type="float">
            <text:p>47</text:p>
          </table:table-cell>
          <table:table-cell table:style-name="ce235"/>
          <table:table-cell table:style-name="ce240"/>
          <table:table-cell table:style-name="ce268" office:value-type="string" calcext:value-type="string">
            <text:p>Mode (2D/3D):</text:p>
          </table:table-cell>
          <table:table-cell table:style-name="ce280" table:formula="of:=IF([Sheet1.Q205]=&quot;&quot;;&quot;&quot;;[Sheet1.Q205])">
            <text:p/>
          </table:table-cell>
          <table:table-cell table:style-name="ce280" table:formula="of:=IF([Sheet1.R205]=&quot;&quot;;&quot;&quot;;[Sheet1.R205])">
            <text:p/>
          </table:table-cell>
          <table:table-cell table:style-name="ce280" table:formula="of:=IF([Sheet1.S205]=&quot;&quot;;&quot;&quot;;[Sheet1.S205])">
            <text:p/>
          </table:table-cell>
          <table:table-cell table:style-name="ce240" table:number-columns-repeated="5"/>
          <table:table-cell table:style-name="ce424"/>
          <table:table-cell/>
          <table:table-cell table:style-name="ce301"/>
          <table:table-cell table:style-name="ce311" office:value-type="float" office:value="0" calcext:value-type="float">
            <text:p>0</text:p>
          </table:table-cell>
          <table:table-cell table:style-name="ce575"/>
          <table:table-cell table:style-name="ce280" table:formula="of:=IF([.S220]=&quot;&quot;;&quot;&quot;;AVERAGE([.S220:.S223]))">
            <text:p/>
          </table:table-cell>
          <table:table-cell table:style-name="ce280" table:formula="of:=IF([.T220]=&quot;&quot;;&quot;&quot;;AVERAGE([.T220:.T223]))">
            <text:p/>
          </table:table-cell>
          <table:table-cell table:style-name="ce318" table:formula="of:=IF([.V220]=&quot;&quot;;&quot;&quot;;AVERAGE([.V220:.V223]))">
            <text:p/>
          </table:table-cell>
          <table:table-cell table:style-name="ce420"/>
          <table:table-cell table:style-name="ce258"/>
          <table:table-cell/>
          <table:table-cell table:style-name="ce675"/>
          <table:table-cell table:style-name="ce407"/>
          <table:table-cell table:style-name="ce229"/>
          <table:table-cell table:style-name="ce266"/>
          <table:table-cell table:style-name="ce708" table:number-columns-repeated="2"/>
          <table:table-cell table:style-name="ce240" table:number-columns-repeated="9"/>
          <table:table-cell table:number-columns-repeated="986"/>
        </table:table-row>
        <table:table-row table:style-name="ro33">
          <table:table-cell table:style-name="ce228" office:value-type="float" office:value="48" calcext:value-type="float">
            <text:p>48</text:p>
          </table:table-cell>
          <table:table-cell table:style-name="ce235"/>
          <table:table-cell/>
          <table:table-cell table:style-name="ce268" office:value-type="string" calcext:value-type="string">
            <text:p>Target:</text:p>
          </table:table-cell>
          <table:table-cell table:style-name="ce280" table:formula="of:=IF([Sheet1.Q206]=&quot;&quot;;&quot;&quot;;[Sheet1.Q206])">
            <text:p/>
          </table:table-cell>
          <table:table-cell table:style-name="ce280" table:formula="of:=IF([Sheet1.R206]=&quot;&quot;;&quot;&quot;;[Sheet1.R206])">
            <text:p/>
          </table:table-cell>
          <table:table-cell table:style-name="ce280" table:formula="of:=IF([Sheet1.S206]=&quot;&quot;;&quot;&quot;;[Sheet1.S206])">
            <text:p/>
          </table:table-cell>
          <table:table-cell table:number-columns-repeated="5"/>
          <table:table-cell table:style-name="ce424"/>
          <table:table-cell/>
          <table:table-cell table:style-name="ce301"/>
          <table:table-cell table:style-name="ce311" office:value-type="float" office:value="1" calcext:value-type="float">
            <text:p>1</text:p>
          </table:table-cell>
          <table:table-cell table:style-name="ce575"/>
          <table:table-cell table:style-name="ce549" table:number-columns-repeated="3"/>
          <table:table-cell table:style-name="ce420" table:formula="of:=IF(OR([.S252]=&quot;&quot;;[.$S$251]=&quot;&quot;);&quot;&quot;;[.S252]/[.$S$251])">
            <text:p/>
          </table:table-cell>
          <table:table-cell table:style-name="ce258"/>
          <table:table-cell/>
          <table:table-cell table:style-name="ce675" table:formula="of:=IF([.$O$34]=1;[.AB252];[.Z252])" office:value-type="float" office:value="1.04" calcext:value-type="float">
            <text:p>1.04</text:p>
          </table:table-cell>
          <table:table-cell table:style-name="ce407" table:formula="of:=IF([.$O$34]=1;[.AC252];[.AA252])" office:value-type="float" office:value="1.27" calcext:value-type="float">
            <text:p>1.27</text:p>
          </table:table-cell>
          <table:table-cell table:style-name="ce229" office:value-type="float" office:value="1.04" calcext:value-type="float">
            <text:p>1.04</text:p>
          </table:table-cell>
          <table:table-cell table:style-name="ce266" office:value-type="float" office:value="1.27" calcext:value-type="float">
            <text:p>1.27</text:p>
          </table:table-cell>
          <table:table-cell table:style-name="ce708" office:value-type="float" office:value="1.06" calcext:value-type="float">
            <text:p>1.06</text:p>
          </table:table-cell>
          <table:table-cell table:style-name="ce708" office:value-type="float" office:value="1.24" calcext:value-type="float">
            <text:p>1.24</text:p>
          </table:table-cell>
          <table:table-cell table:style-name="ce240" table:number-columns-repeated="9"/>
          <table:table-cell table:number-columns-repeated="986"/>
        </table:table-row>
        <table:table-row table:style-name="ro33">
          <table:table-cell table:style-name="ce228" office:value-type="float" office:value="49" calcext:value-type="float">
            <text:p>49</text:p>
          </table:table-cell>
          <table:table-cell table:style-name="ce235"/>
          <table:table-cell/>
          <table:table-cell table:style-name="ce268" office:value-type="string" calcext:value-type="string">
            <text:p>kV:</text:p>
          </table:table-cell>
          <table:table-cell table:style-name="ce280" table:formula="of:=IF([Sheet1.Q207]=&quot;&quot;;&quot;&quot;;[Sheet1.Q207])">
            <text:p/>
          </table:table-cell>
          <table:table-cell table:style-name="ce280" table:formula="of:=IF([Sheet1.R207]=&quot;&quot;;&quot;&quot;;[Sheet1.R207])">
            <text:p/>
          </table:table-cell>
          <table:table-cell table:style-name="ce280" table:formula="of:=IF([Sheet1.S207]=&quot;&quot;;&quot;&quot;;[Sheet1.S207])">
            <text:p/>
          </table:table-cell>
          <table:table-cell table:style-name="ce240"/>
          <table:table-cell table:style-name="ce268" office:value-type="string" calcext:value-type="string">
            <text:p>Acceptable:</text:p>
          </table:table-cell>
          <table:table-cell table:style-name="ce321" table:formula="of:=IF(AND([Sheet1.Q210]=&quot;&quot;;[Sheet1.R210]=&quot;&quot;;[Sheet1.S210]=&quot;&quot;);&quot;&quot;;IF(OR([Sheet1.Q210]=&quot;Fail&quot;;[Sheet1.R210]=&quot;Fail&quot;;[Sheet1.S210]=&quot;Fail&quot;);&quot;Fail&quot;;&quot;Pass&quot;))">
            <text:p/>
          </table:table-cell>
          <table:table-cell table:number-columns-repeated="2"/>
          <table:table-cell table:style-name="ce424"/>
          <table:table-cell/>
          <table:table-cell table:style-name="ce301"/>
          <table:table-cell table:style-name="ce311" office:value-type="float" office:value="2" calcext:value-type="float">
            <text:p>2</text:p>
          </table:table-cell>
          <table:table-cell table:style-name="ce575"/>
          <table:table-cell table:style-name="ce549" table:number-columns-repeated="3"/>
          <table:table-cell table:style-name="ce420" table:formula="of:=IF(OR([.S253]=&quot;&quot;;[.$S$251]=&quot;&quot;);&quot;&quot;;[.S253]/[.$S$251])">
            <text:p/>
          </table:table-cell>
          <table:table-cell table:style-name="ce258"/>
          <table:table-cell/>
          <table:table-cell table:style-name="ce675" table:formula="of:=IF([.$O$34]=1;[.AB253];[.Z253])" office:value-type="float" office:value="1.17" calcext:value-type="float">
            <text:p>1.17</text:p>
          </table:table-cell>
          <table:table-cell table:style-name="ce407" table:formula="of:=IF([.$O$34]=1;[.AC253];[.AA253])" office:value-type="float" office:value="1.43" calcext:value-type="float">
            <text:p>1.43</text:p>
          </table:table-cell>
          <table:table-cell table:style-name="ce229" office:value-type="float" office:value="1.17" calcext:value-type="float">
            <text:p>1.17</text:p>
          </table:table-cell>
          <table:table-cell table:style-name="ce266" office:value-type="float" office:value="1.43" calcext:value-type="float">
            <text:p>1.43</text:p>
          </table:table-cell>
          <table:table-cell table:style-name="ce708" office:value-type="float" office:value="1.22" calcext:value-type="float">
            <text:p>1.22</text:p>
          </table:table-cell>
          <table:table-cell table:style-name="ce708" office:value-type="float" office:value="1.43" calcext:value-type="float">
            <text:p>1.43</text:p>
          </table:table-cell>
          <table:table-cell table:style-name="ce240" table:number-columns-repeated="9"/>
          <table:table-cell table:number-columns-repeated="986"/>
        </table:table-row>
        <table:table-row table:style-name="ro33">
          <table:table-cell table:style-name="ce228" office:value-type="float" office:value="50" calcext:value-type="float">
            <text:p>50</text:p>
          </table:table-cell>
          <table:table-cell table:style-name="ce235"/>
          <table:table-cell/>
          <table:table-cell table:style-name="ce268" office:value-type="string" calcext:value-type="string">
            <text:p>mAs:</text:p>
          </table:table-cell>
          <table:table-cell table:style-name="ce280" table:formula="of:=IF([Sheet1.Q208]=&quot;&quot;;&quot;&quot;;[Sheet1.Q208])">
            <text:p/>
          </table:table-cell>
          <table:table-cell table:style-name="ce280" table:formula="of:=IF([Sheet1.R208]=&quot;&quot;;&quot;&quot;;[Sheet1.R208])">
            <text:p/>
          </table:table-cell>
          <table:table-cell table:style-name="ce280" table:formula="of:=IF([Sheet1.S208]=&quot;&quot;;&quot;&quot;;[Sheet1.S208])">
            <text:p/>
          </table:table-cell>
          <table:table-cell table:number-columns-repeated="5"/>
          <table:table-cell table:style-name="ce424"/>
          <table:table-cell/>
          <table:table-cell table:style-name="ce301"/>
          <table:table-cell table:style-name="ce311" office:value-type="float" office:value="3" calcext:value-type="float">
            <text:p>3</text:p>
          </table:table-cell>
          <table:table-cell table:style-name="ce575"/>
          <table:table-cell table:style-name="ce549" table:number-columns-repeated="3"/>
          <table:table-cell table:style-name="ce420" table:formula="of:=IF(OR([.S254]=&quot;&quot;;[.$S$251]=&quot;&quot;);&quot;&quot;;[.S254]/[.$S$251])">
            <text:p/>
          </table:table-cell>
          <table:table-cell table:style-name="ce258"/>
          <table:table-cell/>
          <table:table-cell table:style-name="ce675" table:formula="of:=IF([.$O$34]=1;[.AB254];[.Z254])" office:value-type="float" office:value="1.31" calcext:value-type="float">
            <text:p>1.31</text:p>
          </table:table-cell>
          <table:table-cell table:style-name="ce407" table:formula="of:=IF([.$O$34]=1;[.AC254];[.AA254])" office:value-type="float" office:value="1.6" calcext:value-type="float">
            <text:p>1.6</text:p>
          </table:table-cell>
          <table:table-cell table:style-name="ce229" office:value-type="float" office:value="1.31" calcext:value-type="float">
            <text:p>1.31</text:p>
          </table:table-cell>
          <table:table-cell table:style-name="ce266" office:value-type="float" office:value="1.6" calcext:value-type="float">
            <text:p>1.6</text:p>
          </table:table-cell>
          <table:table-cell table:style-name="ce708" office:value-type="float" office:value="1.4" calcext:value-type="float">
            <text:p>1.40</text:p>
          </table:table-cell>
          <table:table-cell table:style-name="ce708" office:value-type="float" office:value="1.64" calcext:value-type="float">
            <text:p>1.64</text:p>
          </table:table-cell>
          <table:table-cell table:style-name="ce240" table:number-columns-repeated="9"/>
          <table:table-cell table:number-columns-repeated="986"/>
        </table:table-row>
        <table:table-row table:style-name="ro33">
          <table:table-cell table:style-name="ce228" office:value-type="float" office:value="51" calcext:value-type="float">
            <text:p>51</text:p>
          </table:table-cell>
          <table:table-cell table:style-name="ce235"/>
          <table:table-cell/>
          <table:table-cell table:style-name="ce268" office:value-type="string" calcext:value-type="string">
            <text:p>lp/mm:</text:p>
          </table:table-cell>
          <table:table-cell table:style-name="ce280" table:formula="of:=IF([Sheet1.Q209]=&quot;&quot;;&quot;&quot;;[Sheet1.Q209])">
            <text:p/>
          </table:table-cell>
          <table:table-cell table:style-name="ce280" table:formula="of:=IF([Sheet1.R209]=&quot;&quot;;&quot;&quot;;[Sheet1.R209])">
            <text:p/>
          </table:table-cell>
          <table:table-cell table:style-name="ce280" table:formula="of:=IF([Sheet1.S209]=&quot;&quot;;&quot;&quot;;[Sheet1.S209])">
            <text:p/>
          </table:table-cell>
          <table:table-cell table:number-columns-repeated="5"/>
          <table:table-cell table:style-name="ce424"/>
          <table:table-cell/>
          <table:table-cell table:style-name="ce301"/>
          <table:table-cell table:style-name="ce312" office:value-type="float" office:value="4" calcext:value-type="float">
            <text:p>4</text:p>
          </table:table-cell>
          <table:table-cell table:style-name="ce576"/>
          <table:table-cell table:style-name="ce606" table:number-columns-repeated="3"/>
          <table:table-cell table:style-name="ce421" table:formula="of:=IF(OR([.S255]=&quot;&quot;;[.$S$251]=&quot;&quot;);&quot;&quot;;[.S255]/[.$S$251])">
            <text:p/>
          </table:table-cell>
          <table:table-cell table:style-name="ce258"/>
          <table:table-cell/>
          <table:table-cell table:style-name="ce675" table:formula="of:=IF([.$O$34]=1;[.AB255];[.Z255])" office:value-type="float" office:value="1.44" calcext:value-type="float">
            <text:p>1.44</text:p>
          </table:table-cell>
          <table:table-cell table:style-name="ce407" table:formula="of:=IF([.$O$34]=1;[.AC255];[.AA255])" office:value-type="float" office:value="1.76" calcext:value-type="float">
            <text:p>1.76</text:p>
          </table:table-cell>
          <table:table-cell table:style-name="ce229" office:value-type="float" office:value="1.44" calcext:value-type="float">
            <text:p>1.44</text:p>
          </table:table-cell>
          <table:table-cell table:style-name="ce266" office:value-type="float" office:value="1.76" calcext:value-type="float">
            <text:p>1.76</text:p>
          </table:table-cell>
          <table:table-cell table:style-name="ce708" office:value-type="float" office:value="1.61" calcext:value-type="float">
            <text:p>1.61</text:p>
          </table:table-cell>
          <table:table-cell table:style-name="ce708" office:value-type="float" office:value="1.89" calcext:value-type="float">
            <text:p>1.89</text:p>
          </table:table-cell>
          <table:table-cell table:style-name="ce240" table:number-columns-repeated="9"/>
          <table:table-cell table:number-columns-repeated="986"/>
        </table:table-row>
        <table:table-row table:style-name="ro33">
          <table:table-cell table:style-name="ce228" office:value-type="float" office:value="52" calcext:value-type="float">
            <text:p>52</text:p>
          </table:table-cell>
          <table:table-cell table:style-name="ce236"/>
          <table:table-cell table:style-name="ce248"/>
          <table:table-cell table:style-name="ce313" office:value-type="string" calcext:value-type="string">
            <text:p>Criteria:</text:p>
          </table:table-cell>
          <table:table-cell table:style-name="ce245" table:formula="of:=[Sheet1.Q213]" office:value-type="string" office:string-value="Limiting system resolution must be 7 lp/mm or higher in conventional/2D mode" calcext:value-type="string">
            <text:p>Limiting system resolution must be 7 lp/mm or higher in conventional/2D mode</text:p>
          </table:table-cell>
          <table:table-cell table:style-name="ce248" table:number-columns-repeated="7"/>
          <table:table-cell table:style-name="ce465"/>
          <table:table-cell/>
          <table:table-cell table:style-name="ce301"/>
          <table:table-cell table:style-name="ce258" table:number-columns-repeated="7"/>
          <table:table-cell table:number-columns-repeated="2"/>
          <table:table-cell table:style-name="ce422"/>
          <table:table-cell/>
          <table:table-cell table:style-name="ce240" table:number-columns-repeated="12"/>
          <table:table-cell table:number-columns-repeated="986"/>
        </table:table-row>
        <table:table-row table:style-name="ro33">
          <table:table-cell table:style-name="ce228" office:value-type="float" office:value="53" calcext:value-type="float">
            <text:p>53</text:p>
          </table:table-cell>
          <table:table-cell table:style-name="ce240" table:number-columns-repeated="12"/>
          <table:table-cell/>
          <table:table-cell table:style-name="ce301"/>
          <table:table-cell table:style-name="ce525" office:value-type="string" calcext:value-type="string">
            <text:p>Criteria:</text:p>
          </table:table-cell>
          <table:table-cell table:style-name="ce308" office:value-type="string" calcext:value-type="string">
            <text:p>Change in pixel value at each density step is within specified ranges</text:p>
          </table:table-cell>
          <table:table-cell table:style-name="ce247" table:number-columns-repeated="7"/>
          <table:table-cell table:style-name="ce422"/>
          <table:table-cell/>
          <table:table-cell table:style-name="ce240" table:number-columns-repeated="12"/>
          <table:table-cell table:number-columns-repeated="986"/>
        </table:table-row>
        <table:table-row table:style-name="ro33">
          <table:table-cell table:style-name="ce228" office:value-type="float" office:value="54" calcext:value-type="float">
            <text:p>54</text:p>
          </table:table-cell>
          <table:table-cell table:style-name="ce235"/>
          <table:table-cell table:style-name="ce272" office:value-type="string" calcext:value-type="string">
            <text:p>Image Quality Evaluation</text:p>
          </table:table-cell>
          <table:table-cell table:number-columns-repeated="9"/>
          <table:table-cell table:style-name="ce424"/>
          <table:table-cell/>
          <table:table-cell table:style-name="ce482"/>
          <table:table-cell table:style-name="ce265" table:number-columns-repeated="9"/>
          <table:table-cell table:style-name="ce690"/>
          <table:table-cell/>
          <table:table-cell table:style-name="ce240" table:number-columns-repeated="12"/>
          <table:table-cell table:number-columns-repeated="986"/>
        </table:table-row>
        <table:table-row table:style-name="ro33">
          <table:table-cell table:style-name="ce228" office:value-type="float" office:value="55" calcext:value-type="float">
            <text:p>55</text:p>
          </table:table-cell>
          <table:table-cell table:style-name="ce235"/>
          <table:table-cell/>
          <table:table-cell table:style-name="ce314" office:value-type="string" calcext:value-type="string" table:number-columns-spanned="2" table:number-rows-spanned="1">
            <text:p>Printer</text:p>
          </table:table-cell>
          <table:covered-table-cell/>
          <table:table-cell table:style-name="ce258"/>
          <table:table-cell table:style-name="ce314" office:value-type="string" calcext:value-type="string" table:number-columns-spanned="2" table:number-rows-spanned="1">
            <text:p>Acq Workstation</text:p>
          </table:table-cell>
          <table:covered-table-cell/>
          <table:table-cell/>
          <table:table-cell table:style-name="ce258"/>
          <table:table-cell table:style-name="ce441" office:value-type="string" calcext:value-type="string" table:number-columns-spanned="2" table:number-rows-spanned="1">
            <text:p>Review Workstation</text:p>
          </table:table-cell>
          <table:covered-table-cell table:style-name="ce247"/>
          <table:table-cell table:style-name="ce467"/>
          <table:table-cell/>
          <table:table-cell table:style-name="ce489" office:value-type="string" calcext:value-type="string">
            <text:p>Mean Glandular Dose – 2D</text:p>
          </table:table-cell>
          <table:table-cell table:style-name="ce338" table:number-columns-repeated="9"/>
          <table:table-cell table:style-name="ce689"/>
          <table:table-cell/>
          <table:table-cell table:style-name="ce240" table:number-columns-repeated="12"/>
          <table:table-cell table:number-columns-repeated="986"/>
        </table:table-row>
        <table:table-row table:style-name="ro33">
          <table:table-cell table:style-name="ce228" office:value-type="float" office:value="56" calcext:value-type="float">
            <text:p>56</text:p>
          </table:table-cell>
          <table:table-cell table:style-name="ce235"/>
          <table:table-cell table:style-name="ce258"/>
          <table:table-cell table:style-name="ce277" office:value-type="string" calcext:value-type="string">
            <text:p>kV:</text:p>
          </table:table-cell>
          <table:table-cell table:style-name="ce346" table:formula="of:=IF([Sheet1.Q410]=&quot;&quot;;&quot;&quot;;[Sheet1.Q410])" office:value-type="float" office:value="0" calcext:value-type="float">
            <text:p>0</text:p>
          </table:table-cell>
          <table:table-cell/>
          <table:table-cell table:style-name="ce229" office:value-type="string" calcext:value-type="string">
            <text:p>Normal</text:p>
          </table:table-cell>
          <table:table-cell table:style-name="ce229" office:value-type="string" calcext:value-type="string">
            <text:p>Mag</text:p>
          </table:table-cell>
          <table:table-cell table:style-name="ce229" office:value-type="string" calcext:value-type="string">
            <text:p>Tomo</text:p>
          </table:table-cell>
          <table:table-cell table:style-name="ce258"/>
          <table:table-cell table:style-name="ce229" office:value-type="string" calcext:value-type="string">
            <text:p>Left</text:p>
          </table:table-cell>
          <table:table-cell table:style-name="ce266" office:value-type="string" calcext:value-type="string">
            <text:p>Right</text:p>
          </table:table-cell>
          <table:table-cell table:style-name="ce467"/>
          <table:table-cell/>
          <table:table-cell table:style-name="ce301"/>
          <table:table-cell table:style-name="ce268" office:value-type="string" calcext:value-type="string">
            <text:p>Phantom:</text:p>
          </table:table-cell>
          <table:table-cell table:style-name="ce524"/>
          <table:table-cell/>
          <table:table-cell table:style-name="ce268" office:value-type="string" calcext:value-type="string">
            <text:p>kV:</text:p>
          </table:table-cell>
          <table:table-cell table:style-name="ce524"/>
          <table:table-cell/>
          <table:table-cell table:style-name="ce258" table:number-columns-repeated="2"/>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57" calcext:value-type="float">
            <text:p>57</text:p>
          </table:table-cell>
          <table:table-cell table:style-name="ce235"/>
          <table:table-cell table:style-name="ce258"/>
          <table:table-cell table:style-name="ce277" office:value-type="string" calcext:value-type="string">
            <text:p>mA:</text:p>
          </table:table-cell>
          <table:table-cell table:style-name="ce347" table:formula="of:=IF([Sheet1.Q411]=&quot;&quot;;&quot;&quot;;[Sheet1.Q411])" office:value-type="float" office:value="0" calcext:value-type="float">
            <text:p>0</text:p>
          </table:table-cell>
          <table:table-cell table:style-name="ce268" office:value-type="string" calcext:value-type="string">
            <text:p>kV:</text:p>
          </table:table-cell>
          <table:table-cell table:style-name="ce310" table:formula="of:=IF([Sheet1.P426]=&quot;&quot;;&quot;&quot;;[Sheet1.P426])" office:value-type="float" office:value="0" calcext:value-type="float">
            <text:p>0</text:p>
          </table:table-cell>
          <table:table-cell table:style-name="ce343" table:formula="of:=IF([Sheet1.R426]=&quot;&quot;;&quot;&quot;;[Sheet1.R426])">
            <text:p/>
          </table:table-cell>
          <table:table-cell table:style-name="ce418" table:formula="of:=IF([Sheet1.T426]=&quot;&quot;;&quot;&quot;;[Sheet1.T426])">
            <text:p/>
          </table:table-cell>
          <table:table-cell table:style-name="ce258"/>
          <table:table-cell table:style-name="ce268" office:value-type="string" calcext:value-type="string">
            <text:p>Workstation:</text:p>
          </table:table-cell>
          <table:table-cell table:style-name="ce450" table:formula="of:=IF([Sheet1.R418]=&quot;&quot;;&quot;&quot;;[Sheet1.R418])">
            <text:p/>
          </table:table-cell>
          <table:table-cell table:style-name="ce467"/>
          <table:table-cell/>
          <table:table-cell table:style-name="ce301"/>
          <table:table-cell table:style-name="ce268" office:value-type="string" calcext:value-type="string">
            <text:p>Target/Filter:</text:p>
          </table:table-cell>
          <table:table-cell table:style-name="ce550"/>
          <table:table-cell/>
          <table:table-cell table:style-name="ce268" office:value-type="string" calcext:value-type="string">
            <text:p>mA:</text:p>
          </table:table-cell>
          <table:table-cell table:style-name="ce524"/>
          <table:table-cell table:number-columns-repeated="4"/>
          <table:table-cell table:style-name="ce422"/>
          <table:table-cell/>
          <table:table-cell table:style-name="ce240" table:number-columns-repeated="12"/>
          <table:table-cell table:number-columns-repeated="986"/>
        </table:table-row>
        <table:table-row table:style-name="ro33">
          <table:table-cell table:style-name="ce228" office:value-type="float" office:value="58" calcext:value-type="float">
            <text:p>58</text:p>
          </table:table-cell>
          <table:table-cell table:style-name="ce235"/>
          <table:table-cell table:style-name="ce258"/>
          <table:table-cell table:style-name="ce277" office:value-type="string" calcext:value-type="string">
            <text:p>Background Density:</text:p>
          </table:table-cell>
          <table:table-cell table:style-name="ce347" table:formula="of:=IF([Sheet1.Q412]=&quot;&quot;;&quot;&quot;;[Sheet1.Q412])">
            <text:p/>
          </table:table-cell>
          <table:table-cell table:style-name="ce268" office:value-type="string" calcext:value-type="string">
            <text:p>mA:</text:p>
          </table:table-cell>
          <table:table-cell table:style-name="ce311" table:formula="of:=IF([Sheet1.P427]=&quot;&quot;;&quot;&quot;;[Sheet1.P427])" office:value-type="float" office:value="0" calcext:value-type="float">
            <text:p>0</text:p>
          </table:table-cell>
          <table:table-cell table:style-name="ce280" table:formula="of:=IF([Sheet1.R427]=&quot;&quot;;&quot;&quot;;[Sheet1.R427])">
            <text:p/>
          </table:table-cell>
          <table:table-cell table:style-name="ce415" table:formula="of:=IF([Sheet1.T427]=&quot;&quot;;&quot;&quot;;[Sheet1.T427])">
            <text:p/>
          </table:table-cell>
          <table:table-cell table:style-name="ce268" office:value-type="string" calcext:value-type="string">
            <text:p>Fibers:</text:p>
          </table:table-cell>
          <table:table-cell table:style-name="ce442" table:formula="of:=IF([Sheet1.Q420]=&quot;&quot;;&quot;&quot;;[Sheet1.Q420])">
            <text:p/>
          </table:table-cell>
          <table:table-cell table:style-name="ce451" table:formula="of:=IF([Sheet1.R420]=&quot;&quot;;&quot;&quot;;[Sheet1.R420])">
            <text:p/>
          </table:table-cell>
          <table:table-cell table:style-name="ce467"/>
          <table:table-cell/>
          <table:table-cell table:style-name="ce301"/>
          <table:table-cell table:number-columns-repeated="3"/>
          <table:table-cell table:style-name="ce229" office:value-type="string" calcext:value-type="string">
            <text:p>Reported</text:p>
          </table:table-cell>
          <table:table-cell/>
          <table:table-cell office:value-type="string" calcext:value-type="string">
            <text:p>Air KERMA</text:p>
          </table:table-cell>
          <table:table-cell table:number-columns-repeated="3"/>
          <table:table-cell table:style-name="ce422"/>
          <table:table-cell table:number-columns-repeated="999"/>
        </table:table-row>
        <table:table-row table:style-name="ro33">
          <table:table-cell table:style-name="ce228" office:value-type="float" office:value="59" calcext:value-type="float">
            <text:p>59</text:p>
          </table:table-cell>
          <table:table-cell table:style-name="ce235"/>
          <table:table-cell table:style-name="ce258"/>
          <table:table-cell table:style-name="ce277" office:value-type="string" calcext:value-type="string">
            <text:p>Inside disk:</text:p>
          </table:table-cell>
          <table:table-cell table:style-name="ce347" table:formula="of:=IF([Sheet1.Q413]=&quot;&quot;;&quot;&quot;;[Sheet1.Q413])">
            <text:p/>
          </table:table-cell>
          <table:table-cell table:style-name="ce268" office:value-type="string" calcext:value-type="string">
            <text:p>EI:</text:p>
          </table:table-cell>
          <table:table-cell table:style-name="ce311" table:formula="of:=IF([Sheet1.P428]=&quot;&quot;;&quot;&quot;;[Sheet1.P428])" office:value-type="float" office:value="0" calcext:value-type="float">
            <text:p>0</text:p>
          </table:table-cell>
          <table:table-cell table:style-name="ce280" table:formula="of:=IF([Sheet1.R428]=&quot;&quot;;&quot;&quot;;[Sheet1.R428])">
            <text:p/>
          </table:table-cell>
          <table:table-cell table:style-name="ce415" table:formula="of:=IF([Sheet1.T428]=&quot;&quot;;&quot;&quot;;[Sheet1.T428])">
            <text:p/>
          </table:table-cell>
          <table:table-cell table:style-name="ce268" office:value-type="string" calcext:value-type="string">
            <text:p>Specks:</text:p>
          </table:table-cell>
          <table:table-cell table:style-name="ce443" table:formula="of:=IF([Sheet1.Q421]=&quot;&quot;;&quot;&quot;;[Sheet1.Q421])">
            <text:p/>
          </table:table-cell>
          <table:table-cell table:style-name="ce451" table:formula="of:=IF([Sheet1.R421]=&quot;&quot;;&quot;&quot;;[Sheet1.R421])">
            <text:p/>
          </table:table-cell>
          <table:table-cell table:style-name="ce467"/>
          <table:table-cell/>
          <table:table-cell table:style-name="ce493"/>
          <table:table-cell/>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Time (s)</text:p>
          </table:table-cell>
          <table:table-cell table:style-name="ce229" office:value-type="string" calcext:value-type="string">
            <text:p>(mGy)</text:p>
          </table:table-cell>
          <table:table-cell/>
          <table:table-cell table:style-name="ce268" office:value-type="string" calcext:value-type="string">
            <text:p>HVL:</text:p>
          </table:table-cell>
          <table:table-cell table:style-name="ce676" table:formula="of:=IF([.T260]=&quot;&quot;;&quot;&quot;;VLOOKUP([.T260];[$Tables.$B$85:.$C$89];2))">
            <text:p/>
          </table:table-cell>
          <table:table-cell table:style-name="ce422"/>
          <table:table-cell table:number-columns-repeated="999"/>
        </table:table-row>
        <table:table-row table:style-name="ro33">
          <table:table-cell table:style-name="ce228" office:value-type="float" office:value="60" calcext:value-type="float">
            <text:p>60</text:p>
          </table:table-cell>
          <table:table-cell table:style-name="ce235"/>
          <table:table-cell table:style-name="ce258"/>
          <table:table-cell table:style-name="ce277" office:value-type="string" calcext:value-type="string">
            <text:p>Outside disk:</text:p>
          </table:table-cell>
          <table:table-cell table:style-name="ce347" table:formula="of:=IF([Sheet1.Q414]=&quot;&quot;;&quot;&quot;;[Sheet1.Q414])">
            <text:p/>
          </table:table-cell>
          <table:table-cell table:style-name="ce268" office:value-type="string" calcext:value-type="string">
            <text:p>Fibers:</text:p>
          </table:table-cell>
          <table:table-cell table:style-name="ce311" table:formula="of:=IF([Sheet1.P429]=&quot;&quot;;&quot;&quot;;[Sheet1.P429])">
            <text:p/>
          </table:table-cell>
          <table:table-cell table:style-name="ce280" table:formula="of:=IF([Sheet1.R429]=&quot;&quot;;&quot;&quot;;[Sheet1.R429])">
            <text:p/>
          </table:table-cell>
          <table:table-cell table:style-name="ce415" table:formula="of:=IF([Sheet1.T429]=&quot;&quot;;&quot;&quot;;[Sheet1.T429])">
            <text:p/>
          </table:table-cell>
          <table:table-cell table:style-name="ce268" office:value-type="string" calcext:value-type="string">
            <text:p>Masses:</text:p>
          </table:table-cell>
          <table:table-cell table:style-name="ce444" table:formula="of:=IF([Sheet1.Q422]=&quot;&quot;;&quot;&quot;;[Sheet1.Q422])">
            <text:p/>
          </table:table-cell>
          <table:table-cell table:style-name="ce452" table:formula="of:=IF([Sheet1.R422]=&quot;&quot;;&quot;&quot;;[Sheet1.R422])">
            <text:p/>
          </table:table-cell>
          <table:table-cell table:style-name="ce467"/>
          <table:table-cell/>
          <table:table-cell table:style-name="ce493"/>
          <table:table-cell/>
          <table:table-cell table:style-name="ce577" table:number-columns-repeated="3"/>
          <table:table-cell table:style-name="ce632" table:formula="of:=IF([.Q264]=&quot;&quot;;&quot;&quot;;[.Q264]/[.$T$261])">
            <text:p/>
          </table:table-cell>
          <table:table-cell table:style-name="ce654" table:formula="of:=IF([.Q264]=&quot;&quot;;&quot;&quot;;([.$T$260]^2*[$Tables.$D$80]+[$Tables.$D$81])*[.Q264])">
            <text:p/>
          </table:table-cell>
          <table:table-cell/>
          <table:table-cell table:style-name="ce268" office:value-type="string" calcext:value-type="string">
            <text:p>ESE (mGy):</text:p>
          </table:table-cell>
          <table:table-cell table:style-name="ce676" table:formula="of:=IF([.U268]=&quot;&quot;;&quot;&quot;;[.Q268]*([.$T$260]^2*[$Tables.$D$80]+[$Tables.$D$81]))">
            <text:p/>
          </table:table-cell>
          <table:table-cell table:style-name="ce422"/>
          <table:table-cell table:number-columns-repeated="999"/>
        </table:table-row>
        <table:table-row table:style-name="ro33">
          <table:table-cell table:style-name="ce228" office:value-type="float" office:value="61" calcext:value-type="float">
            <text:p>61</text:p>
          </table:table-cell>
          <table:table-cell table:style-name="ce235"/>
          <table:table-cell table:style-name="ce258"/>
          <table:table-cell table:style-name="ce277" office:value-type="string" calcext:value-type="string">
            <text:p>Difference:</text:p>
          </table:table-cell>
          <table:table-cell table:style-name="ce347" table:formula="of:=IF([Sheet1.Q415]=&quot;&quot;;&quot;&quot;;[Sheet1.Q415])">
            <text:p/>
          </table:table-cell>
          <table:table-cell table:style-name="ce268" office:value-type="string" calcext:value-type="string">
            <text:p>Specks:</text:p>
          </table:table-cell>
          <table:table-cell table:style-name="ce311" table:formula="of:=IF([Sheet1.P430]=&quot;&quot;;&quot;&quot;;[Sheet1.P430])">
            <text:p/>
          </table:table-cell>
          <table:table-cell table:style-name="ce280" table:formula="of:=IF([Sheet1.R430]=&quot;&quot;;&quot;&quot;;[Sheet1.R430])">
            <text:p/>
          </table:table-cell>
          <table:table-cell table:style-name="ce415" table:formula="of:=IF([Sheet1.T430]=&quot;&quot;;&quot;&quot;;[Sheet1.T430])">
            <text:p/>
          </table:table-cell>
          <table:table-cell table:style-name="ce258"/>
          <table:table-cell table:style-name="ce268" office:value-type="string" calcext:value-type="string">
            <text:p>Workstation:</text:p>
          </table:table-cell>
          <table:table-cell table:style-name="ce453" table:formula="of:=IF([Sheet1.V418]=&quot;&quot;;&quot;&quot;;[Sheet1.V418])">
            <text:p/>
          </table:table-cell>
          <table:table-cell table:style-name="ce467"/>
          <table:table-cell/>
          <table:table-cell table:style-name="ce493"/>
          <table:table-cell/>
          <table:table-cell table:style-name="ce577" table:number-columns-repeated="3"/>
          <table:table-cell table:style-name="ce632" table:formula="of:=IF([.Q265]=&quot;&quot;;&quot;&quot;;[.Q265]/[.$T$261])">
            <text:p/>
          </table:table-cell>
          <table:table-cell table:style-name="ce654" table:formula="of:=IF([.Q265]=&quot;&quot;;&quot;&quot;;([.$T$260]^2*[$Tables.$D$80]+[$Tables.$D$81])*[.Q265])">
            <text:p/>
          </table:table-cell>
          <table:table-cell/>
          <table:table-cell table:style-name="ce268" office:value-type="string" calcext:value-type="string">
            <text:p>DGN (mrad/R):</text:p>
          </table:table-cell>
          <table:table-cell table:style-name="ce677" table:formula="of:=IF([.Q261]=&quot;&quot;;&quot;&quot;;HLOOKUP([.Q261];[$Tables.$A$99:.$E$100];2))">
            <text:p/>
          </table:table-cell>
          <table:table-cell table:style-name="ce422"/>
          <table:table-cell table:number-columns-repeated="999"/>
        </table:table-row>
        <table:table-row table:style-name="ro33">
          <table:table-cell table:style-name="ce228" office:value-type="float" office:value="62" calcext:value-type="float">
            <text:p>62</text:p>
          </table:table-cell>
          <table:table-cell table:style-name="ce235"/>
          <table:table-cell/>
          <table:table-cell table:style-name="ce277" office:value-type="string" calcext:value-type="string">
            <text:p>Fibers:</text:p>
          </table:table-cell>
          <table:table-cell table:style-name="ce347" table:formula="of:=IF([Sheet1.U410]=&quot;&quot;;&quot;&quot;;[Sheet1.U410])">
            <text:p/>
          </table:table-cell>
          <table:table-cell table:style-name="ce268" office:value-type="string" calcext:value-type="string">
            <text:p>Masses:</text:p>
          </table:table-cell>
          <table:table-cell table:style-name="ce312" table:formula="of:=IF([Sheet1.P431]=&quot;&quot;;&quot;&quot;;[Sheet1.P431])">
            <text:p/>
          </table:table-cell>
          <table:table-cell table:style-name="ce344" table:formula="of:=IF([Sheet1.R431]=&quot;&quot;;&quot;&quot;;[Sheet1.R431])">
            <text:p/>
          </table:table-cell>
          <table:table-cell table:style-name="ce417" table:formula="of:=IF([Sheet1.T431]=&quot;&quot;;&quot;&quot;;[Sheet1.T431])">
            <text:p/>
          </table:table-cell>
          <table:table-cell table:style-name="ce268" office:value-type="string" calcext:value-type="string">
            <text:p>Fibers:</text:p>
          </table:table-cell>
          <table:table-cell table:style-name="ce442" table:formula="of:=IF([Sheet1.U420]=&quot;&quot;;&quot;&quot;;[Sheet1.U420])">
            <text:p/>
          </table:table-cell>
          <table:table-cell table:style-name="ce454" table:formula="of:=IF([Sheet1.V420]=&quot;&quot;;&quot;&quot;;[Sheet1.V420])">
            <text:p/>
          </table:table-cell>
          <table:table-cell table:style-name="ce467"/>
          <table:table-cell/>
          <table:table-cell table:style-name="ce493"/>
          <table:table-cell/>
          <table:table-cell table:style-name="ce577" table:number-columns-repeated="3"/>
          <table:table-cell table:style-name="ce632" table:formula="of:=IF([.Q266]=&quot;&quot;;&quot;&quot;;[.Q266]/[.$T$261])">
            <text:p/>
          </table:table-cell>
          <table:table-cell table:style-name="ce654" table:formula="of:=IF([.Q266]=&quot;&quot;;&quot;&quot;;([.$T$260]^2*[$Tables.$D$80]+[$Tables.$D$81])*[.Q266])">
            <text:p/>
          </table:table-cell>
          <table:table-cell/>
          <table:table-cell table:style-name="ce268" office:value-type="string" calcext:value-type="string">
            <text:p>MGD (mGy):</text:p>
          </table:table-cell>
          <table:table-cell table:style-name="ce676" table:formula="of:=IF(OR([.X264]=&quot;&quot;;[.X265]=&quot;&quot;);&quot;&quot;;([.X265]*([.X264]/8.76))/100)">
            <text:p/>
          </table:table-cell>
          <table:table-cell table:style-name="ce422"/>
          <table:table-cell table:number-columns-repeated="999"/>
        </table:table-row>
        <table:table-row table:style-name="ro33">
          <table:table-cell table:style-name="ce228" office:value-type="float" office:value="63" calcext:value-type="float">
            <text:p>63</text:p>
          </table:table-cell>
          <table:table-cell table:style-name="ce235"/>
          <table:table-cell/>
          <table:table-cell table:style-name="ce277" office:value-type="string" calcext:value-type="string">
            <text:p>Specks:</text:p>
          </table:table-cell>
          <table:table-cell table:style-name="ce347" table:formula="of:=IF([Sheet1.U411]=&quot;&quot;;&quot;&quot;;[Sheet1.U411])">
            <text:p/>
          </table:table-cell>
          <table:table-cell table:style-name="ce371" office:value-type="string" calcext:value-type="string">
            <text:p>Criteria:</text:p>
          </table:table-cell>
          <table:table-cell table:number-columns-repeated="3"/>
          <table:table-cell table:style-name="ce268" office:value-type="string" calcext:value-type="string">
            <text:p>Specks:</text:p>
          </table:table-cell>
          <table:table-cell table:style-name="ce443" table:formula="of:=IF([Sheet1.U421]=&quot;&quot;;&quot;&quot;;[Sheet1.U421])">
            <text:p/>
          </table:table-cell>
          <table:table-cell table:style-name="ce451" table:formula="of:=IF([Sheet1.V421]=&quot;&quot;;&quot;&quot;;[Sheet1.V421])">
            <text:p/>
          </table:table-cell>
          <table:table-cell table:style-name="ce467"/>
          <table:table-cell/>
          <table:table-cell table:style-name="ce493"/>
          <table:table-cell/>
          <table:table-cell table:style-name="ce577" table:number-columns-repeated="3"/>
          <table:table-cell table:style-name="ce632" table:formula="of:=IF([.Q267]=&quot;&quot;;&quot;&quot;;[.Q267]/[.$T$261])">
            <text:p/>
          </table:table-cell>
          <table:table-cell table:style-name="ce654" table:formula="of:=IF([.Q267]=&quot;&quot;;&quot;&quot;;([.$T$260]^2*[$Tables.$D$80]+[$Tables.$D$81])*[.Q267])">
            <text:p/>
          </table:table-cell>
          <table:table-cell/>
          <table:table-cell table:style-name="ce268" office:value-type="string" calcext:value-type="string">
            <text:p>Prev MGD (mGy):</text:p>
          </table:table-cell>
          <table:table-cell table:style-name="ce678" table:formula="of:=IF([.AB86]=&quot;&quot;;&quot;&quot;;[.AB86])">
            <text:p/>
          </table:table-cell>
          <table:table-cell table:style-name="ce422"/>
          <table:table-cell table:number-columns-repeated="999"/>
        </table:table-row>
        <table:table-row table:style-name="ro33">
          <table:table-cell table:style-name="ce228" office:value-type="float" office:value="64" calcext:value-type="float">
            <text:p>64</text:p>
          </table:table-cell>
          <table:table-cell table:style-name="ce235"/>
          <table:table-cell table:style-name="ce247"/>
          <table:table-cell table:style-name="ce277" office:value-type="string" calcext:value-type="string">
            <text:p>Masses:</text:p>
          </table:table-cell>
          <table:table-cell table:style-name="ce348" table:formula="of:=IF([Sheet1.U412]=&quot;&quot;;&quot;&quot;;[Sheet1.U412])">
            <text:p/>
          </table:table-cell>
          <table:table-cell table:style-name="ce371" office:value-type="string" calcext:value-type="string">
            <text:p>2D – Must be able to see 5 fibers, 4 speck groups, 4 masses</text:p>
          </table:table-cell>
          <table:table-cell table:style-name="ce371"/>
          <table:table-cell table:style-name="ce247" table:number-columns-repeated="2"/>
          <table:table-cell table:style-name="ce277" office:value-type="string" calcext:value-type="string">
            <text:p>Masses:</text:p>
          </table:table-cell>
          <table:table-cell table:style-name="ce443" table:formula="of:=IF([Sheet1.U422]=&quot;&quot;;&quot;&quot;;[Sheet1.U422])">
            <text:p/>
          </table:table-cell>
          <table:table-cell table:style-name="ce451" table:formula="of:=IF([Sheet1.V422]=&quot;&quot;;&quot;&quot;;[Sheet1.V422])">
            <text:p/>
          </table:table-cell>
          <table:table-cell table:style-name="ce467"/>
          <table:table-cell/>
          <table:table-cell table:style-name="ce493"/>
          <table:table-cell table:style-name="ce268" office:value-type="string" calcext:value-type="string">
            <text:p>Average:</text:p>
          </table:table-cell>
          <table:table-cell table:style-name="ce578" table:formula="of:=IF(OR([.Q264]=&quot;&quot;;[.Q265]=&quot;&quot;;[.Q266]=&quot;&quot;;[.Q267]=&quot;&quot;);&quot;&quot;;AVERAGE([.Q264:.Q267]))">
            <text:p/>
          </table:table-cell>
          <table:table-cell table:style-name="ce607" table:formula="of:=IF(OR([.R264]=&quot;&quot;;[.R265]=&quot;&quot;;[.R266]=&quot;&quot;;[.R267]=&quot;&quot;);&quot;&quot;;AVERAGE([.R264:.R267]))">
            <text:p/>
          </table:table-cell>
          <table:table-cell table:style-name="ce622" table:formula="of:=IF(OR([.S264]=&quot;&quot;;[.S265]=&quot;&quot;;[.S266]=&quot;&quot;;[.S267]=&quot;&quot;);&quot;&quot;;AVERAGE([.S264:.S267]))">
            <text:p/>
          </table:table-cell>
          <table:table-cell table:style-name="ce633" table:formula="of:=IF(OR([.T264]=&quot;&quot;;[.T265]=&quot;&quot;;[.T266]=&quot;&quot;;[.T267]=&quot;&quot;);&quot;&quot;;AVERAGE([.T264:.T267]))">
            <text:p/>
          </table:table-cell>
          <table:table-cell table:style-name="ce622" table:formula="of:=IF(OR([.U264]=&quot;&quot;;[.U265]=&quot;&quot;;[.U266]=&quot;&quot;;[.U267]=&quot;&quot;);&quot;&quot;;AVERAGE([.U264:.U267]))">
            <text:p/>
          </table:table-cell>
          <table:table-cell/>
          <table:table-cell table:style-name="ce268" office:value-type="string" calcext:value-type="string">
            <text:p>% Change:</text:p>
          </table:table-cell>
          <table:table-cell table:style-name="ce679" table:formula="of:=IF(OR([.X266]=&quot;&quot;;[.X267]=&quot;&quot;);&quot;&quot;;([.X266]-[.X267])/[.X267])">
            <text:p/>
          </table:table-cell>
          <table:table-cell table:style-name="ce422"/>
          <table:table-cell table:number-columns-repeated="999"/>
        </table:table-row>
        <table:table-row table:style-name="ro33">
          <table:table-cell table:style-name="ce228" office:value-type="float" office:value="65" calcext:value-type="float">
            <text:p>65</text:p>
          </table:table-cell>
          <table:table-cell table:style-name="ce241"/>
          <table:table-cell table:style-name="ce273" table:number-columns-repeated="3"/>
          <table:table-cell table:style-name="ce372" office:value-type="string" calcext:value-type="string">
            <text:p>3D – Must be able to see 4 fibers, 3 speck groups, 3 masses</text:p>
          </table:table-cell>
          <table:table-cell table:style-name="ce372"/>
          <table:table-cell table:style-name="ce273" table:number-columns-repeated="5"/>
          <table:table-cell table:style-name="ce475"/>
          <table:table-cell/>
          <table:table-cell table:style-name="ce493"/>
          <table:table-cell table:style-name="ce268" office:value-type="string" calcext:value-type="string">
            <text:p>Coeff of Var:</text:p>
          </table:table-cell>
          <table:table-cell table:style-name="ce579" table:formula="of:=IF([.Q268]=&quot;&quot;;&quot;&quot;;STDEV([.Q264:.Q267])/[.Q268])">
            <text:p/>
          </table:table-cell>
          <table:table-cell table:style-name="ce579" table:formula="of:=IF([.R268]=&quot;&quot;;&quot;&quot;;STDEV([.R264:.R267])/[.R268])">
            <text:p/>
          </table:table-cell>
          <table:table-cell table:style-name="ce579" table:formula="of:=IF([.S268]=&quot;&quot;;&quot;&quot;;STDEV([.S264:.S267])/[.S268])">
            <text:p/>
          </table:table-cell>
          <table:table-cell table:style-name="ce579" table:formula="of:=IF([.T268]=&quot;&quot;;&quot;&quot;;STDEV([.T264:.T267])/[.T268])">
            <text:p/>
          </table:table-cell>
          <table:table-cell table:style-name="ce579" table:formula="of:=IF([.U268]=&quot;&quot;;&quot;&quot;;STDEV([.U264:.U267])/[.U268])">
            <text:p/>
          </table:table-cell>
          <table:table-cell/>
          <table:table-cell table:style-name="ce258" table:number-columns-repeated="2"/>
          <table:table-cell table:style-name="ce422"/>
          <table:table-cell table:number-columns-repeated="999"/>
        </table:table-row>
        <table:table-row table:style-name="ro33">
          <table:table-cell table:style-name="ce228" office:value-type="float" office:value="66" calcext:value-type="float">
            <text:p>66</text:p>
          </table:table-cell>
          <table:table-cell table:style-name="ce240" table:number-columns-repeated="12"/>
          <table:table-cell/>
          <table:table-cell table:style-name="ce301"/>
          <table:table-cell table:style-name="ce258" table:number-columns-repeated="6"/>
          <table:table-cell table:number-columns-repeated="3"/>
          <table:table-cell table:style-name="ce422"/>
          <table:table-cell table:number-columns-repeated="999"/>
        </table:table-row>
        <table:table-row table:style-name="ro33">
          <table:table-cell table:style-name="ce228"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301"/>
          <table:table-cell table:style-name="ce258" office:value-type="string" calcext:value-type="string">
            <text:p>Criteria:</text:p>
          </table:table-cell>
          <table:table-cell table:style-name="ce258" office:value-type="string" calcext:value-type="string">
            <text:p>MGD is less than 3 mGy</text:p>
          </table:table-cell>
          <table:table-cell table:number-columns-repeated="5"/>
          <table:table-cell table:style-name="ce268" office:value-type="string" calcext:value-type="string">
            <text:p>Deviation from Reported MGD:</text:p>
          </table:table-cell>
          <table:table-cell table:style-name="ce680" table:formula="of:=IF([.X266]=&quot;&quot;;&quot;&quot;;([.X266]-AVERAGE([.S264:.S267]))/AVERAGE([.S264:.S267]))">
            <text:p/>
          </table:table-cell>
          <table:table-cell table:style-name="ce422"/>
          <table:table-cell table:number-columns-repeated="999"/>
        </table:table-row>
        <table:table-row table:style-name="ro33">
          <table:table-cell table:style-name="ce228"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301"/>
          <table:table-cell table:style-name="ce258"/>
          <table:table-cell table:style-name="ce258" office:value-type="string" calcext:value-type="string">
            <text:p>Deviation from reported MGD is less than15%</text:p>
          </table:table-cell>
          <table:table-cell table:number-columns-repeated="5"/>
          <table:table-cell table:style-name="ce268" office:value-type="string" calcext:value-type="string">
            <text:p>mAs at 3 mGy:</text:p>
          </table:table-cell>
          <table:table-cell table:style-name="ce681" table:formula="of:=IF(OR([.X266]=&quot;&quot;;[.Q268]=&quot;&quot;);&quot;&quot;;3/([.X266]/[.Q268]))">
            <text:p/>
          </table:table-cell>
          <table:table-cell table:style-name="ce422"/>
          <table:table-cell table:number-columns-repeated="999"/>
        </table:table-row>
        <table:table-row table:style-name="ro33">
          <table:table-cell table:style-name="ce228" office:value-type="float" office:value="1" calcext:value-type="float">
            <text:p>1</text:p>
          </table:table-cell>
          <table:table-cell table:style-name="ce240"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482"/>
          <table:table-cell table:style-name="ce526" table:number-columns-repeated="2"/>
          <table:table-cell table:style-name="ce265" table:number-columns-repeated="2"/>
          <table:table-cell table:style-name="ce526" table:number-columns-repeated="2"/>
          <table:table-cell table:style-name="ce265"/>
          <table:table-cell table:style-name="ce667"/>
          <table:table-cell table:style-name="ce265"/>
          <table:table-cell table:style-name="ce690"/>
          <table:table-cell table:number-columns-repeated="999"/>
        </table:table-row>
        <table:table-row table:style-name="ro33">
          <table:table-cell table:style-name="ce228" office:value-type="float" office:value="2" calcext:value-type="float">
            <text:p>2</text:p>
          </table:table-cell>
          <table:table-cell table:style-name="ce240" table:number-columns-repeated="11"/>
          <table:table-cell table:style-name="ce270" table:formula="of:=[Sheet1.$H$5]" office:value-type="string" office:string-value="Mammography System Compliance Inspection" calcext:value-type="string">
            <text:p>Mammography System Compliance Inspection</text:p>
          </table:table-cell>
          <table:table-cell/>
          <table:table-cell table:style-name="ce489" office:value-type="string" calcext:value-type="string">
            <text:p>Mean Glandular Dose – 3D</text:p>
          </table:table-cell>
          <table:table-cell table:style-name="ce338" table:number-columns-repeated="9"/>
          <table:table-cell table:style-name="ce689"/>
          <table:table-cell table:number-columns-repeated="999"/>
        </table:table-row>
        <table:table-row table:style-name="ro33">
          <table:table-cell table:style-name="ce228" office:value-type="float" office:value="3" calcext:value-type="float">
            <text:p>3</text:p>
          </table:table-cell>
          <table:table-cell table:style-name="ce234"/>
          <table:table-cell table:style-name="ce263" table:formula="of:=[.O259]" office:value-type="string" office:string-value="Mean Glandular Dose – 2D" calcext:value-type="string">
            <text:p>Mean Glandular Dose – 2D</text:p>
          </table:table-cell>
          <table:table-cell table:style-name="ce246" table:number-columns-repeated="9"/>
          <table:table-cell table:style-name="ce464"/>
          <table:table-cell/>
          <table:table-cell table:style-name="ce301"/>
          <table:table-cell table:style-name="ce268" office:value-type="string" calcext:value-type="string">
            <text:p>Phantom:</text:p>
          </table:table-cell>
          <table:table-cell table:style-name="ce510" table:formula="of:=[.$Q$260]" office:value-type="float" office:value="0" calcext:value-type="float">
            <text:p>0</text:p>
          </table:table-cell>
          <table:table-cell/>
          <table:table-cell table:style-name="ce268" office:value-type="string" calcext:value-type="string">
            <text:p>kV:</text:p>
          </table:table-cell>
          <table:table-cell table:style-name="ce550"/>
          <table:table-cell/>
          <table:table-cell table:style-name="ce258" table:number-columns-repeated="2"/>
          <table:table-cell/>
          <table:table-cell table:style-name="ce422"/>
          <table:table-cell table:number-columns-repeated="999"/>
        </table:table-row>
        <table:table-row table:style-name="ro33">
          <table:table-cell table:style-name="ce228" office:value-type="float" office:value="4" calcext:value-type="float">
            <text:p>4</text:p>
          </table:table-cell>
          <table:table-cell table:style-name="ce235"/>
          <table:table-cell/>
          <table:table-cell table:style-name="ce268" office:value-type="string" calcext:value-type="string">
            <text:p>Phantom:</text:p>
          </table:table-cell>
          <table:table-cell table:style-name="ce317" table:formula="of:=IF([.Q260]=&quot;&quot;;&quot;&quot;;[.Q260])">
            <text:p/>
          </table:table-cell>
          <table:table-cell table:style-name="ce240"/>
          <table:table-cell table:style-name="ce268" office:value-type="string" calcext:value-type="string">
            <text:p>kV:</text:p>
          </table:table-cell>
          <table:table-cell table:style-name="ce267" table:formula="of:=IF([.T260]=&quot;&quot;;&quot;&quot;;[.T260])">
            <text:p/>
          </table:table-cell>
          <table:table-cell table:number-columns-repeated="4"/>
          <table:table-cell table:style-name="ce424"/>
          <table:table-cell/>
          <table:table-cell table:style-name="ce301"/>
          <table:table-cell table:style-name="ce268" office:value-type="string" calcext:value-type="string">
            <text:p>Target/Filter:</text:p>
          </table:table-cell>
          <table:table-cell table:style-name="ce550"/>
          <table:table-cell/>
          <table:table-cell table:style-name="ce268" office:value-type="string" calcext:value-type="string">
            <text:p>mA:</text:p>
          </table:table-cell>
          <table:table-cell table:style-name="ce550"/>
          <table:table-cell table:number-columns-repeated="4"/>
          <table:table-cell table:style-name="ce422"/>
          <table:table-cell table:number-columns-repeated="999"/>
        </table:table-row>
        <table:table-row table:style-name="ro33">
          <table:table-cell table:style-name="ce228" office:value-type="float" office:value="5" calcext:value-type="float">
            <text:p>5</text:p>
          </table:table-cell>
          <table:table-cell table:style-name="ce235"/>
          <table:table-cell/>
          <table:table-cell table:style-name="ce268" office:value-type="string" calcext:value-type="string">
            <text:p>Target/Filter:</text:p>
          </table:table-cell>
          <table:table-cell table:style-name="ce267" table:formula="of:=IF([.Q261]=&quot;&quot;;&quot;&quot;;[.Q261])">
            <text:p/>
          </table:table-cell>
          <table:table-cell table:style-name="ce240"/>
          <table:table-cell table:style-name="ce268" office:value-type="string" calcext:value-type="string">
            <text:p>mA:</text:p>
          </table:table-cell>
          <table:table-cell table:style-name="ce267" table:formula="of:=IF([.T261]=&quot;&quot;;&quot;&quot;;[.T261])">
            <text:p/>
          </table:table-cell>
          <table:table-cell table:number-columns-repeated="4"/>
          <table:table-cell table:style-name="ce424"/>
          <table:table-cell/>
          <table:table-cell table:style-name="ce301"/>
          <table:table-cell table:number-columns-repeated="3"/>
          <table:table-cell table:style-name="ce229" office:value-type="string" calcext:value-type="string">
            <text:p>Reported</text:p>
          </table:table-cell>
          <table:table-cell/>
          <table:table-cell office:value-type="string" calcext:value-type="string">
            <text:p>Air KERMA</text:p>
          </table:table-cell>
          <table:table-cell table:number-columns-repeated="3"/>
          <table:table-cell table:style-name="ce422"/>
          <table:table-cell table:number-columns-repeated="999"/>
        </table:table-row>
        <table:table-row table:style-name="ro33">
          <table:table-cell table:style-name="ce228" office:value-type="float" office:value="6" calcext:value-type="float">
            <text:p>6</text:p>
          </table:table-cell>
          <table:table-cell table:style-name="ce235"/>
          <table:table-cell table:number-columns-repeated="4"/>
          <table:table-cell table:style-name="ce229" office:value-type="string" calcext:value-type="string">
            <text:p>Reported</text:p>
          </table:table-cell>
          <table:table-cell/>
          <table:table-cell office:value-type="string" calcext:value-type="string">
            <text:p>Air KERMA</text:p>
          </table:table-cell>
          <table:table-cell table:number-columns-repeated="3"/>
          <table:table-cell table:style-name="ce424"/>
          <table:table-cell/>
          <table:table-cell table:style-name="ce493"/>
          <table:table-cell/>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Time (s)</text:p>
          </table:table-cell>
          <table:table-cell table:style-name="ce229" office:value-type="string" calcext:value-type="string">
            <text:p>(mGy)</text:p>
          </table:table-cell>
          <table:table-cell/>
          <table:table-cell table:style-name="ce268" office:value-type="string" calcext:value-type="string">
            <text:p>HVL:</text:p>
          </table:table-cell>
          <table:table-cell table:style-name="ce676" table:formula="of:=IF([.T275]=&quot;&quot;;&quot;&quot;;VLOOKUP([.T275];[$Tables.$H$85:.$I$89];2))">
            <text:p/>
          </table:table-cell>
          <table:table-cell table:style-name="ce422"/>
          <table:table-cell table:number-columns-repeated="999"/>
        </table:table-row>
        <table:table-row table:style-name="ro33">
          <table:table-cell table:style-name="ce228" office:value-type="float" office:value="7" calcext:value-type="float">
            <text:p>7</text:p>
          </table:table-cell>
          <table:table-cell table:style-name="ce235"/>
          <table:table-cell/>
          <table:table-cell table:style-name="ce229"/>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Time (s)</text:p>
          </table:table-cell>
          <table:table-cell table:style-name="ce229" office:value-type="string" calcext:value-type="string">
            <text:p>(mGy)</text:p>
          </table:table-cell>
          <table:table-cell/>
          <table:table-cell table:style-name="ce268" office:value-type="string" calcext:value-type="string">
            <text:p>HVL:</text:p>
          </table:table-cell>
          <table:table-cell table:style-name="ce390" table:formula="of:=IF([.X263]=&quot;&quot;;&quot;&quot;;[.X263])">
            <text:p/>
          </table:table-cell>
          <table:table-cell table:style-name="ce424"/>
          <table:table-cell/>
          <table:table-cell table:style-name="ce493"/>
          <table:table-cell/>
          <table:table-cell table:style-name="ce577" table:number-columns-repeated="3"/>
          <table:table-cell table:style-name="ce632" table:formula="of:=IF([.Q279]=&quot;&quot;;&quot;&quot;;[.Q279]/[.$T$276])">
            <text:p/>
          </table:table-cell>
          <table:table-cell table:style-name="ce654" table:formula="of:=IF([.Q279]=&quot;&quot;;&quot;&quot;;([.$T$260]^2*[$Tables.$D$80]+[$Tables.$D$81])*[.Q279])">
            <text:p/>
          </table:table-cell>
          <table:table-cell/>
          <table:table-cell table:style-name="ce268" office:value-type="string" calcext:value-type="string">
            <text:p>ESE (mGy):</text:p>
          </table:table-cell>
          <table:table-cell table:style-name="ce676" table:formula="of:=IF([.U283]=&quot;&quot;;&quot;&quot;;[.Q283]*([.$T$275]^2*[$Tables.$P$78]+[$Tables.$P$79]))">
            <text:p/>
          </table:table-cell>
          <table:table-cell table:style-name="ce422"/>
          <table:table-cell table:number-columns-repeated="999"/>
        </table:table-row>
        <table:table-row table:style-name="ro33">
          <table:table-cell table:style-name="ce228" office:value-type="float" office:value="8" calcext:value-type="float">
            <text:p>8</text:p>
          </table:table-cell>
          <table:table-cell table:style-name="ce235"/>
          <table:table-cell table:number-columns-repeated="2"/>
          <table:table-cell table:style-name="ce349" table:formula="of:=IF([.Q264]=&quot;&quot;;&quot;&quot;;[.Q264])">
            <text:p/>
          </table:table-cell>
          <table:table-cell table:style-name="ce343" table:formula="of:=IF([.R264]=&quot;&quot;;&quot;&quot;;[.R264])">
            <text:p/>
          </table:table-cell>
          <table:table-cell table:style-name="ce343" table:formula="of:=IF([.S264]=&quot;&quot;;&quot;&quot;;[.S264])">
            <text:p/>
          </table:table-cell>
          <table:table-cell table:style-name="ce399" table:formula="of:=IF([.T264]=&quot;&quot;;&quot;&quot;;[.T264])">
            <text:p/>
          </table:table-cell>
          <table:table-cell table:style-name="ce419" table:formula="of:=IF([.U264]=&quot;&quot;;&quot;&quot;;[.U264])">
            <text:p/>
          </table:table-cell>
          <table:table-cell/>
          <table:table-cell table:style-name="ce268" office:value-type="string" calcext:value-type="string">
            <text:p>ESE (mGy):</text:p>
          </table:table-cell>
          <table:table-cell table:style-name="ce391" table:formula="of:=IF([.X264]=&quot;&quot;;&quot;&quot;;[.X264])">
            <text:p/>
          </table:table-cell>
          <table:table-cell table:style-name="ce424"/>
          <table:table-cell/>
          <table:table-cell table:style-name="ce493"/>
          <table:table-cell/>
          <table:table-cell table:style-name="ce577" table:number-columns-repeated="3"/>
          <table:table-cell table:style-name="ce632" table:formula="of:=IF([.Q280]=&quot;&quot;;&quot;&quot;;[.Q280]/[.$T$276])">
            <text:p/>
          </table:table-cell>
          <table:table-cell table:style-name="ce654" table:formula="of:=IF([.Q280]=&quot;&quot;;&quot;&quot;;([.$T$260]^2*[$Tables.$D$80]+[$Tables.$D$81])*[.Q280])">
            <text:p/>
          </table:table-cell>
          <table:table-cell/>
          <table:table-cell table:style-name="ce268" office:value-type="string" calcext:value-type="string">
            <text:p>DGN (mrad/R):</text:p>
          </table:table-cell>
          <table:table-cell table:style-name="ce677" table:formula="of:=IF([.Q276]=&quot;&quot;;&quot;&quot;;[Tables.F100])">
            <text:p/>
          </table:table-cell>
          <table:table-cell table:style-name="ce422"/>
          <table:table-cell table:number-columns-repeated="999"/>
        </table:table-row>
        <table:table-row table:style-name="ro33">
          <table:table-cell table:style-name="ce228" office:value-type="float" office:value="9" calcext:value-type="float">
            <text:p>9</text:p>
          </table:table-cell>
          <table:table-cell table:style-name="ce235"/>
          <table:table-cell table:number-columns-repeated="2"/>
          <table:table-cell table:style-name="ce350" table:formula="of:=IF([.Q265]=&quot;&quot;;&quot;&quot;;[.Q265])">
            <text:p/>
          </table:table-cell>
          <table:table-cell table:style-name="ce280" table:formula="of:=IF([.R265]=&quot;&quot;;&quot;&quot;;[.R265])">
            <text:p/>
          </table:table-cell>
          <table:table-cell table:style-name="ce280" table:formula="of:=IF([.S265]=&quot;&quot;;&quot;&quot;;[.S265])">
            <text:p/>
          </table:table-cell>
          <table:table-cell table:style-name="ce376" table:formula="of:=IF([.T265]=&quot;&quot;;&quot;&quot;;[.T265])">
            <text:p/>
          </table:table-cell>
          <table:table-cell table:style-name="ce420" table:formula="of:=IF([.U265]=&quot;&quot;;&quot;&quot;;[.U265])">
            <text:p/>
          </table:table-cell>
          <table:table-cell/>
          <table:table-cell table:style-name="ce268" office:value-type="string" calcext:value-type="string">
            <text:p>DGN (mrad/R):</text:p>
          </table:table-cell>
          <table:table-cell table:style-name="ce455" table:formula="of:=IF([.X265]=&quot;&quot;;&quot;&quot;;[.X265])">
            <text:p/>
          </table:table-cell>
          <table:table-cell table:style-name="ce424"/>
          <table:table-cell/>
          <table:table-cell table:style-name="ce493"/>
          <table:table-cell/>
          <table:table-cell table:style-name="ce577" table:number-columns-repeated="3"/>
          <table:table-cell table:style-name="ce632" table:formula="of:=IF([.Q281]=&quot;&quot;;&quot;&quot;;[.Q281]/[.$T$276])">
            <text:p/>
          </table:table-cell>
          <table:table-cell table:style-name="ce654" table:formula="of:=IF([.Q281]=&quot;&quot;;&quot;&quot;;([.$T$260]^2*[$Tables.$D$80]+[$Tables.$D$81])*[.Q281])">
            <text:p/>
          </table:table-cell>
          <table:table-cell/>
          <table:table-cell table:style-name="ce268" office:value-type="string" calcext:value-type="string">
            <text:p>MGD (mGy):</text:p>
          </table:table-cell>
          <table:table-cell table:style-name="ce676" table:formula="of:=IF([.$O$34]=2;&quot;NA&quot;;IF(OR([.X279]=&quot;&quot;;[.X280]=&quot;&quot;);&quot;&quot;;([.X280]*([.X279]/8.76))/100))">
            <text:p/>
          </table:table-cell>
          <table:table-cell table:style-name="ce422"/>
          <table:table-cell table:number-columns-repeated="999"/>
        </table:table-row>
        <table:table-row table:style-name="ro33">
          <table:table-cell table:style-name="ce228" office:value-type="float" office:value="10" calcext:value-type="float">
            <text:p>10</text:p>
          </table:table-cell>
          <table:table-cell table:style-name="ce235"/>
          <table:table-cell table:number-columns-repeated="2"/>
          <table:table-cell table:style-name="ce350" table:formula="of:=IF([.Q266]=&quot;&quot;;&quot;&quot;;[.Q266])">
            <text:p/>
          </table:table-cell>
          <table:table-cell table:style-name="ce280" table:formula="of:=IF([.R266]=&quot;&quot;;&quot;&quot;;[.R266])">
            <text:p/>
          </table:table-cell>
          <table:table-cell table:style-name="ce280" table:formula="of:=IF([.S266]=&quot;&quot;;&quot;&quot;;[.S266])">
            <text:p/>
          </table:table-cell>
          <table:table-cell table:style-name="ce376" table:formula="of:=IF([.T266]=&quot;&quot;;&quot;&quot;;[.T266])">
            <text:p/>
          </table:table-cell>
          <table:table-cell table:style-name="ce420" table:formula="of:=IF([.U266]=&quot;&quot;;&quot;&quot;;[.U266])">
            <text:p/>
          </table:table-cell>
          <table:table-cell/>
          <table:table-cell table:style-name="ce268" office:value-type="string" calcext:value-type="string">
            <text:p>MGD (mGy):</text:p>
          </table:table-cell>
          <table:table-cell table:style-name="ce391" table:formula="of:=IF([.X266]=&quot;&quot;;&quot;&quot;;[.X266])">
            <text:p/>
          </table:table-cell>
          <table:table-cell table:style-name="ce424"/>
          <table:table-cell/>
          <table:table-cell table:style-name="ce493"/>
          <table:table-cell/>
          <table:table-cell table:style-name="ce577" table:number-columns-repeated="3"/>
          <table:table-cell table:style-name="ce632" table:formula="of:=IF([.Q282]=&quot;&quot;;&quot;&quot;;[.Q282]/[.$T$276])">
            <text:p/>
          </table:table-cell>
          <table:table-cell table:style-name="ce654" table:formula="of:=IF([.Q282]=&quot;&quot;;&quot;&quot;;([.$T$260]^2*[$Tables.$D$80]+[$Tables.$D$81])*[.Q282])">
            <text:p/>
          </table:table-cell>
          <table:table-cell/>
          <table:table-cell table:style-name="ce268" office:value-type="string" calcext:value-type="string">
            <text:p>Prev MGD (mGy):</text:p>
          </table:table-cell>
          <table:table-cell table:style-name="ce678" table:formula="of:=IF([.AB89]=&quot;&quot;;&quot;&quot;;[.AB89])">
            <text:p/>
          </table:table-cell>
          <table:table-cell table:style-name="ce422"/>
          <table:table-cell table:number-columns-repeated="999"/>
        </table:table-row>
        <table:table-row table:style-name="ro33">
          <table:table-cell table:style-name="ce228" office:value-type="float" office:value="11" calcext:value-type="float">
            <text:p>11</text:p>
          </table:table-cell>
          <table:table-cell table:style-name="ce235"/>
          <table:table-cell table:number-columns-repeated="2"/>
          <table:table-cell table:style-name="ce351" table:formula="of:=IF([.Q267]=&quot;&quot;;&quot;&quot;;[.Q267])">
            <text:p/>
          </table:table-cell>
          <table:table-cell table:style-name="ce344" table:formula="of:=IF([.R267]=&quot;&quot;;&quot;&quot;;[.R267])">
            <text:p/>
          </table:table-cell>
          <table:table-cell table:style-name="ce344" table:formula="of:=IF([.S267]=&quot;&quot;;&quot;&quot;;[.S267])">
            <text:p/>
          </table:table-cell>
          <table:table-cell table:style-name="ce400" table:formula="of:=IF([.T267]=&quot;&quot;;&quot;&quot;;[.T267])">
            <text:p/>
          </table:table-cell>
          <table:table-cell table:style-name="ce421" table:formula="of:=IF([.U267]=&quot;&quot;;&quot;&quot;;[.U267])">
            <text:p/>
          </table:table-cell>
          <table:table-cell/>
          <table:table-cell table:style-name="ce268" office:value-type="string" calcext:value-type="string">
            <text:p>Prev MGD (mGy):</text:p>
          </table:table-cell>
          <table:table-cell table:style-name="ce391" table:formula="of:=IF([.X267]=&quot;&quot;;&quot;&quot;;[.X267])">
            <text:p/>
          </table:table-cell>
          <table:table-cell table:style-name="ce424"/>
          <table:table-cell/>
          <table:table-cell table:style-name="ce493"/>
          <table:table-cell table:style-name="ce268" office:value-type="string" calcext:value-type="string">
            <text:p>Average:</text:p>
          </table:table-cell>
          <table:table-cell table:style-name="ce578" table:formula="of:=IF(OR([.Q279]=&quot;&quot;;[.Q280]=&quot;&quot;;[.Q281]=&quot;&quot;;[.Q282]=&quot;&quot;);&quot;&quot;;AVERAGE([.Q279:.Q282]))">
            <text:p/>
          </table:table-cell>
          <table:table-cell table:style-name="ce607" table:formula="of:=IF(OR([.R279]=&quot;&quot;;[.R280]=&quot;&quot;;[.R281]=&quot;&quot;;[.R282]=&quot;&quot;);&quot;&quot;;AVERAGE([.R279:.R282]))">
            <text:p/>
          </table:table-cell>
          <table:table-cell table:style-name="ce622" table:formula="of:=IF(OR([.S279]=&quot;&quot;;[.S280]=&quot;&quot;;[.S281]=&quot;&quot;;[.S282]=&quot;&quot;);&quot;&quot;;AVERAGE([.S279:.S282]))">
            <text:p/>
          </table:table-cell>
          <table:table-cell table:style-name="ce633" table:formula="of:=IF(OR([.T279]=&quot;&quot;;[.T280]=&quot;&quot;;[.T281]=&quot;&quot;;[.T282]=&quot;&quot;);&quot;&quot;;AVERAGE([.T279:.T282]))">
            <text:p/>
          </table:table-cell>
          <table:table-cell table:style-name="ce622" table:formula="of:=IF(OR([.U279]=&quot;&quot;;[.U280]=&quot;&quot;;[.U281]=&quot;&quot;;[.U282]=&quot;&quot;);&quot;&quot;;AVERAGE([.U279:.U282]))">
            <text:p/>
          </table:table-cell>
          <table:table-cell/>
          <table:table-cell table:style-name="ce268" office:value-type="string" calcext:value-type="string">
            <text:p>% Change:</text:p>
          </table:table-cell>
          <table:table-cell table:style-name="ce679" table:formula="of:=IF(OR([.X281]=&quot;&quot;;[.X282]=&quot;&quot;);&quot;&quot;;([.X281]-[.X282])/[.X282])">
            <text:p/>
          </table:table-cell>
          <table:table-cell table:style-name="ce422"/>
          <table:table-cell table:number-columns-repeated="999"/>
        </table:table-row>
        <table:table-row table:style-name="ro33">
          <table:table-cell table:style-name="ce228" office:value-type="float" office:value="12" calcext:value-type="float">
            <text:p>12</text:p>
          </table:table-cell>
          <table:table-cell table:style-name="ce235"/>
          <table:table-cell/>
          <table:table-cell table:style-name="ce268" office:value-type="string" calcext:value-type="string">
            <text:p>Average:</text:p>
          </table:table-cell>
          <table:table-cell table:style-name="ce350" table:formula="of:=IF([.Q268]=&quot;&quot;;&quot;&quot;;[.Q268])">
            <text:p/>
          </table:table-cell>
          <table:table-cell table:style-name="ce280" table:formula="of:=IF([.R268]=&quot;&quot;;&quot;&quot;;[.R268])">
            <text:p/>
          </table:table-cell>
          <table:table-cell table:style-name="ce318" table:formula="of:=IF([.S268]=&quot;&quot;;&quot;&quot;;[.S268])">
            <text:p/>
          </table:table-cell>
          <table:table-cell table:style-name="ce376" table:formula="of:=IF([.T268]=&quot;&quot;;&quot;&quot;;[.T268])">
            <text:p/>
          </table:table-cell>
          <table:table-cell table:style-name="ce420" table:formula="of:=IF([.U268]=&quot;&quot;;&quot;&quot;;[.U268])">
            <text:p/>
          </table:table-cell>
          <table:table-cell/>
          <table:table-cell table:style-name="ce268" office:value-type="string" calcext:value-type="string">
            <text:p>% Change:</text:p>
          </table:table-cell>
          <table:table-cell table:style-name="ce456" table:formula="of:=IF([.X268]=&quot;&quot;;&quot;&quot;;[.X268])">
            <text:p/>
          </table:table-cell>
          <table:table-cell table:style-name="ce424"/>
          <table:table-cell/>
          <table:table-cell table:style-name="ce493"/>
          <table:table-cell table:style-name="ce268" office:value-type="string" calcext:value-type="string">
            <text:p>Coeff of Var:</text:p>
          </table:table-cell>
          <table:table-cell table:style-name="ce579" table:formula="of:=IF([.Q283]=&quot;&quot;;&quot;&quot;;STDEV([.Q279:.Q282])/[.Q283])">
            <text:p/>
          </table:table-cell>
          <table:table-cell table:style-name="ce579" table:formula="of:=IF([.R283]=&quot;&quot;;&quot;&quot;;STDEV([.R279:.R282])/[.R283])">
            <text:p/>
          </table:table-cell>
          <table:table-cell table:style-name="ce579" table:formula="of:=IF([.S283]=&quot;&quot;;&quot;&quot;;STDEV([.S279:.S282])/[.S283])">
            <text:p/>
          </table:table-cell>
          <table:table-cell table:style-name="ce579" table:formula="of:=IF([.T283]=&quot;&quot;;&quot;&quot;;STDEV([.T279:.T282])/[.T283])">
            <text:p/>
          </table:table-cell>
          <table:table-cell table:style-name="ce579" table:formula="of:=IF([.U283]=&quot;&quot;;&quot;&quot;;STDEV([.U279:.U282])/[.U283])">
            <text:p/>
          </table:table-cell>
          <table:table-cell/>
          <table:table-cell table:style-name="ce258" table:number-columns-repeated="2"/>
          <table:table-cell table:style-name="ce422"/>
          <table:table-cell table:number-columns-repeated="999"/>
        </table:table-row>
        <table:table-row table:style-name="ro33">
          <table:table-cell table:style-name="ce228" office:value-type="float" office:value="13" calcext:value-type="float">
            <text:p>13</text:p>
          </table:table-cell>
          <table:table-cell table:style-name="ce235"/>
          <table:table-cell/>
          <table:table-cell table:style-name="ce268" office:value-type="string" calcext:value-type="string">
            <text:p>Coeff of Var:</text:p>
          </table:table-cell>
          <table:table-cell table:style-name="ce306" table:formula="of:=IF([.Q269]=&quot;&quot;;&quot;&quot;;[.Q269])">
            <text:p/>
          </table:table-cell>
          <table:table-cell table:style-name="ce323" table:formula="of:=IF([.R269]=&quot;&quot;;&quot;&quot;;[.R269])">
            <text:p/>
          </table:table-cell>
          <table:table-cell table:style-name="ce323" table:formula="of:=IF([.S269]=&quot;&quot;;&quot;&quot;;[.S269])">
            <text:p/>
          </table:table-cell>
          <table:table-cell table:style-name="ce323" table:formula="of:=IF([.T269]=&quot;&quot;;&quot;&quot;;[.T269])">
            <text:p/>
          </table:table-cell>
          <table:table-cell table:style-name="ce413" table:formula="of:=IF([.U269]=&quot;&quot;;&quot;&quot;;[.U269])">
            <text:p/>
          </table:table-cell>
          <table:table-cell table:number-columns-repeated="3"/>
          <table:table-cell table:style-name="ce424"/>
          <table:table-cell/>
          <table:table-cell table:style-name="ce301"/>
          <table:table-cell table:style-name="ce258" table:number-columns-repeated="6"/>
          <table:table-cell table:number-columns-repeated="3"/>
          <table:table-cell table:style-name="ce422"/>
          <table:table-cell table:number-columns-repeated="999"/>
        </table:table-row>
        <table:table-row table:style-name="ro33">
          <table:table-cell table:style-name="ce228" office:value-type="float" office:value="14" calcext:value-type="float">
            <text:p>14</text:p>
          </table:table-cell>
          <table:table-cell table:style-name="ce235"/>
          <table:table-cell/>
          <table:table-cell table:style-name="ce270" office:value-type="string" calcext:value-type="string">
            <text:p>Criteria:</text:p>
          </table:table-cell>
          <table:table-cell table:style-name="ce258" office:value-type="string" calcext:value-type="string">
            <text:p>MGD is less than 3 mGy</text:p>
          </table:table-cell>
          <table:table-cell table:number-columns-repeated="5"/>
          <table:table-cell table:style-name="ce268" office:value-type="string" calcext:value-type="string">
            <text:p>Deviation from Reported MGD:</text:p>
          </table:table-cell>
          <table:table-cell table:style-name="ce457" table:formula="of:=IF([.X271]=&quot;&quot;;&quot;&quot;;[.X271])">
            <text:p/>
          </table:table-cell>
          <table:table-cell table:style-name="ce424"/>
          <table:table-cell/>
          <table:table-cell table:style-name="ce301"/>
          <table:table-cell table:style-name="ce258" office:value-type="string" calcext:value-type="string">
            <text:p>Criteria:</text:p>
          </table:table-cell>
          <table:table-cell table:style-name="ce258" office:value-type="string" calcext:value-type="string">
            <text:p>MGD is less than 3 mGy</text:p>
          </table:table-cell>
          <table:table-cell table:number-columns-repeated="5"/>
          <table:table-cell table:style-name="ce268" office:value-type="string" calcext:value-type="string">
            <text:p>Deviation from Reported MGD:</text:p>
          </table:table-cell>
          <table:table-cell table:style-name="ce680" table:formula="of:=IF(OR([.X281]=&quot;NA&quot;;[.X281]=&quot;&quot;);&quot;&quot;;([.X281]-AVERAGE([.S279:.S282]))/AVERAGE([.S279:.S282]))">
            <text:p/>
          </table:table-cell>
          <table:table-cell table:style-name="ce422"/>
          <table:table-cell table:number-columns-repeated="999"/>
        </table:table-row>
        <table:table-row table:style-name="ro33">
          <table:table-cell table:style-name="ce228" office:value-type="float" office:value="15" calcext:value-type="float">
            <text:p>15</text:p>
          </table:table-cell>
          <table:table-cell table:style-name="ce235"/>
          <table:table-cell table:number-columns-repeated="2"/>
          <table:table-cell table:style-name="ce258" office:value-type="string" calcext:value-type="string">
            <text:p>Deviation from reported MGD is less than15%</text:p>
          </table:table-cell>
          <table:table-cell table:number-columns-repeated="5"/>
          <table:table-cell table:style-name="ce268" office:value-type="string" calcext:value-type="string">
            <text:p>mAs at 3 mGy:</text:p>
          </table:table-cell>
          <table:table-cell table:style-name="ce458" table:formula="of:=IF([.X272]=&quot;&quot;;&quot;&quot;;[.X272])">
            <text:p/>
          </table:table-cell>
          <table:table-cell table:style-name="ce424"/>
          <table:table-cell/>
          <table:table-cell table:style-name="ce301"/>
          <table:table-cell table:style-name="ce258"/>
          <table:table-cell table:style-name="ce258" office:value-type="string" calcext:value-type="string">
            <text:p>Deviation from reported MGD is less than15%</text:p>
          </table:table-cell>
          <table:table-cell table:number-columns-repeated="5"/>
          <table:table-cell table:style-name="ce268" office:value-type="string" calcext:value-type="string">
            <text:p>mAs at 3 mGy:</text:p>
          </table:table-cell>
          <table:table-cell table:style-name="ce681" table:formula="of:=IF(OR([.X281]=&quot;&quot;;[.Q283]=&quot;&quot;);&quot;&quot;;3/([.X281]/[.Q283]))">
            <text:p/>
          </table:table-cell>
          <table:table-cell table:style-name="ce422"/>
          <table:table-cell table:number-columns-repeated="999"/>
        </table:table-row>
        <table:table-row table:style-name="ro33">
          <table:table-cell table:style-name="ce228" office:value-type="float" office:value="16" calcext:value-type="float">
            <text:p>16</text:p>
          </table:table-cell>
          <table:table-cell table:style-name="ce237"/>
          <table:table-cell table:style-name="ce265" table:number-columns-repeated="10"/>
          <table:table-cell table:style-name="ce471"/>
          <table:table-cell/>
          <table:table-cell table:style-name="ce301"/>
          <table:table-cell table:style-name="ce240"/>
          <table:table-cell table:style-name="ce240" office:value-type="string" calcext:value-type="string">
            <text:p>MGD for 2D + 3D acquisitions is less than 3 mGy</text:p>
          </table:table-cell>
          <table:table-cell table:style-name="ce240" table:number-columns-repeated="7"/>
          <table:table-cell table:style-name="ce422"/>
          <table:table-cell table:number-columns-repeated="999"/>
        </table:table-row>
        <table:table-row table:style-name="ro33">
          <table:table-cell table:style-name="ce228" office:value-type="float" office:value="17" calcext:value-type="float">
            <text:p>17</text:p>
          </table:table-cell>
          <table:table-cell table:style-name="ce238"/>
          <table:table-cell table:style-name="ce272" table:formula="of:=[.O274]" office:value-type="string" office:string-value="Mean Glandular Dose – 3D" calcext:value-type="string">
            <text:p>Mean Glandular Dose – 3D</text:p>
          </table:table-cell>
          <table:table-cell table:number-columns-repeated="9"/>
          <table:table-cell table:style-name="ce467"/>
          <table:table-cell/>
          <table:table-cell table:style-name="ce301"/>
          <table:table-cell table:style-name="ce240" table:number-columns-repeated="7"/>
          <table:table-cell table:style-name="ce277"/>
          <table:table-cell table:style-name="ce682"/>
          <table:table-cell table:style-name="ce422"/>
          <table:table-cell table:number-columns-repeated="999"/>
        </table:table-row>
        <table:table-row table:style-name="ro33">
          <table:table-cell table:style-name="ce228" office:value-type="float" office:value="18" calcext:value-type="float">
            <text:p>18</text:p>
          </table:table-cell>
          <table:table-cell table:style-name="ce238"/>
          <table:table-cell/>
          <table:table-cell table:style-name="ce268" office:value-type="string" calcext:value-type="string">
            <text:p>Phantom:</text:p>
          </table:table-cell>
          <table:table-cell table:style-name="ce317" table:formula="of:=IF([.Q275]=&quot;&quot;;&quot;&quot;;[.Q275])" office:value-type="float" office:value="0" calcext:value-type="float">
            <text:p>0</text:p>
          </table:table-cell>
          <table:table-cell table:style-name="ce240"/>
          <table:table-cell table:style-name="ce268" office:value-type="string" calcext:value-type="string">
            <text:p>kV:</text:p>
          </table:table-cell>
          <table:table-cell table:style-name="ce267" table:formula="of:=IF([.T275]=&quot;&quot;;&quot;&quot;;[.T275])">
            <text:p/>
          </table:table-cell>
          <table:table-cell table:number-columns-repeated="4"/>
          <table:table-cell table:style-name="ce467"/>
          <table:table-cell/>
          <table:table-cell table:style-name="ce482"/>
          <table:table-cell table:style-name="ce526" table:number-columns-repeated="2"/>
          <table:table-cell table:style-name="ce265" table:number-columns-repeated="2"/>
          <table:table-cell table:style-name="ce526" table:number-columns-repeated="2"/>
          <table:table-cell table:style-name="ce265"/>
          <table:table-cell table:style-name="ce240" table:number-columns-repeated="2"/>
          <table:table-cell table:style-name="ce690"/>
          <table:table-cell table:number-columns-repeated="999"/>
        </table:table-row>
        <table:table-row table:style-name="ro33">
          <table:table-cell table:style-name="ce228" office:value-type="float" office:value="19" calcext:value-type="float">
            <text:p>19</text:p>
          </table:table-cell>
          <table:table-cell table:style-name="ce238"/>
          <table:table-cell/>
          <table:table-cell table:style-name="ce268" office:value-type="string" calcext:value-type="string">
            <text:p>Target/Filter:</text:p>
          </table:table-cell>
          <table:table-cell table:style-name="ce267" table:formula="of:=IF([.Q276]=&quot;&quot;;&quot;&quot;;[.Q276])">
            <text:p/>
          </table:table-cell>
          <table:table-cell table:style-name="ce240"/>
          <table:table-cell table:style-name="ce268" office:value-type="string" calcext:value-type="string">
            <text:p>mA:</text:p>
          </table:table-cell>
          <table:table-cell table:style-name="ce267" table:formula="of:=IF([.T276]=&quot;&quot;;&quot;&quot;;[.T276])">
            <text:p/>
          </table:table-cell>
          <table:table-cell table:number-columns-repeated="4"/>
          <table:table-cell table:style-name="ce467"/>
          <table:table-cell/>
          <table:table-cell table:style-name="ce489" office:value-type="string" calcext:value-type="string">
            <text:p>Mean Glandular Dose – Combo</text:p>
          </table:table-cell>
          <table:table-cell table:style-name="ce373" table:number-columns-repeated="9"/>
          <table:table-cell table:style-name="ce405"/>
          <table:table-cell table:number-columns-repeated="999"/>
        </table:table-row>
        <table:table-row table:style-name="ro33">
          <table:table-cell table:style-name="ce228" office:value-type="float" office:value="20" calcext:value-type="float">
            <text:p>20</text:p>
          </table:table-cell>
          <table:table-cell table:style-name="ce238"/>
          <table:table-cell table:number-columns-repeated="4"/>
          <table:table-cell table:style-name="ce229" office:value-type="string" calcext:value-type="string">
            <text:p>Reported</text:p>
          </table:table-cell>
          <table:table-cell/>
          <table:table-cell office:value-type="string" calcext:value-type="string">
            <text:p>Air KERMA</text:p>
          </table:table-cell>
          <table:table-cell table:number-columns-repeated="3"/>
          <table:table-cell table:style-name="ce467"/>
          <table:table-cell/>
          <table:table-cell table:style-name="ce492"/>
          <table:table-cell table:style-name="ce268" office:value-type="string" calcext:value-type="string">
            <text:p>Phantom:</text:p>
          </table:table-cell>
          <table:table-cell table:style-name="ce510" table:formula="of:=[.$Q$260]" office:value-type="float" office:value="0" calcext:value-type="float">
            <text:p>0</text:p>
          </table:table-cell>
          <table:table-cell table:style-name="ce240" table:number-columns-repeated="7"/>
          <table:table-cell table:style-name="ce412"/>
          <table:table-cell table:number-columns-repeated="999"/>
        </table:table-row>
        <table:table-row table:style-name="ro33">
          <table:table-cell table:style-name="ce228" office:value-type="float" office:value="21" calcext:value-type="float">
            <text:p>21</text:p>
          </table:table-cell>
          <table:table-cell table:style-name="ce238"/>
          <table:table-cell/>
          <table:table-cell table:style-name="ce229"/>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Time (s)</text:p>
          </table:table-cell>
          <table:table-cell table:style-name="ce229" office:value-type="string" calcext:value-type="string">
            <text:p>(mGy)</text:p>
          </table:table-cell>
          <table:table-cell/>
          <table:table-cell table:style-name="ce268" office:value-type="string" calcext:value-type="string">
            <text:p>HVL:</text:p>
          </table:table-cell>
          <table:table-cell table:style-name="ce390" table:formula="of:=IF([.X278]=&quot;&quot;;&quot;&quot;;[.X278])">
            <text:p/>
          </table:table-cell>
          <table:table-cell table:style-name="ce467"/>
          <table:table-cell/>
          <table:table-cell table:style-name="ce492"/>
          <table:table-cell table:style-name="ce240" table:number-columns-repeated="9"/>
          <table:table-cell table:style-name="ce412"/>
          <table:table-cell table:number-columns-repeated="999"/>
        </table:table-row>
        <table:table-row table:style-name="ro33">
          <table:table-cell table:style-name="ce228" office:value-type="float" office:value="22" calcext:value-type="float">
            <text:p>22</text:p>
          </table:table-cell>
          <table:table-cell table:style-name="ce238"/>
          <table:table-cell table:number-columns-repeated="2"/>
          <table:table-cell table:style-name="ce349" table:formula="of:=IF([.Q279]=&quot;&quot;;&quot;&quot;;[.Q279])">
            <text:p/>
          </table:table-cell>
          <table:table-cell table:style-name="ce343" table:formula="of:=IF([.R279]=&quot;&quot;;&quot;&quot;;[.R279])">
            <text:p/>
          </table:table-cell>
          <table:table-cell table:style-name="ce343" table:formula="of:=IF([.S279]=&quot;&quot;;&quot;&quot;;[.S279])">
            <text:p/>
          </table:table-cell>
          <table:table-cell table:style-name="ce399" table:formula="of:=IF([.T279]=&quot;&quot;;&quot;&quot;;[.T279])">
            <text:p/>
          </table:table-cell>
          <table:table-cell table:style-name="ce419" table:formula="of:=IF([.U279]=&quot;&quot;;&quot;&quot;;[.U279])">
            <text:p/>
          </table:table-cell>
          <table:table-cell/>
          <table:table-cell table:style-name="ce268" office:value-type="string" calcext:value-type="string">
            <text:p>ESE (mGy):</text:p>
          </table:table-cell>
          <table:table-cell table:style-name="ce391" table:formula="of:=IF([.X279]=&quot;&quot;;&quot;&quot;;[.X279])">
            <text:p/>
          </table:table-cell>
          <table:table-cell table:style-name="ce467"/>
          <table:table-cell/>
          <table:table-cell table:style-name="ce301" office:value-type="string" calcext:value-type="string">
            <text:p>Combo Mode 2D</text:p>
          </table:table-cell>
          <table:table-cell table:style-name="ce240" table:number-columns-repeated="9"/>
          <table:table-cell table:style-name="ce412"/>
          <table:table-cell table:number-columns-repeated="999"/>
        </table:table-row>
        <table:table-row table:style-name="ro33">
          <table:table-cell table:style-name="ce228" office:value-type="float" office:value="23" calcext:value-type="float">
            <text:p>23</text:p>
          </table:table-cell>
          <table:table-cell table:style-name="ce238"/>
          <table:table-cell table:number-columns-repeated="2"/>
          <table:table-cell table:style-name="ce350" table:formula="of:=IF([.Q280]=&quot;&quot;;&quot;&quot;;[.Q280])">
            <text:p/>
          </table:table-cell>
          <table:table-cell table:style-name="ce280" table:formula="of:=IF([.R280]=&quot;&quot;;&quot;&quot;;[.R280])">
            <text:p/>
          </table:table-cell>
          <table:table-cell table:style-name="ce280" table:formula="of:=IF([.S280]=&quot;&quot;;&quot;&quot;;[.S280])">
            <text:p/>
          </table:table-cell>
          <table:table-cell table:style-name="ce376" table:formula="of:=IF([.T280]=&quot;&quot;;&quot;&quot;;[.T280])">
            <text:p/>
          </table:table-cell>
          <table:table-cell table:style-name="ce420" table:formula="of:=IF([.U280]=&quot;&quot;;&quot;&quot;;[.U280])">
            <text:p/>
          </table:table-cell>
          <table:table-cell/>
          <table:table-cell table:style-name="ce268" office:value-type="string" calcext:value-type="string">
            <text:p>DGN (mrad/R):</text:p>
          </table:table-cell>
          <table:table-cell table:style-name="ce455" table:formula="of:=IF([.X280]=&quot;&quot;;&quot;&quot;;[.X280])">
            <text:p/>
          </table:table-cell>
          <table:table-cell table:style-name="ce467"/>
          <table:table-cell/>
          <table:table-cell table:style-name="ce492"/>
          <table:table-cell table:style-name="ce268" office:value-type="string" calcext:value-type="string">
            <text:p>Target/Filter:</text:p>
          </table:table-cell>
          <table:table-cell table:style-name="ce550"/>
          <table:table-cell table:style-name="ce240"/>
          <table:table-cell table:style-name="ce268" office:value-type="string" calcext:value-type="string">
            <text:p>kV:</text:p>
          </table:table-cell>
          <table:table-cell table:style-name="ce550"/>
          <table:table-cell table:style-name="ce240" table:number-columns-repeated="4"/>
          <table:table-cell table:style-name="ce412"/>
          <table:table-cell table:number-columns-repeated="999"/>
        </table:table-row>
        <table:table-row table:style-name="ro33">
          <table:table-cell table:style-name="ce228" office:value-type="float" office:value="24" calcext:value-type="float">
            <text:p>24</text:p>
          </table:table-cell>
          <table:table-cell table:style-name="ce238"/>
          <table:table-cell table:number-columns-repeated="2"/>
          <table:table-cell table:style-name="ce350" table:formula="of:=IF([.Q281]=&quot;&quot;;&quot;&quot;;[.Q281])">
            <text:p/>
          </table:table-cell>
          <table:table-cell table:style-name="ce280" table:formula="of:=IF([.R281]=&quot;&quot;;&quot;&quot;;[.R281])">
            <text:p/>
          </table:table-cell>
          <table:table-cell table:style-name="ce280" table:formula="of:=IF([.S281]=&quot;&quot;;&quot;&quot;;[.S281])">
            <text:p/>
          </table:table-cell>
          <table:table-cell table:style-name="ce376" table:formula="of:=IF([.T281]=&quot;&quot;;&quot;&quot;;[.T281])">
            <text:p/>
          </table:table-cell>
          <table:table-cell table:style-name="ce420" table:formula="of:=IF([.U281]=&quot;&quot;;&quot;&quot;;[.U281])">
            <text:p/>
          </table:table-cell>
          <table:table-cell/>
          <table:table-cell table:style-name="ce268" office:value-type="string" calcext:value-type="string">
            <text:p>MGD (mGy):</text:p>
          </table:table-cell>
          <table:table-cell table:style-name="ce391" table:formula="of:=IF([.X281]=&quot;&quot;;&quot;&quot;;[.X281])">
            <text:p/>
          </table:table-cell>
          <table:table-cell table:style-name="ce467"/>
          <table:table-cell/>
          <table:table-cell table:style-name="ce492"/>
          <table:table-cell table:style-name="ce240" table:number-columns-repeated="3"/>
          <table:table-cell table:style-name="ce268" office:value-type="string" calcext:value-type="string">
            <text:p>mA:</text:p>
          </table:table-cell>
          <table:table-cell table:style-name="ce550"/>
          <table:table-cell table:style-name="ce240" table:number-columns-repeated="4"/>
          <table:table-cell table:style-name="ce412"/>
          <table:table-cell table:number-columns-repeated="999"/>
        </table:table-row>
        <table:table-row table:style-name="ro33">
          <table:table-cell table:style-name="ce228" office:value-type="float" office:value="25" calcext:value-type="float">
            <text:p>25</text:p>
          </table:table-cell>
          <table:table-cell table:style-name="ce238"/>
          <table:table-cell table:number-columns-repeated="2"/>
          <table:table-cell table:style-name="ce351" table:formula="of:=IF([.Q282]=&quot;&quot;;&quot;&quot;;[.Q282])">
            <text:p/>
          </table:table-cell>
          <table:table-cell table:style-name="ce344" table:formula="of:=IF([.R282]=&quot;&quot;;&quot;&quot;;[.R282])">
            <text:p/>
          </table:table-cell>
          <table:table-cell table:style-name="ce344" table:formula="of:=IF([.S282]=&quot;&quot;;&quot;&quot;;[.S282])">
            <text:p/>
          </table:table-cell>
          <table:table-cell table:style-name="ce400" table:formula="of:=IF([.T282]=&quot;&quot;;&quot;&quot;;[.T282])">
            <text:p/>
          </table:table-cell>
          <table:table-cell table:style-name="ce421" table:formula="of:=IF([.U282]=&quot;&quot;;&quot;&quot;;[.U282])">
            <text:p/>
          </table:table-cell>
          <table:table-cell/>
          <table:table-cell table:style-name="ce268" office:value-type="string" calcext:value-type="string">
            <text:p>Prev MGD (mGy):</text:p>
          </table:table-cell>
          <table:table-cell table:style-name="ce391" table:formula="of:=IF([.X282]=&quot;&quot;;&quot;&quot;;[.X282])">
            <text:p/>
          </table:table-cell>
          <table:table-cell table:style-name="ce467"/>
          <table:table-cell/>
          <table:table-cell table:style-name="ce492"/>
          <table:table-cell table:style-name="ce240"/>
          <table:table-cell table:number-columns-repeated="2"/>
          <table:table-cell table:style-name="ce229" office:value-type="string" calcext:value-type="string">
            <text:p>Reported</text:p>
          </table:table-cell>
          <table:table-cell/>
          <table:table-cell office:value-type="string" calcext:value-type="string">
            <text:p>Air KERMA</text:p>
          </table:table-cell>
          <table:table-cell table:style-name="ce240" table:number-columns-repeated="3"/>
          <table:table-cell table:style-name="ce412"/>
          <table:table-cell table:number-columns-repeated="999"/>
        </table:table-row>
        <table:table-row table:style-name="ro33">
          <table:table-cell table:style-name="ce228" office:value-type="float" office:value="26" calcext:value-type="float">
            <text:p>26</text:p>
          </table:table-cell>
          <table:table-cell table:style-name="ce238"/>
          <table:table-cell/>
          <table:table-cell table:style-name="ce268" office:value-type="string" calcext:value-type="string">
            <text:p>Average:</text:p>
          </table:table-cell>
          <table:table-cell table:style-name="ce350" table:formula="of:=IF([.Q283]=&quot;&quot;;&quot;&quot;;[.Q283])">
            <text:p/>
          </table:table-cell>
          <table:table-cell table:style-name="ce280" table:formula="of:=IF([.R283]=&quot;&quot;;&quot;&quot;;[.R283])">
            <text:p/>
          </table:table-cell>
          <table:table-cell table:style-name="ce318" table:formula="of:=IF([.S283]=&quot;&quot;;&quot;&quot;;[.S283])">
            <text:p/>
          </table:table-cell>
          <table:table-cell table:style-name="ce376" table:formula="of:=IF([.T283]=&quot;&quot;;&quot;&quot;;[.T283])">
            <text:p/>
          </table:table-cell>
          <table:table-cell table:style-name="ce420" table:formula="of:=IF([.U283]=&quot;&quot;;&quot;&quot;;[.U283])">
            <text:p/>
          </table:table-cell>
          <table:table-cell/>
          <table:table-cell table:style-name="ce268" office:value-type="string" calcext:value-type="string">
            <text:p>% Change:</text:p>
          </table:table-cell>
          <table:table-cell table:style-name="ce456" table:formula="of:=IF([.X283]=&quot;&quot;;&quot;&quot;;[.X283])">
            <text:p/>
          </table:table-cell>
          <table:table-cell table:style-name="ce467"/>
          <table:table-cell/>
          <table:table-cell table:style-name="ce492"/>
          <table:table-cell table:style-name="ce240"/>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Time (s)</text:p>
          </table:table-cell>
          <table:table-cell table:style-name="ce229" office:value-type="string" calcext:value-type="string">
            <text:p>(mGy)</text:p>
          </table:table-cell>
          <table:table-cell table:style-name="ce240"/>
          <table:table-cell table:style-name="ce268" office:value-type="string" calcext:value-type="string">
            <text:p>HVL:</text:p>
          </table:table-cell>
          <table:table-cell table:style-name="ce676" table:formula="of:=IF([.T295]=&quot;&quot;;&quot;&quot;;VLOOKUP([.T295];[$Tables.$B$85:.$C$89];2))">
            <text:p/>
          </table:table-cell>
          <table:table-cell table:style-name="ce412"/>
          <table:table-cell table:number-columns-repeated="999"/>
        </table:table-row>
        <table:table-row table:style-name="ro33">
          <table:table-cell table:style-name="ce228" office:value-type="float" office:value="27" calcext:value-type="float">
            <text:p>27</text:p>
          </table:table-cell>
          <table:table-cell table:style-name="ce238"/>
          <table:table-cell/>
          <table:table-cell table:style-name="ce268" office:value-type="string" calcext:value-type="string">
            <text:p>Coeff of Var:</text:p>
          </table:table-cell>
          <table:table-cell table:style-name="ce306" table:formula="of:=IF([.Q284]=&quot;&quot;;&quot;&quot;;[.Q284])">
            <text:p/>
          </table:table-cell>
          <table:table-cell table:style-name="ce323" table:formula="of:=IF([.R284]=&quot;&quot;;&quot;&quot;;[.R284])">
            <text:p/>
          </table:table-cell>
          <table:table-cell table:style-name="ce323" table:formula="of:=IF([.S284]=&quot;&quot;;&quot;&quot;;[.S284])">
            <text:p/>
          </table:table-cell>
          <table:table-cell table:style-name="ce323" table:formula="of:=IF([.T284]=&quot;&quot;;&quot;&quot;;[.T284])">
            <text:p/>
          </table:table-cell>
          <table:table-cell table:style-name="ce413" table:formula="of:=IF([.U284]=&quot;&quot;;&quot;&quot;;[.U284])">
            <text:p/>
          </table:table-cell>
          <table:table-cell table:number-columns-repeated="3"/>
          <table:table-cell table:style-name="ce467"/>
          <table:table-cell/>
          <table:table-cell table:style-name="ce492"/>
          <table:table-cell table:style-name="ce240"/>
          <table:table-cell table:style-name="ce577" table:number-columns-repeated="3"/>
          <table:table-cell table:style-name="ce632" table:formula="of:=IF([.Q299]=&quot;&quot;;&quot;&quot;;[.Q299]/[.$T$296])">
            <text:p/>
          </table:table-cell>
          <table:table-cell table:style-name="ce654" table:formula="of:=IF([.Q299]=&quot;&quot;;&quot;&quot;;([.$T$295]^2*[$Tables.$D$80]+[$Tables.$D$81])*[.Q299])">
            <text:p/>
          </table:table-cell>
          <table:table-cell table:style-name="ce240"/>
          <table:table-cell table:style-name="ce268" office:value-type="string" calcext:value-type="string">
            <text:p>ESE (mGy):</text:p>
          </table:table-cell>
          <table:table-cell table:style-name="ce676" table:formula="of:=IF([.U303]=&quot;&quot;;&quot;&quot;;[.Q303]*([.$T$295]^2*[$Tables.$D$80]+[$Tables.$D$81]))">
            <text:p/>
          </table:table-cell>
          <table:table-cell table:style-name="ce412"/>
          <table:table-cell table:number-columns-repeated="999"/>
        </table:table-row>
        <table:table-row table:style-name="ro33">
          <table:table-cell table:style-name="ce228" office:value-type="float" office:value="28" calcext:value-type="float">
            <text:p>28</text:p>
          </table:table-cell>
          <table:table-cell table:style-name="ce238"/>
          <table:table-cell/>
          <table:table-cell table:style-name="ce270" office:value-type="string" calcext:value-type="string">
            <text:p>Criteria:</text:p>
          </table:table-cell>
          <table:table-cell table:style-name="ce258" office:value-type="string" calcext:value-type="string">
            <text:p>MGD is less than 3 mGy</text:p>
          </table:table-cell>
          <table:table-cell table:number-columns-repeated="5"/>
          <table:table-cell table:style-name="ce268" office:value-type="string" calcext:value-type="string">
            <text:p>Deviation from Reported MGD:</text:p>
          </table:table-cell>
          <table:table-cell table:style-name="ce457" table:formula="of:=IF([.X286]=&quot;&quot;;&quot;&quot;;[.X286])">
            <text:p/>
          </table:table-cell>
          <table:table-cell table:style-name="ce467"/>
          <table:table-cell/>
          <table:table-cell table:style-name="ce492"/>
          <table:table-cell table:style-name="ce240"/>
          <table:table-cell table:style-name="ce577" table:number-columns-repeated="3"/>
          <table:table-cell table:style-name="ce632" table:formula="of:=IF([.Q300]=&quot;&quot;;&quot;&quot;;[.Q300]/[.$T$296])">
            <text:p/>
          </table:table-cell>
          <table:table-cell table:style-name="ce654" table:formula="of:=IF([.Q300]=&quot;&quot;;&quot;&quot;;([.$T$295]^2*[$Tables.$D$80]+[$Tables.$D$81])*[.Q300])">
            <text:p/>
          </table:table-cell>
          <table:table-cell table:style-name="ce240"/>
          <table:table-cell table:style-name="ce268" office:value-type="string" calcext:value-type="string">
            <text:p>DGN (mrad/R):</text:p>
          </table:table-cell>
          <table:table-cell table:style-name="ce677" table:formula="of:=IF([.Q295]=&quot;&quot;;&quot;&quot;;HLOOKUP([.Q295];[$Tables.$G$99:.$I$100];2))">
            <text:p/>
          </table:table-cell>
          <table:table-cell table:style-name="ce412"/>
          <table:table-cell table:number-columns-repeated="999"/>
        </table:table-row>
        <table:table-row table:style-name="ro33">
          <table:table-cell table:style-name="ce228" office:value-type="float" office:value="29" calcext:value-type="float">
            <text:p>29</text:p>
          </table:table-cell>
          <table:table-cell table:style-name="ce238"/>
          <table:table-cell table:number-columns-repeated="2"/>
          <table:table-cell table:style-name="ce258" office:value-type="string" calcext:value-type="string">
            <text:p>Deviation from reported MGD is less than15%</text:p>
          </table:table-cell>
          <table:table-cell table:number-columns-repeated="5"/>
          <table:table-cell table:style-name="ce268" office:value-type="string" calcext:value-type="string">
            <text:p>mAs at 3 mGy:</text:p>
          </table:table-cell>
          <table:table-cell table:style-name="ce458" table:formula="of:=IF([.X287]=&quot;&quot;;&quot;&quot;;[.X287])">
            <text:p/>
          </table:table-cell>
          <table:table-cell table:style-name="ce467"/>
          <table:table-cell/>
          <table:table-cell table:style-name="ce492"/>
          <table:table-cell table:style-name="ce240"/>
          <table:table-cell table:style-name="ce577" table:number-columns-repeated="3"/>
          <table:table-cell table:style-name="ce632" table:formula="of:=IF([.Q301]=&quot;&quot;;&quot;&quot;;[.Q301]/[.$T$296])">
            <text:p/>
          </table:table-cell>
          <table:table-cell table:style-name="ce654" table:formula="of:=IF([.Q301]=&quot;&quot;;&quot;&quot;;([.$T$295]^2*[$Tables.$D$80]+[$Tables.$D$81])*[.Q301])">
            <text:p/>
          </table:table-cell>
          <table:table-cell table:style-name="ce240"/>
          <table:table-cell table:style-name="ce268" office:value-type="string" calcext:value-type="string">
            <text:p>MGD (mGy):</text:p>
          </table:table-cell>
          <table:table-cell table:style-name="ce676" table:formula="of:=IF([.$O$34]=2;&quot;NA&quot;;IF(OR([.X299]=&quot;&quot;;[.X300]=&quot;&quot;);&quot;&quot;;([.X300]*([.X299]/8.76))/100))">
            <text:p/>
          </table:table-cell>
          <table:table-cell table:style-name="ce412"/>
          <table:table-cell table:number-columns-repeated="999"/>
        </table:table-row>
        <table:table-row table:style-name="ro33">
          <table:table-cell table:style-name="ce228" office:value-type="float" office:value="30" calcext:value-type="float">
            <text:p>30</text:p>
          </table:table-cell>
          <table:table-cell table:style-name="ce241"/>
          <table:table-cell table:style-name="ce273" table:number-columns-repeated="10"/>
          <table:table-cell table:style-name="ce475"/>
          <table:table-cell/>
          <table:table-cell table:style-name="ce492"/>
          <table:table-cell table:style-name="ce240"/>
          <table:table-cell table:style-name="ce577" table:number-columns-repeated="3"/>
          <table:table-cell table:style-name="ce632" table:formula="of:=IF([.Q302]=&quot;&quot;;&quot;&quot;;[.Q302]/[.$T$296])">
            <text:p/>
          </table:table-cell>
          <table:table-cell table:style-name="ce654" table:formula="of:=IF([.Q302]=&quot;&quot;;&quot;&quot;;([.$T$295]^2*[$Tables.$D$80]+[$Tables.$D$81])*[.Q302])">
            <text:p/>
          </table:table-cell>
          <table:table-cell table:style-name="ce240"/>
          <table:table-cell table:style-name="ce268" office:value-type="string" calcext:value-type="string">
            <text:p>Prev MGD (mGy):</text:p>
          </table:table-cell>
          <table:table-cell table:style-name="ce678" table:formula="of:=IF([.AB90]=&quot;&quot;;&quot;&quot;;[.AB90])">
            <text:p/>
          </table:table-cell>
          <table:table-cell table:style-name="ce412"/>
          <table:table-cell table:number-columns-repeated="999"/>
        </table:table-row>
        <table:table-row table:style-name="ro33">
          <table:table-cell table:style-name="ce228" office:value-type="float" office:value="31" calcext:value-type="float">
            <text:p>31</text:p>
          </table:table-cell>
          <table:table-cell table:style-name="ce238"/>
          <table:table-cell table:style-name="ce274" table:formula="of:=[.O291]" office:value-type="string" office:string-value="Mean Glandular Dose – Combo" calcext:value-type="string">
            <text:p>Mean Glandular Dose – Combo</text:p>
          </table:table-cell>
          <table:table-cell table:style-name="ce240" table:number-columns-repeated="9"/>
          <table:table-cell table:style-name="ce467"/>
          <table:table-cell/>
          <table:table-cell table:style-name="ce492"/>
          <table:table-cell table:style-name="ce268" office:value-type="string" calcext:value-type="string">
            <text:p>Average:</text:p>
          </table:table-cell>
          <table:table-cell table:style-name="ce578" table:formula="of:=IF(OR([.Q299]=&quot;&quot;;[.Q300]=&quot;&quot;;[.Q301]=&quot;&quot;;[.Q302]=&quot;&quot;);&quot;&quot;;AVERAGE([.Q299:.Q302]))">
            <text:p/>
          </table:table-cell>
          <table:table-cell table:style-name="ce607" table:formula="of:=IF(OR([.R299]=&quot;&quot;;[.R300]=&quot;&quot;;[.R301]=&quot;&quot;;[.R302]=&quot;&quot;);&quot;&quot;;AVERAGE([.R299:.R302]))">
            <text:p/>
          </table:table-cell>
          <table:table-cell table:style-name="ce622" table:formula="of:=IF(OR([.S299]=&quot;&quot;;[.S300]=&quot;&quot;;[.S301]=&quot;&quot;;[.S302]=&quot;&quot;);&quot;&quot;;AVERAGE([.S299:.S302]))">
            <text:p/>
          </table:table-cell>
          <table:table-cell table:style-name="ce633" table:formula="of:=IF(OR([.T299]=&quot;&quot;;[.T300]=&quot;&quot;;[.T301]=&quot;&quot;;[.T302]=&quot;&quot;);&quot;&quot;;AVERAGE([.T299:.T302]))">
            <text:p/>
          </table:table-cell>
          <table:table-cell table:style-name="ce622" table:formula="of:=IF(OR([.U299]=&quot;&quot;;[.U300]=&quot;&quot;;[.U301]=&quot;&quot;;[.U302]=&quot;&quot;);&quot;&quot;;AVERAGE([.U299:.U302]))">
            <text:p/>
          </table:table-cell>
          <table:table-cell table:style-name="ce240"/>
          <table:table-cell table:style-name="ce268" office:value-type="string" calcext:value-type="string">
            <text:p>% Change:</text:p>
          </table:table-cell>
          <table:table-cell table:style-name="ce679" table:formula="of:=IF(OR([.X301]=&quot;&quot;;[.X302]=&quot;&quot;);&quot;&quot;;([.X301]-[.X302])/[.X302])">
            <text:p/>
          </table:table-cell>
          <table:table-cell table:style-name="ce412"/>
          <table:table-cell table:number-columns-repeated="999"/>
        </table:table-row>
        <table:table-row table:style-name="ro33">
          <table:table-cell table:style-name="ce228" office:value-type="float" office:value="32" calcext:value-type="float">
            <text:p>32</text:p>
          </table:table-cell>
          <table:table-cell table:style-name="ce238"/>
          <table:table-cell table:style-name="ce240"/>
          <table:table-cell table:style-name="ce268" office:value-type="string" calcext:value-type="string">
            <text:p>Phantom:</text:p>
          </table:table-cell>
          <table:table-cell table:style-name="ce317" table:formula="of:=IF([Sheet1.Q292]=&quot;&quot;;&quot;&quot;;[Sheet1.Q292])" office:value-type="float" office:value="0" calcext:value-type="float">
            <text:p>0</text:p>
          </table:table-cell>
          <table:table-cell table:style-name="ce240" table:number-columns-repeated="7"/>
          <table:table-cell table:style-name="ce467"/>
          <table:table-cell/>
          <table:table-cell table:style-name="ce492"/>
          <table:table-cell table:style-name="ce268" office:value-type="string" calcext:value-type="string">
            <text:p>Coeff of Var:</text:p>
          </table:table-cell>
          <table:table-cell table:style-name="ce579" table:formula="of:=IF([.Q303]=&quot;&quot;;&quot;&quot;;STDEV([.Q299:.Q302])/[.Q303])">
            <text:p/>
          </table:table-cell>
          <table:table-cell table:style-name="ce579" table:formula="of:=IF([.R303]=&quot;&quot;;&quot;&quot;;STDEV([.R299:.R302])/[.R303])">
            <text:p/>
          </table:table-cell>
          <table:table-cell table:style-name="ce579" table:formula="of:=IF([.S303]=&quot;&quot;;&quot;&quot;;STDEV([.S299:.S302])/[.S303])">
            <text:p/>
          </table:table-cell>
          <table:table-cell table:style-name="ce579" table:formula="of:=IF([.T303]=&quot;&quot;;&quot;&quot;;STDEV([.T299:.T302])/[.T303])">
            <text:p/>
          </table:table-cell>
          <table:table-cell table:style-name="ce579" table:formula="of:=IF([.U303]=&quot;&quot;;&quot;&quot;;STDEV([.U299:.U302])/[.U303])">
            <text:p/>
          </table:table-cell>
          <table:table-cell table:style-name="ce240" table:number-columns-repeated="3"/>
          <table:table-cell table:style-name="ce412"/>
          <table:table-cell table:number-columns-repeated="999"/>
        </table:table-row>
        <table:table-row table:style-name="ro33">
          <table:table-cell table:style-name="ce228" office:value-type="float" office:value="33" calcext:value-type="float">
            <text:p>33</text:p>
          </table:table-cell>
          <table:table-cell table:style-name="ce238"/>
          <table:table-cell table:style-name="ce240" table:number-columns-repeated="2"/>
          <table:table-cell table:style-name="ce352"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373"/>
          <table:covered-table-cell table:style-name="ce405"/>
          <table:table-cell table:style-name="ce240" table:number-columns-repeated="3"/>
          <table:table-cell table:style-name="ce467"/>
          <table:table-cell/>
          <table:table-cell table:style-name="ce492"/>
          <table:table-cell table:style-name="ce240" table:number-columns-repeated="7"/>
          <table:table-cell table:style-name="ce268" office:value-type="string" calcext:value-type="string">
            <text:p>Deviation from Reported MGD:</text:p>
          </table:table-cell>
          <table:table-cell table:style-name="ce680" table:formula="of:=IF([.X301]=&quot;&quot;;&quot;&quot;;([.X301]-AVERAGE([.S299:.S302]))/AVERAGE([.S299:.S302]))">
            <text:p/>
          </table:table-cell>
          <table:table-cell table:style-name="ce412"/>
          <table:table-cell table:number-columns-repeated="999"/>
        </table:table-row>
        <table:table-row table:style-name="ro33">
          <table:table-cell table:style-name="ce228" office:value-type="float" office:value="34" calcext:value-type="float">
            <text:p>34</text:p>
          </table:table-cell>
          <table:table-cell table:style-name="ce238"/>
          <table:table-cell table:style-name="ce240"/>
          <table:table-cell/>
          <table:table-cell table:style-name="ce301"/>
          <table:table-cell/>
          <table:table-cell table:style-name="ce229" office:value-type="string" calcext:value-type="string">
            <text:p>Reported</text:p>
          </table:table-cell>
          <table:table-cell/>
          <table:table-cell table:style-name="ce422" office:value-type="string" calcext:value-type="string">
            <text:p>Air KERMA</text:p>
          </table:table-cell>
          <table:table-cell table:style-name="ce240"/>
          <table:table-cell table:style-name="ce268" office:value-type="string" calcext:value-type="string">
            <text:p>kV:</text:p>
          </table:table-cell>
          <table:table-cell table:style-name="ce390" table:formula="of:=IF([.T295]=&quot;&quot;;&quot;&quot;;[.T295])">
            <text:p/>
          </table:table-cell>
          <table:table-cell table:style-name="ce467"/>
          <table:table-cell/>
          <table:table-cell table:style-name="ce494" office:value-type="string" calcext:value-type="string">
            <text:p>Combo Mode 3D</text:p>
          </table:table-cell>
          <table:table-cell table:style-name="ce240" table:number-columns-repeated="9"/>
          <table:table-cell table:style-name="ce412"/>
          <table:table-cell table:number-columns-repeated="999"/>
        </table:table-row>
        <table:table-row table:style-name="ro33">
          <table:table-cell table:style-name="ce228" office:value-type="float" office:value="35" calcext:value-type="float">
            <text:p>35</text:p>
          </table:table-cell>
          <table:table-cell table:style-name="ce238"/>
          <table:table-cell table:style-name="ce240"/>
          <table:table-cell table:style-name="ce229"/>
          <table:table-cell table:style-name="ce353"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Time (s)</text:p>
          </table:table-cell>
          <table:table-cell table:style-name="ce407" office:value-type="string" calcext:value-type="string">
            <text:p>(mGy)</text:p>
          </table:table-cell>
          <table:table-cell table:style-name="ce240"/>
          <table:table-cell table:style-name="ce268" office:value-type="string" calcext:value-type="string">
            <text:p>HVL:</text:p>
          </table:table-cell>
          <table:table-cell table:style-name="ce390" table:formula="of:=IF([.X298]=&quot;&quot;;&quot;&quot;;[.X298])">
            <text:p/>
          </table:table-cell>
          <table:table-cell table:style-name="ce467"/>
          <table:table-cell/>
          <table:table-cell table:style-name="ce492"/>
          <table:table-cell table:style-name="ce268" office:value-type="string" calcext:value-type="string">
            <text:p>Target/Filter:</text:p>
          </table:table-cell>
          <table:table-cell table:style-name="ce550"/>
          <table:table-cell table:style-name="ce240"/>
          <table:table-cell table:style-name="ce268" office:value-type="string" calcext:value-type="string">
            <text:p>kV:</text:p>
          </table:table-cell>
          <table:table-cell table:style-name="ce550"/>
          <table:table-cell table:style-name="ce240" table:number-columns-repeated="4"/>
          <table:table-cell table:style-name="ce412"/>
          <table:table-cell table:number-columns-repeated="999"/>
        </table:table-row>
        <table:table-row table:style-name="ro33">
          <table:table-cell table:style-name="ce228" office:value-type="float" office:value="36" calcext:value-type="float">
            <text:p>36</text:p>
          </table:table-cell>
          <table:table-cell table:style-name="ce238"/>
          <table:table-cell table:style-name="ce240"/>
          <table:table-cell/>
          <table:table-cell table:style-name="ce349" table:formula="of:=IF([.Q299]=&quot;&quot;;&quot;&quot;;[.Q299])">
            <text:p/>
          </table:table-cell>
          <table:table-cell table:style-name="ce343" table:formula="of:=IF([.R299]=&quot;&quot;;&quot;&quot;;[.R299])">
            <text:p/>
          </table:table-cell>
          <table:table-cell table:style-name="ce343" table:formula="of:=IF([.S299]=&quot;&quot;;&quot;&quot;;[.S299])">
            <text:p/>
          </table:table-cell>
          <table:table-cell table:style-name="ce399" table:formula="of:=IF([.T299]=&quot;&quot;;&quot;&quot;;[.T299])">
            <text:p/>
          </table:table-cell>
          <table:table-cell table:style-name="ce419" table:formula="of:=IF([.U299]=&quot;&quot;;&quot;&quot;;[.U299])">
            <text:p/>
          </table:table-cell>
          <table:table-cell table:style-name="ce240"/>
          <table:table-cell table:style-name="ce268" office:value-type="string" calcext:value-type="string">
            <text:p>ESE (mGy):</text:p>
          </table:table-cell>
          <table:table-cell table:style-name="ce390" table:formula="of:=IF([.X299]=&quot;&quot;;&quot;&quot;;[.X299])">
            <text:p/>
          </table:table-cell>
          <table:table-cell table:style-name="ce467"/>
          <table:table-cell/>
          <table:table-cell table:style-name="ce492"/>
          <table:table-cell table:style-name="ce240" table:number-columns-repeated="3"/>
          <table:table-cell table:style-name="ce268" office:value-type="string" calcext:value-type="string">
            <text:p>mA:</text:p>
          </table:table-cell>
          <table:table-cell table:style-name="ce550"/>
          <table:table-cell table:style-name="ce240" table:number-columns-repeated="4"/>
          <table:table-cell table:style-name="ce412"/>
          <table:table-cell table:number-columns-repeated="999"/>
        </table:table-row>
        <table:table-row table:style-name="ro33">
          <table:table-cell table:style-name="ce228" office:value-type="float" office:value="37" calcext:value-type="float">
            <text:p>37</text:p>
          </table:table-cell>
          <table:table-cell table:style-name="ce238"/>
          <table:table-cell table:style-name="ce240"/>
          <table:table-cell/>
          <table:table-cell table:style-name="ce350" table:formula="of:=IF([.Q300]=&quot;&quot;;&quot;&quot;;[.Q300])">
            <text:p/>
          </table:table-cell>
          <table:table-cell table:style-name="ce280" table:formula="of:=IF([.R300]=&quot;&quot;;&quot;&quot;;[.R300])">
            <text:p/>
          </table:table-cell>
          <table:table-cell table:style-name="ce280" table:formula="of:=IF([.S300]=&quot;&quot;;&quot;&quot;;[.S300])">
            <text:p/>
          </table:table-cell>
          <table:table-cell table:style-name="ce376" table:formula="of:=IF([.T300]=&quot;&quot;;&quot;&quot;;[.T300])">
            <text:p/>
          </table:table-cell>
          <table:table-cell table:style-name="ce420" table:formula="of:=IF([.U300]=&quot;&quot;;&quot;&quot;;[.U300])">
            <text:p/>
          </table:table-cell>
          <table:table-cell table:style-name="ce240"/>
          <table:table-cell table:style-name="ce268" office:value-type="string" calcext:value-type="string">
            <text:p>DGN (mrad/R):</text:p>
          </table:table-cell>
          <table:table-cell table:style-name="ce390" table:formula="of:=IF([.X300]=&quot;&quot;;&quot;&quot;;[.X300])">
            <text:p/>
          </table:table-cell>
          <table:table-cell table:style-name="ce467"/>
          <table:table-cell/>
          <table:table-cell table:style-name="ce492"/>
          <table:table-cell table:style-name="ce240"/>
          <table:table-cell table:number-columns-repeated="2"/>
          <table:table-cell table:style-name="ce229" office:value-type="string" calcext:value-type="string">
            <text:p>Reported</text:p>
          </table:table-cell>
          <table:table-cell/>
          <table:table-cell office:value-type="string" calcext:value-type="string">
            <text:p>Air KERMA</text:p>
          </table:table-cell>
          <table:table-cell table:style-name="ce240" table:number-columns-repeated="3"/>
          <table:table-cell table:style-name="ce412"/>
          <table:table-cell table:number-columns-repeated="999"/>
        </table:table-row>
        <table:table-row table:style-name="ro33">
          <table:table-cell table:style-name="ce228" office:value-type="float" office:value="38" calcext:value-type="float">
            <text:p>38</text:p>
          </table:table-cell>
          <table:table-cell table:style-name="ce238"/>
          <table:table-cell table:style-name="ce240"/>
          <table:table-cell/>
          <table:table-cell table:style-name="ce350" table:formula="of:=IF([.Q301]=&quot;&quot;;&quot;&quot;;[.Q301])">
            <text:p/>
          </table:table-cell>
          <table:table-cell table:style-name="ce280" table:formula="of:=IF([.R301]=&quot;&quot;;&quot;&quot;;[.R301])">
            <text:p/>
          </table:table-cell>
          <table:table-cell table:style-name="ce280" table:formula="of:=IF([.S301]=&quot;&quot;;&quot;&quot;;[.S301])">
            <text:p/>
          </table:table-cell>
          <table:table-cell table:style-name="ce376" table:formula="of:=IF([.T301]=&quot;&quot;;&quot;&quot;;[.T301])">
            <text:p/>
          </table:table-cell>
          <table:table-cell table:style-name="ce420" table:formula="of:=IF([.U301]=&quot;&quot;;&quot;&quot;;[.U301])">
            <text:p/>
          </table:table-cell>
          <table:table-cell table:style-name="ce240"/>
          <table:table-cell table:style-name="ce268" office:value-type="string" calcext:value-type="string">
            <text:p>MGD (mGy):</text:p>
          </table:table-cell>
          <table:table-cell table:style-name="ce390" table:formula="of:=IF([.X301]=&quot;&quot;;&quot;&quot;;[.X301])">
            <text:p/>
          </table:table-cell>
          <table:table-cell table:style-name="ce467"/>
          <table:table-cell/>
          <table:table-cell table:style-name="ce492"/>
          <table:table-cell table:style-name="ce240"/>
          <table:table-cell table:style-name="ce229"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Time (s)</text:p>
          </table:table-cell>
          <table:table-cell table:style-name="ce229" office:value-type="string" calcext:value-type="string">
            <text:p>(mGy)</text:p>
          </table:table-cell>
          <table:table-cell table:style-name="ce240"/>
          <table:table-cell table:style-name="ce268" office:value-type="string" calcext:value-type="string">
            <text:p>HVL:</text:p>
          </table:table-cell>
          <table:table-cell table:style-name="ce676" table:formula="of:=IF([.T307]=&quot;&quot;;&quot;&quot;;VLOOKUP([.T307];[$Tables.$H$85:.$I$89];2))">
            <text:p/>
          </table:table-cell>
          <table:table-cell table:style-name="ce412"/>
          <table:table-cell table:number-columns-repeated="999"/>
        </table:table-row>
        <table:table-row table:style-name="ro33">
          <table:table-cell table:style-name="ce228" office:value-type="float" office:value="39" calcext:value-type="float">
            <text:p>39</text:p>
          </table:table-cell>
          <table:table-cell table:style-name="ce238"/>
          <table:table-cell table:style-name="ce240"/>
          <table:table-cell/>
          <table:table-cell table:style-name="ce351" table:formula="of:=IF([.Q302]=&quot;&quot;;&quot;&quot;;[.Q302])">
            <text:p/>
          </table:table-cell>
          <table:table-cell table:style-name="ce344" table:formula="of:=IF([.R302]=&quot;&quot;;&quot;&quot;;[.R302])">
            <text:p/>
          </table:table-cell>
          <table:table-cell table:style-name="ce344" table:formula="of:=IF([.S302]=&quot;&quot;;&quot;&quot;;[.S302])">
            <text:p/>
          </table:table-cell>
          <table:table-cell table:style-name="ce400" table:formula="of:=IF([.T302]=&quot;&quot;;&quot;&quot;;[.T302])">
            <text:p/>
          </table:table-cell>
          <table:table-cell table:style-name="ce421" table:formula="of:=IF([.U302]=&quot;&quot;;&quot;&quot;;[.U302])">
            <text:p/>
          </table:table-cell>
          <table:table-cell table:style-name="ce240"/>
          <table:table-cell table:style-name="ce277" office:value-type="string" calcext:value-type="string">
            <text:p>Prev MGD (mGy):</text:p>
          </table:table-cell>
          <table:table-cell table:style-name="ce390" table:formula="of:=IF([.X302]=&quot;&quot;;&quot;&quot;;[.X302])">
            <text:p/>
          </table:table-cell>
          <table:table-cell table:style-name="ce467"/>
          <table:table-cell/>
          <table:table-cell table:style-name="ce492"/>
          <table:table-cell table:style-name="ce240"/>
          <table:table-cell table:style-name="ce577" table:number-columns-repeated="3"/>
          <table:table-cell table:style-name="ce632" table:formula="of:=IF([.Q311]=&quot;&quot;;&quot;&quot;;[.Q311]/[.$T$308])">
            <text:p/>
          </table:table-cell>
          <table:table-cell table:style-name="ce654" table:formula="of:=IF([.Q311]=&quot;&quot;;&quot;&quot;;([.$T$307]^2*[$Tables.$D$80]+[$Tables.$D$81])*[.Q311])">
            <text:p/>
          </table:table-cell>
          <table:table-cell table:style-name="ce240"/>
          <table:table-cell table:style-name="ce268" office:value-type="string" calcext:value-type="string">
            <text:p>ESE (mGy):</text:p>
          </table:table-cell>
          <table:table-cell table:style-name="ce676" table:formula="of:=IF([.U315]=&quot;&quot;;&quot;&quot;;[.Q315]*([.$T$307]^2*[$Tables.$P$78]+[$Tables.$P$79]))">
            <text:p/>
          </table:table-cell>
          <table:table-cell table:style-name="ce412"/>
          <table:table-cell table:number-columns-repeated="999"/>
        </table:table-row>
        <table:table-row table:style-name="ro33">
          <table:table-cell table:style-name="ce228" office:value-type="float" office:value="40" calcext:value-type="float">
            <text:p>40</text:p>
          </table:table-cell>
          <table:table-cell table:style-name="ce238"/>
          <table:table-cell table:style-name="ce240"/>
          <table:table-cell table:style-name="ce268" office:value-type="string" calcext:value-type="string">
            <text:p>Average:</text:p>
          </table:table-cell>
          <table:table-cell table:style-name="ce350" table:formula="of:=IF([.Q303]=&quot;&quot;;&quot;&quot;;[.Q303])">
            <text:p/>
          </table:table-cell>
          <table:table-cell table:style-name="ce280" table:formula="of:=IF([.R303]=&quot;&quot;;&quot;&quot;;[.R303])">
            <text:p/>
          </table:table-cell>
          <table:table-cell table:style-name="ce318" table:formula="of:=IF([.S303]=&quot;&quot;;&quot;&quot;;[.S303])">
            <text:p/>
          </table:table-cell>
          <table:table-cell table:style-name="ce376" table:formula="of:=IF([.T303]=&quot;&quot;;&quot;&quot;;[.T303])">
            <text:p/>
          </table:table-cell>
          <table:table-cell table:style-name="ce420" table:formula="of:=IF([.U303]=&quot;&quot;;&quot;&quot;;[.U303])">
            <text:p/>
          </table:table-cell>
          <table:table-cell table:style-name="ce240"/>
          <table:table-cell table:style-name="ce268" office:value-type="string" calcext:value-type="string">
            <text:p>% Change:</text:p>
          </table:table-cell>
          <table:table-cell table:style-name="ce456" table:formula="of:=IF([.X303]=&quot;&quot;;&quot;&quot;;[.X303])">
            <text:p/>
          </table:table-cell>
          <table:table-cell table:style-name="ce467"/>
          <table:table-cell/>
          <table:table-cell table:style-name="ce492"/>
          <table:table-cell table:style-name="ce240"/>
          <table:table-cell table:style-name="ce577" table:number-columns-repeated="3"/>
          <table:table-cell table:style-name="ce632" table:formula="of:=IF([.Q312]=&quot;&quot;;&quot;&quot;;[.Q312]/[.$T$308])">
            <text:p/>
          </table:table-cell>
          <table:table-cell table:style-name="ce654" table:formula="of:=IF([.Q312]=&quot;&quot;;&quot;&quot;;([.$T$307]^2*[$Tables.$D$80]+[$Tables.$D$81])*[.Q312])">
            <text:p/>
          </table:table-cell>
          <table:table-cell table:style-name="ce240"/>
          <table:table-cell table:style-name="ce268" office:value-type="string" calcext:value-type="string">
            <text:p>DGN (mrad/R):</text:p>
          </table:table-cell>
          <table:table-cell table:style-name="ce677" table:formula="of:=IF([.Q307]=&quot;&quot;;&quot;&quot;;[Tables.I100])">
            <text:p/>
          </table:table-cell>
          <table:table-cell table:style-name="ce412"/>
          <table:table-cell table:number-columns-repeated="999"/>
        </table:table-row>
        <table:table-row table:style-name="ro33">
          <table:table-cell table:style-name="ce228" office:value-type="float" office:value="41" calcext:value-type="float">
            <text:p>41</text:p>
          </table:table-cell>
          <table:table-cell table:style-name="ce238"/>
          <table:table-cell table:style-name="ce240"/>
          <table:table-cell table:style-name="ce268" office:value-type="string" calcext:value-type="string">
            <text:p>Coeff of Var:</text:p>
          </table:table-cell>
          <table:table-cell table:style-name="ce306" table:formula="of:=IF([.Q304]=&quot;&quot;;&quot;&quot;;[.Q304])">
            <text:p/>
          </table:table-cell>
          <table:table-cell table:style-name="ce323" table:formula="of:=IF([.R304]=&quot;&quot;;&quot;&quot;;[.R304])">
            <text:p/>
          </table:table-cell>
          <table:table-cell table:style-name="ce323" table:formula="of:=IF([.S304]=&quot;&quot;;&quot;&quot;;[.S304])">
            <text:p/>
          </table:table-cell>
          <table:table-cell table:style-name="ce323" table:formula="of:=IF([.T304]=&quot;&quot;;&quot;&quot;;[.T304])">
            <text:p/>
          </table:table-cell>
          <table:table-cell table:style-name="ce413" table:formula="of:=IF([.U304]=&quot;&quot;;&quot;&quot;;[.U304])">
            <text:p/>
          </table:table-cell>
          <table:table-cell table:style-name="ce240" table:number-columns-repeated="3"/>
          <table:table-cell table:style-name="ce467"/>
          <table:table-cell/>
          <table:table-cell table:style-name="ce492"/>
          <table:table-cell table:style-name="ce240"/>
          <table:table-cell table:style-name="ce577" table:number-columns-repeated="3"/>
          <table:table-cell table:style-name="ce632" table:formula="of:=IF([.Q313]=&quot;&quot;;&quot;&quot;;[.Q313]/[.$T$308])">
            <text:p/>
          </table:table-cell>
          <table:table-cell table:style-name="ce654" table:formula="of:=IF([.Q313]=&quot;&quot;;&quot;&quot;;([.$T$307]^2*[$Tables.$D$80]+[$Tables.$D$81])*[.Q313])">
            <text:p/>
          </table:table-cell>
          <table:table-cell table:style-name="ce240"/>
          <table:table-cell table:style-name="ce268" office:value-type="string" calcext:value-type="string">
            <text:p>MGD (mGy):</text:p>
          </table:table-cell>
          <table:table-cell table:style-name="ce676" table:formula="of:=IF([.$O$34]=2;&quot;NA&quot;;IF(OR([.X311]=&quot;&quot;;[.X312]=&quot;&quot;);&quot;&quot;;([.X312]*([.X311]/8.76))/100))">
            <text:p/>
          </table:table-cell>
          <table:table-cell table:style-name="ce412"/>
          <table:table-cell table:number-columns-repeated="999"/>
        </table:table-row>
        <table:table-row table:style-name="ro33">
          <table:table-cell table:style-name="ce228" office:value-type="float" office:value="42" calcext:value-type="float">
            <text:p>42</text:p>
          </table:table-cell>
          <table:table-cell table:style-name="ce238"/>
          <table:table-cell table:style-name="ce240" table:number-columns-repeated="8"/>
          <table:table-cell table:style-name="ce268" office:value-type="string" calcext:value-type="string">
            <text:p>Deviation from Reported MGD:</text:p>
          </table:table-cell>
          <table:table-cell table:style-name="ce456" table:formula="of:=IF([.X305]=&quot;&quot;;&quot;&quot;;[.X305])">
            <text:p/>
          </table:table-cell>
          <table:table-cell table:style-name="ce467"/>
          <table:table-cell/>
          <table:table-cell table:style-name="ce492"/>
          <table:table-cell table:style-name="ce240"/>
          <table:table-cell table:style-name="ce577" table:number-columns-repeated="3"/>
          <table:table-cell table:style-name="ce632" table:formula="of:=IF([.Q314]=&quot;&quot;;&quot;&quot;;[.Q314]/[.$T$308])">
            <text:p/>
          </table:table-cell>
          <table:table-cell table:style-name="ce654" table:formula="of:=IF([.Q314]=&quot;&quot;;&quot;&quot;;([.$T$307]^2*[$Tables.$D$80]+[$Tables.$D$81])*[.Q314])">
            <text:p/>
          </table:table-cell>
          <table:table-cell table:style-name="ce240"/>
          <table:table-cell table:style-name="ce268" office:value-type="string" calcext:value-type="string">
            <text:p>Prev MGD (mGy):</text:p>
          </table:table-cell>
          <table:table-cell table:style-name="ce678" table:formula="of:=IF([.AB91]=&quot;&quot;;&quot;&quot;;[.AB91])">
            <text:p/>
          </table:table-cell>
          <table:table-cell table:style-name="ce412"/>
          <table:table-cell table:number-columns-repeated="999"/>
        </table:table-row>
        <table:table-row table:style-name="ro33">
          <table:table-cell table:style-name="ce228" office:value-type="float" office:value="43" calcext:value-type="float">
            <text:p>43</text:p>
          </table:table-cell>
          <table:table-cell table:style-name="ce238"/>
          <table:table-cell table:style-name="ce240" table:number-columns-repeated="10"/>
          <table:table-cell table:style-name="ce467"/>
          <table:table-cell/>
          <table:table-cell table:style-name="ce492"/>
          <table:table-cell table:style-name="ce268" office:value-type="string" calcext:value-type="string">
            <text:p>Average:</text:p>
          </table:table-cell>
          <table:table-cell table:style-name="ce578" table:formula="of:=IF(OR([.Q311]=&quot;&quot;;[.Q312]=&quot;&quot;;[.Q313]=&quot;&quot;;[.Q314]=&quot;&quot;);&quot;&quot;;AVERAGE([.Q311:.Q314]))">
            <text:p/>
          </table:table-cell>
          <table:table-cell table:style-name="ce607" table:formula="of:=IF(OR([.R311]=&quot;&quot;;[.R312]=&quot;&quot;;[.R313]=&quot;&quot;;[.R314]=&quot;&quot;);&quot;&quot;;AVERAGE([.R311:.R314]))">
            <text:p/>
          </table:table-cell>
          <table:table-cell table:style-name="ce622" table:formula="of:=IF(OR([.S311]=&quot;&quot;;[.S312]=&quot;&quot;;[.S313]=&quot;&quot;;[.S314]=&quot;&quot;);&quot;&quot;;AVERAGE([.S311:.S314]))">
            <text:p/>
          </table:table-cell>
          <table:table-cell table:style-name="ce633" table:formula="of:=IF(OR([.T311]=&quot;&quot;;[.T312]=&quot;&quot;;[.T313]=&quot;&quot;;[.T314]=&quot;&quot;);&quot;&quot;;AVERAGE([.T311:.T314]))">
            <text:p/>
          </table:table-cell>
          <table:table-cell table:style-name="ce622" table:formula="of:=IF(OR([.U311]=&quot;&quot;;[.U312]=&quot;&quot;;[.U313]=&quot;&quot;;[.U314]=&quot;&quot;);&quot;&quot;;AVERAGE([.U311:.U314]))">
            <text:p/>
          </table:table-cell>
          <table:table-cell table:style-name="ce240"/>
          <table:table-cell table:style-name="ce268" office:value-type="string" calcext:value-type="string">
            <text:p>% Change:</text:p>
          </table:table-cell>
          <table:table-cell table:style-name="ce679" table:formula="of:=IF(OR([.X313]=&quot;&quot;;[.X314]=&quot;&quot;);&quot;&quot;;([.X313]-[.X314])/[.X314])">
            <text:p/>
          </table:table-cell>
          <table:table-cell table:style-name="ce412"/>
          <table:table-cell table:number-columns-repeated="999"/>
        </table:table-row>
        <table:table-row table:style-name="ro33">
          <table:table-cell table:style-name="ce228" office:value-type="float" office:value="44" calcext:value-type="float">
            <text:p>44</text:p>
          </table:table-cell>
          <table:table-cell table:style-name="ce238"/>
          <table:table-cell table:style-name="ce240" table:number-columns-repeated="2"/>
          <table:table-cell table:style-name="ce354"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373"/>
          <table:covered-table-cell table:style-name="ce423"/>
          <table:table-cell table:style-name="ce240" table:number-columns-repeated="3"/>
          <table:table-cell table:style-name="ce467"/>
          <table:table-cell/>
          <table:table-cell table:style-name="ce492"/>
          <table:table-cell table:style-name="ce268" office:value-type="string" calcext:value-type="string">
            <text:p>Coeff of Var:</text:p>
          </table:table-cell>
          <table:table-cell table:style-name="ce579" table:formula="of:=IF([.Q315]=&quot;&quot;;&quot;&quot;;STDEV([.Q311:.Q314])/[.Q315])">
            <text:p/>
          </table:table-cell>
          <table:table-cell table:style-name="ce579" table:formula="of:=IF([.R315]=&quot;&quot;;&quot;&quot;;STDEV([.R311:.R314])/[.R315])">
            <text:p/>
          </table:table-cell>
          <table:table-cell table:style-name="ce579" table:formula="of:=IF([.S315]=&quot;&quot;;&quot;&quot;;STDEV([.S311:.S314])/[.S315])">
            <text:p/>
          </table:table-cell>
          <table:table-cell table:style-name="ce579" table:formula="of:=IF([.T315]=&quot;&quot;;&quot;&quot;;STDEV([.T311:.T314])/[.T315])">
            <text:p/>
          </table:table-cell>
          <table:table-cell table:style-name="ce579" table:formula="of:=IF([.U315]=&quot;&quot;;&quot;&quot;;STDEV([.U311:.U314])/[.U315])">
            <text:p/>
          </table:table-cell>
          <table:table-cell table:style-name="ce240" table:number-columns-repeated="3"/>
          <table:table-cell table:style-name="ce412"/>
          <table:table-cell table:number-columns-repeated="999"/>
        </table:table-row>
        <table:table-row table:style-name="ro33">
          <table:table-cell table:style-name="ce228" office:value-type="float" office:value="45" calcext:value-type="float">
            <text:p>45</text:p>
          </table:table-cell>
          <table:table-cell table:style-name="ce238"/>
          <table:table-cell table:style-name="ce240" table:number-columns-repeated="2"/>
          <table:table-cell table:style-name="ce301"/>
          <table:table-cell/>
          <table:table-cell table:style-name="ce229" office:value-type="string" calcext:value-type="string">
            <text:p>Reported</text:p>
          </table:table-cell>
          <table:table-cell/>
          <table:table-cell table:style-name="ce424" office:value-type="string" calcext:value-type="string">
            <text:p>Air KERMA</text:p>
          </table:table-cell>
          <table:table-cell table:style-name="ce240"/>
          <table:table-cell table:style-name="ce268" office:value-type="string" calcext:value-type="string">
            <text:p>kV:</text:p>
          </table:table-cell>
          <table:table-cell table:style-name="ce390" table:formula="of:=IF([.T307]=&quot;&quot;;&quot;&quot;;[.T307])">
            <text:p/>
          </table:table-cell>
          <table:table-cell table:style-name="ce467"/>
          <table:table-cell/>
          <table:table-cell table:style-name="ce492"/>
          <table:table-cell table:style-name="ce240" table:number-columns-repeated="7"/>
          <table:table-cell table:style-name="ce268" office:value-type="string" calcext:value-type="string">
            <text:p>Deviation from Reported MGD:</text:p>
          </table:table-cell>
          <table:table-cell table:style-name="ce680" table:formula="of:=IF([.X313]=&quot;&quot;;&quot;&quot;;([.X313]-AVERAGE([.S311:.S314]))/AVERAGE([.S311:.S314]))">
            <text:p/>
          </table:table-cell>
          <table:table-cell table:style-name="ce412"/>
          <table:table-cell table:number-columns-repeated="999"/>
        </table:table-row>
        <table:table-row table:style-name="ro33">
          <table:table-cell table:style-name="ce228" office:value-type="float" office:value="46" calcext:value-type="float">
            <text:p>46</text:p>
          </table:table-cell>
          <table:table-cell table:style-name="ce238"/>
          <table:table-cell table:style-name="ce247"/>
          <table:table-cell table:style-name="ce240"/>
          <table:table-cell table:style-name="ce353" office:value-type="string" calcext:value-type="string">
            <text:p>mAs</text:p>
          </table:table-cell>
          <table:table-cell table:style-name="ce229" office:value-type="string" calcext:value-type="string">
            <text:p>EI</text:p>
          </table:table-cell>
          <table:table-cell table:style-name="ce229" office:value-type="string" calcext:value-type="string">
            <text:p>MGD (mGy)</text:p>
          </table:table-cell>
          <table:table-cell table:style-name="ce229" office:value-type="string" calcext:value-type="string">
            <text:p>Time (s)</text:p>
          </table:table-cell>
          <table:table-cell table:style-name="ce425" office:value-type="string" calcext:value-type="string">
            <text:p>(mGy)</text:p>
          </table:table-cell>
          <table:table-cell table:style-name="ce240"/>
          <table:table-cell table:style-name="ce268" office:value-type="string" calcext:value-type="string">
            <text:p>HVL:</text:p>
          </table:table-cell>
          <table:table-cell table:style-name="ce390" table:formula="of:=IF([.X310]=&quot;&quot;;&quot;&quot;;[.X310])">
            <text:p/>
          </table:table-cell>
          <table:table-cell table:style-name="ce467"/>
          <table:table-cell/>
          <table:table-cell table:style-name="ce492"/>
          <table:table-cell table:style-name="ce240" table:number-columns-repeated="7"/>
          <table:table-cell table:style-name="ce268" office:value-type="string" calcext:value-type="string">
            <text:p>Combo MGD (2D + 3D):</text:p>
          </table:table-cell>
          <table:table-cell table:style-name="ce676" table:formula="of:=IF([.$O$34]=2;&quot;NA&quot;;IF(OR([.X301]=&quot;&quot;;[.X313]=&quot;&quot;);&quot;&quot;;[.X301]+[.X313]))">
            <text:p/>
          </table:table-cell>
          <table:table-cell table:style-name="ce412"/>
          <table:table-cell table:number-columns-repeated="999"/>
        </table:table-row>
        <table:table-row table:style-name="ro33">
          <table:table-cell table:style-name="ce228" office:value-type="float" office:value="47" calcext:value-type="float">
            <text:p>47</text:p>
          </table:table-cell>
          <table:table-cell table:style-name="ce238"/>
          <table:table-cell table:style-name="ce240" table:number-columns-repeated="2"/>
          <table:table-cell table:style-name="ce349" table:formula="of:=IF([.Q311]=&quot;&quot;;&quot;&quot;;[.Q311])">
            <text:p/>
          </table:table-cell>
          <table:table-cell table:style-name="ce343" table:formula="of:=IF([.R311]=&quot;&quot;;&quot;&quot;;[.R311])">
            <text:p/>
          </table:table-cell>
          <table:table-cell table:style-name="ce343" table:formula="of:=IF([.S311]=&quot;&quot;;&quot;&quot;;[.S311])">
            <text:p/>
          </table:table-cell>
          <table:table-cell table:style-name="ce399" table:formula="of:=IF([.T311]=&quot;&quot;;&quot;&quot;;[.T311])">
            <text:p/>
          </table:table-cell>
          <table:table-cell table:style-name="ce426" table:formula="of:=IF([.U311]=&quot;&quot;;&quot;&quot;;[.U311])">
            <text:p/>
          </table:table-cell>
          <table:table-cell table:style-name="ce240"/>
          <table:table-cell table:style-name="ce268" office:value-type="string" calcext:value-type="string">
            <text:p>ESE (mGy):</text:p>
          </table:table-cell>
          <table:table-cell table:style-name="ce390" table:formula="of:=IF([.X311]=&quot;&quot;;&quot;&quot;;[.X311])">
            <text:p/>
          </table:table-cell>
          <table:table-cell table:style-name="ce467"/>
          <table:table-cell/>
          <table:table-cell table:style-name="ce495"/>
          <table:table-cell table:style-name="ce273" table:number-columns-repeated="7"/>
          <table:table-cell table:style-name="ce667" office:value-type="string" calcext:value-type="string">
            <text:p>Prev Combo MGD:</text:p>
          </table:table-cell>
          <table:table-cell table:style-name="ce678" table:formula="of:=IF([.AB92]=&quot;&quot;;&quot;&quot;;[.AB92])">
            <text:p/>
          </table:table-cell>
          <table:table-cell table:style-name="ce692"/>
          <table:table-cell table:number-columns-repeated="999"/>
        </table:table-row>
        <table:table-row table:style-name="ro33">
          <table:table-cell table:style-name="ce228" office:value-type="float" office:value="48" calcext:value-type="float">
            <text:p>48</text:p>
          </table:table-cell>
          <table:table-cell table:style-name="ce238"/>
          <table:table-cell table:style-name="ce240" table:number-columns-repeated="2"/>
          <table:table-cell table:style-name="ce350" table:formula="of:=IF([.Q312]=&quot;&quot;;&quot;&quot;;[.Q312])">
            <text:p/>
          </table:table-cell>
          <table:table-cell table:style-name="ce280" table:formula="of:=IF([.R312]=&quot;&quot;;&quot;&quot;;[.R312])">
            <text:p/>
          </table:table-cell>
          <table:table-cell table:style-name="ce280" table:formula="of:=IF([.S312]=&quot;&quot;;&quot;&quot;;[.S312])">
            <text:p/>
          </table:table-cell>
          <table:table-cell table:style-name="ce376" table:formula="of:=IF([.T312]=&quot;&quot;;&quot;&quot;;[.T312])">
            <text:p/>
          </table:table-cell>
          <table:table-cell table:style-name="ce427" table:formula="of:=IF([.U312]=&quot;&quot;;&quot;&quot;;[.U312])">
            <text:p/>
          </table:table-cell>
          <table:table-cell table:style-name="ce240"/>
          <table:table-cell table:style-name="ce268" office:value-type="string" calcext:value-type="string">
            <text:p>DGN (mrad/R):</text:p>
          </table:table-cell>
          <table:table-cell table:style-name="ce390" table:formula="of:=IF([.X312]=&quot;&quot;;&quot;&quot;;[.X312])">
            <text:p/>
          </table:table-cell>
          <table:table-cell table:style-name="ce467"/>
          <table:table-cell/>
          <table:table-cell table:style-name="ce489" office:value-type="string" calcext:value-type="string">
            <text:p>kVp Accuracy and Output</text:p>
          </table:table-cell>
          <table:table-cell table:style-name="ce527" table:number-columns-repeated="2"/>
          <table:table-cell table:style-name="ce338" table:number-columns-repeated="2"/>
          <table:table-cell table:style-name="ce527" table:number-columns-repeated="2"/>
          <table:table-cell table:style-name="ce338" table:number-columns-repeated="3"/>
          <table:table-cell table:style-name="ce689"/>
          <table:table-cell table:number-columns-repeated="999"/>
        </table:table-row>
        <table:table-row table:style-name="ro33">
          <table:table-cell table:style-name="ce228" office:value-type="float" office:value="49" calcext:value-type="float">
            <text:p>49</text:p>
          </table:table-cell>
          <table:table-cell table:style-name="ce238"/>
          <table:table-cell table:style-name="ce240" table:number-columns-repeated="2"/>
          <table:table-cell table:style-name="ce350" table:formula="of:=IF([.Q313]=&quot;&quot;;&quot;&quot;;[.Q313])">
            <text:p/>
          </table:table-cell>
          <table:table-cell table:style-name="ce280" table:formula="of:=IF([.R313]=&quot;&quot;;&quot;&quot;;[.R313])">
            <text:p/>
          </table:table-cell>
          <table:table-cell table:style-name="ce280" table:formula="of:=IF([.S313]=&quot;&quot;;&quot;&quot;;[.S313])">
            <text:p/>
          </table:table-cell>
          <table:table-cell table:style-name="ce376" table:formula="of:=IF([.T313]=&quot;&quot;;&quot;&quot;;[.T313])">
            <text:p/>
          </table:table-cell>
          <table:table-cell table:style-name="ce427" table:formula="of:=IF([.U313]=&quot;&quot;;&quot;&quot;;[.U313])">
            <text:p/>
          </table:table-cell>
          <table:table-cell table:style-name="ce240"/>
          <table:table-cell table:style-name="ce268" office:value-type="string" calcext:value-type="string">
            <text:p>MGD (mGy):</text:p>
          </table:table-cell>
          <table:table-cell table:style-name="ce390" table:formula="of:=IF([.X313]=&quot;&quot;;&quot;&quot;;[.X313])">
            <text:p/>
          </table:table-cell>
          <table:table-cell table:style-name="ce467"/>
          <table:table-cell/>
          <table:table-cell table:style-name="ce301" office:value-type="string" calcext:value-type="string">
            <text:p>Meter:</text:p>
          </table:table-cell>
          <table:table-cell table:style-name="ce524"/>
          <table:table-cell/>
          <table:table-cell table:style-name="ce240"/>
          <table:table-cell table:style-name="ce268" office:value-type="string" calcext:value-type="string">
            <text:p>Calibration Date:</text:p>
          </table:table-cell>
          <table:table-cell table:style-name="ce634" table:number-columns-spanned="2" table:number-rows-spanned="1"/>
          <table:covered-table-cell/>
          <table:table-cell table:number-columns-repeated="3"/>
          <table:table-cell table:style-name="ce422"/>
          <table:table-cell table:number-columns-repeated="999"/>
        </table:table-row>
        <table:table-row table:style-name="ro33">
          <table:table-cell table:style-name="ce228" office:value-type="float" office:value="50" calcext:value-type="float">
            <text:p>50</text:p>
          </table:table-cell>
          <table:table-cell table:style-name="ce238"/>
          <table:table-cell table:style-name="ce240" table:number-columns-repeated="2"/>
          <table:table-cell table:style-name="ce351" table:formula="of:=IF([.Q314]=&quot;&quot;;&quot;&quot;;[.Q314])">
            <text:p/>
          </table:table-cell>
          <table:table-cell table:style-name="ce344" table:formula="of:=IF([.R314]=&quot;&quot;;&quot;&quot;;[.R314])">
            <text:p/>
          </table:table-cell>
          <table:table-cell table:style-name="ce344" table:formula="of:=IF([.S314]=&quot;&quot;;&quot;&quot;;[.S314])">
            <text:p/>
          </table:table-cell>
          <table:table-cell table:style-name="ce400" table:formula="of:=IF([.T314]=&quot;&quot;;&quot;&quot;;[.T314])">
            <text:p/>
          </table:table-cell>
          <table:table-cell table:style-name="ce428" table:formula="of:=IF([.U314]=&quot;&quot;;&quot;&quot;;[.U314])">
            <text:p/>
          </table:table-cell>
          <table:table-cell table:style-name="ce240"/>
          <table:table-cell table:style-name="ce277" office:value-type="string" calcext:value-type="string">
            <text:p>Prev MGD (mGy):</text:p>
          </table:table-cell>
          <table:table-cell table:style-name="ce390" table:formula="of:=IF([.X314]=&quot;&quot;;&quot;&quot;;[.X314])">
            <text:p/>
          </table:table-cell>
          <table:table-cell table:style-name="ce467"/>
          <table:table-cell/>
          <table:table-cell table:style-name="ce301" office:value-type="string" calcext:value-type="string">
            <text:p>Serial #:</text:p>
          </table:table-cell>
          <table:table-cell table:style-name="ce528"/>
          <table:table-cell/>
          <table:table-cell table:style-name="ce240"/>
          <table:table-cell table:style-name="ce268" office:value-type="string" calcext:value-type="string">
            <text:p>Calibration Due:</text:p>
          </table:table-cell>
          <table:table-cell table:style-name="ce634" table:number-columns-spanned="2" table:number-rows-spanned="1"/>
          <table:covered-table-cell/>
          <table:table-cell table:number-columns-repeated="3"/>
          <table:table-cell table:style-name="ce422"/>
          <table:table-cell table:number-columns-repeated="999"/>
        </table:table-row>
        <table:table-row table:style-name="ro33">
          <table:table-cell table:style-name="ce228" office:value-type="float" office:value="51" calcext:value-type="float">
            <text:p>51</text:p>
          </table:table-cell>
          <table:table-cell table:style-name="ce238"/>
          <table:table-cell table:style-name="ce240"/>
          <table:table-cell table:style-name="ce268" office:value-type="string" calcext:value-type="string">
            <text:p>Average:</text:p>
          </table:table-cell>
          <table:table-cell table:style-name="ce350" table:formula="of:=IF([.Q315]=&quot;&quot;;&quot;&quot;;[.Q315])">
            <text:p/>
          </table:table-cell>
          <table:table-cell table:style-name="ce280" table:formula="of:=IF([.R315]=&quot;&quot;;&quot;&quot;;[.R315])">
            <text:p/>
          </table:table-cell>
          <table:table-cell table:style-name="ce318" table:formula="of:=IF([.S315]=&quot;&quot;;&quot;&quot;;[.S315])">
            <text:p/>
          </table:table-cell>
          <table:table-cell table:style-name="ce376" table:formula="of:=IF([.T315]=&quot;&quot;;&quot;&quot;;[.T315])">
            <text:p/>
          </table:table-cell>
          <table:table-cell table:style-name="ce427" table:formula="of:=IF([.U315]=&quot;&quot;;&quot;&quot;;[.U315])">
            <text:p/>
          </table:table-cell>
          <table:table-cell table:style-name="ce240"/>
          <table:table-cell table:style-name="ce268" office:value-type="string" calcext:value-type="string">
            <text:p>% Change:</text:p>
          </table:table-cell>
          <table:table-cell table:style-name="ce456" table:formula="of:=IF([.X315]=&quot;&quot;;&quot;&quot;;[.X315])">
            <text:p/>
          </table:table-cell>
          <table:table-cell table:style-name="ce467"/>
          <table:table-cell/>
          <table:table-cell table:style-name="ce301"/>
          <table:table-cell table:number-columns-repeated="9"/>
          <table:table-cell table:style-name="ce422"/>
          <table:table-cell table:number-columns-repeated="999"/>
        </table:table-row>
        <table:table-row table:style-name="ro33">
          <table:table-cell table:style-name="ce228" office:value-type="float" office:value="52" calcext:value-type="float">
            <text:p>52</text:p>
          </table:table-cell>
          <table:table-cell table:style-name="ce238"/>
          <table:table-cell table:style-name="ce240"/>
          <table:table-cell table:style-name="ce268" office:value-type="string" calcext:value-type="string">
            <text:p>Coeff of Var:</text:p>
          </table:table-cell>
          <table:table-cell table:style-name="ce306" table:formula="of:=IF([.Q316]=&quot;&quot;;&quot;&quot;;[.Q316])">
            <text:p/>
          </table:table-cell>
          <table:table-cell table:style-name="ce323" table:formula="of:=IF([.R316]=&quot;&quot;;&quot;&quot;;[.R316])">
            <text:p/>
          </table:table-cell>
          <table:table-cell table:style-name="ce323" table:formula="of:=IF([.S316]=&quot;&quot;;&quot;&quot;;[.S316])">
            <text:p/>
          </table:table-cell>
          <table:table-cell table:style-name="ce323" table:formula="of:=IF([.T316]=&quot;&quot;;&quot;&quot;;[.T316])">
            <text:p/>
          </table:table-cell>
          <table:table-cell table:style-name="ce429" table:formula="of:=IF([.U316]=&quot;&quot;;&quot;&quot;;[.U316])">
            <text:p/>
          </table:table-cell>
          <table:table-cell table:style-name="ce240" table:number-columns-repeated="3"/>
          <table:table-cell table:style-name="ce467"/>
          <table:table-cell/>
          <table:table-cell table:style-name="ce301"/>
          <table:table-cell table:number-columns-repeated="4"/>
          <table:table-cell table:style-name="ce521" office:value-type="string" calcext:value-type="string" table:number-columns-spanned="5" table:number-rows-spanned="1">
            <text:p>Measured Values</text:p>
          </table:table-cell>
          <table:covered-table-cell table:number-columns-repeated="4"/>
          <table:table-cell table:style-name="ce422"/>
          <table:table-cell table:number-columns-repeated="999"/>
        </table:table-row>
        <table:table-row table:style-name="ro33">
          <table:table-cell table:style-name="ce228" office:value-type="float" office:value="53" calcext:value-type="float">
            <text:p>53</text:p>
          </table:table-cell>
          <table:table-cell table:style-name="ce238"/>
          <table:table-cell table:style-name="ce240"/>
          <table:table-cell table:style-name="ce270" office:value-type="string" calcext:value-type="string">
            <text:p>Criteria:</text:p>
          </table:table-cell>
          <table:table-cell table:style-name="ce258" office:value-type="string" calcext:value-type="string">
            <text:p>MGD is less than 3 mGy</text:p>
          </table:table-cell>
          <table:table-cell table:style-name="ce240" table:number-columns-repeated="5"/>
          <table:table-cell table:style-name="ce268" office:value-type="string" calcext:value-type="string">
            <text:p>Deviation from Reported MGD:</text:p>
          </table:table-cell>
          <table:table-cell table:style-name="ce456" table:formula="of:=IF([.X317]=&quot;&quot;;&quot;&quot;;[.X317])">
            <text:p/>
          </table:table-cell>
          <table:table-cell table:style-name="ce467"/>
          <table:table-cell/>
          <table:table-cell table:style-name="ce301"/>
          <table:table-cell table:style-name="ce229" office:value-type="string" calcext:value-type="string">
            <text:p>Target:</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style-name="ce229" office:value-type="string" calcext:value-type="string">
            <text:p>kVp</text:p>
          </table:table-cell>
          <table:table-cell table:style-name="ce229" office:value-type="string" calcext:value-type="string">
            <text:p>ms</text:p>
          </table:table-cell>
          <table:table-cell table:style-name="ce229" office:value-type="string" calcext:value-type="string">
            <text:p>Dose (mGy)</text:p>
          </table:table-cell>
          <table:table-cell table:style-name="ce229" office:value-type="string" calcext:value-type="string">
            <text:p>mGy/mAs</text:p>
          </table:table-cell>
          <table:table-cell table:style-name="ce229" office:value-type="string" calcext:value-type="string">
            <text:p>mGy/s</text:p>
          </table:table-cell>
          <table:table-cell table:style-name="ce422"/>
          <table:table-cell table:number-columns-repeated="999"/>
        </table:table-row>
        <table:table-row table:style-name="ro33">
          <table:table-cell table:style-name="ce228" office:value-type="float" office:value="54" calcext:value-type="float">
            <text:p>54</text:p>
          </table:table-cell>
          <table:table-cell table:style-name="ce238"/>
          <table:table-cell table:style-name="ce240"/>
          <table:table-cell/>
          <table:table-cell table:style-name="ce258" office:value-type="string" calcext:value-type="string">
            <text:p>Deviation from reported MGD is less than15%</text:p>
          </table:table-cell>
          <table:table-cell table:style-name="ce240" table:number-columns-repeated="7"/>
          <table:table-cell table:style-name="ce467"/>
          <table:table-cell/>
          <table:table-cell table:style-name="ce301"/>
          <table:table-cell table:style-name="ce335" table:formula="of:=IF([Sheet1.AK10]=&quot;&quot;;&quot;&quot;;[Sheet1.AK10])">
            <text:p/>
          </table:table-cell>
          <table:table-cell table:style-name="ce335" table:formula="of:=IF([Sheet1.AL10]=&quot;&quot;;&quot;&quot;;[Sheet1.AL10])">
            <text:p/>
          </table:table-cell>
          <table:table-cell table:style-name="ce280" table:formula="of:=IF([Sheet1.AH10]=&quot;&quot;;&quot;&quot;;[Sheet1.AH10])" office:value-type="float" office:value="24" calcext:value-type="float">
            <text:p>24</text:p>
          </table:table-cell>
          <table:table-cell table:style-name="ce280" table:formula="of:=IF([Sheet1.AI10]=&quot;&quot;;&quot;&quot;;[Sheet1.AI10])" office:value-type="float" office:value="50" calcext:value-type="float">
            <text:p>50</text:p>
          </table:table-cell>
          <table:table-cell table:style-name="ce318" table:formula="of:=IF([Sheet1.AQ10]=&quot;&quot;;&quot;&quot;;[Sheet1.AQ10])">
            <text:p/>
          </table:table-cell>
          <table:table-cell table:style-name="ce345" table:formula="of:=IF([Sheet1.AN10]=&quot;&quot;;&quot;&quot;;[Sheet1.AN10])">
            <text:p/>
          </table:table-cell>
          <table:table-cell table:style-name="ce318" table:formula="of:=IF([Sheet1.AO10]=&quot;&quot;;&quot;&quot;;[Sheet1.AO10])">
            <text:p/>
          </table:table-cell>
          <table:table-cell table:style-name="ce376" table:formula="of:=IF([.V326]=&quot;&quot;;&quot;&quot;;[.V326]/[.S326])">
            <text:p/>
          </table:table-cell>
          <table:table-cell table:style-name="ce318" table:formula="of:=IF(OR([.V326]=&quot;&quot;;[.U326]=&quot;&quot;);&quot;&quot;;[.V326]/([.U326]/1000))">
            <text:p/>
          </table:table-cell>
          <table:table-cell table:style-name="ce422"/>
          <table:table-cell table:number-columns-repeated="999"/>
        </table:table-row>
        <table:table-row table:style-name="ro33">
          <table:table-cell table:style-name="ce228" office:value-type="float" office:value="55" calcext:value-type="float">
            <text:p>55</text:p>
          </table:table-cell>
          <table:table-cell table:style-name="ce238"/>
          <table:table-cell table:style-name="ce240" table:number-columns-repeated="8"/>
          <table:table-cell table:style-name="ce445" office:value-type="string" calcext:value-type="string">
            <text:p>Combo MGD:</text:p>
          </table:table-cell>
          <table:table-cell table:style-name="ce459" table:formula="of:=IF([.X318]=&quot;&quot;;&quot;&quot;;[.X318])">
            <text:p/>
          </table:table-cell>
          <table:table-cell table:style-name="ce467"/>
          <table:table-cell/>
          <table:table-cell table:style-name="ce301"/>
          <table:table-cell table:style-name="ce280" table:formula="of:=IF([Sheet1.AK18]=&quot;&quot;;&quot;&quot;;[Sheet1.AK18])">
            <text:p/>
          </table:table-cell>
          <table:table-cell table:style-name="ce280" table:formula="of:=IF([Sheet1.AL18]=&quot;&quot;;&quot;&quot;;[Sheet1.AL18])">
            <text:p/>
          </table:table-cell>
          <table:table-cell table:style-name="ce280" table:formula="of:=IF([Sheet1.AH18]=&quot;&quot;;&quot;&quot;;[Sheet1.AH18])" office:value-type="float" office:value="25" calcext:value-type="float">
            <text:p>25</text:p>
          </table:table-cell>
          <table:table-cell table:style-name="ce280" table:formula="of:=IF([Sheet1.AI18]=&quot;&quot;;&quot;&quot;;[Sheet1.AI18])" office:value-type="float" office:value="50" calcext:value-type="float">
            <text:p>50</text:p>
          </table:table-cell>
          <table:table-cell table:style-name="ce318" table:formula="of:=IF([Sheet1.AQ18]=&quot;&quot;;&quot;&quot;;[Sheet1.AQ18])">
            <text:p/>
          </table:table-cell>
          <table:table-cell table:style-name="ce345" table:formula="of:=IF([Sheet1.AN18]=&quot;&quot;;&quot;&quot;;[Sheet1.AN18])">
            <text:p/>
          </table:table-cell>
          <table:table-cell table:style-name="ce318" table:formula="of:=IF([Sheet1.AO18]=&quot;&quot;;&quot;&quot;;[Sheet1.AO18])">
            <text:p/>
          </table:table-cell>
          <table:table-cell table:style-name="ce376" table:formula="of:=IF([.V327]=&quot;&quot;;&quot;&quot;;[.V327]/[.S327])">
            <text:p/>
          </table:table-cell>
          <table:table-cell table:style-name="ce318" table:formula="of:=IF(OR([.V327]=&quot;&quot;;[.U327]=&quot;&quot;);&quot;&quot;;[.V327]/([.U327]/1000))">
            <text:p/>
          </table:table-cell>
          <table:table-cell table:style-name="ce422"/>
          <table:table-cell table:number-columns-repeated="999"/>
        </table:table-row>
        <table:table-row table:style-name="ro33">
          <table:table-cell table:style-name="ce228" office:value-type="float" office:value="56" calcext:value-type="float">
            <text:p>56</text:p>
          </table:table-cell>
          <table:table-cell table:style-name="ce238"/>
          <table:table-cell table:style-name="ce240" table:number-columns-repeated="8"/>
          <table:table-cell table:style-name="ce445" office:value-type="string" calcext:value-type="string">
            <text:p>Prev Combo MGD:</text:p>
          </table:table-cell>
          <table:table-cell table:style-name="ce460" table:formula="of:=IF([.X319]=&quot;&quot;;&quot;&quot;;[.X319])">
            <text:p/>
          </table:table-cell>
          <table:table-cell table:style-name="ce467"/>
          <table:table-cell/>
          <table:table-cell table:style-name="ce301"/>
          <table:table-cell table:style-name="ce280" table:formula="of:=IF([Sheet1.AK26]=&quot;&quot;;&quot;&quot;;[Sheet1.AK26])">
            <text:p/>
          </table:table-cell>
          <table:table-cell table:style-name="ce280" table:formula="of:=IF([Sheet1.AL26]=&quot;&quot;;&quot;&quot;;[Sheet1.AL26])">
            <text:p/>
          </table:table-cell>
          <table:table-cell table:style-name="ce280" table:formula="of:=IF([Sheet1.AH26]=&quot;&quot;;&quot;&quot;;[Sheet1.AH26])" office:value-type="float" office:value="26" calcext:value-type="float">
            <text:p>26</text:p>
          </table:table-cell>
          <table:table-cell table:style-name="ce280" table:formula="of:=IF([Sheet1.AI26]=&quot;&quot;;&quot;&quot;;[Sheet1.AI26])" office:value-type="float" office:value="50" calcext:value-type="float">
            <text:p>50</text:p>
          </table:table-cell>
          <table:table-cell table:style-name="ce318" table:formula="of:=IF([Sheet1.AQ26]=&quot;&quot;;&quot;&quot;;[Sheet1.AQ26])">
            <text:p/>
          </table:table-cell>
          <table:table-cell table:style-name="ce345" table:formula="of:=IF([Sheet1.AN26]=&quot;&quot;;&quot;&quot;;[Sheet1.AN26])">
            <text:p/>
          </table:table-cell>
          <table:table-cell table:style-name="ce318" table:formula="of:=IF([Sheet1.AO26]=&quot;&quot;;&quot;&quot;;[Sheet1.AO26])">
            <text:p/>
          </table:table-cell>
          <table:table-cell table:style-name="ce376" table:formula="of:=IF([.V328]=&quot;&quot;;&quot;&quot;;[.V328]/[.S328])">
            <text:p/>
          </table:table-cell>
          <table:table-cell table:style-name="ce318" table:formula="of:=IF(OR([.V328]=&quot;&quot;;[.U328]=&quot;&quot;);&quot;&quot;;[.V328]/([.U328]/1000))">
            <text:p/>
          </table:table-cell>
          <table:table-cell table:style-name="ce422"/>
          <table:table-cell table:number-columns-repeated="999"/>
        </table:table-row>
        <table:table-row table:style-name="ro33">
          <table:table-cell table:style-name="ce228" office:value-type="float" office:value="57" calcext:value-type="float">
            <text:p>57</text:p>
          </table:table-cell>
          <table:table-cell table:style-name="ce238"/>
          <table:table-cell table:style-name="ce240" table:number-columns-repeated="10"/>
          <table:table-cell table:style-name="ce467"/>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28]=&quot;&quot;;&quot;&quot;;[Sheet1.AH28])" office:value-type="float" office:value="28" calcext:value-type="float">
            <text:p>28</text:p>
          </table:table-cell>
          <table:table-cell table:style-name="ce280" table:formula="of:=IF([Sheet1.AI28]=&quot;&quot;;&quot;&quot;;[Sheet1.AI28])" office:value-type="float" office:value="50" calcext:value-type="float">
            <text:p>50</text:p>
          </table:table-cell>
          <table:table-cell table:style-name="ce318" table:formula="of:=IF([Sheet1.AQ28]=&quot;&quot;;&quot;&quot;;[Sheet1.AQ28])">
            <text:p/>
          </table:table-cell>
          <table:table-cell table:style-name="ce345" table:formula="of:=IF([Sheet1.AN28]=&quot;&quot;;&quot;&quot;;[Sheet1.AN28])">
            <text:p/>
          </table:table-cell>
          <table:table-cell table:style-name="ce318" table:formula="of:=IF([Sheet1.AO28]=&quot;&quot;;&quot;&quot;;[Sheet1.AO28])">
            <text:p/>
          </table:table-cell>
          <table:table-cell table:style-name="ce376" table:formula="of:=IF([.V329]=&quot;&quot;;&quot;&quot;;[.V329]/[.S329])">
            <text:p/>
          </table:table-cell>
          <table:table-cell table:style-name="ce318" table:formula="of:=IF(OR([.V329]=&quot;&quot;;[.U329]=&quot;&quot;);&quot;&quot;;[.V329]/([.U329]/1000))">
            <text:p/>
          </table:table-cell>
          <table:table-cell table:style-name="ce422"/>
          <table:table-cell table:number-columns-repeated="999"/>
        </table:table-row>
        <table:table-row table:style-name="ro33">
          <table:table-cell table:style-name="ce228" office:value-type="float" office:value="58" calcext:value-type="float">
            <text:p>58</text:p>
          </table:table-cell>
          <table:table-cell table:style-name="ce237"/>
          <table:table-cell table:style-name="ce265" table:number-columns-repeated="10"/>
          <table:table-cell table:style-name="ce471"/>
          <table:table-cell/>
          <table:table-cell table:style-name="ce301"/>
          <table:table-cell table:style-name="ce280" table:formula="of:=IF([Sheet1.AK40]=&quot;&quot;;&quot;&quot;;[Sheet1.AK40])">
            <text:p/>
          </table:table-cell>
          <table:table-cell table:style-name="ce280" table:formula="of:=IF([Sheet1.AL40]=&quot;&quot;;&quot;&quot;;[Sheet1.AL40])">
            <text:p/>
          </table:table-cell>
          <table:table-cell table:style-name="ce280" table:formula="of:=IF([Sheet1.AH40]=&quot;&quot;;&quot;&quot;;[Sheet1.AH40])" office:value-type="float" office:value="30" calcext:value-type="float">
            <text:p>30</text:p>
          </table:table-cell>
          <table:table-cell table:style-name="ce280" table:formula="of:=IF([Sheet1.AI40]=&quot;&quot;;&quot;&quot;;[Sheet1.AI40])" office:value-type="float" office:value="50" calcext:value-type="float">
            <text:p>50</text:p>
          </table:table-cell>
          <table:table-cell table:style-name="ce318" table:formula="of:=IF([Sheet1.AQ40]=&quot;&quot;;&quot;&quot;;[Sheet1.AQ40])">
            <text:p/>
          </table:table-cell>
          <table:table-cell table:style-name="ce345" table:formula="of:=IF([Sheet1.AN40]=&quot;&quot;;&quot;&quot;;[Sheet1.AN40])">
            <text:p/>
          </table:table-cell>
          <table:table-cell table:style-name="ce318" table:formula="of:=IF([Sheet1.AO40]=&quot;&quot;;&quot;&quot;;[Sheet1.AO40])">
            <text:p/>
          </table:table-cell>
          <table:table-cell table:style-name="ce376" table:formula="of:=IF([.V330]=&quot;&quot;;&quot;&quot;;[.V330]/[.S330])">
            <text:p/>
          </table:table-cell>
          <table:table-cell table:style-name="ce318" table:formula="of:=IF(OR([.V330]=&quot;&quot;;[.U330]=&quot;&quot;);&quot;&quot;;[.V330]/([.U330]/1000))">
            <text:p/>
          </table:table-cell>
          <table:table-cell table:style-name="ce422"/>
          <table:table-cell table:number-columns-repeated="999"/>
        </table:table-row>
        <table:table-row table:style-name="ro33">
          <table:table-cell table:style-name="ce228" office:value-type="float" office:value="59" calcext:value-type="float">
            <text:p>59</text:p>
          </table:table-cell>
          <table:table-cell table:style-name="ce242"/>
          <table:table-cell table:style-name="ce275" office:value-type="string" calcext:value-type="string">
            <text:p>Signal to Noise Ratio/Contrast to Noise Ratio</text:p>
          </table:table-cell>
          <table:table-cell table:style-name="ce315" table:number-columns-repeated="9"/>
          <table:table-cell table:style-name="ce476"/>
          <table:table-cell/>
          <table:table-cell table:style-name="ce301"/>
          <table:table-cell table:style-name="ce280" table:formula="of:=IF([Sheet1.AK41]=&quot;&quot;;&quot;&quot;;[Sheet1.AK41])">
            <text:p/>
          </table:table-cell>
          <table:table-cell table:style-name="ce280" table:formula="of:=IF([Sheet1.AL41]=&quot;&quot;;&quot;&quot;;[Sheet1.AL41])">
            <text:p/>
          </table:table-cell>
          <table:table-cell table:style-name="ce280" table:formula="of:=IF([Sheet1.AH41]=&quot;&quot;;&quot;&quot;;[Sheet1.AH41])" office:value-type="float" office:value="32" calcext:value-type="float">
            <text:p>32</text:p>
          </table:table-cell>
          <table:table-cell table:style-name="ce280" table:formula="of:=IF([Sheet1.AI41]=&quot;&quot;;&quot;&quot;;[Sheet1.AI41])" office:value-type="float" office:value="50" calcext:value-type="float">
            <text:p>50</text:p>
          </table:table-cell>
          <table:table-cell table:style-name="ce318" table:formula="of:=IF([Sheet1.AQ41]=&quot;&quot;;&quot;&quot;;[Sheet1.AQ41])">
            <text:p/>
          </table:table-cell>
          <table:table-cell table:style-name="ce345" table:formula="of:=IF([Sheet1.AN41]=&quot;&quot;;&quot;&quot;;[Sheet1.AN41])">
            <text:p/>
          </table:table-cell>
          <table:table-cell table:style-name="ce318" table:formula="of:=IF([Sheet1.AO41]=&quot;&quot;;&quot;&quot;;[Sheet1.AO41])">
            <text:p/>
          </table:table-cell>
          <table:table-cell table:style-name="ce376" table:formula="of:=IF([.V331]=&quot;&quot;;&quot;&quot;;[.V331]/[.S331])">
            <text:p/>
          </table:table-cell>
          <table:table-cell table:style-name="ce318" table:formula="of:=IF(OR([.V331]=&quot;&quot;;[.U331]=&quot;&quot;);&quot;&quot;;[.V331]/([.U331]/1000))">
            <text:p/>
          </table:table-cell>
          <table:table-cell table:style-name="ce422"/>
          <table:table-cell table:number-columns-repeated="999"/>
        </table:table-row>
        <table:table-row table:style-name="ro33">
          <table:table-cell table:style-name="ce228" office:value-type="float" office:value="60" calcext:value-type="float">
            <text:p>60</text:p>
          </table:table-cell>
          <table:table-cell table:style-name="ce235"/>
          <table:table-cell/>
          <table:table-cell table:style-name="ce268" office:value-type="string" calcext:value-type="string">
            <text:p>kV:</text:p>
          </table:table-cell>
          <table:table-cell table:style-name="ce267" table:formula="of:=IF([.Q437]=&quot;&quot;;&quot;&quot;;[.Q437])" office:value-type="float" office:value="0" calcext:value-type="float">
            <text:p>0</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24"/>
          <table:table-cell/>
          <table:table-cell table:style-name="ce301"/>
          <table:table-cell table:style-name="ce280" table:formula="of:=IF([Sheet1.AK49]=&quot;&quot;;&quot;&quot;;[Sheet1.AK49])">
            <text:p/>
          </table:table-cell>
          <table:table-cell table:style-name="ce280" table:formula="of:=IF([Sheet1.AL49]=&quot;&quot;;&quot;&quot;;[Sheet1.AL49])">
            <text:p/>
          </table:table-cell>
          <table:table-cell table:style-name="ce280" table:formula="of:=IF([Sheet1.AH49]=&quot;&quot;;&quot;&quot;;[Sheet1.AH49])" office:value-type="float" office:value="34" calcext:value-type="float">
            <text:p>34</text:p>
          </table:table-cell>
          <table:table-cell table:style-name="ce280" table:formula="of:=IF([Sheet1.AI49]=&quot;&quot;;&quot;&quot;;[Sheet1.AI49])" office:value-type="float" office:value="50" calcext:value-type="float">
            <text:p>50</text:p>
          </table:table-cell>
          <table:table-cell table:style-name="ce318" table:formula="of:=IF([Sheet1.AQ49]=&quot;&quot;;&quot;&quot;;[Sheet1.AQ49])">
            <text:p/>
          </table:table-cell>
          <table:table-cell table:style-name="ce345" table:formula="of:=IF([Sheet1.AN49]=&quot;&quot;;&quot;&quot;;[Sheet1.AN49])">
            <text:p/>
          </table:table-cell>
          <table:table-cell table:style-name="ce318" table:formula="of:=IF([Sheet1.AO49]=&quot;&quot;;&quot;&quot;;[Sheet1.AO49])">
            <text:p/>
          </table:table-cell>
          <table:table-cell table:style-name="ce376" table:formula="of:=IF([.V332]=&quot;&quot;;&quot;&quot;;[.V332]/[.S332])">
            <text:p/>
          </table:table-cell>
          <table:table-cell table:style-name="ce318" table:formula="of:=IF(OR([.V332]=&quot;&quot;;[.U332]=&quot;&quot;);&quot;&quot;;[.V332]/([.U332]/1000))">
            <text:p/>
          </table:table-cell>
          <table:table-cell table:style-name="ce422"/>
          <table:table-cell table:number-columns-repeated="999"/>
        </table:table-row>
        <table:table-row table:style-name="ro33">
          <table:table-cell table:style-name="ce228" office:value-type="float" office:value="61" calcext:value-type="float">
            <text:p>61</text:p>
          </table:table-cell>
          <table:table-cell table:style-name="ce235"/>
          <table:table-cell/>
          <table:table-cell table:style-name="ce268" office:value-type="string" calcext:value-type="string">
            <text:p>mAs:</text:p>
          </table:table-cell>
          <table:table-cell table:style-name="ce267" table:formula="of:=IF([.Q438]=&quot;&quot;;&quot;&quot;;[.Q438])" office:value-type="float" office:value="0" calcext:value-type="float">
            <text:p>0</text:p>
          </table:table-cell>
          <table:table-cell/>
          <table:table-cell table:style-name="ce268" office:value-type="string" calcext:value-type="string">
            <text:p>SNR:</text:p>
          </table:table-cell>
          <table:table-cell table:style-name="ce401" table:formula="of:=IF([.T441]=&quot;&quot;;&quot;&quot;;[.T441])">
            <text:p/>
          </table:table-cell>
          <table:table-cell table:style-name="ce335" table:formula="of:=IF([.U441]=&quot;&quot;;&quot;&quot;;[.U441])">
            <text:p/>
          </table:table-cell>
          <table:table-cell table:style-name="ce438" table:formula="of:=IF([.V441]=&quot;&quot;;&quot;&quot;;[.V441])">
            <text:p/>
          </table:table-cell>
          <table:table-cell table:style-name="ce446" table:formula="of:=IF([.W441]=&quot;&quot;;&quot;&quot;;[.W441])" office:value-type="string" office:string-value="Pass" calcext:value-type="string">
            <text:p>Pass</text:p>
          </table:table-cell>
          <table:table-cell/>
          <table:table-cell table:style-name="ce424"/>
          <table:table-cell/>
          <table:table-cell table:style-name="ce491"/>
          <table:table-cell table:style-name="ce270" office:value-type="string" calcext:value-type="string">
            <text:p>Criteria:</text:p>
          </table:table-cell>
          <table:table-cell table:style-name="ce244" office:value-type="string" calcext:value-type="string">
            <text:p>kV accuracy is &lt;= 5%</text:p>
          </table:table-cell>
          <table:table-cell/>
          <table:table-cell table:style-name="ce268"/>
          <table:table-cell table:style-name="ce229" table:number-columns-repeated="5"/>
          <table:table-cell table:style-name="ce422"/>
          <table:table-cell table:number-columns-repeated="999"/>
        </table:table-row>
        <table:table-row table:style-name="ro33">
          <table:table-cell table:style-name="ce228" office:value-type="float" office:value="62" calcext:value-type="float">
            <text:p>62</text:p>
          </table:table-cell>
          <table:table-cell table:style-name="ce235"/>
          <table:table-cell/>
          <table:table-cell table:style-name="ce268" office:value-type="string" calcext:value-type="string">
            <text:p>Target:</text:p>
          </table:table-cell>
          <table:table-cell table:style-name="ce267" table:formula="of:=IF([.Q439]=&quot;&quot;;&quot;&quot;;[.Q439])">
            <text:p/>
          </table:table-cell>
          <table:table-cell/>
          <table:table-cell table:style-name="ce268" office:value-type="string" calcext:value-type="string">
            <text:p>CNR:</text:p>
          </table:table-cell>
          <table:table-cell table:style-name="ce401" table:formula="of:=IF([.T442]=&quot;&quot;;&quot;&quot;;[.T442])">
            <text:p/>
          </table:table-cell>
          <table:table-cell table:style-name="ce335" table:formula="of:=IF([.U442]=&quot;&quot;;&quot;&quot;;[.U442])">
            <text:p/>
          </table:table-cell>
          <table:table-cell table:style-name="ce438" table:formula="of:=IF([.V442]=&quot;&quot;;&quot;&quot;;[.V442])">
            <text:p/>
          </table:table-cell>
          <table:table-cell table:style-name="ce335" table:formula="of:=IF([.W442]=&quot;&quot;;&quot;&quot;;[.W442])" office:value-type="string" office:string-value="NA" calcext:value-type="string">
            <text:p>NA</text:p>
          </table:table-cell>
          <table:table-cell/>
          <table:table-cell table:style-name="ce424"/>
          <table:table-cell/>
          <table:table-cell table:style-name="ce301"/>
          <table:table-cell table:style-name="ce240" table:number-columns-repeated="9"/>
          <table:table-cell table:style-name="ce422"/>
          <table:table-cell table:number-columns-repeated="999"/>
        </table:table-row>
        <table:table-row table:style-name="ro33">
          <table:table-cell table:style-name="ce228" office:value-type="float" office:value="63" calcext:value-type="float">
            <text:p>63</text:p>
          </table:table-cell>
          <table:table-cell table:style-name="ce235"/>
          <table:table-cell/>
          <table:table-cell table:style-name="ce268" office:value-type="string" calcext:value-type="string">
            <text:p>Filter:</text:p>
          </table:table-cell>
          <table:table-cell table:style-name="ce267" table:formula="of:=IF([.Q440]=&quot;&quot;;&quot;&quot;;[.Q440])">
            <text:p/>
          </table:table-cell>
          <table:table-cell table:number-columns-repeated="7"/>
          <table:table-cell table:style-name="ce424"/>
          <table:table-cell/>
          <table:table-cell table:style-name="ce301"/>
          <table:table-cell table:number-columns-repeated="3"/>
          <table:table-cell table:style-name="ce268"/>
          <table:table-cell table:style-name="ce521" office:value-type="string" calcext:value-type="string" table:number-columns-spanned="5" table:number-rows-spanned="1">
            <text:p>Measured Values</text:p>
          </table:table-cell>
          <table:covered-table-cell table:number-columns-repeated="4" table:style-name="ce229"/>
          <table:table-cell table:style-name="ce422"/>
          <table:table-cell table:number-columns-repeated="999"/>
        </table:table-row>
        <table:table-row table:style-name="ro33">
          <table:table-cell table:style-name="ce228" office:value-type="float" office:value="64" calcext:value-type="float">
            <text:p>64</text:p>
          </table:table-cell>
          <table:table-cell table:style-name="ce235"/>
          <table:table-cell/>
          <table:table-cell table:style-name="ce270" office:value-type="string" calcext:value-type="string">
            <text:p>Criteria:</text:p>
          </table:table-cell>
          <table:table-cell table:style-name="ce308" office:value-type="string" calcext:value-type="string">
            <text:p>SNR must be &gt;= 40</text:p>
          </table:table-cell>
          <table:table-cell table:number-columns-repeated="7"/>
          <table:table-cell table:style-name="ce424"/>
          <table:table-cell/>
          <table:table-cell table:style-name="ce301"/>
          <table:table-cell table:style-name="ce229" office:value-type="string" calcext:value-type="string">
            <text:p>Target:</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style-name="ce229" office:value-type="string" calcext:value-type="string">
            <text:p>kVp</text:p>
          </table:table-cell>
          <table:table-cell table:style-name="ce229" office:value-type="string" calcext:value-type="string">
            <text:p>ms</text:p>
          </table:table-cell>
          <table:table-cell table:style-name="ce229" office:value-type="string" calcext:value-type="string">
            <text:p>Dose (mGy)</text:p>
          </table:table-cell>
          <table:table-cell table:style-name="ce229" office:value-type="string" calcext:value-type="string">
            <text:p>mGy/mAs</text:p>
          </table:table-cell>
          <table:table-cell table:style-name="ce229" office:value-type="string" calcext:value-type="string">
            <text:p>mGy/s</text:p>
          </table:table-cell>
          <table:table-cell table:style-name="ce422"/>
          <table:table-cell table:number-columns-repeated="999"/>
        </table:table-row>
        <table:table-row table:style-name="ro33">
          <table:table-cell table:style-name="ce228" office:value-type="float" office:value="65" calcext:value-type="float">
            <text:p>65</text:p>
          </table:table-cell>
          <table:table-cell table:style-name="ce235"/>
          <table:table-cell table:number-columns-repeated="2"/>
          <table:table-cell table:style-name="ce244" office:value-type="string" calcext:value-type="string">
            <text:p>CNR does not change by more than 15%</text:p>
          </table:table-cell>
          <table:table-cell table:number-columns-repeated="7"/>
          <table:table-cell table:style-name="ce424"/>
          <table:table-cell/>
          <table:table-cell table:style-name="ce301"/>
          <table:table-cell table:style-name="ce335" table:formula="of:=IF([.AK57]=&quot;&quot;;&quot;&quot;;[.AK57])">
            <text:p/>
          </table:table-cell>
          <table:table-cell table:style-name="ce335" table:formula="of:=IF([.AL57]=&quot;&quot;;&quot;&quot;;[.AL57])">
            <text:p/>
          </table:table-cell>
          <table:table-cell table:style-name="ce280" table:formula="of:=IF([.AH57]=&quot;&quot;;&quot;&quot;;[.AH57])" office:value-type="float" office:value="28" calcext:value-type="float">
            <text:p>28</text:p>
          </table:table-cell>
          <table:table-cell table:style-name="ce280" table:formula="of:=IF([.AI57]=&quot;&quot;;&quot;&quot;;[.AI57])" office:value-type="float" office:value="50" calcext:value-type="float">
            <text:p>50</text:p>
          </table:table-cell>
          <table:table-cell table:style-name="ce318" table:formula="of:=IF([.AQ57]=&quot;&quot;;&quot;&quot;;[.AQ57])">
            <text:p/>
          </table:table-cell>
          <table:table-cell table:style-name="ce345" table:formula="of:=IF([.AN57]=&quot;&quot;;&quot;&quot;;[.AN57])">
            <text:p/>
          </table:table-cell>
          <table:table-cell table:style-name="ce318" table:formula="of:=IF([.AO57]=&quot;&quot;;&quot;&quot;;[.AO57])">
            <text:p/>
          </table:table-cell>
          <table:table-cell table:style-name="ce376" table:formula="of:=IF([.V337]=&quot;&quot;;&quot;&quot;;[.V337]/[.S337])">
            <text:p/>
          </table:table-cell>
          <table:table-cell table:style-name="ce318" table:formula="of:=IF(OR([.V337]=&quot;&quot;;[.U337]=&quot;&quot;);&quot;&quot;;[.V337]/([.U337]/1000))">
            <text:p/>
          </table:table-cell>
          <table:table-cell table:style-name="ce422"/>
          <table:table-cell table:number-columns-repeated="999"/>
        </table:table-row>
        <table:table-row table:style-name="ro33">
          <table:table-cell table:style-name="ce228" office:value-type="float" office:value="66" calcext:value-type="float">
            <text:p>66</text:p>
          </table:table-cell>
          <table:table-cell table:style-name="ce237"/>
          <table:table-cell table:style-name="ce265" table:number-columns-repeated="10"/>
          <table:table-cell table:style-name="ce471"/>
          <table:table-cell/>
          <table:table-cell table:style-name="ce301"/>
          <table:table-cell table:style-name="ce280" table:formula="of:=IF([Sheet1.AK65]=&quot;&quot;;&quot;&quot;;[Sheet1.AK65])">
            <text:p/>
          </table:table-cell>
          <table:table-cell table:style-name="ce280" table:formula="of:=IF([Sheet1.AL65]=&quot;&quot;;&quot;&quot;;[Sheet1.AL65])">
            <text:p/>
          </table:table-cell>
          <table:table-cell table:style-name="ce280" table:formula="of:=IF([Sheet1.AH65]=&quot;&quot;;&quot;&quot;;[Sheet1.AH65])" office:value-type="float" office:value="30" calcext:value-type="float">
            <text:p>30</text:p>
          </table:table-cell>
          <table:table-cell table:style-name="ce280" table:formula="of:=IF([Sheet1.AI65]=&quot;&quot;;&quot;&quot;;[Sheet1.AI65])" office:value-type="float" office:value="50" calcext:value-type="float">
            <text:p>50</text:p>
          </table:table-cell>
          <table:table-cell table:style-name="ce318" table:formula="of:=IF([Sheet1.AQ65]=&quot;&quot;;&quot;&quot;;[Sheet1.AQ65])">
            <text:p/>
          </table:table-cell>
          <table:table-cell table:style-name="ce345" table:formula="of:=IF([Sheet1.AN65]=&quot;&quot;;&quot;&quot;;[Sheet1.AN65])">
            <text:p/>
          </table:table-cell>
          <table:table-cell table:style-name="ce318" table:formula="of:=IF([Sheet1.AO65]=&quot;&quot;;&quot;&quot;;[Sheet1.AO65])">
            <text:p/>
          </table:table-cell>
          <table:table-cell table:style-name="ce376" table:formula="of:=IF([.V338]=&quot;&quot;;&quot;&quot;;[.V338]/[.S338])">
            <text:p/>
          </table:table-cell>
          <table:table-cell table:style-name="ce318" table:formula="of:=IF(OR([.V338]=&quot;&quot;;[.U338]=&quot;&quot;);&quot;&quot;;[.V338]/([.U338]/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301"/>
          <table:table-cell table:style-name="ce280" table:formula="of:=IF([Sheet1.AK73]=&quot;&quot;;&quot;&quot;;[Sheet1.AK73])">
            <text:p/>
          </table:table-cell>
          <table:table-cell table:style-name="ce280" table:formula="of:=IF([Sheet1.AL73]=&quot;&quot;;&quot;&quot;;[Sheet1.AL73])">
            <text:p/>
          </table:table-cell>
          <table:table-cell table:style-name="ce280" table:formula="of:=IF([Sheet1.AH73]=&quot;&quot;;&quot;&quot;;[Sheet1.AH73])" office:value-type="float" office:value="32" calcext:value-type="float">
            <text:p>32</text:p>
          </table:table-cell>
          <table:table-cell table:style-name="ce280" table:formula="of:=IF([Sheet1.AI73]=&quot;&quot;;&quot;&quot;;[Sheet1.AI73])" office:value-type="float" office:value="50" calcext:value-type="float">
            <text:p>50</text:p>
          </table:table-cell>
          <table:table-cell table:style-name="ce318" table:formula="of:=IF([Sheet1.AQ73]=&quot;&quot;;&quot;&quot;;[Sheet1.AQ73])">
            <text:p/>
          </table:table-cell>
          <table:table-cell table:style-name="ce345" table:formula="of:=IF([Sheet1.AN73]=&quot;&quot;;&quot;&quot;;[Sheet1.AN73])">
            <text:p/>
          </table:table-cell>
          <table:table-cell table:style-name="ce318" table:formula="of:=IF([Sheet1.AO73]=&quot;&quot;;&quot;&quot;;[Sheet1.AO73])">
            <text:p/>
          </table:table-cell>
          <table:table-cell table:style-name="ce376" table:formula="of:=IF([.V339]=&quot;&quot;;&quot;&quot;;[.V339]/[.S339])">
            <text:p/>
          </table:table-cell>
          <table:table-cell table:style-name="ce318" table:formula="of:=IF(OR([.V339]=&quot;&quot;;[.U339]=&quot;&quot;);&quot;&quot;;[.V339]/([.U339]/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301"/>
          <table:table-cell table:style-name="ce280" table:formula="of:=IF([Sheet1.AK81]=&quot;&quot;;&quot;&quot;;[Sheet1.AK81])">
            <text:p/>
          </table:table-cell>
          <table:table-cell table:style-name="ce280" table:formula="of:=IF([Sheet1.AL81]=&quot;&quot;;&quot;&quot;;[Sheet1.AL81])">
            <text:p/>
          </table:table-cell>
          <table:table-cell table:style-name="ce280" table:formula="of:=IF([Sheet1.AH81]=&quot;&quot;;&quot;&quot;;[Sheet1.AH81])" office:value-type="float" office:value="34" calcext:value-type="float">
            <text:p>34</text:p>
          </table:table-cell>
          <table:table-cell table:style-name="ce280" table:formula="of:=IF([Sheet1.AI81]=&quot;&quot;;&quot;&quot;;[Sheet1.AI81])" office:value-type="float" office:value="50" calcext:value-type="float">
            <text:p>50</text:p>
          </table:table-cell>
          <table:table-cell table:style-name="ce318" table:formula="of:=IF([Sheet1.AQ81]=&quot;&quot;;&quot;&quot;;[Sheet1.AQ81])">
            <text:p/>
          </table:table-cell>
          <table:table-cell table:style-name="ce345" table:formula="of:=IF([Sheet1.AN81]=&quot;&quot;;&quot;&quot;;[Sheet1.AN81])">
            <text:p/>
          </table:table-cell>
          <table:table-cell table:style-name="ce318" table:formula="of:=IF([Sheet1.AO81]=&quot;&quot;;&quot;&quot;;[Sheet1.AO81])">
            <text:p/>
          </table:table-cell>
          <table:table-cell table:style-name="ce376" table:formula="of:=IF([.V340]=&quot;&quot;;&quot;&quot;;[.V340]/[.S340])">
            <text:p/>
          </table:table-cell>
          <table:table-cell table:style-name="ce318" table:formula="of:=IF(OR([.V340]=&quot;&quot;;[.U340]=&quot;&quot;);&quot;&quot;;[.V340]/([.U340]/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1" calcext:value-type="float">
            <text:p>1</text:p>
          </table:table-cell>
          <table:table-cell table:number-columns-repeated="11"/>
          <table:table-cell table:style-name="ce470" table:formula="of:=[Sheet1.$H$2]" office:value-type="string" office:string-value="Medical University of South Carolina" calcext:value-type="string">
            <text:p>Medical University of South Carolina</text:p>
          </table:table-cell>
          <table:table-cell/>
          <table:table-cell table:style-name="ce301"/>
          <table:table-cell table:style-name="ce280" table:formula="of:=IF([Sheet1.AK89]=&quot;&quot;;&quot;&quot;;[Sheet1.AK89])">
            <text:p/>
          </table:table-cell>
          <table:table-cell table:style-name="ce280" table:formula="of:=IF([Sheet1.AL89]=&quot;&quot;;&quot;&quot;;[Sheet1.AL89])">
            <text:p/>
          </table:table-cell>
          <table:table-cell table:style-name="ce280" table:formula="of:=IF([Sheet1.AH89]=&quot;&quot;;&quot;&quot;;[Sheet1.AH89])" office:value-type="float" office:value="36" calcext:value-type="float">
            <text:p>36</text:p>
          </table:table-cell>
          <table:table-cell table:style-name="ce280" table:formula="of:=IF([Sheet1.AI89]=&quot;&quot;;&quot;&quot;;[Sheet1.AI89])" office:value-type="float" office:value="50" calcext:value-type="float">
            <text:p>50</text:p>
          </table:table-cell>
          <table:table-cell table:style-name="ce318" table:formula="of:=IF([Sheet1.AQ89]=&quot;&quot;;&quot;&quot;;[Sheet1.AQ89])">
            <text:p/>
          </table:table-cell>
          <table:table-cell table:style-name="ce345" table:formula="of:=IF([Sheet1.AN89]=&quot;&quot;;&quot;&quot;;[Sheet1.AN89])">
            <text:p/>
          </table:table-cell>
          <table:table-cell table:style-name="ce318" table:formula="of:=IF([Sheet1.AO89]=&quot;&quot;;&quot;&quot;;[Sheet1.AO89])">
            <text:p/>
          </table:table-cell>
          <table:table-cell table:style-name="ce376" table:formula="of:=IF([.V341]=&quot;&quot;;&quot;&quot;;[.V341]/[.S341])">
            <text:p/>
          </table:table-cell>
          <table:table-cell table:style-name="ce318" table:formula="of:=IF(OR([.V341]=&quot;&quot;;[.U341]=&quot;&quot;);&quot;&quot;;[.V341]/([.U341]/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2" calcext:value-type="float">
            <text:p>2</text:p>
          </table:table-cell>
          <table:table-cell table:number-columns-repeated="6"/>
          <table:table-cell table:style-name="ce387" office:value-type="string" calcext:value-type="string">
            <text:p>Inspection Results</text:p>
          </table:table-cell>
          <table:table-cell table:number-columns-repeated="4"/>
          <table:table-cell table:style-name="ce270" table:formula="of:=[Sheet1.$H$5]" office:value-type="string" office:string-value="Mammography System Compliance Inspection" calcext:value-type="string">
            <text:p>Mammography System Compliance Inspection</text:p>
          </table:table-cell>
          <table:table-cell/>
          <table:table-cell table:style-name="ce301"/>
          <table:table-cell table:style-name="ce280" table:formula="of:=IF([Sheet1.AK90]=&quot;&quot;;&quot;&quot;;[Sheet1.AK90])">
            <text:p/>
          </table:table-cell>
          <table:table-cell table:style-name="ce280" table:formula="of:=IF([Sheet1.AL90]=&quot;&quot;;&quot;&quot;;[Sheet1.AL90])">
            <text:p/>
          </table:table-cell>
          <table:table-cell table:style-name="ce280" table:formula="of:=IF([Sheet1.AH90]=&quot;&quot;;&quot;&quot;;[Sheet1.AH90])" office:value-type="float" office:value="38" calcext:value-type="float">
            <text:p>38</text:p>
          </table:table-cell>
          <table:table-cell table:style-name="ce280" table:formula="of:=IF([Sheet1.AI90]=&quot;&quot;;&quot;&quot;;[Sheet1.AI90])" office:value-type="float" office:value="50" calcext:value-type="float">
            <text:p>50</text:p>
          </table:table-cell>
          <table:table-cell table:style-name="ce318" table:formula="of:=IF([Sheet1.AQ90]=&quot;&quot;;&quot;&quot;;[Sheet1.AQ90])">
            <text:p/>
          </table:table-cell>
          <table:table-cell table:style-name="ce345" table:formula="of:=IF([Sheet1.AN90]=&quot;&quot;;&quot;&quot;;[Sheet1.AN90])">
            <text:p/>
          </table:table-cell>
          <table:table-cell table:style-name="ce318" table:formula="of:=IF([Sheet1.AO90]=&quot;&quot;;&quot;&quot;;[Sheet1.AO90])">
            <text:p/>
          </table:table-cell>
          <table:table-cell table:style-name="ce376" table:formula="of:=IF([.V342]=&quot;&quot;;&quot;&quot;;[.V342]/[.S342])">
            <text:p/>
          </table:table-cell>
          <table:table-cell table:style-name="ce318" table:formula="of:=IF(OR([.V342]=&quot;&quot;;[.U342]=&quot;&quot;);&quot;&quot;;[.V342]/([.U342]/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3" calcext:value-type="float">
            <text:p>3</text:p>
          </table:table-cell>
          <table:table-cell table:style-name="ce234"/>
          <table:table-cell table:style-name="ce276" office:value-type="string" calcext:value-type="string">
            <text:p>Meter:</text:p>
          </table:table-cell>
          <table:table-cell table:style-name="ce316" table:formula="of:=IF([Sheet1.P321]=&quot;&quot;;&quot;&quot;;[Sheet1.P321])">
            <text:p/>
          </table:table-cell>
          <table:table-cell table:style-name="ce276"/>
          <table:table-cell table:style-name="ce374"/>
          <table:table-cell table:style-name="ce246"/>
          <table:table-cell table:style-name="ce276" office:value-type="string" calcext:value-type="string">
            <text:p>Calibration Date:</text:p>
          </table:table-cell>
          <table:table-cell table:style-name="ce430" table:formula="of:=IF([Sheet1.T321]=&quot;&quot;;&quot;&quot;;[Sheet1.T321])" table:number-columns-spanned="2" table:number-rows-spanned="1">
            <text:p/>
          </table:table-cell>
          <table:covered-table-cell table:style-name="ce246"/>
          <table:table-cell table:style-name="ce246" table:number-columns-repeated="2"/>
          <table:table-cell table:style-name="ce464"/>
          <table:table-cell/>
          <table:table-cell table:style-name="ce301"/>
          <table:table-cell table:style-name="ce270" office:value-type="string" calcext:value-type="string">
            <text:p>Criteria:</text:p>
          </table:table-cell>
          <table:table-cell table:style-name="ce244" office:value-type="string" calcext:value-type="string">
            <text:p>kV accuracy is &lt;= 5%</text:p>
          </table:table-cell>
          <table:table-cell table:number-columns-repeated="7"/>
          <table:table-cell table:style-name="ce422"/>
          <table:table-cell/>
          <table:table-cell table:style-name="ce240" table:number-columns-repeated="12"/>
          <table:table-cell table:number-columns-repeated="986"/>
        </table:table-row>
        <table:table-row table:style-name="ro33">
          <table:table-cell table:style-name="ce228" office:value-type="float" office:value="4" calcext:value-type="float">
            <text:p>4</text:p>
          </table:table-cell>
          <table:table-cell table:style-name="ce235"/>
          <table:table-cell table:style-name="ce277" office:value-type="string" calcext:value-type="string">
            <text:p>SN:</text:p>
          </table:table-cell>
          <table:table-cell table:style-name="ce317" table:formula="of:=IF([Sheet1.P322]=&quot;&quot;;&quot;&quot;;[Sheet1.P322])">
            <text:p/>
          </table:table-cell>
          <table:table-cell table:style-name="ce258" table:number-columns-repeated="3"/>
          <table:table-cell table:style-name="ce277" office:value-type="string" calcext:value-type="string">
            <text:p>Calibration Due:</text:p>
          </table:table-cell>
          <table:table-cell table:style-name="ce431" table:formula="of:=IF([Sheet1.T322]=&quot;&quot;;&quot;&quot;;[Sheet1.T322])" table:number-columns-spanned="2" table:number-rows-spanned="1">
            <text:p/>
          </table:table-cell>
          <table:covered-table-cell table:style-name="ce258"/>
          <table:table-cell table:style-name="ce258"/>
          <table:table-cell/>
          <table:table-cell table:style-name="ce424"/>
          <table:table-cell/>
          <table:table-cell table:style-name="ce301"/>
          <table:table-cell table:style-name="ce240" table:number-columns-repeated="9"/>
          <table:table-cell table:style-name="ce422"/>
          <table:table-cell/>
          <table:table-cell table:style-name="ce240" table:number-columns-repeated="12"/>
          <table:table-cell table:number-columns-repeated="986"/>
        </table:table-row>
        <table:table-row table:style-name="ro33">
          <table:table-cell table:style-name="ce228" office:value-type="float" office:value="5" calcext:value-type="float">
            <text:p>5</text:p>
          </table:table-cell>
          <table:table-cell table:style-name="ce235"/>
          <table:table-cell table:style-name="ce264" office:value-type="string" calcext:value-type="string">
            <text:p>kVp Accuracy</text:p>
          </table:table-cell>
          <table:table-cell table:style-name="ce247" table:number-columns-repeated="8"/>
          <table:table-cell/>
          <table:table-cell table:style-name="ce424"/>
          <table:table-cell/>
          <table:table-cell table:style-name="ce301"/>
          <table:table-cell table:number-columns-repeated="3"/>
          <table:table-cell table:style-name="ce268"/>
          <table:table-cell table:style-name="ce521" office:value-type="string" calcext:value-type="string" table:number-columns-spanned="5" table:number-rows-spanned="1">
            <text:p>Measured Values</text:p>
          </table:table-cell>
          <table:covered-table-cell table:number-columns-repeated="4" table:style-name="ce229"/>
          <table:table-cell table:style-name="ce422"/>
          <table:table-cell/>
          <table:table-cell table:style-name="ce240" table:number-columns-repeated="12"/>
          <table:table-cell table:number-columns-repeated="986"/>
        </table:table-row>
        <table:table-row table:style-name="ro33">
          <table:table-cell table:style-name="ce228" office:value-type="float" office:value="6" calcext:value-type="float">
            <text:p>6</text:p>
          </table:table-cell>
          <table:table-cell table:style-name="ce235"/>
          <table:table-cell table:style-name="ce268" office:value-type="string" calcext:value-type="string">
            <text:p>Target:</text:p>
          </table:table-cell>
          <table:table-cell table:style-name="ce267" table:formula="of:=IF([Sheet1.P326]=&quot;&quot;;&quot;&quot;;[Sheet1.P326])">
            <text:p/>
          </table:table-cell>
          <table:table-cell table:style-name="ce240" table:number-columns-repeated="2"/>
          <table:table-cell table:style-name="ce268" office:value-type="string" calcext:value-type="string">
            <text:p>Target:</text:p>
          </table:table-cell>
          <table:table-cell table:style-name="ce267" table:formula="of:=IF([Sheet1.P337]=&quot;&quot;;&quot;&quot;;[Sheet1.P337])">
            <text:p/>
          </table:table-cell>
          <table:table-cell table:style-name="ce240" table:number-columns-repeated="2"/>
          <table:table-cell table:style-name="ce268" office:value-type="string" calcext:value-type="string">
            <text:p>Target:</text:p>
          </table:table-cell>
          <table:table-cell table:style-name="ce267" table:formula="of:=IF([Sheet1.P348]=&quot;&quot;;&quot;&quot;;[Sheet1.P347])">
            <text:p/>
          </table:table-cell>
          <table:table-cell table:style-name="ce467"/>
          <table:table-cell/>
          <table:table-cell table:style-name="ce301"/>
          <table:table-cell table:style-name="ce229" office:value-type="string" calcext:value-type="string">
            <text:p>Target:</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style-name="ce229" office:value-type="string" calcext:value-type="string">
            <text:p>kVp</text:p>
          </table:table-cell>
          <table:table-cell table:style-name="ce229" office:value-type="string" calcext:value-type="string">
            <text:p>ms</text:p>
          </table:table-cell>
          <table:table-cell table:style-name="ce229" office:value-type="string" calcext:value-type="string">
            <text:p>Dose (mGy)</text:p>
          </table:table-cell>
          <table:table-cell table:style-name="ce229" office:value-type="string" calcext:value-type="string">
            <text:p>mGy/mAs</text:p>
          </table:table-cell>
          <table:table-cell table:style-name="ce229" office:value-type="string" calcext:value-type="string">
            <text:p>mGy/s</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7" calcext:value-type="float">
            <text:p>7</text:p>
          </table:table-cell>
          <table:table-cell table:style-name="ce235"/>
          <table:table-cell table:style-name="ce268" office:value-type="string" calcext:value-type="string">
            <text:p>Filter:</text:p>
          </table:table-cell>
          <table:table-cell table:style-name="ce267" table:formula="of:=IF([Sheet1.Q326]=&quot;&quot;;&quot;&quot;;[Sheet1.Q326])">
            <text:p/>
          </table:table-cell>
          <table:table-cell table:style-name="ce240"/>
          <table:table-cell/>
          <table:table-cell table:style-name="ce268" office:value-type="string" calcext:value-type="string">
            <text:p>Filter:</text:p>
          </table:table-cell>
          <table:table-cell table:style-name="ce267" table:formula="of:=IF([Sheet1.Q337]=&quot;&quot;;&quot;&quot;;[Sheet1.Q337])">
            <text:p/>
          </table:table-cell>
          <table:table-cell table:style-name="ce240" table:number-columns-repeated="2"/>
          <table:table-cell table:style-name="ce268" office:value-type="string" calcext:value-type="string">
            <text:p>Filter:</text:p>
          </table:table-cell>
          <table:table-cell table:style-name="ce267" table:formula="of:=IF([Sheet1.Q347]=&quot;&quot;;&quot;&quot;;[Sheet1.Q347])">
            <text:p/>
          </table:table-cell>
          <table:table-cell table:style-name="ce467"/>
          <table:table-cell/>
          <table:table-cell table:style-name="ce301"/>
          <table:table-cell table:style-name="ce335" table:formula="of:=IF([Sheet1.AK91]=&quot;&quot;;&quot;&quot;;[Sheet1.AK91])">
            <text:p/>
          </table:table-cell>
          <table:table-cell table:style-name="ce335" table:formula="of:=IF([Sheet1.AL91]=&quot;&quot;;&quot;&quot;;[Sheet1.AL91])">
            <text:p/>
          </table:table-cell>
          <table:table-cell table:style-name="ce280" table:formula="of:=IF([Sheet1.AH91]=&quot;&quot;;&quot;&quot;;[Sheet1.AH91])" office:value-type="float" office:value="28" calcext:value-type="float">
            <text:p>28</text:p>
          </table:table-cell>
          <table:table-cell table:style-name="ce280" table:formula="of:=IF([Sheet1.AI91]=&quot;&quot;;&quot;&quot;;[Sheet1.AI91])" office:value-type="float" office:value="50" calcext:value-type="float">
            <text:p>50</text:p>
          </table:table-cell>
          <table:table-cell table:style-name="ce318" table:formula="of:=IF([Sheet1.AQ91]=&quot;&quot;;&quot;&quot;;[Sheet1.AQ91])">
            <text:p/>
          </table:table-cell>
          <table:table-cell table:style-name="ce345" table:formula="of:=IF([Sheet1.AN91]=&quot;&quot;;&quot;&quot;;[Sheet1.AN91])">
            <text:p/>
          </table:table-cell>
          <table:table-cell table:style-name="ce318" table:formula="of:=IF([Sheet1.AO91]=&quot;&quot;;&quot;&quot;;[Sheet1.AO91])">
            <text:p/>
          </table:table-cell>
          <table:table-cell table:style-name="ce376" table:formula="of:=IF([.V347]=&quot;&quot;;&quot;&quot;;[.V347]/[.S347])">
            <text:p/>
          </table:table-cell>
          <table:table-cell table:style-name="ce318" table:formula="of:=IF(OR([.V347]=&quot;&quot;;[.U347]=&quot;&quot;);&quot;&quot;;[.V347]/([.U347]/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8" calcext:value-type="float">
            <text:p>8</text:p>
          </table:table-cell>
          <table:table-cell table:style-name="ce235"/>
          <table:table-cell table:style-name="ce268" office:value-type="string" calcext:value-type="string">
            <text:p>mAs:</text:p>
          </table:table-cell>
          <table:table-cell table:style-name="ce267" table:formula="of:=IF([Sheet1.S326]=&quot;&quot;;&quot;&quot;;[Sheet1.S326])" office:value-type="float" office:value="50" calcext:value-type="float">
            <text:p>50</text:p>
          </table:table-cell>
          <table:table-cell table:number-columns-repeated="2"/>
          <table:table-cell table:style-name="ce268" office:value-type="string" calcext:value-type="string">
            <text:p>mAs:</text:p>
          </table:table-cell>
          <table:table-cell table:style-name="ce402" table:formula="of:=IF([Sheet1.S337]=&quot;&quot;;&quot;&quot;;[Sheet1.S337])" office:value-type="float" office:value="50" calcext:value-type="float">
            <text:p>50.00</text:p>
          </table:table-cell>
          <table:table-cell/>
          <table:table-cell table:style-name="ce240"/>
          <table:table-cell table:style-name="ce268" office:value-type="string" calcext:value-type="string">
            <text:p>mAs:</text:p>
          </table:table-cell>
          <table:table-cell table:style-name="ce402" table:formula="of:=IF([Sheet1.S347]=&quot;&quot;;&quot;&quot;;[Sheet1.S347])" office:value-type="float" office:value="50" calcext:value-type="float">
            <text:p>50.00</text:p>
          </table:table-cell>
          <table:table-cell table:style-name="ce424"/>
          <table:table-cell/>
          <table:table-cell table:style-name="ce301"/>
          <table:table-cell table:style-name="ce280" table:formula="of:=IF([Sheet1.AK99]=&quot;&quot;;&quot;&quot;;[Sheet1.AK99])">
            <text:p/>
          </table:table-cell>
          <table:table-cell table:style-name="ce280" table:formula="of:=IF([Sheet1.AL99]=&quot;&quot;;&quot;&quot;;[Sheet1.AL99])">
            <text:p/>
          </table:table-cell>
          <table:table-cell table:style-name="ce280" table:formula="of:=IF([Sheet1.AH99]=&quot;&quot;;&quot;&quot;;[Sheet1.AH99])" office:value-type="float" office:value="30" calcext:value-type="float">
            <text:p>30</text:p>
          </table:table-cell>
          <table:table-cell table:style-name="ce280" table:formula="of:=IF([Sheet1.AI99]=&quot;&quot;;&quot;&quot;;[Sheet1.AI99])" office:value-type="float" office:value="50" calcext:value-type="float">
            <text:p>50</text:p>
          </table:table-cell>
          <table:table-cell table:style-name="ce318" table:formula="of:=IF([Sheet1.AQ99]=&quot;&quot;;&quot;&quot;;[Sheet1.AQ99])">
            <text:p/>
          </table:table-cell>
          <table:table-cell table:style-name="ce345" table:formula="of:=IF([Sheet1.AN99]=&quot;&quot;;&quot;&quot;;[Sheet1.AN99])">
            <text:p/>
          </table:table-cell>
          <table:table-cell table:style-name="ce318" table:formula="of:=IF([Sheet1.AO99]=&quot;&quot;;&quot;&quot;;[Sheet1.AO99])">
            <text:p/>
          </table:table-cell>
          <table:table-cell table:style-name="ce376" table:formula="of:=IF([.V348]=&quot;&quot;;&quot;&quot;;[.V348]/[.S348])">
            <text:p/>
          </table:table-cell>
          <table:table-cell table:style-name="ce318" table:formula="of:=IF(OR([.V348]=&quot;&quot;;[.U348]=&quot;&quot;);&quot;&quot;;[.V348]/([.U348]/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9" calcext:value-type="float">
            <text:p>9</text:p>
          </table:table-cell>
          <table:table-cell table:style-name="ce235"/>
          <table:table-cell table:style-name="ce278" office:value-type="string" calcext:value-type="string">
            <text:p>Indicated</text:p>
          </table:table-cell>
          <table:table-cell table:style-name="ce278" office:value-type="string" calcext:value-type="string">
            <text:p>Measured</text:p>
          </table:table-cell>
          <table:table-cell table:style-name="ce278"/>
          <table:table-cell/>
          <table:table-cell table:style-name="ce278" office:value-type="string" calcext:value-type="string">
            <text:p>Indicated</text:p>
          </table:table-cell>
          <table:table-cell table:style-name="ce278" office:value-type="string" calcext:value-type="string">
            <text:p>Measured</text:p>
          </table:table-cell>
          <table:table-cell table:style-name="ce278"/>
          <table:table-cell table:style-name="ce240"/>
          <table:table-cell table:style-name="ce278" office:value-type="string" calcext:value-type="string">
            <text:p>Indicated</text:p>
          </table:table-cell>
          <table:table-cell table:style-name="ce278" office:value-type="string" calcext:value-type="string">
            <text:p>Measured</text:p>
          </table:table-cell>
          <table:table-cell table:style-name="ce477"/>
          <table:table-cell/>
          <table:table-cell table:style-name="ce301"/>
          <table:table-cell table:style-name="ce280" table:formula="of:=IF([Sheet1.AK107]=&quot;&quot;;&quot;&quot;;[Sheet1.AK107])">
            <text:p/>
          </table:table-cell>
          <table:table-cell table:style-name="ce280" table:formula="of:=IF([Sheet1.AL107]=&quot;&quot;;&quot;&quot;;[Sheet1.AL107])">
            <text:p/>
          </table:table-cell>
          <table:table-cell table:style-name="ce280" table:formula="of:=IF([Sheet1.AH107]=&quot;&quot;;&quot;&quot;;[Sheet1.AH107])" office:value-type="float" office:value="32" calcext:value-type="float">
            <text:p>32</text:p>
          </table:table-cell>
          <table:table-cell table:style-name="ce280" table:formula="of:=IF([Sheet1.AI107]=&quot;&quot;;&quot;&quot;;[Sheet1.AI107])" office:value-type="float" office:value="50" calcext:value-type="float">
            <text:p>50</text:p>
          </table:table-cell>
          <table:table-cell table:style-name="ce318" table:formula="of:=IF([Sheet1.AQ107]=&quot;&quot;;&quot;&quot;;[Sheet1.AQ107])">
            <text:p/>
          </table:table-cell>
          <table:table-cell table:style-name="ce345" table:formula="of:=IF([Sheet1.AN107]=&quot;&quot;;&quot;&quot;;[Sheet1.AN107])">
            <text:p/>
          </table:table-cell>
          <table:table-cell table:style-name="ce318" table:formula="of:=IF([Sheet1.AO107]=&quot;&quot;;&quot;&quot;;[Sheet1.AO107])">
            <text:p/>
          </table:table-cell>
          <table:table-cell table:style-name="ce376" table:formula="of:=IF([.V349]=&quot;&quot;;&quot;&quot;;[.V349]/[.S349])">
            <text:p/>
          </table:table-cell>
          <table:table-cell table:style-name="ce318" table:formula="of:=IF(OR([.V349]=&quot;&quot;;[.U349]=&quot;&quot;);&quot;&quot;;[.V349]/([.U349]/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10" calcext:value-type="float">
            <text:p>10</text:p>
          </table:table-cell>
          <table:table-cell table:style-name="ce235"/>
          <table:table-cell table:number-columns-repeated="2" table:style-name="ce279" office:value-type="string" calcext:value-type="string">
            <text:p>kVp</text:p>
          </table:table-cell>
          <table:table-cell table:style-name="ce279" office:value-type="string" calcext:value-type="string">
            <text:p>Error (%)</text:p>
          </table:table-cell>
          <table:table-cell/>
          <table:table-cell table:number-columns-repeated="2" table:style-name="ce279" office:value-type="string" calcext:value-type="string">
            <text:p>kVp</text:p>
          </table:table-cell>
          <table:table-cell table:style-name="ce279" office:value-type="string" calcext:value-type="string">
            <text:p>Error (%)</text:p>
          </table:table-cell>
          <table:table-cell table:style-name="ce240"/>
          <table:table-cell table:number-columns-repeated="2" table:style-name="ce279" office:value-type="string" calcext:value-type="string">
            <text:p>kVp</text:p>
          </table:table-cell>
          <table:table-cell table:style-name="ce478" office:value-type="string" calcext:value-type="string">
            <text:p>Error (%)</text:p>
          </table:table-cell>
          <table:table-cell/>
          <table:table-cell table:style-name="ce301"/>
          <table:table-cell table:style-name="ce280" table:formula="of:=IF([Sheet1.AK115]=&quot;&quot;;&quot;&quot;;[Sheet1.AK115])">
            <text:p/>
          </table:table-cell>
          <table:table-cell table:style-name="ce280" table:formula="of:=IF([Sheet1.AL115]=&quot;&quot;;&quot;&quot;;[Sheet1.AL115])">
            <text:p/>
          </table:table-cell>
          <table:table-cell table:style-name="ce280" table:formula="of:=IF([Sheet1.AH115]=&quot;&quot;;&quot;&quot;;[Sheet1.AH115])" office:value-type="float" office:value="34" calcext:value-type="float">
            <text:p>34</text:p>
          </table:table-cell>
          <table:table-cell table:style-name="ce280" table:formula="of:=IF([Sheet1.AI115]=&quot;&quot;;&quot;&quot;;[Sheet1.AI115])" office:value-type="float" office:value="50" calcext:value-type="float">
            <text:p>50</text:p>
          </table:table-cell>
          <table:table-cell table:style-name="ce318" table:formula="of:=IF([Sheet1.AQ115]=&quot;&quot;;&quot;&quot;;[Sheet1.AQ115])">
            <text:p/>
          </table:table-cell>
          <table:table-cell table:style-name="ce345" table:formula="of:=IF([Sheet1.AN115]=&quot;&quot;;&quot;&quot;;[Sheet1.AN115])">
            <text:p/>
          </table:table-cell>
          <table:table-cell table:style-name="ce318" table:formula="of:=IF([Sheet1.AO115]=&quot;&quot;;&quot;&quot;;[Sheet1.AO115])">
            <text:p/>
          </table:table-cell>
          <table:table-cell table:style-name="ce376" table:formula="of:=IF([.V350]=&quot;&quot;;&quot;&quot;;[.V350]/[.S350])">
            <text:p/>
          </table:table-cell>
          <table:table-cell table:style-name="ce318" table:formula="of:=IF(OR([.V350]=&quot;&quot;;[.U350]=&quot;&quot;);&quot;&quot;;[.V350]/([.U350]/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11" calcext:value-type="float">
            <text:p>11</text:p>
          </table:table-cell>
          <table:table-cell table:style-name="ce235"/>
          <table:table-cell table:style-name="ce280" table:formula="of:=IF([Sheet1.R326]=&quot;&quot;;&quot;&quot;;[Sheet1.R326])" office:value-type="float" office:value="24" calcext:value-type="float">
            <text:p>24</text:p>
          </table:table-cell>
          <table:table-cell table:style-name="ce318" table:formula="of:=IF([Sheet1.T326]=&quot;&quot;;&quot;&quot;;[Sheet1.T326])">
            <text:p/>
          </table:table-cell>
          <table:table-cell table:style-name="ce355" table:formula="of:=IF(OR([Sheet1.C351]=&quot;&quot;;[Sheet1.D351]=&quot;&quot;);&quot;&quot;;IF(AND([Sheet1.C351]&gt;0;[Sheet1.D351]&gt;0);([Sheet1.D351]-[Sheet1.C351])/[Sheet1.C351];&quot;&quot;))">
            <text:p/>
          </table:table-cell>
          <table:table-cell/>
          <table:table-cell table:style-name="ce280" table:formula="of:=IF([Sheet1.R337]=&quot;&quot;;&quot;&quot;;[Sheet1.R337])" office:value-type="float" office:value="28" calcext:value-type="float">
            <text:p>28</text:p>
          </table:table-cell>
          <table:table-cell table:style-name="ce318" table:formula="of:=IF([Sheet1.T337]=&quot;&quot;;&quot;&quot;;[Sheet1.T337])">
            <text:p/>
          </table:table-cell>
          <table:table-cell table:style-name="ce355" table:formula="of:=IF(OR([Sheet1.G351]=&quot;&quot;;[Sheet1.H351]=&quot;&quot;);&quot;&quot;;IF(AND([Sheet1.G351]&gt;0;[Sheet1.H351]&gt;0);([Sheet1.H351]-[Sheet1.G351])/[Sheet1.G351];&quot;&quot;))">
            <text:p/>
          </table:table-cell>
          <table:table-cell table:style-name="ce240"/>
          <table:table-cell table:style-name="ce280" table:formula="of:=IF([Sheet1.R347]=&quot;&quot;;&quot;&quot;;[Sheet1.R347])" office:value-type="float" office:value="28" calcext:value-type="float">
            <text:p>28</text:p>
          </table:table-cell>
          <table:table-cell table:style-name="ce318" table:formula="of:=IF([Sheet1.T347]=&quot;&quot;;&quot;&quot;;[Sheet1.T347])">
            <text:p/>
          </table:table-cell>
          <table:table-cell table:style-name="ce479" table:formula="of:=IF(OR([Sheet1.K351]=&quot;&quot;;[Sheet1.L351]=&quot;&quot;);&quot;&quot;;IF(AND([Sheet1.K351]&gt;0;[Sheet1.L351]&gt;0);([Sheet1.L351]-[Sheet1.K351])/[Sheet1.K351];&quot;&quot;))">
            <text:p/>
          </table:table-cell>
          <table:table-cell/>
          <table:table-cell table:style-name="ce301"/>
          <table:table-cell table:style-name="ce280" table:formula="of:=IF([Sheet1.AK123]=&quot;&quot;;&quot;&quot;;[Sheet1.AK123])">
            <text:p/>
          </table:table-cell>
          <table:table-cell table:style-name="ce280" table:formula="of:=IF([Sheet1.AL123]=&quot;&quot;;&quot;&quot;;[Sheet1.AL123])">
            <text:p/>
          </table:table-cell>
          <table:table-cell table:style-name="ce280" table:formula="of:=IF([Sheet1.AH123]=&quot;&quot;;&quot;&quot;;[Sheet1.AH123])" office:value-type="float" office:value="38" calcext:value-type="float">
            <text:p>38</text:p>
          </table:table-cell>
          <table:table-cell table:style-name="ce280" table:formula="of:=IF([Sheet1.AI123]=&quot;&quot;;&quot;&quot;;[Sheet1.AI123])" office:value-type="float" office:value="50" calcext:value-type="float">
            <text:p>50</text:p>
          </table:table-cell>
          <table:table-cell table:style-name="ce318" table:formula="of:=IF([Sheet1.AQ123]=&quot;&quot;;&quot;&quot;;[Sheet1.AQ123])">
            <text:p/>
          </table:table-cell>
          <table:table-cell table:style-name="ce345" table:formula="of:=IF([Sheet1.AN123]=&quot;&quot;;&quot;&quot;;[Sheet1.AN123])">
            <text:p/>
          </table:table-cell>
          <table:table-cell table:style-name="ce318" table:formula="of:=IF([Sheet1.AO123]=&quot;&quot;;&quot;&quot;;[Sheet1.AO123])">
            <text:p/>
          </table:table-cell>
          <table:table-cell table:style-name="ce376" table:formula="of:=IF([.V351]=&quot;&quot;;&quot;&quot;;[.V351]/[.S351])">
            <text:p/>
          </table:table-cell>
          <table:table-cell table:style-name="ce318" table:formula="of:=IF(OR([.V351]=&quot;&quot;;[.U351]=&quot;&quot;);&quot;&quot;;[.V351]/([.U351]/1000))">
            <text:p/>
          </table:table-cell>
          <table:table-cell table:style-name="ce422"/>
          <table:table-cell/>
          <table:table-cell table:style-name="ce240" table:number-columns-repeated="12"/>
          <table:table-cell table:number-columns-repeated="986"/>
        </table:table-row>
        <table:table-row table:style-name="ro33">
          <table:table-cell table:style-name="ce228" office:value-type="float" office:value="12" calcext:value-type="float">
            <text:p>12</text:p>
          </table:table-cell>
          <table:table-cell table:style-name="ce235"/>
          <table:table-cell table:style-name="ce280" table:formula="of:=IF([Sheet1.R327]=&quot;&quot;;&quot;&quot;;[Sheet1.R327])" office:value-type="float" office:value="25" calcext:value-type="float">
            <text:p>25</text:p>
          </table:table-cell>
          <table:table-cell table:style-name="ce318" table:formula="of:=IF([Sheet1.T327]=&quot;&quot;;&quot;&quot;;[Sheet1.T327])">
            <text:p/>
          </table:table-cell>
          <table:table-cell table:style-name="ce355" table:formula="of:=IF(OR([Sheet1.C352]=&quot;&quot;;[Sheet1.D352]=&quot;&quot;);&quot;&quot;;IF(AND([Sheet1.C352]&gt;0;[Sheet1.D352]&gt;0);([Sheet1.D352]-[Sheet1.C352])/[Sheet1.C352];&quot;&quot;))">
            <text:p/>
          </table:table-cell>
          <table:table-cell/>
          <table:table-cell table:style-name="ce280" table:formula="of:=IF([Sheet1.R338]=&quot;&quot;;&quot;&quot;;[Sheet1.R338])" office:value-type="float" office:value="30" calcext:value-type="float">
            <text:p>30</text:p>
          </table:table-cell>
          <table:table-cell table:style-name="ce318" table:formula="of:=IF([Sheet1.T338]=&quot;&quot;;&quot;&quot;;[Sheet1.T338])">
            <text:p/>
          </table:table-cell>
          <table:table-cell table:style-name="ce355" table:formula="of:=IF(OR([Sheet1.G352]=&quot;&quot;;[Sheet1.H352]=&quot;&quot;);&quot;&quot;;IF(AND([Sheet1.G352]&gt;0;[Sheet1.H352]&gt;0);([Sheet1.H352]-[Sheet1.G352])/[Sheet1.G352];&quot;&quot;))">
            <text:p/>
          </table:table-cell>
          <table:table-cell table:style-name="ce240"/>
          <table:table-cell table:style-name="ce280" table:formula="of:=IF([Sheet1.R348]=&quot;&quot;;&quot;&quot;;[Sheet1.R348])" office:value-type="float" office:value="30" calcext:value-type="float">
            <text:p>30</text:p>
          </table:table-cell>
          <table:table-cell table:style-name="ce318" table:formula="of:=IF([Sheet1.T348]=&quot;&quot;;&quot;&quot;;[Sheet1.T348])">
            <text:p/>
          </table:table-cell>
          <table:table-cell table:style-name="ce479" table:formula="of:=IF(OR([Sheet1.K352]=&quot;&quot;;[Sheet1.L352]=&quot;&quot;);&quot;&quot;;IF(AND([Sheet1.K352]&gt;0;[Sheet1.L352]&gt;0);([Sheet1.L352]-[Sheet1.K352])/[Sheet1.K352];&quot;&quot;))">
            <text:p/>
          </table:table-cell>
          <table:table-cell/>
          <table:table-cell table:style-name="ce301"/>
          <table:table-cell table:style-name="ce270" office:value-type="string" calcext:value-type="string">
            <text:p>Criteria:</text:p>
          </table:table-cell>
          <table:table-cell table:style-name="ce244" office:value-type="string" calcext:value-type="string">
            <text:p>kV accuracy is &lt;= 5%</text:p>
          </table:table-cell>
          <table:table-cell table:style-name="ce608" table:number-columns-repeated="2"/>
          <table:table-cell table:style-name="ce635"/>
          <table:table-cell table:style-name="ce655"/>
          <table:table-cell table:style-name="ce635"/>
          <table:table-cell table:style-name="ce668"/>
          <table:table-cell table:style-name="ce635"/>
          <table:table-cell table:style-name="ce422"/>
          <table:table-cell/>
          <table:table-cell table:style-name="ce240" table:number-columns-repeated="12"/>
          <table:table-cell table:number-columns-repeated="986"/>
        </table:table-row>
        <table:table-row table:style-name="ro33">
          <table:table-cell table:style-name="ce228" office:value-type="float" office:value="13" calcext:value-type="float">
            <text:p>13</text:p>
          </table:table-cell>
          <table:table-cell table:style-name="ce235"/>
          <table:table-cell table:style-name="ce280" table:formula="of:=IF([Sheet1.R328]=&quot;&quot;;&quot;&quot;;[Sheet1.R328])" office:value-type="float" office:value="26" calcext:value-type="float">
            <text:p>26</text:p>
          </table:table-cell>
          <table:table-cell table:style-name="ce318" table:formula="of:=IF([Sheet1.T328]=&quot;&quot;;&quot;&quot;;[Sheet1.T328])">
            <text:p/>
          </table:table-cell>
          <table:table-cell table:style-name="ce355" table:formula="of:=IF(OR([Sheet1.C353]=&quot;&quot;;[Sheet1.D353]=&quot;&quot;);&quot;&quot;;IF(AND([Sheet1.C353]&gt;0;[Sheet1.D353]&gt;0);([Sheet1.D353]-[Sheet1.C353])/[Sheet1.C353];&quot;&quot;))">
            <text:p/>
          </table:table-cell>
          <table:table-cell/>
          <table:table-cell table:style-name="ce280" table:formula="of:=IF([Sheet1.R339]=&quot;&quot;;&quot;&quot;;[Sheet1.R339])" office:value-type="float" office:value="32" calcext:value-type="float">
            <text:p>32</text:p>
          </table:table-cell>
          <table:table-cell table:style-name="ce318" table:formula="of:=IF([Sheet1.T339]=&quot;&quot;;&quot;&quot;;[Sheet1.T339])">
            <text:p/>
          </table:table-cell>
          <table:table-cell table:style-name="ce355" table:formula="of:=IF(OR([Sheet1.G353]=&quot;&quot;;[Sheet1.H353]=&quot;&quot;);&quot;&quot;;IF(AND([Sheet1.G353]&gt;0;[Sheet1.H353]&gt;0);([Sheet1.H353]-[Sheet1.G353])/[Sheet1.G353];&quot;&quot;))">
            <text:p/>
          </table:table-cell>
          <table:table-cell table:style-name="ce240"/>
          <table:table-cell table:style-name="ce280" table:formula="of:=IF([Sheet1.R349]=&quot;&quot;;&quot;&quot;;[Sheet1.R349])" office:value-type="float" office:value="32" calcext:value-type="float">
            <text:p>32</text:p>
          </table:table-cell>
          <table:table-cell table:style-name="ce318" table:formula="of:=IF([Sheet1.T349]=&quot;&quot;;&quot;&quot;;[Sheet1.T349])">
            <text:p/>
          </table:table-cell>
          <table:table-cell table:style-name="ce479" table:formula="of:=IF(OR([Sheet1.K353]=&quot;&quot;;[Sheet1.L353]=&quot;&quot;);&quot;&quot;;IF(AND([Sheet1.K353]&gt;0;[Sheet1.L353]&gt;0);([Sheet1.L353]-[Sheet1.K353])/[Sheet1.K353];&quot;&quot;))">
            <text:p/>
          </table:table-cell>
          <table:table-cell/>
          <table:table-cell table:style-name="ce482"/>
          <table:table-cell table:style-name="ce265" table:number-columns-repeated="9"/>
          <table:table-cell table:style-name="ce690"/>
          <table:table-cell/>
          <table:table-cell table:style-name="ce240" table:number-columns-repeated="12"/>
          <table:table-cell table:number-columns-repeated="986"/>
        </table:table-row>
        <table:table-row table:style-name="ro33">
          <table:table-cell table:style-name="ce228" office:value-type="float" office:value="14" calcext:value-type="float">
            <text:p>14</text:p>
          </table:table-cell>
          <table:table-cell table:style-name="ce235"/>
          <table:table-cell table:style-name="ce280" table:formula="of:=IF([Sheet1.R329]=&quot;&quot;;&quot;&quot;;[Sheet1.R329])" office:value-type="float" office:value="28" calcext:value-type="float">
            <text:p>28</text:p>
          </table:table-cell>
          <table:table-cell table:style-name="ce318" table:formula="of:=IF([Sheet1.T329]=&quot;&quot;;&quot;&quot;;[Sheet1.T329])">
            <text:p/>
          </table:table-cell>
          <table:table-cell table:style-name="ce355" table:formula="of:=IF(OR([Sheet1.C354]=&quot;&quot;;[Sheet1.D354]=&quot;&quot;);&quot;&quot;;IF(AND([Sheet1.C354]&gt;0;[Sheet1.D354]&gt;0);([Sheet1.D354]-[Sheet1.C354])/[Sheet1.C354];&quot;&quot;))">
            <text:p/>
          </table:table-cell>
          <table:table-cell/>
          <table:table-cell table:style-name="ce280" table:formula="of:=IF([Sheet1.R340]=&quot;&quot;;&quot;&quot;;[Sheet1.R340])" office:value-type="float" office:value="34" calcext:value-type="float">
            <text:p>34</text:p>
          </table:table-cell>
          <table:table-cell table:style-name="ce318" table:formula="of:=IF([Sheet1.T340]=&quot;&quot;;&quot;&quot;;[Sheet1.T340])">
            <text:p/>
          </table:table-cell>
          <table:table-cell table:style-name="ce355" table:formula="of:=IF(OR([Sheet1.G354]=&quot;&quot;;[Sheet1.H354]=&quot;&quot;);&quot;&quot;;IF(AND([Sheet1.G354]&gt;0;[Sheet1.H354]&gt;0);([Sheet1.H354]-[Sheet1.G354])/[Sheet1.G354];&quot;&quot;))">
            <text:p/>
          </table:table-cell>
          <table:table-cell table:style-name="ce240"/>
          <table:table-cell table:style-name="ce280" table:formula="of:=IF([Sheet1.R350]=&quot;&quot;;&quot;&quot;;[Sheet1.R350])" office:value-type="float" office:value="34" calcext:value-type="float">
            <text:p>34</text:p>
          </table:table-cell>
          <table:table-cell table:style-name="ce318" table:formula="of:=IF([Sheet1.T350]=&quot;&quot;;&quot;&quot;;[Sheet1.T350])">
            <text:p/>
          </table:table-cell>
          <table:table-cell table:style-name="ce479" table:formula="of:=IF(OR([Sheet1.K354]=&quot;&quot;;[Sheet1.L354]=&quot;&quot;);&quot;&quot;;IF(AND([Sheet1.K354]&gt;0;[Sheet1.L354]&gt;0);([Sheet1.L354]-[Sheet1.K354])/[Sheet1.K354];&quot;&quot;))">
            <text:p/>
          </table:table-cell>
          <table:table-cell/>
          <table:table-cell table:style-name="ce489" office:value-type="string" calcext:value-type="string">
            <text:p>kV, Exposure, and Output Reproducibility</text:p>
          </table:table-cell>
          <table:table-cell table:style-name="ce338" table:number-columns-repeated="9"/>
          <table:table-cell table:style-name="ce689"/>
          <table:table-cell/>
          <table:table-cell table:style-name="ce240" table:number-columns-repeated="7"/>
          <table:table-cell table:number-columns-repeated="991"/>
        </table:table-row>
        <table:table-row table:style-name="ro33">
          <table:table-cell table:style-name="ce228" office:value-type="float" office:value="15" calcext:value-type="float">
            <text:p>15</text:p>
          </table:table-cell>
          <table:table-cell table:style-name="ce235"/>
          <table:table-cell table:style-name="ce280" table:formula="of:=IF([Sheet1.R330]=&quot;&quot;;&quot;&quot;;[Sheet1.R330])" office:value-type="float" office:value="30" calcext:value-type="float">
            <text:p>30</text:p>
          </table:table-cell>
          <table:table-cell table:style-name="ce318" table:formula="of:=IF([Sheet1.T330]=&quot;&quot;;&quot;&quot;;[Sheet1.T330])">
            <text:p/>
          </table:table-cell>
          <table:table-cell table:style-name="ce355" table:formula="of:=IF(OR([Sheet1.C355]=&quot;&quot;;[Sheet1.D355]=&quot;&quot;);&quot;&quot;;IF(AND([Sheet1.C355]&gt;0;[Sheet1.D355]&gt;0);([Sheet1.D355]-[Sheet1.C355])/[Sheet1.C355];&quot;&quot;))">
            <text:p/>
          </table:table-cell>
          <table:table-cell/>
          <table:table-cell table:style-name="ce280" table:formula="of:=IF([Sheet1.R341]=&quot;&quot;;&quot;&quot;;[Sheet1.R341])" office:value-type="float" office:value="36" calcext:value-type="float">
            <text:p>36</text:p>
          </table:table-cell>
          <table:table-cell table:style-name="ce318" table:formula="of:=IF([Sheet1.T341]=&quot;&quot;;&quot;&quot;;[Sheet1.T341])">
            <text:p/>
          </table:table-cell>
          <table:table-cell table:style-name="ce355" table:formula="of:=IF(OR([Sheet1.G355]=&quot;&quot;;[Sheet1.H355]=&quot;&quot;);&quot;&quot;;IF(AND([Sheet1.G355]&gt;0;[Sheet1.H355]&gt;0);([Sheet1.H355]-[Sheet1.G355])/[Sheet1.G355];&quot;&quot;))">
            <text:p/>
          </table:table-cell>
          <table:table-cell table:style-name="ce240"/>
          <table:table-cell table:style-name="ce280" table:formula="of:=IF([Sheet1.R351]=&quot;&quot;;&quot;&quot;;[Sheet1.R351])" office:value-type="float" office:value="38" calcext:value-type="float">
            <text:p>38</text:p>
          </table:table-cell>
          <table:table-cell table:style-name="ce318" table:formula="of:=IF([Sheet1.T351]=&quot;&quot;;&quot;&quot;;[Sheet1.T351])">
            <text:p/>
          </table:table-cell>
          <table:table-cell table:style-name="ce479" table:formula="of:=IF(OR([Sheet1.K355]=&quot;&quot;;[Sheet1.L355]=&quot;&quot;);&quot;&quot;;IF(AND([Sheet1.K355]&gt;0;[Sheet1.L355]&gt;0);([Sheet1.L355]-[Sheet1.K355])/[Sheet1.K355];&quot;&quot;))">
            <text:p/>
          </table:table-cell>
          <table:table-cell/>
          <table:table-cell table:style-name="ce301"/>
          <table:table-cell table:number-columns-repeated="3"/>
          <table:table-cell table:style-name="ce268"/>
          <table:table-cell table:number-columns-repeated="5"/>
          <table:table-cell table:style-name="ce422"/>
          <table:table-cell/>
          <table:table-cell table:style-name="ce240" table:number-columns-repeated="7"/>
          <table:table-cell table:number-columns-repeated="991"/>
        </table:table-row>
        <table:table-row table:style-name="ro33">
          <table:table-cell table:style-name="ce228" office:value-type="float" office:value="16" calcext:value-type="float">
            <text:p>16</text:p>
          </table:table-cell>
          <table:table-cell table:style-name="ce235"/>
          <table:table-cell table:style-name="ce280" table:formula="of:=IF([Sheet1.R331]=&quot;&quot;;&quot;&quot;;[Sheet1.R331])" office:value-type="float" office:value="32" calcext:value-type="float">
            <text:p>32</text:p>
          </table:table-cell>
          <table:table-cell table:style-name="ce318" table:formula="of:=IF([Sheet1.T331]=&quot;&quot;;&quot;&quot;;[Sheet1.T331])">
            <text:p/>
          </table:table-cell>
          <table:table-cell table:style-name="ce355" table:formula="of:=IF(OR([Sheet1.C356]=&quot;&quot;;[Sheet1.D356]=&quot;&quot;);&quot;&quot;;IF(AND([Sheet1.C356]&gt;0;[Sheet1.D356]&gt;0);([Sheet1.D356]-[Sheet1.C356])/[Sheet1.C356];&quot;&quot;))">
            <text:p/>
          </table:table-cell>
          <table:table-cell/>
          <table:table-cell table:style-name="ce280" table:formula="of:=IF([Sheet1.R342]=&quot;&quot;;&quot;&quot;;[Sheet1.R342])" office:value-type="float" office:value="38" calcext:value-type="float">
            <text:p>38</text:p>
          </table:table-cell>
          <table:table-cell table:style-name="ce318" table:formula="of:=IF([Sheet1.T342]=&quot;&quot;;&quot;&quot;;[Sheet1.T342])">
            <text:p/>
          </table:table-cell>
          <table:table-cell table:style-name="ce355" table:formula="of:=IF(OR([Sheet1.G356]=&quot;&quot;;[Sheet1.H356]=&quot;&quot;);&quot;&quot;;IF(AND([Sheet1.G356]&gt;0;[Sheet1.H356]&gt;0);([Sheet1.H356]-[Sheet1.G356])/[Sheet1.G356];&quot;&quot;))">
            <text:p/>
          </table:table-cell>
          <table:table-cell table:style-name="ce240"/>
          <table:table-cell table:number-columns-repeated="2"/>
          <table:table-cell table:style-name="ce424"/>
          <table:table-cell/>
          <table:table-cell table:style-name="ce301"/>
          <table:table-cell table:number-columns-repeated="3"/>
          <table:table-cell table:style-name="ce268"/>
          <table:table-cell table:style-name="ce521" office:value-type="string" calcext:value-type="string" table:number-columns-spanned="5" table:number-rows-spanned="1">
            <text:p>Measured Values</text:p>
          </table:table-cell>
          <table:covered-table-cell table:number-columns-repeated="4" table:style-name="ce229"/>
          <table:table-cell table:style-name="ce422"/>
          <table:table-cell/>
          <table:table-cell table:style-name="ce240" table:number-columns-repeated="7"/>
          <table:table-cell table:number-columns-repeated="991"/>
        </table:table-row>
        <table:table-row table:style-name="ro33">
          <table:table-cell table:style-name="ce228" office:value-type="float" office:value="17" calcext:value-type="float">
            <text:p>17</text:p>
          </table:table-cell>
          <table:table-cell table:style-name="ce235"/>
          <table:table-cell table:style-name="ce280" table:formula="of:=IF([Sheet1.R332]=&quot;&quot;;&quot;&quot;;[Sheet1.R332])" office:value-type="float" office:value="34" calcext:value-type="float">
            <text:p>34</text:p>
          </table:table-cell>
          <table:table-cell table:style-name="ce318" table:formula="of:=IF([Sheet1.T332]=&quot;&quot;;&quot;&quot;;[Sheet1.T332])">
            <text:p/>
          </table:table-cell>
          <table:table-cell table:style-name="ce355" table:formula="of:=IF(OR([Sheet1.C357]=&quot;&quot;;[Sheet1.D357]=&quot;&quot;);&quot;&quot;;IF(AND([Sheet1.C357]&gt;0;[Sheet1.D357]&gt;0);([Sheet1.D357]-[Sheet1.C357])/[Sheet1.C357];&quot;&quot;))">
            <text:p/>
          </table:table-cell>
          <table:table-cell table:number-columns-repeated="4"/>
          <table:table-cell table:style-name="ce240" table:number-columns-repeated="3"/>
          <table:table-cell table:style-name="ce467"/>
          <table:table-cell/>
          <table:table-cell table:style-name="ce301"/>
          <table:table-cell table:style-name="ce229" office:value-type="string" calcext:value-type="string">
            <text:p>Target:</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style-name="ce229" office:value-type="string" calcext:value-type="string">
            <text:p>kVp</text:p>
          </table:table-cell>
          <table:table-cell table:style-name="ce229" office:value-type="string" calcext:value-type="string">
            <text:p>ms</text:p>
          </table:table-cell>
          <table:table-cell table:style-name="ce229" office:value-type="string" calcext:value-type="string">
            <text:p>Dose (mGy)</text:p>
          </table:table-cell>
          <table:table-cell table:style-name="ce229" office:value-type="string" calcext:value-type="string">
            <text:p>mGy/mAs</text:p>
          </table:table-cell>
          <table:table-cell table:style-name="ce229" office:value-type="string" calcext:value-type="string">
            <text:p>mGy/s</text:p>
          </table:table-cell>
          <table:table-cell table:style-name="ce422"/>
          <table:table-cell/>
          <table:table-cell table:style-name="ce240" table:number-columns-repeated="7"/>
          <table:table-cell table:number-columns-repeated="991"/>
        </table:table-row>
        <table:table-row table:style-name="ro33">
          <table:table-cell table:style-name="ce228" office:value-type="float" office:value="18" calcext:value-type="float">
            <text:p>18</text:p>
          </table:table-cell>
          <table:table-cell table:style-name="ce235"/>
          <table:table-cell/>
          <table:table-cell table:style-name="ce319" office:value-type="string" calcext:value-type="string">
            <text:p>Acceptable:</text:p>
          </table:table-cell>
          <table:table-cell table:style-name="ce356" table:formula="of:=IF([.E353]=&quot;&quot;;&quot;&quot;;IF(AND(ABS(MAX([.E353:.E357]))&lt;=0.05;ABS(MIN([.E353:.E357]))&lt;=0.05);&quot;YES&quot;;&quot;NO&quot;))">
            <text:p/>
          </table:table-cell>
          <table:table-cell table:style-name="ce375"/>
          <table:table-cell/>
          <table:table-cell table:style-name="ce319" office:value-type="string" calcext:value-type="string">
            <text:p>Acceptable:</text:p>
          </table:table-cell>
          <table:table-cell table:style-name="ce356" table:formula="of:=IF([.I351]=&quot;&quot;;&quot;&quot;;IF(AND(ABS(MAX([.I351:.I356]))&lt;=0.05;ABS(MIN([.I351:.I356]))&lt;=0.05);&quot;YES&quot;;&quot;NO&quot;))">
            <text:p/>
          </table:table-cell>
          <table:table-cell table:style-name="ce240"/>
          <table:table-cell/>
          <table:table-cell table:style-name="ce319" office:value-type="string" calcext:value-type="string">
            <text:p>Acceptable:</text:p>
          </table:table-cell>
          <table:table-cell table:style-name="ce480" table:formula="of:=IF([.M351]=&quot;&quot;;&quot;&quot;;IF(AND(ABS(MAX([.M351:.M355]))&lt;=0.05;ABS(MIN([.M351:.M355]))&lt;=0.05);&quot;YES&quot;;&quot;NO&quot;))">
            <text:p/>
          </table:table-cell>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28]=&quot;&quot;;&quot;&quot;;[Sheet1.AH28])" office:value-type="float" office:value="28" calcext:value-type="float">
            <text:p>28</text:p>
          </table:table-cell>
          <table:table-cell table:style-name="ce280" table:formula="of:=IF([Sheet1.AI28]=&quot;&quot;;&quot;&quot;;[Sheet1.AI28])" office:value-type="float" office:value="50" calcext:value-type="float">
            <text:p>50</text:p>
          </table:table-cell>
          <table:table-cell table:style-name="ce318" table:formula="of:=IF([Sheet1.AQ28]=&quot;&quot;;&quot;&quot;;[Sheet1.AQ28])">
            <text:p/>
          </table:table-cell>
          <table:table-cell table:style-name="ce345" table:formula="of:=IF([Sheet1.AN28]=&quot;&quot;;&quot;&quot;;[Sheet1.AN28])">
            <text:p/>
          </table:table-cell>
          <table:table-cell table:style-name="ce318" table:formula="of:=IF([Sheet1.AO28]=&quot;&quot;;&quot;&quot;;[Sheet1.AO28])">
            <text:p/>
          </table:table-cell>
          <table:table-cell table:style-name="ce376" table:formula="of:=IF([Sheet1.V358]=&quot;&quot;;&quot;&quot;;[Sheet1.V358]/[Sheet1.S358])">
            <text:p/>
          </table:table-cell>
          <table:table-cell table:style-name="ce318" table:formula="of:=IF(OR([Sheet1.V358]=&quot;&quot;;[Sheet1.U358]=&quot;&quot;);&quot;&quot;;[Sheet1.V358]/([Sheet1.U358]/1000))">
            <text:p/>
          </table:table-cell>
          <table:table-cell table:style-name="ce422"/>
          <table:table-cell table:number-columns-repeated="999"/>
        </table:table-row>
        <table:table-row table:style-name="ro33">
          <table:table-cell table:style-name="ce228" office:value-type="float" office:value="19" calcext:value-type="float">
            <text:p>19</text:p>
          </table:table-cell>
          <table:table-cell table:style-name="ce235"/>
          <table:table-cell table:style-name="ce240" table:number-columns-repeated="5"/>
          <table:table-cell/>
          <table:table-cell table:style-name="ce258" table:number-columns-repeated="2"/>
          <table:table-cell table:number-columns-repeated="2"/>
          <table:table-cell table:style-name="ce424"/>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29]=&quot;&quot;;&quot;&quot;;[Sheet1.AH29])" office:value-type="float" office:value="28" calcext:value-type="float">
            <text:p>28</text:p>
          </table:table-cell>
          <table:table-cell table:style-name="ce280" table:formula="of:=IF([Sheet1.AI29]=&quot;&quot;;&quot;&quot;;[Sheet1.AI29])" office:value-type="float" office:value="50" calcext:value-type="float">
            <text:p>50</text:p>
          </table:table-cell>
          <table:table-cell table:style-name="ce318" table:formula="of:=IF([Sheet1.AQ29]=&quot;&quot;;&quot;&quot;;[Sheet1.AQ29])">
            <text:p/>
          </table:table-cell>
          <table:table-cell table:style-name="ce345" table:formula="of:=IF([Sheet1.AN29]=&quot;&quot;;&quot;&quot;;[Sheet1.AN29])">
            <text:p/>
          </table:table-cell>
          <table:table-cell table:style-name="ce318" table:formula="of:=IF([Sheet1.AO29]=&quot;&quot;;&quot;&quot;;[Sheet1.AO29])">
            <text:p/>
          </table:table-cell>
          <table:table-cell table:style-name="ce376" table:formula="of:=IF([Sheet1.V359]=&quot;&quot;;&quot;&quot;;[Sheet1.V359]/[Sheet1.S359])">
            <text:p/>
          </table:table-cell>
          <table:table-cell table:style-name="ce318" table:formula="of:=IF(OR([Sheet1.V359]=&quot;&quot;;[Sheet1.U359]=&quot;&quot;);&quot;&quot;;[Sheet1.V359]/([Sheet1.U359]/1000))">
            <text:p/>
          </table:table-cell>
          <table:table-cell table:style-name="ce422"/>
          <table:table-cell table:number-columns-repeated="999"/>
        </table:table-row>
        <table:table-row table:style-name="ro33">
          <table:table-cell table:style-name="ce228" office:value-type="float" office:value="20" calcext:value-type="float">
            <text:p>20</text:p>
          </table:table-cell>
          <table:table-cell table:style-name="ce235"/>
          <table:table-cell/>
          <table:table-cell table:style-name="ce270" office:value-type="string" calcext:value-type="string">
            <text:p>Criteria:</text:p>
          </table:table-cell>
          <table:table-cell table:style-name="ce244" office:value-type="string" calcext:value-type="string">
            <text:p>kVp accurate to within 5% of indicated</text:p>
          </table:table-cell>
          <table:table-cell table:number-columns-repeated="7"/>
          <table:table-cell table:style-name="ce424"/>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30]=&quot;&quot;;&quot;&quot;;[Sheet1.AH30])" office:value-type="float" office:value="28" calcext:value-type="float">
            <text:p>28</text:p>
          </table:table-cell>
          <table:table-cell table:style-name="ce280" table:formula="of:=IF([Sheet1.AI30]=&quot;&quot;;&quot;&quot;;[Sheet1.AI30])" office:value-type="float" office:value="50" calcext:value-type="float">
            <text:p>50</text:p>
          </table:table-cell>
          <table:table-cell table:style-name="ce318" table:formula="of:=IF([Sheet1.AQ30]=&quot;&quot;;&quot;&quot;;[Sheet1.AQ30])">
            <text:p/>
          </table:table-cell>
          <table:table-cell table:style-name="ce345" table:formula="of:=IF([Sheet1.AN30]=&quot;&quot;;&quot;&quot;;[Sheet1.AN30])">
            <text:p/>
          </table:table-cell>
          <table:table-cell table:style-name="ce318" table:formula="of:=IF([Sheet1.AO30]=&quot;&quot;;&quot;&quot;;[Sheet1.AO30])">
            <text:p/>
          </table:table-cell>
          <table:table-cell table:style-name="ce376" table:formula="of:=IF([Sheet1.V360]=&quot;&quot;;&quot;&quot;;[Sheet1.V360]/[Sheet1.S360])">
            <text:p/>
          </table:table-cell>
          <table:table-cell table:style-name="ce318" table:formula="of:=IF(OR([Sheet1.V360]=&quot;&quot;;[Sheet1.U360]=&quot;&quot;);&quot;&quot;;[Sheet1.V360]/([Sheet1.U360]/1000))">
            <text:p/>
          </table:table-cell>
          <table:table-cell table:style-name="ce422"/>
          <table:table-cell table:number-columns-repeated="999"/>
        </table:table-row>
        <table:table-row table:style-name="ro33">
          <table:table-cell table:style-name="ce228" office:value-type="float" office:value="21" calcext:value-type="float">
            <text:p>21</text:p>
          </table:table-cell>
          <table:table-cell table:style-name="ce235"/>
          <table:table-cell/>
          <table:table-cell table:style-name="ce258" table:number-columns-repeated="2"/>
          <table:table-cell table:number-columns-repeated="3"/>
          <table:table-cell table:style-name="ce432"/>
          <table:table-cell table:style-name="ce439"/>
          <table:table-cell table:number-columns-repeated="2"/>
          <table:table-cell table:style-name="ce424"/>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31]=&quot;&quot;;&quot;&quot;;[Sheet1.AH31])" office:value-type="float" office:value="28" calcext:value-type="float">
            <text:p>28</text:p>
          </table:table-cell>
          <table:table-cell table:style-name="ce280" table:formula="of:=IF([Sheet1.AI31]=&quot;&quot;;&quot;&quot;;[Sheet1.AI31])" office:value-type="float" office:value="50" calcext:value-type="float">
            <text:p>50</text:p>
          </table:table-cell>
          <table:table-cell table:style-name="ce318" table:formula="of:=IF([Sheet1.AQ31]=&quot;&quot;;&quot;&quot;;[Sheet1.AQ31])">
            <text:p/>
          </table:table-cell>
          <table:table-cell table:style-name="ce345" table:formula="of:=IF([Sheet1.AN31]=&quot;&quot;;&quot;&quot;;[Sheet1.AN31])">
            <text:p/>
          </table:table-cell>
          <table:table-cell table:style-name="ce318" table:formula="of:=IF([Sheet1.AO31]=&quot;&quot;;&quot;&quot;;[Sheet1.AO31])">
            <text:p/>
          </table:table-cell>
          <table:table-cell table:style-name="ce376" table:formula="of:=IF([Sheet1.V361]=&quot;&quot;;&quot;&quot;;[Sheet1.V361]/[Sheet1.S361])">
            <text:p/>
          </table:table-cell>
          <table:table-cell table:style-name="ce318" table:formula="of:=IF(OR([Sheet1.V361]=&quot;&quot;;[Sheet1.U361]=&quot;&quot;);&quot;&quot;;[Sheet1.V361]/([Sheet1.U361]/1000))">
            <text:p/>
          </table:table-cell>
          <table:table-cell table:style-name="ce422"/>
          <table:table-cell table:number-columns-repeated="999"/>
        </table:table-row>
        <table:table-row table:style-name="ro33">
          <table:table-cell table:style-name="ce228" office:value-type="float" office:value="22" calcext:value-type="float">
            <text:p>22</text:p>
          </table:table-cell>
          <table:table-cell table:style-name="ce235"/>
          <table:table-cell table:style-name="ce272" office:value-type="string" calcext:value-type="string">
            <text:p>kVp and Output Reproducibility</text:p>
          </table:table-cell>
          <table:table-cell table:number-columns-repeated="5"/>
          <table:table-cell table:style-name="ce272" table:number-columns-repeated="2"/>
          <table:table-cell table:number-columns-repeated="2"/>
          <table:table-cell table:style-name="ce424"/>
          <table:table-cell/>
          <table:table-cell table:style-name="ce301"/>
          <table:table-cell table:number-columns-repeated="3"/>
          <table:table-cell table:style-name="ce268" office:value-type="string" calcext:value-type="string">
            <text:p>Mean:</text:p>
          </table:table-cell>
          <table:table-cell table:style-name="ce636" table:formula="of:=IF(OR([Sheet1.T358]=&quot;&quot;;[Sheet1.T359]=&quot;&quot;;[Sheet1.T360]=&quot;&quot;;[Sheet1.T361]=&quot;&quot;);&quot;&quot;;AVERAGE([Sheet1.T358:.T361]))">
            <text:p/>
          </table:table-cell>
          <table:table-cell table:style-name="ce656" table:formula="of:=IF(OR([Sheet1.U358]=&quot;&quot;;[Sheet1.U359]=&quot;&quot;;[Sheet1.U360]=&quot;&quot;;[Sheet1.U361]=&quot;&quot;);&quot;&quot;;AVERAGE([Sheet1.U358:.U361]))">
            <text:p/>
          </table:table-cell>
          <table:table-cell table:style-name="ce636" table:formula="of:=IF(OR([Sheet1.V358]=&quot;&quot;;[Sheet1.V359]=&quot;&quot;;[Sheet1.V360]=&quot;&quot;;[Sheet1.V361]=&quot;&quot;);&quot;&quot;;AVERAGE([Sheet1.V358:.V361]))">
            <text:p/>
          </table:table-cell>
          <table:table-cell table:style-name="ce669" table:formula="of:=IF(OR([Sheet1.W358]=&quot;&quot;;[Sheet1.W359]=&quot;&quot;;[Sheet1.W360]=&quot;&quot;;[Sheet1.W361]=&quot;&quot;);&quot;&quot;;AVERAGE([Sheet1.W358:.W361]))">
            <text:p/>
          </table:table-cell>
          <table:table-cell table:style-name="ce636" table:formula="of:=IF(OR([Sheet1.X358]=&quot;&quot;;[Sheet1.X359]=&quot;&quot;;[Sheet1.X360]=&quot;&quot;;[Sheet1.X361]=&quot;&quot;);&quot;&quot;;AVERAGE([Sheet1.X358:.X361]))">
            <text:p/>
          </table:table-cell>
          <table:table-cell table:style-name="ce422"/>
          <table:table-cell table:number-columns-repeated="999"/>
        </table:table-row>
        <table:table-row table:style-name="ro33">
          <table:table-cell table:style-name="ce228" office:value-type="float" office:value="23" calcext:value-type="float">
            <text:p>23</text:p>
          </table:table-cell>
          <table:table-cell table:style-name="ce235"/>
          <table:table-cell table:style-name="ce268" office:value-type="string" calcext:value-type="string">
            <text:p>Target:</text:p>
          </table:table-cell>
          <table:table-cell table:style-name="ce267" table:formula="of:=IF([Sheet1.P358]=&quot;&quot;;&quot;&quot;;[Sheet1.P358])">
            <text:p/>
          </table:table-cell>
          <table:table-cell table:style-name="ce268" office:value-type="string" calcext:value-type="string">
            <text:p>Filter:</text:p>
          </table:table-cell>
          <table:table-cell table:style-name="ce267" table:formula="of:=IF([Sheet1.Q358]=&quot;&quot;;&quot;&quot;;[Sheet1.Q358])">
            <text:p/>
          </table:table-cell>
          <table:table-cell table:number-columns-repeated="2"/>
          <table:table-cell table:style-name="ce433" table:number-columns-repeated="2"/>
          <table:table-cell table:number-columns-repeated="2"/>
          <table:table-cell table:style-name="ce424"/>
          <table:table-cell/>
          <table:table-cell table:style-name="ce490"/>
          <table:table-cell table:number-columns-repeated="3"/>
          <table:table-cell table:style-name="ce268" office:value-type="string" calcext:value-type="string">
            <text:p>Std Dev:</text:p>
          </table:table-cell>
          <table:table-cell table:style-name="ce636" table:formula="of:=IF(OR([Sheet1.T358]=&quot;&quot;;[Sheet1.T359]=&quot;&quot;;[Sheet1.T360]=&quot;&quot;;[Sheet1.T361]=&quot;&quot;);&quot;&quot;;STDEV([Sheet1.T358:.T361]))">
            <text:p/>
          </table:table-cell>
          <table:table-cell table:style-name="ce636" table:formula="of:=IF(OR([Sheet1.U358]=&quot;&quot;;[Sheet1.U359]=&quot;&quot;;[Sheet1.U360]=&quot;&quot;;[Sheet1.U361]=&quot;&quot;);&quot;&quot;;STDEV([Sheet1.U358:.U361]))">
            <text:p/>
          </table:table-cell>
          <table:table-cell table:style-name="ce636" table:formula="of:=IF(OR([Sheet1.V358]=&quot;&quot;;[Sheet1.V359]=&quot;&quot;;[Sheet1.V360]=&quot;&quot;;[Sheet1.V361]=&quot;&quot;);&quot;&quot;;STDEV([Sheet1.V358:.V361]))">
            <text:p/>
          </table:table-cell>
          <table:table-cell table:style-name="ce636" table:formula="of:=IF(OR([Sheet1.W358]=&quot;&quot;;[Sheet1.W359]=&quot;&quot;;[Sheet1.W360]=&quot;&quot;;[Sheet1.W361]=&quot;&quot;);&quot;&quot;;STDEV([Sheet1.W358:.W361]))">
            <text:p/>
          </table:table-cell>
          <table:table-cell table:style-name="ce636" table:formula="of:=IF(OR([Sheet1.X358]=&quot;&quot;;[Sheet1.X359]=&quot;&quot;;[Sheet1.X360]=&quot;&quot;;[Sheet1.X361]=&quot;&quot;);&quot;&quot;;STDEV([Sheet1.X358:.X361]))">
            <text:p/>
          </table:table-cell>
          <table:table-cell table:style-name="ce422"/>
          <table:table-cell table:number-columns-repeated="999"/>
        </table:table-row>
        <table:table-row table:style-name="ro33">
          <table:table-cell table:style-name="ce228" office:value-type="float" office:value="24" calcext:value-type="float">
            <text:p>24</text:p>
          </table:table-cell>
          <table:table-cell table:style-name="ce235"/>
          <table:table-cell table:style-name="ce268" office:value-type="string" calcext:value-type="string">
            <text:p>mAs:</text:p>
          </table:table-cell>
          <table:table-cell table:style-name="ce267" table:formula="of:=IF([Sheet1.S358]=&quot;&quot;;&quot;&quot;;[Sheet1.S358])" office:value-type="float" office:value="50" calcext:value-type="float">
            <text:p>50</text:p>
          </table:table-cell>
          <table:table-cell table:number-columns-repeated="4"/>
          <table:table-cell table:style-name="ce433"/>
          <table:table-cell table:number-columns-repeated="3"/>
          <table:table-cell table:style-name="ce424"/>
          <table:table-cell/>
          <table:table-cell table:style-name="ce301"/>
          <table:table-cell table:number-columns-repeated="3"/>
          <table:table-cell table:style-name="ce268" office:value-type="string" calcext:value-type="string">
            <text:p>Coeff of Var:</text:p>
          </table:table-cell>
          <table:table-cell table:style-name="ce637" table:formula="of:=IF(OR([Sheet1.T362]=&quot;&quot;;[Sheet1.T363]=&quot;&quot;);&quot;&quot;;[Sheet1.T363]/[Sheet1.T362])">
            <text:p/>
          </table:table-cell>
          <table:table-cell table:style-name="ce637" table:formula="of:=IF(OR([Sheet1.U362]=&quot;&quot;;[Sheet1.U363]=&quot;&quot;);&quot;&quot;;[Sheet1.U363]/[Sheet1.U362])">
            <text:p/>
          </table:table-cell>
          <table:table-cell table:style-name="ce637" table:formula="of:=IF(OR([Sheet1.V362]=&quot;&quot;;[Sheet1.V363]=&quot;&quot;);&quot;&quot;;[Sheet1.V363]/[Sheet1.V362])">
            <text:p/>
          </table:table-cell>
          <table:table-cell table:style-name="ce637" table:formula="of:=IF(OR([Sheet1.W362]=&quot;&quot;;[Sheet1.W363]=&quot;&quot;);&quot;&quot;;[Sheet1.W363]/[Sheet1.W362])">
            <text:p/>
          </table:table-cell>
          <table:table-cell table:style-name="ce637" table:formula="of:=IF(OR([Sheet1.X362]=&quot;&quot;;[Sheet1.X363]=&quot;&quot;);&quot;&quot;;[Sheet1.X363]/[Sheet1.X362])">
            <text:p/>
          </table:table-cell>
          <table:table-cell table:style-name="ce422"/>
          <table:table-cell table:number-columns-repeated="999"/>
        </table:table-row>
        <table:table-row table:style-name="ro33">
          <table:table-cell table:style-name="ce228" office:value-type="float" office:value="25" calcext:value-type="float">
            <text:p>25</text:p>
          </table:table-cell>
          <table:table-cell table:style-name="ce235"/>
          <table:table-cell table:style-name="ce278" office:value-type="string" calcext:value-type="string">
            <text:p>Indicated</text:p>
          </table:table-cell>
          <table:table-cell table:style-name="ce278" office:value-type="string" calcext:value-type="string">
            <text:p>Measured</text:p>
          </table:table-cell>
          <table:table-cell table:style-name="ce229" table:number-columns-repeated="3"/>
          <table:table-cell table:number-columns-repeated="5"/>
          <table:table-cell table:style-name="ce424"/>
          <table:table-cell/>
          <table:table-cell table:style-name="ce301"/>
          <table:table-cell table:number-columns-repeated="3"/>
          <table:table-cell table:style-name="ce268" office:value-type="string" calcext:value-type="string">
            <text:p>Previous:</text:p>
          </table:table-cell>
          <table:table-cell table:style-name="ce638" table:number-columns-repeated="2"/>
          <table:table-cell table:style-name="ce660"/>
          <table:table-cell table:style-name="ce670" table:formula="of:=IF([Sheet1.AB87]=&quot;&quot;;&quot;&quot;;[Sheet1.AB87])">
            <text:p/>
          </table:table-cell>
          <table:table-cell table:style-name="ce670" table:formula="of:=IF([Sheet1.AB88]=&quot;&quot;;&quot;&quot;;[Sheet1.AB88])">
            <text:p/>
          </table:table-cell>
          <table:table-cell table:style-name="ce422"/>
          <table:table-cell table:number-columns-repeated="999"/>
        </table:table-row>
        <table:table-row table:style-name="ro33">
          <table:table-cell table:style-name="ce228" office:value-type="float" office:value="26" calcext:value-type="float">
            <text:p>26</text:p>
          </table:table-cell>
          <table:table-cell table:style-name="ce235"/>
          <table:table-cell table:number-columns-repeated="2" table:style-name="ce279" office:value-type="string" calcext:value-type="string">
            <text:p>kVp</text:p>
          </table:table-cell>
          <table:table-cell table:style-name="ce279" office:value-type="string" calcext:value-type="string">
            <text:p>mGy</text:p>
          </table:table-cell>
          <table:table-cell table:style-name="ce279" office:value-type="string" calcext:value-type="string">
            <text:p>mGy/mAs</text:p>
          </table:table-cell>
          <table:table-cell table:style-name="ce279" office:value-type="string" calcext:value-type="string">
            <text:p>mGy/s</text:p>
          </table:table-cell>
          <table:table-cell table:number-columns-repeated="5"/>
          <table:table-cell table:style-name="ce424"/>
          <table:table-cell/>
          <table:table-cell table:style-name="ce301"/>
          <table:table-cell table:style-name="ce270" office:value-type="string" calcext:value-type="string">
            <text:p>Criteria:</text:p>
          </table:table-cell>
          <table:table-cell table:style-name="ce244" office:value-type="string" calcext:value-type="string">
            <text:p>Coefficient of variation &lt;= 2%</text:p>
          </table:table-cell>
          <table:table-cell table:number-columns-repeated="7"/>
          <table:table-cell table:style-name="ce422"/>
          <table:table-cell table:number-columns-repeated="999"/>
        </table:table-row>
        <table:table-row table:style-name="ro33">
          <table:table-cell table:style-name="ce228" office:value-type="float" office:value="27" calcext:value-type="float">
            <text:p>27</text:p>
          </table:table-cell>
          <table:table-cell table:style-name="ce235"/>
          <table:table-cell table:style-name="ce280" table:formula="of:=IF([Sheet1.R358]=&quot;&quot;;&quot;&quot;;[Sheet1.R358])" office:value-type="float" office:value="28" calcext:value-type="float">
            <text:p>28</text:p>
          </table:table-cell>
          <table:table-cell table:style-name="ce318" table:formula="of:=IF([Sheet1.T358]=&quot;&quot;;&quot;&quot;;[Sheet1.T358])">
            <text:p/>
          </table:table-cell>
          <table:table-cell table:style-name="ce318" table:formula="of:=IF([Sheet1.V358]=&quot;&quot;;&quot;&quot;;[Sheet1.V358])">
            <text:p/>
          </table:table-cell>
          <table:table-cell table:style-name="ce376" table:formula="of:=IF([Sheet1.W358]=&quot;&quot;;&quot;&quot;;[Sheet1.W358])">
            <text:p/>
          </table:table-cell>
          <table:table-cell table:style-name="ce318" table:formula="of:=IF([Sheet1.X358]=&quot;&quot;;&quot;&quot;;[Sheet1.X358])">
            <text:p/>
          </table:table-cell>
          <table:table-cell/>
          <table:table-cell table:style-name="ce258" table:number-columns-repeated="2"/>
          <table:table-cell table:number-columns-repeated="2"/>
          <table:table-cell table:style-name="ce424"/>
          <table:table-cell/>
          <table:table-cell table:style-name="ce301"/>
          <table:table-cell/>
          <table:table-cell table:style-name="ce244" office:value-type="string" calcext:value-type="string">
            <text:p>Minimum acceptable output is 7 mGy/s at 28 kVp for Mo target</text:p>
          </table:table-cell>
          <table:table-cell table:number-columns-repeated="7"/>
          <table:table-cell table:style-name="ce422"/>
          <table:table-cell table:number-columns-repeated="999"/>
        </table:table-row>
        <table:table-row table:style-name="ro33">
          <table:table-cell table:style-name="ce228" office:value-type="float" office:value="28" calcext:value-type="float">
            <text:p>28</text:p>
          </table:table-cell>
          <table:table-cell table:style-name="ce235"/>
          <table:table-cell/>
          <table:table-cell table:style-name="ce318" table:formula="of:=IF([Sheet1.T359]=&quot;&quot;;&quot;&quot;;[Sheet1.T359])">
            <text:p/>
          </table:table-cell>
          <table:table-cell table:style-name="ce318" table:formula="of:=IF([Sheet1.V359]=&quot;&quot;;&quot;&quot;;[Sheet1.V359])">
            <text:p/>
          </table:table-cell>
          <table:table-cell table:style-name="ce376" table:formula="of:=IF([Sheet1.W359]=&quot;&quot;;&quot;&quot;;[Sheet1.W359])">
            <text:p/>
          </table:table-cell>
          <table:table-cell table:style-name="ce318" table:formula="of:=IF([Sheet1.X359]=&quot;&quot;;&quot;&quot;;[Sheet1.X359])">
            <text:p/>
          </table:table-cell>
          <table:table-cell/>
          <table:table-cell table:style-name="ce258" table:number-columns-repeated="2"/>
          <table:table-cell table:number-columns-repeated="2"/>
          <table:table-cell table:style-name="ce424"/>
          <table:table-cell/>
          <table:table-cell table:style-name="ce482"/>
          <table:table-cell table:style-name="ce265"/>
          <table:table-cell table:style-name="ce566" office:value-type="string" calcext:value-type="string">
            <text:p>Minimum acceptable output is 2 mGy/s at 28 kVp for W target</text:p>
          </table:table-cell>
          <table:table-cell table:style-name="ce265" table:number-columns-repeated="7"/>
          <table:table-cell table:style-name="ce690"/>
          <table:table-cell table:number-columns-repeated="999"/>
        </table:table-row>
        <table:table-row table:style-name="ro33">
          <table:table-cell table:style-name="ce228" office:value-type="float" office:value="29" calcext:value-type="float">
            <text:p>29</text:p>
          </table:table-cell>
          <table:table-cell table:style-name="ce235"/>
          <table:table-cell/>
          <table:table-cell table:style-name="ce318" table:formula="of:=IF([Sheet1.T360]=&quot;&quot;;&quot;&quot;;[Sheet1.T360])">
            <text:p/>
          </table:table-cell>
          <table:table-cell table:style-name="ce318" table:formula="of:=IF([Sheet1.V360]=&quot;&quot;;&quot;&quot;;[Sheet1.V360])">
            <text:p/>
          </table:table-cell>
          <table:table-cell table:style-name="ce376" table:formula="of:=IF([Sheet1.W360]=&quot;&quot;;&quot;&quot;;[Sheet1.W360])">
            <text:p/>
          </table:table-cell>
          <table:table-cell table:style-name="ce318" table:formula="of:=IF([Sheet1.X360]=&quot;&quot;;&quot;&quot;;[Sheet1.X360])">
            <text:p/>
          </table:table-cell>
          <table:table-cell/>
          <table:table-cell table:style-name="ce258" table:number-columns-repeated="2"/>
          <table:table-cell table:number-columns-repeated="2"/>
          <table:table-cell table:style-name="ce424"/>
          <table:table-cell/>
          <table:table-cell table:style-name="ce489" office:value-type="string" calcext:value-type="string">
            <text:p>Exposure Linearity</text:p>
          </table:table-cell>
          <table:table-cell table:style-name="ce338" table:number-columns-repeated="9"/>
          <table:table-cell table:style-name="ce689"/>
          <table:table-cell table:number-columns-repeated="999"/>
        </table:table-row>
        <table:table-row table:style-name="ro33">
          <table:table-cell table:style-name="ce228" office:value-type="float" office:value="30" calcext:value-type="float">
            <text:p>30</text:p>
          </table:table-cell>
          <table:table-cell table:style-name="ce235"/>
          <table:table-cell/>
          <table:table-cell table:style-name="ce318" table:formula="of:=IF([Sheet1.T361]=&quot;&quot;;&quot;&quot;;[Sheet1.T361])">
            <text:p/>
          </table:table-cell>
          <table:table-cell table:style-name="ce318" table:formula="of:=IF([Sheet1.V361]=&quot;&quot;;&quot;&quot;;[Sheet1.V361])">
            <text:p/>
          </table:table-cell>
          <table:table-cell table:style-name="ce376" table:formula="of:=IF([Sheet1.W361]=&quot;&quot;;&quot;&quot;;[Sheet1.W361])">
            <text:p/>
          </table:table-cell>
          <table:table-cell table:style-name="ce318" table:formula="of:=IF([Sheet1.X361]=&quot;&quot;;&quot;&quot;;[Sheet1.X361])">
            <text:p/>
          </table:table-cell>
          <table:table-cell table:number-columns-repeated="5"/>
          <table:table-cell table:style-name="ce424"/>
          <table:table-cell/>
          <table:table-cell table:style-name="ce301"/>
          <table:table-cell table:number-columns-repeated="4"/>
          <table:table-cell table:style-name="ce521" office:value-type="string" calcext:value-type="string" table:number-columns-spanned="5" table:number-rows-spanned="1">
            <text:p>Measured Values</text:p>
          </table:table-cell>
          <table:covered-table-cell table:number-columns-repeated="4"/>
          <table:table-cell table:style-name="ce422"/>
          <table:table-cell table:number-columns-repeated="999"/>
        </table:table-row>
        <table:table-row table:style-name="ro33">
          <table:table-cell table:style-name="ce228" office:value-type="float" office:value="31" calcext:value-type="float">
            <text:p>31</text:p>
          </table:table-cell>
          <table:table-cell table:style-name="ce235"/>
          <table:table-cell table:style-name="ce268" office:value-type="string" calcext:value-type="string">
            <text:p>Mean:</text:p>
          </table:table-cell>
          <table:table-cell table:style-name="ce318" table:formula="of:=IF([Sheet1.T362]=&quot;&quot;;&quot;&quot;;[Sheet1.T362])">
            <text:p/>
          </table:table-cell>
          <table:table-cell table:style-name="ce318" table:formula="of:=IF([Sheet1.V362]=&quot;&quot;;&quot;&quot;;[Sheet1.V362])">
            <text:p/>
          </table:table-cell>
          <table:table-cell table:style-name="ce376" table:formula="of:=IF([Sheet1.W362]=&quot;&quot;;&quot;&quot;;[Sheet1.W362])">
            <text:p/>
          </table:table-cell>
          <table:table-cell table:style-name="ce318" table:formula="of:=IF([Sheet1.X362]=&quot;&quot;;&quot;&quot;;[Sheet1.X362])">
            <text:p/>
          </table:table-cell>
          <table:table-cell table:number-columns-repeated="5"/>
          <table:table-cell table:style-name="ce424"/>
          <table:table-cell/>
          <table:table-cell table:style-name="ce301"/>
          <table:table-cell table:style-name="ce229" office:value-type="string" calcext:value-type="string">
            <text:p>Target:</text:p>
          </table:table-cell>
          <table:table-cell table:style-name="ce229" office:value-type="string" calcext:value-type="string">
            <text:p>Filter</text:p>
          </table:table-cell>
          <table:table-cell table:style-name="ce229" office:value-type="string" calcext:value-type="string">
            <text:p>kV</text:p>
          </table:table-cell>
          <table:table-cell table:style-name="ce229" office:value-type="string" calcext:value-type="string">
            <text:p>mAs</text:p>
          </table:table-cell>
          <table:table-cell table:style-name="ce229" office:value-type="string" calcext:value-type="string">
            <text:p>kVp</text:p>
          </table:table-cell>
          <table:table-cell table:style-name="ce229" office:value-type="string" calcext:value-type="string">
            <text:p>ms</text:p>
          </table:table-cell>
          <table:table-cell table:style-name="ce229" office:value-type="string" calcext:value-type="string">
            <text:p>Dose (mGy)</text:p>
          </table:table-cell>
          <table:table-cell table:style-name="ce229" office:value-type="string" calcext:value-type="string">
            <text:p>mGy/mAs</text:p>
          </table:table-cell>
          <table:table-cell table:style-name="ce229" office:value-type="string" calcext:value-type="string">
            <text:p>mGy/s</text:p>
          </table:table-cell>
          <table:table-cell table:style-name="ce422"/>
          <table:table-cell table:number-columns-repeated="999"/>
        </table:table-row>
        <table:table-row table:style-name="ro33">
          <table:table-cell table:style-name="ce228" office:value-type="float" office:value="32" calcext:value-type="float">
            <text:p>32</text:p>
          </table:table-cell>
          <table:table-cell table:style-name="ce235"/>
          <table:table-cell table:style-name="ce268" office:value-type="string" calcext:value-type="string">
            <text:p>Std Dev:</text:p>
          </table:table-cell>
          <table:table-cell table:style-name="ce318" table:formula="of:=IF([Sheet1.T363]=&quot;&quot;;&quot;&quot;;[Sheet1.T363])">
            <text:p/>
          </table:table-cell>
          <table:table-cell table:style-name="ce318" table:formula="of:=IF([Sheet1.V363]=&quot;&quot;;&quot;&quot;;[Sheet1.V363])">
            <text:p/>
          </table:table-cell>
          <table:table-cell table:style-name="ce376" table:formula="of:=IF([Sheet1.W363]=&quot;&quot;;&quot;&quot;;[Sheet1.W363])">
            <text:p/>
          </table:table-cell>
          <table:table-cell table:style-name="ce318" table:formula="of:=IF([Sheet1.X363]=&quot;&quot;;&quot;&quot;;[Sheet1.X363])">
            <text:p/>
          </table:table-cell>
          <table:table-cell table:number-columns-repeated="5"/>
          <table:table-cell table:style-name="ce424"/>
          <table:table-cell/>
          <table:table-cell table:style-name="ce301"/>
          <table:table-cell table:style-name="ce280" table:formula="of:=IF([Sheet1.AK27]=&quot;&quot;;&quot;&quot;;[Sheet1.AK27])">
            <text:p/>
          </table:table-cell>
          <table:table-cell table:style-name="ce280" table:formula="of:=IF([Sheet1.AL27]=&quot;&quot;;&quot;&quot;;[Sheet1.AL27])">
            <text:p/>
          </table:table-cell>
          <table:table-cell table:style-name="ce280" table:formula="of:=IF([Sheet1.AH27]=&quot;&quot;;&quot;&quot;;[Sheet1.AH27])" office:value-type="float" office:value="28" calcext:value-type="float">
            <text:p>28</text:p>
          </table:table-cell>
          <table:table-cell table:style-name="ce280" table:formula="of:=IF([Sheet1.AI27]=&quot;&quot;;&quot;&quot;;[Sheet1.AI27])" office:value-type="float" office:value="20" calcext:value-type="float">
            <text:p>20</text:p>
          </table:table-cell>
          <table:table-cell table:style-name="ce318" table:formula="of:=IF([Sheet1.AQ27]=&quot;&quot;;&quot;&quot;;[Sheet1.AQ27])">
            <text:p/>
          </table:table-cell>
          <table:table-cell table:style-name="ce318" table:formula="of:=IF([Sheet1.AN27]=&quot;&quot;;&quot;&quot;;[Sheet1.AN27])">
            <text:p/>
          </table:table-cell>
          <table:table-cell table:style-name="ce318" table:formula="of:=IF([Sheet1.AO27]=&quot;&quot;;&quot;&quot;;[Sheet1.AO27])">
            <text:p/>
          </table:table-cell>
          <table:table-cell table:style-name="ce376" table:formula="of:=IF([Sheet1.V372]=&quot;&quot;;&quot;&quot;;[Sheet1.V372]/[Sheet1.S372])">
            <text:p/>
          </table:table-cell>
          <table:table-cell table:style-name="ce318" table:formula="of:=IF(OR([Sheet1.V372]=&quot;&quot;;[Sheet1.U372]=&quot;&quot;);&quot;&quot;;[Sheet1.V372]/([Sheet1.U372]/1000))">
            <text:p/>
          </table:table-cell>
          <table:table-cell table:style-name="ce422"/>
          <table:table-cell table:number-columns-repeated="999"/>
        </table:table-row>
        <table:table-row table:style-name="ro33">
          <table:table-cell table:style-name="ce228" office:value-type="float" office:value="33" calcext:value-type="float">
            <text:p>33</text:p>
          </table:table-cell>
          <table:table-cell table:style-name="ce235"/>
          <table:table-cell table:style-name="ce268" office:value-type="string" calcext:value-type="string">
            <text:p>Coeff of Var:</text:p>
          </table:table-cell>
          <table:table-cell table:style-name="ce320" table:formula="of:=IF([Sheet1.T364]=&quot;&quot;;&quot;&quot;;[Sheet1.T364])">
            <text:p/>
          </table:table-cell>
          <table:table-cell table:style-name="ce320" table:formula="of:=IF([Sheet1.V364]=&quot;&quot;;&quot;&quot;;[Sheet1.V364])">
            <text:p/>
          </table:table-cell>
          <table:table-cell table:style-name="ce320" table:formula="of:=IF([Sheet1.W364]=&quot;&quot;;&quot;&quot;;[Sheet1.W364])">
            <text:p/>
          </table:table-cell>
          <table:table-cell table:style-name="ce320" table:formula="of:=IF([Sheet1.X364]=&quot;&quot;;&quot;&quot;;[Sheet1.X364])">
            <text:p/>
          </table:table-cell>
          <table:table-cell table:number-columns-repeated="5"/>
          <table:table-cell table:style-name="ce424"/>
          <table:table-cell/>
          <table:table-cell table:style-name="ce301"/>
          <table:table-cell table:style-name="ce280" table:formula="of:=IF([Sheet1.AK28]=&quot;&quot;;&quot;&quot;;[Sheet1.AK28])">
            <text:p/>
          </table:table-cell>
          <table:table-cell table:style-name="ce280" table:formula="of:=IF([Sheet1.AL28]=&quot;&quot;;&quot;&quot;;[Sheet1.AL28])">
            <text:p/>
          </table:table-cell>
          <table:table-cell table:style-name="ce280" table:formula="of:=IF([Sheet1.AH28]=&quot;&quot;;&quot;&quot;;[Sheet1.AH28])" office:value-type="float" office:value="28" calcext:value-type="float">
            <text:p>28</text:p>
          </table:table-cell>
          <table:table-cell table:style-name="ce280" table:formula="of:=IF([Sheet1.AI28]=&quot;&quot;;&quot;&quot;;[Sheet1.AI28])" office:value-type="float" office:value="50" calcext:value-type="float">
            <text:p>50</text:p>
          </table:table-cell>
          <table:table-cell table:style-name="ce318" table:formula="of:=[Sheet1.T362]">
            <text:p/>
          </table:table-cell>
          <table:table-cell table:style-name="ce318" table:formula="of:=[Sheet1.U362]">
            <text:p/>
          </table:table-cell>
          <table:table-cell table:style-name="ce318" table:formula="of:=[Sheet1.V362]">
            <text:p/>
          </table:table-cell>
          <table:table-cell table:style-name="ce376" table:formula="of:=[Sheet1.W362]">
            <text:p/>
          </table:table-cell>
          <table:table-cell table:style-name="ce318" table:formula="of:=[Sheet1.X362]">
            <text:p/>
          </table:table-cell>
          <table:table-cell table:style-name="ce422"/>
          <table:table-cell table:number-columns-repeated="999"/>
        </table:table-row>
        <table:table-row table:style-name="ro33">
          <table:table-cell table:style-name="ce228" office:value-type="float" office:value="34" calcext:value-type="float">
            <text:p>34</text:p>
          </table:table-cell>
          <table:table-cell table:style-name="ce235"/>
          <table:table-cell table:style-name="ce268" office:value-type="string" calcext:value-type="string">
            <text:p>Acceptable:</text:p>
          </table:table-cell>
          <table:table-cell table:style-name="ce321" table:formula="of:=IF([Sheet1.D373]=&quot;&quot;;&quot;&quot;;IF(ABS([Sheet1.D373])&lt;=0.02;&quot;YES&quot;;&quot;NO&quot;))">
            <text:p/>
          </table:table-cell>
          <table:table-cell table:style-name="ce321" table:formula="of:=IF([Sheet1.E373]=&quot;&quot;;&quot;&quot;;IF(ABS([Sheet1.E373])&lt;=0.02;&quot;YES&quot;;&quot;NO&quot;))">
            <text:p/>
          </table:table-cell>
          <table:table-cell table:style-name="ce321" table:formula="of:=IF([Sheet1.F373]=&quot;&quot;;&quot;&quot;;IF(ABS([Sheet1.F373])&lt;=0.02;&quot;YES&quot;;&quot;NO&quot;))">
            <text:p/>
          </table:table-cell>
          <table:table-cell table:style-name="ce384"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24"/>
          <table:table-cell/>
          <table:table-cell table:style-name="ce301"/>
          <table:table-cell table:style-name="ce280" table:formula="of:=IF([Sheet1.AK38]=&quot;&quot;;&quot;&quot;;[Sheet1.AK38])">
            <text:p/>
          </table:table-cell>
          <table:table-cell table:style-name="ce280" table:formula="of:=IF([Sheet1.AL38]=&quot;&quot;;&quot;&quot;;[Sheet1.AL38])">
            <text:p/>
          </table:table-cell>
          <table:table-cell table:style-name="ce280" table:formula="of:=IF([Sheet1.AH38]=&quot;&quot;;&quot;&quot;;[Sheet1.AH38])" office:value-type="float" office:value="28" calcext:value-type="float">
            <text:p>28</text:p>
          </table:table-cell>
          <table:table-cell table:style-name="ce280" table:formula="of:=IF([Sheet1.AI38]=&quot;&quot;;&quot;&quot;;[Sheet1.AI38])" office:value-type="float" office:value="100" calcext:value-type="float">
            <text:p>100</text:p>
          </table:table-cell>
          <table:table-cell table:style-name="ce318" table:formula="of:=IF([Sheet1.AQ38]=&quot;&quot;;&quot;&quot;;[Sheet1.AQ38])">
            <text:p/>
          </table:table-cell>
          <table:table-cell table:style-name="ce318" table:formula="of:=IF([Sheet1.AN38]=&quot;&quot;;&quot;&quot;;[Sheet1.AN38])">
            <text:p/>
          </table:table-cell>
          <table:table-cell table:style-name="ce318" table:formula="of:=IF([Sheet1.AO38]=&quot;&quot;;&quot;&quot;;[Sheet1.AO38])">
            <text:p/>
          </table:table-cell>
          <table:table-cell table:style-name="ce376" table:formula="of:=IF([Sheet1.V374]=&quot;&quot;;&quot;&quot;;[Sheet1.V374]/[Sheet1.S374])">
            <text:p/>
          </table:table-cell>
          <table:table-cell table:style-name="ce318" table:formula="of:=IF(OR([Sheet1.V374]=&quot;&quot;;[Sheet1.U374]=&quot;&quot;);&quot;&quot;;[Sheet1.V374]/([Sheet1.U374]/1000))">
            <text:p/>
          </table:table-cell>
          <table:table-cell table:style-name="ce422"/>
          <table:table-cell table:number-columns-repeated="999"/>
        </table:table-row>
        <table:table-row table:style-name="ro33">
          <table:table-cell table:style-name="ce228" office:value-type="float" office:value="35" calcext:value-type="float">
            <text:p>35</text:p>
          </table:table-cell>
          <table:table-cell table:style-name="ce235"/>
          <table:table-cell/>
          <table:table-cell table:style-name="ce270" office:value-type="string" calcext:value-type="string">
            <text:p>Criteria:</text:p>
          </table:table-cell>
          <table:table-cell table:style-name="ce244" office:value-type="string" calcext:value-type="string">
            <text:p>Coefficient of variation &lt;= 2%</text:p>
          </table:table-cell>
          <table:table-cell table:number-columns-repeated="7"/>
          <table:table-cell table:style-name="ce424"/>
          <table:table-cell/>
          <table:table-cell table:style-name="ce301"/>
          <table:table-cell table:style-name="ce280" table:formula="of:=IF([Sheet1.AK39]=&quot;&quot;;&quot;&quot;;[Sheet1.AK39])">
            <text:p/>
          </table:table-cell>
          <table:table-cell table:style-name="ce280" table:formula="of:=IF([Sheet1.AL39]=&quot;&quot;;&quot;&quot;;[Sheet1.AL39])">
            <text:p/>
          </table:table-cell>
          <table:table-cell table:style-name="ce280" table:formula="of:=IF([Sheet1.AH39]=&quot;&quot;;&quot;&quot;;[Sheet1.AH39])" office:value-type="float" office:value="28" calcext:value-type="float">
            <text:p>28</text:p>
          </table:table-cell>
          <table:table-cell table:style-name="ce280" table:formula="of:=IF([Sheet1.AI39]=&quot;&quot;;&quot;&quot;;[Sheet1.AI39])" office:value-type="float" office:value="300" calcext:value-type="float">
            <text:p>300</text:p>
          </table:table-cell>
          <table:table-cell table:style-name="ce318" table:formula="of:=IF([Sheet1.AQ39]=&quot;&quot;;&quot;&quot;;[Sheet1.AQ39])">
            <text:p/>
          </table:table-cell>
          <table:table-cell table:style-name="ce318" table:formula="of:=IF([Sheet1.AN39]=&quot;&quot;;&quot;&quot;;[Sheet1.AN39])">
            <text:p/>
          </table:table-cell>
          <table:table-cell table:style-name="ce318" table:formula="of:=IF([Sheet1.AO39]=&quot;&quot;;&quot;&quot;;[Sheet1.AO39])">
            <text:p/>
          </table:table-cell>
          <table:table-cell table:style-name="ce376" table:formula="of:=IF([Sheet1.V375]=&quot;&quot;;&quot;&quot;;[Sheet1.V375]/[Sheet1.S375])">
            <text:p/>
          </table:table-cell>
          <table:table-cell table:style-name="ce318" table:formula="of:=IF(OR([Sheet1.V375]=&quot;&quot;;[Sheet1.U375]=&quot;&quot;);&quot;&quot;;[Sheet1.V375]/([Sheet1.U375]/1000))">
            <text:p/>
          </table:table-cell>
          <table:table-cell table:style-name="ce422"/>
          <table:table-cell table:number-columns-repeated="999"/>
        </table:table-row>
        <table:table-row table:style-name="ro33">
          <table:table-cell table:style-name="ce228" office:value-type="float" office:value="36" calcext:value-type="float">
            <text:p>36</text:p>
          </table:table-cell>
          <table:table-cell table:style-name="ce235"/>
          <table:table-cell table:number-columns-repeated="2"/>
          <table:table-cell table:style-name="ce244" office:value-type="string" calcext:value-type="string">
            <text:p>Minimum acceptable output is 7 mGy/s at 28 kVp for Mo target</text:p>
          </table:table-cell>
          <table:table-cell table:number-columns-repeated="7"/>
          <table:table-cell table:style-name="ce424"/>
          <table:table-cell/>
          <table:table-cell table:style-name="ce301"/>
          <table:table-cell table:style-name="ce270" office:value-type="string" calcext:value-type="string">
            <text:p>Criteria:</text:p>
          </table:table-cell>
          <table:table-cell table:style-name="ce244" office:value-type="string" calcext:value-type="string">
            <text:p>Coefficient of linearity is &lt;= 10%</text:p>
          </table:table-cell>
          <table:table-cell table:number-columns-repeated="4"/>
          <table:table-cell table:style-name="ce268" office:value-type="string" calcext:value-type="string">
            <text:p>Coeff of Linearity:</text:p>
          </table:table-cell>
          <table:table-cell table:style-name="ce637" table:formula="of:=IF(OR([Sheet1.W372]=&quot;&quot;;[Sheet1.W373]=&quot;&quot;;[Sheet1.W374]=&quot;&quot;;[Sheet1.W375]=&quot;&quot;);&quot;&quot;;(MAX([Sheet1.W372:.W375])-MIN([Sheet1.W372:.W375]))/(MAX([Sheet1.W372:.W375])+MIN([Sheet1.W372:.W375])))">
            <text:p/>
          </table:table-cell>
          <table:table-cell/>
          <table:table-cell table:style-name="ce422"/>
          <table:table-cell table:number-columns-repeated="999"/>
        </table:table-row>
        <table:table-row table:style-name="ro33">
          <table:table-cell table:style-name="ce228" office:value-type="float" office:value="37" calcext:value-type="float">
            <text:p>37</text:p>
          </table:table-cell>
          <table:table-cell table:style-name="ce235"/>
          <table:table-cell/>
          <table:table-cell table:style-name="ce247"/>
          <table:table-cell table:style-name="ce308" office:value-type="string" calcext:value-type="string">
            <text:p>Minimum acceptable output is 2 mGy/s at 28 kVp for W target</text:p>
          </table:table-cell>
          <table:table-cell table:number-columns-repeated="7"/>
          <table:table-cell table:style-name="ce424"/>
          <table:table-cell/>
          <table:table-cell table:style-name="ce301"/>
          <table:table-cell table:number-columns-repeated="9"/>
          <table:table-cell table:style-name="ce422"/>
          <table:table-cell table:number-columns-repeated="999"/>
        </table:table-row>
        <table:table-row table:style-name="ro33">
          <table:table-cell table:style-name="ce228" office:value-type="float" office:value="38" calcext:value-type="float">
            <text:p>38</text:p>
          </table:table-cell>
          <table:table-cell table:style-name="ce235"/>
          <table:table-cell table:style-name="ce258" table:number-columns-repeated="5"/>
          <table:table-cell table:number-columns-repeated="5"/>
          <table:table-cell table:style-name="ce424"/>
          <table:table-cell/>
          <table:table-cell table:style-name="ce487" table:formula="of:=IF([Sheet1.U375]=&quot;&quot;;&quot;&quot;;IF([Sheet1.U375]/1000&gt;=3;1;2))">
            <text:p/>
          </table:table-cell>
          <table:table-cell office:value-type="string" calcext:value-type="string">
            <text:p>Unit Can Maintain Output for 3 sec at 28 kVp</text:p>
          </table:table-cell>
          <table:table-cell table:number-columns-repeated="8"/>
          <table:table-cell table:style-name="ce422"/>
          <table:table-cell table:number-columns-repeated="999"/>
        </table:table-row>
        <table:table-row table:style-name="ro33">
          <table:table-cell table:style-name="ce228" office:value-type="float" office:value="39" calcext:value-type="float">
            <text:p>39</text:p>
          </table:table-cell>
          <table:table-cell table:style-name="ce235"/>
          <table:table-cell table:style-name="ce272" office:value-type="string" calcext:value-type="string">
            <text:p>Exposure Linearity</text:p>
          </table:table-cell>
          <table:table-cell table:number-columns-repeated="9"/>
          <table:table-cell table:style-name="ce424"/>
          <table:table-cell/>
          <table:table-cell table:style-name="ce482"/>
          <table:table-cell table:style-name="ce265" table:number-columns-repeated="9"/>
          <table:table-cell table:style-name="ce690"/>
          <table:table-cell table:number-columns-repeated="999"/>
        </table:table-row>
        <table:table-row table:style-name="ro33">
          <table:table-cell table:style-name="ce228" office:value-type="float" office:value="40" calcext:value-type="float">
            <text:p>40</text:p>
          </table:table-cell>
          <table:table-cell table:style-name="ce235"/>
          <table:table-cell table:style-name="ce268" office:value-type="string" calcext:value-type="string">
            <text:p>Target:</text:p>
          </table:table-cell>
          <table:table-cell table:style-name="ce267" table:formula="of:=IF([Sheet1.P372]=&quot;&quot;;&quot;&quot;;[Sheet1.P372])">
            <text:p/>
          </table:table-cell>
          <table:table-cell table:style-name="ce268" office:value-type="string" calcext:value-type="string">
            <text:p>Filter:</text:p>
          </table:table-cell>
          <table:table-cell table:style-name="ce267" table:formula="of:=IF([Sheet1.Q372]=&quot;&quot;;&quot;&quot;;[Sheet1.Q372])">
            <text:p/>
          </table:table-cell>
          <table:table-cell table:number-columns-repeated="6"/>
          <table:table-cell table:style-name="ce424"/>
          <table:table-cell/>
          <table:table-cell table:style-name="ce489" office:value-type="string" calcext:value-type="string">
            <text:p>Half Value Layer – 2D</text:p>
          </table:table-cell>
          <table:table-cell table:style-name="ce338"/>
          <table:table-cell table:style-name="ce550"/>
          <table:table-cell table:style-name="ce338" office:value-type="string" calcext:value-type="string">
            <text:p>Compression paddle used?</text:p>
          </table:table-cell>
          <table:table-cell table:style-name="ce338" table:number-columns-repeated="6"/>
          <table:table-cell table:style-name="ce689"/>
          <table:table-cell table:number-columns-repeated="999"/>
        </table:table-row>
        <table:table-row table:style-name="ro33">
          <table:table-cell table:style-name="ce228" office:value-type="float" office:value="41" calcext:value-type="float">
            <text:p>41</text:p>
          </table:table-cell>
          <table:table-cell table:style-name="ce235"/>
          <table:table-cell/>
          <table:table-cell table:style-name="ce266"/>
          <table:table-cell table:number-columns-repeated="8"/>
          <table:table-cell table:style-name="ce424"/>
          <table:table-cell/>
          <table:table-cell table:style-name="ce301"/>
          <table:table-cell table:style-name="ce281" office:value-type="string" calcext:value-type="string">
            <text:p>Target/Filter</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422"/>
          <table:table-cell table:number-columns-repeated="999"/>
        </table:table-row>
        <table:table-row table:style-name="ro33">
          <table:table-cell table:style-name="ce228" office:value-type="float" office:value="42" calcext:value-type="float">
            <text:p>42</text:p>
          </table:table-cell>
          <table:table-cell table:style-name="ce235"/>
          <table:table-cell table:style-name="ce279" office:value-type="string" calcext:value-type="string">
            <text:p>Set mAs</text:p>
          </table:table-cell>
          <table:table-cell table:style-name="ce279" office:value-type="string" calcext:value-type="string">
            <text:p>kVp</text:p>
          </table:table-cell>
          <table:table-cell table:style-name="ce279" office:value-type="string" calcext:value-type="string">
            <text:p>mGy</text:p>
          </table:table-cell>
          <table:table-cell table:style-name="ce279" office:value-type="string" calcext:value-type="string">
            <text:p>mGy/mAs</text:p>
          </table:table-cell>
          <table:table-cell table:style-name="ce279" office:value-type="string" calcext:value-type="string">
            <text:p>mGy/s</text:p>
          </table:table-cell>
          <table:table-cell table:number-columns-repeated="5"/>
          <table:table-cell table:style-name="ce424"/>
          <table:table-cell/>
          <table:table-cell table:style-name="ce301"/>
          <table:table-cell table:style-name="ce282" office:value-type="string" calcext:value-type="string">
            <text:p>kV</text:p>
          </table:table-cell>
          <table:table-cell table:style-name="ce282" table:formula="of:=[HVLProcessing.A1]" office:value-type="float" office:value="24" calcext:value-type="float">
            <text:p>24</text:p>
          </table:table-cell>
          <table:table-cell table:style-name="ce282" table:formula="of:=[HVLProcessing.A9]" office:value-type="float" office:value="25" calcext:value-type="float">
            <text:p>25</text:p>
          </table:table-cell>
          <table:table-cell table:style-name="ce282" table:formula="of:=[HVLProcessing.A17]" office:value-type="float" office:value="28" calcext:value-type="float">
            <text:p>28</text:p>
          </table:table-cell>
          <table:table-cell table:style-name="ce282" table:formula="of:=[HVLProcessing.A25]" office:value-type="float" office:value="32" calcext:value-type="float">
            <text:p>32</text:p>
          </table:table-cell>
          <table:table-cell table:style-name="ce282" table:formula="of:=[HVLProcessing.I1]" office:value-type="float" office:value="28" calcext:value-type="float">
            <text:p>28</text:p>
          </table:table-cell>
          <table:table-cell table:style-name="ce282" table:formula="of:=[HVLProcessing.I9]" office:value-type="float" office:value="30" calcext:value-type="float">
            <text:p>30</text:p>
          </table:table-cell>
          <table:table-cell table:style-name="ce282" table:formula="of:=[HVLProcessing.I17]" office:value-type="float" office:value="32" calcext:value-type="float">
            <text:p>32</text:p>
          </table:table-cell>
          <table:table-cell table:style-name="ce282" table:formula="of:=[HVLProcessing.I25]" office:value-type="float" office:value="34" calcext:value-type="float">
            <text:p>34</text:p>
          </table:table-cell>
          <table:table-cell table:style-name="ce422"/>
          <table:table-cell table:number-columns-repeated="999"/>
        </table:table-row>
        <table:table-row table:style-name="ro33">
          <table:table-cell table:style-name="ce228" office:value-type="float" office:value="43" calcext:value-type="float">
            <text:p>43</text:p>
          </table:table-cell>
          <table:table-cell table:style-name="ce235"/>
          <table:table-cell table:style-name="ce280" table:formula="of:=IF([Sheet1.S372]=&quot;&quot;;&quot;&quot;;[Sheet1.S372])" office:value-type="float" office:value="20" calcext:value-type="float">
            <text:p>20</text:p>
          </table:table-cell>
          <table:table-cell table:style-name="ce318" table:formula="of:=IF([Sheet1.T372]=&quot;&quot;;&quot;&quot;;[Sheet1.T372])">
            <text:p/>
          </table:table-cell>
          <table:table-cell table:style-name="ce318" table:formula="of:=IF([Sheet1.V372]=&quot;&quot;;&quot;&quot;;[Sheet1.V372])">
            <text:p/>
          </table:table-cell>
          <table:table-cell table:style-name="ce376" table:formula="of:=IF([Sheet1.W372]=&quot;&quot;;&quot;&quot;;[Sheet1.W372])">
            <text:p/>
          </table:table-cell>
          <table:table-cell table:style-name="ce318" table:formula="of:=IF([Sheet1.X372]=&quot;&quot;;&quot;&quot;;[Sheet1.X372])">
            <text:p/>
          </table:table-cell>
          <table:table-cell table:number-columns-repeated="5"/>
          <table:table-cell table:style-name="ce424"/>
          <table:table-cell/>
          <table:table-cell table:style-name="ce301"/>
          <table:table-cell table:style-name="ce296" office:value-type="string" calcext:value-type="string">
            <text:p>Al (mm)</text:p>
          </table:table-cell>
          <table:table-cell table:style-name="ce580" office:value-type="string" calcext:value-type="string" table:number-columns-spanned="8" table:number-rows-spanned="1">
            <text:p>Air Kerma (mGy)</text:p>
          </table:table-cell>
          <table:covered-table-cell table:number-columns-repeated="7" table:style-name="ce580"/>
          <table:table-cell table:style-name="ce422"/>
          <table:table-cell table:number-columns-repeated="999"/>
        </table:table-row>
        <table:table-row table:style-name="ro33">
          <table:table-cell table:style-name="ce228" office:value-type="float" office:value="44" calcext:value-type="float">
            <text:p>44</text:p>
          </table:table-cell>
          <table:table-cell table:style-name="ce235"/>
          <table:table-cell table:style-name="ce280" table:formula="of:=IF([Sheet1.S373]=&quot;&quot;;&quot;&quot;;[Sheet1.S373])" office:value-type="float" office:value="50" calcext:value-type="float">
            <text:p>50</text:p>
          </table:table-cell>
          <table:table-cell table:style-name="ce318" table:formula="of:=IF([Sheet1.T373]=&quot;&quot;;&quot;&quot;;[Sheet1.T373])">
            <text:p/>
          </table:table-cell>
          <table:table-cell table:style-name="ce318" table:formula="of:=IF([Sheet1.V373]=&quot;&quot;;&quot;&quot;;[Sheet1.V373])">
            <text:p/>
          </table:table-cell>
          <table:table-cell table:style-name="ce376" table:formula="of:=IF([Sheet1.W373]=&quot;&quot;;&quot;&quot;;[Sheet1.W373])">
            <text:p/>
          </table:table-cell>
          <table:table-cell table:style-name="ce318" table:formula="of:=IF([Sheet1.X373]=&quot;&quot;;&quot;&quot;;[Sheet1.X373])">
            <text:p/>
          </table:table-cell>
          <table:table-cell table:number-columns-repeated="5"/>
          <table:table-cell table:style-name="ce424"/>
          <table:table-cell/>
          <table:table-cell table:style-name="ce301"/>
          <table:table-cell table:style-name="ce529" office:value-type="float" office:value="0" calcext:value-type="float">
            <text:p>0.0</text:p>
          </table:table-cell>
          <table:table-cell table:style-name="ce581" table:formula="of:=IF([Sheet1.AO10]=&quot;&quot;;&quot;&quot;;[Sheet1.AO10])">
            <text:p/>
          </table:table-cell>
          <table:table-cell table:style-name="ce581" table:formula="of:=IF([Sheet1.AO18]=&quot;&quot;;&quot;&quot;;[Sheet1.AO18])">
            <text:p/>
          </table:table-cell>
          <table:table-cell table:style-name="ce581" table:formula="of:=IF([Sheet1.AO29]=&quot;&quot;;&quot;&quot;;[Sheet1.AO29])">
            <text:p/>
          </table:table-cell>
          <table:table-cell table:style-name="ce581" table:formula="of:=IF([Sheet1.AO41]=&quot;&quot;;&quot;&quot;;[Sheet1.AO41])">
            <text:p/>
          </table:table-cell>
          <table:table-cell table:style-name="ce581" table:formula="of:=IF([Sheet1.AO57]=&quot;&quot;;&quot;&quot;;[Sheet1.AO57])">
            <text:p/>
          </table:table-cell>
          <table:table-cell table:style-name="ce581" table:formula="of:=IF([Sheet1.AO65]=&quot;&quot;;&quot;&quot;;[Sheet1.AO65])">
            <text:p/>
          </table:table-cell>
          <table:table-cell table:style-name="ce581" table:formula="of:=IF([Sheet1.AO73]=&quot;&quot;;&quot;&quot;;[Sheet1.AO73])">
            <text:p/>
          </table:table-cell>
          <table:table-cell table:style-name="ce683" table:formula="of:=IF([Sheet1.AO81]=&quot;&quot;;&quot;&quot;;[Sheet1.AO81])">
            <text:p/>
          </table:table-cell>
          <table:table-cell table:style-name="ce422"/>
          <table:table-cell table:number-columns-repeated="999"/>
        </table:table-row>
        <table:table-row table:style-name="ro33">
          <table:table-cell table:style-name="ce228" office:value-type="float" office:value="45" calcext:value-type="float">
            <text:p>45</text:p>
          </table:table-cell>
          <table:table-cell table:style-name="ce235"/>
          <table:table-cell table:style-name="ce280" table:formula="of:=IF([Sheet1.S374]=&quot;&quot;;&quot;&quot;;[Sheet1.S374])" office:value-type="float" office:value="100" calcext:value-type="float">
            <text:p>100</text:p>
          </table:table-cell>
          <table:table-cell table:style-name="ce318" table:formula="of:=IF([Sheet1.T374]=&quot;&quot;;&quot;&quot;;[Sheet1.T374])">
            <text:p/>
          </table:table-cell>
          <table:table-cell table:style-name="ce318" table:formula="of:=IF([Sheet1.V374]=&quot;&quot;;&quot;&quot;;[Sheet1.V374])">
            <text:p/>
          </table:table-cell>
          <table:table-cell table:style-name="ce376" table:formula="of:=IF([Sheet1.W374]=&quot;&quot;;&quot;&quot;;[Sheet1.W374])">
            <text:p/>
          </table:table-cell>
          <table:table-cell table:style-name="ce318" table:formula="of:=IF([Sheet1.X374]=&quot;&quot;;&quot;&quot;;[Sheet1.X374])">
            <text:p/>
          </table:table-cell>
          <table:table-cell table:number-columns-repeated="5"/>
          <table:table-cell table:style-name="ce424"/>
          <table:table-cell/>
          <table:table-cell table:style-name="ce301"/>
          <table:table-cell table:style-name="ce530" office:value-type="float" office:value="0" calcext:value-type="float">
            <text:p>0.0</text:p>
          </table:table-cell>
          <table:table-cell table:style-name="ce582" table:formula="of:=IF([Sheet1.AO11]=&quot;&quot;;&quot;&quot;;[Sheet1.AO11])">
            <text:p/>
          </table:table-cell>
          <table:table-cell table:style-name="ce582" table:formula="of:=IF([Sheet1.AO19]=&quot;&quot;;&quot;&quot;;[Sheet1.AO19])">
            <text:p/>
          </table:table-cell>
          <table:table-cell table:style-name="ce582" table:formula="of:=IF([Sheet1.AO30]=&quot;&quot;;&quot;&quot;;[Sheet1.AO30])">
            <text:p/>
          </table:table-cell>
          <table:table-cell table:style-name="ce582" table:formula="of:=IF([Sheet1.AO42]=&quot;&quot;;&quot;&quot;;[Sheet1.AO42])">
            <text:p/>
          </table:table-cell>
          <table:table-cell table:style-name="ce582" table:formula="of:=IF([Sheet1.AO57]=&quot;&quot;;&quot;&quot;;[Sheet1.AO57])">
            <text:p/>
          </table:table-cell>
          <table:table-cell table:style-name="ce661" table:formula="of:=IF([Sheet1.AO66]=&quot;&quot;;&quot;&quot;;[Sheet1.AO66])">
            <text:p/>
          </table:table-cell>
          <table:table-cell table:style-name="ce661" table:formula="of:=IF([Sheet1.AO74]=&quot;&quot;;&quot;&quot;;[Sheet1.AO74])">
            <text:p/>
          </table:table-cell>
          <table:table-cell table:style-name="ce684" table:formula="of:=IF([Sheet1.AO82]=&quot;&quot;;&quot;&quot;;[Sheet1.AO82])">
            <text:p/>
          </table:table-cell>
          <table:table-cell table:style-name="ce422"/>
          <table:table-cell table:number-columns-repeated="999"/>
        </table:table-row>
        <table:table-row table:style-name="ro33">
          <table:table-cell table:style-name="ce228" office:value-type="float" office:value="46" calcext:value-type="float">
            <text:p>46</text:p>
          </table:table-cell>
          <table:table-cell table:style-name="ce235"/>
          <table:table-cell table:style-name="ce280" table:formula="of:=IF([Sheet1.S375]=&quot;&quot;;&quot;&quot;;[Sheet1.S375])" office:value-type="float" office:value="300" calcext:value-type="float">
            <text:p>300</text:p>
          </table:table-cell>
          <table:table-cell table:style-name="ce318" table:formula="of:=IF([Sheet1.T375]=&quot;&quot;;&quot;&quot;;[Sheet1.T375])">
            <text:p/>
          </table:table-cell>
          <table:table-cell table:style-name="ce318" table:formula="of:=IF([Sheet1.V375]=&quot;&quot;;&quot;&quot;;[Sheet1.V375])">
            <text:p/>
          </table:table-cell>
          <table:table-cell table:style-name="ce376" table:formula="of:=IF([Sheet1.W375]=&quot;&quot;;&quot;&quot;;[Sheet1.W375])">
            <text:p/>
          </table:table-cell>
          <table:table-cell table:style-name="ce318" table:formula="of:=IF([Sheet1.X375]=&quot;&quot;;&quot;&quot;;[Sheet1.X375])">
            <text:p/>
          </table:table-cell>
          <table:table-cell table:number-columns-repeated="5"/>
          <table:table-cell table:style-name="ce424"/>
          <table:table-cell/>
          <table:table-cell table:style-name="ce301"/>
          <table:table-cell table:style-name="ce531" office:value-type="string" calcext:value-type="string">
            <text:p>HVL</text:p>
          </table:table-cell>
          <table:table-cell table:style-name="ce583" table:formula="of:=[HVLProcessing.G3]">
            <text:p/>
          </table:table-cell>
          <table:table-cell table:style-name="ce583" table:formula="of:=[HVLProcessing.G11]">
            <text:p/>
          </table:table-cell>
          <table:table-cell table:style-name="ce583" table:formula="of:=[HVLProcessing.G19]">
            <text:p/>
          </table:table-cell>
          <table:table-cell table:style-name="ce583" table:formula="of:=[HVLProcessing.G27]">
            <text:p/>
          </table:table-cell>
          <table:table-cell table:style-name="ce583" table:formula="of:=[HVLProcessing.O3]">
            <text:p/>
          </table:table-cell>
          <table:table-cell table:style-name="ce583" table:formula="of:=[HVLProcessing.O11]">
            <text:p/>
          </table:table-cell>
          <table:table-cell table:style-name="ce583" table:formula="of:=[HVLProcessing.O19]">
            <text:p/>
          </table:table-cell>
          <table:table-cell table:style-name="ce685" table:formula="of:=[HVLProcessing.O27]">
            <text:p/>
          </table:table-cell>
          <table:table-cell table:style-name="ce422"/>
          <table:table-cell table:number-columns-repeated="999"/>
        </table:table-row>
        <table:table-row table:style-name="ro33">
          <table:table-cell table:style-name="ce228" office:value-type="float" office:value="47" calcext:value-type="float">
            <text:p>47</text:p>
          </table:table-cell>
          <table:table-cell table:style-name="ce235"/>
          <table:table-cell table:number-columns-repeated="2"/>
          <table:table-cell table:style-name="ce268" office:value-type="string" calcext:value-type="string">
            <text:p>Coeff of Linearity:</text:p>
          </table:table-cell>
          <table:table-cell table:style-name="ce377" table:formula="of:=IF([Sheet1.W376]=&quot;&quot;;&quot;&quot;;[Sheet1.W376])">
            <text:p/>
          </table:table-cell>
          <table:table-cell table:number-columns-repeated="6"/>
          <table:table-cell table:style-name="ce424"/>
          <table:table-cell/>
          <table:table-cell table:style-name="ce301"/>
          <table:table-cell table:style-name="ce532" office:value-type="string" calcext:value-type="string">
            <text:p>0 mm</text:p>
          </table:table-cell>
          <table:table-cell table:style-name="ce584" table:formula="of:=IF(OR([Sheet1.Q384]=&quot;&quot;;[Sheet1.Q385]=&quot;&quot;);&quot;&quot;;ABS([Sheet1.Q385]-[Sheet1.Q384])/[Sheet1.Q384])">
            <text:p/>
          </table:table-cell>
          <table:table-cell table:style-name="ce584" table:formula="of:=IF(OR([Sheet1.R384]=&quot;&quot;;[Sheet1.R385]=&quot;&quot;);&quot;&quot;;ABS([Sheet1.R385]-[Sheet1.R384])/[Sheet1.R384])">
            <text:p/>
          </table:table-cell>
          <table:table-cell table:style-name="ce584" table:formula="of:=IF(OR([Sheet1.S384]=&quot;&quot;;[Sheet1.S385]=&quot;&quot;);&quot;&quot;;ABS([Sheet1.S385]-[Sheet1.S384])/[Sheet1.S384])">
            <text:p/>
          </table:table-cell>
          <table:table-cell table:style-name="ce584" table:formula="of:=IF(OR([Sheet1.T384]=&quot;&quot;;[Sheet1.T385]=&quot;&quot;);&quot;&quot;;ABS([Sheet1.T385]-[Sheet1.T384])/[Sheet1.T384])">
            <text:p/>
          </table:table-cell>
          <table:table-cell table:style-name="ce584" table:formula="of:=IF(OR([Sheet1.U384]=&quot;&quot;;[Sheet1.U385]=&quot;&quot;);&quot;&quot;;ABS([Sheet1.U385]-[Sheet1.U384])/[Sheet1.U384])">
            <text:p/>
          </table:table-cell>
          <table:table-cell table:style-name="ce584" table:formula="of:=IF(OR([Sheet1.V384]=&quot;&quot;;[Sheet1.V385]=&quot;&quot;);&quot;&quot;;ABS([Sheet1.V385]-[Sheet1.V384])/[Sheet1.V384])">
            <text:p/>
          </table:table-cell>
          <table:table-cell table:style-name="ce584" table:formula="of:=IF(OR([Sheet1.W384]=&quot;&quot;;[Sheet1.W385]=&quot;&quot;);&quot;&quot;;ABS([Sheet1.W385]-[Sheet1.W384])/[Sheet1.W384])">
            <text:p/>
          </table:table-cell>
          <table:table-cell table:style-name="ce686" table:formula="of:=IF(OR([Sheet1.X384]=&quot;&quot;;[Sheet1.X385]=&quot;&quot;);&quot;&quot;;ABS([Sheet1.X385]-[Sheet1.X384])/[Sheet1.X384])">
            <text:p/>
          </table:table-cell>
          <table:table-cell table:style-name="ce422"/>
          <table:table-cell table:number-columns-repeated="999"/>
        </table:table-row>
        <table:table-row table:style-name="ro33">
          <table:table-cell table:style-name="ce228" office:value-type="float" office:value="48" calcext:value-type="float">
            <text:p>48</text:p>
          </table:table-cell>
          <table:table-cell table:style-name="ce235"/>
          <table:table-cell/>
          <table:table-cell table:style-name="ce270" office:value-type="string" calcext:value-type="string">
            <text:p>Criteria:</text:p>
          </table:table-cell>
          <table:table-cell table:style-name="ce244" office:value-type="string" calcext:value-type="string">
            <text:p>Coefficient of linearity is &lt;= 10%</text:p>
          </table:table-cell>
          <table:table-cell table:number-columns-repeated="7"/>
          <table:table-cell table:style-name="ce424"/>
          <table:table-cell/>
          <table:table-cell table:style-name="ce301"/>
          <table:table-cell table:style-name="ce283" office:value-type="string" calcext:value-type="string">
            <text:p>Min</text:p>
          </table:table-cell>
          <table:table-cell table:style-name="ce585" table:formula="of:=IF([Sheet1.$Q$380]=1;[Sheet1.Q382]/100+0.03;[Sheet1.Q382]/100)" office:value-type="float" office:value="0.24" calcext:value-type="float">
            <text:p>0.24</text:p>
          </table:table-cell>
          <table:table-cell table:style-name="ce585" table:formula="of:=IF([Sheet1.$Q$380]=1;[Sheet1.R382]/100+0.03;[Sheet1.R382]/100)" office:value-type="float" office:value="0.25" calcext:value-type="float">
            <text:p>0.25</text:p>
          </table:table-cell>
          <table:table-cell table:style-name="ce585" table:formula="of:=IF([Sheet1.$Q$380]=1;[Sheet1.S382]/100+0.03;[Sheet1.S382]/100)" office:value-type="float" office:value="0.28" calcext:value-type="float">
            <text:p>0.28</text:p>
          </table:table-cell>
          <table:table-cell table:style-name="ce585" table:formula="of:=IF([Sheet1.$Q$380]=1;[Sheet1.T382]/100+0.03;[Sheet1.T382]/100)" office:value-type="float" office:value="0.32" calcext:value-type="float">
            <text:p>0.32</text:p>
          </table:table-cell>
          <table:table-cell table:style-name="ce585" table:formula="of:=IF([Sheet1.$Q$380]=1;[Sheet1.U382]/100+0.03;[Sheet1.U382]/100)" office:value-type="float" office:value="0.28" calcext:value-type="float">
            <text:p>0.28</text:p>
          </table:table-cell>
          <table:table-cell table:style-name="ce585" table:formula="of:=IF([Sheet1.$Q$380]=1;[Sheet1.V382]/100+0.03;[Sheet1.V382]/100)" office:value-type="float" office:value="0.3" calcext:value-type="float">
            <text:p>0.30</text:p>
          </table:table-cell>
          <table:table-cell table:style-name="ce585" table:formula="of:=IF([Sheet1.$Q$380]=1;[Sheet1.W382]/100+0.03;[Sheet1.W382]/100)" office:value-type="float" office:value="0.32" calcext:value-type="float">
            <text:p>0.32</text:p>
          </table:table-cell>
          <table:table-cell table:style-name="ce687" table:formula="of:=IF([Sheet1.$Q$380]=1;[Sheet1.X382]/100+0.03;[Sheet1.X382]/100)" office:value-type="float" office:value="0.34" calcext:value-type="float">
            <text:p>0.34</text:p>
          </table:table-cell>
          <table:table-cell table:style-name="ce422"/>
          <table:table-cell table:number-columns-repeated="999"/>
        </table:table-row>
        <table:table-row table:style-name="ro33">
          <table:table-cell table:style-name="ce228" office:value-type="float" office:value="49" calcext:value-type="float">
            <text:p>49</text:p>
          </table:table-cell>
          <table:table-cell table:style-name="ce235"/>
          <table:table-cell table:number-columns-repeated="10"/>
          <table:table-cell table:style-name="ce424"/>
          <table:table-cell/>
          <table:table-cell table:style-name="ce301"/>
          <table:table-cell table:style-name="ce533" office:value-type="string" calcext:value-type="string">
            <text:p>Max</text:p>
          </table:table-cell>
          <table:table-cell table:style-name="ce586" table:formula="of:=[Sheet1.Q382]/100+0.12" office:value-type="float" office:value="0.36" calcext:value-type="float">
            <text:p>0.36</text:p>
          </table:table-cell>
          <table:table-cell table:style-name="ce586" table:formula="of:=[Sheet1.R382]/100+0.12" office:value-type="float" office:value="0.37" calcext:value-type="float">
            <text:p>0.37</text:p>
          </table:table-cell>
          <table:table-cell table:style-name="ce586" table:formula="of:=[Sheet1.S382]/100+0.12" office:value-type="float" office:value="0.4" calcext:value-type="float">
            <text:p>0.40</text:p>
          </table:table-cell>
          <table:table-cell table:style-name="ce586" table:formula="of:=[Sheet1.T382]/100+0.12" office:value-type="float" office:value="0.44" calcext:value-type="float">
            <text:p>0.44</text:p>
          </table:table-cell>
          <table:table-cell table:style-name="ce586" table:formula="of:=[Sheet1.U382]/100+0.19" office:value-type="float" office:value="0.47" calcext:value-type="float">
            <text:p>0.47</text:p>
          </table:table-cell>
          <table:table-cell table:style-name="ce586" table:formula="of:=[Sheet1.V382]/100+0.19" office:value-type="float" office:value="0.49" calcext:value-type="float">
            <text:p>0.49</text:p>
          </table:table-cell>
          <table:table-cell table:style-name="ce586" table:formula="of:=[Sheet1.W382]/100+0.19" office:value-type="float" office:value="0.51" calcext:value-type="float">
            <text:p>0.51</text:p>
          </table:table-cell>
          <table:table-cell table:style-name="ce688" table:formula="of:=[Sheet1.X382]/100+0.19" office:value-type="float" office:value="0.53" calcext:value-type="float">
            <text:p>0.53</text:p>
          </table:table-cell>
          <table:table-cell table:style-name="ce422"/>
          <table:table-cell table:number-columns-repeated="999"/>
        </table:table-row>
        <table:table-row table:style-name="ro33">
          <table:table-cell table:style-name="ce228" office:value-type="float" office:value="50" calcext:value-type="float">
            <text:p>50</text:p>
          </table:table-cell>
          <table:table-cell table:style-name="ce235"/>
          <table:table-cell table:style-name="ce272" office:value-type="string" calcext:value-type="string">
            <text:p>Half Value Layer</text:p>
          </table:table-cell>
          <table:table-cell table:number-columns-repeated="9"/>
          <table:table-cell table:style-name="ce424"/>
          <table:table-cell/>
          <table:table-cell table:style-name="ce301"/>
          <table:table-cell table:style-name="ce534"/>
          <table:table-cell table:style-name="ce587" table:formula="of:=IF([Sheet1.Q386]=&quot;&quot;;&quot;&quot;;IF([Sheet1.$P$326]=&quot;Mo&quot;;IF(AND([Sheet1.Q386]&gt;[Sheet1.Q388];[Sheet1.Q386]&lt;[Sheet1.Q389]);&quot;Pass&quot;;&quot;Fail&quot;);IF([Sheet1.$P$326]=&quot;W&quot;;IF([Sheet1.Q386]&gt;[Sheet1.Q388];&quot;Pass&quot;;&quot;Fail&quot;);&quot;&quot;)))">
            <text:p/>
          </table:table-cell>
          <table:table-cell table:style-name="ce587" table:formula="of:=IF([Sheet1.R386]=&quot;&quot;;&quot;&quot;;IF([Sheet1.$P$326]=&quot;Mo&quot;;IF(AND([Sheet1.R386]&gt;[Sheet1.R388];[Sheet1.R386]&lt;[Sheet1.R389]);&quot;Pass&quot;;&quot;Fail&quot;);IF([Sheet1.$P$326]=&quot;W&quot;;IF([Sheet1.R386]&gt;[Sheet1.R388];&quot;Pass&quot;;&quot;Fail&quot;);&quot;&quot;)))">
            <text:p/>
          </table:table-cell>
          <table:table-cell table:style-name="ce587" table:formula="of:=IF([Sheet1.S386]=&quot;&quot;;&quot;&quot;;IF([Sheet1.$P$326]=&quot;Mo&quot;;IF(AND([Sheet1.S386]&gt;[Sheet1.S388];[Sheet1.S386]&lt;[Sheet1.S389]);&quot;Pass&quot;;&quot;Fail&quot;);IF([Sheet1.$P$326]=&quot;W&quot;;IF([Sheet1.S386]&gt;[Sheet1.S388];&quot;Pass&quot;;&quot;Fail&quot;);&quot;&quot;)))">
            <text:p/>
          </table:table-cell>
          <table:table-cell table:style-name="ce587" table:formula="of:=IF([Sheet1.T386]=&quot;&quot;;&quot;&quot;;IF([Sheet1.$P$326]=&quot;Mo&quot;;IF(AND([Sheet1.T386]&gt;[Sheet1.T388];[Sheet1.T386]&lt;[Sheet1.T389]);&quot;Pass&quot;;&quot;Fail&quot;);IF([Sheet1.$P$326]=&quot;W&quot;;IF([Sheet1.T386]&gt;[Sheet1.T388];&quot;Pass&quot;;&quot;Fail&quot;);&quot;&quot;)))">
            <text:p/>
          </table:table-cell>
          <table:table-cell table:style-name="ce587" table:formula="of:=IF([Sheet1.U386]=&quot;&quot;;&quot;&quot;;IF([Sheet1.$P$337]=&quot;Mo&quot;;IF(AND([Sheet1.U386]&gt;[Sheet1.U388];[Sheet1.U386]&lt;[Sheet1.U389]);&quot;Pass&quot;;&quot;Fail&quot;);IF([Sheet1.$P$337]=&quot;W&quot;;IF([Sheet1.U386]&gt;[Sheet1.U388];&quot;Pass&quot;;&quot;Fail&quot;);&quot;&quot;)))">
            <text:p/>
          </table:table-cell>
          <table:table-cell table:style-name="ce587" table:formula="of:=IF([Sheet1.V386]=&quot;&quot;;&quot;&quot;;IF([Sheet1.$P$337]=&quot;Mo&quot;;IF(AND([Sheet1.V386]&gt;[Sheet1.V388];[Sheet1.V386]&lt;[Sheet1.V389]);&quot;Pass&quot;;&quot;Fail&quot;);IF([Sheet1.$P$337]=&quot;W&quot;;IF([Sheet1.V386]&gt;[Sheet1.V388];&quot;Pass&quot;;&quot;Fail&quot;);&quot;&quot;)))">
            <text:p/>
          </table:table-cell>
          <table:table-cell table:style-name="ce587" table:formula="of:=IF([Sheet1.W386]=&quot;&quot;;&quot;&quot;;IF([Sheet1.$P$337]=&quot;Mo&quot;;IF(AND([Sheet1.W386]&gt;[Sheet1.W388];[Sheet1.W386]&lt;[Sheet1.W389]);&quot;Pass&quot;;&quot;Fail&quot;);IF([Sheet1.$P$337]=&quot;W&quot;;IF([Sheet1.W386]&gt;[Sheet1.W388];&quot;Pass&quot;;&quot;Fail&quot;);&quot;&quot;)))">
            <text:p/>
          </table:table-cell>
          <table:table-cell table:style-name="ce587" table:formula="of:=IF([Sheet1.X386]=&quot;&quot;;&quot;&quot;;IF([Sheet1.$P$337]=&quot;Mo&quot;;IF(AND([Sheet1.X386]&gt;[Sheet1.X388];[Sheet1.X386]&lt;[Sheet1.X389]);&quot;Pass&quot;;&quot;Fail&quot;);IF([Sheet1.$P$337]=&quot;W&quot;;IF([Sheet1.X386]&gt;[Sheet1.X388];&quot;Pass&quot;;&quot;Fail&quot;);&quot;&quot;)))">
            <text:p/>
          </table:table-cell>
          <table:table-cell table:style-name="ce422"/>
          <table:table-cell table:number-columns-repeated="999"/>
        </table:table-row>
        <table:table-row table:style-name="ro33">
          <table:table-cell table:style-name="ce228" office:value-type="float" office:value="51" calcext:value-type="float">
            <text:p>51</text:p>
          </table:table-cell>
          <table:table-cell table:style-name="ce235"/>
          <table:table-cell table:style-name="ce281" office:value-type="string" calcext:value-type="string">
            <text:p>Target/Filter</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26]&amp;&quot;/&quot;&amp;[Sheet1.$Q$326]"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style-name="ce281" table:formula="of:=[Sheet1.$P$337]&amp;&quot;/&quot;&amp;[Sheet1.$Q$337]" office:value-type="string" office:string-value="/" calcext:value-type="string">
            <text:p>/</text:p>
          </table:table-cell>
          <table:table-cell/>
          <table:table-cell table:style-name="ce424"/>
          <table:table-cell/>
          <table:table-cell table:style-name="ce301"/>
          <table:table-cell table:style-name="ce240" table:number-columns-repeated="9"/>
          <table:table-cell table:style-name="ce422"/>
          <table:table-cell table:number-columns-repeated="999"/>
        </table:table-row>
        <table:table-row table:style-name="ro33">
          <table:table-cell table:style-name="ce228" office:value-type="float" office:value="52" calcext:value-type="float">
            <text:p>52</text:p>
          </table:table-cell>
          <table:table-cell table:style-name="ce235"/>
          <table:table-cell table:style-name="ce282" office:value-type="string" calcext:value-type="string">
            <text:p>kV</text:p>
          </table:table-cell>
          <table:table-cell table:style-name="ce282" table:formula="of:=[Sheet1.Q382]" office:value-type="float" office:value="24" calcext:value-type="float">
            <text:p>24</text:p>
          </table:table-cell>
          <table:table-cell table:style-name="ce282" table:formula="of:=[Sheet1.R382]" office:value-type="float" office:value="25" calcext:value-type="float">
            <text:p>25</text:p>
          </table:table-cell>
          <table:table-cell table:style-name="ce282" table:formula="of:=[Sheet1.S382]" office:value-type="float" office:value="28" calcext:value-type="float">
            <text:p>28</text:p>
          </table:table-cell>
          <table:table-cell table:style-name="ce282" table:formula="of:=[Sheet1.T382]" office:value-type="float" office:value="32" calcext:value-type="float">
            <text:p>32</text:p>
          </table:table-cell>
          <table:table-cell table:style-name="ce282" table:formula="of:=[Sheet1.U382]" office:value-type="float" office:value="28" calcext:value-type="float">
            <text:p>28</text:p>
          </table:table-cell>
          <table:table-cell table:style-name="ce282" table:formula="of:=[Sheet1.V382]" office:value-type="float" office:value="30" calcext:value-type="float">
            <text:p>30</text:p>
          </table:table-cell>
          <table:table-cell table:style-name="ce282" table:formula="of:=[Sheet1.W382]" office:value-type="float" office:value="32" calcext:value-type="float">
            <text:p>32</text:p>
          </table:table-cell>
          <table:table-cell table:style-name="ce282" table:formula="of:=[Sheet1.X382]" office:value-type="float" office:value="34" calcext:value-type="float">
            <text:p>34</text:p>
          </table:table-cell>
          <table:table-cell/>
          <table:table-cell table:style-name="ce424"/>
          <table:table-cell/>
          <table:table-cell table:style-name="ce301"/>
          <table:table-cell table:style-name="ce270" office:value-type="string" calcext:value-type="string">
            <text:p>Criteria:</text:p>
          </table:table-cell>
          <table:table-cell table:style-name="ce258" office:value-type="string" calcext:value-type="string">
            <text:p>HVL is between the minimum and maximum limits</text:p>
          </table:table-cell>
          <table:table-cell table:style-name="ce258" table:number-columns-repeated="4"/>
          <table:table-cell table:style-name="ce240" table:number-columns-repeated="3"/>
          <table:table-cell table:style-name="ce422"/>
          <table:table-cell table:number-columns-repeated="999"/>
        </table:table-row>
        <table:table-row table:style-name="ro33">
          <table:table-cell table:style-name="ce228" office:value-type="float" office:value="53" calcext:value-type="float">
            <text:p>53</text:p>
          </table:table-cell>
          <table:table-cell table:style-name="ce235"/>
          <table:table-cell table:style-name="ce283" office:value-type="string" calcext:value-type="string">
            <text:p>HVL</text:p>
          </table:table-cell>
          <table:table-cell table:style-name="ce322" table:formula="of:=IF([Sheet1.Q386]=&quot;&quot;;&quot;&quot;;[Sheet1.Q386])">
            <text:p/>
          </table:table-cell>
          <table:table-cell table:style-name="ce322" table:formula="of:=IF([Sheet1.R386]=&quot;&quot;;&quot;&quot;;[Sheet1.R386])">
            <text:p/>
          </table:table-cell>
          <table:table-cell table:style-name="ce322" table:formula="of:=IF([Sheet1.S386]=&quot;&quot;;&quot;&quot;;[Sheet1.S386])">
            <text:p/>
          </table:table-cell>
          <table:table-cell table:style-name="ce322" table:formula="of:=IF([Sheet1.T386]=&quot;&quot;;&quot;&quot;;[Sheet1.T386])">
            <text:p/>
          </table:table-cell>
          <table:table-cell table:style-name="ce322" table:formula="of:=IF([Sheet1.U386]=&quot;&quot;;&quot;&quot;;[Sheet1.U386])">
            <text:p/>
          </table:table-cell>
          <table:table-cell table:style-name="ce322" table:formula="of:=IF([Sheet1.V386]=&quot;&quot;;&quot;&quot;;[Sheet1.V386])">
            <text:p/>
          </table:table-cell>
          <table:table-cell table:style-name="ce322" table:formula="of:=IF([Sheet1.W386]=&quot;&quot;;&quot;&quot;;[Sheet1.W386])">
            <text:p/>
          </table:table-cell>
          <table:table-cell table:style-name="ce419" table:formula="of:=IF([Sheet1.X386]=&quot;&quot;;&quot;&quot;;[Sheet1.X386])">
            <text:p/>
          </table:table-cell>
          <table:table-cell/>
          <table:table-cell table:style-name="ce424"/>
          <table:table-cell/>
          <table:table-cell table:style-name="ce490" office:value-type="string" calcext:value-type="string">
            <text:p>Half Value Layer – 3D</text:p>
          </table:table-cell>
          <table:table-cell table:style-name="ce240" table:number-columns-repeated="9"/>
          <table:table-cell table:style-name="ce422"/>
          <table:table-cell table:number-columns-repeated="999"/>
        </table:table-row>
        <table:table-row table:style-name="ro33">
          <table:table-cell table:style-name="ce228" office:value-type="float" office:value="54" calcext:value-type="float">
            <text:p>54</text:p>
          </table:table-cell>
          <table:table-cell table:style-name="ce235"/>
          <table:table-cell table:style-name="ce284" office:value-type="string" calcext:value-type="string">
            <text:p>0 mm</text:p>
          </table:table-cell>
          <table:table-cell table:style-name="ce323" table:formula="of:=IF([Sheet1.Q387]=&quot;&quot;;&quot;&quot;;[Sheet1.Q387])">
            <text:p/>
          </table:table-cell>
          <table:table-cell table:style-name="ce323" table:formula="of:=IF([Sheet1.R387]=&quot;&quot;;&quot;&quot;;[Sheet1.R387])">
            <text:p/>
          </table:table-cell>
          <table:table-cell table:style-name="ce323" table:formula="of:=IF([Sheet1.S387]=&quot;&quot;;&quot;&quot;;[Sheet1.S387])">
            <text:p/>
          </table:table-cell>
          <table:table-cell table:style-name="ce323" table:formula="of:=IF([Sheet1.T387]=&quot;&quot;;&quot;&quot;;[Sheet1.T387])">
            <text:p/>
          </table:table-cell>
          <table:table-cell table:style-name="ce323" table:formula="of:=IF([Sheet1.U387]=&quot;&quot;;&quot;&quot;;[Sheet1.U387])">
            <text:p/>
          </table:table-cell>
          <table:table-cell table:style-name="ce323" table:formula="of:=IF([Sheet1.V387]=&quot;&quot;;&quot;&quot;;[Sheet1.V387])">
            <text:p/>
          </table:table-cell>
          <table:table-cell table:style-name="ce323" table:formula="of:=IF([Sheet1.W387]=&quot;&quot;;&quot;&quot;;[Sheet1.W387])">
            <text:p/>
          </table:table-cell>
          <table:table-cell table:style-name="ce413" table:formula="of:=IF([Sheet1.X387]=&quot;&quot;;&quot;&quot;;[Sheet1.X387])">
            <text:p/>
          </table:table-cell>
          <table:table-cell/>
          <table:table-cell table:style-name="ce424"/>
          <table:table-cell/>
          <table:table-cell table:style-name="ce301"/>
          <table:table-cell table:style-name="ce281" office:value-type="string" calcext:value-type="string">
            <text:p>Target/Filter</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40" table:number-columns-repeated="3"/>
          <table:table-cell table:style-name="ce422"/>
          <table:table-cell table:number-columns-repeated="999"/>
        </table:table-row>
        <table:table-row table:style-name="ro33">
          <table:table-cell table:style-name="ce228" office:value-type="float" office:value="55" calcext:value-type="float">
            <text:p>55</text:p>
          </table:table-cell>
          <table:table-cell table:style-name="ce235"/>
          <table:table-cell table:style-name="ce283" office:value-type="string" calcext:value-type="string">
            <text:p>Min</text:p>
          </table:table-cell>
          <table:table-cell table:style-name="ce322" table:formula="of:=[Sheet1.Q388]" office:value-type="float" office:value="0.24" calcext:value-type="float">
            <text:p>0.24</text:p>
          </table:table-cell>
          <table:table-cell table:style-name="ce322" table:formula="of:=[Sheet1.R388]" office:value-type="float" office:value="0.25" calcext:value-type="float">
            <text:p>0.25</text:p>
          </table:table-cell>
          <table:table-cell table:style-name="ce322" table:formula="of:=[Sheet1.S388]" office:value-type="float" office:value="0.28" calcext:value-type="float">
            <text:p>0.28</text:p>
          </table:table-cell>
          <table:table-cell table:style-name="ce322" table:formula="of:=[Sheet1.T388]" office:value-type="float" office:value="0.32" calcext:value-type="float">
            <text:p>0.32</text:p>
          </table:table-cell>
          <table:table-cell table:style-name="ce322" table:formula="of:=[Sheet1.U388]" office:value-type="float" office:value="0.28" calcext:value-type="float">
            <text:p>0.28</text:p>
          </table:table-cell>
          <table:table-cell table:style-name="ce322" table:formula="of:=[Sheet1.V388]" office:value-type="float" office:value="0.3" calcext:value-type="float">
            <text:p>0.30</text:p>
          </table:table-cell>
          <table:table-cell table:style-name="ce322" table:formula="of:=[Sheet1.W388]" office:value-type="float" office:value="0.32" calcext:value-type="float">
            <text:p>0.32</text:p>
          </table:table-cell>
          <table:table-cell table:style-name="ce419" table:formula="of:=[Sheet1.X388]" office:value-type="float" office:value="0.34" calcext:value-type="float">
            <text:p>0.34</text:p>
          </table:table-cell>
          <table:table-cell/>
          <table:table-cell table:style-name="ce424"/>
          <table:table-cell/>
          <table:table-cell table:style-name="ce301"/>
          <table:table-cell table:style-name="ce282" office:value-type="string" calcext:value-type="string">
            <text:p>kV</text:p>
          </table:table-cell>
          <table:table-cell table:style-name="ce282" table:formula="of:=[HVLProcessing.Q1]" office:value-type="float" office:value="28" calcext:value-type="float">
            <text:p>28</text:p>
          </table:table-cell>
          <table:table-cell table:style-name="ce282" table:formula="of:=[HVLProcessing.Q9]" office:value-type="float" office:value="30" calcext:value-type="float">
            <text:p>30</text:p>
          </table:table-cell>
          <table:table-cell table:style-name="ce282" table:formula="of:=[HVLProcessing.Q17]" office:value-type="float" office:value="32" calcext:value-type="float">
            <text:p>32</text:p>
          </table:table-cell>
          <table:table-cell table:style-name="ce282" table:formula="of:=[HVLProcessing.Q25]" office:value-type="float" office:value="34" calcext:value-type="float">
            <text:p>34</text:p>
          </table:table-cell>
          <table:table-cell table:style-name="ce282" table:formula="of:=[HVLProcessing.Q33]" office:value-type="float" office:value="38" calcext:value-type="float">
            <text:p>38</text:p>
          </table:table-cell>
          <table:table-cell table:style-name="ce258" table:number-columns-repeated="3"/>
          <table:table-cell table:style-name="ce693"/>
          <table:table-cell table:number-columns-repeated="999"/>
        </table:table-row>
        <table:table-row table:style-name="ro33">
          <table:table-cell table:style-name="ce228" office:value-type="float" office:value="56" calcext:value-type="float">
            <text:p>56</text:p>
          </table:table-cell>
          <table:table-cell table:style-name="ce235"/>
          <table:table-cell table:style-name="ce284" office:value-type="string" calcext:value-type="string">
            <text:p>Max</text:p>
          </table:table-cell>
          <table:table-cell table:style-name="ce324" table:formula="of:=[Sheet1.Q389]" office:value-type="float" office:value="0.36" calcext:value-type="float">
            <text:p>0.36</text:p>
          </table:table-cell>
          <table:table-cell table:style-name="ce324" table:formula="of:=[Sheet1.R389]" office:value-type="float" office:value="0.37" calcext:value-type="float">
            <text:p>0.37</text:p>
          </table:table-cell>
          <table:table-cell table:style-name="ce324" table:formula="of:=[Sheet1.S389]" office:value-type="float" office:value="0.4" calcext:value-type="float">
            <text:p>0.40</text:p>
          </table:table-cell>
          <table:table-cell table:style-name="ce324" table:formula="of:=[Sheet1.T389]" office:value-type="float" office:value="0.44" calcext:value-type="float">
            <text:p>0.44</text:p>
          </table:table-cell>
          <table:table-cell table:style-name="ce324" table:formula="of:=[Sheet1.U389]" office:value-type="float" office:value="0.47" calcext:value-type="float">
            <text:p>0.47</text:p>
          </table:table-cell>
          <table:table-cell table:style-name="ce324" table:formula="of:=[Sheet1.V389]" office:value-type="float" office:value="0.49" calcext:value-type="float">
            <text:p>0.49</text:p>
          </table:table-cell>
          <table:table-cell table:style-name="ce324" table:formula="of:=[Sheet1.W389]" office:value-type="float" office:value="0.51" calcext:value-type="float">
            <text:p>0.51</text:p>
          </table:table-cell>
          <table:table-cell table:style-name="ce421" table:formula="of:=[Sheet1.X389]" office:value-type="float" office:value="0.53" calcext:value-type="float">
            <text:p>0.53</text:p>
          </table:table-cell>
          <table:table-cell/>
          <table:table-cell table:style-name="ce424"/>
          <table:table-cell/>
          <table:table-cell table:style-name="ce301"/>
          <table:table-cell table:style-name="ce296" office:value-type="string" calcext:value-type="string">
            <text:p>Al (mm)</text:p>
          </table:table-cell>
          <table:table-cell table:style-name="ce580" office:value-type="string" calcext:value-type="string" table:number-columns-spanned="5" table:number-rows-spanned="1">
            <text:p>Air Kerma (mGy)</text:p>
          </table:table-cell>
          <table:covered-table-cell table:number-columns-repeated="4" table:style-name="ce580"/>
          <table:table-cell table:style-name="ce240" table:number-columns-repeated="3"/>
          <table:table-cell table:style-name="ce693"/>
          <table:table-cell table:number-columns-repeated="999"/>
        </table:table-row>
        <table:table-row table:style-name="ro33">
          <table:table-cell table:style-name="ce228" office:value-type="float" office:value="57" calcext:value-type="float">
            <text:p>57</text:p>
          </table:table-cell>
          <table:table-cell table:style-name="ce235"/>
          <table:table-cell table:style-name="ce268" office:value-type="string" calcext:value-type="string">
            <text:p>Acceptable:</text:p>
          </table:table-cell>
          <table:table-cell table:style-name="ce325" table:formula="of:=[Sheet1.Q390]">
            <text:p/>
          </table:table-cell>
          <table:table-cell table:style-name="ce342" table:formula="of:=[Sheet1.R390]">
            <text:p/>
          </table:table-cell>
          <table:table-cell table:style-name="ce342" table:formula="of:=[Sheet1.S390]">
            <text:p/>
          </table:table-cell>
          <table:table-cell table:style-name="ce342" table:formula="of:=[Sheet1.T390]">
            <text:p/>
          </table:table-cell>
          <table:table-cell table:style-name="ce342" table:formula="of:=[Sheet1.U390]">
            <text:p/>
          </table:table-cell>
          <table:table-cell table:style-name="ce342" table:formula="of:=[Sheet1.V390]">
            <text:p/>
          </table:table-cell>
          <table:table-cell table:style-name="ce342" table:formula="of:=[Sheet1.W390]">
            <text:p/>
          </table:table-cell>
          <table:table-cell table:style-name="ce411" table:formula="of:=[Sheet1.X390]">
            <text:p/>
          </table:table-cell>
          <table:table-cell/>
          <table:table-cell table:style-name="ce424"/>
          <table:table-cell/>
          <table:table-cell table:style-name="ce301"/>
          <table:table-cell table:style-name="ce529" office:value-type="float" office:value="0" calcext:value-type="float">
            <text:p>0.0</text:p>
          </table:table-cell>
          <table:table-cell table:style-name="ce581" table:formula="of:=IF([Sheet1.AO91]=&quot;&quot;;&quot;&quot;;[Sheet1.AO91])">
            <text:p/>
          </table:table-cell>
          <table:table-cell table:style-name="ce581" table:formula="of:=IF([Sheet1.AO99]=&quot;&quot;;&quot;&quot;;[Sheet1.AO99])">
            <text:p/>
          </table:table-cell>
          <table:table-cell table:style-name="ce581" table:formula="of:=IF([Sheet1.AO107]=&quot;&quot;;&quot;&quot;;[Sheet1.AO107])">
            <text:p/>
          </table:table-cell>
          <table:table-cell table:style-name="ce581" table:formula="of:=IF([Sheet1.AO115]=&quot;&quot;;&quot;&quot;;[Sheet1.AO115])">
            <text:p/>
          </table:table-cell>
          <table:table-cell table:style-name="ce581" table:formula="of:=IF([Sheet1.AO123]=&quot;&quot;;&quot;&quot;;[Sheet1.AO123])">
            <text:p/>
          </table:table-cell>
          <table:table-cell table:style-name="ce662"/>
          <table:table-cell table:style-name="ce296" table:number-columns-repeated="2"/>
          <table:table-cell table:style-name="ce422"/>
          <table:table-cell table:number-columns-repeated="999"/>
        </table:table-row>
        <table:table-row table:style-name="ro33">
          <table:table-cell table:style-name="ce228" office:value-type="float" office:value="58" calcext:value-type="float">
            <text:p>58</text:p>
          </table:table-cell>
          <table:table-cell table:style-name="ce235"/>
          <table:table-cell/>
          <table:table-cell table:style-name="ce240" table:number-columns-repeated="2"/>
          <table:table-cell table:number-columns-repeated="7"/>
          <table:table-cell table:style-name="ce424"/>
          <table:table-cell/>
          <table:table-cell table:style-name="ce301"/>
          <table:table-cell table:style-name="ce530" office:value-type="float" office:value="0" calcext:value-type="float">
            <text:p>0.0</text:p>
          </table:table-cell>
          <table:table-cell table:style-name="ce582" table:formula="of:=IF([Sheet1.AO92]=&quot;&quot;;&quot;&quot;;[Sheet1.AO92])">
            <text:p/>
          </table:table-cell>
          <table:table-cell table:style-name="ce582" table:formula="of:=IF([Sheet1.AO100]=&quot;&quot;;&quot;&quot;;[Sheet1.AO100])">
            <text:p/>
          </table:table-cell>
          <table:table-cell table:style-name="ce582" table:formula="of:=IF([Sheet1.AO108]=&quot;&quot;;&quot;&quot;;[Sheet1.AO108])">
            <text:p/>
          </table:table-cell>
          <table:table-cell table:style-name="ce582" table:formula="of:=IF([Sheet1.AO116]=&quot;&quot;;&quot;&quot;;[Sheet1.AO116])">
            <text:p/>
          </table:table-cell>
          <table:table-cell table:style-name="ce582" table:formula="of:=IF([Sheet1.AO124]=&quot;&quot;;&quot;&quot;;[Sheet1.AO124])">
            <text:p/>
          </table:table-cell>
          <table:table-cell table:style-name="ce662"/>
          <table:table-cell table:style-name="ce296" table:number-columns-repeated="2"/>
          <table:table-cell table:style-name="ce422"/>
          <table:table-cell table:number-columns-repeated="999"/>
        </table:table-row>
        <table:table-row table:style-name="ro33">
          <table:table-cell table:style-name="ce228" office:value-type="float" office:value="59" calcext:value-type="float">
            <text:p>59</text:p>
          </table:table-cell>
          <table:table-cell table:style-name="ce235"/>
          <table:table-cell table:style-name="ce281" office:value-type="string" calcext:value-type="string">
            <text:p>Target/Filter</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style-name="ce281" table:formula="of:=[Sheet1.$P$347]&amp;&quot;/&quot;&amp;[Sheet1.$Q$347]" office:value-type="string" office:string-value="/" calcext:value-type="string">
            <text:p>/</text:p>
          </table:table-cell>
          <table:table-cell table:number-columns-repeated="4"/>
          <table:table-cell table:style-name="ce424"/>
          <table:table-cell/>
          <table:table-cell table:style-name="ce301"/>
          <table:table-cell table:style-name="ce531" office:value-type="string" calcext:value-type="string">
            <text:p>HVL</text:p>
          </table:table-cell>
          <table:table-cell table:style-name="ce583" table:formula="of:=[HVLProcessing.W3]">
            <text:p/>
          </table:table-cell>
          <table:table-cell table:style-name="ce583" table:formula="of:=[HVLProcessing.W11]">
            <text:p/>
          </table:table-cell>
          <table:table-cell table:style-name="ce583" table:formula="of:=[HVLProcessing.W19]">
            <text:p/>
          </table:table-cell>
          <table:table-cell table:style-name="ce583" table:formula="of:=[HVLProcessing.W27]">
            <text:p/>
          </table:table-cell>
          <table:table-cell table:style-name="ce583" table:formula="of:=[HVLProcessing.W35]">
            <text:p/>
          </table:table-cell>
          <table:table-cell table:style-name="ce663"/>
          <table:table-cell table:style-name="ce671" table:number-columns-repeated="2"/>
          <table:table-cell table:style-name="ce422"/>
          <table:table-cell table:number-columns-repeated="999"/>
        </table:table-row>
        <table:table-row table:style-name="ro33">
          <table:table-cell table:style-name="ce228" office:value-type="float" office:value="60" calcext:value-type="float">
            <text:p>60</text:p>
          </table:table-cell>
          <table:table-cell table:style-name="ce235"/>
          <table:table-cell table:style-name="ce282" office:value-type="string" calcext:value-type="string">
            <text:p>kV</text:p>
          </table:table-cell>
          <table:table-cell table:style-name="ce282" table:formula="of:=[Sheet1.Q395]" office:value-type="float" office:value="28" calcext:value-type="float">
            <text:p>28</text:p>
          </table:table-cell>
          <table:table-cell table:style-name="ce282" table:formula="of:=[Sheet1.R395]" office:value-type="float" office:value="30" calcext:value-type="float">
            <text:p>30</text:p>
          </table:table-cell>
          <table:table-cell table:style-name="ce282" table:formula="of:=[Sheet1.S395]" office:value-type="float" office:value="32" calcext:value-type="float">
            <text:p>32</text:p>
          </table:table-cell>
          <table:table-cell table:style-name="ce282" table:formula="of:=[Sheet1.T395]" office:value-type="float" office:value="34" calcext:value-type="float">
            <text:p>34</text:p>
          </table:table-cell>
          <table:table-cell table:style-name="ce282" table:formula="of:=[Sheet1.U395]" office:value-type="float" office:value="38" calcext:value-type="float">
            <text:p>38</text:p>
          </table:table-cell>
          <table:table-cell table:number-columns-repeated="4"/>
          <table:table-cell table:style-name="ce424"/>
          <table:table-cell/>
          <table:table-cell table:style-name="ce301"/>
          <table:table-cell table:style-name="ce532" office:value-type="string" calcext:value-type="string">
            <text:p>0 mm</text:p>
          </table:table-cell>
          <table:table-cell table:style-name="ce584" table:formula="of:=IF(OR([Sheet1.Q397]=&quot;&quot;;[Sheet1.Q398]=&quot;&quot;);&quot;&quot;;ABS([Sheet1.Q398]-[Sheet1.Q397])/[Sheet1.Q397])">
            <text:p/>
          </table:table-cell>
          <table:table-cell table:style-name="ce584" table:formula="of:=IF(OR([Sheet1.R397]=&quot;&quot;;[Sheet1.R398]=&quot;&quot;);&quot;&quot;;ABS([Sheet1.R398]-[Sheet1.R397])/[Sheet1.R397])">
            <text:p/>
          </table:table-cell>
          <table:table-cell table:style-name="ce584" table:formula="of:=IF(OR([Sheet1.S397]=&quot;&quot;;[Sheet1.S398]=&quot;&quot;);&quot;&quot;;ABS([Sheet1.S398]-[Sheet1.S397])/[Sheet1.S397])">
            <text:p/>
          </table:table-cell>
          <table:table-cell table:style-name="ce584" table:formula="of:=IF(OR([Sheet1.T397]=&quot;&quot;;[Sheet1.T398]=&quot;&quot;);&quot;&quot;;ABS([Sheet1.T398]-[Sheet1.T397])/[Sheet1.T397])">
            <text:p/>
          </table:table-cell>
          <table:table-cell table:style-name="ce584" table:formula="of:=IF(OR([Sheet1.U397]=&quot;&quot;;[Sheet1.U398]=&quot;&quot;);&quot;&quot;;ABS([Sheet1.U398]-[Sheet1.U397])/[Sheet1.U397])">
            <text:p/>
          </table:table-cell>
          <table:table-cell table:style-name="ce664"/>
          <table:table-cell table:style-name="ce672" table:number-columns-repeated="2"/>
          <table:table-cell table:style-name="ce422"/>
          <table:table-cell table:number-columns-repeated="999"/>
        </table:table-row>
        <table:table-row table:style-name="ro33">
          <table:table-cell table:style-name="ce228" office:value-type="float" office:value="61" calcext:value-type="float">
            <text:p>61</text:p>
          </table:table-cell>
          <table:table-cell table:style-name="ce235"/>
          <table:table-cell table:style-name="ce283" office:value-type="string" calcext:value-type="string">
            <text:p>HVL</text:p>
          </table:table-cell>
          <table:table-cell table:style-name="ce322" table:formula="of:=IF([Sheet1.Q399]=&quot;&quot;;&quot;&quot;;[Sheet1.Q399])">
            <text:p/>
          </table:table-cell>
          <table:table-cell table:style-name="ce322" table:formula="of:=IF([Sheet1.R399]=&quot;&quot;;&quot;&quot;;[Sheet1.R399])">
            <text:p/>
          </table:table-cell>
          <table:table-cell table:style-name="ce322" table:formula="of:=IF([Sheet1.S399]=&quot;&quot;;&quot;&quot;;[Sheet1.S399])">
            <text:p/>
          </table:table-cell>
          <table:table-cell table:style-name="ce322" table:formula="of:=IF([Sheet1.T399]=&quot;&quot;;&quot;&quot;;[Sheet1.T399])">
            <text:p/>
          </table:table-cell>
          <table:table-cell table:style-name="ce322" table:formula="of:=IF([Sheet1.U399]=&quot;&quot;;&quot;&quot;;[Sheet1.U399])">
            <text:p/>
          </table:table-cell>
          <table:table-cell table:number-columns-repeated="4"/>
          <table:table-cell table:style-name="ce424"/>
          <table:table-cell/>
          <table:table-cell table:style-name="ce301"/>
          <table:table-cell table:style-name="ce283" office:value-type="string" calcext:value-type="string">
            <text:p>Min</text:p>
          </table:table-cell>
          <table:table-cell table:style-name="ce585" table:formula="of:=IF([Sheet1.$Q$380]=1;[Sheet1.Q395]/100+0.03;[Sheet1.Q395]/100)" office:value-type="float" office:value="0.28" calcext:value-type="float">
            <text:p>0.28</text:p>
          </table:table-cell>
          <table:table-cell table:style-name="ce585" table:formula="of:=IF([Sheet1.$Q$380]=1;[Sheet1.R395]/100+0.03;[Sheet1.R395]/100)" office:value-type="float" office:value="0.3" calcext:value-type="float">
            <text:p>0.30</text:p>
          </table:table-cell>
          <table:table-cell table:style-name="ce585" table:formula="of:=IF([Sheet1.$Q$380]=1;[Sheet1.S395]/100+0.03;[Sheet1.S395]/100)" office:value-type="float" office:value="0.32" calcext:value-type="float">
            <text:p>0.32</text:p>
          </table:table-cell>
          <table:table-cell table:style-name="ce585" table:formula="of:=IF([Sheet1.$Q$380]=1;[Sheet1.T395]/100+0.03;[Sheet1.T395]/100)" office:value-type="float" office:value="0.34" calcext:value-type="float">
            <text:p>0.34</text:p>
          </table:table-cell>
          <table:table-cell table:style-name="ce585" table:formula="of:=IF([Sheet1.$Q$380]=1;[Sheet1.U395]/100+0.03;[Sheet1.U395]/100)" office:value-type="float" office:value="0.38" calcext:value-type="float">
            <text:p>0.38</text:p>
          </table:table-cell>
          <table:table-cell table:style-name="ce665"/>
          <table:table-cell table:style-name="ce673" table:number-columns-repeated="2"/>
          <table:table-cell table:style-name="ce422"/>
          <table:table-cell table:number-columns-repeated="999"/>
        </table:table-row>
        <table:table-row table:style-name="ro33">
          <table:table-cell table:style-name="ce228" office:value-type="float" office:value="62" calcext:value-type="float">
            <text:p>62</text:p>
          </table:table-cell>
          <table:table-cell table:style-name="ce235"/>
          <table:table-cell table:style-name="ce284" office:value-type="string" calcext:value-type="string">
            <text:p>0 mm</text:p>
          </table:table-cell>
          <table:table-cell table:style-name="ce323" table:formula="of:=IF([Sheet1.Q400]=&quot;&quot;;&quot;&quot;;[Sheet1.Q400])">
            <text:p/>
          </table:table-cell>
          <table:table-cell table:style-name="ce323" table:formula="of:=IF([Sheet1.R400]=&quot;&quot;;&quot;&quot;;[Sheet1.R400])">
            <text:p/>
          </table:table-cell>
          <table:table-cell table:style-name="ce323" table:formula="of:=IF([Sheet1.S400]=&quot;&quot;;&quot;&quot;;[Sheet1.S400])">
            <text:p/>
          </table:table-cell>
          <table:table-cell table:style-name="ce323" table:formula="of:=IF([Sheet1.T400]=&quot;&quot;;&quot;&quot;;[Sheet1.T400])">
            <text:p/>
          </table:table-cell>
          <table:table-cell table:style-name="ce323" table:formula="of:=IF([Sheet1.U400]=&quot;&quot;;&quot;&quot;;[Sheet1.U400])">
            <text:p/>
          </table:table-cell>
          <table:table-cell table:number-columns-repeated="4"/>
          <table:table-cell table:style-name="ce424"/>
          <table:table-cell/>
          <table:table-cell table:style-name="ce301"/>
          <table:table-cell table:style-name="ce533" office:value-type="string" calcext:value-type="string">
            <text:p>Max</text:p>
          </table:table-cell>
          <table:table-cell table:style-name="ce586" table:formula="of:=[Sheet1.Q395]/100+0.12" office:value-type="float" office:value="0.4" calcext:value-type="float">
            <text:p>0.40</text:p>
          </table:table-cell>
          <table:table-cell table:style-name="ce586" table:formula="of:=[Sheet1.R395]/100+0.12" office:value-type="float" office:value="0.42" calcext:value-type="float">
            <text:p>0.42</text:p>
          </table:table-cell>
          <table:table-cell table:style-name="ce586" table:formula="of:=[Sheet1.S395]/100+0.12" office:value-type="float" office:value="0.44" calcext:value-type="float">
            <text:p>0.44</text:p>
          </table:table-cell>
          <table:table-cell table:style-name="ce586" table:formula="of:=[Sheet1.T395]/100+0.12" office:value-type="float" office:value="0.46" calcext:value-type="float">
            <text:p>0.46</text:p>
          </table:table-cell>
          <table:table-cell table:style-name="ce586" table:formula="of:=[Sheet1.U395]/100+0.19" office:value-type="float" office:value="0.57" calcext:value-type="float">
            <text:p>0.57</text:p>
          </table:table-cell>
          <table:table-cell table:style-name="ce665"/>
          <table:table-cell table:style-name="ce673" table:number-columns-repeated="2"/>
          <table:table-cell table:style-name="ce422"/>
          <table:table-cell table:number-columns-repeated="999"/>
        </table:table-row>
        <table:table-row table:style-name="ro33">
          <table:table-cell table:style-name="ce228" office:value-type="float" office:value="63" calcext:value-type="float">
            <text:p>63</text:p>
          </table:table-cell>
          <table:table-cell table:style-name="ce235"/>
          <table:table-cell table:style-name="ce283" office:value-type="string" calcext:value-type="string">
            <text:p>Min</text:p>
          </table:table-cell>
          <table:table-cell table:style-name="ce322" table:formula="of:=IF([Sheet1.Q401]=&quot;&quot;;&quot;&quot;;[Sheet1.Q401])" office:value-type="float" office:value="0.28" calcext:value-type="float">
            <text:p>0.28</text:p>
          </table:table-cell>
          <table:table-cell table:style-name="ce322" table:formula="of:=IF([Sheet1.R401]=&quot;&quot;;&quot;&quot;;[Sheet1.R401])" office:value-type="float" office:value="0.3" calcext:value-type="float">
            <text:p>0.30</text:p>
          </table:table-cell>
          <table:table-cell table:style-name="ce322" table:formula="of:=IF([Sheet1.S401]=&quot;&quot;;&quot;&quot;;[Sheet1.S401])" office:value-type="float" office:value="0.32" calcext:value-type="float">
            <text:p>0.32</text:p>
          </table:table-cell>
          <table:table-cell table:style-name="ce322" table:formula="of:=IF([Sheet1.T401]=&quot;&quot;;&quot;&quot;;[Sheet1.T401])" office:value-type="float" office:value="0.34" calcext:value-type="float">
            <text:p>0.34</text:p>
          </table:table-cell>
          <table:table-cell table:style-name="ce322" table:formula="of:=IF([Sheet1.U401]=&quot;&quot;;&quot;&quot;;[Sheet1.U401])" office:value-type="float" office:value="0.38" calcext:value-type="float">
            <text:p>0.38</text:p>
          </table:table-cell>
          <table:table-cell table:number-columns-repeated="4"/>
          <table:table-cell table:style-name="ce424"/>
          <table:table-cell/>
          <table:table-cell table:style-name="ce301"/>
          <table:table-cell table:style-name="ce534"/>
          <table:table-cell table:style-name="ce587" table:formula="of:=IF([Sheet1.Q399]=&quot;&quot;;&quot;&quot;;IF([Sheet1.$P$326]=&quot;Mo&quot;;IF(AND([Sheet1.Q399]&gt;[Sheet1.Q401];[Sheet1.Q399]&lt;[Sheet1.Q402]);&quot;Pass&quot;;&quot;Fail&quot;);IF([Sheet1.$P$326]=&quot;W&quot;;IF([Sheet1.Q399]&gt;[Sheet1.Q401];&quot;Pass&quot;;&quot;Fail&quot;);&quot;&quot;)))">
            <text:p/>
          </table:table-cell>
          <table:table-cell table:style-name="ce587" table:formula="of:=IF([Sheet1.R399]=&quot;&quot;;&quot;&quot;;IF([Sheet1.$P$326]=&quot;Mo&quot;;IF(AND([Sheet1.R399]&gt;[Sheet1.R401];[Sheet1.R399]&lt;[Sheet1.R402]);&quot;Pass&quot;;&quot;Fail&quot;);IF([Sheet1.$P$326]=&quot;W&quot;;IF([Sheet1.R399]&gt;[Sheet1.R401];&quot;Pass&quot;;&quot;Fail&quot;);&quot;&quot;)))">
            <text:p/>
          </table:table-cell>
          <table:table-cell table:style-name="ce587" table:formula="of:=IF([Sheet1.S399]=&quot;&quot;;&quot;&quot;;IF([Sheet1.$P$326]=&quot;Mo&quot;;IF(AND([Sheet1.S399]&gt;[Sheet1.S401];[Sheet1.S399]&lt;[Sheet1.S402]);&quot;Pass&quot;;&quot;Fail&quot;);IF([Sheet1.$P$326]=&quot;W&quot;;IF([Sheet1.S399]&gt;[Sheet1.S401];&quot;Pass&quot;;&quot;Fail&quot;);&quot;&quot;)))">
            <text:p/>
          </table:table-cell>
          <table:table-cell table:style-name="ce587" table:formula="of:=IF([Sheet1.T399]=&quot;&quot;;&quot;&quot;;IF([Sheet1.$P$326]=&quot;Mo&quot;;IF(AND([Sheet1.T399]&gt;[Sheet1.T401];[Sheet1.T399]&lt;[Sheet1.T402]);&quot;Pass&quot;;&quot;Fail&quot;);IF([Sheet1.$P$326]=&quot;W&quot;;IF([Sheet1.T399]&gt;[Sheet1.T401];&quot;Pass&quot;;&quot;Fail&quot;);&quot;&quot;)))">
            <text:p/>
          </table:table-cell>
          <table:table-cell table:style-name="ce587" table:formula="of:=IF([Sheet1.U399]=&quot;&quot;;&quot;&quot;;IF([Sheet1.$P$337]=&quot;Mo&quot;;IF(AND([Sheet1.U399]&gt;[Sheet1.U401];[Sheet1.U399]&lt;[Sheet1.U402]);&quot;Pass&quot;;&quot;Fail&quot;);IF([Sheet1.$P$337]=&quot;W&quot;;IF([Sheet1.U399]&gt;[Sheet1.U401];&quot;Pass&quot;;&quot;Fail&quot;);&quot;&quot;)))">
            <text:p/>
          </table:table-cell>
          <table:table-cell table:style-name="ce664"/>
          <table:table-cell table:style-name="ce672" table:number-columns-repeated="2"/>
          <table:table-cell table:style-name="ce422"/>
          <table:table-cell table:number-columns-repeated="999"/>
        </table:table-row>
        <table:table-row table:style-name="ro33">
          <table:table-cell table:style-name="ce228" office:value-type="float" office:value="64" calcext:value-type="float">
            <text:p>64</text:p>
          </table:table-cell>
          <table:table-cell table:style-name="ce235"/>
          <table:table-cell table:style-name="ce284" office:value-type="string" calcext:value-type="string">
            <text:p>Max</text:p>
          </table:table-cell>
          <table:table-cell table:style-name="ce324" table:formula="of:=IF([Sheet1.Q402]=&quot;&quot;;&quot;&quot;;[Sheet1.Q402])" office:value-type="float" office:value="0.4" calcext:value-type="float">
            <text:p>0.40</text:p>
          </table:table-cell>
          <table:table-cell table:style-name="ce324" table:formula="of:=IF([Sheet1.R402]=&quot;&quot;;&quot;&quot;;[Sheet1.R402])" office:value-type="float" office:value="0.42" calcext:value-type="float">
            <text:p>0.42</text:p>
          </table:table-cell>
          <table:table-cell table:style-name="ce324" table:formula="of:=IF([Sheet1.S402]=&quot;&quot;;&quot;&quot;;[Sheet1.S402])" office:value-type="float" office:value="0.44" calcext:value-type="float">
            <text:p>0.44</text:p>
          </table:table-cell>
          <table:table-cell table:style-name="ce324" table:formula="of:=IF([Sheet1.T402]=&quot;&quot;;&quot;&quot;;[Sheet1.T402])" office:value-type="float" office:value="0.46" calcext:value-type="float">
            <text:p>0.46</text:p>
          </table:table-cell>
          <table:table-cell table:style-name="ce324" table:formula="of:=IF([Sheet1.U402]=&quot;&quot;;&quot;&quot;;[Sheet1.U402])" office:value-type="float" office:value="0.57" calcext:value-type="float">
            <text:p>0.57</text:p>
          </table:table-cell>
          <table:table-cell table:number-columns-repeated="4"/>
          <table:table-cell table:style-name="ce424"/>
          <table:table-cell/>
          <table:table-cell table:style-name="ce301"/>
          <table:table-cell table:style-name="ce270" office:value-type="string" calcext:value-type="string">
            <text:p>Criteria:</text:p>
          </table:table-cell>
          <table:table-cell table:style-name="ce258" office:value-type="string" calcext:value-type="string">
            <text:p>Mo/Rh targets – HVL is between the minimum and maximum limits</text:p>
          </table:table-cell>
          <table:table-cell table:style-name="ce258" table:number-columns-repeated="7"/>
          <table:table-cell table:style-name="ce693"/>
          <table:table-cell table:number-columns-repeated="999"/>
        </table:table-row>
        <table:table-row table:style-name="ro33">
          <table:table-cell table:style-name="ce228" office:value-type="float" office:value="65" calcext:value-type="float">
            <text:p>65</text:p>
          </table:table-cell>
          <table:table-cell table:style-name="ce235"/>
          <table:table-cell table:style-name="ce268" office:value-type="string" calcext:value-type="string">
            <text:p>Acceptable:</text:p>
          </table:table-cell>
          <table:table-cell table:style-name="ce325" table:formula="of:=IF([Sheet1.$O$34]=2;&quot;NA&quot;;IF([Sheet1.Q403]=&quot;&quot;;&quot;&quot;;[Sheet1.Q403]))">
            <text:p/>
          </table:table-cell>
          <table:table-cell table:style-name="ce342" table:formula="of:=IF([Sheet1.$O$34]=2;&quot;NA&quot;;IF([Sheet1.R403]=&quot;&quot;;&quot;&quot;;[Sheet1.R403]))">
            <text:p/>
          </table:table-cell>
          <table:table-cell table:style-name="ce342" table:formula="of:=IF([Sheet1.$O$34]=2;&quot;NA&quot;;IF([Sheet1.S403]=&quot;&quot;;&quot;&quot;;[Sheet1.S403]))">
            <text:p/>
          </table:table-cell>
          <table:table-cell table:style-name="ce342" table:formula="of:=IF([Sheet1.$O$34]=2;&quot;NA&quot;;IF([Sheet1.T403]=&quot;&quot;;&quot;&quot;;[Sheet1.T403]))">
            <text:p/>
          </table:table-cell>
          <table:table-cell table:style-name="ce342" table:formula="of:=IF([Sheet1.$O$34]=2;&quot;NA&quot;;IF([Sheet1.U403]=&quot;&quot;;&quot;&quot;;[Sheet1.U403]))">
            <text:p/>
          </table:table-cell>
          <table:table-cell table:number-columns-repeated="4"/>
          <table:table-cell table:style-name="ce424"/>
          <table:table-cell/>
          <table:table-cell table:style-name="ce482"/>
          <table:table-cell table:style-name="ce240"/>
          <table:table-cell table:style-name="ce240" office:value-type="string" calcext:value-type="string">
            <text:p>W targets – HVL is above the minimum limit</text:p>
          </table:table-cell>
          <table:table-cell table:style-name="ce240" table:number-columns-repeated="4"/>
          <table:table-cell table:style-name="ce265" table:number-columns-repeated="3"/>
          <table:table-cell table:style-name="ce690"/>
          <table:table-cell table:number-columns-repeated="999"/>
        </table:table-row>
        <table:table-row table:style-name="ro33">
          <table:table-cell table:style-name="ce228" office:value-type="float" office:value="66" calcext:value-type="float">
            <text:p>66</text:p>
          </table:table-cell>
          <table:table-cell table:style-name="ce236"/>
          <table:table-cell table:style-name="ce248"/>
          <table:table-cell table:style-name="ce313" office:value-type="string" calcext:value-type="string">
            <text:p>Criteria:</text:p>
          </table:table-cell>
          <table:table-cell table:style-name="ce357" table:formula="of:=IF([.V21]=&quot;W&quot;;[.Q405];[.Q404])" office:value-type="string" office:string-value="Mo/Rh targets – HVL is between the minimum and maximum limits" calcext:value-type="string">
            <text:p>Mo/Rh targets – HVL is between the minimum and maximum limits</text:p>
          </table:table-cell>
          <table:table-cell table:style-name="ce248" table:number-columns-repeated="7"/>
          <table:table-cell table:style-name="ce465"/>
          <table:table-cell/>
          <table:table-cell table:style-name="ce489" office:value-type="string" calcext:value-type="string">
            <text:p>Image Quality Evaluation</text:p>
          </table:table-cell>
          <table:table-cell table:style-name="ce338" table:number-columns-repeated="9"/>
          <table:table-cell table:style-name="ce689"/>
          <table:table-cell table:number-columns-repeated="999"/>
        </table:table-row>
        <table:table-row table:style-name="ro33">
          <table:table-cell table:style-name="ce228" office:value-type="float" office:value="67" calcext:value-type="float">
            <text:p>67</text:p>
          </table:table-cell>
          <table:table-cell/>
          <table:table-cell table:style-name="ce256" office:value-type="string" calcext:value-type="string">
            <text:p>Date:</text:p>
          </table:table-cell>
          <table:table-cell table:style-name="ce291" table:formula="of:=IF([Sheet1.$P$7]=&quot;&quot;;&quot;&quot;;[Sheet1.$P$7])">
            <text:p/>
          </table:table-cell>
          <table:table-cell table:style-name="ce244" table:number-columns-repeated="7"/>
          <table:table-cell table:style-name="ce256" office:value-type="string" calcext:value-type="string">
            <text:p>Inspector:</text:p>
          </table:table-cell>
          <table:table-cell table:style-name="ce468" table:formula="of:=IF([Sheet1.$X$7]=&quot;&quot;;&quot;&quot;;[Sheet1.$X$7])" office:value-type="string" office:string-value="Eugene Mah" calcext:value-type="string">
            <text:p>Eugene Mah</text:p>
          </table:table-cell>
          <table:table-cell/>
          <table:table-cell table:style-name="ce496" office:value-type="string" calcext:value-type="string">
            <text:p>Printer</text:p>
          </table:table-cell>
          <table:table-cell table:style-name="ce268" office:value-type="string" calcext:value-type="string">
            <text:p>Model:</text:p>
          </table:table-cell>
          <table:table-cell table:style-name="ce588"/>
          <table:table-cell table:style-name="ce268" office:value-type="string" calcext:value-type="string">
            <text:p>SN:</text:p>
          </table:table-cell>
          <table:table-cell table:style-name="ce550"/>
          <table:table-cell/>
          <table:table-cell table:style-name="ce268" office:value-type="string" calcext:value-type="string">
            <text:p>QC Manual Version:</text:p>
          </table:table-cell>
          <table:table-cell table:style-name="ce610"/>
          <table:table-cell table:number-columns-repeated="2"/>
          <table:table-cell table:style-name="ce422"/>
          <table:table-cell table:number-columns-repeated="999"/>
        </table:table-row>
        <table:table-row table:style-name="ro33">
          <table:table-cell table:style-name="ce228" office:value-type="float" office:value="68" calcext:value-type="float">
            <text:p>68</text:p>
          </table:table-cell>
          <table:table-cell/>
          <table:table-cell table:style-name="ce256" office:value-type="string" calcext:value-type="string">
            <text:p>Room Number</text:p>
          </table:table-cell>
          <table:table-cell table:style-name="ce292" table:formula="of:=IF([Sheet1.$R$14]=&quot;&quot;;&quot;&quot;;[Sheet1.$R$14])">
            <text:p/>
          </table:table-cell>
          <table:table-cell table:style-name="ce244" table:number-columns-repeated="7"/>
          <table:table-cell table:style-name="ce256" office:value-type="string" calcext:value-type="string">
            <text:p>Survey ID:</text:p>
          </table:table-cell>
          <table:table-cell table:style-name="ce469" table:formula="of:=IF([Sheet1.$R$13]=&quot;&quot;;&quot;&quot;;[Sheet1.$R$13])">
            <text:p/>
          </table:table-cell>
          <table:table-cell/>
          <table:table-cell table:style-name="ce301"/>
          <table:table-cell table:number-columns-repeated="9"/>
          <table:table-cell table:style-name="ce422"/>
          <table:table-cell table:number-columns-repeated="999"/>
        </table:table-row>
        <table:table-row table:style-name="ro33">
          <table:table-cell table:number-columns-repeated="14"/>
          <table:table-cell table:style-name="ce301"/>
          <table:table-cell table:style-name="ce268"/>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kV:</text:p>
          </table:table-cell>
          <table:table-cell table:style-name="ce589" table:formula="of:=[Sheet1.T260]" office:value-type="float" office:value="0" calcext:value-type="float">
            <text:p>0</text:p>
          </table:table-cell>
          <table:table-cell table:style-name="ce609" table:formula="of:=IF([Sheet1.AB99]=&quot;&quot;;&quot;&quot;;[Sheet1.AB99])">
            <text:p/>
          </table:table-cell>
          <table:table-cell/>
          <table:table-cell table:style-name="ce268" office:value-type="string" calcext:value-type="string">
            <text:p>Fibers:</text:p>
          </table:table-cell>
          <table:table-cell table:style-name="ce577"/>
          <table:table-cell table:style-name="ce609" table:formula="of:=IF([Sheet1.AB105]=&quot;&quot;;&quot;&quot;;[Sheet1.AB105])">
            <text:p/>
          </table:table-cell>
          <table:table-cell table:number-columns-repeated="2"/>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mAs:</text:p>
          </table:table-cell>
          <table:table-cell table:style-name="ce589" table:formula="of:=[Sheet1.Q267]" office:value-type="float" office:value="0" calcext:value-type="float">
            <text:p>0</text:p>
          </table:table-cell>
          <table:table-cell table:style-name="ce609" table:formula="of:=IF([Sheet1.AB100]=&quot;&quot;;&quot;&quot;;[Sheet1.AB100])">
            <text:p/>
          </table:table-cell>
          <table:table-cell/>
          <table:table-cell table:style-name="ce268" office:value-type="string" calcext:value-type="string">
            <text:p>Specks:</text:p>
          </table:table-cell>
          <table:table-cell table:style-name="ce577"/>
          <table:table-cell table:style-name="ce609" table:formula="of:=IF([Sheet1.AB106]=&quot;&quot;;&quot;&quot;;[Sheet1.AB106])">
            <text:p/>
          </table:table-cell>
          <table:table-cell table:number-columns-repeated="2"/>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Background Density:</text:p>
          </table:table-cell>
          <table:table-cell table:style-name="ce577"/>
          <table:table-cell table:style-name="ce609" table:formula="of:=IF([Sheet1.AB101]=&quot;&quot;;&quot;&quot;;[Sheet1.AB101])">
            <text:p/>
          </table:table-cell>
          <table:table-cell/>
          <table:table-cell table:style-name="ce268" office:value-type="string" calcext:value-type="string">
            <text:p>Masses:</text:p>
          </table:table-cell>
          <table:table-cell table:style-name="ce577"/>
          <table:table-cell table:style-name="ce609" table:formula="of:=IF([Sheet1.AB107]=&quot;&quot;;&quot;&quot;;[Sheet1.AB107])">
            <text:p/>
          </table:table-cell>
          <table:table-cell table:number-columns-repeated="2"/>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Inside disk:</text:p>
          </table:table-cell>
          <table:table-cell table:style-name="ce577"/>
          <table:table-cell table:style-name="ce609" table:formula="of:=IF([Sheet1.AB102]=&quot;&quot;;&quot;&quot;;[Sheet1.AB102])">
            <text:p/>
          </table:table-cell>
          <table:table-cell/>
          <table:table-cell table:style-name="ce268" office:value-type="string" calcext:value-type="string">
            <text:p>Acceptable:</text:p>
          </table:table-cell>
          <table:table-cell table:style-name="ce321" table:formula="of:=IF(OR([Sheet1.U410]=&quot;&quot;;[Sheet1.U411]=&quot;&quot;;[Sheet1.U412]=&quot;&quot;);&quot;&quot;;IF(AND([Sheet1.U410]&gt;=5;[Sheet1.U411]&gt;=4;[Sheet1.U412]&gt;=4);&quot;Pass&quot;;&quot;Fail&quot;))">
            <text:p/>
          </table:table-cell>
          <table:table-cell table:number-columns-repeated="3"/>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Outside disk:</text:p>
          </table:table-cell>
          <table:table-cell table:style-name="ce577"/>
          <table:table-cell table:style-name="ce609" table:formula="of:=IF([Sheet1.AB103]=&quot;&quot;;&quot;&quot;;[Sheet1.AB103])">
            <text:p/>
          </table:table-cell>
          <table:table-cell/>
          <table:table-cell table:style-name="ce240" table:number-columns-repeated="2"/>
          <table:table-cell table:number-columns-repeated="3"/>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Difference:</text:p>
          </table:table-cell>
          <table:table-cell table:style-name="ce589" table:formula="of:=IF(OR([Sheet1.Q413]=&quot;&quot;;[Sheet1.Q414]=&quot;&quot;);&quot;&quot;;[Sheet1.Q414]-[Sheet1.Q413])">
            <text:p/>
          </table:table-cell>
          <table:table-cell table:style-name="ce609" table:formula="of:=IF([Sheet1.AB104]=&quot;&quot;;&quot;&quot;;[Sheet1.AB104])">
            <text:p/>
          </table:table-cell>
          <table:table-cell table:number-columns-repeated="6"/>
          <table:table-cell table:style-name="ce422"/>
          <table:table-cell table:number-columns-repeated="999"/>
        </table:table-row>
        <table:table-row table:style-name="ro33">
          <table:table-cell table:number-columns-repeated="14"/>
          <table:table-cell table:style-name="ce301"/>
          <table:table-cell table:number-columns-repeated="9"/>
          <table:table-cell table:style-name="ce422"/>
          <table:table-cell table:number-columns-repeated="999"/>
        </table:table-row>
        <table:table-row table:style-name="ro33">
          <table:table-cell table:number-columns-repeated="14"/>
          <table:table-cell table:style-name="ce496" office:value-type="string" calcext:value-type="string">
            <text:p>Workstation</text:p>
          </table:table-cell>
          <table:table-cell table:number-columns-repeated="9"/>
          <table:table-cell table:style-name="ce422"/>
          <table:table-cell table:number-columns-repeated="999"/>
        </table:table-row>
        <table:table-row table:style-name="ro33">
          <table:table-cell table:number-columns-repeated="14"/>
          <table:table-cell table:style-name="ce301"/>
          <table:table-cell/>
          <table:table-cell table:style-name="ce268" office:value-type="string" calcext:value-type="string">
            <text:p>Workstation:</text:p>
          </table:table-cell>
          <table:table-cell table:style-name="ce610"/>
          <table:table-cell table:number-columns-repeated="2"/>
          <table:table-cell table:style-name="ce268" office:value-type="string" calcext:value-type="string">
            <text:p>Workstation:</text:p>
          </table:table-cell>
          <table:table-cell table:style-name="ce610"/>
          <table:table-cell table:number-columns-repeated="2"/>
          <table:table-cell table:style-name="ce422"/>
          <table:table-cell table:number-columns-repeated="999"/>
        </table:table-row>
        <table:table-row table:style-name="ro33">
          <table:table-cell table:number-columns-repeated="14"/>
          <table:table-cell table:style-name="ce301"/>
          <table:table-cell/>
          <table:table-cell table:style-name="ce229" office:value-type="string" calcext:value-type="string">
            <text:p>Left</text:p>
          </table:table-cell>
          <table:table-cell table:style-name="ce229" office:value-type="string" calcext:value-type="string">
            <text:p>Right</text:p>
          </table:table-cell>
          <table:table-cell table:number-columns-repeated="2"/>
          <table:table-cell table:style-name="ce229" office:value-type="string" calcext:value-type="string">
            <text:p>Left</text:p>
          </table:table-cell>
          <table:table-cell table:style-name="ce229" office:value-type="string" calcext:value-type="string">
            <text:p>Right</text:p>
          </table:table-cell>
          <table:table-cell table:number-columns-repeated="2"/>
          <table:table-cell table:style-name="ce422"/>
          <table:table-cell table:number-columns-repeated="999"/>
        </table:table-row>
        <table:table-row table:style-name="ro33">
          <table:table-cell table:number-columns-repeated="14"/>
          <table:table-cell table:style-name="ce491"/>
          <table:table-cell table:style-name="ce268" office:value-type="string" calcext:value-type="string">
            <text:p>Fibers:</text:p>
          </table:table-cell>
          <table:table-cell table:style-name="ce577" table:number-columns-repeated="2"/>
          <table:table-cell/>
          <table:table-cell table:style-name="ce268" office:value-type="string" calcext:value-type="string">
            <text:p>Fibers:</text:p>
          </table:table-cell>
          <table:table-cell table:style-name="ce577" table:number-columns-repeated="2"/>
          <table:table-cell table:number-columns-repeated="2"/>
          <table:table-cell table:style-name="ce422"/>
          <table:table-cell table:number-columns-repeated="999"/>
        </table:table-row>
        <table:table-row table:style-name="ro33">
          <table:table-cell table:number-columns-repeated="14"/>
          <table:table-cell table:style-name="ce491"/>
          <table:table-cell table:style-name="ce268" office:value-type="string" calcext:value-type="string">
            <text:p>Specks:</text:p>
          </table:table-cell>
          <table:table-cell table:style-name="ce577" table:number-columns-repeated="2"/>
          <table:table-cell/>
          <table:table-cell table:style-name="ce268" office:value-type="string" calcext:value-type="string">
            <text:p>Specks:</text:p>
          </table:table-cell>
          <table:table-cell table:style-name="ce577" table:number-columns-repeated="2"/>
          <table:table-cell table:number-columns-repeated="2"/>
          <table:table-cell table:style-name="ce422"/>
          <table:table-cell table:number-columns-repeated="999"/>
        </table:table-row>
        <table:table-row table:style-name="ro33">
          <table:table-cell table:number-columns-repeated="14"/>
          <table:table-cell table:style-name="ce491"/>
          <table:table-cell table:style-name="ce268" office:value-type="string" calcext:value-type="string">
            <text:p>Masses:</text:p>
          </table:table-cell>
          <table:table-cell table:style-name="ce577" table:number-columns-repeated="2"/>
          <table:table-cell/>
          <table:table-cell table:style-name="ce268" office:value-type="string" calcext:value-type="string">
            <text:p>Masses:</text:p>
          </table:table-cell>
          <table:table-cell table:style-name="ce577" table:number-columns-repeated="2"/>
          <table:table-cell table:number-columns-repeated="2"/>
          <table:table-cell table:style-name="ce422"/>
          <table:table-cell table:number-columns-repeated="999"/>
        </table:table-row>
        <table:table-row table:style-name="ro33">
          <table:table-cell table:number-columns-repeated="14"/>
          <table:table-cell table:style-name="ce301"/>
          <table:table-cell table:number-columns-repeated="9"/>
          <table:table-cell table:style-name="ce422"/>
          <table:table-cell table:number-columns-repeated="999"/>
        </table:table-row>
        <table:table-row table:style-name="ro33">
          <table:table-cell table:number-columns-repeated="14"/>
          <table:table-cell table:style-name="ce496" office:value-type="string" calcext:value-type="string">
            <text:p>Acquisition Unit</text:p>
          </table:table-cell>
          <table:table-cell table:number-columns-repeated="9"/>
          <table:table-cell table:style-name="ce422"/>
          <table:table-cell table:number-columns-repeated="999"/>
        </table:table-row>
        <table:table-row table:style-name="ro33">
          <table:table-cell table:number-columns-repeated="14"/>
          <table:table-cell table:style-name="ce492"/>
          <table:table-cell table:style-name="ce535" office:value-type="string" calcext:value-type="string">
            <text:p>2D</text:p>
          </table:table-cell>
          <table:table-cell table:style-name="ce590" office:value-type="string" calcext:value-type="string">
            <text:p>Previous</text:p>
          </table:table-cell>
          <table:table-cell table:style-name="ce535" office:value-type="string" calcext:value-type="string">
            <text:p>Mag</text:p>
          </table:table-cell>
          <table:table-cell table:style-name="ce590" office:value-type="string" calcext:value-type="string">
            <text:p>Previous</text:p>
          </table:table-cell>
          <table:table-cell table:style-name="ce535" office:value-type="string" calcext:value-type="string">
            <text:p>3D</text:p>
          </table:table-cell>
          <table:table-cell table:style-name="ce590" office:value-type="string" calcext:value-type="string">
            <text:p>Previous</text:p>
          </table:table-cell>
          <table:table-cell table:style-name="ce240" table:number-columns-repeated="3"/>
          <table:table-cell table:style-name="ce412"/>
          <table:table-cell table:number-columns-repeated="999"/>
        </table:table-row>
        <table:table-row table:style-name="ro33">
          <table:table-cell table:number-columns-repeated="14"/>
          <table:table-cell table:style-name="ce491" office:value-type="string" calcext:value-type="string">
            <text:p>kV:</text:p>
          </table:table-cell>
          <table:table-cell table:style-name="ce536" table:formula="of:=[Sheet1.T260]" office:value-type="float" office:value="0" calcext:value-type="float">
            <text:p>0</text:p>
          </table:table-cell>
          <table:table-cell table:style-name="ce591" table:formula="of:=IF([Sheet1.AB109]=&quot;&quot;;&quot;&quot;;[Sheet1.AB109])">
            <text:p/>
          </table:table-cell>
          <table:table-cell table:style-name="ce537"/>
          <table:table-cell table:style-name="ce591" table:formula="of:=IF([Sheet1.AB115]=&quot;&quot;;&quot;&quot;;[Sheet1.AB115])">
            <text:p/>
          </table:table-cell>
          <table:table-cell table:style-name="ce537"/>
          <table:table-cell table:style-name="ce591" table:formula="of:=IF([Sheet1.AB121]=&quot;&quot;;&quot;&quot;;[Sheet1.AB121])">
            <text:p/>
          </table:table-cell>
          <table:table-cell table:style-name="ce240"/>
          <table:table-cell table:style-name="ce268"/>
          <table:table-cell table:style-name="ce240"/>
          <table:table-cell table:style-name="ce412"/>
          <table:table-cell table:number-columns-repeated="999"/>
        </table:table-row>
        <table:table-row table:style-name="ro33">
          <table:table-cell table:number-columns-repeated="14"/>
          <table:table-cell table:style-name="ce491" office:value-type="string" calcext:value-type="string">
            <text:p>mAs:</text:p>
          </table:table-cell>
          <table:table-cell table:style-name="ce536" table:formula="of:=[Sheet1.Q267]" office:value-type="float" office:value="0" calcext:value-type="float">
            <text:p>0</text:p>
          </table:table-cell>
          <table:table-cell table:style-name="ce591" table:formula="of:=IF([Sheet1.AB110]=&quot;&quot;;&quot;&quot;;[Sheet1.AB110])">
            <text:p/>
          </table:table-cell>
          <table:table-cell table:style-name="ce537"/>
          <table:table-cell table:style-name="ce591" table:formula="of:=IF([Sheet1.AB116]=&quot;&quot;;&quot;&quot;;[Sheet1.AB116])">
            <text:p/>
          </table:table-cell>
          <table:table-cell table:style-name="ce537"/>
          <table:table-cell table:style-name="ce591" table:formula="of:=IF([Sheet1.AB122]=&quot;&quot;;&quot;&quot;;[Sheet1.AB122])">
            <text:p/>
          </table:table-cell>
          <table:table-cell table:style-name="ce240"/>
          <table:table-cell table:style-name="ce268"/>
          <table:table-cell table:style-name="ce240"/>
          <table:table-cell table:style-name="ce412"/>
          <table:table-cell table:number-columns-repeated="999"/>
        </table:table-row>
        <table:table-row table:style-name="ro33">
          <table:table-cell table:number-columns-repeated="14"/>
          <table:table-cell table:style-name="ce491" office:value-type="string" calcext:value-type="string">
            <text:p>EI:</text:p>
          </table:table-cell>
          <table:table-cell table:style-name="ce536" table:formula="of:=[Sheet1.R267]" office:value-type="float" office:value="0" calcext:value-type="float">
            <text:p>0</text:p>
          </table:table-cell>
          <table:table-cell table:style-name="ce591" table:formula="of:=IF([Sheet1.AB111]=&quot;&quot;;&quot;&quot;;[Sheet1.AB111])">
            <text:p/>
          </table:table-cell>
          <table:table-cell table:style-name="ce537"/>
          <table:table-cell table:style-name="ce591" table:formula="of:=IF([Sheet1.AB117]=&quot;&quot;;&quot;&quot;;[Sheet1.AB117])">
            <text:p/>
          </table:table-cell>
          <table:table-cell table:style-name="ce537"/>
          <table:table-cell table:style-name="ce591" table:formula="of:=IF([Sheet1.AB123]=&quot;&quot;;&quot;&quot;;[Sheet1.AB123])">
            <text:p/>
          </table:table-cell>
          <table:table-cell table:style-name="ce240"/>
          <table:table-cell table:style-name="ce268"/>
          <table:table-cell table:style-name="ce240"/>
          <table:table-cell table:style-name="ce412"/>
          <table:table-cell table:number-columns-repeated="999"/>
        </table:table-row>
        <table:table-row table:style-name="ro33">
          <table:table-cell table:number-columns-repeated="14"/>
          <table:table-cell table:style-name="ce491" office:value-type="string" calcext:value-type="string">
            <text:p>Fibers:</text:p>
          </table:table-cell>
          <table:table-cell table:style-name="ce537"/>
          <table:table-cell table:style-name="ce591" table:formula="of:=IF([Sheet1.AB112]=&quot;&quot;;&quot;&quot;;[Sheet1.AB112])">
            <text:p/>
          </table:table-cell>
          <table:table-cell table:style-name="ce537"/>
          <table:table-cell table:style-name="ce591" table:formula="of:=IF([Sheet1.AB118]=&quot;&quot;;&quot;&quot;;[Sheet1.AB118])">
            <text:p/>
          </table:table-cell>
          <table:table-cell table:style-name="ce537"/>
          <table:table-cell table:style-name="ce591" table:formula="of:=IF([Sheet1.AB124]=&quot;&quot;;&quot;&quot;;[Sheet1.AB124])">
            <text:p/>
          </table:table-cell>
          <table:table-cell table:style-name="ce240"/>
          <table:table-cell table:style-name="ce268"/>
          <table:table-cell table:style-name="ce240"/>
          <table:table-cell table:style-name="ce412"/>
          <table:table-cell table:number-columns-repeated="999"/>
        </table:table-row>
        <table:table-row table:style-name="ro33">
          <table:table-cell table:number-columns-repeated="14"/>
          <table:table-cell table:style-name="ce491" office:value-type="string" calcext:value-type="string">
            <text:p>Specks:</text:p>
          </table:table-cell>
          <table:table-cell table:style-name="ce537"/>
          <table:table-cell table:style-name="ce591" table:formula="of:=IF([Sheet1.AB113]=&quot;&quot;;&quot;&quot;;[Sheet1.AB113])">
            <text:p/>
          </table:table-cell>
          <table:table-cell table:style-name="ce537"/>
          <table:table-cell table:style-name="ce591" table:formula="of:=IF([Sheet1.AB119]=&quot;&quot;;&quot;&quot;;[Sheet1.AB119])">
            <text:p/>
          </table:table-cell>
          <table:table-cell table:style-name="ce537"/>
          <table:table-cell table:style-name="ce591" table:formula="of:=IF([Sheet1.AB125]=&quot;&quot;;&quot;&quot;;[Sheet1.AB125])">
            <text:p/>
          </table:table-cell>
          <table:table-cell table:style-name="ce240"/>
          <table:table-cell table:style-name="ce268"/>
          <table:table-cell table:style-name="ce240"/>
          <table:table-cell table:style-name="ce412"/>
          <table:table-cell table:number-columns-repeated="999"/>
        </table:table-row>
        <table:table-row table:style-name="ro33">
          <table:table-cell table:number-columns-repeated="14"/>
          <table:table-cell table:style-name="ce491" office:value-type="string" calcext:value-type="string">
            <text:p>Masses:</text:p>
          </table:table-cell>
          <table:table-cell table:style-name="ce538"/>
          <table:table-cell table:style-name="ce592" table:formula="of:=IF([Sheet1.AB114]=&quot;&quot;;&quot;&quot;;[Sheet1.AB114])">
            <text:p/>
          </table:table-cell>
          <table:table-cell table:style-name="ce538"/>
          <table:table-cell table:style-name="ce592" table:formula="of:=IF([Sheet1.AB120]=&quot;&quot;;&quot;&quot;;[Sheet1.AB120])">
            <text:p/>
          </table:table-cell>
          <table:table-cell table:style-name="ce538"/>
          <table:table-cell table:style-name="ce592" table:formula="of:=IF([Sheet1.AB126]=&quot;&quot;;&quot;&quot;;[Sheet1.AB126])">
            <text:p/>
          </table:table-cell>
          <table:table-cell table:style-name="ce240"/>
          <table:table-cell table:style-name="ce268"/>
          <table:table-cell table:style-name="ce240"/>
          <table:table-cell table:style-name="ce412"/>
          <table:table-cell table:number-columns-repeated="999"/>
        </table:table-row>
        <table:table-row table:style-name="ro33">
          <table:table-cell table:number-columns-repeated="14"/>
          <table:table-cell table:style-name="ce492"/>
          <table:table-cell table:style-name="ce240" table:number-columns-repeated="9"/>
          <table:table-cell table:style-name="ce412"/>
          <table:table-cell table:number-columns-repeated="999"/>
        </table:table-row>
        <table:table-row table:style-name="ro33">
          <table:table-cell table:number-columns-repeated="14"/>
          <table:table-cell table:style-name="ce492"/>
          <table:table-cell table:style-name="ce270" office:value-type="string" calcext:value-type="string">
            <text:p>Criteria:</text:p>
          </table:table-cell>
          <table:table-cell table:style-name="ce244" office:value-type="string" calcext:value-type="string">
            <text:p>2D – Must be able to see 5 fibers, 4 speck groups, 4 masses</text:p>
          </table:table-cell>
          <table:table-cell table:style-name="ce240" table:number-columns-repeated="7"/>
          <table:table-cell table:style-name="ce412"/>
          <table:table-cell table:number-columns-repeated="999"/>
        </table:table-row>
        <table:table-row table:style-name="ro33">
          <table:table-cell table:number-columns-repeated="14"/>
          <table:table-cell table:style-name="ce482"/>
          <table:table-cell table:style-name="ce265"/>
          <table:table-cell table:style-name="ce566" office:value-type="string" calcext:value-type="string">
            <text:p>3D – Must be able to see 4 fibers, 3 speck groups, 3 masses</text:p>
          </table:table-cell>
          <table:table-cell table:style-name="ce265" table:number-columns-repeated="7"/>
          <table:table-cell table:style-name="ce690"/>
          <table:table-cell table:number-columns-repeated="999"/>
        </table:table-row>
        <table:table-row table:style-name="ro33">
          <table:table-cell table:number-columns-repeated="14"/>
          <table:table-cell table:style-name="ce490" office:value-type="string" calcext:value-type="string">
            <text:p>Signal to Noise</text:p>
          </table:table-cell>
          <table:table-cell table:number-columns-repeated="9"/>
          <table:table-cell table:style-name="ce422"/>
          <table:table-cell table:number-columns-repeated="999"/>
        </table:table-row>
        <table:table-row table:style-name="ro33">
          <table:table-cell table:number-columns-repeated="14"/>
          <table:table-cell table:style-name="ce301"/>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kV:</text:p>
          </table:table-cell>
          <table:table-cell table:style-name="ce510" table:formula="of:=[.T260]" office:value-type="float" office:value="0" calcext:value-type="float">
            <text:p>0</text:p>
          </table:table-cell>
          <table:table-cell table:style-name="ce268"/>
          <table:table-cell table:style-name="ce268" office:value-type="string" calcext:value-type="string">
            <text:p>In acrylic:</text:p>
          </table:table-cell>
          <table:table-cell table:style-name="ce549" table:number-columns-repeated="2"/>
          <table:table-cell table:number-columns-repeated="3"/>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mAs:</text:p>
          </table:table-cell>
          <table:table-cell table:style-name="ce510" table:formula="of:=[.Q267]" office:value-type="float" office:value="0" calcext:value-type="float">
            <text:p>0</text:p>
          </table:table-cell>
          <table:table-cell table:style-name="ce268"/>
          <table:table-cell table:style-name="ce268" office:value-type="string" calcext:value-type="string">
            <text:p>Background:</text:p>
          </table:table-cell>
          <table:table-cell table:style-name="ce549" table:number-columns-repeated="2"/>
          <table:table-cell table:number-columns-repeated="3"/>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Target:</text:p>
          </table:table-cell>
          <table:table-cell table:style-name="ce588"/>
          <table:table-cell table:number-columns-repeated="7"/>
          <table:table-cell table:style-name="ce422"/>
          <table:table-cell table:number-columns-repeated="999"/>
        </table:table-row>
        <table:table-row table:style-name="ro33">
          <table:table-cell table:number-columns-repeated="14"/>
          <table:table-cell table:style-name="ce301"/>
          <table:table-cell table:style-name="ce268" office:value-type="string" calcext:value-type="string">
            <text:p>Filter:</text:p>
          </table:table-cell>
          <table:table-cell table:style-name="ce588"/>
          <table:table-cell table:number-columns-repeated="2"/>
          <table:table-cell table:style-name="ce229" office:value-type="string" calcext:value-type="string">
            <text:p>Current</text:p>
          </table:table-cell>
          <table:table-cell table:style-name="ce229" office:value-type="string" calcext:value-type="string">
            <text:p>Previous</text:p>
          </table:table-cell>
          <table:table-cell table:style-name="ce229" office:value-type="string" calcext:value-type="string">
            <text:p>Change</text:p>
          </table:table-cell>
          <table:table-cell office:value-type="string" calcext:value-type="string">
            <text:p>Acceptable</text:p>
          </table:table-cell>
          <table:table-cell/>
          <table:table-cell table:style-name="ce422"/>
          <table:table-cell table:number-columns-repeated="999"/>
        </table:table-row>
        <table:table-row table:style-name="ro33">
          <table:table-cell table:number-columns-repeated="14"/>
          <table:table-cell table:style-name="ce301"/>
          <table:table-cell table:number-columns-repeated="3"/>
          <table:table-cell table:style-name="ce268" office:value-type="string" calcext:value-type="string">
            <text:p>SNR:</text:p>
          </table:table-cell>
          <table:table-cell table:style-name="ce401" table:formula="of:=IF(OR([.T438]=&quot;&quot;;[.U438]=&quot;&quot;);&quot;&quot;;([.T438]-50)/[.U438])">
            <text:p/>
          </table:table-cell>
          <table:table-cell table:style-name="ce657" table:formula="of:=IF([.AB128]=&quot;&quot;;&quot;&quot;;[.AB128])">
            <text:p/>
          </table:table-cell>
          <table:table-cell table:style-name="ce438" table:formula="of:=IF(OR([.T441]=&quot;&quot;;[.U441]=&quot;&quot;);&quot;&quot;;([.T441]-[.U441])/[.U441])">
            <text:p/>
          </table:table-cell>
          <table:table-cell table:style-name="ce446" table:formula="of:=IF([.T441]&gt;=40;&quot;Pass&quot;;&quot;Fail&quot;)" office:value-type="string" office:string-value="Pass" calcext:value-type="string">
            <text:p>Pass</text:p>
          </table:table-cell>
          <table:table-cell/>
          <table:table-cell table:style-name="ce422"/>
          <table:table-cell table:number-columns-repeated="999"/>
        </table:table-row>
        <table:table-row table:style-name="ro33">
          <table:table-cell table:number-columns-repeated="14"/>
          <table:table-cell table:style-name="ce301"/>
          <table:table-cell table:number-columns-repeated="3"/>
          <table:table-cell table:style-name="ce268" office:value-type="string" calcext:value-type="string">
            <text:p>CNR:</text:p>
          </table:table-cell>
          <table:table-cell table:style-name="ce401" table:formula="of:=IF(OR([.T438]=&quot;&quot;;[.T437]=&quot;&quot;);&quot;&quot;;([.T438]-[.T437])/[.U438])">
            <text:p/>
          </table:table-cell>
          <table:table-cell table:style-name="ce657" table:formula="of:=IF([.AB129]=&quot;&quot;;&quot;&quot;;[.AB129])">
            <text:p/>
          </table:table-cell>
          <table:table-cell table:style-name="ce438" table:formula="of:=IF(OR([.T442]=&quot;&quot;;[.U442]=&quot;&quot;);&quot;&quot;;([.T442]-[.U442])/[.U442])">
            <text:p/>
          </table:table-cell>
          <table:table-cell table:style-name="ce335" table:formula="of:=IF([.U442]=&quot;&quot;;&quot;NA&quot;;IF([.V442]&lt;=0.15;&quot;Pass&quot;;&quot;Fail&quot;))" office:value-type="string" office:string-value="NA" calcext:value-type="string">
            <text:p>NA</text:p>
          </table:table-cell>
          <table:table-cell/>
          <table:table-cell table:style-name="ce422"/>
          <table:table-cell table:number-columns-repeated="999"/>
        </table:table-row>
        <table:table-row table:style-name="ro33">
          <table:table-cell table:number-columns-repeated="14"/>
          <table:table-cell table:style-name="ce301"/>
          <table:table-cell table:style-name="ce270" office:value-type="string" calcext:value-type="string">
            <text:p>Criteria:</text:p>
          </table:table-cell>
          <table:table-cell table:style-name="ce308" office:value-type="string" calcext:value-type="string">
            <text:p>SNR must be &gt;= 40</text:p>
          </table:table-cell>
          <table:table-cell table:style-name="ce247" table:number-columns-repeated="7"/>
          <table:table-cell table:style-name="ce422"/>
          <table:table-cell table:number-columns-repeated="999"/>
        </table:table-row>
        <table:table-row table:style-name="ro33">
          <table:table-cell table:number-columns-repeated="14"/>
          <table:table-cell table:style-name="ce301"/>
          <table:table-cell/>
          <table:table-cell table:style-name="ce244" office:value-type="string" calcext:value-type="string">
            <text:p>CNR does not change by more than 15%</text:p>
          </table:table-cell>
          <table:table-cell table:number-columns-repeated="7"/>
          <table:table-cell table:style-name="ce422"/>
          <table:table-cell table:number-columns-repeated="999"/>
        </table:table-row>
        <table:table-row table:style-name="ro33">
          <table:table-cell table:number-columns-repeated="14"/>
          <table:table-cell table:style-name="ce482"/>
          <table:table-cell table:style-name="ce265" table:number-columns-repeated="9"/>
          <table:table-cell table:style-name="ce690"/>
          <table:table-cell table:number-columns-repeated="999"/>
        </table:table-row>
        <table:table-row table:style-name="ro33">
          <table:table-cell table:number-columns-repeated="14"/>
          <table:table-cell table:style-name="ce497"/>
          <table:table-cell table:style-name="ce539" table:number-columns-repeated="3"/>
          <table:table-cell table:style-name="ce623" office:value-type="string" calcext:value-type="string">
            <text:p>Previous Year Comments</text:p>
          </table:table-cell>
          <table:table-cell table:style-name="ce539" table:number-columns-repeated="5"/>
          <table:table-cell table:style-name="ce694"/>
          <table:table-cell table:number-columns-repeated="999"/>
        </table:table-row>
        <table:table-row table:style-name="ro33">
          <table:table-cell table:number-columns-repeated="14"/>
          <table:table-cell table:style-name="ce493"/>
          <table:table-cell table:style-name="ce256" office:value-type="string" calcext:value-type="string">
            <text:p>Comments:</text:p>
          </table:table-cell>
          <table:table-cell table:style-name="ce593"/>
          <table:table-cell table:style-name="ce611"/>
          <table:table-cell table:style-name="ce624" table:formula="of:=IF([.AB131]=&quot;&quot;;&quot;&quot;;[.AB131])">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3">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47])" office:value-type="float" office:value="0" calcext:value-type="float">
            <text:p>0</text:p>
          </table:table-cell>
          <table:table-cell table:style-name="ce369" table:number-columns-repeated="2"/>
          <table:table-cell table:style-name="ce658"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69" table:number-columns-repeated="3"/>
          <table:table-cell table:style-name="ce693"/>
          <table:table-cell table:number-columns-repeated="999"/>
        </table:table-row>
        <table:table-row table:style-name="ro33">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33]=&quot;&quot;;&quot;&quot;;[.AB133])">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3">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49])" office:value-type="float" office:value="0" calcext:value-type="float">
            <text:p>0</text:p>
          </table:table-cell>
          <table:table-cell table:style-name="ce369" table:number-columns-repeated="2"/>
          <table:table-cell table:style-name="ce658"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69" table:number-columns-repeated="3"/>
          <table:table-cell table:style-name="ce693"/>
          <table:table-cell table:number-columns-repeated="999"/>
        </table:table-row>
        <table:table-row table:style-name="ro33">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35]=&quot;&quot;;&quot;&quot;;[.AB135])">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3">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51])" office:value-type="float" office:value="0" calcext:value-type="float">
            <text:p>0</text:p>
          </table:table-cell>
          <table:table-cell table:style-name="ce369" table:number-columns-repeated="2"/>
          <table:table-cell table:style-name="ce658" office:value-type="string" calcext:value-type="string">
            <text:p>A copy of the fluoroscopic skin entrance doses (attached) must be posted on the unit in a location visible to the operator (DHEC RHB 4.9.4.5.6).</text:p>
          </table:table-cell>
          <table:table-cell table:style-name="ce369" table:number-columns-repeated="3"/>
          <table:table-cell table:style-name="ce693"/>
          <table:table-cell table:number-columns-repeated="999"/>
        </table:table-row>
        <table:table-row table:style-name="ro33">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37]=&quot;&quot;;&quot;&quot;;[.AB137])">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3">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53])" office:value-type="float" office:value="0" calcext:value-type="float">
            <text:p>0</text:p>
          </table:table-cell>
          <table:table-cell table:style-name="ce369" table:number-columns-repeated="2"/>
          <table:table-cell table:style-name="ce658"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69" table:number-columns-repeated="3"/>
          <table:table-cell table:style-name="ce693"/>
          <table:table-cell table:number-columns-repeated="999"/>
        </table:table-row>
        <table:table-row table:style-name="ro33">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39]=&quot;&quot;;&quot;&quot;;[.AB139])">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3">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55])" office:value-type="float" office:value="0" calcext:value-type="float">
            <text:p>0</text:p>
          </table:table-cell>
          <table:table-cell table:style-name="ce369" table:number-columns-repeated="2"/>
          <table:table-cell table:style-name="ce658"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69" table:number-columns-repeated="3"/>
          <table:table-cell table:style-name="ce693"/>
          <table:table-cell table:number-columns-repeated="999"/>
        </table:table-row>
        <table:table-row table:style-name="ro33">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41]=&quot;&quot;;&quot;&quot;;[.AB141])">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3">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57])" office:value-type="float" office:value="0" calcext:value-type="float">
            <text:p>0</text:p>
          </table:table-cell>
          <table:table-cell table:style-name="ce369" table:number-columns-repeated="6"/>
          <table:table-cell table:style-name="ce693"/>
          <table:table-cell table:number-columns-repeated="999"/>
        </table:table-row>
        <table:table-row table:style-name="ro33">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43]=&quot;&quot;;&quot;&quot;;[.AB143])">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3">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59])" office:value-type="float" office:value="0" calcext:value-type="float">
            <text:p>0</text:p>
          </table:table-cell>
          <table:table-cell table:style-name="ce369" table:number-columns-repeated="6"/>
          <table:table-cell table:style-name="ce693"/>
          <table:table-cell table:number-columns-repeated="999"/>
        </table:table-row>
        <table:table-row table:style-name="ro33">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45]=&quot;&quot;;&quot;&quot;;[.AB145])">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3">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61])" office:value-type="float" office:value="0" calcext:value-type="float">
            <text:p>0</text:p>
          </table:table-cell>
          <table:table-cell table:style-name="ce369" table:number-columns-repeated="6"/>
          <table:table-cell table:style-name="ce693"/>
          <table:table-cell table:number-columns-repeated="999"/>
        </table:table-row>
        <table:table-row table:style-name="ro33">
          <table:table-cell table:number-columns-repeated="14"/>
          <table:table-cell table:style-name="ce493"/>
          <table:table-cell table:style-name="ce256" office:value-type="string" calcext:value-type="string">
            <text:p>Additional Comments:</text:p>
          </table:table-cell>
          <table:table-cell table:style-name="ce593"/>
          <table:table-cell table:style-name="ce611"/>
          <table:table-cell table:style-name="ce624" table:formula="of:=IF([.AB147]=&quot;&quot;;&quot;&quot;;[.AB147])">
            <text:p/>
          </table:table-cell>
          <table:table-cell table:style-name="ce368" table:number-columns-repeated="2"/>
          <table:table-cell table:style-name="ce258"/>
          <table:table-cell table:style-name="ce244"/>
          <table:table-cell table:style-name="ce368"/>
          <table:table-cell table:style-name="ce693"/>
          <table:table-cell table:number-columns-repeated="999"/>
        </table:table-row>
        <table:table-row table:style-name="ro33">
          <table:table-cell table:number-columns-repeated="14"/>
          <table:table-cell table:style-name="ce493"/>
          <table:table-cell table:style-name="ce540" office:value-type="string" calcext:value-type="string">
            <text:p>Do not exceed 390 chars</text:p>
          </table:table-cell>
          <table:table-cell table:style-name="ce337"/>
          <table:table-cell table:style-name="ce612" table:formula="of:=LEN([.Q463])" office:value-type="float" office:value="0" calcext:value-type="float">
            <text:p>0</text:p>
          </table:table-cell>
          <table:table-cell table:style-name="ce369" table:number-columns-repeated="6"/>
          <table:table-cell table:style-name="ce693"/>
          <table:table-cell table:number-columns-repeated="999"/>
        </table:table-row>
        <table:table-row table:style-name="ro33">
          <table:table-cell table:number-columns-repeated="14"/>
          <table:table-cell table:style-name="ce498"/>
          <table:table-cell table:style-name="ce526" table:number-columns-repeated="9"/>
          <table:table-cell table:style-name="ce695"/>
          <table:table-cell table:number-columns-repeated="999"/>
        </table:table-row>
        <table:table-row table:style-name="ro33" table:number-rows-repeated="11">
          <table:table-cell table:number-columns-repeated="14"/>
          <table:table-cell table:style-name="ce240" table:number-columns-repeated="11"/>
          <table:table-cell table:number-columns-repeated="999"/>
        </table:table-row>
        <table:table-row table:style-name="ro33" table:number-rows-repeated="1048091">
          <table:table-cell table:number-columns-repeated="1024"/>
        </table:table-row>
        <table:table-row table:style-name="ro34" table:number-rows-repeated="8">
          <table:table-cell table:number-columns-repeated="1024"/>
        </table:table-row>
        <table:table-row table:style-name="ro34">
          <table:table-cell table:number-columns-repeated="1024"/>
        </table:table-row>
      </table:table>
      <table:table table:name="Tables" table:style-name="ta1">
        <office:forms form:automatic-focus="false" form:apply-design-mode="false"/>
        <table:table-column table:style-name="co25" table:number-columns-repeated="1024" table:default-cell-style-name="ce748"/>
        <table:table-row table:style-name="ro33">
          <table:table-cell table:style-name="ce744" office:value-type="string" calcext:value-type="string">
            <text:p>Exposure to Dose Conversion Factors Mo/Mo for 4.2cm 50/50 Breast</text:p>
          </table:table-cell>
          <table:table-cell table:number-columns-repeated="9"/>
          <table:table-cell table:style-name="ce744"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3">
          <table:table-cell table:style-name="ce745"/>
          <table:table-cell table:style-name="ce757" office:value-type="string" calcext:value-type="string" table:number-columns-spanned="9" table:number-rows-spanned="1">
            <text:p>kVp</text:p>
          </table:table-cell>
          <table:covered-table-cell table:number-columns-repeated="7" table:style-name="ce769"/>
          <table:covered-table-cell table:style-name="ce784"/>
          <table:table-cell table:style-name="ce745"/>
          <table:table-cell table:style-name="ce757" office:value-type="string" calcext:value-type="string" table:number-columns-spanned="9" table:number-rows-spanned="1">
            <text:p>kVp</text:p>
          </table:table-cell>
          <table:covered-table-cell table:number-columns-repeated="7" table:style-name="ce769"/>
          <table:covered-table-cell table:style-name="ce784"/>
          <table:table-cell table:style-name="ce745"/>
          <table:table-cell table:style-name="ce757" office:value-type="string" calcext:value-type="string" table:number-columns-spanned="9" table:number-rows-spanned="1">
            <text:p>kVp</text:p>
          </table:table-cell>
          <table:covered-table-cell table:number-columns-repeated="7" table:style-name="ce769"/>
          <table:covered-table-cell table:style-name="ce784"/>
          <table:table-cell table:number-columns-repeated="994"/>
        </table:table-row>
        <table:table-row table:style-name="ro33">
          <table:table-cell table:style-name="ce746" office:value-type="string" calcext:value-type="string">
            <text:p>HVL</text:p>
          </table:table-cell>
          <table:table-cell table:style-name="ce758" office:value-type="float" office:value="23" calcext:value-type="float">
            <text:p>23</text:p>
          </table:table-cell>
          <table:table-cell table:style-name="ce758" office:value-type="float" office:value="24" calcext:value-type="float">
            <text:p>24</text:p>
          </table:table-cell>
          <table:table-cell table:style-name="ce758" office:value-type="float" office:value="25" calcext:value-type="float">
            <text:p>25</text:p>
          </table:table-cell>
          <table:table-cell table:style-name="ce758" office:value-type="float" office:value="26" calcext:value-type="float">
            <text:p>26</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85" office:value-type="float" office:value="31" calcext:value-type="float">
            <text:p>31</text:p>
          </table:table-cell>
          <table:table-cell table:style-name="ce746" office:value-type="string" calcext:value-type="string">
            <text:p>HVL</text:p>
          </table:table-cell>
          <table:table-cell table:style-name="ce758" office:value-type="float" office:value="23" calcext:value-type="float">
            <text:p>23</text:p>
          </table:table-cell>
          <table:table-cell table:style-name="ce758" office:value-type="float" office:value="24" calcext:value-type="float">
            <text:p>24</text:p>
          </table:table-cell>
          <table:table-cell table:style-name="ce758" office:value-type="float" office:value="25" calcext:value-type="float">
            <text:p>25</text:p>
          </table:table-cell>
          <table:table-cell table:style-name="ce758" office:value-type="float" office:value="26" calcext:value-type="float">
            <text:p>26</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85" office:value-type="float" office:value="31" calcext:value-type="float">
            <text:p>31</text:p>
          </table:table-cell>
          <table:table-cell table:style-name="ce746" office:value-type="string" calcext:value-type="string">
            <text:p>HVL</text:p>
          </table:table-cell>
          <table:table-cell table:style-name="ce758" office:value-type="float" office:value="23" calcext:value-type="float">
            <text:p>23</text:p>
          </table:table-cell>
          <table:table-cell table:style-name="ce758" office:value-type="float" office:value="24" calcext:value-type="float">
            <text:p>24</text:p>
          </table:table-cell>
          <table:table-cell table:style-name="ce758" office:value-type="float" office:value="25" calcext:value-type="float">
            <text:p>25</text:p>
          </table:table-cell>
          <table:table-cell table:style-name="ce758" office:value-type="float" office:value="26" calcext:value-type="float">
            <text:p>26</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85" office:value-type="float" office:value="31" calcext:value-type="float">
            <text:p>31</text:p>
          </table:table-cell>
          <table:table-cell table:number-columns-repeated="994"/>
        </table:table-row>
        <table:table-row table:style-name="ro33">
          <table:table-cell table:style-name="ce746" office:value-type="float" office:value="0.23" calcext:value-type="float">
            <text:p>0.23</text:p>
          </table:table-cell>
          <table:table-cell table:style-name="ce758" office:value-type="float" office:value="116" calcext:value-type="float">
            <text:p>116</text:p>
          </table:table-cell>
          <table:table-cell table:style-name="ce758" table:number-columns-repeated="7"/>
          <table:table-cell table:style-name="ce785"/>
          <table:table-cell table:style-name="ce746" office:value-type="float" office:value="0.23" calcext:value-type="float">
            <text:p>0.23</text:p>
          </table:table-cell>
          <table:table-cell table:style-name="ce758" table:number-columns-repeated="8"/>
          <table:table-cell table:style-name="ce785"/>
          <table:table-cell table:style-name="ce746" office:value-type="float" office:value="0.23" calcext:value-type="float">
            <text:p>0.23</text:p>
          </table:table-cell>
          <table:table-cell table:style-name="ce758" table:number-columns-repeated="8"/>
          <table:table-cell table:style-name="ce785"/>
          <table:table-cell table:number-columns-repeated="994"/>
        </table:table-row>
        <table:table-row table:style-name="ro33">
          <table:table-cell table:style-name="ce746" office:value-type="float" office:value="0.24" calcext:value-type="float">
            <text:p>0.24</text:p>
          </table:table-cell>
          <table:table-cell table:style-name="ce758" office:value-type="float" office:value="121" calcext:value-type="float">
            <text:p>121</text:p>
          </table:table-cell>
          <table:table-cell table:style-name="ce758" office:value-type="float" office:value="124" calcext:value-type="float">
            <text:p>124</text:p>
          </table:table-cell>
          <table:table-cell table:style-name="ce758" table:number-columns-repeated="6"/>
          <table:table-cell table:style-name="ce785"/>
          <table:table-cell table:style-name="ce746" office:value-type="float" office:value="0.24" calcext:value-type="float">
            <text:p>0.24</text:p>
          </table:table-cell>
          <table:table-cell table:style-name="ce758" table:number-columns-repeated="8"/>
          <table:table-cell table:style-name="ce785"/>
          <table:table-cell table:style-name="ce746" office:value-type="float" office:value="0.24" calcext:value-type="float">
            <text:p>0.24</text:p>
          </table:table-cell>
          <table:table-cell table:style-name="ce758" table:number-columns-repeated="8"/>
          <table:table-cell table:style-name="ce785"/>
          <table:table-cell table:number-columns-repeated="994"/>
        </table:table-row>
        <table:table-row table:style-name="ro33">
          <table:table-cell table:style-name="ce746" office:value-type="float" office:value="0.25" calcext:value-type="float">
            <text:p>0.25</text:p>
          </table:table-cell>
          <table:table-cell table:style-name="ce758" office:value-type="float" office:value="126" calcext:value-type="float">
            <text:p>126</text:p>
          </table:table-cell>
          <table:table-cell table:style-name="ce758" office:value-type="float" office:value="129" calcext:value-type="float">
            <text:p>129</text:p>
          </table:table-cell>
          <table:table-cell table:style-name="ce758" office:value-type="float" office:value="131" calcext:value-type="float">
            <text:p>131</text:p>
          </table:table-cell>
          <table:table-cell table:style-name="ce758" table:number-columns-repeated="5"/>
          <table:table-cell table:style-name="ce785"/>
          <table:table-cell table:style-name="ce746" office:value-type="float" office:value="0.25" calcext:value-type="float">
            <text:p>0.25</text:p>
          </table:table-cell>
          <table:table-cell table:style-name="ce758" table:number-columns-repeated="8"/>
          <table:table-cell table:style-name="ce785"/>
          <table:table-cell table:style-name="ce746" office:value-type="float" office:value="0.25" calcext:value-type="float">
            <text:p>0.25</text:p>
          </table:table-cell>
          <table:table-cell table:style-name="ce758" table:number-columns-repeated="8"/>
          <table:table-cell table:style-name="ce785"/>
          <table:table-cell table:number-columns-repeated="994"/>
        </table:table-row>
        <table:table-row table:style-name="ro33">
          <table:table-cell table:style-name="ce746" office:value-type="float" office:value="0.26" calcext:value-type="float">
            <text:p>0.26</text:p>
          </table:table-cell>
          <table:table-cell table:style-name="ce758" office:value-type="float" office:value="130" calcext:value-type="float">
            <text:p>130</text:p>
          </table:table-cell>
          <table:table-cell table:style-name="ce758" office:value-type="float" office:value="133" calcext:value-type="float">
            <text:p>133</text:p>
          </table:table-cell>
          <table:table-cell table:style-name="ce758" office:value-type="float" office:value="135" calcext:value-type="float">
            <text:p>135</text:p>
          </table:table-cell>
          <table:table-cell table:style-name="ce758" office:value-type="float" office:value="138" calcext:value-type="float">
            <text:p>138</text:p>
          </table:table-cell>
          <table:table-cell table:style-name="ce758" table:number-columns-repeated="4"/>
          <table:table-cell table:style-name="ce785"/>
          <table:table-cell table:style-name="ce746" office:value-type="float" office:value="0.26" calcext:value-type="float">
            <text:p>0.26</text:p>
          </table:table-cell>
          <table:table-cell table:style-name="ce758" table:number-columns-repeated="8"/>
          <table:table-cell table:style-name="ce785"/>
          <table:table-cell table:style-name="ce746" office:value-type="float" office:value="0.26" calcext:value-type="float">
            <text:p>0.26</text:p>
          </table:table-cell>
          <table:table-cell table:style-name="ce758" table:number-columns-repeated="8"/>
          <table:table-cell table:style-name="ce785"/>
          <table:table-cell table:number-columns-repeated="994"/>
        </table:table-row>
        <table:table-row table:style-name="ro33">
          <table:table-cell table:style-name="ce746" office:value-type="float" office:value="0.27" calcext:value-type="float">
            <text:p>0.27</text:p>
          </table:table-cell>
          <table:table-cell table:style-name="ce758" office:value-type="float" office:value="135" calcext:value-type="float">
            <text:p>135</text:p>
          </table:table-cell>
          <table:table-cell table:style-name="ce758" office:value-type="float" office:value="138" calcext:value-type="float">
            <text:p>138</text:p>
          </table:table-cell>
          <table:table-cell table:style-name="ce758" office:value-type="float" office:value="140" calcext:value-type="float">
            <text:p>140</text:p>
          </table:table-cell>
          <table:table-cell table:style-name="ce758" office:value-type="float" office:value="142" calcext:value-type="float">
            <text:p>142</text:p>
          </table:table-cell>
          <table:table-cell table:style-name="ce758" office:value-type="float" office:value="143" calcext:value-type="float">
            <text:p>143</text:p>
          </table:table-cell>
          <table:table-cell table:style-name="ce758" table:number-columns-repeated="3"/>
          <table:table-cell table:style-name="ce785"/>
          <table:table-cell table:style-name="ce746" office:value-type="float" office:value="0.27" calcext:value-type="float">
            <text:p>0.27</text:p>
          </table:table-cell>
          <table:table-cell table:style-name="ce758" table:number-columns-repeated="8"/>
          <table:table-cell table:style-name="ce785"/>
          <table:table-cell table:style-name="ce746" office:value-type="float" office:value="0.27" calcext:value-type="float">
            <text:p>0.27</text:p>
          </table:table-cell>
          <table:table-cell table:style-name="ce758" table:number-columns-repeated="8"/>
          <table:table-cell table:style-name="ce785"/>
          <table:table-cell table:number-columns-repeated="994"/>
        </table:table-row>
        <table:table-row table:style-name="ro33">
          <table:table-cell table:style-name="ce746" office:value-type="float" office:value="0.28" calcext:value-type="float">
            <text:p>0.28</text:p>
          </table:table-cell>
          <table:table-cell table:style-name="ce758" office:value-type="float" office:value="140" calcext:value-type="float">
            <text:p>140</text:p>
          </table:table-cell>
          <table:table-cell table:style-name="ce758" office:value-type="float" office:value="142" calcext:value-type="float">
            <text:p>142</text:p>
          </table:table-cell>
          <table:table-cell table:style-name="ce758" office:value-type="float" office:value="144" calcext:value-type="float">
            <text:p>144</text:p>
          </table:table-cell>
          <table:table-cell table:style-name="ce758" office:value-type="float" office:value="146" calcext:value-type="float">
            <text:p>146</text:p>
          </table:table-cell>
          <table:table-cell table:style-name="ce758" office:value-type="float" office:value="147" calcext:value-type="float">
            <text:p>147</text:p>
          </table:table-cell>
          <table:table-cell table:style-name="ce758" office:value-type="float" office:value="149" calcext:value-type="float">
            <text:p>149</text:p>
          </table:table-cell>
          <table:table-cell table:style-name="ce758" table:number-columns-repeated="2"/>
          <table:table-cell table:style-name="ce785"/>
          <table:table-cell table:style-name="ce746" office:value-type="float" office:value="0.28" calcext:value-type="float">
            <text:p>0.28</text:p>
          </table:table-cell>
          <table:table-cell table:style-name="ce758" table:number-columns-repeated="2"/>
          <table:table-cell table:style-name="ce758" office:value-type="float" office:value="149" calcext:value-type="float">
            <text:p>149</text:p>
          </table:table-cell>
          <table:table-cell table:style-name="ce758" office:value-type="float" office:value="151" calcext:value-type="float">
            <text:p>151</text:p>
          </table:table-cell>
          <table:table-cell table:style-name="ce758" office:value-type="float" office:value="154" calcext:value-type="float">
            <text:p>154</text:p>
          </table:table-cell>
          <table:table-cell table:style-name="ce758" table:number-columns-repeated="3"/>
          <table:table-cell table:style-name="ce785"/>
          <table:table-cell table:style-name="ce746" office:value-type="float" office:value="0.28" calcext:value-type="float">
            <text:p>0.28</text:p>
          </table:table-cell>
          <table:table-cell table:style-name="ce758" table:number-columns-repeated="2"/>
          <table:table-cell table:style-name="ce758" office:value-type="float" office:value="150" calcext:value-type="float">
            <text:p>150</text:p>
          </table:table-cell>
          <table:table-cell table:style-name="ce758" office:value-type="float" office:value="155" calcext:value-type="float">
            <text:p>155</text:p>
          </table:table-cell>
          <table:table-cell table:style-name="ce758" office:value-type="float" office:value="159" calcext:value-type="float">
            <text:p>159</text:p>
          </table:table-cell>
          <table:table-cell table:style-name="ce758" table:number-columns-repeated="3"/>
          <table:table-cell table:style-name="ce785"/>
          <table:table-cell table:number-columns-repeated="994"/>
        </table:table-row>
        <table:table-row table:style-name="ro33">
          <table:table-cell table:style-name="ce746" office:value-type="float" office:value="0.29" calcext:value-type="float">
            <text:p>0.29</text:p>
          </table:table-cell>
          <table:table-cell table:style-name="ce758" office:value-type="float" office:value="144" calcext:value-type="float">
            <text:p>144</text:p>
          </table:table-cell>
          <table:table-cell table:style-name="ce758" office:value-type="float" office:value="146" calcext:value-type="float">
            <text:p>146</text:p>
          </table:table-cell>
          <table:table-cell table:style-name="ce758" office:value-type="float" office:value="148" calcext:value-type="float">
            <text:p>148</text:p>
          </table:table-cell>
          <table:table-cell table:style-name="ce758" office:value-type="float" office:value="150" calcext:value-type="float">
            <text:p>150</text:p>
          </table:table-cell>
          <table:table-cell table:style-name="ce758" office:value-type="float" office:value="151" calcext:value-type="float">
            <text:p>151</text:p>
          </table:table-cell>
          <table:table-cell table:style-name="ce758" office:value-type="float" office:value="153" calcext:value-type="float">
            <text:p>153</text:p>
          </table:table-cell>
          <table:table-cell table:style-name="ce758" office:value-type="float" office:value="154" calcext:value-type="float">
            <text:p>154</text:p>
          </table:table-cell>
          <table:table-cell table:style-name="ce758"/>
          <table:table-cell table:style-name="ce785"/>
          <table:table-cell table:style-name="ce746" office:value-type="float" office:value="0.29" calcext:value-type="float">
            <text:p>0.29</text:p>
          </table:table-cell>
          <table:table-cell table:style-name="ce758" table:number-columns-repeated="2"/>
          <table:table-cell table:style-name="ce758" office:value-type="float" office:value="154" calcext:value-type="float">
            <text:p>154</text:p>
          </table:table-cell>
          <table:table-cell table:style-name="ce758" office:value-type="float" office:value="156" calcext:value-type="float">
            <text:p>156</text:p>
          </table:table-cell>
          <table:table-cell table:style-name="ce758" office:value-type="float" office:value="158" calcext:value-type="float">
            <text:p>158</text:p>
          </table:table-cell>
          <table:table-cell table:style-name="ce758" office:value-type="float" office:value="159" calcext:value-type="float">
            <text:p>159</text:p>
          </table:table-cell>
          <table:table-cell table:style-name="ce758" table:number-columns-repeated="2"/>
          <table:table-cell table:style-name="ce785"/>
          <table:table-cell table:style-name="ce746" office:value-type="float" office:value="0.29" calcext:value-type="float">
            <text:p>0.29</text:p>
          </table:table-cell>
          <table:table-cell table:style-name="ce758" table:number-columns-repeated="2"/>
          <table:table-cell table:style-name="ce758" office:value-type="float" office:value="155" calcext:value-type="float">
            <text:p>155</text:p>
          </table:table-cell>
          <table:table-cell table:style-name="ce758" office:value-type="float" office:value="160" calcext:value-type="float">
            <text:p>160</text:p>
          </table:table-cell>
          <table:table-cell table:style-name="ce758" office:value-type="float" office:value="164" calcext:value-type="float">
            <text:p>164</text:p>
          </table:table-cell>
          <table:table-cell table:style-name="ce758" office:value-type="float" office:value="168" calcext:value-type="float">
            <text:p>168</text:p>
          </table:table-cell>
          <table:table-cell table:style-name="ce758" table:number-columns-repeated="2"/>
          <table:table-cell table:style-name="ce785"/>
          <table:table-cell table:number-columns-repeated="994"/>
        </table:table-row>
        <table:table-row table:style-name="ro33">
          <table:table-cell table:style-name="ce746" office:value-type="float" office:value="0.3" calcext:value-type="float">
            <text:p>0.3</text:p>
          </table:table-cell>
          <table:table-cell table:style-name="ce758" office:value-type="float" office:value="149" calcext:value-type="float">
            <text:p>149</text:p>
          </table:table-cell>
          <table:table-cell table:style-name="ce758" office:value-type="float" office:value="151" calcext:value-type="float">
            <text:p>151</text:p>
          </table:table-cell>
          <table:table-cell table:style-name="ce758" office:value-type="float" office:value="153" calcext:value-type="float">
            <text:p>153</text:p>
          </table:table-cell>
          <table:table-cell table:style-name="ce758" office:value-type="float" office:value="155" calcext:value-type="float">
            <text:p>155</text:p>
          </table:table-cell>
          <table:table-cell table:style-name="ce758" office:value-type="float" office:value="156" calcext:value-type="float">
            <text:p>156</text:p>
          </table:table-cell>
          <table:table-cell table:style-name="ce758" office:value-type="float" office:value="157" calcext:value-type="float">
            <text:p>157</text:p>
          </table:table-cell>
          <table:table-cell table:style-name="ce758" office:value-type="float" office:value="158" calcext:value-type="float">
            <text:p>158</text:p>
          </table:table-cell>
          <table:table-cell table:style-name="ce758" office:value-type="float" office:value="159" calcext:value-type="float">
            <text:p>159</text:p>
          </table:table-cell>
          <table:table-cell table:style-name="ce785"/>
          <table:table-cell table:style-name="ce746" office:value-type="float" office:value="0.3" calcext:value-type="float">
            <text:p>0.3</text:p>
          </table:table-cell>
          <table:table-cell table:style-name="ce758" table:number-columns-repeated="2"/>
          <table:table-cell table:style-name="ce758" office:value-type="float" office:value="158" calcext:value-type="float">
            <text:p>158</text:p>
          </table:table-cell>
          <table:table-cell table:style-name="ce758" office:value-type="float" office:value="160" calcext:value-type="float">
            <text:p>160</text:p>
          </table:table-cell>
          <table:table-cell table:number-columns-repeated="2" table:style-name="ce758" office:value-type="float" office:value="162" calcext:value-type="float">
            <text:p>162</text:p>
          </table:table-cell>
          <table:table-cell table:style-name="ce758" office:value-type="float" office:value="163" calcext:value-type="float">
            <text:p>163</text:p>
          </table:table-cell>
          <table:table-cell table:style-name="ce758"/>
          <table:table-cell table:style-name="ce785"/>
          <table:table-cell table:style-name="ce746" office:value-type="float" office:value="0.3" calcext:value-type="float">
            <text:p>0.3</text:p>
          </table:table-cell>
          <table:table-cell table:style-name="ce758" table:number-columns-repeated="2"/>
          <table:table-cell table:style-name="ce758" office:value-type="float" office:value="160" calcext:value-type="float">
            <text:p>160</text:p>
          </table:table-cell>
          <table:table-cell table:style-name="ce758" office:value-type="float" office:value="164" calcext:value-type="float">
            <text:p>164</text:p>
          </table:table-cell>
          <table:table-cell table:style-name="ce758" office:value-type="float" office:value="168" calcext:value-type="float">
            <text:p>168</text:p>
          </table:table-cell>
          <table:table-cell table:style-name="ce758" office:value-type="float" office:value="172" calcext:value-type="float">
            <text:p>172</text:p>
          </table:table-cell>
          <table:table-cell table:style-name="ce758" office:value-type="float" office:value="176" calcext:value-type="float">
            <text:p>176</text:p>
          </table:table-cell>
          <table:table-cell table:style-name="ce758"/>
          <table:table-cell table:style-name="ce785"/>
          <table:table-cell table:number-columns-repeated="994"/>
        </table:table-row>
        <table:table-row table:style-name="ro33">
          <table:table-cell table:style-name="ce746" office:value-type="float" office:value="0.31" calcext:value-type="float">
            <text:p>0.31</text:p>
          </table:table-cell>
          <table:table-cell table:style-name="ce758" office:value-type="float" office:value="154" calcext:value-type="float">
            <text:p>154</text:p>
          </table:table-cell>
          <table:table-cell table:style-name="ce758" office:value-type="float" office:value="156" calcext:value-type="float">
            <text:p>156</text:p>
          </table:table-cell>
          <table:table-cell table:style-name="ce758" office:value-type="float" office:value="157" calcext:value-type="float">
            <text:p>157</text:p>
          </table:table-cell>
          <table:table-cell table:style-name="ce758" office:value-type="float" office:value="159" calcext:value-type="float">
            <text:p>159</text:p>
          </table:table-cell>
          <table:table-cell table:style-name="ce758" office:value-type="float" office:value="160" calcext:value-type="float">
            <text:p>160</text:p>
          </table:table-cell>
          <table:table-cell table:style-name="ce758" office:value-type="float" office:value="161" calcext:value-type="float">
            <text:p>161</text:p>
          </table:table-cell>
          <table:table-cell table:style-name="ce758" office:value-type="float" office:value="162" calcext:value-type="float">
            <text:p>162</text:p>
          </table:table-cell>
          <table:table-cell table:style-name="ce758" office:value-type="float" office:value="163" calcext:value-type="float">
            <text:p>163</text:p>
          </table:table-cell>
          <table:table-cell table:style-name="ce785" office:value-type="float" office:value="164" calcext:value-type="float">
            <text:p>164</text:p>
          </table:table-cell>
          <table:table-cell table:style-name="ce746" office:value-type="float" office:value="0.31" calcext:value-type="float">
            <text:p>0.31</text:p>
          </table:table-cell>
          <table:table-cell table:style-name="ce758" table:number-columns-repeated="2"/>
          <table:table-cell table:style-name="ce758" office:value-type="float" office:value="163" calcext:value-type="float">
            <text:p>163</text:p>
          </table:table-cell>
          <table:table-cell table:style-name="ce758" office:value-type="float" office:value="164" calcext:value-type="float">
            <text:p>164</text:p>
          </table:table-cell>
          <table:table-cell table:number-columns-repeated="2" table:style-name="ce758" office:value-type="float" office:value="166" calcext:value-type="float">
            <text:p>166</text:p>
          </table:table-cell>
          <table:table-cell table:number-columns-repeated="2" table:style-name="ce758" office:value-type="float" office:value="167" calcext:value-type="float">
            <text:p>167</text:p>
          </table:table-cell>
          <table:table-cell table:style-name="ce785"/>
          <table:table-cell table:style-name="ce746" office:value-type="float" office:value="0.31" calcext:value-type="float">
            <text:p>0.31</text:p>
          </table:table-cell>
          <table:table-cell table:style-name="ce758" table:number-columns-repeated="2"/>
          <table:table-cell table:style-name="ce758" office:value-type="float" office:value="165" calcext:value-type="float">
            <text:p>165</text:p>
          </table:table-cell>
          <table:table-cell table:style-name="ce758" office:value-type="float" office:value="168" calcext:value-type="float">
            <text:p>168</text:p>
          </table:table-cell>
          <table:table-cell table:style-name="ce758" office:value-type="float" office:value="172" calcext:value-type="float">
            <text:p>172</text:p>
          </table:table-cell>
          <table:table-cell table:style-name="ce758" office:value-type="float" office:value="174" calcext:value-type="float">
            <text:p>174</text:p>
          </table:table-cell>
          <table:table-cell table:style-name="ce758" office:value-type="float" office:value="180" calcext:value-type="float">
            <text:p>180</text:p>
          </table:table-cell>
          <table:table-cell table:style-name="ce758" office:value-type="float" office:value="182" calcext:value-type="float">
            <text:p>182</text:p>
          </table:table-cell>
          <table:table-cell table:style-name="ce785"/>
          <table:table-cell table:number-columns-repeated="994"/>
        </table:table-row>
        <table:table-row table:style-name="ro33">
          <table:table-cell table:style-name="ce746" office:value-type="float" office:value="0.32" calcext:value-type="float">
            <text:p>0.32</text:p>
          </table:table-cell>
          <table:table-cell table:style-name="ce758" office:value-type="float" office:value="158" calcext:value-type="float">
            <text:p>158</text:p>
          </table:table-cell>
          <table:table-cell table:style-name="ce758" office:value-type="float" office:value="160" calcext:value-type="float">
            <text:p>160</text:p>
          </table:table-cell>
          <table:table-cell table:style-name="ce758" office:value-type="float" office:value="162" calcext:value-type="float">
            <text:p>162</text:p>
          </table:table-cell>
          <table:table-cell table:style-name="ce758" office:value-type="float" office:value="163" calcext:value-type="float">
            <text:p>163</text:p>
          </table:table-cell>
          <table:table-cell table:style-name="ce758" office:value-type="float" office:value="164" calcext:value-type="float">
            <text:p>164</text:p>
          </table:table-cell>
          <table:table-cell table:style-name="ce758" office:value-type="float" office:value="166" calcext:value-type="float">
            <text:p>166</text:p>
          </table:table-cell>
          <table:table-cell table:style-name="ce758" office:value-type="float" office:value="167" calcext:value-type="float">
            <text:p>167</text:p>
          </table:table-cell>
          <table:table-cell table:style-name="ce758" office:value-type="float" office:value="168" calcext:value-type="float">
            <text:p>168</text:p>
          </table:table-cell>
          <table:table-cell table:style-name="ce785" office:value-type="float" office:value="168" calcext:value-type="float">
            <text:p>168</text:p>
          </table:table-cell>
          <table:table-cell table:style-name="ce746" office:value-type="float" office:value="0.32" calcext:value-type="float">
            <text:p>0.32</text:p>
          </table:table-cell>
          <table:table-cell table:style-name="ce758" table:number-columns-repeated="2"/>
          <table:table-cell table:style-name="ce758" office:value-type="float" office:value="167" calcext:value-type="float">
            <text:p>167</text:p>
          </table:table-cell>
          <table:table-cell table:style-name="ce758" office:value-type="float" office:value="169" calcext:value-type="float">
            <text:p>169</text:p>
          </table:table-cell>
          <table:table-cell table:number-columns-repeated="3" table:style-name="ce758" office:value-type="float" office:value="171" calcext:value-type="float">
            <text:p>171</text:p>
          </table:table-cell>
          <table:table-cell table:style-name="ce758" office:value-type="float" office:value="172" calcext:value-type="float">
            <text:p>172</text:p>
          </table:table-cell>
          <table:table-cell table:style-name="ce785" office:value-type="float" office:value="172" calcext:value-type="float">
            <text:p>172</text:p>
          </table:table-cell>
          <table:table-cell table:style-name="ce746" office:value-type="float" office:value="0.32" calcext:value-type="float">
            <text:p>0.32</text:p>
          </table:table-cell>
          <table:table-cell table:style-name="ce758" table:number-columns-repeated="2"/>
          <table:table-cell table:style-name="ce758" office:value-type="float" office:value="169" calcext:value-type="float">
            <text:p>169</text:p>
          </table:table-cell>
          <table:table-cell table:style-name="ce758" office:value-type="float" office:value="173" calcext:value-type="float">
            <text:p>173</text:p>
          </table:table-cell>
          <table:table-cell table:style-name="ce758" office:value-type="float" office:value="177" calcext:value-type="float">
            <text:p>177</text:p>
          </table:table-cell>
          <table:table-cell table:style-name="ce758" office:value-type="float" office:value="181" calcext:value-type="float">
            <text:p>181</text:p>
          </table:table-cell>
          <table:table-cell table:style-name="ce758" office:value-type="float" office:value="184" calcext:value-type="float">
            <text:p>184</text:p>
          </table:table-cell>
          <table:table-cell table:style-name="ce758" office:value-type="float" office:value="186" calcext:value-type="float">
            <text:p>186</text:p>
          </table:table-cell>
          <table:table-cell table:style-name="ce785" office:value-type="float" office:value="188" calcext:value-type="float">
            <text:p>188</text:p>
          </table:table-cell>
          <table:table-cell table:number-columns-repeated="994"/>
        </table:table-row>
        <table:table-row table:style-name="ro33">
          <table:table-cell table:style-name="ce746" office:value-type="float" office:value="0.33" calcext:value-type="float">
            <text:p>0.33</text:p>
          </table:table-cell>
          <table:table-cell table:style-name="ce758" office:value-type="float" office:value="163" calcext:value-type="float">
            <text:p>163</text:p>
          </table:table-cell>
          <table:table-cell table:style-name="ce758" office:value-type="float" office:value="165" calcext:value-type="float">
            <text:p>165</text:p>
          </table:table-cell>
          <table:table-cell table:style-name="ce758" office:value-type="float" office:value="166" calcext:value-type="float">
            <text:p>166</text:p>
          </table:table-cell>
          <table:table-cell table:style-name="ce758" office:value-type="float" office:value="168" calcext:value-type="float">
            <text:p>168</text:p>
          </table:table-cell>
          <table:table-cell table:style-name="ce758" office:value-type="float" office:value="169" calcext:value-type="float">
            <text:p>169</text:p>
          </table:table-cell>
          <table:table-cell table:style-name="ce758" office:value-type="float" office:value="170" calcext:value-type="float">
            <text:p>170</text:p>
          </table:table-cell>
          <table:table-cell table:style-name="ce758" office:value-type="float" office:value="171" calcext:value-type="float">
            <text:p>171</text:p>
          </table:table-cell>
          <table:table-cell table:style-name="ce758" office:value-type="float" office:value="173" calcext:value-type="float">
            <text:p>173</text:p>
          </table:table-cell>
          <table:table-cell table:style-name="ce785" office:value-type="float" office:value="173" calcext:value-type="float">
            <text:p>173</text:p>
          </table:table-cell>
          <table:table-cell table:style-name="ce746" office:value-type="float" office:value="0.33" calcext:value-type="float">
            <text:p>0.33</text:p>
          </table:table-cell>
          <table:table-cell table:style-name="ce758" table:number-columns-repeated="2"/>
          <table:table-cell table:style-name="ce758" office:value-type="float" office:value="171" calcext:value-type="float">
            <text:p>171</text:p>
          </table:table-cell>
          <table:table-cell table:style-name="ce758" office:value-type="float" office:value="173" calcext:value-type="float">
            <text:p>173</text:p>
          </table:table-cell>
          <table:table-cell table:style-name="ce758" office:value-type="float" office:value="175" calcext:value-type="float">
            <text:p>175</text:p>
          </table:table-cell>
          <table:table-cell table:number-columns-repeated="3" table:style-name="ce758" office:value-type="float" office:value="176" calcext:value-type="float">
            <text:p>176</text:p>
          </table:table-cell>
          <table:table-cell table:style-name="ce785" office:value-type="float" office:value="176" calcext:value-type="float">
            <text:p>176</text:p>
          </table:table-cell>
          <table:table-cell table:style-name="ce746" office:value-type="float" office:value="0.33" calcext:value-type="float">
            <text:p>0.33</text:p>
          </table:table-cell>
          <table:table-cell table:style-name="ce758" table:number-columns-repeated="2"/>
          <table:table-cell table:style-name="ce758" office:value-type="float" office:value="174" calcext:value-type="float">
            <text:p>174</text:p>
          </table:table-cell>
          <table:table-cell table:style-name="ce758" office:value-type="float" office:value="178" calcext:value-type="float">
            <text:p>178</text:p>
          </table:table-cell>
          <table:table-cell table:style-name="ce758" office:value-type="float" office:value="181" calcext:value-type="float">
            <text:p>181</text:p>
          </table:table-cell>
          <table:table-cell table:style-name="ce758" office:value-type="float" office:value="185" calcext:value-type="float">
            <text:p>185</text:p>
          </table:table-cell>
          <table:table-cell table:style-name="ce758" office:value-type="float" office:value="188" calcext:value-type="float">
            <text:p>188</text:p>
          </table:table-cell>
          <table:table-cell table:style-name="ce758" office:value-type="float" office:value="190" calcext:value-type="float">
            <text:p>190</text:p>
          </table:table-cell>
          <table:table-cell table:style-name="ce785" office:value-type="float" office:value="192" calcext:value-type="float">
            <text:p>192</text:p>
          </table:table-cell>
          <table:table-cell table:number-columns-repeated="994"/>
        </table:table-row>
        <table:table-row table:style-name="ro33">
          <table:table-cell table:style-name="ce746" office:value-type="float" office:value="0.34" calcext:value-type="float">
            <text:p>0.34</text:p>
          </table:table-cell>
          <table:table-cell table:style-name="ce758" office:value-type="float" office:value="168" calcext:value-type="float">
            <text:p>168</text:p>
          </table:table-cell>
          <table:table-cell table:style-name="ce758" office:value-type="float" office:value="170" calcext:value-type="float">
            <text:p>170</text:p>
          </table:table-cell>
          <table:table-cell table:style-name="ce758" office:value-type="float" office:value="171" calcext:value-type="float">
            <text:p>171</text:p>
          </table:table-cell>
          <table:table-cell table:style-name="ce758" office:value-type="float" office:value="172" calcext:value-type="float">
            <text:p>172</text:p>
          </table:table-cell>
          <table:table-cell table:style-name="ce758" office:value-type="float" office:value="173" calcext:value-type="float">
            <text:p>173</text:p>
          </table:table-cell>
          <table:table-cell table:style-name="ce758" office:value-type="float" office:value="174" calcext:value-type="float">
            <text:p>174</text:p>
          </table:table-cell>
          <table:table-cell table:style-name="ce758" office:value-type="float" office:value="175" calcext:value-type="float">
            <text:p>175</text:p>
          </table:table-cell>
          <table:table-cell table:style-name="ce758" office:value-type="float" office:value="176" calcext:value-type="float">
            <text:p>176</text:p>
          </table:table-cell>
          <table:table-cell table:style-name="ce785" office:value-type="float" office:value="177" calcext:value-type="float">
            <text:p>177</text:p>
          </table:table-cell>
          <table:table-cell table:style-name="ce746" office:value-type="float" office:value="0.34" calcext:value-type="float">
            <text:p>0.34</text:p>
          </table:table-cell>
          <table:table-cell table:style-name="ce758" table:number-columns-repeated="2"/>
          <table:table-cell table:style-name="ce758" office:value-type="float" office:value="176" calcext:value-type="float">
            <text:p>176</text:p>
          </table:table-cell>
          <table:table-cell table:style-name="ce758" office:value-type="float" office:value="178" calcext:value-type="float">
            <text:p>178</text:p>
          </table:table-cell>
          <table:table-cell table:number-columns-repeated="2" table:style-name="ce758" office:value-type="float" office:value="179" calcext:value-type="float">
            <text:p>179</text:p>
          </table:table-cell>
          <table:table-cell table:number-columns-repeated="2" table:style-name="ce758" office:value-type="float" office:value="180" calcext:value-type="float">
            <text:p>180</text:p>
          </table:table-cell>
          <table:table-cell table:style-name="ce785" office:value-type="float" office:value="180" calcext:value-type="float">
            <text:p>180</text:p>
          </table:table-cell>
          <table:table-cell table:style-name="ce746" office:value-type="float" office:value="0.34" calcext:value-type="float">
            <text:p>0.34</text:p>
          </table:table-cell>
          <table:table-cell table:style-name="ce758" table:number-columns-repeated="2"/>
          <table:table-cell table:style-name="ce758" office:value-type="float" office:value="179" calcext:value-type="float">
            <text:p>179</text:p>
          </table:table-cell>
          <table:table-cell table:style-name="ce758" office:value-type="float" office:value="183" calcext:value-type="float">
            <text:p>183</text:p>
          </table:table-cell>
          <table:table-cell table:style-name="ce758" office:value-type="float" office:value="186" calcext:value-type="float">
            <text:p>186</text:p>
          </table:table-cell>
          <table:table-cell table:style-name="ce758" office:value-type="float" office:value="190" calcext:value-type="float">
            <text:p>190</text:p>
          </table:table-cell>
          <table:table-cell table:style-name="ce758" office:value-type="float" office:value="193" calcext:value-type="float">
            <text:p>193</text:p>
          </table:table-cell>
          <table:table-cell table:style-name="ce758" office:value-type="float" office:value="195" calcext:value-type="float">
            <text:p>195</text:p>
          </table:table-cell>
          <table:table-cell table:style-name="ce785" office:value-type="float" office:value="196" calcext:value-type="float">
            <text:p>196</text:p>
          </table:table-cell>
          <table:table-cell table:number-columns-repeated="994"/>
        </table:table-row>
        <table:table-row table:style-name="ro33">
          <table:table-cell table:style-name="ce746" office:value-type="float" office:value="0.35" calcext:value-type="float">
            <text:p>0.35</text:p>
          </table:table-cell>
          <table:table-cell table:style-name="ce758"/>
          <table:table-cell table:style-name="ce758" office:value-type="float" office:value="174" calcext:value-type="float">
            <text:p>174</text:p>
          </table:table-cell>
          <table:table-cell table:style-name="ce758" office:value-type="float" office:value="175" calcext:value-type="float">
            <text:p>175</text:p>
          </table:table-cell>
          <table:table-cell table:style-name="ce758" office:value-type="float" office:value="176" calcext:value-type="float">
            <text:p>176</text:p>
          </table:table-cell>
          <table:table-cell table:style-name="ce758" office:value-type="float" office:value="177" calcext:value-type="float">
            <text:p>177</text:p>
          </table:table-cell>
          <table:table-cell table:style-name="ce758" office:value-type="float" office:value="178" calcext:value-type="float">
            <text:p>178</text:p>
          </table:table-cell>
          <table:table-cell table:style-name="ce758" office:value-type="float" office:value="179" calcext:value-type="float">
            <text:p>179</text:p>
          </table:table-cell>
          <table:table-cell table:style-name="ce758" office:value-type="float" office:value="180" calcext:value-type="float">
            <text:p>180</text:p>
          </table:table-cell>
          <table:table-cell table:style-name="ce785" office:value-type="float" office:value="181" calcext:value-type="float">
            <text:p>181</text:p>
          </table:table-cell>
          <table:table-cell table:style-name="ce746" office:value-type="float" office:value="0.35" calcext:value-type="float">
            <text:p>0.35</text:p>
          </table:table-cell>
          <table:table-cell table:style-name="ce758" table:number-columns-repeated="2"/>
          <table:table-cell table:style-name="ce758" office:value-type="float" office:value="180" calcext:value-type="float">
            <text:p>180</text:p>
          </table:table-cell>
          <table:table-cell table:style-name="ce758" office:value-type="float" office:value="181" calcext:value-type="float">
            <text:p>181</text:p>
          </table:table-cell>
          <table:table-cell table:number-columns-repeated="2" table:style-name="ce758" office:value-type="float" office:value="183" calcext:value-type="float">
            <text:p>183</text:p>
          </table:table-cell>
          <table:table-cell table:style-name="ce758" office:value-type="float" office:value="184" calcext:value-type="float">
            <text:p>184</text:p>
          </table:table-cell>
          <table:table-cell table:style-name="ce758" office:value-type="float" office:value="185" calcext:value-type="float">
            <text:p>185</text:p>
          </table:table-cell>
          <table:table-cell table:style-name="ce785" office:value-type="float" office:value="185" calcext:value-type="float">
            <text:p>185</text:p>
          </table:table-cell>
          <table:table-cell table:style-name="ce746" office:value-type="float" office:value="0.35" calcext:value-type="float">
            <text:p>0.35</text:p>
          </table:table-cell>
          <table:table-cell table:style-name="ce758" table:number-columns-repeated="2"/>
          <table:table-cell table:style-name="ce758" office:value-type="float" office:value="184" calcext:value-type="float">
            <text:p>184</text:p>
          </table:table-cell>
          <table:table-cell table:style-name="ce758" office:value-type="float" office:value="187" calcext:value-type="float">
            <text:p>187</text:p>
          </table:table-cell>
          <table:table-cell table:style-name="ce758" office:value-type="float" office:value="190" calcext:value-type="float">
            <text:p>190</text:p>
          </table:table-cell>
          <table:table-cell table:style-name="ce758" office:value-type="float" office:value="194" calcext:value-type="float">
            <text:p>194</text:p>
          </table:table-cell>
          <table:table-cell table:style-name="ce758" office:value-type="float" office:value="197" calcext:value-type="float">
            <text:p>197</text:p>
          </table:table-cell>
          <table:table-cell table:style-name="ce758" office:value-type="float" office:value="199" calcext:value-type="float">
            <text:p>199</text:p>
          </table:table-cell>
          <table:table-cell table:style-name="ce785" office:value-type="float" office:value="201" calcext:value-type="float">
            <text:p>201</text:p>
          </table:table-cell>
          <table:table-cell table:number-columns-repeated="994"/>
        </table:table-row>
        <table:table-row table:style-name="ro33">
          <table:table-cell table:style-name="ce746" office:value-type="float" office:value="0.36" calcext:value-type="float">
            <text:p>0.36</text:p>
          </table:table-cell>
          <table:table-cell table:style-name="ce758" table:number-columns-repeated="2"/>
          <table:table-cell table:style-name="ce758" office:value-type="float" office:value="179" calcext:value-type="float">
            <text:p>179</text:p>
          </table:table-cell>
          <table:table-cell table:style-name="ce758" office:value-type="float" office:value="181" calcext:value-type="float">
            <text:p>181</text:p>
          </table:table-cell>
          <table:table-cell table:style-name="ce758" office:value-type="float" office:value="182" calcext:value-type="float">
            <text:p>182</text:p>
          </table:table-cell>
          <table:table-cell table:style-name="ce758" office:value-type="float" office:value="183" calcext:value-type="float">
            <text:p>183</text:p>
          </table:table-cell>
          <table:table-cell table:style-name="ce758" office:value-type="float" office:value="184" calcext:value-type="float">
            <text:p>184</text:p>
          </table:table-cell>
          <table:table-cell table:style-name="ce758" office:value-type="float" office:value="185" calcext:value-type="float">
            <text:p>185</text:p>
          </table:table-cell>
          <table:table-cell table:style-name="ce785" office:value-type="float" office:value="185" calcext:value-type="float">
            <text:p>185</text:p>
          </table:table-cell>
          <table:table-cell table:style-name="ce746" office:value-type="float" office:value="0.36" calcext:value-type="float">
            <text:p>0.36</text:p>
          </table:table-cell>
          <table:table-cell table:style-name="ce758" table:number-columns-repeated="2"/>
          <table:table-cell table:style-name="ce758" office:value-type="float" office:value="185" calcext:value-type="float">
            <text:p>185</text:p>
          </table:table-cell>
          <table:table-cell table:style-name="ce758" office:value-type="float" office:value="186" calcext:value-type="float">
            <text:p>186</text:p>
          </table:table-cell>
          <table:table-cell table:number-columns-repeated="2" table:style-name="ce758" office:value-type="float" office:value="187" calcext:value-type="float">
            <text:p>187</text:p>
          </table:table-cell>
          <table:table-cell table:number-columns-repeated="2" table:style-name="ce758" office:value-type="float" office:value="188" calcext:value-type="float">
            <text:p>188</text:p>
          </table:table-cell>
          <table:table-cell table:style-name="ce785" office:value-type="float" office:value="189" calcext:value-type="float">
            <text:p>189</text:p>
          </table:table-cell>
          <table:table-cell table:style-name="ce746" office:value-type="float" office:value="0.36" calcext:value-type="float">
            <text:p>0.36</text:p>
          </table:table-cell>
          <table:table-cell table:style-name="ce758" table:number-columns-repeated="2"/>
          <table:table-cell table:style-name="ce758" office:value-type="float" office:value="189" calcext:value-type="float">
            <text:p>189</text:p>
          </table:table-cell>
          <table:table-cell table:style-name="ce758" office:value-type="float" office:value="192" calcext:value-type="float">
            <text:p>192</text:p>
          </table:table-cell>
          <table:table-cell table:style-name="ce758" office:value-type="float" office:value="195" calcext:value-type="float">
            <text:p>195</text:p>
          </table:table-cell>
          <table:table-cell table:style-name="ce758" office:value-type="float" office:value="198" calcext:value-type="float">
            <text:p>198</text:p>
          </table:table-cell>
          <table:table-cell table:style-name="ce758" office:value-type="float" office:value="201" calcext:value-type="float">
            <text:p>201</text:p>
          </table:table-cell>
          <table:table-cell table:style-name="ce758" office:value-type="float" office:value="204" calcext:value-type="float">
            <text:p>204</text:p>
          </table:table-cell>
          <table:table-cell table:style-name="ce785" office:value-type="float" office:value="205" calcext:value-type="float">
            <text:p>205</text:p>
          </table:table-cell>
          <table:table-cell table:number-columns-repeated="994"/>
        </table:table-row>
        <table:table-row table:style-name="ro33">
          <table:table-cell table:style-name="ce746" office:value-type="float" office:value="0.37" calcext:value-type="float">
            <text:p>0.37</text:p>
          </table:table-cell>
          <table:table-cell table:style-name="ce758" table:number-columns-repeated="3"/>
          <table:table-cell table:style-name="ce758" office:value-type="float" office:value="185" calcext:value-type="float">
            <text:p>185</text:p>
          </table:table-cell>
          <table:table-cell table:style-name="ce758" office:value-type="float" office:value="186" calcext:value-type="float">
            <text:p>186</text:p>
          </table:table-cell>
          <table:table-cell table:style-name="ce758" office:value-type="float" office:value="187" calcext:value-type="float">
            <text:p>187</text:p>
          </table:table-cell>
          <table:table-cell table:style-name="ce758" office:value-type="float" office:value="188" calcext:value-type="float">
            <text:p>188</text:p>
          </table:table-cell>
          <table:table-cell table:style-name="ce758" office:value-type="float" office:value="189" calcext:value-type="float">
            <text:p>189</text:p>
          </table:table-cell>
          <table:table-cell table:style-name="ce785" office:value-type="float" office:value="190" calcext:value-type="float">
            <text:p>190</text:p>
          </table:table-cell>
          <table:table-cell table:style-name="ce746" office:value-type="float" office:value="0.37" calcext:value-type="float">
            <text:p>0.37</text:p>
          </table:table-cell>
          <table:table-cell table:style-name="ce758" table:number-columns-repeated="2"/>
          <table:table-cell table:style-name="ce758" office:value-type="float" office:value="189" calcext:value-type="float">
            <text:p>189</text:p>
          </table:table-cell>
          <table:table-cell table:style-name="ce758" office:value-type="float" office:value="190" calcext:value-type="float">
            <text:p>190</text:p>
          </table:table-cell>
          <table:table-cell table:number-columns-repeated="2" table:style-name="ce758" office:value-type="float" office:value="191" calcext:value-type="float">
            <text:p>191</text:p>
          </table:table-cell>
          <table:table-cell table:style-name="ce758" office:value-type="float" office:value="192" calcext:value-type="float">
            <text:p>192</text:p>
          </table:table-cell>
          <table:table-cell table:style-name="ce758" office:value-type="float" office:value="193" calcext:value-type="float">
            <text:p>193</text:p>
          </table:table-cell>
          <table:table-cell table:style-name="ce785" office:value-type="float" office:value="193" calcext:value-type="float">
            <text:p>193</text:p>
          </table:table-cell>
          <table:table-cell table:style-name="ce746" office:value-type="float" office:value="0.37" calcext:value-type="float">
            <text:p>0.37</text:p>
          </table:table-cell>
          <table:table-cell table:style-name="ce758" table:number-columns-repeated="2"/>
          <table:table-cell table:style-name="ce758" office:value-type="float" office:value="193" calcext:value-type="float">
            <text:p>193</text:p>
          </table:table-cell>
          <table:table-cell table:style-name="ce758" office:value-type="float" office:value="196" calcext:value-type="float">
            <text:p>196</text:p>
          </table:table-cell>
          <table:table-cell table:style-name="ce758" office:value-type="float" office:value="199" calcext:value-type="float">
            <text:p>199</text:p>
          </table:table-cell>
          <table:table-cell table:style-name="ce758" office:value-type="float" office:value="202" calcext:value-type="float">
            <text:p>202</text:p>
          </table:table-cell>
          <table:table-cell table:style-name="ce758" office:value-type="float" office:value="205" calcext:value-type="float">
            <text:p>205</text:p>
          </table:table-cell>
          <table:table-cell table:style-name="ce758" office:value-type="float" office:value="207" calcext:value-type="float">
            <text:p>207</text:p>
          </table:table-cell>
          <table:table-cell table:style-name="ce785" office:value-type="float" office:value="209" calcext:value-type="float">
            <text:p>209</text:p>
          </table:table-cell>
          <table:table-cell table:number-columns-repeated="994"/>
        </table:table-row>
        <table:table-row table:style-name="ro33">
          <table:table-cell table:style-name="ce746" office:value-type="float" office:value="0.38" calcext:value-type="float">
            <text:p>0.38</text:p>
          </table:table-cell>
          <table:table-cell table:style-name="ce758" table:number-columns-repeated="4"/>
          <table:table-cell table:style-name="ce758" office:value-type="float" office:value="190" calcext:value-type="float">
            <text:p>190</text:p>
          </table:table-cell>
          <table:table-cell table:style-name="ce758" office:value-type="float" office:value="191" calcext:value-type="float">
            <text:p>191</text:p>
          </table:table-cell>
          <table:table-cell table:style-name="ce758" office:value-type="float" office:value="192" calcext:value-type="float">
            <text:p>192</text:p>
          </table:table-cell>
          <table:table-cell table:style-name="ce758" office:value-type="float" office:value="193" calcext:value-type="float">
            <text:p>193</text:p>
          </table:table-cell>
          <table:table-cell table:style-name="ce785" office:value-type="float" office:value="194" calcext:value-type="float">
            <text:p>194</text:p>
          </table:table-cell>
          <table:table-cell table:style-name="ce746" office:value-type="float" office:value="0.38" calcext:value-type="float">
            <text:p>0.38</text:p>
          </table:table-cell>
          <table:table-cell table:style-name="ce758" table:number-columns-repeated="2"/>
          <table:table-cell table:style-name="ce758" office:value-type="float" office:value="193" calcext:value-type="float">
            <text:p>193</text:p>
          </table:table-cell>
          <table:table-cell table:style-name="ce758" office:value-type="float" office:value="194" calcext:value-type="float">
            <text:p>194</text:p>
          </table:table-cell>
          <table:table-cell table:number-columns-repeated="2" table:style-name="ce758" office:value-type="float" office:value="196" calcext:value-type="float">
            <text:p>196</text:p>
          </table:table-cell>
          <table:table-cell table:number-columns-repeated="2" table:style-name="ce758" office:value-type="float" office:value="197" calcext:value-type="float">
            <text:p>197</text:p>
          </table:table-cell>
          <table:table-cell table:style-name="ce785" office:value-type="float" office:value="197" calcext:value-type="float">
            <text:p>197</text:p>
          </table:table-cell>
          <table:table-cell table:style-name="ce746" office:value-type="float" office:value="0.38" calcext:value-type="float">
            <text:p>0.38</text:p>
          </table:table-cell>
          <table:table-cell table:style-name="ce758" table:number-columns-repeated="2"/>
          <table:table-cell table:style-name="ce758" office:value-type="float" office:value="198" calcext:value-type="float">
            <text:p>198</text:p>
          </table:table-cell>
          <table:table-cell table:style-name="ce758" office:value-type="float" office:value="201" calcext:value-type="float">
            <text:p>201</text:p>
          </table:table-cell>
          <table:table-cell table:style-name="ce758" office:value-type="float" office:value="204" calcext:value-type="float">
            <text:p>204</text:p>
          </table:table-cell>
          <table:table-cell table:style-name="ce758" office:value-type="float" office:value="207" calcext:value-type="float">
            <text:p>207</text:p>
          </table:table-cell>
          <table:table-cell table:style-name="ce758" office:value-type="float" office:value="209" calcext:value-type="float">
            <text:p>209</text:p>
          </table:table-cell>
          <table:table-cell table:style-name="ce758" office:value-type="float" office:value="211" calcext:value-type="float">
            <text:p>211</text:p>
          </table:table-cell>
          <table:table-cell table:style-name="ce785" office:value-type="float" office:value="213" calcext:value-type="float">
            <text:p>213</text:p>
          </table:table-cell>
          <table:table-cell table:number-columns-repeated="994"/>
        </table:table-row>
        <table:table-row table:style-name="ro33">
          <table:table-cell table:style-name="ce746" office:value-type="float" office:value="0.39" calcext:value-type="float">
            <text:p>0.39</text:p>
          </table:table-cell>
          <table:table-cell table:style-name="ce758" table:number-columns-repeated="5"/>
          <table:table-cell table:style-name="ce758" office:value-type="float" office:value="196" calcext:value-type="float">
            <text:p>196</text:p>
          </table:table-cell>
          <table:table-cell table:style-name="ce758" office:value-type="float" office:value="197" calcext:value-type="float">
            <text:p>197</text:p>
          </table:table-cell>
          <table:table-cell table:style-name="ce758" office:value-type="float" office:value="198" calcext:value-type="float">
            <text:p>198</text:p>
          </table:table-cell>
          <table:table-cell table:style-name="ce785" office:value-type="float" office:value="198" calcext:value-type="float">
            <text:p>198</text:p>
          </table:table-cell>
          <table:table-cell table:style-name="ce746" office:value-type="float" office:value="0.39" calcext:value-type="float">
            <text:p>0.39</text:p>
          </table:table-cell>
          <table:table-cell table:style-name="ce758" table:number-columns-repeated="2"/>
          <table:table-cell table:style-name="ce758" office:value-type="float" office:value="198" calcext:value-type="float">
            <text:p>198</text:p>
          </table:table-cell>
          <table:table-cell table:style-name="ce758" office:value-type="float" office:value="199" calcext:value-type="float">
            <text:p>199</text:p>
          </table:table-cell>
          <table:table-cell table:number-columns-repeated="2" table:style-name="ce758" office:value-type="float" office:value="200" calcext:value-type="float">
            <text:p>200</text:p>
          </table:table-cell>
          <table:table-cell table:number-columns-repeated="2" table:style-name="ce758" office:value-type="float" office:value="201" calcext:value-type="float">
            <text:p>201</text:p>
          </table:table-cell>
          <table:table-cell table:style-name="ce785" office:value-type="float" office:value="202" calcext:value-type="float">
            <text:p>202</text:p>
          </table:table-cell>
          <table:table-cell table:style-name="ce746" office:value-type="float" office:value="0.39" calcext:value-type="float">
            <text:p>0.39</text:p>
          </table:table-cell>
          <table:table-cell table:style-name="ce758" table:number-columns-repeated="2"/>
          <table:table-cell table:style-name="ce758" office:value-type="float" office:value="203" calcext:value-type="float">
            <text:p>203</text:p>
          </table:table-cell>
          <table:table-cell table:style-name="ce758" office:value-type="float" office:value="206" calcext:value-type="float">
            <text:p>206</text:p>
          </table:table-cell>
          <table:table-cell table:style-name="ce758" office:value-type="float" office:value="208" calcext:value-type="float">
            <text:p>208</text:p>
          </table:table-cell>
          <table:table-cell table:style-name="ce758" office:value-type="float" office:value="211" calcext:value-type="float">
            <text:p>211</text:p>
          </table:table-cell>
          <table:table-cell table:style-name="ce758" office:value-type="float" office:value="214" calcext:value-type="float">
            <text:p>214</text:p>
          </table:table-cell>
          <table:table-cell table:style-name="ce758" office:value-type="float" office:value="216" calcext:value-type="float">
            <text:p>216</text:p>
          </table:table-cell>
          <table:table-cell table:style-name="ce785" office:value-type="float" office:value="217" calcext:value-type="float">
            <text:p>217</text:p>
          </table:table-cell>
          <table:table-cell table:number-columns-repeated="994"/>
        </table:table-row>
        <table:table-row table:style-name="ro33">
          <table:table-cell table:style-name="ce746" office:value-type="float" office:value="0.4" calcext:value-type="float">
            <text:p>0.4</text:p>
          </table:table-cell>
          <table:table-cell table:style-name="ce758" table:number-columns-repeated="6"/>
          <table:table-cell table:style-name="ce758" office:value-type="float" office:value="201" calcext:value-type="float">
            <text:p>201</text:p>
          </table:table-cell>
          <table:table-cell table:style-name="ce758" office:value-type="float" office:value="202" calcext:value-type="float">
            <text:p>202</text:p>
          </table:table-cell>
          <table:table-cell table:style-name="ce785" office:value-type="float" office:value="203" calcext:value-type="float">
            <text:p>203</text:p>
          </table:table-cell>
          <table:table-cell table:style-name="ce746" office:value-type="float" office:value="0.4" calcext:value-type="float">
            <text:p>0.4</text:p>
          </table:table-cell>
          <table:table-cell table:style-name="ce758" table:number-columns-repeated="2"/>
          <table:table-cell table:style-name="ce758" office:value-type="float" office:value="202" calcext:value-type="float">
            <text:p>202</text:p>
          </table:table-cell>
          <table:table-cell table:style-name="ce758" office:value-type="float" office:value="203" calcext:value-type="float">
            <text:p>203</text:p>
          </table:table-cell>
          <table:table-cell table:number-columns-repeated="2" table:style-name="ce758" office:value-type="float" office:value="204" calcext:value-type="float">
            <text:p>204</text:p>
          </table:table-cell>
          <table:table-cell table:number-columns-repeated="2" table:style-name="ce758" office:value-type="float" office:value="205" calcext:value-type="float">
            <text:p>205</text:p>
          </table:table-cell>
          <table:table-cell table:style-name="ce785" office:value-type="float" office:value="206" calcext:value-type="float">
            <text:p>206</text:p>
          </table:table-cell>
          <table:table-cell table:style-name="ce746" office:value-type="float" office:value="0.4" calcext:value-type="float">
            <text:p>0.4</text:p>
          </table:table-cell>
          <table:table-cell table:style-name="ce758" table:number-columns-repeated="2"/>
          <table:table-cell table:style-name="ce758" office:value-type="float" office:value="208" calcext:value-type="float">
            <text:p>208</text:p>
          </table:table-cell>
          <table:table-cell table:style-name="ce758" office:value-type="float" office:value="211" calcext:value-type="float">
            <text:p>211</text:p>
          </table:table-cell>
          <table:table-cell table:style-name="ce758" office:value-type="float" office:value="213" calcext:value-type="float">
            <text:p>213</text:p>
          </table:table-cell>
          <table:table-cell table:style-name="ce758" office:value-type="float" office:value="216" calcext:value-type="float">
            <text:p>216</text:p>
          </table:table-cell>
          <table:table-cell table:style-name="ce758" office:value-type="float" office:value="218" calcext:value-type="float">
            <text:p>218</text:p>
          </table:table-cell>
          <table:table-cell table:style-name="ce758" office:value-type="float" office:value="220" calcext:value-type="float">
            <text:p>220</text:p>
          </table:table-cell>
          <table:table-cell table:style-name="ce785" office:value-type="float" office:value="221" calcext:value-type="float">
            <text:p>221</text:p>
          </table:table-cell>
          <table:table-cell table:number-columns-repeated="994"/>
        </table:table-row>
        <table:table-row table:style-name="ro33">
          <table:table-cell table:style-name="ce746" office:value-type="float" office:value="0.41" calcext:value-type="float">
            <text:p>0.41</text:p>
          </table:table-cell>
          <table:table-cell table:style-name="ce758" table:number-columns-repeated="7"/>
          <table:table-cell table:style-name="ce758" office:value-type="float" office:value="206" calcext:value-type="float">
            <text:p>206</text:p>
          </table:table-cell>
          <table:table-cell table:style-name="ce785" office:value-type="float" office:value="207" calcext:value-type="float">
            <text:p>207</text:p>
          </table:table-cell>
          <table:table-cell table:style-name="ce746" office:value-type="float" office:value="0.41" calcext:value-type="float">
            <text:p>0.41</text:p>
          </table:table-cell>
          <table:table-cell table:style-name="ce758" table:number-columns-repeated="2"/>
          <table:table-cell table:style-name="ce758" office:value-type="float" office:value="206" calcext:value-type="float">
            <text:p>206</text:p>
          </table:table-cell>
          <table:table-cell table:style-name="ce758" office:value-type="float" office:value="207" calcext:value-type="float">
            <text:p>207</text:p>
          </table:table-cell>
          <table:table-cell table:number-columns-repeated="2" table:style-name="ce758" office:value-type="float" office:value="208" calcext:value-type="float">
            <text:p>208</text:p>
          </table:table-cell>
          <table:table-cell table:number-columns-repeated="2" table:style-name="ce758" office:value-type="float" office:value="209" calcext:value-type="float">
            <text:p>209</text:p>
          </table:table-cell>
          <table:table-cell table:style-name="ce785" office:value-type="float" office:value="210" calcext:value-type="float">
            <text:p>210</text:p>
          </table:table-cell>
          <table:table-cell table:style-name="ce746" office:value-type="float" office:value="0.41" calcext:value-type="float">
            <text:p>0.41</text:p>
          </table:table-cell>
          <table:table-cell table:style-name="ce758" table:number-columns-repeated="2"/>
          <table:table-cell table:style-name="ce758" office:value-type="float" office:value="213" calcext:value-type="float">
            <text:p>213</text:p>
          </table:table-cell>
          <table:table-cell table:style-name="ce758" office:value-type="float" office:value="215" calcext:value-type="float">
            <text:p>215</text:p>
          </table:table-cell>
          <table:table-cell table:style-name="ce758" office:value-type="float" office:value="217" calcext:value-type="float">
            <text:p>217</text:p>
          </table:table-cell>
          <table:table-cell table:style-name="ce758" office:value-type="float" office:value="220" calcext:value-type="float">
            <text:p>220</text:p>
          </table:table-cell>
          <table:table-cell table:style-name="ce758" office:value-type="float" office:value="222" calcext:value-type="float">
            <text:p>222</text:p>
          </table:table-cell>
          <table:table-cell table:style-name="ce758" office:value-type="float" office:value="224" calcext:value-type="float">
            <text:p>224</text:p>
          </table:table-cell>
          <table:table-cell table:style-name="ce785" office:value-type="float" office:value="225" calcext:value-type="float">
            <text:p>225</text:p>
          </table:table-cell>
          <table:table-cell table:number-columns-repeated="994"/>
        </table:table-row>
        <table:table-row table:style-name="ro33">
          <table:table-cell table:style-name="ce747" office:value-type="float" office:value="0.42" calcext:value-type="float">
            <text:p>0.42</text:p>
          </table:table-cell>
          <table:table-cell table:style-name="ce759" table:number-columns-repeated="8"/>
          <table:table-cell table:style-name="ce786" office:value-type="float" office:value="211" calcext:value-type="float">
            <text:p>211</text:p>
          </table:table-cell>
          <table:table-cell table:style-name="ce747" office:value-type="float" office:value="0.42" calcext:value-type="float">
            <text:p>0.42</text:p>
          </table:table-cell>
          <table:table-cell table:style-name="ce759" table:number-columns-repeated="2"/>
          <table:table-cell table:number-columns-repeated="2" table:style-name="ce759" office:value-type="float" office:value="211" calcext:value-type="float">
            <text:p>211</text:p>
          </table:table-cell>
          <table:table-cell table:number-columns-repeated="2" table:style-name="ce759" office:value-type="float" office:value="212" calcext:value-type="float">
            <text:p>212</text:p>
          </table:table-cell>
          <table:table-cell table:number-columns-repeated="2" table:style-name="ce759" office:value-type="float" office:value="213" calcext:value-type="float">
            <text:p>213</text:p>
          </table:table-cell>
          <table:table-cell table:style-name="ce786" office:value-type="float" office:value="214" calcext:value-type="float">
            <text:p>214</text:p>
          </table:table-cell>
          <table:table-cell table:style-name="ce747" office:value-type="float" office:value="0.42" calcext:value-type="float">
            <text:p>0.42</text:p>
          </table:table-cell>
          <table:table-cell table:style-name="ce759" table:number-columns-repeated="2"/>
          <table:table-cell table:style-name="ce759" office:value-type="float" office:value="218" calcext:value-type="float">
            <text:p>218</text:p>
          </table:table-cell>
          <table:table-cell table:style-name="ce759" office:value-type="float" office:value="220" calcext:value-type="float">
            <text:p>220</text:p>
          </table:table-cell>
          <table:table-cell table:style-name="ce759" office:value-type="float" office:value="222" calcext:value-type="float">
            <text:p>222</text:p>
          </table:table-cell>
          <table:table-cell table:style-name="ce759" office:value-type="float" office:value="224" calcext:value-type="float">
            <text:p>224</text:p>
          </table:table-cell>
          <table:table-cell table:style-name="ce759" office:value-type="float" office:value="226" calcext:value-type="float">
            <text:p>226</text:p>
          </table:table-cell>
          <table:table-cell table:style-name="ce759" office:value-type="float" office:value="228" calcext:value-type="float">
            <text:p>228</text:p>
          </table:table-cell>
          <table:table-cell table:style-name="ce786" office:value-type="float" office:value="229" calcext:value-type="float">
            <text:p>229</text:p>
          </table:table-cell>
          <table:table-cell table:number-columns-repeated="994"/>
        </table:table-row>
        <table:table-row table:style-name="ro33">
          <table:table-cell table:number-columns-repeated="1024"/>
        </table:table-row>
        <table:table-row table:style-name="ro33">
          <table:table-cell table:style-name="ce744" office:value-type="string" calcext:value-type="string">
            <text:p>Exposure to Dose Conversion Factors W/Rh for 4.2cm 50/50 Breast</text:p>
          </table:table-cell>
          <table:table-cell table:number-columns-repeated="12"/>
          <table:table-cell table:style-name="ce744" office:value-type="string" calcext:value-type="string">
            <text:p>Exposure to Dose Conversion Factors W/Ag for 4.2cm 50/50 Breast</text:p>
          </table:table-cell>
          <table:table-cell table:number-columns-repeated="13"/>
          <table:table-cell table:style-name="ce240" table:number-columns-repeated="14"/>
          <table:table-cell table:number-columns-repeated="983"/>
        </table:table-row>
        <table:table-row table:style-name="ro33">
          <table:table-cell table:style-name="ce745"/>
          <table:table-cell table:style-name="ce760" office:value-type="string" calcext:value-type="string" table:number-columns-spanned="11" table:number-rows-spanned="1">
            <text:p>kVp</text:p>
          </table:table-cell>
          <table:covered-table-cell table:number-columns-repeated="10" table:style-name="ce769"/>
          <table:table-cell table:style-name="ce784"/>
          <table:table-cell table:style-name="ce745"/>
          <table:table-cell table:style-name="ce757" office:value-type="string" calcext:value-type="string" table:number-columns-spanned="13" table:number-rows-spanned="1">
            <text:p>kVp</text:p>
          </table:table-cell>
          <table:covered-table-cell table:number-columns-repeated="11" table:style-name="ce769"/>
          <table:covered-table-cell table:style-name="ce784"/>
          <table:table-cell table:style-name="ce240" table:number-columns-repeated="14"/>
          <table:table-cell table:number-columns-repeated="983"/>
        </table:table-row>
        <table:table-row table:style-name="ro33">
          <table:table-cell table:style-name="ce746" office:value-type="string" calcext:value-type="string">
            <text:p>HVL</text:p>
          </table:table-cell>
          <table:table-cell table:style-name="ce758" office:value-type="float" office:value="22" calcext:value-type="float">
            <text:p>22</text:p>
          </table:table-cell>
          <table:table-cell table:style-name="ce758" office:value-type="float" office:value="23" calcext:value-type="float">
            <text:p>23</text:p>
          </table:table-cell>
          <table:table-cell table:style-name="ce758" office:value-type="float" office:value="24" calcext:value-type="float">
            <text:p>24</text:p>
          </table:table-cell>
          <table:table-cell table:style-name="ce758" office:value-type="float" office:value="25" calcext:value-type="float">
            <text:p>25</text:p>
          </table:table-cell>
          <table:table-cell table:style-name="ce758" office:value-type="float" office:value="26" calcext:value-type="float">
            <text:p>26</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58" office:value-type="float" office:value="31" calcext:value-type="float">
            <text:p>31</text:p>
          </table:table-cell>
          <table:table-cell table:style-name="ce758" office:value-type="float" office:value="32" calcext:value-type="float">
            <text:p>32</text:p>
          </table:table-cell>
          <table:table-cell table:style-name="ce785" office:value-type="float" office:value="33" calcext:value-type="float">
            <text:p>33</text:p>
          </table:table-cell>
          <table:table-cell table:style-name="ce746" office:value-type="string" calcext:value-type="string">
            <text:p>HVL</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58" office:value-type="float" office:value="31" calcext:value-type="float">
            <text:p>31</text:p>
          </table:table-cell>
          <table:table-cell table:style-name="ce758" office:value-type="float" office:value="32" calcext:value-type="float">
            <text:p>32</text:p>
          </table:table-cell>
          <table:table-cell table:style-name="ce758" office:value-type="float" office:value="33" calcext:value-type="float">
            <text:p>33</text:p>
          </table:table-cell>
          <table:table-cell table:style-name="ce758" office:value-type="float" office:value="34" calcext:value-type="float">
            <text:p>34</text:p>
          </table:table-cell>
          <table:table-cell table:style-name="ce758" office:value-type="float" office:value="35" calcext:value-type="float">
            <text:p>35</text:p>
          </table:table-cell>
          <table:table-cell table:style-name="ce758" office:value-type="float" office:value="36" calcext:value-type="float">
            <text:p>36</text:p>
          </table:table-cell>
          <table:table-cell table:style-name="ce758" office:value-type="float" office:value="37" calcext:value-type="float">
            <text:p>37</text:p>
          </table:table-cell>
          <table:table-cell table:style-name="ce758" office:value-type="float" office:value="38" calcext:value-type="float">
            <text:p>38</text:p>
          </table:table-cell>
          <table:table-cell table:style-name="ce785" office:value-type="float" office:value="39" calcext:value-type="float">
            <text:p>39</text:p>
          </table:table-cell>
          <table:table-cell table:style-name="ce240" table:number-columns-repeated="14"/>
          <table:table-cell table:number-columns-repeated="983"/>
        </table:table-row>
        <table:table-row table:style-name="ro33">
          <table:table-cell table:style-name="ce746" office:value-type="float" office:value="0.3" calcext:value-type="float">
            <text:p>0.3</text:p>
          </table:table-cell>
          <table:table-cell table:style-name="ce758" office:value-type="float" office:value="152" calcext:value-type="float">
            <text:p>152</text:p>
          </table:table-cell>
          <table:table-cell table:style-name="ce758" office:value-type="float" office:value="157" calcext:value-type="float">
            <text:p>157</text:p>
          </table:table-cell>
          <table:table-cell table:style-name="ce758" office:value-type="float" office:value="163" calcext:value-type="float">
            <text:p>163</text:p>
          </table:table-cell>
          <table:table-cell table:style-name="ce758" office:value-type="float" office:value="166" calcext:value-type="float">
            <text:p>166</text:p>
          </table:table-cell>
          <table:table-cell table:style-name="ce758" office:value-type="float" office:value="170" calcext:value-type="float">
            <text:p>170</text:p>
          </table:table-cell>
          <table:table-cell table:style-name="ce758" office:value-type="float" office:value="173" calcext:value-type="float">
            <text:p>173</text:p>
          </table:table-cell>
          <table:table-cell table:style-name="ce758" office:value-type="float" office:value="175" calcext:value-type="float">
            <text:p>175</text:p>
          </table:table-cell>
          <table:table-cell table:style-name="ce758" office:value-type="float" office:value="177" calcext:value-type="float">
            <text:p>177</text:p>
          </table:table-cell>
          <table:table-cell table:style-name="ce758" office:value-type="float" office:value="179" calcext:value-type="float">
            <text:p>179</text:p>
          </table:table-cell>
          <table:table-cell table:style-name="ce758" office:value-type="float" office:value="182" calcext:value-type="float">
            <text:p>182</text:p>
          </table:table-cell>
          <table:table-cell table:style-name="ce758" office:value-type="float" office:value="184" calcext:value-type="float">
            <text:p>184</text:p>
          </table:table-cell>
          <table:table-cell table:style-name="ce785" office:value-type="float" office:value="187" calcext:value-type="float">
            <text:p>187</text:p>
          </table:table-cell>
          <table:table-cell table:style-name="ce746" office:value-type="float" office:value="0.4" calcext:value-type="float">
            <text:p>0.4</text:p>
          </table:table-cell>
          <table:table-cell table:style-name="ce758" office:value-type="float" office:value="222" calcext:value-type="float">
            <text:p>222</text:p>
          </table:table-cell>
          <table:table-cell table:style-name="ce758" office:value-type="float" office:value="226" calcext:value-type="float">
            <text:p>226</text:p>
          </table:table-cell>
          <table:table-cell table:style-name="ce758" office:value-type="float" office:value="229" calcext:value-type="float">
            <text:p>229</text:p>
          </table:table-cell>
          <table:table-cell table:style-name="ce758" office:value-type="float" office:value="231" calcext:value-type="float">
            <text:p>231</text:p>
          </table:table-cell>
          <table:table-cell table:style-name="ce758" office:value-type="float" office:value="234" calcext:value-type="float">
            <text:p>234</text:p>
          </table:table-cell>
          <table:table-cell table:style-name="ce758" office:value-type="float" office:value="236" calcext:value-type="float">
            <text:p>236</text:p>
          </table:table-cell>
          <table:table-cell table:style-name="ce758" office:value-type="float" office:value="239" calcext:value-type="float">
            <text:p>239</text:p>
          </table:table-cell>
          <table:table-cell table:style-name="ce758" office:value-type="float" office:value="241" calcext:value-type="float">
            <text:p>241</text:p>
          </table:table-cell>
          <table:table-cell table:style-name="ce758" office:value-type="float" office:value="244" calcext:value-type="float">
            <text:p>244</text:p>
          </table:table-cell>
          <table:table-cell table:style-name="ce758" office:value-type="float" office:value="246" calcext:value-type="float">
            <text:p>246</text:p>
          </table:table-cell>
          <table:table-cell table:style-name="ce758" office:value-type="float" office:value="248" calcext:value-type="float">
            <text:p>248</text:p>
          </table:table-cell>
          <table:table-cell table:style-name="ce758" office:value-type="float" office:value="250" calcext:value-type="float">
            <text:p>250</text:p>
          </table:table-cell>
          <table:table-cell table:style-name="ce785" office:value-type="float" office:value="252" calcext:value-type="float">
            <text:p>252</text:p>
          </table:table-cell>
          <table:table-cell table:style-name="ce240" table:number-columns-repeated="14"/>
          <table:table-cell table:number-columns-repeated="983"/>
        </table:table-row>
        <table:table-row table:style-name="ro33">
          <table:table-cell table:style-name="ce746" office:value-type="float" office:value="0.325" calcext:value-type="float">
            <text:p>0.325</text:p>
          </table:table-cell>
          <table:table-cell table:style-name="ce758" office:value-type="float" office:value="163" calcext:value-type="float">
            <text:p>163</text:p>
          </table:table-cell>
          <table:table-cell table:style-name="ce758" office:value-type="float" office:value="169" calcext:value-type="float">
            <text:p>169</text:p>
          </table:table-cell>
          <table:table-cell table:style-name="ce758" office:value-type="float" office:value="174" calcext:value-type="float">
            <text:p>174</text:p>
          </table:table-cell>
          <table:table-cell table:style-name="ce758" office:value-type="float" office:value="177" calcext:value-type="float">
            <text:p>177</text:p>
          </table:table-cell>
          <table:table-cell table:style-name="ce758" office:value-type="float" office:value="181" calcext:value-type="float">
            <text:p>181</text:p>
          </table:table-cell>
          <table:table-cell table:style-name="ce758" office:value-type="float" office:value="183" calcext:value-type="float">
            <text:p>183</text:p>
          </table:table-cell>
          <table:table-cell table:style-name="ce758" office:value-type="float" office:value="186" calcext:value-type="float">
            <text:p>186</text:p>
          </table:table-cell>
          <table:table-cell table:style-name="ce758" office:value-type="float" office:value="188" calcext:value-type="float">
            <text:p>188</text:p>
          </table:table-cell>
          <table:table-cell table:style-name="ce758" office:value-type="float" office:value="190" calcext:value-type="float">
            <text:p>190</text:p>
          </table:table-cell>
          <table:table-cell table:style-name="ce758" office:value-type="float" office:value="192" calcext:value-type="float">
            <text:p>192</text:p>
          </table:table-cell>
          <table:table-cell table:style-name="ce758" office:value-type="float" office:value="195" calcext:value-type="float">
            <text:p>195</text:p>
          </table:table-cell>
          <table:table-cell table:style-name="ce785" office:value-type="float" office:value="197" calcext:value-type="float">
            <text:p>197</text:p>
          </table:table-cell>
          <table:table-cell table:style-name="ce746" office:value-type="float" office:value="0.425" calcext:value-type="float">
            <text:p>0.425</text:p>
          </table:table-cell>
          <table:table-cell table:style-name="ce758" office:value-type="float" office:value="233" calcext:value-type="float">
            <text:p>233</text:p>
          </table:table-cell>
          <table:table-cell table:style-name="ce758" office:value-type="float" office:value="236" calcext:value-type="float">
            <text:p>236</text:p>
          </table:table-cell>
          <table:table-cell table:style-name="ce758" office:value-type="float" office:value="239" calcext:value-type="float">
            <text:p>239</text:p>
          </table:table-cell>
          <table:table-cell table:style-name="ce758" office:value-type="float" office:value="242" calcext:value-type="float">
            <text:p>242</text:p>
          </table:table-cell>
          <table:table-cell table:style-name="ce758" office:value-type="float" office:value="244" calcext:value-type="float">
            <text:p>244</text:p>
          </table:table-cell>
          <table:table-cell table:style-name="ce758" office:value-type="float" office:value="246" calcext:value-type="float">
            <text:p>246</text:p>
          </table:table-cell>
          <table:table-cell table:style-name="ce758" office:value-type="float" office:value="248" calcext:value-type="float">
            <text:p>248</text:p>
          </table:table-cell>
          <table:table-cell table:style-name="ce758" office:value-type="float" office:value="251" calcext:value-type="float">
            <text:p>251</text:p>
          </table:table-cell>
          <table:table-cell table:style-name="ce758" office:value-type="float" office:value="253" calcext:value-type="float">
            <text:p>253</text:p>
          </table:table-cell>
          <table:table-cell table:style-name="ce758" office:value-type="float" office:value="256" calcext:value-type="float">
            <text:p>256</text:p>
          </table:table-cell>
          <table:table-cell table:style-name="ce758" office:value-type="float" office:value="258" calcext:value-type="float">
            <text:p>258</text:p>
          </table:table-cell>
          <table:table-cell table:style-name="ce758" office:value-type="float" office:value="260" calcext:value-type="float">
            <text:p>260</text:p>
          </table:table-cell>
          <table:table-cell table:style-name="ce785" office:value-type="float" office:value="262" calcext:value-type="float">
            <text:p>262</text:p>
          </table:table-cell>
          <table:table-cell table:style-name="ce240" table:number-columns-repeated="14"/>
          <table:table-cell table:number-columns-repeated="983"/>
        </table:table-row>
        <table:table-row table:style-name="ro33">
          <table:table-cell table:style-name="ce746" office:value-type="float" office:value="0.35" calcext:value-type="float">
            <text:p>0.35</text:p>
          </table:table-cell>
          <table:table-cell table:style-name="ce758" office:value-type="float" office:value="175" calcext:value-type="float">
            <text:p>175</text:p>
          </table:table-cell>
          <table:table-cell table:style-name="ce758" office:value-type="float" office:value="180" calcext:value-type="float">
            <text:p>180</text:p>
          </table:table-cell>
          <table:table-cell table:style-name="ce758" office:value-type="float" office:value="185" calcext:value-type="float">
            <text:p>185</text:p>
          </table:table-cell>
          <table:table-cell table:style-name="ce758" office:value-type="float" office:value="188" calcext:value-type="float">
            <text:p>188</text:p>
          </table:table-cell>
          <table:table-cell table:style-name="ce758" office:value-type="float" office:value="191" calcext:value-type="float">
            <text:p>191</text:p>
          </table:table-cell>
          <table:table-cell table:style-name="ce758" office:value-type="float" office:value="194" calcext:value-type="float">
            <text:p>194</text:p>
          </table:table-cell>
          <table:table-cell table:style-name="ce758" office:value-type="float" office:value="196" calcext:value-type="float">
            <text:p>196</text:p>
          </table:table-cell>
          <table:table-cell table:style-name="ce758" office:value-type="float" office:value="198" calcext:value-type="float">
            <text:p>198</text:p>
          </table:table-cell>
          <table:table-cell table:style-name="ce758" office:value-type="float" office:value="200" calcext:value-type="float">
            <text:p>200</text:p>
          </table:table-cell>
          <table:table-cell table:style-name="ce758" office:value-type="float" office:value="202" calcext:value-type="float">
            <text:p>202</text:p>
          </table:table-cell>
          <table:table-cell table:style-name="ce758" office:value-type="float" office:value="205" calcext:value-type="float">
            <text:p>205</text:p>
          </table:table-cell>
          <table:table-cell table:style-name="ce785" office:value-type="float" office:value="207" calcext:value-type="float">
            <text:p>207</text:p>
          </table:table-cell>
          <table:table-cell table:style-name="ce746" office:value-type="float" office:value="0.45" calcext:value-type="float">
            <text:p>0.45</text:p>
          </table:table-cell>
          <table:table-cell table:style-name="ce758" office:value-type="float" office:value="244" calcext:value-type="float">
            <text:p>244</text:p>
          </table:table-cell>
          <table:table-cell table:style-name="ce758" office:value-type="float" office:value="247" calcext:value-type="float">
            <text:p>247</text:p>
          </table:table-cell>
          <table:table-cell table:style-name="ce758" office:value-type="float" office:value="249" calcext:value-type="float">
            <text:p>249</text:p>
          </table:table-cell>
          <table:table-cell table:style-name="ce758" office:value-type="float" office:value="252" calcext:value-type="float">
            <text:p>252</text:p>
          </table:table-cell>
          <table:table-cell table:style-name="ce758" office:value-type="float" office:value="254" calcext:value-type="float">
            <text:p>254</text:p>
          </table:table-cell>
          <table:table-cell table:style-name="ce758" office:value-type="float" office:value="256" calcext:value-type="float">
            <text:p>256</text:p>
          </table:table-cell>
          <table:table-cell table:style-name="ce758" office:value-type="float" office:value="258" calcext:value-type="float">
            <text:p>258</text:p>
          </table:table-cell>
          <table:table-cell table:style-name="ce758" office:value-type="float" office:value="260" calcext:value-type="float">
            <text:p>260</text:p>
          </table:table-cell>
          <table:table-cell table:style-name="ce758" office:value-type="float" office:value="263" calcext:value-type="float">
            <text:p>263</text:p>
          </table:table-cell>
          <table:table-cell table:style-name="ce758" office:value-type="float" office:value="265" calcext:value-type="float">
            <text:p>265</text:p>
          </table:table-cell>
          <table:table-cell table:style-name="ce758" office:value-type="float" office:value="267" calcext:value-type="float">
            <text:p>267</text:p>
          </table:table-cell>
          <table:table-cell table:style-name="ce758" office:value-type="float" office:value="269" calcext:value-type="float">
            <text:p>269</text:p>
          </table:table-cell>
          <table:table-cell table:style-name="ce785" office:value-type="float" office:value="271" calcext:value-type="float">
            <text:p>271</text:p>
          </table:table-cell>
          <table:table-cell table:style-name="ce240" table:number-columns-repeated="14"/>
          <table:table-cell table:number-columns-repeated="983"/>
        </table:table-row>
        <table:table-row table:style-name="ro33">
          <table:table-cell table:style-name="ce746" office:value-type="float" office:value="0.375" calcext:value-type="float">
            <text:p>0.375</text:p>
          </table:table-cell>
          <table:table-cell table:style-name="ce758" office:value-type="float" office:value="186" calcext:value-type="float">
            <text:p>186</text:p>
          </table:table-cell>
          <table:table-cell table:style-name="ce758" office:value-type="float" office:value="191" calcext:value-type="float">
            <text:p>191</text:p>
          </table:table-cell>
          <table:table-cell table:style-name="ce758" office:value-type="float" office:value="196" calcext:value-type="float">
            <text:p>196</text:p>
          </table:table-cell>
          <table:table-cell table:style-name="ce758" office:value-type="float" office:value="199" calcext:value-type="float">
            <text:p>199</text:p>
          </table:table-cell>
          <table:table-cell table:style-name="ce758" office:value-type="float" office:value="202" calcext:value-type="float">
            <text:p>202</text:p>
          </table:table-cell>
          <table:table-cell table:style-name="ce758" office:value-type="float" office:value="205" calcext:value-type="float">
            <text:p>205</text:p>
          </table:table-cell>
          <table:table-cell table:style-name="ce758" office:value-type="float" office:value="207" calcext:value-type="float">
            <text:p>207</text:p>
          </table:table-cell>
          <table:table-cell table:style-name="ce758" office:value-type="float" office:value="209" calcext:value-type="float">
            <text:p>209</text:p>
          </table:table-cell>
          <table:table-cell table:style-name="ce758" office:value-type="float" office:value="211" calcext:value-type="float">
            <text:p>211</text:p>
          </table:table-cell>
          <table:table-cell table:style-name="ce758" office:value-type="float" office:value="213" calcext:value-type="float">
            <text:p>213</text:p>
          </table:table-cell>
          <table:table-cell table:style-name="ce758" office:value-type="float" office:value="215" calcext:value-type="float">
            <text:p>215</text:p>
          </table:table-cell>
          <table:table-cell table:style-name="ce785" office:value-type="float" office:value="218" calcext:value-type="float">
            <text:p>218</text:p>
          </table:table-cell>
          <table:table-cell table:style-name="ce746" office:value-type="float" office:value="0.475" calcext:value-type="float">
            <text:p>0.475</text:p>
          </table:table-cell>
          <table:table-cell table:style-name="ce758" office:value-type="float" office:value="254" calcext:value-type="float">
            <text:p>254</text:p>
          </table:table-cell>
          <table:table-cell table:style-name="ce758" office:value-type="float" office:value="257" calcext:value-type="float">
            <text:p>257</text:p>
          </table:table-cell>
          <table:table-cell table:style-name="ce758" office:value-type="float" office:value="260" calcext:value-type="float">
            <text:p>260</text:p>
          </table:table-cell>
          <table:table-cell table:style-name="ce758" office:value-type="float" office:value="262" calcext:value-type="float">
            <text:p>262</text:p>
          </table:table-cell>
          <table:table-cell table:style-name="ce758" office:value-type="float" office:value="264" calcext:value-type="float">
            <text:p>264</text:p>
          </table:table-cell>
          <table:table-cell table:style-name="ce758" office:value-type="float" office:value="266" calcext:value-type="float">
            <text:p>266</text:p>
          </table:table-cell>
          <table:table-cell table:style-name="ce758" office:value-type="float" office:value="268" calcext:value-type="float">
            <text:p>268</text:p>
          </table:table-cell>
          <table:table-cell table:style-name="ce758" office:value-type="float" office:value="270" calcext:value-type="float">
            <text:p>270</text:p>
          </table:table-cell>
          <table:table-cell table:style-name="ce758" office:value-type="float" office:value="273" calcext:value-type="float">
            <text:p>273</text:p>
          </table:table-cell>
          <table:table-cell table:style-name="ce758" office:value-type="float" office:value="275" calcext:value-type="float">
            <text:p>275</text:p>
          </table:table-cell>
          <table:table-cell table:style-name="ce758" office:value-type="float" office:value="277" calcext:value-type="float">
            <text:p>277</text:p>
          </table:table-cell>
          <table:table-cell table:style-name="ce758" office:value-type="float" office:value="279" calcext:value-type="float">
            <text:p>279</text:p>
          </table:table-cell>
          <table:table-cell table:style-name="ce785" office:value-type="float" office:value="281" calcext:value-type="float">
            <text:p>281</text:p>
          </table:table-cell>
          <table:table-cell table:style-name="ce240" table:number-columns-repeated="14"/>
          <table:table-cell table:number-columns-repeated="983"/>
        </table:table-row>
        <table:table-row table:style-name="ro33">
          <table:table-cell table:style-name="ce746" office:value-type="float" office:value="0.4" calcext:value-type="float">
            <text:p>0.4</text:p>
          </table:table-cell>
          <table:table-cell table:style-name="ce758" office:value-type="float" office:value="198" calcext:value-type="float">
            <text:p>198</text:p>
          </table:table-cell>
          <table:table-cell table:style-name="ce758" office:value-type="float" office:value="203" calcext:value-type="float">
            <text:p>203</text:p>
          </table:table-cell>
          <table:table-cell table:style-name="ce758" office:value-type="float" office:value="207" calcext:value-type="float">
            <text:p>207</text:p>
          </table:table-cell>
          <table:table-cell table:style-name="ce758" office:value-type="float" office:value="210" calcext:value-type="float">
            <text:p>210</text:p>
          </table:table-cell>
          <table:table-cell table:style-name="ce758" office:value-type="float" office:value="213" calcext:value-type="float">
            <text:p>213</text:p>
          </table:table-cell>
          <table:table-cell table:style-name="ce758" office:value-type="float" office:value="215" calcext:value-type="float">
            <text:p>215</text:p>
          </table:table-cell>
          <table:table-cell table:style-name="ce758" office:value-type="float" office:value="217" calcext:value-type="float">
            <text:p>217</text:p>
          </table:table-cell>
          <table:table-cell table:style-name="ce758" office:value-type="float" office:value="219" calcext:value-type="float">
            <text:p>219</text:p>
          </table:table-cell>
          <table:table-cell table:style-name="ce758" office:value-type="float" office:value="221" calcext:value-type="float">
            <text:p>221</text:p>
          </table:table-cell>
          <table:table-cell table:style-name="ce758" office:value-type="float" office:value="223" calcext:value-type="float">
            <text:p>223</text:p>
          </table:table-cell>
          <table:table-cell table:style-name="ce758" office:value-type="float" office:value="226" calcext:value-type="float">
            <text:p>226</text:p>
          </table:table-cell>
          <table:table-cell table:style-name="ce785" office:value-type="float" office:value="228" calcext:value-type="float">
            <text:p>228</text:p>
          </table:table-cell>
          <table:table-cell table:style-name="ce746" office:value-type="float" office:value="0.5" calcext:value-type="float">
            <text:p>0.5</text:p>
          </table:table-cell>
          <table:table-cell table:style-name="ce758" office:value-type="float" office:value="265" calcext:value-type="float">
            <text:p>265</text:p>
          </table:table-cell>
          <table:table-cell table:style-name="ce758" office:value-type="float" office:value="267" calcext:value-type="float">
            <text:p>267</text:p>
          </table:table-cell>
          <table:table-cell table:style-name="ce758" office:value-type="float" office:value="270" calcext:value-type="float">
            <text:p>270</text:p>
          </table:table-cell>
          <table:table-cell table:style-name="ce758" office:value-type="float" office:value="272" calcext:value-type="float">
            <text:p>272</text:p>
          </table:table-cell>
          <table:table-cell table:style-name="ce758" office:value-type="float" office:value="274" calcext:value-type="float">
            <text:p>274</text:p>
          </table:table-cell>
          <table:table-cell table:style-name="ce758" office:value-type="float" office:value="276" calcext:value-type="float">
            <text:p>276</text:p>
          </table:table-cell>
          <table:table-cell table:style-name="ce758" office:value-type="float" office:value="278" calcext:value-type="float">
            <text:p>278</text:p>
          </table:table-cell>
          <table:table-cell table:style-name="ce758" office:value-type="float" office:value="280" calcext:value-type="float">
            <text:p>280</text:p>
          </table:table-cell>
          <table:table-cell table:style-name="ce758" office:value-type="float" office:value="282" calcext:value-type="float">
            <text:p>282</text:p>
          </table:table-cell>
          <table:table-cell table:style-name="ce758" office:value-type="float" office:value="284" calcext:value-type="float">
            <text:p>284</text:p>
          </table:table-cell>
          <table:table-cell table:style-name="ce758" office:value-type="float" office:value="286" calcext:value-type="float">
            <text:p>286</text:p>
          </table:table-cell>
          <table:table-cell table:style-name="ce758" office:value-type="float" office:value="288" calcext:value-type="float">
            <text:p>288</text:p>
          </table:table-cell>
          <table:table-cell table:style-name="ce785" office:value-type="float" office:value="290" calcext:value-type="float">
            <text:p>290</text:p>
          </table:table-cell>
          <table:table-cell table:style-name="ce240" table:number-columns-repeated="14"/>
          <table:table-cell table:number-columns-repeated="983"/>
        </table:table-row>
        <table:table-row table:style-name="ro33">
          <table:table-cell table:style-name="ce746" office:value-type="float" office:value="0.425" calcext:value-type="float">
            <text:p>0.425</text:p>
          </table:table-cell>
          <table:table-cell table:style-name="ce758" office:value-type="float" office:value="209" calcext:value-type="float">
            <text:p>209</text:p>
          </table:table-cell>
          <table:table-cell table:style-name="ce758" office:value-type="float" office:value="214" calcext:value-type="float">
            <text:p>214</text:p>
          </table:table-cell>
          <table:table-cell table:style-name="ce758" office:value-type="float" office:value="218" calcext:value-type="float">
            <text:p>218</text:p>
          </table:table-cell>
          <table:table-cell table:style-name="ce758" office:value-type="float" office:value="221" calcext:value-type="float">
            <text:p>221</text:p>
          </table:table-cell>
          <table:table-cell table:style-name="ce758" office:value-type="float" office:value="224" calcext:value-type="float">
            <text:p>224</text:p>
          </table:table-cell>
          <table:table-cell table:style-name="ce758" office:value-type="float" office:value="226" calcext:value-type="float">
            <text:p>226</text:p>
          </table:table-cell>
          <table:table-cell table:style-name="ce758" office:value-type="float" office:value="228" calcext:value-type="float">
            <text:p>228</text:p>
          </table:table-cell>
          <table:table-cell table:style-name="ce758" office:value-type="float" office:value="230" calcext:value-type="float">
            <text:p>230</text:p>
          </table:table-cell>
          <table:table-cell table:style-name="ce758" office:value-type="float" office:value="232" calcext:value-type="float">
            <text:p>232</text:p>
          </table:table-cell>
          <table:table-cell table:style-name="ce758" office:value-type="float" office:value="234" calcext:value-type="float">
            <text:p>234</text:p>
          </table:table-cell>
          <table:table-cell table:style-name="ce758" office:value-type="float" office:value="236" calcext:value-type="float">
            <text:p>236</text:p>
          </table:table-cell>
          <table:table-cell table:style-name="ce785" office:value-type="float" office:value="238" calcext:value-type="float">
            <text:p>238</text:p>
          </table:table-cell>
          <table:table-cell table:style-name="ce746" office:value-type="float" office:value="0.525" calcext:value-type="float">
            <text:p>0.525</text:p>
          </table:table-cell>
          <table:table-cell table:style-name="ce758" office:value-type="float" office:value="275" calcext:value-type="float">
            <text:p>275</text:p>
          </table:table-cell>
          <table:table-cell table:style-name="ce758" office:value-type="float" office:value="278" calcext:value-type="float">
            <text:p>278</text:p>
          </table:table-cell>
          <table:table-cell table:style-name="ce758" office:value-type="float" office:value="280" calcext:value-type="float">
            <text:p>280</text:p>
          </table:table-cell>
          <table:table-cell table:style-name="ce758" office:value-type="float" office:value="282" calcext:value-type="float">
            <text:p>282</text:p>
          </table:table-cell>
          <table:table-cell table:style-name="ce758" office:value-type="float" office:value="284" calcext:value-type="float">
            <text:p>284</text:p>
          </table:table-cell>
          <table:table-cell table:style-name="ce758" office:value-type="float" office:value="286" calcext:value-type="float">
            <text:p>286</text:p>
          </table:table-cell>
          <table:table-cell table:style-name="ce758" office:value-type="float" office:value="288" calcext:value-type="float">
            <text:p>288</text:p>
          </table:table-cell>
          <table:table-cell table:style-name="ce758" office:value-type="float" office:value="290" calcext:value-type="float">
            <text:p>290</text:p>
          </table:table-cell>
          <table:table-cell table:style-name="ce758" office:value-type="float" office:value="292" calcext:value-type="float">
            <text:p>292</text:p>
          </table:table-cell>
          <table:table-cell table:style-name="ce758" office:value-type="float" office:value="294" calcext:value-type="float">
            <text:p>294</text:p>
          </table:table-cell>
          <table:table-cell table:style-name="ce758" office:value-type="float" office:value="296" calcext:value-type="float">
            <text:p>296</text:p>
          </table:table-cell>
          <table:table-cell table:style-name="ce758" office:value-type="float" office:value="298" calcext:value-type="float">
            <text:p>298</text:p>
          </table:table-cell>
          <table:table-cell table:style-name="ce785" office:value-type="float" office:value="300" calcext:value-type="float">
            <text:p>300</text:p>
          </table:table-cell>
          <table:table-cell table:style-name="ce240" table:number-columns-repeated="14"/>
          <table:table-cell table:number-columns-repeated="983"/>
        </table:table-row>
        <table:table-row table:style-name="ro33">
          <table:table-cell table:style-name="ce746" office:value-type="float" office:value="0.45" calcext:value-type="float">
            <text:p>0.45</text:p>
          </table:table-cell>
          <table:table-cell table:style-name="ce758" office:value-type="float" office:value="221" calcext:value-type="float">
            <text:p>221</text:p>
          </table:table-cell>
          <table:table-cell table:style-name="ce758" office:value-type="float" office:value="226" calcext:value-type="float">
            <text:p>226</text:p>
          </table:table-cell>
          <table:table-cell table:style-name="ce758" office:value-type="float" office:value="230" calcext:value-type="float">
            <text:p>230</text:p>
          </table:table-cell>
          <table:table-cell table:style-name="ce758" office:value-type="float" office:value="232" calcext:value-type="float">
            <text:p>232</text:p>
          </table:table-cell>
          <table:table-cell table:style-name="ce758" office:value-type="float" office:value="235" calcext:value-type="float">
            <text:p>235</text:p>
          </table:table-cell>
          <table:table-cell table:style-name="ce758" office:value-type="float" office:value="237" calcext:value-type="float">
            <text:p>237</text:p>
          </table:table-cell>
          <table:table-cell table:style-name="ce758" office:value-type="float" office:value="238" calcext:value-type="float">
            <text:p>238</text:p>
          </table:table-cell>
          <table:table-cell table:style-name="ce758" office:value-type="float" office:value="240" calcext:value-type="float">
            <text:p>240</text:p>
          </table:table-cell>
          <table:table-cell table:style-name="ce758" office:value-type="float" office:value="242" calcext:value-type="float">
            <text:p>242</text:p>
          </table:table-cell>
          <table:table-cell table:style-name="ce758" office:value-type="float" office:value="244" calcext:value-type="float">
            <text:p>244</text:p>
          </table:table-cell>
          <table:table-cell table:style-name="ce758" office:value-type="float" office:value="246" calcext:value-type="float">
            <text:p>246</text:p>
          </table:table-cell>
          <table:table-cell table:style-name="ce785" office:value-type="float" office:value="248" calcext:value-type="float">
            <text:p>248</text:p>
          </table:table-cell>
          <table:table-cell table:style-name="ce746" office:value-type="float" office:value="0.55" calcext:value-type="float">
            <text:p>0.55</text:p>
          </table:table-cell>
          <table:table-cell table:style-name="ce758" office:value-type="float" office:value="286" calcext:value-type="float">
            <text:p>286</text:p>
          </table:table-cell>
          <table:table-cell table:style-name="ce758" office:value-type="float" office:value="288" calcext:value-type="float">
            <text:p>288</text:p>
          </table:table-cell>
          <table:table-cell table:style-name="ce758" office:value-type="float" office:value="290" calcext:value-type="float">
            <text:p>290</text:p>
          </table:table-cell>
          <table:table-cell table:style-name="ce758" office:value-type="float" office:value="292" calcext:value-type="float">
            <text:p>292</text:p>
          </table:table-cell>
          <table:table-cell table:style-name="ce758" office:value-type="float" office:value="294" calcext:value-type="float">
            <text:p>294</text:p>
          </table:table-cell>
          <table:table-cell table:style-name="ce758" office:value-type="float" office:value="296" calcext:value-type="float">
            <text:p>296</text:p>
          </table:table-cell>
          <table:table-cell table:style-name="ce758" office:value-type="float" office:value="298" calcext:value-type="float">
            <text:p>298</text:p>
          </table:table-cell>
          <table:table-cell table:style-name="ce758" office:value-type="float" office:value="299" calcext:value-type="float">
            <text:p>299</text:p>
          </table:table-cell>
          <table:table-cell table:style-name="ce758" office:value-type="float" office:value="301" calcext:value-type="float">
            <text:p>301</text:p>
          </table:table-cell>
          <table:table-cell table:style-name="ce758" office:value-type="float" office:value="303" calcext:value-type="float">
            <text:p>303</text:p>
          </table:table-cell>
          <table:table-cell table:style-name="ce758" office:value-type="float" office:value="305" calcext:value-type="float">
            <text:p>305</text:p>
          </table:table-cell>
          <table:table-cell table:style-name="ce758" office:value-type="float" office:value="307" calcext:value-type="float">
            <text:p>307</text:p>
          </table:table-cell>
          <table:table-cell table:style-name="ce785" office:value-type="float" office:value="309" calcext:value-type="float">
            <text:p>309</text:p>
          </table:table-cell>
          <table:table-cell table:style-name="ce240" table:number-columns-repeated="14"/>
          <table:table-cell table:number-columns-repeated="983"/>
        </table:table-row>
        <table:table-row table:style-name="ro33">
          <table:table-cell table:style-name="ce746" office:value-type="float" office:value="0.475" calcext:value-type="float">
            <text:p>0.475</text:p>
          </table:table-cell>
          <table:table-cell table:style-name="ce758" office:value-type="float" office:value="233" calcext:value-type="float">
            <text:p>233</text:p>
          </table:table-cell>
          <table:table-cell table:style-name="ce758" office:value-type="float" office:value="237" calcext:value-type="float">
            <text:p>237</text:p>
          </table:table-cell>
          <table:table-cell table:style-name="ce758" office:value-type="float" office:value="241" calcext:value-type="float">
            <text:p>241</text:p>
          </table:table-cell>
          <table:table-cell table:style-name="ce758" office:value-type="float" office:value="243" calcext:value-type="float">
            <text:p>243</text:p>
          </table:table-cell>
          <table:table-cell table:style-name="ce758" office:value-type="float" office:value="245" calcext:value-type="float">
            <text:p>245</text:p>
          </table:table-cell>
          <table:table-cell table:style-name="ce758" office:value-type="float" office:value="247" calcext:value-type="float">
            <text:p>247</text:p>
          </table:table-cell>
          <table:table-cell table:style-name="ce758" office:value-type="float" office:value="249" calcext:value-type="float">
            <text:p>249</text:p>
          </table:table-cell>
          <table:table-cell table:style-name="ce758" office:value-type="float" office:value="251" calcext:value-type="float">
            <text:p>251</text:p>
          </table:table-cell>
          <table:table-cell table:style-name="ce758" office:value-type="float" office:value="253" calcext:value-type="float">
            <text:p>253</text:p>
          </table:table-cell>
          <table:table-cell table:style-name="ce758" office:value-type="float" office:value="254" calcext:value-type="float">
            <text:p>254</text:p>
          </table:table-cell>
          <table:table-cell table:style-name="ce758" office:value-type="float" office:value="256" calcext:value-type="float">
            <text:p>256</text:p>
          </table:table-cell>
          <table:table-cell table:style-name="ce785" office:value-type="float" office:value="258" calcext:value-type="float">
            <text:p>258</text:p>
          </table:table-cell>
          <table:table-cell table:style-name="ce746" office:value-type="float" office:value="0.575" calcext:value-type="float">
            <text:p>0.575</text:p>
          </table:table-cell>
          <table:table-cell table:style-name="ce758" office:value-type="float" office:value="296" calcext:value-type="float">
            <text:p>296</text:p>
          </table:table-cell>
          <table:table-cell table:style-name="ce758" office:value-type="float" office:value="298" calcext:value-type="float">
            <text:p>298</text:p>
          </table:table-cell>
          <table:table-cell table:style-name="ce758" office:value-type="float" office:value="3090" calcext:value-type="float">
            <text:p>3090</text:p>
          </table:table-cell>
          <table:table-cell table:style-name="ce758" office:value-type="float" office:value="302" calcext:value-type="float">
            <text:p>302</text:p>
          </table:table-cell>
          <table:table-cell table:style-name="ce758" office:value-type="float" office:value="304" calcext:value-type="float">
            <text:p>304</text:p>
          </table:table-cell>
          <table:table-cell table:style-name="ce758" office:value-type="float" office:value="305" calcext:value-type="float">
            <text:p>305</text:p>
          </table:table-cell>
          <table:table-cell table:style-name="ce758" office:value-type="float" office:value="307" calcext:value-type="float">
            <text:p>307</text:p>
          </table:table-cell>
          <table:table-cell table:style-name="ce758" office:value-type="float" office:value="309" calcext:value-type="float">
            <text:p>309</text:p>
          </table:table-cell>
          <table:table-cell table:style-name="ce758" office:value-type="float" office:value="311" calcext:value-type="float">
            <text:p>311</text:p>
          </table:table-cell>
          <table:table-cell table:style-name="ce758" office:value-type="float" office:value="313" calcext:value-type="float">
            <text:p>313</text:p>
          </table:table-cell>
          <table:table-cell table:style-name="ce758" office:value-type="float" office:value="315" calcext:value-type="float">
            <text:p>315</text:p>
          </table:table-cell>
          <table:table-cell table:style-name="ce758" office:value-type="float" office:value="317" calcext:value-type="float">
            <text:p>317</text:p>
          </table:table-cell>
          <table:table-cell table:style-name="ce785" office:value-type="float" office:value="318" calcext:value-type="float">
            <text:p>318</text:p>
          </table:table-cell>
          <table:table-cell table:style-name="ce240" table:number-columns-repeated="14"/>
          <table:table-cell table:number-columns-repeated="983"/>
        </table:table-row>
        <table:table-row table:style-name="ro33">
          <table:table-cell table:style-name="ce746" office:value-type="float" office:value="0.5" calcext:value-type="float">
            <text:p>0.5</text:p>
          </table:table-cell>
          <table:table-cell table:style-name="ce758" office:value-type="float" office:value="244" calcext:value-type="float">
            <text:p>244</text:p>
          </table:table-cell>
          <table:table-cell table:style-name="ce758" office:value-type="float" office:value="248" calcext:value-type="float">
            <text:p>248</text:p>
          </table:table-cell>
          <table:table-cell table:style-name="ce758" office:value-type="float" office:value="252" calcext:value-type="float">
            <text:p>252</text:p>
          </table:table-cell>
          <table:table-cell table:style-name="ce758" office:value-type="float" office:value="254" calcext:value-type="float">
            <text:p>254</text:p>
          </table:table-cell>
          <table:table-cell table:style-name="ce758" office:value-type="float" office:value="256" calcext:value-type="float">
            <text:p>256</text:p>
          </table:table-cell>
          <table:table-cell table:style-name="ce758" office:value-type="float" office:value="258" calcext:value-type="float">
            <text:p>258</text:p>
          </table:table-cell>
          <table:table-cell table:style-name="ce758" office:value-type="float" office:value="260" calcext:value-type="float">
            <text:p>260</text:p>
          </table:table-cell>
          <table:table-cell table:style-name="ce758" office:value-type="float" office:value="261" calcext:value-type="float">
            <text:p>261</text:p>
          </table:table-cell>
          <table:table-cell table:style-name="ce758" office:value-type="float" office:value="263" calcext:value-type="float">
            <text:p>263</text:p>
          </table:table-cell>
          <table:table-cell table:style-name="ce758" office:value-type="float" office:value="265" calcext:value-type="float">
            <text:p>265</text:p>
          </table:table-cell>
          <table:table-cell table:style-name="ce758" office:value-type="float" office:value="267" calcext:value-type="float">
            <text:p>267</text:p>
          </table:table-cell>
          <table:table-cell table:style-name="ce785" office:value-type="float" office:value="269" calcext:value-type="float">
            <text:p>269</text:p>
          </table:table-cell>
          <table:table-cell table:style-name="ce746" office:value-type="float" office:value="0.6" calcext:value-type="float">
            <text:p>0.6</text:p>
          </table:table-cell>
          <table:table-cell table:style-name="ce758" office:value-type="float" office:value="306" calcext:value-type="float">
            <text:p>306</text:p>
          </table:table-cell>
          <table:table-cell table:style-name="ce758" office:value-type="float" office:value="308" calcext:value-type="float">
            <text:p>308</text:p>
          </table:table-cell>
          <table:table-cell table:style-name="ce758" office:value-type="float" office:value="310" calcext:value-type="float">
            <text:p>310</text:p>
          </table:table-cell>
          <table:table-cell table:style-name="ce758" office:value-type="float" office:value="312" calcext:value-type="float">
            <text:p>312</text:p>
          </table:table-cell>
          <table:table-cell table:style-name="ce758" office:value-type="float" office:value="313" calcext:value-type="float">
            <text:p>313</text:p>
          </table:table-cell>
          <table:table-cell table:style-name="ce758" office:value-type="float" office:value="315" calcext:value-type="float">
            <text:p>315</text:p>
          </table:table-cell>
          <table:table-cell table:style-name="ce758" office:value-type="float" office:value="317" calcext:value-type="float">
            <text:p>317</text:p>
          </table:table-cell>
          <table:table-cell table:style-name="ce758" office:value-type="float" office:value="319" calcext:value-type="float">
            <text:p>319</text:p>
          </table:table-cell>
          <table:table-cell table:style-name="ce758" office:value-type="float" office:value="320" calcext:value-type="float">
            <text:p>320</text:p>
          </table:table-cell>
          <table:table-cell table:style-name="ce758" office:value-type="float" office:value="322" calcext:value-type="float">
            <text:p>322</text:p>
          </table:table-cell>
          <table:table-cell table:style-name="ce758" office:value-type="float" office:value="324" calcext:value-type="float">
            <text:p>324</text:p>
          </table:table-cell>
          <table:table-cell table:style-name="ce758" office:value-type="float" office:value="326" calcext:value-type="float">
            <text:p>326</text:p>
          </table:table-cell>
          <table:table-cell table:style-name="ce785" office:value-type="float" office:value="328" calcext:value-type="float">
            <text:p>328</text:p>
          </table:table-cell>
          <table:table-cell table:style-name="ce240" table:number-columns-repeated="14"/>
          <table:table-cell table:number-columns-repeated="983"/>
        </table:table-row>
        <table:table-row table:style-name="ro33">
          <table:table-cell table:style-name="ce746" office:value-type="float" office:value="0.525" calcext:value-type="float">
            <text:p>0.525</text:p>
          </table:table-cell>
          <table:table-cell table:style-name="ce758" office:value-type="float" office:value="256" calcext:value-type="float">
            <text:p>256</text:p>
          </table:table-cell>
          <table:table-cell table:style-name="ce758" office:value-type="float" office:value="260" calcext:value-type="float">
            <text:p>260</text:p>
          </table:table-cell>
          <table:table-cell table:style-name="ce758" office:value-type="float" office:value="263" calcext:value-type="float">
            <text:p>263</text:p>
          </table:table-cell>
          <table:table-cell table:style-name="ce758" office:value-type="float" office:value="265" calcext:value-type="float">
            <text:p>265</text:p>
          </table:table-cell>
          <table:table-cell table:style-name="ce758" office:value-type="float" office:value="267" calcext:value-type="float">
            <text:p>267</text:p>
          </table:table-cell>
          <table:table-cell table:style-name="ce758" office:value-type="float" office:value="269" calcext:value-type="float">
            <text:p>269</text:p>
          </table:table-cell>
          <table:table-cell table:style-name="ce758" office:value-type="float" office:value="270" calcext:value-type="float">
            <text:p>270</text:p>
          </table:table-cell>
          <table:table-cell table:style-name="ce758" office:value-type="float" office:value="272" calcext:value-type="float">
            <text:p>272</text:p>
          </table:table-cell>
          <table:table-cell table:style-name="ce758" office:value-type="float" office:value="273" calcext:value-type="float">
            <text:p>273</text:p>
          </table:table-cell>
          <table:table-cell table:style-name="ce758" office:value-type="float" office:value="275" calcext:value-type="float">
            <text:p>275</text:p>
          </table:table-cell>
          <table:table-cell table:style-name="ce758" office:value-type="float" office:value="277" calcext:value-type="float">
            <text:p>277</text:p>
          </table:table-cell>
          <table:table-cell table:style-name="ce785" office:value-type="float" office:value="279" calcext:value-type="float">
            <text:p>279</text:p>
          </table:table-cell>
          <table:table-cell table:style-name="ce746" office:value-type="float" office:value="0.625" calcext:value-type="float">
            <text:p>0.625</text:p>
          </table:table-cell>
          <table:table-cell table:style-name="ce758" office:value-type="float" office:value="316" calcext:value-type="float">
            <text:p>316</text:p>
          </table:table-cell>
          <table:table-cell table:style-name="ce758" office:value-type="float" office:value="318" calcext:value-type="float">
            <text:p>318</text:p>
          </table:table-cell>
          <table:table-cell table:style-name="ce758" office:value-type="float" office:value="320" calcext:value-type="float">
            <text:p>320</text:p>
          </table:table-cell>
          <table:table-cell table:style-name="ce758" office:value-type="float" office:value="322" calcext:value-type="float">
            <text:p>322</text:p>
          </table:table-cell>
          <table:table-cell table:style-name="ce758" office:value-type="float" office:value="323" calcext:value-type="float">
            <text:p>323</text:p>
          </table:table-cell>
          <table:table-cell table:style-name="ce758" office:value-type="float" office:value="325" calcext:value-type="float">
            <text:p>325</text:p>
          </table:table-cell>
          <table:table-cell table:style-name="ce758" office:value-type="float" office:value="326" calcext:value-type="float">
            <text:p>326</text:p>
          </table:table-cell>
          <table:table-cell table:style-name="ce758" office:value-type="float" office:value="328" calcext:value-type="float">
            <text:p>328</text:p>
          </table:table-cell>
          <table:table-cell table:style-name="ce758" office:value-type="float" office:value="330" calcext:value-type="float">
            <text:p>330</text:p>
          </table:table-cell>
          <table:table-cell table:style-name="ce758" office:value-type="float" office:value="332" calcext:value-type="float">
            <text:p>332</text:p>
          </table:table-cell>
          <table:table-cell table:style-name="ce758" office:value-type="float" office:value="333" calcext:value-type="float">
            <text:p>333</text:p>
          </table:table-cell>
          <table:table-cell table:style-name="ce758" office:value-type="float" office:value="335" calcext:value-type="float">
            <text:p>335</text:p>
          </table:table-cell>
          <table:table-cell table:style-name="ce785" office:value-type="float" office:value="337" calcext:value-type="float">
            <text:p>337</text:p>
          </table:table-cell>
          <table:table-cell table:style-name="ce240" table:number-columns-repeated="14"/>
          <table:table-cell table:number-columns-repeated="983"/>
        </table:table-row>
        <table:table-row table:style-name="ro33">
          <table:table-cell table:style-name="ce746" office:value-type="float" office:value="0.55" calcext:value-type="float">
            <text:p>0.55</text:p>
          </table:table-cell>
          <table:table-cell table:style-name="ce758" office:value-type="float" office:value="267" calcext:value-type="float">
            <text:p>267</text:p>
          </table:table-cell>
          <table:table-cell table:style-name="ce758" office:value-type="float" office:value="271" calcext:value-type="float">
            <text:p>271</text:p>
          </table:table-cell>
          <table:table-cell table:style-name="ce758" office:value-type="float" office:value="274" calcext:value-type="float">
            <text:p>274</text:p>
          </table:table-cell>
          <table:table-cell table:style-name="ce758" office:value-type="float" office:value="276" calcext:value-type="float">
            <text:p>276</text:p>
          </table:table-cell>
          <table:table-cell table:style-name="ce758" office:value-type="float" office:value="278" calcext:value-type="float">
            <text:p>278</text:p>
          </table:table-cell>
          <table:table-cell table:style-name="ce758" office:value-type="float" office:value="279" calcext:value-type="float">
            <text:p>279</text:p>
          </table:table-cell>
          <table:table-cell table:style-name="ce758" office:value-type="float" office:value="281" calcext:value-type="float">
            <text:p>281</text:p>
          </table:table-cell>
          <table:table-cell table:style-name="ce758" office:value-type="float" office:value="282" calcext:value-type="float">
            <text:p>282</text:p>
          </table:table-cell>
          <table:table-cell table:style-name="ce758" office:value-type="float" office:value="284" calcext:value-type="float">
            <text:p>284</text:p>
          </table:table-cell>
          <table:table-cell table:style-name="ce758" office:value-type="float" office:value="285" calcext:value-type="float">
            <text:p>285</text:p>
          </table:table-cell>
          <table:table-cell table:style-name="ce758" office:value-type="float" office:value="287" calcext:value-type="float">
            <text:p>287</text:p>
          </table:table-cell>
          <table:table-cell table:style-name="ce785" office:value-type="float" office:value="289" calcext:value-type="float">
            <text:p>289</text:p>
          </table:table-cell>
          <table:table-cell table:style-name="ce746" office:value-type="float" office:value="0.65" calcext:value-type="float">
            <text:p>0.65</text:p>
          </table:table-cell>
          <table:table-cell table:style-name="ce758" office:value-type="float" office:value="326" calcext:value-type="float">
            <text:p>326</text:p>
          </table:table-cell>
          <table:table-cell table:style-name="ce758" office:value-type="float" office:value="328" calcext:value-type="float">
            <text:p>328</text:p>
          </table:table-cell>
          <table:table-cell table:style-name="ce758" office:value-type="float" office:value="330" calcext:value-type="float">
            <text:p>330</text:p>
          </table:table-cell>
          <table:table-cell table:style-name="ce758" office:value-type="float" office:value="331" calcext:value-type="float">
            <text:p>331</text:p>
          </table:table-cell>
          <table:table-cell table:style-name="ce758" office:value-type="float" office:value="333" calcext:value-type="float">
            <text:p>333</text:p>
          </table:table-cell>
          <table:table-cell table:style-name="ce758" office:value-type="float" office:value="334" calcext:value-type="float">
            <text:p>334</text:p>
          </table:table-cell>
          <table:table-cell table:style-name="ce758" office:value-type="float" office:value="336" calcext:value-type="float">
            <text:p>336</text:p>
          </table:table-cell>
          <table:table-cell table:style-name="ce758" office:value-type="float" office:value="338" calcext:value-type="float">
            <text:p>338</text:p>
          </table:table-cell>
          <table:table-cell table:style-name="ce758" office:value-type="float" office:value="339" calcext:value-type="float">
            <text:p>339</text:p>
          </table:table-cell>
          <table:table-cell table:style-name="ce758" office:value-type="float" office:value="341" calcext:value-type="float">
            <text:p>341</text:p>
          </table:table-cell>
          <table:table-cell table:style-name="ce758" office:value-type="float" office:value="343" calcext:value-type="float">
            <text:p>343</text:p>
          </table:table-cell>
          <table:table-cell table:style-name="ce758" office:value-type="float" office:value="344" calcext:value-type="float">
            <text:p>344</text:p>
          </table:table-cell>
          <table:table-cell table:style-name="ce785" office:value-type="float" office:value="346" calcext:value-type="float">
            <text:p>346</text:p>
          </table:table-cell>
          <table:table-cell table:style-name="ce240" table:number-columns-repeated="14"/>
          <table:table-cell table:number-columns-repeated="983"/>
        </table:table-row>
        <table:table-row table:style-name="ro33">
          <table:table-cell table:style-name="ce746" office:value-type="float" office:value="0.575" calcext:value-type="float">
            <text:p>0.575</text:p>
          </table:table-cell>
          <table:table-cell table:style-name="ce758" office:value-type="float" office:value="279" calcext:value-type="float">
            <text:p>279</text:p>
          </table:table-cell>
          <table:table-cell table:style-name="ce758" office:value-type="float" office:value="282" calcext:value-type="float">
            <text:p>282</text:p>
          </table:table-cell>
          <table:table-cell table:style-name="ce758" office:value-type="float" office:value="285" calcext:value-type="float">
            <text:p>285</text:p>
          </table:table-cell>
          <table:table-cell table:style-name="ce758" office:value-type="float" office:value="287" calcext:value-type="float">
            <text:p>287</text:p>
          </table:table-cell>
          <table:table-cell table:style-name="ce758" office:value-type="float" office:value="288" calcext:value-type="float">
            <text:p>288</text:p>
          </table:table-cell>
          <table:table-cell table:style-name="ce758" office:value-type="float" office:value="290" calcext:value-type="float">
            <text:p>290</text:p>
          </table:table-cell>
          <table:table-cell table:style-name="ce758" office:value-type="float" office:value="291" calcext:value-type="float">
            <text:p>291</text:p>
          </table:table-cell>
          <table:table-cell table:style-name="ce758" office:value-type="float" office:value="292" calcext:value-type="float">
            <text:p>292</text:p>
          </table:table-cell>
          <table:table-cell table:style-name="ce758" office:value-type="float" office:value="294" calcext:value-type="float">
            <text:p>294</text:p>
          </table:table-cell>
          <table:table-cell table:style-name="ce758" office:value-type="float" office:value="296" calcext:value-type="float">
            <text:p>296</text:p>
          </table:table-cell>
          <table:table-cell table:style-name="ce758" office:value-type="float" office:value="297" calcext:value-type="float">
            <text:p>297</text:p>
          </table:table-cell>
          <table:table-cell table:style-name="ce785" office:value-type="float" office:value="299" calcext:value-type="float">
            <text:p>299</text:p>
          </table:table-cell>
          <table:table-cell table:style-name="ce746" office:value-type="float" office:value="0.675" calcext:value-type="float">
            <text:p>0.675</text:p>
          </table:table-cell>
          <table:table-cell table:style-name="ce758" office:value-type="float" office:value="336" calcext:value-type="float">
            <text:p>336</text:p>
          </table:table-cell>
          <table:table-cell table:style-name="ce758" office:value-type="float" office:value="338" calcext:value-type="float">
            <text:p>338</text:p>
          </table:table-cell>
          <table:table-cell table:style-name="ce758" office:value-type="float" office:value="339" calcext:value-type="float">
            <text:p>339</text:p>
          </table:table-cell>
          <table:table-cell table:style-name="ce758" office:value-type="float" office:value="341" calcext:value-type="float">
            <text:p>341</text:p>
          </table:table-cell>
          <table:table-cell table:style-name="ce758" office:value-type="float" office:value="342" calcext:value-type="float">
            <text:p>342</text:p>
          </table:table-cell>
          <table:table-cell table:style-name="ce758" office:value-type="float" office:value="344" calcext:value-type="float">
            <text:p>344</text:p>
          </table:table-cell>
          <table:table-cell table:style-name="ce758" office:value-type="float" office:value="345" calcext:value-type="float">
            <text:p>345</text:p>
          </table:table-cell>
          <table:table-cell table:style-name="ce758" office:value-type="float" office:value="347" calcext:value-type="float">
            <text:p>347</text:p>
          </table:table-cell>
          <table:table-cell table:style-name="ce758" office:value-type="float" office:value="349" calcext:value-type="float">
            <text:p>349</text:p>
          </table:table-cell>
          <table:table-cell table:style-name="ce758" office:value-type="float" office:value="350" calcext:value-type="float">
            <text:p>350</text:p>
          </table:table-cell>
          <table:table-cell table:style-name="ce758" office:value-type="float" office:value="352" calcext:value-type="float">
            <text:p>352</text:p>
          </table:table-cell>
          <table:table-cell table:style-name="ce758" office:value-type="float" office:value="354" calcext:value-type="float">
            <text:p>354</text:p>
          </table:table-cell>
          <table:table-cell table:style-name="ce785" office:value-type="float" office:value="355" calcext:value-type="float">
            <text:p>355</text:p>
          </table:table-cell>
          <table:table-cell table:style-name="ce240" table:number-columns-repeated="14"/>
          <table:table-cell table:number-columns-repeated="983"/>
        </table:table-row>
        <table:table-row table:style-name="ro33">
          <table:table-cell table:style-name="ce746" office:value-type="float" office:value="0.6" calcext:value-type="float">
            <text:p>0.6</text:p>
          </table:table-cell>
          <table:table-cell table:style-name="ce758" office:value-type="float" office:value="290" calcext:value-type="float">
            <text:p>290</text:p>
          </table:table-cell>
          <table:table-cell table:style-name="ce758" office:value-type="float" office:value="293" calcext:value-type="float">
            <text:p>293</text:p>
          </table:table-cell>
          <table:table-cell table:style-name="ce758" office:value-type="float" office:value="296" calcext:value-type="float">
            <text:p>296</text:p>
          </table:table-cell>
          <table:table-cell table:style-name="ce758" office:value-type="float" office:value="297" calcext:value-type="float">
            <text:p>297</text:p>
          </table:table-cell>
          <table:table-cell table:style-name="ce758" office:value-type="float" office:value="299" calcext:value-type="float">
            <text:p>299</text:p>
          </table:table-cell>
          <table:table-cell table:style-name="ce758" office:value-type="float" office:value="300" calcext:value-type="float">
            <text:p>300</text:p>
          </table:table-cell>
          <table:table-cell table:style-name="ce758" office:value-type="float" office:value="301" calcext:value-type="float">
            <text:p>301</text:p>
          </table:table-cell>
          <table:table-cell table:style-name="ce758" office:value-type="float" office:value="303" calcext:value-type="float">
            <text:p>303</text:p>
          </table:table-cell>
          <table:table-cell table:style-name="ce758" office:value-type="float" office:value="304" calcext:value-type="float">
            <text:p>304</text:p>
          </table:table-cell>
          <table:table-cell table:style-name="ce758" office:value-type="float" office:value="306" calcext:value-type="float">
            <text:p>306</text:p>
          </table:table-cell>
          <table:table-cell table:style-name="ce758" office:value-type="float" office:value="308" calcext:value-type="float">
            <text:p>308</text:p>
          </table:table-cell>
          <table:table-cell table:style-name="ce785" office:value-type="float" office:value="310" calcext:value-type="float">
            <text:p>310</text:p>
          </table:table-cell>
          <table:table-cell table:style-name="ce746" office:value-type="float" office:value="0.7" calcext:value-type="float">
            <text:p>0.7</text:p>
          </table:table-cell>
          <table:table-cell table:style-name="ce758" office:value-type="float" office:value="346" calcext:value-type="float">
            <text:p>346</text:p>
          </table:table-cell>
          <table:table-cell table:style-name="ce758" office:value-type="float" office:value="348" calcext:value-type="float">
            <text:p>348</text:p>
          </table:table-cell>
          <table:table-cell table:style-name="ce758" office:value-type="float" office:value="349" calcext:value-type="float">
            <text:p>349</text:p>
          </table:table-cell>
          <table:table-cell table:style-name="ce758" office:value-type="float" office:value="350" calcext:value-type="float">
            <text:p>350</text:p>
          </table:table-cell>
          <table:table-cell table:style-name="ce758" office:value-type="float" office:value="352" calcext:value-type="float">
            <text:p>352</text:p>
          </table:table-cell>
          <table:table-cell table:style-name="ce758" office:value-type="float" office:value="353" calcext:value-type="float">
            <text:p>353</text:p>
          </table:table-cell>
          <table:table-cell table:style-name="ce758" office:value-type="float" office:value="355" calcext:value-type="float">
            <text:p>355</text:p>
          </table:table-cell>
          <table:table-cell table:style-name="ce758" office:value-type="float" office:value="356" calcext:value-type="float">
            <text:p>356</text:p>
          </table:table-cell>
          <table:table-cell table:style-name="ce758" office:value-type="float" office:value="358" calcext:value-type="float">
            <text:p>358</text:p>
          </table:table-cell>
          <table:table-cell table:style-name="ce758" office:value-type="float" office:value="359" calcext:value-type="float">
            <text:p>359</text:p>
          </table:table-cell>
          <table:table-cell table:style-name="ce758" office:value-type="float" office:value="361" calcext:value-type="float">
            <text:p>361</text:p>
          </table:table-cell>
          <table:table-cell table:style-name="ce758" office:value-type="float" office:value="363" calcext:value-type="float">
            <text:p>363</text:p>
          </table:table-cell>
          <table:table-cell table:style-name="ce785" office:value-type="float" office:value="364" calcext:value-type="float">
            <text:p>364</text:p>
          </table:table-cell>
          <table:table-cell table:style-name="ce240" table:number-columns-repeated="14"/>
          <table:table-cell table:number-columns-repeated="983"/>
        </table:table-row>
        <table:table-row table:style-name="ro33">
          <table:table-cell table:style-name="ce746" office:value-type="float" office:value="0.625" calcext:value-type="float">
            <text:p>0.625</text:p>
          </table:table-cell>
          <table:table-cell table:style-name="ce758" office:value-type="float" office:value="301" calcext:value-type="float">
            <text:p>301</text:p>
          </table:table-cell>
          <table:table-cell table:style-name="ce758" office:value-type="float" office:value="304" calcext:value-type="float">
            <text:p>304</text:p>
          </table:table-cell>
          <table:table-cell table:style-name="ce758" office:value-type="float" office:value="306" calcext:value-type="float">
            <text:p>306</text:p>
          </table:table-cell>
          <table:table-cell table:style-name="ce758" office:value-type="float" office:value="308" calcext:value-type="float">
            <text:p>308</text:p>
          </table:table-cell>
          <table:table-cell table:style-name="ce758" office:value-type="float" office:value="309" calcext:value-type="float">
            <text:p>309</text:p>
          </table:table-cell>
          <table:table-cell table:style-name="ce758" office:value-type="float" office:value="310" calcext:value-type="float">
            <text:p>310</text:p>
          </table:table-cell>
          <table:table-cell table:style-name="ce758" office:value-type="float" office:value="312" calcext:value-type="float">
            <text:p>312</text:p>
          </table:table-cell>
          <table:table-cell table:style-name="ce758" office:value-type="float" office:value="313" calcext:value-type="float">
            <text:p>313</text:p>
          </table:table-cell>
          <table:table-cell table:style-name="ce758" office:value-type="float" office:value="315" calcext:value-type="float">
            <text:p>315</text:p>
          </table:table-cell>
          <table:table-cell table:style-name="ce758" office:value-type="float" office:value="316" calcext:value-type="float">
            <text:p>316</text:p>
          </table:table-cell>
          <table:table-cell table:style-name="ce758" office:value-type="float" office:value="318" calcext:value-type="float">
            <text:p>318</text:p>
          </table:table-cell>
          <table:table-cell table:style-name="ce785" office:value-type="float" office:value="320" calcext:value-type="float">
            <text:p>320</text:p>
          </table:table-cell>
          <table:table-cell table:style-name="ce746" office:value-type="float" office:value="0.725" calcext:value-type="float">
            <text:p>0.725</text:p>
          </table:table-cell>
          <table:table-cell table:style-name="ce758" office:value-type="float" office:value="356" calcext:value-type="float">
            <text:p>356</text:p>
          </table:table-cell>
          <table:table-cell table:style-name="ce758" office:value-type="float" office:value="357" calcext:value-type="float">
            <text:p>357</text:p>
          </table:table-cell>
          <table:table-cell table:style-name="ce758" office:value-type="float" office:value="358" calcext:value-type="float">
            <text:p>358</text:p>
          </table:table-cell>
          <table:table-cell table:style-name="ce758" office:value-type="float" office:value="360" calcext:value-type="float">
            <text:p>360</text:p>
          </table:table-cell>
          <table:table-cell table:style-name="ce758" office:value-type="float" office:value="361" calcext:value-type="float">
            <text:p>361</text:p>
          </table:table-cell>
          <table:table-cell table:style-name="ce758" office:value-type="float" office:value="362" calcext:value-type="float">
            <text:p>362</text:p>
          </table:table-cell>
          <table:table-cell table:style-name="ce758" office:value-type="float" office:value="364" calcext:value-type="float">
            <text:p>364</text:p>
          </table:table-cell>
          <table:table-cell table:style-name="ce758" office:value-type="float" office:value="365" calcext:value-type="float">
            <text:p>365</text:p>
          </table:table-cell>
          <table:table-cell table:style-name="ce758" office:value-type="float" office:value="367" calcext:value-type="float">
            <text:p>367</text:p>
          </table:table-cell>
          <table:table-cell table:style-name="ce758" office:value-type="float" office:value="368" calcext:value-type="float">
            <text:p>368</text:p>
          </table:table-cell>
          <table:table-cell table:style-name="ce758" office:value-type="float" office:value="370" calcext:value-type="float">
            <text:p>370</text:p>
          </table:table-cell>
          <table:table-cell table:style-name="ce758" office:value-type="float" office:value="372" calcext:value-type="float">
            <text:p>372</text:p>
          </table:table-cell>
          <table:table-cell table:style-name="ce785" office:value-type="float" office:value="373" calcext:value-type="float">
            <text:p>373</text:p>
          </table:table-cell>
          <table:table-cell table:style-name="ce240" table:number-columns-repeated="14"/>
          <table:table-cell table:number-columns-repeated="983"/>
        </table:table-row>
        <table:table-row table:style-name="ro33">
          <table:table-cell table:style-name="ce746" office:value-type="float" office:value="0.65" calcext:value-type="float">
            <text:p>0.65</text:p>
          </table:table-cell>
          <table:table-cell table:style-name="ce758" office:value-type="float" office:value="312" calcext:value-type="float">
            <text:p>312</text:p>
          </table:table-cell>
          <table:table-cell table:style-name="ce758" office:value-type="float" office:value="314" calcext:value-type="float">
            <text:p>314</text:p>
          </table:table-cell>
          <table:table-cell table:style-name="ce758" office:value-type="float" office:value="317" calcext:value-type="float">
            <text:p>317</text:p>
          </table:table-cell>
          <table:table-cell table:style-name="ce758" office:value-type="float" office:value="318" calcext:value-type="float">
            <text:p>318</text:p>
          </table:table-cell>
          <table:table-cell table:style-name="ce758" office:value-type="float" office:value="320" calcext:value-type="float">
            <text:p>320</text:p>
          </table:table-cell>
          <table:table-cell table:style-name="ce758" office:value-type="float" office:value="321" calcext:value-type="float">
            <text:p>321</text:p>
          </table:table-cell>
          <table:table-cell table:style-name="ce758" office:value-type="float" office:value="322" calcext:value-type="float">
            <text:p>322</text:p>
          </table:table-cell>
          <table:table-cell table:style-name="ce758" office:value-type="float" office:value="323" calcext:value-type="float">
            <text:p>323</text:p>
          </table:table-cell>
          <table:table-cell table:style-name="ce758" office:value-type="float" office:value="325" calcext:value-type="float">
            <text:p>325</text:p>
          </table:table-cell>
          <table:table-cell table:style-name="ce758" office:value-type="float" office:value="326" calcext:value-type="float">
            <text:p>326</text:p>
          </table:table-cell>
          <table:table-cell table:style-name="ce758" office:value-type="float" office:value="328" calcext:value-type="float">
            <text:p>328</text:p>
          </table:table-cell>
          <table:table-cell table:style-name="ce785" office:value-type="float" office:value="330" calcext:value-type="float">
            <text:p>330</text:p>
          </table:table-cell>
          <table:table-cell table:style-name="ce746" office:value-type="float" office:value="0.75" calcext:value-type="float">
            <text:p>0.75</text:p>
          </table:table-cell>
          <table:table-cell table:style-name="ce758" office:value-type="float" office:value="365" calcext:value-type="float">
            <text:p>365</text:p>
          </table:table-cell>
          <table:table-cell table:style-name="ce758" office:value-type="float" office:value="367" calcext:value-type="float">
            <text:p>367</text:p>
          </table:table-cell>
          <table:table-cell table:style-name="ce758" office:value-type="float" office:value="368" calcext:value-type="float">
            <text:p>368</text:p>
          </table:table-cell>
          <table:table-cell table:style-name="ce758" office:value-type="float" office:value="369" calcext:value-type="float">
            <text:p>369</text:p>
          </table:table-cell>
          <table:table-cell table:style-name="ce758" office:value-type="float" office:value="370" calcext:value-type="float">
            <text:p>370</text:p>
          </table:table-cell>
          <table:table-cell table:style-name="ce758" office:value-type="float" office:value="372" calcext:value-type="float">
            <text:p>372</text:p>
          </table:table-cell>
          <table:table-cell table:style-name="ce758" office:value-type="float" office:value="373" calcext:value-type="float">
            <text:p>373</text:p>
          </table:table-cell>
          <table:table-cell table:style-name="ce758" office:value-type="float" office:value="375" calcext:value-type="float">
            <text:p>375</text:p>
          </table:table-cell>
          <table:table-cell table:style-name="ce758" office:value-type="float" office:value="376" calcext:value-type="float">
            <text:p>376</text:p>
          </table:table-cell>
          <table:table-cell table:style-name="ce758" office:value-type="float" office:value="378" calcext:value-type="float">
            <text:p>378</text:p>
          </table:table-cell>
          <table:table-cell table:style-name="ce758" office:value-type="float" office:value="379" calcext:value-type="float">
            <text:p>379</text:p>
          </table:table-cell>
          <table:table-cell table:style-name="ce758" office:value-type="float" office:value="381" calcext:value-type="float">
            <text:p>381</text:p>
          </table:table-cell>
          <table:table-cell table:style-name="ce785" office:value-type="float" office:value="382" calcext:value-type="float">
            <text:p>382</text:p>
          </table:table-cell>
          <table:table-cell table:style-name="ce240" table:number-columns-repeated="14"/>
          <table:table-cell table:number-columns-repeated="983"/>
        </table:table-row>
        <table:table-row table:style-name="ro33">
          <table:table-cell table:style-name="ce746" office:value-type="float" office:value="0.675" calcext:value-type="float">
            <text:p>0.675</text:p>
          </table:table-cell>
          <table:table-cell table:style-name="ce758" office:value-type="float" office:value="322" calcext:value-type="float">
            <text:p>322</text:p>
          </table:table-cell>
          <table:table-cell table:style-name="ce758" office:value-type="float" office:value="325" calcext:value-type="float">
            <text:p>325</text:p>
          </table:table-cell>
          <table:table-cell table:style-name="ce758" office:value-type="float" office:value="327" calcext:value-type="float">
            <text:p>327</text:p>
          </table:table-cell>
          <table:table-cell table:style-name="ce758" office:value-type="float" office:value="328" calcext:value-type="float">
            <text:p>328</text:p>
          </table:table-cell>
          <table:table-cell table:style-name="ce758" office:value-type="float" office:value="330" calcext:value-type="float">
            <text:p>330</text:p>
          </table:table-cell>
          <table:table-cell table:style-name="ce758" office:value-type="float" office:value="331" calcext:value-type="float">
            <text:p>331</text:p>
          </table:table-cell>
          <table:table-cell table:number-columns-repeated="2" table:style-name="ce758" office:value-type="float" office:value="333" calcext:value-type="float">
            <text:p>333</text:p>
          </table:table-cell>
          <table:table-cell table:style-name="ce758" office:value-type="float" office:value="335" calcext:value-type="float">
            <text:p>335</text:p>
          </table:table-cell>
          <table:table-cell table:style-name="ce758" office:value-type="float" office:value="336" calcext:value-type="float">
            <text:p>336</text:p>
          </table:table-cell>
          <table:table-cell table:style-name="ce758" office:value-type="float" office:value="338" calcext:value-type="float">
            <text:p>338</text:p>
          </table:table-cell>
          <table:table-cell table:style-name="ce785" office:value-type="float" office:value="340" calcext:value-type="float">
            <text:p>340</text:p>
          </table:table-cell>
          <table:table-cell table:style-name="ce746" office:value-type="float" office:value="0.775" calcext:value-type="float">
            <text:p>0.775</text:p>
          </table:table-cell>
          <table:table-cell table:style-name="ce758" office:value-type="float" office:value="374" calcext:value-type="float">
            <text:p>374</text:p>
          </table:table-cell>
          <table:table-cell table:style-name="ce758" office:value-type="float" office:value="376" calcext:value-type="float">
            <text:p>376</text:p>
          </table:table-cell>
          <table:table-cell table:style-name="ce758" office:value-type="float" office:value="377" calcext:value-type="float">
            <text:p>377</text:p>
          </table:table-cell>
          <table:table-cell table:style-name="ce758" office:value-type="float" office:value="378" calcext:value-type="float">
            <text:p>378</text:p>
          </table:table-cell>
          <table:table-cell table:style-name="ce758" office:value-type="float" office:value="379" calcext:value-type="float">
            <text:p>379</text:p>
          </table:table-cell>
          <table:table-cell table:style-name="ce758" office:value-type="float" office:value="381" calcext:value-type="float">
            <text:p>381</text:p>
          </table:table-cell>
          <table:table-cell table:style-name="ce758" office:value-type="float" office:value="382" calcext:value-type="float">
            <text:p>382</text:p>
          </table:table-cell>
          <table:table-cell table:style-name="ce758" office:value-type="float" office:value="383" calcext:value-type="float">
            <text:p>383</text:p>
          </table:table-cell>
          <table:table-cell table:style-name="ce758" office:value-type="float" office:value="385" calcext:value-type="float">
            <text:p>385</text:p>
          </table:table-cell>
          <table:table-cell table:style-name="ce758" office:value-type="float" office:value="386" calcext:value-type="float">
            <text:p>386</text:p>
          </table:table-cell>
          <table:table-cell table:style-name="ce758" office:value-type="float" office:value="388" calcext:value-type="float">
            <text:p>388</text:p>
          </table:table-cell>
          <table:table-cell table:style-name="ce758" office:value-type="float" office:value="390" calcext:value-type="float">
            <text:p>390</text:p>
          </table:table-cell>
          <table:table-cell table:style-name="ce785" office:value-type="float" office:value="391" calcext:value-type="float">
            <text:p>391</text:p>
          </table:table-cell>
          <table:table-cell table:style-name="ce240" table:number-columns-repeated="14"/>
          <table:table-cell table:number-columns-repeated="983"/>
        </table:table-row>
        <table:table-row table:style-name="ro33">
          <table:table-cell table:style-name="ce746" office:value-type="float" office:value="0.7" calcext:value-type="float">
            <text:p>0.7</text:p>
          </table:table-cell>
          <table:table-cell table:style-name="ce758" office:value-type="float" office:value="333" calcext:value-type="float">
            <text:p>333</text:p>
          </table:table-cell>
          <table:table-cell table:style-name="ce758" office:value-type="float" office:value="335" calcext:value-type="float">
            <text:p>335</text:p>
          </table:table-cell>
          <table:table-cell table:style-name="ce758" office:value-type="float" office:value="337" calcext:value-type="float">
            <text:p>337</text:p>
          </table:table-cell>
          <table:table-cell table:style-name="ce758" office:value-type="float" office:value="339" calcext:value-type="float">
            <text:p>339</text:p>
          </table:table-cell>
          <table:table-cell table:style-name="ce758" office:value-type="float" office:value="340" calcext:value-type="float">
            <text:p>340</text:p>
          </table:table-cell>
          <table:table-cell table:style-name="ce758" office:value-type="float" office:value="341" calcext:value-type="float">
            <text:p>341</text:p>
          </table:table-cell>
          <table:table-cell table:style-name="ce758" office:value-type="float" office:value="342" calcext:value-type="float">
            <text:p>342</text:p>
          </table:table-cell>
          <table:table-cell table:style-name="ce758" office:value-type="float" office:value="343" calcext:value-type="float">
            <text:p>343</text:p>
          </table:table-cell>
          <table:table-cell table:style-name="ce758" office:value-type="float" office:value="345" calcext:value-type="float">
            <text:p>345</text:p>
          </table:table-cell>
          <table:table-cell table:style-name="ce758" office:value-type="float" office:value="346" calcext:value-type="float">
            <text:p>346</text:p>
          </table:table-cell>
          <table:table-cell table:style-name="ce758" office:value-type="float" office:value="348" calcext:value-type="float">
            <text:p>348</text:p>
          </table:table-cell>
          <table:table-cell table:style-name="ce785" office:value-type="float" office:value="350" calcext:value-type="float">
            <text:p>350</text:p>
          </table:table-cell>
          <table:table-cell table:style-name="ce746" office:value-type="float" office:value="0.8" calcext:value-type="float">
            <text:p>0.8</text:p>
          </table:table-cell>
          <table:table-cell table:style-name="ce758" office:value-type="float" office:value="384" calcext:value-type="float">
            <text:p>384</text:p>
          </table:table-cell>
          <table:table-cell table:style-name="ce758" office:value-type="float" office:value="385" calcext:value-type="float">
            <text:p>385</text:p>
          </table:table-cell>
          <table:table-cell table:style-name="ce758" office:value-type="float" office:value="386" calcext:value-type="float">
            <text:p>386</text:p>
          </table:table-cell>
          <table:table-cell table:style-name="ce758" office:value-type="float" office:value="387" calcext:value-type="float">
            <text:p>387</text:p>
          </table:table-cell>
          <table:table-cell table:style-name="ce758" office:value-type="float" office:value="388" calcext:value-type="float">
            <text:p>388</text:p>
          </table:table-cell>
          <table:table-cell table:style-name="ce758" office:value-type="float" office:value="390" calcext:value-type="float">
            <text:p>390</text:p>
          </table:table-cell>
          <table:table-cell table:style-name="ce758" office:value-type="float" office:value="391" calcext:value-type="float">
            <text:p>391</text:p>
          </table:table-cell>
          <table:table-cell table:style-name="ce758" office:value-type="float" office:value="392" calcext:value-type="float">
            <text:p>392</text:p>
          </table:table-cell>
          <table:table-cell table:style-name="ce758" office:value-type="float" office:value="394" calcext:value-type="float">
            <text:p>394</text:p>
          </table:table-cell>
          <table:table-cell table:style-name="ce758" office:value-type="float" office:value="395" calcext:value-type="float">
            <text:p>395</text:p>
          </table:table-cell>
          <table:table-cell table:style-name="ce758" office:value-type="float" office:value="397" calcext:value-type="float">
            <text:p>397</text:p>
          </table:table-cell>
          <table:table-cell table:style-name="ce758" office:value-type="float" office:value="398" calcext:value-type="float">
            <text:p>398</text:p>
          </table:table-cell>
          <table:table-cell table:style-name="ce785" office:value-type="float" office:value="400" calcext:value-type="float">
            <text:p>400</text:p>
          </table:table-cell>
          <table:table-cell table:style-name="ce240" table:number-columns-repeated="14"/>
          <table:table-cell table:number-columns-repeated="983"/>
        </table:table-row>
        <table:table-row table:style-name="ro33">
          <table:table-cell table:style-name="ce746" office:value-type="float" office:value="0.725" calcext:value-type="float">
            <text:p>0.725</text:p>
          </table:table-cell>
          <table:table-cell table:style-name="ce758" office:value-type="float" office:value="342" calcext:value-type="float">
            <text:p>342</text:p>
          </table:table-cell>
          <table:table-cell table:style-name="ce758" office:value-type="float" office:value="345" calcext:value-type="float">
            <text:p>345</text:p>
          </table:table-cell>
          <table:table-cell table:style-name="ce758" office:value-type="float" office:value="347" calcext:value-type="float">
            <text:p>347</text:p>
          </table:table-cell>
          <table:table-cell table:style-name="ce758" office:value-type="float" office:value="348" calcext:value-type="float">
            <text:p>348</text:p>
          </table:table-cell>
          <table:table-cell table:style-name="ce758" office:value-type="float" office:value="349" calcext:value-type="float">
            <text:p>349</text:p>
          </table:table-cell>
          <table:table-cell table:style-name="ce758" office:value-type="float" office:value="351" calcext:value-type="float">
            <text:p>351</text:p>
          </table:table-cell>
          <table:table-cell table:style-name="ce758" office:value-type="float" office:value="352" calcext:value-type="float">
            <text:p>352</text:p>
          </table:table-cell>
          <table:table-cell table:style-name="ce758" office:value-type="float" office:value="353" calcext:value-type="float">
            <text:p>353</text:p>
          </table:table-cell>
          <table:table-cell table:style-name="ce758" office:value-type="float" office:value="354" calcext:value-type="float">
            <text:p>354</text:p>
          </table:table-cell>
          <table:table-cell table:style-name="ce758" office:value-type="float" office:value="356" calcext:value-type="float">
            <text:p>356</text:p>
          </table:table-cell>
          <table:table-cell table:style-name="ce758" office:value-type="float" office:value="358" calcext:value-type="float">
            <text:p>358</text:p>
          </table:table-cell>
          <table:table-cell table:style-name="ce785" office:value-type="float" office:value="360" calcext:value-type="float">
            <text:p>360</text:p>
          </table:table-cell>
          <table:table-cell table:style-name="ce746" office:value-type="float" office:value="0.825" calcext:value-type="float">
            <text:p>0.825</text:p>
          </table:table-cell>
          <table:table-cell table:style-name="ce758" office:value-type="float" office:value="393" calcext:value-type="float">
            <text:p>393</text:p>
          </table:table-cell>
          <table:table-cell table:style-name="ce758" office:value-type="float" office:value="394" calcext:value-type="float">
            <text:p>394</text:p>
          </table:table-cell>
          <table:table-cell table:style-name="ce758" office:value-type="float" office:value="395" calcext:value-type="float">
            <text:p>395</text:p>
          </table:table-cell>
          <table:table-cell table:style-name="ce758" office:value-type="float" office:value="396" calcext:value-type="float">
            <text:p>396</text:p>
          </table:table-cell>
          <table:table-cell table:style-name="ce758" office:value-type="float" office:value="397" calcext:value-type="float">
            <text:p>397</text:p>
          </table:table-cell>
          <table:table-cell table:style-name="ce758" office:value-type="float" office:value="399" calcext:value-type="float">
            <text:p>399</text:p>
          </table:table-cell>
          <table:table-cell table:style-name="ce758" office:value-type="float" office:value="400" calcext:value-type="float">
            <text:p>400</text:p>
          </table:table-cell>
          <table:table-cell table:style-name="ce758" office:value-type="float" office:value="401" calcext:value-type="float">
            <text:p>401</text:p>
          </table:table-cell>
          <table:table-cell table:style-name="ce758" office:value-type="float" office:value="403" calcext:value-type="float">
            <text:p>403</text:p>
          </table:table-cell>
          <table:table-cell table:style-name="ce758" office:value-type="float" office:value="404" calcext:value-type="float">
            <text:p>404</text:p>
          </table:table-cell>
          <table:table-cell table:style-name="ce758" office:value-type="float" office:value="406" calcext:value-type="float">
            <text:p>406</text:p>
          </table:table-cell>
          <table:table-cell table:style-name="ce758" office:value-type="float" office:value="407" calcext:value-type="float">
            <text:p>407</text:p>
          </table:table-cell>
          <table:table-cell table:style-name="ce785" office:value-type="float" office:value="408" calcext:value-type="float">
            <text:p>408</text:p>
          </table:table-cell>
          <table:table-cell table:style-name="ce749" table:number-columns-repeated="14"/>
          <table:table-cell table:number-columns-repeated="983"/>
        </table:table-row>
        <table:table-row table:style-name="ro33">
          <table:table-cell table:style-name="ce746" office:value-type="float" office:value="0.75" calcext:value-type="float">
            <text:p>0.75</text:p>
          </table:table-cell>
          <table:table-cell table:style-name="ce758" office:value-type="float" office:value="352" calcext:value-type="float">
            <text:p>352</text:p>
          </table:table-cell>
          <table:table-cell table:style-name="ce758" office:value-type="float" office:value="355" calcext:value-type="float">
            <text:p>355</text:p>
          </table:table-cell>
          <table:table-cell table:style-name="ce758" office:value-type="float" office:value="357" calcext:value-type="float">
            <text:p>357</text:p>
          </table:table-cell>
          <table:table-cell table:style-name="ce758" office:value-type="float" office:value="358" calcext:value-type="float">
            <text:p>358</text:p>
          </table:table-cell>
          <table:table-cell table:style-name="ce758" office:value-type="float" office:value="359" calcext:value-type="float">
            <text:p>359</text:p>
          </table:table-cell>
          <table:table-cell table:style-name="ce758" office:value-type="float" office:value="360" calcext:value-type="float">
            <text:p>360</text:p>
          </table:table-cell>
          <table:table-cell table:style-name="ce758" office:value-type="float" office:value="361" calcext:value-type="float">
            <text:p>361</text:p>
          </table:table-cell>
          <table:table-cell table:style-name="ce758" office:value-type="float" office:value="363" calcext:value-type="float">
            <text:p>363</text:p>
          </table:table-cell>
          <table:table-cell table:style-name="ce758" office:value-type="float" office:value="364" calcext:value-type="float">
            <text:p>364</text:p>
          </table:table-cell>
          <table:table-cell table:style-name="ce758" office:value-type="float" office:value="366" calcext:value-type="float">
            <text:p>366</text:p>
          </table:table-cell>
          <table:table-cell table:style-name="ce758" office:value-type="float" office:value="368" calcext:value-type="float">
            <text:p>368</text:p>
          </table:table-cell>
          <table:table-cell table:style-name="ce785" office:value-type="float" office:value="369" calcext:value-type="float">
            <text:p>369</text:p>
          </table:table-cell>
          <table:table-cell table:style-name="ce746" office:value-type="float" office:value="0.849999999999999" calcext:value-type="float">
            <text:p>0.849999999999999</text:p>
          </table:table-cell>
          <table:table-cell table:style-name="ce758" office:value-type="float" office:value="402" calcext:value-type="float">
            <text:p>402</text:p>
          </table:table-cell>
          <table:table-cell table:style-name="ce758" office:value-type="float" office:value="403" calcext:value-type="float">
            <text:p>403</text:p>
          </table:table-cell>
          <table:table-cell table:style-name="ce758" office:value-type="float" office:value="404" calcext:value-type="float">
            <text:p>404</text:p>
          </table:table-cell>
          <table:table-cell table:style-name="ce758" office:value-type="float" office:value="405" calcext:value-type="float">
            <text:p>405</text:p>
          </table:table-cell>
          <table:table-cell table:style-name="ce758" office:value-type="float" office:value="406" calcext:value-type="float">
            <text:p>406</text:p>
          </table:table-cell>
          <table:table-cell table:style-name="ce758" office:value-type="float" office:value="407" calcext:value-type="float">
            <text:p>407</text:p>
          </table:table-cell>
          <table:table-cell table:style-name="ce758" office:value-type="float" office:value="409" calcext:value-type="float">
            <text:p>409</text:p>
          </table:table-cell>
          <table:table-cell table:style-name="ce758" office:value-type="float" office:value="410" calcext:value-type="float">
            <text:p>410</text:p>
          </table:table-cell>
          <table:table-cell table:style-name="ce758" office:value-type="float" office:value="411" calcext:value-type="float">
            <text:p>411</text:p>
          </table:table-cell>
          <table:table-cell table:style-name="ce758" office:value-type="float" office:value="413" calcext:value-type="float">
            <text:p>413</text:p>
          </table:table-cell>
          <table:table-cell table:style-name="ce758" office:value-type="float" office:value="414" calcext:value-type="float">
            <text:p>414</text:p>
          </table:table-cell>
          <table:table-cell table:style-name="ce758" office:value-type="float" office:value="416" calcext:value-type="float">
            <text:p>416</text:p>
          </table:table-cell>
          <table:table-cell table:style-name="ce785" office:value-type="float" office:value="417" calcext:value-type="float">
            <text:p>417</text:p>
          </table:table-cell>
          <table:table-cell table:style-name="ce749" table:number-columns-repeated="14"/>
          <table:table-cell table:number-columns-repeated="983"/>
        </table:table-row>
        <table:table-row table:style-name="ro33">
          <table:table-cell table:style-name="ce746" office:value-type="float" office:value="0.775" calcext:value-type="float">
            <text:p>0.775</text:p>
          </table:table-cell>
          <table:table-cell table:style-name="ce758" office:value-type="float" office:value="361" calcext:value-type="float">
            <text:p>361</text:p>
          </table:table-cell>
          <table:table-cell table:style-name="ce758" office:value-type="float" office:value="365" calcext:value-type="float">
            <text:p>365</text:p>
          </table:table-cell>
          <table:table-cell table:style-name="ce758" office:value-type="float" office:value="367" calcext:value-type="float">
            <text:p>367</text:p>
          </table:table-cell>
          <table:table-cell table:style-name="ce758" office:value-type="float" office:value="368" calcext:value-type="float">
            <text:p>368</text:p>
          </table:table-cell>
          <table:table-cell table:style-name="ce758" office:value-type="float" office:value="369" calcext:value-type="float">
            <text:p>369</text:p>
          </table:table-cell>
          <table:table-cell table:style-name="ce758" office:value-type="float" office:value="370" calcext:value-type="float">
            <text:p>370</text:p>
          </table:table-cell>
          <table:table-cell table:style-name="ce758" office:value-type="float" office:value="371" calcext:value-type="float">
            <text:p>371</text:p>
          </table:table-cell>
          <table:table-cell table:style-name="ce758" office:value-type="float" office:value="372" calcext:value-type="float">
            <text:p>372</text:p>
          </table:table-cell>
          <table:table-cell table:style-name="ce758" office:value-type="float" office:value="374" calcext:value-type="float">
            <text:p>374</text:p>
          </table:table-cell>
          <table:table-cell table:style-name="ce758" office:value-type="float" office:value="375" calcext:value-type="float">
            <text:p>375</text:p>
          </table:table-cell>
          <table:table-cell table:style-name="ce758" office:value-type="float" office:value="377" calcext:value-type="float">
            <text:p>377</text:p>
          </table:table-cell>
          <table:table-cell table:style-name="ce785" office:value-type="float" office:value="379" calcext:value-type="float">
            <text:p>379</text:p>
          </table:table-cell>
          <table:table-cell table:style-name="ce746" office:value-type="float" office:value="0.874999999999999" calcext:value-type="float">
            <text:p>0.874999999999999</text:p>
          </table:table-cell>
          <table:table-cell table:style-name="ce758" office:value-type="float" office:value="410" calcext:value-type="float">
            <text:p>410</text:p>
          </table:table-cell>
          <table:table-cell table:style-name="ce758" office:value-type="float" office:value="411" calcext:value-type="float">
            <text:p>411</text:p>
          </table:table-cell>
          <table:table-cell table:style-name="ce758" office:value-type="float" office:value="412" calcext:value-type="float">
            <text:p>412</text:p>
          </table:table-cell>
          <table:table-cell table:style-name="ce758" office:value-type="float" office:value="413" calcext:value-type="float">
            <text:p>413</text:p>
          </table:table-cell>
          <table:table-cell table:style-name="ce758" office:value-type="float" office:value="415" calcext:value-type="float">
            <text:p>415</text:p>
          </table:table-cell>
          <table:table-cell table:style-name="ce758" office:value-type="float" office:value="416" calcext:value-type="float">
            <text:p>416</text:p>
          </table:table-cell>
          <table:table-cell table:style-name="ce758" office:value-type="float" office:value="417" calcext:value-type="float">
            <text:p>417</text:p>
          </table:table-cell>
          <table:table-cell table:style-name="ce758" office:value-type="float" office:value="418" calcext:value-type="float">
            <text:p>418</text:p>
          </table:table-cell>
          <table:table-cell table:style-name="ce758" office:value-type="float" office:value="420" calcext:value-type="float">
            <text:p>420</text:p>
          </table:table-cell>
          <table:table-cell table:style-name="ce758" office:value-type="float" office:value="421" calcext:value-type="float">
            <text:p>421</text:p>
          </table:table-cell>
          <table:table-cell table:style-name="ce758" office:value-type="float" office:value="423" calcext:value-type="float">
            <text:p>423</text:p>
          </table:table-cell>
          <table:table-cell table:style-name="ce758" office:value-type="float" office:value="424" calcext:value-type="float">
            <text:p>424</text:p>
          </table:table-cell>
          <table:table-cell table:style-name="ce785" office:value-type="float" office:value="425" calcext:value-type="float">
            <text:p>425</text:p>
          </table:table-cell>
          <table:table-cell table:style-name="ce749" table:number-columns-repeated="14"/>
          <table:table-cell table:number-columns-repeated="983"/>
        </table:table-row>
        <table:table-row table:style-name="ro33">
          <table:table-cell table:style-name="ce747" office:value-type="float" office:value="0.8" calcext:value-type="float">
            <text:p>0.8</text:p>
          </table:table-cell>
          <table:table-cell table:style-name="ce759" office:value-type="float" office:value="369" calcext:value-type="float">
            <text:p>369</text:p>
          </table:table-cell>
          <table:table-cell table:style-name="ce759" office:value-type="float" office:value="374" calcext:value-type="float">
            <text:p>374</text:p>
          </table:table-cell>
          <table:table-cell table:style-name="ce759" office:value-type="float" office:value="376" calcext:value-type="float">
            <text:p>376</text:p>
          </table:table-cell>
          <table:table-cell table:style-name="ce759" office:value-type="float" office:value="377" calcext:value-type="float">
            <text:p>377</text:p>
          </table:table-cell>
          <table:table-cell table:style-name="ce759" office:value-type="float" office:value="378" calcext:value-type="float">
            <text:p>378</text:p>
          </table:table-cell>
          <table:table-cell table:style-name="ce759" office:value-type="float" office:value="379" calcext:value-type="float">
            <text:p>379</text:p>
          </table:table-cell>
          <table:table-cell table:style-name="ce759" office:value-type="float" office:value="380" calcext:value-type="float">
            <text:p>380</text:p>
          </table:table-cell>
          <table:table-cell table:style-name="ce759" office:value-type="float" office:value="382" calcext:value-type="float">
            <text:p>382</text:p>
          </table:table-cell>
          <table:table-cell table:style-name="ce759" office:value-type="float" office:value="383" calcext:value-type="float">
            <text:p>383</text:p>
          </table:table-cell>
          <table:table-cell table:style-name="ce759" office:value-type="float" office:value="385" calcext:value-type="float">
            <text:p>385</text:p>
          </table:table-cell>
          <table:table-cell table:style-name="ce759" office:value-type="float" office:value="387" calcext:value-type="float">
            <text:p>387</text:p>
          </table:table-cell>
          <table:table-cell table:style-name="ce786" office:value-type="float" office:value="389" calcext:value-type="float">
            <text:p>389</text:p>
          </table:table-cell>
          <table:table-cell table:style-name="ce747" office:value-type="float" office:value="0.9" calcext:value-type="float">
            <text:p>0.9</text:p>
          </table:table-cell>
          <table:table-cell table:style-name="ce759" office:value-type="float" office:value="419" calcext:value-type="float">
            <text:p>419</text:p>
          </table:table-cell>
          <table:table-cell table:style-name="ce759" office:value-type="float" office:value="420" calcext:value-type="float">
            <text:p>420</text:p>
          </table:table-cell>
          <table:table-cell table:style-name="ce759" office:value-type="float" office:value="421" calcext:value-type="float">
            <text:p>421</text:p>
          </table:table-cell>
          <table:table-cell table:style-name="ce759" office:value-type="float" office:value="422" calcext:value-type="float">
            <text:p>422</text:p>
          </table:table-cell>
          <table:table-cell table:style-name="ce759" office:value-type="float" office:value="423" calcext:value-type="float">
            <text:p>423</text:p>
          </table:table-cell>
          <table:table-cell table:style-name="ce759" office:value-type="float" office:value="424" calcext:value-type="float">
            <text:p>424</text:p>
          </table:table-cell>
          <table:table-cell table:style-name="ce759" office:value-type="float" office:value="425" calcext:value-type="float">
            <text:p>425</text:p>
          </table:table-cell>
          <table:table-cell table:style-name="ce759" office:value-type="float" office:value="427" calcext:value-type="float">
            <text:p>427</text:p>
          </table:table-cell>
          <table:table-cell table:style-name="ce759" office:value-type="float" office:value="428" calcext:value-type="float">
            <text:p>428</text:p>
          </table:table-cell>
          <table:table-cell table:style-name="ce759" office:value-type="float" office:value="429" calcext:value-type="float">
            <text:p>429</text:p>
          </table:table-cell>
          <table:table-cell table:style-name="ce759" office:value-type="float" office:value="431" calcext:value-type="float">
            <text:p>431</text:p>
          </table:table-cell>
          <table:table-cell table:style-name="ce759" office:value-type="float" office:value="432" calcext:value-type="float">
            <text:p>432</text:p>
          </table:table-cell>
          <table:table-cell table:style-name="ce786" office:value-type="float" office:value="434" calcext:value-type="float">
            <text:p>434</text:p>
          </table:table-cell>
          <table:table-cell table:style-name="ce749" table:number-columns-repeated="14"/>
          <table:table-cell table:number-columns-repeated="983"/>
        </table:table-row>
        <table:table-row table:style-name="ro33">
          <table:table-cell table:number-columns-repeated="1024"/>
        </table:table-row>
        <table:table-row table:style-name="ro33">
          <table:table-cell table:style-name="ce744" office:value-type="string" calcext:value-type="string">
            <text:p>Exposure to Dose Conversion Factors W/Al for 4.2cm 50/50 Breast</text:p>
          </table:table-cell>
          <table:table-cell table:number-columns-repeated="1023"/>
        </table:table-row>
        <table:table-row table:style-name="ro33">
          <table:table-cell table:style-name="ce745"/>
          <table:table-cell table:style-name="ce761" office:value-type="string" calcext:value-type="string" table:number-columns-spanned="25" table:number-rows-spanned="1">
            <text:p>kVp</text:p>
          </table:table-cell>
          <table:covered-table-cell table:number-columns-repeated="12" table:style-name="ce769"/>
          <table:covered-table-cell table:number-columns-repeated="12"/>
          <table:table-cell table:number-columns-repeated="998"/>
        </table:table-row>
        <table:table-row table:style-name="ro33">
          <table:table-cell table:style-name="ce746" office:value-type="string" calcext:value-type="string">
            <text:p>HVL</text:p>
          </table:table-cell>
          <table:table-cell table:style-name="ce758" office:value-type="float" office:value="25" calcext:value-type="float">
            <text:p>25</text:p>
          </table:table-cell>
          <table:table-cell table:style-name="ce758" office:value-type="float" office:value="26" calcext:value-type="float">
            <text:p>26</text:p>
          </table:table-cell>
          <table:table-cell table:style-name="ce758" office:value-type="float" office:value="27" calcext:value-type="float">
            <text:p>27</text:p>
          </table:table-cell>
          <table:table-cell table:style-name="ce758" office:value-type="float" office:value="28" calcext:value-type="float">
            <text:p>28</text:p>
          </table:table-cell>
          <table:table-cell table:style-name="ce758" office:value-type="float" office:value="29" calcext:value-type="float">
            <text:p>29</text:p>
          </table:table-cell>
          <table:table-cell table:style-name="ce758" office:value-type="float" office:value="30" calcext:value-type="float">
            <text:p>30</text:p>
          </table:table-cell>
          <table:table-cell table:style-name="ce758" office:value-type="float" office:value="31" calcext:value-type="float">
            <text:p>31</text:p>
          </table:table-cell>
          <table:table-cell table:style-name="ce758" office:value-type="float" office:value="32" calcext:value-type="float">
            <text:p>32</text:p>
          </table:table-cell>
          <table:table-cell table:style-name="ce758" office:value-type="float" office:value="33" calcext:value-type="float">
            <text:p>33</text:p>
          </table:table-cell>
          <table:table-cell table:style-name="ce758" office:value-type="float" office:value="34" calcext:value-type="float">
            <text:p>34</text:p>
          </table:table-cell>
          <table:table-cell table:style-name="ce758" office:value-type="float" office:value="35" calcext:value-type="float">
            <text:p>35</text:p>
          </table:table-cell>
          <table:table-cell table:style-name="ce758" office:value-type="float" office:value="36" calcext:value-type="float">
            <text:p>36</text:p>
          </table:table-cell>
          <table:table-cell table:style-name="ce758" office:value-type="float" office:value="37" calcext:value-type="float">
            <text:p>37</text:p>
          </table:table-cell>
          <table:table-cell table:style-name="ce789" office:value-type="float" office:value="38" calcext:value-type="float">
            <text:p>38</text:p>
          </table:table-cell>
          <table:table-cell table:style-name="ce789" office:value-type="float" office:value="39" calcext:value-type="float">
            <text:p>39</text:p>
          </table:table-cell>
          <table:table-cell table:style-name="ce789" office:value-type="float" office:value="40" calcext:value-type="float">
            <text:p>40</text:p>
          </table:table-cell>
          <table:table-cell table:style-name="ce789" office:value-type="float" office:value="41" calcext:value-type="float">
            <text:p>41</text:p>
          </table:table-cell>
          <table:table-cell table:style-name="ce789" office:value-type="float" office:value="42" calcext:value-type="float">
            <text:p>42</text:p>
          </table:table-cell>
          <table:table-cell table:style-name="ce789" office:value-type="float" office:value="43" calcext:value-type="float">
            <text:p>43</text:p>
          </table:table-cell>
          <table:table-cell table:style-name="ce789" office:value-type="float" office:value="44" calcext:value-type="float">
            <text:p>44</text:p>
          </table:table-cell>
          <table:table-cell table:style-name="ce789" office:value-type="float" office:value="45" calcext:value-type="float">
            <text:p>45</text:p>
          </table:table-cell>
          <table:table-cell table:style-name="ce789" office:value-type="float" office:value="46" calcext:value-type="float">
            <text:p>46</text:p>
          </table:table-cell>
          <table:table-cell table:style-name="ce789" office:value-type="float" office:value="47" calcext:value-type="float">
            <text:p>47</text:p>
          </table:table-cell>
          <table:table-cell table:style-name="ce789" office:value-type="float" office:value="48" calcext:value-type="float">
            <text:p>48</text:p>
          </table:table-cell>
          <table:table-cell table:style-name="ce789" office:value-type="float" office:value="49" calcext:value-type="float">
            <text:p>49</text:p>
          </table:table-cell>
          <table:table-cell table:number-columns-repeated="998"/>
        </table:table-row>
        <table:table-row table:style-name="ro33">
          <table:table-cell table:style-name="ce746" office:value-type="float" office:value="0.2" calcext:value-type="float">
            <text:p>0.2</text:p>
          </table:table-cell>
          <table:table-cell table:style-name="ce758" office:value-type="float" office:value="120" calcext:value-type="float">
            <text:p>120</text:p>
          </table:table-cell>
          <table:table-cell table:style-name="ce758" office:value-type="float" office:value="125" calcext:value-type="float">
            <text:p>125</text:p>
          </table:table-cell>
          <table:table-cell table:style-name="ce758" office:value-type="float" office:value="133" calcext:value-type="float">
            <text:p>133</text:p>
          </table:table-cell>
          <table:table-cell table:style-name="ce758" office:value-type="float" office:value="138" calcext:value-type="float">
            <text:p>138</text:p>
          </table:table-cell>
          <table:table-cell table:style-name="ce758" office:value-type="float" office:value="143" calcext:value-type="float">
            <text:p>143</text:p>
          </table:table-cell>
          <table:table-cell table:style-name="ce758" office:value-type="float" office:value="148" calcext:value-type="float">
            <text:p>148</text:p>
          </table:table-cell>
          <table:table-cell table:style-name="ce758" office:value-type="float" office:value="156" calcext:value-type="float">
            <text:p>156</text:p>
          </table:table-cell>
          <table:table-cell table:style-name="ce758" office:value-type="float" office:value="160" calcext:value-type="float">
            <text:p>160</text:p>
          </table:table-cell>
          <table:table-cell table:style-name="ce758" office:value-type="float" office:value="165" calcext:value-type="float">
            <text:p>165</text:p>
          </table:table-cell>
          <table:table-cell table:style-name="ce758" office:value-type="float" office:value="169" calcext:value-type="float">
            <text:p>169</text:p>
          </table:table-cell>
          <table:table-cell table:style-name="ce758" office:value-type="float" office:value="177" calcext:value-type="float">
            <text:p>177</text:p>
          </table:table-cell>
          <table:table-cell table:style-name="ce758" office:value-type="float" office:value="181" calcext:value-type="float">
            <text:p>181</text:p>
          </table:table-cell>
          <table:table-cell table:style-name="ce758" office:value-type="float" office:value="185" calcext:value-type="float">
            <text:p>185</text:p>
          </table:table-cell>
          <table:table-cell table:style-name="ce789" office:value-type="float" office:value="188" calcext:value-type="float">
            <text:p>188</text:p>
          </table:table-cell>
          <table:table-cell table:style-name="ce789" office:value-type="float" office:value="195" calcext:value-type="float">
            <text:p>195</text:p>
          </table:table-cell>
          <table:table-cell table:style-name="ce789" office:value-type="float" office:value="198" calcext:value-type="float">
            <text:p>198</text:p>
          </table:table-cell>
          <table:table-cell table:style-name="ce789" office:value-type="float" office:value="200" calcext:value-type="float">
            <text:p>200</text:p>
          </table:table-cell>
          <table:table-cell table:style-name="ce789" office:value-type="float" office:value="203" calcext:value-type="float">
            <text:p>203</text:p>
          </table:table-cell>
          <table:table-cell table:style-name="ce789" office:value-type="float" office:value="208" calcext:value-type="float">
            <text:p>208</text:p>
          </table:table-cell>
          <table:table-cell table:style-name="ce789" office:value-type="float" office:value="216" calcext:value-type="float">
            <text:p>216</text:p>
          </table:table-cell>
          <table:table-cell table:style-name="ce789" office:value-type="float" office:value="219" calcext:value-type="float">
            <text:p>219</text:p>
          </table:table-cell>
          <table:table-cell table:style-name="ce789" office:value-type="float" office:value="222" calcext:value-type="float">
            <text:p>222</text:p>
          </table:table-cell>
          <table:table-cell table:style-name="ce789" office:value-type="float" office:value="225" calcext:value-type="float">
            <text:p>225</text:p>
          </table:table-cell>
          <table:table-cell table:style-name="ce789" office:value-type="float" office:value="231" calcext:value-type="float">
            <text:p>231</text:p>
          </table:table-cell>
          <table:table-cell table:style-name="ce789" office:value-type="float" office:value="234" calcext:value-type="float">
            <text:p>234</text:p>
          </table:table-cell>
          <table:table-cell table:number-columns-repeated="998"/>
        </table:table-row>
        <table:table-row table:style-name="ro33">
          <table:table-cell table:style-name="ce746" office:value-type="float" office:value="0.25" calcext:value-type="float">
            <text:p>0.25</text:p>
          </table:table-cell>
          <table:table-cell table:style-name="ce758" office:value-type="float" office:value="143" calcext:value-type="float">
            <text:p>143</text:p>
          </table:table-cell>
          <table:table-cell table:style-name="ce758" office:value-type="float" office:value="148" calcext:value-type="float">
            <text:p>148</text:p>
          </table:table-cell>
          <table:table-cell table:style-name="ce758" office:value-type="float" office:value="155" calcext:value-type="float">
            <text:p>155</text:p>
          </table:table-cell>
          <table:table-cell table:style-name="ce758" office:value-type="float" office:value="160" calcext:value-type="float">
            <text:p>160</text:p>
          </table:table-cell>
          <table:table-cell table:style-name="ce758" office:value-type="float" office:value="165" calcext:value-type="float">
            <text:p>165</text:p>
          </table:table-cell>
          <table:table-cell table:style-name="ce758" office:value-type="float" office:value="169" calcext:value-type="float">
            <text:p>169</text:p>
          </table:table-cell>
          <table:table-cell table:style-name="ce758" office:value-type="float" office:value="176" calcext:value-type="float">
            <text:p>176</text:p>
          </table:table-cell>
          <table:table-cell table:style-name="ce758" office:value-type="float" office:value="181" calcext:value-type="float">
            <text:p>181</text:p>
          </table:table-cell>
          <table:table-cell table:style-name="ce758" office:value-type="float" office:value="185" calcext:value-type="float">
            <text:p>185</text:p>
          </table:table-cell>
          <table:table-cell table:style-name="ce758" office:value-type="float" office:value="189" calcext:value-type="float">
            <text:p>189</text:p>
          </table:table-cell>
          <table:table-cell table:style-name="ce758" office:value-type="float" office:value="196" calcext:value-type="float">
            <text:p>196</text:p>
          </table:table-cell>
          <table:table-cell table:style-name="ce758" office:value-type="float" office:value="200" calcext:value-type="float">
            <text:p>200</text:p>
          </table:table-cell>
          <table:table-cell table:style-name="ce758" office:value-type="float" office:value="204" calcext:value-type="float">
            <text:p>204</text:p>
          </table:table-cell>
          <table:table-cell table:style-name="ce789" office:value-type="float" office:value="207" calcext:value-type="float">
            <text:p>207</text:p>
          </table:table-cell>
          <table:table-cell table:style-name="ce789" office:value-type="float" office:value="213" calcext:value-type="float">
            <text:p>213</text:p>
          </table:table-cell>
          <table:table-cell table:style-name="ce789" office:value-type="float" office:value="216" calcext:value-type="float">
            <text:p>216</text:p>
          </table:table-cell>
          <table:table-cell table:style-name="ce789" office:value-type="float" office:value="219" calcext:value-type="float">
            <text:p>219</text:p>
          </table:table-cell>
          <table:table-cell table:style-name="ce789" office:value-type="float" office:value="221" calcext:value-type="float">
            <text:p>221</text:p>
          </table:table-cell>
          <table:table-cell table:style-name="ce789" office:value-type="float" office:value="226" calcext:value-type="float">
            <text:p>226</text:p>
          </table:table-cell>
          <table:table-cell table:style-name="ce789" office:value-type="float" office:value="233" calcext:value-type="float">
            <text:p>233</text:p>
          </table:table-cell>
          <table:table-cell table:style-name="ce789" office:value-type="float" office:value="236" calcext:value-type="float">
            <text:p>236</text:p>
          </table:table-cell>
          <table:table-cell table:style-name="ce789" office:value-type="float" office:value="239" calcext:value-type="float">
            <text:p>239</text:p>
          </table:table-cell>
          <table:table-cell table:style-name="ce789" office:value-type="float" office:value="241" calcext:value-type="float">
            <text:p>241</text:p>
          </table:table-cell>
          <table:table-cell table:style-name="ce789" office:value-type="float" office:value="247" calcext:value-type="float">
            <text:p>247</text:p>
          </table:table-cell>
          <table:table-cell table:style-name="ce789" office:value-type="float" office:value="250" calcext:value-type="float">
            <text:p>250</text:p>
          </table:table-cell>
          <table:table-cell table:number-columns-repeated="998"/>
        </table:table-row>
        <table:table-row table:style-name="ro33">
          <table:table-cell table:style-name="ce746" office:value-type="float" office:value="0.3" calcext:value-type="float">
            <text:p>0.3</text:p>
          </table:table-cell>
          <table:table-cell table:style-name="ce758" office:value-type="float" office:value="166" calcext:value-type="float">
            <text:p>166</text:p>
          </table:table-cell>
          <table:table-cell table:style-name="ce758" office:value-type="float" office:value="171" calcext:value-type="float">
            <text:p>171</text:p>
          </table:table-cell>
          <table:table-cell table:style-name="ce758" office:value-type="float" office:value="177" calcext:value-type="float">
            <text:p>177</text:p>
          </table:table-cell>
          <table:table-cell table:style-name="ce758" office:value-type="float" office:value="182" calcext:value-type="float">
            <text:p>182</text:p>
          </table:table-cell>
          <table:table-cell table:style-name="ce758" office:value-type="float" office:value="187" calcext:value-type="float">
            <text:p>187</text:p>
          </table:table-cell>
          <table:table-cell table:style-name="ce758" office:value-type="float" office:value="191" calcext:value-type="float">
            <text:p>191</text:p>
          </table:table-cell>
          <table:table-cell table:style-name="ce758" office:value-type="float" office:value="197" calcext:value-type="float">
            <text:p>197</text:p>
          </table:table-cell>
          <table:table-cell table:style-name="ce758" office:value-type="float" office:value="202" calcext:value-type="float">
            <text:p>202</text:p>
          </table:table-cell>
          <table:table-cell table:style-name="ce758" office:value-type="float" office:value="206" calcext:value-type="float">
            <text:p>206</text:p>
          </table:table-cell>
          <table:table-cell table:style-name="ce758" office:value-type="float" office:value="210" calcext:value-type="float">
            <text:p>210</text:p>
          </table:table-cell>
          <table:table-cell table:style-name="ce758" office:value-type="float" office:value="216" calcext:value-type="float">
            <text:p>216</text:p>
          </table:table-cell>
          <table:table-cell table:style-name="ce758" office:value-type="float" office:value="220" calcext:value-type="float">
            <text:p>220</text:p>
          </table:table-cell>
          <table:table-cell table:style-name="ce758" office:value-type="float" office:value="223" calcext:value-type="float">
            <text:p>223</text:p>
          </table:table-cell>
          <table:table-cell table:style-name="ce789" office:value-type="float" office:value="226" calcext:value-type="float">
            <text:p>226</text:p>
          </table:table-cell>
          <table:table-cell table:style-name="ce789" office:value-type="float" office:value="232" calcext:value-type="float">
            <text:p>232</text:p>
          </table:table-cell>
          <table:table-cell table:style-name="ce789" office:value-type="float" office:value="235" calcext:value-type="float">
            <text:p>235</text:p>
          </table:table-cell>
          <table:table-cell table:style-name="ce789" office:value-type="float" office:value="237" calcext:value-type="float">
            <text:p>237</text:p>
          </table:table-cell>
          <table:table-cell table:style-name="ce789" office:value-type="float" office:value="239" calcext:value-type="float">
            <text:p>239</text:p>
          </table:table-cell>
          <table:table-cell table:style-name="ce789" office:value-type="float" office:value="244" calcext:value-type="float">
            <text:p>244</text:p>
          </table:table-cell>
          <table:table-cell table:style-name="ce789" office:value-type="float" office:value="250" calcext:value-type="float">
            <text:p>250</text:p>
          </table:table-cell>
          <table:table-cell table:style-name="ce789" office:value-type="float" office:value="253" calcext:value-type="float">
            <text:p>253</text:p>
          </table:table-cell>
          <table:table-cell table:style-name="ce789" office:value-type="float" office:value="256" calcext:value-type="float">
            <text:p>256</text:p>
          </table:table-cell>
          <table:table-cell table:style-name="ce789" office:value-type="float" office:value="258" calcext:value-type="float">
            <text:p>258</text:p>
          </table:table-cell>
          <table:table-cell table:style-name="ce789" office:value-type="float" office:value="264" calcext:value-type="float">
            <text:p>264</text:p>
          </table:table-cell>
          <table:table-cell table:style-name="ce789" office:value-type="float" office:value="266" calcext:value-type="float">
            <text:p>266</text:p>
          </table:table-cell>
          <table:table-cell table:number-columns-repeated="998"/>
        </table:table-row>
        <table:table-row table:style-name="ro33">
          <table:table-cell table:style-name="ce746" office:value-type="float" office:value="0.35" calcext:value-type="float">
            <text:p>0.35</text:p>
          </table:table-cell>
          <table:table-cell table:style-name="ce758" office:value-type="float" office:value="189" calcext:value-type="float">
            <text:p>189</text:p>
          </table:table-cell>
          <table:table-cell table:style-name="ce758" office:value-type="float" office:value="195" calcext:value-type="float">
            <text:p>195</text:p>
          </table:table-cell>
          <table:table-cell table:style-name="ce758" office:value-type="float" office:value="200" calcext:value-type="float">
            <text:p>200</text:p>
          </table:table-cell>
          <table:table-cell table:style-name="ce758" office:value-type="float" office:value="204" calcext:value-type="float">
            <text:p>204</text:p>
          </table:table-cell>
          <table:table-cell table:style-name="ce758" office:value-type="float" office:value="209" calcext:value-type="float">
            <text:p>209</text:p>
          </table:table-cell>
          <table:table-cell table:style-name="ce758" office:value-type="float" office:value="213" calcext:value-type="float">
            <text:p>213</text:p>
          </table:table-cell>
          <table:table-cell table:style-name="ce758" office:value-type="float" office:value="218" calcext:value-type="float">
            <text:p>218</text:p>
          </table:table-cell>
          <table:table-cell table:style-name="ce758" office:value-type="float" office:value="222" calcext:value-type="float">
            <text:p>222</text:p>
          </table:table-cell>
          <table:table-cell table:style-name="ce758" office:value-type="float" office:value="226" calcext:value-type="float">
            <text:p>226</text:p>
          </table:table-cell>
          <table:table-cell table:style-name="ce758" office:value-type="float" office:value="230" calcext:value-type="float">
            <text:p>230</text:p>
          </table:table-cell>
          <table:table-cell table:style-name="ce758" office:value-type="float" office:value="236" calcext:value-type="float">
            <text:p>236</text:p>
          </table:table-cell>
          <table:table-cell table:style-name="ce758" office:value-type="float" office:value="239" calcext:value-type="float">
            <text:p>239</text:p>
          </table:table-cell>
          <table:table-cell table:style-name="ce758" office:value-type="float" office:value="243" calcext:value-type="float">
            <text:p>243</text:p>
          </table:table-cell>
          <table:table-cell table:style-name="ce789" office:value-type="float" office:value="246" calcext:value-type="float">
            <text:p>246</text:p>
          </table:table-cell>
          <table:table-cell table:style-name="ce789" office:value-type="float" office:value="250" calcext:value-type="float">
            <text:p>250</text:p>
          </table:table-cell>
          <table:table-cell table:style-name="ce789" office:value-type="float" office:value="253" calcext:value-type="float">
            <text:p>253</text:p>
          </table:table-cell>
          <table:table-cell table:style-name="ce789" office:value-type="float" office:value="255" calcext:value-type="float">
            <text:p>255</text:p>
          </table:table-cell>
          <table:table-cell table:style-name="ce789" office:value-type="float" office:value="257" calcext:value-type="float">
            <text:p>257</text:p>
          </table:table-cell>
          <table:table-cell table:style-name="ce789" office:value-type="float" office:value="262" calcext:value-type="float">
            <text:p>262</text:p>
          </table:table-cell>
          <table:table-cell table:style-name="ce789" office:value-type="float" office:value="267" calcext:value-type="float">
            <text:p>267</text:p>
          </table:table-cell>
          <table:table-cell table:style-name="ce789" office:value-type="float" office:value="270" calcext:value-type="float">
            <text:p>270</text:p>
          </table:table-cell>
          <table:table-cell table:style-name="ce789" office:value-type="float" office:value="273" calcext:value-type="float">
            <text:p>273</text:p>
          </table:table-cell>
          <table:table-cell table:style-name="ce789" office:value-type="float" office:value="275" calcext:value-type="float">
            <text:p>275</text:p>
          </table:table-cell>
          <table:table-cell table:style-name="ce789" office:value-type="float" office:value="280" calcext:value-type="float">
            <text:p>280</text:p>
          </table:table-cell>
          <table:table-cell table:style-name="ce789" office:value-type="float" office:value="282" calcext:value-type="float">
            <text:p>282</text:p>
          </table:table-cell>
          <table:table-cell table:number-columns-repeated="998"/>
        </table:table-row>
        <table:table-row table:style-name="ro33">
          <table:table-cell table:style-name="ce746" office:value-type="float" office:value="0.4" calcext:value-type="float">
            <text:p>0.4</text:p>
          </table:table-cell>
          <table:table-cell table:style-name="ce758" office:value-type="float" office:value="212" calcext:value-type="float">
            <text:p>212</text:p>
          </table:table-cell>
          <table:table-cell table:style-name="ce758" office:value-type="float" office:value="217" calcext:value-type="float">
            <text:p>217</text:p>
          </table:table-cell>
          <table:table-cell table:style-name="ce758" office:value-type="float" office:value="222" calcext:value-type="float">
            <text:p>222</text:p>
          </table:table-cell>
          <table:table-cell table:style-name="ce758" office:value-type="float" office:value="226" calcext:value-type="float">
            <text:p>226</text:p>
          </table:table-cell>
          <table:table-cell table:style-name="ce758" office:value-type="float" office:value="231" calcext:value-type="float">
            <text:p>231</text:p>
          </table:table-cell>
          <table:table-cell table:style-name="ce758" office:value-type="float" office:value="235" calcext:value-type="float">
            <text:p>235</text:p>
          </table:table-cell>
          <table:table-cell table:style-name="ce758" office:value-type="float" office:value="239" calcext:value-type="float">
            <text:p>239</text:p>
          </table:table-cell>
          <table:table-cell table:style-name="ce758" office:value-type="float" office:value="243" calcext:value-type="float">
            <text:p>243</text:p>
          </table:table-cell>
          <table:table-cell table:style-name="ce758" office:value-type="float" office:value="247" calcext:value-type="float">
            <text:p>247</text:p>
          </table:table-cell>
          <table:table-cell table:style-name="ce758" office:value-type="float" office:value="251" calcext:value-type="float">
            <text:p>251</text:p>
          </table:table-cell>
          <table:table-cell table:style-name="ce758" office:value-type="float" office:value="255" calcext:value-type="float">
            <text:p>255</text:p>
          </table:table-cell>
          <table:table-cell table:style-name="ce758" office:value-type="float" office:value="258" calcext:value-type="float">
            <text:p>258</text:p>
          </table:table-cell>
          <table:table-cell table:style-name="ce758" office:value-type="float" office:value="262" calcext:value-type="float">
            <text:p>262</text:p>
          </table:table-cell>
          <table:table-cell table:style-name="ce789" office:value-type="float" office:value="265" calcext:value-type="float">
            <text:p>265</text:p>
          </table:table-cell>
          <table:table-cell table:style-name="ce789" office:value-type="float" office:value="269" calcext:value-type="float">
            <text:p>269</text:p>
          </table:table-cell>
          <table:table-cell table:style-name="ce789" office:value-type="float" office:value="271" calcext:value-type="float">
            <text:p>271</text:p>
          </table:table-cell>
          <table:table-cell table:style-name="ce789" office:value-type="float" office:value="273" calcext:value-type="float">
            <text:p>273</text:p>
          </table:table-cell>
          <table:table-cell table:style-name="ce789" office:value-type="float" office:value="275" calcext:value-type="float">
            <text:p>275</text:p>
          </table:table-cell>
          <table:table-cell table:style-name="ce789" office:value-type="float" office:value="280" calcext:value-type="float">
            <text:p>280</text:p>
          </table:table-cell>
          <table:table-cell table:style-name="ce789" office:value-type="float" office:value="285" calcext:value-type="float">
            <text:p>285</text:p>
          </table:table-cell>
          <table:table-cell table:style-name="ce789" office:value-type="float" office:value="287" calcext:value-type="float">
            <text:p>287</text:p>
          </table:table-cell>
          <table:table-cell table:style-name="ce789" office:value-type="float" office:value="290" calcext:value-type="float">
            <text:p>290</text:p>
          </table:table-cell>
          <table:table-cell table:style-name="ce789" office:value-type="float" office:value="292" calcext:value-type="float">
            <text:p>292</text:p>
          </table:table-cell>
          <table:table-cell table:style-name="ce789" office:value-type="float" office:value="296" calcext:value-type="float">
            <text:p>296</text:p>
          </table:table-cell>
          <table:table-cell table:style-name="ce789" office:value-type="float" office:value="298" calcext:value-type="float">
            <text:p>298</text:p>
          </table:table-cell>
          <table:table-cell table:number-columns-repeated="998"/>
        </table:table-row>
        <table:table-row table:style-name="ro33">
          <table:table-cell table:style-name="ce746" office:value-type="float" office:value="0.45" calcext:value-type="float">
            <text:p>0.45</text:p>
          </table:table-cell>
          <table:table-cell table:style-name="ce758" office:value-type="float" office:value="234" calcext:value-type="float">
            <text:p>234</text:p>
          </table:table-cell>
          <table:table-cell table:style-name="ce758" office:value-type="float" office:value="239" calcext:value-type="float">
            <text:p>239</text:p>
          </table:table-cell>
          <table:table-cell table:style-name="ce758" office:value-type="float" office:value="244" calcext:value-type="float">
            <text:p>244</text:p>
          </table:table-cell>
          <table:table-cell table:style-name="ce758" office:value-type="float" office:value="248" calcext:value-type="float">
            <text:p>248</text:p>
          </table:table-cell>
          <table:table-cell table:style-name="ce758" office:value-type="float" office:value="252" calcext:value-type="float">
            <text:p>252</text:p>
          </table:table-cell>
          <table:table-cell table:style-name="ce758" office:value-type="float" office:value="256" calcext:value-type="float">
            <text:p>256</text:p>
          </table:table-cell>
          <table:table-cell table:style-name="ce758" office:value-type="float" office:value="260" calcext:value-type="float">
            <text:p>260</text:p>
          </table:table-cell>
          <table:table-cell table:style-name="ce758" office:value-type="float" office:value="264" calcext:value-type="float">
            <text:p>264</text:p>
          </table:table-cell>
          <table:table-cell table:style-name="ce758" office:value-type="float" office:value="268" calcext:value-type="float">
            <text:p>268</text:p>
          </table:table-cell>
          <table:table-cell table:style-name="ce758" office:value-type="float" office:value="271" calcext:value-type="float">
            <text:p>271</text:p>
          </table:table-cell>
          <table:table-cell table:style-name="ce758" office:value-type="float" office:value="275" calcext:value-type="float">
            <text:p>275</text:p>
          </table:table-cell>
          <table:table-cell table:style-name="ce758" office:value-type="float" office:value="278" calcext:value-type="float">
            <text:p>278</text:p>
          </table:table-cell>
          <table:table-cell table:style-name="ce758" office:value-type="float" office:value="281" calcext:value-type="float">
            <text:p>281</text:p>
          </table:table-cell>
          <table:table-cell table:style-name="ce789" office:value-type="float" office:value="284" calcext:value-type="float">
            <text:p>284</text:p>
          </table:table-cell>
          <table:table-cell table:style-name="ce789" office:value-type="float" office:value="287" calcext:value-type="float">
            <text:p>287</text:p>
          </table:table-cell>
          <table:table-cell table:style-name="ce789" office:value-type="float" office:value="290" calcext:value-type="float">
            <text:p>290</text:p>
          </table:table-cell>
          <table:table-cell table:style-name="ce789" office:value-type="float" office:value="292" calcext:value-type="float">
            <text:p>292</text:p>
          </table:table-cell>
          <table:table-cell table:style-name="ce789" office:value-type="float" office:value="294" calcext:value-type="float">
            <text:p>294</text:p>
          </table:table-cell>
          <table:table-cell table:style-name="ce789" office:value-type="float" office:value="298" calcext:value-type="float">
            <text:p>298</text:p>
          </table:table-cell>
          <table:table-cell table:style-name="ce789" office:value-type="float" office:value="302" calcext:value-type="float">
            <text:p>302</text:p>
          </table:table-cell>
          <table:table-cell table:style-name="ce789" office:value-type="float" office:value="304" calcext:value-type="float">
            <text:p>304</text:p>
          </table:table-cell>
          <table:table-cell table:style-name="ce789" office:value-type="float" office:value="307" calcext:value-type="float">
            <text:p>307</text:p>
          </table:table-cell>
          <table:table-cell table:style-name="ce789" office:value-type="float" office:value="309" calcext:value-type="float">
            <text:p>309</text:p>
          </table:table-cell>
          <table:table-cell table:style-name="ce789" office:value-type="float" office:value="313" calcext:value-type="float">
            <text:p>313</text:p>
          </table:table-cell>
          <table:table-cell table:style-name="ce789" office:value-type="float" office:value="315" calcext:value-type="float">
            <text:p>315</text:p>
          </table:table-cell>
          <table:table-cell table:number-columns-repeated="998"/>
        </table:table-row>
        <table:table-row table:style-name="ro33">
          <table:table-cell table:style-name="ce746" office:value-type="float" office:value="0.5" calcext:value-type="float">
            <text:p>0.5</text:p>
          </table:table-cell>
          <table:table-cell table:style-name="ce758" office:value-type="float" office:value="256" calcext:value-type="float">
            <text:p>256</text:p>
          </table:table-cell>
          <table:table-cell table:style-name="ce758" office:value-type="float" office:value="261" calcext:value-type="float">
            <text:p>261</text:p>
          </table:table-cell>
          <table:table-cell table:style-name="ce758" office:value-type="float" office:value="265" calcext:value-type="float">
            <text:p>265</text:p>
          </table:table-cell>
          <table:table-cell table:style-name="ce758" office:value-type="float" office:value="269" calcext:value-type="float">
            <text:p>269</text:p>
          </table:table-cell>
          <table:table-cell table:style-name="ce758" office:value-type="float" office:value="273" calcext:value-type="float">
            <text:p>273</text:p>
          </table:table-cell>
          <table:table-cell table:style-name="ce758" office:value-type="float" office:value="277" calcext:value-type="float">
            <text:p>277</text:p>
          </table:table-cell>
          <table:table-cell table:style-name="ce758" office:value-type="float" office:value="280" calcext:value-type="float">
            <text:p>280</text:p>
          </table:table-cell>
          <table:table-cell table:style-name="ce758" office:value-type="float" office:value="284" calcext:value-type="float">
            <text:p>284</text:p>
          </table:table-cell>
          <table:table-cell table:style-name="ce758" office:value-type="float" office:value="288" calcext:value-type="float">
            <text:p>288</text:p>
          </table:table-cell>
          <table:table-cell table:style-name="ce758" office:value-type="float" office:value="291" calcext:value-type="float">
            <text:p>291</text:p>
          </table:table-cell>
          <table:table-cell table:style-name="ce758" office:value-type="float" office:value="294" calcext:value-type="float">
            <text:p>294</text:p>
          </table:table-cell>
          <table:table-cell table:style-name="ce758" office:value-type="float" office:value="297" calcext:value-type="float">
            <text:p>297</text:p>
          </table:table-cell>
          <table:table-cell table:style-name="ce758" office:value-type="float" office:value="300" calcext:value-type="float">
            <text:p>300</text:p>
          </table:table-cell>
          <table:table-cell table:style-name="ce789" office:value-type="float" office:value="303" calcext:value-type="float">
            <text:p>303</text:p>
          </table:table-cell>
          <table:table-cell table:style-name="ce789" office:value-type="float" office:value="306" calcext:value-type="float">
            <text:p>306</text:p>
          </table:table-cell>
          <table:table-cell table:style-name="ce789" office:value-type="float" office:value="308" calcext:value-type="float">
            <text:p>308</text:p>
          </table:table-cell>
          <table:table-cell table:style-name="ce789" office:value-type="float" office:value="310" calcext:value-type="float">
            <text:p>310</text:p>
          </table:table-cell>
          <table:table-cell table:style-name="ce789" office:value-type="float" office:value="312" calcext:value-type="float">
            <text:p>312</text:p>
          </table:table-cell>
          <table:table-cell table:style-name="ce789" office:value-type="float" office:value="316" calcext:value-type="float">
            <text:p>316</text:p>
          </table:table-cell>
          <table:table-cell table:style-name="ce789" office:value-type="float" office:value="319" calcext:value-type="float">
            <text:p>319</text:p>
          </table:table-cell>
          <table:table-cell table:style-name="ce789" office:value-type="float" office:value="321" calcext:value-type="float">
            <text:p>321</text:p>
          </table:table-cell>
          <table:table-cell table:style-name="ce789" office:value-type="float" office:value="324" calcext:value-type="float">
            <text:p>324</text:p>
          </table:table-cell>
          <table:table-cell table:style-name="ce789" office:value-type="float" office:value="326" calcext:value-type="float">
            <text:p>326</text:p>
          </table:table-cell>
          <table:table-cell table:style-name="ce789" office:value-type="float" office:value="329" calcext:value-type="float">
            <text:p>329</text:p>
          </table:table-cell>
          <table:table-cell table:style-name="ce789" office:value-type="float" office:value="331" calcext:value-type="float">
            <text:p>331</text:p>
          </table:table-cell>
          <table:table-cell table:number-columns-repeated="998"/>
        </table:table-row>
        <table:table-row table:style-name="ro33">
          <table:table-cell table:style-name="ce746" office:value-type="float" office:value="0.55" calcext:value-type="float">
            <text:p>0.55</text:p>
          </table:table-cell>
          <table:table-cell table:style-name="ce758" office:value-type="float" office:value="278" calcext:value-type="float">
            <text:p>278</text:p>
          </table:table-cell>
          <table:table-cell table:style-name="ce758" office:value-type="float" office:value="282" calcext:value-type="float">
            <text:p>282</text:p>
          </table:table-cell>
          <table:table-cell table:style-name="ce758" office:value-type="float" office:value="286" calcext:value-type="float">
            <text:p>286</text:p>
          </table:table-cell>
          <table:table-cell table:style-name="ce758" office:value-type="float" office:value="290" calcext:value-type="float">
            <text:p>290</text:p>
          </table:table-cell>
          <table:table-cell table:style-name="ce758" office:value-type="float" office:value="293" calcext:value-type="float">
            <text:p>293</text:p>
          </table:table-cell>
          <table:table-cell table:style-name="ce758" office:value-type="float" office:value="297" calcext:value-type="float">
            <text:p>297</text:p>
          </table:table-cell>
          <table:table-cell table:style-name="ce758" office:value-type="float" office:value="300" calcext:value-type="float">
            <text:p>300</text:p>
          </table:table-cell>
          <table:table-cell table:style-name="ce758" office:value-type="float" office:value="304" calcext:value-type="float">
            <text:p>304</text:p>
          </table:table-cell>
          <table:table-cell table:style-name="ce758" office:value-type="float" office:value="307" calcext:value-type="float">
            <text:p>307</text:p>
          </table:table-cell>
          <table:table-cell table:style-name="ce758" office:value-type="float" office:value="310" calcext:value-type="float">
            <text:p>310</text:p>
          </table:table-cell>
          <table:table-cell table:style-name="ce758" office:value-type="float" office:value="313" calcext:value-type="float">
            <text:p>313</text:p>
          </table:table-cell>
          <table:table-cell table:style-name="ce758" office:value-type="float" office:value="316" calcext:value-type="float">
            <text:p>316</text:p>
          </table:table-cell>
          <table:table-cell table:style-name="ce758" office:value-type="float" office:value="319" calcext:value-type="float">
            <text:p>319</text:p>
          </table:table-cell>
          <table:table-cell table:style-name="ce789" office:value-type="float" office:value="322" calcext:value-type="float">
            <text:p>322</text:p>
          </table:table-cell>
          <table:table-cell table:style-name="ce789" office:value-type="float" office:value="324" calcext:value-type="float">
            <text:p>324</text:p>
          </table:table-cell>
          <table:table-cell table:style-name="ce789" office:value-type="float" office:value="326" calcext:value-type="float">
            <text:p>326</text:p>
          </table:table-cell>
          <table:table-cell table:style-name="ce789" office:value-type="float" office:value="328" calcext:value-type="float">
            <text:p>328</text:p>
          </table:table-cell>
          <table:table-cell table:style-name="ce789" office:value-type="float" office:value="330" calcext:value-type="float">
            <text:p>330</text:p>
          </table:table-cell>
          <table:table-cell table:style-name="ce789" office:value-type="float" office:value="334" calcext:value-type="float">
            <text:p>334</text:p>
          </table:table-cell>
          <table:table-cell table:style-name="ce789" office:value-type="float" office:value="336" calcext:value-type="float">
            <text:p>336</text:p>
          </table:table-cell>
          <table:table-cell table:style-name="ce789" office:value-type="float" office:value="339" calcext:value-type="float">
            <text:p>339</text:p>
          </table:table-cell>
          <table:table-cell table:style-name="ce789" office:value-type="float" office:value="341" calcext:value-type="float">
            <text:p>341</text:p>
          </table:table-cell>
          <table:table-cell table:style-name="ce789" office:value-type="float" office:value="343" calcext:value-type="float">
            <text:p>343</text:p>
          </table:table-cell>
          <table:table-cell table:style-name="ce789" office:value-type="float" office:value="345" calcext:value-type="float">
            <text:p>345</text:p>
          </table:table-cell>
          <table:table-cell table:style-name="ce789" office:value-type="float" office:value="347" calcext:value-type="float">
            <text:p>347</text:p>
          </table:table-cell>
          <table:table-cell table:number-columns-repeated="998"/>
        </table:table-row>
        <table:table-row table:style-name="ro33">
          <table:table-cell table:style-name="ce746" office:value-type="float" office:value="0.6" calcext:value-type="float">
            <text:p>0.6</text:p>
          </table:table-cell>
          <table:table-cell table:style-name="ce758" office:value-type="float" office:value="300" calcext:value-type="float">
            <text:p>300</text:p>
          </table:table-cell>
          <table:table-cell table:style-name="ce758" office:value-type="float" office:value="303" calcext:value-type="float">
            <text:p>303</text:p>
          </table:table-cell>
          <table:table-cell table:style-name="ce758" office:value-type="float" office:value="307" calcext:value-type="float">
            <text:p>307</text:p>
          </table:table-cell>
          <table:table-cell table:style-name="ce758" office:value-type="float" office:value="310" calcext:value-type="float">
            <text:p>310</text:p>
          </table:table-cell>
          <table:table-cell table:style-name="ce758" office:value-type="float" office:value="313" calcext:value-type="float">
            <text:p>313</text:p>
          </table:table-cell>
          <table:table-cell table:style-name="ce758" office:value-type="float" office:value="317" calcext:value-type="float">
            <text:p>317</text:p>
          </table:table-cell>
          <table:table-cell table:style-name="ce758" office:value-type="float" office:value="320" calcext:value-type="float">
            <text:p>320</text:p>
          </table:table-cell>
          <table:table-cell table:style-name="ce758" office:value-type="float" office:value="323" calcext:value-type="float">
            <text:p>323</text:p>
          </table:table-cell>
          <table:table-cell table:style-name="ce758" office:value-type="float" office:value="326" calcext:value-type="float">
            <text:p>326</text:p>
          </table:table-cell>
          <table:table-cell table:style-name="ce758" office:value-type="float" office:value="329" calcext:value-type="float">
            <text:p>329</text:p>
          </table:table-cell>
          <table:table-cell table:style-name="ce758" office:value-type="float" office:value="332" calcext:value-type="float">
            <text:p>332</text:p>
          </table:table-cell>
          <table:table-cell table:style-name="ce758" office:value-type="float" office:value="335" calcext:value-type="float">
            <text:p>335</text:p>
          </table:table-cell>
          <table:table-cell table:style-name="ce758" office:value-type="float" office:value="337" calcext:value-type="float">
            <text:p>337</text:p>
          </table:table-cell>
          <table:table-cell table:style-name="ce789" office:value-type="float" office:value="340" calcext:value-type="float">
            <text:p>340</text:p>
          </table:table-cell>
          <table:table-cell table:style-name="ce789" office:value-type="float" office:value="342" calcext:value-type="float">
            <text:p>342</text:p>
          </table:table-cell>
          <table:table-cell table:style-name="ce789" office:value-type="float" office:value="344" calcext:value-type="float">
            <text:p>344</text:p>
          </table:table-cell>
          <table:table-cell table:style-name="ce789" office:value-type="float" office:value="346" calcext:value-type="float">
            <text:p>346</text:p>
          </table:table-cell>
          <table:table-cell table:style-name="ce789" office:value-type="float" office:value="348" calcext:value-type="float">
            <text:p>348</text:p>
          </table:table-cell>
          <table:table-cell table:style-name="ce789" office:value-type="float" office:value="351" calcext:value-type="float">
            <text:p>351</text:p>
          </table:table-cell>
          <table:table-cell table:style-name="ce789" office:value-type="float" office:value="354" calcext:value-type="float">
            <text:p>354</text:p>
          </table:table-cell>
          <table:table-cell table:style-name="ce789" office:value-type="float" office:value="356" calcext:value-type="float">
            <text:p>356</text:p>
          </table:table-cell>
          <table:table-cell table:style-name="ce789" office:value-type="float" office:value="358" calcext:value-type="float">
            <text:p>358</text:p>
          </table:table-cell>
          <table:table-cell table:style-name="ce789" office:value-type="float" office:value="360" calcext:value-type="float">
            <text:p>360</text:p>
          </table:table-cell>
          <table:table-cell table:style-name="ce789" office:value-type="float" office:value="362" calcext:value-type="float">
            <text:p>362</text:p>
          </table:table-cell>
          <table:table-cell table:style-name="ce789" office:value-type="float" office:value="363" calcext:value-type="float">
            <text:p>363</text:p>
          </table:table-cell>
          <table:table-cell table:number-columns-repeated="998"/>
        </table:table-row>
        <table:table-row table:style-name="ro33">
          <table:table-cell table:style-name="ce746" office:value-type="float" office:value="0.65" calcext:value-type="float">
            <text:p>0.65</text:p>
          </table:table-cell>
          <table:table-cell table:style-name="ce758" office:value-type="float" office:value="321" calcext:value-type="float">
            <text:p>321</text:p>
          </table:table-cell>
          <table:table-cell table:style-name="ce758" office:value-type="float" office:value="324" calcext:value-type="float">
            <text:p>324</text:p>
          </table:table-cell>
          <table:table-cell table:style-name="ce758" office:value-type="float" office:value="327" calcext:value-type="float">
            <text:p>327</text:p>
          </table:table-cell>
          <table:table-cell table:style-name="ce758" office:value-type="float" office:value="330" calcext:value-type="float">
            <text:p>330</text:p>
          </table:table-cell>
          <table:table-cell table:style-name="ce758" office:value-type="float" office:value="333" calcext:value-type="float">
            <text:p>333</text:p>
          </table:table-cell>
          <table:table-cell table:style-name="ce758" office:value-type="float" office:value="336" calcext:value-type="float">
            <text:p>336</text:p>
          </table:table-cell>
          <table:table-cell table:style-name="ce758" office:value-type="float" office:value="339" calcext:value-type="float">
            <text:p>339</text:p>
          </table:table-cell>
          <table:table-cell table:style-name="ce758" office:value-type="float" office:value="342" calcext:value-type="float">
            <text:p>342</text:p>
          </table:table-cell>
          <table:table-cell table:style-name="ce758" office:value-type="float" office:value="345" calcext:value-type="float">
            <text:p>345</text:p>
          </table:table-cell>
          <table:table-cell table:style-name="ce758" office:value-type="float" office:value="347" calcext:value-type="float">
            <text:p>347</text:p>
          </table:table-cell>
          <table:table-cell table:style-name="ce758" office:value-type="float" office:value="350" calcext:value-type="float">
            <text:p>350</text:p>
          </table:table-cell>
          <table:table-cell table:style-name="ce758" office:value-type="float" office:value="353" calcext:value-type="float">
            <text:p>353</text:p>
          </table:table-cell>
          <table:table-cell table:style-name="ce758" office:value-type="float" office:value="355" calcext:value-type="float">
            <text:p>355</text:p>
          </table:table-cell>
          <table:table-cell table:style-name="ce789" office:value-type="float" office:value="358" calcext:value-type="float">
            <text:p>358</text:p>
          </table:table-cell>
          <table:table-cell table:style-name="ce789" office:value-type="float" office:value="360" calcext:value-type="float">
            <text:p>360</text:p>
          </table:table-cell>
          <table:table-cell table:style-name="ce789" office:value-type="float" office:value="362" calcext:value-type="float">
            <text:p>362</text:p>
          </table:table-cell>
          <table:table-cell table:style-name="ce789" office:value-type="float" office:value="363" calcext:value-type="float">
            <text:p>363</text:p>
          </table:table-cell>
          <table:table-cell table:style-name="ce789" office:value-type="float" office:value="365" calcext:value-type="float">
            <text:p>365</text:p>
          </table:table-cell>
          <table:table-cell table:style-name="ce789" office:value-type="float" office:value="368" calcext:value-type="float">
            <text:p>368</text:p>
          </table:table-cell>
          <table:table-cell table:style-name="ce789" office:value-type="float" office:value="370" calcext:value-type="float">
            <text:p>370</text:p>
          </table:table-cell>
          <table:table-cell table:style-name="ce789" office:value-type="float" office:value="372" calcext:value-type="float">
            <text:p>372</text:p>
          </table:table-cell>
          <table:table-cell table:style-name="ce789" office:value-type="float" office:value="374" calcext:value-type="float">
            <text:p>374</text:p>
          </table:table-cell>
          <table:table-cell table:style-name="ce789" office:value-type="float" office:value="376" calcext:value-type="float">
            <text:p>376</text:p>
          </table:table-cell>
          <table:table-cell table:style-name="ce789" office:value-type="float" office:value="378" calcext:value-type="float">
            <text:p>378</text:p>
          </table:table-cell>
          <table:table-cell table:style-name="ce789" office:value-type="float" office:value="380" calcext:value-type="float">
            <text:p>380</text:p>
          </table:table-cell>
          <table:table-cell table:number-columns-repeated="998"/>
        </table:table-row>
        <table:table-row table:style-name="ro33">
          <table:table-cell table:style-name="ce746" office:value-type="float" office:value="0.7" calcext:value-type="float">
            <text:p>0.7</text:p>
          </table:table-cell>
          <table:table-cell table:style-name="ce758" office:value-type="float" office:value="341" calcext:value-type="float">
            <text:p>341</text:p>
          </table:table-cell>
          <table:table-cell table:style-name="ce758" office:value-type="float" office:value="344" calcext:value-type="float">
            <text:p>344</text:p>
          </table:table-cell>
          <table:table-cell table:style-name="ce758" office:value-type="float" office:value="347" calcext:value-type="float">
            <text:p>347</text:p>
          </table:table-cell>
          <table:table-cell table:style-name="ce758" office:value-type="float" office:value="350" calcext:value-type="float">
            <text:p>350</text:p>
          </table:table-cell>
          <table:table-cell table:style-name="ce758" office:value-type="float" office:value="352" calcext:value-type="float">
            <text:p>352</text:p>
          </table:table-cell>
          <table:table-cell table:style-name="ce758" office:value-type="float" office:value="355" calcext:value-type="float">
            <text:p>355</text:p>
          </table:table-cell>
          <table:table-cell table:style-name="ce758" office:value-type="float" office:value="358" calcext:value-type="float">
            <text:p>358</text:p>
          </table:table-cell>
          <table:table-cell table:style-name="ce758" office:value-type="float" office:value="361" calcext:value-type="float">
            <text:p>361</text:p>
          </table:table-cell>
          <table:table-cell table:style-name="ce758" office:value-type="float" office:value="363" calcext:value-type="float">
            <text:p>363</text:p>
          </table:table-cell>
          <table:table-cell table:style-name="ce758" office:value-type="float" office:value="366" calcext:value-type="float">
            <text:p>366</text:p>
          </table:table-cell>
          <table:table-cell table:style-name="ce758" office:value-type="float" office:value="368" calcext:value-type="float">
            <text:p>368</text:p>
          </table:table-cell>
          <table:table-cell table:style-name="ce758" office:value-type="float" office:value="370" calcext:value-type="float">
            <text:p>370</text:p>
          </table:table-cell>
          <table:table-cell table:style-name="ce758" office:value-type="float" office:value="373" calcext:value-type="float">
            <text:p>373</text:p>
          </table:table-cell>
          <table:table-cell table:style-name="ce789" office:value-type="float" office:value="375" calcext:value-type="float">
            <text:p>375</text:p>
          </table:table-cell>
          <table:table-cell table:style-name="ce789" office:value-type="float" office:value="377" calcext:value-type="float">
            <text:p>377</text:p>
          </table:table-cell>
          <table:table-cell table:style-name="ce789" office:value-type="float" office:value="379" calcext:value-type="float">
            <text:p>379</text:p>
          </table:table-cell>
          <table:table-cell table:style-name="ce789" office:value-type="float" office:value="380" calcext:value-type="float">
            <text:p>380</text:p>
          </table:table-cell>
          <table:table-cell table:style-name="ce789" office:value-type="float" office:value="382" calcext:value-type="float">
            <text:p>382</text:p>
          </table:table-cell>
          <table:table-cell table:style-name="ce789" office:value-type="float" office:value="385" calcext:value-type="float">
            <text:p>385</text:p>
          </table:table-cell>
          <table:table-cell table:style-name="ce789" office:value-type="float" office:value="387" calcext:value-type="float">
            <text:p>387</text:p>
          </table:table-cell>
          <table:table-cell table:style-name="ce789" office:value-type="float" office:value="389" calcext:value-type="float">
            <text:p>389</text:p>
          </table:table-cell>
          <table:table-cell table:style-name="ce789" office:value-type="float" office:value="390" calcext:value-type="float">
            <text:p>390</text:p>
          </table:table-cell>
          <table:table-cell table:style-name="ce789" office:value-type="float" office:value="392" calcext:value-type="float">
            <text:p>392</text:p>
          </table:table-cell>
          <table:table-cell table:style-name="ce789" office:value-type="float" office:value="394" calcext:value-type="float">
            <text:p>394</text:p>
          </table:table-cell>
          <table:table-cell table:style-name="ce789" office:value-type="float" office:value="395" calcext:value-type="float">
            <text:p>395</text:p>
          </table:table-cell>
          <table:table-cell table:number-columns-repeated="998"/>
        </table:table-row>
        <table:table-row table:style-name="ro33">
          <table:table-cell table:style-name="ce746" office:value-type="float" office:value="0.75" calcext:value-type="float">
            <text:p>0.75</text:p>
          </table:table-cell>
          <table:table-cell table:style-name="ce758" office:value-type="float" office:value="360" calcext:value-type="float">
            <text:p>360</text:p>
          </table:table-cell>
          <table:table-cell table:style-name="ce758" office:value-type="float" office:value="363" calcext:value-type="float">
            <text:p>363</text:p>
          </table:table-cell>
          <table:table-cell table:style-name="ce758" office:value-type="float" office:value="366" calcext:value-type="float">
            <text:p>366</text:p>
          </table:table-cell>
          <table:table-cell table:style-name="ce758" office:value-type="float" office:value="369" calcext:value-type="float">
            <text:p>369</text:p>
          </table:table-cell>
          <table:table-cell table:style-name="ce758" office:value-type="float" office:value="370" calcext:value-type="float">
            <text:p>370</text:p>
          </table:table-cell>
          <table:table-cell table:style-name="ce758" office:value-type="float" office:value="374" calcext:value-type="float">
            <text:p>374</text:p>
          </table:table-cell>
          <table:table-cell table:style-name="ce758" office:value-type="float" office:value="376" calcext:value-type="float">
            <text:p>376</text:p>
          </table:table-cell>
          <table:table-cell table:style-name="ce758" office:value-type="float" office:value="379" calcext:value-type="float">
            <text:p>379</text:p>
          </table:table-cell>
          <table:table-cell table:style-name="ce758" office:value-type="float" office:value="381" calcext:value-type="float">
            <text:p>381</text:p>
          </table:table-cell>
          <table:table-cell table:style-name="ce758" office:value-type="float" office:value="383" calcext:value-type="float">
            <text:p>383</text:p>
          </table:table-cell>
          <table:table-cell table:style-name="ce758" office:value-type="float" office:value="386" calcext:value-type="float">
            <text:p>386</text:p>
          </table:table-cell>
          <table:table-cell table:style-name="ce758" office:value-type="float" office:value="388" calcext:value-type="float">
            <text:p>388</text:p>
          </table:table-cell>
          <table:table-cell table:style-name="ce758" office:value-type="float" office:value="390" calcext:value-type="float">
            <text:p>390</text:p>
          </table:table-cell>
          <table:table-cell table:style-name="ce789" office:value-type="float" office:value="392" calcext:value-type="float">
            <text:p>392</text:p>
          </table:table-cell>
          <table:table-cell table:style-name="ce789" office:value-type="float" office:value="394" calcext:value-type="float">
            <text:p>394</text:p>
          </table:table-cell>
          <table:table-cell table:style-name="ce789" office:value-type="float" office:value="395" calcext:value-type="float">
            <text:p>395</text:p>
          </table:table-cell>
          <table:table-cell table:style-name="ce789" office:value-type="float" office:value="397" calcext:value-type="float">
            <text:p>397</text:p>
          </table:table-cell>
          <table:table-cell table:style-name="ce789" office:value-type="float" office:value="398" calcext:value-type="float">
            <text:p>398</text:p>
          </table:table-cell>
          <table:table-cell table:style-name="ce789" office:value-type="float" office:value="401" calcext:value-type="float">
            <text:p>401</text:p>
          </table:table-cell>
          <table:table-cell table:style-name="ce789" office:value-type="float" office:value="403" calcext:value-type="float">
            <text:p>403</text:p>
          </table:table-cell>
          <table:table-cell table:style-name="ce789" office:value-type="float" office:value="404" calcext:value-type="float">
            <text:p>404</text:p>
          </table:table-cell>
          <table:table-cell table:style-name="ce789" office:value-type="float" office:value="406" calcext:value-type="float">
            <text:p>406</text:p>
          </table:table-cell>
          <table:table-cell table:style-name="ce789" office:value-type="float" office:value="408" calcext:value-type="float">
            <text:p>408</text:p>
          </table:table-cell>
          <table:table-cell table:style-name="ce789" office:value-type="float" office:value="409" calcext:value-type="float">
            <text:p>409</text:p>
          </table:table-cell>
          <table:table-cell table:style-name="ce789" office:value-type="float" office:value="411" calcext:value-type="float">
            <text:p>411</text:p>
          </table:table-cell>
          <table:table-cell table:number-columns-repeated="998"/>
        </table:table-row>
        <table:table-row table:style-name="ro33">
          <table:table-cell table:style-name="ce746" office:value-type="float" office:value="0.8" calcext:value-type="float">
            <text:p>0.8</text:p>
          </table:table-cell>
          <table:table-cell table:style-name="ce758" office:value-type="float" office:value="379" calcext:value-type="float">
            <text:p>379</text:p>
          </table:table-cell>
          <table:table-cell table:style-name="ce758" office:value-type="float" office:value="382" calcext:value-type="float">
            <text:p>382</text:p>
          </table:table-cell>
          <table:table-cell table:style-name="ce758" office:value-type="float" office:value="385" calcext:value-type="float">
            <text:p>385</text:p>
          </table:table-cell>
          <table:table-cell table:style-name="ce758" office:value-type="float" office:value="387" calcext:value-type="float">
            <text:p>387</text:p>
          </table:table-cell>
          <table:table-cell table:style-name="ce758" office:value-type="float" office:value="389" calcext:value-type="float">
            <text:p>389</text:p>
          </table:table-cell>
          <table:table-cell table:style-name="ce758" office:value-type="float" office:value="392" calcext:value-type="float">
            <text:p>392</text:p>
          </table:table-cell>
          <table:table-cell table:style-name="ce758" office:value-type="float" office:value="394" calcext:value-type="float">
            <text:p>394</text:p>
          </table:table-cell>
          <table:table-cell table:style-name="ce758" office:value-type="float" office:value="396" calcext:value-type="float">
            <text:p>396</text:p>
          </table:table-cell>
          <table:table-cell table:style-name="ce758" office:value-type="float" office:value="398" calcext:value-type="float">
            <text:p>398</text:p>
          </table:table-cell>
          <table:table-cell table:style-name="ce758" office:value-type="float" office:value="401" calcext:value-type="float">
            <text:p>401</text:p>
          </table:table-cell>
          <table:table-cell table:style-name="ce758" office:value-type="float" office:value="403" calcext:value-type="float">
            <text:p>403</text:p>
          </table:table-cell>
          <table:table-cell table:style-name="ce758" office:value-type="float" office:value="405" calcext:value-type="float">
            <text:p>405</text:p>
          </table:table-cell>
          <table:table-cell table:style-name="ce758" office:value-type="float" office:value="407" calcext:value-type="float">
            <text:p>407</text:p>
          </table:table-cell>
          <table:table-cell table:style-name="ce789" office:value-type="float" office:value="408" calcext:value-type="float">
            <text:p>408</text:p>
          </table:table-cell>
          <table:table-cell table:style-name="ce789" office:value-type="float" office:value="410" calcext:value-type="float">
            <text:p>410</text:p>
          </table:table-cell>
          <table:table-cell table:style-name="ce789" office:value-type="float" office:value="412" calcext:value-type="float">
            <text:p>412</text:p>
          </table:table-cell>
          <table:table-cell table:style-name="ce789" office:value-type="float" office:value="413" calcext:value-type="float">
            <text:p>413</text:p>
          </table:table-cell>
          <table:table-cell table:style-name="ce789" office:value-type="float" office:value="414" calcext:value-type="float">
            <text:p>414</text:p>
          </table:table-cell>
          <table:table-cell table:style-name="ce789" office:value-type="float" office:value="417" calcext:value-type="float">
            <text:p>417</text:p>
          </table:table-cell>
          <table:table-cell table:style-name="ce789" office:value-type="float" office:value="418" calcext:value-type="float">
            <text:p>418</text:p>
          </table:table-cell>
          <table:table-cell table:style-name="ce789" office:value-type="float" office:value="420" calcext:value-type="float">
            <text:p>420</text:p>
          </table:table-cell>
          <table:table-cell table:style-name="ce789" office:value-type="float" office:value="421" calcext:value-type="float">
            <text:p>421</text:p>
          </table:table-cell>
          <table:table-cell table:style-name="ce789" office:value-type="float" office:value="423" calcext:value-type="float">
            <text:p>423</text:p>
          </table:table-cell>
          <table:table-cell table:style-name="ce789" office:value-type="float" office:value="424" calcext:value-type="float">
            <text:p>424</text:p>
          </table:table-cell>
          <table:table-cell table:style-name="ce789" office:value-type="float" office:value="426" calcext:value-type="float">
            <text:p>426</text:p>
          </table:table-cell>
          <table:table-cell table:number-columns-repeated="998"/>
        </table:table-row>
        <table:table-row table:style-name="ro33">
          <table:table-cell table:style-name="ce746" office:value-type="float" office:value="0.85" calcext:value-type="float">
            <text:p>0.85</text:p>
          </table:table-cell>
          <table:table-cell table:style-name="ce758" office:value-type="float" office:value="398" calcext:value-type="float">
            <text:p>398</text:p>
          </table:table-cell>
          <table:table-cell table:style-name="ce758" office:value-type="float" office:value="400" calcext:value-type="float">
            <text:p>400</text:p>
          </table:table-cell>
          <table:table-cell table:style-name="ce758" office:value-type="float" office:value="403" calcext:value-type="float">
            <text:p>403</text:p>
          </table:table-cell>
          <table:table-cell table:style-name="ce758" office:value-type="float" office:value="405" calcext:value-type="float">
            <text:p>405</text:p>
          </table:table-cell>
          <table:table-cell table:style-name="ce758" office:value-type="float" office:value="407" calcext:value-type="float">
            <text:p>407</text:p>
          </table:table-cell>
          <table:table-cell table:style-name="ce758" office:value-type="float" office:value="409" calcext:value-type="float">
            <text:p>409</text:p>
          </table:table-cell>
          <table:table-cell table:style-name="ce758" office:value-type="float" office:value="411" calcext:value-type="float">
            <text:p>411</text:p>
          </table:table-cell>
          <table:table-cell table:style-name="ce758" office:value-type="float" office:value="413" calcext:value-type="float">
            <text:p>413</text:p>
          </table:table-cell>
          <table:table-cell table:style-name="ce758" office:value-type="float" office:value="415" calcext:value-type="float">
            <text:p>415</text:p>
          </table:table-cell>
          <table:table-cell table:style-name="ce758" office:value-type="float" office:value="417" calcext:value-type="float">
            <text:p>417</text:p>
          </table:table-cell>
          <table:table-cell table:style-name="ce758" office:value-type="float" office:value="419" calcext:value-type="float">
            <text:p>419</text:p>
          </table:table-cell>
          <table:table-cell table:style-name="ce758" office:value-type="float" office:value="421" calcext:value-type="float">
            <text:p>421</text:p>
          </table:table-cell>
          <table:table-cell table:style-name="ce758" office:value-type="float" office:value="423" calcext:value-type="float">
            <text:p>423</text:p>
          </table:table-cell>
          <table:table-cell table:style-name="ce789" office:value-type="float" office:value="425" calcext:value-type="float">
            <text:p>425</text:p>
          </table:table-cell>
          <table:table-cell table:style-name="ce789" office:value-type="float" office:value="426" calcext:value-type="float">
            <text:p>426</text:p>
          </table:table-cell>
          <table:table-cell table:style-name="ce789" office:value-type="float" office:value="427" calcext:value-type="float">
            <text:p>427</text:p>
          </table:table-cell>
          <table:table-cell table:style-name="ce789" office:value-type="float" office:value="429" calcext:value-type="float">
            <text:p>429</text:p>
          </table:table-cell>
          <table:table-cell table:style-name="ce789" office:value-type="float" office:value="430" calcext:value-type="float">
            <text:p>430</text:p>
          </table:table-cell>
          <table:table-cell table:style-name="ce789" office:value-type="float" office:value="432" calcext:value-type="float">
            <text:p>432</text:p>
          </table:table-cell>
          <table:table-cell table:style-name="ce789" office:value-type="float" office:value="434" calcext:value-type="float">
            <text:p>434</text:p>
          </table:table-cell>
          <table:table-cell table:style-name="ce789" office:value-type="float" office:value="435" calcext:value-type="float">
            <text:p>435</text:p>
          </table:table-cell>
          <table:table-cell table:style-name="ce789" office:value-type="float" office:value="436" calcext:value-type="float">
            <text:p>436</text:p>
          </table:table-cell>
          <table:table-cell table:style-name="ce789" office:value-type="float" office:value="438" calcext:value-type="float">
            <text:p>438</text:p>
          </table:table-cell>
          <table:table-cell table:style-name="ce789" office:value-type="float" office:value="439" calcext:value-type="float">
            <text:p>439</text:p>
          </table:table-cell>
          <table:table-cell table:style-name="ce789" office:value-type="float" office:value="440" calcext:value-type="float">
            <text:p>440</text:p>
          </table:table-cell>
          <table:table-cell table:number-columns-repeated="998"/>
        </table:table-row>
        <table:table-row table:style-name="ro33">
          <table:table-cell table:style-name="ce746" office:value-type="float" office:value="0.9" calcext:value-type="float">
            <text:p>0.9</text:p>
          </table:table-cell>
          <table:table-cell table:style-name="ce758" office:value-type="float" office:value="415" calcext:value-type="float">
            <text:p>415</text:p>
          </table:table-cell>
          <table:table-cell table:style-name="ce758" office:value-type="float" office:value="418" calcext:value-type="float">
            <text:p>418</text:p>
          </table:table-cell>
          <table:table-cell table:style-name="ce758" office:value-type="float" office:value="420" calcext:value-type="float">
            <text:p>420</text:p>
          </table:table-cell>
          <table:table-cell table:style-name="ce758" office:value-type="float" office:value="422" calcext:value-type="float">
            <text:p>422</text:p>
          </table:table-cell>
          <table:table-cell table:style-name="ce758" office:value-type="float" office:value="424" calcext:value-type="float">
            <text:p>424</text:p>
          </table:table-cell>
          <table:table-cell table:style-name="ce758" office:value-type="float" office:value="46" calcext:value-type="float">
            <text:p>46</text:p>
          </table:table-cell>
          <table:table-cell table:style-name="ce758" office:value-type="float" office:value="428" calcext:value-type="float">
            <text:p>428</text:p>
          </table:table-cell>
          <table:table-cell table:style-name="ce758" office:value-type="float" office:value="430" calcext:value-type="float">
            <text:p>430</text:p>
          </table:table-cell>
          <table:table-cell table:style-name="ce758" office:value-type="float" office:value="432" calcext:value-type="float">
            <text:p>432</text:p>
          </table:table-cell>
          <table:table-cell table:style-name="ce758" office:value-type="float" office:value="434" calcext:value-type="float">
            <text:p>434</text:p>
          </table:table-cell>
          <table:table-cell table:style-name="ce758" office:value-type="float" office:value="435" calcext:value-type="float">
            <text:p>435</text:p>
          </table:table-cell>
          <table:table-cell table:style-name="ce758" office:value-type="float" office:value="437" calcext:value-type="float">
            <text:p>437</text:p>
          </table:table-cell>
          <table:table-cell table:style-name="ce758" office:value-type="float" office:value="439" calcext:value-type="float">
            <text:p>439</text:p>
          </table:table-cell>
          <table:table-cell table:style-name="ce789" office:value-type="float" office:value="440" calcext:value-type="float">
            <text:p>440</text:p>
          </table:table-cell>
          <table:table-cell table:style-name="ce789" office:value-type="float" office:value="442" calcext:value-type="float">
            <text:p>442</text:p>
          </table:table-cell>
          <table:table-cell table:style-name="ce789" office:value-type="float" office:value="443" calcext:value-type="float">
            <text:p>443</text:p>
          </table:table-cell>
          <table:table-cell table:style-name="ce789" office:value-type="float" office:value="444" calcext:value-type="float">
            <text:p>444</text:p>
          </table:table-cell>
          <table:table-cell table:style-name="ce789" office:value-type="float" office:value="445" calcext:value-type="float">
            <text:p>445</text:p>
          </table:table-cell>
          <table:table-cell table:style-name="ce789" office:value-type="float" office:value="447" calcext:value-type="float">
            <text:p>447</text:p>
          </table:table-cell>
          <table:table-cell table:style-name="ce789" office:value-type="float" office:value="449" calcext:value-type="float">
            <text:p>449</text:p>
          </table:table-cell>
          <table:table-cell table:style-name="ce789" office:value-type="float" office:value="450" calcext:value-type="float">
            <text:p>450</text:p>
          </table:table-cell>
          <table:table-cell table:style-name="ce789" office:value-type="float" office:value="451" calcext:value-type="float">
            <text:p>451</text:p>
          </table:table-cell>
          <table:table-cell table:style-name="ce789" office:value-type="float" office:value="452" calcext:value-type="float">
            <text:p>452</text:p>
          </table:table-cell>
          <table:table-cell table:style-name="ce789" office:value-type="float" office:value="454" calcext:value-type="float">
            <text:p>454</text:p>
          </table:table-cell>
          <table:table-cell table:style-name="ce789" office:value-type="float" office:value="455" calcext:value-type="float">
            <text:p>455</text:p>
          </table:table-cell>
          <table:table-cell table:number-columns-repeated="998"/>
        </table:table-row>
        <table:table-row table:style-name="ro33">
          <table:table-cell table:style-name="ce746" office:value-type="float" office:value="0.95" calcext:value-type="float">
            <text:p>0.95</text:p>
          </table:table-cell>
          <table:table-cell table:style-name="ce758" office:value-type="float" office:value="432" calcext:value-type="float">
            <text:p>432</text:p>
          </table:table-cell>
          <table:table-cell table:style-name="ce758" office:value-type="float" office:value="435" calcext:value-type="float">
            <text:p>435</text:p>
          </table:table-cell>
          <table:table-cell table:style-name="ce758" office:value-type="float" office:value="437" calcext:value-type="float">
            <text:p>437</text:p>
          </table:table-cell>
          <table:table-cell table:style-name="ce758" office:value-type="float" office:value="438" calcext:value-type="float">
            <text:p>438</text:p>
          </table:table-cell>
          <table:table-cell table:style-name="ce758" office:value-type="float" office:value="440" calcext:value-type="float">
            <text:p>440</text:p>
          </table:table-cell>
          <table:table-cell table:style-name="ce758" office:value-type="float" office:value="442" calcext:value-type="float">
            <text:p>442</text:p>
          </table:table-cell>
          <table:table-cell table:style-name="ce758" office:value-type="float" office:value="444" calcext:value-type="float">
            <text:p>444</text:p>
          </table:table-cell>
          <table:table-cell table:style-name="ce758" office:value-type="float" office:value="446" calcext:value-type="float">
            <text:p>446</text:p>
          </table:table-cell>
          <table:table-cell table:style-name="ce758" office:value-type="float" office:value="448" calcext:value-type="float">
            <text:p>448</text:p>
          </table:table-cell>
          <table:table-cell table:style-name="ce758" office:value-type="float" office:value="449" calcext:value-type="float">
            <text:p>449</text:p>
          </table:table-cell>
          <table:table-cell table:style-name="ce758" office:value-type="float" office:value="451" calcext:value-type="float">
            <text:p>451</text:p>
          </table:table-cell>
          <table:table-cell table:style-name="ce758" office:value-type="float" office:value="453" calcext:value-type="float">
            <text:p>453</text:p>
          </table:table-cell>
          <table:table-cell table:style-name="ce758" office:value-type="float" office:value="454" calcext:value-type="float">
            <text:p>454</text:p>
          </table:table-cell>
          <table:table-cell table:style-name="ce789" office:value-type="float" office:value="455" calcext:value-type="float">
            <text:p>455</text:p>
          </table:table-cell>
          <table:table-cell table:style-name="ce789" office:value-type="float" office:value="457" calcext:value-type="float">
            <text:p>457</text:p>
          </table:table-cell>
          <table:table-cell table:style-name="ce789" office:value-type="float" office:value="458" calcext:value-type="float">
            <text:p>458</text:p>
          </table:table-cell>
          <table:table-cell table:style-name="ce789" office:value-type="float" office:value="459" calcext:value-type="float">
            <text:p>459</text:p>
          </table:table-cell>
          <table:table-cell table:style-name="ce789" office:value-type="float" office:value="460" calcext:value-type="float">
            <text:p>460</text:p>
          </table:table-cell>
          <table:table-cell table:style-name="ce789" office:value-type="float" office:value="462" calcext:value-type="float">
            <text:p>462</text:p>
          </table:table-cell>
          <table:table-cell table:style-name="ce789" office:value-type="float" office:value="463" calcext:value-type="float">
            <text:p>463</text:p>
          </table:table-cell>
          <table:table-cell table:style-name="ce789" office:value-type="float" office:value="464" calcext:value-type="float">
            <text:p>464</text:p>
          </table:table-cell>
          <table:table-cell table:style-name="ce789" office:value-type="float" office:value="465" calcext:value-type="float">
            <text:p>465</text:p>
          </table:table-cell>
          <table:table-cell table:style-name="ce789" office:value-type="float" office:value="467" calcext:value-type="float">
            <text:p>467</text:p>
          </table:table-cell>
          <table:table-cell table:style-name="ce789" office:value-type="float" office:value="468" calcext:value-type="float">
            <text:p>468</text:p>
          </table:table-cell>
          <table:table-cell table:style-name="ce789" office:value-type="float" office:value="469" calcext:value-type="float">
            <text:p>469</text:p>
          </table:table-cell>
          <table:table-cell table:number-columns-repeated="998"/>
        </table:table-row>
        <table:table-row table:style-name="ro33">
          <table:table-cell table:style-name="ce746" office:value-type="float" office:value="1" calcext:value-type="float">
            <text:p>1</text:p>
          </table:table-cell>
          <table:table-cell table:style-name="ce758" office:value-type="float" office:value="448" calcext:value-type="float">
            <text:p>448</text:p>
          </table:table-cell>
          <table:table-cell table:style-name="ce758" office:value-type="float" office:value="451" calcext:value-type="float">
            <text:p>451</text:p>
          </table:table-cell>
          <table:table-cell table:style-name="ce758" office:value-type="float" office:value="453" calcext:value-type="float">
            <text:p>453</text:p>
          </table:table-cell>
          <table:table-cell table:style-name="ce758" office:value-type="float" office:value="454" calcext:value-type="float">
            <text:p>454</text:p>
          </table:table-cell>
          <table:table-cell table:style-name="ce758" office:value-type="float" office:value="456" calcext:value-type="float">
            <text:p>456</text:p>
          </table:table-cell>
          <table:table-cell table:style-name="ce758" office:value-type="float" office:value="458" calcext:value-type="float">
            <text:p>458</text:p>
          </table:table-cell>
          <table:table-cell table:style-name="ce758" office:value-type="float" office:value="460" calcext:value-type="float">
            <text:p>460</text:p>
          </table:table-cell>
          <table:table-cell table:style-name="ce758" office:value-type="float" office:value="461" calcext:value-type="float">
            <text:p>461</text:p>
          </table:table-cell>
          <table:table-cell table:style-name="ce758" office:value-type="float" office:value="463" calcext:value-type="float">
            <text:p>463</text:p>
          </table:table-cell>
          <table:table-cell table:style-name="ce758" office:value-type="float" office:value="465" calcext:value-type="float">
            <text:p>465</text:p>
          </table:table-cell>
          <table:table-cell table:style-name="ce758" office:value-type="float" office:value="466" calcext:value-type="float">
            <text:p>466</text:p>
          </table:table-cell>
          <table:table-cell table:style-name="ce758" office:value-type="float" office:value="467" calcext:value-type="float">
            <text:p>467</text:p>
          </table:table-cell>
          <table:table-cell table:style-name="ce758" office:value-type="float" office:value="469" calcext:value-type="float">
            <text:p>469</text:p>
          </table:table-cell>
          <table:table-cell table:style-name="ce789" office:value-type="float" office:value="470" calcext:value-type="float">
            <text:p>470</text:p>
          </table:table-cell>
          <table:table-cell table:style-name="ce789" office:value-type="float" office:value="471" calcext:value-type="float">
            <text:p>471</text:p>
          </table:table-cell>
          <table:table-cell table:style-name="ce789" office:value-type="float" office:value="472" calcext:value-type="float">
            <text:p>472</text:p>
          </table:table-cell>
          <table:table-cell table:style-name="ce789" office:value-type="float" office:value="474" calcext:value-type="float">
            <text:p>474</text:p>
          </table:table-cell>
          <table:table-cell table:style-name="ce789" office:value-type="float" office:value="475" calcext:value-type="float">
            <text:p>475</text:p>
          </table:table-cell>
          <table:table-cell table:style-name="ce789" office:value-type="float" office:value="476" calcext:value-type="float">
            <text:p>476</text:p>
          </table:table-cell>
          <table:table-cell table:style-name="ce789" office:value-type="float" office:value="477" calcext:value-type="float">
            <text:p>477</text:p>
          </table:table-cell>
          <table:table-cell table:style-name="ce789" office:value-type="float" office:value="478" calcext:value-type="float">
            <text:p>478</text:p>
          </table:table-cell>
          <table:table-cell table:style-name="ce789" office:value-type="float" office:value="479" calcext:value-type="float">
            <text:p>479</text:p>
          </table:table-cell>
          <table:table-cell table:style-name="ce789" office:value-type="float" office:value="480" calcext:value-type="float">
            <text:p>480</text:p>
          </table:table-cell>
          <table:table-cell table:style-name="ce789" office:value-type="float" office:value="481" calcext:value-type="float">
            <text:p>481</text:p>
          </table:table-cell>
          <table:table-cell table:style-name="ce789" office:value-type="float" office:value="482" calcext:value-type="float">
            <text:p>482</text:p>
          </table:table-cell>
          <table:table-cell table:number-columns-repeated="998"/>
        </table:table-row>
        <table:table-row table:style-name="ro33">
          <table:table-cell table:style-name="ce749" table:number-columns-repeated="14"/>
          <table:table-cell table:style-name="ce790" table:number-columns-repeated="12"/>
          <table:table-cell table:number-columns-repeated="998"/>
        </table:table-row>
        <table:table-row table:style-name="ro33">
          <table:table-cell table:style-name="ce744"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ce240" table:number-columns-repeated="6"/>
          <table:table-cell table:style-name="ce744" office:value-type="string" calcext:value-type="string">
            <text:p>Radcal kV correction for Hologic Selenia/Dimension</text:p>
          </table:table-cell>
          <table:table-cell table:number-columns-repeated="1004"/>
        </table:table-row>
        <table:table-row table:style-name="ro33">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kV^2</text:p>
          </table:table-cell>
          <table:table-cell table:style-name="ce751" office:value-type="string" calcext:value-type="string">
            <text:p>mGy/mAs</text:p>
          </table:table-cell>
          <table:table-cell table:style-name="ce751" office:value-type="string" calcext:value-type="string">
            <text:p>mGy/s</text:p>
          </table:table-cell>
          <table:table-cell/>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kV^2</text:p>
          </table:table-cell>
          <table:table-cell table:style-name="ce751" office:value-type="string" calcext:value-type="string">
            <text:p>mGy/mAs</text:p>
          </table:table-cell>
          <table:table-cell table:style-name="ce751" office:value-type="string" calcext:value-type="string">
            <text:p>mGy/s</text:p>
          </table:table-cell>
          <table:table-cell/>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kV^2</text:p>
          </table:table-cell>
          <table:table-cell table:style-name="ce751" office:value-type="string" calcext:value-type="string">
            <text:p>mGy/mAs</text:p>
          </table:table-cell>
          <table:table-cell table:style-name="ce751" office:value-type="string" calcext:value-type="string">
            <text:p>mGy/s</text:p>
          </table:table-cell>
          <table:table-cell table:style-name="ce240" table:number-columns-repeated="3"/>
          <table:table-cell table:style-name="ce792" office:value-type="string" calcext:value-type="string" table:number-columns-spanned="2" table:number-rows-spanned="1">
            <text:p>Selenia</text:p>
          </table:table-cell>
          <table:covered-table-cell/>
          <table:table-cell table:style-name="ce792" office:value-type="string" calcext:value-type="string" table:number-columns-spanned="3" table:number-rows-spanned="1">
            <text:p>Dimension</text:p>
          </table:table-cell>
          <table:covered-table-cell table:number-columns-repeated="2"/>
          <table:table-cell table:number-columns-repeated="999"/>
        </table:table-row>
        <table:table-row table:style-name="ro33">
          <table:table-cell table:style-name="ce751" table:formula="of:=[$Sheet1.$P$326]">
            <text:p/>
          </table:table-cell>
          <table:table-cell table:style-name="ce751" table:formula="of:=[Sheet1.R326]" office:value-type="float" office:value="24" calcext:value-type="float">
            <text:p>24</text:p>
          </table:table-cell>
          <table:table-cell table:style-name="ce751" table:formula="of:=[Tables.B73]^2" office:value-type="float" office:value="576" calcext:value-type="float">
            <text:p>576</text:p>
          </table:table-cell>
          <table:table-cell table:style-name="ce778" table:formula="of:=[Sheet1.W326]">
            <text:p/>
          </table:table-cell>
          <table:table-cell table:style-name="ce770" table:formula="of:=[Sheet1.X326]">
            <text:p/>
          </table:table-cell>
          <table:table-cell/>
          <table:table-cell table:style-name="ce751" table:formula="of:=[$Sheet1.$P$337]">
            <text:p/>
          </table:table-cell>
          <table:table-cell table:style-name="ce751" table:formula="of:=[Sheet1.R337]" office:value-type="float" office:value="28" calcext:value-type="float">
            <text:p>28</text:p>
          </table:table-cell>
          <table:table-cell table:style-name="ce751" table:formula="of:=[Tables.H73]^2" office:value-type="float" office:value="784" calcext:value-type="float">
            <text:p>784</text:p>
          </table:table-cell>
          <table:table-cell table:style-name="ce778" table:formula="of:=[Sheet1.W337]">
            <text:p/>
          </table:table-cell>
          <table:table-cell table:style-name="ce770" table:formula="of:=[Sheet1.X337]">
            <text:p/>
          </table:table-cell>
          <table:table-cell/>
          <table:table-cell table:style-name="ce751" table:formula="of:=[$Sheet1.$P$347]">
            <text:p/>
          </table:table-cell>
          <table:table-cell table:style-name="ce768" table:formula="of:=[Sheet1.R347]" office:value-type="float" office:value="28" calcext:value-type="float">
            <text:p>28</text:p>
          </table:table-cell>
          <table:table-cell table:style-name="ce751" table:formula="of:=[Tables.N73]^2" office:value-type="float" office:value="784" calcext:value-type="float">
            <text:p>784</text:p>
          </table:table-cell>
          <table:table-cell table:style-name="ce768" table:formula="of:=[Sheet1.W347]">
            <text:p/>
          </table:table-cell>
          <table:table-cell table:style-name="ce768" table:formula="of:=[Sheet1.X347]">
            <text:p/>
          </table:table-cell>
          <table:table-cell table:style-name="ce240" table:number-columns-repeated="2"/>
          <table:table-cell table:style-name="ce791" office:value-type="string" calcext:value-type="string">
            <text:p>Measured</text:p>
          </table:table-cell>
          <table:table-cell table:style-name="ce791" office:value-type="string" calcext:value-type="string">
            <text:p>W/Rh</text:p>
          </table:table-cell>
          <table:table-cell table:style-name="ce791" office:value-type="string" calcext:value-type="string">
            <text:p>W/Ag</text:p>
          </table:table-cell>
          <table:table-cell table:style-name="ce791" office:value-type="string" calcext:value-type="string">
            <text:p>W/Rh</text:p>
          </table:table-cell>
          <table:table-cell table:style-name="ce791" office:value-type="string" calcext:value-type="string">
            <text:p>W/Ag</text:p>
          </table:table-cell>
          <table:table-cell table:style-name="ce791" office:value-type="string" calcext:value-type="string">
            <text:p>W/Al</text:p>
          </table:table-cell>
          <table:table-cell table:number-columns-repeated="999"/>
        </table:table-row>
        <table:table-row table:style-name="ro33">
          <table:table-cell table:style-name="ce750" office:value-type="string" calcext:value-type="string">
            <text:p>Filter</text:p>
          </table:table-cell>
          <table:table-cell table:style-name="ce751" table:formula="of:=[Sheet1.R327]" office:value-type="float" office:value="25" calcext:value-type="float">
            <text:p>25</text:p>
          </table:table-cell>
          <table:table-cell table:style-name="ce751" table:formula="of:=[Tables.B74]^2" office:value-type="float" office:value="625" calcext:value-type="float">
            <text:p>625</text:p>
          </table:table-cell>
          <table:table-cell table:style-name="ce778" table:formula="of:=[Sheet1.W327]">
            <text:p/>
          </table:table-cell>
          <table:table-cell table:style-name="ce770" table:formula="of:=[Sheet1.X327]">
            <text:p/>
          </table:table-cell>
          <table:table-cell/>
          <table:table-cell table:style-name="ce750" office:value-type="string" calcext:value-type="string">
            <text:p>Filter</text:p>
          </table:table-cell>
          <table:table-cell table:style-name="ce751" table:formula="of:=[Sheet1.R338]" office:value-type="float" office:value="30" calcext:value-type="float">
            <text:p>30</text:p>
          </table:table-cell>
          <table:table-cell table:style-name="ce751" table:formula="of:=[Tables.H74]^2" office:value-type="float" office:value="900" calcext:value-type="float">
            <text:p>900</text:p>
          </table:table-cell>
          <table:table-cell table:style-name="ce778" table:formula="of:=[Sheet1.W338]">
            <text:p/>
          </table:table-cell>
          <table:table-cell table:style-name="ce770" table:formula="of:=[Sheet1.X338]">
            <text:p/>
          </table:table-cell>
          <table:table-cell/>
          <table:table-cell table:style-name="ce750" office:value-type="string" calcext:value-type="string">
            <text:p>Filter</text:p>
          </table:table-cell>
          <table:table-cell table:style-name="ce768" table:formula="of:=[Sheet1.R348]" office:value-type="float" office:value="30" calcext:value-type="float">
            <text:p>30</text:p>
          </table:table-cell>
          <table:table-cell table:style-name="ce751" table:formula="of:=[Tables.N74]^2" office:value-type="float" office:value="900" calcext:value-type="float">
            <text:p>900</text:p>
          </table:table-cell>
          <table:table-cell table:style-name="ce768" table:formula="of:=[Sheet1.W348]">
            <text:p/>
          </table:table-cell>
          <table:table-cell table:style-name="ce768" table:formula="of:=[Sheet1.X348]">
            <text:p/>
          </table:table-cell>
          <table:table-cell table:style-name="ce240" table:number-columns-repeated="2"/>
          <table:table-cell table:style-name="ce343" table:formula="of:=IF([Sheet1.AM10]=&quot;&quot;;&quot;&quot;;[Sheet1.AM10])">
            <text:p/>
          </table:table-cell>
          <table:table-cell table:style-name="ce793" table:formula="of:=IF([.T74]=&quot;&quot;;&quot;&quot;;IF([.T74]&lt;[.$C$104];[.T74]+[.$D$104]+[.$E$104]*[.T74]+[.$F$104]*[.T74]^2+[.$G$104]*[.T74]^3;IF([.T74]&gt;=[.$C$104];[.T74]+[.$D$105]+[.$E$105]*[.T74]+[.$F$105]*[.T74]^2+[.$G$105]*[.T74]^3+[.$H$105]*[.T74]^4+[.$I$105]*[.T74]^5;&quot;&quot;)))">
            <text:p/>
          </table:table-cell>
          <table:table-cell table:style-name="ce793" table:formula="of:=IF([.T74]=&quot;&quot;;&quot;&quot;;IF([.T74]&lt;[.$C$109];[.T74]+[.$D$109]+[.$E$109]*[.T74]+[.$F$109]*[.T74]^2+[.$G$109]*[.T74]^3+[.$H$109]*[.T74]^4+[.$I$109]*[.T74]^5;IF([.T74]&gt;=[.$C$109];[.T74]+[.$D$110]+[.$E$110]*[.T74]+[.$F$110]*[.T74]^2+[.$G$110]*[.T74]^3+[.$H$110]*[.T74]^4;&quot;&quot;)))">
            <text:p/>
          </table:table-cell>
          <table:table-cell table:style-name="ce793" table:formula="of:=IF([.T74]=&quot;&quot;;&quot;&quot;;IF([.T74]&lt;[.$C$116];[.$D$116]+[.$E$116]*[.T74]+[.$F$116]*[.T74]^2+[.$G$116]*[.T74]^3;IF([.T74]&gt;=[.$C$117];[.$D$117]+[.$E$117]*[.T74]+[.$F$117]*[.T74]^2+[.$G$117]*[.T74]^3+[.$H$117]*[.T74]^4;&quot;&quot;)))">
            <text:p/>
          </table:table-cell>
          <table:table-cell table:style-name="ce793" table:formula="of:=IF([.T74]=&quot;&quot;;&quot;&quot;;IF([.T74]&lt;[.$C$120];[.$D$120]+[.$E$120]*[.T74]+[.$F$120]*[.T74]^2+[.$G$120]*[.T74]^3;IF([.T74]&gt;=[.$C$121];[.$D$121]+[.$E$121]*[.T74];&quot;&quot;)))">
            <text:p/>
          </table:table-cell>
          <table:table-cell table:style-name="ce793" table:formula="of:=IF([.T74]=&quot;&quot;;&quot;&quot;;IF([.T74]&lt;[.$C$124];[.$D$124]+[.$E$124]*[.T74]+[.$F$124]*[.T74]^2;IF([.T74]&gt;=[.$C$126];[.$D$126]+[.$E$126]*[.T74];[.$D$125]+[.$E$125]*[.T74])))">
            <text:p/>
          </table:table-cell>
          <table:table-cell table:number-columns-repeated="999"/>
        </table:table-row>
        <table:table-row table:style-name="ro33">
          <table:table-cell table:style-name="ce751" table:formula="of:=[$Sheet1.$Q$326]">
            <text:p/>
          </table:table-cell>
          <table:table-cell table:style-name="ce751" table:formula="of:=[Sheet1.R328]" office:value-type="float" office:value="26" calcext:value-type="float">
            <text:p>26</text:p>
          </table:table-cell>
          <table:table-cell table:style-name="ce751" table:formula="of:=[Tables.B75]^2" office:value-type="float" office:value="676" calcext:value-type="float">
            <text:p>676</text:p>
          </table:table-cell>
          <table:table-cell table:style-name="ce778" table:formula="of:=[Sheet1.W328]">
            <text:p/>
          </table:table-cell>
          <table:table-cell table:style-name="ce770" table:formula="of:=[Sheet1.X328]">
            <text:p/>
          </table:table-cell>
          <table:table-cell/>
          <table:table-cell table:style-name="ce751" table:formula="of:=[$Sheet1.$Q$337]">
            <text:p/>
          </table:table-cell>
          <table:table-cell table:style-name="ce751" table:formula="of:=[Sheet1.R339]" office:value-type="float" office:value="32" calcext:value-type="float">
            <text:p>32</text:p>
          </table:table-cell>
          <table:table-cell table:style-name="ce751" table:formula="of:=[Tables.H75]^2" office:value-type="float" office:value="1024" calcext:value-type="float">
            <text:p>1024</text:p>
          </table:table-cell>
          <table:table-cell table:style-name="ce778" table:formula="of:=[Sheet1.W339]">
            <text:p/>
          </table:table-cell>
          <table:table-cell table:style-name="ce770" table:formula="of:=[Sheet1.X339]">
            <text:p/>
          </table:table-cell>
          <table:table-cell/>
          <table:table-cell table:style-name="ce751" table:formula="of:=[$Sheet1.$Q$347]">
            <text:p/>
          </table:table-cell>
          <table:table-cell table:style-name="ce768" table:formula="of:=[Sheet1.R349]" office:value-type="float" office:value="32" calcext:value-type="float">
            <text:p>32</text:p>
          </table:table-cell>
          <table:table-cell table:style-name="ce751" table:formula="of:=[Tables.N75]^2" office:value-type="float" office:value="1024" calcext:value-type="float">
            <text:p>1024</text:p>
          </table:table-cell>
          <table:table-cell table:style-name="ce768" table:formula="of:=[Sheet1.W349]">
            <text:p/>
          </table:table-cell>
          <table:table-cell table:style-name="ce768" table:formula="of:=[Sheet1.X349]">
            <text:p/>
          </table:table-cell>
          <table:table-cell table:style-name="ce240" table:number-columns-repeated="2"/>
          <table:table-cell table:style-name="ce725" table:formula="of:=IF([Sheet1.AM11]=&quot;&quot;;&quot;&quot;;[Sheet1.AM11])">
            <text:p/>
          </table:table-cell>
          <table:table-cell table:style-name="ce793" table:formula="of:=IF([.T75]=&quot;&quot;;&quot;&quot;;IF([.T75]&lt;[.$C$104];[.T75]+[.$D$104]+[.$E$104]*[.T75]+[.$F$104]*[.T75]^2+[.$G$104]*[.T75]^3;IF([.T75]&gt;=[.$C$104];[.T75]+[.$D$105]+[.$E$105]*[.T75]+[.$F$105]*[.T75]^2+[.$G$105]*[.T75]^3+[.$H$105]*[.T75]^4+[.$I$105]*[.T75]^5;&quot;&quot;)))">
            <text:p/>
          </table:table-cell>
          <table:table-cell table:style-name="ce793" table:formula="of:=IF([.T75]=&quot;&quot;;&quot;&quot;;IF([.T75]&lt;[.$C$109];[.T75]+[.$D$109]+[.$E$109]*[.T75]+[.$F$109]*[.T75]^2+[.$G$109]*[.T75]^3+[.$H$109]*[.T75]^4+[.$I$109]*[.T75]^5;IF([.T75]&gt;=[.$C$109];[.T75]+[.$D$110]+[.$E$110]*[.T75]+[.$F$110]*[.T75]^2+[.$G$110]*[.T75]^3+[.$H$110]*[.T75]^4;&quot;&quot;)))">
            <text:p/>
          </table:table-cell>
          <table:table-cell table:style-name="ce793" table:formula="of:=IF([.T75]=&quot;&quot;;&quot;&quot;;IF([.T75]&lt;[.$C$116];[.$D$116]+[.$E$116]*[.T75]+[.$F$116]*[.T75]^2+[.$G$116]*[.T75]^3;IF([.T75]&gt;=[.$C$117];[.$D$117]+[.$E$117]*[.T75]+[.$F$117]*[.T75]^2+[.$G$117]*[.T75]^3+[.$H$117]*[.T75]^4;&quot;&quot;)))">
            <text:p/>
          </table:table-cell>
          <table:table-cell table:style-name="ce793" table:formula="of:=IF([.T75]=&quot;&quot;;&quot;&quot;;IF([.T75]&lt;[.$C$120];[.$D$120]+[.$E$120]*[.T75]+[.$F$120]*[.T75]^2+[.$G$120]*[.T75]^3;IF([.T75]&gt;=[.$C$121];[.$D$121]+[.$E$121]*[.T75];&quot;&quot;)))">
            <text:p/>
          </table:table-cell>
          <table:table-cell table:style-name="ce793" table:formula="of:=IF([.T75]=&quot;&quot;;&quot;&quot;;IF([.T75]&lt;[.$C$124];[.$D$124]+[.$E$124]*[.T75]+[.$F$124]*[.T75]^2;IF([.T75]&gt;=[.$C$126];[.$D$126]+[.$E$126]*[.T75];[.$D$125]+[.$E$125]*[.T75])))">
            <text:p/>
          </table:table-cell>
          <table:table-cell table:number-columns-repeated="999"/>
        </table:table-row>
        <table:table-row table:style-name="ro33">
          <table:table-cell table:style-name="ce751"/>
          <table:table-cell table:style-name="ce751" table:formula="of:=[Sheet1.R329]" office:value-type="float" office:value="28" calcext:value-type="float">
            <text:p>28</text:p>
          </table:table-cell>
          <table:table-cell table:style-name="ce751" table:formula="of:=[Tables.B76]^2" office:value-type="float" office:value="784" calcext:value-type="float">
            <text:p>784</text:p>
          </table:table-cell>
          <table:table-cell table:style-name="ce778" table:formula="of:=[Sheet1.W329]">
            <text:p/>
          </table:table-cell>
          <table:table-cell table:style-name="ce770" table:formula="of:=[Sheet1.X329]">
            <text:p/>
          </table:table-cell>
          <table:table-cell/>
          <table:table-cell table:style-name="ce751"/>
          <table:table-cell table:style-name="ce751" table:formula="of:=[Sheet1.R340]" office:value-type="float" office:value="34" calcext:value-type="float">
            <text:p>34</text:p>
          </table:table-cell>
          <table:table-cell table:style-name="ce751" table:formula="of:=[Tables.H76]^2" office:value-type="float" office:value="1156" calcext:value-type="float">
            <text:p>1156</text:p>
          </table:table-cell>
          <table:table-cell table:style-name="ce778" table:formula="of:=[Sheet1.W340]">
            <text:p/>
          </table:table-cell>
          <table:table-cell table:style-name="ce770" table:formula="of:=[Sheet1.X340]">
            <text:p/>
          </table:table-cell>
          <table:table-cell table:number-columns-repeated="2"/>
          <table:table-cell table:style-name="ce768" table:formula="of:=[Sheet1.R350]" office:value-type="float" office:value="34" calcext:value-type="float">
            <text:p>34</text:p>
          </table:table-cell>
          <table:table-cell table:style-name="ce751" table:formula="of:=[Tables.N76]^2" office:value-type="float" office:value="1156" calcext:value-type="float">
            <text:p>1156</text:p>
          </table:table-cell>
          <table:table-cell table:style-name="ce768" table:formula="of:=[Sheet1.W350]">
            <text:p/>
          </table:table-cell>
          <table:table-cell table:style-name="ce768" table:formula="of:=[Sheet1.X350]">
            <text:p/>
          </table:table-cell>
          <table:table-cell table:style-name="ce240" table:number-columns-repeated="2"/>
          <table:table-cell table:style-name="ce725" table:formula="of:=IF([Sheet1.AM12]=&quot;&quot;;&quot;&quot;;[Sheet1.AM12])">
            <text:p/>
          </table:table-cell>
          <table:table-cell table:style-name="ce793" table:formula="of:=IF([.T76]=&quot;&quot;;&quot;&quot;;IF([.T76]&lt;[.$C$104];[.T76]+[.$D$104]+[.$E$104]*[.T76]+[.$F$104]*[.T76]^2+[.$G$104]*[.T76]^3;IF([.T76]&gt;=[.$C$104];[.T76]+[.$D$105]+[.$E$105]*[.T76]+[.$F$105]*[.T76]^2+[.$G$105]*[.T76]^3+[.$H$105]*[.T76]^4+[.$I$105]*[.T76]^5;&quot;&quot;)))">
            <text:p/>
          </table:table-cell>
          <table:table-cell table:style-name="ce793" table:formula="of:=IF([.T76]=&quot;&quot;;&quot;&quot;;IF([.T76]&lt;[.$C$109];[.T76]+[.$D$109]+[.$E$109]*[.T76]+[.$F$109]*[.T76]^2+[.$G$109]*[.T76]^3+[.$H$109]*[.T76]^4+[.$I$109]*[.T76]^5;IF([.T76]&gt;=[.$C$109];[.T76]+[.$D$110]+[.$E$110]*[.T76]+[.$F$110]*[.T76]^2+[.$G$110]*[.T76]^3+[.$H$110]*[.T76]^4;&quot;&quot;)))">
            <text:p/>
          </table:table-cell>
          <table:table-cell table:style-name="ce793" table:formula="of:=IF([.T76]=&quot;&quot;;&quot;&quot;;IF([.T76]&lt;[.$C$116];[.$D$116]+[.$E$116]*[.T76]+[.$F$116]*[.T76]^2+[.$G$116]*[.T76]^3;IF([.T76]&gt;=[.$C$117];[.$D$117]+[.$E$117]*[.T76]+[.$F$117]*[.T76]^2+[.$G$117]*[.T76]^3+[.$H$117]*[.T76]^4;&quot;&quot;)))">
            <text:p/>
          </table:table-cell>
          <table:table-cell table:style-name="ce793" table:formula="of:=IF([.T76]=&quot;&quot;;&quot;&quot;;IF([.T76]&lt;[.$C$120];[.$D$120]+[.$E$120]*[.T76]+[.$F$120]*[.T76]^2+[.$G$120]*[.T76]^3;IF([.T76]&gt;=[.$C$121];[.$D$121]+[.$E$121]*[.T76];&quot;&quot;)))">
            <text:p/>
          </table:table-cell>
          <table:table-cell table:style-name="ce793" table:formula="of:=IF([.T76]=&quot;&quot;;&quot;&quot;;IF([.T76]&lt;[.$C$124];[.$D$124]+[.$E$124]*[.T76]+[.$F$124]*[.T76]^2;IF([.T76]&gt;=[.$C$126];[.$D$126]+[.$E$126]*[.T76];[.$D$125]+[.$E$125]*[.T76])))">
            <text:p/>
          </table:table-cell>
          <table:table-cell table:number-columns-repeated="999"/>
        </table:table-row>
        <table:table-row table:style-name="ro33">
          <table:table-cell table:style-name="ce751"/>
          <table:table-cell table:style-name="ce751" table:formula="of:=[Sheet1.R330]" office:value-type="float" office:value="30" calcext:value-type="float">
            <text:p>30</text:p>
          </table:table-cell>
          <table:table-cell table:style-name="ce751" table:formula="of:=[Tables.B77]^2" office:value-type="float" office:value="900" calcext:value-type="float">
            <text:p>900</text:p>
          </table:table-cell>
          <table:table-cell table:style-name="ce778" table:formula="of:=[Sheet1.W330]">
            <text:p/>
          </table:table-cell>
          <table:table-cell table:style-name="ce770" table:formula="of:=[Sheet1.X330]">
            <text:p/>
          </table:table-cell>
          <table:table-cell/>
          <table:table-cell table:style-name="ce751"/>
          <table:table-cell table:style-name="ce751" table:formula="of:=[Sheet1.R341]" office:value-type="float" office:value="36" calcext:value-type="float">
            <text:p>36</text:p>
          </table:table-cell>
          <table:table-cell table:style-name="ce751" table:formula="of:=[Tables.H77]^2" office:value-type="float" office:value="1296" calcext:value-type="float">
            <text:p>1296</text:p>
          </table:table-cell>
          <table:table-cell table:style-name="ce778" table:formula="of:=[Sheet1.W341]">
            <text:p/>
          </table:table-cell>
          <table:table-cell table:style-name="ce770" table:formula="of:=[Sheet1.X341]">
            <text:p/>
          </table:table-cell>
          <table:table-cell table:number-columns-repeated="2"/>
          <table:table-cell table:style-name="ce768" table:formula="of:=[Sheet1.R351]" office:value-type="float" office:value="38" calcext:value-type="float">
            <text:p>38</text:p>
          </table:table-cell>
          <table:table-cell table:style-name="ce751" table:formula="of:=[Tables.N77]^2" office:value-type="float" office:value="1444" calcext:value-type="float">
            <text:p>1444</text:p>
          </table:table-cell>
          <table:table-cell table:style-name="ce768" table:formula="of:=[Sheet1.W351]">
            <text:p/>
          </table:table-cell>
          <table:table-cell table:style-name="ce768" table:formula="of:=[Sheet1.X351]">
            <text:p/>
          </table:table-cell>
          <table:table-cell table:style-name="ce240" table:number-columns-repeated="2"/>
          <table:table-cell table:style-name="ce725" table:formula="of:=IF([Sheet1.AM13]=&quot;&quot;;&quot;&quot;;[Sheet1.AM13])">
            <text:p/>
          </table:table-cell>
          <table:table-cell table:style-name="ce793" table:formula="of:=IF([.T77]=&quot;&quot;;&quot;&quot;;IF([.T77]&lt;[.$C$104];[.T77]+[.$D$104]+[.$E$104]*[.T77]+[.$F$104]*[.T77]^2+[.$G$104]*[.T77]^3;IF([.T77]&gt;=[.$C$104];[.T77]+[.$D$105]+[.$E$105]*[.T77]+[.$F$105]*[.T77]^2+[.$G$105]*[.T77]^3+[.$H$105]*[.T77]^4+[.$I$105]*[.T77]^5;&quot;&quot;)))">
            <text:p/>
          </table:table-cell>
          <table:table-cell table:style-name="ce793" table:formula="of:=IF([.T77]=&quot;&quot;;&quot;&quot;;IF([.T77]&lt;[.$C$109];[.T77]+[.$D$109]+[.$E$109]*[.T77]+[.$F$109]*[.T77]^2+[.$G$109]*[.T77]^3+[.$H$109]*[.T77]^4+[.$I$109]*[.T77]^5;IF([.T77]&gt;=[.$C$109];[.T77]+[.$D$110]+[.$E$110]*[.T77]+[.$F$110]*[.T77]^2+[.$G$110]*[.T77]^3+[.$H$110]*[.T77]^4;&quot;&quot;)))">
            <text:p/>
          </table:table-cell>
          <table:table-cell table:style-name="ce793" table:formula="of:=IF([.T77]=&quot;&quot;;&quot;&quot;;IF([.T77]&lt;[.$C$116];[.$D$116]+[.$E$116]*[.T77]+[.$F$116]*[.T77]^2+[.$G$116]*[.T77]^3;IF([.T77]&gt;=[.$C$117];[.$D$117]+[.$E$117]*[.T77]+[.$F$117]*[.T77]^2+[.$G$117]*[.T77]^3+[.$H$117]*[.T77]^4;&quot;&quot;)))">
            <text:p/>
          </table:table-cell>
          <table:table-cell table:style-name="ce793" table:formula="of:=IF([.T77]=&quot;&quot;;&quot;&quot;;IF([.T77]&lt;[.$C$120];[.$D$120]+[.$E$120]*[.T77]+[.$F$120]*[.T77]^2+[.$G$120]*[.T77]^3;IF([.T77]&gt;=[.$C$121];[.$D$121]+[.$E$121]*[.T77];&quot;&quot;)))">
            <text:p/>
          </table:table-cell>
          <table:table-cell table:style-name="ce793" table:formula="of:=IF([.T77]=&quot;&quot;;&quot;&quot;;IF([.T77]&lt;[.$C$124];[.$D$124]+[.$E$124]*[.T77]+[.$F$124]*[.T77]^2;IF([.T77]&gt;=[.$C$126];[.$D$126]+[.$E$126]*[.T77];[.$D$125]+[.$E$125]*[.T77])))">
            <text:p/>
          </table:table-cell>
          <table:table-cell table:number-columns-repeated="999"/>
        </table:table-row>
        <table:table-row table:style-name="ro33">
          <table:table-cell table:style-name="ce751"/>
          <table:table-cell table:style-name="ce751" table:formula="of:=[Sheet1.R331]" office:value-type="float" office:value="32" calcext:value-type="float">
            <text:p>32</text:p>
          </table:table-cell>
          <table:table-cell table:style-name="ce751" table:formula="of:=[Tables.B78]^2" office:value-type="float" office:value="1024" calcext:value-type="float">
            <text:p>1024</text:p>
          </table:table-cell>
          <table:table-cell table:style-name="ce778" table:formula="of:=[Sheet1.W331]">
            <text:p/>
          </table:table-cell>
          <table:table-cell table:style-name="ce770" table:formula="of:=[Sheet1.X331]">
            <text:p/>
          </table:table-cell>
          <table:table-cell/>
          <table:table-cell table:style-name="ce751"/>
          <table:table-cell table:style-name="ce751" table:formula="of:=[Sheet1.R342]" office:value-type="float" office:value="38" calcext:value-type="float">
            <text:p>38</text:p>
          </table:table-cell>
          <table:table-cell table:style-name="ce751" table:formula="of:=[Tables.H78]^2" office:value-type="float" office:value="1444" calcext:value-type="float">
            <text:p>1444</text:p>
          </table:table-cell>
          <table:table-cell table:style-name="ce778" table:formula="of:=[Sheet1.W342]">
            <text:p/>
          </table:table-cell>
          <table:table-cell table:style-name="ce770" table:formula="of:=[Sheet1.X342]">
            <text:p/>
          </table:table-cell>
          <table:table-cell table:number-columns-repeated="2"/>
          <table:table-cell table:style-name="ce240"/>
          <table:table-cell table:style-name="ce762"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ce240" table:number-columns-repeated="2"/>
          <table:table-cell table:style-name="ce725" table:formula="of:=IF([Sheet1.AM14]=&quot;&quot;;&quot;&quot;;[Sheet1.AM14])">
            <text:p/>
          </table:table-cell>
          <table:table-cell table:style-name="ce793" table:formula="of:=IF([.T78]=&quot;&quot;;&quot;&quot;;IF([.T78]&lt;[.$C$104];[.T78]+[.$D$104]+[.$E$104]*[.T78]+[.$F$104]*[.T78]^2+[.$G$104]*[.T78]^3;IF([.T78]&gt;=[.$C$104];[.T78]+[.$D$105]+[.$E$105]*[.T78]+[.$F$105]*[.T78]^2+[.$G$105]*[.T78]^3+[.$H$105]*[.T78]^4+[.$I$105]*[.T78]^5;&quot;&quot;)))">
            <text:p/>
          </table:table-cell>
          <table:table-cell table:style-name="ce793" table:formula="of:=IF([.T78]=&quot;&quot;;&quot;&quot;;IF([.T78]&lt;[.$C$109];[.T78]+[.$D$109]+[.$E$109]*[.T78]+[.$F$109]*[.T78]^2+[.$G$109]*[.T78]^3+[.$H$109]*[.T78]^4+[.$I$109]*[.T78]^5;IF([.T78]&gt;=[.$C$109];[.T78]+[.$D$110]+[.$E$110]*[.T78]+[.$F$110]*[.T78]^2+[.$G$110]*[.T78]^3+[.$H$110]*[.T78]^4;&quot;&quot;)))">
            <text:p/>
          </table:table-cell>
          <table:table-cell table:style-name="ce793" table:formula="of:=IF([.T78]=&quot;&quot;;&quot;&quot;;IF([.T78]&lt;[.$C$116];[.$D$116]+[.$E$116]*[.T78]+[.$F$116]*[.T78]^2+[.$G$116]*[.T78]^3;IF([.T78]&gt;=[.$C$117];[.$D$117]+[.$E$117]*[.T78]+[.$F$117]*[.T78]^2+[.$G$117]*[.T78]^3+[.$H$117]*[.T78]^4;&quot;&quot;)))">
            <text:p/>
          </table:table-cell>
          <table:table-cell table:style-name="ce793" table:formula="of:=IF([.T78]=&quot;&quot;;&quot;&quot;;IF([.T78]&lt;[.$C$120];[.$D$120]+[.$E$120]*[.T78]+[.$F$120]*[.T78]^2+[.$G$120]*[.T78]^3;IF([.T78]&gt;=[.$C$121];[.$D$121]+[.$E$121]*[.T78];&quot;&quot;)))">
            <text:p/>
          </table:table-cell>
          <table:table-cell table:style-name="ce793" table:formula="of:=IF([.T78]=&quot;&quot;;&quot;&quot;;IF([.T78]&lt;[.$C$124];[.$D$124]+[.$E$124]*[.T78]+[.$F$124]*[.T78]^2;IF([.T78]&gt;=[.$C$126];[.$D$126]+[.$E$126]*[.T78];[.$D$125]+[.$E$125]*[.T78])))">
            <text:p/>
          </table:table-cell>
          <table:table-cell table:number-columns-repeated="999"/>
        </table:table-row>
        <table:table-row table:style-name="ro33">
          <table:table-cell table:style-name="ce751"/>
          <table:table-cell table:style-name="ce751" table:formula="of:=[Sheet1.R332]" office:value-type="float" office:value="34" calcext:value-type="float">
            <text:p>34</text:p>
          </table:table-cell>
          <table:table-cell table:style-name="ce751" table:formula="of:=[Tables.B79]^2" office:value-type="float" office:value="1156" calcext:value-type="float">
            <text:p>1156</text:p>
          </table:table-cell>
          <table:table-cell table:style-name="ce751" table:formula="of:=[Sheet1.W332]">
            <text:p/>
          </table:table-cell>
          <table:table-cell table:style-name="ce751" table:formula="of:=[Sheet1.X332]">
            <text:p/>
          </table:table-cell>
          <table:table-cell/>
          <table:table-cell table:style-name="ce751"/>
          <table:table-cell table:style-name="ce751" table:formula="of:=[Sheet1.X332]">
            <text:p/>
          </table:table-cell>
          <table:table-cell table:style-name="ce762"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ce240"/>
          <table:table-cell table:style-name="ce762"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ce240" table:number-columns-repeated="2"/>
          <table:table-cell table:style-name="ce725" table:formula="of:=IF([Sheet1.AM15]=&quot;&quot;;&quot;&quot;;[Sheet1.AM15])">
            <text:p/>
          </table:table-cell>
          <table:table-cell table:style-name="ce793" table:formula="of:=IF([.T79]=&quot;&quot;;&quot;&quot;;IF([.T79]&lt;[.$C$104];[.T79]+[.$D$104]+[.$E$104]*[.T79]+[.$F$104]*[.T79]^2+[.$G$104]*[.T79]^3;IF([.T79]&gt;=[.$C$104];[.T79]+[.$D$105]+[.$E$105]*[.T79]+[.$F$105]*[.T79]^2+[.$G$105]*[.T79]^3+[.$H$105]*[.T79]^4+[.$I$105]*[.T79]^5;&quot;&quot;)))">
            <text:p/>
          </table:table-cell>
          <table:table-cell table:style-name="ce793" table:formula="of:=IF([.T79]=&quot;&quot;;&quot;&quot;;IF([.T79]&lt;[.$C$109];[.T79]+[.$D$109]+[.$E$109]*[.T79]+[.$F$109]*[.T79]^2+[.$G$109]*[.T79]^3+[.$H$109]*[.T79]^4+[.$I$109]*[.T79]^5;IF([.T79]&gt;=[.$C$109];[.T79]+[.$D$110]+[.$E$110]*[.T79]+[.$F$110]*[.T79]^2+[.$G$110]*[.T79]^3+[.$H$110]*[.T79]^4;&quot;&quot;)))">
            <text:p/>
          </table:table-cell>
          <table:table-cell table:style-name="ce793" table:formula="of:=IF([.T79]=&quot;&quot;;&quot;&quot;;IF([.T79]&lt;[.$C$116];[.$D$116]+[.$E$116]*[.T79]+[.$F$116]*[.T79]^2+[.$G$116]*[.T79]^3;IF([.T79]&gt;=[.$C$117];[.$D$117]+[.$E$117]*[.T79]+[.$F$117]*[.T79]^2+[.$G$117]*[.T79]^3+[.$H$117]*[.T79]^4;&quot;&quot;)))">
            <text:p/>
          </table:table-cell>
          <table:table-cell table:style-name="ce793" table:formula="of:=IF([.T79]=&quot;&quot;;&quot;&quot;;IF([.T79]&lt;[.$C$120];[.$D$120]+[.$E$120]*[.T79]+[.$F$120]*[.T79]^2+[.$G$120]*[.T79]^3;IF([.T79]&gt;=[.$C$121];[.$D$121]+[.$E$121]*[.T79];&quot;&quot;)))">
            <text:p/>
          </table:table-cell>
          <table:table-cell table:style-name="ce793" table:formula="of:=IF([.T79]=&quot;&quot;;&quot;&quot;;IF([.T79]&lt;[.$C$124];[.$D$124]+[.$E$124]*[.T79]+[.$F$124]*[.T79]^2;IF([.T79]&gt;=[.$C$126];[.$D$126]+[.$E$126]*[.T79];[.$D$125]+[.$E$125]*[.T79])))">
            <text:p/>
          </table:table-cell>
          <table:table-cell table:number-columns-repeated="999"/>
        </table:table-row>
        <table:table-row table:style-name="ro33">
          <table:table-cell table:number-columns-repeated="2"/>
          <table:table-cell table:style-name="ce762"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62"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ce240" table:number-columns-repeated="6"/>
          <table:table-cell table:style-name="ce725" table:formula="of:=IF([Sheet1.AM16]=&quot;&quot;;&quot;&quot;;[Sheet1.AM16])">
            <text:p/>
          </table:table-cell>
          <table:table-cell table:style-name="ce793" table:formula="of:=IF([.T80]=&quot;&quot;;&quot;&quot;;IF([.T80]&lt;[.$C$104];[.T80]+[.$D$104]+[.$E$104]*[.T80]+[.$F$104]*[.T80]^2+[.$G$104]*[.T80]^3;IF([.T80]&gt;=[.$C$104];[.T80]+[.$D$105]+[.$E$105]*[.T80]+[.$F$105]*[.T80]^2+[.$G$105]*[.T80]^3+[.$H$105]*[.T80]^4+[.$I$105]*[.T80]^5;&quot;&quot;)))">
            <text:p/>
          </table:table-cell>
          <table:table-cell table:style-name="ce793" table:formula="of:=IF([.T80]=&quot;&quot;;&quot;&quot;;IF([.T80]&lt;[.$C$109];[.T80]+[.$D$109]+[.$E$109]*[.T80]+[.$F$109]*[.T80]^2+[.$G$109]*[.T80]^3+[.$H$109]*[.T80]^4+[.$I$109]*[.T80]^5;IF([.T80]&gt;=[.$C$109];[.T80]+[.$D$110]+[.$E$110]*[.T80]+[.$F$110]*[.T80]^2+[.$G$110]*[.T80]^3+[.$H$110]*[.T80]^4;&quot;&quot;)))">
            <text:p/>
          </table:table-cell>
          <table:table-cell table:style-name="ce793" table:formula="of:=IF([.T80]=&quot;&quot;;&quot;&quot;;IF([.T80]&lt;[.$C$116];[.$D$116]+[.$E$116]*[.T80]+[.$F$116]*[.T80]^2+[.$G$116]*[.T80]^3;IF([.T80]&gt;=[.$C$117];[.$D$117]+[.$E$117]*[.T80]+[.$F$117]*[.T80]^2+[.$G$117]*[.T80]^3+[.$H$117]*[.T80]^4;&quot;&quot;)))">
            <text:p/>
          </table:table-cell>
          <table:table-cell table:style-name="ce793" table:formula="of:=IF([.T80]=&quot;&quot;;&quot;&quot;;IF([.T80]&lt;[.$C$120];[.$D$120]+[.$E$120]*[.T80]+[.$F$120]*[.T80]^2+[.$G$120]*[.T80]^3;IF([.T80]&gt;=[.$C$121];[.$D$121]+[.$E$121]*[.T80];&quot;&quot;)))">
            <text:p/>
          </table:table-cell>
          <table:table-cell table:style-name="ce793" table:formula="of:=IF([.T80]=&quot;&quot;;&quot;&quot;;IF([.T80]&lt;[.$C$124];[.$D$124]+[.$E$124]*[.T80]+[.$F$124]*[.T80]^2;IF([.T80]&gt;=[.$C$126];[.$D$126]+[.$E$126]*[.T80];[.$D$125]+[.$E$125]*[.T80])))">
            <text:p/>
          </table:table-cell>
          <table:table-cell table:number-columns-repeated="999"/>
        </table:table-row>
        <table:table-row table:style-name="ro33">
          <table:table-cell table:number-columns-repeated="2"/>
          <table:table-cell table:style-name="ce762"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ce240" table:number-columns-repeated="6"/>
          <table:table-cell table:style-name="ce725" table:formula="of:=IF([Sheet1.AM17]=&quot;&quot;;&quot;&quot;;[Sheet1.AM17])">
            <text:p/>
          </table:table-cell>
          <table:table-cell table:style-name="ce793" table:formula="of:=IF([.T81]=&quot;&quot;;&quot;&quot;;IF([.T81]&lt;[.$C$104];[.T81]+[.$D$104]+[.$E$104]*[.T81]+[.$F$104]*[.T81]^2+[.$G$104]*[.T81]^3;IF([.T81]&gt;=[.$C$104];[.T81]+[.$D$105]+[.$E$105]*[.T81]+[.$F$105]*[.T81]^2+[.$G$105]*[.T81]^3+[.$H$105]*[.T81]^4+[.$I$105]*[.T81]^5;&quot;&quot;)))">
            <text:p/>
          </table:table-cell>
          <table:table-cell table:style-name="ce793" table:formula="of:=IF([.T81]=&quot;&quot;;&quot;&quot;;IF([.T81]&lt;[.$C$109];[.T81]+[.$D$109]+[.$E$109]*[.T81]+[.$F$109]*[.T81]^2+[.$G$109]*[.T81]^3+[.$H$109]*[.T81]^4+[.$I$109]*[.T81]^5;IF([.T81]&gt;=[.$C$109];[.T81]+[.$D$110]+[.$E$110]*[.T81]+[.$F$110]*[.T81]^2+[.$G$110]*[.T81]^3+[.$H$110]*[.T81]^4;&quot;&quot;)))">
            <text:p/>
          </table:table-cell>
          <table:table-cell table:style-name="ce793" table:formula="of:=IF([.T81]=&quot;&quot;;&quot;&quot;;IF([.T81]&lt;[.$C$116];[.$D$116]+[.$E$116]*[.T81]+[.$F$116]*[.T81]^2+[.$G$116]*[.T81]^3;IF([.T81]&gt;=[.$C$117];[.$D$117]+[.$E$117]*[.T81]+[.$F$117]*[.T81]^2+[.$G$117]*[.T81]^3+[.$H$117]*[.T81]^4;&quot;&quot;)))">
            <text:p/>
          </table:table-cell>
          <table:table-cell table:style-name="ce793" table:formula="of:=IF([.T81]=&quot;&quot;;&quot;&quot;;IF([.T81]&lt;[.$C$120];[.$D$120]+[.$E$120]*[.T81]+[.$F$120]*[.T81]^2+[.$G$120]*[.T81]^3;IF([.T81]&gt;=[.$C$121];[.$D$121]+[.$E$121]*[.T81];&quot;&quot;)))">
            <text:p/>
          </table:table-cell>
          <table:table-cell table:style-name="ce793" table:formula="of:=IF([.T81]=&quot;&quot;;&quot;&quot;;IF([.T81]&lt;[.$C$124];[.$D$124]+[.$E$124]*[.T81]+[.$F$124]*[.T81]^2;IF([.T81]&gt;=[.$C$126];[.$D$126]+[.$E$126]*[.T81];[.$D$125]+[.$E$125]*[.T81])))">
            <text:p/>
          </table:table-cell>
          <table:table-cell table:number-columns-repeated="999"/>
        </table:table-row>
        <table:table-row table:style-name="ro33">
          <table:table-cell table:number-columns-repeated="13"/>
          <table:table-cell table:style-name="ce240" table:number-columns-repeated="2"/>
          <table:table-cell table:style-name="ce240" table:formula="of:=47*[Tables.P74]" office:value-type="string" office:string-value="" calcext:value-type="error">
            <text:p>#VALUE!</text:p>
          </table:table-cell>
          <table:table-cell table:style-name="ce240" table:number-columns-repeated="3"/>
          <table:table-cell table:style-name="ce280" table:formula="of:=IF([Sheet1.AM18]=&quot;&quot;;&quot;&quot;;[Sheet1.AM18])">
            <text:p/>
          </table:table-cell>
          <table:table-cell table:style-name="ce793" table:formula="of:=IF([.T82]=&quot;&quot;;&quot;&quot;;IF([.T82]&lt;[.$C$104];[.T82]+[.$D$104]+[.$E$104]*[.T82]+[.$F$104]*[.T82]^2+[.$G$104]*[.T82]^3;IF([.T82]&gt;=[.$C$104];[.T82]+[.$D$105]+[.$E$105]*[.T82]+[.$F$105]*[.T82]^2+[.$G$105]*[.T82]^3+[.$H$105]*[.T82]^4+[.$I$105]*[.T82]^5;&quot;&quot;)))">
            <text:p/>
          </table:table-cell>
          <table:table-cell table:style-name="ce793" table:formula="of:=IF([.T82]=&quot;&quot;;&quot;&quot;;IF([.T82]&lt;[.$C$109];[.T82]+[.$D$109]+[.$E$109]*[.T82]+[.$F$109]*[.T82]^2+[.$G$109]*[.T82]^3+[.$H$109]*[.T82]^4+[.$I$109]*[.T82]^5;IF([.T82]&gt;=[.$C$109];[.T82]+[.$D$110]+[.$E$110]*[.T82]+[.$F$110]*[.T82]^2+[.$G$110]*[.T82]^3+[.$H$110]*[.T82]^4;&quot;&quot;)))">
            <text:p/>
          </table:table-cell>
          <table:table-cell table:style-name="ce793" table:formula="of:=IF([.T82]=&quot;&quot;;&quot;&quot;;IF([.T82]&lt;[.$C$116];[.$D$116]+[.$E$116]*[.T82]+[.$F$116]*[.T82]^2+[.$G$116]*[.T82]^3;IF([.T82]&gt;=[.$C$117];[.$D$117]+[.$E$117]*[.T82]+[.$F$117]*[.T82]^2+[.$G$117]*[.T82]^3+[.$H$117]*[.T82]^4;&quot;&quot;)))">
            <text:p/>
          </table:table-cell>
          <table:table-cell table:style-name="ce793" table:formula="of:=IF([.T82]=&quot;&quot;;&quot;&quot;;IF([.T82]&lt;[.$C$120];[.$D$120]+[.$E$120]*[.T82]+[.$F$120]*[.T82]^2+[.$G$120]*[.T82]^3;IF([.T82]&gt;=[.$C$121];[.$D$121]+[.$E$121]*[.T82];&quot;&quot;)))">
            <text:p/>
          </table:table-cell>
          <table:table-cell table:style-name="ce793" table:formula="of:=IF([.T82]=&quot;&quot;;&quot;&quot;;IF([.T82]&lt;[.$C$124];[.$D$124]+[.$E$124]*[.T82]+[.$F$124]*[.T82]^2;IF([.T82]&gt;=[.$C$126];[.$D$126]+[.$E$126]*[.T82];[.$D$125]+[.$E$125]*[.T82])))">
            <text:p/>
          </table:table-cell>
          <table:table-cell table:number-columns-repeated="999"/>
        </table:table-row>
        <table:table-row table:style-name="ro33">
          <table:table-cell table:style-name="ce744" office:value-type="string" calcext:value-type="string">
            <text:p>Half Value Layer</text:p>
          </table:table-cell>
          <table:table-cell table:number-columns-repeated="12"/>
          <table:table-cell table:style-name="ce240" table:number-columns-repeated="6"/>
          <table:table-cell table:style-name="ce725" table:formula="of:=IF([Sheet1.AM19]=&quot;&quot;;&quot;&quot;;[Sheet1.AM19])">
            <text:p/>
          </table:table-cell>
          <table:table-cell table:style-name="ce793" table:formula="of:=IF([.T83]=&quot;&quot;;&quot;&quot;;IF([.T83]&lt;[.$C$104];[.T83]+[.$D$104]+[.$E$104]*[.T83]+[.$F$104]*[.T83]^2+[.$G$104]*[.T83]^3;IF([.T83]&gt;=[.$C$104];[.T83]+[.$D$105]+[.$E$105]*[.T83]+[.$F$105]*[.T83]^2+[.$G$105]*[.T83]^3+[.$H$105]*[.T83]^4+[.$I$105]*[.T83]^5;&quot;&quot;)))">
            <text:p/>
          </table:table-cell>
          <table:table-cell table:style-name="ce793" table:formula="of:=IF([.T83]=&quot;&quot;;&quot;&quot;;IF([.T83]&lt;[.$C$109];[.T83]+[.$D$109]+[.$E$109]*[.T83]+[.$F$109]*[.T83]^2+[.$G$109]*[.T83]^3+[.$H$109]*[.T83]^4+[.$I$109]*[.T83]^5;IF([.T83]&gt;=[.$C$109];[.T83]+[.$D$110]+[.$E$110]*[.T83]+[.$F$110]*[.T83]^2+[.$G$110]*[.T83]^3+[.$H$110]*[.T83]^4;&quot;&quot;)))">
            <text:p/>
          </table:table-cell>
          <table:table-cell table:style-name="ce793" table:formula="of:=IF([.T83]=&quot;&quot;;&quot;&quot;;IF([.T83]&lt;[.$C$116];[.$D$116]+[.$E$116]*[.T83]+[.$F$116]*[.T83]^2+[.$G$116]*[.T83]^3;IF([.T83]&gt;=[.$C$117];[.$D$117]+[.$E$117]*[.T83]+[.$F$117]*[.T83]^2+[.$G$117]*[.T83]^3+[.$H$117]*[.T83]^4;&quot;&quot;)))">
            <text:p/>
          </table:table-cell>
          <table:table-cell table:style-name="ce793" table:formula="of:=IF([.T83]=&quot;&quot;;&quot;&quot;;IF([.T83]&lt;[.$C$120];[.$D$120]+[.$E$120]*[.T83]+[.$F$120]*[.T83]^2+[.$G$120]*[.T83]^3;IF([.T83]&gt;=[.$C$121];[.$D$121]+[.$E$121]*[.T83];&quot;&quot;)))">
            <text:p/>
          </table:table-cell>
          <table:table-cell table:style-name="ce793" table:formula="of:=IF([.T83]=&quot;&quot;;&quot;&quot;;IF([.T83]&lt;[.$C$124];[.$D$124]+[.$E$124]*[.T83]+[.$F$124]*[.T83]^2;IF([.T83]&gt;=[.$C$126];[.$D$126]+[.$E$126]*[.T83];[.$D$125]+[.$E$125]*[.T83])))">
            <text:p/>
          </table:table-cell>
          <table:table-cell table:number-columns-repeated="999"/>
        </table:table-row>
        <table:table-row table:style-name="ro33">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HVL</text:p>
          </table:table-cell>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HVL</text:p>
          </table:table-cell>
          <table:table-cell table:style-name="ce750" office:value-type="string" calcext:value-type="string">
            <text:p>Target</text:p>
          </table:table-cell>
          <table:table-cell table:style-name="ce751" office:value-type="string" calcext:value-type="string">
            <text:p>kV</text:p>
          </table:table-cell>
          <table:table-cell table:style-name="ce751" office:value-type="string" calcext:value-type="string">
            <text:p>HVL</text:p>
          </table:table-cell>
          <table:table-cell table:style-name="ce240"/>
          <table:table-cell table:number-columns-repeated="3"/>
          <table:table-cell table:style-name="ce240" table:number-columns-repeated="6"/>
          <table:table-cell table:style-name="ce725" table:formula="of:=IF([Sheet1.AM20]=&quot;&quot;;&quot;&quot;;[Sheet1.AM20])">
            <text:p/>
          </table:table-cell>
          <table:table-cell table:style-name="ce793" table:formula="of:=IF([.T84]=&quot;&quot;;&quot;&quot;;IF([.T84]&lt;[.$C$104];[.T84]+[.$D$104]+[.$E$104]*[.T84]+[.$F$104]*[.T84]^2+[.$G$104]*[.T84]^3;IF([.T84]&gt;=[.$C$104];[.T84]+[.$D$105]+[.$E$105]*[.T84]+[.$F$105]*[.T84]^2+[.$G$105]*[.T84]^3+[.$H$105]*[.T84]^4+[.$I$105]*[.T84]^5;&quot;&quot;)))">
            <text:p/>
          </table:table-cell>
          <table:table-cell table:style-name="ce793" table:formula="of:=IF([.T84]=&quot;&quot;;&quot;&quot;;IF([.T84]&lt;[.$C$109];[.T84]+[.$D$109]+[.$E$109]*[.T84]+[.$F$109]*[.T84]^2+[.$G$109]*[.T84]^3+[.$H$109]*[.T84]^4+[.$I$109]*[.T84]^5;IF([.T84]&gt;=[.$C$109];[.T84]+[.$D$110]+[.$E$110]*[.T84]+[.$F$110]*[.T84]^2+[.$G$110]*[.T84]^3+[.$H$110]*[.T84]^4;&quot;&quot;)))">
            <text:p/>
          </table:table-cell>
          <table:table-cell table:style-name="ce793" table:formula="of:=IF([.T84]=&quot;&quot;;&quot;&quot;;IF([.T84]&lt;[.$C$116];[.$D$116]+[.$E$116]*[.T84]+[.$F$116]*[.T84]^2+[.$G$116]*[.T84]^3;IF([.T84]&gt;=[.$C$117];[.$D$117]+[.$E$117]*[.T84]+[.$F$117]*[.T84]^2+[.$G$117]*[.T84]^3+[.$H$117]*[.T84]^4;&quot;&quot;)))">
            <text:p/>
          </table:table-cell>
          <table:table-cell table:style-name="ce793" table:formula="of:=IF([.T84]=&quot;&quot;;&quot;&quot;;IF([.T84]&lt;[.$C$120];[.$D$120]+[.$E$120]*[.T84]+[.$F$120]*[.T84]^2+[.$G$120]*[.T84]^3;IF([.T84]&gt;=[.$C$121];[.$D$121]+[.$E$121]*[.T84];&quot;&quot;)))">
            <text:p/>
          </table:table-cell>
          <table:table-cell table:style-name="ce793" table:formula="of:=IF([.T84]=&quot;&quot;;&quot;&quot;;IF([.T84]&lt;[.$C$124];[.$D$124]+[.$E$124]*[.T84]+[.$F$124]*[.T84]^2;IF([.T84]&gt;=[.$C$126];[.$D$126]+[.$E$126]*[.T84];[.$D$125]+[.$E$125]*[.T84])))">
            <text:p/>
          </table:table-cell>
          <table:table-cell table:number-columns-repeated="999"/>
        </table:table-row>
        <table:table-row table:style-name="ro33">
          <table:table-cell table:style-name="ce751" table:formula="of:=[Sheet1.V21]">
            <text:p/>
          </table:table-cell>
          <table:table-cell table:style-name="ce751" table:formula="of:=[HVLProcessing.A1]" office:value-type="float" office:value="24" calcext:value-type="float">
            <text:p>24</text:p>
          </table:table-cell>
          <table:table-cell table:style-name="ce770" table:formula="of:=[HVLProcessing.G3]">
            <text:p/>
          </table:table-cell>
          <table:table-cell table:style-name="ce751" table:formula="of:=[Sheet1.V21]">
            <text:p/>
          </table:table-cell>
          <table:table-cell table:style-name="ce751" table:formula="of:=[HVLProcessing.I1]" office:value-type="float" office:value="28" calcext:value-type="float">
            <text:p>28</text:p>
          </table:table-cell>
          <table:table-cell table:style-name="ce770" table:formula="of:=[HVLProcessing.O3]">
            <text:p/>
          </table:table-cell>
          <table:table-cell table:style-name="ce751" table:formula="of:=[Sheet1.V21]">
            <text:p/>
          </table:table-cell>
          <table:table-cell table:style-name="ce768" table:formula="of:=[HVLProcessing.Q1]" office:value-type="float" office:value="28" calcext:value-type="float">
            <text:p>28</text:p>
          </table:table-cell>
          <table:table-cell table:style-name="ce783" table:formula="of:=[HVLProcessing.W3]">
            <text:p/>
          </table:table-cell>
          <table:table-cell table:style-name="ce240"/>
          <table:table-cell table:number-columns-repeated="3"/>
          <table:table-cell table:style-name="ce240" table:number-columns-repeated="6"/>
          <table:table-cell table:style-name="ce725" table:formula="of:=IF([Sheet1.AM21]=&quot;&quot;;&quot;&quot;;[Sheet1.AM21])">
            <text:p/>
          </table:table-cell>
          <table:table-cell table:style-name="ce793" table:formula="of:=IF([.T85]=&quot;&quot;;&quot;&quot;;IF([.T85]&lt;[.$C$104];[.T85]+[.$D$104]+[.$E$104]*[.T85]+[.$F$104]*[.T85]^2+[.$G$104]*[.T85]^3;IF([.T85]&gt;=[.$C$104];[.T85]+[.$D$105]+[.$E$105]*[.T85]+[.$F$105]*[.T85]^2+[.$G$105]*[.T85]^3+[.$H$105]*[.T85]^4+[.$I$105]*[.T85]^5;&quot;&quot;)))">
            <text:p/>
          </table:table-cell>
          <table:table-cell table:style-name="ce793" table:formula="of:=IF([.T85]=&quot;&quot;;&quot;&quot;;IF([.T85]&lt;[.$C$109];[.T85]+[.$D$109]+[.$E$109]*[.T85]+[.$F$109]*[.T85]^2+[.$G$109]*[.T85]^3+[.$H$109]*[.T85]^4+[.$I$109]*[.T85]^5;IF([.T85]&gt;=[.$C$109];[.T85]+[.$D$110]+[.$E$110]*[.T85]+[.$F$110]*[.T85]^2+[.$G$110]*[.T85]^3+[.$H$110]*[.T85]^4;&quot;&quot;)))">
            <text:p/>
          </table:table-cell>
          <table:table-cell table:style-name="ce793" table:formula="of:=IF([.T85]=&quot;&quot;;&quot;&quot;;IF([.T85]&lt;[.$C$116];[.$D$116]+[.$E$116]*[.T85]+[.$F$116]*[.T85]^2+[.$G$116]*[.T85]^3;IF([.T85]&gt;=[.$C$117];[.$D$117]+[.$E$117]*[.T85]+[.$F$117]*[.T85]^2+[.$G$117]*[.T85]^3+[.$H$117]*[.T85]^4;&quot;&quot;)))">
            <text:p/>
          </table:table-cell>
          <table:table-cell table:style-name="ce793" table:formula="of:=IF([.T85]=&quot;&quot;;&quot;&quot;;IF([.T85]&lt;[.$C$120];[.$D$120]+[.$E$120]*[.T85]+[.$F$120]*[.T85]^2+[.$G$120]*[.T85]^3;IF([.T85]&gt;=[.$C$121];[.$D$121]+[.$E$121]*[.T85];&quot;&quot;)))">
            <text:p/>
          </table:table-cell>
          <table:table-cell table:style-name="ce793" table:formula="of:=IF([.T85]=&quot;&quot;;&quot;&quot;;IF([.T85]&lt;[.$C$124];[.$D$124]+[.$E$124]*[.T85]+[.$F$124]*[.T85]^2;IF([.T85]&gt;=[.$C$126];[.$D$126]+[.$E$126]*[.T85];[.$D$125]+[.$E$125]*[.T85])))">
            <text:p/>
          </table:table-cell>
          <table:table-cell table:number-columns-repeated="999"/>
        </table:table-row>
        <table:table-row table:style-name="ro33">
          <table:table-cell table:style-name="ce750" office:value-type="string" calcext:value-type="string">
            <text:p>Filter</text:p>
          </table:table-cell>
          <table:table-cell table:style-name="ce751" table:formula="of:=[HVLProcessing.A9]" office:value-type="float" office:value="25" calcext:value-type="float">
            <text:p>25</text:p>
          </table:table-cell>
          <table:table-cell table:style-name="ce770" table:formula="of:=[HVLProcessing.G11]">
            <text:p/>
          </table:table-cell>
          <table:table-cell table:style-name="ce750" office:value-type="string" calcext:value-type="string">
            <text:p>Filter</text:p>
          </table:table-cell>
          <table:table-cell table:style-name="ce751" table:formula="of:=[HVLProcessing.I9]" office:value-type="float" office:value="30" calcext:value-type="float">
            <text:p>30</text:p>
          </table:table-cell>
          <table:table-cell table:style-name="ce770" table:formula="of:=[HVLProcessing.O11]">
            <text:p/>
          </table:table-cell>
          <table:table-cell table:style-name="ce750" office:value-type="string" calcext:value-type="string">
            <text:p>Filter</text:p>
          </table:table-cell>
          <table:table-cell table:style-name="ce768" table:formula="of:=[HVLProcessing.Q9]" office:value-type="float" office:value="30" calcext:value-type="float">
            <text:p>30</text:p>
          </table:table-cell>
          <table:table-cell table:style-name="ce783" table:formula="of:=[HVLProcessing.W11]">
            <text:p/>
          </table:table-cell>
          <table:table-cell table:style-name="ce240"/>
          <table:table-cell table:number-columns-repeated="3"/>
          <table:table-cell table:style-name="ce240" table:number-columns-repeated="6"/>
          <table:table-cell table:style-name="ce725" table:formula="of:=IF([Sheet1.AM22]=&quot;&quot;;&quot;&quot;;[Sheet1.AM22])">
            <text:p/>
          </table:table-cell>
          <table:table-cell table:style-name="ce793" table:formula="of:=IF([.T86]=&quot;&quot;;&quot;&quot;;IF([.T86]&lt;[.$C$104];[.T86]+[.$D$104]+[.$E$104]*[.T86]+[.$F$104]*[.T86]^2+[.$G$104]*[.T86]^3;IF([.T86]&gt;=[.$C$104];[.T86]+[.$D$105]+[.$E$105]*[.T86]+[.$F$105]*[.T86]^2+[.$G$105]*[.T86]^3+[.$H$105]*[.T86]^4+[.$I$105]*[.T86]^5;&quot;&quot;)))">
            <text:p/>
          </table:table-cell>
          <table:table-cell table:style-name="ce793" table:formula="of:=IF([.T86]=&quot;&quot;;&quot;&quot;;IF([.T86]&lt;[.$C$109];[.T86]+[.$D$109]+[.$E$109]*[.T86]+[.$F$109]*[.T86]^2+[.$G$109]*[.T86]^3+[.$H$109]*[.T86]^4+[.$I$109]*[.T86]^5;IF([.T86]&gt;=[.$C$109];[.T86]+[.$D$110]+[.$E$110]*[.T86]+[.$F$110]*[.T86]^2+[.$G$110]*[.T86]^3+[.$H$110]*[.T86]^4;&quot;&quot;)))">
            <text:p/>
          </table:table-cell>
          <table:table-cell table:style-name="ce793" table:formula="of:=IF([.T86]=&quot;&quot;;&quot;&quot;;IF([.T86]&lt;[.$C$116];[.$D$116]+[.$E$116]*[.T86]+[.$F$116]*[.T86]^2+[.$G$116]*[.T86]^3;IF([.T86]&gt;=[.$C$117];[.$D$117]+[.$E$117]*[.T86]+[.$F$117]*[.T86]^2+[.$G$117]*[.T86]^3+[.$H$117]*[.T86]^4;&quot;&quot;)))">
            <text:p/>
          </table:table-cell>
          <table:table-cell table:style-name="ce793" table:formula="of:=IF([.T86]=&quot;&quot;;&quot;&quot;;IF([.T86]&lt;[.$C$120];[.$D$120]+[.$E$120]*[.T86]+[.$F$120]*[.T86]^2+[.$G$120]*[.T86]^3;IF([.T86]&gt;=[.$C$121];[.$D$121]+[.$E$121]*[.T86];&quot;&quot;)))">
            <text:p/>
          </table:table-cell>
          <table:table-cell table:style-name="ce793" table:formula="of:=IF([.T86]=&quot;&quot;;&quot;&quot;;IF([.T86]&lt;[.$C$124];[.$D$124]+[.$E$124]*[.T86]+[.$F$124]*[.T86]^2;IF([.T86]&gt;=[.$C$126];[.$D$126]+[.$E$126]*[.T86];[.$D$125]+[.$E$125]*[.T86])))">
            <text:p/>
          </table:table-cell>
          <table:table-cell table:number-columns-repeated="999"/>
        </table:table-row>
        <table:table-row table:style-name="ro33">
          <table:table-cell table:style-name="ce751" table:formula="of:=[Sheet1.V24]">
            <text:p/>
          </table:table-cell>
          <table:table-cell table:style-name="ce751" table:formula="of:=[HVLProcessing.A17]" office:value-type="float" office:value="28" calcext:value-type="float">
            <text:p>28</text:p>
          </table:table-cell>
          <table:table-cell table:style-name="ce770" table:formula="of:=[HVLProcessing.G19]">
            <text:p/>
          </table:table-cell>
          <table:table-cell table:style-name="ce751" table:formula="of:=[Sheet1.V25]">
            <text:p/>
          </table:table-cell>
          <table:table-cell table:style-name="ce751" table:formula="of:=[HVLProcessing.I17]" office:value-type="float" office:value="32" calcext:value-type="float">
            <text:p>32</text:p>
          </table:table-cell>
          <table:table-cell table:style-name="ce770" table:formula="of:=[HVLProcessing.O19]">
            <text:p/>
          </table:table-cell>
          <table:table-cell table:style-name="ce751" table:formula="of:=[Sheet1.V26]">
            <text:p/>
          </table:table-cell>
          <table:table-cell table:style-name="ce768" table:formula="of:=[HVLProcessing.Q17]" office:value-type="float" office:value="32" calcext:value-type="float">
            <text:p>32</text:p>
          </table:table-cell>
          <table:table-cell table:style-name="ce783" table:formula="of:=[HVLProcessing.W19]">
            <text:p/>
          </table:table-cell>
          <table:table-cell table:style-name="ce240"/>
          <table:table-cell table:number-columns-repeated="3"/>
          <table:table-cell table:style-name="ce240" table:number-columns-repeated="6"/>
          <table:table-cell table:style-name="ce725" table:formula="of:=IF([Sheet1.AM23]=&quot;&quot;;&quot;&quot;;[Sheet1.AM23])">
            <text:p/>
          </table:table-cell>
          <table:table-cell table:style-name="ce793" table:formula="of:=IF([.T87]=&quot;&quot;;&quot;&quot;;IF([.T87]&lt;[.$C$104];[.T87]+[.$D$104]+[.$E$104]*[.T87]+[.$F$104]*[.T87]^2+[.$G$104]*[.T87]^3;IF([.T87]&gt;=[.$C$104];[.T87]+[.$D$105]+[.$E$105]*[.T87]+[.$F$105]*[.T87]^2+[.$G$105]*[.T87]^3+[.$H$105]*[.T87]^4+[.$I$105]*[.T87]^5;&quot;&quot;)))">
            <text:p/>
          </table:table-cell>
          <table:table-cell table:style-name="ce793" table:formula="of:=IF([.T87]=&quot;&quot;;&quot;&quot;;IF([.T87]&lt;[.$C$109];[.T87]+[.$D$109]+[.$E$109]*[.T87]+[.$F$109]*[.T87]^2+[.$G$109]*[.T87]^3+[.$H$109]*[.T87]^4+[.$I$109]*[.T87]^5;IF([.T87]&gt;=[.$C$109];[.T87]+[.$D$110]+[.$E$110]*[.T87]+[.$F$110]*[.T87]^2+[.$G$110]*[.T87]^3+[.$H$110]*[.T87]^4;&quot;&quot;)))">
            <text:p/>
          </table:table-cell>
          <table:table-cell table:style-name="ce793" table:formula="of:=IF([.T87]=&quot;&quot;;&quot;&quot;;IF([.T87]&lt;[.$C$116];[.$D$116]+[.$E$116]*[.T87]+[.$F$116]*[.T87]^2+[.$G$116]*[.T87]^3;IF([.T87]&gt;=[.$C$117];[.$D$117]+[.$E$117]*[.T87]+[.$F$117]*[.T87]^2+[.$G$117]*[.T87]^3+[.$H$117]*[.T87]^4;&quot;&quot;)))">
            <text:p/>
          </table:table-cell>
          <table:table-cell table:style-name="ce793" table:formula="of:=IF([.T87]=&quot;&quot;;&quot;&quot;;IF([.T87]&lt;[.$C$120];[.$D$120]+[.$E$120]*[.T87]+[.$F$120]*[.T87]^2+[.$G$120]*[.T87]^3;IF([.T87]&gt;=[.$C$121];[.$D$121]+[.$E$121]*[.T87];&quot;&quot;)))">
            <text:p/>
          </table:table-cell>
          <table:table-cell table:style-name="ce793" table:formula="of:=IF([.T87]=&quot;&quot;;&quot;&quot;;IF([.T87]&lt;[.$C$124];[.$D$124]+[.$E$124]*[.T87]+[.$F$124]*[.T87]^2;IF([.T87]&gt;=[.$C$126];[.$D$126]+[.$E$126]*[.T87];[.$D$125]+[.$E$125]*[.T87])))">
            <text:p/>
          </table:table-cell>
          <table:table-cell table:number-columns-repeated="999"/>
        </table:table-row>
        <table:table-row table:style-name="ro33">
          <table:table-cell/>
          <table:table-cell table:style-name="ce751" table:formula="of:=[HVLProcessing.A25]" office:value-type="float" office:value="32" calcext:value-type="float">
            <text:p>32</text:p>
          </table:table-cell>
          <table:table-cell table:style-name="ce770" table:formula="of:=[HVLProcessing.G27]">
            <text:p/>
          </table:table-cell>
          <table:table-cell/>
          <table:table-cell table:style-name="ce751" table:formula="of:=[HVLProcessing.I25]" office:value-type="float" office:value="34" calcext:value-type="float">
            <text:p>34</text:p>
          </table:table-cell>
          <table:table-cell table:style-name="ce770" table:formula="of:=[HVLProcessing.O27]">
            <text:p/>
          </table:table-cell>
          <table:table-cell/>
          <table:table-cell table:style-name="ce768" table:formula="of:=[HVLProcessing.Q25]" office:value-type="float" office:value="34" calcext:value-type="float">
            <text:p>34</text:p>
          </table:table-cell>
          <table:table-cell table:style-name="ce783" table:formula="of:=[HVLProcessing.W27]">
            <text:p/>
          </table:table-cell>
          <table:table-cell table:style-name="ce240"/>
          <table:table-cell table:number-columns-repeated="3"/>
          <table:table-cell table:style-name="ce240" table:number-columns-repeated="6"/>
          <table:table-cell table:style-name="ce725" table:formula="of:=IF([Sheet1.AM24]=&quot;&quot;;&quot;&quot;;[Sheet1.AM24])">
            <text:p/>
          </table:table-cell>
          <table:table-cell table:style-name="ce793" table:formula="of:=IF([.T88]=&quot;&quot;;&quot;&quot;;IF([.T88]&lt;[.$C$104];[.T88]+[.$D$104]+[.$E$104]*[.T88]+[.$F$104]*[.T88]^2+[.$G$104]*[.T88]^3;IF([.T88]&gt;=[.$C$104];[.T88]+[.$D$105]+[.$E$105]*[.T88]+[.$F$105]*[.T88]^2+[.$G$105]*[.T88]^3+[.$H$105]*[.T88]^4+[.$I$105]*[.T88]^5;&quot;&quot;)))">
            <text:p/>
          </table:table-cell>
          <table:table-cell table:style-name="ce793" table:formula="of:=IF([.T88]=&quot;&quot;;&quot;&quot;;IF([.T88]&lt;[.$C$109];[.T88]+[.$D$109]+[.$E$109]*[.T88]+[.$F$109]*[.T88]^2+[.$G$109]*[.T88]^3+[.$H$109]*[.T88]^4+[.$I$109]*[.T88]^5;IF([.T88]&gt;=[.$C$109];[.T88]+[.$D$110]+[.$E$110]*[.T88]+[.$F$110]*[.T88]^2+[.$G$110]*[.T88]^3+[.$H$110]*[.T88]^4;&quot;&quot;)))">
            <text:p/>
          </table:table-cell>
          <table:table-cell table:style-name="ce793" table:formula="of:=IF([.T88]=&quot;&quot;;&quot;&quot;;IF([.T88]&lt;[.$C$116];[.$D$116]+[.$E$116]*[.T88]+[.$F$116]*[.T88]^2+[.$G$116]*[.T88]^3;IF([.T88]&gt;=[.$C$117];[.$D$117]+[.$E$117]*[.T88]+[.$F$117]*[.T88]^2+[.$G$117]*[.T88]^3+[.$H$117]*[.T88]^4;&quot;&quot;)))">
            <text:p/>
          </table:table-cell>
          <table:table-cell table:style-name="ce793" table:formula="of:=IF([.T88]=&quot;&quot;;&quot;&quot;;IF([.T88]&lt;[.$C$120];[.$D$120]+[.$E$120]*[.T88]+[.$F$120]*[.T88]^2+[.$G$120]*[.T88]^3;IF([.T88]&gt;=[.$C$121];[.$D$121]+[.$E$121]*[.T88];&quot;&quot;)))">
            <text:p/>
          </table:table-cell>
          <table:table-cell table:style-name="ce793" table:formula="of:=IF([.T88]=&quot;&quot;;&quot;&quot;;IF([.T88]&lt;[.$C$124];[.$D$124]+[.$E$124]*[.T88]+[.$F$124]*[.T88]^2;IF([.T88]&gt;=[.$C$126];[.$D$126]+[.$E$126]*[.T88];[.$D$125]+[.$E$125]*[.T88])))">
            <text:p/>
          </table:table-cell>
          <table:table-cell table:number-columns-repeated="999"/>
        </table:table-row>
        <table:table-row table:style-name="ro33">
          <table:table-cell/>
          <table:table-cell table:style-name="ce379" table:formula="of:=[HVLProcessing.A33]" office:value-type="float" office:value="34" calcext:value-type="float">
            <text:p>34</text:p>
          </table:table-cell>
          <table:table-cell table:style-name="ce771" table:formula="of:=[HVLProcessing.G35]">
            <text:p/>
          </table:table-cell>
          <table:table-cell/>
          <table:table-cell table:style-name="ce762" office:value-type="string" calcext:value-type="string">
            <text:p>Slope:</text:p>
          </table:table-cell>
          <table:table-cell table:style-name="ce751" table:formula="of:=SLOPE([Tables.F85:.F88];[Tables.E85:.E88])" office:value-type="string" office:string-value="" calcext:value-type="error">
            <text:p>#VALUE!</text:p>
          </table:table-cell>
          <table:table-cell/>
          <table:table-cell table:style-name="ce768" table:formula="of:=[HVLProcessing.Q33]" office:value-type="float" office:value="38" calcext:value-type="float">
            <text:p>38</text:p>
          </table:table-cell>
          <table:table-cell table:style-name="ce783" table:formula="of:=[HVLProcessing.W35]">
            <text:p/>
          </table:table-cell>
          <table:table-cell table:style-name="ce240"/>
          <table:table-cell table:number-columns-repeated="3"/>
          <table:table-cell table:style-name="ce240" table:number-columns-repeated="6"/>
          <table:table-cell table:style-name="ce725" table:formula="of:=IF([Sheet1.AM25]=&quot;&quot;;&quot;&quot;;[Sheet1.AM25])">
            <text:p/>
          </table:table-cell>
          <table:table-cell table:style-name="ce793" table:formula="of:=IF([.T89]=&quot;&quot;;&quot;&quot;;IF([.T89]&lt;[.$C$104];[.T89]+[.$D$104]+[.$E$104]*[.T89]+[.$F$104]*[.T89]^2+[.$G$104]*[.T89]^3;IF([.T89]&gt;=[.$C$104];[.T89]+[.$D$105]+[.$E$105]*[.T89]+[.$F$105]*[.T89]^2+[.$G$105]*[.T89]^3+[.$H$105]*[.T89]^4+[.$I$105]*[.T89]^5;&quot;&quot;)))">
            <text:p/>
          </table:table-cell>
          <table:table-cell table:style-name="ce793" table:formula="of:=IF([.T89]=&quot;&quot;;&quot;&quot;;IF([.T89]&lt;[.$C$109];[.T89]+[.$D$109]+[.$E$109]*[.T89]+[.$F$109]*[.T89]^2+[.$G$109]*[.T89]^3+[.$H$109]*[.T89]^4+[.$I$109]*[.T89]^5;IF([.T89]&gt;=[.$C$109];[.T89]+[.$D$110]+[.$E$110]*[.T89]+[.$F$110]*[.T89]^2+[.$G$110]*[.T89]^3+[.$H$110]*[.T89]^4;&quot;&quot;)))">
            <text:p/>
          </table:table-cell>
          <table:table-cell table:style-name="ce793" table:formula="of:=IF([.T89]=&quot;&quot;;&quot;&quot;;IF([.T89]&lt;[.$C$116];[.$D$116]+[.$E$116]*[.T89]+[.$F$116]*[.T89]^2+[.$G$116]*[.T89]^3;IF([.T89]&gt;=[.$C$117];[.$D$117]+[.$E$117]*[.T89]+[.$F$117]*[.T89]^2+[.$G$117]*[.T89]^3+[.$H$117]*[.T89]^4;&quot;&quot;)))">
            <text:p/>
          </table:table-cell>
          <table:table-cell table:style-name="ce793" table:formula="of:=IF([.T89]=&quot;&quot;;&quot;&quot;;IF([.T89]&lt;[.$C$120];[.$D$120]+[.$E$120]*[.T89]+[.$F$120]*[.T89]^2+[.$G$120]*[.T89]^3;IF([.T89]&gt;=[.$C$121];[.$D$121]+[.$E$121]*[.T89];&quot;&quot;)))">
            <text:p/>
          </table:table-cell>
          <table:table-cell table:style-name="ce793" table:formula="of:=IF([.T89]=&quot;&quot;;&quot;&quot;;IF([.T89]&lt;[.$C$124];[.$D$124]+[.$E$124]*[.T89]+[.$F$124]*[.T89]^2;IF([.T89]&gt;=[.$C$126];[.$D$126]+[.$E$126]*[.T89];[.$D$125]+[.$E$125]*[.T89])))">
            <text:p/>
          </table:table-cell>
          <table:table-cell table:number-columns-repeated="999"/>
        </table:table-row>
        <table:table-row table:style-name="ro33">
          <table:table-cell/>
          <table:table-cell table:style-name="ce762" office:value-type="string" calcext:value-type="string">
            <text:p>Slope:</text:p>
          </table:table-cell>
          <table:table-cell table:style-name="ce751" table:formula="of:=SLOPE([Tables.C85:.C89];[Tables.B85:.B89])" office:value-type="string" office:string-value="" calcext:value-type="error">
            <text:p>#VALUE!</text:p>
          </table:table-cell>
          <table:table-cell/>
          <table:table-cell table:style-name="ce762" office:value-type="string" calcext:value-type="string">
            <text:p>Intercept:</text:p>
          </table:table-cell>
          <table:table-cell table:style-name="ce751" table:formula="of:=INTERCEPT([Tables.F85:.F88];[Tables.E85:.E88])" office:value-type="string" office:string-value="" calcext:value-type="error">
            <text:p>#VALUE!</text:p>
          </table:table-cell>
          <table:table-cell/>
          <table:table-cell table:style-name="ce762" office:value-type="string" calcext:value-type="string">
            <text:p>Slope:</text:p>
          </table:table-cell>
          <table:table-cell table:style-name="ce751" table:formula="of:=SLOPE([Tables.I85:.I89];[Tables.H85:.H89])" office:value-type="string" office:string-value="" calcext:value-type="error">
            <text:p>#VALUE!</text:p>
          </table:table-cell>
          <table:table-cell table:style-name="ce240"/>
          <table:table-cell table:number-columns-repeated="3"/>
          <table:table-cell table:style-name="ce240" table:number-columns-repeated="6"/>
          <table:table-cell table:style-name="ce280" table:formula="of:=IF([Sheet1.AM26]=&quot;&quot;;&quot;&quot;;[Sheet1.AM26])">
            <text:p/>
          </table:table-cell>
          <table:table-cell table:style-name="ce793" table:formula="of:=IF([.T90]=&quot;&quot;;&quot;&quot;;IF([.T90]&lt;[.$C$104];[.T90]+[.$D$104]+[.$E$104]*[.T90]+[.$F$104]*[.T90]^2+[.$G$104]*[.T90]^3;IF([.T90]&gt;=[.$C$104];[.T90]+[.$D$105]+[.$E$105]*[.T90]+[.$F$105]*[.T90]^2+[.$G$105]*[.T90]^3+[.$H$105]*[.T90]^4+[.$I$105]*[.T90]^5;&quot;&quot;)))">
            <text:p/>
          </table:table-cell>
          <table:table-cell table:style-name="ce793" table:formula="of:=IF([.T90]=&quot;&quot;;&quot;&quot;;IF([.T90]&lt;[.$C$109];[.T90]+[.$D$109]+[.$E$109]*[.T90]+[.$F$109]*[.T90]^2+[.$G$109]*[.T90]^3+[.$H$109]*[.T90]^4+[.$I$109]*[.T90]^5;IF([.T90]&gt;=[.$C$109];[.T90]+[.$D$110]+[.$E$110]*[.T90]+[.$F$110]*[.T90]^2+[.$G$110]*[.T90]^3+[.$H$110]*[.T90]^4;&quot;&quot;)))">
            <text:p/>
          </table:table-cell>
          <table:table-cell table:style-name="ce793" table:formula="of:=IF([.T90]=&quot;&quot;;&quot;&quot;;IF([.T90]&lt;[.$C$116];[.$D$116]+[.$E$116]*[.T90]+[.$F$116]*[.T90]^2+[.$G$116]*[.T90]^3;IF([.T90]&gt;=[.$C$117];[.$D$117]+[.$E$117]*[.T90]+[.$F$117]*[.T90]^2+[.$G$117]*[.T90]^3+[.$H$117]*[.T90]^4;&quot;&quot;)))">
            <text:p/>
          </table:table-cell>
          <table:table-cell table:style-name="ce793" table:formula="of:=IF([.T90]=&quot;&quot;;&quot;&quot;;IF([.T90]&lt;[.$C$120];[.$D$120]+[.$E$120]*[.T90]+[.$F$120]*[.T90]^2+[.$G$120]*[.T90]^3;IF([.T90]&gt;=[.$C$121];[.$D$121]+[.$E$121]*[.T90];&quot;&quot;)))">
            <text:p/>
          </table:table-cell>
          <table:table-cell table:style-name="ce793" table:formula="of:=IF([.T90]=&quot;&quot;;&quot;&quot;;IF([.T90]&lt;[.$C$124];[.$D$124]+[.$E$124]*[.T90]+[.$F$124]*[.T90]^2;IF([.T90]&gt;=[.$C$126];[.$D$126]+[.$E$126]*[.T90];[.$D$125]+[.$E$125]*[.T90])))">
            <text:p/>
          </table:table-cell>
          <table:table-cell table:number-columns-repeated="999"/>
        </table:table-row>
        <table:table-row table:style-name="ro33">
          <table:table-cell table:style-name="ce240"/>
          <table:table-cell table:style-name="ce762" office:value-type="string" calcext:value-type="string">
            <text:p>Intercept:</text:p>
          </table:table-cell>
          <table:table-cell table:style-name="ce751" table:formula="of:=INTERCEPT([Tables.C85:.C89];[Tables.B85:.B89])" office:value-type="string" office:string-value="" calcext:value-type="error">
            <text:p>#VALUE!</text:p>
          </table:table-cell>
          <table:table-cell/>
          <table:table-cell table:style-name="ce763" office:value-type="string" calcext:value-type="string">
            <text:p>R^2:</text:p>
          </table:table-cell>
          <table:table-cell table:style-name="ce751" table:formula="of:=RSQ([.F85:.F88];[.E85:.E88])" office:value-type="string" office:string-value="" calcext:value-type="error">
            <text:p>#VALUE!</text:p>
          </table:table-cell>
          <table:table-cell/>
          <table:table-cell table:style-name="ce762" office:value-type="string" calcext:value-type="string">
            <text:p>Intercept:</text:p>
          </table:table-cell>
          <table:table-cell table:style-name="ce751" table:formula="of:=INTERCEPT([Tables.I85:.I89];[Tables.H85:.H89])" office:value-type="string" office:string-value="" calcext:value-type="error">
            <text:p>#VALUE!</text:p>
          </table:table-cell>
          <table:table-cell table:number-columns-repeated="4"/>
          <table:table-cell table:style-name="ce240" table:number-columns-repeated="6"/>
          <table:table-cell table:style-name="ce280" table:formula="of:=IF([Sheet1.AM27]=&quot;&quot;;&quot;&quot;;[Sheet1.AM27])">
            <text:p/>
          </table:table-cell>
          <table:table-cell table:style-name="ce793" table:formula="of:=IF([.T91]=&quot;&quot;;&quot;&quot;;IF([.T91]&lt;[.$C$104];[.T91]+[.$D$104]+[.$E$104]*[.T91]+[.$F$104]*[.T91]^2+[.$G$104]*[.T91]^3;IF([.T91]&gt;=[.$C$104];[.T91]+[.$D$105]+[.$E$105]*[.T91]+[.$F$105]*[.T91]^2+[.$G$105]*[.T91]^3+[.$H$105]*[.T91]^4+[.$I$105]*[.T91]^5;&quot;&quot;)))">
            <text:p/>
          </table:table-cell>
          <table:table-cell table:style-name="ce793" table:formula="of:=IF([.T91]=&quot;&quot;;&quot;&quot;;IF([.T91]&lt;[.$C$109];[.T91]+[.$D$109]+[.$E$109]*[.T91]+[.$F$109]*[.T91]^2+[.$G$109]*[.T91]^3+[.$H$109]*[.T91]^4+[.$I$109]*[.T91]^5;IF([.T91]&gt;=[.$C$109];[.T91]+[.$D$110]+[.$E$110]*[.T91]+[.$F$110]*[.T91]^2+[.$G$110]*[.T91]^3+[.$H$110]*[.T91]^4;&quot;&quot;)))">
            <text:p/>
          </table:table-cell>
          <table:table-cell table:style-name="ce793" table:formula="of:=IF([.T91]=&quot;&quot;;&quot;&quot;;IF([.T91]&lt;[.$C$116];[.$D$116]+[.$E$116]*[.T91]+[.$F$116]*[.T91]^2+[.$G$116]*[.T91]^3;IF([.T91]&gt;=[.$C$117];[.$D$117]+[.$E$117]*[.T91]+[.$F$117]*[.T91]^2+[.$G$117]*[.T91]^3+[.$H$117]*[.T91]^4;&quot;&quot;)))">
            <text:p/>
          </table:table-cell>
          <table:table-cell table:style-name="ce793" table:formula="of:=IF([.T91]=&quot;&quot;;&quot;&quot;;IF([.T91]&lt;[.$C$120];[.$D$120]+[.$E$120]*[.T91]+[.$F$120]*[.T91]^2+[.$G$120]*[.T91]^3;IF([.T91]&gt;=[.$C$121];[.$D$121]+[.$E$121]*[.T91];&quot;&quot;)))">
            <text:p/>
          </table:table-cell>
          <table:table-cell table:style-name="ce793" table:formula="of:=IF([.T91]=&quot;&quot;;&quot;&quot;;IF([.T91]&lt;[.$C$124];[.$D$124]+[.$E$124]*[.T91]+[.$F$124]*[.T91]^2;IF([.T91]&gt;=[.$C$126];[.$D$126]+[.$E$126]*[.T91];[.$D$125]+[.$E$125]*[.T91])))">
            <text:p/>
          </table:table-cell>
          <table:table-cell table:number-columns-repeated="999"/>
        </table:table-row>
        <table:table-row table:style-name="ro33">
          <table:table-cell table:style-name="ce240"/>
          <table:table-cell table:style-name="ce763" office:value-type="string" calcext:value-type="string">
            <text:p>R^2:</text:p>
          </table:table-cell>
          <table:table-cell table:style-name="ce768" table:formula="of:=RSQ([.C85:.C89];[.B85:.B89])" office:value-type="string" office:string-value="" calcext:value-type="error">
            <text:p>#VALUE!</text:p>
          </table:table-cell>
          <table:table-cell table:style-name="ce240" table:number-columns-repeated="4"/>
          <table:table-cell table:style-name="ce763" office:value-type="string" calcext:value-type="string">
            <text:p>R^2:</text:p>
          </table:table-cell>
          <table:table-cell table:style-name="ce768" table:formula="of:=RSQ([.I85:.I89];[.H85:.H89])" office:value-type="string" office:string-value="" calcext:value-type="error">
            <text:p>#VALUE!</text:p>
          </table:table-cell>
          <table:table-cell table:style-name="ce240"/>
          <table:table-cell table:number-columns-repeated="3"/>
          <table:table-cell table:style-name="ce240" table:number-columns-repeated="6"/>
          <table:table-cell table:style-name="ce280" table:formula="of:=IF([Sheet1.AM28]=&quot;&quot;;&quot;&quot;;[Sheet1.AM28])">
            <text:p/>
          </table:table-cell>
          <table:table-cell table:style-name="ce793" table:formula="of:=IF([.T92]=&quot;&quot;;&quot;&quot;;IF([.T92]&lt;[.$C$104];[.T92]+[.$D$104]+[.$E$104]*[.T92]+[.$F$104]*[.T92]^2+[.$G$104]*[.T92]^3;IF([.T92]&gt;=[.$C$104];[.T92]+[.$D$105]+[.$E$105]*[.T92]+[.$F$105]*[.T92]^2+[.$G$105]*[.T92]^3+[.$H$105]*[.T92]^4+[.$I$105]*[.T92]^5;&quot;&quot;)))">
            <text:p/>
          </table:table-cell>
          <table:table-cell table:style-name="ce793" table:formula="of:=IF([.T92]=&quot;&quot;;&quot;&quot;;IF([.T92]&lt;[.$C$109];[.T92]+[.$D$109]+[.$E$109]*[.T92]+[.$F$109]*[.T92]^2+[.$G$109]*[.T92]^3+[.$H$109]*[.T92]^4+[.$I$109]*[.T92]^5;IF([.T92]&gt;=[.$C$109];[.T92]+[.$D$110]+[.$E$110]*[.T92]+[.$F$110]*[.T92]^2+[.$G$110]*[.T92]^3+[.$H$110]*[.T92]^4;&quot;&quot;)))">
            <text:p/>
          </table:table-cell>
          <table:table-cell table:style-name="ce793" table:formula="of:=IF([.T92]=&quot;&quot;;&quot;&quot;;IF([.T92]&lt;[.$C$116];[.$D$116]+[.$E$116]*[.T92]+[.$F$116]*[.T92]^2+[.$G$116]*[.T92]^3;IF([.T92]&gt;=[.$C$117];[.$D$117]+[.$E$117]*[.T92]+[.$F$117]*[.T92]^2+[.$G$117]*[.T92]^3+[.$H$117]*[.T92]^4;&quot;&quot;)))">
            <text:p/>
          </table:table-cell>
          <table:table-cell table:style-name="ce793" table:formula="of:=IF([.T92]=&quot;&quot;;&quot;&quot;;IF([.T92]&lt;[.$C$120];[.$D$120]+[.$E$120]*[.T92]+[.$F$120]*[.T92]^2+[.$G$120]*[.T92]^3;IF([.T92]&gt;=[.$C$121];[.$D$121]+[.$E$121]*[.T92];&quot;&quot;)))">
            <text:p/>
          </table:table-cell>
          <table:table-cell table:style-name="ce793" table:formula="of:=IF([.T92]=&quot;&quot;;&quot;&quot;;IF([.T92]&lt;[.$C$124];[.$D$124]+[.$E$124]*[.T92]+[.$F$124]*[.T92]^2;IF([.T92]&gt;=[.$C$126];[.$D$126]+[.$E$126]*[.T92];[.$D$125]+[.$E$125]*[.T92])))">
            <text:p/>
          </table:table-cell>
          <table:table-cell table:number-columns-repeated="999"/>
        </table:table-row>
        <table:table-row table:style-name="ro33">
          <table:table-cell table:style-name="ce752" office:value-type="string" calcext:value-type="string">
            <text:p>Target</text:p>
          </table:table-cell>
          <table:table-cell table:style-name="ce764" office:value-type="string" calcext:value-type="string">
            <text:p>Filter</text:p>
          </table:table-cell>
          <table:table-cell table:style-name="ce772" office:value-type="string" calcext:value-type="string">
            <text:p>C</text:p>
          </table:table-cell>
          <table:table-cell table:style-name="ce240"/>
          <table:table-cell table:style-name="ce780" office:value-type="string" calcext:value-type="string">
            <text:p>Critiera:</text:p>
          </table:table-cell>
          <table:table-cell table:style-name="ce780" office:value-type="string" calcext:value-type="string">
            <text:p>Min HVL &gt; kV/100 (no paddle)</text:p>
          </table:table-cell>
          <table:table-cell table:style-name="ce780"/>
          <table:table-cell table:style-name="ce240" table:number-columns-repeated="3"/>
          <table:table-cell table:number-columns-repeated="3"/>
          <table:table-cell table:style-name="ce240" table:number-columns-repeated="6"/>
          <table:table-cell table:style-name="ce280" table:formula="of:=IF([Sheet1.AM29]=&quot;&quot;;&quot;&quot;;[Sheet1.AM29])">
            <text:p/>
          </table:table-cell>
          <table:table-cell table:style-name="ce793" table:formula="of:=IF([.T93]=&quot;&quot;;&quot;&quot;;IF([.T93]&lt;[.$C$104];[.T93]+[.$D$104]+[.$E$104]*[.T93]+[.$F$104]*[.T93]^2+[.$G$104]*[.T93]^3;IF([.T93]&gt;=[.$C$104];[.T93]+[.$D$105]+[.$E$105]*[.T93]+[.$F$105]*[.T93]^2+[.$G$105]*[.T93]^3+[.$H$105]*[.T93]^4+[.$I$105]*[.T93]^5;&quot;&quot;)))">
            <text:p/>
          </table:table-cell>
          <table:table-cell table:style-name="ce793" table:formula="of:=IF([.T93]=&quot;&quot;;&quot;&quot;;IF([.T93]&lt;[.$C$109];[.T93]+[.$D$109]+[.$E$109]*[.T93]+[.$F$109]*[.T93]^2+[.$G$109]*[.T93]^3+[.$H$109]*[.T93]^4+[.$I$109]*[.T93]^5;IF([.T93]&gt;=[.$C$109];[.T93]+[.$D$110]+[.$E$110]*[.T93]+[.$F$110]*[.T93]^2+[.$G$110]*[.T93]^3+[.$H$110]*[.T93]^4;&quot;&quot;)))">
            <text:p/>
          </table:table-cell>
          <table:table-cell table:style-name="ce793" table:formula="of:=IF([.T93]=&quot;&quot;;&quot;&quot;;IF([.T93]&lt;[.$C$116];[.$D$116]+[.$E$116]*[.T93]+[.$F$116]*[.T93]^2+[.$G$116]*[.T93]^3;IF([.T93]&gt;=[.$C$117];[.$D$117]+[.$E$117]*[.T93]+[.$F$117]*[.T93]^2+[.$G$117]*[.T93]^3+[.$H$117]*[.T93]^4;&quot;&quot;)))">
            <text:p/>
          </table:table-cell>
          <table:table-cell table:style-name="ce793" table:formula="of:=IF([.T93]=&quot;&quot;;&quot;&quot;;IF([.T93]&lt;[.$C$120];[.$D$120]+[.$E$120]*[.T93]+[.$F$120]*[.T93]^2+[.$G$120]*[.T93]^3;IF([.T93]&gt;=[.$C$121];[.$D$121]+[.$E$121]*[.T93];&quot;&quot;)))">
            <text:p/>
          </table:table-cell>
          <table:table-cell table:style-name="ce793" table:formula="of:=IF([.T93]=&quot;&quot;;&quot;&quot;;IF([.T93]&lt;[.$C$124];[.$D$124]+[.$E$124]*[.T93]+[.$F$124]*[.T93]^2;IF([.T93]&gt;=[.$C$126];[.$D$126]+[.$E$126]*[.T93];[.$D$125]+[.$E$125]*[.T93])))">
            <text:p/>
          </table:table-cell>
          <table:table-cell table:number-columns-repeated="999"/>
        </table:table-row>
        <table:table-row table:style-name="ro33">
          <table:table-cell table:style-name="ce753" office:value-type="string" calcext:value-type="string">
            <text:p>Mo</text:p>
          </table:table-cell>
          <table:table-cell table:style-name="ce765" office:value-type="string" calcext:value-type="string">
            <text:p>Mo</text:p>
          </table:table-cell>
          <table:table-cell table:style-name="ce773" office:value-type="float" office:value="0.12" calcext:value-type="float">
            <text:p>0.12</text:p>
          </table:table-cell>
          <table:table-cell table:style-name="ce240"/>
          <table:table-cell table:style-name="ce780"/>
          <table:table-cell table:style-name="ce780" office:value-type="string" calcext:value-type="string">
            <text:p>Min HVL &gt; kV/100 + 0.03 (with paddle)</text:p>
          </table:table-cell>
          <table:table-cell table:style-name="ce780"/>
          <table:table-cell table:style-name="ce240" table:number-columns-repeated="3"/>
          <table:table-cell table:number-columns-repeated="3"/>
          <table:table-cell table:style-name="ce240" table:number-columns-repeated="6"/>
          <table:table-cell table:style-name="ce725" table:formula="of:=IF([Sheet1.AM30]=&quot;&quot;;&quot;&quot;;[Sheet1.AM30])">
            <text:p/>
          </table:table-cell>
          <table:table-cell table:style-name="ce793" table:formula="of:=IF([.T94]=&quot;&quot;;&quot;&quot;;IF([.T94]&lt;[.$C$104];[.T94]+[.$D$104]+[.$E$104]*[.T94]+[.$F$104]*[.T94]^2+[.$G$104]*[.T94]^3;IF([.T94]&gt;=[.$C$104];[.T94]+[.$D$105]+[.$E$105]*[.T94]+[.$F$105]*[.T94]^2+[.$G$105]*[.T94]^3+[.$H$105]*[.T94]^4+[.$I$105]*[.T94]^5;&quot;&quot;)))">
            <text:p/>
          </table:table-cell>
          <table:table-cell table:style-name="ce793" table:formula="of:=IF([.T94]=&quot;&quot;;&quot;&quot;;IF([.T94]&lt;[.$C$109];[.T94]+[.$D$109]+[.$E$109]*[.T94]+[.$F$109]*[.T94]^2+[.$G$109]*[.T94]^3+[.$H$109]*[.T94]^4+[.$I$109]*[.T94]^5;IF([.T94]&gt;=[.$C$109];[.T94]+[.$D$110]+[.$E$110]*[.T94]+[.$F$110]*[.T94]^2+[.$G$110]*[.T94]^3+[.$H$110]*[.T94]^4;&quot;&quot;)))">
            <text:p/>
          </table:table-cell>
          <table:table-cell table:style-name="ce793" table:formula="of:=IF([.T94]=&quot;&quot;;&quot;&quot;;IF([.T94]&lt;[.$C$116];[.$D$116]+[.$E$116]*[.T94]+[.$F$116]*[.T94]^2+[.$G$116]*[.T94]^3;IF([.T94]&gt;=[.$C$117];[.$D$117]+[.$E$117]*[.T94]+[.$F$117]*[.T94]^2+[.$G$117]*[.T94]^3+[.$H$117]*[.T94]^4;&quot;&quot;)))">
            <text:p/>
          </table:table-cell>
          <table:table-cell table:style-name="ce793" table:formula="of:=IF([.T94]=&quot;&quot;;&quot;&quot;;IF([.T94]&lt;[.$C$120];[.$D$120]+[.$E$120]*[.T94]+[.$F$120]*[.T94]^2+[.$G$120]*[.T94]^3;IF([.T94]&gt;=[.$C$121];[.$D$121]+[.$E$121]*[.T94];&quot;&quot;)))">
            <text:p/>
          </table:table-cell>
          <table:table-cell table:style-name="ce793" table:formula="of:=IF([.T94]=&quot;&quot;;&quot;&quot;;IF([.T94]&lt;[.$C$124];[.$D$124]+[.$E$124]*[.T94]+[.$F$124]*[.T94]^2;IF([.T94]&gt;=[.$C$126];[.$D$126]+[.$E$126]*[.T94];[.$D$125]+[.$E$125]*[.T94])))">
            <text:p/>
          </table:table-cell>
          <table:table-cell table:number-columns-repeated="999"/>
        </table:table-row>
        <table:table-row table:style-name="ro33">
          <table:table-cell table:style-name="ce753" office:value-type="string" calcext:value-type="string">
            <text:p>Mo</text:p>
          </table:table-cell>
          <table:table-cell table:style-name="ce765" office:value-type="string" calcext:value-type="string">
            <text:p>Rh</text:p>
          </table:table-cell>
          <table:table-cell table:style-name="ce773" office:value-type="float" office:value="0.19" calcext:value-type="float">
            <text:p>0.19</text:p>
          </table:table-cell>
          <table:table-cell table:style-name="ce240"/>
          <table:table-cell table:style-name="ce780"/>
          <table:table-cell table:style-name="ce780" office:value-type="string" calcext:value-type="string">
            <text:p>Max HVL &lt; kV/100 + C</text:p>
          </table:table-cell>
          <table:table-cell table:style-name="ce780"/>
          <table:table-cell table:style-name="ce240" table:number-columns-repeated="3"/>
          <table:table-cell table:number-columns-repeated="3"/>
          <table:table-cell table:style-name="ce240" table:number-columns-repeated="6"/>
          <table:table-cell table:style-name="ce725" table:formula="of:=IF([Sheet1.AM31]=&quot;&quot;;&quot;&quot;;[Sheet1.AM31])">
            <text:p/>
          </table:table-cell>
          <table:table-cell table:style-name="ce793" table:formula="of:=IF([.T95]=&quot;&quot;;&quot;&quot;;IF([.T95]&lt;[.$C$104];[.T95]+[.$D$104]+[.$E$104]*[.T95]+[.$F$104]*[.T95]^2+[.$G$104]*[.T95]^3;IF([.T95]&gt;=[.$C$104];[.T95]+[.$D$105]+[.$E$105]*[.T95]+[.$F$105]*[.T95]^2+[.$G$105]*[.T95]^3+[.$H$105]*[.T95]^4+[.$I$105]*[.T95]^5;&quot;&quot;)))">
            <text:p/>
          </table:table-cell>
          <table:table-cell table:style-name="ce793" table:formula="of:=IF([.T95]=&quot;&quot;;&quot;&quot;;IF([.T95]&lt;[.$C$109];[.T95]+[.$D$109]+[.$E$109]*[.T95]+[.$F$109]*[.T95]^2+[.$G$109]*[.T95]^3+[.$H$109]*[.T95]^4+[.$I$109]*[.T95]^5;IF([.T95]&gt;=[.$C$109];[.T95]+[.$D$110]+[.$E$110]*[.T95]+[.$F$110]*[.T95]^2+[.$G$110]*[.T95]^3+[.$H$110]*[.T95]^4;&quot;&quot;)))">
            <text:p/>
          </table:table-cell>
          <table:table-cell table:style-name="ce793" table:formula="of:=IF([.T95]=&quot;&quot;;&quot;&quot;;IF([.T95]&lt;[.$C$116];[.$D$116]+[.$E$116]*[.T95]+[.$F$116]*[.T95]^2+[.$G$116]*[.T95]^3;IF([.T95]&gt;=[.$C$117];[.$D$117]+[.$E$117]*[.T95]+[.$F$117]*[.T95]^2+[.$G$117]*[.T95]^3+[.$H$117]*[.T95]^4;&quot;&quot;)))">
            <text:p/>
          </table:table-cell>
          <table:table-cell table:style-name="ce793" table:formula="of:=IF([.T95]=&quot;&quot;;&quot;&quot;;IF([.T95]&lt;[.$C$120];[.$D$120]+[.$E$120]*[.T95]+[.$F$120]*[.T95]^2+[.$G$120]*[.T95]^3;IF([.T95]&gt;=[.$C$121];[.$D$121]+[.$E$121]*[.T95];&quot;&quot;)))">
            <text:p/>
          </table:table-cell>
          <table:table-cell table:style-name="ce793" table:formula="of:=IF([.T95]=&quot;&quot;;&quot;&quot;;IF([.T95]&lt;[.$C$124];[.$D$124]+[.$E$124]*[.T95]+[.$F$124]*[.T95]^2;IF([.T95]&gt;=[.$C$126];[.$D$126]+[.$E$126]*[.T95];[.$D$125]+[.$E$125]*[.T95])))">
            <text:p/>
          </table:table-cell>
          <table:table-cell table:number-columns-repeated="999"/>
        </table:table-row>
        <table:table-row table:style-name="ro33">
          <table:table-cell table:style-name="ce754" office:value-type="string" calcext:value-type="string">
            <text:p>Rh</text:p>
          </table:table-cell>
          <table:table-cell table:style-name="ce766" office:value-type="string" calcext:value-type="string">
            <text:p>Rh</text:p>
          </table:table-cell>
          <table:table-cell table:style-name="ce774" office:value-type="float" office:value="0.22" calcext:value-type="float">
            <text:p>0.22</text:p>
          </table:table-cell>
          <table:table-cell table:style-name="ce240" table:number-columns-repeated="7"/>
          <table:table-cell table:number-columns-repeated="3"/>
          <table:table-cell table:style-name="ce240" table:number-columns-repeated="6"/>
          <table:table-cell table:style-name="ce725" table:formula="of:=IF([Sheet1.AM32]=&quot;&quot;;&quot;&quot;;[Sheet1.AM32])">
            <text:p/>
          </table:table-cell>
          <table:table-cell table:style-name="ce793" table:formula="of:=IF([.T96]=&quot;&quot;;&quot;&quot;;IF([.T96]&lt;[.$C$104];[.T96]+[.$D$104]+[.$E$104]*[.T96]+[.$F$104]*[.T96]^2+[.$G$104]*[.T96]^3;IF([.T96]&gt;=[.$C$104];[.T96]+[.$D$105]+[.$E$105]*[.T96]+[.$F$105]*[.T96]^2+[.$G$105]*[.T96]^3+[.$H$105]*[.T96]^4+[.$I$105]*[.T96]^5;&quot;&quot;)))">
            <text:p/>
          </table:table-cell>
          <table:table-cell table:style-name="ce793" table:formula="of:=IF([.T96]=&quot;&quot;;&quot;&quot;;IF([.T96]&lt;[.$C$109];[.T96]+[.$D$109]+[.$E$109]*[.T96]+[.$F$109]*[.T96]^2+[.$G$109]*[.T96]^3+[.$H$109]*[.T96]^4+[.$I$109]*[.T96]^5;IF([.T96]&gt;=[.$C$109];[.T96]+[.$D$110]+[.$E$110]*[.T96]+[.$F$110]*[.T96]^2+[.$G$110]*[.T96]^3+[.$H$110]*[.T96]^4;&quot;&quot;)))">
            <text:p/>
          </table:table-cell>
          <table:table-cell table:style-name="ce793" table:formula="of:=IF([.T96]=&quot;&quot;;&quot;&quot;;IF([.T96]&lt;[.$C$116];[.$D$116]+[.$E$116]*[.T96]+[.$F$116]*[.T96]^2+[.$G$116]*[.T96]^3;IF([.T96]&gt;=[.$C$117];[.$D$117]+[.$E$117]*[.T96]+[.$F$117]*[.T96]^2+[.$G$117]*[.T96]^3+[.$H$117]*[.T96]^4;&quot;&quot;)))">
            <text:p/>
          </table:table-cell>
          <table:table-cell table:style-name="ce793" table:formula="of:=IF([.T96]=&quot;&quot;;&quot;&quot;;IF([.T96]&lt;[.$C$120];[.$D$120]+[.$E$120]*[.T96]+[.$F$120]*[.T96]^2+[.$G$120]*[.T96]^3;IF([.T96]&gt;=[.$C$121];[.$D$121]+[.$E$121]*[.T96];&quot;&quot;)))">
            <text:p/>
          </table:table-cell>
          <table:table-cell table:style-name="ce793" table:formula="of:=IF([.T96]=&quot;&quot;;&quot;&quot;;IF([.T96]&lt;[.$C$124];[.$D$124]+[.$E$124]*[.T96]+[.$F$124]*[.T96]^2;IF([.T96]&gt;=[.$C$126];[.$D$126]+[.$E$126]*[.T96];[.$D$125]+[.$E$125]*[.T96])))">
            <text:p/>
          </table:table-cell>
          <table:table-cell table:number-columns-repeated="999"/>
        </table:table-row>
        <table:table-row table:style-name="ro33">
          <table:table-cell table:style-name="ce240" table:number-columns-repeated="10"/>
          <table:table-cell table:number-columns-repeated="3"/>
          <table:table-cell table:style-name="ce240" table:number-columns-repeated="6"/>
          <table:table-cell table:style-name="ce725" table:formula="of:=IF([Sheet1.AM33]=&quot;&quot;;&quot;&quot;;[Sheet1.AM33])">
            <text:p/>
          </table:table-cell>
          <table:table-cell table:style-name="ce793" table:formula="of:=IF([.T97]=&quot;&quot;;&quot;&quot;;IF([.T97]&lt;[.$C$104];[.T97]+[.$D$104]+[.$E$104]*[.T97]+[.$F$104]*[.T97]^2+[.$G$104]*[.T97]^3;IF([.T97]&gt;=[.$C$104];[.T97]+[.$D$105]+[.$E$105]*[.T97]+[.$F$105]*[.T97]^2+[.$G$105]*[.T97]^3+[.$H$105]*[.T97]^4+[.$I$105]*[.T97]^5;&quot;&quot;)))">
            <text:p/>
          </table:table-cell>
          <table:table-cell table:style-name="ce793" table:formula="of:=IF([.T97]=&quot;&quot;;&quot;&quot;;IF([.T97]&lt;[.$C$109];[.T97]+[.$D$109]+[.$E$109]*[.T97]+[.$F$109]*[.T97]^2+[.$G$109]*[.T97]^3+[.$H$109]*[.T97]^4+[.$I$109]*[.T97]^5;IF([.T97]&gt;=[.$C$109];[.T97]+[.$D$110]+[.$E$110]*[.T97]+[.$F$110]*[.T97]^2+[.$G$110]*[.T97]^3+[.$H$110]*[.T97]^4;&quot;&quot;)))">
            <text:p/>
          </table:table-cell>
          <table:table-cell table:style-name="ce793" table:formula="of:=IF([.T97]=&quot;&quot;;&quot;&quot;;IF([.T97]&lt;[.$C$116];[.$D$116]+[.$E$116]*[.T97]+[.$F$116]*[.T97]^2+[.$G$116]*[.T97]^3;IF([.T97]&gt;=[.$C$117];[.$D$117]+[.$E$117]*[.T97]+[.$F$117]*[.T97]^2+[.$G$117]*[.T97]^3+[.$H$117]*[.T97]^4;&quot;&quot;)))">
            <text:p/>
          </table:table-cell>
          <table:table-cell table:style-name="ce793" table:formula="of:=IF([.T97]=&quot;&quot;;&quot;&quot;;IF([.T97]&lt;[.$C$120];[.$D$120]+[.$E$120]*[.T97]+[.$F$120]*[.T97]^2+[.$G$120]*[.T97]^3;IF([.T97]&gt;=[.$C$121];[.$D$121]+[.$E$121]*[.T97];&quot;&quot;)))">
            <text:p/>
          </table:table-cell>
          <table:table-cell table:style-name="ce793" table:formula="of:=IF([.T97]=&quot;&quot;;&quot;&quot;;IF([.T97]&lt;[.$C$124];[.$D$124]+[.$E$124]*[.T97]+[.$F$124]*[.T97]^2;IF([.T97]&gt;=[.$C$126];[.$D$126]+[.$E$126]*[.T97];[.$D$125]+[.$E$125]*[.T97])))">
            <text:p/>
          </table:table-cell>
          <table:table-cell table:number-columns-repeated="999"/>
        </table:table-row>
        <table:table-row table:style-name="ro33">
          <table:table-cell table:style-name="ce744" office:value-type="string" calcext:value-type="string">
            <text:p>DGN</text:p>
          </table:table-cell>
          <table:table-cell table:style-name="ce767"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82" office:value-type="string" calcext:value-type="string" table:number-columns-spanned="3" table:number-rows-spanned="1">
            <text:p>Combo</text:p>
          </table:table-cell>
          <table:covered-table-cell table:number-columns-repeated="2"/>
          <table:table-cell table:number-columns-repeated="4"/>
          <table:table-cell table:style-name="ce240" table:number-columns-repeated="6"/>
          <table:table-cell table:style-name="ce725" table:formula="of:=IF([Sheet1.AM34]=&quot;&quot;;&quot;&quot;;[Sheet1.AM34])">
            <text:p/>
          </table:table-cell>
          <table:table-cell table:style-name="ce793" table:formula="of:=IF([.T98]=&quot;&quot;;&quot;&quot;;IF([.T98]&lt;[.$C$104];[.T98]+[.$D$104]+[.$E$104]*[.T98]+[.$F$104]*[.T98]^2+[.$G$104]*[.T98]^3;IF([.T98]&gt;=[.$C$104];[.T98]+[.$D$105]+[.$E$105]*[.T98]+[.$F$105]*[.T98]^2+[.$G$105]*[.T98]^3+[.$H$105]*[.T98]^4+[.$I$105]*[.T98]^5;&quot;&quot;)))">
            <text:p/>
          </table:table-cell>
          <table:table-cell table:style-name="ce793" table:formula="of:=IF([.T98]=&quot;&quot;;&quot;&quot;;IF([.T98]&lt;[.$C$109];[.T98]+[.$D$109]+[.$E$109]*[.T98]+[.$F$109]*[.T98]^2+[.$G$109]*[.T98]^3+[.$H$109]*[.T98]^4+[.$I$109]*[.T98]^5;IF([.T98]&gt;=[.$C$109];[.T98]+[.$D$110]+[.$E$110]*[.T98]+[.$F$110]*[.T98]^2+[.$G$110]*[.T98]^3+[.$H$110]*[.T98]^4;&quot;&quot;)))">
            <text:p/>
          </table:table-cell>
          <table:table-cell table:style-name="ce793" table:formula="of:=IF([.T98]=&quot;&quot;;&quot;&quot;;IF([.T98]&lt;[.$C$116];[.$D$116]+[.$E$116]*[.T98]+[.$F$116]*[.T98]^2+[.$G$116]*[.T98]^3;IF([.T98]&gt;=[.$C$117];[.$D$117]+[.$E$117]*[.T98]+[.$F$117]*[.T98]^2+[.$G$117]*[.T98]^3+[.$H$117]*[.T98]^4;&quot;&quot;)))">
            <text:p/>
          </table:table-cell>
          <table:table-cell table:style-name="ce793" table:formula="of:=IF([.T98]=&quot;&quot;;&quot;&quot;;IF([.T98]&lt;[.$C$120];[.$D$120]+[.$E$120]*[.T98]+[.$F$120]*[.T98]^2+[.$G$120]*[.T98]^3;IF([.T98]&gt;=[.$C$121];[.$D$121]+[.$E$121]*[.T98];&quot;&quot;)))">
            <text:p/>
          </table:table-cell>
          <table:table-cell table:style-name="ce793" table:formula="of:=IF([.T98]=&quot;&quot;;&quot;&quot;;IF([.T98]&lt;[.$C$124];[.$D$124]+[.$E$124]*[.T98]+[.$F$124]*[.T98]^2;IF([.T98]&gt;=[.$C$126];[.$D$126]+[.$E$126]*[.T98];[.$D$125]+[.$E$125]*[.T98])))">
            <text:p/>
          </table:table-cell>
          <table:table-cell table:number-columns-repeated="999"/>
        </table:table-row>
        <table:table-row table:style-name="ro33">
          <table:table-cell table:style-name="ce755" office:value-type="string" calcext:value-type="string">
            <text:p>Mo/Mo</text:p>
          </table:table-cell>
          <table:table-cell table:style-name="ce755" office:value-type="string" calcext:value-type="string">
            <text:p>Mo/Rh</text:p>
          </table:table-cell>
          <table:table-cell table:style-name="ce755" office:value-type="string" calcext:value-type="string">
            <text:p>Rh/Rh</text:p>
          </table:table-cell>
          <table:table-cell table:style-name="ce755" office:value-type="string" calcext:value-type="string">
            <text:p>W/Rh</text:p>
          </table:table-cell>
          <table:table-cell table:style-name="ce755" office:value-type="string" calcext:value-type="string">
            <text:p>W/Ag</text:p>
          </table:table-cell>
          <table:table-cell table:style-name="ce755" office:value-type="string" calcext:value-type="string">
            <text:p>W/Al</text:p>
          </table:table-cell>
          <table:table-cell table:style-name="ce755" office:value-type="string" calcext:value-type="string">
            <text:p>W/Rh</text:p>
          </table:table-cell>
          <table:table-cell table:style-name="ce755" office:value-type="string" calcext:value-type="string">
            <text:p>W/Ag</text:p>
          </table:table-cell>
          <table:table-cell table:style-name="ce755" office:value-type="string" calcext:value-type="string">
            <text:p>W/Al</text:p>
          </table:table-cell>
          <table:table-cell table:number-columns-repeated="4"/>
          <table:table-cell table:style-name="ce240" table:number-columns-repeated="6"/>
          <table:table-cell table:style-name="ce725" table:formula="of:=IF([Sheet1.AM35]=&quot;&quot;;&quot;&quot;;[Sheet1.AM35])">
            <text:p/>
          </table:table-cell>
          <table:table-cell table:style-name="ce793" table:formula="of:=IF([.T99]=&quot;&quot;;&quot;&quot;;IF([.T99]&lt;[.$C$104];[.T99]+[.$D$104]+[.$E$104]*[.T99]+[.$F$104]*[.T99]^2+[.$G$104]*[.T99]^3;IF([.T99]&gt;=[.$C$104];[.T99]+[.$D$105]+[.$E$105]*[.T99]+[.$F$105]*[.T99]^2+[.$G$105]*[.T99]^3+[.$H$105]*[.T99]^4+[.$I$105]*[.T99]^5;&quot;&quot;)))">
            <text:p/>
          </table:table-cell>
          <table:table-cell table:style-name="ce793" table:formula="of:=IF([.T99]=&quot;&quot;;&quot;&quot;;IF([.T99]&lt;[.$C$109];[.T99]+[.$D$109]+[.$E$109]*[.T99]+[.$F$109]*[.T99]^2+[.$G$109]*[.T99]^3+[.$H$109]*[.T99]^4+[.$I$109]*[.T99]^5;IF([.T99]&gt;=[.$C$109];[.T99]+[.$D$110]+[.$E$110]*[.T99]+[.$F$110]*[.T99]^2+[.$G$110]*[.T99]^3+[.$H$110]*[.T99]^4;&quot;&quot;)))">
            <text:p/>
          </table:table-cell>
          <table:table-cell table:style-name="ce793" table:formula="of:=IF([.T99]=&quot;&quot;;&quot;&quot;;IF([.T99]&lt;[.$C$116];[.$D$116]+[.$E$116]*[.T99]+[.$F$116]*[.T99]^2+[.$G$116]*[.T99]^3;IF([.T99]&gt;=[.$C$117];[.$D$117]+[.$E$117]*[.T99]+[.$F$117]*[.T99]^2+[.$G$117]*[.T99]^3+[.$H$117]*[.T99]^4;&quot;&quot;)))">
            <text:p/>
          </table:table-cell>
          <table:table-cell table:style-name="ce793" table:formula="of:=IF([.T99]=&quot;&quot;;&quot;&quot;;IF([.T99]&lt;[.$C$120];[.$D$120]+[.$E$120]*[.T99]+[.$F$120]*[.T99]^2+[.$G$120]*[.T99]^3;IF([.T99]&gt;=[.$C$121];[.$D$121]+[.$E$121]*[.T99];&quot;&quot;)))">
            <text:p/>
          </table:table-cell>
          <table:table-cell table:style-name="ce793" table:formula="of:=IF([.T99]=&quot;&quot;;&quot;&quot;;IF([.T99]&lt;[.$C$124];[.$D$124]+[.$E$124]*[.T99]+[.$F$124]*[.T99]^2;IF([.T99]&gt;=[.$C$126];[.$D$126]+[.$E$126]*[.T99];[.$D$125]+[.$E$125]*[.T99])))">
            <text:p/>
          </table:table-cell>
          <table:table-cell table:number-columns-repeated="999"/>
        </table:table-row>
        <table:table-row table:style-name="ro33">
          <table:table-cell table:style-name="ce756" table:formula="of:=IF(ISERR([$Sheet1.$T$260]);&quot;TBD&quot;;VLOOKUP([$Sheet1.$X$263];[Tables.A3:.J23];MATCH([$Sheet1.$T$260];[Tables.A3:.J3];0)))" office:value-type="string" office:string-value="" calcext:value-type="error">
            <text:p>#N/A</text:p>
          </table:table-cell>
          <table:table-cell table:style-name="ce756" table:formula="of:=IF(ISERR([$Sheet1.$T$260]);&quot;TBD&quot;;VLOOKUP([$Sheet1.$X$263];[Tables.K3:.T23];MATCH([$Sheet1.$T$260];[Tables.K3:.T3];0)))" office:value-type="string" office:string-value="" calcext:value-type="error">
            <text:p>#N/A</text:p>
          </table:table-cell>
          <table:table-cell table:style-name="ce756" table:formula="of:=IF(ISERR([$Sheet1.$T$260]);&quot;TBD&quot;;VLOOKUP([$Sheet1.$X$263];[Tables.U3:.AD23];MATCH([$Sheet1.$T$260];[Tables.U3:.AD3];0)))" office:value-type="string" office:string-value="" calcext:value-type="error">
            <text:p>#N/A</text:p>
          </table:table-cell>
          <table:table-cell table:style-name="ce751" table:formula="of:=IF(ISERR([$Sheet1.$X$263]);&quot;TBD&quot;;VLOOKUP([$Sheet1.$X$263];[Tables.A27:.M48];MATCH([$Sheet1.$T$260];[Tables.A27:.M27];0)))" office:value-type="string" office:string-value="" calcext:value-type="error">
            <text:p>#N/A</text:p>
          </table:table-cell>
          <table:table-cell table:style-name="ce751" table:formula="of:=IF(ISERR([$Sheet1.$X$263]);&quot;TBD&quot;;VLOOKUP([$Sheet1.$X$263];[Tables.N27:.AA48];MATCH([$Sheet1.$T$260];[Tables.N27:.AA27];0)))" office:value-type="string" office:string-value="" calcext:value-type="error">
            <text:p>#N/A</text:p>
          </table:table-cell>
          <table:table-cell table:style-name="ce781" table:formula="of:=IF(ISERR([$Sheet1.$X$278]);&quot;TBD&quot;;VLOOKUP([$Sheet1.$X$278];[Tables.A52:.Z69];MATCH([$Sheet1.$T$275];[Tables.A52:.Z52];0)))" office:value-type="string" office:string-value="" calcext:value-type="error">
            <text:p>#N/A</text:p>
          </table:table-cell>
          <table:table-cell table:style-name="ce751" table:formula="of:=IF(ISERR([$Sheet1.$X$298]);&quot;TBD&quot;;VLOOKUP([$Sheet1.$X$298];[Tables.A27:.M48];MATCH([$Sheet1.$T$295];[Tables.A27:.M27];0)))" office:value-type="string" office:string-value="" calcext:value-type="error">
            <text:p>#N/A</text:p>
          </table:table-cell>
          <table:table-cell table:style-name="ce751" table:formula="of:=IF(ISERR([$Sheet1.$X$298]);&quot;TBD&quot;;VLOOKUP([$Sheet1.$X$298];[Tables.N27:.AA48];MATCH([$Sheet1.$T$295];[Tables.N27:.AA27];0)))" office:value-type="string" office:string-value="" calcext:value-type="error">
            <text:p>#N/A</text:p>
          </table:table-cell>
          <table:table-cell table:style-name="ce781" table:formula="of:=IF(ISERR([$Sheet1.$X$310]);&quot;TBD&quot;;VLOOKUP([$Sheet1.$X$310];[Tables.A52:.Z69];MATCH([$Sheet1.$T$307];[Tables.A52:.Z52];0)))" office:value-type="string" office:string-value="" calcext:value-type="error">
            <text:p>#N/A</text:p>
          </table:table-cell>
          <table:table-cell table:number-columns-repeated="4"/>
          <table:table-cell table:style-name="ce240" table:number-columns-repeated="6"/>
          <table:table-cell table:style-name="ce725" table:formula="of:=IF([Sheet1.AM36]=&quot;&quot;;&quot;&quot;;[Sheet1.AM36])">
            <text:p/>
          </table:table-cell>
          <table:table-cell table:style-name="ce793" table:formula="of:=IF([.T100]=&quot;&quot;;&quot;&quot;;IF([.T100]&lt;[.$C$104];[.T100]+[.$D$104]+[.$E$104]*[.T100]+[.$F$104]*[.T100]^2+[.$G$104]*[.T100]^3;IF([.T100]&gt;=[.$C$104];[.T100]+[.$D$105]+[.$E$105]*[.T100]+[.$F$105]*[.T100]^2+[.$G$105]*[.T100]^3+[.$H$105]*[.T100]^4+[.$I$105]*[.T100]^5;&quot;&quot;)))">
            <text:p/>
          </table:table-cell>
          <table:table-cell table:style-name="ce793" table:formula="of:=IF([.T100]=&quot;&quot;;&quot;&quot;;IF([.T100]&lt;[.$C$109];[.T100]+[.$D$109]+[.$E$109]*[.T100]+[.$F$109]*[.T100]^2+[.$G$109]*[.T100]^3+[.$H$109]*[.T100]^4+[.$I$109]*[.T100]^5;IF([.T100]&gt;=[.$C$109];[.T100]+[.$D$110]+[.$E$110]*[.T100]+[.$F$110]*[.T100]^2+[.$G$110]*[.T100]^3+[.$H$110]*[.T100]^4;&quot;&quot;)))">
            <text:p/>
          </table:table-cell>
          <table:table-cell table:style-name="ce793" table:formula="of:=IF([.T100]=&quot;&quot;;&quot;&quot;;IF([.T100]&lt;[.$C$116];[.$D$116]+[.$E$116]*[.T100]+[.$F$116]*[.T100]^2+[.$G$116]*[.T100]^3;IF([.T100]&gt;=[.$C$117];[.$D$117]+[.$E$117]*[.T100]+[.$F$117]*[.T100]^2+[.$G$117]*[.T100]^3+[.$H$117]*[.T100]^4;&quot;&quot;)))">
            <text:p/>
          </table:table-cell>
          <table:table-cell table:style-name="ce793" table:formula="of:=IF([.T100]=&quot;&quot;;&quot;&quot;;IF([.T100]&lt;[.$C$120];[.$D$120]+[.$E$120]*[.T100]+[.$F$120]*[.T100]^2+[.$G$120]*[.T100]^3;IF([.T100]&gt;=[.$C$121];[.$D$121]+[.$E$121]*[.T100];&quot;&quot;)))">
            <text:p/>
          </table:table-cell>
          <table:table-cell table:style-name="ce793" table:formula="of:=IF([.T100]=&quot;&quot;;&quot;&quot;;IF([.T100]&lt;[.$C$124];[.$D$124]+[.$E$124]*[.T100]+[.$F$124]*[.T100]^2;IF([.T100]&gt;=[.$C$126];[.$D$126]+[.$E$126]*[.T100];[.$D$125]+[.$E$125]*[.T100])))">
            <text:p/>
          </table:table-cell>
          <table:table-cell table:number-columns-repeated="999"/>
        </table:table-row>
        <table:table-row table:style-name="ro33">
          <table:table-cell table:number-columns-repeated="13"/>
          <table:table-cell table:style-name="ce240" table:number-columns-repeated="6"/>
          <table:table-cell table:style-name="ce725" table:formula="of:=IF([Sheet1.AM37]=&quot;&quot;;&quot;&quot;;[Sheet1.AM37])">
            <text:p/>
          </table:table-cell>
          <table:table-cell table:style-name="ce793" table:formula="of:=IF([.T101]=&quot;&quot;;&quot;&quot;;IF([.T101]&lt;[.$C$104];[.T101]+[.$D$104]+[.$E$104]*[.T101]+[.$F$104]*[.T101]^2+[.$G$104]*[.T101]^3;IF([.T101]&gt;=[.$C$104];[.T101]+[.$D$105]+[.$E$105]*[.T101]+[.$F$105]*[.T101]^2+[.$G$105]*[.T101]^3+[.$H$105]*[.T101]^4+[.$I$105]*[.T101]^5;&quot;&quot;)))">
            <text:p/>
          </table:table-cell>
          <table:table-cell table:style-name="ce793" table:formula="of:=IF([.T101]=&quot;&quot;;&quot;&quot;;IF([.T101]&lt;[.$C$109];[.T101]+[.$D$109]+[.$E$109]*[.T101]+[.$F$109]*[.T101]^2+[.$G$109]*[.T101]^3+[.$H$109]*[.T101]^4+[.$I$109]*[.T101]^5;IF([.T101]&gt;=[.$C$109];[.T101]+[.$D$110]+[.$E$110]*[.T101]+[.$F$110]*[.T101]^2+[.$G$110]*[.T101]^3+[.$H$110]*[.T101]^4;&quot;&quot;)))">
            <text:p/>
          </table:table-cell>
          <table:table-cell table:style-name="ce793" table:formula="of:=IF([.T101]=&quot;&quot;;&quot;&quot;;IF([.T101]&lt;[.$C$116];[.$D$116]+[.$E$116]*[.T101]+[.$F$116]*[.T101]^2+[.$G$116]*[.T101]^3;IF([.T101]&gt;=[.$C$117];[.$D$117]+[.$E$117]*[.T101]+[.$F$117]*[.T101]^2+[.$G$117]*[.T101]^3+[.$H$117]*[.T101]^4;&quot;&quot;)))">
            <text:p/>
          </table:table-cell>
          <table:table-cell table:style-name="ce793" table:formula="of:=IF([.T101]=&quot;&quot;;&quot;&quot;;IF([.T101]&lt;[.$C$120];[.$D$120]+[.$E$120]*[.T101]+[.$F$120]*[.T101]^2+[.$G$120]*[.T101]^3;IF([.T101]&gt;=[.$C$121];[.$D$121]+[.$E$121]*[.T101];&quot;&quot;)))">
            <text:p/>
          </table:table-cell>
          <table:table-cell table:style-name="ce793" table:formula="of:=IF([.T101]=&quot;&quot;;&quot;&quot;;IF([.T101]&lt;[.$C$124];[.$D$124]+[.$E$124]*[.T101]+[.$F$124]*[.T101]^2;IF([.T101]&gt;=[.$C$126];[.$D$126]+[.$E$126]*[.T101];[.$D$125]+[.$E$125]*[.T101])))">
            <text:p/>
          </table:table-cell>
          <table:table-cell table:number-columns-repeated="999"/>
        </table:table-row>
        <table:table-row table:style-name="ro33">
          <table:table-cell table:style-name="ce744"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ce240" table:number-columns-repeated="6"/>
          <table:table-cell table:style-name="ce280" table:formula="of:=IF([Sheet1.AM38]=&quot;&quot;;&quot;&quot;;[Sheet1.AM38])">
            <text:p/>
          </table:table-cell>
          <table:table-cell table:style-name="ce793" table:formula="of:=IF([.T102]=&quot;&quot;;&quot;&quot;;IF([.T102]&lt;[.$C$104];[.T102]+[.$D$104]+[.$E$104]*[.T102]+[.$F$104]*[.T102]^2+[.$G$104]*[.T102]^3;IF([.T102]&gt;=[.$C$104];[.T102]+[.$D$105]+[.$E$105]*[.T102]+[.$F$105]*[.T102]^2+[.$G$105]*[.T102]^3+[.$H$105]*[.T102]^4+[.$I$105]*[.T102]^5;&quot;&quot;)))">
            <text:p/>
          </table:table-cell>
          <table:table-cell table:style-name="ce793" table:formula="of:=IF([.T102]=&quot;&quot;;&quot;&quot;;IF([.T102]&lt;[.$C$109];[.T102]+[.$D$109]+[.$E$109]*[.T102]+[.$F$109]*[.T102]^2+[.$G$109]*[.T102]^3+[.$H$109]*[.T102]^4+[.$I$109]*[.T102]^5;IF([.T102]&gt;=[.$C$109];[.T102]+[.$D$110]+[.$E$110]*[.T102]+[.$F$110]*[.T102]^2+[.$G$110]*[.T102]^3+[.$H$110]*[.T102]^4;&quot;&quot;)))">
            <text:p/>
          </table:table-cell>
          <table:table-cell table:style-name="ce793" table:formula="of:=IF([.T102]=&quot;&quot;;&quot;&quot;;IF([.T102]&lt;[.$C$116];[.$D$116]+[.$E$116]*[.T102]+[.$F$116]*[.T102]^2+[.$G$116]*[.T102]^3;IF([.T102]&gt;=[.$C$117];[.$D$117]+[.$E$117]*[.T102]+[.$F$117]*[.T102]^2+[.$G$117]*[.T102]^3+[.$H$117]*[.T102]^4;&quot;&quot;)))">
            <text:p/>
          </table:table-cell>
          <table:table-cell table:style-name="ce793" table:formula="of:=IF([.T102]=&quot;&quot;;&quot;&quot;;IF([.T102]&lt;[.$C$120];[.$D$120]+[.$E$120]*[.T102]+[.$F$120]*[.T102]^2+[.$G$120]*[.T102]^3;IF([.T102]&gt;=[.$C$121];[.$D$121]+[.$E$121]*[.T102];&quot;&quot;)))">
            <text:p/>
          </table:table-cell>
          <table:table-cell table:style-name="ce793" table:formula="of:=IF([.T102]=&quot;&quot;;&quot;&quot;;IF([.T102]&lt;[.$C$124];[.$D$124]+[.$E$124]*[.T102]+[.$F$124]*[.T102]^2;IF([.T102]&gt;=[.$C$126];[.$D$126]+[.$E$126]*[.T102];[.$D$125]+[.$E$125]*[.T102])))">
            <text:p/>
          </table:table-cell>
          <table:table-cell table:number-columns-repeated="999"/>
        </table:table-row>
        <table:table-row table:style-name="ro33">
          <table:table-cell table:style-name="ce240"/>
          <table:table-cell table:style-name="ce768" office:value-type="string" calcext:value-type="string">
            <text:p>kV</text:p>
          </table:table-cell>
          <table:table-cell table:style-name="ce240"/>
          <table:table-cell table:style-name="ce776" office:value-type="string" calcext:value-type="string">
            <text:p>kV^0</text:p>
          </table:table-cell>
          <table:table-cell table:style-name="ce776" office:value-type="string" calcext:value-type="string">
            <text:p>kV^1</text:p>
          </table:table-cell>
          <table:table-cell table:style-name="ce776" office:value-type="string" calcext:value-type="string">
            <text:p>kV^2</text:p>
          </table:table-cell>
          <table:table-cell table:style-name="ce776" office:value-type="string" calcext:value-type="string">
            <text:p>kV^3</text:p>
          </table:table-cell>
          <table:table-cell table:style-name="ce776" office:value-type="string" calcext:value-type="string">
            <text:p>kV^4</text:p>
          </table:table-cell>
          <table:table-cell table:style-name="ce776" office:value-type="string" calcext:value-type="string">
            <text:p>kV^5</text:p>
          </table:table-cell>
          <table:table-cell table:style-name="ce776" office:value-type="string" calcext:value-type="string">
            <text:p>kV^6</text:p>
          </table:table-cell>
          <table:table-cell table:number-columns-repeated="3"/>
          <table:table-cell table:style-name="ce240" table:number-columns-repeated="6"/>
          <table:table-cell table:style-name="ce280" table:formula="of:=IF([Sheet1.AM39]=&quot;&quot;;&quot;&quot;;[Sheet1.AM39])">
            <text:p/>
          </table:table-cell>
          <table:table-cell table:style-name="ce793" table:formula="of:=IF([.T103]=&quot;&quot;;&quot;&quot;;IF([.T103]&lt;[.$C$104];[.T103]+[.$D$104]+[.$E$104]*[.T103]+[.$F$104]*[.T103]^2+[.$G$104]*[.T103]^3;IF([.T103]&gt;=[.$C$104];[.T103]+[.$D$105]+[.$E$105]*[.T103]+[.$F$105]*[.T103]^2+[.$G$105]*[.T103]^3+[.$H$105]*[.T103]^4+[.$I$105]*[.T103]^5;&quot;&quot;)))">
            <text:p/>
          </table:table-cell>
          <table:table-cell table:style-name="ce793" table:formula="of:=IF([.T103]=&quot;&quot;;&quot;&quot;;IF([.T103]&lt;[.$C$109];[.T103]+[.$D$109]+[.$E$109]*[.T103]+[.$F$109]*[.T103]^2+[.$G$109]*[.T103]^3+[.$H$109]*[.T103]^4+[.$I$109]*[.T103]^5;IF([.T103]&gt;=[.$C$109];[.T103]+[.$D$110]+[.$E$110]*[.T103]+[.$F$110]*[.T103]^2+[.$G$110]*[.T103]^3+[.$H$110]*[.T103]^4;&quot;&quot;)))">
            <text:p/>
          </table:table-cell>
          <table:table-cell table:style-name="ce793" table:formula="of:=IF([.T103]=&quot;&quot;;&quot;&quot;;IF([.T103]&lt;[.$C$116];[.$D$116]+[.$E$116]*[.T103]+[.$F$116]*[.T103]^2+[.$G$116]*[.T103]^3;IF([.T103]&gt;=[.$C$117];[.$D$117]+[.$E$117]*[.T103]+[.$F$117]*[.T103]^2+[.$G$117]*[.T103]^3+[.$H$117]*[.T103]^4;&quot;&quot;)))">
            <text:p/>
          </table:table-cell>
          <table:table-cell table:style-name="ce793" table:formula="of:=IF([.T103]=&quot;&quot;;&quot;&quot;;IF([.T103]&lt;[.$C$120];[.$D$120]+[.$E$120]*[.T103]+[.$F$120]*[.T103]^2+[.$G$120]*[.T103]^3;IF([.T103]&gt;=[.$C$121];[.$D$121]+[.$E$121]*[.T103];&quot;&quot;)))">
            <text:p/>
          </table:table-cell>
          <table:table-cell table:style-name="ce793" table:formula="of:=IF([.T103]=&quot;&quot;;&quot;&quot;;IF([.T103]&lt;[.$C$124];[.$D$124]+[.$E$124]*[.T103]+[.$F$124]*[.T103]^2;IF([.T103]&gt;=[.$C$126];[.$D$126]+[.$E$126]*[.T103];[.$D$125]+[.$E$125]*[.T103])))">
            <text:p/>
          </table:table-cell>
          <table:table-cell table:number-columns-repeated="999"/>
        </table:table-row>
        <table:table-row table:style-name="ro33">
          <table:table-cell office:value-type="string" calcext:value-type="string">
            <text:p>W/Rh</text:p>
          </table:table-cell>
          <table:table-cell table:style-name="ce768" office:value-type="string" calcext:value-type="string">
            <text:p>&lt;</text:p>
          </table:table-cell>
          <table:table-cell table:style-name="ce775" office:value-type="float" office:value="27.586" calcext:value-type="float">
            <text:p>27.586</text:p>
          </table:table-cell>
          <table:table-cell table:style-name="ce775" office:value-type="float" office:value="-8375.07276459255" calcext:value-type="float">
            <text:p>-8375.07276459255</text:p>
          </table:table-cell>
          <table:table-cell table:style-name="ce775" office:value-type="float" office:value="975.925435604328" calcext:value-type="float">
            <text:p>975.925435604328</text:p>
          </table:table-cell>
          <table:table-cell table:style-name="ce775" office:value-type="float" office:value="-37.9137296820394" calcext:value-type="float">
            <text:p>-37.9137296820394</text:p>
          </table:table-cell>
          <table:table-cell table:style-name="ce775" office:value-type="float" office:value="0.490865834726094" calcext:value-type="float">
            <text:p>0.490865834726094</text:p>
          </table:table-cell>
          <table:table-cell table:number-columns-repeated="3" table:style-name="ce775" office:value-type="float" office:value="0" calcext:value-type="float">
            <text:p>0</text:p>
          </table:table-cell>
          <table:table-cell table:number-columns-repeated="3"/>
          <table:table-cell table:style-name="ce240" table:number-columns-repeated="6"/>
          <table:table-cell table:style-name="ce280" table:formula="of:=IF([Sheet1.AM40]=&quot;&quot;;&quot;&quot;;[Sheet1.AM40])">
            <text:p/>
          </table:table-cell>
          <table:table-cell table:style-name="ce793" table:formula="of:=IF([.T104]=&quot;&quot;;&quot;&quot;;IF([.T104]&lt;[.$C$104];[.T104]+[.$D$104]+[.$E$104]*[.T104]+[.$F$104]*[.T104]^2+[.$G$104]*[.T104]^3;IF([.T104]&gt;=[.$C$104];[.T104]+[.$D$105]+[.$E$105]*[.T104]+[.$F$105]*[.T104]^2+[.$G$105]*[.T104]^3+[.$H$105]*[.T104]^4+[.$I$105]*[.T104]^5;&quot;&quot;)))">
            <text:p/>
          </table:table-cell>
          <table:table-cell table:style-name="ce793" table:formula="of:=IF([.T104]=&quot;&quot;;&quot;&quot;;IF([.T104]&lt;[.$C$109];[.T104]+[.$D$109]+[.$E$109]*[.T104]+[.$F$109]*[.T104]^2+[.$G$109]*[.T104]^3+[.$H$109]*[.T104]^4+[.$I$109]*[.T104]^5;IF([.T104]&gt;=[.$C$109];[.T104]+[.$D$110]+[.$E$110]*[.T104]+[.$F$110]*[.T104]^2+[.$G$110]*[.T104]^3+[.$H$110]*[.T104]^4;&quot;&quot;)))">
            <text:p/>
          </table:table-cell>
          <table:table-cell table:style-name="ce793" table:formula="of:=IF([.T104]=&quot;&quot;;&quot;&quot;;IF([.T104]&lt;[.$C$116];[.$D$116]+[.$E$116]*[.T104]+[.$F$116]*[.T104]^2+[.$G$116]*[.T104]^3;IF([.T104]&gt;=[.$C$117];[.$D$117]+[.$E$117]*[.T104]+[.$F$117]*[.T104]^2+[.$G$117]*[.T104]^3+[.$H$117]*[.T104]^4;&quot;&quot;)))">
            <text:p/>
          </table:table-cell>
          <table:table-cell table:style-name="ce793" table:formula="of:=IF([.T104]=&quot;&quot;;&quot;&quot;;IF([.T104]&lt;[.$C$120];[.$D$120]+[.$E$120]*[.T104]+[.$F$120]*[.T104]^2+[.$G$120]*[.T104]^3;IF([.T104]&gt;=[.$C$121];[.$D$121]+[.$E$121]*[.T104];&quot;&quot;)))">
            <text:p/>
          </table:table-cell>
          <table:table-cell table:style-name="ce793" table:formula="of:=IF([.T104]=&quot;&quot;;&quot;&quot;;IF([.T104]&lt;[.$C$124];[.$D$124]+[.$E$124]*[.T104]+[.$F$124]*[.T104]^2;IF([.T104]&gt;=[.$C$126];[.$D$126]+[.$E$126]*[.T104];[.$D$125]+[.$E$125]*[.T104])))">
            <text:p/>
          </table:table-cell>
          <table:table-cell table:number-columns-repeated="999"/>
        </table:table-row>
        <table:table-row table:style-name="ro33">
          <table:table-cell/>
          <table:table-cell table:style-name="ce768" office:value-type="string" calcext:value-type="string">
            <text:p>&gt;=</text:p>
          </table:table-cell>
          <table:table-cell table:style-name="ce776" office:value-type="float" office:value="27.586" calcext:value-type="float">
            <text:p>27.586</text:p>
          </table:table-cell>
          <table:table-cell table:style-name="ce775" office:value-type="float" office:value="-9984.61679164944" calcext:value-type="float">
            <text:p>-9984.61679164944</text:p>
          </table:table-cell>
          <table:table-cell table:style-name="ce775" office:value-type="float" office:value="1436.52454571413" calcext:value-type="float">
            <text:p>1436.52454571413</text:p>
          </table:table-cell>
          <table:table-cell table:style-name="ce775" office:value-type="float" office:value="-82.5051021852549" calcext:value-type="float">
            <text:p>-82.5051021852549</text:p>
          </table:table-cell>
          <table:table-cell table:style-name="ce775" office:value-type="float" office:value="2.36559081763837" calcext:value-type="float">
            <text:p>2.36559081763837</text:p>
          </table:table-cell>
          <table:table-cell table:style-name="ce775" office:value-type="float" office:value="-0.0338672433779705" calcext:value-type="float">
            <text:p>-0.033867243377971</text:p>
          </table:table-cell>
          <table:table-cell table:style-name="ce775" office:value-type="float" office:value="0.000193686920423126" calcext:value-type="float">
            <text:p>0.000193686920423</text:p>
          </table:table-cell>
          <table:table-cell table:style-name="ce775" office:value-type="float" office:value="0" calcext:value-type="float">
            <text:p>0</text:p>
          </table:table-cell>
          <table:table-cell table:number-columns-repeated="3"/>
          <table:table-cell table:style-name="ce240" table:number-columns-repeated="6"/>
          <table:table-cell table:style-name="ce335" table:formula="of:=IF([Sheet1.AM41]=&quot;&quot;;&quot;&quot;;[Sheet1.AM41])">
            <text:p/>
          </table:table-cell>
          <table:table-cell table:style-name="ce793" table:formula="of:=IF([.T105]=&quot;&quot;;&quot;&quot;;IF([.T105]&lt;[.$C$104];[.T105]+[.$D$104]+[.$E$104]*[.T105]+[.$F$104]*[.T105]^2+[.$G$104]*[.T105]^3;IF([.T105]&gt;=[.$C$104];[.T105]+[.$D$105]+[.$E$105]*[.T105]+[.$F$105]*[.T105]^2+[.$G$105]*[.T105]^3+[.$H$105]*[.T105]^4+[.$I$105]*[.T105]^5;&quot;&quot;)))">
            <text:p/>
          </table:table-cell>
          <table:table-cell table:style-name="ce793" table:formula="of:=IF([.T105]=&quot;&quot;;&quot;&quot;;IF([.T105]&lt;[.$C$109];[.T105]+[.$D$109]+[.$E$109]*[.T105]+[.$F$109]*[.T105]^2+[.$G$109]*[.T105]^3+[.$H$109]*[.T105]^4+[.$I$109]*[.T105]^5;IF([.T105]&gt;=[.$C$109];[.T105]+[.$D$110]+[.$E$110]*[.T105]+[.$F$110]*[.T105]^2+[.$G$110]*[.T105]^3+[.$H$110]*[.T105]^4;&quot;&quot;)))">
            <text:p/>
          </table:table-cell>
          <table:table-cell table:style-name="ce793" table:formula="of:=IF([.T105]=&quot;&quot;;&quot;&quot;;IF([.T105]&lt;[.$C$116];[.$D$116]+[.$E$116]*[.T105]+[.$F$116]*[.T105]^2+[.$G$116]*[.T105]^3;IF([.T105]&gt;=[.$C$117];[.$D$117]+[.$E$117]*[.T105]+[.$F$117]*[.T105]^2+[.$G$117]*[.T105]^3+[.$H$117]*[.T105]^4;&quot;&quot;)))">
            <text:p/>
          </table:table-cell>
          <table:table-cell table:style-name="ce793" table:formula="of:=IF([.T105]=&quot;&quot;;&quot;&quot;;IF([.T105]&lt;[.$C$120];[.$D$120]+[.$E$120]*[.T105]+[.$F$120]*[.T105]^2+[.$G$120]*[.T105]^3;IF([.T105]&gt;=[.$C$121];[.$D$121]+[.$E$121]*[.T105];&quot;&quot;)))">
            <text:p/>
          </table:table-cell>
          <table:table-cell table:style-name="ce793" table:formula="of:=IF([.T105]=&quot;&quot;;&quot;&quot;;IF([.T105]&lt;[.$C$124];[.$D$124]+[.$E$124]*[.T105]+[.$F$124]*[.T105]^2;IF([.T105]&gt;=[.$C$126];[.$D$126]+[.$E$126]*[.T105];[.$D$125]+[.$E$125]*[.T105])))">
            <text:p/>
          </table:table-cell>
          <table:table-cell table:number-columns-repeated="999"/>
        </table:table-row>
        <table:table-row table:style-name="ro33">
          <table:table-cell table:style-name="ce240" table:number-columns-repeated="2"/>
          <table:table-cell table:style-name="ce162" office:value-type="string" calcext:value-type="string">
            <text:p>Minimum true value is 21.8 kV, corresponding to a Radcal value near 25.03 kV.</text:p>
          </table:table-cell>
          <table:table-cell table:style-name="ce162" table:number-columns-repeated="7"/>
          <table:table-cell table:number-columns-repeated="3"/>
          <table:table-cell table:style-name="ce240" table:number-columns-repeated="6"/>
          <table:table-cell table:style-name="ce725" table:formula="of:=IF([Sheet1.AM42]=&quot;&quot;;&quot;&quot;;[Sheet1.AM42])">
            <text:p/>
          </table:table-cell>
          <table:table-cell table:style-name="ce793" table:formula="of:=IF([.T106]=&quot;&quot;;&quot;&quot;;IF([.T106]&lt;[.$C$104];[.T106]+[.$D$104]+[.$E$104]*[.T106]+[.$F$104]*[.T106]^2+[.$G$104]*[.T106]^3;IF([.T106]&gt;=[.$C$104];[.T106]+[.$D$105]+[.$E$105]*[.T106]+[.$F$105]*[.T106]^2+[.$G$105]*[.T106]^3+[.$H$105]*[.T106]^4+[.$I$105]*[.T106]^5;&quot;&quot;)))">
            <text:p/>
          </table:table-cell>
          <table:table-cell table:style-name="ce793" table:formula="of:=IF([.T106]=&quot;&quot;;&quot;&quot;;IF([.T106]&lt;[.$C$109];[.T106]+[.$D$109]+[.$E$109]*[.T106]+[.$F$109]*[.T106]^2+[.$G$109]*[.T106]^3+[.$H$109]*[.T106]^4+[.$I$109]*[.T106]^5;IF([.T106]&gt;=[.$C$109];[.T106]+[.$D$110]+[.$E$110]*[.T106]+[.$F$110]*[.T106]^2+[.$G$110]*[.T106]^3+[.$H$110]*[.T106]^4;&quot;&quot;)))">
            <text:p/>
          </table:table-cell>
          <table:table-cell table:style-name="ce793" table:formula="of:=IF([.T106]=&quot;&quot;;&quot;&quot;;IF([.T106]&lt;[.$C$116];[.$D$116]+[.$E$116]*[.T106]+[.$F$116]*[.T106]^2+[.$G$116]*[.T106]^3;IF([.T106]&gt;=[.$C$117];[.$D$117]+[.$E$117]*[.T106]+[.$F$117]*[.T106]^2+[.$G$117]*[.T106]^3+[.$H$117]*[.T106]^4;&quot;&quot;)))">
            <text:p/>
          </table:table-cell>
          <table:table-cell table:style-name="ce793" table:formula="of:=IF([.T106]=&quot;&quot;;&quot;&quot;;IF([.T106]&lt;[.$C$120];[.$D$120]+[.$E$120]*[.T106]+[.$F$120]*[.T106]^2+[.$G$120]*[.T106]^3;IF([.T106]&gt;=[.$C$121];[.$D$121]+[.$E$121]*[.T106];&quot;&quot;)))">
            <text:p/>
          </table:table-cell>
          <table:table-cell table:style-name="ce793" table:formula="of:=IF([.T106]=&quot;&quot;;&quot;&quot;;IF([.T106]&lt;[.$C$124];[.$D$124]+[.$E$124]*[.T106]+[.$F$124]*[.T106]^2;IF([.T106]&gt;=[.$C$126];[.$D$126]+[.$E$126]*[.T106];[.$D$125]+[.$E$125]*[.T106])))">
            <text:p/>
          </table:table-cell>
          <table:table-cell table:number-columns-repeated="999"/>
        </table:table-row>
        <table:table-row table:style-name="ro33">
          <table:table-cell table:style-name="ce240" table:number-columns-repeated="2"/>
          <table:table-cell table:style-name="ce162" office:value-type="string" calcext:value-type="string">
            <text:p>Reduced accuracy between true values of 24 to 27 kV. Max Radcal value is 40.47 kV.</text:p>
          </table:table-cell>
          <table:table-cell table:style-name="ce162" table:number-columns-repeated="7"/>
          <table:table-cell table:number-columns-repeated="3"/>
          <table:table-cell table:style-name="ce240" table:number-columns-repeated="6"/>
          <table:table-cell table:style-name="ce725" table:formula="of:=IF([Sheet1.AM43]=&quot;&quot;;&quot;&quot;;[Sheet1.AM43])">
            <text:p/>
          </table:table-cell>
          <table:table-cell table:style-name="ce793" table:formula="of:=IF([.T107]=&quot;&quot;;&quot;&quot;;IF([.T107]&lt;[.$C$104];[.T107]+[.$D$104]+[.$E$104]*[.T107]+[.$F$104]*[.T107]^2+[.$G$104]*[.T107]^3;IF([.T107]&gt;=[.$C$104];[.T107]+[.$D$105]+[.$E$105]*[.T107]+[.$F$105]*[.T107]^2+[.$G$105]*[.T107]^3+[.$H$105]*[.T107]^4+[.$I$105]*[.T107]^5;&quot;&quot;)))">
            <text:p/>
          </table:table-cell>
          <table:table-cell table:style-name="ce793" table:formula="of:=IF([.T107]=&quot;&quot;;&quot;&quot;;IF([.T107]&lt;[.$C$109];[.T107]+[.$D$109]+[.$E$109]*[.T107]+[.$F$109]*[.T107]^2+[.$G$109]*[.T107]^3+[.$H$109]*[.T107]^4+[.$I$109]*[.T107]^5;IF([.T107]&gt;=[.$C$109];[.T107]+[.$D$110]+[.$E$110]*[.T107]+[.$F$110]*[.T107]^2+[.$G$110]*[.T107]^3+[.$H$110]*[.T107]^4;&quot;&quot;)))">
            <text:p/>
          </table:table-cell>
          <table:table-cell table:style-name="ce793" table:formula="of:=IF([.T107]=&quot;&quot;;&quot;&quot;;IF([.T107]&lt;[.$C$116];[.$D$116]+[.$E$116]*[.T107]+[.$F$116]*[.T107]^2+[.$G$116]*[.T107]^3;IF([.T107]&gt;=[.$C$117];[.$D$117]+[.$E$117]*[.T107]+[.$F$117]*[.T107]^2+[.$G$117]*[.T107]^3+[.$H$117]*[.T107]^4;&quot;&quot;)))">
            <text:p/>
          </table:table-cell>
          <table:table-cell table:style-name="ce793" table:formula="of:=IF([.T107]=&quot;&quot;;&quot;&quot;;IF([.T107]&lt;[.$C$120];[.$D$120]+[.$E$120]*[.T107]+[.$F$120]*[.T107]^2+[.$G$120]*[.T107]^3;IF([.T107]&gt;=[.$C$121];[.$D$121]+[.$E$121]*[.T107];&quot;&quot;)))">
            <text:p/>
          </table:table-cell>
          <table:table-cell table:style-name="ce793" table:formula="of:=IF([.T107]=&quot;&quot;;&quot;&quot;;IF([.T107]&lt;[.$C$124];[.$D$124]+[.$E$124]*[.T107]+[.$F$124]*[.T107]^2;IF([.T107]&gt;=[.$C$126];[.$D$126]+[.$E$126]*[.T107];[.$D$125]+[.$E$125]*[.T107])))">
            <text:p/>
          </table:table-cell>
          <table:table-cell table:number-columns-repeated="999"/>
        </table:table-row>
        <table:table-row table:style-name="ro33">
          <table:table-cell table:style-name="ce240"/>
          <table:table-cell table:style-name="ce768" office:value-type="string" calcext:value-type="string">
            <text:p>kV</text:p>
          </table:table-cell>
          <table:table-cell table:style-name="ce162"/>
          <table:table-cell table:style-name="ce776" office:value-type="string" calcext:value-type="string">
            <text:p>kV^0</text:p>
          </table:table-cell>
          <table:table-cell table:style-name="ce776" office:value-type="string" calcext:value-type="string">
            <text:p>kV^1</text:p>
          </table:table-cell>
          <table:table-cell table:style-name="ce776" office:value-type="string" calcext:value-type="string">
            <text:p>kV^2</text:p>
          </table:table-cell>
          <table:table-cell table:style-name="ce776" office:value-type="string" calcext:value-type="string">
            <text:p>kV^3</text:p>
          </table:table-cell>
          <table:table-cell table:style-name="ce776" office:value-type="string" calcext:value-type="string">
            <text:p>kV^4</text:p>
          </table:table-cell>
          <table:table-cell table:style-name="ce776" office:value-type="string" calcext:value-type="string">
            <text:p>kV^5</text:p>
          </table:table-cell>
          <table:table-cell table:style-name="ce776" office:value-type="string" calcext:value-type="string">
            <text:p>kV^6</text:p>
          </table:table-cell>
          <table:table-cell table:number-columns-repeated="3"/>
          <table:table-cell table:style-name="ce240" table:number-columns-repeated="6"/>
          <table:table-cell table:style-name="ce725" table:formula="of:=IF([Sheet1.AM44]=&quot;&quot;;&quot;&quot;;[Sheet1.AM44])">
            <text:p/>
          </table:table-cell>
          <table:table-cell table:style-name="ce793" table:formula="of:=IF([.T108]=&quot;&quot;;&quot;&quot;;IF([.T108]&lt;[.$C$104];[.T108]+[.$D$104]+[.$E$104]*[.T108]+[.$F$104]*[.T108]^2+[.$G$104]*[.T108]^3;IF([.T108]&gt;=[.$C$104];[.T108]+[.$D$105]+[.$E$105]*[.T108]+[.$F$105]*[.T108]^2+[.$G$105]*[.T108]^3+[.$H$105]*[.T108]^4+[.$I$105]*[.T108]^5;&quot;&quot;)))">
            <text:p/>
          </table:table-cell>
          <table:table-cell table:style-name="ce793" table:formula="of:=IF([.T108]=&quot;&quot;;&quot;&quot;;IF([.T108]&lt;[.$C$109];[.T108]+[.$D$109]+[.$E$109]*[.T108]+[.$F$109]*[.T108]^2+[.$G$109]*[.T108]^3+[.$H$109]*[.T108]^4+[.$I$109]*[.T108]^5;IF([.T108]&gt;=[.$C$109];[.T108]+[.$D$110]+[.$E$110]*[.T108]+[.$F$110]*[.T108]^2+[.$G$110]*[.T108]^3+[.$H$110]*[.T108]^4;&quot;&quot;)))">
            <text:p/>
          </table:table-cell>
          <table:table-cell table:style-name="ce793" table:formula="of:=IF([.T108]=&quot;&quot;;&quot;&quot;;IF([.T108]&lt;[.$C$116];[.$D$116]+[.$E$116]*[.T108]+[.$F$116]*[.T108]^2+[.$G$116]*[.T108]^3;IF([.T108]&gt;=[.$C$117];[.$D$117]+[.$E$117]*[.T108]+[.$F$117]*[.T108]^2+[.$G$117]*[.T108]^3+[.$H$117]*[.T108]^4;&quot;&quot;)))">
            <text:p/>
          </table:table-cell>
          <table:table-cell table:style-name="ce793" table:formula="of:=IF([.T108]=&quot;&quot;;&quot;&quot;;IF([.T108]&lt;[.$C$120];[.$D$120]+[.$E$120]*[.T108]+[.$F$120]*[.T108]^2+[.$G$120]*[.T108]^3;IF([.T108]&gt;=[.$C$121];[.$D$121]+[.$E$121]*[.T108];&quot;&quot;)))">
            <text:p/>
          </table:table-cell>
          <table:table-cell table:style-name="ce793" table:formula="of:=IF([.T108]=&quot;&quot;;&quot;&quot;;IF([.T108]&lt;[.$C$124];[.$D$124]+[.$E$124]*[.T108]+[.$F$124]*[.T108]^2;IF([.T108]&gt;=[.$C$126];[.$D$126]+[.$E$126]*[.T108];[.$D$125]+[.$E$125]*[.T108])))">
            <text:p/>
          </table:table-cell>
          <table:table-cell table:number-columns-repeated="999"/>
        </table:table-row>
        <table:table-row table:style-name="ro33">
          <table:table-cell office:value-type="string" calcext:value-type="string">
            <text:p>W/Ag</text:p>
          </table:table-cell>
          <table:table-cell table:style-name="ce768" office:value-type="string" calcext:value-type="string">
            <text:p>&lt;</text:p>
          </table:table-cell>
          <table:table-cell table:style-name="ce775" office:value-type="float" office:value="30.1" calcext:value-type="float">
            <text:p>30.1</text:p>
          </table:table-cell>
          <table:table-cell table:style-name="ce775" office:value-type="float" office:value="-540847.695500773" calcext:value-type="float">
            <text:p>-540847.695500773</text:p>
          </table:table-cell>
          <table:table-cell table:style-name="ce775" office:value-type="float" office:value="100186.233642731" calcext:value-type="float">
            <text:p>100186.233642731</text:p>
          </table:table-cell>
          <table:table-cell table:style-name="ce775" office:value-type="float" office:value="-7418.47901798126" calcext:value-type="float">
            <text:p>-7418.47901798126</text:p>
          </table:table-cell>
          <table:table-cell table:style-name="ce775" office:value-type="float" office:value="274.476609295775" calcext:value-type="float">
            <text:p>274.476609295775</text:p>
          </table:table-cell>
          <table:table-cell table:style-name="ce775" office:value-type="float" office:value="-5.07436954359087" calcext:value-type="float">
            <text:p>-5.07436954359087</text:p>
          </table:table-cell>
          <table:table-cell table:style-name="ce775" office:value-type="float" office:value="0.0375005747875809" calcext:value-type="float">
            <text:p>0.037500574787581</text:p>
          </table:table-cell>
          <table:table-cell table:style-name="ce775" office:value-type="float" office:value="0" calcext:value-type="float">
            <text:p>0</text:p>
          </table:table-cell>
          <table:table-cell table:number-columns-repeated="3"/>
          <table:table-cell table:style-name="ce240" table:number-columns-repeated="6"/>
          <table:table-cell table:style-name="ce725" table:formula="of:=IF([Sheet1.AM45]=&quot;&quot;;&quot;&quot;;[Sheet1.AM45])">
            <text:p/>
          </table:table-cell>
          <table:table-cell table:style-name="ce793" table:formula="of:=IF([.T109]=&quot;&quot;;&quot;&quot;;IF([.T109]&lt;[.$C$104];[.T109]+[.$D$104]+[.$E$104]*[.T109]+[.$F$104]*[.T109]^2+[.$G$104]*[.T109]^3;IF([.T109]&gt;=[.$C$104];[.T109]+[.$D$105]+[.$E$105]*[.T109]+[.$F$105]*[.T109]^2+[.$G$105]*[.T109]^3+[.$H$105]*[.T109]^4+[.$I$105]*[.T109]^5;&quot;&quot;)))">
            <text:p/>
          </table:table-cell>
          <table:table-cell table:style-name="ce793" table:formula="of:=IF([.T109]=&quot;&quot;;&quot;&quot;;IF([.T109]&lt;[.$C$109];[.T109]+[.$D$109]+[.$E$109]*[.T109]+[.$F$109]*[.T109]^2+[.$G$109]*[.T109]^3+[.$H$109]*[.T109]^4+[.$I$109]*[.T109]^5;IF([.T109]&gt;=[.$C$109];[.T109]+[.$D$110]+[.$E$110]*[.T109]+[.$F$110]*[.T109]^2+[.$G$110]*[.T109]^3+[.$H$110]*[.T109]^4;&quot;&quot;)))">
            <text:p/>
          </table:table-cell>
          <table:table-cell table:style-name="ce793" table:formula="of:=IF([.T109]=&quot;&quot;;&quot;&quot;;IF([.T109]&lt;[.$C$116];[.$D$116]+[.$E$116]*[.T109]+[.$F$116]*[.T109]^2+[.$G$116]*[.T109]^3;IF([.T109]&gt;=[.$C$117];[.$D$117]+[.$E$117]*[.T109]+[.$F$117]*[.T109]^2+[.$G$117]*[.T109]^3+[.$H$117]*[.T109]^4;&quot;&quot;)))">
            <text:p/>
          </table:table-cell>
          <table:table-cell table:style-name="ce793" table:formula="of:=IF([.T109]=&quot;&quot;;&quot;&quot;;IF([.T109]&lt;[.$C$120];[.$D$120]+[.$E$120]*[.T109]+[.$F$120]*[.T109]^2+[.$G$120]*[.T109]^3;IF([.T109]&gt;=[.$C$121];[.$D$121]+[.$E$121]*[.T109];&quot;&quot;)))">
            <text:p/>
          </table:table-cell>
          <table:table-cell table:style-name="ce793" table:formula="of:=IF([.T109]=&quot;&quot;;&quot;&quot;;IF([.T109]&lt;[.$C$124];[.$D$124]+[.$E$124]*[.T109]+[.$F$124]*[.T109]^2;IF([.T109]&gt;=[.$C$126];[.$D$126]+[.$E$126]*[.T109];[.$D$125]+[.$E$125]*[.T109])))">
            <text:p/>
          </table:table-cell>
          <table:table-cell table:number-columns-repeated="999"/>
        </table:table-row>
        <table:table-row table:style-name="ro33">
          <table:table-cell/>
          <table:table-cell table:style-name="ce768" office:value-type="string" calcext:value-type="string">
            <text:p>&gt;=</text:p>
          </table:table-cell>
          <table:table-cell table:style-name="ce776" office:value-type="float" office:value="30.1" calcext:value-type="float">
            <text:p>30.1</text:p>
          </table:table-cell>
          <table:table-cell table:style-name="ce775" office:value-type="float" office:value="-11057.7739361992" calcext:value-type="float">
            <text:p>-11057.7739361992</text:p>
          </table:table-cell>
          <table:table-cell table:style-name="ce775" office:value-type="float" office:value="1297.22856737669" calcext:value-type="float">
            <text:p>1297.22856737669</text:p>
          </table:table-cell>
          <table:table-cell table:style-name="ce775" office:value-type="float" office:value="-56.9891889897257" calcext:value-type="float">
            <text:p>-56.9891889897257</text:p>
          </table:table-cell>
          <table:table-cell table:style-name="ce775" office:value-type="float" office:value="1.11158285642172" calcext:value-type="float">
            <text:p>1.11158285642172</text:p>
          </table:table-cell>
          <table:table-cell table:style-name="ce775" office:value-type="float" office:value="-0.00812339973651296" calcext:value-type="float">
            <text:p>-0.008123399736513</text:p>
          </table:table-cell>
          <table:table-cell table:number-columns-repeated="2" table:style-name="ce775" office:value-type="float" office:value="0" calcext:value-type="float">
            <text:p>0</text:p>
          </table:table-cell>
          <table:table-cell table:number-columns-repeated="3"/>
          <table:table-cell table:style-name="ce240" table:number-columns-repeated="6"/>
          <table:table-cell table:style-name="ce725" table:formula="of:=IF([Sheet1.AM46]=&quot;&quot;;&quot;&quot;;[Sheet1.AM46])">
            <text:p/>
          </table:table-cell>
          <table:table-cell table:style-name="ce793" table:formula="of:=IF([.T110]=&quot;&quot;;&quot;&quot;;IF([.T110]&lt;[.$C$104];[.T110]+[.$D$104]+[.$E$104]*[.T110]+[.$F$104]*[.T110]^2+[.$G$104]*[.T110]^3;IF([.T110]&gt;=[.$C$104];[.T110]+[.$D$105]+[.$E$105]*[.T110]+[.$F$105]*[.T110]^2+[.$G$105]*[.T110]^3+[.$H$105]*[.T110]^4+[.$I$105]*[.T110]^5;&quot;&quot;)))">
            <text:p/>
          </table:table-cell>
          <table:table-cell table:style-name="ce793" table:formula="of:=IF([.T110]=&quot;&quot;;&quot;&quot;;IF([.T110]&lt;[.$C$109];[.T110]+[.$D$109]+[.$E$109]*[.T110]+[.$F$109]*[.T110]^2+[.$G$109]*[.T110]^3+[.$H$109]*[.T110]^4+[.$I$109]*[.T110]^5;IF([.T110]&gt;=[.$C$109];[.T110]+[.$D$110]+[.$E$110]*[.T110]+[.$F$110]*[.T110]^2+[.$G$110]*[.T110]^3+[.$H$110]*[.T110]^4;&quot;&quot;)))">
            <text:p/>
          </table:table-cell>
          <table:table-cell table:style-name="ce793" table:formula="of:=IF([.T110]=&quot;&quot;;&quot;&quot;;IF([.T110]&lt;[.$C$116];[.$D$116]+[.$E$116]*[.T110]+[.$F$116]*[.T110]^2+[.$G$116]*[.T110]^3;IF([.T110]&gt;=[.$C$117];[.$D$117]+[.$E$117]*[.T110]+[.$F$117]*[.T110]^2+[.$G$117]*[.T110]^3+[.$H$117]*[.T110]^4;&quot;&quot;)))">
            <text:p/>
          </table:table-cell>
          <table:table-cell table:style-name="ce793" table:formula="of:=IF([.T110]=&quot;&quot;;&quot;&quot;;IF([.T110]&lt;[.$C$120];[.$D$120]+[.$E$120]*[.T110]+[.$F$120]*[.T110]^2+[.$G$120]*[.T110]^3;IF([.T110]&gt;=[.$C$121];[.$D$121]+[.$E$121]*[.T110];&quot;&quot;)))">
            <text:p/>
          </table:table-cell>
          <table:table-cell table:style-name="ce793" table:formula="of:=IF([.T110]=&quot;&quot;;&quot;&quot;;IF([.T110]&lt;[.$C$124];[.$D$124]+[.$E$124]*[.T110]+[.$F$124]*[.T110]^2;IF([.T110]&gt;=[.$C$126];[.$D$126]+[.$E$126]*[.T110];[.$D$125]+[.$E$125]*[.T110])))">
            <text:p/>
          </table:table-cell>
          <table:table-cell table:number-columns-repeated="999"/>
        </table:table-row>
        <table:table-row table:style-name="ro33">
          <table:table-cell table:style-name="ce240" table:number-columns-repeated="2"/>
          <table:table-cell table:style-name="ce162" office:value-type="string" calcext:value-type="string">
            <text:p>Minimum true value is 21.8 kV, corresponding to a Radcal value near 25.04 kV.</text:p>
          </table:table-cell>
          <table:table-cell table:number-columns-repeated="10"/>
          <table:table-cell table:style-name="ce240" table:number-columns-repeated="6"/>
          <table:table-cell table:style-name="ce725" table:formula="of:=IF([Sheet1.AM47]=&quot;&quot;;&quot;&quot;;[Sheet1.AM47])">
            <text:p/>
          </table:table-cell>
          <table:table-cell table:style-name="ce793" table:formula="of:=IF([.T111]=&quot;&quot;;&quot;&quot;;IF([.T111]&lt;[.$C$104];[.T111]+[.$D$104]+[.$E$104]*[.T111]+[.$F$104]*[.T111]^2+[.$G$104]*[.T111]^3;IF([.T111]&gt;=[.$C$104];[.T111]+[.$D$105]+[.$E$105]*[.T111]+[.$F$105]*[.T111]^2+[.$G$105]*[.T111]^3+[.$H$105]*[.T111]^4+[.$I$105]*[.T111]^5;&quot;&quot;)))">
            <text:p/>
          </table:table-cell>
          <table:table-cell table:style-name="ce793" table:formula="of:=IF([.T111]=&quot;&quot;;&quot;&quot;;IF([.T111]&lt;[.$C$109];[.T111]+[.$D$109]+[.$E$109]*[.T111]+[.$F$109]*[.T111]^2+[.$G$109]*[.T111]^3+[.$H$109]*[.T111]^4+[.$I$109]*[.T111]^5;IF([.T111]&gt;=[.$C$109];[.T111]+[.$D$110]+[.$E$110]*[.T111]+[.$F$110]*[.T111]^2+[.$G$110]*[.T111]^3+[.$H$110]*[.T111]^4;&quot;&quot;)))">
            <text:p/>
          </table:table-cell>
          <table:table-cell table:style-name="ce793" table:formula="of:=IF([.T111]=&quot;&quot;;&quot;&quot;;IF([.T111]&lt;[.$C$116];[.$D$116]+[.$E$116]*[.T111]+[.$F$116]*[.T111]^2+[.$G$116]*[.T111]^3;IF([.T111]&gt;=[.$C$117];[.$D$117]+[.$E$117]*[.T111]+[.$F$117]*[.T111]^2+[.$G$117]*[.T111]^3+[.$H$117]*[.T111]^4;&quot;&quot;)))">
            <text:p/>
          </table:table-cell>
          <table:table-cell table:style-name="ce793" table:formula="of:=IF([.T111]=&quot;&quot;;&quot;&quot;;IF([.T111]&lt;[.$C$120];[.$D$120]+[.$E$120]*[.T111]+[.$F$120]*[.T111]^2+[.$G$120]*[.T111]^3;IF([.T111]&gt;=[.$C$121];[.$D$121]+[.$E$121]*[.T111];&quot;&quot;)))">
            <text:p/>
          </table:table-cell>
          <table:table-cell table:style-name="ce793" table:formula="of:=IF([.T111]=&quot;&quot;;&quot;&quot;;IF([.T111]&lt;[.$C$124];[.$D$124]+[.$E$124]*[.T111]+[.$F$124]*[.T111]^2;IF([.T111]&gt;=[.$C$126];[.$D$126]+[.$E$126]*[.T111];[.$D$125]+[.$E$125]*[.T111])))">
            <text:p/>
          </table:table-cell>
          <table:table-cell table:number-columns-repeated="999"/>
        </table:table-row>
        <table:table-row table:style-name="ro33">
          <table:table-cell table:style-name="ce240" table:number-columns-repeated="2"/>
          <table:table-cell table:style-name="ce162" office:value-type="string" calcext:value-type="string">
            <text:p>Poor accuracy between true values of 25.35 to 31.85 kV. Max Radcal value is 37.1 kV.</text:p>
          </table:table-cell>
          <table:table-cell table:number-columns-repeated="10"/>
          <table:table-cell table:style-name="ce240" table:number-columns-repeated="6"/>
          <table:table-cell table:style-name="ce725" table:formula="of:=IF([Sheet1.AM48]=&quot;&quot;;&quot;&quot;;[Sheet1.AM48])">
            <text:p/>
          </table:table-cell>
          <table:table-cell table:style-name="ce793" table:formula="of:=IF([.T112]=&quot;&quot;;&quot;&quot;;IF([.T112]&lt;[.$C$104];[.T112]+[.$D$104]+[.$E$104]*[.T112]+[.$F$104]*[.T112]^2+[.$G$104]*[.T112]^3;IF([.T112]&gt;=[.$C$104];[.T112]+[.$D$105]+[.$E$105]*[.T112]+[.$F$105]*[.T112]^2+[.$G$105]*[.T112]^3+[.$H$105]*[.T112]^4+[.$I$105]*[.T112]^5;&quot;&quot;)))">
            <text:p/>
          </table:table-cell>
          <table:table-cell table:style-name="ce793" table:formula="of:=IF([.T112]=&quot;&quot;;&quot;&quot;;IF([.T112]&lt;[.$C$109];[.T112]+[.$D$109]+[.$E$109]*[.T112]+[.$F$109]*[.T112]^2+[.$G$109]*[.T112]^3+[.$H$109]*[.T112]^4+[.$I$109]*[.T112]^5;IF([.T112]&gt;=[.$C$109];[.T112]+[.$D$110]+[.$E$110]*[.T112]+[.$F$110]*[.T112]^2+[.$G$110]*[.T112]^3+[.$H$110]*[.T112]^4;&quot;&quot;)))">
            <text:p/>
          </table:table-cell>
          <table:table-cell table:style-name="ce793" table:formula="of:=IF([.T112]=&quot;&quot;;&quot;&quot;;IF([.T112]&lt;[.$C$116];[.$D$116]+[.$E$116]*[.T112]+[.$F$116]*[.T112]^2+[.$G$116]*[.T112]^3;IF([.T112]&gt;=[.$C$117];[.$D$117]+[.$E$117]*[.T112]+[.$F$117]*[.T112]^2+[.$G$117]*[.T112]^3+[.$H$117]*[.T112]^4;&quot;&quot;)))">
            <text:p/>
          </table:table-cell>
          <table:table-cell table:style-name="ce793" table:formula="of:=IF([.T112]=&quot;&quot;;&quot;&quot;;IF([.T112]&lt;[.$C$120];[.$D$120]+[.$E$120]*[.T112]+[.$F$120]*[.T112]^2+[.$G$120]*[.T112]^3;IF([.T112]&gt;=[.$C$121];[.$D$121]+[.$E$121]*[.T112];&quot;&quot;)))">
            <text:p/>
          </table:table-cell>
          <table:table-cell table:style-name="ce793" table:formula="of:=IF([.T112]=&quot;&quot;;&quot;&quot;;IF([.T112]&lt;[.$C$124];[.$D$124]+[.$E$124]*[.T112]+[.$F$124]*[.T112]^2;IF([.T112]&gt;=[.$C$126];[.$D$126]+[.$E$126]*[.T112];[.$D$125]+[.$E$125]*[.T112])))">
            <text:p/>
          </table:table-cell>
          <table:table-cell table:number-columns-repeated="999"/>
        </table:table-row>
        <table:table-row table:style-name="ro33">
          <table:table-cell/>
          <table:table-cell table:style-name="ce240"/>
          <table:table-cell table:number-columns-repeated="11"/>
          <table:table-cell table:style-name="ce240" table:number-columns-repeated="6"/>
          <table:table-cell table:style-name="ce280" table:formula="of:=IF([Sheet1.AM49]=&quot;&quot;;&quot;&quot;;[Sheet1.AM49])">
            <text:p/>
          </table:table-cell>
          <table:table-cell table:style-name="ce793" table:formula="of:=IF([.T113]=&quot;&quot;;&quot;&quot;;IF([.T113]&lt;[.$C$104];[.T113]+[.$D$104]+[.$E$104]*[.T113]+[.$F$104]*[.T113]^2+[.$G$104]*[.T113]^3;IF([.T113]&gt;=[.$C$104];[.T113]+[.$D$105]+[.$E$105]*[.T113]+[.$F$105]*[.T113]^2+[.$G$105]*[.T113]^3+[.$H$105]*[.T113]^4+[.$I$105]*[.T113]^5;&quot;&quot;)))">
            <text:p/>
          </table:table-cell>
          <table:table-cell table:style-name="ce793" table:formula="of:=IF([.T113]=&quot;&quot;;&quot;&quot;;IF([.T113]&lt;[.$C$109];[.T113]+[.$D$109]+[.$E$109]*[.T113]+[.$F$109]*[.T113]^2+[.$G$109]*[.T113]^3+[.$H$109]*[.T113]^4+[.$I$109]*[.T113]^5;IF([.T113]&gt;=[.$C$109];[.T113]+[.$D$110]+[.$E$110]*[.T113]+[.$F$110]*[.T113]^2+[.$G$110]*[.T113]^3+[.$H$110]*[.T113]^4;&quot;&quot;)))">
            <text:p/>
          </table:table-cell>
          <table:table-cell table:style-name="ce793" table:formula="of:=IF([.T113]=&quot;&quot;;&quot;&quot;;IF([.T113]&lt;[.$C$116];[.$D$116]+[.$E$116]*[.T113]+[.$F$116]*[.T113]^2+[.$G$116]*[.T113]^3;IF([.T113]&gt;=[.$C$117];[.$D$117]+[.$E$117]*[.T113]+[.$F$117]*[.T113]^2+[.$G$117]*[.T113]^3+[.$H$117]*[.T113]^4;&quot;&quot;)))">
            <text:p/>
          </table:table-cell>
          <table:table-cell table:style-name="ce793" table:formula="of:=IF([.T113]=&quot;&quot;;&quot;&quot;;IF([.T113]&lt;[.$C$120];[.$D$120]+[.$E$120]*[.T113]+[.$F$120]*[.T113]^2+[.$G$120]*[.T113]^3;IF([.T113]&gt;=[.$C$121];[.$D$121]+[.$E$121]*[.T113];&quot;&quot;)))">
            <text:p/>
          </table:table-cell>
          <table:table-cell table:style-name="ce793" table:formula="of:=IF([.T113]=&quot;&quot;;&quot;&quot;;IF([.T113]&lt;[.$C$124];[.$D$124]+[.$E$124]*[.T113]+[.$F$124]*[.T113]^2;IF([.T113]&gt;=[.$C$126];[.$D$126]+[.$E$126]*[.T113];[.$D$125]+[.$E$125]*[.T113])))">
            <text:p/>
          </table:table-cell>
          <table:table-cell table:number-columns-repeated="999"/>
        </table:table-row>
        <table:table-row table:style-name="ro33">
          <table:table-cell table:style-name="ce744"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ce240"/>
          <table:table-cell table:number-columns-repeated="8"/>
          <table:table-cell table:style-name="ce787" office:value-type="string" calcext:value-type="string">
            <text:p>Barracuda/MPD kVp correction table for Hologic Selenia</text:p>
          </table:table-cell>
          <table:table-cell table:style-name="ce787" table:number-columns-repeated="5"/>
          <table:table-cell table:style-name="ce240" table:number-columns-repeated="3"/>
          <table:table-cell table:style-name="ce725" table:formula="of:=IF([Sheet1.AM50]=&quot;&quot;;&quot;&quot;;[Sheet1.AM50])">
            <text:p/>
          </table:table-cell>
          <table:table-cell table:style-name="ce793" table:formula="of:=IF([.T114]=&quot;&quot;;&quot;&quot;;IF([.T114]&lt;[.$C$104];[.T114]+[.$D$104]+[.$E$104]*[.T114]+[.$F$104]*[.T114]^2+[.$G$104]*[.T114]^3;IF([.T114]&gt;=[.$C$104];[.T114]+[.$D$105]+[.$E$105]*[.T114]+[.$F$105]*[.T114]^2+[.$G$105]*[.T114]^3+[.$H$105]*[.T114]^4+[.$I$105]*[.T114]^5;&quot;&quot;)))">
            <text:p/>
          </table:table-cell>
          <table:table-cell table:style-name="ce793" table:formula="of:=IF([.T114]=&quot;&quot;;&quot;&quot;;IF([.T114]&lt;[.$C$109];[.T114]+[.$D$109]+[.$E$109]*[.T114]+[.$F$109]*[.T114]^2+[.$G$109]*[.T114]^3+[.$H$109]*[.T114]^4+[.$I$109]*[.T114]^5;IF([.T114]&gt;=[.$C$109];[.T114]+[.$D$110]+[.$E$110]*[.T114]+[.$F$110]*[.T114]^2+[.$G$110]*[.T114]^3+[.$H$110]*[.T114]^4;&quot;&quot;)))">
            <text:p/>
          </table:table-cell>
          <table:table-cell table:style-name="ce793" table:formula="of:=IF([.T114]=&quot;&quot;;&quot;&quot;;IF([.T114]&lt;[.$C$116];[.$D$116]+[.$E$116]*[.T114]+[.$F$116]*[.T114]^2+[.$G$116]*[.T114]^3;IF([.T114]&gt;=[.$C$117];[.$D$117]+[.$E$117]*[.T114]+[.$F$117]*[.T114]^2+[.$G$117]*[.T114]^3+[.$H$117]*[.T114]^4;&quot;&quot;)))">
            <text:p/>
          </table:table-cell>
          <table:table-cell table:style-name="ce793" table:formula="of:=IF([.T114]=&quot;&quot;;&quot;&quot;;IF([.T114]&lt;[.$C$120];[.$D$120]+[.$E$120]*[.T114]+[.$F$120]*[.T114]^2+[.$G$120]*[.T114]^3;IF([.T114]&gt;=[.$C$121];[.$D$121]+[.$E$121]*[.T114];&quot;&quot;)))">
            <text:p/>
          </table:table-cell>
          <table:table-cell table:style-name="ce793" table:formula="of:=IF([.T114]=&quot;&quot;;&quot;&quot;;IF([.T114]&lt;[.$C$124];[.$D$124]+[.$E$124]*[.T114]+[.$F$124]*[.T114]^2;IF([.T114]&gt;=[.$C$126];[.$D$126]+[.$E$126]*[.T114];[.$D$125]+[.$E$125]*[.T114])))">
            <text:p/>
          </table:table-cell>
          <table:table-cell table:number-columns-repeated="999"/>
        </table:table-row>
        <table:table-row table:style-name="ro33">
          <table:table-cell table:style-name="ce240"/>
          <table:table-cell table:style-name="ce768" office:value-type="string" calcext:value-type="string">
            <text:p>kV</text:p>
          </table:table-cell>
          <table:table-cell table:style-name="ce240"/>
          <table:table-cell table:style-name="ce776" office:value-type="string" calcext:value-type="string">
            <text:p>kV^0</text:p>
          </table:table-cell>
          <table:table-cell table:style-name="ce776" office:value-type="string" calcext:value-type="string">
            <text:p>kV^1</text:p>
          </table:table-cell>
          <table:table-cell table:style-name="ce776" office:value-type="string" calcext:value-type="string">
            <text:p>kV^2</text:p>
          </table:table-cell>
          <table:table-cell table:style-name="ce776" office:value-type="string" calcext:value-type="string">
            <text:p>kV^3</text:p>
          </table:table-cell>
          <table:table-cell table:style-name="ce776" office:value-type="string" calcext:value-type="string">
            <text:p>kV^4</text:p>
          </table:table-cell>
          <table:table-cell table:number-columns-repeated="2"/>
          <table:table-cell table:style-name="ce787" office:value-type="string" calcext:value-type="string">
            <text:p>W/Rh (RQ M6)</text:p>
          </table:table-cell>
          <table:table-cell table:style-name="ce787" table:number-columns-repeated="2"/>
          <table:table-cell table:style-name="ce787" office:value-type="string" calcext:value-type="string">
            <text:p>W/Ag (RQ M10)</text:p>
          </table:table-cell>
          <table:table-cell table:style-name="ce787" table:number-columns-repeated="2"/>
          <table:table-cell table:style-name="ce240" table:number-columns-repeated="3"/>
          <table:table-cell table:style-name="ce725" table:formula="of:=IF([Sheet1.AM51]=&quot;&quot;;&quot;&quot;;[Sheet1.AM51])">
            <text:p/>
          </table:table-cell>
          <table:table-cell table:style-name="ce793" table:formula="of:=IF([.T115]=&quot;&quot;;&quot;&quot;;IF([.T115]&lt;[.$C$104];[.T115]+[.$D$104]+[.$E$104]*[.T115]+[.$F$104]*[.T115]^2+[.$G$104]*[.T115]^3;IF([.T115]&gt;=[.$C$104];[.T115]+[.$D$105]+[.$E$105]*[.T115]+[.$F$105]*[.T115]^2+[.$G$105]*[.T115]^3+[.$H$105]*[.T115]^4+[.$I$105]*[.T115]^5;&quot;&quot;)))">
            <text:p/>
          </table:table-cell>
          <table:table-cell table:style-name="ce793" table:formula="of:=IF([.T115]=&quot;&quot;;&quot;&quot;;IF([.T115]&lt;[.$C$109];[.T115]+[.$D$109]+[.$E$109]*[.T115]+[.$F$109]*[.T115]^2+[.$G$109]*[.T115]^3+[.$H$109]*[.T115]^4+[.$I$109]*[.T115]^5;IF([.T115]&gt;=[.$C$109];[.T115]+[.$D$110]+[.$E$110]*[.T115]+[.$F$110]*[.T115]^2+[.$G$110]*[.T115]^3+[.$H$110]*[.T115]^4;&quot;&quot;)))">
            <text:p/>
          </table:table-cell>
          <table:table-cell table:style-name="ce793" table:formula="of:=IF([.T115]=&quot;&quot;;&quot;&quot;;IF([.T115]&lt;[.$C$116];[.$D$116]+[.$E$116]*[.T115]+[.$F$116]*[.T115]^2+[.$G$116]*[.T115]^3;IF([.T115]&gt;=[.$C$117];[.$D$117]+[.$E$117]*[.T115]+[.$F$117]*[.T115]^2+[.$G$117]*[.T115]^3+[.$H$117]*[.T115]^4;&quot;&quot;)))">
            <text:p/>
          </table:table-cell>
          <table:table-cell table:style-name="ce793" table:formula="of:=IF([.T115]=&quot;&quot;;&quot;&quot;;IF([.T115]&lt;[.$C$120];[.$D$120]+[.$E$120]*[.T115]+[.$F$120]*[.T115]^2+[.$G$120]*[.T115]^3;IF([.T115]&gt;=[.$C$121];[.$D$121]+[.$E$121]*[.T115];&quot;&quot;)))">
            <text:p/>
          </table:table-cell>
          <table:table-cell table:style-name="ce793" table:formula="of:=IF([.T115]=&quot;&quot;;&quot;&quot;;IF([.T115]&lt;[.$C$124];[.$D$124]+[.$E$124]*[.T115]+[.$F$124]*[.T115]^2;IF([.T115]&gt;=[.$C$126];[.$D$126]+[.$E$126]*[.T115];[.$D$125]+[.$E$125]*[.T115])))">
            <text:p/>
          </table:table-cell>
          <table:table-cell table:number-columns-repeated="999"/>
        </table:table-row>
        <table:table-row table:style-name="ro33">
          <table:table-cell office:value-type="string" calcext:value-type="string">
            <text:p>W/Rh</text:p>
          </table:table-cell>
          <table:table-cell table:style-name="ce768" office:value-type="string" calcext:value-type="string">
            <text:p>&lt;</text:p>
          </table:table-cell>
          <table:table-cell table:style-name="ce775" office:value-type="float" office:value="26.9" calcext:value-type="float">
            <text:p>26.9</text:p>
          </table:table-cell>
          <table:table-cell table:style-name="ce779" office:value-type="float" office:value="138.88667" calcext:value-type="float">
            <text:p>138.88667</text:p>
          </table:table-cell>
          <table:table-cell table:style-name="ce779" office:value-type="float" office:value="-10.72639" calcext:value-type="float">
            <text:p>-10.72639</text:p>
          </table:table-cell>
          <table:table-cell table:style-name="ce779" office:value-type="float" office:value="0.26216" calcext:value-type="float">
            <text:p>0.26216</text:p>
          </table:table-cell>
          <table:table-cell table:style-name="ce779" office:value-type="float" office:value="-0.00082" calcext:value-type="float">
            <text:p>-0.00082</text:p>
          </table:table-cell>
          <table:table-cell table:style-name="ce779"/>
          <table:table-cell table:number-columns-repeated="2"/>
          <table:table-cell table:style-name="ce787" office:value-type="string" calcext:value-type="string">
            <text:p>kV</text:p>
          </table:table-cell>
          <table:table-cell table:style-name="ce787" office:value-type="string" calcext:value-type="string">
            <text:p>LFS</text:p>
          </table:table-cell>
          <table:table-cell table:style-name="ce787" office:value-type="string" calcext:value-type="string">
            <text:p>SFS</text:p>
          </table:table-cell>
          <table:table-cell table:style-name="ce787" office:value-type="string" calcext:value-type="string">
            <text:p>kV</text:p>
          </table:table-cell>
          <table:table-cell table:style-name="ce787" office:value-type="string" calcext:value-type="string">
            <text:p>LFS</text:p>
          </table:table-cell>
          <table:table-cell table:style-name="ce787" office:value-type="string" calcext:value-type="string">
            <text:p>SFS</text:p>
          </table:table-cell>
          <table:table-cell table:style-name="ce240" table:number-columns-repeated="3"/>
          <table:table-cell table:style-name="ce725" table:formula="of:=IF([Sheet1.AM52]=&quot;&quot;;&quot;&quot;;[Sheet1.AM52])">
            <text:p/>
          </table:table-cell>
          <table:table-cell table:style-name="ce793" table:formula="of:=IF([.T116]=&quot;&quot;;&quot;&quot;;IF([.T116]&lt;[.$C$104];[.T116]+[.$D$104]+[.$E$104]*[.T116]+[.$F$104]*[.T116]^2+[.$G$104]*[.T116]^3;IF([.T116]&gt;=[.$C$104];[.T116]+[.$D$105]+[.$E$105]*[.T116]+[.$F$105]*[.T116]^2+[.$G$105]*[.T116]^3+[.$H$105]*[.T116]^4+[.$I$105]*[.T116]^5;&quot;&quot;)))">
            <text:p/>
          </table:table-cell>
          <table:table-cell table:style-name="ce793" table:formula="of:=IF([.T116]=&quot;&quot;;&quot;&quot;;IF([.T116]&lt;[.$C$109];[.T116]+[.$D$109]+[.$E$109]*[.T116]+[.$F$109]*[.T116]^2+[.$G$109]*[.T116]^3+[.$H$109]*[.T116]^4+[.$I$109]*[.T116]^5;IF([.T116]&gt;=[.$C$109];[.T116]+[.$D$110]+[.$E$110]*[.T116]+[.$F$110]*[.T116]^2+[.$G$110]*[.T116]^3+[.$H$110]*[.T116]^4;&quot;&quot;)))">
            <text:p/>
          </table:table-cell>
          <table:table-cell table:style-name="ce793" table:formula="of:=IF([.T116]=&quot;&quot;;&quot;&quot;;IF([.T116]&lt;[.$C$116];[.$D$116]+[.$E$116]*[.T116]+[.$F$116]*[.T116]^2+[.$G$116]*[.T116]^3;IF([.T116]&gt;=[.$C$117];[.$D$117]+[.$E$117]*[.T116]+[.$F$117]*[.T116]^2+[.$G$117]*[.T116]^3+[.$H$117]*[.T116]^4;&quot;&quot;)))">
            <text:p/>
          </table:table-cell>
          <table:table-cell table:style-name="ce793" table:formula="of:=IF([.T116]=&quot;&quot;;&quot;&quot;;IF([.T116]&lt;[.$C$120];[.$D$120]+[.$E$120]*[.T116]+[.$F$120]*[.T116]^2+[.$G$120]*[.T116]^3;IF([.T116]&gt;=[.$C$121];[.$D$121]+[.$E$121]*[.T116];&quot;&quot;)))">
            <text:p/>
          </table:table-cell>
          <table:table-cell table:style-name="ce793" table:formula="of:=IF([.T116]=&quot;&quot;;&quot;&quot;;IF([.T116]&lt;[.$C$124];[.$D$124]+[.$E$124]*[.T116]+[.$F$124]*[.T116]^2;IF([.T116]&gt;=[.$C$126];[.$D$126]+[.$E$126]*[.T116];[.$D$125]+[.$E$125]*[.T116])))">
            <text:p/>
          </table:table-cell>
          <table:table-cell table:number-columns-repeated="999"/>
        </table:table-row>
        <table:table-row table:style-name="ro33">
          <table:table-cell/>
          <table:table-cell table:style-name="ce768" office:value-type="string" calcext:value-type="string">
            <text:p>&gt;=</text:p>
          </table:table-cell>
          <table:table-cell table:style-name="ce776" office:value-type="float" office:value="26.9" calcext:value-type="float">
            <text:p>26.9</text:p>
          </table:table-cell>
          <table:table-cell table:style-name="ce779" office:value-type="float" office:value="-5009.7751652" calcext:value-type="float">
            <text:p>-5009.7751652</text:p>
          </table:table-cell>
          <table:table-cell table:style-name="ce779" office:value-type="float" office:value="605.732006" calcext:value-type="float">
            <text:p>605.732006</text:p>
          </table:table-cell>
          <table:table-cell table:style-name="ce779" office:value-type="float" office:value="-27.3018617" calcext:value-type="float">
            <text:p>-27.3018617</text:p>
          </table:table-cell>
          <table:table-cell table:style-name="ce779" office:value-type="float" office:value="0.5467114" calcext:value-type="float">
            <text:p>0.5467114</text:p>
          </table:table-cell>
          <table:table-cell table:style-name="ce779" office:value-type="float" office:value="-0.0040986" calcext:value-type="float">
            <text:p>-0.0040986</text:p>
          </table:table-cell>
          <table:table-cell table:number-columns-repeated="2"/>
          <table:table-cell table:style-name="ce788" office:value-type="float" office:value="22" calcext:value-type="float">
            <text:p>22</text:p>
          </table:table-cell>
          <table:table-cell table:style-name="ce788" office:value-type="float" office:value="0.2" calcext:value-type="float">
            <text:p>0.2</text:p>
          </table:table-cell>
          <table:table-cell table:style-name="ce788" office:value-type="float" office:value="0.1" calcext:value-type="float">
            <text:p>0.1</text:p>
          </table:table-cell>
          <table:table-cell table:style-name="ce788" office:value-type="float" office:value="22" calcext:value-type="float">
            <text:p>22</text:p>
          </table:table-cell>
          <table:table-cell table:style-name="ce788" office:value-type="float" office:value="0.2" calcext:value-type="float">
            <text:p>0.2</text:p>
          </table:table-cell>
          <table:table-cell table:style-name="ce788" office:value-type="float" office:value="-0.2" calcext:value-type="float">
            <text:p>-0.2</text:p>
          </table:table-cell>
          <table:table-cell table:style-name="ce240" table:number-columns-repeated="3"/>
          <table:table-cell table:style-name="ce725" table:formula="of:=IF([Sheet1.AM53]=&quot;&quot;;&quot;&quot;;[Sheet1.AM53])">
            <text:p/>
          </table:table-cell>
          <table:table-cell table:style-name="ce793" table:formula="of:=IF([.T117]=&quot;&quot;;&quot;&quot;;IF([.T117]&lt;[.$C$104];[.T117]+[.$D$104]+[.$E$104]*[.T117]+[.$F$104]*[.T117]^2+[.$G$104]*[.T117]^3;IF([.T117]&gt;=[.$C$104];[.T117]+[.$D$105]+[.$E$105]*[.T117]+[.$F$105]*[.T117]^2+[.$G$105]*[.T117]^3+[.$H$105]*[.T117]^4+[.$I$105]*[.T117]^5;&quot;&quot;)))">
            <text:p/>
          </table:table-cell>
          <table:table-cell table:style-name="ce793" table:formula="of:=IF([.T117]=&quot;&quot;;&quot;&quot;;IF([.T117]&lt;[.$C$109];[.T117]+[.$D$109]+[.$E$109]*[.T117]+[.$F$109]*[.T117]^2+[.$G$109]*[.T117]^3+[.$H$109]*[.T117]^4+[.$I$109]*[.T117]^5;IF([.T117]&gt;=[.$C$109];[.T117]+[.$D$110]+[.$E$110]*[.T117]+[.$F$110]*[.T117]^2+[.$G$110]*[.T117]^3+[.$H$110]*[.T117]^4;&quot;&quot;)))">
            <text:p/>
          </table:table-cell>
          <table:table-cell table:style-name="ce793" table:formula="of:=IF([.T117]=&quot;&quot;;&quot;&quot;;IF([.T117]&lt;[.$C$116];[.$D$116]+[.$E$116]*[.T117]+[.$F$116]*[.T117]^2+[.$G$116]*[.T117]^3;IF([.T117]&gt;=[.$C$117];[.$D$117]+[.$E$117]*[.T117]+[.$F$117]*[.T117]^2+[.$G$117]*[.T117]^3+[.$H$117]*[.T117]^4;&quot;&quot;)))">
            <text:p/>
          </table:table-cell>
          <table:table-cell table:style-name="ce793" table:formula="of:=IF([.T117]=&quot;&quot;;&quot;&quot;;IF([.T117]&lt;[.$C$120];[.$D$120]+[.$E$120]*[.T117]+[.$F$120]*[.T117]^2+[.$G$120]*[.T117]^3;IF([.T117]&gt;=[.$C$121];[.$D$121]+[.$E$121]*[.T117];&quot;&quot;)))">
            <text:p/>
          </table:table-cell>
          <table:table-cell table:style-name="ce793" table:formula="of:=IF([.T117]=&quot;&quot;;&quot;&quot;;IF([.T117]&lt;[.$C$124];[.$D$124]+[.$E$124]*[.T117]+[.$F$124]*[.T117]^2;IF([.T117]&gt;=[.$C$126];[.$D$126]+[.$E$126]*[.T117];[.$D$125]+[.$E$125]*[.T117])))">
            <text:p/>
          </table:table-cell>
          <table:table-cell table:number-columns-repeated="999"/>
        </table:table-row>
        <table:table-row table:style-name="ro33">
          <table:table-cell/>
          <table:table-cell table:style-name="ce240"/>
          <table:table-cell table:number-columns-repeated="8"/>
          <table:table-cell table:style-name="ce788" office:value-type="float" office:value="23" calcext:value-type="float">
            <text:p>23</text:p>
          </table:table-cell>
          <table:table-cell table:style-name="ce788" office:value-type="float" office:value="0.2" calcext:value-type="float">
            <text:p>0.2</text:p>
          </table:table-cell>
          <table:table-cell table:style-name="ce788" office:value-type="float" office:value="-0.1" calcext:value-type="float">
            <text:p>-0.1</text:p>
          </table:table-cell>
          <table:table-cell table:style-name="ce788" office:value-type="float" office:value="23" calcext:value-type="float">
            <text:p>23</text:p>
          </table:table-cell>
          <table:table-cell table:style-name="ce788" office:value-type="float" office:value="0.4" calcext:value-type="float">
            <text:p>0.4</text:p>
          </table:table-cell>
          <table:table-cell table:style-name="ce788" office:value-type="float" office:value="-0.1" calcext:value-type="float">
            <text:p>-0.1</text:p>
          </table:table-cell>
          <table:table-cell table:style-name="ce240" table:number-columns-repeated="3"/>
          <table:table-cell table:style-name="ce725" table:formula="of:=IF([Sheet1.AM54]=&quot;&quot;;&quot;&quot;;[Sheet1.AM54])">
            <text:p/>
          </table:table-cell>
          <table:table-cell table:style-name="ce793" table:formula="of:=IF([.T118]=&quot;&quot;;&quot;&quot;;IF([.T118]&lt;[.$C$104];[.T118]+[.$D$104]+[.$E$104]*[.T118]+[.$F$104]*[.T118]^2+[.$G$104]*[.T118]^3;IF([.T118]&gt;=[.$C$104];[.T118]+[.$D$105]+[.$E$105]*[.T118]+[.$F$105]*[.T118]^2+[.$G$105]*[.T118]^3+[.$H$105]*[.T118]^4+[.$I$105]*[.T118]^5;&quot;&quot;)))">
            <text:p/>
          </table:table-cell>
          <table:table-cell table:style-name="ce793" table:formula="of:=IF([.T118]=&quot;&quot;;&quot;&quot;;IF([.T118]&lt;[.$C$109];[.T118]+[.$D$109]+[.$E$109]*[.T118]+[.$F$109]*[.T118]^2+[.$G$109]*[.T118]^3+[.$H$109]*[.T118]^4+[.$I$109]*[.T118]^5;IF([.T118]&gt;=[.$C$109];[.T118]+[.$D$110]+[.$E$110]*[.T118]+[.$F$110]*[.T118]^2+[.$G$110]*[.T118]^3+[.$H$110]*[.T118]^4;&quot;&quot;)))">
            <text:p/>
          </table:table-cell>
          <table:table-cell table:style-name="ce793" table:formula="of:=IF([.T118]=&quot;&quot;;&quot;&quot;;IF([.T118]&lt;[.$C$116];[.$D$116]+[.$E$116]*[.T118]+[.$F$116]*[.T118]^2+[.$G$116]*[.T118]^3;IF([.T118]&gt;=[.$C$117];[.$D$117]+[.$E$117]*[.T118]+[.$F$117]*[.T118]^2+[.$G$117]*[.T118]^3+[.$H$117]*[.T118]^4;&quot;&quot;)))">
            <text:p/>
          </table:table-cell>
          <table:table-cell table:style-name="ce793" table:formula="of:=IF([.T118]=&quot;&quot;;&quot;&quot;;IF([.T118]&lt;[.$C$120];[.$D$120]+[.$E$120]*[.T118]+[.$F$120]*[.T118]^2+[.$G$120]*[.T118]^3;IF([.T118]&gt;=[.$C$121];[.$D$121]+[.$E$121]*[.T118];&quot;&quot;)))">
            <text:p/>
          </table:table-cell>
          <table:table-cell table:style-name="ce793" table:formula="of:=IF([.T118]=&quot;&quot;;&quot;&quot;;IF([.T118]&lt;[.$C$124];[.$D$124]+[.$E$124]*[.T118]+[.$F$124]*[.T118]^2;IF([.T118]&gt;=[.$C$126];[.$D$126]+[.$E$126]*[.T118];[.$D$125]+[.$E$125]*[.T118])))">
            <text:p/>
          </table:table-cell>
          <table:table-cell table:number-columns-repeated="999"/>
        </table:table-row>
        <table:table-row table:style-name="ro33">
          <table:table-cell office:value-type="string" calcext:value-type="string">
            <text:p>W/Ag</text:p>
          </table:table-cell>
          <table:table-cell table:style-name="ce768" office:value-type="string" calcext:value-type="string">
            <text:p>kV</text:p>
          </table:table-cell>
          <table:table-cell table:style-name="ce240"/>
          <table:table-cell table:style-name="ce776" office:value-type="string" calcext:value-type="string">
            <text:p>kV^0</text:p>
          </table:table-cell>
          <table:table-cell table:style-name="ce776" office:value-type="string" calcext:value-type="string">
            <text:p>kV^1</text:p>
          </table:table-cell>
          <table:table-cell table:style-name="ce776" office:value-type="string" calcext:value-type="string">
            <text:p>kV^2</text:p>
          </table:table-cell>
          <table:table-cell table:style-name="ce776" office:value-type="string" calcext:value-type="string">
            <text:p>kV^3</text:p>
          </table:table-cell>
          <table:table-cell table:style-name="ce776" office:value-type="string" calcext:value-type="string">
            <text:p>kV^4</text:p>
          </table:table-cell>
          <table:table-cell table:number-columns-repeated="2"/>
          <table:table-cell table:style-name="ce788" office:value-type="float" office:value="24" calcext:value-type="float">
            <text:p>24</text:p>
          </table:table-cell>
          <table:table-cell table:style-name="ce788" office:value-type="float" office:value="0.1" calcext:value-type="float">
            <text:p>0.1</text:p>
          </table:table-cell>
          <table:table-cell table:style-name="ce788" office:value-type="float" office:value="-0.4" calcext:value-type="float">
            <text:p>-0.4</text:p>
          </table:table-cell>
          <table:table-cell table:style-name="ce788" office:value-type="float" office:value="24" calcext:value-type="float">
            <text:p>24</text:p>
          </table:table-cell>
          <table:table-cell table:style-name="ce788" office:value-type="float" office:value="0.4" calcext:value-type="float">
            <text:p>0.4</text:p>
          </table:table-cell>
          <table:table-cell table:style-name="ce788" office:value-type="float" office:value="0" calcext:value-type="float">
            <text:p>0</text:p>
          </table:table-cell>
          <table:table-cell table:style-name="ce240" table:number-columns-repeated="3"/>
          <table:table-cell table:style-name="ce725" table:formula="of:=IF([Sheet1.AM55]=&quot;&quot;;&quot;&quot;;[Sheet1.AM55])">
            <text:p/>
          </table:table-cell>
          <table:table-cell table:style-name="ce793" table:formula="of:=IF([.T119]=&quot;&quot;;&quot;&quot;;IF([.T119]&lt;[.$C$104];[.T119]+[.$D$104]+[.$E$104]*[.T119]+[.$F$104]*[.T119]^2+[.$G$104]*[.T119]^3;IF([.T119]&gt;=[.$C$104];[.T119]+[.$D$105]+[.$E$105]*[.T119]+[.$F$105]*[.T119]^2+[.$G$105]*[.T119]^3+[.$H$105]*[.T119]^4+[.$I$105]*[.T119]^5;&quot;&quot;)))">
            <text:p/>
          </table:table-cell>
          <table:table-cell table:style-name="ce793" table:formula="of:=IF([.T119]=&quot;&quot;;&quot;&quot;;IF([.T119]&lt;[.$C$109];[.T119]+[.$D$109]+[.$E$109]*[.T119]+[.$F$109]*[.T119]^2+[.$G$109]*[.T119]^3+[.$H$109]*[.T119]^4+[.$I$109]*[.T119]^5;IF([.T119]&gt;=[.$C$109];[.T119]+[.$D$110]+[.$E$110]*[.T119]+[.$F$110]*[.T119]^2+[.$G$110]*[.T119]^3+[.$H$110]*[.T119]^4;&quot;&quot;)))">
            <text:p/>
          </table:table-cell>
          <table:table-cell table:style-name="ce793" table:formula="of:=IF([.T119]=&quot;&quot;;&quot;&quot;;IF([.T119]&lt;[.$C$116];[.$D$116]+[.$E$116]*[.T119]+[.$F$116]*[.T119]^2+[.$G$116]*[.T119]^3;IF([.T119]&gt;=[.$C$117];[.$D$117]+[.$E$117]*[.T119]+[.$F$117]*[.T119]^2+[.$G$117]*[.T119]^3+[.$H$117]*[.T119]^4;&quot;&quot;)))">
            <text:p/>
          </table:table-cell>
          <table:table-cell table:style-name="ce793" table:formula="of:=IF([.T119]=&quot;&quot;;&quot;&quot;;IF([.T119]&lt;[.$C$120];[.$D$120]+[.$E$120]*[.T119]+[.$F$120]*[.T119]^2+[.$G$120]*[.T119]^3;IF([.T119]&gt;=[.$C$121];[.$D$121]+[.$E$121]*[.T119];&quot;&quot;)))">
            <text:p/>
          </table:table-cell>
          <table:table-cell table:style-name="ce793" table:formula="of:=IF([.T119]=&quot;&quot;;&quot;&quot;;IF([.T119]&lt;[.$C$124];[.$D$124]+[.$E$124]*[.T119]+[.$F$124]*[.T119]^2;IF([.T119]&gt;=[.$C$126];[.$D$126]+[.$E$126]*[.T119];[.$D$125]+[.$E$125]*[.T119])))">
            <text:p/>
          </table:table-cell>
          <table:table-cell table:number-columns-repeated="999"/>
        </table:table-row>
        <table:table-row table:style-name="ro33">
          <table:table-cell/>
          <table:table-cell table:style-name="ce768" office:value-type="string" calcext:value-type="string">
            <text:p>&lt;</text:p>
          </table:table-cell>
          <table:table-cell table:style-name="ce775" office:value-type="float" office:value="28.7" calcext:value-type="float">
            <text:p>28.7</text:p>
          </table:table-cell>
          <table:table-cell table:style-name="ce775" office:value-type="float" office:value="296.34185" calcext:value-type="float">
            <text:p>296.34185</text:p>
          </table:table-cell>
          <table:table-cell table:style-name="ce775" office:value-type="float" office:value="-31.62925" calcext:value-type="float">
            <text:p>-31.62925</text:p>
          </table:table-cell>
          <table:table-cell table:style-name="ce775" office:value-type="float" office:value="1.18025" calcext:value-type="float">
            <text:p>1.18025</text:p>
          </table:table-cell>
          <table:table-cell table:style-name="ce775" office:value-type="float" office:value="-0.01417" calcext:value-type="float">
            <text:p>-0.01417</text:p>
          </table:table-cell>
          <table:table-cell table:style-name="ce775"/>
          <table:table-cell table:number-columns-repeated="2"/>
          <table:table-cell table:style-name="ce788" office:value-type="float" office:value="25" calcext:value-type="float">
            <text:p>25</text:p>
          </table:table-cell>
          <table:table-cell table:style-name="ce788" office:value-type="float" office:value="0.1" calcext:value-type="float">
            <text:p>0.1</text:p>
          </table:table-cell>
          <table:table-cell table:style-name="ce788" office:value-type="float" office:value="-0.3" calcext:value-type="float">
            <text:p>-0.3</text:p>
          </table:table-cell>
          <table:table-cell table:style-name="ce788" office:value-type="float" office:value="25" calcext:value-type="float">
            <text:p>25</text:p>
          </table:table-cell>
          <table:table-cell table:style-name="ce788" office:value-type="float" office:value="0.5" calcext:value-type="float">
            <text:p>0.5</text:p>
          </table:table-cell>
          <table:table-cell table:style-name="ce788" office:value-type="float" office:value="-0.1" calcext:value-type="float">
            <text:p>-0.1</text:p>
          </table:table-cell>
          <table:table-cell table:style-name="ce240" table:number-columns-repeated="3"/>
          <table:table-cell table:style-name="ce726" table:formula="of:=IF([Sheet1.AM56]=&quot;&quot;;&quot;&quot;;[Sheet1.AM56])">
            <text:p/>
          </table:table-cell>
          <table:table-cell table:style-name="ce793" table:formula="of:=IF([.T120]=&quot;&quot;;&quot;&quot;;IF([.T120]&lt;[.$C$104];[.T120]+[.$D$104]+[.$E$104]*[.T120]+[.$F$104]*[.T120]^2+[.$G$104]*[.T120]^3;IF([.T120]&gt;=[.$C$104];[.T120]+[.$D$105]+[.$E$105]*[.T120]+[.$F$105]*[.T120]^2+[.$G$105]*[.T120]^3+[.$H$105]*[.T120]^4+[.$I$105]*[.T120]^5;&quot;&quot;)))">
            <text:p/>
          </table:table-cell>
          <table:table-cell table:style-name="ce793" table:formula="of:=IF([.T120]=&quot;&quot;;&quot;&quot;;IF([.T120]&lt;[.$C$109];[.T120]+[.$D$109]+[.$E$109]*[.T120]+[.$F$109]*[.T120]^2+[.$G$109]*[.T120]^3+[.$H$109]*[.T120]^4+[.$I$109]*[.T120]^5;IF([.T120]&gt;=[.$C$109];[.T120]+[.$D$110]+[.$E$110]*[.T120]+[.$F$110]*[.T120]^2+[.$G$110]*[.T120]^3+[.$H$110]*[.T120]^4;&quot;&quot;)))">
            <text:p/>
          </table:table-cell>
          <table:table-cell table:style-name="ce793" table:formula="of:=IF([.T120]=&quot;&quot;;&quot;&quot;;IF([.T120]&lt;[.$C$116];[.$D$116]+[.$E$116]*[.T120]+[.$F$116]*[.T120]^2+[.$G$116]*[.T120]^3;IF([.T120]&gt;=[.$C$117];[.$D$117]+[.$E$117]*[.T120]+[.$F$117]*[.T120]^2+[.$G$117]*[.T120]^3+[.$H$117]*[.T120]^4;&quot;&quot;)))">
            <text:p/>
          </table:table-cell>
          <table:table-cell table:style-name="ce793" table:formula="of:=IF([.T120]=&quot;&quot;;&quot;&quot;;IF([.T120]&lt;[.$C$120];[.$D$120]+[.$E$120]*[.T120]+[.$F$120]*[.T120]^2+[.$G$120]*[.T120]^3;IF([.T120]&gt;=[.$C$121];[.$D$121]+[.$E$121]*[.T120];&quot;&quot;)))">
            <text:p/>
          </table:table-cell>
          <table:table-cell table:style-name="ce793" table:formula="of:=IF([.T120]=&quot;&quot;;&quot;&quot;;IF([.T120]&lt;[.$C$124];[.$D$124]+[.$E$124]*[.T120]+[.$F$124]*[.T120]^2;IF([.T120]&gt;=[.$C$126];[.$D$126]+[.$E$126]*[.T120];[.$D$125]+[.$E$125]*[.T120])))">
            <text:p/>
          </table:table-cell>
          <table:table-cell table:number-columns-repeated="999"/>
        </table:table-row>
        <table:table-row table:style-name="ro33">
          <table:table-cell/>
          <table:table-cell table:style-name="ce768" office:value-type="string" calcext:value-type="string">
            <text:p>&gt;=</text:p>
          </table:table-cell>
          <table:table-cell table:style-name="ce776" office:value-type="float" office:value="28.7" calcext:value-type="float">
            <text:p>28.7</text:p>
          </table:table-cell>
          <table:table-cell table:style-name="ce775" office:value-type="float" office:value="4.834469" calcext:value-type="float">
            <text:p>4.834469</text:p>
          </table:table-cell>
          <table:table-cell table:style-name="ce775" office:value-type="float" office:value="0.919242" calcext:value-type="float">
            <text:p>0.919242</text:p>
          </table:table-cell>
          <table:table-cell table:style-name="ce775" table:number-columns-repeated="3"/>
          <table:table-cell table:number-columns-repeated="2"/>
          <table:table-cell table:style-name="ce788" office:value-type="float" office:value="26" calcext:value-type="float">
            <text:p>26</text:p>
          </table:table-cell>
          <table:table-cell table:style-name="ce788" office:value-type="float" office:value="0" calcext:value-type="float">
            <text:p>0</text:p>
          </table:table-cell>
          <table:table-cell table:style-name="ce788" office:value-type="float" office:value="-0.2" calcext:value-type="float">
            <text:p>-0.2</text:p>
          </table:table-cell>
          <table:table-cell table:style-name="ce788" office:value-type="float" office:value="26" calcext:value-type="float">
            <text:p>26</text:p>
          </table:table-cell>
          <table:table-cell table:style-name="ce788" office:value-type="float" office:value="0.5" calcext:value-type="float">
            <text:p>0.5</text:p>
          </table:table-cell>
          <table:table-cell table:style-name="ce788" office:value-type="float" office:value="-0.2" calcext:value-type="float">
            <text:p>-0.2</text:p>
          </table:table-cell>
          <table:table-cell table:style-name="ce240" table:number-columns-repeated="3"/>
          <table:table-cell table:style-name="ce727" table:formula="of:=IF([Sheet1.AM57]=&quot;&quot;;&quot;&quot;;[Sheet1.AM57])">
            <text:p/>
          </table:table-cell>
          <table:table-cell table:style-name="ce793" table:formula="of:=IF([.T121]=&quot;&quot;;&quot;&quot;;IF([.T121]&lt;[.$C$104];[.T121]+[.$D$104]+[.$E$104]*[.T121]+[.$F$104]*[.T121]^2+[.$G$104]*[.T121]^3;IF([.T121]&gt;=[.$C$104];[.T121]+[.$D$105]+[.$E$105]*[.T121]+[.$F$105]*[.T121]^2+[.$G$105]*[.T121]^3+[.$H$105]*[.T121]^4+[.$I$105]*[.T121]^5;&quot;&quot;)))">
            <text:p/>
          </table:table-cell>
          <table:table-cell table:style-name="ce793" table:formula="of:=IF([.T121]=&quot;&quot;;&quot;&quot;;IF([.T121]&lt;[.$C$109];[.T121]+[.$D$109]+[.$E$109]*[.T121]+[.$F$109]*[.T121]^2+[.$G$109]*[.T121]^3+[.$H$109]*[.T121]^4+[.$I$109]*[.T121]^5;IF([.T121]&gt;=[.$C$109];[.T121]+[.$D$110]+[.$E$110]*[.T121]+[.$F$110]*[.T121]^2+[.$G$110]*[.T121]^3+[.$H$110]*[.T121]^4;&quot;&quot;)))">
            <text:p/>
          </table:table-cell>
          <table:table-cell table:style-name="ce793" table:formula="of:=IF([.T121]=&quot;&quot;;&quot;&quot;;IF([.T121]&lt;[.$C$116];[.$D$116]+[.$E$116]*[.T121]+[.$F$116]*[.T121]^2+[.$G$116]*[.T121]^3;IF([.T121]&gt;=[.$C$117];[.$D$117]+[.$E$117]*[.T121]+[.$F$117]*[.T121]^2+[.$G$117]*[.T121]^3+[.$H$117]*[.T121]^4;&quot;&quot;)))">
            <text:p/>
          </table:table-cell>
          <table:table-cell table:style-name="ce793" table:formula="of:=IF([.T121]=&quot;&quot;;&quot;&quot;;IF([.T121]&lt;[.$C$120];[.$D$120]+[.$E$120]*[.T121]+[.$F$120]*[.T121]^2+[.$G$120]*[.T121]^3;IF([.T121]&gt;=[.$C$121];[.$D$121]+[.$E$121]*[.T121];&quot;&quot;)))">
            <text:p/>
          </table:table-cell>
          <table:table-cell table:style-name="ce793" table:formula="of:=IF([.T121]=&quot;&quot;;&quot;&quot;;IF([.T121]&lt;[.$C$124];[.$D$124]+[.$E$124]*[.T121]+[.$F$124]*[.T121]^2;IF([.T121]&gt;=[.$C$126];[.$D$126]+[.$E$126]*[.T121];[.$D$125]+[.$E$125]*[.T121])))">
            <text:p/>
          </table:table-cell>
          <table:table-cell table:number-columns-repeated="999"/>
        </table:table-row>
        <table:table-row table:style-name="ro33">
          <table:table-cell/>
          <table:table-cell table:style-name="ce240"/>
          <table:table-cell table:number-columns-repeated="8"/>
          <table:table-cell table:style-name="ce788" office:value-type="float" office:value="27" calcext:value-type="float">
            <text:p>27</text:p>
          </table:table-cell>
          <table:table-cell table:style-name="ce788" office:value-type="float" office:value="0.1" calcext:value-type="float">
            <text:p>0.1</text:p>
          </table:table-cell>
          <table:table-cell table:style-name="ce788" office:value-type="float" office:value="-0.3" calcext:value-type="float">
            <text:p>-0.3</text:p>
          </table:table-cell>
          <table:table-cell table:style-name="ce788" office:value-type="float" office:value="27" calcext:value-type="float">
            <text:p>27</text:p>
          </table:table-cell>
          <table:table-cell table:style-name="ce788" office:value-type="float" office:value="0.7" calcext:value-type="float">
            <text:p>0.7</text:p>
          </table:table-cell>
          <table:table-cell table:style-name="ce788" office:value-type="float" office:value="-0.2" calcext:value-type="float">
            <text:p>-0.2</text:p>
          </table:table-cell>
          <table:table-cell table:style-name="ce240" table:number-columns-repeated="3"/>
          <table:table-cell table:style-name="ce727" table:formula="of:=IF([Sheet1.AM58]=&quot;&quot;;&quot;&quot;;[Sheet1.AM58])">
            <text:p/>
          </table:table-cell>
          <table:table-cell table:style-name="ce793" table:formula="of:=IF([.T122]=&quot;&quot;;&quot;&quot;;IF([.T122]&lt;[.$C$104];[.T122]+[.$D$104]+[.$E$104]*[.T122]+[.$F$104]*[.T122]^2+[.$G$104]*[.T122]^3;IF([.T122]&gt;=[.$C$104];[.T122]+[.$D$105]+[.$E$105]*[.T122]+[.$F$105]*[.T122]^2+[.$G$105]*[.T122]^3+[.$H$105]*[.T122]^4+[.$I$105]*[.T122]^5;&quot;&quot;)))">
            <text:p/>
          </table:table-cell>
          <table:table-cell table:style-name="ce793" table:formula="of:=IF([.T122]=&quot;&quot;;&quot;&quot;;IF([.T122]&lt;[.$C$109];[.T122]+[.$D$109]+[.$E$109]*[.T122]+[.$F$109]*[.T122]^2+[.$G$109]*[.T122]^3+[.$H$109]*[.T122]^4+[.$I$109]*[.T122]^5;IF([.T122]&gt;=[.$C$109];[.T122]+[.$D$110]+[.$E$110]*[.T122]+[.$F$110]*[.T122]^2+[.$G$110]*[.T122]^3+[.$H$110]*[.T122]^4;&quot;&quot;)))">
            <text:p/>
          </table:table-cell>
          <table:table-cell table:style-name="ce793" table:formula="of:=IF([.T122]=&quot;&quot;;&quot;&quot;;IF([.T122]&lt;[.$C$116];[.$D$116]+[.$E$116]*[.T122]+[.$F$116]*[.T122]^2+[.$G$116]*[.T122]^3;IF([.T122]&gt;=[.$C$117];[.$D$117]+[.$E$117]*[.T122]+[.$F$117]*[.T122]^2+[.$G$117]*[.T122]^3+[.$H$117]*[.T122]^4;&quot;&quot;)))">
            <text:p/>
          </table:table-cell>
          <table:table-cell table:style-name="ce793" table:formula="of:=IF([.T122]=&quot;&quot;;&quot;&quot;;IF([.T122]&lt;[.$C$120];[.$D$120]+[.$E$120]*[.T122]+[.$F$120]*[.T122]^2+[.$G$120]*[.T122]^3;IF([.T122]&gt;=[.$C$121];[.$D$121]+[.$E$121]*[.T122];&quot;&quot;)))">
            <text:p/>
          </table:table-cell>
          <table:table-cell table:style-name="ce793" table:formula="of:=IF([.T122]=&quot;&quot;;&quot;&quot;;IF([.T122]&lt;[.$C$124];[.$D$124]+[.$E$124]*[.T122]+[.$F$124]*[.T122]^2;IF([.T122]&gt;=[.$C$126];[.$D$126]+[.$E$126]*[.T122];[.$D$125]+[.$E$125]*[.T122])))">
            <text:p/>
          </table:table-cell>
          <table:table-cell table:number-columns-repeated="999"/>
        </table:table-row>
        <table:table-row table:style-name="ro33">
          <table:table-cell office:value-type="string" calcext:value-type="string">
            <text:p>W/Al</text:p>
          </table:table-cell>
          <table:table-cell table:style-name="ce240" table:number-columns-repeated="2"/>
          <table:table-cell table:style-name="ce776" office:value-type="string" calcext:value-type="string">
            <text:p>kV^0</text:p>
          </table:table-cell>
          <table:table-cell table:style-name="ce776" office:value-type="string" calcext:value-type="string">
            <text:p>kV^1</text:p>
          </table:table-cell>
          <table:table-cell table:style-name="ce776" office:value-type="string" calcext:value-type="string">
            <text:p>kV^2</text:p>
          </table:table-cell>
          <table:table-cell table:style-name="ce776" office:value-type="string" calcext:value-type="string">
            <text:p>kV^3</text:p>
          </table:table-cell>
          <table:table-cell table:style-name="ce776" office:value-type="string" calcext:value-type="string">
            <text:p>kV^4</text:p>
          </table:table-cell>
          <table:table-cell table:number-columns-repeated="2"/>
          <table:table-cell table:style-name="ce788" office:value-type="float" office:value="28" calcext:value-type="float">
            <text:p>28</text:p>
          </table:table-cell>
          <table:table-cell table:style-name="ce788" office:value-type="float" office:value="0.2" calcext:value-type="float">
            <text:p>0.2</text:p>
          </table:table-cell>
          <table:table-cell table:style-name="ce788" office:value-type="float" office:value="-0.5" calcext:value-type="float">
            <text:p>-0.5</text:p>
          </table:table-cell>
          <table:table-cell table:style-name="ce788" office:value-type="float" office:value="28" calcext:value-type="float">
            <text:p>28</text:p>
          </table:table-cell>
          <table:table-cell table:style-name="ce788" office:value-type="float" office:value="0.9" calcext:value-type="float">
            <text:p>0.9</text:p>
          </table:table-cell>
          <table:table-cell table:style-name="ce788" office:value-type="float" office:value="-0.1" calcext:value-type="float">
            <text:p>-0.1</text:p>
          </table:table-cell>
          <table:table-cell table:style-name="ce240" table:number-columns-repeated="3"/>
          <table:table-cell table:style-name="ce727" table:formula="of:=IF([Sheet1.AM59]=&quot;&quot;;&quot;&quot;;[Sheet1.AM59])">
            <text:p/>
          </table:table-cell>
          <table:table-cell table:style-name="ce793" table:formula="of:=IF([.T123]=&quot;&quot;;&quot;&quot;;IF([.T123]&lt;[.$C$104];[.T123]+[.$D$104]+[.$E$104]*[.T123]+[.$F$104]*[.T123]^2+[.$G$104]*[.T123]^3;IF([.T123]&gt;=[.$C$104];[.T123]+[.$D$105]+[.$E$105]*[.T123]+[.$F$105]*[.T123]^2+[.$G$105]*[.T123]^3+[.$H$105]*[.T123]^4+[.$I$105]*[.T123]^5;&quot;&quot;)))">
            <text:p/>
          </table:table-cell>
          <table:table-cell table:style-name="ce793" table:formula="of:=IF([.T123]=&quot;&quot;;&quot;&quot;;IF([.T123]&lt;[.$C$109];[.T123]+[.$D$109]+[.$E$109]*[.T123]+[.$F$109]*[.T123]^2+[.$G$109]*[.T123]^3+[.$H$109]*[.T123]^4+[.$I$109]*[.T123]^5;IF([.T123]&gt;=[.$C$109];[.T123]+[.$D$110]+[.$E$110]*[.T123]+[.$F$110]*[.T123]^2+[.$G$110]*[.T123]^3+[.$H$110]*[.T123]^4;&quot;&quot;)))">
            <text:p/>
          </table:table-cell>
          <table:table-cell table:style-name="ce793" table:formula="of:=IF([.T123]=&quot;&quot;;&quot;&quot;;IF([.T123]&lt;[.$C$116];[.$D$116]+[.$E$116]*[.T123]+[.$F$116]*[.T123]^2+[.$G$116]*[.T123]^3;IF([.T123]&gt;=[.$C$117];[.$D$117]+[.$E$117]*[.T123]+[.$F$117]*[.T123]^2+[.$G$117]*[.T123]^3+[.$H$117]*[.T123]^4;&quot;&quot;)))">
            <text:p/>
          </table:table-cell>
          <table:table-cell table:style-name="ce793" table:formula="of:=IF([.T123]=&quot;&quot;;&quot;&quot;;IF([.T123]&lt;[.$C$120];[.$D$120]+[.$E$120]*[.T123]+[.$F$120]*[.T123]^2+[.$G$120]*[.T123]^3;IF([.T123]&gt;=[.$C$121];[.$D$121]+[.$E$121]*[.T123];&quot;&quot;)))">
            <text:p/>
          </table:table-cell>
          <table:table-cell table:style-name="ce793" table:formula="of:=IF([.T123]=&quot;&quot;;&quot;&quot;;IF([.T123]&lt;[.$C$124];[.$D$124]+[.$E$124]*[.T123]+[.$F$124]*[.T123]^2;IF([.T123]&gt;=[.$C$126];[.$D$126]+[.$E$126]*[.T123];[.$D$125]+[.$E$125]*[.T123])))">
            <text:p/>
          </table:table-cell>
          <table:table-cell table:number-columns-repeated="999"/>
        </table:table-row>
        <table:table-row table:style-name="ro33">
          <table:table-cell/>
          <table:table-cell table:style-name="ce768" office:value-type="string" calcext:value-type="string">
            <text:p>&lt;</text:p>
          </table:table-cell>
          <table:table-cell table:style-name="ce775" office:value-type="float" office:value="28.7" calcext:value-type="float">
            <text:p>28.7</text:p>
          </table:table-cell>
          <table:table-cell table:style-name="ce775" office:value-type="float" office:value="49.31115" calcext:value-type="float">
            <text:p>49.31115</text:p>
          </table:table-cell>
          <table:table-cell table:style-name="ce775" office:value-type="float" office:value="-2.93017" calcext:value-type="float">
            <text:p>-2.93017</text:p>
          </table:table-cell>
          <table:table-cell table:style-name="ce775" office:value-type="float" office:value="0.07379" calcext:value-type="float">
            <text:p>0.07379</text:p>
          </table:table-cell>
          <table:table-cell table:style-name="ce775" table:number-columns-repeated="2"/>
          <table:table-cell table:number-columns-repeated="2"/>
          <table:table-cell table:style-name="ce788" office:value-type="float" office:value="29" calcext:value-type="float">
            <text:p>29</text:p>
          </table:table-cell>
          <table:table-cell table:style-name="ce788" office:value-type="float" office:value="0.4" calcext:value-type="float">
            <text:p>0.4</text:p>
          </table:table-cell>
          <table:table-cell table:style-name="ce788" office:value-type="float" office:value="-0.2" calcext:value-type="float">
            <text:p>-0.2</text:p>
          </table:table-cell>
          <table:table-cell table:style-name="ce788" office:value-type="float" office:value="29" calcext:value-type="float">
            <text:p>29</text:p>
          </table:table-cell>
          <table:table-cell table:style-name="ce788" office:value-type="float" office:value="0.8" calcext:value-type="float">
            <text:p>0.8</text:p>
          </table:table-cell>
          <table:table-cell table:style-name="ce788" office:value-type="float" office:value="-0.3" calcext:value-type="float">
            <text:p>-0.3</text:p>
          </table:table-cell>
          <table:table-cell table:style-name="ce240" table:number-columns-repeated="3"/>
          <table:table-cell table:style-name="ce727" table:formula="of:=IF([Sheet1.AM60]=&quot;&quot;;&quot;&quot;;[Sheet1.AM60])">
            <text:p/>
          </table:table-cell>
          <table:table-cell table:style-name="ce793" table:formula="of:=IF([.T124]=&quot;&quot;;&quot;&quot;;IF([.T124]&lt;[.$C$104];[.T124]+[.$D$104]+[.$E$104]*[.T124]+[.$F$104]*[.T124]^2+[.$G$104]*[.T124]^3;IF([.T124]&gt;=[.$C$104];[.T124]+[.$D$105]+[.$E$105]*[.T124]+[.$F$105]*[.T124]^2+[.$G$105]*[.T124]^3+[.$H$105]*[.T124]^4+[.$I$105]*[.T124]^5;&quot;&quot;)))">
            <text:p/>
          </table:table-cell>
          <table:table-cell table:style-name="ce793" table:formula="of:=IF([.T124]=&quot;&quot;;&quot;&quot;;IF([.T124]&lt;[.$C$109];[.T124]+[.$D$109]+[.$E$109]*[.T124]+[.$F$109]*[.T124]^2+[.$G$109]*[.T124]^3+[.$H$109]*[.T124]^4+[.$I$109]*[.T124]^5;IF([.T124]&gt;=[.$C$109];[.T124]+[.$D$110]+[.$E$110]*[.T124]+[.$F$110]*[.T124]^2+[.$G$110]*[.T124]^3+[.$H$110]*[.T124]^4;&quot;&quot;)))">
            <text:p/>
          </table:table-cell>
          <table:table-cell table:style-name="ce793" table:formula="of:=IF([.T124]=&quot;&quot;;&quot;&quot;;IF([.T124]&lt;[.$C$116];[.$D$116]+[.$E$116]*[.T124]+[.$F$116]*[.T124]^2+[.$G$116]*[.T124]^3;IF([.T124]&gt;=[.$C$117];[.$D$117]+[.$E$117]*[.T124]+[.$F$117]*[.T124]^2+[.$G$117]*[.T124]^3+[.$H$117]*[.T124]^4;&quot;&quot;)))">
            <text:p/>
          </table:table-cell>
          <table:table-cell table:style-name="ce793" table:formula="of:=IF([.T124]=&quot;&quot;;&quot;&quot;;IF([.T124]&lt;[.$C$120];[.$D$120]+[.$E$120]*[.T124]+[.$F$120]*[.T124]^2+[.$G$120]*[.T124]^3;IF([.T124]&gt;=[.$C$121];[.$D$121]+[.$E$121]*[.T124];&quot;&quot;)))">
            <text:p/>
          </table:table-cell>
          <table:table-cell table:style-name="ce793" table:formula="of:=IF([.T124]=&quot;&quot;;&quot;&quot;;IF([.T124]&lt;[.$C$124];[.$D$124]+[.$E$124]*[.T124]+[.$F$124]*[.T124]^2;IF([.T124]&gt;=[.$C$126];[.$D$126]+[.$E$126]*[.T124];[.$D$125]+[.$E$125]*[.T124])))">
            <text:p/>
          </table:table-cell>
          <table:table-cell table:number-columns-repeated="999"/>
        </table:table-row>
        <table:table-row table:style-name="ro33">
          <table:table-cell/>
          <table:table-cell table:style-name="ce768"/>
          <table:table-cell table:style-name="ce777" office:value-type="string" calcext:value-type="string">
            <text:p>28.7 &lt; kV &lt; 30.1</text:p>
          </table:table-cell>
          <table:table-cell table:style-name="ce775" office:value-type="float" office:value="-24.875" calcext:value-type="float">
            <text:p>-24.875</text:p>
          </table:table-cell>
          <table:table-cell table:style-name="ce775" office:value-type="float" office:value="1.8032" calcext:value-type="float">
            <text:p>1.8032</text:p>
          </table:table-cell>
          <table:table-cell table:style-name="ce775" table:number-columns-repeated="3"/>
          <table:table-cell table:number-columns-repeated="2"/>
          <table:table-cell table:style-name="ce788" office:value-type="float" office:value="30" calcext:value-type="float">
            <text:p>30</text:p>
          </table:table-cell>
          <table:table-cell table:style-name="ce788" office:value-type="float" office:value="0.6" calcext:value-type="float">
            <text:p>0.6</text:p>
          </table:table-cell>
          <table:table-cell table:style-name="ce788" office:value-type="float" office:value="0" calcext:value-type="float">
            <text:p>0</text:p>
          </table:table-cell>
          <table:table-cell table:style-name="ce788" office:value-type="float" office:value="30" calcext:value-type="float">
            <text:p>30</text:p>
          </table:table-cell>
          <table:table-cell table:style-name="ce788" office:value-type="float" office:value="0.8" calcext:value-type="float">
            <text:p>0.8</text:p>
          </table:table-cell>
          <table:table-cell table:style-name="ce788" office:value-type="float" office:value="-0.4" calcext:value-type="float">
            <text:p>-0.4</text:p>
          </table:table-cell>
          <table:table-cell table:style-name="ce240" table:number-columns-repeated="3"/>
          <table:table-cell table:style-name="ce727" table:formula="of:=IF([Sheet1.AM61]=&quot;&quot;;&quot;&quot;;[Sheet1.AM61])">
            <text:p/>
          </table:table-cell>
          <table:table-cell table:style-name="ce793" table:formula="of:=IF([.T125]=&quot;&quot;;&quot;&quot;;IF([.T125]&lt;[.$C$104];[.T125]+[.$D$104]+[.$E$104]*[.T125]+[.$F$104]*[.T125]^2+[.$G$104]*[.T125]^3;IF([.T125]&gt;=[.$C$104];[.T125]+[.$D$105]+[.$E$105]*[.T125]+[.$F$105]*[.T125]^2+[.$G$105]*[.T125]^3+[.$H$105]*[.T125]^4+[.$I$105]*[.T125]^5;&quot;&quot;)))">
            <text:p/>
          </table:table-cell>
          <table:table-cell table:style-name="ce793" table:formula="of:=IF([.T125]=&quot;&quot;;&quot;&quot;;IF([.T125]&lt;[.$C$109];[.T125]+[.$D$109]+[.$E$109]*[.T125]+[.$F$109]*[.T125]^2+[.$G$109]*[.T125]^3+[.$H$109]*[.T125]^4+[.$I$109]*[.T125]^5;IF([.T125]&gt;=[.$C$109];[.T125]+[.$D$110]+[.$E$110]*[.T125]+[.$F$110]*[.T125]^2+[.$G$110]*[.T125]^3+[.$H$110]*[.T125]^4;&quot;&quot;)))">
            <text:p/>
          </table:table-cell>
          <table:table-cell table:style-name="ce793" table:formula="of:=IF([.T125]=&quot;&quot;;&quot;&quot;;IF([.T125]&lt;[.$C$116];[.$D$116]+[.$E$116]*[.T125]+[.$F$116]*[.T125]^2+[.$G$116]*[.T125]^3;IF([.T125]&gt;=[.$C$117];[.$D$117]+[.$E$117]*[.T125]+[.$F$117]*[.T125]^2+[.$G$117]*[.T125]^3+[.$H$117]*[.T125]^4;&quot;&quot;)))">
            <text:p/>
          </table:table-cell>
          <table:table-cell table:style-name="ce793" table:formula="of:=IF([.T125]=&quot;&quot;;&quot;&quot;;IF([.T125]&lt;[.$C$120];[.$D$120]+[.$E$120]*[.T125]+[.$F$120]*[.T125]^2+[.$G$120]*[.T125]^3;IF([.T125]&gt;=[.$C$121];[.$D$121]+[.$E$121]*[.T125];&quot;&quot;)))">
            <text:p/>
          </table:table-cell>
          <table:table-cell table:style-name="ce793" table:formula="of:=IF([.T125]=&quot;&quot;;&quot;&quot;;IF([.T125]&lt;[.$C$124];[.$D$124]+[.$E$124]*[.T125]+[.$F$124]*[.T125]^2;IF([.T125]&gt;=[.$C$126];[.$D$126]+[.$E$126]*[.T125];[.$D$125]+[.$E$125]*[.T125])))">
            <text:p/>
          </table:table-cell>
          <table:table-cell table:number-columns-repeated="999"/>
        </table:table-row>
        <table:table-row table:style-name="ro33">
          <table:table-cell/>
          <table:table-cell table:style-name="ce768" office:value-type="string" calcext:value-type="string">
            <text:p>&gt;=</text:p>
          </table:table-cell>
          <table:table-cell table:style-name="ce776" office:value-type="float" office:value="30.1" calcext:value-type="float">
            <text:p>30.1</text:p>
          </table:table-cell>
          <table:table-cell table:style-name="ce775" office:value-type="float" office:value="-4.83461" calcext:value-type="float">
            <text:p>-4.83461</text:p>
          </table:table-cell>
          <table:table-cell table:style-name="ce775" office:value-type="float" office:value="1.15715" calcext:value-type="float">
            <text:p>1.15715</text:p>
          </table:table-cell>
          <table:table-cell table:style-name="ce775" table:number-columns-repeated="3"/>
          <table:table-cell table:number-columns-repeated="2"/>
          <table:table-cell table:style-name="ce788" office:value-type="float" office:value="31" calcext:value-type="float">
            <text:p>31</text:p>
          </table:table-cell>
          <table:table-cell table:style-name="ce788" office:value-type="float" office:value="0.8" calcext:value-type="float">
            <text:p>0.8</text:p>
          </table:table-cell>
          <table:table-cell table:style-name="ce788" office:value-type="float" office:value="0.1" calcext:value-type="float">
            <text:p>0.1</text:p>
          </table:table-cell>
          <table:table-cell table:style-name="ce788" office:value-type="float" office:value="31" calcext:value-type="float">
            <text:p>31</text:p>
          </table:table-cell>
          <table:table-cell table:style-name="ce788" office:value-type="float" office:value="0.8" calcext:value-type="float">
            <text:p>0.8</text:p>
          </table:table-cell>
          <table:table-cell table:style-name="ce788" office:value-type="float" office:value="-0.3" calcext:value-type="float">
            <text:p>-0.3</text:p>
          </table:table-cell>
          <table:table-cell table:style-name="ce240" table:number-columns-repeated="3"/>
          <table:table-cell table:style-name="ce727" table:formula="of:=IF([Sheet1.AM62]=&quot;&quot;;&quot;&quot;;[Sheet1.AM62])">
            <text:p/>
          </table:table-cell>
          <table:table-cell table:style-name="ce793" table:formula="of:=IF([.T126]=&quot;&quot;;&quot;&quot;;IF([.T126]&lt;[.$C$104];[.T126]+[.$D$104]+[.$E$104]*[.T126]+[.$F$104]*[.T126]^2+[.$G$104]*[.T126]^3;IF([.T126]&gt;=[.$C$104];[.T126]+[.$D$105]+[.$E$105]*[.T126]+[.$F$105]*[.T126]^2+[.$G$105]*[.T126]^3+[.$H$105]*[.T126]^4+[.$I$105]*[.T126]^5;&quot;&quot;)))">
            <text:p/>
          </table:table-cell>
          <table:table-cell table:style-name="ce793" table:formula="of:=IF([.T126]=&quot;&quot;;&quot;&quot;;IF([.T126]&lt;[.$C$109];[.T126]+[.$D$109]+[.$E$109]*[.T126]+[.$F$109]*[.T126]^2+[.$G$109]*[.T126]^3+[.$H$109]*[.T126]^4+[.$I$109]*[.T126]^5;IF([.T126]&gt;=[.$C$109];[.T126]+[.$D$110]+[.$E$110]*[.T126]+[.$F$110]*[.T126]^2+[.$G$110]*[.T126]^3+[.$H$110]*[.T126]^4;&quot;&quot;)))">
            <text:p/>
          </table:table-cell>
          <table:table-cell table:style-name="ce793" table:formula="of:=IF([.T126]=&quot;&quot;;&quot;&quot;;IF([.T126]&lt;[.$C$116];[.$D$116]+[.$E$116]*[.T126]+[.$F$116]*[.T126]^2+[.$G$116]*[.T126]^3;IF([.T126]&gt;=[.$C$117];[.$D$117]+[.$E$117]*[.T126]+[.$F$117]*[.T126]^2+[.$G$117]*[.T126]^3+[.$H$117]*[.T126]^4;&quot;&quot;)))">
            <text:p/>
          </table:table-cell>
          <table:table-cell table:style-name="ce793" table:formula="of:=IF([.T126]=&quot;&quot;;&quot;&quot;;IF([.T126]&lt;[.$C$120];[.$D$120]+[.$E$120]*[.T126]+[.$F$120]*[.T126]^2+[.$G$120]*[.T126]^3;IF([.T126]&gt;=[.$C$121];[.$D$121]+[.$E$121]*[.T126];&quot;&quot;)))">
            <text:p/>
          </table:table-cell>
          <table:table-cell table:style-name="ce793" table:formula="of:=IF([.T126]=&quot;&quot;;&quot;&quot;;IF([.T126]&lt;[.$C$124];[.$D$124]+[.$E$124]*[.T126]+[.$F$124]*[.T126]^2;IF([.T126]&gt;=[.$C$126];[.$D$126]+[.$E$126]*[.T126];[.$D$125]+[.$E$125]*[.T126])))">
            <text:p/>
          </table:table-cell>
          <table:table-cell table:number-columns-repeated="999"/>
        </table:table-row>
        <table:table-row table:style-name="ro33">
          <table:table-cell table:number-columns-repeated="10"/>
          <table:table-cell table:style-name="ce788" office:value-type="float" office:value="32" calcext:value-type="float">
            <text:p>32</text:p>
          </table:table-cell>
          <table:table-cell table:style-name="ce788" office:value-type="float" office:value="1" calcext:value-type="float">
            <text:p>1</text:p>
          </table:table-cell>
          <table:table-cell table:style-name="ce788" office:value-type="float" office:value="0.2" calcext:value-type="float">
            <text:p>0.2</text:p>
          </table:table-cell>
          <table:table-cell table:style-name="ce788" office:value-type="float" office:value="32" calcext:value-type="float">
            <text:p>32</text:p>
          </table:table-cell>
          <table:table-cell table:style-name="ce788" office:value-type="float" office:value="0.8" calcext:value-type="float">
            <text:p>0.8</text:p>
          </table:table-cell>
          <table:table-cell table:style-name="ce788" office:value-type="float" office:value="-0.3" calcext:value-type="float">
            <text:p>-0.3</text:p>
          </table:table-cell>
          <table:table-cell table:style-name="ce240" table:number-columns-repeated="3"/>
          <table:table-cell table:style-name="ce727" table:formula="of:=IF([Sheet1.AM63]=&quot;&quot;;&quot;&quot;;[Sheet1.AM63])">
            <text:p/>
          </table:table-cell>
          <table:table-cell table:style-name="ce793" table:formula="of:=IF([.T127]=&quot;&quot;;&quot;&quot;;IF([.T127]&lt;[.$C$104];[.T127]+[.$D$104]+[.$E$104]*[.T127]+[.$F$104]*[.T127]^2+[.$G$104]*[.T127]^3;IF([.T127]&gt;=[.$C$104];[.T127]+[.$D$105]+[.$E$105]*[.T127]+[.$F$105]*[.T127]^2+[.$G$105]*[.T127]^3+[.$H$105]*[.T127]^4+[.$I$105]*[.T127]^5;&quot;&quot;)))">
            <text:p/>
          </table:table-cell>
          <table:table-cell table:style-name="ce793" table:formula="of:=IF([.T127]=&quot;&quot;;&quot;&quot;;IF([.T127]&lt;[.$C$109];[.T127]+[.$D$109]+[.$E$109]*[.T127]+[.$F$109]*[.T127]^2+[.$G$109]*[.T127]^3+[.$H$109]*[.T127]^4+[.$I$109]*[.T127]^5;IF([.T127]&gt;=[.$C$109];[.T127]+[.$D$110]+[.$E$110]*[.T127]+[.$F$110]*[.T127]^2+[.$G$110]*[.T127]^3+[.$H$110]*[.T127]^4;&quot;&quot;)))">
            <text:p/>
          </table:table-cell>
          <table:table-cell table:style-name="ce793" table:formula="of:=IF([.T127]=&quot;&quot;;&quot;&quot;;IF([.T127]&lt;[.$C$116];[.$D$116]+[.$E$116]*[.T127]+[.$F$116]*[.T127]^2+[.$G$116]*[.T127]^3;IF([.T127]&gt;=[.$C$117];[.$D$117]+[.$E$117]*[.T127]+[.$F$117]*[.T127]^2+[.$G$117]*[.T127]^3+[.$H$117]*[.T127]^4;&quot;&quot;)))">
            <text:p/>
          </table:table-cell>
          <table:table-cell table:style-name="ce793" table:formula="of:=IF([.T127]=&quot;&quot;;&quot;&quot;;IF([.T127]&lt;[.$C$120];[.$D$120]+[.$E$120]*[.T127]+[.$F$120]*[.T127]^2+[.$G$120]*[.T127]^3;IF([.T127]&gt;=[.$C$121];[.$D$121]+[.$E$121]*[.T127];&quot;&quot;)))">
            <text:p/>
          </table:table-cell>
          <table:table-cell table:style-name="ce793" table:formula="of:=IF([.T127]=&quot;&quot;;&quot;&quot;;IF([.T127]&lt;[.$C$124];[.$D$124]+[.$E$124]*[.T127]+[.$F$124]*[.T127]^2;IF([.T127]&gt;=[.$C$126];[.$D$126]+[.$E$126]*[.T127];[.$D$125]+[.$E$125]*[.T127])))">
            <text:p/>
          </table:table-cell>
          <table:table-cell table:number-columns-repeated="999"/>
        </table:table-row>
        <table:table-row table:style-name="ro33">
          <table:table-cell office:value-type="string" calcext:value-type="string">
            <text:p>CNR Correction (XX8xxxxx series detectors)</text:p>
          </table:table-cell>
          <table:table-cell table:number-columns-repeated="9"/>
          <table:table-cell table:style-name="ce788" office:value-type="float" office:value="33" calcext:value-type="float">
            <text:p>33</text:p>
          </table:table-cell>
          <table:table-cell table:style-name="ce788" office:value-type="float" office:value="1" calcext:value-type="float">
            <text:p>1</text:p>
          </table:table-cell>
          <table:table-cell table:style-name="ce788" office:value-type="float" office:value="0.4" calcext:value-type="float">
            <text:p>0.4</text:p>
          </table:table-cell>
          <table:table-cell table:style-name="ce788" office:value-type="float" office:value="33" calcext:value-type="float">
            <text:p>33</text:p>
          </table:table-cell>
          <table:table-cell table:style-name="ce788" office:value-type="float" office:value="0.9" calcext:value-type="float">
            <text:p>0.9</text:p>
          </table:table-cell>
          <table:table-cell table:style-name="ce788" office:value-type="float" office:value="-0.3" calcext:value-type="float">
            <text:p>-0.3</text:p>
          </table:table-cell>
          <table:table-cell table:style-name="ce240" table:number-columns-repeated="3"/>
          <table:table-cell table:style-name="ce727" table:formula="of:=IF([Sheet1.AM64]=&quot;&quot;;&quot;&quot;;[Sheet1.AM64])">
            <text:p/>
          </table:table-cell>
          <table:table-cell table:style-name="ce793" table:formula="of:=IF([.T128]=&quot;&quot;;&quot;&quot;;IF([.T128]&lt;[.$C$104];[.T128]+[.$D$104]+[.$E$104]*[.T128]+[.$F$104]*[.T128]^2+[.$G$104]*[.T128]^3;IF([.T128]&gt;=[.$C$104];[.T128]+[.$D$105]+[.$E$105]*[.T128]+[.$F$105]*[.T128]^2+[.$G$105]*[.T128]^3+[.$H$105]*[.T128]^4+[.$I$105]*[.T128]^5;&quot;&quot;)))">
            <text:p/>
          </table:table-cell>
          <table:table-cell table:style-name="ce793" table:formula="of:=IF([.T128]=&quot;&quot;;&quot;&quot;;IF([.T128]&lt;[.$C$109];[.T128]+[.$D$109]+[.$E$109]*[.T128]+[.$F$109]*[.T128]^2+[.$G$109]*[.T128]^3+[.$H$109]*[.T128]^4+[.$I$109]*[.T128]^5;IF([.T128]&gt;=[.$C$109];[.T128]+[.$D$110]+[.$E$110]*[.T128]+[.$F$110]*[.T128]^2+[.$G$110]*[.T128]^3+[.$H$110]*[.T128]^4;&quot;&quot;)))">
            <text:p/>
          </table:table-cell>
          <table:table-cell table:style-name="ce793" table:formula="of:=IF([.T128]=&quot;&quot;;&quot;&quot;;IF([.T128]&lt;[.$C$116];[.$D$116]+[.$E$116]*[.T128]+[.$F$116]*[.T128]^2+[.$G$116]*[.T128]^3;IF([.T128]&gt;=[.$C$117];[.$D$117]+[.$E$117]*[.T128]+[.$F$117]*[.T128]^2+[.$G$117]*[.T128]^3+[.$H$117]*[.T128]^4;&quot;&quot;)))">
            <text:p/>
          </table:table-cell>
          <table:table-cell table:style-name="ce793" table:formula="of:=IF([.T128]=&quot;&quot;;&quot;&quot;;IF([.T128]&lt;[.$C$120];[.$D$120]+[.$E$120]*[.T128]+[.$F$120]*[.T128]^2+[.$G$120]*[.T128]^3;IF([.T128]&gt;=[.$C$121];[.$D$121]+[.$E$121]*[.T128];&quot;&quot;)))">
            <text:p/>
          </table:table-cell>
          <table:table-cell table:style-name="ce793" table:formula="of:=IF([.T128]=&quot;&quot;;&quot;&quot;;IF([.T128]&lt;[.$C$124];[.$D$124]+[.$E$124]*[.T128]+[.$F$124]*[.T128]^2;IF([.T128]&gt;=[.$C$126];[.$D$126]+[.$E$126]*[.T128];[.$D$125]+[.$E$125]*[.T128])))">
            <text:p/>
          </table:table-cell>
          <table:table-cell table:number-columns-repeated="999"/>
        </table:table-row>
        <table:table-row table:style-name="ro33">
          <table:table-cell office:value-type="string" calcext:value-type="string">
            <text:p>Conventional</text:p>
          </table:table-cell>
          <table:table-cell table:number-columns-repeated="9"/>
          <table:table-cell table:style-name="ce788" office:value-type="float" office:value="34" calcext:value-type="float">
            <text:p>34</text:p>
          </table:table-cell>
          <table:table-cell table:style-name="ce788" office:value-type="float" office:value="1.1" calcext:value-type="float">
            <text:p>1.1</text:p>
          </table:table-cell>
          <table:table-cell table:style-name="ce788" office:value-type="float" office:value="0.6" calcext:value-type="float">
            <text:p>0.6</text:p>
          </table:table-cell>
          <table:table-cell table:style-name="ce788" office:value-type="float" office:value="34" calcext:value-type="float">
            <text:p>34</text:p>
          </table:table-cell>
          <table:table-cell table:style-name="ce788" office:value-type="float" office:value="1.1" calcext:value-type="float">
            <text:p>1.1</text:p>
          </table:table-cell>
          <table:table-cell table:style-name="ce788" office:value-type="float" office:value="-0.3" calcext:value-type="float">
            <text:p>-0.3</text:p>
          </table:table-cell>
          <table:table-cell table:style-name="ce240" table:number-columns-repeated="3"/>
          <table:table-cell table:style-name="ce280" table:formula="of:=IF([Sheet1.AM65]=&quot;&quot;;&quot;&quot;;[Sheet1.AM65])">
            <text:p/>
          </table:table-cell>
          <table:table-cell table:style-name="ce793" table:formula="of:=IF([.T129]=&quot;&quot;;&quot;&quot;;IF([.T129]&lt;[.$C$104];[.T129]+[.$D$104]+[.$E$104]*[.T129]+[.$F$104]*[.T129]^2+[.$G$104]*[.T129]^3;IF([.T129]&gt;=[.$C$104];[.T129]+[.$D$105]+[.$E$105]*[.T129]+[.$F$105]*[.T129]^2+[.$G$105]*[.T129]^3+[.$H$105]*[.T129]^4+[.$I$105]*[.T129]^5;&quot;&quot;)))">
            <text:p/>
          </table:table-cell>
          <table:table-cell table:style-name="ce793" table:formula="of:=IF([.T129]=&quot;&quot;;&quot;&quot;;IF([.T129]&lt;[.$C$109];[.T129]+[.$D$109]+[.$E$109]*[.T129]+[.$F$109]*[.T129]^2+[.$G$109]*[.T129]^3+[.$H$109]*[.T129]^4+[.$I$109]*[.T129]^5;IF([.T129]&gt;=[.$C$109];[.T129]+[.$D$110]+[.$E$110]*[.T129]+[.$F$110]*[.T129]^2+[.$G$110]*[.T129]^3+[.$H$110]*[.T129]^4;&quot;&quot;)))">
            <text:p/>
          </table:table-cell>
          <table:table-cell table:style-name="ce793" table:formula="of:=IF([.T129]=&quot;&quot;;&quot;&quot;;IF([.T129]&lt;[.$C$116];[.$D$116]+[.$E$116]*[.T129]+[.$F$116]*[.T129]^2+[.$G$116]*[.T129]^3;IF([.T129]&gt;=[.$C$117];[.$D$117]+[.$E$117]*[.T129]+[.$F$117]*[.T129]^2+[.$G$117]*[.T129]^3+[.$H$117]*[.T129]^4;&quot;&quot;)))">
            <text:p/>
          </table:table-cell>
          <table:table-cell table:style-name="ce793" table:formula="of:=IF([.T129]=&quot;&quot;;&quot;&quot;;IF([.T129]&lt;[.$C$120];[.$D$120]+[.$E$120]*[.T129]+[.$F$120]*[.T129]^2+[.$G$120]*[.T129]^3;IF([.T129]&gt;=[.$C$121];[.$D$121]+[.$E$121]*[.T129];&quot;&quot;)))">
            <text:p/>
          </table:table-cell>
          <table:table-cell table:style-name="ce793" table:formula="of:=IF([.T129]=&quot;&quot;;&quot;&quot;;IF([.T129]&lt;[.$C$124];[.$D$124]+[.$E$124]*[.T129]+[.$F$124]*[.T129]^2;IF([.T129]&gt;=[.$C$126];[.$D$126]+[.$E$126]*[.T129];[.$D$125]+[.$E$125]*[.T129])))">
            <text:p/>
          </table:table-cell>
          <table:table-cell table:number-columns-repeated="999"/>
        </table:table-row>
        <table:table-row table:style-name="ro33">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2"/>
          <table:table-cell table:style-name="ce788" office:value-type="float" office:value="35" calcext:value-type="float">
            <text:p>35</text:p>
          </table:table-cell>
          <table:table-cell table:style-name="ce788" office:value-type="float" office:value="1.2" calcext:value-type="float">
            <text:p>1.2</text:p>
          </table:table-cell>
          <table:table-cell table:style-name="ce788" office:value-type="float" office:value="0.6" calcext:value-type="float">
            <text:p>0.6</text:p>
          </table:table-cell>
          <table:table-cell table:style-name="ce788" office:value-type="float" office:value="35" calcext:value-type="float">
            <text:p>35</text:p>
          </table:table-cell>
          <table:table-cell table:style-name="ce788" office:value-type="float" office:value="1.1" calcext:value-type="float">
            <text:p>1.1</text:p>
          </table:table-cell>
          <table:table-cell table:style-name="ce788" office:value-type="float" office:value="-0.2" calcext:value-type="float">
            <text:p>-0.2</text:p>
          </table:table-cell>
          <table:table-cell table:style-name="ce240" table:number-columns-repeated="3"/>
          <table:table-cell table:style-name="ce727" table:formula="of:=IF([Sheet1.AM66]=&quot;&quot;;&quot;&quot;;[Sheet1.AM66])">
            <text:p/>
          </table:table-cell>
          <table:table-cell table:style-name="ce793" table:formula="of:=IF([.T130]=&quot;&quot;;&quot;&quot;;IF([.T130]&lt;[.$C$104];[.T130]+[.$D$104]+[.$E$104]*[.T130]+[.$F$104]*[.T130]^2+[.$G$104]*[.T130]^3;IF([.T130]&gt;=[.$C$104];[.T130]+[.$D$105]+[.$E$105]*[.T130]+[.$F$105]*[.T130]^2+[.$G$105]*[.T130]^3+[.$H$105]*[.T130]^4+[.$I$105]*[.T130]^5;&quot;&quot;)))">
            <text:p/>
          </table:table-cell>
          <table:table-cell table:style-name="ce793" table:formula="of:=IF([.T130]=&quot;&quot;;&quot;&quot;;IF([.T130]&lt;[.$C$109];[.T130]+[.$D$109]+[.$E$109]*[.T130]+[.$F$109]*[.T130]^2+[.$G$109]*[.T130]^3+[.$H$109]*[.T130]^4+[.$I$109]*[.T130]^5;IF([.T130]&gt;=[.$C$109];[.T130]+[.$D$110]+[.$E$110]*[.T130]+[.$F$110]*[.T130]^2+[.$G$110]*[.T130]^3+[.$H$110]*[.T130]^4;&quot;&quot;)))">
            <text:p/>
          </table:table-cell>
          <table:table-cell table:style-name="ce793" table:formula="of:=IF([.T130]=&quot;&quot;;&quot;&quot;;IF([.T130]&lt;[.$C$116];[.$D$116]+[.$E$116]*[.T130]+[.$F$116]*[.T130]^2+[.$G$116]*[.T130]^3;IF([.T130]&gt;=[.$C$117];[.$D$117]+[.$E$117]*[.T130]+[.$F$117]*[.T130]^2+[.$G$117]*[.T130]^3+[.$H$117]*[.T130]^4;&quot;&quot;)))">
            <text:p/>
          </table:table-cell>
          <table:table-cell table:style-name="ce793" table:formula="of:=IF([.T130]=&quot;&quot;;&quot;&quot;;IF([.T130]&lt;[.$C$120];[.$D$120]+[.$E$120]*[.T130]+[.$F$120]*[.T130]^2+[.$G$120]*[.T130]^3;IF([.T130]&gt;=[.$C$121];[.$D$121]+[.$E$121]*[.T130];&quot;&quot;)))">
            <text:p/>
          </table:table-cell>
          <table:table-cell table:style-name="ce793" table:formula="of:=IF([.T130]=&quot;&quot;;&quot;&quot;;IF([.T130]&lt;[.$C$124];[.$D$124]+[.$E$124]*[.T130]+[.$F$124]*[.T130]^2;IF([.T130]&gt;=[.$C$126];[.$D$126]+[.$E$126]*[.T130];[.$D$125]+[.$E$125]*[.T130])))">
            <text:p/>
          </table:table-cell>
          <table:table-cell table:number-columns-repeated="999"/>
        </table:table-row>
        <table:table-row table:style-name="ro33">
          <table:table-cell office:value-type="float" office:value="2" calcext:value-type="float">
            <text:p>2</text:p>
          </table:table-cell>
          <table:table-cell table:number-columns-repeated="7" office:value-type="float" office:value="1" calcext:value-type="float">
            <text:p>1</text:p>
          </table:table-cell>
          <table:table-cell table:number-columns-repeated="2"/>
          <table:table-cell table:style-name="ce788" office:value-type="float" office:value="36" calcext:value-type="float">
            <text:p>36</text:p>
          </table:table-cell>
          <table:table-cell table:style-name="ce788" office:value-type="float" office:value="1.4" calcext:value-type="float">
            <text:p>1.4</text:p>
          </table:table-cell>
          <table:table-cell table:style-name="ce788" office:value-type="float" office:value="0.6" calcext:value-type="float">
            <text:p>0.6</text:p>
          </table:table-cell>
          <table:table-cell table:style-name="ce788" office:value-type="float" office:value="36" calcext:value-type="float">
            <text:p>36</text:p>
          </table:table-cell>
          <table:table-cell table:style-name="ce788" office:value-type="float" office:value="1.2" calcext:value-type="float">
            <text:p>1.2</text:p>
          </table:table-cell>
          <table:table-cell table:style-name="ce788" office:value-type="float" office:value="-0.2" calcext:value-type="float">
            <text:p>-0.2</text:p>
          </table:table-cell>
          <table:table-cell table:style-name="ce240" table:number-columns-repeated="3"/>
          <table:table-cell table:style-name="ce727" table:formula="of:=IF([Sheet1.AM67]=&quot;&quot;;&quot;&quot;;[Sheet1.AM67])">
            <text:p/>
          </table:table-cell>
          <table:table-cell table:style-name="ce793" table:formula="of:=IF([.T131]=&quot;&quot;;&quot;&quot;;IF([.T131]&lt;[.$C$104];[.T131]+[.$D$104]+[.$E$104]*[.T131]+[.$F$104]*[.T131]^2+[.$G$104]*[.T131]^3;IF([.T131]&gt;=[.$C$104];[.T131]+[.$D$105]+[.$E$105]*[.T131]+[.$F$105]*[.T131]^2+[.$G$105]*[.T131]^3+[.$H$105]*[.T131]^4+[.$I$105]*[.T131]^5;&quot;&quot;)))">
            <text:p/>
          </table:table-cell>
          <table:table-cell table:style-name="ce793" table:formula="of:=IF([.T131]=&quot;&quot;;&quot;&quot;;IF([.T131]&lt;[.$C$109];[.T131]+[.$D$109]+[.$E$109]*[.T131]+[.$F$109]*[.T131]^2+[.$G$109]*[.T131]^3+[.$H$109]*[.T131]^4+[.$I$109]*[.T131]^5;IF([.T131]&gt;=[.$C$109];[.T131]+[.$D$110]+[.$E$110]*[.T131]+[.$F$110]*[.T131]^2+[.$G$110]*[.T131]^3+[.$H$110]*[.T131]^4;&quot;&quot;)))">
            <text:p/>
          </table:table-cell>
          <table:table-cell table:style-name="ce793" table:formula="of:=IF([.T131]=&quot;&quot;;&quot;&quot;;IF([.T131]&lt;[.$C$116];[.$D$116]+[.$E$116]*[.T131]+[.$F$116]*[.T131]^2+[.$G$116]*[.T131]^3;IF([.T131]&gt;=[.$C$117];[.$D$117]+[.$E$117]*[.T131]+[.$F$117]*[.T131]^2+[.$G$117]*[.T131]^3+[.$H$117]*[.T131]^4;&quot;&quot;)))">
            <text:p/>
          </table:table-cell>
          <table:table-cell table:style-name="ce793" table:formula="of:=IF([.T131]=&quot;&quot;;&quot;&quot;;IF([.T131]&lt;[.$C$120];[.$D$120]+[.$E$120]*[.T131]+[.$F$120]*[.T131]^2+[.$G$120]*[.T131]^3;IF([.T131]&gt;=[.$C$121];[.$D$121]+[.$E$121]*[.T131];&quot;&quot;)))">
            <text:p/>
          </table:table-cell>
          <table:table-cell table:style-name="ce793" table:formula="of:=IF([.T131]=&quot;&quot;;&quot;&quot;;IF([.T131]&lt;[.$C$124];[.$D$124]+[.$E$124]*[.T131]+[.$F$124]*[.T131]^2;IF([.T131]&gt;=[.$C$126];[.$D$126]+[.$E$126]*[.T131];[.$D$125]+[.$E$125]*[.T131])))">
            <text:p/>
          </table:table-cell>
          <table:table-cell table:number-columns-repeated="999"/>
        </table:table-row>
        <table:table-row table:style-name="ro33">
          <table:table-cell office:value-type="float" office:value="4" calcext:value-type="float">
            <text:p>4</text:p>
          </table:table-cell>
          <table:table-cell table:number-columns-repeated="7" office:value-type="float" office:value="1" calcext:value-type="float">
            <text:p>1</text:p>
          </table:table-cell>
          <table:table-cell table:number-columns-repeated="2"/>
          <table:table-cell table:style-name="ce788" office:value-type="float" office:value="37" calcext:value-type="float">
            <text:p>37</text:p>
          </table:table-cell>
          <table:table-cell table:style-name="ce788" office:value-type="float" office:value="1.5" calcext:value-type="float">
            <text:p>1.5</text:p>
          </table:table-cell>
          <table:table-cell table:style-name="ce788" office:value-type="float" office:value="0.7" calcext:value-type="float">
            <text:p>0.7</text:p>
          </table:table-cell>
          <table:table-cell table:style-name="ce788" office:value-type="float" office:value="37" calcext:value-type="float">
            <text:p>37</text:p>
          </table:table-cell>
          <table:table-cell table:style-name="ce788" office:value-type="float" office:value="1.1" calcext:value-type="float">
            <text:p>1.1</text:p>
          </table:table-cell>
          <table:table-cell table:style-name="ce788" office:value-type="float" office:value="-0.1" calcext:value-type="float">
            <text:p>-0.1</text:p>
          </table:table-cell>
          <table:table-cell table:style-name="ce240" table:number-columns-repeated="3"/>
          <table:table-cell table:style-name="ce727" table:formula="of:=IF([Sheet1.AM68]=&quot;&quot;;&quot;&quot;;[Sheet1.AM68])">
            <text:p/>
          </table:table-cell>
          <table:table-cell table:style-name="ce793" table:formula="of:=IF([.T132]=&quot;&quot;;&quot;&quot;;IF([.T132]&lt;[.$C$104];[.T132]+[.$D$104]+[.$E$104]*[.T132]+[.$F$104]*[.T132]^2+[.$G$104]*[.T132]^3;IF([.T132]&gt;=[.$C$104];[.T132]+[.$D$105]+[.$E$105]*[.T132]+[.$F$105]*[.T132]^2+[.$G$105]*[.T132]^3+[.$H$105]*[.T132]^4+[.$I$105]*[.T132]^5;&quot;&quot;)))">
            <text:p/>
          </table:table-cell>
          <table:table-cell table:style-name="ce793" table:formula="of:=IF([.T132]=&quot;&quot;;&quot;&quot;;IF([.T132]&lt;[.$C$109];[.T132]+[.$D$109]+[.$E$109]*[.T132]+[.$F$109]*[.T132]^2+[.$G$109]*[.T132]^3+[.$H$109]*[.T132]^4+[.$I$109]*[.T132]^5;IF([.T132]&gt;=[.$C$109];[.T132]+[.$D$110]+[.$E$110]*[.T132]+[.$F$110]*[.T132]^2+[.$G$110]*[.T132]^3+[.$H$110]*[.T132]^4;&quot;&quot;)))">
            <text:p/>
          </table:table-cell>
          <table:table-cell table:style-name="ce793" table:formula="of:=IF([.T132]=&quot;&quot;;&quot;&quot;;IF([.T132]&lt;[.$C$116];[.$D$116]+[.$E$116]*[.T132]+[.$F$116]*[.T132]^2+[.$G$116]*[.T132]^3;IF([.T132]&gt;=[.$C$117];[.$D$117]+[.$E$117]*[.T132]+[.$F$117]*[.T132]^2+[.$G$117]*[.T132]^3+[.$H$117]*[.T132]^4;&quot;&quot;)))">
            <text:p/>
          </table:table-cell>
          <table:table-cell table:style-name="ce793" table:formula="of:=IF([.T132]=&quot;&quot;;&quot;&quot;;IF([.T132]&lt;[.$C$120];[.$D$120]+[.$E$120]*[.T132]+[.$F$120]*[.T132]^2+[.$G$120]*[.T132]^3;IF([.T132]&gt;=[.$C$121];[.$D$121]+[.$E$121]*[.T132];&quot;&quot;)))">
            <text:p/>
          </table:table-cell>
          <table:table-cell table:style-name="ce793" table:formula="of:=IF([.T132]=&quot;&quot;;&quot;&quot;;IF([.T132]&lt;[.$C$124];[.$D$124]+[.$E$124]*[.T132]+[.$F$124]*[.T132]^2;IF([.T132]&gt;=[.$C$126];[.$D$126]+[.$E$126]*[.T132];[.$D$125]+[.$E$125]*[.T132])))">
            <text:p/>
          </table:table-cell>
          <table:table-cell table:number-columns-repeated="999"/>
        </table:table-row>
        <table:table-row table:style-name="ro33">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2"/>
          <table:table-cell table:style-name="ce788" office:value-type="float" office:value="38" calcext:value-type="float">
            <text:p>38</text:p>
          </table:table-cell>
          <table:table-cell table:style-name="ce788" office:value-type="float" office:value="1.6" calcext:value-type="float">
            <text:p>1.6</text:p>
          </table:table-cell>
          <table:table-cell table:style-name="ce788" office:value-type="float" office:value="0.9" calcext:value-type="float">
            <text:p>0.9</text:p>
          </table:table-cell>
          <table:table-cell table:style-name="ce788" office:value-type="float" office:value="38" calcext:value-type="float">
            <text:p>38</text:p>
          </table:table-cell>
          <table:table-cell table:style-name="ce788" office:value-type="float" office:value="1.1" calcext:value-type="float">
            <text:p>1.1</text:p>
          </table:table-cell>
          <table:table-cell table:style-name="ce788" office:value-type="float" office:value="0" calcext:value-type="float">
            <text:p>0</text:p>
          </table:table-cell>
          <table:table-cell table:number-columns-repeated="3"/>
          <table:table-cell table:style-name="ce727" table:formula="of:=IF([Sheet1.AM69]=&quot;&quot;;&quot;&quot;;[Sheet1.AM69])">
            <text:p/>
          </table:table-cell>
          <table:table-cell table:style-name="ce794" table:formula="of:=IF([.T133]=&quot;&quot;;&quot;&quot;;IF([.T133]&lt;[.$C$104];[.T133]+[.$D$104]+[.$E$104]*[.T133]+[.$F$104]*[.T133]^2+[.$G$104]*[.T133]^3;IF([.T133]&gt;=[.$C$104];[.T133]+[.$D$105]+[.$E$105]*[.T133]+[.$F$105]*[.T133]^2+[.$G$105]*[.T133]^3+[.$H$105]*[.T133]^4+[.$I$105]*[.T133]^5;&quot;&quot;)))">
            <text:p/>
          </table:table-cell>
          <table:table-cell table:style-name="ce794" table:formula="of:=IF([.T133]=&quot;&quot;;&quot;&quot;;IF([.T133]&lt;[.$C$109];[.T133]+[.$D$109]+[.$E$109]*[.T133]+[.$F$109]*[.T133]^2+[.$G$109]*[.T133]^3+[.$H$109]*[.T133]^4+[.$I$109]*[.T133]^5;IF([.T133]&gt;=[.$C$109];[.T133]+[.$D$110]+[.$E$110]*[.T133]+[.$F$110]*[.T133]^2+[.$G$110]*[.T133]^3+[.$H$110]*[.T133]^4;&quot;&quot;)))">
            <text:p/>
          </table:table-cell>
          <table:table-cell table:style-name="ce794" table:formula="of:=IF([.T133]=&quot;&quot;;&quot;&quot;;IF([.T133]&lt;[.$C$116];[.$D$116]+[.$E$116]*[.T133]+[.$F$116]*[.T133]^2+[.$G$116]*[.T133]^3;IF([.T133]&gt;=[.$C$117];[.$D$117]+[.$E$117]*[.T133]+[.$F$117]*[.T133]^2+[.$G$117]*[.T133]^3+[.$H$117]*[.T133]^4;&quot;&quot;)))">
            <text:p/>
          </table:table-cell>
          <table:table-cell table:style-name="ce794" table:formula="of:=IF([.T133]=&quot;&quot;;&quot;&quot;;IF([.T133]&lt;[.$C$120];[.$D$120]+[.$E$120]*[.T133]+[.$F$120]*[.T133]^2+[.$G$120]*[.T133]^3;IF([.T133]&gt;=[.$C$121];[.$D$121]+[.$E$121]*[.T133];&quot;&quot;)))">
            <text:p/>
          </table:table-cell>
          <table:table-cell table:style-name="ce793" table:formula="of:=IF([.T133]=&quot;&quot;;&quot;&quot;;IF([.T133]&lt;[.$C$124];[.$D$124]+[.$E$124]*[.T133]+[.$F$124]*[.T133]^2;IF([.T133]&gt;=[.$C$126];[.$D$126]+[.$E$126]*[.T133];[.$D$125]+[.$E$125]*[.T133])))">
            <text:p/>
          </table:table-cell>
          <table:table-cell table:number-columns-repeated="999"/>
        </table:table-row>
        <table:table-row table:style-name="ro33">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2"/>
          <table:table-cell table:style-name="ce788" office:value-type="float" office:value="39" calcext:value-type="float">
            <text:p>39</text:p>
          </table:table-cell>
          <table:table-cell table:style-name="ce788" office:value-type="float" office:value="1.7" calcext:value-type="float">
            <text:p>1.7</text:p>
          </table:table-cell>
          <table:table-cell table:style-name="ce788" office:value-type="float" office:value="0.8" calcext:value-type="float">
            <text:p>0.8</text:p>
          </table:table-cell>
          <table:table-cell table:style-name="ce788" office:value-type="float" office:value="39" calcext:value-type="float">
            <text:p>39</text:p>
          </table:table-cell>
          <table:table-cell table:style-name="ce788" office:value-type="float" office:value="1.3" calcext:value-type="float">
            <text:p>1.3</text:p>
          </table:table-cell>
          <table:table-cell table:style-name="ce788" office:value-type="float" office:value="0.3" calcext:value-type="float">
            <text:p>0.3</text:p>
          </table:table-cell>
          <table:table-cell table:number-columns-repeated="3"/>
          <table:table-cell table:style-name="ce727" table:formula="of:=IF([Sheet1.AM70]=&quot;&quot;;&quot;&quot;;[Sheet1.AM70])">
            <text:p/>
          </table:table-cell>
          <table:table-cell table:style-name="ce794" table:formula="of:=IF([.T134]=&quot;&quot;;&quot;&quot;;IF([.T134]&lt;[.$C$104];[.T134]+[.$D$104]+[.$E$104]*[.T134]+[.$F$104]*[.T134]^2+[.$G$104]*[.T134]^3;IF([.T134]&gt;=[.$C$104];[.T134]+[.$D$105]+[.$E$105]*[.T134]+[.$F$105]*[.T134]^2+[.$G$105]*[.T134]^3+[.$H$105]*[.T134]^4+[.$I$105]*[.T134]^5;&quot;&quot;)))">
            <text:p/>
          </table:table-cell>
          <table:table-cell table:style-name="ce794" table:formula="of:=IF([.T134]=&quot;&quot;;&quot;&quot;;IF([.T134]&lt;[.$C$109];[.T134]+[.$D$109]+[.$E$109]*[.T134]+[.$F$109]*[.T134]^2+[.$G$109]*[.T134]^3+[.$H$109]*[.T134]^4+[.$I$109]*[.T134]^5;IF([.T134]&gt;=[.$C$109];[.T134]+[.$D$110]+[.$E$110]*[.T134]+[.$F$110]*[.T134]^2+[.$G$110]*[.T134]^3+[.$H$110]*[.T134]^4;&quot;&quot;)))">
            <text:p/>
          </table:table-cell>
          <table:table-cell table:style-name="ce794" table:formula="of:=IF([.T134]=&quot;&quot;;&quot;&quot;;IF([.T134]&lt;[.$C$116];[.$D$116]+[.$E$116]*[.T134]+[.$F$116]*[.T134]^2+[.$G$116]*[.T134]^3;IF([.T134]&gt;=[.$C$117];[.$D$117]+[.$E$117]*[.T134]+[.$F$117]*[.T134]^2+[.$G$117]*[.T134]^3+[.$H$117]*[.T134]^4;&quot;&quot;)))">
            <text:p/>
          </table:table-cell>
          <table:table-cell table:style-name="ce794" table:formula="of:=IF([.T134]=&quot;&quot;;&quot;&quot;;IF([.T134]&lt;[.$C$120];[.$D$120]+[.$E$120]*[.T134]+[.$F$120]*[.T134]^2+[.$G$120]*[.T134]^3;IF([.T134]&gt;=[.$C$121];[.$D$121]+[.$E$121]*[.T134];&quot;&quot;)))">
            <text:p/>
          </table:table-cell>
          <table:table-cell table:style-name="ce793" table:formula="of:=IF([.T134]=&quot;&quot;;&quot;&quot;;IF([.T134]&lt;[.$C$124];[.$D$124]+[.$E$124]*[.T134]+[.$F$124]*[.T134]^2;IF([.T134]&gt;=[.$C$126];[.$D$126]+[.$E$126]*[.T134];[.$D$125]+[.$E$125]*[.T134])))">
            <text:p/>
          </table:table-cell>
          <table:table-cell table:number-columns-repeated="999"/>
        </table:table-row>
        <table:table-row table:style-name="ro33">
          <table:table-cell office:value-type="string" calcext:value-type="string">
            <text:p>Magnification</text:p>
          </table:table-cell>
          <table:table-cell table:number-columns-repeated="18"/>
          <table:table-cell table:style-name="ce727" table:formula="of:=IF([Sheet1.AM71]=&quot;&quot;;&quot;&quot;;[Sheet1.AM71])">
            <text:p/>
          </table:table-cell>
          <table:table-cell table:style-name="ce794" table:formula="of:=IF([.T135]=&quot;&quot;;&quot;&quot;;IF([.T135]&lt;[.$C$104];[.T135]+[.$D$104]+[.$E$104]*[.T135]+[.$F$104]*[.T135]^2+[.$G$104]*[.T135]^3;IF([.T135]&gt;=[.$C$104];[.T135]+[.$D$105]+[.$E$105]*[.T135]+[.$F$105]*[.T135]^2+[.$G$105]*[.T135]^3+[.$H$105]*[.T135]^4+[.$I$105]*[.T135]^5;&quot;&quot;)))">
            <text:p/>
          </table:table-cell>
          <table:table-cell table:style-name="ce794" table:formula="of:=IF([.T135]=&quot;&quot;;&quot;&quot;;IF([.T135]&lt;[.$C$109];[.T135]+[.$D$109]+[.$E$109]*[.T135]+[.$F$109]*[.T135]^2+[.$G$109]*[.T135]^3+[.$H$109]*[.T135]^4+[.$I$109]*[.T135]^5;IF([.T135]&gt;=[.$C$109];[.T135]+[.$D$110]+[.$E$110]*[.T135]+[.$F$110]*[.T135]^2+[.$G$110]*[.T135]^3+[.$H$110]*[.T135]^4;&quot;&quot;)))">
            <text:p/>
          </table:table-cell>
          <table:table-cell table:style-name="ce794" table:formula="of:=IF([.T135]=&quot;&quot;;&quot;&quot;;IF([.T135]&lt;[.$C$116];[.$D$116]+[.$E$116]*[.T135]+[.$F$116]*[.T135]^2+[.$G$116]*[.T135]^3;IF([.T135]&gt;=[.$C$117];[.$D$117]+[.$E$117]*[.T135]+[.$F$117]*[.T135]^2+[.$G$117]*[.T135]^3+[.$H$117]*[.T135]^4;&quot;&quot;)))">
            <text:p/>
          </table:table-cell>
          <table:table-cell table:style-name="ce794" table:formula="of:=IF([.T135]=&quot;&quot;;&quot;&quot;;IF([.T135]&lt;[.$C$120];[.$D$120]+[.$E$120]*[.T135]+[.$F$120]*[.T135]^2+[.$G$120]*[.T135]^3;IF([.T135]&gt;=[.$C$121];[.$D$121]+[.$E$121]*[.T135];&quot;&quot;)))">
            <text:p/>
          </table:table-cell>
          <table:table-cell table:style-name="ce793" table:formula="of:=IF([.T135]=&quot;&quot;;&quot;&quot;;IF([.T135]&lt;[.$C$124];[.$D$124]+[.$E$124]*[.T135]+[.$F$124]*[.T135]^2;IF([.T135]&gt;=[.$C$126];[.$D$126]+[.$E$126]*[.T135];[.$D$125]+[.$E$125]*[.T135])))">
            <text:p/>
          </table:table-cell>
          <table:table-cell table:number-columns-repeated="999"/>
        </table:table-row>
        <table:table-row table:style-name="ro33">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27" table:formula="of:=IF([Sheet1.AM72]=&quot;&quot;;&quot;&quot;;[Sheet1.AM72])">
            <text:p/>
          </table:table-cell>
          <table:table-cell table:style-name="ce794" table:formula="of:=IF([.T136]=&quot;&quot;;&quot;&quot;;IF([.T136]&lt;[.$C$104];[.T136]+[.$D$104]+[.$E$104]*[.T136]+[.$F$104]*[.T136]^2+[.$G$104]*[.T136]^3;IF([.T136]&gt;=[.$C$104];[.T136]+[.$D$105]+[.$E$105]*[.T136]+[.$F$105]*[.T136]^2+[.$G$105]*[.T136]^3+[.$H$105]*[.T136]^4+[.$I$105]*[.T136]^5;&quot;&quot;)))">
            <text:p/>
          </table:table-cell>
          <table:table-cell table:style-name="ce794" table:formula="of:=IF([.T136]=&quot;&quot;;&quot;&quot;;IF([.T136]&lt;[.$C$109];[.T136]+[.$D$109]+[.$E$109]*[.T136]+[.$F$109]*[.T136]^2+[.$G$109]*[.T136]^3+[.$H$109]*[.T136]^4+[.$I$109]*[.T136]^5;IF([.T136]&gt;=[.$C$109];[.T136]+[.$D$110]+[.$E$110]*[.T136]+[.$F$110]*[.T136]^2+[.$G$110]*[.T136]^3+[.$H$110]*[.T136]^4;&quot;&quot;)))">
            <text:p/>
          </table:table-cell>
          <table:table-cell table:style-name="ce794" table:formula="of:=IF([.T136]=&quot;&quot;;&quot;&quot;;IF([.T136]&lt;[.$C$116];[.$D$116]+[.$E$116]*[.T136]+[.$F$116]*[.T136]^2+[.$G$116]*[.T136]^3;IF([.T136]&gt;=[.$C$117];[.$D$117]+[.$E$117]*[.T136]+[.$F$117]*[.T136]^2+[.$G$117]*[.T136]^3+[.$H$117]*[.T136]^4;&quot;&quot;)))">
            <text:p/>
          </table:table-cell>
          <table:table-cell table:style-name="ce794" table:formula="of:=IF([.T136]=&quot;&quot;;&quot;&quot;;IF([.T136]&lt;[.$C$120];[.$D$120]+[.$E$120]*[.T136]+[.$F$120]*[.T136]^2+[.$G$120]*[.T136]^3;IF([.T136]&gt;=[.$C$121];[.$D$121]+[.$E$121]*[.T136];&quot;&quot;)))">
            <text:p/>
          </table:table-cell>
          <table:table-cell table:style-name="ce793" table:formula="of:=IF([.T136]=&quot;&quot;;&quot;&quot;;IF([.T136]&lt;[.$C$124];[.$D$124]+[.$E$124]*[.T136]+[.$F$124]*[.T136]^2;IF([.T136]&gt;=[.$C$126];[.$D$126]+[.$E$126]*[.T136];[.$D$125]+[.$E$125]*[.T136])))">
            <text:p/>
          </table:table-cell>
          <table:table-cell table:number-columns-repeated="999"/>
        </table:table-row>
        <table:table-row table:style-name="ro33">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80" table:formula="of:=IF([Sheet1.AM73]=&quot;&quot;;&quot;&quot;;[Sheet1.AM73])">
            <text:p/>
          </table:table-cell>
          <table:table-cell table:style-name="ce794" table:formula="of:=IF([.T137]=&quot;&quot;;&quot;&quot;;IF([.T137]&lt;[.$C$104];[.T137]+[.$D$104]+[.$E$104]*[.T137]+[.$F$104]*[.T137]^2+[.$G$104]*[.T137]^3;IF([.T137]&gt;=[.$C$104];[.T137]+[.$D$105]+[.$E$105]*[.T137]+[.$F$105]*[.T137]^2+[.$G$105]*[.T137]^3+[.$H$105]*[.T137]^4+[.$I$105]*[.T137]^5;&quot;&quot;)))">
            <text:p/>
          </table:table-cell>
          <table:table-cell table:style-name="ce794" table:formula="of:=IF([.T137]=&quot;&quot;;&quot;&quot;;IF([.T137]&lt;[.$C$109];[.T137]+[.$D$109]+[.$E$109]*[.T137]+[.$F$109]*[.T137]^2+[.$G$109]*[.T137]^3+[.$H$109]*[.T137]^4+[.$I$109]*[.T137]^5;IF([.T137]&gt;=[.$C$109];[.T137]+[.$D$110]+[.$E$110]*[.T137]+[.$F$110]*[.T137]^2+[.$G$110]*[.T137]^3+[.$H$110]*[.T137]^4;&quot;&quot;)))">
            <text:p/>
          </table:table-cell>
          <table:table-cell table:style-name="ce794" table:formula="of:=IF([.T137]=&quot;&quot;;&quot;&quot;;IF([.T137]&lt;[.$C$116];[.$D$116]+[.$E$116]*[.T137]+[.$F$116]*[.T137]^2+[.$G$116]*[.T137]^3;IF([.T137]&gt;=[.$C$117];[.$D$117]+[.$E$117]*[.T137]+[.$F$117]*[.T137]^2+[.$G$117]*[.T137]^3+[.$H$117]*[.T137]^4;&quot;&quot;)))">
            <text:p/>
          </table:table-cell>
          <table:table-cell table:style-name="ce794" table:formula="of:=IF([.T137]=&quot;&quot;;&quot;&quot;;IF([.T137]&lt;[.$C$120];[.$D$120]+[.$E$120]*[.T137]+[.$F$120]*[.T137]^2+[.$G$120]*[.T137]^3;IF([.T137]&gt;=[.$C$121];[.$D$121]+[.$E$121]*[.T137];&quot;&quot;)))">
            <text:p/>
          </table:table-cell>
          <table:table-cell table:style-name="ce793" table:formula="of:=IF([.T137]=&quot;&quot;;&quot;&quot;;IF([.T137]&lt;[.$C$124];[.$D$124]+[.$E$124]*[.T137]+[.$F$124]*[.T137]^2;IF([.T137]&gt;=[.$C$126];[.$D$126]+[.$E$126]*[.T137];[.$D$125]+[.$E$125]*[.T137])))">
            <text:p/>
          </table:table-cell>
          <table:table-cell table:number-columns-repeated="999"/>
        </table:table-row>
        <table:table-row table:style-name="ro33">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27" table:formula="of:=IF([Sheet1.AM74]=&quot;&quot;;&quot;&quot;;[Sheet1.AM74])">
            <text:p/>
          </table:table-cell>
          <table:table-cell table:style-name="ce794" table:formula="of:=IF([.T138]=&quot;&quot;;&quot;&quot;;IF([.T138]&lt;[.$C$104];[.T138]+[.$D$104]+[.$E$104]*[.T138]+[.$F$104]*[.T138]^2+[.$G$104]*[.T138]^3;IF([.T138]&gt;=[.$C$104];[.T138]+[.$D$105]+[.$E$105]*[.T138]+[.$F$105]*[.T138]^2+[.$G$105]*[.T138]^3+[.$H$105]*[.T138]^4+[.$I$105]*[.T138]^5;&quot;&quot;)))">
            <text:p/>
          </table:table-cell>
          <table:table-cell table:style-name="ce794" table:formula="of:=IF([.T138]=&quot;&quot;;&quot;&quot;;IF([.T138]&lt;[.$C$109];[.T138]+[.$D$109]+[.$E$109]*[.T138]+[.$F$109]*[.T138]^2+[.$G$109]*[.T138]^3+[.$H$109]*[.T138]^4+[.$I$109]*[.T138]^5;IF([.T138]&gt;=[.$C$109];[.T138]+[.$D$110]+[.$E$110]*[.T138]+[.$F$110]*[.T138]^2+[.$G$110]*[.T138]^3+[.$H$110]*[.T138]^4;&quot;&quot;)))">
            <text:p/>
          </table:table-cell>
          <table:table-cell table:style-name="ce794" table:formula="of:=IF([.T138]=&quot;&quot;;&quot;&quot;;IF([.T138]&lt;[.$C$116];[.$D$116]+[.$E$116]*[.T138]+[.$F$116]*[.T138]^2+[.$G$116]*[.T138]^3;IF([.T138]&gt;=[.$C$117];[.$D$117]+[.$E$117]*[.T138]+[.$F$117]*[.T138]^2+[.$G$117]*[.T138]^3+[.$H$117]*[.T138]^4;&quot;&quot;)))">
            <text:p/>
          </table:table-cell>
          <table:table-cell table:style-name="ce794" table:formula="of:=IF([.T138]=&quot;&quot;;&quot;&quot;;IF([.T138]&lt;[.$C$120];[.$D$120]+[.$E$120]*[.T138]+[.$F$120]*[.T138]^2+[.$G$120]*[.T138]^3;IF([.T138]&gt;=[.$C$121];[.$D$121]+[.$E$121]*[.T138];&quot;&quot;)))">
            <text:p/>
          </table:table-cell>
          <table:table-cell table:style-name="ce793" table:formula="of:=IF([.T138]=&quot;&quot;;&quot;&quot;;IF([.T138]&lt;[.$C$124];[.$D$124]+[.$E$124]*[.T138]+[.$F$124]*[.T138]^2;IF([.T138]&gt;=[.$C$126];[.$D$126]+[.$E$126]*[.T138];[.$D$125]+[.$E$125]*[.T138])))">
            <text:p/>
          </table:table-cell>
          <table:table-cell table:number-columns-repeated="999"/>
        </table:table-row>
        <table:table-row table:style-name="ro33">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27" table:formula="of:=IF([Sheet1.AM75]=&quot;&quot;;&quot;&quot;;[Sheet1.AM75])">
            <text:p/>
          </table:table-cell>
          <table:table-cell table:style-name="ce794" table:formula="of:=IF([.T139]=&quot;&quot;;&quot;&quot;;IF([.T139]&lt;[.$C$104];[.T139]+[.$D$104]+[.$E$104]*[.T139]+[.$F$104]*[.T139]^2+[.$G$104]*[.T139]^3;IF([.T139]&gt;=[.$C$104];[.T139]+[.$D$105]+[.$E$105]*[.T139]+[.$F$105]*[.T139]^2+[.$G$105]*[.T139]^3+[.$H$105]*[.T139]^4+[.$I$105]*[.T139]^5;&quot;&quot;)))">
            <text:p/>
          </table:table-cell>
          <table:table-cell table:style-name="ce794" table:formula="of:=IF([.T139]=&quot;&quot;;&quot;&quot;;IF([.T139]&lt;[.$C$109];[.T139]+[.$D$109]+[.$E$109]*[.T139]+[.$F$109]*[.T139]^2+[.$G$109]*[.T139]^3+[.$H$109]*[.T139]^4+[.$I$109]*[.T139]^5;IF([.T139]&gt;=[.$C$109];[.T139]+[.$D$110]+[.$E$110]*[.T139]+[.$F$110]*[.T139]^2+[.$G$110]*[.T139]^3+[.$H$110]*[.T139]^4;&quot;&quot;)))">
            <text:p/>
          </table:table-cell>
          <table:table-cell table:style-name="ce794" table:formula="of:=IF([.T139]=&quot;&quot;;&quot;&quot;;IF([.T139]&lt;[.$C$116];[.$D$116]+[.$E$116]*[.T139]+[.$F$116]*[.T139]^2+[.$G$116]*[.T139]^3;IF([.T139]&gt;=[.$C$117];[.$D$117]+[.$E$117]*[.T139]+[.$F$117]*[.T139]^2+[.$G$117]*[.T139]^3+[.$H$117]*[.T139]^4;&quot;&quot;)))">
            <text:p/>
          </table:table-cell>
          <table:table-cell table:style-name="ce794" table:formula="of:=IF([.T139]=&quot;&quot;;&quot;&quot;;IF([.T139]&lt;[.$C$120];[.$D$120]+[.$E$120]*[.T139]+[.$F$120]*[.T139]^2+[.$G$120]*[.T139]^3;IF([.T139]&gt;=[.$C$121];[.$D$121]+[.$E$121]*[.T139];&quot;&quot;)))">
            <text:p/>
          </table:table-cell>
          <table:table-cell table:style-name="ce793" table:formula="of:=IF([.T139]=&quot;&quot;;&quot;&quot;;IF([.T139]&lt;[.$C$124];[.$D$124]+[.$E$124]*[.T139]+[.$F$124]*[.T139]^2;IF([.T139]&gt;=[.$C$126];[.$D$126]+[.$E$126]*[.T139];[.$D$125]+[.$E$125]*[.T139])))">
            <text:p/>
          </table:table-cell>
          <table:table-cell table:number-columns-repeated="999"/>
        </table:table-row>
        <table:table-row table:style-name="ro33">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27" table:formula="of:=IF([Sheet1.AM76]=&quot;&quot;;&quot;&quot;;[Sheet1.AM76])">
            <text:p/>
          </table:table-cell>
          <table:table-cell table:style-name="ce794" table:formula="of:=IF([.T140]=&quot;&quot;;&quot;&quot;;IF([.T140]&lt;[.$C$104];[.T140]+[.$D$104]+[.$E$104]*[.T140]+[.$F$104]*[.T140]^2+[.$G$104]*[.T140]^3;IF([.T140]&gt;=[.$C$104];[.T140]+[.$D$105]+[.$E$105]*[.T140]+[.$F$105]*[.T140]^2+[.$G$105]*[.T140]^3+[.$H$105]*[.T140]^4+[.$I$105]*[.T140]^5;&quot;&quot;)))">
            <text:p/>
          </table:table-cell>
          <table:table-cell table:style-name="ce794" table:formula="of:=IF([.T140]=&quot;&quot;;&quot;&quot;;IF([.T140]&lt;[.$C$109];[.T140]+[.$D$109]+[.$E$109]*[.T140]+[.$F$109]*[.T140]^2+[.$G$109]*[.T140]^3+[.$H$109]*[.T140]^4+[.$I$109]*[.T140]^5;IF([.T140]&gt;=[.$C$109];[.T140]+[.$D$110]+[.$E$110]*[.T140]+[.$F$110]*[.T140]^2+[.$G$110]*[.T140]^3+[.$H$110]*[.T140]^4;&quot;&quot;)))">
            <text:p/>
          </table:table-cell>
          <table:table-cell table:style-name="ce794" table:formula="of:=IF([.T140]=&quot;&quot;;&quot;&quot;;IF([.T140]&lt;[.$C$116];[.$D$116]+[.$E$116]*[.T140]+[.$F$116]*[.T140]^2+[.$G$116]*[.T140]^3;IF([.T140]&gt;=[.$C$117];[.$D$117]+[.$E$117]*[.T140]+[.$F$117]*[.T140]^2+[.$G$117]*[.T140]^3+[.$H$117]*[.T140]^4;&quot;&quot;)))">
            <text:p/>
          </table:table-cell>
          <table:table-cell table:style-name="ce794" table:formula="of:=IF([.T140]=&quot;&quot;;&quot;&quot;;IF([.T140]&lt;[.$C$120];[.$D$120]+[.$E$120]*[.T140]+[.$F$120]*[.T140]^2+[.$G$120]*[.T140]^3;IF([.T140]&gt;=[.$C$121];[.$D$121]+[.$E$121]*[.T140];&quot;&quot;)))">
            <text:p/>
          </table:table-cell>
          <table:table-cell table:style-name="ce793" table:formula="of:=IF([.T140]=&quot;&quot;;&quot;&quot;;IF([.T140]&lt;[.$C$124];[.$D$124]+[.$E$124]*[.T140]+[.$F$124]*[.T140]^2;IF([.T140]&gt;=[.$C$126];[.$D$126]+[.$E$126]*[.T140];[.$D$125]+[.$E$125]*[.T140])))">
            <text:p/>
          </table:table-cell>
          <table:table-cell table:number-columns-repeated="999"/>
        </table:table-row>
        <table:table-row table:style-name="ro33">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27" table:formula="of:=IF([Sheet1.AM77]=&quot;&quot;;&quot;&quot;;[Sheet1.AM77])">
            <text:p/>
          </table:table-cell>
          <table:table-cell table:style-name="ce794" table:formula="of:=IF([.T141]=&quot;&quot;;&quot;&quot;;IF([.T141]&lt;[.$C$104];[.T141]+[.$D$104]+[.$E$104]*[.T141]+[.$F$104]*[.T141]^2+[.$G$104]*[.T141]^3;IF([.T141]&gt;=[.$C$104];[.T141]+[.$D$105]+[.$E$105]*[.T141]+[.$F$105]*[.T141]^2+[.$G$105]*[.T141]^3+[.$H$105]*[.T141]^4+[.$I$105]*[.T141]^5;&quot;&quot;)))">
            <text:p/>
          </table:table-cell>
          <table:table-cell table:style-name="ce794" table:formula="of:=IF([.T141]=&quot;&quot;;&quot;&quot;;IF([.T141]&lt;[.$C$109];[.T141]+[.$D$109]+[.$E$109]*[.T141]+[.$F$109]*[.T141]^2+[.$G$109]*[.T141]^3+[.$H$109]*[.T141]^4+[.$I$109]*[.T141]^5;IF([.T141]&gt;=[.$C$109];[.T141]+[.$D$110]+[.$E$110]*[.T141]+[.$F$110]*[.T141]^2+[.$G$110]*[.T141]^3+[.$H$110]*[.T141]^4;&quot;&quot;)))">
            <text:p/>
          </table:table-cell>
          <table:table-cell table:style-name="ce794" table:formula="of:=IF([.T141]=&quot;&quot;;&quot;&quot;;IF([.T141]&lt;[.$C$116];[.$D$116]+[.$E$116]*[.T141]+[.$F$116]*[.T141]^2+[.$G$116]*[.T141]^3;IF([.T141]&gt;=[.$C$117];[.$D$117]+[.$E$117]*[.T141]+[.$F$117]*[.T141]^2+[.$G$117]*[.T141]^3+[.$H$117]*[.T141]^4;&quot;&quot;)))">
            <text:p/>
          </table:table-cell>
          <table:table-cell table:style-name="ce794" table:formula="of:=IF([.T141]=&quot;&quot;;&quot;&quot;;IF([.T141]&lt;[.$C$120];[.$D$120]+[.$E$120]*[.T141]+[.$F$120]*[.T141]^2+[.$G$120]*[.T141]^3;IF([.T141]&gt;=[.$C$121];[.$D$121]+[.$E$121]*[.T141];&quot;&quot;)))">
            <text:p/>
          </table:table-cell>
          <table:table-cell table:style-name="ce793" table:formula="of:=IF([.T141]=&quot;&quot;;&quot;&quot;;IF([.T141]&lt;[.$C$124];[.$D$124]+[.$E$124]*[.T141]+[.$F$124]*[.T141]^2;IF([.T141]&gt;=[.$C$126];[.$D$126]+[.$E$126]*[.T141];[.$D$125]+[.$E$125]*[.T141])))">
            <text:p/>
          </table:table-cell>
          <table:table-cell table:number-columns-repeated="999"/>
        </table:table-row>
        <table:table-row table:style-name="ro33">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27" table:formula="of:=IF([Sheet1.AM78]=&quot;&quot;;&quot;&quot;;[Sheet1.AM78])">
            <text:p/>
          </table:table-cell>
          <table:table-cell table:style-name="ce794" table:formula="of:=IF([.T142]=&quot;&quot;;&quot;&quot;;IF([.T142]&lt;[.$C$104];[.T142]+[.$D$104]+[.$E$104]*[.T142]+[.$F$104]*[.T142]^2+[.$G$104]*[.T142]^3;IF([.T142]&gt;=[.$C$104];[.T142]+[.$D$105]+[.$E$105]*[.T142]+[.$F$105]*[.T142]^2+[.$G$105]*[.T142]^3+[.$H$105]*[.T142]^4+[.$I$105]*[.T142]^5;&quot;&quot;)))">
            <text:p/>
          </table:table-cell>
          <table:table-cell table:style-name="ce794" table:formula="of:=IF([.T142]=&quot;&quot;;&quot;&quot;;IF([.T142]&lt;[.$C$109];[.T142]+[.$D$109]+[.$E$109]*[.T142]+[.$F$109]*[.T142]^2+[.$G$109]*[.T142]^3+[.$H$109]*[.T142]^4+[.$I$109]*[.T142]^5;IF([.T142]&gt;=[.$C$109];[.T142]+[.$D$110]+[.$E$110]*[.T142]+[.$F$110]*[.T142]^2+[.$G$110]*[.T142]^3+[.$H$110]*[.T142]^4;&quot;&quot;)))">
            <text:p/>
          </table:table-cell>
          <table:table-cell table:style-name="ce794" table:formula="of:=IF([.T142]=&quot;&quot;;&quot;&quot;;IF([.T142]&lt;[.$C$116];[.$D$116]+[.$E$116]*[.T142]+[.$F$116]*[.T142]^2+[.$G$116]*[.T142]^3;IF([.T142]&gt;=[.$C$117];[.$D$117]+[.$E$117]*[.T142]+[.$F$117]*[.T142]^2+[.$G$117]*[.T142]^3+[.$H$117]*[.T142]^4;&quot;&quot;)))">
            <text:p/>
          </table:table-cell>
          <table:table-cell table:style-name="ce794" table:formula="of:=IF([.T142]=&quot;&quot;;&quot;&quot;;IF([.T142]&lt;[.$C$120];[.$D$120]+[.$E$120]*[.T142]+[.$F$120]*[.T142]^2+[.$G$120]*[.T142]^3;IF([.T142]&gt;=[.$C$121];[.$D$121]+[.$E$121]*[.T142];&quot;&quot;)))">
            <text:p/>
          </table:table-cell>
          <table:table-cell table:style-name="ce793" table:formula="of:=IF([.T142]=&quot;&quot;;&quot;&quot;;IF([.T142]&lt;[.$C$124];[.$D$124]+[.$E$124]*[.T142]+[.$F$124]*[.T142]^2;IF([.T142]&gt;=[.$C$126];[.$D$126]+[.$E$126]*[.T142];[.$D$125]+[.$E$125]*[.T142])))">
            <text:p/>
          </table:table-cell>
          <table:table-cell table:number-columns-repeated="999"/>
        </table:table-row>
        <table:table-row table:style-name="ro33">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27" table:formula="of:=IF([Sheet1.AM79]=&quot;&quot;;&quot;&quot;;[Sheet1.AM79])">
            <text:p/>
          </table:table-cell>
          <table:table-cell table:style-name="ce794" table:formula="of:=IF([.T143]=&quot;&quot;;&quot;&quot;;IF([.T143]&lt;[.$C$104];[.T143]+[.$D$104]+[.$E$104]*[.T143]+[.$F$104]*[.T143]^2+[.$G$104]*[.T143]^3;IF([.T143]&gt;=[.$C$104];[.T143]+[.$D$105]+[.$E$105]*[.T143]+[.$F$105]*[.T143]^2+[.$G$105]*[.T143]^3+[.$H$105]*[.T143]^4+[.$I$105]*[.T143]^5;&quot;&quot;)))">
            <text:p/>
          </table:table-cell>
          <table:table-cell table:style-name="ce794" table:formula="of:=IF([.T143]=&quot;&quot;;&quot;&quot;;IF([.T143]&lt;[.$C$109];[.T143]+[.$D$109]+[.$E$109]*[.T143]+[.$F$109]*[.T143]^2+[.$G$109]*[.T143]^3+[.$H$109]*[.T143]^4+[.$I$109]*[.T143]^5;IF([.T143]&gt;=[.$C$109];[.T143]+[.$D$110]+[.$E$110]*[.T143]+[.$F$110]*[.T143]^2+[.$G$110]*[.T143]^3+[.$H$110]*[.T143]^4;&quot;&quot;)))">
            <text:p/>
          </table:table-cell>
          <table:table-cell table:style-name="ce794" table:formula="of:=IF([.T143]=&quot;&quot;;&quot;&quot;;IF([.T143]&lt;[.$C$116];[.$D$116]+[.$E$116]*[.T143]+[.$F$116]*[.T143]^2+[.$G$116]*[.T143]^3;IF([.T143]&gt;=[.$C$117];[.$D$117]+[.$E$117]*[.T143]+[.$F$117]*[.T143]^2+[.$G$117]*[.T143]^3+[.$H$117]*[.T143]^4;&quot;&quot;)))">
            <text:p/>
          </table:table-cell>
          <table:table-cell table:style-name="ce794" table:formula="of:=IF([.T143]=&quot;&quot;;&quot;&quot;;IF([.T143]&lt;[.$C$120];[.$D$120]+[.$E$120]*[.T143]+[.$F$120]*[.T143]^2+[.$G$120]*[.T143]^3;IF([.T143]&gt;=[.$C$121];[.$D$121]+[.$E$121]*[.T143];&quot;&quot;)))">
            <text:p/>
          </table:table-cell>
          <table:table-cell table:style-name="ce793" table:formula="of:=IF([.T143]=&quot;&quot;;&quot;&quot;;IF([.T143]&lt;[.$C$124];[.$D$124]+[.$E$124]*[.T143]+[.$F$124]*[.T143]^2;IF([.T143]&gt;=[.$C$126];[.$D$126]+[.$E$126]*[.T143];[.$D$125]+[.$E$125]*[.T143])))">
            <text:p/>
          </table:table-cell>
          <table:table-cell table:number-columns-repeated="999"/>
        </table:table-row>
        <table:table-row table:style-name="ro33">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27" table:formula="of:=IF([Sheet1.AM80]=&quot;&quot;;&quot;&quot;;[Sheet1.AM80])">
            <text:p/>
          </table:table-cell>
          <table:table-cell table:style-name="ce794" table:formula="of:=IF([.T144]=&quot;&quot;;&quot;&quot;;IF([.T144]&lt;[.$C$104];[.T144]+[.$D$104]+[.$E$104]*[.T144]+[.$F$104]*[.T144]^2+[.$G$104]*[.T144]^3;IF([.T144]&gt;=[.$C$104];[.T144]+[.$D$105]+[.$E$105]*[.T144]+[.$F$105]*[.T144]^2+[.$G$105]*[.T144]^3+[.$H$105]*[.T144]^4+[.$I$105]*[.T144]^5;&quot;&quot;)))">
            <text:p/>
          </table:table-cell>
          <table:table-cell table:style-name="ce794" table:formula="of:=IF([.T144]=&quot;&quot;;&quot;&quot;;IF([.T144]&lt;[.$C$109];[.T144]+[.$D$109]+[.$E$109]*[.T144]+[.$F$109]*[.T144]^2+[.$G$109]*[.T144]^3+[.$H$109]*[.T144]^4+[.$I$109]*[.T144]^5;IF([.T144]&gt;=[.$C$109];[.T144]+[.$D$110]+[.$E$110]*[.T144]+[.$F$110]*[.T144]^2+[.$G$110]*[.T144]^3+[.$H$110]*[.T144]^4;&quot;&quot;)))">
            <text:p/>
          </table:table-cell>
          <table:table-cell table:style-name="ce794" table:formula="of:=IF([.T144]=&quot;&quot;;&quot;&quot;;IF([.T144]&lt;[.$C$116];[.$D$116]+[.$E$116]*[.T144]+[.$F$116]*[.T144]^2+[.$G$116]*[.T144]^3;IF([.T144]&gt;=[.$C$117];[.$D$117]+[.$E$117]*[.T144]+[.$F$117]*[.T144]^2+[.$G$117]*[.T144]^3+[.$H$117]*[.T144]^4;&quot;&quot;)))">
            <text:p/>
          </table:table-cell>
          <table:table-cell table:style-name="ce794" table:formula="of:=IF([.T144]=&quot;&quot;;&quot;&quot;;IF([.T144]&lt;[.$C$120];[.$D$120]+[.$E$120]*[.T144]+[.$F$120]*[.T144]^2+[.$G$120]*[.T144]^3;IF([.T144]&gt;=[.$C$121];[.$D$121]+[.$E$121]*[.T144];&quot;&quot;)))">
            <text:p/>
          </table:table-cell>
          <table:table-cell table:style-name="ce793" table:formula="of:=IF([.T144]=&quot;&quot;;&quot;&quot;;IF([.T144]&lt;[.$C$124];[.$D$124]+[.$E$124]*[.T144]+[.$F$124]*[.T144]^2;IF([.T144]&gt;=[.$C$126];[.$D$126]+[.$E$126]*[.T144];[.$D$125]+[.$E$125]*[.T144])))">
            <text:p/>
          </table:table-cell>
          <table:table-cell table:number-columns-repeated="999"/>
        </table:table-row>
        <table:table-row table:style-name="ro33">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80" table:formula="of:=IF([Sheet1.AM81]=&quot;&quot;;&quot;&quot;;[Sheet1.AM81])">
            <text:p/>
          </table:table-cell>
          <table:table-cell table:style-name="ce794" table:formula="of:=IF([.T145]=&quot;&quot;;&quot;&quot;;IF([.T145]&lt;[.$C$104];[.T145]+[.$D$104]+[.$E$104]*[.T145]+[.$F$104]*[.T145]^2+[.$G$104]*[.T145]^3;IF([.T145]&gt;=[.$C$104];[.T145]+[.$D$105]+[.$E$105]*[.T145]+[.$F$105]*[.T145]^2+[.$G$105]*[.T145]^3+[.$H$105]*[.T145]^4+[.$I$105]*[.T145]^5;&quot;&quot;)))">
            <text:p/>
          </table:table-cell>
          <table:table-cell table:style-name="ce794" table:formula="of:=IF([.T145]=&quot;&quot;;&quot;&quot;;IF([.T145]&lt;[.$C$109];[.T145]+[.$D$109]+[.$E$109]*[.T145]+[.$F$109]*[.T145]^2+[.$G$109]*[.T145]^3+[.$H$109]*[.T145]^4+[.$I$109]*[.T145]^5;IF([.T145]&gt;=[.$C$109];[.T145]+[.$D$110]+[.$E$110]*[.T145]+[.$F$110]*[.T145]^2+[.$G$110]*[.T145]^3+[.$H$110]*[.T145]^4;&quot;&quot;)))">
            <text:p/>
          </table:table-cell>
          <table:table-cell table:style-name="ce794" table:formula="of:=IF([.T145]=&quot;&quot;;&quot;&quot;;IF([.T145]&lt;[.$C$116];[.$D$116]+[.$E$116]*[.T145]+[.$F$116]*[.T145]^2+[.$G$116]*[.T145]^3;IF([.T145]&gt;=[.$C$117];[.$D$117]+[.$E$117]*[.T145]+[.$F$117]*[.T145]^2+[.$G$117]*[.T145]^3+[.$H$117]*[.T145]^4;&quot;&quot;)))">
            <text:p/>
          </table:table-cell>
          <table:table-cell table:style-name="ce794" table:formula="of:=IF([.T145]=&quot;&quot;;&quot;&quot;;IF([.T145]&lt;[.$C$120];[.$D$120]+[.$E$120]*[.T145]+[.$F$120]*[.T145]^2+[.$G$120]*[.T145]^3;IF([.T145]&gt;=[.$C$121];[.$D$121]+[.$E$121]*[.T145];&quot;&quot;)))">
            <text:p/>
          </table:table-cell>
          <table:table-cell table:style-name="ce793" table:formula="of:=IF([.T145]=&quot;&quot;;&quot;&quot;;IF([.T145]&lt;[.$C$124];[.$D$124]+[.$E$124]*[.T145]+[.$F$124]*[.T145]^2;IF([.T145]&gt;=[.$C$126];[.$D$126]+[.$E$126]*[.T145];[.$D$125]+[.$E$125]*[.T145])))">
            <text:p/>
          </table:table-cell>
          <table:table-cell table:number-columns-repeated="999"/>
        </table:table-row>
        <table:table-row table:style-name="ro33">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27" table:formula="of:=IF([Sheet1.AM82]=&quot;&quot;;&quot;&quot;;[Sheet1.AM82])">
            <text:p/>
          </table:table-cell>
          <table:table-cell table:style-name="ce794" table:formula="of:=IF([.T146]=&quot;&quot;;&quot;&quot;;IF([.T146]&lt;[.$C$104];[.T146]+[.$D$104]+[.$E$104]*[.T146]+[.$F$104]*[.T146]^2+[.$G$104]*[.T146]^3;IF([.T146]&gt;=[.$C$104];[.T146]+[.$D$105]+[.$E$105]*[.T146]+[.$F$105]*[.T146]^2+[.$G$105]*[.T146]^3+[.$H$105]*[.T146]^4+[.$I$105]*[.T146]^5;&quot;&quot;)))">
            <text:p/>
          </table:table-cell>
          <table:table-cell table:style-name="ce794" table:formula="of:=IF([.T146]=&quot;&quot;;&quot;&quot;;IF([.T146]&lt;[.$C$109];[.T146]+[.$D$109]+[.$E$109]*[.T146]+[.$F$109]*[.T146]^2+[.$G$109]*[.T146]^3+[.$H$109]*[.T146]^4+[.$I$109]*[.T146]^5;IF([.T146]&gt;=[.$C$109];[.T146]+[.$D$110]+[.$E$110]*[.T146]+[.$F$110]*[.T146]^2+[.$G$110]*[.T146]^3+[.$H$110]*[.T146]^4;&quot;&quot;)))">
            <text:p/>
          </table:table-cell>
          <table:table-cell table:style-name="ce794" table:formula="of:=IF([.T146]=&quot;&quot;;&quot;&quot;;IF([.T146]&lt;[.$C$116];[.$D$116]+[.$E$116]*[.T146]+[.$F$116]*[.T146]^2+[.$G$116]*[.T146]^3;IF([.T146]&gt;=[.$C$117];[.$D$117]+[.$E$117]*[.T146]+[.$F$117]*[.T146]^2+[.$G$117]*[.T146]^3+[.$H$117]*[.T146]^4;&quot;&quot;)))">
            <text:p/>
          </table:table-cell>
          <table:table-cell table:style-name="ce794" table:formula="of:=IF([.T146]=&quot;&quot;;&quot;&quot;;IF([.T146]&lt;[.$C$120];[.$D$120]+[.$E$120]*[.T146]+[.$F$120]*[.T146]^2+[.$G$120]*[.T146]^3;IF([.T146]&gt;=[.$C$121];[.$D$121]+[.$E$121]*[.T146];&quot;&quot;)))">
            <text:p/>
          </table:table-cell>
          <table:table-cell table:style-name="ce793" table:formula="of:=IF([.T146]=&quot;&quot;;&quot;&quot;;IF([.T146]&lt;[.$C$124];[.$D$124]+[.$E$124]*[.T146]+[.$F$124]*[.T146]^2;IF([.T146]&gt;=[.$C$126];[.$D$126]+[.$E$126]*[.T146];[.$D$125]+[.$E$125]*[.T146])))">
            <text:p/>
          </table:table-cell>
          <table:table-cell table:number-columns-repeated="999"/>
        </table:table-row>
        <table:table-row table:style-name="ro33">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27" table:formula="of:=IF([Sheet1.AM83]=&quot;&quot;;&quot;&quot;;[Sheet1.AM83])">
            <text:p/>
          </table:table-cell>
          <table:table-cell table:style-name="ce794" table:formula="of:=IF([.T147]=&quot;&quot;;&quot;&quot;;IF([.T147]&lt;[.$C$104];[.T147]+[.$D$104]+[.$E$104]*[.T147]+[.$F$104]*[.T147]^2+[.$G$104]*[.T147]^3;IF([.T147]&gt;=[.$C$104];[.T147]+[.$D$105]+[.$E$105]*[.T147]+[.$F$105]*[.T147]^2+[.$G$105]*[.T147]^3+[.$H$105]*[.T147]^4+[.$I$105]*[.T147]^5;&quot;&quot;)))">
            <text:p/>
          </table:table-cell>
          <table:table-cell table:style-name="ce794" table:formula="of:=IF([.T147]=&quot;&quot;;&quot;&quot;;IF([.T147]&lt;[.$C$109];[.T147]+[.$D$109]+[.$E$109]*[.T147]+[.$F$109]*[.T147]^2+[.$G$109]*[.T147]^3+[.$H$109]*[.T147]^4+[.$I$109]*[.T147]^5;IF([.T147]&gt;=[.$C$109];[.T147]+[.$D$110]+[.$E$110]*[.T147]+[.$F$110]*[.T147]^2+[.$G$110]*[.T147]^3+[.$H$110]*[.T147]^4;&quot;&quot;)))">
            <text:p/>
          </table:table-cell>
          <table:table-cell table:style-name="ce794" table:formula="of:=IF([.T147]=&quot;&quot;;&quot;&quot;;IF([.T147]&lt;[.$C$116];[.$D$116]+[.$E$116]*[.T147]+[.$F$116]*[.T147]^2+[.$G$116]*[.T147]^3;IF([.T147]&gt;=[.$C$117];[.$D$117]+[.$E$117]*[.T147]+[.$F$117]*[.T147]^2+[.$G$117]*[.T147]^3+[.$H$117]*[.T147]^4;&quot;&quot;)))">
            <text:p/>
          </table:table-cell>
          <table:table-cell table:style-name="ce794" table:formula="of:=IF([.T147]=&quot;&quot;;&quot;&quot;;IF([.T147]&lt;[.$C$120];[.$D$120]+[.$E$120]*[.T147]+[.$F$120]*[.T147]^2+[.$G$120]*[.T147]^3;IF([.T147]&gt;=[.$C$121];[.$D$121]+[.$E$121]*[.T147];&quot;&quot;)))">
            <text:p/>
          </table:table-cell>
          <table:table-cell table:style-name="ce793" table:formula="of:=IF([.T147]=&quot;&quot;;&quot;&quot;;IF([.T147]&lt;[.$C$124];[.$D$124]+[.$E$124]*[.T147]+[.$F$124]*[.T147]^2;IF([.T147]&gt;=[.$C$126];[.$D$126]+[.$E$126]*[.T147];[.$D$125]+[.$E$125]*[.T147])))">
            <text:p/>
          </table:table-cell>
          <table:table-cell table:number-columns-repeated="999"/>
        </table:table-row>
        <table:table-row table:style-name="ro33">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27" table:formula="of:=IF([Sheet1.AM84]=&quot;&quot;;&quot;&quot;;[Sheet1.AM84])">
            <text:p/>
          </table:table-cell>
          <table:table-cell table:style-name="ce794" table:formula="of:=IF([.T148]=&quot;&quot;;&quot;&quot;;IF([.T148]&lt;[.$C$104];[.T148]+[.$D$104]+[.$E$104]*[.T148]+[.$F$104]*[.T148]^2+[.$G$104]*[.T148]^3;IF([.T148]&gt;=[.$C$104];[.T148]+[.$D$105]+[.$E$105]*[.T148]+[.$F$105]*[.T148]^2+[.$G$105]*[.T148]^3+[.$H$105]*[.T148]^4+[.$I$105]*[.T148]^5;&quot;&quot;)))">
            <text:p/>
          </table:table-cell>
          <table:table-cell table:style-name="ce794" table:formula="of:=IF([.T148]=&quot;&quot;;&quot;&quot;;IF([.T148]&lt;[.$C$109];[.T148]+[.$D$109]+[.$E$109]*[.T148]+[.$F$109]*[.T148]^2+[.$G$109]*[.T148]^3+[.$H$109]*[.T148]^4+[.$I$109]*[.T148]^5;IF([.T148]&gt;=[.$C$109];[.T148]+[.$D$110]+[.$E$110]*[.T148]+[.$F$110]*[.T148]^2+[.$G$110]*[.T148]^3+[.$H$110]*[.T148]^4;&quot;&quot;)))">
            <text:p/>
          </table:table-cell>
          <table:table-cell table:style-name="ce794" table:formula="of:=IF([.T148]=&quot;&quot;;&quot;&quot;;IF([.T148]&lt;[.$C$116];[.$D$116]+[.$E$116]*[.T148]+[.$F$116]*[.T148]^2+[.$G$116]*[.T148]^3;IF([.T148]&gt;=[.$C$117];[.$D$117]+[.$E$117]*[.T148]+[.$F$117]*[.T148]^2+[.$G$117]*[.T148]^3+[.$H$117]*[.T148]^4;&quot;&quot;)))">
            <text:p/>
          </table:table-cell>
          <table:table-cell table:style-name="ce794" table:formula="of:=IF([.T148]=&quot;&quot;;&quot;&quot;;IF([.T148]&lt;[.$C$120];[.$D$120]+[.$E$120]*[.T148]+[.$F$120]*[.T148]^2+[.$G$120]*[.T148]^3;IF([.T148]&gt;=[.$C$121];[.$D$121]+[.$E$121]*[.T148];&quot;&quot;)))">
            <text:p/>
          </table:table-cell>
          <table:table-cell table:style-name="ce793" table:formula="of:=IF([.T148]=&quot;&quot;;&quot;&quot;;IF([.T148]&lt;[.$C$124];[.$D$124]+[.$E$124]*[.T148]+[.$F$124]*[.T148]^2;IF([.T148]&gt;=[.$C$126];[.$D$126]+[.$E$126]*[.T148];[.$D$125]+[.$E$125]*[.T148])))">
            <text:p/>
          </table:table-cell>
          <table:table-cell table:number-columns-repeated="999"/>
        </table:table-row>
        <table:table-row table:style-name="ro33">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27" table:formula="of:=IF([Sheet1.AM85]=&quot;&quot;;&quot;&quot;;[Sheet1.AM85])">
            <text:p/>
          </table:table-cell>
          <table:table-cell table:style-name="ce794" table:formula="of:=IF([.T149]=&quot;&quot;;&quot;&quot;;IF([.T149]&lt;[.$C$104];[.T149]+[.$D$104]+[.$E$104]*[.T149]+[.$F$104]*[.T149]^2+[.$G$104]*[.T149]^3;IF([.T149]&gt;=[.$C$104];[.T149]+[.$D$105]+[.$E$105]*[.T149]+[.$F$105]*[.T149]^2+[.$G$105]*[.T149]^3+[.$H$105]*[.T149]^4+[.$I$105]*[.T149]^5;&quot;&quot;)))">
            <text:p/>
          </table:table-cell>
          <table:table-cell table:style-name="ce794" table:formula="of:=IF([.T149]=&quot;&quot;;&quot;&quot;;IF([.T149]&lt;[.$C$109];[.T149]+[.$D$109]+[.$E$109]*[.T149]+[.$F$109]*[.T149]^2+[.$G$109]*[.T149]^3+[.$H$109]*[.T149]^4+[.$I$109]*[.T149]^5;IF([.T149]&gt;=[.$C$109];[.T149]+[.$D$110]+[.$E$110]*[.T149]+[.$F$110]*[.T149]^2+[.$G$110]*[.T149]^3+[.$H$110]*[.T149]^4;&quot;&quot;)))">
            <text:p/>
          </table:table-cell>
          <table:table-cell table:style-name="ce794" table:formula="of:=IF([.T149]=&quot;&quot;;&quot;&quot;;IF([.T149]&lt;[.$C$116];[.$D$116]+[.$E$116]*[.T149]+[.$F$116]*[.T149]^2+[.$G$116]*[.T149]^3;IF([.T149]&gt;=[.$C$117];[.$D$117]+[.$E$117]*[.T149]+[.$F$117]*[.T149]^2+[.$G$117]*[.T149]^3+[.$H$117]*[.T149]^4;&quot;&quot;)))">
            <text:p/>
          </table:table-cell>
          <table:table-cell table:style-name="ce794" table:formula="of:=IF([.T149]=&quot;&quot;;&quot;&quot;;IF([.T149]&lt;[.$C$120];[.$D$120]+[.$E$120]*[.T149]+[.$F$120]*[.T149]^2+[.$G$120]*[.T149]^3;IF([.T149]&gt;=[.$C$121];[.$D$121]+[.$E$121]*[.T149];&quot;&quot;)))">
            <text:p/>
          </table:table-cell>
          <table:table-cell table:style-name="ce793" table:formula="of:=IF([.T149]=&quot;&quot;;&quot;&quot;;IF([.T149]&lt;[.$C$124];[.$D$124]+[.$E$124]*[.T149]+[.$F$124]*[.T149]^2;IF([.T149]&gt;=[.$C$126];[.$D$126]+[.$E$126]*[.T149];[.$D$125]+[.$E$125]*[.T149])))">
            <text:p/>
          </table:table-cell>
          <table:table-cell table:number-columns-repeated="999"/>
        </table:table-row>
        <table:table-row table:style-name="ro33">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27" table:formula="of:=IF([Sheet1.AM86]=&quot;&quot;;&quot;&quot;;[Sheet1.AM86])">
            <text:p/>
          </table:table-cell>
          <table:table-cell table:style-name="ce794" table:formula="of:=IF([.T150]=&quot;&quot;;&quot;&quot;;IF([.T150]&lt;[.$C$104];[.T150]+[.$D$104]+[.$E$104]*[.T150]+[.$F$104]*[.T150]^2+[.$G$104]*[.T150]^3;IF([.T150]&gt;=[.$C$104];[.T150]+[.$D$105]+[.$E$105]*[.T150]+[.$F$105]*[.T150]^2+[.$G$105]*[.T150]^3+[.$H$105]*[.T150]^4+[.$I$105]*[.T150]^5;&quot;&quot;)))">
            <text:p/>
          </table:table-cell>
          <table:table-cell table:style-name="ce794" table:formula="of:=IF([.T150]=&quot;&quot;;&quot;&quot;;IF([.T150]&lt;[.$C$109];[.T150]+[.$D$109]+[.$E$109]*[.T150]+[.$F$109]*[.T150]^2+[.$G$109]*[.T150]^3+[.$H$109]*[.T150]^4+[.$I$109]*[.T150]^5;IF([.T150]&gt;=[.$C$109];[.T150]+[.$D$110]+[.$E$110]*[.T150]+[.$F$110]*[.T150]^2+[.$G$110]*[.T150]^3+[.$H$110]*[.T150]^4;&quot;&quot;)))">
            <text:p/>
          </table:table-cell>
          <table:table-cell table:style-name="ce794" table:formula="of:=IF([.T150]=&quot;&quot;;&quot;&quot;;IF([.T150]&lt;[.$C$116];[.$D$116]+[.$E$116]*[.T150]+[.$F$116]*[.T150]^2+[.$G$116]*[.T150]^3;IF([.T150]&gt;=[.$C$117];[.$D$117]+[.$E$117]*[.T150]+[.$F$117]*[.T150]^2+[.$G$117]*[.T150]^3+[.$H$117]*[.T150]^4;&quot;&quot;)))">
            <text:p/>
          </table:table-cell>
          <table:table-cell table:style-name="ce794" table:formula="of:=IF([.T150]=&quot;&quot;;&quot;&quot;;IF([.T150]&lt;[.$C$120];[.$D$120]+[.$E$120]*[.T150]+[.$F$120]*[.T150]^2+[.$G$120]*[.T150]^3;IF([.T150]&gt;=[.$C$121];[.$D$121]+[.$E$121]*[.T150];&quot;&quot;)))">
            <text:p/>
          </table:table-cell>
          <table:table-cell table:style-name="ce793" table:formula="of:=IF([.T150]=&quot;&quot;;&quot;&quot;;IF([.T150]&lt;[.$C$124];[.$D$124]+[.$E$124]*[.T150]+[.$F$124]*[.T150]^2;IF([.T150]&gt;=[.$C$126];[.$D$126]+[.$E$126]*[.T150];[.$D$125]+[.$E$125]*[.T150])))">
            <text:p/>
          </table:table-cell>
          <table:table-cell table:number-columns-repeated="999"/>
        </table:table-row>
        <table:table-row table:style-name="ro33">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27" table:formula="of:=IF([Sheet1.AM87]=&quot;&quot;;&quot;&quot;;[Sheet1.AM87])">
            <text:p/>
          </table:table-cell>
          <table:table-cell table:style-name="ce794" table:formula="of:=IF([.T151]=&quot;&quot;;&quot;&quot;;IF([.T151]&lt;[.$C$104];[.T151]+[.$D$104]+[.$E$104]*[.T151]+[.$F$104]*[.T151]^2+[.$G$104]*[.T151]^3;IF([.T151]&gt;=[.$C$104];[.T151]+[.$D$105]+[.$E$105]*[.T151]+[.$F$105]*[.T151]^2+[.$G$105]*[.T151]^3+[.$H$105]*[.T151]^4+[.$I$105]*[.T151]^5;&quot;&quot;)))">
            <text:p/>
          </table:table-cell>
          <table:table-cell table:style-name="ce794" table:formula="of:=IF([.T151]=&quot;&quot;;&quot;&quot;;IF([.T151]&lt;[.$C$109];[.T151]+[.$D$109]+[.$E$109]*[.T151]+[.$F$109]*[.T151]^2+[.$G$109]*[.T151]^3+[.$H$109]*[.T151]^4+[.$I$109]*[.T151]^5;IF([.T151]&gt;=[.$C$109];[.T151]+[.$D$110]+[.$E$110]*[.T151]+[.$F$110]*[.T151]^2+[.$G$110]*[.T151]^3+[.$H$110]*[.T151]^4;&quot;&quot;)))">
            <text:p/>
          </table:table-cell>
          <table:table-cell table:style-name="ce794" table:formula="of:=IF([.T151]=&quot;&quot;;&quot;&quot;;IF([.T151]&lt;[.$C$116];[.$D$116]+[.$E$116]*[.T151]+[.$F$116]*[.T151]^2+[.$G$116]*[.T151]^3;IF([.T151]&gt;=[.$C$117];[.$D$117]+[.$E$117]*[.T151]+[.$F$117]*[.T151]^2+[.$G$117]*[.T151]^3+[.$H$117]*[.T151]^4;&quot;&quot;)))">
            <text:p/>
          </table:table-cell>
          <table:table-cell table:style-name="ce794" table:formula="of:=IF([.T151]=&quot;&quot;;&quot;&quot;;IF([.T151]&lt;[.$C$120];[.$D$120]+[.$E$120]*[.T151]+[.$F$120]*[.T151]^2+[.$G$120]*[.T151]^3;IF([.T151]&gt;=[.$C$121];[.$D$121]+[.$E$121]*[.T151];&quot;&quot;)))">
            <text:p/>
          </table:table-cell>
          <table:table-cell table:style-name="ce793" table:formula="of:=IF([.T151]=&quot;&quot;;&quot;&quot;;IF([.T151]&lt;[.$C$124];[.$D$124]+[.$E$124]*[.T151]+[.$F$124]*[.T151]^2;IF([.T151]&gt;=[.$C$126];[.$D$126]+[.$E$126]*[.T151];[.$D$125]+[.$E$125]*[.T151])))">
            <text:p/>
          </table:table-cell>
          <table:table-cell table:number-columns-repeated="999"/>
        </table:table-row>
        <table:table-row table:style-name="ro33">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27" table:formula="of:=IF([Sheet1.AM88]=&quot;&quot;;&quot;&quot;;[Sheet1.AM88])">
            <text:p/>
          </table:table-cell>
          <table:table-cell table:style-name="ce794" table:formula="of:=IF([.T152]=&quot;&quot;;&quot;&quot;;IF([.T152]&lt;[.$C$104];[.T152]+[.$D$104]+[.$E$104]*[.T152]+[.$F$104]*[.T152]^2+[.$G$104]*[.T152]^3;IF([.T152]&gt;=[.$C$104];[.T152]+[.$D$105]+[.$E$105]*[.T152]+[.$F$105]*[.T152]^2+[.$G$105]*[.T152]^3+[.$H$105]*[.T152]^4+[.$I$105]*[.T152]^5;&quot;&quot;)))">
            <text:p/>
          </table:table-cell>
          <table:table-cell table:style-name="ce794" table:formula="of:=IF([.T152]=&quot;&quot;;&quot;&quot;;IF([.T152]&lt;[.$C$109];[.T152]+[.$D$109]+[.$E$109]*[.T152]+[.$F$109]*[.T152]^2+[.$G$109]*[.T152]^3+[.$H$109]*[.T152]^4+[.$I$109]*[.T152]^5;IF([.T152]&gt;=[.$C$109];[.T152]+[.$D$110]+[.$E$110]*[.T152]+[.$F$110]*[.T152]^2+[.$G$110]*[.T152]^3+[.$H$110]*[.T152]^4;&quot;&quot;)))">
            <text:p/>
          </table:table-cell>
          <table:table-cell table:style-name="ce794" table:formula="of:=IF([.T152]=&quot;&quot;;&quot;&quot;;IF([.T152]&lt;[.$C$116];[.$D$116]+[.$E$116]*[.T152]+[.$F$116]*[.T152]^2+[.$G$116]*[.T152]^3;IF([.T152]&gt;=[.$C$117];[.$D$117]+[.$E$117]*[.T152]+[.$F$117]*[.T152]^2+[.$G$117]*[.T152]^3+[.$H$117]*[.T152]^4;&quot;&quot;)))">
            <text:p/>
          </table:table-cell>
          <table:table-cell table:style-name="ce794" table:formula="of:=IF([.T152]=&quot;&quot;;&quot;&quot;;IF([.T152]&lt;[.$C$120];[.$D$120]+[.$E$120]*[.T152]+[.$F$120]*[.T152]^2+[.$G$120]*[.T152]^3;IF([.T152]&gt;=[.$C$121];[.$D$121]+[.$E$121]*[.T152];&quot;&quot;)))">
            <text:p/>
          </table:table-cell>
          <table:table-cell table:style-name="ce793" table:formula="of:=IF([.T152]=&quot;&quot;;&quot;&quot;;IF([.T152]&lt;[.$C$124];[.$D$124]+[.$E$124]*[.T152]+[.$F$124]*[.T152]^2;IF([.T152]&gt;=[.$C$126];[.$D$126]+[.$E$126]*[.T152];[.$D$125]+[.$E$125]*[.T152])))">
            <text:p/>
          </table:table-cell>
          <table:table-cell table:number-columns-repeated="999"/>
        </table:table-row>
        <table:table-row table:style-name="ro33">
          <table:table-cell table:style-name="ce240" table:number-columns-repeated="6"/>
          <table:table-cell table:number-columns-repeated="13"/>
          <table:table-cell table:style-name="ce280" table:formula="of:=IF([Sheet1.AM89]=&quot;&quot;;&quot;&quot;;[Sheet1.AM89])">
            <text:p/>
          </table:table-cell>
          <table:table-cell table:style-name="ce794" table:formula="of:=IF([.T153]=&quot;&quot;;&quot;&quot;;IF([.T153]&lt;[.$C$104];[.T153]+[.$D$104]+[.$E$104]*[.T153]+[.$F$104]*[.T153]^2+[.$G$104]*[.T153]^3;IF([.T153]&gt;=[.$C$104];[.T153]+[.$D$105]+[.$E$105]*[.T153]+[.$F$105]*[.T153]^2+[.$G$105]*[.T153]^3+[.$H$105]*[.T153]^4+[.$I$105]*[.T153]^5;&quot;&quot;)))">
            <text:p/>
          </table:table-cell>
          <table:table-cell table:style-name="ce794" table:formula="of:=IF([.T153]=&quot;&quot;;&quot;&quot;;IF([.T153]&lt;[.$C$109];[.T153]+[.$D$109]+[.$E$109]*[.T153]+[.$F$109]*[.T153]^2+[.$G$109]*[.T153]^3+[.$H$109]*[.T153]^4+[.$I$109]*[.T153]^5;IF([.T153]&gt;=[.$C$109];[.T153]+[.$D$110]+[.$E$110]*[.T153]+[.$F$110]*[.T153]^2+[.$G$110]*[.T153]^3+[.$H$110]*[.T153]^4;&quot;&quot;)))">
            <text:p/>
          </table:table-cell>
          <table:table-cell table:style-name="ce794" table:formula="of:=IF([.T153]=&quot;&quot;;&quot;&quot;;IF([.T153]&lt;[.$C$116];[.$D$116]+[.$E$116]*[.T153]+[.$F$116]*[.T153]^2+[.$G$116]*[.T153]^3;IF([.T153]&gt;=[.$C$117];[.$D$117]+[.$E$117]*[.T153]+[.$F$117]*[.T153]^2+[.$G$117]*[.T153]^3+[.$H$117]*[.T153]^4;&quot;&quot;)))">
            <text:p/>
          </table:table-cell>
          <table:table-cell table:style-name="ce794" table:formula="of:=IF([.T153]=&quot;&quot;;&quot;&quot;;IF([.T153]&lt;[.$C$120];[.$D$120]+[.$E$120]*[.T153]+[.$F$120]*[.T153]^2+[.$G$120]*[.T153]^3;IF([.T153]&gt;=[.$C$121];[.$D$121]+[.$E$121]*[.T153];&quot;&quot;)))">
            <text:p/>
          </table:table-cell>
          <table:table-cell table:style-name="ce793" table:formula="of:=IF([.T153]=&quot;&quot;;&quot;&quot;;IF([.T153]&lt;[.$C$124];[.$D$124]+[.$E$124]*[.T153]+[.$F$124]*[.T153]^2;IF([.T153]&gt;=[.$C$126];[.$D$126]+[.$E$126]*[.T153];[.$D$125]+[.$E$125]*[.T153])))">
            <text:p/>
          </table:table-cell>
          <table:table-cell table:number-columns-repeated="999"/>
        </table:table-row>
        <table:table-row table:style-name="ro33">
          <table:table-cell table:style-name="ce240" table:number-columns-repeated="6"/>
          <table:table-cell table:number-columns-repeated="13"/>
          <table:table-cell table:style-name="ce344" table:formula="of:=IF([Sheet1.AM90]=&quot;&quot;;&quot;&quot;;[Sheet1.AM90])">
            <text:p/>
          </table:table-cell>
          <table:table-cell table:style-name="ce794" table:formula="of:=IF([.T154]=&quot;&quot;;&quot;&quot;;IF([.T154]&lt;[.$C$104];[.T154]+[.$D$104]+[.$E$104]*[.T154]+[.$F$104]*[.T154]^2+[.$G$104]*[.T154]^3;IF([.T154]&gt;=[.$C$104];[.T154]+[.$D$105]+[.$E$105]*[.T154]+[.$F$105]*[.T154]^2+[.$G$105]*[.T154]^3+[.$H$105]*[.T154]^4+[.$I$105]*[.T154]^5;&quot;&quot;)))">
            <text:p/>
          </table:table-cell>
          <table:table-cell table:style-name="ce794" table:formula="of:=IF([.T154]=&quot;&quot;;&quot;&quot;;IF([.T154]&lt;[.$C$109];[.T154]+[.$D$109]+[.$E$109]*[.T154]+[.$F$109]*[.T154]^2+[.$G$109]*[.T154]^3+[.$H$109]*[.T154]^4+[.$I$109]*[.T154]^5;IF([.T154]&gt;=[.$C$109];[.T154]+[.$D$110]+[.$E$110]*[.T154]+[.$F$110]*[.T154]^2+[.$G$110]*[.T154]^3+[.$H$110]*[.T154]^4;&quot;&quot;)))">
            <text:p/>
          </table:table-cell>
          <table:table-cell table:style-name="ce794" table:formula="of:=IF([.T154]=&quot;&quot;;&quot;&quot;;IF([.T154]&lt;[.$C$116];[.$D$116]+[.$E$116]*[.T154]+[.$F$116]*[.T154]^2+[.$G$116]*[.T154]^3;IF([.T154]&gt;=[.$C$117];[.$D$117]+[.$E$117]*[.T154]+[.$F$117]*[.T154]^2+[.$G$117]*[.T154]^3+[.$H$117]*[.T154]^4;&quot;&quot;)))">
            <text:p/>
          </table:table-cell>
          <table:table-cell table:style-name="ce794" table:formula="of:=IF([.T154]=&quot;&quot;;&quot;&quot;;IF([.T154]&lt;[.$C$120];[.$D$120]+[.$E$120]*[.T154]+[.$F$120]*[.T154]^2+[.$G$120]*[.T154]^3;IF([.T154]&gt;=[.$C$121];[.$D$121]+[.$E$121]*[.T154];&quot;&quot;)))">
            <text:p/>
          </table:table-cell>
          <table:table-cell table:style-name="ce793" table:formula="of:=IF([.T154]=&quot;&quot;;&quot;&quot;;IF([.T154]&lt;[.$C$124];[.$D$124]+[.$E$124]*[.T154]+[.$F$124]*[.T154]^2;IF([.T154]&gt;=[.$C$126];[.$D$126]+[.$E$126]*[.T154];[.$D$125]+[.$E$125]*[.T154])))">
            <text:p/>
          </table:table-cell>
          <table:table-cell table:number-columns-repeated="999"/>
        </table:table-row>
        <table:table-row table:style-name="ro33">
          <table:table-cell table:style-name="ce240" table:number-columns-repeated="6"/>
          <table:table-cell table:number-columns-repeated="13"/>
          <table:table-cell table:style-name="ce343" table:formula="of:=IF([Sheet1.AM91]=&quot;&quot;;&quot;&quot;;[Sheet1.AM91])">
            <text:p/>
          </table:table-cell>
          <table:table-cell table:style-name="ce794" table:formula="of:=IF([.T155]=&quot;&quot;;&quot;&quot;;IF([.T155]&lt;[.$C$104];[.T155]+[.$D$104]+[.$E$104]*[.T155]+[.$F$104]*[.T155]^2+[.$G$104]*[.T155]^3;IF([.T155]&gt;=[.$C$104];[.T155]+[.$D$105]+[.$E$105]*[.T155]+[.$F$105]*[.T155]^2+[.$G$105]*[.T155]^3+[.$H$105]*[.T155]^4+[.$I$105]*[.T155]^5;&quot;&quot;)))">
            <text:p/>
          </table:table-cell>
          <table:table-cell table:style-name="ce794" table:formula="of:=IF([.T155]=&quot;&quot;;&quot;&quot;;IF([.T155]&lt;[.$C$109];[.T155]+[.$D$109]+[.$E$109]*[.T155]+[.$F$109]*[.T155]^2+[.$G$109]*[.T155]^3+[.$H$109]*[.T155]^4+[.$I$109]*[.T155]^5;IF([.T155]&gt;=[.$C$109];[.T155]+[.$D$110]+[.$E$110]*[.T155]+[.$F$110]*[.T155]^2+[.$G$110]*[.T155]^3+[.$H$110]*[.T155]^4;&quot;&quot;)))">
            <text:p/>
          </table:table-cell>
          <table:table-cell table:style-name="ce794" table:formula="of:=IF([.T155]=&quot;&quot;;&quot;&quot;;IF([.T155]&lt;[.$C$116];[.$D$116]+[.$E$116]*[.T155]+[.$F$116]*[.T155]^2+[.$G$116]*[.T155]^3;IF([.T155]&gt;=[.$C$117];[.$D$117]+[.$E$117]*[.T155]+[.$F$117]*[.T155]^2+[.$G$117]*[.T155]^3+[.$H$117]*[.T155]^4;&quot;&quot;)))">
            <text:p/>
          </table:table-cell>
          <table:table-cell table:style-name="ce794" table:formula="of:=IF([.T155]=&quot;&quot;;&quot;&quot;;IF([.T155]&lt;[.$C$120];[.$D$120]+[.$E$120]*[.T155]+[.$F$120]*[.T155]^2+[.$G$120]*[.T155]^3;IF([.T155]&gt;=[.$C$121];[.$D$121]+[.$E$121]*[.T155];&quot;&quot;)))">
            <text:p/>
          </table:table-cell>
          <table:table-cell table:style-name="ce793" table:formula="of:=IF([.T155]=&quot;&quot;;&quot;&quot;;IF([.T155]&lt;[.$C$124];[.$D$124]+[.$E$124]*[.T155]+[.$F$124]*[.T155]^2;IF([.T155]&gt;=[.$C$126];[.$D$126]+[.$E$126]*[.T155];[.$D$125]+[.$E$125]*[.T155])))">
            <text:p/>
          </table:table-cell>
          <table:table-cell table:number-columns-repeated="999"/>
        </table:table-row>
        <table:table-row table:style-name="ro33">
          <table:table-cell table:style-name="ce240" table:number-columns-repeated="6"/>
          <table:table-cell table:number-columns-repeated="13"/>
          <table:table-cell table:style-name="ce728" table:formula="of:=IF([Sheet1.AM92]=&quot;&quot;;&quot;&quot;;[Sheet1.AM92])">
            <text:p/>
          </table:table-cell>
          <table:table-cell table:style-name="ce794" table:formula="of:=IF([.T156]=&quot;&quot;;&quot;&quot;;IF([.T156]&lt;[.$C$104];[.T156]+[.$D$104]+[.$E$104]*[.T156]+[.$F$104]*[.T156]^2+[.$G$104]*[.T156]^3;IF([.T156]&gt;=[.$C$104];[.T156]+[.$D$105]+[.$E$105]*[.T156]+[.$F$105]*[.T156]^2+[.$G$105]*[.T156]^3+[.$H$105]*[.T156]^4+[.$I$105]*[.T156]^5;&quot;&quot;)))">
            <text:p/>
          </table:table-cell>
          <table:table-cell table:style-name="ce794" table:formula="of:=IF([.T156]=&quot;&quot;;&quot;&quot;;IF([.T156]&lt;[.$C$109];[.T156]+[.$D$109]+[.$E$109]*[.T156]+[.$F$109]*[.T156]^2+[.$G$109]*[.T156]^3+[.$H$109]*[.T156]^4+[.$I$109]*[.T156]^5;IF([.T156]&gt;=[.$C$109];[.T156]+[.$D$110]+[.$E$110]*[.T156]+[.$F$110]*[.T156]^2+[.$G$110]*[.T156]^3+[.$H$110]*[.T156]^4;&quot;&quot;)))">
            <text:p/>
          </table:table-cell>
          <table:table-cell table:style-name="ce794" table:formula="of:=IF([.T156]=&quot;&quot;;&quot;&quot;;IF([.T156]&lt;[.$C$116];[.$D$116]+[.$E$116]*[.T156]+[.$F$116]*[.T156]^2+[.$G$116]*[.T156]^3;IF([.T156]&gt;=[.$C$117];[.$D$117]+[.$E$117]*[.T156]+[.$F$117]*[.T156]^2+[.$G$117]*[.T156]^3+[.$H$117]*[.T156]^4;&quot;&quot;)))">
            <text:p/>
          </table:table-cell>
          <table:table-cell table:style-name="ce794" table:formula="of:=IF([.T156]=&quot;&quot;;&quot;&quot;;IF([.T156]&lt;[.$C$120];[.$D$120]+[.$E$120]*[.T156]+[.$F$120]*[.T156]^2+[.$G$120]*[.T156]^3;IF([.T156]&gt;=[.$C$121];[.$D$121]+[.$E$121]*[.T156];&quot;&quot;)))">
            <text:p/>
          </table:table-cell>
          <table:table-cell table:style-name="ce793" table:formula="of:=IF([.T156]=&quot;&quot;;&quot;&quot;;IF([.T156]&lt;[.$C$124];[.$D$124]+[.$E$124]*[.T156]+[.$F$124]*[.T156]^2;IF([.T156]&gt;=[.$C$126];[.$D$126]+[.$E$126]*[.T156];[.$D$125]+[.$E$125]*[.T156])))">
            <text:p/>
          </table:table-cell>
          <table:table-cell table:number-columns-repeated="999"/>
        </table:table-row>
        <table:table-row table:style-name="ro33">
          <table:table-cell table:style-name="ce240" table:number-columns-repeated="6"/>
          <table:table-cell table:number-columns-repeated="13"/>
          <table:table-cell table:style-name="ce728" table:formula="of:=IF([Sheet1.AM93]=&quot;&quot;;&quot;&quot;;[Sheet1.AM93])">
            <text:p/>
          </table:table-cell>
          <table:table-cell table:style-name="ce794" table:formula="of:=IF([.T157]=&quot;&quot;;&quot;&quot;;IF([.T157]&lt;[.$C$104];[.T157]+[.$D$104]+[.$E$104]*[.T157]+[.$F$104]*[.T157]^2+[.$G$104]*[.T157]^3;IF([.T157]&gt;=[.$C$104];[.T157]+[.$D$105]+[.$E$105]*[.T157]+[.$F$105]*[.T157]^2+[.$G$105]*[.T157]^3+[.$H$105]*[.T157]^4+[.$I$105]*[.T157]^5;&quot;&quot;)))">
            <text:p/>
          </table:table-cell>
          <table:table-cell table:style-name="ce794" table:formula="of:=IF([.T157]=&quot;&quot;;&quot;&quot;;IF([.T157]&lt;[.$C$109];[.T157]+[.$D$109]+[.$E$109]*[.T157]+[.$F$109]*[.T157]^2+[.$G$109]*[.T157]^3+[.$H$109]*[.T157]^4+[.$I$109]*[.T157]^5;IF([.T157]&gt;=[.$C$109];[.T157]+[.$D$110]+[.$E$110]*[.T157]+[.$F$110]*[.T157]^2+[.$G$110]*[.T157]^3+[.$H$110]*[.T157]^4;&quot;&quot;)))">
            <text:p/>
          </table:table-cell>
          <table:table-cell table:style-name="ce794" table:formula="of:=IF([.T157]=&quot;&quot;;&quot;&quot;;IF([.T157]&lt;[.$C$116];[.$D$116]+[.$E$116]*[.T157]+[.$F$116]*[.T157]^2+[.$G$116]*[.T157]^3;IF([.T157]&gt;=[.$C$117];[.$D$117]+[.$E$117]*[.T157]+[.$F$117]*[.T157]^2+[.$G$117]*[.T157]^3+[.$H$117]*[.T157]^4;&quot;&quot;)))">
            <text:p/>
          </table:table-cell>
          <table:table-cell table:style-name="ce794" table:formula="of:=IF([.T157]=&quot;&quot;;&quot;&quot;;IF([.T157]&lt;[.$C$120];[.$D$120]+[.$E$120]*[.T157]+[.$F$120]*[.T157]^2+[.$G$120]*[.T157]^3;IF([.T157]&gt;=[.$C$121];[.$D$121]+[.$E$121]*[.T157];&quot;&quot;)))">
            <text:p/>
          </table:table-cell>
          <table:table-cell table:style-name="ce793" table:formula="of:=IF([.T157]=&quot;&quot;;&quot;&quot;;IF([.T157]&lt;[.$C$124];[.$D$124]+[.$E$124]*[.T157]+[.$F$124]*[.T157]^2;IF([.T157]&gt;=[.$C$126];[.$D$126]+[.$E$126]*[.T157];[.$D$125]+[.$E$125]*[.T157])))">
            <text:p/>
          </table:table-cell>
          <table:table-cell table:number-columns-repeated="999"/>
        </table:table-row>
        <table:table-row table:style-name="ro33">
          <table:table-cell table:style-name="ce240" table:number-columns-repeated="6"/>
          <table:table-cell table:number-columns-repeated="13"/>
          <table:table-cell table:style-name="ce728" table:formula="of:=IF([Sheet1.AM94]=&quot;&quot;;&quot;&quot;;[Sheet1.AM94])">
            <text:p/>
          </table:table-cell>
          <table:table-cell table:style-name="ce794" table:formula="of:=IF([.T158]=&quot;&quot;;&quot;&quot;;IF([.T158]&lt;[.$C$104];[.T158]+[.$D$104]+[.$E$104]*[.T158]+[.$F$104]*[.T158]^2+[.$G$104]*[.T158]^3;IF([.T158]&gt;=[.$C$104];[.T158]+[.$D$105]+[.$E$105]*[.T158]+[.$F$105]*[.T158]^2+[.$G$105]*[.T158]^3+[.$H$105]*[.T158]^4+[.$I$105]*[.T158]^5;&quot;&quot;)))">
            <text:p/>
          </table:table-cell>
          <table:table-cell table:style-name="ce794" table:formula="of:=IF([.T158]=&quot;&quot;;&quot;&quot;;IF([.T158]&lt;[.$C$109];[.T158]+[.$D$109]+[.$E$109]*[.T158]+[.$F$109]*[.T158]^2+[.$G$109]*[.T158]^3+[.$H$109]*[.T158]^4+[.$I$109]*[.T158]^5;IF([.T158]&gt;=[.$C$109];[.T158]+[.$D$110]+[.$E$110]*[.T158]+[.$F$110]*[.T158]^2+[.$G$110]*[.T158]^3+[.$H$110]*[.T158]^4;&quot;&quot;)))">
            <text:p/>
          </table:table-cell>
          <table:table-cell table:style-name="ce794" table:formula="of:=IF([.T158]=&quot;&quot;;&quot;&quot;;IF([.T158]&lt;[.$C$116];[.$D$116]+[.$E$116]*[.T158]+[.$F$116]*[.T158]^2+[.$G$116]*[.T158]^3;IF([.T158]&gt;=[.$C$117];[.$D$117]+[.$E$117]*[.T158]+[.$F$117]*[.T158]^2+[.$G$117]*[.T158]^3+[.$H$117]*[.T158]^4;&quot;&quot;)))">
            <text:p/>
          </table:table-cell>
          <table:table-cell table:style-name="ce794" table:formula="of:=IF([.T158]=&quot;&quot;;&quot;&quot;;IF([.T158]&lt;[.$C$120];[.$D$120]+[.$E$120]*[.T158]+[.$F$120]*[.T158]^2+[.$G$120]*[.T158]^3;IF([.T158]&gt;=[.$C$121];[.$D$121]+[.$E$121]*[.T158];&quot;&quot;)))">
            <text:p/>
          </table:table-cell>
          <table:table-cell table:style-name="ce793" table:formula="of:=IF([.T158]=&quot;&quot;;&quot;&quot;;IF([.T158]&lt;[.$C$124];[.$D$124]+[.$E$124]*[.T158]+[.$F$124]*[.T158]^2;IF([.T158]&gt;=[.$C$126];[.$D$126]+[.$E$126]*[.T158];[.$D$125]+[.$E$125]*[.T158])))">
            <text:p/>
          </table:table-cell>
          <table:table-cell table:number-columns-repeated="999"/>
        </table:table-row>
        <table:table-row table:style-name="ro33">
          <table:table-cell table:number-columns-repeated="19"/>
          <table:table-cell table:style-name="ce728" table:formula="of:=IF([Sheet1.AM95]=&quot;&quot;;&quot;&quot;;[Sheet1.AM95])">
            <text:p/>
          </table:table-cell>
          <table:table-cell table:style-name="ce794" table:formula="of:=IF([.T159]=&quot;&quot;;&quot;&quot;;IF([.T159]&lt;[.$C$104];[.T159]+[.$D$104]+[.$E$104]*[.T159]+[.$F$104]*[.T159]^2+[.$G$104]*[.T159]^3;IF([.T159]&gt;=[.$C$104];[.T159]+[.$D$105]+[.$E$105]*[.T159]+[.$F$105]*[.T159]^2+[.$G$105]*[.T159]^3+[.$H$105]*[.T159]^4+[.$I$105]*[.T159]^5;&quot;&quot;)))">
            <text:p/>
          </table:table-cell>
          <table:table-cell table:style-name="ce794" table:formula="of:=IF([.T159]=&quot;&quot;;&quot;&quot;;IF([.T159]&lt;[.$C$109];[.T159]+[.$D$109]+[.$E$109]*[.T159]+[.$F$109]*[.T159]^2+[.$G$109]*[.T159]^3+[.$H$109]*[.T159]^4+[.$I$109]*[.T159]^5;IF([.T159]&gt;=[.$C$109];[.T159]+[.$D$110]+[.$E$110]*[.T159]+[.$F$110]*[.T159]^2+[.$G$110]*[.T159]^3+[.$H$110]*[.T159]^4;&quot;&quot;)))">
            <text:p/>
          </table:table-cell>
          <table:table-cell table:style-name="ce794" table:formula="of:=IF([.T159]=&quot;&quot;;&quot;&quot;;IF([.T159]&lt;[.$C$116];[.$D$116]+[.$E$116]*[.T159]+[.$F$116]*[.T159]^2+[.$G$116]*[.T159]^3;IF([.T159]&gt;=[.$C$117];[.$D$117]+[.$E$117]*[.T159]+[.$F$117]*[.T159]^2+[.$G$117]*[.T159]^3+[.$H$117]*[.T159]^4;&quot;&quot;)))">
            <text:p/>
          </table:table-cell>
          <table:table-cell table:style-name="ce794" table:formula="of:=IF([.T159]=&quot;&quot;;&quot;&quot;;IF([.T159]&lt;[.$C$120];[.$D$120]+[.$E$120]*[.T159]+[.$F$120]*[.T159]^2+[.$G$120]*[.T159]^3;IF([.T159]&gt;=[.$C$121];[.$D$121]+[.$E$121]*[.T159];&quot;&quot;)))">
            <text:p/>
          </table:table-cell>
          <table:table-cell table:style-name="ce793" table:formula="of:=IF([.T159]=&quot;&quot;;&quot;&quot;;IF([.T159]&lt;[.$C$124];[.$D$124]+[.$E$124]*[.T159]+[.$F$124]*[.T159]^2;IF([.T159]&gt;=[.$C$126];[.$D$126]+[.$E$126]*[.T159];[.$D$125]+[.$E$125]*[.T159])))">
            <text:p/>
          </table:table-cell>
          <table:table-cell table:number-columns-repeated="999"/>
        </table:table-row>
        <table:table-row table:style-name="ro33">
          <table:table-cell table:number-columns-repeated="19"/>
          <table:table-cell table:style-name="ce728" table:formula="of:=IF([Sheet1.AM96]=&quot;&quot;;&quot;&quot;;[Sheet1.AM96])">
            <text:p/>
          </table:table-cell>
          <table:table-cell table:style-name="ce794" table:formula="of:=IF([.T160]=&quot;&quot;;&quot;&quot;;IF([.T160]&lt;[.$C$104];[.T160]+[.$D$104]+[.$E$104]*[.T160]+[.$F$104]*[.T160]^2+[.$G$104]*[.T160]^3;IF([.T160]&gt;=[.$C$104];[.T160]+[.$D$105]+[.$E$105]*[.T160]+[.$F$105]*[.T160]^2+[.$G$105]*[.T160]^3+[.$H$105]*[.T160]^4+[.$I$105]*[.T160]^5;&quot;&quot;)))">
            <text:p/>
          </table:table-cell>
          <table:table-cell table:style-name="ce794" table:formula="of:=IF([.T160]=&quot;&quot;;&quot;&quot;;IF([.T160]&lt;[.$C$109];[.T160]+[.$D$109]+[.$E$109]*[.T160]+[.$F$109]*[.T160]^2+[.$G$109]*[.T160]^3+[.$H$109]*[.T160]^4+[.$I$109]*[.T160]^5;IF([.T160]&gt;=[.$C$109];[.T160]+[.$D$110]+[.$E$110]*[.T160]+[.$F$110]*[.T160]^2+[.$G$110]*[.T160]^3+[.$H$110]*[.T160]^4;&quot;&quot;)))">
            <text:p/>
          </table:table-cell>
          <table:table-cell table:style-name="ce794" table:formula="of:=IF([.T160]=&quot;&quot;;&quot;&quot;;IF([.T160]&lt;[.$C$116];[.$D$116]+[.$E$116]*[.T160]+[.$F$116]*[.T160]^2+[.$G$116]*[.T160]^3;IF([.T160]&gt;=[.$C$117];[.$D$117]+[.$E$117]*[.T160]+[.$F$117]*[.T160]^2+[.$G$117]*[.T160]^3+[.$H$117]*[.T160]^4;&quot;&quot;)))">
            <text:p/>
          </table:table-cell>
          <table:table-cell table:style-name="ce794" table:formula="of:=IF([.T160]=&quot;&quot;;&quot;&quot;;IF([.T160]&lt;[.$C$120];[.$D$120]+[.$E$120]*[.T160]+[.$F$120]*[.T160]^2+[.$G$120]*[.T160]^3;IF([.T160]&gt;=[.$C$121];[.$D$121]+[.$E$121]*[.T160];&quot;&quot;)))">
            <text:p/>
          </table:table-cell>
          <table:table-cell table:style-name="ce793" table:formula="of:=IF([.T160]=&quot;&quot;;&quot;&quot;;IF([.T160]&lt;[.$C$124];[.$D$124]+[.$E$124]*[.T160]+[.$F$124]*[.T160]^2;IF([.T160]&gt;=[.$C$126];[.$D$126]+[.$E$126]*[.T160];[.$D$125]+[.$E$125]*[.T160])))">
            <text:p/>
          </table:table-cell>
          <table:table-cell table:number-columns-repeated="999"/>
        </table:table-row>
        <table:table-row table:style-name="ro33">
          <table:table-cell table:number-columns-repeated="19"/>
          <table:table-cell table:style-name="ce728" table:formula="of:=IF([Sheet1.AM97]=&quot;&quot;;&quot;&quot;;[Sheet1.AM97])">
            <text:p/>
          </table:table-cell>
          <table:table-cell table:style-name="ce794" table:formula="of:=IF([.T161]=&quot;&quot;;&quot;&quot;;IF([.T161]&lt;[.$C$104];[.T161]+[.$D$104]+[.$E$104]*[.T161]+[.$F$104]*[.T161]^2+[.$G$104]*[.T161]^3;IF([.T161]&gt;=[.$C$104];[.T161]+[.$D$105]+[.$E$105]*[.T161]+[.$F$105]*[.T161]^2+[.$G$105]*[.T161]^3+[.$H$105]*[.T161]^4+[.$I$105]*[.T161]^5;&quot;&quot;)))">
            <text:p/>
          </table:table-cell>
          <table:table-cell table:style-name="ce794" table:formula="of:=IF([.T161]=&quot;&quot;;&quot;&quot;;IF([.T161]&lt;[.$C$109];[.T161]+[.$D$109]+[.$E$109]*[.T161]+[.$F$109]*[.T161]^2+[.$G$109]*[.T161]^3+[.$H$109]*[.T161]^4+[.$I$109]*[.T161]^5;IF([.T161]&gt;=[.$C$109];[.T161]+[.$D$110]+[.$E$110]*[.T161]+[.$F$110]*[.T161]^2+[.$G$110]*[.T161]^3+[.$H$110]*[.T161]^4;&quot;&quot;)))">
            <text:p/>
          </table:table-cell>
          <table:table-cell table:style-name="ce794" table:formula="of:=IF([.T161]=&quot;&quot;;&quot;&quot;;IF([.T161]&lt;[.$C$116];[.$D$116]+[.$E$116]*[.T161]+[.$F$116]*[.T161]^2+[.$G$116]*[.T161]^3;IF([.T161]&gt;=[.$C$117];[.$D$117]+[.$E$117]*[.T161]+[.$F$117]*[.T161]^2+[.$G$117]*[.T161]^3+[.$H$117]*[.T161]^4;&quot;&quot;)))">
            <text:p/>
          </table:table-cell>
          <table:table-cell table:style-name="ce794" table:formula="of:=IF([.T161]=&quot;&quot;;&quot;&quot;;IF([.T161]&lt;[.$C$120];[.$D$120]+[.$E$120]*[.T161]+[.$F$120]*[.T161]^2+[.$G$120]*[.T161]^3;IF([.T161]&gt;=[.$C$121];[.$D$121]+[.$E$121]*[.T161];&quot;&quot;)))">
            <text:p/>
          </table:table-cell>
          <table:table-cell table:style-name="ce793" table:formula="of:=IF([.T161]=&quot;&quot;;&quot;&quot;;IF([.T161]&lt;[.$C$124];[.$D$124]+[.$E$124]*[.T161]+[.$F$124]*[.T161]^2;IF([.T161]&gt;=[.$C$126];[.$D$126]+[.$E$126]*[.T161];[.$D$125]+[.$E$125]*[.T161])))">
            <text:p/>
          </table:table-cell>
          <table:table-cell table:number-columns-repeated="999"/>
        </table:table-row>
        <table:table-row table:style-name="ro33">
          <table:table-cell table:number-columns-repeated="19"/>
          <table:table-cell table:style-name="ce728" table:formula="of:=IF([Sheet1.AM98]=&quot;&quot;;&quot;&quot;;[Sheet1.AM98])">
            <text:p/>
          </table:table-cell>
          <table:table-cell table:style-name="ce794" table:formula="of:=IF([.T162]=&quot;&quot;;&quot;&quot;;IF([.T162]&lt;[.$C$104];[.T162]+[.$D$104]+[.$E$104]*[.T162]+[.$F$104]*[.T162]^2+[.$G$104]*[.T162]^3;IF([.T162]&gt;=[.$C$104];[.T162]+[.$D$105]+[.$E$105]*[.T162]+[.$F$105]*[.T162]^2+[.$G$105]*[.T162]^3+[.$H$105]*[.T162]^4+[.$I$105]*[.T162]^5;&quot;&quot;)))">
            <text:p/>
          </table:table-cell>
          <table:table-cell table:style-name="ce794" table:formula="of:=IF([.T162]=&quot;&quot;;&quot;&quot;;IF([.T162]&lt;[.$C$109];[.T162]+[.$D$109]+[.$E$109]*[.T162]+[.$F$109]*[.T162]^2+[.$G$109]*[.T162]^3+[.$H$109]*[.T162]^4+[.$I$109]*[.T162]^5;IF([.T162]&gt;=[.$C$109];[.T162]+[.$D$110]+[.$E$110]*[.T162]+[.$F$110]*[.T162]^2+[.$G$110]*[.T162]^3+[.$H$110]*[.T162]^4;&quot;&quot;)))">
            <text:p/>
          </table:table-cell>
          <table:table-cell table:style-name="ce794" table:formula="of:=IF([.T162]=&quot;&quot;;&quot;&quot;;IF([.T162]&lt;[.$C$116];[.$D$116]+[.$E$116]*[.T162]+[.$F$116]*[.T162]^2+[.$G$116]*[.T162]^3;IF([.T162]&gt;=[.$C$117];[.$D$117]+[.$E$117]*[.T162]+[.$F$117]*[.T162]^2+[.$G$117]*[.T162]^3+[.$H$117]*[.T162]^4;&quot;&quot;)))">
            <text:p/>
          </table:table-cell>
          <table:table-cell table:style-name="ce794" table:formula="of:=IF([.T162]=&quot;&quot;;&quot;&quot;;IF([.T162]&lt;[.$C$120];[.$D$120]+[.$E$120]*[.T162]+[.$F$120]*[.T162]^2+[.$G$120]*[.T162]^3;IF([.T162]&gt;=[.$C$121];[.$D$121]+[.$E$121]*[.T162];&quot;&quot;)))">
            <text:p/>
          </table:table-cell>
          <table:table-cell table:style-name="ce793" table:formula="of:=IF([.T162]=&quot;&quot;;&quot;&quot;;IF([.T162]&lt;[.$C$124];[.$D$124]+[.$E$124]*[.T162]+[.$F$124]*[.T162]^2;IF([.T162]&gt;=[.$C$126];[.$D$126]+[.$E$126]*[.T162];[.$D$125]+[.$E$125]*[.T162])))">
            <text:p/>
          </table:table-cell>
          <table:table-cell table:number-columns-repeated="999"/>
        </table:table-row>
        <table:table-row table:style-name="ro33">
          <table:table-cell table:number-columns-repeated="19"/>
          <table:table-cell table:style-name="ce280" table:formula="of:=IF([Sheet1.AM99]=&quot;&quot;;&quot;&quot;;[Sheet1.AM99])">
            <text:p/>
          </table:table-cell>
          <table:table-cell table:style-name="ce794" table:formula="of:=IF([.T163]=&quot;&quot;;&quot;&quot;;IF([.T163]&lt;[.$C$104];[.T163]+[.$D$104]+[.$E$104]*[.T163]+[.$F$104]*[.T163]^2+[.$G$104]*[.T163]^3;IF([.T163]&gt;=[.$C$104];[.T163]+[.$D$105]+[.$E$105]*[.T163]+[.$F$105]*[.T163]^2+[.$G$105]*[.T163]^3+[.$H$105]*[.T163]^4+[.$I$105]*[.T163]^5;&quot;&quot;)))">
            <text:p/>
          </table:table-cell>
          <table:table-cell table:style-name="ce794" table:formula="of:=IF([.T163]=&quot;&quot;;&quot;&quot;;IF([.T163]&lt;[.$C$109];[.T163]+[.$D$109]+[.$E$109]*[.T163]+[.$F$109]*[.T163]^2+[.$G$109]*[.T163]^3+[.$H$109]*[.T163]^4+[.$I$109]*[.T163]^5;IF([.T163]&gt;=[.$C$109];[.T163]+[.$D$110]+[.$E$110]*[.T163]+[.$F$110]*[.T163]^2+[.$G$110]*[.T163]^3+[.$H$110]*[.T163]^4;&quot;&quot;)))">
            <text:p/>
          </table:table-cell>
          <table:table-cell table:style-name="ce794" table:formula="of:=IF([.T163]=&quot;&quot;;&quot;&quot;;IF([.T163]&lt;[.$C$116];[.$D$116]+[.$E$116]*[.T163]+[.$F$116]*[.T163]^2+[.$G$116]*[.T163]^3;IF([.T163]&gt;=[.$C$117];[.$D$117]+[.$E$117]*[.T163]+[.$F$117]*[.T163]^2+[.$G$117]*[.T163]^3+[.$H$117]*[.T163]^4;&quot;&quot;)))">
            <text:p/>
          </table:table-cell>
          <table:table-cell table:style-name="ce794" table:formula="of:=IF([.T163]=&quot;&quot;;&quot;&quot;;IF([.T163]&lt;[.$C$120];[.$D$120]+[.$E$120]*[.T163]+[.$F$120]*[.T163]^2+[.$G$120]*[.T163]^3;IF([.T163]&gt;=[.$C$121];[.$D$121]+[.$E$121]*[.T163];&quot;&quot;)))">
            <text:p/>
          </table:table-cell>
          <table:table-cell table:style-name="ce793" table:formula="of:=IF([.T163]=&quot;&quot;;&quot;&quot;;IF([.T163]&lt;[.$C$124];[.$D$124]+[.$E$124]*[.T163]+[.$F$124]*[.T163]^2;IF([.T163]&gt;=[.$C$126];[.$D$126]+[.$E$126]*[.T163];[.$D$125]+[.$E$125]*[.T163])))">
            <text:p/>
          </table:table-cell>
          <table:table-cell table:number-columns-repeated="999"/>
        </table:table-row>
        <table:table-row table:style-name="ro33">
          <table:table-cell table:number-columns-repeated="19"/>
          <table:table-cell table:style-name="ce728" table:formula="of:=IF([Sheet1.AM100]=&quot;&quot;;&quot;&quot;;[Sheet1.AM100])">
            <text:p/>
          </table:table-cell>
          <table:table-cell table:style-name="ce794" table:formula="of:=IF([.T164]=&quot;&quot;;&quot;&quot;;IF([.T164]&lt;[.$C$104];[.T164]+[.$D$104]+[.$E$104]*[.T164]+[.$F$104]*[.T164]^2+[.$G$104]*[.T164]^3;IF([.T164]&gt;=[.$C$104];[.T164]+[.$D$105]+[.$E$105]*[.T164]+[.$F$105]*[.T164]^2+[.$G$105]*[.T164]^3+[.$H$105]*[.T164]^4+[.$I$105]*[.T164]^5;&quot;&quot;)))">
            <text:p/>
          </table:table-cell>
          <table:table-cell table:style-name="ce794" table:formula="of:=IF([.T164]=&quot;&quot;;&quot;&quot;;IF([.T164]&lt;[.$C$109];[.T164]+[.$D$109]+[.$E$109]*[.T164]+[.$F$109]*[.T164]^2+[.$G$109]*[.T164]^3+[.$H$109]*[.T164]^4+[.$I$109]*[.T164]^5;IF([.T164]&gt;=[.$C$109];[.T164]+[.$D$110]+[.$E$110]*[.T164]+[.$F$110]*[.T164]^2+[.$G$110]*[.T164]^3+[.$H$110]*[.T164]^4;&quot;&quot;)))">
            <text:p/>
          </table:table-cell>
          <table:table-cell table:style-name="ce794" table:formula="of:=IF([.T164]=&quot;&quot;;&quot;&quot;;IF([.T164]&lt;[.$C$116];[.$D$116]+[.$E$116]*[.T164]+[.$F$116]*[.T164]^2+[.$G$116]*[.T164]^3;IF([.T164]&gt;=[.$C$117];[.$D$117]+[.$E$117]*[.T164]+[.$F$117]*[.T164]^2+[.$G$117]*[.T164]^3+[.$H$117]*[.T164]^4;&quot;&quot;)))">
            <text:p/>
          </table:table-cell>
          <table:table-cell table:style-name="ce794" table:formula="of:=IF([.T164]=&quot;&quot;;&quot;&quot;;IF([.T164]&lt;[.$C$120];[.$D$120]+[.$E$120]*[.T164]+[.$F$120]*[.T164]^2+[.$G$120]*[.T164]^3;IF([.T164]&gt;=[.$C$121];[.$D$121]+[.$E$121]*[.T164];&quot;&quot;)))">
            <text:p/>
          </table:table-cell>
          <table:table-cell table:style-name="ce793" table:formula="of:=IF([.T164]=&quot;&quot;;&quot;&quot;;IF([.T164]&lt;[.$C$124];[.$D$124]+[.$E$124]*[.T164]+[.$F$124]*[.T164]^2;IF([.T164]&gt;=[.$C$126];[.$D$126]+[.$E$126]*[.T164];[.$D$125]+[.$E$125]*[.T164])))">
            <text:p/>
          </table:table-cell>
          <table:table-cell table:number-columns-repeated="999"/>
        </table:table-row>
        <table:table-row table:style-name="ro33">
          <table:table-cell table:number-columns-repeated="19"/>
          <table:table-cell table:style-name="ce728" table:formula="of:=IF([Sheet1.AM101]=&quot;&quot;;&quot;&quot;;[Sheet1.AM101])">
            <text:p/>
          </table:table-cell>
          <table:table-cell table:style-name="ce794" table:formula="of:=IF([.T165]=&quot;&quot;;&quot;&quot;;IF([.T165]&lt;[.$C$104];[.T165]+[.$D$104]+[.$E$104]*[.T165]+[.$F$104]*[.T165]^2+[.$G$104]*[.T165]^3;IF([.T165]&gt;=[.$C$104];[.T165]+[.$D$105]+[.$E$105]*[.T165]+[.$F$105]*[.T165]^2+[.$G$105]*[.T165]^3+[.$H$105]*[.T165]^4+[.$I$105]*[.T165]^5;&quot;&quot;)))">
            <text:p/>
          </table:table-cell>
          <table:table-cell table:style-name="ce794" table:formula="of:=IF([.T165]=&quot;&quot;;&quot;&quot;;IF([.T165]&lt;[.$C$109];[.T165]+[.$D$109]+[.$E$109]*[.T165]+[.$F$109]*[.T165]^2+[.$G$109]*[.T165]^3+[.$H$109]*[.T165]^4+[.$I$109]*[.T165]^5;IF([.T165]&gt;=[.$C$109];[.T165]+[.$D$110]+[.$E$110]*[.T165]+[.$F$110]*[.T165]^2+[.$G$110]*[.T165]^3+[.$H$110]*[.T165]^4;&quot;&quot;)))">
            <text:p/>
          </table:table-cell>
          <table:table-cell table:style-name="ce794" table:formula="of:=IF([.T165]=&quot;&quot;;&quot;&quot;;IF([.T165]&lt;[.$C$116];[.$D$116]+[.$E$116]*[.T165]+[.$F$116]*[.T165]^2+[.$G$116]*[.T165]^3;IF([.T165]&gt;=[.$C$117];[.$D$117]+[.$E$117]*[.T165]+[.$F$117]*[.T165]^2+[.$G$117]*[.T165]^3+[.$H$117]*[.T165]^4;&quot;&quot;)))">
            <text:p/>
          </table:table-cell>
          <table:table-cell table:style-name="ce794" table:formula="of:=IF([.T165]=&quot;&quot;;&quot;&quot;;IF([.T165]&lt;[.$C$120];[.$D$120]+[.$E$120]*[.T165]+[.$F$120]*[.T165]^2+[.$G$120]*[.T165]^3;IF([.T165]&gt;=[.$C$121];[.$D$121]+[.$E$121]*[.T165];&quot;&quot;)))">
            <text:p/>
          </table:table-cell>
          <table:table-cell table:style-name="ce793" table:formula="of:=IF([.T165]=&quot;&quot;;&quot;&quot;;IF([.T165]&lt;[.$C$124];[.$D$124]+[.$E$124]*[.T165]+[.$F$124]*[.T165]^2;IF([.T165]&gt;=[.$C$126];[.$D$126]+[.$E$126]*[.T165];[.$D$125]+[.$E$125]*[.T165])))">
            <text:p/>
          </table:table-cell>
          <table:table-cell table:number-columns-repeated="999"/>
        </table:table-row>
        <table:table-row table:style-name="ro33">
          <table:table-cell table:number-columns-repeated="19"/>
          <table:table-cell table:style-name="ce728" table:formula="of:=IF([Sheet1.AM102]=&quot;&quot;;&quot;&quot;;[Sheet1.AM102])">
            <text:p/>
          </table:table-cell>
          <table:table-cell table:style-name="ce794" table:formula="of:=IF([.T166]=&quot;&quot;;&quot;&quot;;IF([.T166]&lt;[.$C$104];[.T166]+[.$D$104]+[.$E$104]*[.T166]+[.$F$104]*[.T166]^2+[.$G$104]*[.T166]^3;IF([.T166]&gt;=[.$C$104];[.T166]+[.$D$105]+[.$E$105]*[.T166]+[.$F$105]*[.T166]^2+[.$G$105]*[.T166]^3+[.$H$105]*[.T166]^4+[.$I$105]*[.T166]^5;&quot;&quot;)))">
            <text:p/>
          </table:table-cell>
          <table:table-cell table:style-name="ce794" table:formula="of:=IF([.T166]=&quot;&quot;;&quot;&quot;;IF([.T166]&lt;[.$C$109];[.T166]+[.$D$109]+[.$E$109]*[.T166]+[.$F$109]*[.T166]^2+[.$G$109]*[.T166]^3+[.$H$109]*[.T166]^4+[.$I$109]*[.T166]^5;IF([.T166]&gt;=[.$C$109];[.T166]+[.$D$110]+[.$E$110]*[.T166]+[.$F$110]*[.T166]^2+[.$G$110]*[.T166]^3+[.$H$110]*[.T166]^4;&quot;&quot;)))">
            <text:p/>
          </table:table-cell>
          <table:table-cell table:style-name="ce794" table:formula="of:=IF([.T166]=&quot;&quot;;&quot;&quot;;IF([.T166]&lt;[.$C$116];[.$D$116]+[.$E$116]*[.T166]+[.$F$116]*[.T166]^2+[.$G$116]*[.T166]^3;IF([.T166]&gt;=[.$C$117];[.$D$117]+[.$E$117]*[.T166]+[.$F$117]*[.T166]^2+[.$G$117]*[.T166]^3+[.$H$117]*[.T166]^4;&quot;&quot;)))">
            <text:p/>
          </table:table-cell>
          <table:table-cell table:style-name="ce794" table:formula="of:=IF([.T166]=&quot;&quot;;&quot;&quot;;IF([.T166]&lt;[.$C$120];[.$D$120]+[.$E$120]*[.T166]+[.$F$120]*[.T166]^2+[.$G$120]*[.T166]^3;IF([.T166]&gt;=[.$C$121];[.$D$121]+[.$E$121]*[.T166];&quot;&quot;)))">
            <text:p/>
          </table:table-cell>
          <table:table-cell table:style-name="ce793" table:formula="of:=IF([.T166]=&quot;&quot;;&quot;&quot;;IF([.T166]&lt;[.$C$124];[.$D$124]+[.$E$124]*[.T166]+[.$F$124]*[.T166]^2;IF([.T166]&gt;=[.$C$126];[.$D$126]+[.$E$126]*[.T166];[.$D$125]+[.$E$125]*[.T166])))">
            <text:p/>
          </table:table-cell>
          <table:table-cell table:number-columns-repeated="999"/>
        </table:table-row>
        <table:table-row table:style-name="ro33">
          <table:table-cell table:number-columns-repeated="19"/>
          <table:table-cell table:style-name="ce728" table:formula="of:=IF([Sheet1.AM103]=&quot;&quot;;&quot;&quot;;[Sheet1.AM103])">
            <text:p/>
          </table:table-cell>
          <table:table-cell table:style-name="ce794" table:formula="of:=IF([.T167]=&quot;&quot;;&quot;&quot;;IF([.T167]&lt;[.$C$104];[.T167]+[.$D$104]+[.$E$104]*[.T167]+[.$F$104]*[.T167]^2+[.$G$104]*[.T167]^3;IF([.T167]&gt;=[.$C$104];[.T167]+[.$D$105]+[.$E$105]*[.T167]+[.$F$105]*[.T167]^2+[.$G$105]*[.T167]^3+[.$H$105]*[.T167]^4+[.$I$105]*[.T167]^5;&quot;&quot;)))">
            <text:p/>
          </table:table-cell>
          <table:table-cell table:style-name="ce794" table:formula="of:=IF([.T167]=&quot;&quot;;&quot;&quot;;IF([.T167]&lt;[.$C$109];[.T167]+[.$D$109]+[.$E$109]*[.T167]+[.$F$109]*[.T167]^2+[.$G$109]*[.T167]^3+[.$H$109]*[.T167]^4+[.$I$109]*[.T167]^5;IF([.T167]&gt;=[.$C$109];[.T167]+[.$D$110]+[.$E$110]*[.T167]+[.$F$110]*[.T167]^2+[.$G$110]*[.T167]^3+[.$H$110]*[.T167]^4;&quot;&quot;)))">
            <text:p/>
          </table:table-cell>
          <table:table-cell table:style-name="ce794" table:formula="of:=IF([.T167]=&quot;&quot;;&quot;&quot;;IF([.T167]&lt;[.$C$116];[.$D$116]+[.$E$116]*[.T167]+[.$F$116]*[.T167]^2+[.$G$116]*[.T167]^3;IF([.T167]&gt;=[.$C$117];[.$D$117]+[.$E$117]*[.T167]+[.$F$117]*[.T167]^2+[.$G$117]*[.T167]^3+[.$H$117]*[.T167]^4;&quot;&quot;)))">
            <text:p/>
          </table:table-cell>
          <table:table-cell table:style-name="ce794" table:formula="of:=IF([.T167]=&quot;&quot;;&quot;&quot;;IF([.T167]&lt;[.$C$120];[.$D$120]+[.$E$120]*[.T167]+[.$F$120]*[.T167]^2+[.$G$120]*[.T167]^3;IF([.T167]&gt;=[.$C$121];[.$D$121]+[.$E$121]*[.T167];&quot;&quot;)))">
            <text:p/>
          </table:table-cell>
          <table:table-cell table:style-name="ce793" table:formula="of:=IF([.T167]=&quot;&quot;;&quot;&quot;;IF([.T167]&lt;[.$C$124];[.$D$124]+[.$E$124]*[.T167]+[.$F$124]*[.T167]^2;IF([.T167]&gt;=[.$C$126];[.$D$126]+[.$E$126]*[.T167];[.$D$125]+[.$E$125]*[.T167])))">
            <text:p/>
          </table:table-cell>
          <table:table-cell table:number-columns-repeated="999"/>
        </table:table-row>
        <table:table-row table:style-name="ro33">
          <table:table-cell table:number-columns-repeated="19"/>
          <table:table-cell table:style-name="ce728" table:formula="of:=IF([Sheet1.AM104]=&quot;&quot;;&quot;&quot;;[Sheet1.AM104])">
            <text:p/>
          </table:table-cell>
          <table:table-cell table:style-name="ce794" table:formula="of:=IF([.T168]=&quot;&quot;;&quot;&quot;;IF([.T168]&lt;[.$C$104];[.T168]+[.$D$104]+[.$E$104]*[.T168]+[.$F$104]*[.T168]^2+[.$G$104]*[.T168]^3;IF([.T168]&gt;=[.$C$104];[.T168]+[.$D$105]+[.$E$105]*[.T168]+[.$F$105]*[.T168]^2+[.$G$105]*[.T168]^3+[.$H$105]*[.T168]^4+[.$I$105]*[.T168]^5;&quot;&quot;)))">
            <text:p/>
          </table:table-cell>
          <table:table-cell table:style-name="ce794" table:formula="of:=IF([.T168]=&quot;&quot;;&quot;&quot;;IF([.T168]&lt;[.$C$109];[.T168]+[.$D$109]+[.$E$109]*[.T168]+[.$F$109]*[.T168]^2+[.$G$109]*[.T168]^3+[.$H$109]*[.T168]^4+[.$I$109]*[.T168]^5;IF([.T168]&gt;=[.$C$109];[.T168]+[.$D$110]+[.$E$110]*[.T168]+[.$F$110]*[.T168]^2+[.$G$110]*[.T168]^3+[.$H$110]*[.T168]^4;&quot;&quot;)))">
            <text:p/>
          </table:table-cell>
          <table:table-cell table:style-name="ce794" table:formula="of:=IF([.T168]=&quot;&quot;;&quot;&quot;;IF([.T168]&lt;[.$C$116];[.$D$116]+[.$E$116]*[.T168]+[.$F$116]*[.T168]^2+[.$G$116]*[.T168]^3;IF([.T168]&gt;=[.$C$117];[.$D$117]+[.$E$117]*[.T168]+[.$F$117]*[.T168]^2+[.$G$117]*[.T168]^3+[.$H$117]*[.T168]^4;&quot;&quot;)))">
            <text:p/>
          </table:table-cell>
          <table:table-cell table:style-name="ce794" table:formula="of:=IF([.T168]=&quot;&quot;;&quot;&quot;;IF([.T168]&lt;[.$C$120];[.$D$120]+[.$E$120]*[.T168]+[.$F$120]*[.T168]^2+[.$G$120]*[.T168]^3;IF([.T168]&gt;=[.$C$121];[.$D$121]+[.$E$121]*[.T168];&quot;&quot;)))">
            <text:p/>
          </table:table-cell>
          <table:table-cell table:style-name="ce793" table:formula="of:=IF([.T168]=&quot;&quot;;&quot;&quot;;IF([.T168]&lt;[.$C$124];[.$D$124]+[.$E$124]*[.T168]+[.$F$124]*[.T168]^2;IF([.T168]&gt;=[.$C$126];[.$D$126]+[.$E$126]*[.T168];[.$D$125]+[.$E$125]*[.T168])))">
            <text:p/>
          </table:table-cell>
          <table:table-cell table:number-columns-repeated="999"/>
        </table:table-row>
        <table:table-row table:style-name="ro33">
          <table:table-cell table:number-columns-repeated="19"/>
          <table:table-cell table:style-name="ce728" table:formula="of:=IF([Sheet1.AM105]=&quot;&quot;;&quot;&quot;;[Sheet1.AM105])">
            <text:p/>
          </table:table-cell>
          <table:table-cell table:style-name="ce794" table:formula="of:=IF([.T169]=&quot;&quot;;&quot;&quot;;IF([.T169]&lt;[.$C$104];[.T169]+[.$D$104]+[.$E$104]*[.T169]+[.$F$104]*[.T169]^2+[.$G$104]*[.T169]^3;IF([.T169]&gt;=[.$C$104];[.T169]+[.$D$105]+[.$E$105]*[.T169]+[.$F$105]*[.T169]^2+[.$G$105]*[.T169]^3+[.$H$105]*[.T169]^4+[.$I$105]*[.T169]^5;&quot;&quot;)))">
            <text:p/>
          </table:table-cell>
          <table:table-cell table:style-name="ce794" table:formula="of:=IF([.T169]=&quot;&quot;;&quot;&quot;;IF([.T169]&lt;[.$C$109];[.T169]+[.$D$109]+[.$E$109]*[.T169]+[.$F$109]*[.T169]^2+[.$G$109]*[.T169]^3+[.$H$109]*[.T169]^4+[.$I$109]*[.T169]^5;IF([.T169]&gt;=[.$C$109];[.T169]+[.$D$110]+[.$E$110]*[.T169]+[.$F$110]*[.T169]^2+[.$G$110]*[.T169]^3+[.$H$110]*[.T169]^4;&quot;&quot;)))">
            <text:p/>
          </table:table-cell>
          <table:table-cell table:style-name="ce794" table:formula="of:=IF([.T169]=&quot;&quot;;&quot;&quot;;IF([.T169]&lt;[.$C$116];[.$D$116]+[.$E$116]*[.T169]+[.$F$116]*[.T169]^2+[.$G$116]*[.T169]^3;IF([.T169]&gt;=[.$C$117];[.$D$117]+[.$E$117]*[.T169]+[.$F$117]*[.T169]^2+[.$G$117]*[.T169]^3+[.$H$117]*[.T169]^4;&quot;&quot;)))">
            <text:p/>
          </table:table-cell>
          <table:table-cell table:style-name="ce794" table:formula="of:=IF([.T169]=&quot;&quot;;&quot;&quot;;IF([.T169]&lt;[.$C$120];[.$D$120]+[.$E$120]*[.T169]+[.$F$120]*[.T169]^2+[.$G$120]*[.T169]^3;IF([.T169]&gt;=[.$C$121];[.$D$121]+[.$E$121]*[.T169];&quot;&quot;)))">
            <text:p/>
          </table:table-cell>
          <table:table-cell table:style-name="ce793" table:formula="of:=IF([.T169]=&quot;&quot;;&quot;&quot;;IF([.T169]&lt;[.$C$124];[.$D$124]+[.$E$124]*[.T169]+[.$F$124]*[.T169]^2;IF([.T169]&gt;=[.$C$126];[.$D$126]+[.$E$126]*[.T169];[.$D$125]+[.$E$125]*[.T169])))">
            <text:p/>
          </table:table-cell>
          <table:table-cell table:number-columns-repeated="999"/>
        </table:table-row>
        <table:table-row table:style-name="ro33">
          <table:table-cell table:number-columns-repeated="19"/>
          <table:table-cell table:style-name="ce728" table:formula="of:=IF([Sheet1.AM106]=&quot;&quot;;&quot;&quot;;[Sheet1.AM106])">
            <text:p/>
          </table:table-cell>
          <table:table-cell table:style-name="ce794" table:formula="of:=IF([.T170]=&quot;&quot;;&quot;&quot;;IF([.T170]&lt;[.$C$104];[.T170]+[.$D$104]+[.$E$104]*[.T170]+[.$F$104]*[.T170]^2+[.$G$104]*[.T170]^3;IF([.T170]&gt;=[.$C$104];[.T170]+[.$D$105]+[.$E$105]*[.T170]+[.$F$105]*[.T170]^2+[.$G$105]*[.T170]^3+[.$H$105]*[.T170]^4+[.$I$105]*[.T170]^5;&quot;&quot;)))">
            <text:p/>
          </table:table-cell>
          <table:table-cell table:style-name="ce794" table:formula="of:=IF([.T170]=&quot;&quot;;&quot;&quot;;IF([.T170]&lt;[.$C$109];[.T170]+[.$D$109]+[.$E$109]*[.T170]+[.$F$109]*[.T170]^2+[.$G$109]*[.T170]^3+[.$H$109]*[.T170]^4+[.$I$109]*[.T170]^5;IF([.T170]&gt;=[.$C$109];[.T170]+[.$D$110]+[.$E$110]*[.T170]+[.$F$110]*[.T170]^2+[.$G$110]*[.T170]^3+[.$H$110]*[.T170]^4;&quot;&quot;)))">
            <text:p/>
          </table:table-cell>
          <table:table-cell table:style-name="ce794" table:formula="of:=IF([.T170]=&quot;&quot;;&quot;&quot;;IF([.T170]&lt;[.$C$116];[.$D$116]+[.$E$116]*[.T170]+[.$F$116]*[.T170]^2+[.$G$116]*[.T170]^3;IF([.T170]&gt;=[.$C$117];[.$D$117]+[.$E$117]*[.T170]+[.$F$117]*[.T170]^2+[.$G$117]*[.T170]^3+[.$H$117]*[.T170]^4;&quot;&quot;)))">
            <text:p/>
          </table:table-cell>
          <table:table-cell table:style-name="ce794" table:formula="of:=IF([.T170]=&quot;&quot;;&quot;&quot;;IF([.T170]&lt;[.$C$120];[.$D$120]+[.$E$120]*[.T170]+[.$F$120]*[.T170]^2+[.$G$120]*[.T170]^3;IF([.T170]&gt;=[.$C$121];[.$D$121]+[.$E$121]*[.T170];&quot;&quot;)))">
            <text:p/>
          </table:table-cell>
          <table:table-cell table:style-name="ce793" table:formula="of:=IF([.T170]=&quot;&quot;;&quot;&quot;;IF([.T170]&lt;[.$C$124];[.$D$124]+[.$E$124]*[.T170]+[.$F$124]*[.T170]^2;IF([.T170]&gt;=[.$C$126];[.$D$126]+[.$E$126]*[.T170];[.$D$125]+[.$E$125]*[.T170])))">
            <text:p/>
          </table:table-cell>
          <table:table-cell table:number-columns-repeated="999"/>
        </table:table-row>
        <table:table-row table:style-name="ro33">
          <table:table-cell table:number-columns-repeated="19"/>
          <table:table-cell table:style-name="ce280" table:formula="of:=IF([Sheet1.AM107]=&quot;&quot;;&quot;&quot;;[Sheet1.AM107])">
            <text:p/>
          </table:table-cell>
          <table:table-cell table:style-name="ce794" table:formula="of:=IF([.T171]=&quot;&quot;;&quot;&quot;;IF([.T171]&lt;[.$C$104];[.T171]+[.$D$104]+[.$E$104]*[.T171]+[.$F$104]*[.T171]^2+[.$G$104]*[.T171]^3;IF([.T171]&gt;=[.$C$104];[.T171]+[.$D$105]+[.$E$105]*[.T171]+[.$F$105]*[.T171]^2+[.$G$105]*[.T171]^3+[.$H$105]*[.T171]^4+[.$I$105]*[.T171]^5;&quot;&quot;)))">
            <text:p/>
          </table:table-cell>
          <table:table-cell table:style-name="ce794" table:formula="of:=IF([.T171]=&quot;&quot;;&quot;&quot;;IF([.T171]&lt;[.$C$109];[.T171]+[.$D$109]+[.$E$109]*[.T171]+[.$F$109]*[.T171]^2+[.$G$109]*[.T171]^3+[.$H$109]*[.T171]^4+[.$I$109]*[.T171]^5;IF([.T171]&gt;=[.$C$109];[.T171]+[.$D$110]+[.$E$110]*[.T171]+[.$F$110]*[.T171]^2+[.$G$110]*[.T171]^3+[.$H$110]*[.T171]^4;&quot;&quot;)))">
            <text:p/>
          </table:table-cell>
          <table:table-cell table:style-name="ce794" table:formula="of:=IF([.T171]=&quot;&quot;;&quot;&quot;;IF([.T171]&lt;[.$C$116];[.$D$116]+[.$E$116]*[.T171]+[.$F$116]*[.T171]^2+[.$G$116]*[.T171]^3;IF([.T171]&gt;=[.$C$117];[.$D$117]+[.$E$117]*[.T171]+[.$F$117]*[.T171]^2+[.$G$117]*[.T171]^3+[.$H$117]*[.T171]^4;&quot;&quot;)))">
            <text:p/>
          </table:table-cell>
          <table:table-cell table:style-name="ce794" table:formula="of:=IF([.T171]=&quot;&quot;;&quot;&quot;;IF([.T171]&lt;[.$C$120];[.$D$120]+[.$E$120]*[.T171]+[.$F$120]*[.T171]^2+[.$G$120]*[.T171]^3;IF([.T171]&gt;=[.$C$121];[.$D$121]+[.$E$121]*[.T171];&quot;&quot;)))">
            <text:p/>
          </table:table-cell>
          <table:table-cell table:style-name="ce793" table:formula="of:=IF([.T171]=&quot;&quot;;&quot;&quot;;IF([.T171]&lt;[.$C$124];[.$D$124]+[.$E$124]*[.T171]+[.$F$124]*[.T171]^2;IF([.T171]&gt;=[.$C$126];[.$D$126]+[.$E$126]*[.T171];[.$D$125]+[.$E$125]*[.T171])))">
            <text:p/>
          </table:table-cell>
          <table:table-cell table:number-columns-repeated="999"/>
        </table:table-row>
        <table:table-row table:style-name="ro33">
          <table:table-cell table:number-columns-repeated="19"/>
          <table:table-cell table:style-name="ce728" table:formula="of:=IF([Sheet1.AM108]=&quot;&quot;;&quot;&quot;;[Sheet1.AM108])">
            <text:p/>
          </table:table-cell>
          <table:table-cell table:style-name="ce794" table:formula="of:=IF([.T172]=&quot;&quot;;&quot;&quot;;IF([.T172]&lt;[.$C$104];[.T172]+[.$D$104]+[.$E$104]*[.T172]+[.$F$104]*[.T172]^2+[.$G$104]*[.T172]^3;IF([.T172]&gt;=[.$C$104];[.T172]+[.$D$105]+[.$E$105]*[.T172]+[.$F$105]*[.T172]^2+[.$G$105]*[.T172]^3+[.$H$105]*[.T172]^4+[.$I$105]*[.T172]^5;&quot;&quot;)))">
            <text:p/>
          </table:table-cell>
          <table:table-cell table:style-name="ce794" table:formula="of:=IF([.T172]=&quot;&quot;;&quot;&quot;;IF([.T172]&lt;[.$C$109];[.T172]+[.$D$109]+[.$E$109]*[.T172]+[.$F$109]*[.T172]^2+[.$G$109]*[.T172]^3+[.$H$109]*[.T172]^4+[.$I$109]*[.T172]^5;IF([.T172]&gt;=[.$C$109];[.T172]+[.$D$110]+[.$E$110]*[.T172]+[.$F$110]*[.T172]^2+[.$G$110]*[.T172]^3+[.$H$110]*[.T172]^4;&quot;&quot;)))">
            <text:p/>
          </table:table-cell>
          <table:table-cell table:style-name="ce794" table:formula="of:=IF([.T172]=&quot;&quot;;&quot;&quot;;IF([.T172]&lt;[.$C$116];[.$D$116]+[.$E$116]*[.T172]+[.$F$116]*[.T172]^2+[.$G$116]*[.T172]^3;IF([.T172]&gt;=[.$C$117];[.$D$117]+[.$E$117]*[.T172]+[.$F$117]*[.T172]^2+[.$G$117]*[.T172]^3+[.$H$117]*[.T172]^4;&quot;&quot;)))">
            <text:p/>
          </table:table-cell>
          <table:table-cell table:style-name="ce794" table:formula="of:=IF([.T172]=&quot;&quot;;&quot;&quot;;IF([.T172]&lt;[.$C$120];[.$D$120]+[.$E$120]*[.T172]+[.$F$120]*[.T172]^2+[.$G$120]*[.T172]^3;IF([.T172]&gt;=[.$C$121];[.$D$121]+[.$E$121]*[.T172];&quot;&quot;)))">
            <text:p/>
          </table:table-cell>
          <table:table-cell table:style-name="ce793" table:formula="of:=IF([.T172]=&quot;&quot;;&quot;&quot;;IF([.T172]&lt;[.$C$124];[.$D$124]+[.$E$124]*[.T172]+[.$F$124]*[.T172]^2;IF([.T172]&gt;=[.$C$126];[.$D$126]+[.$E$126]*[.T172];[.$D$125]+[.$E$125]*[.T172])))">
            <text:p/>
          </table:table-cell>
          <table:table-cell table:number-columns-repeated="999"/>
        </table:table-row>
        <table:table-row table:style-name="ro33">
          <table:table-cell table:number-columns-repeated="19"/>
          <table:table-cell table:style-name="ce728" table:formula="of:=IF([Sheet1.AM109]=&quot;&quot;;&quot;&quot;;[Sheet1.AM109])">
            <text:p/>
          </table:table-cell>
          <table:table-cell table:style-name="ce794" table:formula="of:=IF([.T173]=&quot;&quot;;&quot;&quot;;IF([.T173]&lt;[.$C$104];[.T173]+[.$D$104]+[.$E$104]*[.T173]+[.$F$104]*[.T173]^2+[.$G$104]*[.T173]^3;IF([.T173]&gt;=[.$C$104];[.T173]+[.$D$105]+[.$E$105]*[.T173]+[.$F$105]*[.T173]^2+[.$G$105]*[.T173]^3+[.$H$105]*[.T173]^4+[.$I$105]*[.T173]^5;&quot;&quot;)))">
            <text:p/>
          </table:table-cell>
          <table:table-cell table:style-name="ce794" table:formula="of:=IF([.T173]=&quot;&quot;;&quot;&quot;;IF([.T173]&lt;[.$C$109];[.T173]+[.$D$109]+[.$E$109]*[.T173]+[.$F$109]*[.T173]^2+[.$G$109]*[.T173]^3+[.$H$109]*[.T173]^4+[.$I$109]*[.T173]^5;IF([.T173]&gt;=[.$C$109];[.T173]+[.$D$110]+[.$E$110]*[.T173]+[.$F$110]*[.T173]^2+[.$G$110]*[.T173]^3+[.$H$110]*[.T173]^4;&quot;&quot;)))">
            <text:p/>
          </table:table-cell>
          <table:table-cell table:style-name="ce794" table:formula="of:=IF([.T173]=&quot;&quot;;&quot;&quot;;IF([.T173]&lt;[.$C$116];[.$D$116]+[.$E$116]*[.T173]+[.$F$116]*[.T173]^2+[.$G$116]*[.T173]^3;IF([.T173]&gt;=[.$C$117];[.$D$117]+[.$E$117]*[.T173]+[.$F$117]*[.T173]^2+[.$G$117]*[.T173]^3+[.$H$117]*[.T173]^4;&quot;&quot;)))">
            <text:p/>
          </table:table-cell>
          <table:table-cell table:style-name="ce794" table:formula="of:=IF([.T173]=&quot;&quot;;&quot;&quot;;IF([.T173]&lt;[.$C$120];[.$D$120]+[.$E$120]*[.T173]+[.$F$120]*[.T173]^2+[.$G$120]*[.T173]^3;IF([.T173]&gt;=[.$C$121];[.$D$121]+[.$E$121]*[.T173];&quot;&quot;)))">
            <text:p/>
          </table:table-cell>
          <table:table-cell table:style-name="ce793" table:formula="of:=IF([.T173]=&quot;&quot;;&quot;&quot;;IF([.T173]&lt;[.$C$124];[.$D$124]+[.$E$124]*[.T173]+[.$F$124]*[.T173]^2;IF([.T173]&gt;=[.$C$126];[.$D$126]+[.$E$126]*[.T173];[.$D$125]+[.$E$125]*[.T173])))">
            <text:p/>
          </table:table-cell>
          <table:table-cell table:number-columns-repeated="999"/>
        </table:table-row>
        <table:table-row table:style-name="ro33">
          <table:table-cell table:number-columns-repeated="19"/>
          <table:table-cell table:style-name="ce728" table:formula="of:=IF([Sheet1.AM110]=&quot;&quot;;&quot;&quot;;[Sheet1.AM110])">
            <text:p/>
          </table:table-cell>
          <table:table-cell table:style-name="ce794" table:formula="of:=IF([.T174]=&quot;&quot;;&quot;&quot;;IF([.T174]&lt;[.$C$104];[.T174]+[.$D$104]+[.$E$104]*[.T174]+[.$F$104]*[.T174]^2+[.$G$104]*[.T174]^3;IF([.T174]&gt;=[.$C$104];[.T174]+[.$D$105]+[.$E$105]*[.T174]+[.$F$105]*[.T174]^2+[.$G$105]*[.T174]^3+[.$H$105]*[.T174]^4+[.$I$105]*[.T174]^5;&quot;&quot;)))">
            <text:p/>
          </table:table-cell>
          <table:table-cell table:style-name="ce794" table:formula="of:=IF([.T174]=&quot;&quot;;&quot;&quot;;IF([.T174]&lt;[.$C$109];[.T174]+[.$D$109]+[.$E$109]*[.T174]+[.$F$109]*[.T174]^2+[.$G$109]*[.T174]^3+[.$H$109]*[.T174]^4+[.$I$109]*[.T174]^5;IF([.T174]&gt;=[.$C$109];[.T174]+[.$D$110]+[.$E$110]*[.T174]+[.$F$110]*[.T174]^2+[.$G$110]*[.T174]^3+[.$H$110]*[.T174]^4;&quot;&quot;)))">
            <text:p/>
          </table:table-cell>
          <table:table-cell table:style-name="ce794" table:formula="of:=IF([.T174]=&quot;&quot;;&quot;&quot;;IF([.T174]&lt;[.$C$116];[.$D$116]+[.$E$116]*[.T174]+[.$F$116]*[.T174]^2+[.$G$116]*[.T174]^3;IF([.T174]&gt;=[.$C$117];[.$D$117]+[.$E$117]*[.T174]+[.$F$117]*[.T174]^2+[.$G$117]*[.T174]^3+[.$H$117]*[.T174]^4;&quot;&quot;)))">
            <text:p/>
          </table:table-cell>
          <table:table-cell table:style-name="ce794" table:formula="of:=IF([.T174]=&quot;&quot;;&quot;&quot;;IF([.T174]&lt;[.$C$120];[.$D$120]+[.$E$120]*[.T174]+[.$F$120]*[.T174]^2+[.$G$120]*[.T174]^3;IF([.T174]&gt;=[.$C$121];[.$D$121]+[.$E$121]*[.T174];&quot;&quot;)))">
            <text:p/>
          </table:table-cell>
          <table:table-cell table:style-name="ce793" table:formula="of:=IF([.T174]=&quot;&quot;;&quot;&quot;;IF([.T174]&lt;[.$C$124];[.$D$124]+[.$E$124]*[.T174]+[.$F$124]*[.T174]^2;IF([.T174]&gt;=[.$C$126];[.$D$126]+[.$E$126]*[.T174];[.$D$125]+[.$E$125]*[.T174])))">
            <text:p/>
          </table:table-cell>
          <table:table-cell table:number-columns-repeated="999"/>
        </table:table-row>
        <table:table-row table:style-name="ro33">
          <table:table-cell table:number-columns-repeated="19"/>
          <table:table-cell table:style-name="ce728" table:formula="of:=IF([Sheet1.AM111]=&quot;&quot;;&quot;&quot;;[Sheet1.AM111])">
            <text:p/>
          </table:table-cell>
          <table:table-cell table:style-name="ce794" table:formula="of:=IF([.T175]=&quot;&quot;;&quot;&quot;;IF([.T175]&lt;[.$C$104];[.T175]+[.$D$104]+[.$E$104]*[.T175]+[.$F$104]*[.T175]^2+[.$G$104]*[.T175]^3;IF([.T175]&gt;=[.$C$104];[.T175]+[.$D$105]+[.$E$105]*[.T175]+[.$F$105]*[.T175]^2+[.$G$105]*[.T175]^3+[.$H$105]*[.T175]^4+[.$I$105]*[.T175]^5;&quot;&quot;)))">
            <text:p/>
          </table:table-cell>
          <table:table-cell table:style-name="ce794" table:formula="of:=IF([.T175]=&quot;&quot;;&quot;&quot;;IF([.T175]&lt;[.$C$109];[.T175]+[.$D$109]+[.$E$109]*[.T175]+[.$F$109]*[.T175]^2+[.$G$109]*[.T175]^3+[.$H$109]*[.T175]^4+[.$I$109]*[.T175]^5;IF([.T175]&gt;=[.$C$109];[.T175]+[.$D$110]+[.$E$110]*[.T175]+[.$F$110]*[.T175]^2+[.$G$110]*[.T175]^3+[.$H$110]*[.T175]^4;&quot;&quot;)))">
            <text:p/>
          </table:table-cell>
          <table:table-cell table:style-name="ce794" table:formula="of:=IF([.T175]=&quot;&quot;;&quot;&quot;;IF([.T175]&lt;[.$C$116];[.$D$116]+[.$E$116]*[.T175]+[.$F$116]*[.T175]^2+[.$G$116]*[.T175]^3;IF([.T175]&gt;=[.$C$117];[.$D$117]+[.$E$117]*[.T175]+[.$F$117]*[.T175]^2+[.$G$117]*[.T175]^3+[.$H$117]*[.T175]^4;&quot;&quot;)))">
            <text:p/>
          </table:table-cell>
          <table:table-cell table:style-name="ce794" table:formula="of:=IF([.T175]=&quot;&quot;;&quot;&quot;;IF([.T175]&lt;[.$C$120];[.$D$120]+[.$E$120]*[.T175]+[.$F$120]*[.T175]^2+[.$G$120]*[.T175]^3;IF([.T175]&gt;=[.$C$121];[.$D$121]+[.$E$121]*[.T175];&quot;&quot;)))">
            <text:p/>
          </table:table-cell>
          <table:table-cell table:style-name="ce793" table:formula="of:=IF([.T175]=&quot;&quot;;&quot;&quot;;IF([.T175]&lt;[.$C$124];[.$D$124]+[.$E$124]*[.T175]+[.$F$124]*[.T175]^2;IF([.T175]&gt;=[.$C$126];[.$D$126]+[.$E$126]*[.T175];[.$D$125]+[.$E$125]*[.T175])))">
            <text:p/>
          </table:table-cell>
          <table:table-cell table:number-columns-repeated="999"/>
        </table:table-row>
        <table:table-row table:style-name="ro33">
          <table:table-cell table:number-columns-repeated="19"/>
          <table:table-cell table:style-name="ce728" table:formula="of:=IF([Sheet1.AM112]=&quot;&quot;;&quot;&quot;;[Sheet1.AM112])">
            <text:p/>
          </table:table-cell>
          <table:table-cell table:style-name="ce794" table:formula="of:=IF([.T176]=&quot;&quot;;&quot;&quot;;IF([.T176]&lt;[.$C$104];[.T176]+[.$D$104]+[.$E$104]*[.T176]+[.$F$104]*[.T176]^2+[.$G$104]*[.T176]^3;IF([.T176]&gt;=[.$C$104];[.T176]+[.$D$105]+[.$E$105]*[.T176]+[.$F$105]*[.T176]^2+[.$G$105]*[.T176]^3+[.$H$105]*[.T176]^4+[.$I$105]*[.T176]^5;&quot;&quot;)))">
            <text:p/>
          </table:table-cell>
          <table:table-cell table:style-name="ce794" table:formula="of:=IF([.T176]=&quot;&quot;;&quot;&quot;;IF([.T176]&lt;[.$C$109];[.T176]+[.$D$109]+[.$E$109]*[.T176]+[.$F$109]*[.T176]^2+[.$G$109]*[.T176]^3+[.$H$109]*[.T176]^4+[.$I$109]*[.T176]^5;IF([.T176]&gt;=[.$C$109];[.T176]+[.$D$110]+[.$E$110]*[.T176]+[.$F$110]*[.T176]^2+[.$G$110]*[.T176]^3+[.$H$110]*[.T176]^4;&quot;&quot;)))">
            <text:p/>
          </table:table-cell>
          <table:table-cell table:style-name="ce794" table:formula="of:=IF([.T176]=&quot;&quot;;&quot;&quot;;IF([.T176]&lt;[.$C$116];[.$D$116]+[.$E$116]*[.T176]+[.$F$116]*[.T176]^2+[.$G$116]*[.T176]^3;IF([.T176]&gt;=[.$C$117];[.$D$117]+[.$E$117]*[.T176]+[.$F$117]*[.T176]^2+[.$G$117]*[.T176]^3+[.$H$117]*[.T176]^4;&quot;&quot;)))">
            <text:p/>
          </table:table-cell>
          <table:table-cell table:style-name="ce794" table:formula="of:=IF([.T176]=&quot;&quot;;&quot;&quot;;IF([.T176]&lt;[.$C$120];[.$D$120]+[.$E$120]*[.T176]+[.$F$120]*[.T176]^2+[.$G$120]*[.T176]^3;IF([.T176]&gt;=[.$C$121];[.$D$121]+[.$E$121]*[.T176];&quot;&quot;)))">
            <text:p/>
          </table:table-cell>
          <table:table-cell table:style-name="ce793" table:formula="of:=IF([.T176]=&quot;&quot;;&quot;&quot;;IF([.T176]&lt;[.$C$124];[.$D$124]+[.$E$124]*[.T176]+[.$F$124]*[.T176]^2;IF([.T176]&gt;=[.$C$126];[.$D$126]+[.$E$126]*[.T176];[.$D$125]+[.$E$125]*[.T176])))">
            <text:p/>
          </table:table-cell>
          <table:table-cell table:number-columns-repeated="999"/>
        </table:table-row>
        <table:table-row table:style-name="ro33">
          <table:table-cell table:number-columns-repeated="19"/>
          <table:table-cell table:style-name="ce728" table:formula="of:=IF([Sheet1.AM113]=&quot;&quot;;&quot;&quot;;[Sheet1.AM113])">
            <text:p/>
          </table:table-cell>
          <table:table-cell table:style-name="ce794" table:formula="of:=IF([.T177]=&quot;&quot;;&quot;&quot;;IF([.T177]&lt;[.$C$104];[.T177]+[.$D$104]+[.$E$104]*[.T177]+[.$F$104]*[.T177]^2+[.$G$104]*[.T177]^3;IF([.T177]&gt;=[.$C$104];[.T177]+[.$D$105]+[.$E$105]*[.T177]+[.$F$105]*[.T177]^2+[.$G$105]*[.T177]^3+[.$H$105]*[.T177]^4+[.$I$105]*[.T177]^5;&quot;&quot;)))">
            <text:p/>
          </table:table-cell>
          <table:table-cell table:style-name="ce794" table:formula="of:=IF([.T177]=&quot;&quot;;&quot;&quot;;IF([.T177]&lt;[.$C$109];[.T177]+[.$D$109]+[.$E$109]*[.T177]+[.$F$109]*[.T177]^2+[.$G$109]*[.T177]^3+[.$H$109]*[.T177]^4+[.$I$109]*[.T177]^5;IF([.T177]&gt;=[.$C$109];[.T177]+[.$D$110]+[.$E$110]*[.T177]+[.$F$110]*[.T177]^2+[.$G$110]*[.T177]^3+[.$H$110]*[.T177]^4;&quot;&quot;)))">
            <text:p/>
          </table:table-cell>
          <table:table-cell table:style-name="ce794" table:formula="of:=IF([.T177]=&quot;&quot;;&quot;&quot;;IF([.T177]&lt;[.$C$116];[.$D$116]+[.$E$116]*[.T177]+[.$F$116]*[.T177]^2+[.$G$116]*[.T177]^3;IF([.T177]&gt;=[.$C$117];[.$D$117]+[.$E$117]*[.T177]+[.$F$117]*[.T177]^2+[.$G$117]*[.T177]^3+[.$H$117]*[.T177]^4;&quot;&quot;)))">
            <text:p/>
          </table:table-cell>
          <table:table-cell table:style-name="ce794" table:formula="of:=IF([.T177]=&quot;&quot;;&quot;&quot;;IF([.T177]&lt;[.$C$120];[.$D$120]+[.$E$120]*[.T177]+[.$F$120]*[.T177]^2+[.$G$120]*[.T177]^3;IF([.T177]&gt;=[.$C$121];[.$D$121]+[.$E$121]*[.T177];&quot;&quot;)))">
            <text:p/>
          </table:table-cell>
          <table:table-cell table:style-name="ce793" table:formula="of:=IF([.T177]=&quot;&quot;;&quot;&quot;;IF([.T177]&lt;[.$C$124];[.$D$124]+[.$E$124]*[.T177]+[.$F$124]*[.T177]^2;IF([.T177]&gt;=[.$C$126];[.$D$126]+[.$E$126]*[.T177];[.$D$125]+[.$E$125]*[.T177])))">
            <text:p/>
          </table:table-cell>
          <table:table-cell table:number-columns-repeated="999"/>
        </table:table-row>
        <table:table-row table:style-name="ro33">
          <table:table-cell table:number-columns-repeated="19"/>
          <table:table-cell table:style-name="ce728" table:formula="of:=IF([Sheet1.AM114]=&quot;&quot;;&quot;&quot;;[Sheet1.AM114])">
            <text:p/>
          </table:table-cell>
          <table:table-cell table:style-name="ce794" table:formula="of:=IF([.T178]=&quot;&quot;;&quot;&quot;;IF([.T178]&lt;[.$C$104];[.T178]+[.$D$104]+[.$E$104]*[.T178]+[.$F$104]*[.T178]^2+[.$G$104]*[.T178]^3;IF([.T178]&gt;=[.$C$104];[.T178]+[.$D$105]+[.$E$105]*[.T178]+[.$F$105]*[.T178]^2+[.$G$105]*[.T178]^3+[.$H$105]*[.T178]^4+[.$I$105]*[.T178]^5;&quot;&quot;)))">
            <text:p/>
          </table:table-cell>
          <table:table-cell table:style-name="ce794" table:formula="of:=IF([.T178]=&quot;&quot;;&quot;&quot;;IF([.T178]&lt;[.$C$109];[.T178]+[.$D$109]+[.$E$109]*[.T178]+[.$F$109]*[.T178]^2+[.$G$109]*[.T178]^3+[.$H$109]*[.T178]^4+[.$I$109]*[.T178]^5;IF([.T178]&gt;=[.$C$109];[.T178]+[.$D$110]+[.$E$110]*[.T178]+[.$F$110]*[.T178]^2+[.$G$110]*[.T178]^3+[.$H$110]*[.T178]^4;&quot;&quot;)))">
            <text:p/>
          </table:table-cell>
          <table:table-cell table:style-name="ce794" table:formula="of:=IF([.T178]=&quot;&quot;;&quot;&quot;;IF([.T178]&lt;[.$C$116];[.$D$116]+[.$E$116]*[.T178]+[.$F$116]*[.T178]^2+[.$G$116]*[.T178]^3;IF([.T178]&gt;=[.$C$117];[.$D$117]+[.$E$117]*[.T178]+[.$F$117]*[.T178]^2+[.$G$117]*[.T178]^3+[.$H$117]*[.T178]^4;&quot;&quot;)))">
            <text:p/>
          </table:table-cell>
          <table:table-cell table:style-name="ce794" table:formula="of:=IF([.T178]=&quot;&quot;;&quot;&quot;;IF([.T178]&lt;[.$C$120];[.$D$120]+[.$E$120]*[.T178]+[.$F$120]*[.T178]^2+[.$G$120]*[.T178]^3;IF([.T178]&gt;=[.$C$121];[.$D$121]+[.$E$121]*[.T178];&quot;&quot;)))">
            <text:p/>
          </table:table-cell>
          <table:table-cell table:style-name="ce793" table:formula="of:=IF([.T178]=&quot;&quot;;&quot;&quot;;IF([.T178]&lt;[.$C$124];[.$D$124]+[.$E$124]*[.T178]+[.$F$124]*[.T178]^2;IF([.T178]&gt;=[.$C$126];[.$D$126]+[.$E$126]*[.T178];[.$D$125]+[.$E$125]*[.T178])))">
            <text:p/>
          </table:table-cell>
          <table:table-cell table:number-columns-repeated="999"/>
        </table:table-row>
        <table:table-row table:style-name="ro33">
          <table:table-cell table:number-columns-repeated="19"/>
          <table:table-cell table:style-name="ce280" table:formula="of:=IF([Sheet1.AM115]=&quot;&quot;;&quot;&quot;;[Sheet1.AM115])">
            <text:p/>
          </table:table-cell>
          <table:table-cell table:style-name="ce794" table:formula="of:=IF([.T179]=&quot;&quot;;&quot;&quot;;IF([.T179]&lt;[.$C$104];[.T179]+[.$D$104]+[.$E$104]*[.T179]+[.$F$104]*[.T179]^2+[.$G$104]*[.T179]^3;IF([.T179]&gt;=[.$C$104];[.T179]+[.$D$105]+[.$E$105]*[.T179]+[.$F$105]*[.T179]^2+[.$G$105]*[.T179]^3+[.$H$105]*[.T179]^4+[.$I$105]*[.T179]^5;&quot;&quot;)))">
            <text:p/>
          </table:table-cell>
          <table:table-cell table:style-name="ce794" table:formula="of:=IF([.T179]=&quot;&quot;;&quot;&quot;;IF([.T179]&lt;[.$C$109];[.T179]+[.$D$109]+[.$E$109]*[.T179]+[.$F$109]*[.T179]^2+[.$G$109]*[.T179]^3+[.$H$109]*[.T179]^4+[.$I$109]*[.T179]^5;IF([.T179]&gt;=[.$C$109];[.T179]+[.$D$110]+[.$E$110]*[.T179]+[.$F$110]*[.T179]^2+[.$G$110]*[.T179]^3+[.$H$110]*[.T179]^4;&quot;&quot;)))">
            <text:p/>
          </table:table-cell>
          <table:table-cell table:style-name="ce794" table:formula="of:=IF([.T179]=&quot;&quot;;&quot;&quot;;IF([.T179]&lt;[.$C$116];[.$D$116]+[.$E$116]*[.T179]+[.$F$116]*[.T179]^2+[.$G$116]*[.T179]^3;IF([.T179]&gt;=[.$C$117];[.$D$117]+[.$E$117]*[.T179]+[.$F$117]*[.T179]^2+[.$G$117]*[.T179]^3+[.$H$117]*[.T179]^4;&quot;&quot;)))">
            <text:p/>
          </table:table-cell>
          <table:table-cell table:style-name="ce794" table:formula="of:=IF([.T179]=&quot;&quot;;&quot;&quot;;IF([.T179]&lt;[.$C$120];[.$D$120]+[.$E$120]*[.T179]+[.$F$120]*[.T179]^2+[.$G$120]*[.T179]^3;IF([.T179]&gt;=[.$C$121];[.$D$121]+[.$E$121]*[.T179];&quot;&quot;)))">
            <text:p/>
          </table:table-cell>
          <table:table-cell table:style-name="ce793" table:formula="of:=IF([.T179]=&quot;&quot;;&quot;&quot;;IF([.T179]&lt;[.$C$124];[.$D$124]+[.$E$124]*[.T179]+[.$F$124]*[.T179]^2;IF([.T179]&gt;=[.$C$126];[.$D$126]+[.$E$126]*[.T179];[.$D$125]+[.$E$125]*[.T179])))">
            <text:p/>
          </table:table-cell>
          <table:table-cell table:number-columns-repeated="999"/>
        </table:table-row>
        <table:table-row table:style-name="ro33">
          <table:table-cell table:number-columns-repeated="19"/>
          <table:table-cell table:style-name="ce728" table:formula="of:=IF([Sheet1.AM116]=&quot;&quot;;&quot;&quot;;[Sheet1.AM116])">
            <text:p/>
          </table:table-cell>
          <table:table-cell table:style-name="ce794" table:formula="of:=IF([.T180]=&quot;&quot;;&quot;&quot;;IF([.T180]&lt;[.$C$104];[.T180]+[.$D$104]+[.$E$104]*[.T180]+[.$F$104]*[.T180]^2+[.$G$104]*[.T180]^3;IF([.T180]&gt;=[.$C$104];[.T180]+[.$D$105]+[.$E$105]*[.T180]+[.$F$105]*[.T180]^2+[.$G$105]*[.T180]^3+[.$H$105]*[.T180]^4+[.$I$105]*[.T180]^5;&quot;&quot;)))">
            <text:p/>
          </table:table-cell>
          <table:table-cell table:style-name="ce794" table:formula="of:=IF([.T180]=&quot;&quot;;&quot;&quot;;IF([.T180]&lt;[.$C$109];[.T180]+[.$D$109]+[.$E$109]*[.T180]+[.$F$109]*[.T180]^2+[.$G$109]*[.T180]^3+[.$H$109]*[.T180]^4+[.$I$109]*[.T180]^5;IF([.T180]&gt;=[.$C$109];[.T180]+[.$D$110]+[.$E$110]*[.T180]+[.$F$110]*[.T180]^2+[.$G$110]*[.T180]^3+[.$H$110]*[.T180]^4;&quot;&quot;)))">
            <text:p/>
          </table:table-cell>
          <table:table-cell table:style-name="ce794" table:formula="of:=IF([.T180]=&quot;&quot;;&quot;&quot;;IF([.T180]&lt;[.$C$116];[.$D$116]+[.$E$116]*[.T180]+[.$F$116]*[.T180]^2+[.$G$116]*[.T180]^3;IF([.T180]&gt;=[.$C$117];[.$D$117]+[.$E$117]*[.T180]+[.$F$117]*[.T180]^2+[.$G$117]*[.T180]^3+[.$H$117]*[.T180]^4;&quot;&quot;)))">
            <text:p/>
          </table:table-cell>
          <table:table-cell table:style-name="ce794" table:formula="of:=IF([.T180]=&quot;&quot;;&quot;&quot;;IF([.T180]&lt;[.$C$120];[.$D$120]+[.$E$120]*[.T180]+[.$F$120]*[.T180]^2+[.$G$120]*[.T180]^3;IF([.T180]&gt;=[.$C$121];[.$D$121]+[.$E$121]*[.T180];&quot;&quot;)))">
            <text:p/>
          </table:table-cell>
          <table:table-cell table:style-name="ce793" table:formula="of:=IF([.T180]=&quot;&quot;;&quot;&quot;;IF([.T180]&lt;[.$C$124];[.$D$124]+[.$E$124]*[.T180]+[.$F$124]*[.T180]^2;IF([.T180]&gt;=[.$C$126];[.$D$126]+[.$E$126]*[.T180];[.$D$125]+[.$E$125]*[.T180])))">
            <text:p/>
          </table:table-cell>
          <table:table-cell table:number-columns-repeated="999"/>
        </table:table-row>
        <table:table-row table:style-name="ro33">
          <table:table-cell table:number-columns-repeated="19"/>
          <table:table-cell table:style-name="ce728" table:formula="of:=IF([Sheet1.AM117]=&quot;&quot;;&quot;&quot;;[Sheet1.AM117])">
            <text:p/>
          </table:table-cell>
          <table:table-cell table:style-name="ce794" table:formula="of:=IF([.T181]=&quot;&quot;;&quot;&quot;;IF([.T181]&lt;[.$C$104];[.T181]+[.$D$104]+[.$E$104]*[.T181]+[.$F$104]*[.T181]^2+[.$G$104]*[.T181]^3;IF([.T181]&gt;=[.$C$104];[.T181]+[.$D$105]+[.$E$105]*[.T181]+[.$F$105]*[.T181]^2+[.$G$105]*[.T181]^3+[.$H$105]*[.T181]^4+[.$I$105]*[.T181]^5;&quot;&quot;)))">
            <text:p/>
          </table:table-cell>
          <table:table-cell table:style-name="ce794" table:formula="of:=IF([.T181]=&quot;&quot;;&quot;&quot;;IF([.T181]&lt;[.$C$109];[.T181]+[.$D$109]+[.$E$109]*[.T181]+[.$F$109]*[.T181]^2+[.$G$109]*[.T181]^3+[.$H$109]*[.T181]^4+[.$I$109]*[.T181]^5;IF([.T181]&gt;=[.$C$109];[.T181]+[.$D$110]+[.$E$110]*[.T181]+[.$F$110]*[.T181]^2+[.$G$110]*[.T181]^3+[.$H$110]*[.T181]^4;&quot;&quot;)))">
            <text:p/>
          </table:table-cell>
          <table:table-cell table:style-name="ce794" table:formula="of:=IF([.T181]=&quot;&quot;;&quot;&quot;;IF([.T181]&lt;[.$C$116];[.$D$116]+[.$E$116]*[.T181]+[.$F$116]*[.T181]^2+[.$G$116]*[.T181]^3;IF([.T181]&gt;=[.$C$117];[.$D$117]+[.$E$117]*[.T181]+[.$F$117]*[.T181]^2+[.$G$117]*[.T181]^3+[.$H$117]*[.T181]^4;&quot;&quot;)))">
            <text:p/>
          </table:table-cell>
          <table:table-cell table:style-name="ce794" table:formula="of:=IF([.T181]=&quot;&quot;;&quot;&quot;;IF([.T181]&lt;[.$C$120];[.$D$120]+[.$E$120]*[.T181]+[.$F$120]*[.T181]^2+[.$G$120]*[.T181]^3;IF([.T181]&gt;=[.$C$121];[.$D$121]+[.$E$121]*[.T181];&quot;&quot;)))">
            <text:p/>
          </table:table-cell>
          <table:table-cell table:style-name="ce793" table:formula="of:=IF([.T181]=&quot;&quot;;&quot;&quot;;IF([.T181]&lt;[.$C$124];[.$D$124]+[.$E$124]*[.T181]+[.$F$124]*[.T181]^2;IF([.T181]&gt;=[.$C$126];[.$D$126]+[.$E$126]*[.T181];[.$D$125]+[.$E$125]*[.T181])))">
            <text:p/>
          </table:table-cell>
          <table:table-cell table:number-columns-repeated="999"/>
        </table:table-row>
        <table:table-row table:style-name="ro33">
          <table:table-cell table:number-columns-repeated="19"/>
          <table:table-cell table:style-name="ce728" table:formula="of:=IF([Sheet1.AM118]=&quot;&quot;;&quot;&quot;;[Sheet1.AM118])">
            <text:p/>
          </table:table-cell>
          <table:table-cell table:style-name="ce794" table:formula="of:=IF([.T182]=&quot;&quot;;&quot;&quot;;IF([.T182]&lt;[.$C$104];[.T182]+[.$D$104]+[.$E$104]*[.T182]+[.$F$104]*[.T182]^2+[.$G$104]*[.T182]^3;IF([.T182]&gt;=[.$C$104];[.T182]+[.$D$105]+[.$E$105]*[.T182]+[.$F$105]*[.T182]^2+[.$G$105]*[.T182]^3+[.$H$105]*[.T182]^4+[.$I$105]*[.T182]^5;&quot;&quot;)))">
            <text:p/>
          </table:table-cell>
          <table:table-cell table:style-name="ce794" table:formula="of:=IF([.T182]=&quot;&quot;;&quot;&quot;;IF([.T182]&lt;[.$C$109];[.T182]+[.$D$109]+[.$E$109]*[.T182]+[.$F$109]*[.T182]^2+[.$G$109]*[.T182]^3+[.$H$109]*[.T182]^4+[.$I$109]*[.T182]^5;IF([.T182]&gt;=[.$C$109];[.T182]+[.$D$110]+[.$E$110]*[.T182]+[.$F$110]*[.T182]^2+[.$G$110]*[.T182]^3+[.$H$110]*[.T182]^4;&quot;&quot;)))">
            <text:p/>
          </table:table-cell>
          <table:table-cell table:style-name="ce794" table:formula="of:=IF([.T182]=&quot;&quot;;&quot;&quot;;IF([.T182]&lt;[.$C$116];[.$D$116]+[.$E$116]*[.T182]+[.$F$116]*[.T182]^2+[.$G$116]*[.T182]^3;IF([.T182]&gt;=[.$C$117];[.$D$117]+[.$E$117]*[.T182]+[.$F$117]*[.T182]^2+[.$G$117]*[.T182]^3+[.$H$117]*[.T182]^4;&quot;&quot;)))">
            <text:p/>
          </table:table-cell>
          <table:table-cell table:style-name="ce794" table:formula="of:=IF([.T182]=&quot;&quot;;&quot;&quot;;IF([.T182]&lt;[.$C$120];[.$D$120]+[.$E$120]*[.T182]+[.$F$120]*[.T182]^2+[.$G$120]*[.T182]^3;IF([.T182]&gt;=[.$C$121];[.$D$121]+[.$E$121]*[.T182];&quot;&quot;)))">
            <text:p/>
          </table:table-cell>
          <table:table-cell table:style-name="ce793" table:formula="of:=IF([.T182]=&quot;&quot;;&quot;&quot;;IF([.T182]&lt;[.$C$124];[.$D$124]+[.$E$124]*[.T182]+[.$F$124]*[.T182]^2;IF([.T182]&gt;=[.$C$126];[.$D$126]+[.$E$126]*[.T182];[.$D$125]+[.$E$125]*[.T182])))">
            <text:p/>
          </table:table-cell>
          <table:table-cell table:number-columns-repeated="999"/>
        </table:table-row>
        <table:table-row table:style-name="ro33">
          <table:table-cell table:number-columns-repeated="19"/>
          <table:table-cell table:style-name="ce728" table:formula="of:=IF([Sheet1.AM119]=&quot;&quot;;&quot;&quot;;[Sheet1.AM119])">
            <text:p/>
          </table:table-cell>
          <table:table-cell table:style-name="ce794" table:formula="of:=IF([.T183]=&quot;&quot;;&quot;&quot;;IF([.T183]&lt;[.$C$104];[.T183]+[.$D$104]+[.$E$104]*[.T183]+[.$F$104]*[.T183]^2+[.$G$104]*[.T183]^3;IF([.T183]&gt;=[.$C$104];[.T183]+[.$D$105]+[.$E$105]*[.T183]+[.$F$105]*[.T183]^2+[.$G$105]*[.T183]^3+[.$H$105]*[.T183]^4+[.$I$105]*[.T183]^5;&quot;&quot;)))">
            <text:p/>
          </table:table-cell>
          <table:table-cell table:style-name="ce794" table:formula="of:=IF([.T183]=&quot;&quot;;&quot;&quot;;IF([.T183]&lt;[.$C$109];[.T183]+[.$D$109]+[.$E$109]*[.T183]+[.$F$109]*[.T183]^2+[.$G$109]*[.T183]^3+[.$H$109]*[.T183]^4+[.$I$109]*[.T183]^5;IF([.T183]&gt;=[.$C$109];[.T183]+[.$D$110]+[.$E$110]*[.T183]+[.$F$110]*[.T183]^2+[.$G$110]*[.T183]^3+[.$H$110]*[.T183]^4;&quot;&quot;)))">
            <text:p/>
          </table:table-cell>
          <table:table-cell table:style-name="ce794" table:formula="of:=IF([.T183]=&quot;&quot;;&quot;&quot;;IF([.T183]&lt;[.$C$116];[.$D$116]+[.$E$116]*[.T183]+[.$F$116]*[.T183]^2+[.$G$116]*[.T183]^3;IF([.T183]&gt;=[.$C$117];[.$D$117]+[.$E$117]*[.T183]+[.$F$117]*[.T183]^2+[.$G$117]*[.T183]^3+[.$H$117]*[.T183]^4;&quot;&quot;)))">
            <text:p/>
          </table:table-cell>
          <table:table-cell table:style-name="ce794" table:formula="of:=IF([.T183]=&quot;&quot;;&quot;&quot;;IF([.T183]&lt;[.$C$120];[.$D$120]+[.$E$120]*[.T183]+[.$F$120]*[.T183]^2+[.$G$120]*[.T183]^3;IF([.T183]&gt;=[.$C$121];[.$D$121]+[.$E$121]*[.T183];&quot;&quot;)))">
            <text:p/>
          </table:table-cell>
          <table:table-cell table:style-name="ce793" table:formula="of:=IF([.T183]=&quot;&quot;;&quot;&quot;;IF([.T183]&lt;[.$C$124];[.$D$124]+[.$E$124]*[.T183]+[.$F$124]*[.T183]^2;IF([.T183]&gt;=[.$C$126];[.$D$126]+[.$E$126]*[.T183];[.$D$125]+[.$E$125]*[.T183])))">
            <text:p/>
          </table:table-cell>
          <table:table-cell table:number-columns-repeated="999"/>
        </table:table-row>
        <table:table-row table:style-name="ro33">
          <table:table-cell table:number-columns-repeated="19"/>
          <table:table-cell table:style-name="ce728" table:formula="of:=IF([Sheet1.AM120]=&quot;&quot;;&quot;&quot;;[Sheet1.AM120])">
            <text:p/>
          </table:table-cell>
          <table:table-cell table:style-name="ce794" table:formula="of:=IF([.T184]=&quot;&quot;;&quot;&quot;;IF([.T184]&lt;[.$C$104];[.T184]+[.$D$104]+[.$E$104]*[.T184]+[.$F$104]*[.T184]^2+[.$G$104]*[.T184]^3;IF([.T184]&gt;=[.$C$104];[.T184]+[.$D$105]+[.$E$105]*[.T184]+[.$F$105]*[.T184]^2+[.$G$105]*[.T184]^3+[.$H$105]*[.T184]^4+[.$I$105]*[.T184]^5;&quot;&quot;)))">
            <text:p/>
          </table:table-cell>
          <table:table-cell table:style-name="ce794" table:formula="of:=IF([.T184]=&quot;&quot;;&quot;&quot;;IF([.T184]&lt;[.$C$109];[.T184]+[.$D$109]+[.$E$109]*[.T184]+[.$F$109]*[.T184]^2+[.$G$109]*[.T184]^3+[.$H$109]*[.T184]^4+[.$I$109]*[.T184]^5;IF([.T184]&gt;=[.$C$109];[.T184]+[.$D$110]+[.$E$110]*[.T184]+[.$F$110]*[.T184]^2+[.$G$110]*[.T184]^3+[.$H$110]*[.T184]^4;&quot;&quot;)))">
            <text:p/>
          </table:table-cell>
          <table:table-cell table:style-name="ce794" table:formula="of:=IF([.T184]=&quot;&quot;;&quot;&quot;;IF([.T184]&lt;[.$C$116];[.$D$116]+[.$E$116]*[.T184]+[.$F$116]*[.T184]^2+[.$G$116]*[.T184]^3;IF([.T184]&gt;=[.$C$117];[.$D$117]+[.$E$117]*[.T184]+[.$F$117]*[.T184]^2+[.$G$117]*[.T184]^3+[.$H$117]*[.T184]^4;&quot;&quot;)))">
            <text:p/>
          </table:table-cell>
          <table:table-cell table:style-name="ce794" table:formula="of:=IF([.T184]=&quot;&quot;;&quot;&quot;;IF([.T184]&lt;[.$C$120];[.$D$120]+[.$E$120]*[.T184]+[.$F$120]*[.T184]^2+[.$G$120]*[.T184]^3;IF([.T184]&gt;=[.$C$121];[.$D$121]+[.$E$121]*[.T184];&quot;&quot;)))">
            <text:p/>
          </table:table-cell>
          <table:table-cell table:style-name="ce793" table:formula="of:=IF([.T184]=&quot;&quot;;&quot;&quot;;IF([.T184]&lt;[.$C$124];[.$D$124]+[.$E$124]*[.T184]+[.$F$124]*[.T184]^2;IF([.T184]&gt;=[.$C$126];[.$D$126]+[.$E$126]*[.T184];[.$D$125]+[.$E$125]*[.T184])))">
            <text:p/>
          </table:table-cell>
          <table:table-cell table:number-columns-repeated="999"/>
        </table:table-row>
        <table:table-row table:style-name="ro33">
          <table:table-cell table:number-columns-repeated="19"/>
          <table:table-cell table:style-name="ce728" table:formula="of:=IF([Sheet1.AM121]=&quot;&quot;;&quot;&quot;;[Sheet1.AM121])">
            <text:p/>
          </table:table-cell>
          <table:table-cell table:style-name="ce794" table:formula="of:=IF([.T185]=&quot;&quot;;&quot;&quot;;IF([.T185]&lt;[.$C$104];[.T185]+[.$D$104]+[.$E$104]*[.T185]+[.$F$104]*[.T185]^2+[.$G$104]*[.T185]^3;IF([.T185]&gt;=[.$C$104];[.T185]+[.$D$105]+[.$E$105]*[.T185]+[.$F$105]*[.T185]^2+[.$G$105]*[.T185]^3+[.$H$105]*[.T185]^4+[.$I$105]*[.T185]^5;&quot;&quot;)))">
            <text:p/>
          </table:table-cell>
          <table:table-cell table:style-name="ce794" table:formula="of:=IF([.T185]=&quot;&quot;;&quot;&quot;;IF([.T185]&lt;[.$C$109];[.T185]+[.$D$109]+[.$E$109]*[.T185]+[.$F$109]*[.T185]^2+[.$G$109]*[.T185]^3+[.$H$109]*[.T185]^4+[.$I$109]*[.T185]^5;IF([.T185]&gt;=[.$C$109];[.T185]+[.$D$110]+[.$E$110]*[.T185]+[.$F$110]*[.T185]^2+[.$G$110]*[.T185]^3+[.$H$110]*[.T185]^4;&quot;&quot;)))">
            <text:p/>
          </table:table-cell>
          <table:table-cell table:style-name="ce794" table:formula="of:=IF([.T185]=&quot;&quot;;&quot;&quot;;IF([.T185]&lt;[.$C$116];[.$D$116]+[.$E$116]*[.T185]+[.$F$116]*[.T185]^2+[.$G$116]*[.T185]^3;IF([.T185]&gt;=[.$C$117];[.$D$117]+[.$E$117]*[.T185]+[.$F$117]*[.T185]^2+[.$G$117]*[.T185]^3+[.$H$117]*[.T185]^4;&quot;&quot;)))">
            <text:p/>
          </table:table-cell>
          <table:table-cell table:style-name="ce794" table:formula="of:=IF([.T185]=&quot;&quot;;&quot;&quot;;IF([.T185]&lt;[.$C$120];[.$D$120]+[.$E$120]*[.T185]+[.$F$120]*[.T185]^2+[.$G$120]*[.T185]^3;IF([.T185]&gt;=[.$C$121];[.$D$121]+[.$E$121]*[.T185];&quot;&quot;)))">
            <text:p/>
          </table:table-cell>
          <table:table-cell table:style-name="ce793" table:formula="of:=IF([.T185]=&quot;&quot;;&quot;&quot;;IF([.T185]&lt;[.$C$124];[.$D$124]+[.$E$124]*[.T185]+[.$F$124]*[.T185]^2;IF([.T185]&gt;=[.$C$126];[.$D$126]+[.$E$126]*[.T185];[.$D$125]+[.$E$125]*[.T185])))">
            <text:p/>
          </table:table-cell>
          <table:table-cell table:number-columns-repeated="999"/>
        </table:table-row>
        <table:table-row table:style-name="ro33">
          <table:table-cell table:number-columns-repeated="19"/>
          <table:table-cell table:style-name="ce728" table:formula="of:=IF([Sheet1.AM122]=&quot;&quot;;&quot;&quot;;[Sheet1.AM122])">
            <text:p/>
          </table:table-cell>
          <table:table-cell table:style-name="ce794" table:formula="of:=IF([.T186]=&quot;&quot;;&quot;&quot;;IF([.T186]&lt;[.$C$104];[.T186]+[.$D$104]+[.$E$104]*[.T186]+[.$F$104]*[.T186]^2+[.$G$104]*[.T186]^3;IF([.T186]&gt;=[.$C$104];[.T186]+[.$D$105]+[.$E$105]*[.T186]+[.$F$105]*[.T186]^2+[.$G$105]*[.T186]^3+[.$H$105]*[.T186]^4+[.$I$105]*[.T186]^5;&quot;&quot;)))">
            <text:p/>
          </table:table-cell>
          <table:table-cell table:style-name="ce794" table:formula="of:=IF([.T186]=&quot;&quot;;&quot;&quot;;IF([.T186]&lt;[.$C$109];[.T186]+[.$D$109]+[.$E$109]*[.T186]+[.$F$109]*[.T186]^2+[.$G$109]*[.T186]^3+[.$H$109]*[.T186]^4+[.$I$109]*[.T186]^5;IF([.T186]&gt;=[.$C$109];[.T186]+[.$D$110]+[.$E$110]*[.T186]+[.$F$110]*[.T186]^2+[.$G$110]*[.T186]^3+[.$H$110]*[.T186]^4;&quot;&quot;)))">
            <text:p/>
          </table:table-cell>
          <table:table-cell table:style-name="ce794" table:formula="of:=IF([.T186]=&quot;&quot;;&quot;&quot;;IF([.T186]&lt;[.$C$116];[.$D$116]+[.$E$116]*[.T186]+[.$F$116]*[.T186]^2+[.$G$116]*[.T186]^3;IF([.T186]&gt;=[.$C$117];[.$D$117]+[.$E$117]*[.T186]+[.$F$117]*[.T186]^2+[.$G$117]*[.T186]^3+[.$H$117]*[.T186]^4;&quot;&quot;)))">
            <text:p/>
          </table:table-cell>
          <table:table-cell table:style-name="ce794" table:formula="of:=IF([.T186]=&quot;&quot;;&quot;&quot;;IF([.T186]&lt;[.$C$120];[.$D$120]+[.$E$120]*[.T186]+[.$F$120]*[.T186]^2+[.$G$120]*[.T186]^3;IF([.T186]&gt;=[.$C$121];[.$D$121]+[.$E$121]*[.T186];&quot;&quot;)))">
            <text:p/>
          </table:table-cell>
          <table:table-cell table:style-name="ce793" table:formula="of:=IF([.T186]=&quot;&quot;;&quot;&quot;;IF([.T186]&lt;[.$C$124];[.$D$124]+[.$E$124]*[.T186]+[.$F$124]*[.T186]^2;IF([.T186]&gt;=[.$C$126];[.$D$126]+[.$E$126]*[.T186];[.$D$125]+[.$E$125]*[.T186])))">
            <text:p/>
          </table:table-cell>
          <table:table-cell table:number-columns-repeated="999"/>
        </table:table-row>
        <table:table-row table:style-name="ro33">
          <table:table-cell table:number-columns-repeated="19"/>
          <table:table-cell table:style-name="ce280" table:formula="of:=IF([Sheet1.AM123]=&quot;&quot;;&quot;&quot;;[Sheet1.AM123])">
            <text:p/>
          </table:table-cell>
          <table:table-cell table:style-name="ce794" table:formula="of:=IF([.T187]=&quot;&quot;;&quot;&quot;;IF([.T187]&lt;[.$C$104];[.T187]+[.$D$104]+[.$E$104]*[.T187]+[.$F$104]*[.T187]^2+[.$G$104]*[.T187]^3;IF([.T187]&gt;=[.$C$104];[.T187]+[.$D$105]+[.$E$105]*[.T187]+[.$F$105]*[.T187]^2+[.$G$105]*[.T187]^3+[.$H$105]*[.T187]^4+[.$I$105]*[.T187]^5;&quot;&quot;)))">
            <text:p/>
          </table:table-cell>
          <table:table-cell table:style-name="ce794" table:formula="of:=IF([.T187]=&quot;&quot;;&quot;&quot;;IF([.T187]&lt;[.$C$109];[.T187]+[.$D$109]+[.$E$109]*[.T187]+[.$F$109]*[.T187]^2+[.$G$109]*[.T187]^3+[.$H$109]*[.T187]^4+[.$I$109]*[.T187]^5;IF([.T187]&gt;=[.$C$109];[.T187]+[.$D$110]+[.$E$110]*[.T187]+[.$F$110]*[.T187]^2+[.$G$110]*[.T187]^3+[.$H$110]*[.T187]^4;&quot;&quot;)))">
            <text:p/>
          </table:table-cell>
          <table:table-cell table:style-name="ce794" table:formula="of:=IF([.T187]=&quot;&quot;;&quot;&quot;;IF([.T187]&lt;[.$C$116];[.$D$116]+[.$E$116]*[.T187]+[.$F$116]*[.T187]^2+[.$G$116]*[.T187]^3;IF([.T187]&gt;=[.$C$117];[.$D$117]+[.$E$117]*[.T187]+[.$F$117]*[.T187]^2+[.$G$117]*[.T187]^3+[.$H$117]*[.T187]^4;&quot;&quot;)))">
            <text:p/>
          </table:table-cell>
          <table:table-cell table:style-name="ce794" table:formula="of:=IF([.T187]=&quot;&quot;;&quot;&quot;;IF([.T187]&lt;[.$C$120];[.$D$120]+[.$E$120]*[.T187]+[.$F$120]*[.T187]^2+[.$G$120]*[.T187]^3;IF([.T187]&gt;=[.$C$121];[.$D$121]+[.$E$121]*[.T187];&quot;&quot;)))">
            <text:p/>
          </table:table-cell>
          <table:table-cell table:style-name="ce793" table:formula="of:=IF([.T187]=&quot;&quot;;&quot;&quot;;IF([.T187]&lt;[.$C$124];[.$D$124]+[.$E$124]*[.T187]+[.$F$124]*[.T187]^2;IF([.T187]&gt;=[.$C$126];[.$D$126]+[.$E$126]*[.T187];[.$D$125]+[.$E$125]*[.T187])))">
            <text:p/>
          </table:table-cell>
          <table:table-cell table:number-columns-repeated="999"/>
        </table:table-row>
        <table:table-row table:style-name="ro33">
          <table:table-cell table:number-columns-repeated="19"/>
          <table:table-cell table:style-name="ce728" table:formula="of:=IF([Sheet1.AM124]=&quot;&quot;;&quot;&quot;;[Sheet1.AM124])">
            <text:p/>
          </table:table-cell>
          <table:table-cell table:style-name="ce794" table:formula="of:=IF([.T188]=&quot;&quot;;&quot;&quot;;IF([.T188]&lt;[.$C$104];[.T188]+[.$D$104]+[.$E$104]*[.T188]+[.$F$104]*[.T188]^2+[.$G$104]*[.T188]^3;IF([.T188]&gt;=[.$C$104];[.T188]+[.$D$105]+[.$E$105]*[.T188]+[.$F$105]*[.T188]^2+[.$G$105]*[.T188]^3+[.$H$105]*[.T188]^4+[.$I$105]*[.T188]^5;&quot;&quot;)))">
            <text:p/>
          </table:table-cell>
          <table:table-cell table:style-name="ce794" table:formula="of:=IF([.T188]=&quot;&quot;;&quot;&quot;;IF([.T188]&lt;[.$C$109];[.T188]+[.$D$109]+[.$E$109]*[.T188]+[.$F$109]*[.T188]^2+[.$G$109]*[.T188]^3+[.$H$109]*[.T188]^4+[.$I$109]*[.T188]^5;IF([.T188]&gt;=[.$C$109];[.T188]+[.$D$110]+[.$E$110]*[.T188]+[.$F$110]*[.T188]^2+[.$G$110]*[.T188]^3+[.$H$110]*[.T188]^4;&quot;&quot;)))">
            <text:p/>
          </table:table-cell>
          <table:table-cell table:style-name="ce794" table:formula="of:=IF([.T188]=&quot;&quot;;&quot;&quot;;IF([.T188]&lt;[.$C$116];[.$D$116]+[.$E$116]*[.T188]+[.$F$116]*[.T188]^2+[.$G$116]*[.T188]^3;IF([.T188]&gt;=[.$C$117];[.$D$117]+[.$E$117]*[.T188]+[.$F$117]*[.T188]^2+[.$G$117]*[.T188]^3+[.$H$117]*[.T188]^4;&quot;&quot;)))">
            <text:p/>
          </table:table-cell>
          <table:table-cell table:style-name="ce794" table:formula="of:=IF([.T188]=&quot;&quot;;&quot;&quot;;IF([.T188]&lt;[.$C$120];[.$D$120]+[.$E$120]*[.T188]+[.$F$120]*[.T188]^2+[.$G$120]*[.T188]^3;IF([.T188]&gt;=[.$C$121];[.$D$121]+[.$E$121]*[.T188];&quot;&quot;)))">
            <text:p/>
          </table:table-cell>
          <table:table-cell table:style-name="ce793" table:formula="of:=IF([.T188]=&quot;&quot;;&quot;&quot;;IF([.T188]&lt;[.$C$124];[.$D$124]+[.$E$124]*[.T188]+[.$F$124]*[.T188]^2;IF([.T188]&gt;=[.$C$126];[.$D$126]+[.$E$126]*[.T188];[.$D$125]+[.$E$125]*[.T188])))">
            <text:p/>
          </table:table-cell>
          <table:table-cell table:number-columns-repeated="999"/>
        </table:table-row>
        <table:table-row table:style-name="ro33">
          <table:table-cell table:number-columns-repeated="19"/>
          <table:table-cell table:style-name="ce728" table:formula="of:=IF([Sheet1.AM125]=&quot;&quot;;&quot;&quot;;[Sheet1.AM125])">
            <text:p/>
          </table:table-cell>
          <table:table-cell table:style-name="ce794" table:formula="of:=IF([.T189]=&quot;&quot;;&quot;&quot;;IF([.T189]&lt;[.$C$104];[.T189]+[.$D$104]+[.$E$104]*[.T189]+[.$F$104]*[.T189]^2+[.$G$104]*[.T189]^3;IF([.T189]&gt;=[.$C$104];[.T189]+[.$D$105]+[.$E$105]*[.T189]+[.$F$105]*[.T189]^2+[.$G$105]*[.T189]^3+[.$H$105]*[.T189]^4+[.$I$105]*[.T189]^5;&quot;&quot;)))">
            <text:p/>
          </table:table-cell>
          <table:table-cell table:style-name="ce794" table:formula="of:=IF([.T189]=&quot;&quot;;&quot;&quot;;IF([.T189]&lt;[.$C$109];[.T189]+[.$D$109]+[.$E$109]*[.T189]+[.$F$109]*[.T189]^2+[.$G$109]*[.T189]^3+[.$H$109]*[.T189]^4+[.$I$109]*[.T189]^5;IF([.T189]&gt;=[.$C$109];[.T189]+[.$D$110]+[.$E$110]*[.T189]+[.$F$110]*[.T189]^2+[.$G$110]*[.T189]^3+[.$H$110]*[.T189]^4;&quot;&quot;)))">
            <text:p/>
          </table:table-cell>
          <table:table-cell table:style-name="ce794" table:formula="of:=IF([.T189]=&quot;&quot;;&quot;&quot;;IF([.T189]&lt;[.$C$116];[.$D$116]+[.$E$116]*[.T189]+[.$F$116]*[.T189]^2+[.$G$116]*[.T189]^3;IF([.T189]&gt;=[.$C$117];[.$D$117]+[.$E$117]*[.T189]+[.$F$117]*[.T189]^2+[.$G$117]*[.T189]^3+[.$H$117]*[.T189]^4;&quot;&quot;)))">
            <text:p/>
          </table:table-cell>
          <table:table-cell table:style-name="ce794" table:formula="of:=IF([.T189]=&quot;&quot;;&quot;&quot;;IF([.T189]&lt;[.$C$120];[.$D$120]+[.$E$120]*[.T189]+[.$F$120]*[.T189]^2+[.$G$120]*[.T189]^3;IF([.T189]&gt;=[.$C$121];[.$D$121]+[.$E$121]*[.T189];&quot;&quot;)))">
            <text:p/>
          </table:table-cell>
          <table:table-cell table:style-name="ce793" table:formula="of:=IF([.T189]=&quot;&quot;;&quot;&quot;;IF([.T189]&lt;[.$C$124];[.$D$124]+[.$E$124]*[.T189]+[.$F$124]*[.T189]^2;IF([.T189]&gt;=[.$C$126];[.$D$126]+[.$E$126]*[.T189];[.$D$125]+[.$E$125]*[.T189])))">
            <text:p/>
          </table:table-cell>
          <table:table-cell table:number-columns-repeated="999"/>
        </table:table-row>
        <table:table-row table:style-name="ro33">
          <table:table-cell table:number-columns-repeated="19"/>
          <table:table-cell table:style-name="ce728" table:formula="of:=IF([Sheet1.AM126]=&quot;&quot;;&quot;&quot;;[Sheet1.AM126])">
            <text:p/>
          </table:table-cell>
          <table:table-cell table:style-name="ce794" table:formula="of:=IF([.T190]=&quot;&quot;;&quot;&quot;;IF([.T190]&lt;[.$C$104];[.T190]+[.$D$104]+[.$E$104]*[.T190]+[.$F$104]*[.T190]^2+[.$G$104]*[.T190]^3;IF([.T190]&gt;=[.$C$104];[.T190]+[.$D$105]+[.$E$105]*[.T190]+[.$F$105]*[.T190]^2+[.$G$105]*[.T190]^3+[.$H$105]*[.T190]^4+[.$I$105]*[.T190]^5;&quot;&quot;)))">
            <text:p/>
          </table:table-cell>
          <table:table-cell table:style-name="ce794" table:formula="of:=IF([.T190]=&quot;&quot;;&quot;&quot;;IF([.T190]&lt;[.$C$109];[.T190]+[.$D$109]+[.$E$109]*[.T190]+[.$F$109]*[.T190]^2+[.$G$109]*[.T190]^3+[.$H$109]*[.T190]^4+[.$I$109]*[.T190]^5;IF([.T190]&gt;=[.$C$109];[.T190]+[.$D$110]+[.$E$110]*[.T190]+[.$F$110]*[.T190]^2+[.$G$110]*[.T190]^3+[.$H$110]*[.T190]^4;&quot;&quot;)))">
            <text:p/>
          </table:table-cell>
          <table:table-cell table:style-name="ce794" table:formula="of:=IF([.T190]=&quot;&quot;;&quot;&quot;;IF([.T190]&lt;[.$C$116];[.$D$116]+[.$E$116]*[.T190]+[.$F$116]*[.T190]^2+[.$G$116]*[.T190]^3;IF([.T190]&gt;=[.$C$117];[.$D$117]+[.$E$117]*[.T190]+[.$F$117]*[.T190]^2+[.$G$117]*[.T190]^3+[.$H$117]*[.T190]^4;&quot;&quot;)))">
            <text:p/>
          </table:table-cell>
          <table:table-cell table:style-name="ce794" table:formula="of:=IF([.T190]=&quot;&quot;;&quot;&quot;;IF([.T190]&lt;[.$C$120];[.$D$120]+[.$E$120]*[.T190]+[.$F$120]*[.T190]^2+[.$G$120]*[.T190]^3;IF([.T190]&gt;=[.$C$121];[.$D$121]+[.$E$121]*[.T190];&quot;&quot;)))">
            <text:p/>
          </table:table-cell>
          <table:table-cell table:style-name="ce793" table:formula="of:=IF([.T190]=&quot;&quot;;&quot;&quot;;IF([.T190]&lt;[.$C$124];[.$D$124]+[.$E$124]*[.T190]+[.$F$124]*[.T190]^2;IF([.T190]&gt;=[.$C$126];[.$D$126]+[.$E$126]*[.T190];[.$D$125]+[.$E$125]*[.T190])))">
            <text:p/>
          </table:table-cell>
          <table:table-cell table:number-columns-repeated="999"/>
        </table:table-row>
        <table:table-row table:style-name="ro33">
          <table:table-cell table:number-columns-repeated="19"/>
          <table:table-cell table:style-name="ce728" table:formula="of:=IF([Sheet1.AM127]=&quot;&quot;;&quot;&quot;;[Sheet1.AM127])">
            <text:p/>
          </table:table-cell>
          <table:table-cell table:style-name="ce794" table:formula="of:=IF([.T191]=&quot;&quot;;&quot;&quot;;IF([.T191]&lt;[.$C$104];[.T191]+[.$D$104]+[.$E$104]*[.T191]+[.$F$104]*[.T191]^2+[.$G$104]*[.T191]^3;IF([.T191]&gt;=[.$C$104];[.T191]+[.$D$105]+[.$E$105]*[.T191]+[.$F$105]*[.T191]^2+[.$G$105]*[.T191]^3+[.$H$105]*[.T191]^4+[.$I$105]*[.T191]^5;&quot;&quot;)))">
            <text:p/>
          </table:table-cell>
          <table:table-cell table:style-name="ce794" table:formula="of:=IF([.T191]=&quot;&quot;;&quot;&quot;;IF([.T191]&lt;[.$C$109];[.T191]+[.$D$109]+[.$E$109]*[.T191]+[.$F$109]*[.T191]^2+[.$G$109]*[.T191]^3+[.$H$109]*[.T191]^4+[.$I$109]*[.T191]^5;IF([.T191]&gt;=[.$C$109];[.T191]+[.$D$110]+[.$E$110]*[.T191]+[.$F$110]*[.T191]^2+[.$G$110]*[.T191]^3+[.$H$110]*[.T191]^4;&quot;&quot;)))">
            <text:p/>
          </table:table-cell>
          <table:table-cell table:style-name="ce794" table:formula="of:=IF([.T191]=&quot;&quot;;&quot;&quot;;IF([.T191]&lt;[.$C$116];[.$D$116]+[.$E$116]*[.T191]+[.$F$116]*[.T191]^2+[.$G$116]*[.T191]^3;IF([.T191]&gt;=[.$C$117];[.$D$117]+[.$E$117]*[.T191]+[.$F$117]*[.T191]^2+[.$G$117]*[.T191]^3+[.$H$117]*[.T191]^4;&quot;&quot;)))">
            <text:p/>
          </table:table-cell>
          <table:table-cell table:style-name="ce794" table:formula="of:=IF([.T191]=&quot;&quot;;&quot;&quot;;IF([.T191]&lt;[.$C$120];[.$D$120]+[.$E$120]*[.T191]+[.$F$120]*[.T191]^2+[.$G$120]*[.T191]^3;IF([.T191]&gt;=[.$C$121];[.$D$121]+[.$E$121]*[.T191];&quot;&quot;)))">
            <text:p/>
          </table:table-cell>
          <table:table-cell table:style-name="ce793" table:formula="of:=IF([.T191]=&quot;&quot;;&quot;&quot;;IF([.T191]&lt;[.$C$124];[.$D$124]+[.$E$124]*[.T191]+[.$F$124]*[.T191]^2;IF([.T191]&gt;=[.$C$126];[.$D$126]+[.$E$126]*[.T191];[.$D$125]+[.$E$125]*[.T191])))">
            <text:p/>
          </table:table-cell>
          <table:table-cell table:number-columns-repeated="999"/>
        </table:table-row>
        <table:table-row table:style-name="ro33">
          <table:table-cell table:number-columns-repeated="19"/>
          <table:table-cell table:style-name="ce728" table:formula="of:=IF([Sheet1.AM128]=&quot;&quot;;&quot;&quot;;[Sheet1.AM128])">
            <text:p/>
          </table:table-cell>
          <table:table-cell table:style-name="ce794" table:formula="of:=IF([.T192]=&quot;&quot;;&quot;&quot;;IF([.T192]&lt;[.$C$104];[.T192]+[.$D$104]+[.$E$104]*[.T192]+[.$F$104]*[.T192]^2+[.$G$104]*[.T192]^3;IF([.T192]&gt;=[.$C$104];[.T192]+[.$D$105]+[.$E$105]*[.T192]+[.$F$105]*[.T192]^2+[.$G$105]*[.T192]^3+[.$H$105]*[.T192]^4+[.$I$105]*[.T192]^5;&quot;&quot;)))">
            <text:p/>
          </table:table-cell>
          <table:table-cell table:style-name="ce794" table:formula="of:=IF([.T192]=&quot;&quot;;&quot;&quot;;IF([.T192]&lt;[.$C$109];[.T192]+[.$D$109]+[.$E$109]*[.T192]+[.$F$109]*[.T192]^2+[.$G$109]*[.T192]^3+[.$H$109]*[.T192]^4+[.$I$109]*[.T192]^5;IF([.T192]&gt;=[.$C$109];[.T192]+[.$D$110]+[.$E$110]*[.T192]+[.$F$110]*[.T192]^2+[.$G$110]*[.T192]^3+[.$H$110]*[.T192]^4;&quot;&quot;)))">
            <text:p/>
          </table:table-cell>
          <table:table-cell table:style-name="ce794" table:formula="of:=IF([.T192]=&quot;&quot;;&quot;&quot;;IF([.T192]&lt;[.$C$116];[.$D$116]+[.$E$116]*[.T192]+[.$F$116]*[.T192]^2+[.$G$116]*[.T192]^3;IF([.T192]&gt;=[.$C$117];[.$D$117]+[.$E$117]*[.T192]+[.$F$117]*[.T192]^2+[.$G$117]*[.T192]^3+[.$H$117]*[.T192]^4;&quot;&quot;)))">
            <text:p/>
          </table:table-cell>
          <table:table-cell table:style-name="ce794" table:formula="of:=IF([.T192]=&quot;&quot;;&quot;&quot;;IF([.T192]&lt;[.$C$120];[.$D$120]+[.$E$120]*[.T192]+[.$F$120]*[.T192]^2+[.$G$120]*[.T192]^3;IF([.T192]&gt;=[.$C$121];[.$D$121]+[.$E$121]*[.T192];&quot;&quot;)))">
            <text:p/>
          </table:table-cell>
          <table:table-cell table:style-name="ce793" table:formula="of:=IF([.T192]=&quot;&quot;;&quot;&quot;;IF([.T192]&lt;[.$C$124];[.$D$124]+[.$E$124]*[.T192]+[.$F$124]*[.T192]^2;IF([.T192]&gt;=[.$C$126];[.$D$126]+[.$E$126]*[.T192];[.$D$125]+[.$E$125]*[.T192])))">
            <text:p/>
          </table:table-cell>
          <table:table-cell table:number-columns-repeated="999"/>
        </table:table-row>
        <table:table-row table:style-name="ro33">
          <table:table-cell table:number-columns-repeated="19"/>
          <table:table-cell table:style-name="ce728" table:formula="of:=IF([Sheet1.AM129]=&quot;&quot;;&quot;&quot;;[Sheet1.AM129])">
            <text:p/>
          </table:table-cell>
          <table:table-cell table:style-name="ce794" table:formula="of:=IF([.T193]=&quot;&quot;;&quot;&quot;;IF([.T193]&lt;[.$C$104];[.T193]+[.$D$104]+[.$E$104]*[.T193]+[.$F$104]*[.T193]^2+[.$G$104]*[.T193]^3;IF([.T193]&gt;=[.$C$104];[.T193]+[.$D$105]+[.$E$105]*[.T193]+[.$F$105]*[.T193]^2+[.$G$105]*[.T193]^3+[.$H$105]*[.T193]^4+[.$I$105]*[.T193]^5;&quot;&quot;)))">
            <text:p/>
          </table:table-cell>
          <table:table-cell table:style-name="ce794" table:formula="of:=IF([.T193]=&quot;&quot;;&quot;&quot;;IF([.T193]&lt;[.$C$109];[.T193]+[.$D$109]+[.$E$109]*[.T193]+[.$F$109]*[.T193]^2+[.$G$109]*[.T193]^3+[.$H$109]*[.T193]^4+[.$I$109]*[.T193]^5;IF([.T193]&gt;=[.$C$109];[.T193]+[.$D$110]+[.$E$110]*[.T193]+[.$F$110]*[.T193]^2+[.$G$110]*[.T193]^3+[.$H$110]*[.T193]^4;&quot;&quot;)))">
            <text:p/>
          </table:table-cell>
          <table:table-cell table:style-name="ce794" table:formula="of:=IF([.T193]=&quot;&quot;;&quot;&quot;;IF([.T193]&lt;[.$C$116];[.$D$116]+[.$E$116]*[.T193]+[.$F$116]*[.T193]^2+[.$G$116]*[.T193]^3;IF([.T193]&gt;=[.$C$117];[.$D$117]+[.$E$117]*[.T193]+[.$F$117]*[.T193]^2+[.$G$117]*[.T193]^3+[.$H$117]*[.T193]^4;&quot;&quot;)))">
            <text:p/>
          </table:table-cell>
          <table:table-cell table:style-name="ce794" table:formula="of:=IF([.T193]=&quot;&quot;;&quot;&quot;;IF([.T193]&lt;[.$C$120];[.$D$120]+[.$E$120]*[.T193]+[.$F$120]*[.T193]^2+[.$G$120]*[.T193]^3;IF([.T193]&gt;=[.$C$121];[.$D$121]+[.$E$121]*[.T193];&quot;&quot;)))">
            <text:p/>
          </table:table-cell>
          <table:table-cell table:style-name="ce793" table:formula="of:=IF([.T193]=&quot;&quot;;&quot;&quot;;IF([.T193]&lt;[.$C$124];[.$D$124]+[.$E$124]*[.T193]+[.$F$124]*[.T193]^2;IF([.T193]&gt;=[.$C$126];[.$D$126]+[.$E$126]*[.T193];[.$D$125]+[.$E$125]*[.T193])))">
            <text:p/>
          </table:table-cell>
          <table:table-cell table:number-columns-repeated="999"/>
        </table:table-row>
        <table:table-row table:style-name="ro33">
          <table:table-cell table:number-columns-repeated="19"/>
          <table:table-cell table:style-name="ce729" table:formula="of:=IF([Sheet1.AM130]=&quot;&quot;;&quot;&quot;;[Sheet1.AM130])">
            <text:p/>
          </table:table-cell>
          <table:table-cell table:style-name="ce794" table:formula="of:=IF([.T194]=&quot;&quot;;&quot;&quot;;IF([.T194]&lt;[.$C$104];[.T194]+[.$D$104]+[.$E$104]*[.T194]+[.$F$104]*[.T194]^2+[.$G$104]*[.T194]^3;IF([.T194]&gt;=[.$C$104];[.T194]+[.$D$105]+[.$E$105]*[.T194]+[.$F$105]*[.T194]^2+[.$G$105]*[.T194]^3+[.$H$105]*[.T194]^4+[.$I$105]*[.T194]^5;&quot;&quot;)))">
            <text:p/>
          </table:table-cell>
          <table:table-cell table:style-name="ce794" table:formula="of:=IF([.T194]=&quot;&quot;;&quot;&quot;;IF([.T194]&lt;[.$C$109];[.T194]+[.$D$109]+[.$E$109]*[.T194]+[.$F$109]*[.T194]^2+[.$G$109]*[.T194]^3+[.$H$109]*[.T194]^4+[.$I$109]*[.T194]^5;IF([.T194]&gt;=[.$C$109];[.T194]+[.$D$110]+[.$E$110]*[.T194]+[.$F$110]*[.T194]^2+[.$G$110]*[.T194]^3+[.$H$110]*[.T194]^4;&quot;&quot;)))">
            <text:p/>
          </table:table-cell>
          <table:table-cell table:style-name="ce794" table:formula="of:=IF([.T194]=&quot;&quot;;&quot;&quot;;IF([.T194]&lt;[.$C$116];[.$D$116]+[.$E$116]*[.T194]+[.$F$116]*[.T194]^2+[.$G$116]*[.T194]^3;IF([.T194]&gt;=[.$C$117];[.$D$117]+[.$E$117]*[.T194]+[.$F$117]*[.T194]^2+[.$G$117]*[.T194]^3+[.$H$117]*[.T194]^4;&quot;&quot;)))">
            <text:p/>
          </table:table-cell>
          <table:table-cell table:style-name="ce794" table:formula="of:=IF([.T194]=&quot;&quot;;&quot;&quot;;IF([.T194]&lt;[.$C$120];[.$D$120]+[.$E$120]*[.T194]+[.$F$120]*[.T194]^2+[.$G$120]*[.T194]^3;IF([.T194]&gt;=[.$C$121];[.$D$121]+[.$E$121]*[.T194];&quot;&quot;)))">
            <text:p/>
          </table:table-cell>
          <table:table-cell table:style-name="ce793" table:formula="of:=IF([.T194]=&quot;&quot;;&quot;&quot;;IF([.T194]&lt;[.$C$124];[.$D$124]+[.$E$124]*[.T194]+[.$F$124]*[.T194]^2;IF([.T194]&gt;=[.$C$126];[.$D$126]+[.$E$126]*[.T194];[.$D$125]+[.$E$125]*[.T194])))">
            <text:p/>
          </table:table-cell>
          <table:table-cell table:number-columns-repeated="999"/>
        </table:table-row>
        <table:table-row table:style-name="ro33" table:number-rows-repeated="1048381">
          <table:table-cell table:number-columns-repeated="1024"/>
        </table:table-row>
        <table:table-row table:style-name="ro33">
          <table:table-cell table:number-columns-repeated="1024"/>
        </table:table-row>
      </table:table>
      <table:table table:name="HVLProcessing" table:style-name="ta1">
        <office:forms form:automatic-focus="false" form:apply-design-mode="false"/>
        <table:table-column table:style-name="co25" table:number-columns-repeated="1024" table:default-cell-style-name="ce240"/>
        <table:table-row table:style-name="ro32">
          <table:table-cell table:style-name="ce795" table:formula="of:=[Sheet1.AH10]" office:value-type="float" office:value="24" calcext:value-type="float">
            <text:p>24</text:p>
          </table:table-cell>
          <table:table-cell table:style-name="ce800" office:value-type="string" calcext:value-type="string">
            <text:p>kVp</text:p>
          </table:table-cell>
          <table:table-cell table:number-columns-repeated="6"/>
          <table:table-cell table:style-name="ce795" table:formula="of:=[Sheet1.AH57]" office:value-type="float" office:value="28" calcext:value-type="float">
            <text:p>28</text:p>
          </table:table-cell>
          <table:table-cell table:style-name="ce800" office:value-type="string" calcext:value-type="string">
            <text:p>kVp</text:p>
          </table:table-cell>
          <table:table-cell table:number-columns-repeated="6"/>
          <table:table-cell table:style-name="ce795" table:formula="of:=[Sheet1.AH91]" office:value-type="float" office:value="28" calcext:value-type="float">
            <text:p>28</text:p>
          </table:table-cell>
          <table:table-cell table:style-name="ce800" office:value-type="string" calcext:value-type="string">
            <text:p>kVp</text:p>
          </table:table-cell>
          <table:table-cell table:number-columns-repeated="1006"/>
        </table:table-row>
        <table:table-row table:style-name="ro32">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E3];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M3];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U3];2)&amp;&quot; kVp&quot;" office:value-type="string" office:string-value="" calcext:value-type="error">
            <text:p>#VALUE!</text:p>
          </table:table-cell>
          <table:table-cell table:number-columns-repeated="1001"/>
        </table:table-row>
        <table:table-row table:style-name="ro32">
          <table:table-cell table:style-name="ce797" table:formula="of:=[Sheet1.AJ10]" office:value-type="float" office:value="0" calcext:value-type="float">
            <text:p>0.0</text:p>
          </table:table-cell>
          <table:table-cell table:style-name="ce802" table:formula="of:=IF(MIN([Sheet1.AO10:.AO11])=0;&quot;&quot;;AVERAGE([Sheet1.AO10:.AO11]))">
            <text:p/>
          </table:table-cell>
          <table:table-cell table:style-name="ce804" table:formula="of:=IF([.B3]=&quot;&quot;;&quot;&quot;;ABS([.B3]-[.B3]/2))">
            <text:p/>
          </table:table-cell>
          <table:table-cell table:style-name="ce805" table:formula="of:=IF(OR([.B3]=&quot;&quot;;[.B4]=&quot;&quot;);&quot;&quot;;IF(ABS([.B3]-[.B3]/2)=SMALL([.C3:.C6];1);[.A3];IF(ABS([.B4]-[.B3]/2)=SMALL([.C3:.C6];1);[.A4];IF(ABS([.B5]-[.B3]/2)=SMALL([.C3:.C6];1);[.A5];IF(ABS([.B6]-[.B3]/2)=SMALL([.C3:.C6];1);[.A6];&quot;&quot;)))))">
            <text:p/>
          </table:table-cell>
          <table:table-cell table:style-name="ce807" table:formula="of:=IF(OR([Sheet1.AM10]=&quot;&quot;;[Sheet1.AM11]=&quot;&quot;);&quot;&quot;;AVERAGE([Sheet1.AM10:.AM11]))">
            <text:p/>
          </table:table-cell>
          <table:table-cell/>
          <table:table-cell table:style-name="ce811" table:formula="of:=IF(OR(MIN([.D3:.D4])=0;MIN([.D7:.D8])=0);&quot;&quot;;TREND([.D3:.D4];[.E7:.E8];LN([.B3]/2)))">
            <text:p/>
          </table:table-cell>
          <table:table-cell/>
          <table:table-cell table:style-name="ce797" table:formula="of:=[Sheet1.AJ57]" office:value-type="float" office:value="0" calcext:value-type="float">
            <text:p>0.0</text:p>
          </table:table-cell>
          <table:table-cell table:style-name="ce802" table:formula="of:=IF(MIN([Sheet1.AO57:.AO58])=0;&quot;&quot;;AVERAGE([Sheet1.AO57:.AO58]))">
            <text:p/>
          </table:table-cell>
          <table:table-cell table:style-name="ce804" table:formula="of:=IF([.J3]=&quot;&quot;;&quot;&quot;;ABS([.J3]-[.J3]/2))">
            <text:p/>
          </table:table-cell>
          <table:table-cell table:style-name="ce805" table:formula="of:=IF(OR([.J3]=&quot;&quot;;[.J4]=&quot;&quot;);&quot;&quot;;IF(ABS([.J3]-[.J3]/2)=SMALL([.K3:.K6];1);[.I3];IF(ABS([.J4]-[.J3]/2)=SMALL([.K3:.K6];1);[.I4];IF(ABS([.J5]-[.J3]/2)=SMALL([.K3:.K6];1);[.I5];IF(ABS([.J6]-[.J3]/2)=SMALL([.K3:.K6];1);[.I6];&quot;&quot;)))))">
            <text:p/>
          </table:table-cell>
          <table:table-cell table:style-name="ce807" table:formula="of:=IF(OR([Sheet1.AM57]=&quot;&quot;;[Sheet1.AM58]=&quot;&quot;);&quot;&quot;;AVERAGE([Sheet1.AM57:.AM58]))">
            <text:p/>
          </table:table-cell>
          <table:table-cell/>
          <table:table-cell table:style-name="ce811" table:formula="of:=IF(OR(MIN([.L3:.L4])=0;MIN([.L7:.L8])=0);&quot;&quot;;TREND([.L3:.L4];[.M7:.M8];LN([.J3]/2)))">
            <text:p/>
          </table:table-cell>
          <table:table-cell/>
          <table:table-cell table:style-name="ce797" table:formula="of:=[Sheet1.AJ91]" office:value-type="float" office:value="0" calcext:value-type="float">
            <text:p>0.0</text:p>
          </table:table-cell>
          <table:table-cell table:style-name="ce802" table:formula="of:=IF(MIN([Sheet1.AO91:.AO92])=0;&quot;&quot;;AVERAGE([Sheet1.AO91:.AO92]))">
            <text:p/>
          </table:table-cell>
          <table:table-cell table:style-name="ce804" table:formula="of:=IF([.R3]=&quot;&quot;;&quot;&quot;;ABS([.R3]-[.R3]/2))">
            <text:p/>
          </table:table-cell>
          <table:table-cell table:style-name="ce805" table:formula="of:=IF(OR([.R3]=&quot;&quot;;[.R4]=&quot;&quot;);&quot;&quot;;IF(ABS([.R3]-[.R3]/2)=SMALL([.S3:.S6];1);[.Q3];IF(ABS([.R4]-[.R3]/2)=SMALL([.S3:.S6];1);[.Q4];IF(ABS([.R5]-[.R3]/2)=SMALL([.S3:.S6];1);[.Q5];IF(ABS([.R6]-[.R3]/2)=SMALL([.S3:.S6];1);[.Q6];&quot;&quot;)))))">
            <text:p/>
          </table:table-cell>
          <table:table-cell table:style-name="ce807" table:formula="of:=IF(OR([Sheet1.AM91]=&quot;&quot;;[Sheet1.AM92]=&quot;&quot;);&quot;&quot;;AVERAGE([Sheet1.AM91:.AM92]))">
            <text:p/>
          </table:table-cell>
          <table:table-cell/>
          <table:table-cell table:style-name="ce811" table:formula="of:=IF(OR(MIN([.T3:.T4])=0;MIN([.T7:.T8])=0);&quot;&quot;;TREND([.T3:.T4];[.U7:.U8];LN([.R3]/2)))">
            <text:p/>
          </table:table-cell>
          <table:table-cell table:number-columns-repeated="1001"/>
        </table:table-row>
        <table:table-row table:style-name="ro32">
          <table:table-cell table:style-name="ce797" table:formula="of:=[Sheet1.AJ12]" office:value-type="float" office:value="0.2" calcext:value-type="float">
            <text:p>0.2</text:p>
          </table:table-cell>
          <table:table-cell table:style-name="ce802" table:formula="of:=IF(MIN([Sheet1.AO12:.AO13])=0;&quot;&quot;;AVERAGE([Sheet1.AO12:.AO13]))">
            <text:p/>
          </table:table-cell>
          <table:table-cell table:style-name="ce804" table:formula="of:=IF([.B4]=&quot;&quot;;&quot;&quot;;ABS([.B4]-[.B3]/2))">
            <text:p/>
          </table:table-cell>
          <table:table-cell table:style-name="ce804" table:formula="of:=IF(OR([.B3]=&quot;&quot;;[.B4]=&quot;&quot;);&quot;&quot;;IF(ABS([.B3]-[.B3]/2)=SMALL([.C3:.C6];2);[.A3];IF(ABS([.B4]-[.B3]/2)=SMALL([.C3:.C6];2);[.A4];IF(ABS([.B5]-[.B3]/2)=SMALL([.C3:.C6];2);[.A5];IF(ABS([.B6]-[.B3]/2)=SMALL([.C3:.C6];2);[.A6];&quot;&quot;)))))">
            <text:p/>
          </table:table-cell>
          <table:table-cell table:style-name="ce808"/>
          <table:table-cell table:number-columns-repeated="3"/>
          <table:table-cell table:style-name="ce797" table:formula="of:=[Sheet1.AJ60]" office:value-type="float" office:value="0.4" calcext:value-type="float">
            <text:p>0.4</text:p>
          </table:table-cell>
          <table:table-cell table:style-name="ce802" table:formula="of:=IF(MIN([Sheet1.AO59:.AO60])=0;&quot;&quot;;AVERAGE([Sheet1.AO59:.AO60]))">
            <text:p/>
          </table:table-cell>
          <table:table-cell table:style-name="ce804" table:formula="of:=IF([.J4]=&quot;&quot;;&quot;&quot;;ABS([.J4]-[.J3]/2))">
            <text:p/>
          </table:table-cell>
          <table:table-cell table:style-name="ce804" table:formula="of:=IF(OR([.J3]=&quot;&quot;;[.J4]=&quot;&quot;);&quot;&quot;;IF(ABS([.J3]-[.J3]/2)=SMALL([.K3:.K6];2);[.I3];IF(ABS([.J4]-[.J3]/2)=SMALL([.K3:.K6];2);[.I4];IF(ABS([.J5]-[.J3]/2)=SMALL([.K3:.K6];2);[.I5];IF(ABS([.J6]-[.J3]/2)=SMALL([.K3:.K6];2);[.I6];&quot;&quot;)))))">
            <text:p/>
          </table:table-cell>
          <table:table-cell table:style-name="ce808"/>
          <table:table-cell table:number-columns-repeated="3"/>
          <table:table-cell table:style-name="ce797" table:formula="of:=[Sheet1.AJ93]" office:value-type="float" office:value="0.4" calcext:value-type="float">
            <text:p>0.4</text:p>
          </table:table-cell>
          <table:table-cell table:style-name="ce802" table:formula="of:=IF(MIN([Sheet1.AO93:.AO94])=0;&quot;&quot;;AVERAGE([Sheet1.AO93:.AO94]))">
            <text:p/>
          </table:table-cell>
          <table:table-cell table:style-name="ce804" table:formula="of:=IF([.R4]=&quot;&quot;;&quot;&quot;;ABS([.R4]-[.R3]/2))">
            <text:p/>
          </table:table-cell>
          <table:table-cell table:style-name="ce804" table:formula="of:=IF(OR([.R3]=&quot;&quot;;[.R4]=&quot;&quot;);&quot;&quot;;IF(ABS([.R3]-[.R3]/2)=SMALL([.S3:.S6];2);[.Q3];IF(ABS([.R4]-[.R3]/2)=SMALL([.S3:.S6];2);[.Q4];IF(ABS([.R5]-[.R3]/2)=SMALL([.S3:.S6];2);[.Q5];IF(ABS([.R6]-[.R3]/2)=SMALL([.S3:.S6];2);[.Q6];&quot;&quot;)))))">
            <text:p/>
          </table:table-cell>
          <table:table-cell table:style-name="ce808"/>
          <table:table-cell table:number-columns-repeated="1003"/>
        </table:table-row>
        <table:table-row table:style-name="ro32">
          <table:table-cell table:style-name="ce798" table:formula="of:=IF(AND([Sheet1.AM14]=&quot;&quot;;[Sheet1.AM16]=&quot;&quot;);&quot;&quot;;IF([Sheet1.AM14]&lt;&gt;&quot;&quot;;[Sheet1.AJ14];[Sheet1.AJ16]))">
            <text:p/>
          </table:table-cell>
          <table:table-cell table:style-name="ce802" table:formula="of:=IF(AND([Sheet1.AM14]=&quot;&quot;;[Sheet1.AM16]=&quot;&quot;);&quot;&quot;;IF([Sheet1.AM14]&lt;&gt;&quot;&quot;;AVERAGE([Sheet1.AO14:.AO15]);AVERAGE([Sheet1.AO16:.AO17])))">
            <text:p/>
          </table:table-cell>
          <table:table-cell table:style-name="ce804" table:formula="of:=IF([.B5]=&quot;&quot;;&quot;&quot;;ABS([.B5]-[.B3]/2))">
            <text:p/>
          </table:table-cell>
          <table:table-cell table:style-name="ce806" table:number-columns-repeated="2"/>
          <table:table-cell table:number-columns-repeated="3"/>
          <table:table-cell table:style-name="ce798" table:formula="of:=IF(AND([Sheet1.AM62]=&quot;&quot;;[Sheet1.AM64]=&quot;&quot;);&quot;&quot;;IF([Sheet1.AM62]&lt;&gt;&quot;&quot;;[Sheet1.AJ62];[Sheet1.AJ64]))">
            <text:p/>
          </table:table-cell>
          <table:table-cell table:style-name="ce802" table:formula="of:=IF(AND([Sheet1.AM61]=&quot;&quot;;[Sheet1.AM63]=&quot;&quot;);&quot;&quot;;IF([Sheet1.AM61]&lt;&gt;&quot;&quot;;AVERAGE([Sheet1.AO61:.AO62]);AVERAGE([Sheet1.AO63:.AO64])))">
            <text:p/>
          </table:table-cell>
          <table:table-cell table:style-name="ce804" table:formula="of:=IF([.J5]=&quot;&quot;;&quot;&quot;;ABS([.J5]-[.J3]/2))">
            <text:p/>
          </table:table-cell>
          <table:table-cell table:style-name="ce806" table:number-columns-repeated="2"/>
          <table:table-cell table:number-columns-repeated="3"/>
          <table:table-cell table:style-name="ce798" table:formula="of:=IF(AND([Sheet1.AM95]=&quot;&quot;;[Sheet1.AM97]=&quot;&quot;);&quot;&quot;;IF([Sheet1.AM95]&lt;&gt;&quot;&quot;;[Sheet1.AJ95];[Sheet1.AJ97]))">
            <text:p/>
          </table:table-cell>
          <table:table-cell table:style-name="ce802" table:formula="of:=IF(AND([Sheet1.AM95]=&quot;&quot;;[Sheet1.AM97]=&quot;&quot;);&quot;&quot;;IF([Sheet1.AM95]&lt;&gt;&quot;&quot;;AVERAGE([Sheet1.AO95:.AO96]);AVERAGE([Sheet1.AO97:.AO98])))">
            <text:p/>
          </table:table-cell>
          <table:table-cell table:style-name="ce804" table:formula="of:=IF([.R5]=&quot;&quot;;&quot;&quot;;ABS([.R5]-[.R3]/2))">
            <text:p/>
          </table:table-cell>
          <table:table-cell table:style-name="ce806" table:number-columns-repeated="2"/>
          <table:table-cell table:number-columns-repeated="1003"/>
        </table:table-row>
        <table:table-row table:style-name="ro32">
          <table:table-cell table:style-name="ce798" table:formula="of:=IF(OR([Sheet1.AM16]=&quot;&quot;;AND([Sheet1.AM14]=&quot;&quot;;[Sheet1.AM16]&lt;&gt;&quot;&quot;));&quot;&quot;;[Sheet1.AJ16])">
            <text:p/>
          </table:table-cell>
          <table:table-cell table:style-name="ce802" table:formula="of:=IF(OR([Sheet1.AM16]=&quot;&quot;;AND([Sheet1.AM14]=&quot;&quot;;[Sheet1.AM16]&lt;&gt;&quot;&quot;));&quot;&quot;;AVERAGE([Sheet1.AO16:.AO17]))">
            <text:p/>
          </table:table-cell>
          <table:table-cell table:style-name="ce804" table:formula="of:=IF([.B6]=&quot;&quot;;&quot;&quot;;ABS([.B6]-[.B3]/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64]=&quot;&quot;;AND([Sheet1.AM62]=&quot;&quot;;[Sheet1.AM64]&lt;&gt;&quot;&quot;));&quot;&quot;;[Sheet1.AJ64])">
            <text:p/>
          </table:table-cell>
          <table:table-cell table:style-name="ce802" table:formula="of:=IF(OR([Sheet1.AM63]=&quot;&quot;;AND([Sheet1.AM61]=&quot;&quot;;[Sheet1.AM63]&lt;&gt;&quot;&quot;));&quot;&quot;;AVERAGE([Sheet1.AO63:.AO64]))">
            <text:p/>
          </table:table-cell>
          <table:table-cell table:style-name="ce804" table:formula="of:=IF([.J6]=&quot;&quot;;&quot;&quot;;ABS([.J6]-[.J3]/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97]=&quot;&quot;;AND([Sheet1.AM95]=&quot;&quot;;[Sheet1.AM97]&lt;&gt;&quot;&quot;));&quot;&quot;;[Sheet1.AJ97])">
            <text:p/>
          </table:table-cell>
          <table:table-cell table:style-name="ce802" table:formula="of:=IF(OR([Sheet1.AM97]=&quot;&quot;;AND([Sheet1.AM95]=&quot;&quot;;[Sheet1.AM97]&lt;&gt;&quot;&quot;));&quot;&quot;;AVERAGE([Sheet1.AO97:.AO98]))">
            <text:p/>
          </table:table-cell>
          <table:table-cell table:style-name="ce804" table:formula="of:=IF([.R6]=&quot;&quot;;&quot;&quot;;ABS([.R6]-[.R3]/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1003"/>
        </table:table-row>
        <table:table-row table:style-name="ro32">
          <table:table-cell table:style-name="ce799" table:formula="of:=[.G3]">
            <text:p/>
          </table:table-cell>
          <table:table-cell table:style-name="ce803" table:formula="of:=IF([.G3]=&quot;&quot;;&quot;&quot;;EXP(TREND([.E7:.E8];[.D3:.D4];[.A7])))">
            <text:p/>
          </table:table-cell>
          <table:table-cell/>
          <table:table-cell table:style-name="ce805" table:formula="of:=IF(OR([.B3]=&quot;&quot;;[.B4]=&quot;&quot;);&quot;&quot;;IF([.A3]=[.D3];[.B3];IF([.A4]=[.D3];[.B4];IF([.A5]=[.D3];[.B5];IF([.A6]=[.D3];[.B6])))))">
            <text:p/>
          </table:table-cell>
          <table:table-cell table:style-name="ce809" table:formula="of:=IF([.D7]=&quot;&quot;;&quot;&quot;;LN([.D7]))">
            <text:p/>
          </table:table-cell>
          <table:table-cell table:number-columns-repeated="3"/>
          <table:table-cell table:style-name="ce799" table:formula="of:=[.O3]">
            <text:p/>
          </table:table-cell>
          <table:table-cell table:style-name="ce803" table:formula="of:=IF([.O3]=&quot;&quot;;&quot;&quot;;EXP(TREND([.M7:.M8];[.L3:.L4];[.I7])))">
            <text:p/>
          </table:table-cell>
          <table:table-cell/>
          <table:table-cell table:style-name="ce805" table:formula="of:=IF(OR([.J3]=&quot;&quot;;[.J4]=&quot;&quot;);&quot;&quot;;IF([.I3]=[.L3];[.J3];IF([.I4]=[.L3];[.J4];IF([.I5]=[.L3];[.J5];IF([.I6]=[.L3];[.J6])))))">
            <text:p/>
          </table:table-cell>
          <table:table-cell table:style-name="ce809" table:formula="of:=IF([.L7]=&quot;&quot;;&quot;&quot;;LN([.L7]))">
            <text:p/>
          </table:table-cell>
          <table:table-cell table:number-columns-repeated="3"/>
          <table:table-cell table:style-name="ce799" table:formula="of:=[.W3]">
            <text:p/>
          </table:table-cell>
          <table:table-cell table:style-name="ce803" table:formula="of:=IF([.W3]=&quot;&quot;;&quot;&quot;;EXP(TREND([.U7:.U8];[.T3:.T4];[.Q7])))">
            <text:p/>
          </table:table-cell>
          <table:table-cell/>
          <table:table-cell table:style-name="ce805" table:formula="of:=IF(OR([.R3]=&quot;&quot;;[.R4]=&quot;&quot;);&quot;&quot;;IF([.Q3]=[.T3];[.R3];IF([.Q4]=[.T3];[.R4];IF([.Q5]=[.T3];[.R5];IF([.Q6]=[.T3];[.R6])))))">
            <text:p/>
          </table:table-cell>
          <table:table-cell table:style-name="ce809" table:formula="of:=IF([.T7]=&quot;&quot;;&quot;&quot;;LN([.T7]))">
            <text:p/>
          </table:table-cell>
          <table:table-cell table:number-columns-repeated="1003"/>
        </table:table-row>
        <table:table-row table:style-name="ro32">
          <table:table-cell table:number-columns-repeated="3"/>
          <table:table-cell table:style-name="ce804" table:formula="of:=IF(OR([.B3]=&quot;&quot;;[.B4]=&quot;&quot;);&quot;&quot;;IF([.A3]=[.D4];[.B3];IF([.A4]=[.D4];[.B4];IF([.A5]=[.D4];[.B5];IF([.A6]=[.D4];[.B6])))))">
            <text:p/>
          </table:table-cell>
          <table:table-cell table:style-name="ce810" table:formula="of:=IF([.D8]=&quot;&quot;;&quot;&quot;;LN([.D8]))">
            <text:p/>
          </table:table-cell>
          <table:table-cell table:number-columns-repeated="6"/>
          <table:table-cell table:style-name="ce804" table:formula="of:=IF(OR([.J3]=&quot;&quot;;[.J4]=&quot;&quot;);&quot;&quot;;IF([.I3]=[.L4];[.J3];IF([.I4]=[.L4];[.J4];IF([.I5]=[.L4];[.J5];IF([.I6]=[.L4];[.J6])))))">
            <text:p/>
          </table:table-cell>
          <table:table-cell table:style-name="ce810" table:formula="of:=IF([.L8]=&quot;&quot;;&quot;&quot;;LN([.L8]))">
            <text:p/>
          </table:table-cell>
          <table:table-cell table:number-columns-repeated="6"/>
          <table:table-cell table:style-name="ce804" table:formula="of:=IF(OR([.R3]=&quot;&quot;;[.R4]=&quot;&quot;);&quot;&quot;;IF([.Q3]=[.T4];[.R3];IF([.Q4]=[.T4];[.R4];IF([.Q5]=[.T4];[.R5];IF([.Q6]=[.T4];[.R6])))))">
            <text:p/>
          </table:table-cell>
          <table:table-cell table:style-name="ce810" table:formula="of:=IF([.T8]=&quot;&quot;;&quot;&quot;;LN([.T8]))">
            <text:p/>
          </table:table-cell>
          <table:table-cell table:number-columns-repeated="1003"/>
        </table:table-row>
        <table:table-row table:style-name="ro32">
          <table:table-cell table:style-name="ce795" table:formula="of:=[Sheet1.AH18]" office:value-type="float" office:value="25" calcext:value-type="float">
            <text:p>25</text:p>
          </table:table-cell>
          <table:table-cell table:style-name="ce800" office:value-type="string" calcext:value-type="string">
            <text:p>kVp</text:p>
          </table:table-cell>
          <table:table-cell table:number-columns-repeated="6"/>
          <table:table-cell table:style-name="ce795" table:formula="of:=[Sheet1.AH65]" office:value-type="float" office:value="30" calcext:value-type="float">
            <text:p>30</text:p>
          </table:table-cell>
          <table:table-cell table:style-name="ce800" office:value-type="string" calcext:value-type="string">
            <text:p>kVp</text:p>
          </table:table-cell>
          <table:table-cell table:number-columns-repeated="6"/>
          <table:table-cell table:style-name="ce795" table:formula="of:=[Sheet1.AH99]" office:value-type="float" office:value="30" calcext:value-type="float">
            <text:p>30</text:p>
          </table:table-cell>
          <table:table-cell table:style-name="ce800" office:value-type="string" calcext:value-type="string">
            <text:p>kVp</text:p>
          </table:table-cell>
          <table:table-cell table:number-columns-repeated="1006"/>
        </table:table-row>
        <table:table-row table:style-name="ro32">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E11];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M11];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U11];2)&amp;&quot; kVp&quot;" office:value-type="string" office:string-value="" calcext:value-type="error">
            <text:p>#VALUE!</text:p>
          </table:table-cell>
          <table:table-cell table:number-columns-repeated="1001"/>
        </table:table-row>
        <table:table-row table:style-name="ro32">
          <table:table-cell table:style-name="ce797" table:formula="of:=[Sheet1.AJ18]" office:value-type="float" office:value="0" calcext:value-type="float">
            <text:p>0.0</text:p>
          </table:table-cell>
          <table:table-cell table:style-name="ce802" table:formula="of:=IF(MIN([Sheet1.AO18:.AO19])=0;&quot;&quot;;AVERAGE([Sheet1.AO18:.AO19]))">
            <text:p/>
          </table:table-cell>
          <table:table-cell table:style-name="ce804" table:formula="of:=IF([.B11]=&quot;&quot;;&quot;&quot;;ABS([.B11]-[.B11]/2))">
            <text:p/>
          </table:table-cell>
          <table:table-cell table:style-name="ce805" table:formula="of:=IF(OR([.B11]=&quot;&quot;;[.B12]=&quot;&quot;);&quot;&quot;;IF(ABS([.B11]-[.B11]/2)=SMALL([.C11:.C14];1);[.A11];IF(ABS([.B12]-[.B11]/2)=SMALL([.C11:.C14];1);[.A12];IF(ABS([.B13]-[.B11]/2)=SMALL([.C11:.C14];1);[.A13];IF(ABS([.B14]-[.B11]/2)=SMALL([.C11:.C14];1);[.A14];&quot;&quot;)))))">
            <text:p/>
          </table:table-cell>
          <table:table-cell table:style-name="ce807" table:formula="of:=IF(OR([Sheet1.AM18]=&quot;&quot;;[Sheet1.AM19]=&quot;&quot;);&quot;&quot;;AVERAGE([Sheet1.AM18:.AM19]))">
            <text:p/>
          </table:table-cell>
          <table:table-cell/>
          <table:table-cell table:style-name="ce811" table:formula="of:=IF(OR(MIN([.D11:.D12])=0;MIN([.D15:.D16])=0);&quot;&quot;;TREND([.D11:.D12];[.E15:.E16];LN([.B11]/2)))">
            <text:p/>
          </table:table-cell>
          <table:table-cell/>
          <table:table-cell table:style-name="ce797" table:formula="of:=[Sheet1.AJ65]" office:value-type="float" office:value="0" calcext:value-type="float">
            <text:p>0.0</text:p>
          </table:table-cell>
          <table:table-cell table:style-name="ce802" table:formula="of:=IF(MIN([Sheet1.AO65:.AO66])=0;&quot;&quot;;AVERAGE([Sheet1.AO65:.AO66]))">
            <text:p/>
          </table:table-cell>
          <table:table-cell table:style-name="ce804" table:formula="of:=IF([.J11]=&quot;&quot;;&quot;&quot;;ABS([.J11]-[.J11]/2))">
            <text:p/>
          </table:table-cell>
          <table:table-cell table:style-name="ce805" table:formula="of:=IF(OR([.J11]=&quot;&quot;;[.J12]=&quot;&quot;);&quot;&quot;;IF(ABS([.J11]-[.J11]/2)=SMALL([.K11:.K14];1);[.I11];IF(ABS([.J12]-[.J11]/2)=SMALL([.K11:.K14];1);[.I12];IF(ABS([.J13]-[.J11]/2)=SMALL([.K11:.K14];1);[.I13];IF(ABS([.J14]-[.J11]/2)=SMALL([.K11:.K14];1);[.I14];&quot;&quot;)))))">
            <text:p/>
          </table:table-cell>
          <table:table-cell table:style-name="ce807" table:formula="of:=IF(OR([Sheet1.AM65]=&quot;&quot;;[Sheet1.AM66]=&quot;&quot;);&quot;&quot;;AVERAGE([Sheet1.AM65:.AM66]))">
            <text:p/>
          </table:table-cell>
          <table:table-cell/>
          <table:table-cell table:style-name="ce811" table:formula="of:=IF(OR(MIN([.L11:.L12])=0;MIN([.L15:.L16])=0);&quot;&quot;;TREND([.L11:.L12];[.M15:.M16];LN([.J11]/2)))">
            <text:p/>
          </table:table-cell>
          <table:table-cell/>
          <table:table-cell table:style-name="ce797" table:formula="of:=[Sheet1.AJ99]" office:value-type="float" office:value="0" calcext:value-type="float">
            <text:p>0.0</text:p>
          </table:table-cell>
          <table:table-cell table:style-name="ce802" table:formula="of:=IF(MIN([Sheet1.AO99:.AO100])=0;&quot;&quot;;AVERAGE([Sheet1.AO99:.AO100]))">
            <text:p/>
          </table:table-cell>
          <table:table-cell table:style-name="ce804" table:formula="of:=IF([.R11]=&quot;&quot;;&quot;&quot;;ABS([.R11]-[.R11]/2))">
            <text:p/>
          </table:table-cell>
          <table:table-cell table:style-name="ce805" table:formula="of:=IF(OR([.R11]=&quot;&quot;;[.R12]=&quot;&quot;);&quot;&quot;;IF(ABS([.R11]-[.R11]/2)=SMALL([.S11:.S14];1);[.Q11];IF(ABS([.R12]-[.R11]/2)=SMALL([.S11:.S14];1);[.Q12];IF(ABS([.R13]-[.R11]/2)=SMALL([.S11:.S14];1);[.Q13];IF(ABS([.R14]-[.R11]/2)=SMALL([.S11:.S14];1);[.Q14];&quot;&quot;)))))">
            <text:p/>
          </table:table-cell>
          <table:table-cell table:style-name="ce807" table:formula="of:=IF(OR([Sheet1.AM99]=&quot;&quot;;[Sheet1.AM100]=&quot;&quot;);&quot;&quot;;AVERAGE([Sheet1.AM99:.AM100]))">
            <text:p/>
          </table:table-cell>
          <table:table-cell/>
          <table:table-cell table:style-name="ce811" table:formula="of:=IF(OR(MIN([.T11:.T12])=0;MIN([.T15:.T16])=0);&quot;&quot;;TREND([.T11:.T12];[.U15:.U16];LN([.R11]/2)))">
            <text:p/>
          </table:table-cell>
          <table:table-cell table:number-columns-repeated="1001"/>
        </table:table-row>
        <table:table-row table:style-name="ro32">
          <table:table-cell table:style-name="ce797" table:formula="of:=[Sheet1.AJ20]" office:value-type="float" office:value="0.3" calcext:value-type="float">
            <text:p>0.3</text:p>
          </table:table-cell>
          <table:table-cell table:style-name="ce802" table:formula="of:=IF(MIN([Sheet1.AO20:.AO21])=0;&quot;&quot;;AVERAGE([Sheet1.AO20:.AO21]))">
            <text:p/>
          </table:table-cell>
          <table:table-cell table:style-name="ce804" table:formula="of:=IF([.B12]=&quot;&quot;;&quot;&quot;;ABS([.B12]-[.B11]/2))">
            <text:p/>
          </table:table-cell>
          <table:table-cell table:style-name="ce804" table:formula="of:=IF(OR([.B11]=&quot;&quot;;[.B12]=&quot;&quot;);&quot;&quot;;IF(ABS([.B11]-[.B11]/2)=SMALL([.C11:.C14];2);[.A11];IF(ABS([.B12]-[.B11]/2)=SMALL([.C11:.C14];2);[.A12];IF(ABS([.B13]-[.B11]/2)=SMALL([.C11:.C14];2);[.A13];IF(ABS([.B14]-[.B11]/2)=SMALL([.C11:.C14];2);[.A14];&quot;&quot;)))))">
            <text:p/>
          </table:table-cell>
          <table:table-cell table:style-name="ce808"/>
          <table:table-cell table:number-columns-repeated="3"/>
          <table:table-cell table:style-name="ce797" table:formula="of:=[Sheet1.AJ67]" office:value-type="float" office:value="0.5" calcext:value-type="float">
            <text:p>0.5</text:p>
          </table:table-cell>
          <table:table-cell table:style-name="ce802" table:formula="of:=IF(MIN([Sheet1.AO67:.AO68])=0;&quot;&quot;;AVERAGE([Sheet1.AO67:.AO68]))">
            <text:p/>
          </table:table-cell>
          <table:table-cell table:style-name="ce804" table:formula="of:=IF([.J12]=&quot;&quot;;&quot;&quot;;ABS([.J12]-[.J11]/2))">
            <text:p/>
          </table:table-cell>
          <table:table-cell table:style-name="ce804" table:formula="of:=IF(OR([.J11]=&quot;&quot;;[.J12]=&quot;&quot;);&quot;&quot;;IF(ABS([.J11]-[.J11]/2)=SMALL([.K11:.K14];2);[.I11];IF(ABS([.J12]-[.J11]/2)=SMALL([.K11:.K14];2);[.I12];IF(ABS([.J13]-[.J11]/2)=SMALL([.K11:.K14];2);[.I13];IF(ABS([.J14]-[.J11]/2)=SMALL([.K11:.K14];2);[.I14];&quot;&quot;)))))">
            <text:p/>
          </table:table-cell>
          <table:table-cell table:style-name="ce808"/>
          <table:table-cell table:number-columns-repeated="3"/>
          <table:table-cell table:style-name="ce797" table:formula="of:=[Sheet1.AJ101]" office:value-type="float" office:value="0.4" calcext:value-type="float">
            <text:p>0.4</text:p>
          </table:table-cell>
          <table:table-cell table:style-name="ce802" table:formula="of:=IF(MIN([Sheet1.AO101:.AO102])=0;&quot;&quot;;AVERAGE([Sheet1.AO101:.AO102]))">
            <text:p/>
          </table:table-cell>
          <table:table-cell table:style-name="ce804" table:formula="of:=IF([.R12]=&quot;&quot;;&quot;&quot;;ABS([.R12]-[.R11]/2))">
            <text:p/>
          </table:table-cell>
          <table:table-cell table:style-name="ce804" table:formula="of:=IF(OR([.R11]=&quot;&quot;;[.R12]=&quot;&quot;);&quot;&quot;;IF(ABS([.R11]-[.R11]/2)=SMALL([.S11:.S14];2);[.Q11];IF(ABS([.R12]-[.R11]/2)=SMALL([.S11:.S14];2);[.Q12];IF(ABS([.R13]-[.R11]/2)=SMALL([.S11:.S14];2);[.Q13];IF(ABS([.R14]-[.R11]/2)=SMALL([.S11:.S14];2);[.Q14];&quot;&quot;)))))">
            <text:p/>
          </table:table-cell>
          <table:table-cell table:style-name="ce808"/>
          <table:table-cell table:number-columns-repeated="1003"/>
        </table:table-row>
        <table:table-row table:style-name="ro32">
          <table:table-cell table:style-name="ce798" table:formula="of:=IF(AND([Sheet1.AM22]=&quot;&quot;;[Sheet1.AM24]=&quot;&quot;);&quot;&quot;;IF([Sheet1.AM22]&lt;&gt;&quot;&quot;;[Sheet1.AJ22];[Sheet1.AJ24]))">
            <text:p/>
          </table:table-cell>
          <table:table-cell table:style-name="ce802" table:formula="of:=IF(AND([Sheet1.AM22]=&quot;&quot;;[Sheet1.AM24]=&quot;&quot;);&quot;&quot;;IF([Sheet1.AM22]&lt;&gt;&quot;&quot;;AVERAGE([Sheet1.AO22:.AO23]);AVERAGE([Sheet1.AO24:.AO25])))">
            <text:p/>
          </table:table-cell>
          <table:table-cell table:style-name="ce804" table:formula="of:=IF([.B13]=&quot;&quot;;&quot;&quot;;ABS([.B13]-[.B11]/2))">
            <text:p/>
          </table:table-cell>
          <table:table-cell table:style-name="ce806" table:number-columns-repeated="2"/>
          <table:table-cell table:number-columns-repeated="3"/>
          <table:table-cell table:style-name="ce798" table:formula="of:=IF(AND([Sheet1.AM69]=&quot;&quot;;[Sheet1.AM71]=&quot;&quot;);&quot;&quot;;IF([Sheet1.AM69]&lt;&gt;&quot;&quot;;[Sheet1.AJ69];[Sheet1.AJ71]))">
            <text:p/>
          </table:table-cell>
          <table:table-cell table:style-name="ce802" table:formula="of:=IF(AND([Sheet1.AM69]=&quot;&quot;;[Sheet1.AM71]=&quot;&quot;);&quot;&quot;;IF([Sheet1.AM69]&lt;&gt;&quot;&quot;;AVERAGE([Sheet1.AO69:.AO70]);AVERAGE([Sheet1.AO71:.AO72])))">
            <text:p/>
          </table:table-cell>
          <table:table-cell table:style-name="ce804" table:formula="of:=IF([.J13]=&quot;&quot;;&quot;&quot;;ABS([.J13]-[.J11]/2))">
            <text:p/>
          </table:table-cell>
          <table:table-cell table:style-name="ce806" table:number-columns-repeated="2"/>
          <table:table-cell table:number-columns-repeated="3"/>
          <table:table-cell table:style-name="ce798" table:formula="of:=IF(AND([Sheet1.AM103]=&quot;&quot;;[Sheet1.AM105]=&quot;&quot;);&quot;&quot;;IF([Sheet1.AM103]&lt;&gt;&quot;&quot;;[Sheet1.AJ103];[Sheet1.AJ105]))">
            <text:p/>
          </table:table-cell>
          <table:table-cell table:style-name="ce802" table:formula="of:=IF(AND([Sheet1.AM103]=&quot;&quot;;[Sheet1.AM105]=&quot;&quot;);&quot;&quot;;IF([Sheet1.AM103]&lt;&gt;&quot;&quot;;AVERAGE([Sheet1.AO103:.AO104]);AVERAGE([Sheet1.AO105:.AO106])))">
            <text:p/>
          </table:table-cell>
          <table:table-cell table:style-name="ce804" table:formula="of:=IF([.R13]=&quot;&quot;;&quot;&quot;;ABS([.R13]-[.R11]/2))">
            <text:p/>
          </table:table-cell>
          <table:table-cell table:style-name="ce806" table:number-columns-repeated="2"/>
          <table:table-cell table:number-columns-repeated="1003"/>
        </table:table-row>
        <table:table-row table:style-name="ro32">
          <table:table-cell table:style-name="ce798" table:formula="of:=IF(OR([Sheet1.AM24]=&quot;&quot;;AND([Sheet1.AM22]=&quot;&quot;;[Sheet1.AM24]&lt;&gt;&quot;&quot;));&quot;&quot;;[Sheet1.AJ24])">
            <text:p/>
          </table:table-cell>
          <table:table-cell table:style-name="ce802" table:formula="of:=IF(OR([Sheet1.AM24]=&quot;&quot;;AND([Sheet1.AM22]=&quot;&quot;;[Sheet1.AM24]&lt;&gt;&quot;&quot;));&quot;&quot;;AVERAGE([Sheet1.AO24:.AO25]))">
            <text:p/>
          </table:table-cell>
          <table:table-cell table:style-name="ce804" table:formula="of:=IF([.B14]=&quot;&quot;;&quot;&quot;;ABS([.B14]-[.B11]/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71]=&quot;&quot;;AND([Sheet1.AM69]=&quot;&quot;;[Sheet1.AM71]&lt;&gt;&quot;&quot;));&quot;&quot;;[Sheet1.AJ71])">
            <text:p/>
          </table:table-cell>
          <table:table-cell table:style-name="ce802" table:formula="of:=IF(OR([Sheet1.AM71]=&quot;&quot;;AND([Sheet1.AM69]=&quot;&quot;;[Sheet1.AM71]&lt;&gt;&quot;&quot;));&quot;&quot;;AVERAGE([Sheet1.AO71:.AO72]))">
            <text:p/>
          </table:table-cell>
          <table:table-cell table:style-name="ce804" table:formula="of:=IF([.J14]=&quot;&quot;;&quot;&quot;;ABS([.J14]-[.J11]/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105]=&quot;&quot;;AND([Sheet1.AM103]=&quot;&quot;;[Sheet1.AM105]&lt;&gt;&quot;&quot;));&quot;&quot;;[Sheet1.AJ105])">
            <text:p/>
          </table:table-cell>
          <table:table-cell table:style-name="ce802" table:formula="of:=IF(OR([Sheet1.AM105]=&quot;&quot;;AND([Sheet1.AM103]=&quot;&quot;;[Sheet1.AM105]&lt;&gt;&quot;&quot;));&quot;&quot;;AVERAGE([Sheet1.AO105:.AO106]))">
            <text:p/>
          </table:table-cell>
          <table:table-cell table:style-name="ce804" table:formula="of:=IF([.R14]=&quot;&quot;;&quot;&quot;;ABS([.R14]-[.R11]/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1003"/>
        </table:table-row>
        <table:table-row table:style-name="ro32">
          <table:table-cell table:style-name="ce799" table:formula="of:=[.G11]">
            <text:p/>
          </table:table-cell>
          <table:table-cell table:style-name="ce803" table:formula="of:=IF([.G11]=&quot;&quot;;&quot;&quot;;EXP(TREND([.E15:.E16];[.D11:.D12];[.A15])))">
            <text:p/>
          </table:table-cell>
          <table:table-cell/>
          <table:table-cell table:style-name="ce805" table:formula="of:=IF(OR([.B11]=&quot;&quot;;[.B12]=&quot;&quot;);&quot;&quot;;IF([.A11]=[.D11];[.B11];IF([.A12]=[.D11];[.B12];IF([.A13]=[.D11];[.B13];IF([.A14]=[.D11];[.B14])))))">
            <text:p/>
          </table:table-cell>
          <table:table-cell table:style-name="ce809" table:formula="of:=IF([.D15]=&quot;&quot;;&quot;&quot;;LN([.D15]))">
            <text:p/>
          </table:table-cell>
          <table:table-cell table:number-columns-repeated="3"/>
          <table:table-cell table:style-name="ce799" table:formula="of:=[.O11]">
            <text:p/>
          </table:table-cell>
          <table:table-cell table:style-name="ce803" table:formula="of:=IF([.O11]=&quot;&quot;;&quot;&quot;;EXP(TREND([.M15:.M16];[.L11:.L12];[.I15])))">
            <text:p/>
          </table:table-cell>
          <table:table-cell/>
          <table:table-cell table:style-name="ce805" table:formula="of:=IF(OR([.J11]=&quot;&quot;;[.J12]=&quot;&quot;);&quot;&quot;;IF([.I11]=[.L11];[.J11];IF([.I12]=[.L11];[.J12];IF([.I13]=[.L11];[.J13];IF([.I14]=[.L11];[.J14])))))">
            <text:p/>
          </table:table-cell>
          <table:table-cell table:style-name="ce809" table:formula="of:=IF([.L15]=&quot;&quot;;&quot;&quot;;LN([.L15]))">
            <text:p/>
          </table:table-cell>
          <table:table-cell table:number-columns-repeated="3"/>
          <table:table-cell table:style-name="ce799" table:formula="of:=[.W11]">
            <text:p/>
          </table:table-cell>
          <table:table-cell table:style-name="ce803" table:formula="of:=IF([.W11]=&quot;&quot;;&quot;&quot;;EXP(TREND([.U15:.U16];[.T11:.T12];[.Q15])))">
            <text:p/>
          </table:table-cell>
          <table:table-cell/>
          <table:table-cell table:style-name="ce805" table:formula="of:=IF(OR([.R11]=&quot;&quot;;[.R12]=&quot;&quot;);&quot;&quot;;IF([.Q11]=[.T11];[.R11];IF([.Q12]=[.T11];[.R12];IF([.Q13]=[.T11];[.R13];IF([.Q14]=[.T11];[.R14])))))">
            <text:p/>
          </table:table-cell>
          <table:table-cell table:style-name="ce809" table:formula="of:=IF([.T15]=&quot;&quot;;&quot;&quot;;LN([.T15]))">
            <text:p/>
          </table:table-cell>
          <table:table-cell table:number-columns-repeated="1003"/>
        </table:table-row>
        <table:table-row table:style-name="ro32">
          <table:table-cell table:number-columns-repeated="3"/>
          <table:table-cell table:style-name="ce804" table:formula="of:=IF(OR([.B11]=&quot;&quot;;[.B12]=&quot;&quot;);&quot;&quot;;IF([.A11]=[.D12];[.B11];IF([.A12]=[.D12];[.B12];IF([.A13]=[.D12];[.B13];IF([.A14]=[.D12];[.B14])))))">
            <text:p/>
          </table:table-cell>
          <table:table-cell table:style-name="ce810" table:formula="of:=IF([.D16]=&quot;&quot;;&quot;&quot;;LN([.D16]))">
            <text:p/>
          </table:table-cell>
          <table:table-cell table:number-columns-repeated="6"/>
          <table:table-cell table:style-name="ce804" table:formula="of:=IF(OR([.J11]=&quot;&quot;;[.J12]=&quot;&quot;);&quot;&quot;;IF([.I11]=[.L12];[.J11];IF([.I12]=[.L12];[.J12];IF([.I13]=[.L12];[.J13];IF([.I14]=[.L12];[.J14])))))">
            <text:p/>
          </table:table-cell>
          <table:table-cell table:style-name="ce810" table:formula="of:=IF([.L16]=&quot;&quot;;&quot;&quot;;LN([.L16]))">
            <text:p/>
          </table:table-cell>
          <table:table-cell table:number-columns-repeated="6"/>
          <table:table-cell table:style-name="ce804" table:formula="of:=IF(OR([.R11]=&quot;&quot;;[.R12]=&quot;&quot;);&quot;&quot;;IF([.Q11]=[.T12];[.R11];IF([.Q12]=[.T12];[.R12];IF([.Q13]=[.T12];[.R13];IF([.Q14]=[.T12];[.R14])))))">
            <text:p/>
          </table:table-cell>
          <table:table-cell table:style-name="ce810" table:formula="of:=IF([.T16]=&quot;&quot;;&quot;&quot;;LN([.T16]))">
            <text:p/>
          </table:table-cell>
          <table:table-cell table:number-columns-repeated="1003"/>
        </table:table-row>
        <table:table-row table:style-name="ro32">
          <table:table-cell table:style-name="ce795" table:formula="of:=[Sheet1.AH27]" office:value-type="float" office:value="28" calcext:value-type="float">
            <text:p>28</text:p>
          </table:table-cell>
          <table:table-cell table:style-name="ce800" office:value-type="string" calcext:value-type="string">
            <text:p>kVp</text:p>
          </table:table-cell>
          <table:table-cell table:number-columns-repeated="6"/>
          <table:table-cell table:style-name="ce795" table:formula="of:=[Sheet1.AH73]" office:value-type="float" office:value="32" calcext:value-type="float">
            <text:p>32</text:p>
          </table:table-cell>
          <table:table-cell table:style-name="ce800" office:value-type="string" calcext:value-type="string">
            <text:p>kVp</text:p>
          </table:table-cell>
          <table:table-cell table:number-columns-repeated="6"/>
          <table:table-cell table:style-name="ce795" table:formula="of:=[Sheet1.AH107]" office:value-type="float" office:value="32" calcext:value-type="float">
            <text:p>32</text:p>
          </table:table-cell>
          <table:table-cell table:style-name="ce800" office:value-type="string" calcext:value-type="string">
            <text:p>kVp</text:p>
          </table:table-cell>
          <table:table-cell table:number-columns-repeated="1006"/>
        </table:table-row>
        <table:table-row table:style-name="ro32">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E19];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M19];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U19];2)&amp;&quot; kVp&quot;" office:value-type="string" office:string-value="" calcext:value-type="error">
            <text:p>#VALUE!</text:p>
          </table:table-cell>
          <table:table-cell table:number-columns-repeated="1001"/>
        </table:table-row>
        <table:table-row table:style-name="ro32">
          <table:table-cell table:style-name="ce797" table:formula="of:=[Sheet1.AJ27]" office:value-type="float" office:value="0" calcext:value-type="float">
            <text:p>0.0</text:p>
          </table:table-cell>
          <table:table-cell table:style-name="ce802" table:formula="of:=IF(MIN([Sheet1.AO28:.AO29])=0;&quot;&quot;;AVERAGE([Sheet1.AO28:.AO31]))">
            <text:p/>
          </table:table-cell>
          <table:table-cell table:style-name="ce804" table:formula="of:=IF([.B19]=&quot;&quot;;&quot;&quot;;ABS([.B19]-[.B19]/2))">
            <text:p/>
          </table:table-cell>
          <table:table-cell table:style-name="ce805" table:formula="of:=IF(OR([.B19]=&quot;&quot;;[.B20]=&quot;&quot;);&quot;&quot;;IF(ABS([.B19]-[.B19]/2)=SMALL([.C19:.C22];1);[.A19];IF(ABS([.B20]-[.B19]/2)=SMALL([.C19:.C22];1);[.A20];IF(ABS([.B21]-[.B19]/2)=SMALL([.C19:.C22];1);[.A21];IF(ABS([.B22]-[.B19]/2)=SMALL([.C19:.C22];1);[.A22];&quot;&quot;)))))">
            <text:p/>
          </table:table-cell>
          <table:table-cell table:style-name="ce807" table:formula="of:=IF(OR([Sheet1.AM28]=&quot;&quot;;[Sheet1.AM29]=&quot;&quot;);&quot;&quot;;AVERAGE([Sheet1.AM28:.AM31]))">
            <text:p/>
          </table:table-cell>
          <table:table-cell/>
          <table:table-cell table:style-name="ce811" table:formula="of:=IF(OR(MIN([.D19:.D20])=0;MIN([.D23:.D24])=0);&quot;&quot;;TREND([.D19:.D20];[.E23:.E24];LN([.B19]/2)))">
            <text:p/>
          </table:table-cell>
          <table:table-cell/>
          <table:table-cell table:style-name="ce797" table:formula="of:=[Sheet1.AJ73]" office:value-type="float" office:value="0" calcext:value-type="float">
            <text:p>0.0</text:p>
          </table:table-cell>
          <table:table-cell table:style-name="ce802" table:formula="of:=IF(MIN([Sheet1.AO73:.AO74])=0;&quot;&quot;;AVERAGE([Sheet1.AO73:.AO74]))">
            <text:p/>
          </table:table-cell>
          <table:table-cell table:style-name="ce804" table:formula="of:=IF([.J19]=&quot;&quot;;&quot;&quot;;ABS([.J19]-[.J19]/2))">
            <text:p/>
          </table:table-cell>
          <table:table-cell table:style-name="ce805" table:formula="of:=IF(OR([.J19]=&quot;&quot;;[.J20]=&quot;&quot;);&quot;&quot;;IF(ABS([.J19]-[.J19]/2)=SMALL([.K19:.K22];1);[.I19];IF(ABS([.J20]-[.J19]/2)=SMALL([.K19:.K22];1);[.I20];IF(ABS([.J21]-[.J19]/2)=SMALL([.K19:.K22];1);[.I21];IF(ABS([.J22]-[.J19]/2)=SMALL([.K19:.K22];1);[.I22];&quot;&quot;)))))">
            <text:p/>
          </table:table-cell>
          <table:table-cell table:style-name="ce807" table:formula="of:=IF(OR([Sheet1.AM73]=&quot;&quot;;[Sheet1.AM74]=&quot;&quot;);&quot;&quot;;AVERAGE([Sheet1.AM73:.AM74]))">
            <text:p/>
          </table:table-cell>
          <table:table-cell/>
          <table:table-cell table:style-name="ce811" table:formula="of:=IF(OR(MIN([.L19:.L20])=0;MIN([.L23:.L24])=0);&quot;&quot;;TREND([.L19:.L20];[.M23:.M24];LN([.J19]/2)))">
            <text:p/>
          </table:table-cell>
          <table:table-cell/>
          <table:table-cell table:style-name="ce797" table:formula="of:=[Sheet1.AJ107]" office:value-type="float" office:value="0" calcext:value-type="float">
            <text:p>0.0</text:p>
          </table:table-cell>
          <table:table-cell table:style-name="ce802" table:formula="of:=IF(MIN([Sheet1.AO107:.AO108])=0;&quot;&quot;;AVERAGE([Sheet1.AO107:.AO108]))">
            <text:p/>
          </table:table-cell>
          <table:table-cell table:style-name="ce804" table:formula="of:=IF([.R19]=&quot;&quot;;&quot;&quot;;ABS([.R19]-[.R19]/2))">
            <text:p/>
          </table:table-cell>
          <table:table-cell table:style-name="ce805" table:formula="of:=IF(OR([.R19]=&quot;&quot;;[.R20]=&quot;&quot;);&quot;&quot;;IF(ABS([.R19]-[.R19]/2)=SMALL([.S19:.S22];1);[.Q19];IF(ABS([.R20]-[.R19]/2)=SMALL([.S19:.S22];1);[.Q20];IF(ABS([.R21]-[.R19]/2)=SMALL([.S19:.S22];1);[.Q21];IF(ABS([.R22]-[.R19]/2)=SMALL([.S19:.S22];1);[.Q22];&quot;&quot;)))))">
            <text:p/>
          </table:table-cell>
          <table:table-cell table:style-name="ce807" table:formula="of:=IF(OR([Sheet1.AM107]=&quot;&quot;;[Sheet1.AM108]=&quot;&quot;);&quot;&quot;;AVERAGE([Sheet1.AM107:.AM108]))">
            <text:p/>
          </table:table-cell>
          <table:table-cell/>
          <table:table-cell table:style-name="ce811" table:formula="of:=IF(OR(MIN([.T19:.T20])=0;MIN([.T23:.T24])=0);&quot;&quot;;TREND([.T19:.T20];[.U23:.U24];LN([.R19]/2)))">
            <text:p/>
          </table:table-cell>
          <table:table-cell table:number-columns-repeated="1001"/>
        </table:table-row>
        <table:table-row table:style-name="ro32">
          <table:table-cell table:style-name="ce797" table:formula="of:=[Sheet1.AJ32]" office:value-type="float" office:value="0.3" calcext:value-type="float">
            <text:p>0.3</text:p>
          </table:table-cell>
          <table:table-cell table:style-name="ce802" table:formula="of:=IF(MIN([Sheet1.AO32:.AO33])=0;&quot;&quot;;AVERAGE([Sheet1.AO32:.AO33]))">
            <text:p/>
          </table:table-cell>
          <table:table-cell table:style-name="ce804" table:formula="of:=IF([.B20]=&quot;&quot;;&quot;&quot;;ABS([.B20]-[.B19]/2))">
            <text:p/>
          </table:table-cell>
          <table:table-cell table:style-name="ce804" table:formula="of:=IF(OR([.B19]=&quot;&quot;;[.B20]=&quot;&quot;);&quot;&quot;;IF(ABS([.B19]-[.B19]/2)=SMALL([.C19:.C22];2);[.A19];IF(ABS([.B20]-[.B19]/2)=SMALL([.C19:.C22];2);[.A20];IF(ABS([.B21]-[.B19]/2)=SMALL([.C19:.C22];2);[.A21];IF(ABS([.B22]-[.B19]/2)=SMALL([.C19:.C22];2);[.A22];&quot;&quot;)))))">
            <text:p/>
          </table:table-cell>
          <table:table-cell table:style-name="ce808"/>
          <table:table-cell table:number-columns-repeated="3"/>
          <table:table-cell table:style-name="ce797" table:formula="of:=[Sheet1.AJ75]" office:value-type="float" office:value="0.5" calcext:value-type="float">
            <text:p>0.5</text:p>
          </table:table-cell>
          <table:table-cell table:style-name="ce802" table:formula="of:=IF(MIN([Sheet1.AO75:.AO76])=0;&quot;&quot;;AVERAGE([Sheet1.AO75:.AO76]))">
            <text:p/>
          </table:table-cell>
          <table:table-cell table:style-name="ce804" table:formula="of:=IF([.J20]=&quot;&quot;;&quot;&quot;;ABS([.J20]-[.J19]/2))">
            <text:p/>
          </table:table-cell>
          <table:table-cell table:style-name="ce804" table:formula="of:=IF(OR([.J19]=&quot;&quot;;[.J20]=&quot;&quot;);&quot;&quot;;IF(ABS([.J19]-[.J19]/2)=SMALL([.K19:.K22];2);[.I19];IF(ABS([.J20]-[.J19]/2)=SMALL([.K19:.K22];2);[.I20];IF(ABS([.J21]-[.J19]/2)=SMALL([.K19:.K22];2);[.I21];IF(ABS([.J22]-[.J19]/2)=SMALL([.K19:.K22];2);[.I22];&quot;&quot;)))))">
            <text:p/>
          </table:table-cell>
          <table:table-cell table:style-name="ce808"/>
          <table:table-cell table:number-columns-repeated="3"/>
          <table:table-cell table:style-name="ce797" table:formula="of:=[Sheet1.AJ109]" office:value-type="float" office:value="0.5" calcext:value-type="float">
            <text:p>0.5</text:p>
          </table:table-cell>
          <table:table-cell table:style-name="ce802" table:formula="of:=IF(MIN([Sheet1.AO109:.AO110])=0;&quot;&quot;;AVERAGE([Sheet1.AO109:.AO110]))">
            <text:p/>
          </table:table-cell>
          <table:table-cell table:style-name="ce804" table:formula="of:=IF([.R20]=&quot;&quot;;&quot;&quot;;ABS([.R20]-[.R19]/2))">
            <text:p/>
          </table:table-cell>
          <table:table-cell table:style-name="ce804" table:formula="of:=IF(OR([.R19]=&quot;&quot;;[.R20]=&quot;&quot;);&quot;&quot;;IF(ABS([.R19]-[.R19]/2)=SMALL([.S19:.S22];2);[.Q19];IF(ABS([.R20]-[.R19]/2)=SMALL([.S19:.S22];2);[.Q20];IF(ABS([.R21]-[.R19]/2)=SMALL([.S19:.S22];2);[.Q21];IF(ABS([.R22]-[.R19]/2)=SMALL([.S19:.S22];2);[.Q22];&quot;&quot;)))))">
            <text:p/>
          </table:table-cell>
          <table:table-cell table:style-name="ce808"/>
          <table:table-cell table:number-columns-repeated="1003"/>
        </table:table-row>
        <table:table-row table:style-name="ro32">
          <table:table-cell table:style-name="ce798" table:formula="of:=IF(AND([Sheet1.AM34]=&quot;&quot;;[Sheet1.AM36]=&quot;&quot;);&quot;&quot;;IF([Sheet1.AM34]&lt;&gt;&quot;&quot;;[Sheet1.AJ34];[Sheet1.AJ36]))">
            <text:p/>
          </table:table-cell>
          <table:table-cell table:style-name="ce802" table:formula="of:=IF(AND([Sheet1.AM34]=&quot;&quot;;[Sheet1.AM36]=&quot;&quot;);&quot;&quot;;IF([Sheet1.AM34]&lt;&gt;&quot;&quot;;AVERAGE([Sheet1.AO34:.AO35]);AVERAGE([Sheet1.AO36:.AO37])))">
            <text:p/>
          </table:table-cell>
          <table:table-cell table:style-name="ce804" table:formula="of:=IF([.B21]=&quot;&quot;;&quot;&quot;;ABS([.B21]-[.B19]/2))">
            <text:p/>
          </table:table-cell>
          <table:table-cell table:style-name="ce806" table:number-columns-repeated="2"/>
          <table:table-cell table:number-columns-repeated="3"/>
          <table:table-cell table:style-name="ce798" table:formula="of:=IF(AND([Sheet1.AM77]=&quot;&quot;;[Sheet1.AM79]=&quot;&quot;);&quot;&quot;;IF([Sheet1.AM77]&lt;&gt;&quot;&quot;;[Sheet1.AJ77];[Sheet1.AJ79]))">
            <text:p/>
          </table:table-cell>
          <table:table-cell table:style-name="ce802" table:formula="of:=IF(AND([Sheet1.AM77]=&quot;&quot;;[Sheet1.AM79]=&quot;&quot;);&quot;&quot;;IF([Sheet1.AM77]&lt;&gt;&quot;&quot;;AVERAGE([Sheet1.AO77:.AO78]);AVERAGE([Sheet1.AO79:.AO80])))">
            <text:p/>
          </table:table-cell>
          <table:table-cell table:style-name="ce804" table:formula="of:=IF([.J21]=&quot;&quot;;&quot;&quot;;ABS([.J21]-[.J19]/2))">
            <text:p/>
          </table:table-cell>
          <table:table-cell table:style-name="ce806" table:number-columns-repeated="2"/>
          <table:table-cell table:number-columns-repeated="3"/>
          <table:table-cell table:style-name="ce798" table:formula="of:=IF(AND([Sheet1.AM111]=&quot;&quot;;[Sheet1.AM113]=&quot;&quot;);&quot;&quot;;IF([Sheet1.AM111]&lt;&gt;&quot;&quot;;[Sheet1.AJ111];[Sheet1.AJ113]))">
            <text:p/>
          </table:table-cell>
          <table:table-cell table:style-name="ce802" table:formula="of:=IF(AND([Sheet1.AM111]=&quot;&quot;;[Sheet1.AM113]=&quot;&quot;);&quot;&quot;;IF([Sheet1.AM111]&lt;&gt;&quot;&quot;;AVERAGE([Sheet1.AO111:.AO112]);AVERAGE([Sheet1.AO113:.AO114])))">
            <text:p/>
          </table:table-cell>
          <table:table-cell table:style-name="ce804" table:formula="of:=IF([.R21]=&quot;&quot;;&quot;&quot;;ABS([.R21]-[.R19]/2))">
            <text:p/>
          </table:table-cell>
          <table:table-cell table:style-name="ce806" table:number-columns-repeated="2"/>
          <table:table-cell table:number-columns-repeated="1003"/>
        </table:table-row>
        <table:table-row table:style-name="ro32">
          <table:table-cell table:style-name="ce798" table:formula="of:=IF(OR([Sheet1.AM36]=&quot;&quot;;AND([Sheet1.AM34]=&quot;&quot;;[Sheet1.AM36]&lt;&gt;&quot;&quot;));&quot;&quot;;[Sheet1.AJ36])">
            <text:p/>
          </table:table-cell>
          <table:table-cell table:style-name="ce802" table:formula="of:=IF(OR([Sheet1.AM36]=&quot;&quot;;AND([Sheet1.AM34]=&quot;&quot;;[Sheet1.AM36]&lt;&gt;&quot;&quot;));&quot;&quot;;AVERAGE([Sheet1.AO36:.AO37]))">
            <text:p/>
          </table:table-cell>
          <table:table-cell table:style-name="ce804" table:formula="of:=IF([.B22]=&quot;&quot;;&quot;&quot;;ABS([.B22]-[.B19]/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79]=&quot;&quot;;AND([Sheet1.AM77]=&quot;&quot;;[Sheet1.AM79]&lt;&gt;&quot;&quot;));&quot;&quot;;[Sheet1.AJ79])">
            <text:p/>
          </table:table-cell>
          <table:table-cell table:style-name="ce802" table:formula="of:=IF(OR([Sheet1.AM79]=&quot;&quot;;AND([Sheet1.AM77]=&quot;&quot;;[Sheet1.AM79]&lt;&gt;&quot;&quot;));&quot;&quot;;AVERAGE([Sheet1.AO79:.AO80]))">
            <text:p/>
          </table:table-cell>
          <table:table-cell table:style-name="ce804" table:formula="of:=IF([.J22]=&quot;&quot;;&quot;&quot;;ABS([.J22]-[.J19]/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113]=&quot;&quot;;AND([Sheet1.AM111]=&quot;&quot;;[Sheet1.AM113]&lt;&gt;&quot;&quot;));&quot;&quot;;[Sheet1.AJ113])">
            <text:p/>
          </table:table-cell>
          <table:table-cell table:style-name="ce802" table:formula="of:=IF(OR([Sheet1.AM113]=&quot;&quot;;AND([Sheet1.AM111]=&quot;&quot;;[Sheet1.AM113]&lt;&gt;&quot;&quot;));&quot;&quot;;AVERAGE([Sheet1.AO113:.AO114]))">
            <text:p/>
          </table:table-cell>
          <table:table-cell table:style-name="ce804" table:formula="of:=IF([.R22]=&quot;&quot;;&quot;&quot;;ABS([.R22]-[.R19]/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1003"/>
        </table:table-row>
        <table:table-row table:style-name="ro32">
          <table:table-cell table:style-name="ce799" table:formula="of:=[.G19]">
            <text:p/>
          </table:table-cell>
          <table:table-cell table:style-name="ce803" table:formula="of:=IF([.G19]=&quot;&quot;;&quot;&quot;;EXP(TREND([.E23:.E24];[.D19:.D20];[.A23])))">
            <text:p/>
          </table:table-cell>
          <table:table-cell/>
          <table:table-cell table:style-name="ce805" table:formula="of:=IF(OR([.B19]=&quot;&quot;;[.B20]=&quot;&quot;);&quot;&quot;;IF([.A19]=[.D19];[.B19];IF([.A20]=[.D19];[.B20];IF([.A21]=[.D19];[.B21];IF([.A22]=[.D19];[.B22])))))">
            <text:p/>
          </table:table-cell>
          <table:table-cell table:style-name="ce809" table:formula="of:=IF([.D23]=&quot;&quot;;&quot;&quot;;LN([.D23]))">
            <text:p/>
          </table:table-cell>
          <table:table-cell table:number-columns-repeated="3"/>
          <table:table-cell table:style-name="ce799" table:formula="of:=[.O19]">
            <text:p/>
          </table:table-cell>
          <table:table-cell table:style-name="ce803" table:formula="of:=IF([.O19]=&quot;&quot;;&quot;&quot;;EXP(TREND([.M23:.M24];[.L19:.L20];[.I23])))">
            <text:p/>
          </table:table-cell>
          <table:table-cell/>
          <table:table-cell table:style-name="ce805" table:formula="of:=IF(OR([.J19]=&quot;&quot;;[.J20]=&quot;&quot;);&quot;&quot;;IF([.I19]=[.L19];[.J19];IF([.I20]=[.L19];[.J20];IF([.I21]=[.L19];[.J21];IF([.I22]=[.L19];[.J22])))))">
            <text:p/>
          </table:table-cell>
          <table:table-cell table:style-name="ce809" table:formula="of:=IF([.L23]=&quot;&quot;;&quot;&quot;;LN([.L23]))">
            <text:p/>
          </table:table-cell>
          <table:table-cell table:number-columns-repeated="3"/>
          <table:table-cell table:style-name="ce799" table:formula="of:=[.W19]">
            <text:p/>
          </table:table-cell>
          <table:table-cell table:style-name="ce803" table:formula="of:=IF([.W19]=&quot;&quot;;&quot;&quot;;EXP(TREND([.U23:.U24];[.T19:.T20];[.Q23])))">
            <text:p/>
          </table:table-cell>
          <table:table-cell/>
          <table:table-cell table:style-name="ce805" table:formula="of:=IF(OR([.R19]=&quot;&quot;;[.R20]=&quot;&quot;);&quot;&quot;;IF([.Q19]=[.T19];[.R19];IF([.Q20]=[.T19];[.R20];IF([.Q21]=[.T19];[.R21];IF([.Q22]=[.T19];[.R22])))))">
            <text:p/>
          </table:table-cell>
          <table:table-cell table:style-name="ce809" table:formula="of:=IF([.T23]=&quot;&quot;;&quot;&quot;;LN([.T23]))">
            <text:p/>
          </table:table-cell>
          <table:table-cell table:number-columns-repeated="1003"/>
        </table:table-row>
        <table:table-row table:style-name="ro32">
          <table:table-cell table:number-columns-repeated="3"/>
          <table:table-cell table:style-name="ce804" table:formula="of:=IF(OR([.B19]=&quot;&quot;;[.B20]=&quot;&quot;);&quot;&quot;;IF([.A19]=[.D20];[.B19];IF([.A20]=[.D20];[.B20];IF([.A21]=[.D20];[.B21];IF([.A22]=[.D20];[.B22])))))">
            <text:p/>
          </table:table-cell>
          <table:table-cell table:style-name="ce810" table:formula="of:=IF([.D24]=&quot;&quot;;&quot;&quot;;LN([.D24]))">
            <text:p/>
          </table:table-cell>
          <table:table-cell table:number-columns-repeated="6"/>
          <table:table-cell table:style-name="ce804" table:formula="of:=IF(OR([.J19]=&quot;&quot;;[.J20]=&quot;&quot;);&quot;&quot;;IF([.I19]=[.L20];[.J19];IF([.I20]=[.L20];[.J20];IF([.I21]=[.L20];[.J21];IF([.I22]=[.L20];[.J22])))))">
            <text:p/>
          </table:table-cell>
          <table:table-cell table:style-name="ce810" table:formula="of:=IF([.L24]=&quot;&quot;;&quot;&quot;;LN([.L24]))">
            <text:p/>
          </table:table-cell>
          <table:table-cell table:number-columns-repeated="6"/>
          <table:table-cell table:style-name="ce804" table:formula="of:=IF(OR([.R19]=&quot;&quot;;[.R20]=&quot;&quot;);&quot;&quot;;IF([.Q19]=[.T20];[.R19];IF([.Q20]=[.T20];[.R20];IF([.Q21]=[.T20];[.R21];IF([.Q22]=[.T20];[.R22])))))">
            <text:p/>
          </table:table-cell>
          <table:table-cell table:style-name="ce810" table:formula="of:=IF([.T24]=&quot;&quot;;&quot;&quot;;LN([.T24]))">
            <text:p/>
          </table:table-cell>
          <table:table-cell table:number-columns-repeated="1003"/>
        </table:table-row>
        <table:table-row table:style-name="ro32">
          <table:table-cell table:style-name="ce795" table:formula="of:=[Sheet1.AH41]" office:value-type="float" office:value="32" calcext:value-type="float">
            <text:p>32</text:p>
          </table:table-cell>
          <table:table-cell table:style-name="ce800" office:value-type="string" calcext:value-type="string">
            <text:p>kVp</text:p>
          </table:table-cell>
          <table:table-cell table:number-columns-repeated="6"/>
          <table:table-cell table:style-name="ce795" table:formula="of:=[Sheet1.AH81]" office:value-type="float" office:value="34" calcext:value-type="float">
            <text:p>34</text:p>
          </table:table-cell>
          <table:table-cell table:style-name="ce800" office:value-type="string" calcext:value-type="string">
            <text:p>kVp</text:p>
          </table:table-cell>
          <table:table-cell table:number-columns-repeated="6"/>
          <table:table-cell table:style-name="ce795" table:formula="of:=[Sheet1.AH115]" office:value-type="float" office:value="34" calcext:value-type="float">
            <text:p>34</text:p>
          </table:table-cell>
          <table:table-cell table:style-name="ce800" office:value-type="string" calcext:value-type="string">
            <text:p>kVp</text:p>
          </table:table-cell>
          <table:table-cell table:number-columns-repeated="1006"/>
        </table:table-row>
        <table:table-row table:style-name="ro32">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E27];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M27];2)&amp;&quot; kVp&quot;" office:value-type="string" office:string-value="" calcext:value-type="error">
            <text:p>#VALUE!</text:p>
          </table:table-cell>
          <table:table-cell/>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U27];2)&amp;&quot; kVp&quot;" office:value-type="string" office:string-value="" calcext:value-type="error">
            <text:p>#VALUE!</text:p>
          </table:table-cell>
          <table:table-cell table:number-columns-repeated="1001"/>
        </table:table-row>
        <table:table-row table:style-name="ro32">
          <table:table-cell table:style-name="ce797" table:formula="of:=[Sheet1.AJ41]" office:value-type="float" office:value="0" calcext:value-type="float">
            <text:p>0.0</text:p>
          </table:table-cell>
          <table:table-cell table:style-name="ce802" table:formula="of:=IF(MIN([Sheet1.AO41:.AO42])=0;&quot;&quot;;AVERAGE([Sheet1.AO41:.AO42]))">
            <text:p/>
          </table:table-cell>
          <table:table-cell table:style-name="ce804" table:formula="of:=IF([.B27]=&quot;&quot;;&quot;&quot;;ABS([.B27]-[.B27]/2))">
            <text:p/>
          </table:table-cell>
          <table:table-cell table:style-name="ce805" table:formula="of:=IF(OR([.B27]=&quot;&quot;;[.B28]=&quot;&quot;);&quot;&quot;;IF(ABS([.B27]-[.B27]/2)=SMALL([.C27:.C30];1);[.A27];IF(ABS([.B28]-[.B27]/2)=SMALL([.C27:.C30];1);[.A28];IF(ABS([.B29]-[.B27]/2)=SMALL([.C27:.C30];1);[.A29];IF(ABS([.B30]-[.B27]/2)=SMALL([.C27:.C30];1);[.A30];&quot;&quot;)))))">
            <text:p/>
          </table:table-cell>
          <table:table-cell table:style-name="ce807" table:formula="of:=IF(OR([Sheet1.AM40]=&quot;&quot;;[Sheet1.AM41]=&quot;&quot;);&quot;&quot;;AVERAGE([Sheet1.AM40:.AM41]))">
            <text:p/>
          </table:table-cell>
          <table:table-cell/>
          <table:table-cell table:style-name="ce811" table:formula="of:=IF(OR(MIN([.D27:.D28])=0;MIN([.D31:.D32])=0);&quot;&quot;;TREND([.D27:.D28];[.E31:.E32];LN([.B27]/2)))">
            <text:p/>
          </table:table-cell>
          <table:table-cell/>
          <table:table-cell table:style-name="ce797" table:formula="of:=[Sheet1.AJ81]" office:value-type="float" office:value="0" calcext:value-type="float">
            <text:p>0.0</text:p>
          </table:table-cell>
          <table:table-cell table:style-name="ce802" table:formula="of:=IF(MIN([Sheet1.AO81:.AO82])=0;&quot;&quot;;AVERAGE([Sheet1.AO81:.AO82]))">
            <text:p/>
          </table:table-cell>
          <table:table-cell table:style-name="ce804" table:formula="of:=IF([.J27]=&quot;&quot;;&quot;&quot;;ABS([.J27]-[.J27]/2))">
            <text:p/>
          </table:table-cell>
          <table:table-cell table:style-name="ce805" table:formula="of:=IF(OR([.J27]=&quot;&quot;;[.J28]=&quot;&quot;);&quot;&quot;;IF(ABS([.J27]-[.J27]/2)=SMALL([.K27:.K30];1);[.I27];IF(ABS([.J28]-[.J27]/2)=SMALL([.K27:.K30];1);[.I28];IF(ABS([.J29]-[.J27]/2)=SMALL([.K27:.K30];1);[.I29];IF(ABS([.J30]-[.J27]/2)=SMALL([.K27:.K30];1);[.I30];&quot;&quot;)))))">
            <text:p/>
          </table:table-cell>
          <table:table-cell table:style-name="ce807" table:formula="of:=IF(OR([Sheet1.AM81]=&quot;&quot;;[Sheet1.AM82]=&quot;&quot;);&quot;&quot;;AVERAGE([Sheet1.AM81:.AM82]))">
            <text:p/>
          </table:table-cell>
          <table:table-cell/>
          <table:table-cell table:style-name="ce811" table:formula="of:=IF(OR(MIN([.L27:.L28])=0;MIN([.L31:.L32])=0);&quot;&quot;;TREND([.L27:.L28];[.M31:.M32];LN([.J27]/2)))">
            <text:p/>
          </table:table-cell>
          <table:table-cell/>
          <table:table-cell table:style-name="ce797" table:formula="of:=[Sheet1.AJ115]" office:value-type="float" office:value="0" calcext:value-type="float">
            <text:p>0.0</text:p>
          </table:table-cell>
          <table:table-cell table:style-name="ce802" table:formula="of:=IF(MIN([Sheet1.AO115:.AO116])=0;&quot;&quot;;AVERAGE([Sheet1.AO115:.AO116]))">
            <text:p/>
          </table:table-cell>
          <table:table-cell table:style-name="ce804" table:formula="of:=IF([.R27]=&quot;&quot;;&quot;&quot;;ABS([.R27]-[.R27]/2))">
            <text:p/>
          </table:table-cell>
          <table:table-cell table:style-name="ce805" table:formula="of:=IF(OR([.R27]=&quot;&quot;;[.R28]=&quot;&quot;);&quot;&quot;;IF(ABS([.R27]-[.R27]/2)=SMALL([.S27:.S30];1);[.Q27];IF(ABS([.R28]-[.R27]/2)=SMALL([.S27:.S30];1);[.Q28];IF(ABS([.R29]-[.R27]/2)=SMALL([.S27:.S30];1);[.Q29];IF(ABS([.R30]-[.R27]/2)=SMALL([.S27:.S30];1);[.Q30];&quot;&quot;)))))">
            <text:p/>
          </table:table-cell>
          <table:table-cell table:style-name="ce807" table:formula="of:=IF(OR([Sheet1.AM115]=&quot;&quot;;[Sheet1.AM116]=&quot;&quot;);&quot;&quot;;AVERAGE([Sheet1.AM115:.AM116]))">
            <text:p/>
          </table:table-cell>
          <table:table-cell/>
          <table:table-cell table:style-name="ce811" table:formula="of:=IF(OR(MIN([.T27:.T28])=0;MIN([.T31:.T32])=0);&quot;&quot;;TREND([.T27:.T28];[.U31:.U32];LN([.R27]/2)))">
            <text:p/>
          </table:table-cell>
          <table:table-cell table:number-columns-repeated="1001"/>
        </table:table-row>
        <table:table-row table:style-name="ro32">
          <table:table-cell table:style-name="ce797" table:formula="of:=[Sheet1.AJ43]" office:value-type="float" office:value="0.4" calcext:value-type="float">
            <text:p>0.4</text:p>
          </table:table-cell>
          <table:table-cell table:style-name="ce802" table:formula="of:=IF(MIN([Sheet1.AO43:.AO44])=0;&quot;&quot;;AVERAGE([Sheet1.AO43:.AO44]))">
            <text:p/>
          </table:table-cell>
          <table:table-cell table:style-name="ce804" table:formula="of:=IF([.B28]=&quot;&quot;;&quot;&quot;;ABS([.B28]-[.B27]/2))">
            <text:p/>
          </table:table-cell>
          <table:table-cell table:style-name="ce804" table:formula="of:=IF(OR([.B27]=&quot;&quot;;[.B28]=&quot;&quot;);&quot;&quot;;IF(ABS([.B27]-[.B27]/2)=SMALL([.C27:.C30];2);[.A27];IF(ABS([.B28]-[.B27]/2)=SMALL([.C27:.C30];2);[.A28];IF(ABS([.B29]-[.B27]/2)=SMALL([.C27:.C30];2);[.A29];IF(ABS([.B30]-[.B27]/2)=SMALL([.C27:.C30];2);[.A30];&quot;&quot;)))))">
            <text:p/>
          </table:table-cell>
          <table:table-cell table:style-name="ce808"/>
          <table:table-cell table:number-columns-repeated="3"/>
          <table:table-cell table:style-name="ce797" table:formula="of:=[Sheet1.AJ83]" office:value-type="float" office:value="0.5" calcext:value-type="float">
            <text:p>0.5</text:p>
          </table:table-cell>
          <table:table-cell table:style-name="ce802" table:formula="of:=IF(MIN([Sheet1.AO83:.AO84])=0;&quot;&quot;;AVERAGE([Sheet1.AO83:.AO84]))">
            <text:p/>
          </table:table-cell>
          <table:table-cell table:style-name="ce804" table:formula="of:=IF([.J28]=&quot;&quot;;&quot;&quot;;ABS([.J28]-[.J27]/2))">
            <text:p/>
          </table:table-cell>
          <table:table-cell table:style-name="ce804" table:formula="of:=IF(OR([.J27]=&quot;&quot;;[.J28]=&quot;&quot;);&quot;&quot;;IF(ABS([.J27]-[.J27]/2)=SMALL([.K27:.K30];2);[.I27];IF(ABS([.J28]-[.J27]/2)=SMALL([.K27:.K30];2);[.I28];IF(ABS([.J29]-[.J27]/2)=SMALL([.K27:.K30];2);[.I29];IF(ABS([.J30]-[.J27]/2)=SMALL([.K27:.K30];2);[.I30];&quot;&quot;)))))">
            <text:p/>
          </table:table-cell>
          <table:table-cell table:style-name="ce808"/>
          <table:table-cell table:number-columns-repeated="3"/>
          <table:table-cell table:style-name="ce797" table:formula="of:=[Sheet1.AJ117]" office:value-type="float" office:value="0.5" calcext:value-type="float">
            <text:p>0.5</text:p>
          </table:table-cell>
          <table:table-cell table:style-name="ce802" table:formula="of:=IF(MIN([Sheet1.AO117:.AO118])=0;&quot;&quot;;AVERAGE([Sheet1.AO117:.AO118]))">
            <text:p/>
          </table:table-cell>
          <table:table-cell table:style-name="ce804" table:formula="of:=IF([.R28]=&quot;&quot;;&quot;&quot;;ABS([.R28]-[.R27]/2))">
            <text:p/>
          </table:table-cell>
          <table:table-cell table:style-name="ce804" table:formula="of:=IF(OR([.R27]=&quot;&quot;;[.R28]=&quot;&quot;);&quot;&quot;;IF(ABS([.R27]-[.R27]/2)=SMALL([.S27:.S30];2);[.Q27];IF(ABS([.R28]-[.R27]/2)=SMALL([.S27:.S30];2);[.Q28];IF(ABS([.R29]-[.R27]/2)=SMALL([.S27:.S30];2);[.Q29];IF(ABS([.R30]-[.R27]/2)=SMALL([.S27:.S30];2);[.Q30];&quot;&quot;)))))">
            <text:p/>
          </table:table-cell>
          <table:table-cell table:style-name="ce808"/>
          <table:table-cell table:number-columns-repeated="1003"/>
        </table:table-row>
        <table:table-row table:style-name="ro32">
          <table:table-cell table:style-name="ce798" table:formula="of:=IF(AND([Sheet1.AM45]=&quot;&quot;;[Sheet1.AM47]=&quot;&quot;);&quot;&quot;;IF([Sheet1.AM45]&lt;&gt;&quot;&quot;;[Sheet1.AJ45];[Sheet1.AJ47]))">
            <text:p/>
          </table:table-cell>
          <table:table-cell table:style-name="ce802" table:formula="of:=IF(AND([Sheet1.AM45]=&quot;&quot;;[Sheet1.AM47]=&quot;&quot;);&quot;&quot;;IF([Sheet1.AM45]&lt;&gt;&quot;&quot;;AVERAGE([Sheet1.AO45:.AO46]);AVERAGE([Sheet1.AO47:.AO48])))">
            <text:p/>
          </table:table-cell>
          <table:table-cell table:style-name="ce804" table:formula="of:=IF([.B29]=&quot;&quot;;&quot;&quot;;ABS([.B29]-[.B27]/2))">
            <text:p/>
          </table:table-cell>
          <table:table-cell table:style-name="ce806" table:number-columns-repeated="2"/>
          <table:table-cell table:number-columns-repeated="3"/>
          <table:table-cell table:style-name="ce798" table:formula="of:=IF(AND([Sheet1.AM85]=&quot;&quot;;[Sheet1.AM87]=&quot;&quot;);&quot;&quot;;IF([Sheet1.AM85]&lt;&gt;&quot;&quot;;[Sheet1.AJ85];[Sheet1.AJ87]))">
            <text:p/>
          </table:table-cell>
          <table:table-cell table:style-name="ce802" table:formula="of:=IF(AND([Sheet1.AM85]=&quot;&quot;;[Sheet1.AM87]=&quot;&quot;);&quot;&quot;;IF([Sheet1.AM85]&lt;&gt;&quot;&quot;;AVERAGE([Sheet1.AO85:.AO86]);AVERAGE([Sheet1.AO87:.AO88])))">
            <text:p/>
          </table:table-cell>
          <table:table-cell table:style-name="ce804" table:formula="of:=IF([.J29]=&quot;&quot;;&quot;&quot;;ABS([.J29]-[.J27]/2))">
            <text:p/>
          </table:table-cell>
          <table:table-cell table:style-name="ce806" table:number-columns-repeated="2"/>
          <table:table-cell table:number-columns-repeated="3"/>
          <table:table-cell table:style-name="ce798" table:formula="of:=IF(AND([Sheet1.AM119]=&quot;&quot;;[Sheet1.AM121]=&quot;&quot;);&quot;&quot;;IF([Sheet1.AM119]&lt;&gt;&quot;&quot;;[Sheet1.AJ119];[Sheet1.AJ121]))">
            <text:p/>
          </table:table-cell>
          <table:table-cell table:style-name="ce802" table:formula="of:=IF(AND([Sheet1.AM119]=&quot;&quot;;[Sheet1.AM121]=&quot;&quot;);&quot;&quot;;IF([Sheet1.AM119]&lt;&gt;&quot;&quot;;AVERAGE([Sheet1.AO119:.AO120]);AVERAGE([Sheet1.AO121:.AO122])))">
            <text:p/>
          </table:table-cell>
          <table:table-cell table:style-name="ce804" table:formula="of:=IF([.R29]=&quot;&quot;;&quot;&quot;;ABS([.R29]-[.R27]/2))">
            <text:p/>
          </table:table-cell>
          <table:table-cell table:style-name="ce806" table:number-columns-repeated="2"/>
          <table:table-cell table:number-columns-repeated="1003"/>
        </table:table-row>
        <table:table-row table:style-name="ro32">
          <table:table-cell table:style-name="ce798" table:formula="of:=IF(OR([Sheet1.AM47]=&quot;&quot;;AND([Sheet1.AM45]=&quot;&quot;;[Sheet1.AM47]&lt;&gt;&quot;&quot;));&quot;&quot;;[Sheet1.AJ47])">
            <text:p/>
          </table:table-cell>
          <table:table-cell table:style-name="ce802" table:formula="of:=IF(OR([Sheet1.AM47]=&quot;&quot;;AND([Sheet1.AM45]=&quot;&quot;;[Sheet1.AM47]&lt;&gt;&quot;&quot;));&quot;&quot;;AVERAGE([Sheet1.AO47:.AO48]))">
            <text:p/>
          </table:table-cell>
          <table:table-cell table:style-name="ce804" table:formula="of:=IF([.B30]=&quot;&quot;;&quot;&quot;;ABS([.B30]-[.B27]/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87]=&quot;&quot;;AND([Sheet1.AM85]=&quot;&quot;;[Sheet1.AM87]&lt;&gt;&quot;&quot;));&quot;&quot;;[Sheet1.AJ87])">
            <text:p/>
          </table:table-cell>
          <table:table-cell table:style-name="ce802" table:formula="of:=IF(OR([Sheet1.AM87]=&quot;&quot;;AND([Sheet1.AM85]=&quot;&quot;;[Sheet1.AM87]&lt;&gt;&quot;&quot;));&quot;&quot;;AVERAGE([Sheet1.AO87:.AO88]))">
            <text:p/>
          </table:table-cell>
          <table:table-cell table:style-name="ce804" table:formula="of:=IF([.J30]=&quot;&quot;;&quot;&quot;;ABS([.J30]-[.J27]/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3"/>
          <table:table-cell table:style-name="ce798" table:formula="of:=IF(OR([Sheet1.AM121]=&quot;&quot;;AND([Sheet1.AM119]=&quot;&quot;;[Sheet1.AM121]&lt;&gt;&quot;&quot;));&quot;&quot;;[Sheet1.AJ121])">
            <text:p/>
          </table:table-cell>
          <table:table-cell table:style-name="ce802" table:formula="of:=IF(OR([Sheet1.AM121]=&quot;&quot;;AND([Sheet1.AM119]=&quot;&quot;;[Sheet1.AM121]&lt;&gt;&quot;&quot;));&quot;&quot;;AVERAGE([Sheet1.AO121:.AO122]))">
            <text:p/>
          </table:table-cell>
          <table:table-cell table:style-name="ce804" table:formula="of:=IF([.R30]=&quot;&quot;;&quot;&quot;;ABS([.R30]-[.R27]/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1003"/>
        </table:table-row>
        <table:table-row table:style-name="ro32">
          <table:table-cell table:style-name="ce799" table:formula="of:=[.G27]">
            <text:p/>
          </table:table-cell>
          <table:table-cell table:style-name="ce803" table:formula="of:=IF([.G27]=&quot;&quot;;&quot;&quot;;EXP(TREND([.E31:.E32];[.D27:.D28];[.A31])))">
            <text:p/>
          </table:table-cell>
          <table:table-cell/>
          <table:table-cell table:style-name="ce805" table:formula="of:=IF(OR([.B27]=&quot;&quot;;[.B28]=&quot;&quot;);&quot;&quot;;IF([.A27]=[.D27];[.B27];IF([.A28]=[.D27];[.B28];IF([.A29]=[.D27];[.B29];IF([.A30]=[.D27];[.B30])))))">
            <text:p/>
          </table:table-cell>
          <table:table-cell table:style-name="ce809" table:formula="of:=IF([.D31]=&quot;&quot;;&quot;&quot;;LN([.D31]))">
            <text:p/>
          </table:table-cell>
          <table:table-cell table:number-columns-repeated="3"/>
          <table:table-cell table:style-name="ce799" table:formula="of:=[.O27]">
            <text:p/>
          </table:table-cell>
          <table:table-cell table:style-name="ce803" table:formula="of:=IF([.O27]=&quot;&quot;;&quot;&quot;;EXP(TREND([.M31:.M32];[.L27:.L28];[.I31])))">
            <text:p/>
          </table:table-cell>
          <table:table-cell/>
          <table:table-cell table:style-name="ce805" table:formula="of:=IF(OR([.J27]=&quot;&quot;;[.J28]=&quot;&quot;);&quot;&quot;;IF([.I27]=[.L27];[.J27];IF([.I28]=[.L27];[.J28];IF([.I29]=[.L27];[.J29];IF([.I30]=[.L27];[.J30])))))">
            <text:p/>
          </table:table-cell>
          <table:table-cell table:style-name="ce809" table:formula="of:=IF([.L31]=&quot;&quot;;&quot;&quot;;LN([.L31]))">
            <text:p/>
          </table:table-cell>
          <table:table-cell table:number-columns-repeated="3"/>
          <table:table-cell table:style-name="ce799" table:formula="of:=[.W27]">
            <text:p/>
          </table:table-cell>
          <table:table-cell table:style-name="ce803" table:formula="of:=IF([.W27]=&quot;&quot;;&quot;&quot;;EXP(TREND([.U31:.U32];[.T27:.T28];[.Q31])))">
            <text:p/>
          </table:table-cell>
          <table:table-cell/>
          <table:table-cell table:style-name="ce805" table:formula="of:=IF(OR([.R27]=&quot;&quot;;[.R28]=&quot;&quot;);&quot;&quot;;IF([.Q27]=[.T27];[.R27];IF([.Q28]=[.T27];[.R28];IF([.Q29]=[.T27];[.R29];IF([.Q30]=[.T27];[.R30])))))">
            <text:p/>
          </table:table-cell>
          <table:table-cell table:style-name="ce809" table:formula="of:=IF([.T31]=&quot;&quot;;&quot;&quot;;LN([.T31]))">
            <text:p/>
          </table:table-cell>
          <table:table-cell table:number-columns-repeated="1003"/>
        </table:table-row>
        <table:table-row table:style-name="ro32">
          <table:table-cell table:number-columns-repeated="3"/>
          <table:table-cell table:style-name="ce804" table:formula="of:=IF(OR([.B27]=&quot;&quot;;[.B28]=&quot;&quot;);&quot;&quot;;IF([.A27]=[.D28];[.B27];IF([.A28]=[.D28];[.B28];IF([.A29]=[.D28];[.B29];IF([.A30]=[.D28];[.B30])))))">
            <text:p/>
          </table:table-cell>
          <table:table-cell table:style-name="ce810" table:formula="of:=IF([.D32]=&quot;&quot;;&quot;&quot;;LN([.D32]))">
            <text:p/>
          </table:table-cell>
          <table:table-cell table:number-columns-repeated="6"/>
          <table:table-cell table:style-name="ce804" table:formula="of:=IF(OR([.J27]=&quot;&quot;;[.J28]=&quot;&quot;);&quot;&quot;;IF([.I27]=[.L28];[.J27];IF([.I28]=[.L28];[.J28];IF([.I29]=[.L28];[.J29];IF([.I30]=[.L28];[.J30])))))">
            <text:p/>
          </table:table-cell>
          <table:table-cell table:style-name="ce810" table:formula="of:=IF([.L32]=&quot;&quot;;&quot;&quot;;LN([.L32]))">
            <text:p/>
          </table:table-cell>
          <table:table-cell table:number-columns-repeated="6"/>
          <table:table-cell table:style-name="ce804" table:formula="of:=IF(OR([.R27]=&quot;&quot;;[.R28]=&quot;&quot;);&quot;&quot;;IF([.Q27]=[.T28];[.R27];IF([.Q28]=[.T28];[.R28];IF([.Q29]=[.T28];[.R29];IF([.Q30]=[.T28];[.R30])))))">
            <text:p/>
          </table:table-cell>
          <table:table-cell table:style-name="ce810" table:formula="of:=IF([.T32]=&quot;&quot;;&quot;&quot;;LN([.T32]))">
            <text:p/>
          </table:table-cell>
          <table:table-cell table:number-columns-repeated="1003"/>
        </table:table-row>
        <table:table-row table:style-name="ro32">
          <table:table-cell table:style-name="ce795" table:formula="of:=[Sheet1.AH49]" office:value-type="float" office:value="34" calcext:value-type="float">
            <text:p>34</text:p>
          </table:table-cell>
          <table:table-cell table:style-name="ce800" office:value-type="string" calcext:value-type="string">
            <text:p>kVp</text:p>
          </table:table-cell>
          <table:table-cell table:number-columns-repeated="14"/>
          <table:table-cell table:style-name="ce795" table:formula="of:=[Sheet1.AH123]" office:value-type="float" office:value="38" calcext:value-type="float">
            <text:p>38</text:p>
          </table:table-cell>
          <table:table-cell table:style-name="ce800" office:value-type="string" calcext:value-type="string">
            <text:p>kVp</text:p>
          </table:table-cell>
          <table:table-cell table:number-columns-repeated="1006"/>
        </table:table-row>
        <table:table-row table:style-name="ro32">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E35];2)&amp;&quot; kVp&quot;" office:value-type="string" office:string-value="" calcext:value-type="error">
            <text:p>#VALUE!</text:p>
          </table:table-cell>
          <table:table-cell table:number-columns-repeated="9"/>
          <table:table-cell table:style-name="ce796" office:value-type="string" calcext:value-type="string">
            <text:p>mm Al.</text:p>
          </table:table-cell>
          <table:table-cell table:style-name="ce801" office:value-type="string" calcext:value-type="string">
            <text:p>Avg. Exp.</text:p>
          </table:table-cell>
          <table:table-cell table:style-name="ce801" office:value-type="string" calcext:value-type="string">
            <text:p>DATA (1/2)</text:p>
          </table:table-cell>
          <table:table-cell table:style-name="ce801" office:value-type="string" calcext:value-type="string">
            <text:p>Data Al</text:p>
          </table:table-cell>
          <table:table-cell table:style-name="ce801" office:value-type="string" calcext:value-type="string">
            <text:p>kVp</text:p>
          </table:table-cell>
          <table:table-cell/>
          <table:table-cell table:style-name="ce801" table:formula="of:=&quot;HVL @&quot;&amp;ROUND([.U35];2)&amp;&quot; kVp&quot;" office:value-type="string" office:string-value="" calcext:value-type="error">
            <text:p>#VALUE!</text:p>
          </table:table-cell>
          <table:table-cell table:number-columns-repeated="1001"/>
        </table:table-row>
        <table:table-row table:style-name="ro32">
          <table:table-cell table:style-name="ce797" table:formula="of:=[Sheet1.AJ49]" office:value-type="float" office:value="0" calcext:value-type="float">
            <text:p>0.0</text:p>
          </table:table-cell>
          <table:table-cell table:style-name="ce802" table:formula="of:=IF(MIN([Sheet1.AO49:.AO50])=0;&quot;&quot;;AVERAGE([Sheet1.AO49:.AO50]))">
            <text:p/>
          </table:table-cell>
          <table:table-cell table:style-name="ce804" table:formula="of:=IF([.B35]=&quot;&quot;;&quot;&quot;;ABS([.B35]-[.B35]/2))">
            <text:p/>
          </table:table-cell>
          <table:table-cell table:style-name="ce805" table:formula="of:=IF(OR([.B35]=&quot;&quot;;[.B36]=&quot;&quot;);&quot;&quot;;IF(ABS([.B35]-[.B35]/2)=SMALL([.C35:.C38];1);[.A35];IF(ABS([.B36]-[.B35]/2)=SMALL([.C35:.C38];1);[.A36];IF(ABS([.B37]-[.B35]/2)=SMALL([.C35:.C38];1);[.A37];IF(ABS([.B38]-[.B35]/2)=SMALL([.C35:.C38];1);[.A38];&quot;&quot;)))))">
            <text:p/>
          </table:table-cell>
          <table:table-cell table:style-name="ce807" table:formula="of:=IF(OR([Sheet1.AM48]=&quot;&quot;;[Sheet1.AM49]=&quot;&quot;);&quot;&quot;;AVERAGE([Sheet1.AM48:.AM49]))">
            <text:p/>
          </table:table-cell>
          <table:table-cell/>
          <table:table-cell table:style-name="ce811" table:formula="of:=IF(OR(MIN([.D35:.D36])=0;MIN([.D39:.D40])=0);&quot;&quot;;TREND([.D35:.D36];[.E39:.E40];LN([.B35]/2)))">
            <text:p/>
          </table:table-cell>
          <table:table-cell table:number-columns-repeated="9"/>
          <table:table-cell table:style-name="ce797" table:formula="of:=[Sheet1.AJ123]" office:value-type="float" office:value="0" calcext:value-type="float">
            <text:p>0.0</text:p>
          </table:table-cell>
          <table:table-cell table:style-name="ce802" table:formula="of:=IF(MIN([Sheet1.AO123:.AO124])=0;&quot;&quot;;AVERAGE([Sheet1.AO123:.AO124]))">
            <text:p/>
          </table:table-cell>
          <table:table-cell table:style-name="ce804" table:formula="of:=IF([.R35]=&quot;&quot;;&quot;&quot;;ABS([.R35]-[.R35]/2))">
            <text:p/>
          </table:table-cell>
          <table:table-cell table:style-name="ce805" table:formula="of:=IF(OR([.R35]=&quot;&quot;;[.R36]=&quot;&quot;);&quot;&quot;;IF(ABS([.R35]-[.R35]/2)=SMALL([.S35:.S38];1);[.Q35];IF(ABS([.R36]-[.R35]/2)=SMALL([.S35:.S38];1);[.Q36];IF(ABS([.R37]-[.R35]/2)=SMALL([.S35:.S38];1);[.Q37];IF(ABS([.R38]-[.R35]/2)=SMALL([.S35:.S38];1);[.Q38];&quot;&quot;)))))">
            <text:p/>
          </table:table-cell>
          <table:table-cell table:style-name="ce807" table:formula="of:=IF(OR([Sheet1.AM123]=&quot;&quot;;[Sheet1.AM124]=&quot;&quot;);&quot;&quot;;AVERAGE([Sheet1.AM123:.AM124]))">
            <text:p/>
          </table:table-cell>
          <table:table-cell/>
          <table:table-cell table:style-name="ce811" table:formula="of:=IF(OR(MIN([.T35:.T36])=0;MIN([.T39:.T40])=0);&quot;&quot;;TREND([.T35:.T36];[.U39:.U40];LN([.R35]/2)))">
            <text:p/>
          </table:table-cell>
          <table:table-cell table:number-columns-repeated="1001"/>
        </table:table-row>
        <table:table-row table:style-name="ro32">
          <table:table-cell table:style-name="ce797" table:formula="of:=[Sheet1.AJ51]" office:value-type="float" office:value="0.4" calcext:value-type="float">
            <text:p>0.4</text:p>
          </table:table-cell>
          <table:table-cell table:style-name="ce802" table:formula="of:=IF(MIN([Sheet1.AO51:.AO52])=0;&quot;&quot;;AVERAGE([Sheet1.AO51:.AO52]))">
            <text:p/>
          </table:table-cell>
          <table:table-cell table:style-name="ce804" table:formula="of:=IF([.B36]=&quot;&quot;;&quot;&quot;;ABS([.B36]-[.B35]/2))">
            <text:p/>
          </table:table-cell>
          <table:table-cell table:style-name="ce804" table:formula="of:=IF(OR([.B35]=&quot;&quot;;[.B36]=&quot;&quot;);&quot;&quot;;IF(ABS([.B35]-[.B35]/2)=SMALL([.C35:.C38];2);[.A35];IF(ABS([.B36]-[.B35]/2)=SMALL([.C35:.C38];2);[.A36];IF(ABS([.B37]-[.B35]/2)=SMALL([.C35:.C38];2);[.A37];IF(ABS([.B38]-[.B35]/2)=SMALL([.C35:.C38];2);[.A38];&quot;&quot;)))))">
            <text:p/>
          </table:table-cell>
          <table:table-cell table:style-name="ce808"/>
          <table:table-cell table:number-columns-repeated="11"/>
          <table:table-cell table:style-name="ce797" table:formula="of:=[Sheet1.AJ125]" office:value-type="float" office:value="0.6" calcext:value-type="float">
            <text:p>0.6</text:p>
          </table:table-cell>
          <table:table-cell table:style-name="ce802" table:formula="of:=IF(MIN([Sheet1.AO125:.AO126])=0;&quot;&quot;;AVERAGE([Sheet1.AO125:.AO126]))">
            <text:p/>
          </table:table-cell>
          <table:table-cell table:style-name="ce804" table:formula="of:=IF([.R36]=&quot;&quot;;&quot;&quot;;ABS([.R36]-[.R35]/2))">
            <text:p/>
          </table:table-cell>
          <table:table-cell table:style-name="ce804" table:formula="of:=IF(OR([.R35]=&quot;&quot;;[.R36]=&quot;&quot;);&quot;&quot;;IF(ABS([.R35]-[.R35]/2)=SMALL([.S35:.S38];2);[.Q35];IF(ABS([.R36]-[.R35]/2)=SMALL([.S35:.S38];2);[.Q36];IF(ABS([.R37]-[.R35]/2)=SMALL([.S35:.S38];2);[.Q37];IF(ABS([.R38]-[.R35]/2)=SMALL([.S35:.S38];2);[.Q38];&quot;&quot;)))))">
            <text:p/>
          </table:table-cell>
          <table:table-cell table:style-name="ce808"/>
          <table:table-cell table:number-columns-repeated="1003"/>
        </table:table-row>
        <table:table-row table:style-name="ro32">
          <table:table-cell table:style-name="ce798" table:formula="of:=IF(AND([Sheet1.AM53]=&quot;&quot;;[Sheet1.AM55]=&quot;&quot;);&quot;&quot;;IF([Sheet1.AM53]&lt;&gt;&quot;&quot;;[Sheet1.AJ53];[Sheet1.AJ55]))">
            <text:p/>
          </table:table-cell>
          <table:table-cell table:style-name="ce802" table:formula="of:=IF(AND([Sheet1.AM53]=&quot;&quot;;[Sheet1.AM55]=&quot;&quot;);&quot;&quot;;IF([Sheet1.AM53]&lt;&gt;&quot;&quot;;AVERAGE([Sheet1.AO53:.AO54]);AVERAGE([Sheet1.AO55:.AO56])))">
            <text:p/>
          </table:table-cell>
          <table:table-cell table:style-name="ce804" table:formula="of:=IF([.B37]=&quot;&quot;;&quot;&quot;;ABS([.B37]-[.B35]/2))">
            <text:p/>
          </table:table-cell>
          <table:table-cell table:style-name="ce806" table:number-columns-repeated="2"/>
          <table:table-cell table:number-columns-repeated="11"/>
          <table:table-cell table:style-name="ce798" table:formula="of:=IF(AND([Sheet1.AM127]=&quot;&quot;;[Sheet1.AM129]=&quot;&quot;);&quot;&quot;;IF([Sheet1.AM127]&lt;&gt;&quot;&quot;;[Sheet1.AJ127];[Sheet1.AJ129]))">
            <text:p/>
          </table:table-cell>
          <table:table-cell table:style-name="ce802" table:formula="of:=IF(AND([Sheet1.AM127]=&quot;&quot;;[Sheet1.AM129]=&quot;&quot;);&quot;&quot;;IF([Sheet1.AM127]&lt;&gt;&quot;&quot;;AVERAGE([Sheet1.AO127:.AO128]);AVERAGE([Sheet1.AO129:.AO130])))">
            <text:p/>
          </table:table-cell>
          <table:table-cell table:style-name="ce804" table:formula="of:=IF([.R37]=&quot;&quot;;&quot;&quot;;ABS([.R37]-[.R35]/2))">
            <text:p/>
          </table:table-cell>
          <table:table-cell table:style-name="ce806" table:number-columns-repeated="2"/>
          <table:table-cell table:number-columns-repeated="1003"/>
        </table:table-row>
        <table:table-row table:style-name="ro32">
          <table:table-cell table:style-name="ce798" table:formula="of:=IF(OR([Sheet1.AM55]=&quot;&quot;;AND([Sheet1.AM53]=&quot;&quot;;[Sheet1.AM55]&lt;&gt;&quot;&quot;));&quot;&quot;;[Sheet1.AJ55])">
            <text:p/>
          </table:table-cell>
          <table:table-cell table:style-name="ce802" table:formula="of:=IF(OR([Sheet1.AM55]=&quot;&quot;;AND([Sheet1.AM53]=&quot;&quot;;[Sheet1.AM55]&lt;&gt;&quot;&quot;));&quot;&quot;;AVERAGE([Sheet1.AO55:.AO56]))">
            <text:p/>
          </table:table-cell>
          <table:table-cell table:style-name="ce804" table:formula="of:=IF([.B38]=&quot;&quot;;&quot;&quot;;ABS([.B38]-[.B35]/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11"/>
          <table:table-cell table:style-name="ce798" table:formula="of:=IF(OR([Sheet1.AM129]=&quot;&quot;;AND([Sheet1.AM127]=&quot;&quot;;[Sheet1.AM129]&lt;&gt;&quot;&quot;));&quot;&quot;;[Sheet1.AJ129])">
            <text:p/>
          </table:table-cell>
          <table:table-cell table:style-name="ce802" table:formula="of:=IF(OR([Sheet1.AM129]=&quot;&quot;;AND([Sheet1.AM127]=&quot;&quot;;[Sheet1.AM129]&lt;&gt;&quot;&quot;));&quot;&quot;;AVERAGE([Sheet1.AO129:.AO130]))">
            <text:p/>
          </table:table-cell>
          <table:table-cell table:style-name="ce804" table:formula="of:=IF([.R38]=&quot;&quot;;&quot;&quot;;ABS([.R38]-[.R35]/2))">
            <text:p/>
          </table:table-cell>
          <table:table-cell table:style-name="ce801" office:value-type="string" calcext:value-type="string">
            <text:p>Data Exp</text:p>
          </table:table-cell>
          <table:table-cell table:style-name="ce801" office:value-type="string" calcext:value-type="string">
            <text:p>LN(EXP)</text:p>
          </table:table-cell>
          <table:table-cell table:number-columns-repeated="1003"/>
        </table:table-row>
        <table:table-row table:style-name="ro32">
          <table:table-cell table:style-name="ce799" table:formula="of:=[.G35]">
            <text:p/>
          </table:table-cell>
          <table:table-cell table:style-name="ce803" table:formula="of:=IF([.G35]=&quot;&quot;;&quot;&quot;;EXP(TREND([.E39:.E40];[.D35:.D36];[.A39])))">
            <text:p/>
          </table:table-cell>
          <table:table-cell/>
          <table:table-cell table:style-name="ce805" table:formula="of:=IF(OR([.B35]=&quot;&quot;;[.B36]=&quot;&quot;);&quot;&quot;;IF([.A35]=[.D35];[.B35];IF([.A36]=[.D35];[.B36];IF([.A37]=[.D35];[.B37];IF([.A38]=[.D35];[.B38])))))">
            <text:p/>
          </table:table-cell>
          <table:table-cell table:style-name="ce809" table:formula="of:=IF([.D39]=&quot;&quot;;&quot;&quot;;LN([.D39]))">
            <text:p/>
          </table:table-cell>
          <table:table-cell table:number-columns-repeated="11"/>
          <table:table-cell table:style-name="ce799" table:formula="of:=[.W35]">
            <text:p/>
          </table:table-cell>
          <table:table-cell table:style-name="ce803" table:formula="of:=IF([.W35]=&quot;&quot;;&quot;&quot;;EXP(TREND([.U39:.U40];[.T35:.T36];[.Q39])))">
            <text:p/>
          </table:table-cell>
          <table:table-cell/>
          <table:table-cell table:style-name="ce805" table:formula="of:=IF(OR([.R35]=&quot;&quot;;[.R36]=&quot;&quot;);&quot;&quot;;IF([.Q35]=[.T35];[.R35];IF([.Q36]=[.T35];[.R36];IF([.Q37]=[.T35];[.R37];IF([.Q38]=[.T35];[.R38])))))">
            <text:p/>
          </table:table-cell>
          <table:table-cell table:style-name="ce809" table:formula="of:=IF([.T39]=&quot;&quot;;&quot;&quot;;LN([.T39]))">
            <text:p/>
          </table:table-cell>
          <table:table-cell table:number-columns-repeated="1003"/>
        </table:table-row>
        <table:table-row table:style-name="ro32">
          <table:table-cell table:number-columns-repeated="3"/>
          <table:table-cell table:style-name="ce804" table:formula="of:=IF(OR([.B35]=&quot;&quot;;[.B36]=&quot;&quot;);&quot;&quot;;IF([.A35]=[.D36];[.B35];IF([.A36]=[.D36];[.B36];IF([.A37]=[.D36];[.B37];IF([.A38]=[.D36];[.B38])))))">
            <text:p/>
          </table:table-cell>
          <table:table-cell table:style-name="ce810" table:formula="of:=IF([.D40]=&quot;&quot;;&quot;&quot;;LN([.D40]))">
            <text:p/>
          </table:table-cell>
          <table:table-cell table:number-columns-repeated="14"/>
          <table:table-cell table:style-name="ce804" table:formula="of:=IF(OR([.R35]=&quot;&quot;;[.R36]=&quot;&quot;);&quot;&quot;;IF([.Q35]=[.T36];[.R35];IF([.Q36]=[.T36];[.R36];IF([.Q37]=[.T36];[.R37];IF([.Q38]=[.T36];[.R38])))))">
            <text:p/>
          </table:table-cell>
          <table:table-cell table:style-name="ce810" table:formula="of:=IF([.T40]=&quot;&quot;;&quot;&quot;;LN([.T40]))">
            <text:p/>
          </table:table-cell>
          <table:table-cell table:number-columns-repeated="1003"/>
        </table:table-row>
        <table:table-row table:style-name="ro32" table:number-rows-repeated="1048535">
          <table:table-cell table:number-columns-repeated="1024"/>
        </table:table-row>
        <table:table-row table:style-name="ro32">
          <table:table-cell table:number-columns-repeated="1024"/>
        </table:table-row>
      </table:table>
      <table:table table:name="Corrected kV" table:style-name="ta1">
        <office:forms form:automatic-focus="false" form:apply-design-mode="false"/>
        <table:table-column table:style-name="co9" table:number-columns-repeated="1024" table:default-cell-style-name="ce240"/>
        <table:table-row table:style-name="ro32">
          <table:table-cell table:style-name="ce812" office:value-type="string" calcext:value-type="string">
            <text:p>GENERAL</text:p>
          </table:table-cell>
          <table:table-cell table:number-columns-repeated="1023"/>
        </table:table-row>
        <table:table-row table:style-name="ro32">
          <table:table-cell/>
          <table:table-cell table:style-name="ce162" office:value-type="string" calcext:value-type="string">
            <text:p>Enter Radcal kV reading in the light-blue cell under the appropriate anode-filter combination.</text:p>
          </table:table-cell>
          <table:table-cell table:number-columns-repeated="1022"/>
        </table:table-row>
        <table:table-row table:style-name="ro32">
          <table:table-cell/>
          <table:table-cell table:style-name="ce162" office:value-type="string" calcext:value-type="string">
            <text:p>Read the true corrected kV in the adjacent cell to the right.</text:p>
          </table:table-cell>
          <table:table-cell table:number-columns-repeated="1022"/>
        </table:table-row>
        <table:table-row table:style-name="ro32">
          <table:table-cell/>
          <table:table-cell table:style-name="ce162"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69mm" svg:x="10.36mm" svg:y="1.56mm">
              <draw:image xlink:href="Pictures/2000021500005593000032E85172AF14846174CE.wmf" xlink:type="simple" xlink:show="embed" xlink:actuate="onLoad">
                <text:p/>
              </draw:image>
            </draw:frame>
          </table:table-cell>
          <table:table-cell table:number-columns-repeated="1012"/>
        </table:table-row>
        <table:table-row table:style-name="ro32">
          <table:table-cell/>
          <table:table-cell table:style-name="ce162" office:value-type="string" calcext:value-type="string">
            <text:p>If the cell is red, the entered kV is out of range and the correction should not be used.</text:p>
          </table:table-cell>
          <table:table-cell table:number-columns-repeated="1022"/>
        </table:table-row>
        <table:table-row table:style-name="ro32">
          <table:table-cell/>
          <table:table-cell table:style-name="ce162" office:value-type="string" calcext:value-type="string">
            <text:p>If the cell is light yellow, the entered value is in a reduced-accuracy range; try the other filter.</text:p>
          </table:table-cell>
          <table:table-cell table:number-columns-repeated="1022"/>
        </table:table-row>
        <table:table-row table:style-name="ro32">
          <table:table-cell table:number-columns-repeated="1024"/>
        </table:table-row>
        <table:table-row table:style-name="ro32">
          <table:table-cell table:style-name="ce812" office:value-type="string" calcext:value-type="string">
            <text:p>Tungsten-Rhodium (W / Rh)</text:p>
          </table:table-cell>
          <table:table-cell table:number-columns-repeated="1023"/>
        </table:table-row>
        <table:table-row table:style-name="ro32">
          <table:table-cell table:style-name="ce812"/>
          <table:table-cell table:style-name="ce162" office:value-type="string" calcext:value-type="string">
            <text:p>Minimum true value is 21.8 kV, corresponding to a Radcal value near 25.03 kV.</text:p>
          </table:table-cell>
          <table:table-cell table:number-columns-repeated="1022"/>
        </table:table-row>
        <table:table-row table:style-name="ro32">
          <table:table-cell table:style-name="ce812"/>
          <table:table-cell table:style-name="ce162" office:value-type="string" calcext:value-type="string">
            <text:p>Reduced accuracy between true values of 24 to 27 kV. Max Radcal value is 40.47 kV.</text:p>
          </table:table-cell>
          <table:table-cell table:number-columns-repeated="1022"/>
        </table:table-row>
        <table:table-row table:style-name="ro32">
          <table:table-cell/>
          <table:table-cell table:style-name="ce813" office:value-type="string" calcext:value-type="string">
            <text:p>Radcal kV</text:p>
          </table:table-cell>
          <table:table-cell table:style-name="ce813" office:value-type="string" calcext:value-type="string">
            <text:p>True kV</text:p>
          </table:table-cell>
          <table:table-cell table:number-columns-repeated="1021"/>
        </table:table-row>
        <table:table-row table:style-name="ro35">
          <table:table-cell/>
          <table:table-cell table:style-name="ce814" office:value-type="float" office:value="29" calcext:value-type="float">
            <text:p>29</text:p>
          </table:table-cell>
          <table:table-cell table:style-name="ce815"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32">
          <table:table-cell table:number-columns-repeated="1024"/>
        </table:table-row>
        <table:table-row table:style-name="ro32">
          <table:table-cell table:style-name="ce812" office:value-type="string" calcext:value-type="string">
            <text:p>Tungsten-Silver (W / Ag)</text:p>
          </table:table-cell>
          <table:table-cell table:number-columns-repeated="1023"/>
        </table:table-row>
        <table:table-row table:style-name="ro32">
          <table:table-cell table:style-name="ce812"/>
          <table:table-cell table:style-name="ce162" office:value-type="string" calcext:value-type="string">
            <text:p>Minimum true value is 21.8 kV, corresponding to a Radcal value near 25.04 kV.</text:p>
          </table:table-cell>
          <table:table-cell table:number-columns-repeated="1022"/>
        </table:table-row>
        <table:table-row table:style-name="ro32">
          <table:table-cell table:style-name="ce812"/>
          <table:table-cell table:style-name="ce162" office:value-type="string" calcext:value-type="string">
            <text:p>Poor accuracy between true values of 25.35 to 31.85 kV. Max Radcal value is 37.1 kV.</text:p>
          </table:table-cell>
          <table:table-cell table:number-columns-repeated="1022"/>
        </table:table-row>
        <table:table-row table:style-name="ro32">
          <table:table-cell/>
          <table:table-cell table:style-name="ce813" office:value-type="string" calcext:value-type="string">
            <text:p>Radcal kV</text:p>
          </table:table-cell>
          <table:table-cell table:style-name="ce813" office:value-type="string" calcext:value-type="string">
            <text:p>True kV</text:p>
          </table:table-cell>
          <table:table-cell table:number-columns-repeated="1021"/>
        </table:table-row>
        <table:table-row table:style-name="ro35">
          <table:table-cell/>
          <table:table-cell table:style-name="ce814" office:value-type="float" office:value="37.1" calcext:value-type="float">
            <text:p>37.1</text:p>
          </table:table-cell>
          <table:table-cell table:style-name="ce816"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2" table:number-rows-repeated="3">
          <table:table-cell table:number-columns-repeated="1024"/>
        </table:table-row>
        <table:table-row table:style-name="ro32">
          <table:table-cell table:style-name="ce162" office:value-type="float" office:value="27.586" calcext:value-type="float">
            <text:p>27.586</text:p>
          </table:table-cell>
          <table:table-cell table:style-name="ce162" office:value-type="float" office:value="-8375.07276459255" calcext:value-type="float">
            <text:p>-8375.07276459255</text:p>
          </table:table-cell>
          <table:table-cell table:style-name="ce162" office:value-type="float" office:value="975.925435604328" calcext:value-type="float">
            <text:p>975.925435604328</text:p>
          </table:table-cell>
          <table:table-cell table:style-name="ce162" office:value-type="float" office:value="-37.9137296820394" calcext:value-type="float">
            <text:p>-37.9137296820394</text:p>
          </table:table-cell>
          <table:table-cell table:style-name="ce162" office:value-type="float" office:value="0.490865834726094" calcext:value-type="float">
            <text:p>0.490865834726094</text:p>
          </table:table-cell>
          <table:table-cell table:number-columns-repeated="3" table:style-name="ce162" office:value-type="float" office:value="0" calcext:value-type="float">
            <text:p>0</text:p>
          </table:table-cell>
          <table:table-cell table:number-columns-repeated="1016"/>
        </table:table-row>
        <table:table-row table:style-name="ro32">
          <table:table-cell/>
          <table:table-cell table:style-name="ce162" office:value-type="float" office:value="-9984.61679164944" calcext:value-type="float">
            <text:p>-9984.61679164944</text:p>
          </table:table-cell>
          <table:table-cell table:style-name="ce162" office:value-type="float" office:value="1436.52454571413" calcext:value-type="float">
            <text:p>1436.52454571413</text:p>
          </table:table-cell>
          <table:table-cell table:style-name="ce162" office:value-type="float" office:value="-82.5051021852549" calcext:value-type="float">
            <text:p>-82.5051021852549</text:p>
          </table:table-cell>
          <table:table-cell table:style-name="ce162" office:value-type="float" office:value="2.36559081763837" calcext:value-type="float">
            <text:p>2.36559081763837</text:p>
          </table:table-cell>
          <table:table-cell table:style-name="ce162" office:value-type="float" office:value="-0.0338672433779705" calcext:value-type="float">
            <text:p>-0.033867243377971</text:p>
          </table:table-cell>
          <table:table-cell table:style-name="ce162" office:value-type="float" office:value="0.000193686920423126" calcext:value-type="float">
            <text:p>0.000193686920423</text:p>
          </table:table-cell>
          <table:table-cell table:style-name="ce162" office:value-type="float" office:value="0" calcext:value-type="float">
            <text:p>0</text:p>
          </table:table-cell>
          <table:table-cell table:number-columns-repeated="1016"/>
        </table:table-row>
        <table:table-row table:style-name="ro32" table:number-rows-repeated="4">
          <table:table-cell table:number-columns-repeated="1024"/>
        </table:table-row>
        <table:table-row table:style-name="ro32">
          <table:table-cell table:style-name="ce162" office:value-type="float" office:value="30.1" calcext:value-type="float">
            <text:p>30.1</text:p>
          </table:table-cell>
          <table:table-cell table:style-name="ce162" office:value-type="float" office:value="-540847.695500773" calcext:value-type="float">
            <text:p>-540847.695500773</text:p>
          </table:table-cell>
          <table:table-cell table:style-name="ce162" office:value-type="float" office:value="100186.233642731" calcext:value-type="float">
            <text:p>100186.233642731</text:p>
          </table:table-cell>
          <table:table-cell table:style-name="ce162" office:value-type="float" office:value="-7418.47901798126" calcext:value-type="float">
            <text:p>-7418.47901798126</text:p>
          </table:table-cell>
          <table:table-cell table:style-name="ce162" office:value-type="float" office:value="274.476609295775" calcext:value-type="float">
            <text:p>274.476609295775</text:p>
          </table:table-cell>
          <table:table-cell table:style-name="ce162" office:value-type="float" office:value="-5.07436954359087" calcext:value-type="float">
            <text:p>-5.07436954359087</text:p>
          </table:table-cell>
          <table:table-cell table:style-name="ce162" office:value-type="float" office:value="0.0375005747875809" calcext:value-type="float">
            <text:p>0.037500574787581</text:p>
          </table:table-cell>
          <table:table-cell table:style-name="ce162" office:value-type="float" office:value="0" calcext:value-type="float">
            <text:p>0</text:p>
          </table:table-cell>
          <table:table-cell table:number-columns-repeated="1016"/>
        </table:table-row>
        <table:table-row table:style-name="ro32">
          <table:table-cell/>
          <table:table-cell table:style-name="ce162" office:value-type="float" office:value="-11057.7739361992" calcext:value-type="float">
            <text:p>-11057.7739361992</text:p>
          </table:table-cell>
          <table:table-cell table:style-name="ce162" office:value-type="float" office:value="1297.22856737669" calcext:value-type="float">
            <text:p>1297.22856737669</text:p>
          </table:table-cell>
          <table:table-cell table:style-name="ce162" office:value-type="float" office:value="-56.9891889897257" calcext:value-type="float">
            <text:p>-56.9891889897257</text:p>
          </table:table-cell>
          <table:table-cell table:style-name="ce162" office:value-type="float" office:value="1.11158285642172" calcext:value-type="float">
            <text:p>1.11158285642172</text:p>
          </table:table-cell>
          <table:table-cell table:style-name="ce162" office:value-type="float" office:value="-0.00812339973651296" calcext:value-type="float">
            <text:p>-0.008123399736513</text:p>
          </table:table-cell>
          <table:table-cell table:number-columns-repeated="2" table:style-name="ce162" office:value-type="float" office:value="0" calcext:value-type="float">
            <text:p>0</text:p>
          </table:table-cell>
          <table:table-cell table:number-columns-repeated="1016"/>
        </table:table-row>
        <table:table-row table:style-name="ro32" table:number-rows-repeated="1048546">
          <table:table-cell table:number-columns-repeated="1024"/>
        </table:table-row>
        <table:table-row table:style-name="ro32">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office:forms form:automatic-focus="false" form:apply-design-mode="false"/>
        <table:table-column table:style-name="co26" table:default-cell-style-name="ce162"/>
        <table:table-column table:style-name="co9" table:number-columns-repeated="1023" table:default-cell-style-name="ce240"/>
        <table:table-row table:style-name="ro32">
          <table:table-cell table:style-name="ce817" office:value-type="string" calcext:value-type="string">
            <text:p>Pass/Fail</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table:number-columns-repeated="1024"/>
        </table:table-row>
        <table:table-row table:style-name="ro32">
          <table:table-cell table:style-name="ce817" office:value-type="string" calcext:value-type="string">
            <text:p>Pass/Fail/NA</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office:value-type="string" calcext:value-type="string">
            <text:p>NA</text:p>
          </table:table-cell>
          <table:table-cell table:number-columns-repeated="1023"/>
        </table:table-row>
        <table:table-row table:style-name="ro32">
          <table:table-cell table:number-columns-repeated="1024"/>
        </table:table-row>
        <table:table-row table:style-name="ro32">
          <table:table-cell table:style-name="ce818" office:value-type="string" calcext:value-type="string">
            <text:p>Phantom Scores</text:p>
          </table:table-cell>
          <table:table-cell table:number-columns-repeated="1023"/>
        </table:table-row>
        <table:table-row table:style-name="ro32">
          <table:table-cell table:style-name="ce819" office:value-type="float" office:value="6" calcext:value-type="float">
            <text:p>6.0</text:p>
          </table:table-cell>
          <table:table-cell table:number-columns-repeated="1023"/>
        </table:table-row>
        <table:table-row table:style-name="ro32">
          <table:table-cell table:style-name="ce819" office:value-type="float" office:value="5.5" calcext:value-type="float">
            <text:p>5.5</text:p>
          </table:table-cell>
          <table:table-cell table:number-columns-repeated="1023"/>
        </table:table-row>
        <table:table-row table:style-name="ro32">
          <table:table-cell table:style-name="ce819" office:value-type="float" office:value="5" calcext:value-type="float">
            <text:p>5.0</text:p>
          </table:table-cell>
          <table:table-cell table:number-columns-repeated="1023"/>
        </table:table-row>
        <table:table-row table:style-name="ro32">
          <table:table-cell table:style-name="ce819" office:value-type="float" office:value="4.5" calcext:value-type="float">
            <text:p>4.5</text:p>
          </table:table-cell>
          <table:table-cell table:number-columns-repeated="1023"/>
        </table:table-row>
        <table:table-row table:style-name="ro32">
          <table:table-cell table:style-name="ce819" office:value-type="float" office:value="4" calcext:value-type="float">
            <text:p>4.0</text:p>
          </table:table-cell>
          <table:table-cell table:number-columns-repeated="1023"/>
        </table:table-row>
        <table:table-row table:style-name="ro32">
          <table:table-cell table:style-name="ce819" office:value-type="float" office:value="3.5" calcext:value-type="float">
            <text:p>3.5</text:p>
          </table:table-cell>
          <table:table-cell table:number-columns-repeated="1023"/>
        </table:table-row>
        <table:table-row table:style-name="ro32">
          <table:table-cell table:style-name="ce819" office:value-type="float" office:value="3" calcext:value-type="float">
            <text:p>3.0</text:p>
          </table:table-cell>
          <table:table-cell table:number-columns-repeated="1023"/>
        </table:table-row>
        <table:table-row table:style-name="ro32">
          <table:table-cell table:style-name="ce819" office:value-type="float" office:value="2.5" calcext:value-type="float">
            <text:p>2.5</text:p>
          </table:table-cell>
          <table:table-cell table:number-columns-repeated="1023"/>
        </table:table-row>
        <table:table-row table:style-name="ro32">
          <table:table-cell table:style-name="ce819" office:value-type="float" office:value="2" calcext:value-type="float">
            <text:p>2.0</text:p>
          </table:table-cell>
          <table:table-cell table:number-columns-repeated="1023"/>
        </table:table-row>
        <table:table-row table:style-name="ro32">
          <table:table-cell table:style-name="ce819" office:value-type="float" office:value="1.5" calcext:value-type="float">
            <text:p>1.5</text:p>
          </table:table-cell>
          <table:table-cell table:number-columns-repeated="1023"/>
        </table:table-row>
        <table:table-row table:style-name="ro32">
          <table:table-cell table:style-name="ce819" office:value-type="float" office:value="1" calcext:value-type="float">
            <text:p>1.0</text:p>
          </table:table-cell>
          <table:table-cell table:number-columns-repeated="1023"/>
        </table:table-row>
        <table:table-row table:style-name="ro32">
          <table:table-cell table:style-name="ce819" office:value-type="float" office:value="0.5" calcext:value-type="float">
            <text:p>0.5</text:p>
          </table:table-cell>
          <table:table-cell table:number-columns-repeated="1023"/>
        </table:table-row>
        <table:table-row table:style-name="ro32">
          <table:table-cell table:style-name="ce820" office:value-type="float" office:value="0" calcext:value-type="float">
            <text:p>0.0</text:p>
          </table:table-cell>
          <table:table-cell table:number-columns-repeated="1023"/>
        </table:table-row>
        <table:table-row table:style-name="ro32" table:number-rows-repeated="1048552">
          <table:table-cell table:number-columns-repeated="1024"/>
        </table:table-row>
        <table:table-row table:style-name="ro32">
          <table:table-cell table:number-columns-repeated="1024"/>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1" svg:font-family="Arial1"/>
    <style:font-face style:name="Times New Roman1" svg:font-family="'Times New Roman'" style:font-family-generic="roman"/>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currency-style style:name="N207P0" style:volatile="true">
      <number:currency-symbol number:language="en" number:country="US">$</number:currency-symbol>
      <number:number number:decimal-places="2" loext:min-decimal-places="2" number:min-integer-digits="1" number:grouping="true"/>
    </number:currency-style>
    <number:currency-style style:name="N20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207P0"/>
    </number:currency-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number-style style:name="N199P0" style:volatile="true">
      <number:text>$</number:text>
      <number:number number:decimal-places="0" loext:min-decimal-places="0" number:min-integer-digits="1" number:grouping="true"/>
      <number:text> </number:text>
    </number:number-style>
    <number:number-style style:name="N199">
      <number:text>($</number:text>
      <number:number number:decimal-places="0" loext:min-decimal-places="0" number:min-integer-digits="1" number:grouping="true"/>
      <number:text>)</number:text>
      <style:map style:condition="value()&gt;=0" style:apply-style-name="N199P0"/>
    </number:number-style>
    <number:number-style style:name="N200P0" style:volatile="true">
      <number:text>$</number:text>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number:text>
      <number:number number:decimal-places="2" loext:min-decimal-places="2" number:min-integer-digits="1" number:grouping="true"/>
      <number:text> </number:text>
    </number:number-style>
    <number:number-style style:name="N201">
      <number:text>($</number:text>
      <number:number number:decimal-places="2" loext:min-decimal-places="2" number:min-integer-digits="1" number:grouping="true"/>
      <number:text>)</number:text>
      <style:map style:condition="value()&gt;=0" style:apply-style-name="N201P0"/>
    </number:number-style>
    <number:number-style style:name="N202P0" style:volatile="true">
      <number:text>$</number:text>
      <number:number number:decimal-places="2" loext:min-decimal-places="2" number:min-integer-digits="1" number:grouping="true"/>
      <number:text> </number:text>
    </number:number-style>
    <number:number-style style:name="N202">
      <style:text-properties fo:color="#ff0000"/>
      <number:text>($</number:text>
      <number:number number:decimal-places="2" loext:min-decimal-places="2" number:min-integer-digits="1" number:grouping="true"/>
      <number:text>)</number:text>
      <style:map style:condition="value()&gt;=0" style:apply-style-name="N202P0"/>
    </number:number-style>
    <number:number-style style:name="N203P0" style:volatile="true">
      <loext:text> </loext:text>
      <loext:fill-character> </loext:fill-character>
      <number:number number:decimal-places="0" loext:min-decimal-places="0" number:min-integer-digits="1" number:grouping="true"/>
      <number:text> </number:text>
    </number:number-style>
    <number:number-style style:name="N203P1" style:volatile="true">
      <loext:text> </loext:text>
      <loext:fill-character> </loext:fill-character>
      <number:text>(</number:text>
      <number:number number:decimal-places="0" loext:min-decimal-places="0" number:min-integer-digits="1" number:grouping="true"/>
      <number:text>)</number:text>
    </number:number-style>
    <number:number-style style:name="N203P2" style:volatile="true">
      <loext:text> </loext:text>
      <loext:fill-character> </loext:fill-character>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4P0" style:volatile="true">
      <loext:text> $</loext:text>
      <loext:fill-character> </loext:fill-character>
      <number:number number:decimal-places="0" loext:min-decimal-places="0" number:min-integer-digits="1" number:grouping="true"/>
      <number:text> </number:text>
    </number:number-style>
    <number:number-style style:name="N204P1" style:volatile="true">
      <loext:text> $</loext:text>
      <loext:fill-character> </loext:fill-character>
      <number:text>(</number:text>
      <number:number number:decimal-places="0" loext:min-decimal-places="0" number:min-integer-digits="1" number:grouping="true"/>
      <number:text>)</number:text>
    </number:number-style>
    <number:number-style style:name="N204P2" style:volatile="true">
      <loext:text> $</loext:text>
      <loext:fill-character> </loext:fill-character>
      <number:text>- </number:text>
    </number:number-style>
    <number:text-style style:name="N204">
      <number:text> </number:text>
      <number:text-content/>
      <number:text> </number:text>
      <style:map style:condition="value()&gt;0" style:apply-style-name="N204P0"/>
      <style:map style:condition="value()&lt;0" style:apply-style-name="N204P1"/>
      <style:map style:condition="value()=0" style:apply-style-name="N204P2"/>
    </number:text-style>
    <number:number-style style:name="N205P0" style:volatile="true">
      <loext:text> </loext:text>
      <loext:fill-character> </loext:fill-character>
      <number:number number:decimal-places="2" loext:min-decimal-places="2" number:min-integer-digits="1" number:grouping="true"/>
      <number:text> </number:text>
    </number:number-style>
    <number:number-style style:name="N205P1" style:volatile="true">
      <loext:text> </loext:text>
      <loext:fill-character> </loext:fill-character>
      <number:text>(</number:text>
      <number:number number:decimal-places="2" loext:min-decimal-places="2" number:min-integer-digits="1" number:grouping="true"/>
      <number:text>)</number:text>
    </number:number-style>
    <number:number-style style:name="N205P2" style:volatile="true">
      <loext:text> </loext:text>
      <loext:fill-character> </loext:fill-character>
      <number:text>-</number:text>
      <number:number number:decimal-places="0" loext:min-decimal-places="0" number:min-integer-digits="0"/>
      <number:text>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6P0" style:volatile="true">
      <loext:text> $</loext:text>
      <loext:fill-character> </loext:fill-character>
      <number:number number:decimal-places="2" loext:min-decimal-places="2" number:min-integer-digits="1" number:grouping="true"/>
      <number:text> </number:text>
    </number:number-style>
    <number:number-style style:name="N206P1" style:volatile="true">
      <loext:text> $</loext:text>
      <loext:fill-character> </loext:fill-character>
      <number:text>(</number:text>
      <number:number number:decimal-places="2" loext:min-decimal-places="2" number:min-integer-digits="1" number:grouping="true"/>
      <number:text>)</number:text>
    </number:number-style>
    <number:number-style style:name="N206P2" style:volatile="true">
      <loext:text> $</loext:text>
      <loext:fill-character> </loext:fill-character>
      <number:text>-</number:text>
      <number:number number:decimal-places="0" loext:min-decimal-places="0" number:min-integer-digits="0"/>
      <number:text> </number:text>
    </number:number-style>
    <number:text-style style:name="N206">
      <number:text> </number:text>
      <number:text-content/>
      <number:text> </number:text>
      <style:map style:condition="value()&gt;0" style:apply-style-name="N206P0"/>
      <style:map style:condition="value()&lt;0" style:apply-style-name="N206P1"/>
      <style:map style:condition="value()=0" style:apply-style-name="N206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number:number-style style:name="N10167P0" style:volatile="true" number:language="en" number:country="US">
      <number:number number:decimal-places="0" loext:min-decimal-places="0" number:min-integer-digits="1" number:grouping="true"/>
      <number:text> </number:text>
    </number:number-style>
    <number:number-style style:name="N10167" number:language="en" number:country="US">
      <style:text-properties fo:color="#ff0000"/>
      <number:text>(</number:text>
      <number:number number:decimal-places="0" loext:min-decimal-places="0" number:min-integer-digits="1" number:grouping="true"/>
      <number:text>)</number:text>
      <style:map style:condition="value()&gt;=0" style:apply-style-name="N10167P0"/>
    </number:number-style>
    <number:number-style style:name="N10168P0" style:volatile="true" number:language="en" number:country="US">
      <number:number number:decimal-places="2" loext:min-decimal-places="2" number:min-integer-digits="1" number:grouping="true"/>
      <number:text> </number:text>
    </number:number-style>
    <number:number-style style:name="N10168" number:language="en" number:country="US">
      <style:text-properties fo:color="#ff0000"/>
      <number:text>(</number:text>
      <number:number number:decimal-places="2" loext:min-decimal-places="2" number:min-integer-digits="1" number:grouping="true"/>
      <number:text>)</number:text>
      <style:map style:condition="value()&gt;=0" style:apply-style-name="N10168P0"/>
    </number:number-style>
    <number:currency-style style:name="N10169P0" style:volatile="true" number:language="en" number:country="US">
      <number:currency-symbol/>
      <number:number number:decimal-places="0" loext:min-decimal-places="0" number:min-integer-digits="1" number:grouping="true"/>
      <number:text> </number:text>
    </number:currency-style>
    <number:currency-style style:name="N10169" number:language="en" number:country="US">
      <number:text>(</number:text>
      <number:currency-symbol/>
      <number:number number:decimal-places="0" loext:min-decimal-places="0" number:min-integer-digits="1" number:grouping="true"/>
      <number:text>)</number:text>
      <style:map style:condition="value()&gt;=0" style:apply-style-name="N10169P0"/>
    </number:currency-style>
    <number:currency-style style:name="N10170P0" style:volatile="true" number:language="en" number:country="US">
      <number:currency-symbol/>
      <number:number number:decimal-places="0" loext:min-decimal-places="0" number:min-integer-digits="1" number:grouping="true"/>
      <number:text> </number:text>
    </number:currency-style>
    <number:currency-style style:name="N10170"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70P0"/>
    </number:currency-style>
    <number:currency-style style:name="N10171P0" style:volatile="true" number:language="en" number:country="US">
      <number:currency-symbol/>
      <number:number number:decimal-places="2" loext:min-decimal-places="2" number:min-integer-digits="1" number:grouping="true"/>
      <number:text> </number:text>
    </number:currency-style>
    <number:currency-style style:name="N10171" number:language="en" number:country="US">
      <number:text>(</number:text>
      <number:currency-symbol/>
      <number:number number:decimal-places="2" loext:min-decimal-places="2" number:min-integer-digits="1" number:grouping="true"/>
      <number:text>)</number:text>
      <style:map style:condition="value()&gt;=0" style:apply-style-name="N10171P0"/>
    </number:currency-style>
    <number:currency-style style:name="N10172P0" style:volatile="true" number:language="en" number:country="US">
      <number:currency-symbol/>
      <number:number number:decimal-places="2" loext:min-decimal-places="2" number:min-integer-digits="1" number:grouping="true"/>
      <number:text> </number:text>
    </number:currency-style>
    <number:currency-style style:name="N10172"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72P0"/>
    </number:currency-style>
    <number:date-style style:name="N10173P0" style:volatile="true" number:language="en" number:country="US">
      <number:day/>
      <number:text>/</number:text>
      <number:month number:textual="true"/>
      <number:text>/</number:text>
      <number:year number:style="long"/>
    </number:date-style>
    <number:text-style style:name="N10173" number:language="en" number:country="US">
      <number:text-content/>
      <style:map style:condition="value()&lt;=1.79769313486232E+308" style:apply-style-name="N10173P0"/>
    </number:text-style>
    <style:style style:name="Default" style:family="table-cell">
      <style:table-cell-properties fo:padding="0.71mm" style:rotation-align="none" style:vertical-align="top"/>
      <style:text-properties fo:color="#000000" style:font-name="Arial11" fo:font-family="Arial1" fo:font-size="11pt" style:font-name-asian="Arial11" style:font-family-asian="Arial1" style:font-size-asian="11pt" style:font-name-complex="Arial11" style:font-family-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style:style style:name="ConditionalStyle_5f_27" style:display-name="ConditionalStyle_27" style:family="table-cell" style:parent-style-name="Default" style:data-style-name="N0">
      <style:table-cell-properties style:glyph-orientation-vertical="0" fo:background-color="#00ff00"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1" fo:font-family="Arial1" fo:font-size="16pt" fo:font-style="italic" fo:text-shadow="none" style:text-underline-style="none" fo:font-weight="bold" style:font-name-asian="Arial11" style:font-family-asian="Arial1" style:font-size-asian="16pt" style:font-style-asian="italic" style:font-weight-asian="bold" style:font-name-complex="Arial11" style:font-family-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9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1" fo:font-family="Arial1" fo:font-size="16pt" fo:font-style="italic" fo:text-shadow="none" style:text-underline-style="none" fo:font-weight="bold" style:font-name-asian="Arial11" style:font-family-asian="Arial1" style:font-size-asian="16pt" style:font-style-asian="italic" style:font-weight-asian="bold" style:font-name-complex="Arial11" style:font-family-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1" fo:font-family="Arial1" fo:font-size="11pt" fo:font-style="italic" fo:text-shadow="none" style:text-underline-style="solid" style:text-underline-width="auto" style:text-underline-color="font-color" fo:font-weight="bold" style:font-name-asian="Arial11" style:font-family-asian="Arial1" style:font-size-asian="11pt" style:font-style-asian="italic" style:font-weight-asian="bold" style:font-name-complex="Arial11" style:font-family-complex="Arial1" style:font-size-complex="11pt" style:font-style-complex="italic" style:font-weight-complex="bold"/>
    </style:style>
    <style:style style:name="Result2_20_1" style:display-name="Result2 1" style:family="table-cell" style:parent-style-name="Default" style:data-style-name="N207">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1" fo:font-family="Arial1" fo:font-size="11pt" fo:font-style="italic" fo:text-shadow="none" style:text-underline-style="solid" style:text-underline-width="auto" style:text-underline-color="font-color" fo:font-weight="bold" style:font-name-asian="Arial11" style:font-family-asian="Arial1" style:font-size-asian="11pt" style:font-style-asian="italic" style:font-weight-asian="bold" style:font-name-complex="Arial11" style:font-family-complex="Arial1" style:font-size-complex="11pt" style:font-style-complex="italic" style:font-weight-complex="bold"/>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page-layout style:name="Mpm10">
      <style:page-layout-properties style:num-format="1" style:print-orientation="portrait" fo:margin-top="0mm" fo:margin-bottom="0mm" fo:margin-left="0mm" fo:margin-right="0mm" style:print-page-order="ltr" style:first-page-number="continue" style:scale-to="68%" style:writing-mode="lr-tb"/>
      <style:header-style>
        <style:header-footer-properties fo:min-height="7.5mm" fo:margin-left="19mm" fo:margin-right="19mm" fo:margin-bottom="6.12mm"/>
      </style:header-style>
      <style:footer-style>
        <style:header-footer-properties fo:min-height="7.5mm" fo:margin-left="19mm" fo:margin-right="19mm" fo:margin-top="6.12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fo:color="#000000" style:text-outline="false" style:text-line-through-style="none" style:text-line-through-type="none" style:text-position="0% 100%" style:font-name="Arial11" fo:font-size="11pt" fo:font-style="normal" fo:text-shadow="none" style:text-underline-style="none" fo:font-weight="normal" style:font-name-asian="Arial11" style:font-size-asian="11pt" style:font-style-asian="normal" style:font-weight-asian="normal" style:font-name-complex="Arial11" style:font-size-complex="11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19">00/00/0000</text:date>, <text:time style:data-style-name="N2" text:time-value="14:05:09.924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_20_2" style:display-name="PageStyle_Tables 2" style:page-layout-name="Mpm10">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10-19T14:15:09.790000000</dc:date>
    <meta:editing-duration>P3DT14H56M23S</meta:editing-duration>
    <meta:editing-cycles>550</meta:editing-cycles>
    <meta:generator>LibreOffice/5.2.1.2$Windows_x86 LibreOffice_project/31dd62db80d4e60af04904455ec9c9219178d620</meta:generator>
    <dc:creator>Eugene Mah</dc:creator>
    <meta:document-statistic meta:table-count="9" meta:cell-count="8032"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